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54.19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color="#000000"/>
      <style:map style:condition="cell-content()=1" style:apply-style-name="bit0" style:base-cell-address="screen_negative.A1"/>
      <style:map style:condition="cell-content()=0" style:apply-style-name="bit1" style:base-cell-address="screen_negative.A1"/>
    </style:style>
    <style:style style:name="ce2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bit0" style:base-cell-address="screen_negative.A1"/>
      <style:map style:condition="cell-content()=0" style:apply-style-name="bit1" style:base-cell-address="screen_negative.A1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map style:condition="cell-content()=1" style:apply-style-name="bit0" style:base-cell-address="screen_negative.A1"/>
      <style:map style:condition="cell-content()=0" style:apply-style-name="bit1" style:base-cell-address="screen_negative.A1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use-window-font-color="true" fo:font-style="normal" style:font-style-asian="normal" style:font-style-complex="normal"/>
      <style:map style:condition="cell-content()=1" style:apply-style-name="bit0" style:base-cell-address="screen_negative.A1"/>
      <style:map style:condition="cell-content()=0" style:apply-style-name="bit1" style:base-cell-address="screen_negative.A1"/>
    </style:style>
    <style:style style:name="ce5" style:family="table-cell" style:parent-style-name="Default">
      <style:map style:condition="cell-content()=1" style:apply-style-name="bit0" style:base-cell-address="screen_negative.A1"/>
      <style:map style:condition="cell-content()=0" style:apply-style-name="bit1" style:base-cell-address="screen_negative.A1"/>
    </style:style>
    <style:style style:name="ce6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bit0" style:base-cell-address="screen_negative.A1"/>
      <style:map style:condition="cell-content()=0" style:apply-style-name="bit1" style:base-cell-address="screen_negative.A1"/>
    </style:style>
    <style:style style:name="ce7" style:family="table-cell" style:parent-style-name="Default">
      <style:table-cell-properties fo:border-bottom="none" fo:border-left="none" fo:border-right="none" fo:border-top="0.06pt solid #000000"/>
      <style:map style:condition="cell-content()=1" style:apply-style-name="bit0" style:base-cell-address="screen_negative.A1"/>
      <style:map style:condition="cell-content()=0" style:apply-style-name="bit1" style:base-cell-address="screen_negative.A1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use-window-font-color="true"/>
      <style:map style:condition="cell-content()=1" style:apply-style-name="bit0" style:base-cell-address="screen_negative.A1"/>
      <style:map style:condition="cell-content()=0" style:apply-style-name="bit1" style:base-cell-address="screen_negative.A1"/>
    </style:style>
    <style:style style:name="ce9" style:family="table-cell" style:parent-style-name="Default">
      <style:table-cell-properties fo:border="none"/>
      <style:map style:condition="cell-content()=1" style:apply-style-name="bit0" style:base-cell-address="screen_negative.A1"/>
      <style:map style:condition="cell-content()=0" style:apply-style-name="bit1" style:base-cell-address="screen_negative.A1"/>
    </style:style>
    <style:style style:name="ce10" style:family="table-cell" style:parent-style-name="Default">
      <style:table-cell-properties fo:background-color="transparent"/>
      <style:map style:condition="cell-content()=1" style:apply-style-name="bit0" style:base-cell-address="screen_negative.A1"/>
      <style:map style:condition="cell-content()=0" style:apply-style-name="bit1" style:base-cell-address="screen_negative.A1"/>
    </style:style>
    <style:style style:name="ce11" style:family="table-cell" style:parent-style-name="Default">
      <style:table-cell-properties fo:background-color="#ffffff"/>
      <style:map style:condition="cell-content()=1" style:apply-style-name="bit0" style:base-cell-address="screen_negative.A1"/>
      <style:map style:condition="cell-content()=0" style:apply-style-name="bit1" style:base-cell-address="screen_negative.A1"/>
    </style:style>
    <style:style style:name="ce12" style:family="table-cell" style:parent-style-name="Default">
      <style:map style:condition="cell-content()=1" style:apply-style-name="bit0" style:base-cell-address="screen_negative.A1"/>
      <style:map style:condition="cell-content()=0" style:apply-style-name="bit1" style:base-cell-address="screen_negative.A1"/>
    </style:style>
    <style:style style:name="ce30" style:family="table-cell" style:parent-style-name="Default">
      <style:map style:condition="cell-content()=1" style:apply-style-name="bit0" style:base-cell-address="screen_negative.A1"/>
      <style:map style:condition="cell-content()=0" style:apply-style-name="bit1" style:base-cell-address="screen_negative.A1"/>
    </style:style>
    <style:style style:name="ce31" style:family="table-cell" style:parent-style-name="Default">
      <style:map style:condition="cell-content()=1" style:apply-style-name="bit0" style:base-cell-address="screen_negative.A1"/>
      <style:map style:condition="cell-content()=0" style:apply-style-name="bit1" style:base-cell-address="screen_negative.A1"/>
    </style:style>
    <style:style style:name="ce34" style:family="table-cell" style:parent-style-name="Default">
      <style:table-cell-properties fo:border-bottom="none" fo:border-left="none" fo:border-right="0.06pt solid #000000" fo:border-top="0.06pt solid #000000"/>
      <style:map style:condition="cell-content()=1" style:apply-style-name="bit0" style:base-cell-address="screen_negative.A1"/>
      <style:map style:condition="cell-content()=0" style:apply-style-name="bit1" style:base-cell-address="screen_negative.A1"/>
    </style:style>
    <style:style style:name="ce28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bit0" style:base-cell-address="screen_negative.A1"/>
      <style:map style:condition="cell-content()=0" style:apply-style-name="bit1" style:base-cell-address="screen_negative.A1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  <style:map style:condition="cell-content()=1" style:apply-style-name="bit0" style:base-cell-address="screen_negative.A1"/>
      <style:map style:condition="cell-content()=0" style:apply-style-name="bit1" style:base-cell-address="screen_negative.A1"/>
    </style:style>
    <style:style style:name="ce13" style:family="table-cell" style:parent-style-name="Default" style:data-style-name="N100"/>
    <style:style style:name="ce3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color="#000000"/>
      <style:map style:condition="cell-content()=1" style:apply-style-name="bit1" style:base-cell-address="SCREEN.A1"/>
      <style:map style:condition="cell-content()=0" style:apply-style-name="bit0" style:base-cell-address="SCREEN.A1"/>
    </style:style>
    <style:style style:name="ce14" style:family="table-cell" style:parent-style-name="Default">
      <style:text-properties fo:color="#242424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 Sans" style:font-size-asian="11pt" style:language-asian="zh" style:country-asian="CN" style:font-style-asian="normal" style:font-weight-asian="normal" style:font-name-complex="Ope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ce181e" fo:font-weight="bold" style:font-weight-asian="bold" style:font-weight-complex="bold"/>
    </style:style>
    <style:style style:name="ce33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creen_negative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7" table:number-columns-repeated="54"/>
          <table:table-cell table:number-columns-repeated="12" table:style-name="ce7" office:value-type="float" office:value="1" calcext:value-type="float">
            <text:p>1</text:p>
          </table:table-cell>
          <table:table-cell table:style-name="ce7" table:number-columns-repeated="57"/>
          <table:table-cell table:style-name="ce34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53"/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12"/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53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50"/>
          <table:table-cell table:style-name="ce12"/>
          <table:table-cell table:style-name="ce30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"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51"/>
          <table:table-cell table:style-name="ce28"/>
          <table:table-cell table:number-columns-repeated="5"/>
          <table:table-cell table:style-name="ce13" table:number-columns-repeated="8"/>
          <table:table-cell table:number-columns-repeated="883"/>
        </table:table-row>
        <table:table-row table:style-name="ro1">
          <table:table-cell table:style-name="ce2"/>
          <table:table-cell table:style-name="ce5" table:number-columns-repeated="49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10"/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49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47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47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4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4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45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44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8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4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43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3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41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6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41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40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6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0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 office:value-type="float" office:value="1" calcext:value-type="float">
            <text:p>1</text:p>
          </table:table-cell>
          <table:table-cell table:style-name="ce5" table:number-columns-repeated="2"/>
          <table:table-cell table:style-name="ce9" office:value-type="float" office:value="1" calcext:value-type="float">
            <text:p>1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9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0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9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8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8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8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8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7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6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7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 table:number-columns-repeated="34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6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6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5"/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6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9"/>
          <table:table-cell table:style-name="ce5" office:value-type="float" office:value="1" calcext:value-type="float">
            <text:p>1</text:p>
          </table:table-cell>
          <table:table-cell table:style-name="ce5" table:number-columns-repeated="14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4"/>
          <table:table-cell table:style-name="ce5" office:value-type="float" office:value="1" calcext:value-type="float">
            <text:p>1</text:p>
          </table:table-cell>
          <table:table-cell table:style-name="ce5" table:number-columns-repeated="9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5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24"/>
          <table:table-cell table:style-name="ce11" table:number-columns-repeated="2"/>
          <table:table-cell table:style-name="ce5" table:number-columns-repeated="9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5" office:value-type="float" office:value="1" calcext:value-type="float">
            <text:p>1</text:p>
          </table:table-cell>
          <table:table-cell table:style-name="ce5" table:number-columns-repeated="28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5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24"/>
          <table:table-cell table:style-name="ce11" table:number-columns-repeated="2"/>
          <table:table-cell table:style-name="ce5" table:number-columns-repeated="8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2"/>
          <table:table-cell table:style-name="ce5" office:value-type="float" office:value="1" calcext:value-type="float">
            <text:p>1</text:p>
          </table:table-cell>
          <table:table-cell table:style-name="ce5" table:number-columns-repeated="26"/>
          <table:table-cell table:style-name="ce5" office:value-type="float" office:value="1" calcext:value-type="float">
            <text:p>1</text:p>
          </table:table-cell>
          <table:table-cell table:style-name="ce5" table:number-columns-repeated="1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4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24"/>
          <table:table-cell table:style-name="ce11" table:number-columns-repeated="2"/>
          <table:table-cell table:style-name="ce5" table:number-columns-repeated="8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3"/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1"/>
          <table:table-cell table:style-name="ce5" office:value-type="float" office:value="1" calcext:value-type="float">
            <text:p>1</text:p>
          </table:table-cell>
          <table:table-cell table:style-name="ce5" table:number-columns-repeated="1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4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24"/>
          <table:table-cell table:style-name="ce11" table:number-columns-repeated="2"/>
          <table:table-cell table:style-name="ce5" table:number-columns-repeated="7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5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5" office:value-type="float" office:value="1" calcext:value-type="float">
            <text:p>1</text:p>
          </table:table-cell>
          <table:table-cell table:style-name="ce5" table:number-columns-repeated="1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3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24"/>
          <table:table-cell table:style-name="ce11" table:number-columns-repeated="2"/>
          <table:table-cell table:style-name="ce5" table:number-columns-repeated="7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6"/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style-name="ce5" office:value-type="float" office:value="1" calcext:value-type="float">
            <text:p>1</text:p>
          </table:table-cell>
          <table:table-cell table:style-name="ce5" table:number-columns-repeated="16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3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24"/>
          <table:table-cell table:style-name="ce11" table:number-columns-repeated="2"/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7"/>
          <table:table-cell table:style-name="ce5" office:value-type="float" office:value="1" calcext:value-type="float">
            <text:p>1</text:p>
          </table:table-cell>
          <table:table-cell table:style-name="ce5" table:number-columns-repeated="18"/>
          <table:table-cell table:style-name="ce5" office:value-type="float" office:value="1" calcext:value-type="float">
            <text:p>1</text:p>
          </table:table-cell>
          <table:table-cell table:style-name="ce5" table:number-columns-repeated="17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2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24"/>
          <table:table-cell table:style-name="ce11" table:number-columns-repeated="2"/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2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24"/>
          <table:table-cell table:style-name="ce11" table:number-columns-repeated="2"/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2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24"/>
          <table:table-cell table:style-name="ce11" table:number-columns-repeated="2"/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1"/>
          <table:table-cell table:style-name="ce5" office:value-type="float" office:value="1" calcext:value-type="float">
            <text:p>1</text:p>
          </table:table-cell>
          <table:table-cell table:style-name="ce5" table:number-columns-repeated="12"/>
          <table:table-cell table:style-name="ce5" office:value-type="float" office:value="1" calcext:value-type="float">
            <text:p>1</text:p>
          </table:table-cell>
          <table:table-cell table:style-name="ce5" table:number-columns-repeated="21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2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1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5" office:value-type="float" office:value="1" calcext:value-type="float">
            <text:p>1</text:p>
          </table:table-cell>
          <table:table-cell table:style-name="ce5" table:number-columns-repeated="2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1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1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4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24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1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1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1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1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58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1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1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58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1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1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1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1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1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1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58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1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1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58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1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1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1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1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4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24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1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1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5" office:value-type="float" office:value="1" calcext:value-type="float">
            <text:p>1</text:p>
          </table:table-cell>
          <table:table-cell table:style-name="ce5" table:number-columns-repeated="2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1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1"/>
          <table:table-cell table:style-name="ce5" office:value-type="float" office:value="1" calcext:value-type="float">
            <text:p>1</text:p>
          </table:table-cell>
          <table:table-cell table:style-name="ce5" table:number-columns-repeated="12"/>
          <table:table-cell table:style-name="ce5" office:value-type="float" office:value="1" calcext:value-type="float">
            <text:p>1</text:p>
          </table:table-cell>
          <table:table-cell table:style-name="ce5" table:number-columns-repeated="21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2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2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float" office:value="1" calcext:value-type="float">
            <text:p>1</text:p>
          </table:table-cell>
          <table:table-cell table:style-name="ce5" table:number-columns-repeated="19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2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7"/>
          <table:table-cell table:style-name="ce5" office:value-type="float" office:value="1" calcext:value-type="float">
            <text:p>1</text:p>
          </table:table-cell>
          <table:table-cell table:style-name="ce5" table:number-columns-repeated="18"/>
          <table:table-cell table:style-name="ce5" office:value-type="float" office:value="1" calcext:value-type="float">
            <text:p>1</text:p>
          </table:table-cell>
          <table:table-cell table:style-name="ce5" table:number-columns-repeated="17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2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6"/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style-name="ce5" office:value-type="float" office:value="1" calcext:value-type="float">
            <text:p>1</text:p>
          </table:table-cell>
          <table:table-cell table:style-name="ce5" table:number-columns-repeated="16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3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5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5" office:value-type="float" office:value="1" calcext:value-type="float">
            <text:p>1</text:p>
          </table:table-cell>
          <table:table-cell table:style-name="ce5" table:number-columns-repeated="1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3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4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3"/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1"/>
          <table:table-cell table:style-name="ce5" office:value-type="float" office:value="1" calcext:value-type="float">
            <text:p>1</text:p>
          </table:table-cell>
          <table:table-cell table:style-name="ce5" table:number-columns-repeated="1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4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4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2"/>
          <table:table-cell table:style-name="ce5" office:value-type="float" office:value="1" calcext:value-type="float">
            <text:p>1</text:p>
          </table:table-cell>
          <table:table-cell table:style-name="ce5" table:number-columns-repeated="26"/>
          <table:table-cell table:style-name="ce5" office:value-type="float" office:value="1" calcext:value-type="float">
            <text:p>1</text:p>
          </table:table-cell>
          <table:table-cell table:style-name="ce5" table:number-columns-repeated="1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4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3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5" office:value-type="float" office:value="1" calcext:value-type="float">
            <text:p>1</text:p>
          </table:table-cell>
          <table:table-cell table:style-name="ce5" table:number-columns-repeated="28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5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6"/>
          <table:table-cell table:style-name="ce10" table:number-columns-repeated="15"/>
          <table:table-cell table:style-name="ce5" table:number-columns-repeated="14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9"/>
          <table:table-cell table:style-name="ce5" office:value-type="float" office:value="1" calcext:value-type="float">
            <text:p>1</text:p>
          </table:table-cell>
          <table:table-cell table:style-name="ce5" table:number-columns-repeated="14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4"/>
          <table:table-cell table:style-name="ce5" office:value-type="float" office:value="1" calcext:value-type="float">
            <text:p>1</text:p>
          </table:table-cell>
          <table:table-cell table:style-name="ce5" table:number-columns-repeated="9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5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6"/>
          <table:table-cell table:style-name="ce10" table:number-columns-repeated="15"/>
          <table:table-cell table:style-name="ce5" table:number-columns-repeated="1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5"/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6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6"/>
          <table:table-cell table:style-name="ce10" table:number-columns-repeated="15"/>
          <table:table-cell table:style-name="ce5" table:number-columns-repeated="1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 table:number-columns-repeated="34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6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6"/>
          <table:table-cell table:style-name="ce10" table:number-columns-repeated="15"/>
          <table:table-cell table:style-name="ce5" table:number-columns-repeated="1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6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7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6"/>
          <table:table-cell table:style-name="ce10" table:number-columns-repeated="15"/>
          <table:table-cell table:style-name="ce5" table:number-columns-repeated="17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8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8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8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6"/>
          <table:table-cell table:style-name="ce10" table:number-columns-repeated="15"/>
          <table:table-cell table:style-name="ce5" table:number-columns-repeated="18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0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9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6"/>
          <table:table-cell table:style-name="ce10" table:number-columns-repeated="15"/>
          <table:table-cell table:style-name="ce5" table:number-columns-repeated="18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0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9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6"/>
          <table:table-cell table:style-name="ce10" table:number-columns-repeated="15"/>
          <table:table-cell table:style-name="ce5" table:number-columns-repeated="19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6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0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6"/>
          <table:table-cell table:style-name="ce10" table:number-columns-repeated="15"/>
          <table:table-cell table:style-name="ce5" table:number-columns-repeated="20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6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41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6"/>
          <table:table-cell table:style-name="ce10" table:number-columns-repeated="15"/>
          <table:table-cell table:style-name="ce5" table:number-columns-repeated="2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3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6"/>
          <table:table-cell table:style-name="ce10" table:number-columns-repeated="15"/>
          <table:table-cell table:style-name="ce5" table:number-columns-repeated="23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8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4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6"/>
          <table:table-cell table:style-name="ce10" table:number-columns-repeated="15"/>
          <table:table-cell table:style-name="ce5" table:number-columns-repeated="24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4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45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6"/>
          <table:table-cell table:style-name="ce10" table:number-columns-repeated="15"/>
          <table:table-cell table:style-name="ce5" table:number-columns-repeated="26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47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6"/>
          <table:table-cell table:style-name="ce10" table:number-columns-repeated="15"/>
          <table:table-cell table:style-name="ce5" table:number-columns-repeated="28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10"/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49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51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"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51"/>
          <table:table-cell table:style-name="ce28"/>
          <table:table-cell table:number-columns-repeated="896"/>
        </table:table-row>
        <table:table-row table:style-name="ro1">
          <table:table-cell table:style-name="ce2"/>
          <table:table-cell table:style-name="ce5" table:number-columns-repeated="53"/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12"/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53"/>
          <table:table-cell table:style-name="ce28"/>
          <table:table-cell table:number-columns-repeated="896"/>
        </table:table-row>
        <table:table-row table:style-name="ro1">
          <table:table-cell table:style-name="ce3"/>
          <table:table-cell table:style-name="ce6" table:number-columns-repeated="57"/>
          <table:table-cell table:number-columns-repeated="12" table:style-name="ce6" office:value-type="float" office:value="1" calcext:value-type="float">
            <text:p>1</text:p>
          </table:table-cell>
          <table:table-cell table:style-name="ce6" table:number-columns-repeated="57"/>
          <table:table-cell table:style-name="ce36"/>
          <table:table-cell table:number-columns-repeated="896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creen_negative.A1:screen_negative.DX2 screen_negative.A4:screen_negative.DX64 screen_negative.A3:screen_negative.AY3 screen_negative.BC3:screen_negative.DX3">
            <calcext:condition calcext:apply-style-name="bit0" calcext:value="=1" calcext:base-cell-address="screen_negative.A1"/>
            <calcext:condition calcext:apply-style-name="bit1" calcext:value="=0" calcext:base-cell-address="screen_negative.A1"/>
          </calcext:conditional-format>
          <calcext:conditional-format calcext:target-range-address="screen_negative.AZ3:screen_negative.AZ3">
            <calcext:condition calcext:apply-style-name="bit0" calcext:value="=1" calcext:base-cell-address="screen_negative.AZ3"/>
            <calcext:condition calcext:apply-style-name="bit1" calcext:value="=0" calcext:base-cell-address="screen_negative.AZ3"/>
          </calcext:conditional-format>
          <calcext:conditional-format calcext:target-range-address="screen_negative.BB3:screen_negative.BB3">
            <calcext:condition calcext:apply-style-name="bit0" calcext:value="=1" calcext:base-cell-address="screen_negative.BB3"/>
            <calcext:condition calcext:apply-style-name="bit1" calcext:value="=0" calcext:base-cell-address="screen_negative.BB3"/>
          </calcext:conditional-format>
          <calcext:conditional-format calcext:target-range-address="screen_negative.BA3:screen_negative.BA3">
            <calcext:condition calcext:apply-style-name="bit0" calcext:value="=1" calcext:base-cell-address="screen_negative.BA3"/>
            <calcext:condition calcext:apply-style-name="bit1" calcext:value="=0" calcext:base-cell-address="screen_negative.BA3"/>
          </calcext:conditional-format>
        </calcext:conditional-formats>
      </table:table>
      <table:table table:name="SCREEN" table:style-name="ta1">
        <table:table-column table:style-name="co1" table:number-columns-repeated="1024" table:default-cell-style-name="Default"/>
        <table:table-row table:style-name="ro1">
          <table:table-cell table:style-name="ce38" table:formula="of:=[$screen_negative.A1]" office:value-type="float" office:value="0" calcext:value-type="float">
            <text:p>0</text:p>
          </table:table-cell>
          <table:table-cell table:style-name="ce38" table:formula="of:=[$screen_negative.B1]" office:value-type="float" office:value="0" calcext:value-type="float">
            <text:p>0</text:p>
          </table:table-cell>
          <table:table-cell table:style-name="ce38" table:formula="of:=[$screen_negative.C1]" office:value-type="float" office:value="0" calcext:value-type="float">
            <text:p>0</text:p>
          </table:table-cell>
          <table:table-cell table:style-name="ce38" table:formula="of:=[$screen_negative.D1]" office:value-type="float" office:value="0" calcext:value-type="float">
            <text:p>0</text:p>
          </table:table-cell>
          <table:table-cell table:style-name="ce38" table:formula="of:=[$screen_negative.E1]" office:value-type="float" office:value="0" calcext:value-type="float">
            <text:p>0</text:p>
          </table:table-cell>
          <table:table-cell table:style-name="ce38" table:formula="of:=[$screen_negative.F1]" office:value-type="float" office:value="0" calcext:value-type="float">
            <text:p>0</text:p>
          </table:table-cell>
          <table:table-cell table:style-name="ce38" table:formula="of:=[$screen_negative.G1]" office:value-type="float" office:value="0" calcext:value-type="float">
            <text:p>0</text:p>
          </table:table-cell>
          <table:table-cell table:style-name="ce38" table:formula="of:=[$screen_negative.H1]" office:value-type="float" office:value="0" calcext:value-type="float">
            <text:p>0</text:p>
          </table:table-cell>
          <table:table-cell table:style-name="ce38" table:formula="of:=[$screen_negative.I1]" office:value-type="float" office:value="0" calcext:value-type="float">
            <text:p>0</text:p>
          </table:table-cell>
          <table:table-cell table:style-name="ce38" table:formula="of:=[$screen_negative.J1]" office:value-type="float" office:value="0" calcext:value-type="float">
            <text:p>0</text:p>
          </table:table-cell>
          <table:table-cell table:style-name="ce38" table:formula="of:=[$screen_negative.K1]" office:value-type="float" office:value="0" calcext:value-type="float">
            <text:p>0</text:p>
          </table:table-cell>
          <table:table-cell table:style-name="ce38" table:formula="of:=[$screen_negative.L1]" office:value-type="float" office:value="0" calcext:value-type="float">
            <text:p>0</text:p>
          </table:table-cell>
          <table:table-cell table:style-name="ce38" table:formula="of:=[$screen_negative.M1]" office:value-type="float" office:value="0" calcext:value-type="float">
            <text:p>0</text:p>
          </table:table-cell>
          <table:table-cell table:style-name="ce38" table:formula="of:=[$screen_negative.N1]" office:value-type="float" office:value="0" calcext:value-type="float">
            <text:p>0</text:p>
          </table:table-cell>
          <table:table-cell table:style-name="ce38" table:formula="of:=[$screen_negative.O1]" office:value-type="float" office:value="0" calcext:value-type="float">
            <text:p>0</text:p>
          </table:table-cell>
          <table:table-cell table:style-name="ce38" table:formula="of:=[$screen_negative.P1]" office:value-type="float" office:value="0" calcext:value-type="float">
            <text:p>0</text:p>
          </table:table-cell>
          <table:table-cell table:style-name="ce38" table:formula="of:=[$screen_negative.Q1]" office:value-type="float" office:value="0" calcext:value-type="float">
            <text:p>0</text:p>
          </table:table-cell>
          <table:table-cell table:style-name="ce38" table:formula="of:=[$screen_negative.R1]" office:value-type="float" office:value="0" calcext:value-type="float">
            <text:p>0</text:p>
          </table:table-cell>
          <table:table-cell table:style-name="ce38" table:formula="of:=[$screen_negative.S1]" office:value-type="float" office:value="0" calcext:value-type="float">
            <text:p>0</text:p>
          </table:table-cell>
          <table:table-cell table:style-name="ce38" table:formula="of:=[$screen_negative.T1]" office:value-type="float" office:value="0" calcext:value-type="float">
            <text:p>0</text:p>
          </table:table-cell>
          <table:table-cell table:style-name="ce38" table:formula="of:=[$screen_negative.U1]" office:value-type="float" office:value="0" calcext:value-type="float">
            <text:p>0</text:p>
          </table:table-cell>
          <table:table-cell table:style-name="ce38" table:formula="of:=[$screen_negative.V1]" office:value-type="float" office:value="0" calcext:value-type="float">
            <text:p>0</text:p>
          </table:table-cell>
          <table:table-cell table:style-name="ce38" table:formula="of:=[$screen_negative.W1]" office:value-type="float" office:value="0" calcext:value-type="float">
            <text:p>0</text:p>
          </table:table-cell>
          <table:table-cell table:style-name="ce38" table:formula="of:=[$screen_negative.X1]" office:value-type="float" office:value="0" calcext:value-type="float">
            <text:p>0</text:p>
          </table:table-cell>
          <table:table-cell table:style-name="ce38" table:formula="of:=[$screen_negative.Y1]" office:value-type="float" office:value="0" calcext:value-type="float">
            <text:p>0</text:p>
          </table:table-cell>
          <table:table-cell table:style-name="ce38" table:formula="of:=[$screen_negative.Z1]" office:value-type="float" office:value="0" calcext:value-type="float">
            <text:p>0</text:p>
          </table:table-cell>
          <table:table-cell table:style-name="ce38" table:formula="of:=[$screen_negative.AA1]" office:value-type="float" office:value="0" calcext:value-type="float">
            <text:p>0</text:p>
          </table:table-cell>
          <table:table-cell table:style-name="ce38" table:formula="of:=[$screen_negative.AB1]" office:value-type="float" office:value="0" calcext:value-type="float">
            <text:p>0</text:p>
          </table:table-cell>
          <table:table-cell table:style-name="ce38" table:formula="of:=[$screen_negative.AC1]" office:value-type="float" office:value="0" calcext:value-type="float">
            <text:p>0</text:p>
          </table:table-cell>
          <table:table-cell table:style-name="ce38" table:formula="of:=[$screen_negative.AD1]" office:value-type="float" office:value="0" calcext:value-type="float">
            <text:p>0</text:p>
          </table:table-cell>
          <table:table-cell table:style-name="ce38" table:formula="of:=[$screen_negative.AE1]" office:value-type="float" office:value="0" calcext:value-type="float">
            <text:p>0</text:p>
          </table:table-cell>
          <table:table-cell table:style-name="ce38" table:formula="of:=[$screen_negative.AF1]" office:value-type="float" office:value="0" calcext:value-type="float">
            <text:p>0</text:p>
          </table:table-cell>
          <table:table-cell table:style-name="ce38" table:formula="of:=[$screen_negative.AG1]" office:value-type="float" office:value="0" calcext:value-type="float">
            <text:p>0</text:p>
          </table:table-cell>
          <table:table-cell table:style-name="ce38" table:formula="of:=[$screen_negative.AH1]" office:value-type="float" office:value="0" calcext:value-type="float">
            <text:p>0</text:p>
          </table:table-cell>
          <table:table-cell table:style-name="ce38" table:formula="of:=[$screen_negative.AI1]" office:value-type="float" office:value="0" calcext:value-type="float">
            <text:p>0</text:p>
          </table:table-cell>
          <table:table-cell table:style-name="ce38" table:formula="of:=[$screen_negative.AJ1]" office:value-type="float" office:value="0" calcext:value-type="float">
            <text:p>0</text:p>
          </table:table-cell>
          <table:table-cell table:style-name="ce38" table:formula="of:=[$screen_negative.AK1]" office:value-type="float" office:value="0" calcext:value-type="float">
            <text:p>0</text:p>
          </table:table-cell>
          <table:table-cell table:style-name="ce38" table:formula="of:=[$screen_negative.AL1]" office:value-type="float" office:value="0" calcext:value-type="float">
            <text:p>0</text:p>
          </table:table-cell>
          <table:table-cell table:style-name="ce38" table:formula="of:=[$screen_negative.AM1]" office:value-type="float" office:value="0" calcext:value-type="float">
            <text:p>0</text:p>
          </table:table-cell>
          <table:table-cell table:style-name="ce38" table:formula="of:=[$screen_negative.AN1]" office:value-type="float" office:value="0" calcext:value-type="float">
            <text:p>0</text:p>
          </table:table-cell>
          <table:table-cell table:style-name="ce38" table:formula="of:=[$screen_negative.AO1]" office:value-type="float" office:value="0" calcext:value-type="float">
            <text:p>0</text:p>
          </table:table-cell>
          <table:table-cell table:style-name="ce38" table:formula="of:=[$screen_negative.AP1]" office:value-type="float" office:value="0" calcext:value-type="float">
            <text:p>0</text:p>
          </table:table-cell>
          <table:table-cell table:style-name="ce38" table:formula="of:=[$screen_negative.AQ1]" office:value-type="float" office:value="0" calcext:value-type="float">
            <text:p>0</text:p>
          </table:table-cell>
          <table:table-cell table:style-name="ce38" table:formula="of:=[$screen_negative.AR1]" office:value-type="float" office:value="0" calcext:value-type="float">
            <text:p>0</text:p>
          </table:table-cell>
          <table:table-cell table:style-name="ce38" table:formula="of:=[$screen_negative.AS1]" office:value-type="float" office:value="0" calcext:value-type="float">
            <text:p>0</text:p>
          </table:table-cell>
          <table:table-cell table:style-name="ce38" table:formula="of:=[$screen_negative.AT1]" office:value-type="float" office:value="0" calcext:value-type="float">
            <text:p>0</text:p>
          </table:table-cell>
          <table:table-cell table:style-name="ce38" table:formula="of:=[$screen_negative.AU1]" office:value-type="float" office:value="0" calcext:value-type="float">
            <text:p>0</text:p>
          </table:table-cell>
          <table:table-cell table:style-name="ce38" table:formula="of:=[$screen_negative.AV1]" office:value-type="float" office:value="0" calcext:value-type="float">
            <text:p>0</text:p>
          </table:table-cell>
          <table:table-cell table:style-name="ce38" table:formula="of:=[$screen_negative.AW1]" office:value-type="float" office:value="0" calcext:value-type="float">
            <text:p>0</text:p>
          </table:table-cell>
          <table:table-cell table:style-name="ce38" table:formula="of:=[$screen_negative.AX1]" office:value-type="float" office:value="0" calcext:value-type="float">
            <text:p>0</text:p>
          </table:table-cell>
          <table:table-cell table:style-name="ce38" table:formula="of:=[$screen_negative.AY1]" office:value-type="float" office:value="0" calcext:value-type="float">
            <text:p>0</text:p>
          </table:table-cell>
          <table:table-cell table:style-name="ce38" table:formula="of:=[$screen_negative.AZ1]" office:value-type="float" office:value="0" calcext:value-type="float">
            <text:p>0</text:p>
          </table:table-cell>
          <table:table-cell table:style-name="ce38" table:formula="of:=[$screen_negative.BA1]" office:value-type="float" office:value="0" calcext:value-type="float">
            <text:p>0</text:p>
          </table:table-cell>
          <table:table-cell table:style-name="ce38" table:formula="of:=[$screen_negative.BB1]" office:value-type="float" office:value="0" calcext:value-type="float">
            <text:p>0</text:p>
          </table:table-cell>
          <table:table-cell table:style-name="ce38" table:formula="of:=[$screen_negative.BC1]" office:value-type="float" office:value="0" calcext:value-type="float">
            <text:p>0</text:p>
          </table:table-cell>
          <table:table-cell table:style-name="ce38" table:formula="of:=[$screen_negative.BD1]" office:value-type="float" office:value="0" calcext:value-type="float">
            <text:p>0</text:p>
          </table:table-cell>
          <table:table-cell table:style-name="ce38" table:formula="of:=[$screen_negative.BE1]" office:value-type="float" office:value="0" calcext:value-type="float">
            <text:p>0</text:p>
          </table:table-cell>
          <table:table-cell table:style-name="ce38" table:formula="of:=[$screen_negative.BF1]" office:value-type="float" office:value="0" calcext:value-type="float">
            <text:p>0</text:p>
          </table:table-cell>
          <table:table-cell table:style-name="ce38" table:formula="of:=[$screen_negative.BG1]" office:value-type="float" office:value="1" calcext:value-type="float">
            <text:p>1</text:p>
          </table:table-cell>
          <table:table-cell table:style-name="ce38" table:formula="of:=[$screen_negative.BH1]" office:value-type="float" office:value="1" calcext:value-type="float">
            <text:p>1</text:p>
          </table:table-cell>
          <table:table-cell table:style-name="ce38" table:formula="of:=[$screen_negative.BI1]" office:value-type="float" office:value="1" calcext:value-type="float">
            <text:p>1</text:p>
          </table:table-cell>
          <table:table-cell table:style-name="ce38" table:formula="of:=[$screen_negative.BJ1]" office:value-type="float" office:value="1" calcext:value-type="float">
            <text:p>1</text:p>
          </table:table-cell>
          <table:table-cell table:style-name="ce38" table:formula="of:=[$screen_negative.BK1]" office:value-type="float" office:value="1" calcext:value-type="float">
            <text:p>1</text:p>
          </table:table-cell>
          <table:table-cell table:style-name="ce38" table:formula="of:=[$screen_negative.BL1]" office:value-type="float" office:value="1" calcext:value-type="float">
            <text:p>1</text:p>
          </table:table-cell>
          <table:table-cell table:style-name="ce38" table:formula="of:=[$screen_negative.BM1]" office:value-type="float" office:value="1" calcext:value-type="float">
            <text:p>1</text:p>
          </table:table-cell>
          <table:table-cell table:style-name="ce38" table:formula="of:=[$screen_negative.BN1]" office:value-type="float" office:value="1" calcext:value-type="float">
            <text:p>1</text:p>
          </table:table-cell>
          <table:table-cell table:style-name="ce38" table:formula="of:=[$screen_negative.BO1]" office:value-type="float" office:value="1" calcext:value-type="float">
            <text:p>1</text:p>
          </table:table-cell>
          <table:table-cell table:style-name="ce38" table:formula="of:=[$screen_negative.BP1]" office:value-type="float" office:value="1" calcext:value-type="float">
            <text:p>1</text:p>
          </table:table-cell>
          <table:table-cell table:style-name="ce38" table:formula="of:=[$screen_negative.BQ1]" office:value-type="float" office:value="1" calcext:value-type="float">
            <text:p>1</text:p>
          </table:table-cell>
          <table:table-cell table:style-name="ce38" table:formula="of:=[$screen_negative.BR1]" office:value-type="float" office:value="1" calcext:value-type="float">
            <text:p>1</text:p>
          </table:table-cell>
          <table:table-cell table:style-name="ce38" table:formula="of:=[$screen_negative.BS1]" office:value-type="float" office:value="0" calcext:value-type="float">
            <text:p>0</text:p>
          </table:table-cell>
          <table:table-cell table:style-name="ce38" table:formula="of:=[$screen_negative.BT1]" office:value-type="float" office:value="0" calcext:value-type="float">
            <text:p>0</text:p>
          </table:table-cell>
          <table:table-cell table:style-name="ce38" table:formula="of:=[$screen_negative.BU1]" office:value-type="float" office:value="0" calcext:value-type="float">
            <text:p>0</text:p>
          </table:table-cell>
          <table:table-cell table:style-name="ce38" table:formula="of:=[$screen_negative.BV1]" office:value-type="float" office:value="0" calcext:value-type="float">
            <text:p>0</text:p>
          </table:table-cell>
          <table:table-cell table:style-name="ce38" table:formula="of:=[$screen_negative.BW1]" office:value-type="float" office:value="0" calcext:value-type="float">
            <text:p>0</text:p>
          </table:table-cell>
          <table:table-cell table:style-name="ce38" table:formula="of:=[$screen_negative.BX1]" office:value-type="float" office:value="0" calcext:value-type="float">
            <text:p>0</text:p>
          </table:table-cell>
          <table:table-cell table:style-name="ce38" table:formula="of:=[$screen_negative.BY1]" office:value-type="float" office:value="0" calcext:value-type="float">
            <text:p>0</text:p>
          </table:table-cell>
          <table:table-cell table:style-name="ce38" table:formula="of:=[$screen_negative.BZ1]" office:value-type="float" office:value="0" calcext:value-type="float">
            <text:p>0</text:p>
          </table:table-cell>
          <table:table-cell table:style-name="ce38" table:formula="of:=[$screen_negative.CA1]" office:value-type="float" office:value="0" calcext:value-type="float">
            <text:p>0</text:p>
          </table:table-cell>
          <table:table-cell table:style-name="ce38" table:formula="of:=[$screen_negative.CB1]" office:value-type="float" office:value="0" calcext:value-type="float">
            <text:p>0</text:p>
          </table:table-cell>
          <table:table-cell table:style-name="ce38" table:formula="of:=[$screen_negative.CC1]" office:value-type="float" office:value="0" calcext:value-type="float">
            <text:p>0</text:p>
          </table:table-cell>
          <table:table-cell table:style-name="ce38" table:formula="of:=[$screen_negative.CD1]" office:value-type="float" office:value="0" calcext:value-type="float">
            <text:p>0</text:p>
          </table:table-cell>
          <table:table-cell table:style-name="ce38" table:formula="of:=[$screen_negative.CE1]" office:value-type="float" office:value="0" calcext:value-type="float">
            <text:p>0</text:p>
          </table:table-cell>
          <table:table-cell table:style-name="ce38" table:formula="of:=[$screen_negative.CF1]" office:value-type="float" office:value="0" calcext:value-type="float">
            <text:p>0</text:p>
          </table:table-cell>
          <table:table-cell table:style-name="ce38" table:formula="of:=[$screen_negative.CG1]" office:value-type="float" office:value="0" calcext:value-type="float">
            <text:p>0</text:p>
          </table:table-cell>
          <table:table-cell table:style-name="ce38" table:formula="of:=[$screen_negative.CH1]" office:value-type="float" office:value="0" calcext:value-type="float">
            <text:p>0</text:p>
          </table:table-cell>
          <table:table-cell table:style-name="ce38" table:formula="of:=[$screen_negative.CI1]" office:value-type="float" office:value="0" calcext:value-type="float">
            <text:p>0</text:p>
          </table:table-cell>
          <table:table-cell table:style-name="ce38" table:formula="of:=[$screen_negative.CJ1]" office:value-type="float" office:value="0" calcext:value-type="float">
            <text:p>0</text:p>
          </table:table-cell>
          <table:table-cell table:style-name="ce38" table:formula="of:=[$screen_negative.CK1]" office:value-type="float" office:value="0" calcext:value-type="float">
            <text:p>0</text:p>
          </table:table-cell>
          <table:table-cell table:style-name="ce38" table:formula="of:=[$screen_negative.CL1]" office:value-type="float" office:value="0" calcext:value-type="float">
            <text:p>0</text:p>
          </table:table-cell>
          <table:table-cell table:style-name="ce38" table:formula="of:=[$screen_negative.CM1]" office:value-type="float" office:value="0" calcext:value-type="float">
            <text:p>0</text:p>
          </table:table-cell>
          <table:table-cell table:style-name="ce38" table:formula="of:=[$screen_negative.CN1]" office:value-type="float" office:value="0" calcext:value-type="float">
            <text:p>0</text:p>
          </table:table-cell>
          <table:table-cell table:style-name="ce38" table:formula="of:=[$screen_negative.CO1]" office:value-type="float" office:value="0" calcext:value-type="float">
            <text:p>0</text:p>
          </table:table-cell>
          <table:table-cell table:style-name="ce38" table:formula="of:=[$screen_negative.CP1]" office:value-type="float" office:value="0" calcext:value-type="float">
            <text:p>0</text:p>
          </table:table-cell>
          <table:table-cell table:style-name="ce38" table:formula="of:=[$screen_negative.CQ1]" office:value-type="float" office:value="0" calcext:value-type="float">
            <text:p>0</text:p>
          </table:table-cell>
          <table:table-cell table:style-name="ce38" table:formula="of:=[$screen_negative.CR1]" office:value-type="float" office:value="0" calcext:value-type="float">
            <text:p>0</text:p>
          </table:table-cell>
          <table:table-cell table:style-name="ce38" table:formula="of:=[$screen_negative.CS1]" office:value-type="float" office:value="0" calcext:value-type="float">
            <text:p>0</text:p>
          </table:table-cell>
          <table:table-cell table:style-name="ce38" table:formula="of:=[$screen_negative.CT1]" office:value-type="float" office:value="0" calcext:value-type="float">
            <text:p>0</text:p>
          </table:table-cell>
          <table:table-cell table:style-name="ce38" table:formula="of:=[$screen_negative.CU1]" office:value-type="float" office:value="0" calcext:value-type="float">
            <text:p>0</text:p>
          </table:table-cell>
          <table:table-cell table:style-name="ce38" table:formula="of:=[$screen_negative.CV1]" office:value-type="float" office:value="0" calcext:value-type="float">
            <text:p>0</text:p>
          </table:table-cell>
          <table:table-cell table:style-name="ce38" table:formula="of:=[$screen_negative.CW1]" office:value-type="float" office:value="0" calcext:value-type="float">
            <text:p>0</text:p>
          </table:table-cell>
          <table:table-cell table:style-name="ce38" table:formula="of:=[$screen_negative.CX1]" office:value-type="float" office:value="0" calcext:value-type="float">
            <text:p>0</text:p>
          </table:table-cell>
          <table:table-cell table:style-name="ce38" table:formula="of:=[$screen_negative.CY1]" office:value-type="float" office:value="0" calcext:value-type="float">
            <text:p>0</text:p>
          </table:table-cell>
          <table:table-cell table:style-name="ce38" table:formula="of:=[$screen_negative.CZ1]" office:value-type="float" office:value="0" calcext:value-type="float">
            <text:p>0</text:p>
          </table:table-cell>
          <table:table-cell table:style-name="ce38" table:formula="of:=[$screen_negative.DA1]" office:value-type="float" office:value="0" calcext:value-type="float">
            <text:p>0</text:p>
          </table:table-cell>
          <table:table-cell table:style-name="ce38" table:formula="of:=[$screen_negative.DB1]" office:value-type="float" office:value="0" calcext:value-type="float">
            <text:p>0</text:p>
          </table:table-cell>
          <table:table-cell table:style-name="ce38" table:formula="of:=[$screen_negative.DC1]" office:value-type="float" office:value="0" calcext:value-type="float">
            <text:p>0</text:p>
          </table:table-cell>
          <table:table-cell table:style-name="ce38" table:formula="of:=[$screen_negative.DD1]" office:value-type="float" office:value="0" calcext:value-type="float">
            <text:p>0</text:p>
          </table:table-cell>
          <table:table-cell table:style-name="ce38" table:formula="of:=[$screen_negative.DE1]" office:value-type="float" office:value="0" calcext:value-type="float">
            <text:p>0</text:p>
          </table:table-cell>
          <table:table-cell table:style-name="ce38" table:formula="of:=[$screen_negative.DF1]" office:value-type="float" office:value="0" calcext:value-type="float">
            <text:p>0</text:p>
          </table:table-cell>
          <table:table-cell table:style-name="ce38" table:formula="of:=[$screen_negative.DG1]" office:value-type="float" office:value="0" calcext:value-type="float">
            <text:p>0</text:p>
          </table:table-cell>
          <table:table-cell table:style-name="ce38" table:formula="of:=[$screen_negative.DH1]" office:value-type="float" office:value="0" calcext:value-type="float">
            <text:p>0</text:p>
          </table:table-cell>
          <table:table-cell table:style-name="ce38" table:formula="of:=[$screen_negative.DI1]" office:value-type="float" office:value="0" calcext:value-type="float">
            <text:p>0</text:p>
          </table:table-cell>
          <table:table-cell table:style-name="ce38" table:formula="of:=[$screen_negative.DJ1]" office:value-type="float" office:value="0" calcext:value-type="float">
            <text:p>0</text:p>
          </table:table-cell>
          <table:table-cell table:style-name="ce38" table:formula="of:=[$screen_negative.DK1]" office:value-type="float" office:value="0" calcext:value-type="float">
            <text:p>0</text:p>
          </table:table-cell>
          <table:table-cell table:style-name="ce38" table:formula="of:=[$screen_negative.DL1]" office:value-type="float" office:value="0" calcext:value-type="float">
            <text:p>0</text:p>
          </table:table-cell>
          <table:table-cell table:style-name="ce38" table:formula="of:=[$screen_negative.DM1]" office:value-type="float" office:value="0" calcext:value-type="float">
            <text:p>0</text:p>
          </table:table-cell>
          <table:table-cell table:style-name="ce38" table:formula="of:=[$screen_negative.DN1]" office:value-type="float" office:value="0" calcext:value-type="float">
            <text:p>0</text:p>
          </table:table-cell>
          <table:table-cell table:style-name="ce38" table:formula="of:=[$screen_negative.DO1]" office:value-type="float" office:value="0" calcext:value-type="float">
            <text:p>0</text:p>
          </table:table-cell>
          <table:table-cell table:style-name="ce38" table:formula="of:=[$screen_negative.DP1]" office:value-type="float" office:value="0" calcext:value-type="float">
            <text:p>0</text:p>
          </table:table-cell>
          <table:table-cell table:style-name="ce38" table:formula="of:=[$screen_negative.DQ1]" office:value-type="float" office:value="0" calcext:value-type="float">
            <text:p>0</text:p>
          </table:table-cell>
          <table:table-cell table:style-name="ce38" table:formula="of:=[$screen_negative.DR1]" office:value-type="float" office:value="0" calcext:value-type="float">
            <text:p>0</text:p>
          </table:table-cell>
          <table:table-cell table:style-name="ce38" table:formula="of:=[$screen_negative.DS1]" office:value-type="float" office:value="0" calcext:value-type="float">
            <text:p>0</text:p>
          </table:table-cell>
          <table:table-cell table:style-name="ce38" table:formula="of:=[$screen_negative.DT1]" office:value-type="float" office:value="0" calcext:value-type="float">
            <text:p>0</text:p>
          </table:table-cell>
          <table:table-cell table:style-name="ce38" table:formula="of:=[$screen_negative.DU1]" office:value-type="float" office:value="0" calcext:value-type="float">
            <text:p>0</text:p>
          </table:table-cell>
          <table:table-cell table:style-name="ce38" table:formula="of:=[$screen_negative.DV1]" office:value-type="float" office:value="0" calcext:value-type="float">
            <text:p>0</text:p>
          </table:table-cell>
          <table:table-cell table:style-name="ce38" table:formula="of:=[$screen_negative.DW1]" office:value-type="float" office:value="0" calcext:value-type="float">
            <text:p>0</text:p>
          </table:table-cell>
          <table:table-cell table:style-name="ce38" table:formula="of:=[$screen_negative.DX1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2]" office:value-type="float" office:value="0" calcext:value-type="float">
            <text:p>0</text:p>
          </table:table-cell>
          <table:table-cell table:style-name="ce38" table:formula="of:=[$screen_negative.B2]" office:value-type="float" office:value="0" calcext:value-type="float">
            <text:p>0</text:p>
          </table:table-cell>
          <table:table-cell table:style-name="ce38" table:formula="of:=[$screen_negative.C2]" office:value-type="float" office:value="0" calcext:value-type="float">
            <text:p>0</text:p>
          </table:table-cell>
          <table:table-cell table:style-name="ce38" table:formula="of:=[$screen_negative.D2]" office:value-type="float" office:value="0" calcext:value-type="float">
            <text:p>0</text:p>
          </table:table-cell>
          <table:table-cell table:style-name="ce38" table:formula="of:=[$screen_negative.E2]" office:value-type="float" office:value="0" calcext:value-type="float">
            <text:p>0</text:p>
          </table:table-cell>
          <table:table-cell table:style-name="ce38" table:formula="of:=[$screen_negative.F2]" office:value-type="float" office:value="0" calcext:value-type="float">
            <text:p>0</text:p>
          </table:table-cell>
          <table:table-cell table:style-name="ce38" table:formula="of:=[$screen_negative.G2]" office:value-type="float" office:value="0" calcext:value-type="float">
            <text:p>0</text:p>
          </table:table-cell>
          <table:table-cell table:style-name="ce38" table:formula="of:=[$screen_negative.H2]" office:value-type="float" office:value="0" calcext:value-type="float">
            <text:p>0</text:p>
          </table:table-cell>
          <table:table-cell table:style-name="ce38" table:formula="of:=[$screen_negative.I2]" office:value-type="float" office:value="0" calcext:value-type="float">
            <text:p>0</text:p>
          </table:table-cell>
          <table:table-cell table:style-name="ce38" table:formula="of:=[$screen_negative.J2]" office:value-type="float" office:value="0" calcext:value-type="float">
            <text:p>0</text:p>
          </table:table-cell>
          <table:table-cell table:style-name="ce38" table:formula="of:=[$screen_negative.K2]" office:value-type="float" office:value="0" calcext:value-type="float">
            <text:p>0</text:p>
          </table:table-cell>
          <table:table-cell table:style-name="ce38" table:formula="of:=[$screen_negative.L2]" office:value-type="float" office:value="0" calcext:value-type="float">
            <text:p>0</text:p>
          </table:table-cell>
          <table:table-cell table:style-name="ce38" table:formula="of:=[$screen_negative.M2]" office:value-type="float" office:value="0" calcext:value-type="float">
            <text:p>0</text:p>
          </table:table-cell>
          <table:table-cell table:style-name="ce38" table:formula="of:=[$screen_negative.N2]" office:value-type="float" office:value="0" calcext:value-type="float">
            <text:p>0</text:p>
          </table:table-cell>
          <table:table-cell table:style-name="ce38" table:formula="of:=[$screen_negative.O2]" office:value-type="float" office:value="0" calcext:value-type="float">
            <text:p>0</text:p>
          </table:table-cell>
          <table:table-cell table:style-name="ce38" table:formula="of:=[$screen_negative.P2]" office:value-type="float" office:value="0" calcext:value-type="float">
            <text:p>0</text:p>
          </table:table-cell>
          <table:table-cell table:style-name="ce38" table:formula="of:=[$screen_negative.Q2]" office:value-type="float" office:value="0" calcext:value-type="float">
            <text:p>0</text:p>
          </table:table-cell>
          <table:table-cell table:style-name="ce38" table:formula="of:=[$screen_negative.R2]" office:value-type="float" office:value="0" calcext:value-type="float">
            <text:p>0</text:p>
          </table:table-cell>
          <table:table-cell table:style-name="ce38" table:formula="of:=[$screen_negative.S2]" office:value-type="float" office:value="0" calcext:value-type="float">
            <text:p>0</text:p>
          </table:table-cell>
          <table:table-cell table:style-name="ce38" table:formula="of:=[$screen_negative.T2]" office:value-type="float" office:value="0" calcext:value-type="float">
            <text:p>0</text:p>
          </table:table-cell>
          <table:table-cell table:style-name="ce38" table:formula="of:=[$screen_negative.U2]" office:value-type="float" office:value="0" calcext:value-type="float">
            <text:p>0</text:p>
          </table:table-cell>
          <table:table-cell table:style-name="ce38" table:formula="of:=[$screen_negative.V2]" office:value-type="float" office:value="0" calcext:value-type="float">
            <text:p>0</text:p>
          </table:table-cell>
          <table:table-cell table:style-name="ce38" table:formula="of:=[$screen_negative.W2]" office:value-type="float" office:value="0" calcext:value-type="float">
            <text:p>0</text:p>
          </table:table-cell>
          <table:table-cell table:style-name="ce38" table:formula="of:=[$screen_negative.X2]" office:value-type="float" office:value="0" calcext:value-type="float">
            <text:p>0</text:p>
          </table:table-cell>
          <table:table-cell table:style-name="ce38" table:formula="of:=[$screen_negative.Y2]" office:value-type="float" office:value="0" calcext:value-type="float">
            <text:p>0</text:p>
          </table:table-cell>
          <table:table-cell table:style-name="ce38" table:formula="of:=[$screen_negative.Z2]" office:value-type="float" office:value="0" calcext:value-type="float">
            <text:p>0</text:p>
          </table:table-cell>
          <table:table-cell table:style-name="ce38" table:formula="of:=[$screen_negative.AA2]" office:value-type="float" office:value="0" calcext:value-type="float">
            <text:p>0</text:p>
          </table:table-cell>
          <table:table-cell table:style-name="ce38" table:formula="of:=[$screen_negative.AB2]" office:value-type="float" office:value="0" calcext:value-type="float">
            <text:p>0</text:p>
          </table:table-cell>
          <table:table-cell table:style-name="ce38" table:formula="of:=[$screen_negative.AC2]" office:value-type="float" office:value="0" calcext:value-type="float">
            <text:p>0</text:p>
          </table:table-cell>
          <table:table-cell table:style-name="ce38" table:formula="of:=[$screen_negative.AD2]" office:value-type="float" office:value="0" calcext:value-type="float">
            <text:p>0</text:p>
          </table:table-cell>
          <table:table-cell table:style-name="ce38" table:formula="of:=[$screen_negative.AE2]" office:value-type="float" office:value="0" calcext:value-type="float">
            <text:p>0</text:p>
          </table:table-cell>
          <table:table-cell table:style-name="ce38" table:formula="of:=[$screen_negative.AF2]" office:value-type="float" office:value="0" calcext:value-type="float">
            <text:p>0</text:p>
          </table:table-cell>
          <table:table-cell table:style-name="ce38" table:formula="of:=[$screen_negative.AG2]" office:value-type="float" office:value="0" calcext:value-type="float">
            <text:p>0</text:p>
          </table:table-cell>
          <table:table-cell table:style-name="ce38" table:formula="of:=[$screen_negative.AH2]" office:value-type="float" office:value="0" calcext:value-type="float">
            <text:p>0</text:p>
          </table:table-cell>
          <table:table-cell table:style-name="ce38" table:formula="of:=[$screen_negative.AI2]" office:value-type="float" office:value="0" calcext:value-type="float">
            <text:p>0</text:p>
          </table:table-cell>
          <table:table-cell table:style-name="ce38" table:formula="of:=[$screen_negative.AJ2]" office:value-type="float" office:value="0" calcext:value-type="float">
            <text:p>0</text:p>
          </table:table-cell>
          <table:table-cell table:style-name="ce38" table:formula="of:=[$screen_negative.AK2]" office:value-type="float" office:value="0" calcext:value-type="float">
            <text:p>0</text:p>
          </table:table-cell>
          <table:table-cell table:style-name="ce38" table:formula="of:=[$screen_negative.AL2]" office:value-type="float" office:value="0" calcext:value-type="float">
            <text:p>0</text:p>
          </table:table-cell>
          <table:table-cell table:style-name="ce38" table:formula="of:=[$screen_negative.AM2]" office:value-type="float" office:value="0" calcext:value-type="float">
            <text:p>0</text:p>
          </table:table-cell>
          <table:table-cell table:style-name="ce38" table:formula="of:=[$screen_negative.AN2]" office:value-type="float" office:value="0" calcext:value-type="float">
            <text:p>0</text:p>
          </table:table-cell>
          <table:table-cell table:style-name="ce38" table:formula="of:=[$screen_negative.AO2]" office:value-type="float" office:value="0" calcext:value-type="float">
            <text:p>0</text:p>
          </table:table-cell>
          <table:table-cell table:style-name="ce38" table:formula="of:=[$screen_negative.AP2]" office:value-type="float" office:value="0" calcext:value-type="float">
            <text:p>0</text:p>
          </table:table-cell>
          <table:table-cell table:style-name="ce38" table:formula="of:=[$screen_negative.AQ2]" office:value-type="float" office:value="0" calcext:value-type="float">
            <text:p>0</text:p>
          </table:table-cell>
          <table:table-cell table:style-name="ce38" table:formula="of:=[$screen_negative.AR2]" office:value-type="float" office:value="0" calcext:value-type="float">
            <text:p>0</text:p>
          </table:table-cell>
          <table:table-cell table:style-name="ce38" table:formula="of:=[$screen_negative.AS2]" office:value-type="float" office:value="0" calcext:value-type="float">
            <text:p>0</text:p>
          </table:table-cell>
          <table:table-cell table:style-name="ce38" table:formula="of:=[$screen_negative.AT2]" office:value-type="float" office:value="0" calcext:value-type="float">
            <text:p>0</text:p>
          </table:table-cell>
          <table:table-cell table:style-name="ce38" table:formula="of:=[$screen_negative.AU2]" office:value-type="float" office:value="0" calcext:value-type="float">
            <text:p>0</text:p>
          </table:table-cell>
          <table:table-cell table:style-name="ce38" table:formula="of:=[$screen_negative.AV2]" office:value-type="float" office:value="0" calcext:value-type="float">
            <text:p>0</text:p>
          </table:table-cell>
          <table:table-cell table:style-name="ce38" table:formula="of:=[$screen_negative.AW2]" office:value-type="float" office:value="0" calcext:value-type="float">
            <text:p>0</text:p>
          </table:table-cell>
          <table:table-cell table:style-name="ce38" table:formula="of:=[$screen_negative.AX2]" office:value-type="float" office:value="0" calcext:value-type="float">
            <text:p>0</text:p>
          </table:table-cell>
          <table:table-cell table:style-name="ce38" table:formula="of:=[$screen_negative.AY2]" office:value-type="float" office:value="0" calcext:value-type="float">
            <text:p>0</text:p>
          </table:table-cell>
          <table:table-cell table:style-name="ce38" table:formula="of:=[$screen_negative.AZ2]" office:value-type="float" office:value="0" calcext:value-type="float">
            <text:p>0</text:p>
          </table:table-cell>
          <table:table-cell table:style-name="ce38" table:formula="of:=[$screen_negative.BA2]" office:value-type="float" office:value="0" calcext:value-type="float">
            <text:p>0</text:p>
          </table:table-cell>
          <table:table-cell table:style-name="ce38" table:formula="of:=[$screen_negative.BB2]" office:value-type="float" office:value="0" calcext:value-type="float">
            <text:p>0</text:p>
          </table:table-cell>
          <table:table-cell table:style-name="ce38" table:formula="of:=[$screen_negative.BC2]" office:value-type="float" office:value="1" calcext:value-type="float">
            <text:p>1</text:p>
          </table:table-cell>
          <table:table-cell table:style-name="ce38" table:formula="of:=[$screen_negative.BD2]" office:value-type="float" office:value="1" calcext:value-type="float">
            <text:p>1</text:p>
          </table:table-cell>
          <table:table-cell table:style-name="ce38" table:formula="of:=[$screen_negative.BE2]" office:value-type="float" office:value="1" calcext:value-type="float">
            <text:p>1</text:p>
          </table:table-cell>
          <table:table-cell table:style-name="ce38" table:formula="of:=[$screen_negative.BF2]" office:value-type="float" office:value="1" calcext:value-type="float">
            <text:p>1</text:p>
          </table:table-cell>
          <table:table-cell table:style-name="ce38" table:formula="of:=[$screen_negative.BG2]" office:value-type="float" office:value="0" calcext:value-type="float">
            <text:p>0</text:p>
          </table:table-cell>
          <table:table-cell table:style-name="ce38" table:formula="of:=[$screen_negative.BH2]" office:value-type="float" office:value="0" calcext:value-type="float">
            <text:p>0</text:p>
          </table:table-cell>
          <table:table-cell table:style-name="ce38" table:formula="of:=[$screen_negative.BI2]" office:value-type="float" office:value="0" calcext:value-type="float">
            <text:p>0</text:p>
          </table:table-cell>
          <table:table-cell table:style-name="ce38" table:formula="of:=[$screen_negative.BJ2]" office:value-type="float" office:value="0" calcext:value-type="float">
            <text:p>0</text:p>
          </table:table-cell>
          <table:table-cell table:style-name="ce38" table:formula="of:=[$screen_negative.BK2]" office:value-type="float" office:value="0" calcext:value-type="float">
            <text:p>0</text:p>
          </table:table-cell>
          <table:table-cell table:style-name="ce38" table:formula="of:=[$screen_negative.BL2]" office:value-type="float" office:value="0" calcext:value-type="float">
            <text:p>0</text:p>
          </table:table-cell>
          <table:table-cell table:style-name="ce38" table:formula="of:=[$screen_negative.BM2]" office:value-type="float" office:value="0" calcext:value-type="float">
            <text:p>0</text:p>
          </table:table-cell>
          <table:table-cell table:style-name="ce38" table:formula="of:=[$screen_negative.BN2]" office:value-type="float" office:value="0" calcext:value-type="float">
            <text:p>0</text:p>
          </table:table-cell>
          <table:table-cell table:style-name="ce38" table:formula="of:=[$screen_negative.BO2]" office:value-type="float" office:value="0" calcext:value-type="float">
            <text:p>0</text:p>
          </table:table-cell>
          <table:table-cell table:style-name="ce38" table:formula="of:=[$screen_negative.BP2]" office:value-type="float" office:value="0" calcext:value-type="float">
            <text:p>0</text:p>
          </table:table-cell>
          <table:table-cell table:style-name="ce38" table:formula="of:=[$screen_negative.BQ2]" office:value-type="float" office:value="0" calcext:value-type="float">
            <text:p>0</text:p>
          </table:table-cell>
          <table:table-cell table:style-name="ce38" table:formula="of:=[$screen_negative.BR2]" office:value-type="float" office:value="0" calcext:value-type="float">
            <text:p>0</text:p>
          </table:table-cell>
          <table:table-cell table:style-name="ce38" table:formula="of:=[$screen_negative.BS2]" office:value-type="float" office:value="1" calcext:value-type="float">
            <text:p>1</text:p>
          </table:table-cell>
          <table:table-cell table:style-name="ce38" table:formula="of:=[$screen_negative.BT2]" office:value-type="float" office:value="1" calcext:value-type="float">
            <text:p>1</text:p>
          </table:table-cell>
          <table:table-cell table:style-name="ce38" table:formula="of:=[$screen_negative.BU2]" office:value-type="float" office:value="1" calcext:value-type="float">
            <text:p>1</text:p>
          </table:table-cell>
          <table:table-cell table:style-name="ce38" table:formula="of:=[$screen_negative.BV2]" office:value-type="float" office:value="1" calcext:value-type="float">
            <text:p>1</text:p>
          </table:table-cell>
          <table:table-cell table:style-name="ce38" table:formula="of:=[$screen_negative.BW2]" office:value-type="float" office:value="0" calcext:value-type="float">
            <text:p>0</text:p>
          </table:table-cell>
          <table:table-cell table:style-name="ce38" table:formula="of:=[$screen_negative.BX2]" office:value-type="float" office:value="0" calcext:value-type="float">
            <text:p>0</text:p>
          </table:table-cell>
          <table:table-cell table:style-name="ce38" table:formula="of:=[$screen_negative.BY2]" office:value-type="float" office:value="0" calcext:value-type="float">
            <text:p>0</text:p>
          </table:table-cell>
          <table:table-cell table:style-name="ce38" table:formula="of:=[$screen_negative.BZ2]" office:value-type="float" office:value="0" calcext:value-type="float">
            <text:p>0</text:p>
          </table:table-cell>
          <table:table-cell table:style-name="ce38" table:formula="of:=[$screen_negative.CA2]" office:value-type="float" office:value="0" calcext:value-type="float">
            <text:p>0</text:p>
          </table:table-cell>
          <table:table-cell table:style-name="ce38" table:formula="of:=[$screen_negative.CB2]" office:value-type="float" office:value="0" calcext:value-type="float">
            <text:p>0</text:p>
          </table:table-cell>
          <table:table-cell table:style-name="ce38" table:formula="of:=[$screen_negative.CC2]" office:value-type="float" office:value="0" calcext:value-type="float">
            <text:p>0</text:p>
          </table:table-cell>
          <table:table-cell table:style-name="ce38" table:formula="of:=[$screen_negative.CD2]" office:value-type="float" office:value="0" calcext:value-type="float">
            <text:p>0</text:p>
          </table:table-cell>
          <table:table-cell table:style-name="ce38" table:formula="of:=[$screen_negative.CE2]" office:value-type="float" office:value="0" calcext:value-type="float">
            <text:p>0</text:p>
          </table:table-cell>
          <table:table-cell table:style-name="ce38" table:formula="of:=[$screen_negative.CF2]" office:value-type="float" office:value="0" calcext:value-type="float">
            <text:p>0</text:p>
          </table:table-cell>
          <table:table-cell table:style-name="ce38" table:formula="of:=[$screen_negative.CG2]" office:value-type="float" office:value="0" calcext:value-type="float">
            <text:p>0</text:p>
          </table:table-cell>
          <table:table-cell table:style-name="ce38" table:formula="of:=[$screen_negative.CH2]" office:value-type="float" office:value="0" calcext:value-type="float">
            <text:p>0</text:p>
          </table:table-cell>
          <table:table-cell table:style-name="ce38" table:formula="of:=[$screen_negative.CI2]" office:value-type="float" office:value="0" calcext:value-type="float">
            <text:p>0</text:p>
          </table:table-cell>
          <table:table-cell table:style-name="ce38" table:formula="of:=[$screen_negative.CJ2]" office:value-type="float" office:value="0" calcext:value-type="float">
            <text:p>0</text:p>
          </table:table-cell>
          <table:table-cell table:style-name="ce38" table:formula="of:=[$screen_negative.CK2]" office:value-type="float" office:value="0" calcext:value-type="float">
            <text:p>0</text:p>
          </table:table-cell>
          <table:table-cell table:style-name="ce38" table:formula="of:=[$screen_negative.CL2]" office:value-type="float" office:value="0" calcext:value-type="float">
            <text:p>0</text:p>
          </table:table-cell>
          <table:table-cell table:style-name="ce38" table:formula="of:=[$screen_negative.CM2]" office:value-type="float" office:value="0" calcext:value-type="float">
            <text:p>0</text:p>
          </table:table-cell>
          <table:table-cell table:style-name="ce38" table:formula="of:=[$screen_negative.CN2]" office:value-type="float" office:value="0" calcext:value-type="float">
            <text:p>0</text:p>
          </table:table-cell>
          <table:table-cell table:style-name="ce38" table:formula="of:=[$screen_negative.CO2]" office:value-type="float" office:value="0" calcext:value-type="float">
            <text:p>0</text:p>
          </table:table-cell>
          <table:table-cell table:style-name="ce38" table:formula="of:=[$screen_negative.CP2]" office:value-type="float" office:value="0" calcext:value-type="float">
            <text:p>0</text:p>
          </table:table-cell>
          <table:table-cell table:style-name="ce38" table:formula="of:=[$screen_negative.CQ2]" office:value-type="float" office:value="0" calcext:value-type="float">
            <text:p>0</text:p>
          </table:table-cell>
          <table:table-cell table:style-name="ce38" table:formula="of:=[$screen_negative.CR2]" office:value-type="float" office:value="0" calcext:value-type="float">
            <text:p>0</text:p>
          </table:table-cell>
          <table:table-cell table:style-name="ce38" table:formula="of:=[$screen_negative.CS2]" office:value-type="float" office:value="0" calcext:value-type="float">
            <text:p>0</text:p>
          </table:table-cell>
          <table:table-cell table:style-name="ce38" table:formula="of:=[$screen_negative.CT2]" office:value-type="float" office:value="0" calcext:value-type="float">
            <text:p>0</text:p>
          </table:table-cell>
          <table:table-cell table:style-name="ce38" table:formula="of:=[$screen_negative.CU2]" office:value-type="float" office:value="0" calcext:value-type="float">
            <text:p>0</text:p>
          </table:table-cell>
          <table:table-cell table:style-name="ce38" table:formula="of:=[$screen_negative.CV2]" office:value-type="float" office:value="0" calcext:value-type="float">
            <text:p>0</text:p>
          </table:table-cell>
          <table:table-cell table:style-name="ce38" table:formula="of:=[$screen_negative.CW2]" office:value-type="float" office:value="0" calcext:value-type="float">
            <text:p>0</text:p>
          </table:table-cell>
          <table:table-cell table:style-name="ce38" table:formula="of:=[$screen_negative.CX2]" office:value-type="float" office:value="0" calcext:value-type="float">
            <text:p>0</text:p>
          </table:table-cell>
          <table:table-cell table:style-name="ce38" table:formula="of:=[$screen_negative.CY2]" office:value-type="float" office:value="0" calcext:value-type="float">
            <text:p>0</text:p>
          </table:table-cell>
          <table:table-cell table:style-name="ce38" table:formula="of:=[$screen_negative.CZ2]" office:value-type="float" office:value="0" calcext:value-type="float">
            <text:p>0</text:p>
          </table:table-cell>
          <table:table-cell table:style-name="ce38" table:formula="of:=[$screen_negative.DA2]" office:value-type="float" office:value="0" calcext:value-type="float">
            <text:p>0</text:p>
          </table:table-cell>
          <table:table-cell table:style-name="ce38" table:formula="of:=[$screen_negative.DB2]" office:value-type="float" office:value="0" calcext:value-type="float">
            <text:p>0</text:p>
          </table:table-cell>
          <table:table-cell table:style-name="ce38" table:formula="of:=[$screen_negative.DC2]" office:value-type="float" office:value="0" calcext:value-type="float">
            <text:p>0</text:p>
          </table:table-cell>
          <table:table-cell table:style-name="ce38" table:formula="of:=[$screen_negative.DD2]" office:value-type="float" office:value="0" calcext:value-type="float">
            <text:p>0</text:p>
          </table:table-cell>
          <table:table-cell table:style-name="ce38" table:formula="of:=[$screen_negative.DE2]" office:value-type="float" office:value="0" calcext:value-type="float">
            <text:p>0</text:p>
          </table:table-cell>
          <table:table-cell table:style-name="ce38" table:formula="of:=[$screen_negative.DF2]" office:value-type="float" office:value="0" calcext:value-type="float">
            <text:p>0</text:p>
          </table:table-cell>
          <table:table-cell table:style-name="ce38" table:formula="of:=[$screen_negative.DG2]" office:value-type="float" office:value="0" calcext:value-type="float">
            <text:p>0</text:p>
          </table:table-cell>
          <table:table-cell table:style-name="ce38" table:formula="of:=[$screen_negative.DH2]" office:value-type="float" office:value="0" calcext:value-type="float">
            <text:p>0</text:p>
          </table:table-cell>
          <table:table-cell table:style-name="ce38" table:formula="of:=[$screen_negative.DI2]" office:value-type="float" office:value="0" calcext:value-type="float">
            <text:p>0</text:p>
          </table:table-cell>
          <table:table-cell table:style-name="ce38" table:formula="of:=[$screen_negative.DJ2]" office:value-type="float" office:value="0" calcext:value-type="float">
            <text:p>0</text:p>
          </table:table-cell>
          <table:table-cell table:style-name="ce38" table:formula="of:=[$screen_negative.DK2]" office:value-type="float" office:value="0" calcext:value-type="float">
            <text:p>0</text:p>
          </table:table-cell>
          <table:table-cell table:style-name="ce38" table:formula="of:=[$screen_negative.DL2]" office:value-type="float" office:value="0" calcext:value-type="float">
            <text:p>0</text:p>
          </table:table-cell>
          <table:table-cell table:style-name="ce38" table:formula="of:=[$screen_negative.DM2]" office:value-type="float" office:value="0" calcext:value-type="float">
            <text:p>0</text:p>
          </table:table-cell>
          <table:table-cell table:style-name="ce38" table:formula="of:=[$screen_negative.DN2]" office:value-type="float" office:value="0" calcext:value-type="float">
            <text:p>0</text:p>
          </table:table-cell>
          <table:table-cell table:style-name="ce38" table:formula="of:=[$screen_negative.DO2]" office:value-type="float" office:value="0" calcext:value-type="float">
            <text:p>0</text:p>
          </table:table-cell>
          <table:table-cell table:style-name="ce38" table:formula="of:=[$screen_negative.DP2]" office:value-type="float" office:value="0" calcext:value-type="float">
            <text:p>0</text:p>
          </table:table-cell>
          <table:table-cell table:style-name="ce38" table:formula="of:=[$screen_negative.DQ2]" office:value-type="float" office:value="0" calcext:value-type="float">
            <text:p>0</text:p>
          </table:table-cell>
          <table:table-cell table:style-name="ce38" table:formula="of:=[$screen_negative.DR2]" office:value-type="float" office:value="0" calcext:value-type="float">
            <text:p>0</text:p>
          </table:table-cell>
          <table:table-cell table:style-name="ce38" table:formula="of:=[$screen_negative.DS2]" office:value-type="float" office:value="0" calcext:value-type="float">
            <text:p>0</text:p>
          </table:table-cell>
          <table:table-cell table:style-name="ce38" table:formula="of:=[$screen_negative.DT2]" office:value-type="float" office:value="0" calcext:value-type="float">
            <text:p>0</text:p>
          </table:table-cell>
          <table:table-cell table:style-name="ce38" table:formula="of:=[$screen_negative.DU2]" office:value-type="float" office:value="0" calcext:value-type="float">
            <text:p>0</text:p>
          </table:table-cell>
          <table:table-cell table:style-name="ce38" table:formula="of:=[$screen_negative.DV2]" office:value-type="float" office:value="0" calcext:value-type="float">
            <text:p>0</text:p>
          </table:table-cell>
          <table:table-cell table:style-name="ce38" table:formula="of:=[$screen_negative.DW2]" office:value-type="float" office:value="0" calcext:value-type="float">
            <text:p>0</text:p>
          </table:table-cell>
          <table:table-cell table:style-name="ce38" table:formula="of:=[$screen_negative.DX2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3]" office:value-type="float" office:value="0" calcext:value-type="float">
            <text:p>0</text:p>
          </table:table-cell>
          <table:table-cell table:style-name="ce38" table:formula="of:=[$screen_negative.B3]" office:value-type="float" office:value="0" calcext:value-type="float">
            <text:p>0</text:p>
          </table:table-cell>
          <table:table-cell table:style-name="ce38" table:formula="of:=[$screen_negative.C3]" office:value-type="float" office:value="0" calcext:value-type="float">
            <text:p>0</text:p>
          </table:table-cell>
          <table:table-cell table:style-name="ce38" table:formula="of:=[$screen_negative.D3]" office:value-type="float" office:value="0" calcext:value-type="float">
            <text:p>0</text:p>
          </table:table-cell>
          <table:table-cell table:style-name="ce38" table:formula="of:=[$screen_negative.E3]" office:value-type="float" office:value="0" calcext:value-type="float">
            <text:p>0</text:p>
          </table:table-cell>
          <table:table-cell table:style-name="ce38" table:formula="of:=[$screen_negative.F3]" office:value-type="float" office:value="0" calcext:value-type="float">
            <text:p>0</text:p>
          </table:table-cell>
          <table:table-cell table:style-name="ce38" table:formula="of:=[$screen_negative.G3]" office:value-type="float" office:value="0" calcext:value-type="float">
            <text:p>0</text:p>
          </table:table-cell>
          <table:table-cell table:style-name="ce38" table:formula="of:=[$screen_negative.H3]" office:value-type="float" office:value="0" calcext:value-type="float">
            <text:p>0</text:p>
          </table:table-cell>
          <table:table-cell table:style-name="ce38" table:formula="of:=[$screen_negative.I3]" office:value-type="float" office:value="0" calcext:value-type="float">
            <text:p>0</text:p>
          </table:table-cell>
          <table:table-cell table:style-name="ce38" table:formula="of:=[$screen_negative.J3]" office:value-type="float" office:value="0" calcext:value-type="float">
            <text:p>0</text:p>
          </table:table-cell>
          <table:table-cell table:style-name="ce38" table:formula="of:=[$screen_negative.K3]" office:value-type="float" office:value="0" calcext:value-type="float">
            <text:p>0</text:p>
          </table:table-cell>
          <table:table-cell table:style-name="ce38" table:formula="of:=[$screen_negative.L3]" office:value-type="float" office:value="0" calcext:value-type="float">
            <text:p>0</text:p>
          </table:table-cell>
          <table:table-cell table:style-name="ce38" table:formula="of:=[$screen_negative.M3]" office:value-type="float" office:value="0" calcext:value-type="float">
            <text:p>0</text:p>
          </table:table-cell>
          <table:table-cell table:style-name="ce38" table:formula="of:=[$screen_negative.N3]" office:value-type="float" office:value="0" calcext:value-type="float">
            <text:p>0</text:p>
          </table:table-cell>
          <table:table-cell table:style-name="ce38" table:formula="of:=[$screen_negative.O3]" office:value-type="float" office:value="0" calcext:value-type="float">
            <text:p>0</text:p>
          </table:table-cell>
          <table:table-cell table:style-name="ce38" table:formula="of:=[$screen_negative.P3]" office:value-type="float" office:value="0" calcext:value-type="float">
            <text:p>0</text:p>
          </table:table-cell>
          <table:table-cell table:style-name="ce38" table:formula="of:=[$screen_negative.Q3]" office:value-type="float" office:value="0" calcext:value-type="float">
            <text:p>0</text:p>
          </table:table-cell>
          <table:table-cell table:style-name="ce38" table:formula="of:=[$screen_negative.R3]" office:value-type="float" office:value="0" calcext:value-type="float">
            <text:p>0</text:p>
          </table:table-cell>
          <table:table-cell table:style-name="ce38" table:formula="of:=[$screen_negative.S3]" office:value-type="float" office:value="0" calcext:value-type="float">
            <text:p>0</text:p>
          </table:table-cell>
          <table:table-cell table:style-name="ce38" table:formula="of:=[$screen_negative.T3]" office:value-type="float" office:value="0" calcext:value-type="float">
            <text:p>0</text:p>
          </table:table-cell>
          <table:table-cell table:style-name="ce38" table:formula="of:=[$screen_negative.U3]" office:value-type="float" office:value="0" calcext:value-type="float">
            <text:p>0</text:p>
          </table:table-cell>
          <table:table-cell table:style-name="ce38" table:formula="of:=[$screen_negative.V3]" office:value-type="float" office:value="0" calcext:value-type="float">
            <text:p>0</text:p>
          </table:table-cell>
          <table:table-cell table:style-name="ce38" table:formula="of:=[$screen_negative.W3]" office:value-type="float" office:value="0" calcext:value-type="float">
            <text:p>0</text:p>
          </table:table-cell>
          <table:table-cell table:style-name="ce38" table:formula="of:=[$screen_negative.X3]" office:value-type="float" office:value="0" calcext:value-type="float">
            <text:p>0</text:p>
          </table:table-cell>
          <table:table-cell table:style-name="ce38" table:formula="of:=[$screen_negative.Y3]" office:value-type="float" office:value="0" calcext:value-type="float">
            <text:p>0</text:p>
          </table:table-cell>
          <table:table-cell table:style-name="ce38" table:formula="of:=[$screen_negative.Z3]" office:value-type="float" office:value="0" calcext:value-type="float">
            <text:p>0</text:p>
          </table:table-cell>
          <table:table-cell table:style-name="ce38" table:formula="of:=[$screen_negative.AA3]" office:value-type="float" office:value="0" calcext:value-type="float">
            <text:p>0</text:p>
          </table:table-cell>
          <table:table-cell table:style-name="ce38" table:formula="of:=[$screen_negative.AB3]" office:value-type="float" office:value="0" calcext:value-type="float">
            <text:p>0</text:p>
          </table:table-cell>
          <table:table-cell table:style-name="ce38" table:formula="of:=[$screen_negative.AC3]" office:value-type="float" office:value="0" calcext:value-type="float">
            <text:p>0</text:p>
          </table:table-cell>
          <table:table-cell table:style-name="ce38" table:formula="of:=[$screen_negative.AD3]" office:value-type="float" office:value="0" calcext:value-type="float">
            <text:p>0</text:p>
          </table:table-cell>
          <table:table-cell table:style-name="ce38" table:formula="of:=[$screen_negative.AE3]" office:value-type="float" office:value="0" calcext:value-type="float">
            <text:p>0</text:p>
          </table:table-cell>
          <table:table-cell table:style-name="ce38" table:formula="of:=[$screen_negative.AF3]" office:value-type="float" office:value="0" calcext:value-type="float">
            <text:p>0</text:p>
          </table:table-cell>
          <table:table-cell table:style-name="ce38" table:formula="of:=[$screen_negative.AG3]" office:value-type="float" office:value="0" calcext:value-type="float">
            <text:p>0</text:p>
          </table:table-cell>
          <table:table-cell table:style-name="ce38" table:formula="of:=[$screen_negative.AH3]" office:value-type="float" office:value="0" calcext:value-type="float">
            <text:p>0</text:p>
          </table:table-cell>
          <table:table-cell table:style-name="ce38" table:formula="of:=[$screen_negative.AI3]" office:value-type="float" office:value="0" calcext:value-type="float">
            <text:p>0</text:p>
          </table:table-cell>
          <table:table-cell table:style-name="ce38" table:formula="of:=[$screen_negative.AJ3]" office:value-type="float" office:value="0" calcext:value-type="float">
            <text:p>0</text:p>
          </table:table-cell>
          <table:table-cell table:style-name="ce38" table:formula="of:=[$screen_negative.AK3]" office:value-type="float" office:value="0" calcext:value-type="float">
            <text:p>0</text:p>
          </table:table-cell>
          <table:table-cell table:style-name="ce38" table:formula="of:=[$screen_negative.AL3]" office:value-type="float" office:value="0" calcext:value-type="float">
            <text:p>0</text:p>
          </table:table-cell>
          <table:table-cell table:style-name="ce38" table:formula="of:=[$screen_negative.AM3]" office:value-type="float" office:value="0" calcext:value-type="float">
            <text:p>0</text:p>
          </table:table-cell>
          <table:table-cell table:style-name="ce38" table:formula="of:=[$screen_negative.AN3]" office:value-type="float" office:value="0" calcext:value-type="float">
            <text:p>0</text:p>
          </table:table-cell>
          <table:table-cell table:style-name="ce38" table:formula="of:=[$screen_negative.AO3]" office:value-type="float" office:value="0" calcext:value-type="float">
            <text:p>0</text:p>
          </table:table-cell>
          <table:table-cell table:style-name="ce38" table:formula="of:=[$screen_negative.AP3]" office:value-type="float" office:value="0" calcext:value-type="float">
            <text:p>0</text:p>
          </table:table-cell>
          <table:table-cell table:style-name="ce38" table:formula="of:=[$screen_negative.AQ3]" office:value-type="float" office:value="0" calcext:value-type="float">
            <text:p>0</text:p>
          </table:table-cell>
          <table:table-cell table:style-name="ce38" table:formula="of:=[$screen_negative.AR3]" office:value-type="float" office:value="0" calcext:value-type="float">
            <text:p>0</text:p>
          </table:table-cell>
          <table:table-cell table:style-name="ce38" table:formula="of:=[$screen_negative.AS3]" office:value-type="float" office:value="0" calcext:value-type="float">
            <text:p>0</text:p>
          </table:table-cell>
          <table:table-cell table:style-name="ce38" table:formula="of:=[$screen_negative.AT3]" office:value-type="float" office:value="0" calcext:value-type="float">
            <text:p>0</text:p>
          </table:table-cell>
          <table:table-cell table:style-name="ce38" table:formula="of:=[$screen_negative.AU3]" office:value-type="float" office:value="0" calcext:value-type="float">
            <text:p>0</text:p>
          </table:table-cell>
          <table:table-cell table:style-name="ce38" table:formula="of:=[$screen_negative.AV3]" office:value-type="float" office:value="0" calcext:value-type="float">
            <text:p>0</text:p>
          </table:table-cell>
          <table:table-cell table:style-name="ce38" table:formula="of:=[$screen_negative.AW3]" office:value-type="float" office:value="0" calcext:value-type="float">
            <text:p>0</text:p>
          </table:table-cell>
          <table:table-cell table:style-name="ce38" table:formula="of:=[$screen_negative.AX3]" office:value-type="float" office:value="0" calcext:value-type="float">
            <text:p>0</text:p>
          </table:table-cell>
          <table:table-cell table:style-name="ce38" table:formula="of:=[$screen_negative.AY3]" office:value-type="float" office:value="0" calcext:value-type="float">
            <text:p>0</text:p>
          </table:table-cell>
          <table:table-cell table:style-name="ce38" table:formula="of:=[$screen_negative.BA3]" office:value-type="float" office:value="1" calcext:value-type="float">
            <text:p>1</text:p>
          </table:table-cell>
          <table:table-cell table:style-name="ce38" table:formula="of:=[$screen_negative.BA3]" office:value-type="float" office:value="1" calcext:value-type="float">
            <text:p>1</text:p>
          </table:table-cell>
          <table:table-cell table:style-name="ce38" table:formula="of:=[$screen_negative.BB3]" office:value-type="float" office:value="1" calcext:value-type="float">
            <text:p>1</text:p>
          </table:table-cell>
          <table:table-cell table:style-name="ce38" table:formula="of:=[$screen_negative.BC3]" office:value-type="float" office:value="0" calcext:value-type="float">
            <text:p>0</text:p>
          </table:table-cell>
          <table:table-cell table:style-name="ce38" table:formula="of:=[$screen_negative.BD3]" office:value-type="float" office:value="0" calcext:value-type="float">
            <text:p>0</text:p>
          </table:table-cell>
          <table:table-cell table:style-name="ce38" table:formula="of:=[$screen_negative.BE3]" office:value-type="float" office:value="0" calcext:value-type="float">
            <text:p>0</text:p>
          </table:table-cell>
          <table:table-cell table:style-name="ce38" table:formula="of:=[$screen_negative.BF3]" office:value-type="float" office:value="0" calcext:value-type="float">
            <text:p>0</text:p>
          </table:table-cell>
          <table:table-cell table:style-name="ce38" table:formula="of:=[$screen_negative.BG3]" office:value-type="float" office:value="0" calcext:value-type="float">
            <text:p>0</text:p>
          </table:table-cell>
          <table:table-cell table:style-name="ce38" table:formula="of:=[$screen_negative.BH3]" office:value-type="float" office:value="1" calcext:value-type="float">
            <text:p>1</text:p>
          </table:table-cell>
          <table:table-cell table:style-name="ce38" table:formula="of:=[$screen_negative.BI3]" office:value-type="float" office:value="1" calcext:value-type="float">
            <text:p>1</text:p>
          </table:table-cell>
          <table:table-cell table:style-name="ce38" table:formula="of:=[$screen_negative.BJ3]" office:value-type="float" office:value="1" calcext:value-type="float">
            <text:p>1</text:p>
          </table:table-cell>
          <table:table-cell table:style-name="ce38" table:formula="of:=[$screen_negative.BK3]" office:value-type="float" office:value="1" calcext:value-type="float">
            <text:p>1</text:p>
          </table:table-cell>
          <table:table-cell table:style-name="ce38" table:formula="of:=[$screen_negative.BL3]" office:value-type="float" office:value="1" calcext:value-type="float">
            <text:p>1</text:p>
          </table:table-cell>
          <table:table-cell table:style-name="ce38" table:formula="of:=[$screen_negative.BM3]" office:value-type="float" office:value="1" calcext:value-type="float">
            <text:p>1</text:p>
          </table:table-cell>
          <table:table-cell table:style-name="ce38" table:formula="of:=[$screen_negative.BN3]" office:value-type="float" office:value="1" calcext:value-type="float">
            <text:p>1</text:p>
          </table:table-cell>
          <table:table-cell table:style-name="ce38" table:formula="of:=[$screen_negative.BO3]" office:value-type="float" office:value="1" calcext:value-type="float">
            <text:p>1</text:p>
          </table:table-cell>
          <table:table-cell table:style-name="ce38" table:formula="of:=[$screen_negative.BP3]" office:value-type="float" office:value="1" calcext:value-type="float">
            <text:p>1</text:p>
          </table:table-cell>
          <table:table-cell table:style-name="ce38" table:formula="of:=[$screen_negative.BQ3]" office:value-type="float" office:value="1" calcext:value-type="float">
            <text:p>1</text:p>
          </table:table-cell>
          <table:table-cell table:style-name="ce38" table:formula="of:=[$screen_negative.BR3]" office:value-type="float" office:value="0" calcext:value-type="float">
            <text:p>0</text:p>
          </table:table-cell>
          <table:table-cell table:style-name="ce38" table:formula="of:=[$screen_negative.BS3]" office:value-type="float" office:value="0" calcext:value-type="float">
            <text:p>0</text:p>
          </table:table-cell>
          <table:table-cell table:style-name="ce38" table:formula="of:=[$screen_negative.BT3]" office:value-type="float" office:value="0" calcext:value-type="float">
            <text:p>0</text:p>
          </table:table-cell>
          <table:table-cell table:style-name="ce38" table:formula="of:=[$screen_negative.BU3]" office:value-type="float" office:value="0" calcext:value-type="float">
            <text:p>0</text:p>
          </table:table-cell>
          <table:table-cell table:style-name="ce38" table:formula="of:=[$screen_negative.BV3]" office:value-type="float" office:value="0" calcext:value-type="float">
            <text:p>0</text:p>
          </table:table-cell>
          <table:table-cell table:style-name="ce38" table:formula="of:=[$screen_negative.BW3]" office:value-type="float" office:value="1" calcext:value-type="float">
            <text:p>1</text:p>
          </table:table-cell>
          <table:table-cell table:style-name="ce38" table:formula="of:=[$screen_negative.BX3]" office:value-type="float" office:value="1" calcext:value-type="float">
            <text:p>1</text:p>
          </table:table-cell>
          <table:table-cell table:style-name="ce38" table:formula="of:=[$screen_negative.BY3]" office:value-type="float" office:value="0" calcext:value-type="float">
            <text:p>0</text:p>
          </table:table-cell>
          <table:table-cell table:style-name="ce38" table:formula="of:=[$screen_negative.BZ3]" office:value-type="float" office:value="0" calcext:value-type="float">
            <text:p>0</text:p>
          </table:table-cell>
          <table:table-cell table:style-name="ce38" table:formula="of:=[$screen_negative.CA3]" office:value-type="float" office:value="0" calcext:value-type="float">
            <text:p>0</text:p>
          </table:table-cell>
          <table:table-cell table:style-name="ce38" table:formula="of:=[$screen_negative.CB3]" office:value-type="float" office:value="0" calcext:value-type="float">
            <text:p>0</text:p>
          </table:table-cell>
          <table:table-cell table:style-name="ce38" table:formula="of:=[$screen_negative.CC3]" office:value-type="float" office:value="0" calcext:value-type="float">
            <text:p>0</text:p>
          </table:table-cell>
          <table:table-cell table:style-name="ce38" table:formula="of:=[$screen_negative.CD3]" office:value-type="float" office:value="0" calcext:value-type="float">
            <text:p>0</text:p>
          </table:table-cell>
          <table:table-cell table:style-name="ce38" table:formula="of:=[$screen_negative.CE3]" office:value-type="float" office:value="0" calcext:value-type="float">
            <text:p>0</text:p>
          </table:table-cell>
          <table:table-cell table:style-name="ce38" table:formula="of:=[$screen_negative.CF3]" office:value-type="float" office:value="0" calcext:value-type="float">
            <text:p>0</text:p>
          </table:table-cell>
          <table:table-cell table:style-name="ce38" table:formula="of:=[$screen_negative.CG3]" office:value-type="float" office:value="0" calcext:value-type="float">
            <text:p>0</text:p>
          </table:table-cell>
          <table:table-cell table:style-name="ce38" table:formula="of:=[$screen_negative.CH3]" office:value-type="float" office:value="0" calcext:value-type="float">
            <text:p>0</text:p>
          </table:table-cell>
          <table:table-cell table:style-name="ce38" table:formula="of:=[$screen_negative.CI3]" office:value-type="float" office:value="0" calcext:value-type="float">
            <text:p>0</text:p>
          </table:table-cell>
          <table:table-cell table:style-name="ce38" table:formula="of:=[$screen_negative.CJ3]" office:value-type="float" office:value="0" calcext:value-type="float">
            <text:p>0</text:p>
          </table:table-cell>
          <table:table-cell table:style-name="ce38" table:formula="of:=[$screen_negative.CK3]" office:value-type="float" office:value="0" calcext:value-type="float">
            <text:p>0</text:p>
          </table:table-cell>
          <table:table-cell table:style-name="ce38" table:formula="of:=[$screen_negative.CL3]" office:value-type="float" office:value="0" calcext:value-type="float">
            <text:p>0</text:p>
          </table:table-cell>
          <table:table-cell table:style-name="ce38" table:formula="of:=[$screen_negative.CM3]" office:value-type="float" office:value="0" calcext:value-type="float">
            <text:p>0</text:p>
          </table:table-cell>
          <table:table-cell table:style-name="ce38" table:formula="of:=[$screen_negative.CN3]" office:value-type="float" office:value="0" calcext:value-type="float">
            <text:p>0</text:p>
          </table:table-cell>
          <table:table-cell table:style-name="ce38" table:formula="of:=[$screen_negative.CO3]" office:value-type="float" office:value="0" calcext:value-type="float">
            <text:p>0</text:p>
          </table:table-cell>
          <table:table-cell table:style-name="ce38" table:formula="of:=[$screen_negative.CP3]" office:value-type="float" office:value="0" calcext:value-type="float">
            <text:p>0</text:p>
          </table:table-cell>
          <table:table-cell table:style-name="ce38" table:formula="of:=[$screen_negative.CQ3]" office:value-type="float" office:value="0" calcext:value-type="float">
            <text:p>0</text:p>
          </table:table-cell>
          <table:table-cell table:style-name="ce38" table:formula="of:=[$screen_negative.CR3]" office:value-type="float" office:value="0" calcext:value-type="float">
            <text:p>0</text:p>
          </table:table-cell>
          <table:table-cell table:style-name="ce38" table:formula="of:=[$screen_negative.CS3]" office:value-type="float" office:value="0" calcext:value-type="float">
            <text:p>0</text:p>
          </table:table-cell>
          <table:table-cell table:style-name="ce38" table:formula="of:=[$screen_negative.CT3]" office:value-type="float" office:value="0" calcext:value-type="float">
            <text:p>0</text:p>
          </table:table-cell>
          <table:table-cell table:style-name="ce38" table:formula="of:=[$screen_negative.CU3]" office:value-type="float" office:value="0" calcext:value-type="float">
            <text:p>0</text:p>
          </table:table-cell>
          <table:table-cell table:style-name="ce38" table:formula="of:=[$screen_negative.CV3]" office:value-type="float" office:value="0" calcext:value-type="float">
            <text:p>0</text:p>
          </table:table-cell>
          <table:table-cell table:style-name="ce38" table:formula="of:=[$screen_negative.CW3]" office:value-type="float" office:value="0" calcext:value-type="float">
            <text:p>0</text:p>
          </table:table-cell>
          <table:table-cell table:style-name="ce38" table:formula="of:=[$screen_negative.CX3]" office:value-type="float" office:value="0" calcext:value-type="float">
            <text:p>0</text:p>
          </table:table-cell>
          <table:table-cell table:style-name="ce38" table:formula="of:=[$screen_negative.CY3]" office:value-type="float" office:value="0" calcext:value-type="float">
            <text:p>0</text:p>
          </table:table-cell>
          <table:table-cell table:style-name="ce38" table:formula="of:=[$screen_negative.CZ3]" office:value-type="float" office:value="0" calcext:value-type="float">
            <text:p>0</text:p>
          </table:table-cell>
          <table:table-cell table:style-name="ce38" table:formula="of:=[$screen_negative.DA3]" office:value-type="float" office:value="0" calcext:value-type="float">
            <text:p>0</text:p>
          </table:table-cell>
          <table:table-cell table:style-name="ce38" table:formula="of:=[$screen_negative.DB3]" office:value-type="float" office:value="0" calcext:value-type="float">
            <text:p>0</text:p>
          </table:table-cell>
          <table:table-cell table:style-name="ce38" table:formula="of:=[$screen_negative.DC3]" office:value-type="float" office:value="0" calcext:value-type="float">
            <text:p>0</text:p>
          </table:table-cell>
          <table:table-cell table:style-name="ce38" table:formula="of:=[$screen_negative.DD3]" office:value-type="float" office:value="0" calcext:value-type="float">
            <text:p>0</text:p>
          </table:table-cell>
          <table:table-cell table:style-name="ce38" table:formula="of:=[$screen_negative.DE3]" office:value-type="float" office:value="0" calcext:value-type="float">
            <text:p>0</text:p>
          </table:table-cell>
          <table:table-cell table:style-name="ce38" table:formula="of:=[$screen_negative.DF3]" office:value-type="float" office:value="0" calcext:value-type="float">
            <text:p>0</text:p>
          </table:table-cell>
          <table:table-cell table:style-name="ce38" table:formula="of:=[$screen_negative.DG3]" office:value-type="float" office:value="0" calcext:value-type="float">
            <text:p>0</text:p>
          </table:table-cell>
          <table:table-cell table:style-name="ce38" table:formula="of:=[$screen_negative.DH3]" office:value-type="float" office:value="0" calcext:value-type="float">
            <text:p>0</text:p>
          </table:table-cell>
          <table:table-cell table:style-name="ce38" table:formula="of:=[$screen_negative.DI3]" office:value-type="float" office:value="0" calcext:value-type="float">
            <text:p>0</text:p>
          </table:table-cell>
          <table:table-cell table:style-name="ce38" table:formula="of:=[$screen_negative.DJ3]" office:value-type="float" office:value="0" calcext:value-type="float">
            <text:p>0</text:p>
          </table:table-cell>
          <table:table-cell table:style-name="ce38" table:formula="of:=[$screen_negative.DK3]" office:value-type="float" office:value="0" calcext:value-type="float">
            <text:p>0</text:p>
          </table:table-cell>
          <table:table-cell table:style-name="ce38" table:formula="of:=[$screen_negative.DL3]" office:value-type="float" office:value="0" calcext:value-type="float">
            <text:p>0</text:p>
          </table:table-cell>
          <table:table-cell table:style-name="ce38" table:formula="of:=[$screen_negative.DM3]" office:value-type="float" office:value="0" calcext:value-type="float">
            <text:p>0</text:p>
          </table:table-cell>
          <table:table-cell table:style-name="ce38" table:formula="of:=[$screen_negative.DN3]" office:value-type="float" office:value="0" calcext:value-type="float">
            <text:p>0</text:p>
          </table:table-cell>
          <table:table-cell table:style-name="ce38" table:formula="of:=[$screen_negative.DO3]" office:value-type="float" office:value="0" calcext:value-type="float">
            <text:p>0</text:p>
          </table:table-cell>
          <table:table-cell table:style-name="ce38" table:formula="of:=[$screen_negative.DP3]" office:value-type="float" office:value="0" calcext:value-type="float">
            <text:p>0</text:p>
          </table:table-cell>
          <table:table-cell table:style-name="ce38" table:formula="of:=[$screen_negative.DQ3]" office:value-type="float" office:value="0" calcext:value-type="float">
            <text:p>0</text:p>
          </table:table-cell>
          <table:table-cell table:style-name="ce38" table:formula="of:=[$screen_negative.DR3]" office:value-type="float" office:value="0" calcext:value-type="float">
            <text:p>0</text:p>
          </table:table-cell>
          <table:table-cell table:style-name="ce38" table:formula="of:=[$screen_negative.DS3]" office:value-type="float" office:value="0" calcext:value-type="float">
            <text:p>0</text:p>
          </table:table-cell>
          <table:table-cell table:style-name="ce38" table:formula="of:=[$screen_negative.DT3]" office:value-type="float" office:value="0" calcext:value-type="float">
            <text:p>0</text:p>
          </table:table-cell>
          <table:table-cell table:style-name="ce38" table:formula="of:=[$screen_negative.DU3]" office:value-type="float" office:value="0" calcext:value-type="float">
            <text:p>0</text:p>
          </table:table-cell>
          <table:table-cell table:style-name="ce38" table:formula="of:=[$screen_negative.DV3]" office:value-type="float" office:value="0" calcext:value-type="float">
            <text:p>0</text:p>
          </table:table-cell>
          <table:table-cell table:style-name="ce38" table:formula="of:=[$screen_negative.DW3]" office:value-type="float" office:value="0" calcext:value-type="float">
            <text:p>0</text:p>
          </table:table-cell>
          <table:table-cell table:style-name="ce38" table:formula="of:=[$screen_negative.DX3]" office:value-type="float" office:value="0" calcext:value-type="float">
            <text:p>0</text:p>
          </table:table-cell>
          <table:table-cell table:number-columns-repeated="5"/>
          <table:table-cell table:style-name="ce13" table:number-columns-repeated="8"/>
          <table:table-cell table:number-columns-repeated="883"/>
        </table:table-row>
        <table:table-row table:style-name="ro1">
          <table:table-cell table:style-name="ce38" table:formula="of:=[$screen_negative.A4]" office:value-type="float" office:value="0" calcext:value-type="float">
            <text:p>0</text:p>
          </table:table-cell>
          <table:table-cell table:style-name="ce38" table:formula="of:=[$screen_negative.B4]" office:value-type="float" office:value="0" calcext:value-type="float">
            <text:p>0</text:p>
          </table:table-cell>
          <table:table-cell table:style-name="ce38" table:formula="of:=[$screen_negative.C4]" office:value-type="float" office:value="0" calcext:value-type="float">
            <text:p>0</text:p>
          </table:table-cell>
          <table:table-cell table:style-name="ce38" table:formula="of:=[$screen_negative.D4]" office:value-type="float" office:value="0" calcext:value-type="float">
            <text:p>0</text:p>
          </table:table-cell>
          <table:table-cell table:style-name="ce38" table:formula="of:=[$screen_negative.E4]" office:value-type="float" office:value="0" calcext:value-type="float">
            <text:p>0</text:p>
          </table:table-cell>
          <table:table-cell table:style-name="ce38" table:formula="of:=[$screen_negative.F4]" office:value-type="float" office:value="0" calcext:value-type="float">
            <text:p>0</text:p>
          </table:table-cell>
          <table:table-cell table:style-name="ce38" table:formula="of:=[$screen_negative.G4]" office:value-type="float" office:value="0" calcext:value-type="float">
            <text:p>0</text:p>
          </table:table-cell>
          <table:table-cell table:style-name="ce38" table:formula="of:=[$screen_negative.H4]" office:value-type="float" office:value="0" calcext:value-type="float">
            <text:p>0</text:p>
          </table:table-cell>
          <table:table-cell table:style-name="ce38" table:formula="of:=[$screen_negative.I4]" office:value-type="float" office:value="0" calcext:value-type="float">
            <text:p>0</text:p>
          </table:table-cell>
          <table:table-cell table:style-name="ce38" table:formula="of:=[$screen_negative.J4]" office:value-type="float" office:value="0" calcext:value-type="float">
            <text:p>0</text:p>
          </table:table-cell>
          <table:table-cell table:style-name="ce38" table:formula="of:=[$screen_negative.K4]" office:value-type="float" office:value="0" calcext:value-type="float">
            <text:p>0</text:p>
          </table:table-cell>
          <table:table-cell table:style-name="ce38" table:formula="of:=[$screen_negative.L4]" office:value-type="float" office:value="0" calcext:value-type="float">
            <text:p>0</text:p>
          </table:table-cell>
          <table:table-cell table:style-name="ce38" table:formula="of:=[$screen_negative.M4]" office:value-type="float" office:value="0" calcext:value-type="float">
            <text:p>0</text:p>
          </table:table-cell>
          <table:table-cell table:style-name="ce38" table:formula="of:=[$screen_negative.N4]" office:value-type="float" office:value="0" calcext:value-type="float">
            <text:p>0</text:p>
          </table:table-cell>
          <table:table-cell table:style-name="ce38" table:formula="of:=[$screen_negative.O4]" office:value-type="float" office:value="0" calcext:value-type="float">
            <text:p>0</text:p>
          </table:table-cell>
          <table:table-cell table:style-name="ce38" table:formula="of:=[$screen_negative.P4]" office:value-type="float" office:value="0" calcext:value-type="float">
            <text:p>0</text:p>
          </table:table-cell>
          <table:table-cell table:style-name="ce38" table:formula="of:=[$screen_negative.Q4]" office:value-type="float" office:value="0" calcext:value-type="float">
            <text:p>0</text:p>
          </table:table-cell>
          <table:table-cell table:style-name="ce38" table:formula="of:=[$screen_negative.R4]" office:value-type="float" office:value="0" calcext:value-type="float">
            <text:p>0</text:p>
          </table:table-cell>
          <table:table-cell table:style-name="ce38" table:formula="of:=[$screen_negative.S4]" office:value-type="float" office:value="0" calcext:value-type="float">
            <text:p>0</text:p>
          </table:table-cell>
          <table:table-cell table:style-name="ce38" table:formula="of:=[$screen_negative.T4]" office:value-type="float" office:value="0" calcext:value-type="float">
            <text:p>0</text:p>
          </table:table-cell>
          <table:table-cell table:style-name="ce38" table:formula="of:=[$screen_negative.U4]" office:value-type="float" office:value="0" calcext:value-type="float">
            <text:p>0</text:p>
          </table:table-cell>
          <table:table-cell table:style-name="ce38" table:formula="of:=[$screen_negative.V4]" office:value-type="float" office:value="0" calcext:value-type="float">
            <text:p>0</text:p>
          </table:table-cell>
          <table:table-cell table:style-name="ce38" table:formula="of:=[$screen_negative.W4]" office:value-type="float" office:value="0" calcext:value-type="float">
            <text:p>0</text:p>
          </table:table-cell>
          <table:table-cell table:style-name="ce38" table:formula="of:=[$screen_negative.X4]" office:value-type="float" office:value="0" calcext:value-type="float">
            <text:p>0</text:p>
          </table:table-cell>
          <table:table-cell table:style-name="ce38" table:formula="of:=[$screen_negative.Y4]" office:value-type="float" office:value="0" calcext:value-type="float">
            <text:p>0</text:p>
          </table:table-cell>
          <table:table-cell table:style-name="ce38" table:formula="of:=[$screen_negative.Z4]" office:value-type="float" office:value="0" calcext:value-type="float">
            <text:p>0</text:p>
          </table:table-cell>
          <table:table-cell table:style-name="ce38" table:formula="of:=[$screen_negative.AA4]" office:value-type="float" office:value="0" calcext:value-type="float">
            <text:p>0</text:p>
          </table:table-cell>
          <table:table-cell table:style-name="ce38" table:formula="of:=[$screen_negative.AB4]" office:value-type="float" office:value="0" calcext:value-type="float">
            <text:p>0</text:p>
          </table:table-cell>
          <table:table-cell table:style-name="ce38" table:formula="of:=[$screen_negative.AC4]" office:value-type="float" office:value="0" calcext:value-type="float">
            <text:p>0</text:p>
          </table:table-cell>
          <table:table-cell table:style-name="ce38" table:formula="of:=[$screen_negative.AD4]" office:value-type="float" office:value="0" calcext:value-type="float">
            <text:p>0</text:p>
          </table:table-cell>
          <table:table-cell table:style-name="ce38" table:formula="of:=[$screen_negative.AE4]" office:value-type="float" office:value="0" calcext:value-type="float">
            <text:p>0</text:p>
          </table:table-cell>
          <table:table-cell table:style-name="ce38" table:formula="of:=[$screen_negative.AF4]" office:value-type="float" office:value="0" calcext:value-type="float">
            <text:p>0</text:p>
          </table:table-cell>
          <table:table-cell table:style-name="ce38" table:formula="of:=[$screen_negative.AG4]" office:value-type="float" office:value="0" calcext:value-type="float">
            <text:p>0</text:p>
          </table:table-cell>
          <table:table-cell table:style-name="ce38" table:formula="of:=[$screen_negative.AH4]" office:value-type="float" office:value="0" calcext:value-type="float">
            <text:p>0</text:p>
          </table:table-cell>
          <table:table-cell table:style-name="ce38" table:formula="of:=[$screen_negative.AI4]" office:value-type="float" office:value="0" calcext:value-type="float">
            <text:p>0</text:p>
          </table:table-cell>
          <table:table-cell table:style-name="ce38" table:formula="of:=[$screen_negative.AJ4]" office:value-type="float" office:value="0" calcext:value-type="float">
            <text:p>0</text:p>
          </table:table-cell>
          <table:table-cell table:style-name="ce38" table:formula="of:=[$screen_negative.AK4]" office:value-type="float" office:value="0" calcext:value-type="float">
            <text:p>0</text:p>
          </table:table-cell>
          <table:table-cell table:style-name="ce38" table:formula="of:=[$screen_negative.AL4]" office:value-type="float" office:value="0" calcext:value-type="float">
            <text:p>0</text:p>
          </table:table-cell>
          <table:table-cell table:style-name="ce38" table:formula="of:=[$screen_negative.AM4]" office:value-type="float" office:value="0" calcext:value-type="float">
            <text:p>0</text:p>
          </table:table-cell>
          <table:table-cell table:style-name="ce38" table:formula="of:=[$screen_negative.AN4]" office:value-type="float" office:value="0" calcext:value-type="float">
            <text:p>0</text:p>
          </table:table-cell>
          <table:table-cell table:style-name="ce38" table:formula="of:=[$screen_negative.AO4]" office:value-type="float" office:value="0" calcext:value-type="float">
            <text:p>0</text:p>
          </table:table-cell>
          <table:table-cell table:style-name="ce38" table:formula="of:=[$screen_negative.AP4]" office:value-type="float" office:value="0" calcext:value-type="float">
            <text:p>0</text:p>
          </table:table-cell>
          <table:table-cell table:style-name="ce38" table:formula="of:=[$screen_negative.AQ4]" office:value-type="float" office:value="0" calcext:value-type="float">
            <text:p>0</text:p>
          </table:table-cell>
          <table:table-cell table:style-name="ce38" table:formula="of:=[$screen_negative.AR4]" office:value-type="float" office:value="0" calcext:value-type="float">
            <text:p>0</text:p>
          </table:table-cell>
          <table:table-cell table:style-name="ce38" table:formula="of:=[$screen_negative.AS4]" office:value-type="float" office:value="0" calcext:value-type="float">
            <text:p>0</text:p>
          </table:table-cell>
          <table:table-cell table:style-name="ce38" table:formula="of:=[$screen_negative.AT4]" office:value-type="float" office:value="0" calcext:value-type="float">
            <text:p>0</text:p>
          </table:table-cell>
          <table:table-cell table:style-name="ce38" table:formula="of:=[$screen_negative.AU4]" office:value-type="float" office:value="0" calcext:value-type="float">
            <text:p>0</text:p>
          </table:table-cell>
          <table:table-cell table:style-name="ce38" table:formula="of:=[$screen_negative.AV4]" office:value-type="float" office:value="0" calcext:value-type="float">
            <text:p>0</text:p>
          </table:table-cell>
          <table:table-cell table:style-name="ce38" table:formula="of:=[$screen_negative.AW4]" office:value-type="float" office:value="0" calcext:value-type="float">
            <text:p>0</text:p>
          </table:table-cell>
          <table:table-cell table:style-name="ce38" table:formula="of:=[$screen_negative.AX4]" office:value-type="float" office:value="0" calcext:value-type="float">
            <text:p>0</text:p>
          </table:table-cell>
          <table:table-cell table:style-name="ce38" table:formula="of:=[$screen_negative.AY4]" office:value-type="float" office:value="1" calcext:value-type="float">
            <text:p>1</text:p>
          </table:table-cell>
          <table:table-cell table:style-name="ce38" table:formula="of:=[$screen_negative.AZ4]" office:value-type="float" office:value="1" calcext:value-type="float">
            <text:p>1</text:p>
          </table:table-cell>
          <table:table-cell table:style-name="ce38" table:formula="of:=[$screen_negative.BA4]" office:value-type="float" office:value="0" calcext:value-type="float">
            <text:p>0</text:p>
          </table:table-cell>
          <table:table-cell table:style-name="ce38" table:formula="of:=[$screen_negative.BB4]" office:value-type="float" office:value="0" calcext:value-type="float">
            <text:p>0</text:p>
          </table:table-cell>
          <table:table-cell table:style-name="ce38" table:formula="of:=[$screen_negative.BC4]" office:value-type="float" office:value="0" calcext:value-type="float">
            <text:p>0</text:p>
          </table:table-cell>
          <table:table-cell table:style-name="ce38" table:formula="of:=[$screen_negative.BD4]" office:value-type="float" office:value="1" calcext:value-type="float">
            <text:p>1</text:p>
          </table:table-cell>
          <table:table-cell table:style-name="ce38" table:formula="of:=[$screen_negative.BE4]" office:value-type="float" office:value="1" calcext:value-type="float">
            <text:p>1</text:p>
          </table:table-cell>
          <table:table-cell table:style-name="ce38" table:formula="of:=[$screen_negative.BF4]" office:value-type="float" office:value="1" calcext:value-type="float">
            <text:p>1</text:p>
          </table:table-cell>
          <table:table-cell table:style-name="ce38" table:formula="of:=[$screen_negative.BG4]" office:value-type="float" office:value="1" calcext:value-type="float">
            <text:p>1</text:p>
          </table:table-cell>
          <table:table-cell table:style-name="ce38" table:formula="of:=[$screen_negative.BH4]" office:value-type="float" office:value="0" calcext:value-type="float">
            <text:p>0</text:p>
          </table:table-cell>
          <table:table-cell table:style-name="ce38" table:formula="of:=[$screen_negative.BI4]" office:value-type="float" office:value="0" calcext:value-type="float">
            <text:p>0</text:p>
          </table:table-cell>
          <table:table-cell table:style-name="ce38" table:formula="of:=[$screen_negative.BJ4]" office:value-type="float" office:value="0" calcext:value-type="float">
            <text:p>0</text:p>
          </table:table-cell>
          <table:table-cell table:style-name="ce38" table:formula="of:=[$screen_negative.BK4]" office:value-type="float" office:value="0" calcext:value-type="float">
            <text:p>0</text:p>
          </table:table-cell>
          <table:table-cell table:style-name="ce38" table:formula="of:=[$screen_negative.BL4]" office:value-type="float" office:value="0" calcext:value-type="float">
            <text:p>0</text:p>
          </table:table-cell>
          <table:table-cell table:style-name="ce38" table:formula="of:=[$screen_negative.BM4]" office:value-type="float" office:value="0" calcext:value-type="float">
            <text:p>0</text:p>
          </table:table-cell>
          <table:table-cell table:style-name="ce38" table:formula="of:=[$screen_negative.BN4]" office:value-type="float" office:value="0" calcext:value-type="float">
            <text:p>0</text:p>
          </table:table-cell>
          <table:table-cell table:style-name="ce38" table:formula="of:=[$screen_negative.BO4]" office:value-type="float" office:value="0" calcext:value-type="float">
            <text:p>0</text:p>
          </table:table-cell>
          <table:table-cell table:style-name="ce38" table:formula="of:=[$screen_negative.BP4]" office:value-type="float" office:value="0" calcext:value-type="float">
            <text:p>0</text:p>
          </table:table-cell>
          <table:table-cell table:style-name="ce38" table:formula="of:=[$screen_negative.BQ4]" office:value-type="float" office:value="0" calcext:value-type="float">
            <text:p>0</text:p>
          </table:table-cell>
          <table:table-cell table:style-name="ce38" table:formula="of:=[$screen_negative.BR4]" office:value-type="float" office:value="1" calcext:value-type="float">
            <text:p>1</text:p>
          </table:table-cell>
          <table:table-cell table:style-name="ce38" table:formula="of:=[$screen_negative.BS4]" office:value-type="float" office:value="1" calcext:value-type="float">
            <text:p>1</text:p>
          </table:table-cell>
          <table:table-cell table:style-name="ce38" table:formula="of:=[$screen_negative.BT4]" office:value-type="float" office:value="1" calcext:value-type="float">
            <text:p>1</text:p>
          </table:table-cell>
          <table:table-cell table:style-name="ce38" table:formula="of:=[$screen_negative.BU4]" office:value-type="float" office:value="1" calcext:value-type="float">
            <text:p>1</text:p>
          </table:table-cell>
          <table:table-cell table:style-name="ce38" table:formula="of:=[$screen_negative.BV4]" office:value-type="float" office:value="0" calcext:value-type="float">
            <text:p>0</text:p>
          </table:table-cell>
          <table:table-cell table:style-name="ce38" table:formula="of:=[$screen_negative.BW4]" office:value-type="float" office:value="0" calcext:value-type="float">
            <text:p>0</text:p>
          </table:table-cell>
          <table:table-cell table:style-name="ce38" table:formula="of:=[$screen_negative.BX4]" office:value-type="float" office:value="0" calcext:value-type="float">
            <text:p>0</text:p>
          </table:table-cell>
          <table:table-cell table:style-name="ce38" table:formula="of:=[$screen_negative.BY4]" office:value-type="float" office:value="1" calcext:value-type="float">
            <text:p>1</text:p>
          </table:table-cell>
          <table:table-cell table:style-name="ce38" table:formula="of:=[$screen_negative.BZ4]" office:value-type="float" office:value="1" calcext:value-type="float">
            <text:p>1</text:p>
          </table:table-cell>
          <table:table-cell table:style-name="ce38" table:formula="of:=[$screen_negative.CA4]" office:value-type="float" office:value="0" calcext:value-type="float">
            <text:p>0</text:p>
          </table:table-cell>
          <table:table-cell table:style-name="ce38" table:formula="of:=[$screen_negative.CB4]" office:value-type="float" office:value="0" calcext:value-type="float">
            <text:p>0</text:p>
          </table:table-cell>
          <table:table-cell table:style-name="ce38" table:formula="of:=[$screen_negative.CC4]" office:value-type="float" office:value="0" calcext:value-type="float">
            <text:p>0</text:p>
          </table:table-cell>
          <table:table-cell table:style-name="ce38" table:formula="of:=[$screen_negative.CD4]" office:value-type="float" office:value="0" calcext:value-type="float">
            <text:p>0</text:p>
          </table:table-cell>
          <table:table-cell table:style-name="ce38" table:formula="of:=[$screen_negative.CE4]" office:value-type="float" office:value="0" calcext:value-type="float">
            <text:p>0</text:p>
          </table:table-cell>
          <table:table-cell table:style-name="ce38" table:formula="of:=[$screen_negative.CF4]" office:value-type="float" office:value="0" calcext:value-type="float">
            <text:p>0</text:p>
          </table:table-cell>
          <table:table-cell table:style-name="ce38" table:formula="of:=[$screen_negative.CG4]" office:value-type="float" office:value="0" calcext:value-type="float">
            <text:p>0</text:p>
          </table:table-cell>
          <table:table-cell table:style-name="ce38" table:formula="of:=[$screen_negative.CH4]" office:value-type="float" office:value="0" calcext:value-type="float">
            <text:p>0</text:p>
          </table:table-cell>
          <table:table-cell table:style-name="ce38" table:formula="of:=[$screen_negative.CI4]" office:value-type="float" office:value="0" calcext:value-type="float">
            <text:p>0</text:p>
          </table:table-cell>
          <table:table-cell table:style-name="ce38" table:formula="of:=[$screen_negative.CJ4]" office:value-type="float" office:value="0" calcext:value-type="float">
            <text:p>0</text:p>
          </table:table-cell>
          <table:table-cell table:style-name="ce38" table:formula="of:=[$screen_negative.CK4]" office:value-type="float" office:value="0" calcext:value-type="float">
            <text:p>0</text:p>
          </table:table-cell>
          <table:table-cell table:style-name="ce38" table:formula="of:=[$screen_negative.CL4]" office:value-type="float" office:value="0" calcext:value-type="float">
            <text:p>0</text:p>
          </table:table-cell>
          <table:table-cell table:style-name="ce38" table:formula="of:=[$screen_negative.CM4]" office:value-type="float" office:value="0" calcext:value-type="float">
            <text:p>0</text:p>
          </table:table-cell>
          <table:table-cell table:style-name="ce38" table:formula="of:=[$screen_negative.CN4]" office:value-type="float" office:value="0" calcext:value-type="float">
            <text:p>0</text:p>
          </table:table-cell>
          <table:table-cell table:style-name="ce38" table:formula="of:=[$screen_negative.CO4]" office:value-type="float" office:value="0" calcext:value-type="float">
            <text:p>0</text:p>
          </table:table-cell>
          <table:table-cell table:style-name="ce38" table:formula="of:=[$screen_negative.CP4]" office:value-type="float" office:value="0" calcext:value-type="float">
            <text:p>0</text:p>
          </table:table-cell>
          <table:table-cell table:style-name="ce38" table:formula="of:=[$screen_negative.CQ4]" office:value-type="float" office:value="0" calcext:value-type="float">
            <text:p>0</text:p>
          </table:table-cell>
          <table:table-cell table:style-name="ce38" table:formula="of:=[$screen_negative.CR4]" office:value-type="float" office:value="0" calcext:value-type="float">
            <text:p>0</text:p>
          </table:table-cell>
          <table:table-cell table:style-name="ce38" table:formula="of:=[$screen_negative.CS4]" office:value-type="float" office:value="0" calcext:value-type="float">
            <text:p>0</text:p>
          </table:table-cell>
          <table:table-cell table:style-name="ce38" table:formula="of:=[$screen_negative.CT4]" office:value-type="float" office:value="0" calcext:value-type="float">
            <text:p>0</text:p>
          </table:table-cell>
          <table:table-cell table:style-name="ce38" table:formula="of:=[$screen_negative.CU4]" office:value-type="float" office:value="0" calcext:value-type="float">
            <text:p>0</text:p>
          </table:table-cell>
          <table:table-cell table:style-name="ce38" table:formula="of:=[$screen_negative.CV4]" office:value-type="float" office:value="0" calcext:value-type="float">
            <text:p>0</text:p>
          </table:table-cell>
          <table:table-cell table:style-name="ce38" table:formula="of:=[$screen_negative.CW4]" office:value-type="float" office:value="0" calcext:value-type="float">
            <text:p>0</text:p>
          </table:table-cell>
          <table:table-cell table:style-name="ce38" table:formula="of:=[$screen_negative.CX4]" office:value-type="float" office:value="0" calcext:value-type="float">
            <text:p>0</text:p>
          </table:table-cell>
          <table:table-cell table:style-name="ce38" table:formula="of:=[$screen_negative.CY4]" office:value-type="float" office:value="0" calcext:value-type="float">
            <text:p>0</text:p>
          </table:table-cell>
          <table:table-cell table:style-name="ce38" table:formula="of:=[$screen_negative.CZ4]" office:value-type="float" office:value="0" calcext:value-type="float">
            <text:p>0</text:p>
          </table:table-cell>
          <table:table-cell table:style-name="ce38" table:formula="of:=[$screen_negative.DA4]" office:value-type="float" office:value="0" calcext:value-type="float">
            <text:p>0</text:p>
          </table:table-cell>
          <table:table-cell table:style-name="ce38" table:formula="of:=[$screen_negative.DB4]" office:value-type="float" office:value="0" calcext:value-type="float">
            <text:p>0</text:p>
          </table:table-cell>
          <table:table-cell table:style-name="ce38" table:formula="of:=[$screen_negative.DC4]" office:value-type="float" office:value="0" calcext:value-type="float">
            <text:p>0</text:p>
          </table:table-cell>
          <table:table-cell table:style-name="ce38" table:formula="of:=[$screen_negative.DD4]" office:value-type="float" office:value="0" calcext:value-type="float">
            <text:p>0</text:p>
          </table:table-cell>
          <table:table-cell table:style-name="ce38" table:formula="of:=[$screen_negative.DE4]" office:value-type="float" office:value="0" calcext:value-type="float">
            <text:p>0</text:p>
          </table:table-cell>
          <table:table-cell table:style-name="ce38" table:formula="of:=[$screen_negative.DF4]" office:value-type="float" office:value="0" calcext:value-type="float">
            <text:p>0</text:p>
          </table:table-cell>
          <table:table-cell table:style-name="ce38" table:formula="of:=[$screen_negative.DG4]" office:value-type="float" office:value="0" calcext:value-type="float">
            <text:p>0</text:p>
          </table:table-cell>
          <table:table-cell table:style-name="ce38" table:formula="of:=[$screen_negative.DH4]" office:value-type="float" office:value="0" calcext:value-type="float">
            <text:p>0</text:p>
          </table:table-cell>
          <table:table-cell table:style-name="ce38" table:formula="of:=[$screen_negative.DI4]" office:value-type="float" office:value="0" calcext:value-type="float">
            <text:p>0</text:p>
          </table:table-cell>
          <table:table-cell table:style-name="ce38" table:formula="of:=[$screen_negative.DJ4]" office:value-type="float" office:value="0" calcext:value-type="float">
            <text:p>0</text:p>
          </table:table-cell>
          <table:table-cell table:style-name="ce38" table:formula="of:=[$screen_negative.DK4]" office:value-type="float" office:value="0" calcext:value-type="float">
            <text:p>0</text:p>
          </table:table-cell>
          <table:table-cell table:style-name="ce38" table:formula="of:=[$screen_negative.DL4]" office:value-type="float" office:value="0" calcext:value-type="float">
            <text:p>0</text:p>
          </table:table-cell>
          <table:table-cell table:style-name="ce38" table:formula="of:=[$screen_negative.DM4]" office:value-type="float" office:value="0" calcext:value-type="float">
            <text:p>0</text:p>
          </table:table-cell>
          <table:table-cell table:style-name="ce38" table:formula="of:=[$screen_negative.DN4]" office:value-type="float" office:value="0" calcext:value-type="float">
            <text:p>0</text:p>
          </table:table-cell>
          <table:table-cell table:style-name="ce38" table:formula="of:=[$screen_negative.DO4]" office:value-type="float" office:value="0" calcext:value-type="float">
            <text:p>0</text:p>
          </table:table-cell>
          <table:table-cell table:style-name="ce38" table:formula="of:=[$screen_negative.DP4]" office:value-type="float" office:value="0" calcext:value-type="float">
            <text:p>0</text:p>
          </table:table-cell>
          <table:table-cell table:style-name="ce38" table:formula="of:=[$screen_negative.DQ4]" office:value-type="float" office:value="0" calcext:value-type="float">
            <text:p>0</text:p>
          </table:table-cell>
          <table:table-cell table:style-name="ce38" table:formula="of:=[$screen_negative.DR4]" office:value-type="float" office:value="0" calcext:value-type="float">
            <text:p>0</text:p>
          </table:table-cell>
          <table:table-cell table:style-name="ce38" table:formula="of:=[$screen_negative.DS4]" office:value-type="float" office:value="0" calcext:value-type="float">
            <text:p>0</text:p>
          </table:table-cell>
          <table:table-cell table:style-name="ce38" table:formula="of:=[$screen_negative.DT4]" office:value-type="float" office:value="0" calcext:value-type="float">
            <text:p>0</text:p>
          </table:table-cell>
          <table:table-cell table:style-name="ce38" table:formula="of:=[$screen_negative.DU4]" office:value-type="float" office:value="0" calcext:value-type="float">
            <text:p>0</text:p>
          </table:table-cell>
          <table:table-cell table:style-name="ce38" table:formula="of:=[$screen_negative.DV4]" office:value-type="float" office:value="0" calcext:value-type="float">
            <text:p>0</text:p>
          </table:table-cell>
          <table:table-cell table:style-name="ce38" table:formula="of:=[$screen_negative.DW4]" office:value-type="float" office:value="0" calcext:value-type="float">
            <text:p>0</text:p>
          </table:table-cell>
          <table:table-cell table:style-name="ce38" table:formula="of:=[$screen_negative.DX4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5]" office:value-type="float" office:value="0" calcext:value-type="float">
            <text:p>0</text:p>
          </table:table-cell>
          <table:table-cell table:style-name="ce38" table:formula="of:=[$screen_negative.B5]" office:value-type="float" office:value="0" calcext:value-type="float">
            <text:p>0</text:p>
          </table:table-cell>
          <table:table-cell table:style-name="ce38" table:formula="of:=[$screen_negative.C5]" office:value-type="float" office:value="0" calcext:value-type="float">
            <text:p>0</text:p>
          </table:table-cell>
          <table:table-cell table:style-name="ce38" table:formula="of:=[$screen_negative.D5]" office:value-type="float" office:value="0" calcext:value-type="float">
            <text:p>0</text:p>
          </table:table-cell>
          <table:table-cell table:style-name="ce38" table:formula="of:=[$screen_negative.E5]" office:value-type="float" office:value="0" calcext:value-type="float">
            <text:p>0</text:p>
          </table:table-cell>
          <table:table-cell table:style-name="ce38" table:formula="of:=[$screen_negative.F5]" office:value-type="float" office:value="0" calcext:value-type="float">
            <text:p>0</text:p>
          </table:table-cell>
          <table:table-cell table:style-name="ce38" table:formula="of:=[$screen_negative.G5]" office:value-type="float" office:value="0" calcext:value-type="float">
            <text:p>0</text:p>
          </table:table-cell>
          <table:table-cell table:style-name="ce38" table:formula="of:=[$screen_negative.H5]" office:value-type="float" office:value="0" calcext:value-type="float">
            <text:p>0</text:p>
          </table:table-cell>
          <table:table-cell table:style-name="ce38" table:formula="of:=[$screen_negative.I5]" office:value-type="float" office:value="0" calcext:value-type="float">
            <text:p>0</text:p>
          </table:table-cell>
          <table:table-cell table:style-name="ce38" table:formula="of:=[$screen_negative.J5]" office:value-type="float" office:value="0" calcext:value-type="float">
            <text:p>0</text:p>
          </table:table-cell>
          <table:table-cell table:style-name="ce38" table:formula="of:=[$screen_negative.K5]" office:value-type="float" office:value="0" calcext:value-type="float">
            <text:p>0</text:p>
          </table:table-cell>
          <table:table-cell table:style-name="ce38" table:formula="of:=[$screen_negative.L5]" office:value-type="float" office:value="0" calcext:value-type="float">
            <text:p>0</text:p>
          </table:table-cell>
          <table:table-cell table:style-name="ce38" table:formula="of:=[$screen_negative.M5]" office:value-type="float" office:value="0" calcext:value-type="float">
            <text:p>0</text:p>
          </table:table-cell>
          <table:table-cell table:style-name="ce38" table:formula="of:=[$screen_negative.N5]" office:value-type="float" office:value="0" calcext:value-type="float">
            <text:p>0</text:p>
          </table:table-cell>
          <table:table-cell table:style-name="ce38" table:formula="of:=[$screen_negative.O5]" office:value-type="float" office:value="0" calcext:value-type="float">
            <text:p>0</text:p>
          </table:table-cell>
          <table:table-cell table:style-name="ce38" table:formula="of:=[$screen_negative.P5]" office:value-type="float" office:value="0" calcext:value-type="float">
            <text:p>0</text:p>
          </table:table-cell>
          <table:table-cell table:style-name="ce38" table:formula="of:=[$screen_negative.Q5]" office:value-type="float" office:value="0" calcext:value-type="float">
            <text:p>0</text:p>
          </table:table-cell>
          <table:table-cell table:style-name="ce38" table:formula="of:=[$screen_negative.R5]" office:value-type="float" office:value="0" calcext:value-type="float">
            <text:p>0</text:p>
          </table:table-cell>
          <table:table-cell table:style-name="ce38" table:formula="of:=[$screen_negative.S5]" office:value-type="float" office:value="0" calcext:value-type="float">
            <text:p>0</text:p>
          </table:table-cell>
          <table:table-cell table:style-name="ce38" table:formula="of:=[$screen_negative.T5]" office:value-type="float" office:value="0" calcext:value-type="float">
            <text:p>0</text:p>
          </table:table-cell>
          <table:table-cell table:style-name="ce38" table:formula="of:=[$screen_negative.U5]" office:value-type="float" office:value="0" calcext:value-type="float">
            <text:p>0</text:p>
          </table:table-cell>
          <table:table-cell table:style-name="ce38" table:formula="of:=[$screen_negative.V5]" office:value-type="float" office:value="0" calcext:value-type="float">
            <text:p>0</text:p>
          </table:table-cell>
          <table:table-cell table:style-name="ce38" table:formula="of:=[$screen_negative.W5]" office:value-type="float" office:value="0" calcext:value-type="float">
            <text:p>0</text:p>
          </table:table-cell>
          <table:table-cell table:style-name="ce38" table:formula="of:=[$screen_negative.X5]" office:value-type="float" office:value="0" calcext:value-type="float">
            <text:p>0</text:p>
          </table:table-cell>
          <table:table-cell table:style-name="ce38" table:formula="of:=[$screen_negative.Y5]" office:value-type="float" office:value="0" calcext:value-type="float">
            <text:p>0</text:p>
          </table:table-cell>
          <table:table-cell table:style-name="ce38" table:formula="of:=[$screen_negative.Z5]" office:value-type="float" office:value="0" calcext:value-type="float">
            <text:p>0</text:p>
          </table:table-cell>
          <table:table-cell table:style-name="ce38" table:formula="of:=[$screen_negative.AA5]" office:value-type="float" office:value="0" calcext:value-type="float">
            <text:p>0</text:p>
          </table:table-cell>
          <table:table-cell table:style-name="ce38" table:formula="of:=[$screen_negative.AB5]" office:value-type="float" office:value="0" calcext:value-type="float">
            <text:p>0</text:p>
          </table:table-cell>
          <table:table-cell table:style-name="ce38" table:formula="of:=[$screen_negative.AC5]" office:value-type="float" office:value="0" calcext:value-type="float">
            <text:p>0</text:p>
          </table:table-cell>
          <table:table-cell table:style-name="ce38" table:formula="of:=[$screen_negative.AD5]" office:value-type="float" office:value="0" calcext:value-type="float">
            <text:p>0</text:p>
          </table:table-cell>
          <table:table-cell table:style-name="ce38" table:formula="of:=[$screen_negative.AE5]" office:value-type="float" office:value="0" calcext:value-type="float">
            <text:p>0</text:p>
          </table:table-cell>
          <table:table-cell table:style-name="ce38" table:formula="of:=[$screen_negative.AF5]" office:value-type="float" office:value="0" calcext:value-type="float">
            <text:p>0</text:p>
          </table:table-cell>
          <table:table-cell table:style-name="ce38" table:formula="of:=[$screen_negative.AG5]" office:value-type="float" office:value="0" calcext:value-type="float">
            <text:p>0</text:p>
          </table:table-cell>
          <table:table-cell table:style-name="ce38" table:formula="of:=[$screen_negative.AH5]" office:value-type="float" office:value="0" calcext:value-type="float">
            <text:p>0</text:p>
          </table:table-cell>
          <table:table-cell table:style-name="ce38" table:formula="of:=[$screen_negative.AI5]" office:value-type="float" office:value="0" calcext:value-type="float">
            <text:p>0</text:p>
          </table:table-cell>
          <table:table-cell table:style-name="ce38" table:formula="of:=[$screen_negative.AJ5]" office:value-type="float" office:value="0" calcext:value-type="float">
            <text:p>0</text:p>
          </table:table-cell>
          <table:table-cell table:style-name="ce38" table:formula="of:=[$screen_negative.AK5]" office:value-type="float" office:value="0" calcext:value-type="float">
            <text:p>0</text:p>
          </table:table-cell>
          <table:table-cell table:style-name="ce38" table:formula="of:=[$screen_negative.AL5]" office:value-type="float" office:value="0" calcext:value-type="float">
            <text:p>0</text:p>
          </table:table-cell>
          <table:table-cell table:style-name="ce38" table:formula="of:=[$screen_negative.AM5]" office:value-type="float" office:value="0" calcext:value-type="float">
            <text:p>0</text:p>
          </table:table-cell>
          <table:table-cell table:style-name="ce38" table:formula="of:=[$screen_negative.AN5]" office:value-type="float" office:value="0" calcext:value-type="float">
            <text:p>0</text:p>
          </table:table-cell>
          <table:table-cell table:style-name="ce38" table:formula="of:=[$screen_negative.AO5]" office:value-type="float" office:value="0" calcext:value-type="float">
            <text:p>0</text:p>
          </table:table-cell>
          <table:table-cell table:style-name="ce38" table:formula="of:=[$screen_negative.AP5]" office:value-type="float" office:value="0" calcext:value-type="float">
            <text:p>0</text:p>
          </table:table-cell>
          <table:table-cell table:style-name="ce38" table:formula="of:=[$screen_negative.AQ5]" office:value-type="float" office:value="0" calcext:value-type="float">
            <text:p>0</text:p>
          </table:table-cell>
          <table:table-cell table:style-name="ce38" table:formula="of:=[$screen_negative.AR5]" office:value-type="float" office:value="0" calcext:value-type="float">
            <text:p>0</text:p>
          </table:table-cell>
          <table:table-cell table:style-name="ce38" table:formula="of:=[$screen_negative.AS5]" office:value-type="float" office:value="0" calcext:value-type="float">
            <text:p>0</text:p>
          </table:table-cell>
          <table:table-cell table:style-name="ce38" table:formula="of:=[$screen_negative.AT5]" office:value-type="float" office:value="0" calcext:value-type="float">
            <text:p>0</text:p>
          </table:table-cell>
          <table:table-cell table:style-name="ce38" table:formula="of:=[$screen_negative.AU5]" office:value-type="float" office:value="0" calcext:value-type="float">
            <text:p>0</text:p>
          </table:table-cell>
          <table:table-cell table:style-name="ce38" table:formula="of:=[$screen_negative.AV5]" office:value-type="float" office:value="0" calcext:value-type="float">
            <text:p>0</text:p>
          </table:table-cell>
          <table:table-cell table:style-name="ce38" table:formula="of:=[$screen_negative.AW5]" office:value-type="float" office:value="1" calcext:value-type="float">
            <text:p>1</text:p>
          </table:table-cell>
          <table:table-cell table:style-name="ce38" table:formula="of:=[$screen_negative.AX5]" office:value-type="float" office:value="1" calcext:value-type="float">
            <text:p>1</text:p>
          </table:table-cell>
          <table:table-cell table:style-name="ce38" table:formula="of:=[$screen_negative.AY5]" office:value-type="float" office:value="0" calcext:value-type="float">
            <text:p>0</text:p>
          </table:table-cell>
          <table:table-cell table:style-name="ce38" table:formula="of:=[$screen_negative.AZ5]" office:value-type="float" office:value="0" calcext:value-type="float">
            <text:p>0</text:p>
          </table:table-cell>
          <table:table-cell table:style-name="ce38" table:formula="of:=[$screen_negative.BA5]" office:value-type="float" office:value="1" calcext:value-type="float">
            <text:p>1</text:p>
          </table:table-cell>
          <table:table-cell table:style-name="ce38" table:formula="of:=[$screen_negative.BB5]" office:value-type="float" office:value="1" calcext:value-type="float">
            <text:p>1</text:p>
          </table:table-cell>
          <table:table-cell table:style-name="ce38" table:formula="of:=[$screen_negative.BC5]" office:value-type="float" office:value="1" calcext:value-type="float">
            <text:p>1</text:p>
          </table:table-cell>
          <table:table-cell table:style-name="ce38" table:formula="of:=[$screen_negative.BD5]" office:value-type="float" office:value="0" calcext:value-type="float">
            <text:p>0</text:p>
          </table:table-cell>
          <table:table-cell table:style-name="ce38" table:formula="of:=[$screen_negative.BE5]" office:value-type="float" office:value="0" calcext:value-type="float">
            <text:p>0</text:p>
          </table:table-cell>
          <table:table-cell table:style-name="ce38" table:formula="of:=[$screen_negative.BF5]" office:value-type="float" office:value="0" calcext:value-type="float">
            <text:p>0</text:p>
          </table:table-cell>
          <table:table-cell table:style-name="ce38" table:formula="of:=[$screen_negative.BG5]" office:value-type="float" office:value="0" calcext:value-type="float">
            <text:p>0</text:p>
          </table:table-cell>
          <table:table-cell table:style-name="ce38" table:formula="of:=[$screen_negative.BH5]" office:value-type="float" office:value="0" calcext:value-type="float">
            <text:p>0</text:p>
          </table:table-cell>
          <table:table-cell table:style-name="ce38" table:formula="of:=[$screen_negative.BI5]" office:value-type="float" office:value="0" calcext:value-type="float">
            <text:p>0</text:p>
          </table:table-cell>
          <table:table-cell table:style-name="ce38" table:formula="of:=[$screen_negative.BJ5]" office:value-type="float" office:value="0" calcext:value-type="float">
            <text:p>0</text:p>
          </table:table-cell>
          <table:table-cell table:style-name="ce38" table:formula="of:=[$screen_negative.BK5]" office:value-type="float" office:value="0" calcext:value-type="float">
            <text:p>0</text:p>
          </table:table-cell>
          <table:table-cell table:style-name="ce38" table:formula="of:=[$screen_negative.BL5]" office:value-type="float" office:value="1" calcext:value-type="float">
            <text:p>1</text:p>
          </table:table-cell>
          <table:table-cell table:style-name="ce38" table:formula="of:=[$screen_negative.BM5]" office:value-type="float" office:value="1" calcext:value-type="float">
            <text:p>1</text:p>
          </table:table-cell>
          <table:table-cell table:style-name="ce38" table:formula="of:=[$screen_negative.BN5]" office:value-type="float" office:value="0" calcext:value-type="float">
            <text:p>0</text:p>
          </table:table-cell>
          <table:table-cell table:style-name="ce38" table:formula="of:=[$screen_negative.BO5]" office:value-type="float" office:value="0" calcext:value-type="float">
            <text:p>0</text:p>
          </table:table-cell>
          <table:table-cell table:style-name="ce38" table:formula="of:=[$screen_negative.BP5]" office:value-type="float" office:value="0" calcext:value-type="float">
            <text:p>0</text:p>
          </table:table-cell>
          <table:table-cell table:style-name="ce38" table:formula="of:=[$screen_negative.BQ5]" office:value-type="float" office:value="0" calcext:value-type="float">
            <text:p>0</text:p>
          </table:table-cell>
          <table:table-cell table:style-name="ce38" table:formula="of:=[$screen_negative.BR5]" office:value-type="float" office:value="0" calcext:value-type="float">
            <text:p>0</text:p>
          </table:table-cell>
          <table:table-cell table:style-name="ce38" table:formula="of:=[$screen_negative.BS5]" office:value-type="float" office:value="0" calcext:value-type="float">
            <text:p>0</text:p>
          </table:table-cell>
          <table:table-cell table:style-name="ce38" table:formula="of:=[$screen_negative.BT5]" office:value-type="float" office:value="0" calcext:value-type="float">
            <text:p>0</text:p>
          </table:table-cell>
          <table:table-cell table:style-name="ce38" table:formula="of:=[$screen_negative.BU5]" office:value-type="float" office:value="0" calcext:value-type="float">
            <text:p>0</text:p>
          </table:table-cell>
          <table:table-cell table:style-name="ce38" table:formula="of:=[$screen_negative.BV5]" office:value-type="float" office:value="1" calcext:value-type="float">
            <text:p>1</text:p>
          </table:table-cell>
          <table:table-cell table:style-name="ce38" table:formula="of:=[$screen_negative.BW5]" office:value-type="float" office:value="1" calcext:value-type="float">
            <text:p>1</text:p>
          </table:table-cell>
          <table:table-cell table:style-name="ce38" table:formula="of:=[$screen_negative.BX5]" office:value-type="float" office:value="1" calcext:value-type="float">
            <text:p>1</text:p>
          </table:table-cell>
          <table:table-cell table:style-name="ce38" table:formula="of:=[$screen_negative.BY5]" office:value-type="float" office:value="0" calcext:value-type="float">
            <text:p>0</text:p>
          </table:table-cell>
          <table:table-cell table:style-name="ce38" table:formula="of:=[$screen_negative.BZ5]" office:value-type="float" office:value="0" calcext:value-type="float">
            <text:p>0</text:p>
          </table:table-cell>
          <table:table-cell table:style-name="ce38" table:formula="of:=[$screen_negative.CA5]" office:value-type="float" office:value="1" calcext:value-type="float">
            <text:p>1</text:p>
          </table:table-cell>
          <table:table-cell table:style-name="ce38" table:formula="of:=[$screen_negative.CB5]" office:value-type="float" office:value="1" calcext:value-type="float">
            <text:p>1</text:p>
          </table:table-cell>
          <table:table-cell table:style-name="ce38" table:formula="of:=[$screen_negative.CC5]" office:value-type="float" office:value="0" calcext:value-type="float">
            <text:p>0</text:p>
          </table:table-cell>
          <table:table-cell table:style-name="ce38" table:formula="of:=[$screen_negative.CD5]" office:value-type="float" office:value="0" calcext:value-type="float">
            <text:p>0</text:p>
          </table:table-cell>
          <table:table-cell table:style-name="ce38" table:formula="of:=[$screen_negative.CE5]" office:value-type="float" office:value="0" calcext:value-type="float">
            <text:p>0</text:p>
          </table:table-cell>
          <table:table-cell table:style-name="ce38" table:formula="of:=[$screen_negative.CF5]" office:value-type="float" office:value="0" calcext:value-type="float">
            <text:p>0</text:p>
          </table:table-cell>
          <table:table-cell table:style-name="ce38" table:formula="of:=[$screen_negative.CG5]" office:value-type="float" office:value="0" calcext:value-type="float">
            <text:p>0</text:p>
          </table:table-cell>
          <table:table-cell table:style-name="ce38" table:formula="of:=[$screen_negative.CH5]" office:value-type="float" office:value="0" calcext:value-type="float">
            <text:p>0</text:p>
          </table:table-cell>
          <table:table-cell table:style-name="ce38" table:formula="of:=[$screen_negative.CI5]" office:value-type="float" office:value="0" calcext:value-type="float">
            <text:p>0</text:p>
          </table:table-cell>
          <table:table-cell table:style-name="ce38" table:formula="of:=[$screen_negative.CJ5]" office:value-type="float" office:value="0" calcext:value-type="float">
            <text:p>0</text:p>
          </table:table-cell>
          <table:table-cell table:style-name="ce38" table:formula="of:=[$screen_negative.CK5]" office:value-type="float" office:value="0" calcext:value-type="float">
            <text:p>0</text:p>
          </table:table-cell>
          <table:table-cell table:style-name="ce38" table:formula="of:=[$screen_negative.CL5]" office:value-type="float" office:value="0" calcext:value-type="float">
            <text:p>0</text:p>
          </table:table-cell>
          <table:table-cell table:style-name="ce38" table:formula="of:=[$screen_negative.CM5]" office:value-type="float" office:value="0" calcext:value-type="float">
            <text:p>0</text:p>
          </table:table-cell>
          <table:table-cell table:style-name="ce38" table:formula="of:=[$screen_negative.CN5]" office:value-type="float" office:value="0" calcext:value-type="float">
            <text:p>0</text:p>
          </table:table-cell>
          <table:table-cell table:style-name="ce38" table:formula="of:=[$screen_negative.CO5]" office:value-type="float" office:value="0" calcext:value-type="float">
            <text:p>0</text:p>
          </table:table-cell>
          <table:table-cell table:style-name="ce38" table:formula="of:=[$screen_negative.CP5]" office:value-type="float" office:value="0" calcext:value-type="float">
            <text:p>0</text:p>
          </table:table-cell>
          <table:table-cell table:style-name="ce38" table:formula="of:=[$screen_negative.CQ5]" office:value-type="float" office:value="0" calcext:value-type="float">
            <text:p>0</text:p>
          </table:table-cell>
          <table:table-cell table:style-name="ce38" table:formula="of:=[$screen_negative.CR5]" office:value-type="float" office:value="0" calcext:value-type="float">
            <text:p>0</text:p>
          </table:table-cell>
          <table:table-cell table:style-name="ce38" table:formula="of:=[$screen_negative.CS5]" office:value-type="float" office:value="0" calcext:value-type="float">
            <text:p>0</text:p>
          </table:table-cell>
          <table:table-cell table:style-name="ce38" table:formula="of:=[$screen_negative.CT5]" office:value-type="float" office:value="0" calcext:value-type="float">
            <text:p>0</text:p>
          </table:table-cell>
          <table:table-cell table:style-name="ce38" table:formula="of:=[$screen_negative.CU5]" office:value-type="float" office:value="0" calcext:value-type="float">
            <text:p>0</text:p>
          </table:table-cell>
          <table:table-cell table:style-name="ce38" table:formula="of:=[$screen_negative.CV5]" office:value-type="float" office:value="0" calcext:value-type="float">
            <text:p>0</text:p>
          </table:table-cell>
          <table:table-cell table:style-name="ce38" table:formula="of:=[$screen_negative.CW5]" office:value-type="float" office:value="0" calcext:value-type="float">
            <text:p>0</text:p>
          </table:table-cell>
          <table:table-cell table:style-name="ce38" table:formula="of:=[$screen_negative.CX5]" office:value-type="float" office:value="0" calcext:value-type="float">
            <text:p>0</text:p>
          </table:table-cell>
          <table:table-cell table:style-name="ce38" table:formula="of:=[$screen_negative.CY5]" office:value-type="float" office:value="0" calcext:value-type="float">
            <text:p>0</text:p>
          </table:table-cell>
          <table:table-cell table:style-name="ce38" table:formula="of:=[$screen_negative.CZ5]" office:value-type="float" office:value="0" calcext:value-type="float">
            <text:p>0</text:p>
          </table:table-cell>
          <table:table-cell table:style-name="ce38" table:formula="of:=[$screen_negative.DA5]" office:value-type="float" office:value="0" calcext:value-type="float">
            <text:p>0</text:p>
          </table:table-cell>
          <table:table-cell table:style-name="ce38" table:formula="of:=[$screen_negative.DB5]" office:value-type="float" office:value="0" calcext:value-type="float">
            <text:p>0</text:p>
          </table:table-cell>
          <table:table-cell table:style-name="ce38" table:formula="of:=[$screen_negative.DC5]" office:value-type="float" office:value="0" calcext:value-type="float">
            <text:p>0</text:p>
          </table:table-cell>
          <table:table-cell table:style-name="ce38" table:formula="of:=[$screen_negative.DD5]" office:value-type="float" office:value="0" calcext:value-type="float">
            <text:p>0</text:p>
          </table:table-cell>
          <table:table-cell table:style-name="ce38" table:formula="of:=[$screen_negative.DE5]" office:value-type="float" office:value="0" calcext:value-type="float">
            <text:p>0</text:p>
          </table:table-cell>
          <table:table-cell table:style-name="ce38" table:formula="of:=[$screen_negative.DF5]" office:value-type="float" office:value="0" calcext:value-type="float">
            <text:p>0</text:p>
          </table:table-cell>
          <table:table-cell table:style-name="ce38" table:formula="of:=[$screen_negative.DG5]" office:value-type="float" office:value="0" calcext:value-type="float">
            <text:p>0</text:p>
          </table:table-cell>
          <table:table-cell table:style-name="ce38" table:formula="of:=[$screen_negative.DH5]" office:value-type="float" office:value="0" calcext:value-type="float">
            <text:p>0</text:p>
          </table:table-cell>
          <table:table-cell table:style-name="ce38" table:formula="of:=[$screen_negative.DI5]" office:value-type="float" office:value="0" calcext:value-type="float">
            <text:p>0</text:p>
          </table:table-cell>
          <table:table-cell table:style-name="ce38" table:formula="of:=[$screen_negative.DJ5]" office:value-type="float" office:value="0" calcext:value-type="float">
            <text:p>0</text:p>
          </table:table-cell>
          <table:table-cell table:style-name="ce38" table:formula="of:=[$screen_negative.DK5]" office:value-type="float" office:value="0" calcext:value-type="float">
            <text:p>0</text:p>
          </table:table-cell>
          <table:table-cell table:style-name="ce38" table:formula="of:=[$screen_negative.DL5]" office:value-type="float" office:value="0" calcext:value-type="float">
            <text:p>0</text:p>
          </table:table-cell>
          <table:table-cell table:style-name="ce38" table:formula="of:=[$screen_negative.DM5]" office:value-type="float" office:value="0" calcext:value-type="float">
            <text:p>0</text:p>
          </table:table-cell>
          <table:table-cell table:style-name="ce38" table:formula="of:=[$screen_negative.DN5]" office:value-type="float" office:value="0" calcext:value-type="float">
            <text:p>0</text:p>
          </table:table-cell>
          <table:table-cell table:style-name="ce38" table:formula="of:=[$screen_negative.DO5]" office:value-type="float" office:value="0" calcext:value-type="float">
            <text:p>0</text:p>
          </table:table-cell>
          <table:table-cell table:style-name="ce38" table:formula="of:=[$screen_negative.DP5]" office:value-type="float" office:value="0" calcext:value-type="float">
            <text:p>0</text:p>
          </table:table-cell>
          <table:table-cell table:style-name="ce38" table:formula="of:=[$screen_negative.DQ5]" office:value-type="float" office:value="0" calcext:value-type="float">
            <text:p>0</text:p>
          </table:table-cell>
          <table:table-cell table:style-name="ce38" table:formula="of:=[$screen_negative.DR5]" office:value-type="float" office:value="0" calcext:value-type="float">
            <text:p>0</text:p>
          </table:table-cell>
          <table:table-cell table:style-name="ce38" table:formula="of:=[$screen_negative.DS5]" office:value-type="float" office:value="0" calcext:value-type="float">
            <text:p>0</text:p>
          </table:table-cell>
          <table:table-cell table:style-name="ce38" table:formula="of:=[$screen_negative.DT5]" office:value-type="float" office:value="0" calcext:value-type="float">
            <text:p>0</text:p>
          </table:table-cell>
          <table:table-cell table:style-name="ce38" table:formula="of:=[$screen_negative.DU5]" office:value-type="float" office:value="0" calcext:value-type="float">
            <text:p>0</text:p>
          </table:table-cell>
          <table:table-cell table:style-name="ce38" table:formula="of:=[$screen_negative.DV5]" office:value-type="float" office:value="0" calcext:value-type="float">
            <text:p>0</text:p>
          </table:table-cell>
          <table:table-cell table:style-name="ce38" table:formula="of:=[$screen_negative.DW5]" office:value-type="float" office:value="0" calcext:value-type="float">
            <text:p>0</text:p>
          </table:table-cell>
          <table:table-cell table:style-name="ce38" table:formula="of:=[$screen_negative.DX5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6]" office:value-type="float" office:value="0" calcext:value-type="float">
            <text:p>0</text:p>
          </table:table-cell>
          <table:table-cell table:style-name="ce38" table:formula="of:=[$screen_negative.B6]" office:value-type="float" office:value="0" calcext:value-type="float">
            <text:p>0</text:p>
          </table:table-cell>
          <table:table-cell table:style-name="ce38" table:formula="of:=[$screen_negative.C6]" office:value-type="float" office:value="0" calcext:value-type="float">
            <text:p>0</text:p>
          </table:table-cell>
          <table:table-cell table:style-name="ce38" table:formula="of:=[$screen_negative.D6]" office:value-type="float" office:value="0" calcext:value-type="float">
            <text:p>0</text:p>
          </table:table-cell>
          <table:table-cell table:style-name="ce38" table:formula="of:=[$screen_negative.E6]" office:value-type="float" office:value="0" calcext:value-type="float">
            <text:p>0</text:p>
          </table:table-cell>
          <table:table-cell table:style-name="ce38" table:formula="of:=[$screen_negative.F6]" office:value-type="float" office:value="0" calcext:value-type="float">
            <text:p>0</text:p>
          </table:table-cell>
          <table:table-cell table:style-name="ce38" table:formula="of:=[$screen_negative.G6]" office:value-type="float" office:value="0" calcext:value-type="float">
            <text:p>0</text:p>
          </table:table-cell>
          <table:table-cell table:style-name="ce38" table:formula="of:=[$screen_negative.H6]" office:value-type="float" office:value="0" calcext:value-type="float">
            <text:p>0</text:p>
          </table:table-cell>
          <table:table-cell table:style-name="ce38" table:formula="of:=[$screen_negative.I6]" office:value-type="float" office:value="0" calcext:value-type="float">
            <text:p>0</text:p>
          </table:table-cell>
          <table:table-cell table:style-name="ce38" table:formula="of:=[$screen_negative.J6]" office:value-type="float" office:value="0" calcext:value-type="float">
            <text:p>0</text:p>
          </table:table-cell>
          <table:table-cell table:style-name="ce38" table:formula="of:=[$screen_negative.K6]" office:value-type="float" office:value="0" calcext:value-type="float">
            <text:p>0</text:p>
          </table:table-cell>
          <table:table-cell table:style-name="ce38" table:formula="of:=[$screen_negative.L6]" office:value-type="float" office:value="0" calcext:value-type="float">
            <text:p>0</text:p>
          </table:table-cell>
          <table:table-cell table:style-name="ce38" table:formula="of:=[$screen_negative.M6]" office:value-type="float" office:value="0" calcext:value-type="float">
            <text:p>0</text:p>
          </table:table-cell>
          <table:table-cell table:style-name="ce38" table:formula="of:=[$screen_negative.N6]" office:value-type="float" office:value="0" calcext:value-type="float">
            <text:p>0</text:p>
          </table:table-cell>
          <table:table-cell table:style-name="ce38" table:formula="of:=[$screen_negative.O6]" office:value-type="float" office:value="0" calcext:value-type="float">
            <text:p>0</text:p>
          </table:table-cell>
          <table:table-cell table:style-name="ce38" table:formula="of:=[$screen_negative.P6]" office:value-type="float" office:value="0" calcext:value-type="float">
            <text:p>0</text:p>
          </table:table-cell>
          <table:table-cell table:style-name="ce38" table:formula="of:=[$screen_negative.Q6]" office:value-type="float" office:value="0" calcext:value-type="float">
            <text:p>0</text:p>
          </table:table-cell>
          <table:table-cell table:style-name="ce38" table:formula="of:=[$screen_negative.R6]" office:value-type="float" office:value="0" calcext:value-type="float">
            <text:p>0</text:p>
          </table:table-cell>
          <table:table-cell table:style-name="ce38" table:formula="of:=[$screen_negative.S6]" office:value-type="float" office:value="0" calcext:value-type="float">
            <text:p>0</text:p>
          </table:table-cell>
          <table:table-cell table:style-name="ce38" table:formula="of:=[$screen_negative.T6]" office:value-type="float" office:value="0" calcext:value-type="float">
            <text:p>0</text:p>
          </table:table-cell>
          <table:table-cell table:style-name="ce38" table:formula="of:=[$screen_negative.U6]" office:value-type="float" office:value="0" calcext:value-type="float">
            <text:p>0</text:p>
          </table:table-cell>
          <table:table-cell table:style-name="ce38" table:formula="of:=[$screen_negative.V6]" office:value-type="float" office:value="0" calcext:value-type="float">
            <text:p>0</text:p>
          </table:table-cell>
          <table:table-cell table:style-name="ce38" table:formula="of:=[$screen_negative.W6]" office:value-type="float" office:value="0" calcext:value-type="float">
            <text:p>0</text:p>
          </table:table-cell>
          <table:table-cell table:style-name="ce38" table:formula="of:=[$screen_negative.X6]" office:value-type="float" office:value="0" calcext:value-type="float">
            <text:p>0</text:p>
          </table:table-cell>
          <table:table-cell table:style-name="ce38" table:formula="of:=[$screen_negative.Y6]" office:value-type="float" office:value="0" calcext:value-type="float">
            <text:p>0</text:p>
          </table:table-cell>
          <table:table-cell table:style-name="ce38" table:formula="of:=[$screen_negative.Z6]" office:value-type="float" office:value="0" calcext:value-type="float">
            <text:p>0</text:p>
          </table:table-cell>
          <table:table-cell table:style-name="ce38" table:formula="of:=[$screen_negative.AA6]" office:value-type="float" office:value="0" calcext:value-type="float">
            <text:p>0</text:p>
          </table:table-cell>
          <table:table-cell table:style-name="ce38" table:formula="of:=[$screen_negative.AB6]" office:value-type="float" office:value="0" calcext:value-type="float">
            <text:p>0</text:p>
          </table:table-cell>
          <table:table-cell table:style-name="ce38" table:formula="of:=[$screen_negative.AC6]" office:value-type="float" office:value="0" calcext:value-type="float">
            <text:p>0</text:p>
          </table:table-cell>
          <table:table-cell table:style-name="ce38" table:formula="of:=[$screen_negative.AD6]" office:value-type="float" office:value="0" calcext:value-type="float">
            <text:p>0</text:p>
          </table:table-cell>
          <table:table-cell table:style-name="ce38" table:formula="of:=[$screen_negative.AE6]" office:value-type="float" office:value="0" calcext:value-type="float">
            <text:p>0</text:p>
          </table:table-cell>
          <table:table-cell table:style-name="ce38" table:formula="of:=[$screen_negative.AF6]" office:value-type="float" office:value="0" calcext:value-type="float">
            <text:p>0</text:p>
          </table:table-cell>
          <table:table-cell table:style-name="ce38" table:formula="of:=[$screen_negative.AG6]" office:value-type="float" office:value="0" calcext:value-type="float">
            <text:p>0</text:p>
          </table:table-cell>
          <table:table-cell table:style-name="ce38" table:formula="of:=[$screen_negative.AH6]" office:value-type="float" office:value="0" calcext:value-type="float">
            <text:p>0</text:p>
          </table:table-cell>
          <table:table-cell table:style-name="ce38" table:formula="of:=[$screen_negative.AI6]" office:value-type="float" office:value="0" calcext:value-type="float">
            <text:p>0</text:p>
          </table:table-cell>
          <table:table-cell table:style-name="ce38" table:formula="of:=[$screen_negative.AJ6]" office:value-type="float" office:value="0" calcext:value-type="float">
            <text:p>0</text:p>
          </table:table-cell>
          <table:table-cell table:style-name="ce38" table:formula="of:=[$screen_negative.AK6]" office:value-type="float" office:value="0" calcext:value-type="float">
            <text:p>0</text:p>
          </table:table-cell>
          <table:table-cell table:style-name="ce38" table:formula="of:=[$screen_negative.AL6]" office:value-type="float" office:value="0" calcext:value-type="float">
            <text:p>0</text:p>
          </table:table-cell>
          <table:table-cell table:style-name="ce38" table:formula="of:=[$screen_negative.AM6]" office:value-type="float" office:value="0" calcext:value-type="float">
            <text:p>0</text:p>
          </table:table-cell>
          <table:table-cell table:style-name="ce38" table:formula="of:=[$screen_negative.AN6]" office:value-type="float" office:value="0" calcext:value-type="float">
            <text:p>0</text:p>
          </table:table-cell>
          <table:table-cell table:style-name="ce38" table:formula="of:=[$screen_negative.AO6]" office:value-type="float" office:value="0" calcext:value-type="float">
            <text:p>0</text:p>
          </table:table-cell>
          <table:table-cell table:style-name="ce38" table:formula="of:=[$screen_negative.AP6]" office:value-type="float" office:value="0" calcext:value-type="float">
            <text:p>0</text:p>
          </table:table-cell>
          <table:table-cell table:style-name="ce38" table:formula="of:=[$screen_negative.AQ6]" office:value-type="float" office:value="0" calcext:value-type="float">
            <text:p>0</text:p>
          </table:table-cell>
          <table:table-cell table:style-name="ce38" table:formula="of:=[$screen_negative.AR6]" office:value-type="float" office:value="0" calcext:value-type="float">
            <text:p>0</text:p>
          </table:table-cell>
          <table:table-cell table:style-name="ce38" table:formula="of:=[$screen_negative.AS6]" office:value-type="float" office:value="0" calcext:value-type="float">
            <text:p>0</text:p>
          </table:table-cell>
          <table:table-cell table:style-name="ce38" table:formula="of:=[$screen_negative.AT6]" office:value-type="float" office:value="0" calcext:value-type="float">
            <text:p>0</text:p>
          </table:table-cell>
          <table:table-cell table:style-name="ce38" table:formula="of:=[$screen_negative.AU6]" office:value-type="float" office:value="1" calcext:value-type="float">
            <text:p>1</text:p>
          </table:table-cell>
          <table:table-cell table:style-name="ce38" table:formula="of:=[$screen_negative.AV6]" office:value-type="float" office:value="1" calcext:value-type="float">
            <text:p>1</text:p>
          </table:table-cell>
          <table:table-cell table:style-name="ce38" table:formula="of:=[$screen_negative.AW6]" office:value-type="float" office:value="0" calcext:value-type="float">
            <text:p>0</text:p>
          </table:table-cell>
          <table:table-cell table:style-name="ce38" table:formula="of:=[$screen_negative.AX6]" office:value-type="float" office:value="0" calcext:value-type="float">
            <text:p>0</text:p>
          </table:table-cell>
          <table:table-cell table:style-name="ce38" table:formula="of:=[$screen_negative.AY6]" office:value-type="float" office:value="1" calcext:value-type="float">
            <text:p>1</text:p>
          </table:table-cell>
          <table:table-cell table:style-name="ce38" table:formula="of:=[$screen_negative.AZ6]" office:value-type="float" office:value="1" calcext:value-type="float">
            <text:p>1</text:p>
          </table:table-cell>
          <table:table-cell table:style-name="ce38" table:formula="of:=[$screen_negative.BA6]" office:value-type="float" office:value="0" calcext:value-type="float">
            <text:p>0</text:p>
          </table:table-cell>
          <table:table-cell table:style-name="ce38" table:formula="of:=[$screen_negative.BB6]" office:value-type="float" office:value="0" calcext:value-type="float">
            <text:p>0</text:p>
          </table:table-cell>
          <table:table-cell table:style-name="ce38" table:formula="of:=[$screen_negative.BC6]" office:value-type="float" office:value="0" calcext:value-type="float">
            <text:p>0</text:p>
          </table:table-cell>
          <table:table-cell table:style-name="ce38" table:formula="of:=[$screen_negative.BD6]" office:value-type="float" office:value="0" calcext:value-type="float">
            <text:p>0</text:p>
          </table:table-cell>
          <table:table-cell table:style-name="ce38" table:formula="of:=[$screen_negative.BE6]" office:value-type="float" office:value="0" calcext:value-type="float">
            <text:p>0</text:p>
          </table:table-cell>
          <table:table-cell table:style-name="ce38" table:formula="of:=[$screen_negative.BF6]" office:value-type="float" office:value="0" calcext:value-type="float">
            <text:p>0</text:p>
          </table:table-cell>
          <table:table-cell table:style-name="ce38" table:formula="of:=[$screen_negative.BG6]" office:value-type="float" office:value="0" calcext:value-type="float">
            <text:p>0</text:p>
          </table:table-cell>
          <table:table-cell table:style-name="ce38" table:formula="of:=[$screen_negative.BH6]" office:value-type="float" office:value="0" calcext:value-type="float">
            <text:p>0</text:p>
          </table:table-cell>
          <table:table-cell table:style-name="ce38" table:formula="of:=[$screen_negative.BI6]" office:value-type="float" office:value="0" calcext:value-type="float">
            <text:p>0</text:p>
          </table:table-cell>
          <table:table-cell table:style-name="ce38" table:formula="of:=[$screen_negative.BJ6]" office:value-type="float" office:value="0" calcext:value-type="float">
            <text:p>0</text:p>
          </table:table-cell>
          <table:table-cell table:style-name="ce38" table:formula="of:=[$screen_negative.BK6]" office:value-type="float" office:value="0" calcext:value-type="float">
            <text:p>0</text:p>
          </table:table-cell>
          <table:table-cell table:style-name="ce38" table:formula="of:=[$screen_negative.BL6]" office:value-type="float" office:value="0" calcext:value-type="float">
            <text:p>0</text:p>
          </table:table-cell>
          <table:table-cell table:style-name="ce38" table:formula="of:=[$screen_negative.BM6]" office:value-type="float" office:value="0" calcext:value-type="float">
            <text:p>0</text:p>
          </table:table-cell>
          <table:table-cell table:style-name="ce38" table:formula="of:=[$screen_negative.BN6]" office:value-type="float" office:value="0" calcext:value-type="float">
            <text:p>0</text:p>
          </table:table-cell>
          <table:table-cell table:style-name="ce38" table:formula="of:=[$screen_negative.BO6]" office:value-type="float" office:value="0" calcext:value-type="float">
            <text:p>0</text:p>
          </table:table-cell>
          <table:table-cell table:style-name="ce38" table:formula="of:=[$screen_negative.BP6]" office:value-type="float" office:value="0" calcext:value-type="float">
            <text:p>0</text:p>
          </table:table-cell>
          <table:table-cell table:style-name="ce38" table:formula="of:=[$screen_negative.BQ6]" office:value-type="float" office:value="0" calcext:value-type="float">
            <text:p>0</text:p>
          </table:table-cell>
          <table:table-cell table:style-name="ce38" table:formula="of:=[$screen_negative.BR6]" office:value-type="float" office:value="0" calcext:value-type="float">
            <text:p>0</text:p>
          </table:table-cell>
          <table:table-cell table:style-name="ce38" table:formula="of:=[$screen_negative.BS6]" office:value-type="float" office:value="0" calcext:value-type="float">
            <text:p>0</text:p>
          </table:table-cell>
          <table:table-cell table:style-name="ce38" table:formula="of:=[$screen_negative.BT6]" office:value-type="float" office:value="0" calcext:value-type="float">
            <text:p>0</text:p>
          </table:table-cell>
          <table:table-cell table:style-name="ce38" table:formula="of:=[$screen_negative.BU6]" office:value-type="float" office:value="0" calcext:value-type="float">
            <text:p>0</text:p>
          </table:table-cell>
          <table:table-cell table:style-name="ce38" table:formula="of:=[$screen_negative.BV6]" office:value-type="float" office:value="0" calcext:value-type="float">
            <text:p>0</text:p>
          </table:table-cell>
          <table:table-cell table:style-name="ce38" table:formula="of:=[$screen_negative.BW6]" office:value-type="float" office:value="0" calcext:value-type="float">
            <text:p>0</text:p>
          </table:table-cell>
          <table:table-cell table:style-name="ce38" table:formula="of:=[$screen_negative.BX6]" office:value-type="float" office:value="0" calcext:value-type="float">
            <text:p>0</text:p>
          </table:table-cell>
          <table:table-cell table:style-name="ce38" table:formula="of:=[$screen_negative.BY6]" office:value-type="float" office:value="1" calcext:value-type="float">
            <text:p>1</text:p>
          </table:table-cell>
          <table:table-cell table:style-name="ce38" table:formula="of:=[$screen_negative.BZ6]" office:value-type="float" office:value="1" calcext:value-type="float">
            <text:p>1</text:p>
          </table:table-cell>
          <table:table-cell table:style-name="ce38" table:formula="of:=[$screen_negative.CA6]" office:value-type="float" office:value="0" calcext:value-type="float">
            <text:p>0</text:p>
          </table:table-cell>
          <table:table-cell table:style-name="ce38" table:formula="of:=[$screen_negative.CB6]" office:value-type="float" office:value="0" calcext:value-type="float">
            <text:p>0</text:p>
          </table:table-cell>
          <table:table-cell table:style-name="ce38" table:formula="of:=[$screen_negative.CC6]" office:value-type="float" office:value="1" calcext:value-type="float">
            <text:p>1</text:p>
          </table:table-cell>
          <table:table-cell table:style-name="ce38" table:formula="of:=[$screen_negative.CD6]" office:value-type="float" office:value="1" calcext:value-type="float">
            <text:p>1</text:p>
          </table:table-cell>
          <table:table-cell table:style-name="ce38" table:formula="of:=[$screen_negative.CE6]" office:value-type="float" office:value="0" calcext:value-type="float">
            <text:p>0</text:p>
          </table:table-cell>
          <table:table-cell table:style-name="ce38" table:formula="of:=[$screen_negative.CF6]" office:value-type="float" office:value="0" calcext:value-type="float">
            <text:p>0</text:p>
          </table:table-cell>
          <table:table-cell table:style-name="ce38" table:formula="of:=[$screen_negative.CG6]" office:value-type="float" office:value="0" calcext:value-type="float">
            <text:p>0</text:p>
          </table:table-cell>
          <table:table-cell table:style-name="ce38" table:formula="of:=[$screen_negative.CH6]" office:value-type="float" office:value="0" calcext:value-type="float">
            <text:p>0</text:p>
          </table:table-cell>
          <table:table-cell table:style-name="ce38" table:formula="of:=[$screen_negative.CI6]" office:value-type="float" office:value="0" calcext:value-type="float">
            <text:p>0</text:p>
          </table:table-cell>
          <table:table-cell table:style-name="ce38" table:formula="of:=[$screen_negative.CJ6]" office:value-type="float" office:value="0" calcext:value-type="float">
            <text:p>0</text:p>
          </table:table-cell>
          <table:table-cell table:style-name="ce38" table:formula="of:=[$screen_negative.CK6]" office:value-type="float" office:value="0" calcext:value-type="float">
            <text:p>0</text:p>
          </table:table-cell>
          <table:table-cell table:style-name="ce38" table:formula="of:=[$screen_negative.CL6]" office:value-type="float" office:value="0" calcext:value-type="float">
            <text:p>0</text:p>
          </table:table-cell>
          <table:table-cell table:style-name="ce38" table:formula="of:=[$screen_negative.CM6]" office:value-type="float" office:value="0" calcext:value-type="float">
            <text:p>0</text:p>
          </table:table-cell>
          <table:table-cell table:style-name="ce38" table:formula="of:=[$screen_negative.CN6]" office:value-type="float" office:value="0" calcext:value-type="float">
            <text:p>0</text:p>
          </table:table-cell>
          <table:table-cell table:style-name="ce38" table:formula="of:=[$screen_negative.CO6]" office:value-type="float" office:value="0" calcext:value-type="float">
            <text:p>0</text:p>
          </table:table-cell>
          <table:table-cell table:style-name="ce38" table:formula="of:=[$screen_negative.CP6]" office:value-type="float" office:value="0" calcext:value-type="float">
            <text:p>0</text:p>
          </table:table-cell>
          <table:table-cell table:style-name="ce38" table:formula="of:=[$screen_negative.CQ6]" office:value-type="float" office:value="0" calcext:value-type="float">
            <text:p>0</text:p>
          </table:table-cell>
          <table:table-cell table:style-name="ce38" table:formula="of:=[$screen_negative.CR6]" office:value-type="float" office:value="0" calcext:value-type="float">
            <text:p>0</text:p>
          </table:table-cell>
          <table:table-cell table:style-name="ce38" table:formula="of:=[$screen_negative.CS6]" office:value-type="float" office:value="0" calcext:value-type="float">
            <text:p>0</text:p>
          </table:table-cell>
          <table:table-cell table:style-name="ce38" table:formula="of:=[$screen_negative.CT6]" office:value-type="float" office:value="0" calcext:value-type="float">
            <text:p>0</text:p>
          </table:table-cell>
          <table:table-cell table:style-name="ce38" table:formula="of:=[$screen_negative.CU6]" office:value-type="float" office:value="0" calcext:value-type="float">
            <text:p>0</text:p>
          </table:table-cell>
          <table:table-cell table:style-name="ce38" table:formula="of:=[$screen_negative.CV6]" office:value-type="float" office:value="0" calcext:value-type="float">
            <text:p>0</text:p>
          </table:table-cell>
          <table:table-cell table:style-name="ce38" table:formula="of:=[$screen_negative.CW6]" office:value-type="float" office:value="0" calcext:value-type="float">
            <text:p>0</text:p>
          </table:table-cell>
          <table:table-cell table:style-name="ce38" table:formula="of:=[$screen_negative.CX6]" office:value-type="float" office:value="0" calcext:value-type="float">
            <text:p>0</text:p>
          </table:table-cell>
          <table:table-cell table:style-name="ce38" table:formula="of:=[$screen_negative.CY6]" office:value-type="float" office:value="0" calcext:value-type="float">
            <text:p>0</text:p>
          </table:table-cell>
          <table:table-cell table:style-name="ce38" table:formula="of:=[$screen_negative.CZ6]" office:value-type="float" office:value="0" calcext:value-type="float">
            <text:p>0</text:p>
          </table:table-cell>
          <table:table-cell table:style-name="ce38" table:formula="of:=[$screen_negative.DA6]" office:value-type="float" office:value="0" calcext:value-type="float">
            <text:p>0</text:p>
          </table:table-cell>
          <table:table-cell table:style-name="ce38" table:formula="of:=[$screen_negative.DB6]" office:value-type="float" office:value="0" calcext:value-type="float">
            <text:p>0</text:p>
          </table:table-cell>
          <table:table-cell table:style-name="ce38" table:formula="of:=[$screen_negative.DC6]" office:value-type="float" office:value="0" calcext:value-type="float">
            <text:p>0</text:p>
          </table:table-cell>
          <table:table-cell table:style-name="ce38" table:formula="of:=[$screen_negative.DD6]" office:value-type="float" office:value="0" calcext:value-type="float">
            <text:p>0</text:p>
          </table:table-cell>
          <table:table-cell table:style-name="ce38" table:formula="of:=[$screen_negative.DE6]" office:value-type="float" office:value="0" calcext:value-type="float">
            <text:p>0</text:p>
          </table:table-cell>
          <table:table-cell table:style-name="ce38" table:formula="of:=[$screen_negative.DF6]" office:value-type="float" office:value="0" calcext:value-type="float">
            <text:p>0</text:p>
          </table:table-cell>
          <table:table-cell table:style-name="ce38" table:formula="of:=[$screen_negative.DG6]" office:value-type="float" office:value="0" calcext:value-type="float">
            <text:p>0</text:p>
          </table:table-cell>
          <table:table-cell table:style-name="ce38" table:formula="of:=[$screen_negative.DH6]" office:value-type="float" office:value="0" calcext:value-type="float">
            <text:p>0</text:p>
          </table:table-cell>
          <table:table-cell table:style-name="ce38" table:formula="of:=[$screen_negative.DI6]" office:value-type="float" office:value="0" calcext:value-type="float">
            <text:p>0</text:p>
          </table:table-cell>
          <table:table-cell table:style-name="ce38" table:formula="of:=[$screen_negative.DJ6]" office:value-type="float" office:value="0" calcext:value-type="float">
            <text:p>0</text:p>
          </table:table-cell>
          <table:table-cell table:style-name="ce38" table:formula="of:=[$screen_negative.DK6]" office:value-type="float" office:value="0" calcext:value-type="float">
            <text:p>0</text:p>
          </table:table-cell>
          <table:table-cell table:style-name="ce38" table:formula="of:=[$screen_negative.DL6]" office:value-type="float" office:value="0" calcext:value-type="float">
            <text:p>0</text:p>
          </table:table-cell>
          <table:table-cell table:style-name="ce38" table:formula="of:=[$screen_negative.DM6]" office:value-type="float" office:value="0" calcext:value-type="float">
            <text:p>0</text:p>
          </table:table-cell>
          <table:table-cell table:style-name="ce38" table:formula="of:=[$screen_negative.DN6]" office:value-type="float" office:value="0" calcext:value-type="float">
            <text:p>0</text:p>
          </table:table-cell>
          <table:table-cell table:style-name="ce38" table:formula="of:=[$screen_negative.DO6]" office:value-type="float" office:value="0" calcext:value-type="float">
            <text:p>0</text:p>
          </table:table-cell>
          <table:table-cell table:style-name="ce38" table:formula="of:=[$screen_negative.DP6]" office:value-type="float" office:value="0" calcext:value-type="float">
            <text:p>0</text:p>
          </table:table-cell>
          <table:table-cell table:style-name="ce38" table:formula="of:=[$screen_negative.DQ6]" office:value-type="float" office:value="0" calcext:value-type="float">
            <text:p>0</text:p>
          </table:table-cell>
          <table:table-cell table:style-name="ce38" table:formula="of:=[$screen_negative.DR6]" office:value-type="float" office:value="0" calcext:value-type="float">
            <text:p>0</text:p>
          </table:table-cell>
          <table:table-cell table:style-name="ce38" table:formula="of:=[$screen_negative.DS6]" office:value-type="float" office:value="0" calcext:value-type="float">
            <text:p>0</text:p>
          </table:table-cell>
          <table:table-cell table:style-name="ce38" table:formula="of:=[$screen_negative.DT6]" office:value-type="float" office:value="0" calcext:value-type="float">
            <text:p>0</text:p>
          </table:table-cell>
          <table:table-cell table:style-name="ce38" table:formula="of:=[$screen_negative.DU6]" office:value-type="float" office:value="0" calcext:value-type="float">
            <text:p>0</text:p>
          </table:table-cell>
          <table:table-cell table:style-name="ce38" table:formula="of:=[$screen_negative.DV6]" office:value-type="float" office:value="0" calcext:value-type="float">
            <text:p>0</text:p>
          </table:table-cell>
          <table:table-cell table:style-name="ce38" table:formula="of:=[$screen_negative.DW6]" office:value-type="float" office:value="0" calcext:value-type="float">
            <text:p>0</text:p>
          </table:table-cell>
          <table:table-cell table:style-name="ce38" table:formula="of:=[$screen_negative.DX6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7]" office:value-type="float" office:value="0" calcext:value-type="float">
            <text:p>0</text:p>
          </table:table-cell>
          <table:table-cell table:style-name="ce38" table:formula="of:=[$screen_negative.B7]" office:value-type="float" office:value="0" calcext:value-type="float">
            <text:p>0</text:p>
          </table:table-cell>
          <table:table-cell table:style-name="ce38" table:formula="of:=[$screen_negative.C7]" office:value-type="float" office:value="0" calcext:value-type="float">
            <text:p>0</text:p>
          </table:table-cell>
          <table:table-cell table:style-name="ce38" table:formula="of:=[$screen_negative.D7]" office:value-type="float" office:value="0" calcext:value-type="float">
            <text:p>0</text:p>
          </table:table-cell>
          <table:table-cell table:style-name="ce38" table:formula="of:=[$screen_negative.E7]" office:value-type="float" office:value="0" calcext:value-type="float">
            <text:p>0</text:p>
          </table:table-cell>
          <table:table-cell table:style-name="ce38" table:formula="of:=[$screen_negative.F7]" office:value-type="float" office:value="0" calcext:value-type="float">
            <text:p>0</text:p>
          </table:table-cell>
          <table:table-cell table:style-name="ce38" table:formula="of:=[$screen_negative.G7]" office:value-type="float" office:value="0" calcext:value-type="float">
            <text:p>0</text:p>
          </table:table-cell>
          <table:table-cell table:style-name="ce38" table:formula="of:=[$screen_negative.H7]" office:value-type="float" office:value="0" calcext:value-type="float">
            <text:p>0</text:p>
          </table:table-cell>
          <table:table-cell table:style-name="ce38" table:formula="of:=[$screen_negative.I7]" office:value-type="float" office:value="0" calcext:value-type="float">
            <text:p>0</text:p>
          </table:table-cell>
          <table:table-cell table:style-name="ce38" table:formula="of:=[$screen_negative.J7]" office:value-type="float" office:value="0" calcext:value-type="float">
            <text:p>0</text:p>
          </table:table-cell>
          <table:table-cell table:style-name="ce38" table:formula="of:=[$screen_negative.K7]" office:value-type="float" office:value="0" calcext:value-type="float">
            <text:p>0</text:p>
          </table:table-cell>
          <table:table-cell table:style-name="ce38" table:formula="of:=[$screen_negative.L7]" office:value-type="float" office:value="0" calcext:value-type="float">
            <text:p>0</text:p>
          </table:table-cell>
          <table:table-cell table:style-name="ce38" table:formula="of:=[$screen_negative.M7]" office:value-type="float" office:value="0" calcext:value-type="float">
            <text:p>0</text:p>
          </table:table-cell>
          <table:table-cell table:style-name="ce38" table:formula="of:=[$screen_negative.N7]" office:value-type="float" office:value="0" calcext:value-type="float">
            <text:p>0</text:p>
          </table:table-cell>
          <table:table-cell table:style-name="ce38" table:formula="of:=[$screen_negative.O7]" office:value-type="float" office:value="0" calcext:value-type="float">
            <text:p>0</text:p>
          </table:table-cell>
          <table:table-cell table:style-name="ce38" table:formula="of:=[$screen_negative.P7]" office:value-type="float" office:value="0" calcext:value-type="float">
            <text:p>0</text:p>
          </table:table-cell>
          <table:table-cell table:style-name="ce38" table:formula="of:=[$screen_negative.Q7]" office:value-type="float" office:value="0" calcext:value-type="float">
            <text:p>0</text:p>
          </table:table-cell>
          <table:table-cell table:style-name="ce38" table:formula="of:=[$screen_negative.R7]" office:value-type="float" office:value="0" calcext:value-type="float">
            <text:p>0</text:p>
          </table:table-cell>
          <table:table-cell table:style-name="ce38" table:formula="of:=[$screen_negative.S7]" office:value-type="float" office:value="0" calcext:value-type="float">
            <text:p>0</text:p>
          </table:table-cell>
          <table:table-cell table:style-name="ce38" table:formula="of:=[$screen_negative.T7]" office:value-type="float" office:value="0" calcext:value-type="float">
            <text:p>0</text:p>
          </table:table-cell>
          <table:table-cell table:style-name="ce38" table:formula="of:=[$screen_negative.U7]" office:value-type="float" office:value="0" calcext:value-type="float">
            <text:p>0</text:p>
          </table:table-cell>
          <table:table-cell table:style-name="ce38" table:formula="of:=[$screen_negative.V7]" office:value-type="float" office:value="0" calcext:value-type="float">
            <text:p>0</text:p>
          </table:table-cell>
          <table:table-cell table:style-name="ce38" table:formula="of:=[$screen_negative.W7]" office:value-type="float" office:value="0" calcext:value-type="float">
            <text:p>0</text:p>
          </table:table-cell>
          <table:table-cell table:style-name="ce38" table:formula="of:=[$screen_negative.X7]" office:value-type="float" office:value="0" calcext:value-type="float">
            <text:p>0</text:p>
          </table:table-cell>
          <table:table-cell table:style-name="ce38" table:formula="of:=[$screen_negative.Y7]" office:value-type="float" office:value="0" calcext:value-type="float">
            <text:p>0</text:p>
          </table:table-cell>
          <table:table-cell table:style-name="ce38" table:formula="of:=[$screen_negative.Z7]" office:value-type="float" office:value="0" calcext:value-type="float">
            <text:p>0</text:p>
          </table:table-cell>
          <table:table-cell table:style-name="ce38" table:formula="of:=[$screen_negative.AA7]" office:value-type="float" office:value="0" calcext:value-type="float">
            <text:p>0</text:p>
          </table:table-cell>
          <table:table-cell table:style-name="ce38" table:formula="of:=[$screen_negative.AB7]" office:value-type="float" office:value="0" calcext:value-type="float">
            <text:p>0</text:p>
          </table:table-cell>
          <table:table-cell table:style-name="ce38" table:formula="of:=[$screen_negative.AC7]" office:value-type="float" office:value="0" calcext:value-type="float">
            <text:p>0</text:p>
          </table:table-cell>
          <table:table-cell table:style-name="ce38" table:formula="of:=[$screen_negative.AD7]" office:value-type="float" office:value="0" calcext:value-type="float">
            <text:p>0</text:p>
          </table:table-cell>
          <table:table-cell table:style-name="ce38" table:formula="of:=[$screen_negative.AE7]" office:value-type="float" office:value="0" calcext:value-type="float">
            <text:p>0</text:p>
          </table:table-cell>
          <table:table-cell table:style-name="ce38" table:formula="of:=[$screen_negative.AF7]" office:value-type="float" office:value="0" calcext:value-type="float">
            <text:p>0</text:p>
          </table:table-cell>
          <table:table-cell table:style-name="ce38" table:formula="of:=[$screen_negative.AG7]" office:value-type="float" office:value="0" calcext:value-type="float">
            <text:p>0</text:p>
          </table:table-cell>
          <table:table-cell table:style-name="ce38" table:formula="of:=[$screen_negative.AH7]" office:value-type="float" office:value="0" calcext:value-type="float">
            <text:p>0</text:p>
          </table:table-cell>
          <table:table-cell table:style-name="ce38" table:formula="of:=[$screen_negative.AI7]" office:value-type="float" office:value="0" calcext:value-type="float">
            <text:p>0</text:p>
          </table:table-cell>
          <table:table-cell table:style-name="ce38" table:formula="of:=[$screen_negative.AJ7]" office:value-type="float" office:value="0" calcext:value-type="float">
            <text:p>0</text:p>
          </table:table-cell>
          <table:table-cell table:style-name="ce38" table:formula="of:=[$screen_negative.AK7]" office:value-type="float" office:value="0" calcext:value-type="float">
            <text:p>0</text:p>
          </table:table-cell>
          <table:table-cell table:style-name="ce38" table:formula="of:=[$screen_negative.AL7]" office:value-type="float" office:value="0" calcext:value-type="float">
            <text:p>0</text:p>
          </table:table-cell>
          <table:table-cell table:style-name="ce38" table:formula="of:=[$screen_negative.AM7]" office:value-type="float" office:value="0" calcext:value-type="float">
            <text:p>0</text:p>
          </table:table-cell>
          <table:table-cell table:style-name="ce38" table:formula="of:=[$screen_negative.AN7]" office:value-type="float" office:value="0" calcext:value-type="float">
            <text:p>0</text:p>
          </table:table-cell>
          <table:table-cell table:style-name="ce38" table:formula="of:=[$screen_negative.AO7]" office:value-type="float" office:value="0" calcext:value-type="float">
            <text:p>0</text:p>
          </table:table-cell>
          <table:table-cell table:style-name="ce38" table:formula="of:=[$screen_negative.AP7]" office:value-type="float" office:value="0" calcext:value-type="float">
            <text:p>0</text:p>
          </table:table-cell>
          <table:table-cell table:style-name="ce38" table:formula="of:=[$screen_negative.AQ7]" office:value-type="float" office:value="0" calcext:value-type="float">
            <text:p>0</text:p>
          </table:table-cell>
          <table:table-cell table:style-name="ce38" table:formula="of:=[$screen_negative.AR7]" office:value-type="float" office:value="0" calcext:value-type="float">
            <text:p>0</text:p>
          </table:table-cell>
          <table:table-cell table:style-name="ce38" table:formula="of:=[$screen_negative.AS7]" office:value-type="float" office:value="0" calcext:value-type="float">
            <text:p>0</text:p>
          </table:table-cell>
          <table:table-cell table:style-name="ce38" table:formula="of:=[$screen_negative.AT7]" office:value-type="float" office:value="1" calcext:value-type="float">
            <text:p>1</text:p>
          </table:table-cell>
          <table:table-cell table:style-name="ce38" table:formula="of:=[$screen_negative.AU7]" office:value-type="float" office:value="0" calcext:value-type="float">
            <text:p>0</text:p>
          </table:table-cell>
          <table:table-cell table:style-name="ce38" table:formula="of:=[$screen_negative.AV7]" office:value-type="float" office:value="0" calcext:value-type="float">
            <text:p>0</text:p>
          </table:table-cell>
          <table:table-cell table:style-name="ce38" table:formula="of:=[$screen_negative.AW7]" office:value-type="float" office:value="1" calcext:value-type="float">
            <text:p>1</text:p>
          </table:table-cell>
          <table:table-cell table:style-name="ce38" table:formula="of:=[$screen_negative.AX7]" office:value-type="float" office:value="1" calcext:value-type="float">
            <text:p>1</text:p>
          </table:table-cell>
          <table:table-cell table:style-name="ce38" table:formula="of:=[$screen_negative.AY7]" office:value-type="float" office:value="0" calcext:value-type="float">
            <text:p>0</text:p>
          </table:table-cell>
          <table:table-cell table:style-name="ce38" table:formula="of:=[$screen_negative.AZ7]" office:value-type="float" office:value="0" calcext:value-type="float">
            <text:p>0</text:p>
          </table:table-cell>
          <table:table-cell table:style-name="ce38" table:formula="of:=[$screen_negative.BA7]" office:value-type="float" office:value="0" calcext:value-type="float">
            <text:p>0</text:p>
          </table:table-cell>
          <table:table-cell table:style-name="ce38" table:formula="of:=[$screen_negative.BB7]" office:value-type="float" office:value="0" calcext:value-type="float">
            <text:p>0</text:p>
          </table:table-cell>
          <table:table-cell table:style-name="ce38" table:formula="of:=[$screen_negative.BC7]" office:value-type="float" office:value="0" calcext:value-type="float">
            <text:p>0</text:p>
          </table:table-cell>
          <table:table-cell table:style-name="ce38" table:formula="of:=[$screen_negative.BD7]" office:value-type="float" office:value="0" calcext:value-type="float">
            <text:p>0</text:p>
          </table:table-cell>
          <table:table-cell table:style-name="ce38" table:formula="of:=[$screen_negative.BE7]" office:value-type="float" office:value="0" calcext:value-type="float">
            <text:p>0</text:p>
          </table:table-cell>
          <table:table-cell table:style-name="ce38" table:formula="of:=[$screen_negative.BF7]" office:value-type="float" office:value="0" calcext:value-type="float">
            <text:p>0</text:p>
          </table:table-cell>
          <table:table-cell table:style-name="ce38" table:formula="of:=[$screen_negative.BG7]" office:value-type="float" office:value="0" calcext:value-type="float">
            <text:p>0</text:p>
          </table:table-cell>
          <table:table-cell table:style-name="ce38" table:formula="of:=[$screen_negative.BH7]" office:value-type="float" office:value="0" calcext:value-type="float">
            <text:p>0</text:p>
          </table:table-cell>
          <table:table-cell table:style-name="ce38" table:formula="of:=[$screen_negative.BI7]" office:value-type="float" office:value="0" calcext:value-type="float">
            <text:p>0</text:p>
          </table:table-cell>
          <table:table-cell table:style-name="ce38" table:formula="of:=[$screen_negative.BJ7]" office:value-type="float" office:value="0" calcext:value-type="float">
            <text:p>0</text:p>
          </table:table-cell>
          <table:table-cell table:style-name="ce38" table:formula="of:=[$screen_negative.BK7]" office:value-type="float" office:value="0" calcext:value-type="float">
            <text:p>0</text:p>
          </table:table-cell>
          <table:table-cell table:style-name="ce38" table:formula="of:=[$screen_negative.BL7]" office:value-type="float" office:value="0" calcext:value-type="float">
            <text:p>0</text:p>
          </table:table-cell>
          <table:table-cell table:style-name="ce38" table:formula="of:=[$screen_negative.BM7]" office:value-type="float" office:value="0" calcext:value-type="float">
            <text:p>0</text:p>
          </table:table-cell>
          <table:table-cell table:style-name="ce38" table:formula="of:=[$screen_negative.BN7]" office:value-type="float" office:value="0" calcext:value-type="float">
            <text:p>0</text:p>
          </table:table-cell>
          <table:table-cell table:style-name="ce38" table:formula="of:=[$screen_negative.BO7]" office:value-type="float" office:value="0" calcext:value-type="float">
            <text:p>0</text:p>
          </table:table-cell>
          <table:table-cell table:style-name="ce38" table:formula="of:=[$screen_negative.BP7]" office:value-type="float" office:value="0" calcext:value-type="float">
            <text:p>0</text:p>
          </table:table-cell>
          <table:table-cell table:style-name="ce38" table:formula="of:=[$screen_negative.BQ7]" office:value-type="float" office:value="0" calcext:value-type="float">
            <text:p>0</text:p>
          </table:table-cell>
          <table:table-cell table:style-name="ce38" table:formula="of:=[$screen_negative.BR7]" office:value-type="float" office:value="0" calcext:value-type="float">
            <text:p>0</text:p>
          </table:table-cell>
          <table:table-cell table:style-name="ce38" table:formula="of:=[$screen_negative.BS7]" office:value-type="float" office:value="0" calcext:value-type="float">
            <text:p>0</text:p>
          </table:table-cell>
          <table:table-cell table:style-name="ce38" table:formula="of:=[$screen_negative.BT7]" office:value-type="float" office:value="0" calcext:value-type="float">
            <text:p>0</text:p>
          </table:table-cell>
          <table:table-cell table:style-name="ce38" table:formula="of:=[$screen_negative.BU7]" office:value-type="float" office:value="0" calcext:value-type="float">
            <text:p>0</text:p>
          </table:table-cell>
          <table:table-cell table:style-name="ce38" table:formula="of:=[$screen_negative.BV7]" office:value-type="float" office:value="0" calcext:value-type="float">
            <text:p>0</text:p>
          </table:table-cell>
          <table:table-cell table:style-name="ce38" table:formula="of:=[$screen_negative.BW7]" office:value-type="float" office:value="0" calcext:value-type="float">
            <text:p>0</text:p>
          </table:table-cell>
          <table:table-cell table:style-name="ce38" table:formula="of:=[$screen_negative.BX7]" office:value-type="float" office:value="0" calcext:value-type="float">
            <text:p>0</text:p>
          </table:table-cell>
          <table:table-cell table:style-name="ce38" table:formula="of:=[$screen_negative.BY7]" office:value-type="float" office:value="0" calcext:value-type="float">
            <text:p>0</text:p>
          </table:table-cell>
          <table:table-cell table:style-name="ce38" table:formula="of:=[$screen_negative.BZ7]" office:value-type="float" office:value="0" calcext:value-type="float">
            <text:p>0</text:p>
          </table:table-cell>
          <table:table-cell table:style-name="ce38" table:formula="of:=[$screen_negative.CA7]" office:value-type="float" office:value="1" calcext:value-type="float">
            <text:p>1</text:p>
          </table:table-cell>
          <table:table-cell table:style-name="ce38" table:formula="of:=[$screen_negative.CB7]" office:value-type="float" office:value="1" calcext:value-type="float">
            <text:p>1</text:p>
          </table:table-cell>
          <table:table-cell table:style-name="ce38" table:formula="of:=[$screen_negative.CC7]" office:value-type="float" office:value="0" calcext:value-type="float">
            <text:p>0</text:p>
          </table:table-cell>
          <table:table-cell table:style-name="ce38" table:formula="of:=[$screen_negative.CD7]" office:value-type="float" office:value="0" calcext:value-type="float">
            <text:p>0</text:p>
          </table:table-cell>
          <table:table-cell table:style-name="ce38" table:formula="of:=[$screen_negative.CE7]" office:value-type="float" office:value="1" calcext:value-type="float">
            <text:p>1</text:p>
          </table:table-cell>
          <table:table-cell table:style-name="ce38" table:formula="of:=[$screen_negative.CF7]" office:value-type="float" office:value="0" calcext:value-type="float">
            <text:p>0</text:p>
          </table:table-cell>
          <table:table-cell table:style-name="ce38" table:formula="of:=[$screen_negative.CG7]" office:value-type="float" office:value="0" calcext:value-type="float">
            <text:p>0</text:p>
          </table:table-cell>
          <table:table-cell table:style-name="ce38" table:formula="of:=[$screen_negative.CH7]" office:value-type="float" office:value="0" calcext:value-type="float">
            <text:p>0</text:p>
          </table:table-cell>
          <table:table-cell table:style-name="ce38" table:formula="of:=[$screen_negative.CI7]" office:value-type="float" office:value="0" calcext:value-type="float">
            <text:p>0</text:p>
          </table:table-cell>
          <table:table-cell table:style-name="ce38" table:formula="of:=[$screen_negative.CJ7]" office:value-type="float" office:value="0" calcext:value-type="float">
            <text:p>0</text:p>
          </table:table-cell>
          <table:table-cell table:style-name="ce38" table:formula="of:=[$screen_negative.CK7]" office:value-type="float" office:value="0" calcext:value-type="float">
            <text:p>0</text:p>
          </table:table-cell>
          <table:table-cell table:style-name="ce38" table:formula="of:=[$screen_negative.CL7]" office:value-type="float" office:value="0" calcext:value-type="float">
            <text:p>0</text:p>
          </table:table-cell>
          <table:table-cell table:style-name="ce38" table:formula="of:=[$screen_negative.CM7]" office:value-type="float" office:value="0" calcext:value-type="float">
            <text:p>0</text:p>
          </table:table-cell>
          <table:table-cell table:style-name="ce38" table:formula="of:=[$screen_negative.CN7]" office:value-type="float" office:value="0" calcext:value-type="float">
            <text:p>0</text:p>
          </table:table-cell>
          <table:table-cell table:style-name="ce38" table:formula="of:=[$screen_negative.CO7]" office:value-type="float" office:value="0" calcext:value-type="float">
            <text:p>0</text:p>
          </table:table-cell>
          <table:table-cell table:style-name="ce38" table:formula="of:=[$screen_negative.CP7]" office:value-type="float" office:value="0" calcext:value-type="float">
            <text:p>0</text:p>
          </table:table-cell>
          <table:table-cell table:style-name="ce38" table:formula="of:=[$screen_negative.CQ7]" office:value-type="float" office:value="0" calcext:value-type="float">
            <text:p>0</text:p>
          </table:table-cell>
          <table:table-cell table:style-name="ce38" table:formula="of:=[$screen_negative.CR7]" office:value-type="float" office:value="0" calcext:value-type="float">
            <text:p>0</text:p>
          </table:table-cell>
          <table:table-cell table:style-name="ce38" table:formula="of:=[$screen_negative.CS7]" office:value-type="float" office:value="0" calcext:value-type="float">
            <text:p>0</text:p>
          </table:table-cell>
          <table:table-cell table:style-name="ce38" table:formula="of:=[$screen_negative.CT7]" office:value-type="float" office:value="0" calcext:value-type="float">
            <text:p>0</text:p>
          </table:table-cell>
          <table:table-cell table:style-name="ce38" table:formula="of:=[$screen_negative.CU7]" office:value-type="float" office:value="0" calcext:value-type="float">
            <text:p>0</text:p>
          </table:table-cell>
          <table:table-cell table:style-name="ce38" table:formula="of:=[$screen_negative.CV7]" office:value-type="float" office:value="0" calcext:value-type="float">
            <text:p>0</text:p>
          </table:table-cell>
          <table:table-cell table:style-name="ce38" table:formula="of:=[$screen_negative.CW7]" office:value-type="float" office:value="0" calcext:value-type="float">
            <text:p>0</text:p>
          </table:table-cell>
          <table:table-cell table:style-name="ce38" table:formula="of:=[$screen_negative.CX7]" office:value-type="float" office:value="0" calcext:value-type="float">
            <text:p>0</text:p>
          </table:table-cell>
          <table:table-cell table:style-name="ce38" table:formula="of:=[$screen_negative.CY7]" office:value-type="float" office:value="0" calcext:value-type="float">
            <text:p>0</text:p>
          </table:table-cell>
          <table:table-cell table:style-name="ce38" table:formula="of:=[$screen_negative.CZ7]" office:value-type="float" office:value="0" calcext:value-type="float">
            <text:p>0</text:p>
          </table:table-cell>
          <table:table-cell table:style-name="ce38" table:formula="of:=[$screen_negative.DA7]" office:value-type="float" office:value="0" calcext:value-type="float">
            <text:p>0</text:p>
          </table:table-cell>
          <table:table-cell table:style-name="ce38" table:formula="of:=[$screen_negative.DB7]" office:value-type="float" office:value="0" calcext:value-type="float">
            <text:p>0</text:p>
          </table:table-cell>
          <table:table-cell table:style-name="ce38" table:formula="of:=[$screen_negative.DC7]" office:value-type="float" office:value="0" calcext:value-type="float">
            <text:p>0</text:p>
          </table:table-cell>
          <table:table-cell table:style-name="ce38" table:formula="of:=[$screen_negative.DD7]" office:value-type="float" office:value="0" calcext:value-type="float">
            <text:p>0</text:p>
          </table:table-cell>
          <table:table-cell table:style-name="ce38" table:formula="of:=[$screen_negative.DE7]" office:value-type="float" office:value="0" calcext:value-type="float">
            <text:p>0</text:p>
          </table:table-cell>
          <table:table-cell table:style-name="ce38" table:formula="of:=[$screen_negative.DF7]" office:value-type="float" office:value="0" calcext:value-type="float">
            <text:p>0</text:p>
          </table:table-cell>
          <table:table-cell table:style-name="ce38" table:formula="of:=[$screen_negative.DG7]" office:value-type="float" office:value="0" calcext:value-type="float">
            <text:p>0</text:p>
          </table:table-cell>
          <table:table-cell table:style-name="ce38" table:formula="of:=[$screen_negative.DH7]" office:value-type="float" office:value="0" calcext:value-type="float">
            <text:p>0</text:p>
          </table:table-cell>
          <table:table-cell table:style-name="ce38" table:formula="of:=[$screen_negative.DI7]" office:value-type="float" office:value="0" calcext:value-type="float">
            <text:p>0</text:p>
          </table:table-cell>
          <table:table-cell table:style-name="ce38" table:formula="of:=[$screen_negative.DJ7]" office:value-type="float" office:value="0" calcext:value-type="float">
            <text:p>0</text:p>
          </table:table-cell>
          <table:table-cell table:style-name="ce38" table:formula="of:=[$screen_negative.DK7]" office:value-type="float" office:value="0" calcext:value-type="float">
            <text:p>0</text:p>
          </table:table-cell>
          <table:table-cell table:style-name="ce38" table:formula="of:=[$screen_negative.DL7]" office:value-type="float" office:value="0" calcext:value-type="float">
            <text:p>0</text:p>
          </table:table-cell>
          <table:table-cell table:style-name="ce38" table:formula="of:=[$screen_negative.DM7]" office:value-type="float" office:value="0" calcext:value-type="float">
            <text:p>0</text:p>
          </table:table-cell>
          <table:table-cell table:style-name="ce38" table:formula="of:=[$screen_negative.DN7]" office:value-type="float" office:value="0" calcext:value-type="float">
            <text:p>0</text:p>
          </table:table-cell>
          <table:table-cell table:style-name="ce38" table:formula="of:=[$screen_negative.DO7]" office:value-type="float" office:value="0" calcext:value-type="float">
            <text:p>0</text:p>
          </table:table-cell>
          <table:table-cell table:style-name="ce38" table:formula="of:=[$screen_negative.DP7]" office:value-type="float" office:value="0" calcext:value-type="float">
            <text:p>0</text:p>
          </table:table-cell>
          <table:table-cell table:style-name="ce38" table:formula="of:=[$screen_negative.DQ7]" office:value-type="float" office:value="0" calcext:value-type="float">
            <text:p>0</text:p>
          </table:table-cell>
          <table:table-cell table:style-name="ce38" table:formula="of:=[$screen_negative.DR7]" office:value-type="float" office:value="0" calcext:value-type="float">
            <text:p>0</text:p>
          </table:table-cell>
          <table:table-cell table:style-name="ce38" table:formula="of:=[$screen_negative.DS7]" office:value-type="float" office:value="0" calcext:value-type="float">
            <text:p>0</text:p>
          </table:table-cell>
          <table:table-cell table:style-name="ce38" table:formula="of:=[$screen_negative.DT7]" office:value-type="float" office:value="0" calcext:value-type="float">
            <text:p>0</text:p>
          </table:table-cell>
          <table:table-cell table:style-name="ce38" table:formula="of:=[$screen_negative.DU7]" office:value-type="float" office:value="0" calcext:value-type="float">
            <text:p>0</text:p>
          </table:table-cell>
          <table:table-cell table:style-name="ce38" table:formula="of:=[$screen_negative.DV7]" office:value-type="float" office:value="0" calcext:value-type="float">
            <text:p>0</text:p>
          </table:table-cell>
          <table:table-cell table:style-name="ce38" table:formula="of:=[$screen_negative.DW7]" office:value-type="float" office:value="0" calcext:value-type="float">
            <text:p>0</text:p>
          </table:table-cell>
          <table:table-cell table:style-name="ce38" table:formula="of:=[$screen_negative.DX7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8]" office:value-type="float" office:value="0" calcext:value-type="float">
            <text:p>0</text:p>
          </table:table-cell>
          <table:table-cell table:style-name="ce38" table:formula="of:=[$screen_negative.B8]" office:value-type="float" office:value="0" calcext:value-type="float">
            <text:p>0</text:p>
          </table:table-cell>
          <table:table-cell table:style-name="ce38" table:formula="of:=[$screen_negative.C8]" office:value-type="float" office:value="0" calcext:value-type="float">
            <text:p>0</text:p>
          </table:table-cell>
          <table:table-cell table:style-name="ce38" table:formula="of:=[$screen_negative.D8]" office:value-type="float" office:value="0" calcext:value-type="float">
            <text:p>0</text:p>
          </table:table-cell>
          <table:table-cell table:style-name="ce38" table:formula="of:=[$screen_negative.E8]" office:value-type="float" office:value="0" calcext:value-type="float">
            <text:p>0</text:p>
          </table:table-cell>
          <table:table-cell table:style-name="ce38" table:formula="of:=[$screen_negative.F8]" office:value-type="float" office:value="0" calcext:value-type="float">
            <text:p>0</text:p>
          </table:table-cell>
          <table:table-cell table:style-name="ce38" table:formula="of:=[$screen_negative.G8]" office:value-type="float" office:value="0" calcext:value-type="float">
            <text:p>0</text:p>
          </table:table-cell>
          <table:table-cell table:style-name="ce38" table:formula="of:=[$screen_negative.H8]" office:value-type="float" office:value="0" calcext:value-type="float">
            <text:p>0</text:p>
          </table:table-cell>
          <table:table-cell table:style-name="ce38" table:formula="of:=[$screen_negative.I8]" office:value-type="float" office:value="0" calcext:value-type="float">
            <text:p>0</text:p>
          </table:table-cell>
          <table:table-cell table:style-name="ce38" table:formula="of:=[$screen_negative.J8]" office:value-type="float" office:value="0" calcext:value-type="float">
            <text:p>0</text:p>
          </table:table-cell>
          <table:table-cell table:style-name="ce38" table:formula="of:=[$screen_negative.K8]" office:value-type="float" office:value="0" calcext:value-type="float">
            <text:p>0</text:p>
          </table:table-cell>
          <table:table-cell table:style-name="ce38" table:formula="of:=[$screen_negative.L8]" office:value-type="float" office:value="0" calcext:value-type="float">
            <text:p>0</text:p>
          </table:table-cell>
          <table:table-cell table:style-name="ce38" table:formula="of:=[$screen_negative.M8]" office:value-type="float" office:value="0" calcext:value-type="float">
            <text:p>0</text:p>
          </table:table-cell>
          <table:table-cell table:style-name="ce38" table:formula="of:=[$screen_negative.N8]" office:value-type="float" office:value="0" calcext:value-type="float">
            <text:p>0</text:p>
          </table:table-cell>
          <table:table-cell table:style-name="ce38" table:formula="of:=[$screen_negative.O8]" office:value-type="float" office:value="0" calcext:value-type="float">
            <text:p>0</text:p>
          </table:table-cell>
          <table:table-cell table:style-name="ce38" table:formula="of:=[$screen_negative.P8]" office:value-type="float" office:value="0" calcext:value-type="float">
            <text:p>0</text:p>
          </table:table-cell>
          <table:table-cell table:style-name="ce38" table:formula="of:=[$screen_negative.Q8]" office:value-type="float" office:value="0" calcext:value-type="float">
            <text:p>0</text:p>
          </table:table-cell>
          <table:table-cell table:style-name="ce38" table:formula="of:=[$screen_negative.R8]" office:value-type="float" office:value="0" calcext:value-type="float">
            <text:p>0</text:p>
          </table:table-cell>
          <table:table-cell table:style-name="ce38" table:formula="of:=[$screen_negative.S8]" office:value-type="float" office:value="0" calcext:value-type="float">
            <text:p>0</text:p>
          </table:table-cell>
          <table:table-cell table:style-name="ce38" table:formula="of:=[$screen_negative.T8]" office:value-type="float" office:value="0" calcext:value-type="float">
            <text:p>0</text:p>
          </table:table-cell>
          <table:table-cell table:style-name="ce38" table:formula="of:=[$screen_negative.U8]" office:value-type="float" office:value="0" calcext:value-type="float">
            <text:p>0</text:p>
          </table:table-cell>
          <table:table-cell table:style-name="ce38" table:formula="of:=[$screen_negative.V8]" office:value-type="float" office:value="0" calcext:value-type="float">
            <text:p>0</text:p>
          </table:table-cell>
          <table:table-cell table:style-name="ce38" table:formula="of:=[$screen_negative.W8]" office:value-type="float" office:value="0" calcext:value-type="float">
            <text:p>0</text:p>
          </table:table-cell>
          <table:table-cell table:style-name="ce38" table:formula="of:=[$screen_negative.X8]" office:value-type="float" office:value="0" calcext:value-type="float">
            <text:p>0</text:p>
          </table:table-cell>
          <table:table-cell table:style-name="ce38" table:formula="of:=[$screen_negative.Y8]" office:value-type="float" office:value="0" calcext:value-type="float">
            <text:p>0</text:p>
          </table:table-cell>
          <table:table-cell table:style-name="ce38" table:formula="of:=[$screen_negative.Z8]" office:value-type="float" office:value="0" calcext:value-type="float">
            <text:p>0</text:p>
          </table:table-cell>
          <table:table-cell table:style-name="ce38" table:formula="of:=[$screen_negative.AA8]" office:value-type="float" office:value="0" calcext:value-type="float">
            <text:p>0</text:p>
          </table:table-cell>
          <table:table-cell table:style-name="ce38" table:formula="of:=[$screen_negative.AB8]" office:value-type="float" office:value="0" calcext:value-type="float">
            <text:p>0</text:p>
          </table:table-cell>
          <table:table-cell table:style-name="ce38" table:formula="of:=[$screen_negative.AC8]" office:value-type="float" office:value="0" calcext:value-type="float">
            <text:p>0</text:p>
          </table:table-cell>
          <table:table-cell table:style-name="ce38" table:formula="of:=[$screen_negative.AD8]" office:value-type="float" office:value="0" calcext:value-type="float">
            <text:p>0</text:p>
          </table:table-cell>
          <table:table-cell table:style-name="ce38" table:formula="of:=[$screen_negative.AE8]" office:value-type="float" office:value="0" calcext:value-type="float">
            <text:p>0</text:p>
          </table:table-cell>
          <table:table-cell table:style-name="ce38" table:formula="of:=[$screen_negative.AF8]" office:value-type="float" office:value="0" calcext:value-type="float">
            <text:p>0</text:p>
          </table:table-cell>
          <table:table-cell table:style-name="ce38" table:formula="of:=[$screen_negative.AG8]" office:value-type="float" office:value="0" calcext:value-type="float">
            <text:p>0</text:p>
          </table:table-cell>
          <table:table-cell table:style-name="ce38" table:formula="of:=[$screen_negative.AH8]" office:value-type="float" office:value="0" calcext:value-type="float">
            <text:p>0</text:p>
          </table:table-cell>
          <table:table-cell table:style-name="ce38" table:formula="of:=[$screen_negative.AI8]" office:value-type="float" office:value="0" calcext:value-type="float">
            <text:p>0</text:p>
          </table:table-cell>
          <table:table-cell table:style-name="ce38" table:formula="of:=[$screen_negative.AJ8]" office:value-type="float" office:value="0" calcext:value-type="float">
            <text:p>0</text:p>
          </table:table-cell>
          <table:table-cell table:style-name="ce38" table:formula="of:=[$screen_negative.AK8]" office:value-type="float" office:value="0" calcext:value-type="float">
            <text:p>0</text:p>
          </table:table-cell>
          <table:table-cell table:style-name="ce38" table:formula="of:=[$screen_negative.AL8]" office:value-type="float" office:value="0" calcext:value-type="float">
            <text:p>0</text:p>
          </table:table-cell>
          <table:table-cell table:style-name="ce38" table:formula="of:=[$screen_negative.AM8]" office:value-type="float" office:value="0" calcext:value-type="float">
            <text:p>0</text:p>
          </table:table-cell>
          <table:table-cell table:style-name="ce38" table:formula="of:=[$screen_negative.AN8]" office:value-type="float" office:value="0" calcext:value-type="float">
            <text:p>0</text:p>
          </table:table-cell>
          <table:table-cell table:style-name="ce38" table:formula="of:=[$screen_negative.AO8]" office:value-type="float" office:value="0" calcext:value-type="float">
            <text:p>0</text:p>
          </table:table-cell>
          <table:table-cell table:style-name="ce38" table:formula="of:=[$screen_negative.AP8]" office:value-type="float" office:value="0" calcext:value-type="float">
            <text:p>0</text:p>
          </table:table-cell>
          <table:table-cell table:style-name="ce38" table:formula="of:=[$screen_negative.AQ8]" office:value-type="float" office:value="0" calcext:value-type="float">
            <text:p>0</text:p>
          </table:table-cell>
          <table:table-cell table:style-name="ce38" table:formula="of:=[$screen_negative.AR8]" office:value-type="float" office:value="0" calcext:value-type="float">
            <text:p>0</text:p>
          </table:table-cell>
          <table:table-cell table:style-name="ce38" table:formula="of:=[$screen_negative.AS8]" office:value-type="float" office:value="1" calcext:value-type="float">
            <text:p>1</text:p>
          </table:table-cell>
          <table:table-cell table:style-name="ce38" table:formula="of:=[$screen_negative.AT8]" office:value-type="float" office:value="0" calcext:value-type="float">
            <text:p>0</text:p>
          </table:table-cell>
          <table:table-cell table:style-name="ce38" table:formula="of:=[$screen_negative.AU8]" office:value-type="float" office:value="0" calcext:value-type="float">
            <text:p>0</text:p>
          </table:table-cell>
          <table:table-cell table:style-name="ce38" table:formula="of:=[$screen_negative.AV8]" office:value-type="float" office:value="1" calcext:value-type="float">
            <text:p>1</text:p>
          </table:table-cell>
          <table:table-cell table:style-name="ce38" table:formula="of:=[$screen_negative.AW8]" office:value-type="float" office:value="0" calcext:value-type="float">
            <text:p>0</text:p>
          </table:table-cell>
          <table:table-cell table:style-name="ce38" table:formula="of:=[$screen_negative.AX8]" office:value-type="float" office:value="0" calcext:value-type="float">
            <text:p>0</text:p>
          </table:table-cell>
          <table:table-cell table:style-name="ce38" table:formula="of:=[$screen_negative.AY8]" office:value-type="float" office:value="0" calcext:value-type="float">
            <text:p>0</text:p>
          </table:table-cell>
          <table:table-cell table:style-name="ce38" table:formula="of:=[$screen_negative.AZ8]" office:value-type="float" office:value="0" calcext:value-type="float">
            <text:p>0</text:p>
          </table:table-cell>
          <table:table-cell table:style-name="ce38" table:formula="of:=[$screen_negative.BA8]" office:value-type="float" office:value="0" calcext:value-type="float">
            <text:p>0</text:p>
          </table:table-cell>
          <table:table-cell table:style-name="ce38" table:formula="of:=[$screen_negative.BB8]" office:value-type="float" office:value="0" calcext:value-type="float">
            <text:p>0</text:p>
          </table:table-cell>
          <table:table-cell table:style-name="ce38" table:formula="of:=[$screen_negative.BC8]" office:value-type="float" office:value="0" calcext:value-type="float">
            <text:p>0</text:p>
          </table:table-cell>
          <table:table-cell table:style-name="ce38" table:formula="of:=[$screen_negative.BD8]" office:value-type="float" office:value="0" calcext:value-type="float">
            <text:p>0</text:p>
          </table:table-cell>
          <table:table-cell table:style-name="ce38" table:formula="of:=[$screen_negative.BE8]" office:value-type="float" office:value="0" calcext:value-type="float">
            <text:p>0</text:p>
          </table:table-cell>
          <table:table-cell table:style-name="ce38" table:formula="of:=[$screen_negative.BF8]" office:value-type="float" office:value="0" calcext:value-type="float">
            <text:p>0</text:p>
          </table:table-cell>
          <table:table-cell table:style-name="ce38" table:formula="of:=[$screen_negative.BG8]" office:value-type="float" office:value="0" calcext:value-type="float">
            <text:p>0</text:p>
          </table:table-cell>
          <table:table-cell table:style-name="ce38" table:formula="of:=[$screen_negative.BH8]" office:value-type="float" office:value="0" calcext:value-type="float">
            <text:p>0</text:p>
          </table:table-cell>
          <table:table-cell table:style-name="ce38" table:formula="of:=[$screen_negative.BI8]" office:value-type="float" office:value="0" calcext:value-type="float">
            <text:p>0</text:p>
          </table:table-cell>
          <table:table-cell table:style-name="ce38" table:formula="of:=[$screen_negative.BJ8]" office:value-type="float" office:value="0" calcext:value-type="float">
            <text:p>0</text:p>
          </table:table-cell>
          <table:table-cell table:style-name="ce38" table:formula="of:=[$screen_negative.BK8]" office:value-type="float" office:value="0" calcext:value-type="float">
            <text:p>0</text:p>
          </table:table-cell>
          <table:table-cell table:style-name="ce38" table:formula="of:=[$screen_negative.BL8]" office:value-type="float" office:value="1" calcext:value-type="float">
            <text:p>1</text:p>
          </table:table-cell>
          <table:table-cell table:style-name="ce38" table:formula="of:=[$screen_negative.BM8]" office:value-type="float" office:value="1" calcext:value-type="float">
            <text:p>1</text:p>
          </table:table-cell>
          <table:table-cell table:style-name="ce38" table:formula="of:=[$screen_negative.BN8]" office:value-type="float" office:value="0" calcext:value-type="float">
            <text:p>0</text:p>
          </table:table-cell>
          <table:table-cell table:style-name="ce38" table:formula="of:=[$screen_negative.BO8]" office:value-type="float" office:value="0" calcext:value-type="float">
            <text:p>0</text:p>
          </table:table-cell>
          <table:table-cell table:style-name="ce38" table:formula="of:=[$screen_negative.BP8]" office:value-type="float" office:value="0" calcext:value-type="float">
            <text:p>0</text:p>
          </table:table-cell>
          <table:table-cell table:style-name="ce38" table:formula="of:=[$screen_negative.BQ8]" office:value-type="float" office:value="0" calcext:value-type="float">
            <text:p>0</text:p>
          </table:table-cell>
          <table:table-cell table:style-name="ce38" table:formula="of:=[$screen_negative.BR8]" office:value-type="float" office:value="0" calcext:value-type="float">
            <text:p>0</text:p>
          </table:table-cell>
          <table:table-cell table:style-name="ce38" table:formula="of:=[$screen_negative.BS8]" office:value-type="float" office:value="0" calcext:value-type="float">
            <text:p>0</text:p>
          </table:table-cell>
          <table:table-cell table:style-name="ce38" table:formula="of:=[$screen_negative.BT8]" office:value-type="float" office:value="0" calcext:value-type="float">
            <text:p>0</text:p>
          </table:table-cell>
          <table:table-cell table:style-name="ce38" table:formula="of:=[$screen_negative.BU8]" office:value-type="float" office:value="0" calcext:value-type="float">
            <text:p>0</text:p>
          </table:table-cell>
          <table:table-cell table:style-name="ce38" table:formula="of:=[$screen_negative.BV8]" office:value-type="float" office:value="0" calcext:value-type="float">
            <text:p>0</text:p>
          </table:table-cell>
          <table:table-cell table:style-name="ce38" table:formula="of:=[$screen_negative.BW8]" office:value-type="float" office:value="0" calcext:value-type="float">
            <text:p>0</text:p>
          </table:table-cell>
          <table:table-cell table:style-name="ce38" table:formula="of:=[$screen_negative.BX8]" office:value-type="float" office:value="0" calcext:value-type="float">
            <text:p>0</text:p>
          </table:table-cell>
          <table:table-cell table:style-name="ce38" table:formula="of:=[$screen_negative.BY8]" office:value-type="float" office:value="0" calcext:value-type="float">
            <text:p>0</text:p>
          </table:table-cell>
          <table:table-cell table:style-name="ce38" table:formula="of:=[$screen_negative.BZ8]" office:value-type="float" office:value="0" calcext:value-type="float">
            <text:p>0</text:p>
          </table:table-cell>
          <table:table-cell table:style-name="ce38" table:formula="of:=[$screen_negative.CA8]" office:value-type="float" office:value="0" calcext:value-type="float">
            <text:p>0</text:p>
          </table:table-cell>
          <table:table-cell table:style-name="ce38" table:formula="of:=[$screen_negative.CB8]" office:value-type="float" office:value="0" calcext:value-type="float">
            <text:p>0</text:p>
          </table:table-cell>
          <table:table-cell table:style-name="ce38" table:formula="of:=[$screen_negative.CC8]" office:value-type="float" office:value="1" calcext:value-type="float">
            <text:p>1</text:p>
          </table:table-cell>
          <table:table-cell table:style-name="ce38" table:formula="of:=[$screen_negative.CD8]" office:value-type="float" office:value="0" calcext:value-type="float">
            <text:p>0</text:p>
          </table:table-cell>
          <table:table-cell table:style-name="ce38" table:formula="of:=[$screen_negative.CE8]" office:value-type="float" office:value="0" calcext:value-type="float">
            <text:p>0</text:p>
          </table:table-cell>
          <table:table-cell table:style-name="ce38" table:formula="of:=[$screen_negative.CF8]" office:value-type="float" office:value="1" calcext:value-type="float">
            <text:p>1</text:p>
          </table:table-cell>
          <table:table-cell table:style-name="ce38" table:formula="of:=[$screen_negative.CG8]" office:value-type="float" office:value="0" calcext:value-type="float">
            <text:p>0</text:p>
          </table:table-cell>
          <table:table-cell table:style-name="ce38" table:formula="of:=[$screen_negative.CH8]" office:value-type="float" office:value="0" calcext:value-type="float">
            <text:p>0</text:p>
          </table:table-cell>
          <table:table-cell table:style-name="ce38" table:formula="of:=[$screen_negative.CI8]" office:value-type="float" office:value="0" calcext:value-type="float">
            <text:p>0</text:p>
          </table:table-cell>
          <table:table-cell table:style-name="ce38" table:formula="of:=[$screen_negative.CJ8]" office:value-type="float" office:value="0" calcext:value-type="float">
            <text:p>0</text:p>
          </table:table-cell>
          <table:table-cell table:style-name="ce38" table:formula="of:=[$screen_negative.CK8]" office:value-type="float" office:value="0" calcext:value-type="float">
            <text:p>0</text:p>
          </table:table-cell>
          <table:table-cell table:style-name="ce38" table:formula="of:=[$screen_negative.CL8]" office:value-type="float" office:value="0" calcext:value-type="float">
            <text:p>0</text:p>
          </table:table-cell>
          <table:table-cell table:style-name="ce38" table:formula="of:=[$screen_negative.CM8]" office:value-type="float" office:value="0" calcext:value-type="float">
            <text:p>0</text:p>
          </table:table-cell>
          <table:table-cell table:style-name="ce38" table:formula="of:=[$screen_negative.CN8]" office:value-type="float" office:value="0" calcext:value-type="float">
            <text:p>0</text:p>
          </table:table-cell>
          <table:table-cell table:style-name="ce38" table:formula="of:=[$screen_negative.CO8]" office:value-type="float" office:value="0" calcext:value-type="float">
            <text:p>0</text:p>
          </table:table-cell>
          <table:table-cell table:style-name="ce38" table:formula="of:=[$screen_negative.CP8]" office:value-type="float" office:value="0" calcext:value-type="float">
            <text:p>0</text:p>
          </table:table-cell>
          <table:table-cell table:style-name="ce38" table:formula="of:=[$screen_negative.CQ8]" office:value-type="float" office:value="0" calcext:value-type="float">
            <text:p>0</text:p>
          </table:table-cell>
          <table:table-cell table:style-name="ce38" table:formula="of:=[$screen_negative.CR8]" office:value-type="float" office:value="0" calcext:value-type="float">
            <text:p>0</text:p>
          </table:table-cell>
          <table:table-cell table:style-name="ce38" table:formula="of:=[$screen_negative.CS8]" office:value-type="float" office:value="0" calcext:value-type="float">
            <text:p>0</text:p>
          </table:table-cell>
          <table:table-cell table:style-name="ce38" table:formula="of:=[$screen_negative.CT8]" office:value-type="float" office:value="0" calcext:value-type="float">
            <text:p>0</text:p>
          </table:table-cell>
          <table:table-cell table:style-name="ce38" table:formula="of:=[$screen_negative.CU8]" office:value-type="float" office:value="0" calcext:value-type="float">
            <text:p>0</text:p>
          </table:table-cell>
          <table:table-cell table:style-name="ce38" table:formula="of:=[$screen_negative.CV8]" office:value-type="float" office:value="0" calcext:value-type="float">
            <text:p>0</text:p>
          </table:table-cell>
          <table:table-cell table:style-name="ce38" table:formula="of:=[$screen_negative.CW8]" office:value-type="float" office:value="0" calcext:value-type="float">
            <text:p>0</text:p>
          </table:table-cell>
          <table:table-cell table:style-name="ce38" table:formula="of:=[$screen_negative.CX8]" office:value-type="float" office:value="0" calcext:value-type="float">
            <text:p>0</text:p>
          </table:table-cell>
          <table:table-cell table:style-name="ce38" table:formula="of:=[$screen_negative.CY8]" office:value-type="float" office:value="0" calcext:value-type="float">
            <text:p>0</text:p>
          </table:table-cell>
          <table:table-cell table:style-name="ce38" table:formula="of:=[$screen_negative.CZ8]" office:value-type="float" office:value="0" calcext:value-type="float">
            <text:p>0</text:p>
          </table:table-cell>
          <table:table-cell table:style-name="ce38" table:formula="of:=[$screen_negative.DA8]" office:value-type="float" office:value="0" calcext:value-type="float">
            <text:p>0</text:p>
          </table:table-cell>
          <table:table-cell table:style-name="ce38" table:formula="of:=[$screen_negative.DB8]" office:value-type="float" office:value="0" calcext:value-type="float">
            <text:p>0</text:p>
          </table:table-cell>
          <table:table-cell table:style-name="ce38" table:formula="of:=[$screen_negative.DC8]" office:value-type="float" office:value="0" calcext:value-type="float">
            <text:p>0</text:p>
          </table:table-cell>
          <table:table-cell table:style-name="ce38" table:formula="of:=[$screen_negative.DD8]" office:value-type="float" office:value="0" calcext:value-type="float">
            <text:p>0</text:p>
          </table:table-cell>
          <table:table-cell table:style-name="ce38" table:formula="of:=[$screen_negative.DE8]" office:value-type="float" office:value="0" calcext:value-type="float">
            <text:p>0</text:p>
          </table:table-cell>
          <table:table-cell table:style-name="ce38" table:formula="of:=[$screen_negative.DF8]" office:value-type="float" office:value="0" calcext:value-type="float">
            <text:p>0</text:p>
          </table:table-cell>
          <table:table-cell table:style-name="ce38" table:formula="of:=[$screen_negative.DG8]" office:value-type="float" office:value="0" calcext:value-type="float">
            <text:p>0</text:p>
          </table:table-cell>
          <table:table-cell table:style-name="ce38" table:formula="of:=[$screen_negative.DH8]" office:value-type="float" office:value="0" calcext:value-type="float">
            <text:p>0</text:p>
          </table:table-cell>
          <table:table-cell table:style-name="ce38" table:formula="of:=[$screen_negative.DI8]" office:value-type="float" office:value="0" calcext:value-type="float">
            <text:p>0</text:p>
          </table:table-cell>
          <table:table-cell table:style-name="ce38" table:formula="of:=[$screen_negative.DJ8]" office:value-type="float" office:value="0" calcext:value-type="float">
            <text:p>0</text:p>
          </table:table-cell>
          <table:table-cell table:style-name="ce38" table:formula="of:=[$screen_negative.DK8]" office:value-type="float" office:value="0" calcext:value-type="float">
            <text:p>0</text:p>
          </table:table-cell>
          <table:table-cell table:style-name="ce38" table:formula="of:=[$screen_negative.DL8]" office:value-type="float" office:value="0" calcext:value-type="float">
            <text:p>0</text:p>
          </table:table-cell>
          <table:table-cell table:style-name="ce38" table:formula="of:=[$screen_negative.DM8]" office:value-type="float" office:value="0" calcext:value-type="float">
            <text:p>0</text:p>
          </table:table-cell>
          <table:table-cell table:style-name="ce38" table:formula="of:=[$screen_negative.DN8]" office:value-type="float" office:value="0" calcext:value-type="float">
            <text:p>0</text:p>
          </table:table-cell>
          <table:table-cell table:style-name="ce38" table:formula="of:=[$screen_negative.DO8]" office:value-type="float" office:value="0" calcext:value-type="float">
            <text:p>0</text:p>
          </table:table-cell>
          <table:table-cell table:style-name="ce38" table:formula="of:=[$screen_negative.DP8]" office:value-type="float" office:value="0" calcext:value-type="float">
            <text:p>0</text:p>
          </table:table-cell>
          <table:table-cell table:style-name="ce38" table:formula="of:=[$screen_negative.DQ8]" office:value-type="float" office:value="0" calcext:value-type="float">
            <text:p>0</text:p>
          </table:table-cell>
          <table:table-cell table:style-name="ce38" table:formula="of:=[$screen_negative.DR8]" office:value-type="float" office:value="0" calcext:value-type="float">
            <text:p>0</text:p>
          </table:table-cell>
          <table:table-cell table:style-name="ce38" table:formula="of:=[$screen_negative.DS8]" office:value-type="float" office:value="0" calcext:value-type="float">
            <text:p>0</text:p>
          </table:table-cell>
          <table:table-cell table:style-name="ce38" table:formula="of:=[$screen_negative.DT8]" office:value-type="float" office:value="0" calcext:value-type="float">
            <text:p>0</text:p>
          </table:table-cell>
          <table:table-cell table:style-name="ce38" table:formula="of:=[$screen_negative.DU8]" office:value-type="float" office:value="0" calcext:value-type="float">
            <text:p>0</text:p>
          </table:table-cell>
          <table:table-cell table:style-name="ce38" table:formula="of:=[$screen_negative.DV8]" office:value-type="float" office:value="0" calcext:value-type="float">
            <text:p>0</text:p>
          </table:table-cell>
          <table:table-cell table:style-name="ce38" table:formula="of:=[$screen_negative.DW8]" office:value-type="float" office:value="0" calcext:value-type="float">
            <text:p>0</text:p>
          </table:table-cell>
          <table:table-cell table:style-name="ce38" table:formula="of:=[$screen_negative.DX8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9]" office:value-type="float" office:value="0" calcext:value-type="float">
            <text:p>0</text:p>
          </table:table-cell>
          <table:table-cell table:style-name="ce38" table:formula="of:=[$screen_negative.B9]" office:value-type="float" office:value="0" calcext:value-type="float">
            <text:p>0</text:p>
          </table:table-cell>
          <table:table-cell table:style-name="ce38" table:formula="of:=[$screen_negative.C9]" office:value-type="float" office:value="0" calcext:value-type="float">
            <text:p>0</text:p>
          </table:table-cell>
          <table:table-cell table:style-name="ce38" table:formula="of:=[$screen_negative.D9]" office:value-type="float" office:value="0" calcext:value-type="float">
            <text:p>0</text:p>
          </table:table-cell>
          <table:table-cell table:style-name="ce38" table:formula="of:=[$screen_negative.E9]" office:value-type="float" office:value="0" calcext:value-type="float">
            <text:p>0</text:p>
          </table:table-cell>
          <table:table-cell table:style-name="ce38" table:formula="of:=[$screen_negative.F9]" office:value-type="float" office:value="0" calcext:value-type="float">
            <text:p>0</text:p>
          </table:table-cell>
          <table:table-cell table:style-name="ce38" table:formula="of:=[$screen_negative.G9]" office:value-type="float" office:value="0" calcext:value-type="float">
            <text:p>0</text:p>
          </table:table-cell>
          <table:table-cell table:style-name="ce38" table:formula="of:=[$screen_negative.H9]" office:value-type="float" office:value="0" calcext:value-type="float">
            <text:p>0</text:p>
          </table:table-cell>
          <table:table-cell table:style-name="ce38" table:formula="of:=[$screen_negative.I9]" office:value-type="float" office:value="0" calcext:value-type="float">
            <text:p>0</text:p>
          </table:table-cell>
          <table:table-cell table:style-name="ce38" table:formula="of:=[$screen_negative.J9]" office:value-type="float" office:value="0" calcext:value-type="float">
            <text:p>0</text:p>
          </table:table-cell>
          <table:table-cell table:style-name="ce38" table:formula="of:=[$screen_negative.K9]" office:value-type="float" office:value="0" calcext:value-type="float">
            <text:p>0</text:p>
          </table:table-cell>
          <table:table-cell table:style-name="ce38" table:formula="of:=[$screen_negative.L9]" office:value-type="float" office:value="0" calcext:value-type="float">
            <text:p>0</text:p>
          </table:table-cell>
          <table:table-cell table:style-name="ce38" table:formula="of:=[$screen_negative.M9]" office:value-type="float" office:value="0" calcext:value-type="float">
            <text:p>0</text:p>
          </table:table-cell>
          <table:table-cell table:style-name="ce38" table:formula="of:=[$screen_negative.N9]" office:value-type="float" office:value="0" calcext:value-type="float">
            <text:p>0</text:p>
          </table:table-cell>
          <table:table-cell table:style-name="ce38" table:formula="of:=[$screen_negative.O9]" office:value-type="float" office:value="0" calcext:value-type="float">
            <text:p>0</text:p>
          </table:table-cell>
          <table:table-cell table:style-name="ce38" table:formula="of:=[$screen_negative.P9]" office:value-type="float" office:value="0" calcext:value-type="float">
            <text:p>0</text:p>
          </table:table-cell>
          <table:table-cell table:style-name="ce38" table:formula="of:=[$screen_negative.Q9]" office:value-type="float" office:value="0" calcext:value-type="float">
            <text:p>0</text:p>
          </table:table-cell>
          <table:table-cell table:style-name="ce38" table:formula="of:=[$screen_negative.R9]" office:value-type="float" office:value="0" calcext:value-type="float">
            <text:p>0</text:p>
          </table:table-cell>
          <table:table-cell table:style-name="ce38" table:formula="of:=[$screen_negative.S9]" office:value-type="float" office:value="0" calcext:value-type="float">
            <text:p>0</text:p>
          </table:table-cell>
          <table:table-cell table:style-name="ce38" table:formula="of:=[$screen_negative.T9]" office:value-type="float" office:value="0" calcext:value-type="float">
            <text:p>0</text:p>
          </table:table-cell>
          <table:table-cell table:style-name="ce38" table:formula="of:=[$screen_negative.U9]" office:value-type="float" office:value="0" calcext:value-type="float">
            <text:p>0</text:p>
          </table:table-cell>
          <table:table-cell table:style-name="ce38" table:formula="of:=[$screen_negative.V9]" office:value-type="float" office:value="0" calcext:value-type="float">
            <text:p>0</text:p>
          </table:table-cell>
          <table:table-cell table:style-name="ce38" table:formula="of:=[$screen_negative.W9]" office:value-type="float" office:value="0" calcext:value-type="float">
            <text:p>0</text:p>
          </table:table-cell>
          <table:table-cell table:style-name="ce38" table:formula="of:=[$screen_negative.X9]" office:value-type="float" office:value="0" calcext:value-type="float">
            <text:p>0</text:p>
          </table:table-cell>
          <table:table-cell table:style-name="ce38" table:formula="of:=[$screen_negative.Y9]" office:value-type="float" office:value="0" calcext:value-type="float">
            <text:p>0</text:p>
          </table:table-cell>
          <table:table-cell table:style-name="ce38" table:formula="of:=[$screen_negative.Z9]" office:value-type="float" office:value="0" calcext:value-type="float">
            <text:p>0</text:p>
          </table:table-cell>
          <table:table-cell table:style-name="ce38" table:formula="of:=[$screen_negative.AA9]" office:value-type="float" office:value="0" calcext:value-type="float">
            <text:p>0</text:p>
          </table:table-cell>
          <table:table-cell table:style-name="ce38" table:formula="of:=[$screen_negative.AB9]" office:value-type="float" office:value="0" calcext:value-type="float">
            <text:p>0</text:p>
          </table:table-cell>
          <table:table-cell table:style-name="ce38" table:formula="of:=[$screen_negative.AC9]" office:value-type="float" office:value="0" calcext:value-type="float">
            <text:p>0</text:p>
          </table:table-cell>
          <table:table-cell table:style-name="ce38" table:formula="of:=[$screen_negative.AD9]" office:value-type="float" office:value="0" calcext:value-type="float">
            <text:p>0</text:p>
          </table:table-cell>
          <table:table-cell table:style-name="ce38" table:formula="of:=[$screen_negative.AE9]" office:value-type="float" office:value="0" calcext:value-type="float">
            <text:p>0</text:p>
          </table:table-cell>
          <table:table-cell table:style-name="ce38" table:formula="of:=[$screen_negative.AF9]" office:value-type="float" office:value="0" calcext:value-type="float">
            <text:p>0</text:p>
          </table:table-cell>
          <table:table-cell table:style-name="ce38" table:formula="of:=[$screen_negative.AG9]" office:value-type="float" office:value="0" calcext:value-type="float">
            <text:p>0</text:p>
          </table:table-cell>
          <table:table-cell table:style-name="ce38" table:formula="of:=[$screen_negative.AH9]" office:value-type="float" office:value="0" calcext:value-type="float">
            <text:p>0</text:p>
          </table:table-cell>
          <table:table-cell table:style-name="ce38" table:formula="of:=[$screen_negative.AI9]" office:value-type="float" office:value="0" calcext:value-type="float">
            <text:p>0</text:p>
          </table:table-cell>
          <table:table-cell table:style-name="ce38" table:formula="of:=[$screen_negative.AJ9]" office:value-type="float" office:value="0" calcext:value-type="float">
            <text:p>0</text:p>
          </table:table-cell>
          <table:table-cell table:style-name="ce38" table:formula="of:=[$screen_negative.AK9]" office:value-type="float" office:value="0" calcext:value-type="float">
            <text:p>0</text:p>
          </table:table-cell>
          <table:table-cell table:style-name="ce38" table:formula="of:=[$screen_negative.AL9]" office:value-type="float" office:value="0" calcext:value-type="float">
            <text:p>0</text:p>
          </table:table-cell>
          <table:table-cell table:style-name="ce38" table:formula="of:=[$screen_negative.AM9]" office:value-type="float" office:value="0" calcext:value-type="float">
            <text:p>0</text:p>
          </table:table-cell>
          <table:table-cell table:style-name="ce38" table:formula="of:=[$screen_negative.AN9]" office:value-type="float" office:value="0" calcext:value-type="float">
            <text:p>0</text:p>
          </table:table-cell>
          <table:table-cell table:style-name="ce38" table:formula="of:=[$screen_negative.AO9]" office:value-type="float" office:value="0" calcext:value-type="float">
            <text:p>0</text:p>
          </table:table-cell>
          <table:table-cell table:style-name="ce38" table:formula="of:=[$screen_negative.AP9]" office:value-type="float" office:value="0" calcext:value-type="float">
            <text:p>0</text:p>
          </table:table-cell>
          <table:table-cell table:style-name="ce38" table:formula="of:=[$screen_negative.AQ9]" office:value-type="float" office:value="1" calcext:value-type="float">
            <text:p>1</text:p>
          </table:table-cell>
          <table:table-cell table:style-name="ce38" table:formula="of:=[$screen_negative.AR9]" office:value-type="float" office:value="1" calcext:value-type="float">
            <text:p>1</text:p>
          </table:table-cell>
          <table:table-cell table:style-name="ce38" table:formula="of:=[$screen_negative.AS9]" office:value-type="float" office:value="0" calcext:value-type="float">
            <text:p>0</text:p>
          </table:table-cell>
          <table:table-cell table:style-name="ce38" table:formula="of:=[$screen_negative.AT9]" office:value-type="float" office:value="0" calcext:value-type="float">
            <text:p>0</text:p>
          </table:table-cell>
          <table:table-cell table:style-name="ce38" table:formula="of:=[$screen_negative.AU9]" office:value-type="float" office:value="1" calcext:value-type="float">
            <text:p>1</text:p>
          </table:table-cell>
          <table:table-cell table:style-name="ce38" table:formula="of:=[$screen_negative.AV9]" office:value-type="float" office:value="0" calcext:value-type="float">
            <text:p>0</text:p>
          </table:table-cell>
          <table:table-cell table:style-name="ce38" table:formula="of:=[$screen_negative.AW9]" office:value-type="float" office:value="0" calcext:value-type="float">
            <text:p>0</text:p>
          </table:table-cell>
          <table:table-cell table:style-name="ce38" table:formula="of:=[$screen_negative.AX9]" office:value-type="float" office:value="0" calcext:value-type="float">
            <text:p>0</text:p>
          </table:table-cell>
          <table:table-cell table:style-name="ce38" table:formula="of:=[$screen_negative.AY9]" office:value-type="float" office:value="0" calcext:value-type="float">
            <text:p>0</text:p>
          </table:table-cell>
          <table:table-cell table:style-name="ce38" table:formula="of:=[$screen_negative.AZ9]" office:value-type="float" office:value="0" calcext:value-type="float">
            <text:p>0</text:p>
          </table:table-cell>
          <table:table-cell table:style-name="ce38" table:formula="of:=[$screen_negative.BA9]" office:value-type="float" office:value="0" calcext:value-type="float">
            <text:p>0</text:p>
          </table:table-cell>
          <table:table-cell table:style-name="ce38" table:formula="of:=[$screen_negative.BB9]" office:value-type="float" office:value="0" calcext:value-type="float">
            <text:p>0</text:p>
          </table:table-cell>
          <table:table-cell table:style-name="ce38" table:formula="of:=[$screen_negative.BC9]" office:value-type="float" office:value="0" calcext:value-type="float">
            <text:p>0</text:p>
          </table:table-cell>
          <table:table-cell table:style-name="ce38" table:formula="of:=[$screen_negative.BD9]" office:value-type="float" office:value="0" calcext:value-type="float">
            <text:p>0</text:p>
          </table:table-cell>
          <table:table-cell table:style-name="ce38" table:formula="of:=[$screen_negative.BE9]" office:value-type="float" office:value="0" calcext:value-type="float">
            <text:p>0</text:p>
          </table:table-cell>
          <table:table-cell table:style-name="ce38" table:formula="of:=[$screen_negative.BF9]" office:value-type="float" office:value="0" calcext:value-type="float">
            <text:p>0</text:p>
          </table:table-cell>
          <table:table-cell table:style-name="ce38" table:formula="of:=[$screen_negative.BG9]" office:value-type="float" office:value="0" calcext:value-type="float">
            <text:p>0</text:p>
          </table:table-cell>
          <table:table-cell table:style-name="ce38" table:formula="of:=[$screen_negative.BH9]" office:value-type="float" office:value="0" calcext:value-type="float">
            <text:p>0</text:p>
          </table:table-cell>
          <table:table-cell table:style-name="ce38" table:formula="of:=[$screen_negative.BI9]" office:value-type="float" office:value="0" calcext:value-type="float">
            <text:p>0</text:p>
          </table:table-cell>
          <table:table-cell table:style-name="ce38" table:formula="of:=[$screen_negative.BJ9]" office:value-type="float" office:value="0" calcext:value-type="float">
            <text:p>0</text:p>
          </table:table-cell>
          <table:table-cell table:style-name="ce38" table:formula="of:=[$screen_negative.BK9]" office:value-type="float" office:value="0" calcext:value-type="float">
            <text:p>0</text:p>
          </table:table-cell>
          <table:table-cell table:style-name="ce38" table:formula="of:=[$screen_negative.BL9]" office:value-type="float" office:value="1" calcext:value-type="float">
            <text:p>1</text:p>
          </table:table-cell>
          <table:table-cell table:style-name="ce38" table:formula="of:=[$screen_negative.BM9]" office:value-type="float" office:value="1" calcext:value-type="float">
            <text:p>1</text:p>
          </table:table-cell>
          <table:table-cell table:style-name="ce38" table:formula="of:=[$screen_negative.BN9]" office:value-type="float" office:value="0" calcext:value-type="float">
            <text:p>0</text:p>
          </table:table-cell>
          <table:table-cell table:style-name="ce38" table:formula="of:=[$screen_negative.BO9]" office:value-type="float" office:value="0" calcext:value-type="float">
            <text:p>0</text:p>
          </table:table-cell>
          <table:table-cell table:style-name="ce38" table:formula="of:=[$screen_negative.BP9]" office:value-type="float" office:value="0" calcext:value-type="float">
            <text:p>0</text:p>
          </table:table-cell>
          <table:table-cell table:style-name="ce38" table:formula="of:=[$screen_negative.BQ9]" office:value-type="float" office:value="0" calcext:value-type="float">
            <text:p>0</text:p>
          </table:table-cell>
          <table:table-cell table:style-name="ce38" table:formula="of:=[$screen_negative.BR9]" office:value-type="float" office:value="0" calcext:value-type="float">
            <text:p>0</text:p>
          </table:table-cell>
          <table:table-cell table:style-name="ce38" table:formula="of:=[$screen_negative.BS9]" office:value-type="float" office:value="0" calcext:value-type="float">
            <text:p>0</text:p>
          </table:table-cell>
          <table:table-cell table:style-name="ce38" table:formula="of:=[$screen_negative.BT9]" office:value-type="float" office:value="0" calcext:value-type="float">
            <text:p>0</text:p>
          </table:table-cell>
          <table:table-cell table:style-name="ce38" table:formula="of:=[$screen_negative.BU9]" office:value-type="float" office:value="0" calcext:value-type="float">
            <text:p>0</text:p>
          </table:table-cell>
          <table:table-cell table:style-name="ce38" table:formula="of:=[$screen_negative.BV9]" office:value-type="float" office:value="0" calcext:value-type="float">
            <text:p>0</text:p>
          </table:table-cell>
          <table:table-cell table:style-name="ce38" table:formula="of:=[$screen_negative.BW9]" office:value-type="float" office:value="0" calcext:value-type="float">
            <text:p>0</text:p>
          </table:table-cell>
          <table:table-cell table:style-name="ce38" table:formula="of:=[$screen_negative.BX9]" office:value-type="float" office:value="0" calcext:value-type="float">
            <text:p>0</text:p>
          </table:table-cell>
          <table:table-cell table:style-name="ce38" table:formula="of:=[$screen_negative.BY9]" office:value-type="float" office:value="0" calcext:value-type="float">
            <text:p>0</text:p>
          </table:table-cell>
          <table:table-cell table:style-name="ce38" table:formula="of:=[$screen_negative.BZ9]" office:value-type="float" office:value="0" calcext:value-type="float">
            <text:p>0</text:p>
          </table:table-cell>
          <table:table-cell table:style-name="ce38" table:formula="of:=[$screen_negative.CA9]" office:value-type="float" office:value="0" calcext:value-type="float">
            <text:p>0</text:p>
          </table:table-cell>
          <table:table-cell table:style-name="ce38" table:formula="of:=[$screen_negative.CB9]" office:value-type="float" office:value="0" calcext:value-type="float">
            <text:p>0</text:p>
          </table:table-cell>
          <table:table-cell table:style-name="ce38" table:formula="of:=[$screen_negative.CC9]" office:value-type="float" office:value="0" calcext:value-type="float">
            <text:p>0</text:p>
          </table:table-cell>
          <table:table-cell table:style-name="ce38" table:formula="of:=[$screen_negative.CD9]" office:value-type="float" office:value="1" calcext:value-type="float">
            <text:p>1</text:p>
          </table:table-cell>
          <table:table-cell table:style-name="ce38" table:formula="of:=[$screen_negative.CE9]" office:value-type="float" office:value="0" calcext:value-type="float">
            <text:p>0</text:p>
          </table:table-cell>
          <table:table-cell table:style-name="ce38" table:formula="of:=[$screen_negative.CF9]" office:value-type="float" office:value="0" calcext:value-type="float">
            <text:p>0</text:p>
          </table:table-cell>
          <table:table-cell table:style-name="ce38" table:formula="of:=[$screen_negative.CG9]" office:value-type="float" office:value="1" calcext:value-type="float">
            <text:p>1</text:p>
          </table:table-cell>
          <table:table-cell table:style-name="ce38" table:formula="of:=[$screen_negative.CH9]" office:value-type="float" office:value="1" calcext:value-type="float">
            <text:p>1</text:p>
          </table:table-cell>
          <table:table-cell table:style-name="ce38" table:formula="of:=[$screen_negative.CI9]" office:value-type="float" office:value="0" calcext:value-type="float">
            <text:p>0</text:p>
          </table:table-cell>
          <table:table-cell table:style-name="ce38" table:formula="of:=[$screen_negative.CJ9]" office:value-type="float" office:value="0" calcext:value-type="float">
            <text:p>0</text:p>
          </table:table-cell>
          <table:table-cell table:style-name="ce38" table:formula="of:=[$screen_negative.CK9]" office:value-type="float" office:value="0" calcext:value-type="float">
            <text:p>0</text:p>
          </table:table-cell>
          <table:table-cell table:style-name="ce38" table:formula="of:=[$screen_negative.CL9]" office:value-type="float" office:value="0" calcext:value-type="float">
            <text:p>0</text:p>
          </table:table-cell>
          <table:table-cell table:style-name="ce38" table:formula="of:=[$screen_negative.CM9]" office:value-type="float" office:value="0" calcext:value-type="float">
            <text:p>0</text:p>
          </table:table-cell>
          <table:table-cell table:style-name="ce38" table:formula="of:=[$screen_negative.CN9]" office:value-type="float" office:value="0" calcext:value-type="float">
            <text:p>0</text:p>
          </table:table-cell>
          <table:table-cell table:style-name="ce38" table:formula="of:=[$screen_negative.CO9]" office:value-type="float" office:value="0" calcext:value-type="float">
            <text:p>0</text:p>
          </table:table-cell>
          <table:table-cell table:style-name="ce38" table:formula="of:=[$screen_negative.CP9]" office:value-type="float" office:value="0" calcext:value-type="float">
            <text:p>0</text:p>
          </table:table-cell>
          <table:table-cell table:style-name="ce38" table:formula="of:=[$screen_negative.CQ9]" office:value-type="float" office:value="0" calcext:value-type="float">
            <text:p>0</text:p>
          </table:table-cell>
          <table:table-cell table:style-name="ce38" table:formula="of:=[$screen_negative.CR9]" office:value-type="float" office:value="0" calcext:value-type="float">
            <text:p>0</text:p>
          </table:table-cell>
          <table:table-cell table:style-name="ce38" table:formula="of:=[$screen_negative.CS9]" office:value-type="float" office:value="0" calcext:value-type="float">
            <text:p>0</text:p>
          </table:table-cell>
          <table:table-cell table:style-name="ce38" table:formula="of:=[$screen_negative.CT9]" office:value-type="float" office:value="0" calcext:value-type="float">
            <text:p>0</text:p>
          </table:table-cell>
          <table:table-cell table:style-name="ce38" table:formula="of:=[$screen_negative.CU9]" office:value-type="float" office:value="0" calcext:value-type="float">
            <text:p>0</text:p>
          </table:table-cell>
          <table:table-cell table:style-name="ce38" table:formula="of:=[$screen_negative.CV9]" office:value-type="float" office:value="0" calcext:value-type="float">
            <text:p>0</text:p>
          </table:table-cell>
          <table:table-cell table:style-name="ce38" table:formula="of:=[$screen_negative.CW9]" office:value-type="float" office:value="0" calcext:value-type="float">
            <text:p>0</text:p>
          </table:table-cell>
          <table:table-cell table:style-name="ce38" table:formula="of:=[$screen_negative.CX9]" office:value-type="float" office:value="0" calcext:value-type="float">
            <text:p>0</text:p>
          </table:table-cell>
          <table:table-cell table:style-name="ce38" table:formula="of:=[$screen_negative.CY9]" office:value-type="float" office:value="0" calcext:value-type="float">
            <text:p>0</text:p>
          </table:table-cell>
          <table:table-cell table:style-name="ce38" table:formula="of:=[$screen_negative.CZ9]" office:value-type="float" office:value="0" calcext:value-type="float">
            <text:p>0</text:p>
          </table:table-cell>
          <table:table-cell table:style-name="ce38" table:formula="of:=[$screen_negative.DA9]" office:value-type="float" office:value="0" calcext:value-type="float">
            <text:p>0</text:p>
          </table:table-cell>
          <table:table-cell table:style-name="ce38" table:formula="of:=[$screen_negative.DB9]" office:value-type="float" office:value="0" calcext:value-type="float">
            <text:p>0</text:p>
          </table:table-cell>
          <table:table-cell table:style-name="ce38" table:formula="of:=[$screen_negative.DC9]" office:value-type="float" office:value="0" calcext:value-type="float">
            <text:p>0</text:p>
          </table:table-cell>
          <table:table-cell table:style-name="ce38" table:formula="of:=[$screen_negative.DD9]" office:value-type="float" office:value="0" calcext:value-type="float">
            <text:p>0</text:p>
          </table:table-cell>
          <table:table-cell table:style-name="ce38" table:formula="of:=[$screen_negative.DE9]" office:value-type="float" office:value="0" calcext:value-type="float">
            <text:p>0</text:p>
          </table:table-cell>
          <table:table-cell table:style-name="ce38" table:formula="of:=[$screen_negative.DF9]" office:value-type="float" office:value="0" calcext:value-type="float">
            <text:p>0</text:p>
          </table:table-cell>
          <table:table-cell table:style-name="ce38" table:formula="of:=[$screen_negative.DG9]" office:value-type="float" office:value="0" calcext:value-type="float">
            <text:p>0</text:p>
          </table:table-cell>
          <table:table-cell table:style-name="ce38" table:formula="of:=[$screen_negative.DH9]" office:value-type="float" office:value="0" calcext:value-type="float">
            <text:p>0</text:p>
          </table:table-cell>
          <table:table-cell table:style-name="ce38" table:formula="of:=[$screen_negative.DI9]" office:value-type="float" office:value="0" calcext:value-type="float">
            <text:p>0</text:p>
          </table:table-cell>
          <table:table-cell table:style-name="ce38" table:formula="of:=[$screen_negative.DJ9]" office:value-type="float" office:value="0" calcext:value-type="float">
            <text:p>0</text:p>
          </table:table-cell>
          <table:table-cell table:style-name="ce38" table:formula="of:=[$screen_negative.DK9]" office:value-type="float" office:value="0" calcext:value-type="float">
            <text:p>0</text:p>
          </table:table-cell>
          <table:table-cell table:style-name="ce38" table:formula="of:=[$screen_negative.DL9]" office:value-type="float" office:value="0" calcext:value-type="float">
            <text:p>0</text:p>
          </table:table-cell>
          <table:table-cell table:style-name="ce38" table:formula="of:=[$screen_negative.DM9]" office:value-type="float" office:value="0" calcext:value-type="float">
            <text:p>0</text:p>
          </table:table-cell>
          <table:table-cell table:style-name="ce38" table:formula="of:=[$screen_negative.DN9]" office:value-type="float" office:value="0" calcext:value-type="float">
            <text:p>0</text:p>
          </table:table-cell>
          <table:table-cell table:style-name="ce38" table:formula="of:=[$screen_negative.DO9]" office:value-type="float" office:value="0" calcext:value-type="float">
            <text:p>0</text:p>
          </table:table-cell>
          <table:table-cell table:style-name="ce38" table:formula="of:=[$screen_negative.DP9]" office:value-type="float" office:value="0" calcext:value-type="float">
            <text:p>0</text:p>
          </table:table-cell>
          <table:table-cell table:style-name="ce38" table:formula="of:=[$screen_negative.DQ9]" office:value-type="float" office:value="0" calcext:value-type="float">
            <text:p>0</text:p>
          </table:table-cell>
          <table:table-cell table:style-name="ce38" table:formula="of:=[$screen_negative.DR9]" office:value-type="float" office:value="0" calcext:value-type="float">
            <text:p>0</text:p>
          </table:table-cell>
          <table:table-cell table:style-name="ce38" table:formula="of:=[$screen_negative.DS9]" office:value-type="float" office:value="0" calcext:value-type="float">
            <text:p>0</text:p>
          </table:table-cell>
          <table:table-cell table:style-name="ce38" table:formula="of:=[$screen_negative.DT9]" office:value-type="float" office:value="0" calcext:value-type="float">
            <text:p>0</text:p>
          </table:table-cell>
          <table:table-cell table:style-name="ce38" table:formula="of:=[$screen_negative.DU9]" office:value-type="float" office:value="0" calcext:value-type="float">
            <text:p>0</text:p>
          </table:table-cell>
          <table:table-cell table:style-name="ce38" table:formula="of:=[$screen_negative.DV9]" office:value-type="float" office:value="0" calcext:value-type="float">
            <text:p>0</text:p>
          </table:table-cell>
          <table:table-cell table:style-name="ce38" table:formula="of:=[$screen_negative.DW9]" office:value-type="float" office:value="0" calcext:value-type="float">
            <text:p>0</text:p>
          </table:table-cell>
          <table:table-cell table:style-name="ce38" table:formula="of:=[$screen_negative.DX9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10]" office:value-type="float" office:value="0" calcext:value-type="float">
            <text:p>0</text:p>
          </table:table-cell>
          <table:table-cell table:style-name="ce38" table:formula="of:=[$screen_negative.B10]" office:value-type="float" office:value="0" calcext:value-type="float">
            <text:p>0</text:p>
          </table:table-cell>
          <table:table-cell table:style-name="ce38" table:formula="of:=[$screen_negative.C10]" office:value-type="float" office:value="0" calcext:value-type="float">
            <text:p>0</text:p>
          </table:table-cell>
          <table:table-cell table:style-name="ce38" table:formula="of:=[$screen_negative.D10]" office:value-type="float" office:value="0" calcext:value-type="float">
            <text:p>0</text:p>
          </table:table-cell>
          <table:table-cell table:style-name="ce38" table:formula="of:=[$screen_negative.E10]" office:value-type="float" office:value="0" calcext:value-type="float">
            <text:p>0</text:p>
          </table:table-cell>
          <table:table-cell table:style-name="ce38" table:formula="of:=[$screen_negative.F10]" office:value-type="float" office:value="0" calcext:value-type="float">
            <text:p>0</text:p>
          </table:table-cell>
          <table:table-cell table:style-name="ce38" table:formula="of:=[$screen_negative.G10]" office:value-type="float" office:value="0" calcext:value-type="float">
            <text:p>0</text:p>
          </table:table-cell>
          <table:table-cell table:style-name="ce38" table:formula="of:=[$screen_negative.H10]" office:value-type="float" office:value="0" calcext:value-type="float">
            <text:p>0</text:p>
          </table:table-cell>
          <table:table-cell table:style-name="ce38" table:formula="of:=[$screen_negative.I10]" office:value-type="float" office:value="0" calcext:value-type="float">
            <text:p>0</text:p>
          </table:table-cell>
          <table:table-cell table:style-name="ce38" table:formula="of:=[$screen_negative.J10]" office:value-type="float" office:value="0" calcext:value-type="float">
            <text:p>0</text:p>
          </table:table-cell>
          <table:table-cell table:style-name="ce38" table:formula="of:=[$screen_negative.K10]" office:value-type="float" office:value="0" calcext:value-type="float">
            <text:p>0</text:p>
          </table:table-cell>
          <table:table-cell table:style-name="ce38" table:formula="of:=[$screen_negative.L10]" office:value-type="float" office:value="0" calcext:value-type="float">
            <text:p>0</text:p>
          </table:table-cell>
          <table:table-cell table:style-name="ce38" table:formula="of:=[$screen_negative.M10]" office:value-type="float" office:value="0" calcext:value-type="float">
            <text:p>0</text:p>
          </table:table-cell>
          <table:table-cell table:style-name="ce38" table:formula="of:=[$screen_negative.N10]" office:value-type="float" office:value="0" calcext:value-type="float">
            <text:p>0</text:p>
          </table:table-cell>
          <table:table-cell table:style-name="ce38" table:formula="of:=[$screen_negative.O10]" office:value-type="float" office:value="0" calcext:value-type="float">
            <text:p>0</text:p>
          </table:table-cell>
          <table:table-cell table:style-name="ce38" table:formula="of:=[$screen_negative.P10]" office:value-type="float" office:value="0" calcext:value-type="float">
            <text:p>0</text:p>
          </table:table-cell>
          <table:table-cell table:style-name="ce38" table:formula="of:=[$screen_negative.Q10]" office:value-type="float" office:value="0" calcext:value-type="float">
            <text:p>0</text:p>
          </table:table-cell>
          <table:table-cell table:style-name="ce38" table:formula="of:=[$screen_negative.R10]" office:value-type="float" office:value="0" calcext:value-type="float">
            <text:p>0</text:p>
          </table:table-cell>
          <table:table-cell table:style-name="ce38" table:formula="of:=[$screen_negative.S10]" office:value-type="float" office:value="0" calcext:value-type="float">
            <text:p>0</text:p>
          </table:table-cell>
          <table:table-cell table:style-name="ce38" table:formula="of:=[$screen_negative.T10]" office:value-type="float" office:value="0" calcext:value-type="float">
            <text:p>0</text:p>
          </table:table-cell>
          <table:table-cell table:style-name="ce38" table:formula="of:=[$screen_negative.U10]" office:value-type="float" office:value="0" calcext:value-type="float">
            <text:p>0</text:p>
          </table:table-cell>
          <table:table-cell table:style-name="ce38" table:formula="of:=[$screen_negative.V10]" office:value-type="float" office:value="0" calcext:value-type="float">
            <text:p>0</text:p>
          </table:table-cell>
          <table:table-cell table:style-name="ce38" table:formula="of:=[$screen_negative.W10]" office:value-type="float" office:value="0" calcext:value-type="float">
            <text:p>0</text:p>
          </table:table-cell>
          <table:table-cell table:style-name="ce38" table:formula="of:=[$screen_negative.X10]" office:value-type="float" office:value="0" calcext:value-type="float">
            <text:p>0</text:p>
          </table:table-cell>
          <table:table-cell table:style-name="ce38" table:formula="of:=[$screen_negative.Y10]" office:value-type="float" office:value="0" calcext:value-type="float">
            <text:p>0</text:p>
          </table:table-cell>
          <table:table-cell table:style-name="ce38" table:formula="of:=[$screen_negative.Z10]" office:value-type="float" office:value="0" calcext:value-type="float">
            <text:p>0</text:p>
          </table:table-cell>
          <table:table-cell table:style-name="ce38" table:formula="of:=[$screen_negative.AA10]" office:value-type="float" office:value="0" calcext:value-type="float">
            <text:p>0</text:p>
          </table:table-cell>
          <table:table-cell table:style-name="ce38" table:formula="of:=[$screen_negative.AB10]" office:value-type="float" office:value="0" calcext:value-type="float">
            <text:p>0</text:p>
          </table:table-cell>
          <table:table-cell table:style-name="ce38" table:formula="of:=[$screen_negative.AC10]" office:value-type="float" office:value="0" calcext:value-type="float">
            <text:p>0</text:p>
          </table:table-cell>
          <table:table-cell table:style-name="ce38" table:formula="of:=[$screen_negative.AD10]" office:value-type="float" office:value="0" calcext:value-type="float">
            <text:p>0</text:p>
          </table:table-cell>
          <table:table-cell table:style-name="ce38" table:formula="of:=[$screen_negative.AE10]" office:value-type="float" office:value="0" calcext:value-type="float">
            <text:p>0</text:p>
          </table:table-cell>
          <table:table-cell table:style-name="ce38" table:formula="of:=[$screen_negative.AF10]" office:value-type="float" office:value="0" calcext:value-type="float">
            <text:p>0</text:p>
          </table:table-cell>
          <table:table-cell table:style-name="ce38" table:formula="of:=[$screen_negative.AG10]" office:value-type="float" office:value="0" calcext:value-type="float">
            <text:p>0</text:p>
          </table:table-cell>
          <table:table-cell table:style-name="ce38" table:formula="of:=[$screen_negative.AH10]" office:value-type="float" office:value="0" calcext:value-type="float">
            <text:p>0</text:p>
          </table:table-cell>
          <table:table-cell table:style-name="ce38" table:formula="of:=[$screen_negative.AI10]" office:value-type="float" office:value="0" calcext:value-type="float">
            <text:p>0</text:p>
          </table:table-cell>
          <table:table-cell table:style-name="ce38" table:formula="of:=[$screen_negative.AJ10]" office:value-type="float" office:value="0" calcext:value-type="float">
            <text:p>0</text:p>
          </table:table-cell>
          <table:table-cell table:style-name="ce38" table:formula="of:=[$screen_negative.AK10]" office:value-type="float" office:value="0" calcext:value-type="float">
            <text:p>0</text:p>
          </table:table-cell>
          <table:table-cell table:style-name="ce38" table:formula="of:=[$screen_negative.AL10]" office:value-type="float" office:value="0" calcext:value-type="float">
            <text:p>0</text:p>
          </table:table-cell>
          <table:table-cell table:style-name="ce38" table:formula="of:=[$screen_negative.AM10]" office:value-type="float" office:value="0" calcext:value-type="float">
            <text:p>0</text:p>
          </table:table-cell>
          <table:table-cell table:style-name="ce38" table:formula="of:=[$screen_negative.AN10]" office:value-type="float" office:value="0" calcext:value-type="float">
            <text:p>0</text:p>
          </table:table-cell>
          <table:table-cell table:style-name="ce38" table:formula="of:=[$screen_negative.AO10]" office:value-type="float" office:value="0" calcext:value-type="float">
            <text:p>0</text:p>
          </table:table-cell>
          <table:table-cell table:style-name="ce38" table:formula="of:=[$screen_negative.AP10]" office:value-type="float" office:value="1" calcext:value-type="float">
            <text:p>1</text:p>
          </table:table-cell>
          <table:table-cell table:style-name="ce38" table:formula="of:=[$screen_negative.AQ10]" office:value-type="float" office:value="0" calcext:value-type="float">
            <text:p>0</text:p>
          </table:table-cell>
          <table:table-cell table:style-name="ce38" table:formula="of:=[$screen_negative.AR10]" office:value-type="float" office:value="0" calcext:value-type="float">
            <text:p>0</text:p>
          </table:table-cell>
          <table:table-cell table:style-name="ce38" table:formula="of:=[$screen_negative.AS10]" office:value-type="float" office:value="1" calcext:value-type="float">
            <text:p>1</text:p>
          </table:table-cell>
          <table:table-cell table:style-name="ce38" table:formula="of:=[$screen_negative.AT10]" office:value-type="float" office:value="1" calcext:value-type="float">
            <text:p>1</text:p>
          </table:table-cell>
          <table:table-cell table:style-name="ce38" table:formula="of:=[$screen_negative.AU10]" office:value-type="float" office:value="0" calcext:value-type="float">
            <text:p>0</text:p>
          </table:table-cell>
          <table:table-cell table:style-name="ce38" table:formula="of:=[$screen_negative.AV10]" office:value-type="float" office:value="0" calcext:value-type="float">
            <text:p>0</text:p>
          </table:table-cell>
          <table:table-cell table:style-name="ce38" table:formula="of:=[$screen_negative.AW10]" office:value-type="float" office:value="0" calcext:value-type="float">
            <text:p>0</text:p>
          </table:table-cell>
          <table:table-cell table:style-name="ce38" table:formula="of:=[$screen_negative.AX10]" office:value-type="float" office:value="0" calcext:value-type="float">
            <text:p>0</text:p>
          </table:table-cell>
          <table:table-cell table:style-name="ce38" table:formula="of:=[$screen_negative.AY10]" office:value-type="float" office:value="0" calcext:value-type="float">
            <text:p>0</text:p>
          </table:table-cell>
          <table:table-cell table:style-name="ce38" table:formula="of:=[$screen_negative.AZ10]" office:value-type="float" office:value="0" calcext:value-type="float">
            <text:p>0</text:p>
          </table:table-cell>
          <table:table-cell table:style-name="ce38" table:formula="of:=[$screen_negative.BA10]" office:value-type="float" office:value="0" calcext:value-type="float">
            <text:p>0</text:p>
          </table:table-cell>
          <table:table-cell table:style-name="ce38" table:formula="of:=[$screen_negative.BB10]" office:value-type="float" office:value="0" calcext:value-type="float">
            <text:p>0</text:p>
          </table:table-cell>
          <table:table-cell table:style-name="ce38" table:formula="of:=[$screen_negative.BC10]" office:value-type="float" office:value="0" calcext:value-type="float">
            <text:p>0</text:p>
          </table:table-cell>
          <table:table-cell table:style-name="ce38" table:formula="of:=[$screen_negative.BD10]" office:value-type="float" office:value="0" calcext:value-type="float">
            <text:p>0</text:p>
          </table:table-cell>
          <table:table-cell table:style-name="ce38" table:formula="of:=[$screen_negative.BE10]" office:value-type="float" office:value="0" calcext:value-type="float">
            <text:p>0</text:p>
          </table:table-cell>
          <table:table-cell table:style-name="ce38" table:formula="of:=[$screen_negative.BF10]" office:value-type="float" office:value="0" calcext:value-type="float">
            <text:p>0</text:p>
          </table:table-cell>
          <table:table-cell table:style-name="ce38" table:formula="of:=[$screen_negative.BG10]" office:value-type="float" office:value="0" calcext:value-type="float">
            <text:p>0</text:p>
          </table:table-cell>
          <table:table-cell table:style-name="ce38" table:formula="of:=[$screen_negative.BH10]" office:value-type="float" office:value="0" calcext:value-type="float">
            <text:p>0</text:p>
          </table:table-cell>
          <table:table-cell table:style-name="ce38" table:formula="of:=[$screen_negative.BI10]" office:value-type="float" office:value="0" calcext:value-type="float">
            <text:p>0</text:p>
          </table:table-cell>
          <table:table-cell table:style-name="ce38" table:formula="of:=[$screen_negative.BJ10]" office:value-type="float" office:value="0" calcext:value-type="float">
            <text:p>0</text:p>
          </table:table-cell>
          <table:table-cell table:style-name="ce38" table:formula="of:=[$screen_negative.BK10]" office:value-type="float" office:value="0" calcext:value-type="float">
            <text:p>0</text:p>
          </table:table-cell>
          <table:table-cell table:style-name="ce38" table:formula="of:=[$screen_negative.BL10]" office:value-type="float" office:value="0" calcext:value-type="float">
            <text:p>0</text:p>
          </table:table-cell>
          <table:table-cell table:style-name="ce38" table:formula="of:=[$screen_negative.BM10]" office:value-type="float" office:value="0" calcext:value-type="float">
            <text:p>0</text:p>
          </table:table-cell>
          <table:table-cell table:style-name="ce38" table:formula="of:=[$screen_negative.BN10]" office:value-type="float" office:value="0" calcext:value-type="float">
            <text:p>0</text:p>
          </table:table-cell>
          <table:table-cell table:style-name="ce38" table:formula="of:=[$screen_negative.BO10]" office:value-type="float" office:value="0" calcext:value-type="float">
            <text:p>0</text:p>
          </table:table-cell>
          <table:table-cell table:style-name="ce38" table:formula="of:=[$screen_negative.BP10]" office:value-type="float" office:value="0" calcext:value-type="float">
            <text:p>0</text:p>
          </table:table-cell>
          <table:table-cell table:style-name="ce38" table:formula="of:=[$screen_negative.BQ10]" office:value-type="float" office:value="0" calcext:value-type="float">
            <text:p>0</text:p>
          </table:table-cell>
          <table:table-cell table:style-name="ce38" table:formula="of:=[$screen_negative.BR10]" office:value-type="float" office:value="0" calcext:value-type="float">
            <text:p>0</text:p>
          </table:table-cell>
          <table:table-cell table:style-name="ce38" table:formula="of:=[$screen_negative.BS10]" office:value-type="float" office:value="0" calcext:value-type="float">
            <text:p>0</text:p>
          </table:table-cell>
          <table:table-cell table:style-name="ce38" table:formula="of:=[$screen_negative.BT10]" office:value-type="float" office:value="0" calcext:value-type="float">
            <text:p>0</text:p>
          </table:table-cell>
          <table:table-cell table:style-name="ce38" table:formula="of:=[$screen_negative.BU10]" office:value-type="float" office:value="0" calcext:value-type="float">
            <text:p>0</text:p>
          </table:table-cell>
          <table:table-cell table:style-name="ce38" table:formula="of:=[$screen_negative.BV10]" office:value-type="float" office:value="0" calcext:value-type="float">
            <text:p>0</text:p>
          </table:table-cell>
          <table:table-cell table:style-name="ce38" table:formula="of:=[$screen_negative.BW10]" office:value-type="float" office:value="0" calcext:value-type="float">
            <text:p>0</text:p>
          </table:table-cell>
          <table:table-cell table:style-name="ce38" table:formula="of:=[$screen_negative.BX10]" office:value-type="float" office:value="0" calcext:value-type="float">
            <text:p>0</text:p>
          </table:table-cell>
          <table:table-cell table:style-name="ce38" table:formula="of:=[$screen_negative.BY10]" office:value-type="float" office:value="0" calcext:value-type="float">
            <text:p>0</text:p>
          </table:table-cell>
          <table:table-cell table:style-name="ce38" table:formula="of:=[$screen_negative.BZ10]" office:value-type="float" office:value="0" calcext:value-type="float">
            <text:p>0</text:p>
          </table:table-cell>
          <table:table-cell table:style-name="ce38" table:formula="of:=[$screen_negative.CA10]" office:value-type="float" office:value="0" calcext:value-type="float">
            <text:p>0</text:p>
          </table:table-cell>
          <table:table-cell table:style-name="ce38" table:formula="of:=[$screen_negative.CB10]" office:value-type="float" office:value="0" calcext:value-type="float">
            <text:p>0</text:p>
          </table:table-cell>
          <table:table-cell table:style-name="ce38" table:formula="of:=[$screen_negative.CC10]" office:value-type="float" office:value="0" calcext:value-type="float">
            <text:p>0</text:p>
          </table:table-cell>
          <table:table-cell table:style-name="ce38" table:formula="of:=[$screen_negative.CD10]" office:value-type="float" office:value="0" calcext:value-type="float">
            <text:p>0</text:p>
          </table:table-cell>
          <table:table-cell table:style-name="ce38" table:formula="of:=[$screen_negative.CE10]" office:value-type="float" office:value="1" calcext:value-type="float">
            <text:p>1</text:p>
          </table:table-cell>
          <table:table-cell table:style-name="ce38" table:formula="of:=[$screen_negative.CF10]" office:value-type="float" office:value="1" calcext:value-type="float">
            <text:p>1</text:p>
          </table:table-cell>
          <table:table-cell table:style-name="ce38" table:formula="of:=[$screen_negative.CG10]" office:value-type="float" office:value="0" calcext:value-type="float">
            <text:p>0</text:p>
          </table:table-cell>
          <table:table-cell table:style-name="ce38" table:formula="of:=[$screen_negative.CH10]" office:value-type="float" office:value="0" calcext:value-type="float">
            <text:p>0</text:p>
          </table:table-cell>
          <table:table-cell table:style-name="ce38" table:formula="of:=[$screen_negative.CI10]" office:value-type="float" office:value="1" calcext:value-type="float">
            <text:p>1</text:p>
          </table:table-cell>
          <table:table-cell table:style-name="ce38" table:formula="of:=[$screen_negative.CJ10]" office:value-type="float" office:value="0" calcext:value-type="float">
            <text:p>0</text:p>
          </table:table-cell>
          <table:table-cell table:style-name="ce38" table:formula="of:=[$screen_negative.CK10]" office:value-type="float" office:value="0" calcext:value-type="float">
            <text:p>0</text:p>
          </table:table-cell>
          <table:table-cell table:style-name="ce38" table:formula="of:=[$screen_negative.CL10]" office:value-type="float" office:value="0" calcext:value-type="float">
            <text:p>0</text:p>
          </table:table-cell>
          <table:table-cell table:style-name="ce38" table:formula="of:=[$screen_negative.CM10]" office:value-type="float" office:value="0" calcext:value-type="float">
            <text:p>0</text:p>
          </table:table-cell>
          <table:table-cell table:style-name="ce38" table:formula="of:=[$screen_negative.CN10]" office:value-type="float" office:value="0" calcext:value-type="float">
            <text:p>0</text:p>
          </table:table-cell>
          <table:table-cell table:style-name="ce38" table:formula="of:=[$screen_negative.CO10]" office:value-type="float" office:value="0" calcext:value-type="float">
            <text:p>0</text:p>
          </table:table-cell>
          <table:table-cell table:style-name="ce38" table:formula="of:=[$screen_negative.CP10]" office:value-type="float" office:value="0" calcext:value-type="float">
            <text:p>0</text:p>
          </table:table-cell>
          <table:table-cell table:style-name="ce38" table:formula="of:=[$screen_negative.CQ10]" office:value-type="float" office:value="0" calcext:value-type="float">
            <text:p>0</text:p>
          </table:table-cell>
          <table:table-cell table:style-name="ce38" table:formula="of:=[$screen_negative.CR10]" office:value-type="float" office:value="0" calcext:value-type="float">
            <text:p>0</text:p>
          </table:table-cell>
          <table:table-cell table:style-name="ce38" table:formula="of:=[$screen_negative.CS10]" office:value-type="float" office:value="0" calcext:value-type="float">
            <text:p>0</text:p>
          </table:table-cell>
          <table:table-cell table:style-name="ce38" table:formula="of:=[$screen_negative.CT10]" office:value-type="float" office:value="0" calcext:value-type="float">
            <text:p>0</text:p>
          </table:table-cell>
          <table:table-cell table:style-name="ce38" table:formula="of:=[$screen_negative.CU10]" office:value-type="float" office:value="0" calcext:value-type="float">
            <text:p>0</text:p>
          </table:table-cell>
          <table:table-cell table:style-name="ce38" table:formula="of:=[$screen_negative.CV10]" office:value-type="float" office:value="0" calcext:value-type="float">
            <text:p>0</text:p>
          </table:table-cell>
          <table:table-cell table:style-name="ce38" table:formula="of:=[$screen_negative.CW10]" office:value-type="float" office:value="0" calcext:value-type="float">
            <text:p>0</text:p>
          </table:table-cell>
          <table:table-cell table:style-name="ce38" table:formula="of:=[$screen_negative.CX10]" office:value-type="float" office:value="0" calcext:value-type="float">
            <text:p>0</text:p>
          </table:table-cell>
          <table:table-cell table:style-name="ce38" table:formula="of:=[$screen_negative.CY10]" office:value-type="float" office:value="0" calcext:value-type="float">
            <text:p>0</text:p>
          </table:table-cell>
          <table:table-cell table:style-name="ce38" table:formula="of:=[$screen_negative.CZ10]" office:value-type="float" office:value="0" calcext:value-type="float">
            <text:p>0</text:p>
          </table:table-cell>
          <table:table-cell table:style-name="ce38" table:formula="of:=[$screen_negative.DA10]" office:value-type="float" office:value="0" calcext:value-type="float">
            <text:p>0</text:p>
          </table:table-cell>
          <table:table-cell table:style-name="ce38" table:formula="of:=[$screen_negative.DB10]" office:value-type="float" office:value="0" calcext:value-type="float">
            <text:p>0</text:p>
          </table:table-cell>
          <table:table-cell table:style-name="ce38" table:formula="of:=[$screen_negative.DC10]" office:value-type="float" office:value="0" calcext:value-type="float">
            <text:p>0</text:p>
          </table:table-cell>
          <table:table-cell table:style-name="ce38" table:formula="of:=[$screen_negative.DD10]" office:value-type="float" office:value="0" calcext:value-type="float">
            <text:p>0</text:p>
          </table:table-cell>
          <table:table-cell table:style-name="ce38" table:formula="of:=[$screen_negative.DE10]" office:value-type="float" office:value="0" calcext:value-type="float">
            <text:p>0</text:p>
          </table:table-cell>
          <table:table-cell table:style-name="ce38" table:formula="of:=[$screen_negative.DF10]" office:value-type="float" office:value="0" calcext:value-type="float">
            <text:p>0</text:p>
          </table:table-cell>
          <table:table-cell table:style-name="ce38" table:formula="of:=[$screen_negative.DG10]" office:value-type="float" office:value="0" calcext:value-type="float">
            <text:p>0</text:p>
          </table:table-cell>
          <table:table-cell table:style-name="ce38" table:formula="of:=[$screen_negative.DH10]" office:value-type="float" office:value="0" calcext:value-type="float">
            <text:p>0</text:p>
          </table:table-cell>
          <table:table-cell table:style-name="ce38" table:formula="of:=[$screen_negative.DI10]" office:value-type="float" office:value="0" calcext:value-type="float">
            <text:p>0</text:p>
          </table:table-cell>
          <table:table-cell table:style-name="ce38" table:formula="of:=[$screen_negative.DJ10]" office:value-type="float" office:value="0" calcext:value-type="float">
            <text:p>0</text:p>
          </table:table-cell>
          <table:table-cell table:style-name="ce38" table:formula="of:=[$screen_negative.DK10]" office:value-type="float" office:value="0" calcext:value-type="float">
            <text:p>0</text:p>
          </table:table-cell>
          <table:table-cell table:style-name="ce38" table:formula="of:=[$screen_negative.DL10]" office:value-type="float" office:value="0" calcext:value-type="float">
            <text:p>0</text:p>
          </table:table-cell>
          <table:table-cell table:style-name="ce38" table:formula="of:=[$screen_negative.DM10]" office:value-type="float" office:value="0" calcext:value-type="float">
            <text:p>0</text:p>
          </table:table-cell>
          <table:table-cell table:style-name="ce38" table:formula="of:=[$screen_negative.DN10]" office:value-type="float" office:value="0" calcext:value-type="float">
            <text:p>0</text:p>
          </table:table-cell>
          <table:table-cell table:style-name="ce38" table:formula="of:=[$screen_negative.DO10]" office:value-type="float" office:value="0" calcext:value-type="float">
            <text:p>0</text:p>
          </table:table-cell>
          <table:table-cell table:style-name="ce38" table:formula="of:=[$screen_negative.DP10]" office:value-type="float" office:value="0" calcext:value-type="float">
            <text:p>0</text:p>
          </table:table-cell>
          <table:table-cell table:style-name="ce38" table:formula="of:=[$screen_negative.DQ10]" office:value-type="float" office:value="0" calcext:value-type="float">
            <text:p>0</text:p>
          </table:table-cell>
          <table:table-cell table:style-name="ce38" table:formula="of:=[$screen_negative.DR10]" office:value-type="float" office:value="0" calcext:value-type="float">
            <text:p>0</text:p>
          </table:table-cell>
          <table:table-cell table:style-name="ce38" table:formula="of:=[$screen_negative.DS10]" office:value-type="float" office:value="0" calcext:value-type="float">
            <text:p>0</text:p>
          </table:table-cell>
          <table:table-cell table:style-name="ce38" table:formula="of:=[$screen_negative.DT10]" office:value-type="float" office:value="0" calcext:value-type="float">
            <text:p>0</text:p>
          </table:table-cell>
          <table:table-cell table:style-name="ce38" table:formula="of:=[$screen_negative.DU10]" office:value-type="float" office:value="0" calcext:value-type="float">
            <text:p>0</text:p>
          </table:table-cell>
          <table:table-cell table:style-name="ce38" table:formula="of:=[$screen_negative.DV10]" office:value-type="float" office:value="0" calcext:value-type="float">
            <text:p>0</text:p>
          </table:table-cell>
          <table:table-cell table:style-name="ce38" table:formula="of:=[$screen_negative.DW10]" office:value-type="float" office:value="0" calcext:value-type="float">
            <text:p>0</text:p>
          </table:table-cell>
          <table:table-cell table:style-name="ce38" table:formula="of:=[$screen_negative.DX10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11]" office:value-type="float" office:value="0" calcext:value-type="float">
            <text:p>0</text:p>
          </table:table-cell>
          <table:table-cell table:style-name="ce38" table:formula="of:=[$screen_negative.B11]" office:value-type="float" office:value="0" calcext:value-type="float">
            <text:p>0</text:p>
          </table:table-cell>
          <table:table-cell table:style-name="ce38" table:formula="of:=[$screen_negative.C11]" office:value-type="float" office:value="0" calcext:value-type="float">
            <text:p>0</text:p>
          </table:table-cell>
          <table:table-cell table:style-name="ce38" table:formula="of:=[$screen_negative.D11]" office:value-type="float" office:value="0" calcext:value-type="float">
            <text:p>0</text:p>
          </table:table-cell>
          <table:table-cell table:style-name="ce38" table:formula="of:=[$screen_negative.E11]" office:value-type="float" office:value="0" calcext:value-type="float">
            <text:p>0</text:p>
          </table:table-cell>
          <table:table-cell table:style-name="ce38" table:formula="of:=[$screen_negative.F11]" office:value-type="float" office:value="0" calcext:value-type="float">
            <text:p>0</text:p>
          </table:table-cell>
          <table:table-cell table:style-name="ce38" table:formula="of:=[$screen_negative.G11]" office:value-type="float" office:value="0" calcext:value-type="float">
            <text:p>0</text:p>
          </table:table-cell>
          <table:table-cell table:style-name="ce38" table:formula="of:=[$screen_negative.H11]" office:value-type="float" office:value="0" calcext:value-type="float">
            <text:p>0</text:p>
          </table:table-cell>
          <table:table-cell table:style-name="ce38" table:formula="of:=[$screen_negative.I11]" office:value-type="float" office:value="0" calcext:value-type="float">
            <text:p>0</text:p>
          </table:table-cell>
          <table:table-cell table:style-name="ce38" table:formula="of:=[$screen_negative.J11]" office:value-type="float" office:value="0" calcext:value-type="float">
            <text:p>0</text:p>
          </table:table-cell>
          <table:table-cell table:style-name="ce38" table:formula="of:=[$screen_negative.K11]" office:value-type="float" office:value="0" calcext:value-type="float">
            <text:p>0</text:p>
          </table:table-cell>
          <table:table-cell table:style-name="ce38" table:formula="of:=[$screen_negative.L11]" office:value-type="float" office:value="0" calcext:value-type="float">
            <text:p>0</text:p>
          </table:table-cell>
          <table:table-cell table:style-name="ce38" table:formula="of:=[$screen_negative.M11]" office:value-type="float" office:value="0" calcext:value-type="float">
            <text:p>0</text:p>
          </table:table-cell>
          <table:table-cell table:style-name="ce38" table:formula="of:=[$screen_negative.N11]" office:value-type="float" office:value="0" calcext:value-type="float">
            <text:p>0</text:p>
          </table:table-cell>
          <table:table-cell table:style-name="ce38" table:formula="of:=[$screen_negative.O11]" office:value-type="float" office:value="0" calcext:value-type="float">
            <text:p>0</text:p>
          </table:table-cell>
          <table:table-cell table:style-name="ce38" table:formula="of:=[$screen_negative.P11]" office:value-type="float" office:value="0" calcext:value-type="float">
            <text:p>0</text:p>
          </table:table-cell>
          <table:table-cell table:style-name="ce38" table:formula="of:=[$screen_negative.Q11]" office:value-type="float" office:value="0" calcext:value-type="float">
            <text:p>0</text:p>
          </table:table-cell>
          <table:table-cell table:style-name="ce38" table:formula="of:=[$screen_negative.R11]" office:value-type="float" office:value="0" calcext:value-type="float">
            <text:p>0</text:p>
          </table:table-cell>
          <table:table-cell table:style-name="ce38" table:formula="of:=[$screen_negative.S11]" office:value-type="float" office:value="0" calcext:value-type="float">
            <text:p>0</text:p>
          </table:table-cell>
          <table:table-cell table:style-name="ce38" table:formula="of:=[$screen_negative.T11]" office:value-type="float" office:value="0" calcext:value-type="float">
            <text:p>0</text:p>
          </table:table-cell>
          <table:table-cell table:style-name="ce38" table:formula="of:=[$screen_negative.U11]" office:value-type="float" office:value="0" calcext:value-type="float">
            <text:p>0</text:p>
          </table:table-cell>
          <table:table-cell table:style-name="ce38" table:formula="of:=[$screen_negative.V11]" office:value-type="float" office:value="0" calcext:value-type="float">
            <text:p>0</text:p>
          </table:table-cell>
          <table:table-cell table:style-name="ce38" table:formula="of:=[$screen_negative.W11]" office:value-type="float" office:value="0" calcext:value-type="float">
            <text:p>0</text:p>
          </table:table-cell>
          <table:table-cell table:style-name="ce38" table:formula="of:=[$screen_negative.X11]" office:value-type="float" office:value="0" calcext:value-type="float">
            <text:p>0</text:p>
          </table:table-cell>
          <table:table-cell table:style-name="ce38" table:formula="of:=[$screen_negative.Y11]" office:value-type="float" office:value="0" calcext:value-type="float">
            <text:p>0</text:p>
          </table:table-cell>
          <table:table-cell table:style-name="ce38" table:formula="of:=[$screen_negative.Z11]" office:value-type="float" office:value="0" calcext:value-type="float">
            <text:p>0</text:p>
          </table:table-cell>
          <table:table-cell table:style-name="ce38" table:formula="of:=[$screen_negative.AA11]" office:value-type="float" office:value="0" calcext:value-type="float">
            <text:p>0</text:p>
          </table:table-cell>
          <table:table-cell table:style-name="ce38" table:formula="of:=[$screen_negative.AB11]" office:value-type="float" office:value="0" calcext:value-type="float">
            <text:p>0</text:p>
          </table:table-cell>
          <table:table-cell table:style-name="ce38" table:formula="of:=[$screen_negative.AC11]" office:value-type="float" office:value="0" calcext:value-type="float">
            <text:p>0</text:p>
          </table:table-cell>
          <table:table-cell table:style-name="ce38" table:formula="of:=[$screen_negative.AD11]" office:value-type="float" office:value="0" calcext:value-type="float">
            <text:p>0</text:p>
          </table:table-cell>
          <table:table-cell table:style-name="ce38" table:formula="of:=[$screen_negative.AE11]" office:value-type="float" office:value="0" calcext:value-type="float">
            <text:p>0</text:p>
          </table:table-cell>
          <table:table-cell table:style-name="ce38" table:formula="of:=[$screen_negative.AF11]" office:value-type="float" office:value="0" calcext:value-type="float">
            <text:p>0</text:p>
          </table:table-cell>
          <table:table-cell table:style-name="ce38" table:formula="of:=[$screen_negative.AG11]" office:value-type="float" office:value="0" calcext:value-type="float">
            <text:p>0</text:p>
          </table:table-cell>
          <table:table-cell table:style-name="ce38" table:formula="of:=[$screen_negative.AH11]" office:value-type="float" office:value="0" calcext:value-type="float">
            <text:p>0</text:p>
          </table:table-cell>
          <table:table-cell table:style-name="ce38" table:formula="of:=[$screen_negative.AI11]" office:value-type="float" office:value="0" calcext:value-type="float">
            <text:p>0</text:p>
          </table:table-cell>
          <table:table-cell table:style-name="ce38" table:formula="of:=[$screen_negative.AJ11]" office:value-type="float" office:value="0" calcext:value-type="float">
            <text:p>0</text:p>
          </table:table-cell>
          <table:table-cell table:style-name="ce38" table:formula="of:=[$screen_negative.AK11]" office:value-type="float" office:value="0" calcext:value-type="float">
            <text:p>0</text:p>
          </table:table-cell>
          <table:table-cell table:style-name="ce38" table:formula="of:=[$screen_negative.AL11]" office:value-type="float" office:value="0" calcext:value-type="float">
            <text:p>0</text:p>
          </table:table-cell>
          <table:table-cell table:style-name="ce38" table:formula="of:=[$screen_negative.AM11]" office:value-type="float" office:value="0" calcext:value-type="float">
            <text:p>0</text:p>
          </table:table-cell>
          <table:table-cell table:style-name="ce38" table:formula="of:=[$screen_negative.AN11]" office:value-type="float" office:value="0" calcext:value-type="float">
            <text:p>0</text:p>
          </table:table-cell>
          <table:table-cell table:style-name="ce38" table:formula="of:=[$screen_negative.AO11]" office:value-type="float" office:value="1" calcext:value-type="float">
            <text:p>1</text:p>
          </table:table-cell>
          <table:table-cell table:style-name="ce38" table:formula="of:=[$screen_negative.AP11]" office:value-type="float" office:value="0" calcext:value-type="float">
            <text:p>0</text:p>
          </table:table-cell>
          <table:table-cell table:style-name="ce38" table:formula="of:=[$screen_negative.AQ11]" office:value-type="float" office:value="0" calcext:value-type="float">
            <text:p>0</text:p>
          </table:table-cell>
          <table:table-cell table:style-name="ce38" table:formula="of:=[$screen_negative.AR11]" office:value-type="float" office:value="1" calcext:value-type="float">
            <text:p>1</text:p>
          </table:table-cell>
          <table:table-cell table:style-name="ce38" table:formula="of:=[$screen_negative.AS11]" office:value-type="float" office:value="0" calcext:value-type="float">
            <text:p>0</text:p>
          </table:table-cell>
          <table:table-cell table:style-name="ce38" table:formula="of:=[$screen_negative.AT11]" office:value-type="float" office:value="0" calcext:value-type="float">
            <text:p>0</text:p>
          </table:table-cell>
          <table:table-cell table:style-name="ce38" table:formula="of:=[$screen_negative.AU11]" office:value-type="float" office:value="0" calcext:value-type="float">
            <text:p>0</text:p>
          </table:table-cell>
          <table:table-cell table:style-name="ce38" table:formula="of:=[$screen_negative.AV11]" office:value-type="float" office:value="0" calcext:value-type="float">
            <text:p>0</text:p>
          </table:table-cell>
          <table:table-cell table:style-name="ce38" table:formula="of:=[$screen_negative.AW11]" office:value-type="float" office:value="0" calcext:value-type="float">
            <text:p>0</text:p>
          </table:table-cell>
          <table:table-cell table:style-name="ce38" table:formula="of:=[$screen_negative.AX11]" office:value-type="float" office:value="0" calcext:value-type="float">
            <text:p>0</text:p>
          </table:table-cell>
          <table:table-cell table:style-name="ce38" table:formula="of:=[$screen_negative.AY11]" office:value-type="float" office:value="0" calcext:value-type="float">
            <text:p>0</text:p>
          </table:table-cell>
          <table:table-cell table:style-name="ce38" table:formula="of:=[$screen_negative.AZ11]" office:value-type="float" office:value="0" calcext:value-type="float">
            <text:p>0</text:p>
          </table:table-cell>
          <table:table-cell table:style-name="ce38" table:formula="of:=[$screen_negative.BA11]" office:value-type="float" office:value="0" calcext:value-type="float">
            <text:p>0</text:p>
          </table:table-cell>
          <table:table-cell table:style-name="ce38" table:formula="of:=[$screen_negative.BB11]" office:value-type="float" office:value="0" calcext:value-type="float">
            <text:p>0</text:p>
          </table:table-cell>
          <table:table-cell table:style-name="ce38" table:formula="of:=[$screen_negative.BC11]" office:value-type="float" office:value="0" calcext:value-type="float">
            <text:p>0</text:p>
          </table:table-cell>
          <table:table-cell table:style-name="ce38" table:formula="of:=[$screen_negative.BD11]" office:value-type="float" office:value="0" calcext:value-type="float">
            <text:p>0</text:p>
          </table:table-cell>
          <table:table-cell table:style-name="ce38" table:formula="of:=[$screen_negative.BE11]" office:value-type="float" office:value="0" calcext:value-type="float">
            <text:p>0</text:p>
          </table:table-cell>
          <table:table-cell table:style-name="ce38" table:formula="of:=[$screen_negative.BF11]" office:value-type="float" office:value="0" calcext:value-type="float">
            <text:p>0</text:p>
          </table:table-cell>
          <table:table-cell table:style-name="ce38" table:formula="of:=[$screen_negative.BG11]" office:value-type="float" office:value="0" calcext:value-type="float">
            <text:p>0</text:p>
          </table:table-cell>
          <table:table-cell table:style-name="ce38" table:formula="of:=[$screen_negative.BH11]" office:value-type="float" office:value="0" calcext:value-type="float">
            <text:p>0</text:p>
          </table:table-cell>
          <table:table-cell table:style-name="ce38" table:formula="of:=[$screen_negative.BI11]" office:value-type="float" office:value="0" calcext:value-type="float">
            <text:p>0</text:p>
          </table:table-cell>
          <table:table-cell table:style-name="ce38" table:formula="of:=[$screen_negative.BJ11]" office:value-type="float" office:value="0" calcext:value-type="float">
            <text:p>0</text:p>
          </table:table-cell>
          <table:table-cell table:style-name="ce38" table:formula="of:=[$screen_negative.BK11]" office:value-type="float" office:value="0" calcext:value-type="float">
            <text:p>0</text:p>
          </table:table-cell>
          <table:table-cell table:style-name="ce38" table:formula="of:=[$screen_negative.BL11]" office:value-type="float" office:value="0" calcext:value-type="float">
            <text:p>0</text:p>
          </table:table-cell>
          <table:table-cell table:style-name="ce38" table:formula="of:=[$screen_negative.BM11]" office:value-type="float" office:value="0" calcext:value-type="float">
            <text:p>0</text:p>
          </table:table-cell>
          <table:table-cell table:style-name="ce38" table:formula="of:=[$screen_negative.BN11]" office:value-type="float" office:value="0" calcext:value-type="float">
            <text:p>0</text:p>
          </table:table-cell>
          <table:table-cell table:style-name="ce38" table:formula="of:=[$screen_negative.BO11]" office:value-type="float" office:value="0" calcext:value-type="float">
            <text:p>0</text:p>
          </table:table-cell>
          <table:table-cell table:style-name="ce38" table:formula="of:=[$screen_negative.BP11]" office:value-type="float" office:value="0" calcext:value-type="float">
            <text:p>0</text:p>
          </table:table-cell>
          <table:table-cell table:style-name="ce38" table:formula="of:=[$screen_negative.BQ11]" office:value-type="float" office:value="0" calcext:value-type="float">
            <text:p>0</text:p>
          </table:table-cell>
          <table:table-cell table:style-name="ce38" table:formula="of:=[$screen_negative.BR11]" office:value-type="float" office:value="0" calcext:value-type="float">
            <text:p>0</text:p>
          </table:table-cell>
          <table:table-cell table:style-name="ce38" table:formula="of:=[$screen_negative.BS11]" office:value-type="float" office:value="0" calcext:value-type="float">
            <text:p>0</text:p>
          </table:table-cell>
          <table:table-cell table:style-name="ce38" table:formula="of:=[$screen_negative.BT11]" office:value-type="float" office:value="0" calcext:value-type="float">
            <text:p>0</text:p>
          </table:table-cell>
          <table:table-cell table:style-name="ce38" table:formula="of:=[$screen_negative.BU11]" office:value-type="float" office:value="0" calcext:value-type="float">
            <text:p>0</text:p>
          </table:table-cell>
          <table:table-cell table:style-name="ce38" table:formula="of:=[$screen_negative.BV11]" office:value-type="float" office:value="0" calcext:value-type="float">
            <text:p>0</text:p>
          </table:table-cell>
          <table:table-cell table:style-name="ce38" table:formula="of:=[$screen_negative.BW11]" office:value-type="float" office:value="0" calcext:value-type="float">
            <text:p>0</text:p>
          </table:table-cell>
          <table:table-cell table:style-name="ce38" table:formula="of:=[$screen_negative.BX11]" office:value-type="float" office:value="0" calcext:value-type="float">
            <text:p>0</text:p>
          </table:table-cell>
          <table:table-cell table:style-name="ce38" table:formula="of:=[$screen_negative.BY11]" office:value-type="float" office:value="0" calcext:value-type="float">
            <text:p>0</text:p>
          </table:table-cell>
          <table:table-cell table:style-name="ce38" table:formula="of:=[$screen_negative.BZ11]" office:value-type="float" office:value="0" calcext:value-type="float">
            <text:p>0</text:p>
          </table:table-cell>
          <table:table-cell table:style-name="ce38" table:formula="of:=[$screen_negative.CA11]" office:value-type="float" office:value="0" calcext:value-type="float">
            <text:p>0</text:p>
          </table:table-cell>
          <table:table-cell table:style-name="ce38" table:formula="of:=[$screen_negative.CB11]" office:value-type="float" office:value="0" calcext:value-type="float">
            <text:p>0</text:p>
          </table:table-cell>
          <table:table-cell table:style-name="ce38" table:formula="of:=[$screen_negative.CC11]" office:value-type="float" office:value="0" calcext:value-type="float">
            <text:p>0</text:p>
          </table:table-cell>
          <table:table-cell table:style-name="ce38" table:formula="of:=[$screen_negative.CD11]" office:value-type="float" office:value="0" calcext:value-type="float">
            <text:p>0</text:p>
          </table:table-cell>
          <table:table-cell table:style-name="ce38" table:formula="of:=[$screen_negative.CE11]" office:value-type="float" office:value="0" calcext:value-type="float">
            <text:p>0</text:p>
          </table:table-cell>
          <table:table-cell table:style-name="ce38" table:formula="of:=[$screen_negative.CF11]" office:value-type="float" office:value="0" calcext:value-type="float">
            <text:p>0</text:p>
          </table:table-cell>
          <table:table-cell table:style-name="ce38" table:formula="of:=[$screen_negative.CG11]" office:value-type="float" office:value="1" calcext:value-type="float">
            <text:p>1</text:p>
          </table:table-cell>
          <table:table-cell table:style-name="ce38" table:formula="of:=[$screen_negative.CH11]" office:value-type="float" office:value="0" calcext:value-type="float">
            <text:p>0</text:p>
          </table:table-cell>
          <table:table-cell table:style-name="ce38" table:formula="of:=[$screen_negative.CI11]" office:value-type="float" office:value="0" calcext:value-type="float">
            <text:p>0</text:p>
          </table:table-cell>
          <table:table-cell table:style-name="ce38" table:formula="of:=[$screen_negative.CJ11]" office:value-type="float" office:value="1" calcext:value-type="float">
            <text:p>1</text:p>
          </table:table-cell>
          <table:table-cell table:style-name="ce38" table:formula="of:=[$screen_negative.CK11]" office:value-type="float" office:value="0" calcext:value-type="float">
            <text:p>0</text:p>
          </table:table-cell>
          <table:table-cell table:style-name="ce38" table:formula="of:=[$screen_negative.CL11]" office:value-type="float" office:value="0" calcext:value-type="float">
            <text:p>0</text:p>
          </table:table-cell>
          <table:table-cell table:style-name="ce38" table:formula="of:=[$screen_negative.CM11]" office:value-type="float" office:value="0" calcext:value-type="float">
            <text:p>0</text:p>
          </table:table-cell>
          <table:table-cell table:style-name="ce38" table:formula="of:=[$screen_negative.CN11]" office:value-type="float" office:value="0" calcext:value-type="float">
            <text:p>0</text:p>
          </table:table-cell>
          <table:table-cell table:style-name="ce38" table:formula="of:=[$screen_negative.CO11]" office:value-type="float" office:value="0" calcext:value-type="float">
            <text:p>0</text:p>
          </table:table-cell>
          <table:table-cell table:style-name="ce38" table:formula="of:=[$screen_negative.CP11]" office:value-type="float" office:value="0" calcext:value-type="float">
            <text:p>0</text:p>
          </table:table-cell>
          <table:table-cell table:style-name="ce38" table:formula="of:=[$screen_negative.CQ11]" office:value-type="float" office:value="0" calcext:value-type="float">
            <text:p>0</text:p>
          </table:table-cell>
          <table:table-cell table:style-name="ce38" table:formula="of:=[$screen_negative.CR11]" office:value-type="float" office:value="0" calcext:value-type="float">
            <text:p>0</text:p>
          </table:table-cell>
          <table:table-cell table:style-name="ce38" table:formula="of:=[$screen_negative.CS11]" office:value-type="float" office:value="0" calcext:value-type="float">
            <text:p>0</text:p>
          </table:table-cell>
          <table:table-cell table:style-name="ce38" table:formula="of:=[$screen_negative.CT11]" office:value-type="float" office:value="0" calcext:value-type="float">
            <text:p>0</text:p>
          </table:table-cell>
          <table:table-cell table:style-name="ce38" table:formula="of:=[$screen_negative.CU11]" office:value-type="float" office:value="0" calcext:value-type="float">
            <text:p>0</text:p>
          </table:table-cell>
          <table:table-cell table:style-name="ce38" table:formula="of:=[$screen_negative.CV11]" office:value-type="float" office:value="0" calcext:value-type="float">
            <text:p>0</text:p>
          </table:table-cell>
          <table:table-cell table:style-name="ce38" table:formula="of:=[$screen_negative.CW11]" office:value-type="float" office:value="0" calcext:value-type="float">
            <text:p>0</text:p>
          </table:table-cell>
          <table:table-cell table:style-name="ce38" table:formula="of:=[$screen_negative.CX11]" office:value-type="float" office:value="0" calcext:value-type="float">
            <text:p>0</text:p>
          </table:table-cell>
          <table:table-cell table:style-name="ce38" table:formula="of:=[$screen_negative.CY11]" office:value-type="float" office:value="0" calcext:value-type="float">
            <text:p>0</text:p>
          </table:table-cell>
          <table:table-cell table:style-name="ce38" table:formula="of:=[$screen_negative.CZ11]" office:value-type="float" office:value="0" calcext:value-type="float">
            <text:p>0</text:p>
          </table:table-cell>
          <table:table-cell table:style-name="ce38" table:formula="of:=[$screen_negative.DA11]" office:value-type="float" office:value="0" calcext:value-type="float">
            <text:p>0</text:p>
          </table:table-cell>
          <table:table-cell table:style-name="ce38" table:formula="of:=[$screen_negative.DB11]" office:value-type="float" office:value="0" calcext:value-type="float">
            <text:p>0</text:p>
          </table:table-cell>
          <table:table-cell table:style-name="ce38" table:formula="of:=[$screen_negative.DC11]" office:value-type="float" office:value="0" calcext:value-type="float">
            <text:p>0</text:p>
          </table:table-cell>
          <table:table-cell table:style-name="ce38" table:formula="of:=[$screen_negative.DD11]" office:value-type="float" office:value="0" calcext:value-type="float">
            <text:p>0</text:p>
          </table:table-cell>
          <table:table-cell table:style-name="ce38" table:formula="of:=[$screen_negative.DE11]" office:value-type="float" office:value="0" calcext:value-type="float">
            <text:p>0</text:p>
          </table:table-cell>
          <table:table-cell table:style-name="ce38" table:formula="of:=[$screen_negative.DF11]" office:value-type="float" office:value="0" calcext:value-type="float">
            <text:p>0</text:p>
          </table:table-cell>
          <table:table-cell table:style-name="ce38" table:formula="of:=[$screen_negative.DG11]" office:value-type="float" office:value="0" calcext:value-type="float">
            <text:p>0</text:p>
          </table:table-cell>
          <table:table-cell table:style-name="ce38" table:formula="of:=[$screen_negative.DH11]" office:value-type="float" office:value="0" calcext:value-type="float">
            <text:p>0</text:p>
          </table:table-cell>
          <table:table-cell table:style-name="ce38" table:formula="of:=[$screen_negative.DI11]" office:value-type="float" office:value="0" calcext:value-type="float">
            <text:p>0</text:p>
          </table:table-cell>
          <table:table-cell table:style-name="ce38" table:formula="of:=[$screen_negative.DJ11]" office:value-type="float" office:value="0" calcext:value-type="float">
            <text:p>0</text:p>
          </table:table-cell>
          <table:table-cell table:style-name="ce38" table:formula="of:=[$screen_negative.DK11]" office:value-type="float" office:value="0" calcext:value-type="float">
            <text:p>0</text:p>
          </table:table-cell>
          <table:table-cell table:style-name="ce38" table:formula="of:=[$screen_negative.DL11]" office:value-type="float" office:value="0" calcext:value-type="float">
            <text:p>0</text:p>
          </table:table-cell>
          <table:table-cell table:style-name="ce38" table:formula="of:=[$screen_negative.DM11]" office:value-type="float" office:value="0" calcext:value-type="float">
            <text:p>0</text:p>
          </table:table-cell>
          <table:table-cell table:style-name="ce38" table:formula="of:=[$screen_negative.DN11]" office:value-type="float" office:value="0" calcext:value-type="float">
            <text:p>0</text:p>
          </table:table-cell>
          <table:table-cell table:style-name="ce38" table:formula="of:=[$screen_negative.DO11]" office:value-type="float" office:value="0" calcext:value-type="float">
            <text:p>0</text:p>
          </table:table-cell>
          <table:table-cell table:style-name="ce38" table:formula="of:=[$screen_negative.DP11]" office:value-type="float" office:value="0" calcext:value-type="float">
            <text:p>0</text:p>
          </table:table-cell>
          <table:table-cell table:style-name="ce38" table:formula="of:=[$screen_negative.DQ11]" office:value-type="float" office:value="0" calcext:value-type="float">
            <text:p>0</text:p>
          </table:table-cell>
          <table:table-cell table:style-name="ce38" table:formula="of:=[$screen_negative.DR11]" office:value-type="float" office:value="0" calcext:value-type="float">
            <text:p>0</text:p>
          </table:table-cell>
          <table:table-cell table:style-name="ce38" table:formula="of:=[$screen_negative.DS11]" office:value-type="float" office:value="0" calcext:value-type="float">
            <text:p>0</text:p>
          </table:table-cell>
          <table:table-cell table:style-name="ce38" table:formula="of:=[$screen_negative.DT11]" office:value-type="float" office:value="0" calcext:value-type="float">
            <text:p>0</text:p>
          </table:table-cell>
          <table:table-cell table:style-name="ce38" table:formula="of:=[$screen_negative.DU11]" office:value-type="float" office:value="0" calcext:value-type="float">
            <text:p>0</text:p>
          </table:table-cell>
          <table:table-cell table:style-name="ce38" table:formula="of:=[$screen_negative.DV11]" office:value-type="float" office:value="0" calcext:value-type="float">
            <text:p>0</text:p>
          </table:table-cell>
          <table:table-cell table:style-name="ce38" table:formula="of:=[$screen_negative.DW11]" office:value-type="float" office:value="0" calcext:value-type="float">
            <text:p>0</text:p>
          </table:table-cell>
          <table:table-cell table:style-name="ce38" table:formula="of:=[$screen_negative.DX11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12]" office:value-type="float" office:value="0" calcext:value-type="float">
            <text:p>0</text:p>
          </table:table-cell>
          <table:table-cell table:style-name="ce38" table:formula="of:=[$screen_negative.B12]" office:value-type="float" office:value="0" calcext:value-type="float">
            <text:p>0</text:p>
          </table:table-cell>
          <table:table-cell table:style-name="ce38" table:formula="of:=[$screen_negative.C12]" office:value-type="float" office:value="0" calcext:value-type="float">
            <text:p>0</text:p>
          </table:table-cell>
          <table:table-cell table:style-name="ce38" table:formula="of:=[$screen_negative.D12]" office:value-type="float" office:value="0" calcext:value-type="float">
            <text:p>0</text:p>
          </table:table-cell>
          <table:table-cell table:style-name="ce38" table:formula="of:=[$screen_negative.E12]" office:value-type="float" office:value="0" calcext:value-type="float">
            <text:p>0</text:p>
          </table:table-cell>
          <table:table-cell table:style-name="ce38" table:formula="of:=[$screen_negative.F12]" office:value-type="float" office:value="0" calcext:value-type="float">
            <text:p>0</text:p>
          </table:table-cell>
          <table:table-cell table:style-name="ce38" table:formula="of:=[$screen_negative.G12]" office:value-type="float" office:value="0" calcext:value-type="float">
            <text:p>0</text:p>
          </table:table-cell>
          <table:table-cell table:style-name="ce38" table:formula="of:=[$screen_negative.H12]" office:value-type="float" office:value="0" calcext:value-type="float">
            <text:p>0</text:p>
          </table:table-cell>
          <table:table-cell table:style-name="ce38" table:formula="of:=[$screen_negative.I12]" office:value-type="float" office:value="0" calcext:value-type="float">
            <text:p>0</text:p>
          </table:table-cell>
          <table:table-cell table:style-name="ce38" table:formula="of:=[$screen_negative.J12]" office:value-type="float" office:value="0" calcext:value-type="float">
            <text:p>0</text:p>
          </table:table-cell>
          <table:table-cell table:style-name="ce38" table:formula="of:=[$screen_negative.K12]" office:value-type="float" office:value="0" calcext:value-type="float">
            <text:p>0</text:p>
          </table:table-cell>
          <table:table-cell table:style-name="ce38" table:formula="of:=[$screen_negative.L12]" office:value-type="float" office:value="0" calcext:value-type="float">
            <text:p>0</text:p>
          </table:table-cell>
          <table:table-cell table:style-name="ce38" table:formula="of:=[$screen_negative.M12]" office:value-type="float" office:value="0" calcext:value-type="float">
            <text:p>0</text:p>
          </table:table-cell>
          <table:table-cell table:style-name="ce38" table:formula="of:=[$screen_negative.N12]" office:value-type="float" office:value="0" calcext:value-type="float">
            <text:p>0</text:p>
          </table:table-cell>
          <table:table-cell table:style-name="ce38" table:formula="of:=[$screen_negative.O12]" office:value-type="float" office:value="0" calcext:value-type="float">
            <text:p>0</text:p>
          </table:table-cell>
          <table:table-cell table:style-name="ce38" table:formula="of:=[$screen_negative.P12]" office:value-type="float" office:value="0" calcext:value-type="float">
            <text:p>0</text:p>
          </table:table-cell>
          <table:table-cell table:style-name="ce38" table:formula="of:=[$screen_negative.Q12]" office:value-type="float" office:value="0" calcext:value-type="float">
            <text:p>0</text:p>
          </table:table-cell>
          <table:table-cell table:style-name="ce38" table:formula="of:=[$screen_negative.R12]" office:value-type="float" office:value="0" calcext:value-type="float">
            <text:p>0</text:p>
          </table:table-cell>
          <table:table-cell table:style-name="ce38" table:formula="of:=[$screen_negative.S12]" office:value-type="float" office:value="0" calcext:value-type="float">
            <text:p>0</text:p>
          </table:table-cell>
          <table:table-cell table:style-name="ce38" table:formula="of:=[$screen_negative.T12]" office:value-type="float" office:value="0" calcext:value-type="float">
            <text:p>0</text:p>
          </table:table-cell>
          <table:table-cell table:style-name="ce38" table:formula="of:=[$screen_negative.U12]" office:value-type="float" office:value="0" calcext:value-type="float">
            <text:p>0</text:p>
          </table:table-cell>
          <table:table-cell table:style-name="ce38" table:formula="of:=[$screen_negative.V12]" office:value-type="float" office:value="0" calcext:value-type="float">
            <text:p>0</text:p>
          </table:table-cell>
          <table:table-cell table:style-name="ce38" table:formula="of:=[$screen_negative.W12]" office:value-type="float" office:value="0" calcext:value-type="float">
            <text:p>0</text:p>
          </table:table-cell>
          <table:table-cell table:style-name="ce38" table:formula="of:=[$screen_negative.X12]" office:value-type="float" office:value="0" calcext:value-type="float">
            <text:p>0</text:p>
          </table:table-cell>
          <table:table-cell table:style-name="ce38" table:formula="of:=[$screen_negative.Y12]" office:value-type="float" office:value="0" calcext:value-type="float">
            <text:p>0</text:p>
          </table:table-cell>
          <table:table-cell table:style-name="ce38" table:formula="of:=[$screen_negative.Z12]" office:value-type="float" office:value="0" calcext:value-type="float">
            <text:p>0</text:p>
          </table:table-cell>
          <table:table-cell table:style-name="ce38" table:formula="of:=[$screen_negative.AA12]" office:value-type="float" office:value="0" calcext:value-type="float">
            <text:p>0</text:p>
          </table:table-cell>
          <table:table-cell table:style-name="ce38" table:formula="of:=[$screen_negative.AB12]" office:value-type="float" office:value="0" calcext:value-type="float">
            <text:p>0</text:p>
          </table:table-cell>
          <table:table-cell table:style-name="ce38" table:formula="of:=[$screen_negative.AC12]" office:value-type="float" office:value="0" calcext:value-type="float">
            <text:p>0</text:p>
          </table:table-cell>
          <table:table-cell table:style-name="ce38" table:formula="of:=[$screen_negative.AD12]" office:value-type="float" office:value="0" calcext:value-type="float">
            <text:p>0</text:p>
          </table:table-cell>
          <table:table-cell table:style-name="ce38" table:formula="of:=[$screen_negative.AE12]" office:value-type="float" office:value="0" calcext:value-type="float">
            <text:p>0</text:p>
          </table:table-cell>
          <table:table-cell table:style-name="ce38" table:formula="of:=[$screen_negative.AF12]" office:value-type="float" office:value="0" calcext:value-type="float">
            <text:p>0</text:p>
          </table:table-cell>
          <table:table-cell table:style-name="ce38" table:formula="of:=[$screen_negative.AG12]" office:value-type="float" office:value="0" calcext:value-type="float">
            <text:p>0</text:p>
          </table:table-cell>
          <table:table-cell table:style-name="ce38" table:formula="of:=[$screen_negative.AH12]" office:value-type="float" office:value="0" calcext:value-type="float">
            <text:p>0</text:p>
          </table:table-cell>
          <table:table-cell table:style-name="ce38" table:formula="of:=[$screen_negative.AI12]" office:value-type="float" office:value="0" calcext:value-type="float">
            <text:p>0</text:p>
          </table:table-cell>
          <table:table-cell table:style-name="ce38" table:formula="of:=[$screen_negative.AJ12]" office:value-type="float" office:value="0" calcext:value-type="float">
            <text:p>0</text:p>
          </table:table-cell>
          <table:table-cell table:style-name="ce38" table:formula="of:=[$screen_negative.AK12]" office:value-type="float" office:value="0" calcext:value-type="float">
            <text:p>0</text:p>
          </table:table-cell>
          <table:table-cell table:style-name="ce38" table:formula="of:=[$screen_negative.AL12]" office:value-type="float" office:value="0" calcext:value-type="float">
            <text:p>0</text:p>
          </table:table-cell>
          <table:table-cell table:style-name="ce38" table:formula="of:=[$screen_negative.AM12]" office:value-type="float" office:value="0" calcext:value-type="float">
            <text:p>0</text:p>
          </table:table-cell>
          <table:table-cell table:style-name="ce38" table:formula="of:=[$screen_negative.AN12]" office:value-type="float" office:value="0" calcext:value-type="float">
            <text:p>0</text:p>
          </table:table-cell>
          <table:table-cell table:style-name="ce38" table:formula="of:=[$screen_negative.AO12]" office:value-type="float" office:value="1" calcext:value-type="float">
            <text:p>1</text:p>
          </table:table-cell>
          <table:table-cell table:style-name="ce38" table:formula="of:=[$screen_negative.AP12]" office:value-type="float" office:value="0" calcext:value-type="float">
            <text:p>0</text:p>
          </table:table-cell>
          <table:table-cell table:style-name="ce38" table:formula="of:=[$screen_negative.AQ12]" office:value-type="float" office:value="1" calcext:value-type="float">
            <text:p>1</text:p>
          </table:table-cell>
          <table:table-cell table:style-name="ce38" table:formula="of:=[$screen_negative.AR12]" office:value-type="float" office:value="0" calcext:value-type="float">
            <text:p>0</text:p>
          </table:table-cell>
          <table:table-cell table:style-name="ce38" table:formula="of:=[$screen_negative.AS12]" office:value-type="float" office:value="0" calcext:value-type="float">
            <text:p>0</text:p>
          </table:table-cell>
          <table:table-cell table:style-name="ce38" table:formula="of:=[$screen_negative.AT12]" office:value-type="float" office:value="0" calcext:value-type="float">
            <text:p>0</text:p>
          </table:table-cell>
          <table:table-cell table:style-name="ce38" table:formula="of:=[$screen_negative.AU12]" office:value-type="float" office:value="0" calcext:value-type="float">
            <text:p>0</text:p>
          </table:table-cell>
          <table:table-cell table:style-name="ce38" table:formula="of:=[$screen_negative.AV12]" office:value-type="float" office:value="0" calcext:value-type="float">
            <text:p>0</text:p>
          </table:table-cell>
          <table:table-cell table:style-name="ce38" table:formula="of:=[$screen_negative.AW12]" office:value-type="float" office:value="0" calcext:value-type="float">
            <text:p>0</text:p>
          </table:table-cell>
          <table:table-cell table:style-name="ce38" table:formula="of:=[$screen_negative.AX12]" office:value-type="float" office:value="0" calcext:value-type="float">
            <text:p>0</text:p>
          </table:table-cell>
          <table:table-cell table:style-name="ce38" table:formula="of:=[$screen_negative.AY12]" office:value-type="float" office:value="0" calcext:value-type="float">
            <text:p>0</text:p>
          </table:table-cell>
          <table:table-cell table:style-name="ce38" table:formula="of:=[$screen_negative.AZ12]" office:value-type="float" office:value="0" calcext:value-type="float">
            <text:p>0</text:p>
          </table:table-cell>
          <table:table-cell table:style-name="ce38" table:formula="of:=[$screen_negative.BA12]" office:value-type="float" office:value="0" calcext:value-type="float">
            <text:p>0</text:p>
          </table:table-cell>
          <table:table-cell table:style-name="ce38" table:formula="of:=[$screen_negative.BB12]" office:value-type="float" office:value="0" calcext:value-type="float">
            <text:p>0</text:p>
          </table:table-cell>
          <table:table-cell table:style-name="ce38" table:formula="of:=[$screen_negative.BC12]" office:value-type="float" office:value="0" calcext:value-type="float">
            <text:p>0</text:p>
          </table:table-cell>
          <table:table-cell table:style-name="ce38" table:formula="of:=[$screen_negative.BD12]" office:value-type="float" office:value="0" calcext:value-type="float">
            <text:p>0</text:p>
          </table:table-cell>
          <table:table-cell table:style-name="ce38" table:formula="of:=[$screen_negative.BE12]" office:value-type="float" office:value="0" calcext:value-type="float">
            <text:p>0</text:p>
          </table:table-cell>
          <table:table-cell table:style-name="ce38" table:formula="of:=[$screen_negative.BF12]" office:value-type="float" office:value="0" calcext:value-type="float">
            <text:p>0</text:p>
          </table:table-cell>
          <table:table-cell table:style-name="ce38" table:formula="of:=[$screen_negative.BG12]" office:value-type="float" office:value="0" calcext:value-type="float">
            <text:p>0</text:p>
          </table:table-cell>
          <table:table-cell table:style-name="ce38" table:formula="of:=[$screen_negative.BH12]" office:value-type="float" office:value="0" calcext:value-type="float">
            <text:p>0</text:p>
          </table:table-cell>
          <table:table-cell table:style-name="ce38" table:formula="of:=[$screen_negative.BI12]" office:value-type="float" office:value="0" calcext:value-type="float">
            <text:p>0</text:p>
          </table:table-cell>
          <table:table-cell table:style-name="ce38" table:formula="of:=[$screen_negative.BJ12]" office:value-type="float" office:value="0" calcext:value-type="float">
            <text:p>0</text:p>
          </table:table-cell>
          <table:table-cell table:style-name="ce38" table:formula="of:=[$screen_negative.BK12]" office:value-type="float" office:value="0" calcext:value-type="float">
            <text:p>0</text:p>
          </table:table-cell>
          <table:table-cell table:style-name="ce38" table:formula="of:=[$screen_negative.BL12]" office:value-type="float" office:value="1" calcext:value-type="float">
            <text:p>1</text:p>
          </table:table-cell>
          <table:table-cell table:style-name="ce38" table:formula="of:=[$screen_negative.BM12]" office:value-type="float" office:value="1" calcext:value-type="float">
            <text:p>1</text:p>
          </table:table-cell>
          <table:table-cell table:style-name="ce38" table:formula="of:=[$screen_negative.BN12]" office:value-type="float" office:value="0" calcext:value-type="float">
            <text:p>0</text:p>
          </table:table-cell>
          <table:table-cell table:style-name="ce38" table:formula="of:=[$screen_negative.BO12]" office:value-type="float" office:value="0" calcext:value-type="float">
            <text:p>0</text:p>
          </table:table-cell>
          <table:table-cell table:style-name="ce38" table:formula="of:=[$screen_negative.BP12]" office:value-type="float" office:value="0" calcext:value-type="float">
            <text:p>0</text:p>
          </table:table-cell>
          <table:table-cell table:style-name="ce38" table:formula="of:=[$screen_negative.BQ12]" office:value-type="float" office:value="0" calcext:value-type="float">
            <text:p>0</text:p>
          </table:table-cell>
          <table:table-cell table:style-name="ce38" table:formula="of:=[$screen_negative.BR12]" office:value-type="float" office:value="0" calcext:value-type="float">
            <text:p>0</text:p>
          </table:table-cell>
          <table:table-cell table:style-name="ce38" table:formula="of:=[$screen_negative.BS12]" office:value-type="float" office:value="0" calcext:value-type="float">
            <text:p>0</text:p>
          </table:table-cell>
          <table:table-cell table:style-name="ce38" table:formula="of:=[$screen_negative.BT12]" office:value-type="float" office:value="0" calcext:value-type="float">
            <text:p>0</text:p>
          </table:table-cell>
          <table:table-cell table:style-name="ce38" table:formula="of:=[$screen_negative.BU12]" office:value-type="float" office:value="0" calcext:value-type="float">
            <text:p>0</text:p>
          </table:table-cell>
          <table:table-cell table:style-name="ce38" table:formula="of:=[$screen_negative.BV12]" office:value-type="float" office:value="0" calcext:value-type="float">
            <text:p>0</text:p>
          </table:table-cell>
          <table:table-cell table:style-name="ce38" table:formula="of:=[$screen_negative.BW12]" office:value-type="float" office:value="0" calcext:value-type="float">
            <text:p>0</text:p>
          </table:table-cell>
          <table:table-cell table:style-name="ce38" table:formula="of:=[$screen_negative.BX12]" office:value-type="float" office:value="0" calcext:value-type="float">
            <text:p>0</text:p>
          </table:table-cell>
          <table:table-cell table:style-name="ce38" table:formula="of:=[$screen_negative.BY12]" office:value-type="float" office:value="0" calcext:value-type="float">
            <text:p>0</text:p>
          </table:table-cell>
          <table:table-cell table:style-name="ce38" table:formula="of:=[$screen_negative.BZ12]" office:value-type="float" office:value="0" calcext:value-type="float">
            <text:p>0</text:p>
          </table:table-cell>
          <table:table-cell table:style-name="ce38" table:formula="of:=[$screen_negative.CA12]" office:value-type="float" office:value="0" calcext:value-type="float">
            <text:p>0</text:p>
          </table:table-cell>
          <table:table-cell table:style-name="ce38" table:formula="of:=[$screen_negative.CB12]" office:value-type="float" office:value="0" calcext:value-type="float">
            <text:p>0</text:p>
          </table:table-cell>
          <table:table-cell table:style-name="ce38" table:formula="of:=[$screen_negative.CC12]" office:value-type="float" office:value="0" calcext:value-type="float">
            <text:p>0</text:p>
          </table:table-cell>
          <table:table-cell table:style-name="ce38" table:formula="of:=[$screen_negative.CD12]" office:value-type="float" office:value="0" calcext:value-type="float">
            <text:p>0</text:p>
          </table:table-cell>
          <table:table-cell table:style-name="ce38" table:formula="of:=[$screen_negative.CE12]" office:value-type="float" office:value="0" calcext:value-type="float">
            <text:p>0</text:p>
          </table:table-cell>
          <table:table-cell table:style-name="ce38" table:formula="of:=[$screen_negative.CF12]" office:value-type="float" office:value="0" calcext:value-type="float">
            <text:p>0</text:p>
          </table:table-cell>
          <table:table-cell table:style-name="ce38" table:formula="of:=[$screen_negative.CG12]" office:value-type="float" office:value="0" calcext:value-type="float">
            <text:p>0</text:p>
          </table:table-cell>
          <table:table-cell table:style-name="ce38" table:formula="of:=[$screen_negative.CH12]" office:value-type="float" office:value="1" calcext:value-type="float">
            <text:p>1</text:p>
          </table:table-cell>
          <table:table-cell table:style-name="ce38" table:formula="of:=[$screen_negative.CI12]" office:value-type="float" office:value="0" calcext:value-type="float">
            <text:p>0</text:p>
          </table:table-cell>
          <table:table-cell table:style-name="ce38" table:formula="of:=[$screen_negative.CJ12]" office:value-type="float" office:value="1" calcext:value-type="float">
            <text:p>1</text:p>
          </table:table-cell>
          <table:table-cell table:style-name="ce38" table:formula="of:=[$screen_negative.CK12]" office:value-type="float" office:value="0" calcext:value-type="float">
            <text:p>0</text:p>
          </table:table-cell>
          <table:table-cell table:style-name="ce38" table:formula="of:=[$screen_negative.CL12]" office:value-type="float" office:value="0" calcext:value-type="float">
            <text:p>0</text:p>
          </table:table-cell>
          <table:table-cell table:style-name="ce38" table:formula="of:=[$screen_negative.CM12]" office:value-type="float" office:value="0" calcext:value-type="float">
            <text:p>0</text:p>
          </table:table-cell>
          <table:table-cell table:style-name="ce38" table:formula="of:=[$screen_negative.CN12]" office:value-type="float" office:value="0" calcext:value-type="float">
            <text:p>0</text:p>
          </table:table-cell>
          <table:table-cell table:style-name="ce38" table:formula="of:=[$screen_negative.CO12]" office:value-type="float" office:value="0" calcext:value-type="float">
            <text:p>0</text:p>
          </table:table-cell>
          <table:table-cell table:style-name="ce38" table:formula="of:=[$screen_negative.CP12]" office:value-type="float" office:value="0" calcext:value-type="float">
            <text:p>0</text:p>
          </table:table-cell>
          <table:table-cell table:style-name="ce38" table:formula="of:=[$screen_negative.CQ12]" office:value-type="float" office:value="0" calcext:value-type="float">
            <text:p>0</text:p>
          </table:table-cell>
          <table:table-cell table:style-name="ce38" table:formula="of:=[$screen_negative.CR12]" office:value-type="float" office:value="0" calcext:value-type="float">
            <text:p>0</text:p>
          </table:table-cell>
          <table:table-cell table:style-name="ce38" table:formula="of:=[$screen_negative.CS12]" office:value-type="float" office:value="0" calcext:value-type="float">
            <text:p>0</text:p>
          </table:table-cell>
          <table:table-cell table:style-name="ce38" table:formula="of:=[$screen_negative.CT12]" office:value-type="float" office:value="0" calcext:value-type="float">
            <text:p>0</text:p>
          </table:table-cell>
          <table:table-cell table:style-name="ce38" table:formula="of:=[$screen_negative.CU12]" office:value-type="float" office:value="0" calcext:value-type="float">
            <text:p>0</text:p>
          </table:table-cell>
          <table:table-cell table:style-name="ce38" table:formula="of:=[$screen_negative.CV12]" office:value-type="float" office:value="0" calcext:value-type="float">
            <text:p>0</text:p>
          </table:table-cell>
          <table:table-cell table:style-name="ce38" table:formula="of:=[$screen_negative.CW12]" office:value-type="float" office:value="0" calcext:value-type="float">
            <text:p>0</text:p>
          </table:table-cell>
          <table:table-cell table:style-name="ce38" table:formula="of:=[$screen_negative.CX12]" office:value-type="float" office:value="0" calcext:value-type="float">
            <text:p>0</text:p>
          </table:table-cell>
          <table:table-cell table:style-name="ce38" table:formula="of:=[$screen_negative.CY12]" office:value-type="float" office:value="0" calcext:value-type="float">
            <text:p>0</text:p>
          </table:table-cell>
          <table:table-cell table:style-name="ce38" table:formula="of:=[$screen_negative.CZ12]" office:value-type="float" office:value="0" calcext:value-type="float">
            <text:p>0</text:p>
          </table:table-cell>
          <table:table-cell table:style-name="ce38" table:formula="of:=[$screen_negative.DA12]" office:value-type="float" office:value="0" calcext:value-type="float">
            <text:p>0</text:p>
          </table:table-cell>
          <table:table-cell table:style-name="ce38" table:formula="of:=[$screen_negative.DB12]" office:value-type="float" office:value="0" calcext:value-type="float">
            <text:p>0</text:p>
          </table:table-cell>
          <table:table-cell table:style-name="ce38" table:formula="of:=[$screen_negative.DC12]" office:value-type="float" office:value="0" calcext:value-type="float">
            <text:p>0</text:p>
          </table:table-cell>
          <table:table-cell table:style-name="ce38" table:formula="of:=[$screen_negative.DD12]" office:value-type="float" office:value="0" calcext:value-type="float">
            <text:p>0</text:p>
          </table:table-cell>
          <table:table-cell table:style-name="ce38" table:formula="of:=[$screen_negative.DE12]" office:value-type="float" office:value="0" calcext:value-type="float">
            <text:p>0</text:p>
          </table:table-cell>
          <table:table-cell table:style-name="ce38" table:formula="of:=[$screen_negative.DF12]" office:value-type="float" office:value="0" calcext:value-type="float">
            <text:p>0</text:p>
          </table:table-cell>
          <table:table-cell table:style-name="ce38" table:formula="of:=[$screen_negative.DG12]" office:value-type="float" office:value="0" calcext:value-type="float">
            <text:p>0</text:p>
          </table:table-cell>
          <table:table-cell table:style-name="ce38" table:formula="of:=[$screen_negative.DH12]" office:value-type="float" office:value="0" calcext:value-type="float">
            <text:p>0</text:p>
          </table:table-cell>
          <table:table-cell table:style-name="ce38" table:formula="of:=[$screen_negative.DI12]" office:value-type="float" office:value="0" calcext:value-type="float">
            <text:p>0</text:p>
          </table:table-cell>
          <table:table-cell table:style-name="ce38" table:formula="of:=[$screen_negative.DJ12]" office:value-type="float" office:value="0" calcext:value-type="float">
            <text:p>0</text:p>
          </table:table-cell>
          <table:table-cell table:style-name="ce38" table:formula="of:=[$screen_negative.DK12]" office:value-type="float" office:value="0" calcext:value-type="float">
            <text:p>0</text:p>
          </table:table-cell>
          <table:table-cell table:style-name="ce38" table:formula="of:=[$screen_negative.DL12]" office:value-type="float" office:value="0" calcext:value-type="float">
            <text:p>0</text:p>
          </table:table-cell>
          <table:table-cell table:style-name="ce38" table:formula="of:=[$screen_negative.DM12]" office:value-type="float" office:value="0" calcext:value-type="float">
            <text:p>0</text:p>
          </table:table-cell>
          <table:table-cell table:style-name="ce38" table:formula="of:=[$screen_negative.DN12]" office:value-type="float" office:value="0" calcext:value-type="float">
            <text:p>0</text:p>
          </table:table-cell>
          <table:table-cell table:style-name="ce38" table:formula="of:=[$screen_negative.DO12]" office:value-type="float" office:value="0" calcext:value-type="float">
            <text:p>0</text:p>
          </table:table-cell>
          <table:table-cell table:style-name="ce38" table:formula="of:=[$screen_negative.DP12]" office:value-type="float" office:value="0" calcext:value-type="float">
            <text:p>0</text:p>
          </table:table-cell>
          <table:table-cell table:style-name="ce38" table:formula="of:=[$screen_negative.DQ12]" office:value-type="float" office:value="0" calcext:value-type="float">
            <text:p>0</text:p>
          </table:table-cell>
          <table:table-cell table:style-name="ce38" table:formula="of:=[$screen_negative.DR12]" office:value-type="float" office:value="0" calcext:value-type="float">
            <text:p>0</text:p>
          </table:table-cell>
          <table:table-cell table:style-name="ce38" table:formula="of:=[$screen_negative.DS12]" office:value-type="float" office:value="0" calcext:value-type="float">
            <text:p>0</text:p>
          </table:table-cell>
          <table:table-cell table:style-name="ce38" table:formula="of:=[$screen_negative.DT12]" office:value-type="float" office:value="0" calcext:value-type="float">
            <text:p>0</text:p>
          </table:table-cell>
          <table:table-cell table:style-name="ce38" table:formula="of:=[$screen_negative.DU12]" office:value-type="float" office:value="0" calcext:value-type="float">
            <text:p>0</text:p>
          </table:table-cell>
          <table:table-cell table:style-name="ce38" table:formula="of:=[$screen_negative.DV12]" office:value-type="float" office:value="0" calcext:value-type="float">
            <text:p>0</text:p>
          </table:table-cell>
          <table:table-cell table:style-name="ce38" table:formula="of:=[$screen_negative.DW12]" office:value-type="float" office:value="0" calcext:value-type="float">
            <text:p>0</text:p>
          </table:table-cell>
          <table:table-cell table:style-name="ce38" table:formula="of:=[$screen_negative.DX12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13]" office:value-type="float" office:value="0" calcext:value-type="float">
            <text:p>0</text:p>
          </table:table-cell>
          <table:table-cell table:style-name="ce38" table:formula="of:=[$screen_negative.B13]" office:value-type="float" office:value="0" calcext:value-type="float">
            <text:p>0</text:p>
          </table:table-cell>
          <table:table-cell table:style-name="ce38" table:formula="of:=[$screen_negative.C13]" office:value-type="float" office:value="0" calcext:value-type="float">
            <text:p>0</text:p>
          </table:table-cell>
          <table:table-cell table:style-name="ce38" table:formula="of:=[$screen_negative.D13]" office:value-type="float" office:value="0" calcext:value-type="float">
            <text:p>0</text:p>
          </table:table-cell>
          <table:table-cell table:style-name="ce38" table:formula="of:=[$screen_negative.E13]" office:value-type="float" office:value="0" calcext:value-type="float">
            <text:p>0</text:p>
          </table:table-cell>
          <table:table-cell table:style-name="ce38" table:formula="of:=[$screen_negative.F13]" office:value-type="float" office:value="0" calcext:value-type="float">
            <text:p>0</text:p>
          </table:table-cell>
          <table:table-cell table:style-name="ce38" table:formula="of:=[$screen_negative.G13]" office:value-type="float" office:value="0" calcext:value-type="float">
            <text:p>0</text:p>
          </table:table-cell>
          <table:table-cell table:style-name="ce38" table:formula="of:=[$screen_negative.H13]" office:value-type="float" office:value="0" calcext:value-type="float">
            <text:p>0</text:p>
          </table:table-cell>
          <table:table-cell table:style-name="ce38" table:formula="of:=[$screen_negative.I13]" office:value-type="float" office:value="0" calcext:value-type="float">
            <text:p>0</text:p>
          </table:table-cell>
          <table:table-cell table:style-name="ce38" table:formula="of:=[$screen_negative.J13]" office:value-type="float" office:value="0" calcext:value-type="float">
            <text:p>0</text:p>
          </table:table-cell>
          <table:table-cell table:style-name="ce38" table:formula="of:=[$screen_negative.K13]" office:value-type="float" office:value="0" calcext:value-type="float">
            <text:p>0</text:p>
          </table:table-cell>
          <table:table-cell table:style-name="ce38" table:formula="of:=[$screen_negative.L13]" office:value-type="float" office:value="0" calcext:value-type="float">
            <text:p>0</text:p>
          </table:table-cell>
          <table:table-cell table:style-name="ce38" table:formula="of:=[$screen_negative.M13]" office:value-type="float" office:value="0" calcext:value-type="float">
            <text:p>0</text:p>
          </table:table-cell>
          <table:table-cell table:style-name="ce38" table:formula="of:=[$screen_negative.N13]" office:value-type="float" office:value="0" calcext:value-type="float">
            <text:p>0</text:p>
          </table:table-cell>
          <table:table-cell table:style-name="ce38" table:formula="of:=[$screen_negative.O13]" office:value-type="float" office:value="0" calcext:value-type="float">
            <text:p>0</text:p>
          </table:table-cell>
          <table:table-cell table:style-name="ce38" table:formula="of:=[$screen_negative.P13]" office:value-type="float" office:value="0" calcext:value-type="float">
            <text:p>0</text:p>
          </table:table-cell>
          <table:table-cell table:style-name="ce38" table:formula="of:=[$screen_negative.Q13]" office:value-type="float" office:value="0" calcext:value-type="float">
            <text:p>0</text:p>
          </table:table-cell>
          <table:table-cell table:style-name="ce38" table:formula="of:=[$screen_negative.R13]" office:value-type="float" office:value="0" calcext:value-type="float">
            <text:p>0</text:p>
          </table:table-cell>
          <table:table-cell table:style-name="ce38" table:formula="of:=[$screen_negative.S13]" office:value-type="float" office:value="0" calcext:value-type="float">
            <text:p>0</text:p>
          </table:table-cell>
          <table:table-cell table:style-name="ce38" table:formula="of:=[$screen_negative.T13]" office:value-type="float" office:value="0" calcext:value-type="float">
            <text:p>0</text:p>
          </table:table-cell>
          <table:table-cell table:style-name="ce38" table:formula="of:=[$screen_negative.U13]" office:value-type="float" office:value="0" calcext:value-type="float">
            <text:p>0</text:p>
          </table:table-cell>
          <table:table-cell table:style-name="ce38" table:formula="of:=[$screen_negative.V13]" office:value-type="float" office:value="0" calcext:value-type="float">
            <text:p>0</text:p>
          </table:table-cell>
          <table:table-cell table:style-name="ce38" table:formula="of:=[$screen_negative.W13]" office:value-type="float" office:value="0" calcext:value-type="float">
            <text:p>0</text:p>
          </table:table-cell>
          <table:table-cell table:style-name="ce38" table:formula="of:=[$screen_negative.X13]" office:value-type="float" office:value="0" calcext:value-type="float">
            <text:p>0</text:p>
          </table:table-cell>
          <table:table-cell table:style-name="ce38" table:formula="of:=[$screen_negative.Y13]" office:value-type="float" office:value="0" calcext:value-type="float">
            <text:p>0</text:p>
          </table:table-cell>
          <table:table-cell table:style-name="ce38" table:formula="of:=[$screen_negative.Z13]" office:value-type="float" office:value="0" calcext:value-type="float">
            <text:p>0</text:p>
          </table:table-cell>
          <table:table-cell table:style-name="ce38" table:formula="of:=[$screen_negative.AA13]" office:value-type="float" office:value="0" calcext:value-type="float">
            <text:p>0</text:p>
          </table:table-cell>
          <table:table-cell table:style-name="ce38" table:formula="of:=[$screen_negative.AB13]" office:value-type="float" office:value="0" calcext:value-type="float">
            <text:p>0</text:p>
          </table:table-cell>
          <table:table-cell table:style-name="ce38" table:formula="of:=[$screen_negative.AC13]" office:value-type="float" office:value="0" calcext:value-type="float">
            <text:p>0</text:p>
          </table:table-cell>
          <table:table-cell table:style-name="ce38" table:formula="of:=[$screen_negative.AD13]" office:value-type="float" office:value="0" calcext:value-type="float">
            <text:p>0</text:p>
          </table:table-cell>
          <table:table-cell table:style-name="ce38" table:formula="of:=[$screen_negative.AE13]" office:value-type="float" office:value="0" calcext:value-type="float">
            <text:p>0</text:p>
          </table:table-cell>
          <table:table-cell table:style-name="ce38" table:formula="of:=[$screen_negative.AF13]" office:value-type="float" office:value="0" calcext:value-type="float">
            <text:p>0</text:p>
          </table:table-cell>
          <table:table-cell table:style-name="ce38" table:formula="of:=[$screen_negative.AG13]" office:value-type="float" office:value="0" calcext:value-type="float">
            <text:p>0</text:p>
          </table:table-cell>
          <table:table-cell table:style-name="ce38" table:formula="of:=[$screen_negative.AH13]" office:value-type="float" office:value="0" calcext:value-type="float">
            <text:p>0</text:p>
          </table:table-cell>
          <table:table-cell table:style-name="ce38" table:formula="of:=[$screen_negative.AI13]" office:value-type="float" office:value="0" calcext:value-type="float">
            <text:p>0</text:p>
          </table:table-cell>
          <table:table-cell table:style-name="ce38" table:formula="of:=[$screen_negative.AJ13]" office:value-type="float" office:value="0" calcext:value-type="float">
            <text:p>0</text:p>
          </table:table-cell>
          <table:table-cell table:style-name="ce38" table:formula="of:=[$screen_negative.AK13]" office:value-type="float" office:value="0" calcext:value-type="float">
            <text:p>0</text:p>
          </table:table-cell>
          <table:table-cell table:style-name="ce38" table:formula="of:=[$screen_negative.AL13]" office:value-type="float" office:value="0" calcext:value-type="float">
            <text:p>0</text:p>
          </table:table-cell>
          <table:table-cell table:style-name="ce38" table:formula="of:=[$screen_negative.AM13]" office:value-type="float" office:value="0" calcext:value-type="float">
            <text:p>0</text:p>
          </table:table-cell>
          <table:table-cell table:style-name="ce38" table:formula="of:=[$screen_negative.AN13]" office:value-type="float" office:value="1" calcext:value-type="float">
            <text:p>1</text:p>
          </table:table-cell>
          <table:table-cell table:style-name="ce38" table:formula="of:=[$screen_negative.AO13]" office:value-type="float" office:value="0" calcext:value-type="float">
            <text:p>0</text:p>
          </table:table-cell>
          <table:table-cell table:style-name="ce38" table:formula="of:=[$screen_negative.AP13]" office:value-type="float" office:value="1" calcext:value-type="float">
            <text:p>1</text:p>
          </table:table-cell>
          <table:table-cell table:style-name="ce38" table:formula="of:=[$screen_negative.AQ13]" office:value-type="float" office:value="0" calcext:value-type="float">
            <text:p>0</text:p>
          </table:table-cell>
          <table:table-cell table:style-name="ce38" table:formula="of:=[$screen_negative.AR13]" office:value-type="float" office:value="0" calcext:value-type="float">
            <text:p>0</text:p>
          </table:table-cell>
          <table:table-cell table:style-name="ce38" table:formula="of:=[$screen_negative.AS13]" office:value-type="float" office:value="1" calcext:value-type="float">
            <text:p>1</text:p>
          </table:table-cell>
          <table:table-cell table:style-name="ce38" table:formula="of:=[$screen_negative.AT13]" office:value-type="float" office:value="0" calcext:value-type="float">
            <text:p>0</text:p>
          </table:table-cell>
          <table:table-cell table:style-name="ce38" table:formula="of:=[$screen_negative.AU13]" office:value-type="float" office:value="0" calcext:value-type="float">
            <text:p>0</text:p>
          </table:table-cell>
          <table:table-cell table:style-name="ce38" table:formula="of:=[$screen_negative.AV13]" office:value-type="float" office:value="0" calcext:value-type="float">
            <text:p>0</text:p>
          </table:table-cell>
          <table:table-cell table:style-name="ce38" table:formula="of:=[$screen_negative.AW13]" office:value-type="float" office:value="0" calcext:value-type="float">
            <text:p>0</text:p>
          </table:table-cell>
          <table:table-cell table:style-name="ce38" table:formula="of:=[$screen_negative.AX13]" office:value-type="float" office:value="0" calcext:value-type="float">
            <text:p>0</text:p>
          </table:table-cell>
          <table:table-cell table:style-name="ce38" table:formula="of:=[$screen_negative.AY13]" office:value-type="float" office:value="0" calcext:value-type="float">
            <text:p>0</text:p>
          </table:table-cell>
          <table:table-cell table:style-name="ce38" table:formula="of:=[$screen_negative.AZ13]" office:value-type="float" office:value="0" calcext:value-type="float">
            <text:p>0</text:p>
          </table:table-cell>
          <table:table-cell table:style-name="ce38" table:formula="of:=[$screen_negative.BA13]" office:value-type="float" office:value="0" calcext:value-type="float">
            <text:p>0</text:p>
          </table:table-cell>
          <table:table-cell table:style-name="ce38" table:formula="of:=[$screen_negative.BB13]" office:value-type="float" office:value="0" calcext:value-type="float">
            <text:p>0</text:p>
          </table:table-cell>
          <table:table-cell table:style-name="ce38" table:formula="of:=[$screen_negative.BC13]" office:value-type="float" office:value="0" calcext:value-type="float">
            <text:p>0</text:p>
          </table:table-cell>
          <table:table-cell table:style-name="ce38" table:formula="of:=[$screen_negative.BD13]" office:value-type="float" office:value="0" calcext:value-type="float">
            <text:p>0</text:p>
          </table:table-cell>
          <table:table-cell table:style-name="ce38" table:formula="of:=[$screen_negative.BE13]" office:value-type="float" office:value="0" calcext:value-type="float">
            <text:p>0</text:p>
          </table:table-cell>
          <table:table-cell table:style-name="ce38" table:formula="of:=[$screen_negative.BF13]" office:value-type="float" office:value="0" calcext:value-type="float">
            <text:p>0</text:p>
          </table:table-cell>
          <table:table-cell table:style-name="ce38" table:formula="of:=[$screen_negative.BG13]" office:value-type="float" office:value="0" calcext:value-type="float">
            <text:p>0</text:p>
          </table:table-cell>
          <table:table-cell table:style-name="ce38" table:formula="of:=[$screen_negative.BH13]" office:value-type="float" office:value="0" calcext:value-type="float">
            <text:p>0</text:p>
          </table:table-cell>
          <table:table-cell table:style-name="ce38" table:formula="of:=[$screen_negative.BI13]" office:value-type="float" office:value="0" calcext:value-type="float">
            <text:p>0</text:p>
          </table:table-cell>
          <table:table-cell table:style-name="ce38" table:formula="of:=[$screen_negative.BJ13]" office:value-type="float" office:value="0" calcext:value-type="float">
            <text:p>0</text:p>
          </table:table-cell>
          <table:table-cell table:style-name="ce38" table:formula="of:=[$screen_negative.BK13]" office:value-type="float" office:value="0" calcext:value-type="float">
            <text:p>0</text:p>
          </table:table-cell>
          <table:table-cell table:style-name="ce38" table:formula="of:=[$screen_negative.BL13]" office:value-type="float" office:value="1" calcext:value-type="float">
            <text:p>1</text:p>
          </table:table-cell>
          <table:table-cell table:style-name="ce38" table:formula="of:=[$screen_negative.BM13]" office:value-type="float" office:value="1" calcext:value-type="float">
            <text:p>1</text:p>
          </table:table-cell>
          <table:table-cell table:style-name="ce38" table:formula="of:=[$screen_negative.BN13]" office:value-type="float" office:value="0" calcext:value-type="float">
            <text:p>0</text:p>
          </table:table-cell>
          <table:table-cell table:style-name="ce38" table:formula="of:=[$screen_negative.BO13]" office:value-type="float" office:value="0" calcext:value-type="float">
            <text:p>0</text:p>
          </table:table-cell>
          <table:table-cell table:style-name="ce38" table:formula="of:=[$screen_negative.BP13]" office:value-type="float" office:value="0" calcext:value-type="float">
            <text:p>0</text:p>
          </table:table-cell>
          <table:table-cell table:style-name="ce38" table:formula="of:=[$screen_negative.BQ13]" office:value-type="float" office:value="0" calcext:value-type="float">
            <text:p>0</text:p>
          </table:table-cell>
          <table:table-cell table:style-name="ce38" table:formula="of:=[$screen_negative.BR13]" office:value-type="float" office:value="0" calcext:value-type="float">
            <text:p>0</text:p>
          </table:table-cell>
          <table:table-cell table:style-name="ce38" table:formula="of:=[$screen_negative.BS13]" office:value-type="float" office:value="0" calcext:value-type="float">
            <text:p>0</text:p>
          </table:table-cell>
          <table:table-cell table:style-name="ce38" table:formula="of:=[$screen_negative.BT13]" office:value-type="float" office:value="0" calcext:value-type="float">
            <text:p>0</text:p>
          </table:table-cell>
          <table:table-cell table:style-name="ce38" table:formula="of:=[$screen_negative.BU13]" office:value-type="float" office:value="0" calcext:value-type="float">
            <text:p>0</text:p>
          </table:table-cell>
          <table:table-cell table:style-name="ce38" table:formula="of:=[$screen_negative.BV13]" office:value-type="float" office:value="0" calcext:value-type="float">
            <text:p>0</text:p>
          </table:table-cell>
          <table:table-cell table:style-name="ce38" table:formula="of:=[$screen_negative.BW13]" office:value-type="float" office:value="0" calcext:value-type="float">
            <text:p>0</text:p>
          </table:table-cell>
          <table:table-cell table:style-name="ce38" table:formula="of:=[$screen_negative.BX13]" office:value-type="float" office:value="0" calcext:value-type="float">
            <text:p>0</text:p>
          </table:table-cell>
          <table:table-cell table:style-name="ce38" table:formula="of:=[$screen_negative.BY13]" office:value-type="float" office:value="0" calcext:value-type="float">
            <text:p>0</text:p>
          </table:table-cell>
          <table:table-cell table:style-name="ce38" table:formula="of:=[$screen_negative.BZ13]" office:value-type="float" office:value="0" calcext:value-type="float">
            <text:p>0</text:p>
          </table:table-cell>
          <table:table-cell table:style-name="ce38" table:formula="of:=[$screen_negative.CA13]" office:value-type="float" office:value="0" calcext:value-type="float">
            <text:p>0</text:p>
          </table:table-cell>
          <table:table-cell table:style-name="ce38" table:formula="of:=[$screen_negative.CB13]" office:value-type="float" office:value="0" calcext:value-type="float">
            <text:p>0</text:p>
          </table:table-cell>
          <table:table-cell table:style-name="ce38" table:formula="of:=[$screen_negative.CC13]" office:value-type="float" office:value="0" calcext:value-type="float">
            <text:p>0</text:p>
          </table:table-cell>
          <table:table-cell table:style-name="ce38" table:formula="of:=[$screen_negative.CD13]" office:value-type="float" office:value="0" calcext:value-type="float">
            <text:p>0</text:p>
          </table:table-cell>
          <table:table-cell table:style-name="ce38" table:formula="of:=[$screen_negative.CE13]" office:value-type="float" office:value="0" calcext:value-type="float">
            <text:p>0</text:p>
          </table:table-cell>
          <table:table-cell table:style-name="ce38" table:formula="of:=[$screen_negative.CF13]" office:value-type="float" office:value="1" calcext:value-type="float">
            <text:p>1</text:p>
          </table:table-cell>
          <table:table-cell table:style-name="ce38" table:formula="of:=[$screen_negative.CG13]" office:value-type="float" office:value="0" calcext:value-type="float">
            <text:p>0</text:p>
          </table:table-cell>
          <table:table-cell table:style-name="ce38" table:formula="of:=[$screen_negative.CH13]" office:value-type="float" office:value="0" calcext:value-type="float">
            <text:p>0</text:p>
          </table:table-cell>
          <table:table-cell table:style-name="ce38" table:formula="of:=[$screen_negative.CI13]" office:value-type="float" office:value="1" calcext:value-type="float">
            <text:p>1</text:p>
          </table:table-cell>
          <table:table-cell table:style-name="ce38" table:formula="of:=[$screen_negative.CJ13]" office:value-type="float" office:value="0" calcext:value-type="float">
            <text:p>0</text:p>
          </table:table-cell>
          <table:table-cell table:style-name="ce38" table:formula="of:=[$screen_negative.CK13]" office:value-type="float" office:value="1" calcext:value-type="float">
            <text:p>1</text:p>
          </table:table-cell>
          <table:table-cell table:style-name="ce38" table:formula="of:=[$screen_negative.CL13]" office:value-type="float" office:value="0" calcext:value-type="float">
            <text:p>0</text:p>
          </table:table-cell>
          <table:table-cell table:style-name="ce38" table:formula="of:=[$screen_negative.CM13]" office:value-type="float" office:value="0" calcext:value-type="float">
            <text:p>0</text:p>
          </table:table-cell>
          <table:table-cell table:style-name="ce38" table:formula="of:=[$screen_negative.CN13]" office:value-type="float" office:value="0" calcext:value-type="float">
            <text:p>0</text:p>
          </table:table-cell>
          <table:table-cell table:style-name="ce38" table:formula="of:=[$screen_negative.CO13]" office:value-type="float" office:value="0" calcext:value-type="float">
            <text:p>0</text:p>
          </table:table-cell>
          <table:table-cell table:style-name="ce38" table:formula="of:=[$screen_negative.CP13]" office:value-type="float" office:value="0" calcext:value-type="float">
            <text:p>0</text:p>
          </table:table-cell>
          <table:table-cell table:style-name="ce38" table:formula="of:=[$screen_negative.CQ13]" office:value-type="float" office:value="0" calcext:value-type="float">
            <text:p>0</text:p>
          </table:table-cell>
          <table:table-cell table:style-name="ce38" table:formula="of:=[$screen_negative.CR13]" office:value-type="float" office:value="0" calcext:value-type="float">
            <text:p>0</text:p>
          </table:table-cell>
          <table:table-cell table:style-name="ce38" table:formula="of:=[$screen_negative.CS13]" office:value-type="float" office:value="0" calcext:value-type="float">
            <text:p>0</text:p>
          </table:table-cell>
          <table:table-cell table:style-name="ce38" table:formula="of:=[$screen_negative.CT13]" office:value-type="float" office:value="0" calcext:value-type="float">
            <text:p>0</text:p>
          </table:table-cell>
          <table:table-cell table:style-name="ce38" table:formula="of:=[$screen_negative.CU13]" office:value-type="float" office:value="0" calcext:value-type="float">
            <text:p>0</text:p>
          </table:table-cell>
          <table:table-cell table:style-name="ce38" table:formula="of:=[$screen_negative.CV13]" office:value-type="float" office:value="0" calcext:value-type="float">
            <text:p>0</text:p>
          </table:table-cell>
          <table:table-cell table:style-name="ce38" table:formula="of:=[$screen_negative.CW13]" office:value-type="float" office:value="0" calcext:value-type="float">
            <text:p>0</text:p>
          </table:table-cell>
          <table:table-cell table:style-name="ce38" table:formula="of:=[$screen_negative.CX13]" office:value-type="float" office:value="0" calcext:value-type="float">
            <text:p>0</text:p>
          </table:table-cell>
          <table:table-cell table:style-name="ce38" table:formula="of:=[$screen_negative.CY13]" office:value-type="float" office:value="0" calcext:value-type="float">
            <text:p>0</text:p>
          </table:table-cell>
          <table:table-cell table:style-name="ce38" table:formula="of:=[$screen_negative.CZ13]" office:value-type="float" office:value="0" calcext:value-type="float">
            <text:p>0</text:p>
          </table:table-cell>
          <table:table-cell table:style-name="ce38" table:formula="of:=[$screen_negative.DA13]" office:value-type="float" office:value="0" calcext:value-type="float">
            <text:p>0</text:p>
          </table:table-cell>
          <table:table-cell table:style-name="ce38" table:formula="of:=[$screen_negative.DB13]" office:value-type="float" office:value="0" calcext:value-type="float">
            <text:p>0</text:p>
          </table:table-cell>
          <table:table-cell table:style-name="ce38" table:formula="of:=[$screen_negative.DC13]" office:value-type="float" office:value="0" calcext:value-type="float">
            <text:p>0</text:p>
          </table:table-cell>
          <table:table-cell table:style-name="ce38" table:formula="of:=[$screen_negative.DD13]" office:value-type="float" office:value="0" calcext:value-type="float">
            <text:p>0</text:p>
          </table:table-cell>
          <table:table-cell table:style-name="ce38" table:formula="of:=[$screen_negative.DE13]" office:value-type="float" office:value="0" calcext:value-type="float">
            <text:p>0</text:p>
          </table:table-cell>
          <table:table-cell table:style-name="ce38" table:formula="of:=[$screen_negative.DF13]" office:value-type="float" office:value="0" calcext:value-type="float">
            <text:p>0</text:p>
          </table:table-cell>
          <table:table-cell table:style-name="ce38" table:formula="of:=[$screen_negative.DG13]" office:value-type="float" office:value="0" calcext:value-type="float">
            <text:p>0</text:p>
          </table:table-cell>
          <table:table-cell table:style-name="ce38" table:formula="of:=[$screen_negative.DH13]" office:value-type="float" office:value="0" calcext:value-type="float">
            <text:p>0</text:p>
          </table:table-cell>
          <table:table-cell table:style-name="ce38" table:formula="of:=[$screen_negative.DI13]" office:value-type="float" office:value="0" calcext:value-type="float">
            <text:p>0</text:p>
          </table:table-cell>
          <table:table-cell table:style-name="ce38" table:formula="of:=[$screen_negative.DJ13]" office:value-type="float" office:value="0" calcext:value-type="float">
            <text:p>0</text:p>
          </table:table-cell>
          <table:table-cell table:style-name="ce38" table:formula="of:=[$screen_negative.DK13]" office:value-type="float" office:value="0" calcext:value-type="float">
            <text:p>0</text:p>
          </table:table-cell>
          <table:table-cell table:style-name="ce38" table:formula="of:=[$screen_negative.DL13]" office:value-type="float" office:value="0" calcext:value-type="float">
            <text:p>0</text:p>
          </table:table-cell>
          <table:table-cell table:style-name="ce38" table:formula="of:=[$screen_negative.DM13]" office:value-type="float" office:value="0" calcext:value-type="float">
            <text:p>0</text:p>
          </table:table-cell>
          <table:table-cell table:style-name="ce38" table:formula="of:=[$screen_negative.DN13]" office:value-type="float" office:value="0" calcext:value-type="float">
            <text:p>0</text:p>
          </table:table-cell>
          <table:table-cell table:style-name="ce38" table:formula="of:=[$screen_negative.DO13]" office:value-type="float" office:value="0" calcext:value-type="float">
            <text:p>0</text:p>
          </table:table-cell>
          <table:table-cell table:style-name="ce38" table:formula="of:=[$screen_negative.DP13]" office:value-type="float" office:value="0" calcext:value-type="float">
            <text:p>0</text:p>
          </table:table-cell>
          <table:table-cell table:style-name="ce38" table:formula="of:=[$screen_negative.DQ13]" office:value-type="float" office:value="0" calcext:value-type="float">
            <text:p>0</text:p>
          </table:table-cell>
          <table:table-cell table:style-name="ce38" table:formula="of:=[$screen_negative.DR13]" office:value-type="float" office:value="0" calcext:value-type="float">
            <text:p>0</text:p>
          </table:table-cell>
          <table:table-cell table:style-name="ce38" table:formula="of:=[$screen_negative.DS13]" office:value-type="float" office:value="0" calcext:value-type="float">
            <text:p>0</text:p>
          </table:table-cell>
          <table:table-cell table:style-name="ce38" table:formula="of:=[$screen_negative.DT13]" office:value-type="float" office:value="0" calcext:value-type="float">
            <text:p>0</text:p>
          </table:table-cell>
          <table:table-cell table:style-name="ce38" table:formula="of:=[$screen_negative.DU13]" office:value-type="float" office:value="0" calcext:value-type="float">
            <text:p>0</text:p>
          </table:table-cell>
          <table:table-cell table:style-name="ce38" table:formula="of:=[$screen_negative.DV13]" office:value-type="float" office:value="0" calcext:value-type="float">
            <text:p>0</text:p>
          </table:table-cell>
          <table:table-cell table:style-name="ce38" table:formula="of:=[$screen_negative.DW13]" office:value-type="float" office:value="0" calcext:value-type="float">
            <text:p>0</text:p>
          </table:table-cell>
          <table:table-cell table:style-name="ce38" table:formula="of:=[$screen_negative.DX13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14]" office:value-type="float" office:value="0" calcext:value-type="float">
            <text:p>0</text:p>
          </table:table-cell>
          <table:table-cell table:style-name="ce38" table:formula="of:=[$screen_negative.B14]" office:value-type="float" office:value="0" calcext:value-type="float">
            <text:p>0</text:p>
          </table:table-cell>
          <table:table-cell table:style-name="ce38" table:formula="of:=[$screen_negative.C14]" office:value-type="float" office:value="0" calcext:value-type="float">
            <text:p>0</text:p>
          </table:table-cell>
          <table:table-cell table:style-name="ce38" table:formula="of:=[$screen_negative.D14]" office:value-type="float" office:value="0" calcext:value-type="float">
            <text:p>0</text:p>
          </table:table-cell>
          <table:table-cell table:style-name="ce38" table:formula="of:=[$screen_negative.E14]" office:value-type="float" office:value="0" calcext:value-type="float">
            <text:p>0</text:p>
          </table:table-cell>
          <table:table-cell table:style-name="ce38" table:formula="of:=[$screen_negative.F14]" office:value-type="float" office:value="0" calcext:value-type="float">
            <text:p>0</text:p>
          </table:table-cell>
          <table:table-cell table:style-name="ce38" table:formula="of:=[$screen_negative.G14]" office:value-type="float" office:value="0" calcext:value-type="float">
            <text:p>0</text:p>
          </table:table-cell>
          <table:table-cell table:style-name="ce38" table:formula="of:=[$screen_negative.H14]" office:value-type="float" office:value="0" calcext:value-type="float">
            <text:p>0</text:p>
          </table:table-cell>
          <table:table-cell table:style-name="ce38" table:formula="of:=[$screen_negative.I14]" office:value-type="float" office:value="0" calcext:value-type="float">
            <text:p>0</text:p>
          </table:table-cell>
          <table:table-cell table:style-name="ce38" table:formula="of:=[$screen_negative.J14]" office:value-type="float" office:value="0" calcext:value-type="float">
            <text:p>0</text:p>
          </table:table-cell>
          <table:table-cell table:style-name="ce38" table:formula="of:=[$screen_negative.K14]" office:value-type="float" office:value="0" calcext:value-type="float">
            <text:p>0</text:p>
          </table:table-cell>
          <table:table-cell table:style-name="ce38" table:formula="of:=[$screen_negative.L14]" office:value-type="float" office:value="0" calcext:value-type="float">
            <text:p>0</text:p>
          </table:table-cell>
          <table:table-cell table:style-name="ce38" table:formula="of:=[$screen_negative.M14]" office:value-type="float" office:value="0" calcext:value-type="float">
            <text:p>0</text:p>
          </table:table-cell>
          <table:table-cell table:style-name="ce38" table:formula="of:=[$screen_negative.N14]" office:value-type="float" office:value="0" calcext:value-type="float">
            <text:p>0</text:p>
          </table:table-cell>
          <table:table-cell table:style-name="ce38" table:formula="of:=[$screen_negative.O14]" office:value-type="float" office:value="0" calcext:value-type="float">
            <text:p>0</text:p>
          </table:table-cell>
          <table:table-cell table:style-name="ce38" table:formula="of:=[$screen_negative.P14]" office:value-type="float" office:value="0" calcext:value-type="float">
            <text:p>0</text:p>
          </table:table-cell>
          <table:table-cell table:style-name="ce38" table:formula="of:=[$screen_negative.Q14]" office:value-type="float" office:value="0" calcext:value-type="float">
            <text:p>0</text:p>
          </table:table-cell>
          <table:table-cell table:style-name="ce38" table:formula="of:=[$screen_negative.R14]" office:value-type="float" office:value="0" calcext:value-type="float">
            <text:p>0</text:p>
          </table:table-cell>
          <table:table-cell table:style-name="ce38" table:formula="of:=[$screen_negative.S14]" office:value-type="float" office:value="0" calcext:value-type="float">
            <text:p>0</text:p>
          </table:table-cell>
          <table:table-cell table:style-name="ce38" table:formula="of:=[$screen_negative.T14]" office:value-type="float" office:value="0" calcext:value-type="float">
            <text:p>0</text:p>
          </table:table-cell>
          <table:table-cell table:style-name="ce38" table:formula="of:=[$screen_negative.U14]" office:value-type="float" office:value="0" calcext:value-type="float">
            <text:p>0</text:p>
          </table:table-cell>
          <table:table-cell table:style-name="ce38" table:formula="of:=[$screen_negative.V14]" office:value-type="float" office:value="0" calcext:value-type="float">
            <text:p>0</text:p>
          </table:table-cell>
          <table:table-cell table:style-name="ce38" table:formula="of:=[$screen_negative.W14]" office:value-type="float" office:value="0" calcext:value-type="float">
            <text:p>0</text:p>
          </table:table-cell>
          <table:table-cell table:style-name="ce38" table:formula="of:=[$screen_negative.X14]" office:value-type="float" office:value="0" calcext:value-type="float">
            <text:p>0</text:p>
          </table:table-cell>
          <table:table-cell table:style-name="ce38" table:formula="of:=[$screen_negative.Y14]" office:value-type="float" office:value="0" calcext:value-type="float">
            <text:p>0</text:p>
          </table:table-cell>
          <table:table-cell table:style-name="ce38" table:formula="of:=[$screen_negative.Z14]" office:value-type="float" office:value="0" calcext:value-type="float">
            <text:p>0</text:p>
          </table:table-cell>
          <table:table-cell table:style-name="ce38" table:formula="of:=[$screen_negative.AA14]" office:value-type="float" office:value="0" calcext:value-type="float">
            <text:p>0</text:p>
          </table:table-cell>
          <table:table-cell table:style-name="ce38" table:formula="of:=[$screen_negative.AB14]" office:value-type="float" office:value="0" calcext:value-type="float">
            <text:p>0</text:p>
          </table:table-cell>
          <table:table-cell table:style-name="ce38" table:formula="of:=[$screen_negative.AC14]" office:value-type="float" office:value="0" calcext:value-type="float">
            <text:p>0</text:p>
          </table:table-cell>
          <table:table-cell table:style-name="ce38" table:formula="of:=[$screen_negative.AD14]" office:value-type="float" office:value="0" calcext:value-type="float">
            <text:p>0</text:p>
          </table:table-cell>
          <table:table-cell table:style-name="ce38" table:formula="of:=[$screen_negative.AE14]" office:value-type="float" office:value="0" calcext:value-type="float">
            <text:p>0</text:p>
          </table:table-cell>
          <table:table-cell table:style-name="ce38" table:formula="of:=[$screen_negative.AF14]" office:value-type="float" office:value="0" calcext:value-type="float">
            <text:p>0</text:p>
          </table:table-cell>
          <table:table-cell table:style-name="ce38" table:formula="of:=[$screen_negative.AG14]" office:value-type="float" office:value="0" calcext:value-type="float">
            <text:p>0</text:p>
          </table:table-cell>
          <table:table-cell table:style-name="ce38" table:formula="of:=[$screen_negative.AH14]" office:value-type="float" office:value="0" calcext:value-type="float">
            <text:p>0</text:p>
          </table:table-cell>
          <table:table-cell table:style-name="ce38" table:formula="of:=[$screen_negative.AI14]" office:value-type="float" office:value="0" calcext:value-type="float">
            <text:p>0</text:p>
          </table:table-cell>
          <table:table-cell table:style-name="ce38" table:formula="of:=[$screen_negative.AJ14]" office:value-type="float" office:value="0" calcext:value-type="float">
            <text:p>0</text:p>
          </table:table-cell>
          <table:table-cell table:style-name="ce38" table:formula="of:=[$screen_negative.AK14]" office:value-type="float" office:value="0" calcext:value-type="float">
            <text:p>0</text:p>
          </table:table-cell>
          <table:table-cell table:style-name="ce38" table:formula="of:=[$screen_negative.AL14]" office:value-type="float" office:value="0" calcext:value-type="float">
            <text:p>0</text:p>
          </table:table-cell>
          <table:table-cell table:style-name="ce38" table:formula="of:=[$screen_negative.AM14]" office:value-type="float" office:value="1" calcext:value-type="float">
            <text:p>1</text:p>
          </table:table-cell>
          <table:table-cell table:style-name="ce38" table:formula="of:=[$screen_negative.AN14]" office:value-type="float" office:value="0" calcext:value-type="float">
            <text:p>0</text:p>
          </table:table-cell>
          <table:table-cell table:style-name="ce38" table:formula="of:=[$screen_negative.AO14]" office:value-type="float" office:value="0" calcext:value-type="float">
            <text:p>0</text:p>
          </table:table-cell>
          <table:table-cell table:style-name="ce38" table:formula="of:=[$screen_negative.AP14]" office:value-type="float" office:value="1" calcext:value-type="float">
            <text:p>1</text:p>
          </table:table-cell>
          <table:table-cell table:style-name="ce38" table:formula="of:=[$screen_negative.AQ14]" office:value-type="float" office:value="0" calcext:value-type="float">
            <text:p>0</text:p>
          </table:table-cell>
          <table:table-cell table:style-name="ce38" table:formula="of:=[$screen_negative.AR14]" office:value-type="float" office:value="0" calcext:value-type="float">
            <text:p>0</text:p>
          </table:table-cell>
          <table:table-cell table:style-name="ce38" table:formula="of:=[$screen_negative.AS14]" office:value-type="float" office:value="0" calcext:value-type="float">
            <text:p>0</text:p>
          </table:table-cell>
          <table:table-cell table:style-name="ce38" table:formula="of:=[$screen_negative.AT14]" office:value-type="float" office:value="1" calcext:value-type="float">
            <text:p>1</text:p>
          </table:table-cell>
          <table:table-cell table:style-name="ce38" table:formula="of:=[$screen_negative.AU14]" office:value-type="float" office:value="0" calcext:value-type="float">
            <text:p>0</text:p>
          </table:table-cell>
          <table:table-cell table:style-name="ce38" table:formula="of:=[$screen_negative.AV14]" office:value-type="float" office:value="0" calcext:value-type="float">
            <text:p>0</text:p>
          </table:table-cell>
          <table:table-cell table:style-name="ce38" table:formula="of:=[$screen_negative.AW14]" office:value-type="float" office:value="0" calcext:value-type="float">
            <text:p>0</text:p>
          </table:table-cell>
          <table:table-cell table:style-name="ce38" table:formula="of:=[$screen_negative.AX14]" office:value-type="float" office:value="0" calcext:value-type="float">
            <text:p>0</text:p>
          </table:table-cell>
          <table:table-cell table:style-name="ce38" table:formula="of:=[$screen_negative.AY14]" office:value-type="float" office:value="0" calcext:value-type="float">
            <text:p>0</text:p>
          </table:table-cell>
          <table:table-cell table:style-name="ce38" table:formula="of:=[$screen_negative.AZ14]" office:value-type="float" office:value="0" calcext:value-type="float">
            <text:p>0</text:p>
          </table:table-cell>
          <table:table-cell table:style-name="ce38" table:formula="of:=[$screen_negative.BA14]" office:value-type="float" office:value="0" calcext:value-type="float">
            <text:p>0</text:p>
          </table:table-cell>
          <table:table-cell table:style-name="ce38" table:formula="of:=[$screen_negative.BB14]" office:value-type="float" office:value="0" calcext:value-type="float">
            <text:p>0</text:p>
          </table:table-cell>
          <table:table-cell table:style-name="ce38" table:formula="of:=[$screen_negative.BC14]" office:value-type="float" office:value="0" calcext:value-type="float">
            <text:p>0</text:p>
          </table:table-cell>
          <table:table-cell table:style-name="ce38" table:formula="of:=[$screen_negative.BD14]" office:value-type="float" office:value="0" calcext:value-type="float">
            <text:p>0</text:p>
          </table:table-cell>
          <table:table-cell table:style-name="ce38" table:formula="of:=[$screen_negative.BE14]" office:value-type="float" office:value="0" calcext:value-type="float">
            <text:p>0</text:p>
          </table:table-cell>
          <table:table-cell table:style-name="ce38" table:formula="of:=[$screen_negative.BF14]" office:value-type="float" office:value="0" calcext:value-type="float">
            <text:p>0</text:p>
          </table:table-cell>
          <table:table-cell table:style-name="ce38" table:formula="of:=[$screen_negative.BG14]" office:value-type="float" office:value="0" calcext:value-type="float">
            <text:p>0</text:p>
          </table:table-cell>
          <table:table-cell table:style-name="ce38" table:formula="of:=[$screen_negative.BH14]" office:value-type="float" office:value="0" calcext:value-type="float">
            <text:p>0</text:p>
          </table:table-cell>
          <table:table-cell table:style-name="ce38" table:formula="of:=[$screen_negative.BI14]" office:value-type="float" office:value="0" calcext:value-type="float">
            <text:p>0</text:p>
          </table:table-cell>
          <table:table-cell table:style-name="ce38" table:formula="of:=[$screen_negative.BJ14]" office:value-type="float" office:value="0" calcext:value-type="float">
            <text:p>0</text:p>
          </table:table-cell>
          <table:table-cell table:style-name="ce38" table:formula="of:=[$screen_negative.BK14]" office:value-type="float" office:value="0" calcext:value-type="float">
            <text:p>0</text:p>
          </table:table-cell>
          <table:table-cell table:style-name="ce38" table:formula="of:=[$screen_negative.BL14]" office:value-type="float" office:value="0" calcext:value-type="float">
            <text:p>0</text:p>
          </table:table-cell>
          <table:table-cell table:style-name="ce38" table:formula="of:=[$screen_negative.BM14]" office:value-type="float" office:value="0" calcext:value-type="float">
            <text:p>0</text:p>
          </table:table-cell>
          <table:table-cell table:style-name="ce38" table:formula="of:=[$screen_negative.BN14]" office:value-type="float" office:value="0" calcext:value-type="float">
            <text:p>0</text:p>
          </table:table-cell>
          <table:table-cell table:style-name="ce38" table:formula="of:=[$screen_negative.BO14]" office:value-type="float" office:value="0" calcext:value-type="float">
            <text:p>0</text:p>
          </table:table-cell>
          <table:table-cell table:style-name="ce38" table:formula="of:=[$screen_negative.BP14]" office:value-type="float" office:value="0" calcext:value-type="float">
            <text:p>0</text:p>
          </table:table-cell>
          <table:table-cell table:style-name="ce38" table:formula="of:=[$screen_negative.BQ14]" office:value-type="float" office:value="0" calcext:value-type="float">
            <text:p>0</text:p>
          </table:table-cell>
          <table:table-cell table:style-name="ce38" table:formula="of:=[$screen_negative.BR14]" office:value-type="float" office:value="0" calcext:value-type="float">
            <text:p>0</text:p>
          </table:table-cell>
          <table:table-cell table:style-name="ce38" table:formula="of:=[$screen_negative.BS14]" office:value-type="float" office:value="0" calcext:value-type="float">
            <text:p>0</text:p>
          </table:table-cell>
          <table:table-cell table:style-name="ce38" table:formula="of:=[$screen_negative.BT14]" office:value-type="float" office:value="0" calcext:value-type="float">
            <text:p>0</text:p>
          </table:table-cell>
          <table:table-cell table:style-name="ce38" table:formula="of:=[$screen_negative.BU14]" office:value-type="float" office:value="0" calcext:value-type="float">
            <text:p>0</text:p>
          </table:table-cell>
          <table:table-cell table:style-name="ce38" table:formula="of:=[$screen_negative.BV14]" office:value-type="float" office:value="0" calcext:value-type="float">
            <text:p>0</text:p>
          </table:table-cell>
          <table:table-cell table:style-name="ce38" table:formula="of:=[$screen_negative.BW14]" office:value-type="float" office:value="0" calcext:value-type="float">
            <text:p>0</text:p>
          </table:table-cell>
          <table:table-cell table:style-name="ce38" table:formula="of:=[$screen_negative.BX14]" office:value-type="float" office:value="0" calcext:value-type="float">
            <text:p>0</text:p>
          </table:table-cell>
          <table:table-cell table:style-name="ce38" table:formula="of:=[$screen_negative.BY14]" office:value-type="float" office:value="0" calcext:value-type="float">
            <text:p>0</text:p>
          </table:table-cell>
          <table:table-cell table:style-name="ce38" table:formula="of:=[$screen_negative.BZ14]" office:value-type="float" office:value="0" calcext:value-type="float">
            <text:p>0</text:p>
          </table:table-cell>
          <table:table-cell table:style-name="ce38" table:formula="of:=[$screen_negative.CA14]" office:value-type="float" office:value="0" calcext:value-type="float">
            <text:p>0</text:p>
          </table:table-cell>
          <table:table-cell table:style-name="ce38" table:formula="of:=[$screen_negative.CB14]" office:value-type="float" office:value="0" calcext:value-type="float">
            <text:p>0</text:p>
          </table:table-cell>
          <table:table-cell table:style-name="ce38" table:formula="of:=[$screen_negative.CC14]" office:value-type="float" office:value="0" calcext:value-type="float">
            <text:p>0</text:p>
          </table:table-cell>
          <table:table-cell table:style-name="ce38" table:formula="of:=[$screen_negative.CD14]" office:value-type="float" office:value="0" calcext:value-type="float">
            <text:p>0</text:p>
          </table:table-cell>
          <table:table-cell table:style-name="ce38" table:formula="of:=[$screen_negative.CE14]" office:value-type="float" office:value="1" calcext:value-type="float">
            <text:p>1</text:p>
          </table:table-cell>
          <table:table-cell table:style-name="ce38" table:formula="of:=[$screen_negative.CF14]" office:value-type="float" office:value="0" calcext:value-type="float">
            <text:p>0</text:p>
          </table:table-cell>
          <table:table-cell table:style-name="ce38" table:formula="of:=[$screen_negative.CG14]" office:value-type="float" office:value="0" calcext:value-type="float">
            <text:p>0</text:p>
          </table:table-cell>
          <table:table-cell table:style-name="ce38" table:formula="of:=[$screen_negative.CH14]" office:value-type="float" office:value="0" calcext:value-type="float">
            <text:p>0</text:p>
          </table:table-cell>
          <table:table-cell table:style-name="ce38" table:formula="of:=[$screen_negative.CI14]" office:value-type="float" office:value="1" calcext:value-type="float">
            <text:p>1</text:p>
          </table:table-cell>
          <table:table-cell table:style-name="ce38" table:formula="of:=[$screen_negative.CJ14]" office:value-type="float" office:value="0" calcext:value-type="float">
            <text:p>0</text:p>
          </table:table-cell>
          <table:table-cell table:style-name="ce38" table:formula="of:=[$screen_negative.CK14]" office:value-type="float" office:value="0" calcext:value-type="float">
            <text:p>0</text:p>
          </table:table-cell>
          <table:table-cell table:style-name="ce38" table:formula="of:=[$screen_negative.CL14]" office:value-type="float" office:value="1" calcext:value-type="float">
            <text:p>1</text:p>
          </table:table-cell>
          <table:table-cell table:style-name="ce38" table:formula="of:=[$screen_negative.CM14]" office:value-type="float" office:value="0" calcext:value-type="float">
            <text:p>0</text:p>
          </table:table-cell>
          <table:table-cell table:style-name="ce38" table:formula="of:=[$screen_negative.CN14]" office:value-type="float" office:value="0" calcext:value-type="float">
            <text:p>0</text:p>
          </table:table-cell>
          <table:table-cell table:style-name="ce38" table:formula="of:=[$screen_negative.CO14]" office:value-type="float" office:value="0" calcext:value-type="float">
            <text:p>0</text:p>
          </table:table-cell>
          <table:table-cell table:style-name="ce38" table:formula="of:=[$screen_negative.CP14]" office:value-type="float" office:value="0" calcext:value-type="float">
            <text:p>0</text:p>
          </table:table-cell>
          <table:table-cell table:style-name="ce38" table:formula="of:=[$screen_negative.CQ14]" office:value-type="float" office:value="0" calcext:value-type="float">
            <text:p>0</text:p>
          </table:table-cell>
          <table:table-cell table:style-name="ce38" table:formula="of:=[$screen_negative.CR14]" office:value-type="float" office:value="0" calcext:value-type="float">
            <text:p>0</text:p>
          </table:table-cell>
          <table:table-cell table:style-name="ce38" table:formula="of:=[$screen_negative.CS14]" office:value-type="float" office:value="0" calcext:value-type="float">
            <text:p>0</text:p>
          </table:table-cell>
          <table:table-cell table:style-name="ce38" table:formula="of:=[$screen_negative.CT14]" office:value-type="float" office:value="0" calcext:value-type="float">
            <text:p>0</text:p>
          </table:table-cell>
          <table:table-cell table:style-name="ce38" table:formula="of:=[$screen_negative.CU14]" office:value-type="float" office:value="0" calcext:value-type="float">
            <text:p>0</text:p>
          </table:table-cell>
          <table:table-cell table:style-name="ce38" table:formula="of:=[$screen_negative.CV14]" office:value-type="float" office:value="0" calcext:value-type="float">
            <text:p>0</text:p>
          </table:table-cell>
          <table:table-cell table:style-name="ce38" table:formula="of:=[$screen_negative.CW14]" office:value-type="float" office:value="0" calcext:value-type="float">
            <text:p>0</text:p>
          </table:table-cell>
          <table:table-cell table:style-name="ce38" table:formula="of:=[$screen_negative.CX14]" office:value-type="float" office:value="0" calcext:value-type="float">
            <text:p>0</text:p>
          </table:table-cell>
          <table:table-cell table:style-name="ce38" table:formula="of:=[$screen_negative.CY14]" office:value-type="float" office:value="0" calcext:value-type="float">
            <text:p>0</text:p>
          </table:table-cell>
          <table:table-cell table:style-name="ce38" table:formula="of:=[$screen_negative.CZ14]" office:value-type="float" office:value="0" calcext:value-type="float">
            <text:p>0</text:p>
          </table:table-cell>
          <table:table-cell table:style-name="ce38" table:formula="of:=[$screen_negative.DA14]" office:value-type="float" office:value="0" calcext:value-type="float">
            <text:p>0</text:p>
          </table:table-cell>
          <table:table-cell table:style-name="ce38" table:formula="of:=[$screen_negative.DB14]" office:value-type="float" office:value="0" calcext:value-type="float">
            <text:p>0</text:p>
          </table:table-cell>
          <table:table-cell table:style-name="ce38" table:formula="of:=[$screen_negative.DC14]" office:value-type="float" office:value="0" calcext:value-type="float">
            <text:p>0</text:p>
          </table:table-cell>
          <table:table-cell table:style-name="ce38" table:formula="of:=[$screen_negative.DD14]" office:value-type="float" office:value="0" calcext:value-type="float">
            <text:p>0</text:p>
          </table:table-cell>
          <table:table-cell table:style-name="ce38" table:formula="of:=[$screen_negative.DE14]" office:value-type="float" office:value="0" calcext:value-type="float">
            <text:p>0</text:p>
          </table:table-cell>
          <table:table-cell table:style-name="ce38" table:formula="of:=[$screen_negative.DF14]" office:value-type="float" office:value="0" calcext:value-type="float">
            <text:p>0</text:p>
          </table:table-cell>
          <table:table-cell table:style-name="ce38" table:formula="of:=[$screen_negative.DG14]" office:value-type="float" office:value="0" calcext:value-type="float">
            <text:p>0</text:p>
          </table:table-cell>
          <table:table-cell table:style-name="ce38" table:formula="of:=[$screen_negative.DH14]" office:value-type="float" office:value="0" calcext:value-type="float">
            <text:p>0</text:p>
          </table:table-cell>
          <table:table-cell table:style-name="ce38" table:formula="of:=[$screen_negative.DI14]" office:value-type="float" office:value="0" calcext:value-type="float">
            <text:p>0</text:p>
          </table:table-cell>
          <table:table-cell table:style-name="ce38" table:formula="of:=[$screen_negative.DJ14]" office:value-type="float" office:value="0" calcext:value-type="float">
            <text:p>0</text:p>
          </table:table-cell>
          <table:table-cell table:style-name="ce38" table:formula="of:=[$screen_negative.DK14]" office:value-type="float" office:value="0" calcext:value-type="float">
            <text:p>0</text:p>
          </table:table-cell>
          <table:table-cell table:style-name="ce38" table:formula="of:=[$screen_negative.DL14]" office:value-type="float" office:value="0" calcext:value-type="float">
            <text:p>0</text:p>
          </table:table-cell>
          <table:table-cell table:style-name="ce38" table:formula="of:=[$screen_negative.DM14]" office:value-type="float" office:value="0" calcext:value-type="float">
            <text:p>0</text:p>
          </table:table-cell>
          <table:table-cell table:style-name="ce38" table:formula="of:=[$screen_negative.DN14]" office:value-type="float" office:value="0" calcext:value-type="float">
            <text:p>0</text:p>
          </table:table-cell>
          <table:table-cell table:style-name="ce38" table:formula="of:=[$screen_negative.DO14]" office:value-type="float" office:value="0" calcext:value-type="float">
            <text:p>0</text:p>
          </table:table-cell>
          <table:table-cell table:style-name="ce38" table:formula="of:=[$screen_negative.DP14]" office:value-type="float" office:value="0" calcext:value-type="float">
            <text:p>0</text:p>
          </table:table-cell>
          <table:table-cell table:style-name="ce38" table:formula="of:=[$screen_negative.DQ14]" office:value-type="float" office:value="0" calcext:value-type="float">
            <text:p>0</text:p>
          </table:table-cell>
          <table:table-cell table:style-name="ce38" table:formula="of:=[$screen_negative.DR14]" office:value-type="float" office:value="0" calcext:value-type="float">
            <text:p>0</text:p>
          </table:table-cell>
          <table:table-cell table:style-name="ce38" table:formula="of:=[$screen_negative.DS14]" office:value-type="float" office:value="0" calcext:value-type="float">
            <text:p>0</text:p>
          </table:table-cell>
          <table:table-cell table:style-name="ce38" table:formula="of:=[$screen_negative.DT14]" office:value-type="float" office:value="0" calcext:value-type="float">
            <text:p>0</text:p>
          </table:table-cell>
          <table:table-cell table:style-name="ce38" table:formula="of:=[$screen_negative.DU14]" office:value-type="float" office:value="0" calcext:value-type="float">
            <text:p>0</text:p>
          </table:table-cell>
          <table:table-cell table:style-name="ce38" table:formula="of:=[$screen_negative.DV14]" office:value-type="float" office:value="0" calcext:value-type="float">
            <text:p>0</text:p>
          </table:table-cell>
          <table:table-cell table:style-name="ce38" table:formula="of:=[$screen_negative.DW14]" office:value-type="float" office:value="0" calcext:value-type="float">
            <text:p>0</text:p>
          </table:table-cell>
          <table:table-cell table:style-name="ce38" table:formula="of:=[$screen_negative.DX14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15]" office:value-type="float" office:value="0" calcext:value-type="float">
            <text:p>0</text:p>
          </table:table-cell>
          <table:table-cell table:style-name="ce38" table:formula="of:=[$screen_negative.B15]" office:value-type="float" office:value="0" calcext:value-type="float">
            <text:p>0</text:p>
          </table:table-cell>
          <table:table-cell table:style-name="ce38" table:formula="of:=[$screen_negative.C15]" office:value-type="float" office:value="0" calcext:value-type="float">
            <text:p>0</text:p>
          </table:table-cell>
          <table:table-cell table:style-name="ce38" table:formula="of:=[$screen_negative.D15]" office:value-type="float" office:value="0" calcext:value-type="float">
            <text:p>0</text:p>
          </table:table-cell>
          <table:table-cell table:style-name="ce38" table:formula="of:=[$screen_negative.E15]" office:value-type="float" office:value="0" calcext:value-type="float">
            <text:p>0</text:p>
          </table:table-cell>
          <table:table-cell table:style-name="ce38" table:formula="of:=[$screen_negative.F15]" office:value-type="float" office:value="0" calcext:value-type="float">
            <text:p>0</text:p>
          </table:table-cell>
          <table:table-cell table:style-name="ce38" table:formula="of:=[$screen_negative.G15]" office:value-type="float" office:value="0" calcext:value-type="float">
            <text:p>0</text:p>
          </table:table-cell>
          <table:table-cell table:style-name="ce38" table:formula="of:=[$screen_negative.H15]" office:value-type="float" office:value="0" calcext:value-type="float">
            <text:p>0</text:p>
          </table:table-cell>
          <table:table-cell table:style-name="ce38" table:formula="of:=[$screen_negative.I15]" office:value-type="float" office:value="0" calcext:value-type="float">
            <text:p>0</text:p>
          </table:table-cell>
          <table:table-cell table:style-name="ce38" table:formula="of:=[$screen_negative.J15]" office:value-type="float" office:value="0" calcext:value-type="float">
            <text:p>0</text:p>
          </table:table-cell>
          <table:table-cell table:style-name="ce38" table:formula="of:=[$screen_negative.K15]" office:value-type="float" office:value="0" calcext:value-type="float">
            <text:p>0</text:p>
          </table:table-cell>
          <table:table-cell table:style-name="ce38" table:formula="of:=[$screen_negative.L15]" office:value-type="float" office:value="0" calcext:value-type="float">
            <text:p>0</text:p>
          </table:table-cell>
          <table:table-cell table:style-name="ce38" table:formula="of:=[$screen_negative.M15]" office:value-type="float" office:value="0" calcext:value-type="float">
            <text:p>0</text:p>
          </table:table-cell>
          <table:table-cell table:style-name="ce38" table:formula="of:=[$screen_negative.N15]" office:value-type="float" office:value="0" calcext:value-type="float">
            <text:p>0</text:p>
          </table:table-cell>
          <table:table-cell table:style-name="ce38" table:formula="of:=[$screen_negative.O15]" office:value-type="float" office:value="0" calcext:value-type="float">
            <text:p>0</text:p>
          </table:table-cell>
          <table:table-cell table:style-name="ce38" table:formula="of:=[$screen_negative.P15]" office:value-type="float" office:value="0" calcext:value-type="float">
            <text:p>0</text:p>
          </table:table-cell>
          <table:table-cell table:style-name="ce38" table:formula="of:=[$screen_negative.Q15]" office:value-type="float" office:value="0" calcext:value-type="float">
            <text:p>0</text:p>
          </table:table-cell>
          <table:table-cell table:style-name="ce38" table:formula="of:=[$screen_negative.R15]" office:value-type="float" office:value="0" calcext:value-type="float">
            <text:p>0</text:p>
          </table:table-cell>
          <table:table-cell table:style-name="ce38" table:formula="of:=[$screen_negative.S15]" office:value-type="float" office:value="0" calcext:value-type="float">
            <text:p>0</text:p>
          </table:table-cell>
          <table:table-cell table:style-name="ce38" table:formula="of:=[$screen_negative.T15]" office:value-type="float" office:value="0" calcext:value-type="float">
            <text:p>0</text:p>
          </table:table-cell>
          <table:table-cell table:style-name="ce38" table:formula="of:=[$screen_negative.U15]" office:value-type="float" office:value="0" calcext:value-type="float">
            <text:p>0</text:p>
          </table:table-cell>
          <table:table-cell table:style-name="ce38" table:formula="of:=[$screen_negative.V15]" office:value-type="float" office:value="0" calcext:value-type="float">
            <text:p>0</text:p>
          </table:table-cell>
          <table:table-cell table:style-name="ce38" table:formula="of:=[$screen_negative.W15]" office:value-type="float" office:value="0" calcext:value-type="float">
            <text:p>0</text:p>
          </table:table-cell>
          <table:table-cell table:style-name="ce38" table:formula="of:=[$screen_negative.X15]" office:value-type="float" office:value="0" calcext:value-type="float">
            <text:p>0</text:p>
          </table:table-cell>
          <table:table-cell table:style-name="ce38" table:formula="of:=[$screen_negative.Y15]" office:value-type="float" office:value="0" calcext:value-type="float">
            <text:p>0</text:p>
          </table:table-cell>
          <table:table-cell table:style-name="ce38" table:formula="of:=[$screen_negative.Z15]" office:value-type="float" office:value="0" calcext:value-type="float">
            <text:p>0</text:p>
          </table:table-cell>
          <table:table-cell table:style-name="ce38" table:formula="of:=[$screen_negative.AA15]" office:value-type="float" office:value="0" calcext:value-type="float">
            <text:p>0</text:p>
          </table:table-cell>
          <table:table-cell table:style-name="ce38" table:formula="of:=[$screen_negative.AB15]" office:value-type="float" office:value="0" calcext:value-type="float">
            <text:p>0</text:p>
          </table:table-cell>
          <table:table-cell table:style-name="ce38" table:formula="of:=[$screen_negative.AC15]" office:value-type="float" office:value="0" calcext:value-type="float">
            <text:p>0</text:p>
          </table:table-cell>
          <table:table-cell table:style-name="ce38" table:formula="of:=[$screen_negative.AD15]" office:value-type="float" office:value="0" calcext:value-type="float">
            <text:p>0</text:p>
          </table:table-cell>
          <table:table-cell table:style-name="ce38" table:formula="of:=[$screen_negative.AE15]" office:value-type="float" office:value="0" calcext:value-type="float">
            <text:p>0</text:p>
          </table:table-cell>
          <table:table-cell table:style-name="ce38" table:formula="of:=[$screen_negative.AF15]" office:value-type="float" office:value="0" calcext:value-type="float">
            <text:p>0</text:p>
          </table:table-cell>
          <table:table-cell table:style-name="ce38" table:formula="of:=[$screen_negative.AG15]" office:value-type="float" office:value="0" calcext:value-type="float">
            <text:p>0</text:p>
          </table:table-cell>
          <table:table-cell table:style-name="ce38" table:formula="of:=[$screen_negative.AH15]" office:value-type="float" office:value="0" calcext:value-type="float">
            <text:p>0</text:p>
          </table:table-cell>
          <table:table-cell table:style-name="ce38" table:formula="of:=[$screen_negative.AI15]" office:value-type="float" office:value="0" calcext:value-type="float">
            <text:p>0</text:p>
          </table:table-cell>
          <table:table-cell table:style-name="ce38" table:formula="of:=[$screen_negative.AJ15]" office:value-type="float" office:value="0" calcext:value-type="float">
            <text:p>0</text:p>
          </table:table-cell>
          <table:table-cell table:style-name="ce38" table:formula="of:=[$screen_negative.AK15]" office:value-type="float" office:value="0" calcext:value-type="float">
            <text:p>0</text:p>
          </table:table-cell>
          <table:table-cell table:style-name="ce38" table:formula="of:=[$screen_negative.AL15]" office:value-type="float" office:value="1" calcext:value-type="float">
            <text:p>1</text:p>
          </table:table-cell>
          <table:table-cell table:style-name="ce38" table:formula="of:=[$screen_negative.AM15]" office:value-type="float" office:value="0" calcext:value-type="float">
            <text:p>0</text:p>
          </table:table-cell>
          <table:table-cell table:style-name="ce38" table:formula="of:=[$screen_negative.AN15]" office:value-type="float" office:value="0" calcext:value-type="float">
            <text:p>0</text:p>
          </table:table-cell>
          <table:table-cell table:style-name="ce38" table:formula="of:=[$screen_negative.AO15]" office:value-type="float" office:value="1" calcext:value-type="float">
            <text:p>1</text:p>
          </table:table-cell>
          <table:table-cell table:style-name="ce38" table:formula="of:=[$screen_negative.AP15]" office:value-type="float" office:value="0" calcext:value-type="float">
            <text:p>0</text:p>
          </table:table-cell>
          <table:table-cell table:style-name="ce38" table:formula="of:=[$screen_negative.AQ15]" office:value-type="float" office:value="0" calcext:value-type="float">
            <text:p>0</text:p>
          </table:table-cell>
          <table:table-cell table:style-name="ce38" table:formula="of:=[$screen_negative.AR15]" office:value-type="float" office:value="0" calcext:value-type="float">
            <text:p>0</text:p>
          </table:table-cell>
          <table:table-cell table:style-name="ce38" table:formula="of:=[$screen_negative.AS15]" office:value-type="float" office:value="0" calcext:value-type="float">
            <text:p>0</text:p>
          </table:table-cell>
          <table:table-cell table:style-name="ce38" table:formula="of:=[$screen_negative.AT15]" office:value-type="float" office:value="0" calcext:value-type="float">
            <text:p>0</text:p>
          </table:table-cell>
          <table:table-cell table:style-name="ce38" table:formula="of:=[$screen_negative.AU15]" office:value-type="float" office:value="1" calcext:value-type="float">
            <text:p>1</text:p>
          </table:table-cell>
          <table:table-cell table:style-name="ce38" table:formula="of:=[$screen_negative.AV15]" office:value-type="float" office:value="0" calcext:value-type="float">
            <text:p>0</text:p>
          </table:table-cell>
          <table:table-cell table:style-name="ce38" table:formula="of:=[$screen_negative.AW15]" office:value-type="float" office:value="0" calcext:value-type="float">
            <text:p>0</text:p>
          </table:table-cell>
          <table:table-cell table:style-name="ce38" table:formula="of:=[$screen_negative.AX15]" office:value-type="float" office:value="0" calcext:value-type="float">
            <text:p>0</text:p>
          </table:table-cell>
          <table:table-cell table:style-name="ce38" table:formula="of:=[$screen_negative.AY15]" office:value-type="float" office:value="0" calcext:value-type="float">
            <text:p>0</text:p>
          </table:table-cell>
          <table:table-cell table:style-name="ce38" table:formula="of:=[$screen_negative.AZ15]" office:value-type="float" office:value="0" calcext:value-type="float">
            <text:p>0</text:p>
          </table:table-cell>
          <table:table-cell table:style-name="ce38" table:formula="of:=[$screen_negative.BA15]" office:value-type="float" office:value="0" calcext:value-type="float">
            <text:p>0</text:p>
          </table:table-cell>
          <table:table-cell table:style-name="ce38" table:formula="of:=[$screen_negative.BB15]" office:value-type="float" office:value="0" calcext:value-type="float">
            <text:p>0</text:p>
          </table:table-cell>
          <table:table-cell table:style-name="ce38" table:formula="of:=[$screen_negative.BC15]" office:value-type="float" office:value="0" calcext:value-type="float">
            <text:p>0</text:p>
          </table:table-cell>
          <table:table-cell table:style-name="ce38" table:formula="of:=[$screen_negative.BD15]" office:value-type="float" office:value="0" calcext:value-type="float">
            <text:p>0</text:p>
          </table:table-cell>
          <table:table-cell table:style-name="ce38" table:formula="of:=[$screen_negative.BE15]" office:value-type="float" office:value="0" calcext:value-type="float">
            <text:p>0</text:p>
          </table:table-cell>
          <table:table-cell table:style-name="ce38" table:formula="of:=[$screen_negative.BF15]" office:value-type="float" office:value="0" calcext:value-type="float">
            <text:p>0</text:p>
          </table:table-cell>
          <table:table-cell table:style-name="ce38" table:formula="of:=[$screen_negative.BG15]" office:value-type="float" office:value="0" calcext:value-type="float">
            <text:p>0</text:p>
          </table:table-cell>
          <table:table-cell table:style-name="ce38" table:formula="of:=[$screen_negative.BH15]" office:value-type="float" office:value="0" calcext:value-type="float">
            <text:p>0</text:p>
          </table:table-cell>
          <table:table-cell table:style-name="ce38" table:formula="of:=[$screen_negative.BI15]" office:value-type="float" office:value="0" calcext:value-type="float">
            <text:p>0</text:p>
          </table:table-cell>
          <table:table-cell table:style-name="ce38" table:formula="of:=[$screen_negative.BJ15]" office:value-type="float" office:value="0" calcext:value-type="float">
            <text:p>0</text:p>
          </table:table-cell>
          <table:table-cell table:style-name="ce38" table:formula="of:=[$screen_negative.BK15]" office:value-type="float" office:value="0" calcext:value-type="float">
            <text:p>0</text:p>
          </table:table-cell>
          <table:table-cell table:style-name="ce38" table:formula="of:=[$screen_negative.BL15]" office:value-type="float" office:value="0" calcext:value-type="float">
            <text:p>0</text:p>
          </table:table-cell>
          <table:table-cell table:style-name="ce38" table:formula="of:=[$screen_negative.BM15]" office:value-type="float" office:value="0" calcext:value-type="float">
            <text:p>0</text:p>
          </table:table-cell>
          <table:table-cell table:style-name="ce38" table:formula="of:=[$screen_negative.BN15]" office:value-type="float" office:value="0" calcext:value-type="float">
            <text:p>0</text:p>
          </table:table-cell>
          <table:table-cell table:style-name="ce38" table:formula="of:=[$screen_negative.BO15]" office:value-type="float" office:value="0" calcext:value-type="float">
            <text:p>0</text:p>
          </table:table-cell>
          <table:table-cell table:style-name="ce38" table:formula="of:=[$screen_negative.BP15]" office:value-type="float" office:value="0" calcext:value-type="float">
            <text:p>0</text:p>
          </table:table-cell>
          <table:table-cell table:style-name="ce38" table:formula="of:=[$screen_negative.BQ15]" office:value-type="float" office:value="0" calcext:value-type="float">
            <text:p>0</text:p>
          </table:table-cell>
          <table:table-cell table:style-name="ce38" table:formula="of:=[$screen_negative.BR15]" office:value-type="float" office:value="0" calcext:value-type="float">
            <text:p>0</text:p>
          </table:table-cell>
          <table:table-cell table:style-name="ce38" table:formula="of:=[$screen_negative.BS15]" office:value-type="float" office:value="0" calcext:value-type="float">
            <text:p>0</text:p>
          </table:table-cell>
          <table:table-cell table:style-name="ce38" table:formula="of:=[$screen_negative.BT15]" office:value-type="float" office:value="0" calcext:value-type="float">
            <text:p>0</text:p>
          </table:table-cell>
          <table:table-cell table:style-name="ce38" table:formula="of:=[$screen_negative.BU15]" office:value-type="float" office:value="0" calcext:value-type="float">
            <text:p>0</text:p>
          </table:table-cell>
          <table:table-cell table:style-name="ce38" table:formula="of:=[$screen_negative.BV15]" office:value-type="float" office:value="0" calcext:value-type="float">
            <text:p>0</text:p>
          </table:table-cell>
          <table:table-cell table:style-name="ce38" table:formula="of:=[$screen_negative.BW15]" office:value-type="float" office:value="0" calcext:value-type="float">
            <text:p>0</text:p>
          </table:table-cell>
          <table:table-cell table:style-name="ce38" table:formula="of:=[$screen_negative.BX15]" office:value-type="float" office:value="0" calcext:value-type="float">
            <text:p>0</text:p>
          </table:table-cell>
          <table:table-cell table:style-name="ce38" table:formula="of:=[$screen_negative.BY15]" office:value-type="float" office:value="0" calcext:value-type="float">
            <text:p>0</text:p>
          </table:table-cell>
          <table:table-cell table:style-name="ce38" table:formula="of:=[$screen_negative.BZ15]" office:value-type="float" office:value="0" calcext:value-type="float">
            <text:p>0</text:p>
          </table:table-cell>
          <table:table-cell table:style-name="ce38" table:formula="of:=[$screen_negative.CA15]" office:value-type="float" office:value="0" calcext:value-type="float">
            <text:p>0</text:p>
          </table:table-cell>
          <table:table-cell table:style-name="ce38" table:formula="of:=[$screen_negative.CB15]" office:value-type="float" office:value="0" calcext:value-type="float">
            <text:p>0</text:p>
          </table:table-cell>
          <table:table-cell table:style-name="ce38" table:formula="of:=[$screen_negative.CC15]" office:value-type="float" office:value="0" calcext:value-type="float">
            <text:p>0</text:p>
          </table:table-cell>
          <table:table-cell table:style-name="ce38" table:formula="of:=[$screen_negative.CD15]" office:value-type="float" office:value="1" calcext:value-type="float">
            <text:p>1</text:p>
          </table:table-cell>
          <table:table-cell table:style-name="ce38" table:formula="of:=[$screen_negative.CE15]" office:value-type="float" office:value="0" calcext:value-type="float">
            <text:p>0</text:p>
          </table:table-cell>
          <table:table-cell table:style-name="ce38" table:formula="of:=[$screen_negative.CF15]" office:value-type="float" office:value="0" calcext:value-type="float">
            <text:p>0</text:p>
          </table:table-cell>
          <table:table-cell table:style-name="ce38" table:formula="of:=[$screen_negative.CG15]" office:value-type="float" office:value="0" calcext:value-type="float">
            <text:p>0</text:p>
          </table:table-cell>
          <table:table-cell table:style-name="ce38" table:formula="of:=[$screen_negative.CH15]" office:value-type="float" office:value="0" calcext:value-type="float">
            <text:p>0</text:p>
          </table:table-cell>
          <table:table-cell table:style-name="ce38" table:formula="of:=[$screen_negative.CI15]" office:value-type="float" office:value="0" calcext:value-type="float">
            <text:p>0</text:p>
          </table:table-cell>
          <table:table-cell table:style-name="ce38" table:formula="of:=[$screen_negative.CJ15]" office:value-type="float" office:value="1" calcext:value-type="float">
            <text:p>1</text:p>
          </table:table-cell>
          <table:table-cell table:style-name="ce38" table:formula="of:=[$screen_negative.CK15]" office:value-type="float" office:value="0" calcext:value-type="float">
            <text:p>0</text:p>
          </table:table-cell>
          <table:table-cell table:style-name="ce38" table:formula="of:=[$screen_negative.CL15]" office:value-type="float" office:value="0" calcext:value-type="float">
            <text:p>0</text:p>
          </table:table-cell>
          <table:table-cell table:style-name="ce38" table:formula="of:=[$screen_negative.CM15]" office:value-type="float" office:value="1" calcext:value-type="float">
            <text:p>1</text:p>
          </table:table-cell>
          <table:table-cell table:style-name="ce38" table:formula="of:=[$screen_negative.CN15]" office:value-type="float" office:value="0" calcext:value-type="float">
            <text:p>0</text:p>
          </table:table-cell>
          <table:table-cell table:style-name="ce38" table:formula="of:=[$screen_negative.CO15]" office:value-type="float" office:value="0" calcext:value-type="float">
            <text:p>0</text:p>
          </table:table-cell>
          <table:table-cell table:style-name="ce38" table:formula="of:=[$screen_negative.CP15]" office:value-type="float" office:value="0" calcext:value-type="float">
            <text:p>0</text:p>
          </table:table-cell>
          <table:table-cell table:style-name="ce38" table:formula="of:=[$screen_negative.CQ15]" office:value-type="float" office:value="0" calcext:value-type="float">
            <text:p>0</text:p>
          </table:table-cell>
          <table:table-cell table:style-name="ce38" table:formula="of:=[$screen_negative.CR15]" office:value-type="float" office:value="0" calcext:value-type="float">
            <text:p>0</text:p>
          </table:table-cell>
          <table:table-cell table:style-name="ce38" table:formula="of:=[$screen_negative.CS15]" office:value-type="float" office:value="0" calcext:value-type="float">
            <text:p>0</text:p>
          </table:table-cell>
          <table:table-cell table:style-name="ce38" table:formula="of:=[$screen_negative.CT15]" office:value-type="float" office:value="0" calcext:value-type="float">
            <text:p>0</text:p>
          </table:table-cell>
          <table:table-cell table:style-name="ce38" table:formula="of:=[$screen_negative.CU15]" office:value-type="float" office:value="0" calcext:value-type="float">
            <text:p>0</text:p>
          </table:table-cell>
          <table:table-cell table:style-name="ce38" table:formula="of:=[$screen_negative.CV15]" office:value-type="float" office:value="0" calcext:value-type="float">
            <text:p>0</text:p>
          </table:table-cell>
          <table:table-cell table:style-name="ce38" table:formula="of:=[$screen_negative.CW15]" office:value-type="float" office:value="0" calcext:value-type="float">
            <text:p>0</text:p>
          </table:table-cell>
          <table:table-cell table:style-name="ce38" table:formula="of:=[$screen_negative.CX15]" office:value-type="float" office:value="0" calcext:value-type="float">
            <text:p>0</text:p>
          </table:table-cell>
          <table:table-cell table:style-name="ce38" table:formula="of:=[$screen_negative.CY15]" office:value-type="float" office:value="0" calcext:value-type="float">
            <text:p>0</text:p>
          </table:table-cell>
          <table:table-cell table:style-name="ce38" table:formula="of:=[$screen_negative.CZ15]" office:value-type="float" office:value="0" calcext:value-type="float">
            <text:p>0</text:p>
          </table:table-cell>
          <table:table-cell table:style-name="ce38" table:formula="of:=[$screen_negative.DA15]" office:value-type="float" office:value="0" calcext:value-type="float">
            <text:p>0</text:p>
          </table:table-cell>
          <table:table-cell table:style-name="ce38" table:formula="of:=[$screen_negative.DB15]" office:value-type="float" office:value="0" calcext:value-type="float">
            <text:p>0</text:p>
          </table:table-cell>
          <table:table-cell table:style-name="ce38" table:formula="of:=[$screen_negative.DC15]" office:value-type="float" office:value="0" calcext:value-type="float">
            <text:p>0</text:p>
          </table:table-cell>
          <table:table-cell table:style-name="ce38" table:formula="of:=[$screen_negative.DD15]" office:value-type="float" office:value="0" calcext:value-type="float">
            <text:p>0</text:p>
          </table:table-cell>
          <table:table-cell table:style-name="ce38" table:formula="of:=[$screen_negative.DE15]" office:value-type="float" office:value="0" calcext:value-type="float">
            <text:p>0</text:p>
          </table:table-cell>
          <table:table-cell table:style-name="ce38" table:formula="of:=[$screen_negative.DF15]" office:value-type="float" office:value="0" calcext:value-type="float">
            <text:p>0</text:p>
          </table:table-cell>
          <table:table-cell table:style-name="ce38" table:formula="of:=[$screen_negative.DG15]" office:value-type="float" office:value="0" calcext:value-type="float">
            <text:p>0</text:p>
          </table:table-cell>
          <table:table-cell table:style-name="ce38" table:formula="of:=[$screen_negative.DH15]" office:value-type="float" office:value="0" calcext:value-type="float">
            <text:p>0</text:p>
          </table:table-cell>
          <table:table-cell table:style-name="ce38" table:formula="of:=[$screen_negative.DI15]" office:value-type="float" office:value="0" calcext:value-type="float">
            <text:p>0</text:p>
          </table:table-cell>
          <table:table-cell table:style-name="ce38" table:formula="of:=[$screen_negative.DJ15]" office:value-type="float" office:value="0" calcext:value-type="float">
            <text:p>0</text:p>
          </table:table-cell>
          <table:table-cell table:style-name="ce38" table:formula="of:=[$screen_negative.DK15]" office:value-type="float" office:value="0" calcext:value-type="float">
            <text:p>0</text:p>
          </table:table-cell>
          <table:table-cell table:style-name="ce38" table:formula="of:=[$screen_negative.DL15]" office:value-type="float" office:value="0" calcext:value-type="float">
            <text:p>0</text:p>
          </table:table-cell>
          <table:table-cell table:style-name="ce38" table:formula="of:=[$screen_negative.DM15]" office:value-type="float" office:value="0" calcext:value-type="float">
            <text:p>0</text:p>
          </table:table-cell>
          <table:table-cell table:style-name="ce38" table:formula="of:=[$screen_negative.DN15]" office:value-type="float" office:value="0" calcext:value-type="float">
            <text:p>0</text:p>
          </table:table-cell>
          <table:table-cell table:style-name="ce38" table:formula="of:=[$screen_negative.DO15]" office:value-type="float" office:value="0" calcext:value-type="float">
            <text:p>0</text:p>
          </table:table-cell>
          <table:table-cell table:style-name="ce38" table:formula="of:=[$screen_negative.DP15]" office:value-type="float" office:value="0" calcext:value-type="float">
            <text:p>0</text:p>
          </table:table-cell>
          <table:table-cell table:style-name="ce38" table:formula="of:=[$screen_negative.DQ15]" office:value-type="float" office:value="0" calcext:value-type="float">
            <text:p>0</text:p>
          </table:table-cell>
          <table:table-cell table:style-name="ce38" table:formula="of:=[$screen_negative.DR15]" office:value-type="float" office:value="0" calcext:value-type="float">
            <text:p>0</text:p>
          </table:table-cell>
          <table:table-cell table:style-name="ce38" table:formula="of:=[$screen_negative.DS15]" office:value-type="float" office:value="0" calcext:value-type="float">
            <text:p>0</text:p>
          </table:table-cell>
          <table:table-cell table:style-name="ce38" table:formula="of:=[$screen_negative.DT15]" office:value-type="float" office:value="0" calcext:value-type="float">
            <text:p>0</text:p>
          </table:table-cell>
          <table:table-cell table:style-name="ce38" table:formula="of:=[$screen_negative.DU15]" office:value-type="float" office:value="0" calcext:value-type="float">
            <text:p>0</text:p>
          </table:table-cell>
          <table:table-cell table:style-name="ce38" table:formula="of:=[$screen_negative.DV15]" office:value-type="float" office:value="0" calcext:value-type="float">
            <text:p>0</text:p>
          </table:table-cell>
          <table:table-cell table:style-name="ce38" table:formula="of:=[$screen_negative.DW15]" office:value-type="float" office:value="0" calcext:value-type="float">
            <text:p>0</text:p>
          </table:table-cell>
          <table:table-cell table:style-name="ce38" table:formula="of:=[$screen_negative.DX15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16]" office:value-type="float" office:value="0" calcext:value-type="float">
            <text:p>0</text:p>
          </table:table-cell>
          <table:table-cell table:style-name="ce38" table:formula="of:=[$screen_negative.B16]" office:value-type="float" office:value="0" calcext:value-type="float">
            <text:p>0</text:p>
          </table:table-cell>
          <table:table-cell table:style-name="ce38" table:formula="of:=[$screen_negative.C16]" office:value-type="float" office:value="0" calcext:value-type="float">
            <text:p>0</text:p>
          </table:table-cell>
          <table:table-cell table:style-name="ce38" table:formula="of:=[$screen_negative.D16]" office:value-type="float" office:value="0" calcext:value-type="float">
            <text:p>0</text:p>
          </table:table-cell>
          <table:table-cell table:style-name="ce38" table:formula="of:=[$screen_negative.E16]" office:value-type="float" office:value="0" calcext:value-type="float">
            <text:p>0</text:p>
          </table:table-cell>
          <table:table-cell table:style-name="ce38" table:formula="of:=[$screen_negative.F16]" office:value-type="float" office:value="0" calcext:value-type="float">
            <text:p>0</text:p>
          </table:table-cell>
          <table:table-cell table:style-name="ce38" table:formula="of:=[$screen_negative.G16]" office:value-type="float" office:value="0" calcext:value-type="float">
            <text:p>0</text:p>
          </table:table-cell>
          <table:table-cell table:style-name="ce38" table:formula="of:=[$screen_negative.H16]" office:value-type="float" office:value="0" calcext:value-type="float">
            <text:p>0</text:p>
          </table:table-cell>
          <table:table-cell table:style-name="ce38" table:formula="of:=[$screen_negative.I16]" office:value-type="float" office:value="0" calcext:value-type="float">
            <text:p>0</text:p>
          </table:table-cell>
          <table:table-cell table:style-name="ce38" table:formula="of:=[$screen_negative.J16]" office:value-type="float" office:value="0" calcext:value-type="float">
            <text:p>0</text:p>
          </table:table-cell>
          <table:table-cell table:style-name="ce38" table:formula="of:=[$screen_negative.K16]" office:value-type="float" office:value="0" calcext:value-type="float">
            <text:p>0</text:p>
          </table:table-cell>
          <table:table-cell table:style-name="ce38" table:formula="of:=[$screen_negative.L16]" office:value-type="float" office:value="0" calcext:value-type="float">
            <text:p>0</text:p>
          </table:table-cell>
          <table:table-cell table:style-name="ce38" table:formula="of:=[$screen_negative.M16]" office:value-type="float" office:value="0" calcext:value-type="float">
            <text:p>0</text:p>
          </table:table-cell>
          <table:table-cell table:style-name="ce38" table:formula="of:=[$screen_negative.N16]" office:value-type="float" office:value="0" calcext:value-type="float">
            <text:p>0</text:p>
          </table:table-cell>
          <table:table-cell table:style-name="ce38" table:formula="of:=[$screen_negative.O16]" office:value-type="float" office:value="0" calcext:value-type="float">
            <text:p>0</text:p>
          </table:table-cell>
          <table:table-cell table:style-name="ce38" table:formula="of:=[$screen_negative.P16]" office:value-type="float" office:value="0" calcext:value-type="float">
            <text:p>0</text:p>
          </table:table-cell>
          <table:table-cell table:style-name="ce38" table:formula="of:=[$screen_negative.Q16]" office:value-type="float" office:value="0" calcext:value-type="float">
            <text:p>0</text:p>
          </table:table-cell>
          <table:table-cell table:style-name="ce38" table:formula="of:=[$screen_negative.R16]" office:value-type="float" office:value="0" calcext:value-type="float">
            <text:p>0</text:p>
          </table:table-cell>
          <table:table-cell table:style-name="ce38" table:formula="of:=[$screen_negative.S16]" office:value-type="float" office:value="0" calcext:value-type="float">
            <text:p>0</text:p>
          </table:table-cell>
          <table:table-cell table:style-name="ce38" table:formula="of:=[$screen_negative.T16]" office:value-type="float" office:value="0" calcext:value-type="float">
            <text:p>0</text:p>
          </table:table-cell>
          <table:table-cell table:style-name="ce38" table:formula="of:=[$screen_negative.U16]" office:value-type="float" office:value="0" calcext:value-type="float">
            <text:p>0</text:p>
          </table:table-cell>
          <table:table-cell table:style-name="ce38" table:formula="of:=[$screen_negative.V16]" office:value-type="float" office:value="0" calcext:value-type="float">
            <text:p>0</text:p>
          </table:table-cell>
          <table:table-cell table:style-name="ce38" table:formula="of:=[$screen_negative.W16]" office:value-type="float" office:value="0" calcext:value-type="float">
            <text:p>0</text:p>
          </table:table-cell>
          <table:table-cell table:style-name="ce38" table:formula="of:=[$screen_negative.X16]" office:value-type="float" office:value="0" calcext:value-type="float">
            <text:p>0</text:p>
          </table:table-cell>
          <table:table-cell table:style-name="ce38" table:formula="of:=[$screen_negative.Y16]" office:value-type="float" office:value="0" calcext:value-type="float">
            <text:p>0</text:p>
          </table:table-cell>
          <table:table-cell table:style-name="ce38" table:formula="of:=[$screen_negative.Z16]" office:value-type="float" office:value="0" calcext:value-type="float">
            <text:p>0</text:p>
          </table:table-cell>
          <table:table-cell table:style-name="ce38" table:formula="of:=[$screen_negative.AA16]" office:value-type="float" office:value="0" calcext:value-type="float">
            <text:p>0</text:p>
          </table:table-cell>
          <table:table-cell table:style-name="ce38" table:formula="of:=[$screen_negative.AB16]" office:value-type="float" office:value="0" calcext:value-type="float">
            <text:p>0</text:p>
          </table:table-cell>
          <table:table-cell table:style-name="ce38" table:formula="of:=[$screen_negative.AC16]" office:value-type="float" office:value="0" calcext:value-type="float">
            <text:p>0</text:p>
          </table:table-cell>
          <table:table-cell table:style-name="ce38" table:formula="of:=[$screen_negative.AD16]" office:value-type="float" office:value="0" calcext:value-type="float">
            <text:p>0</text:p>
          </table:table-cell>
          <table:table-cell table:style-name="ce38" table:formula="of:=[$screen_negative.AE16]" office:value-type="float" office:value="0" calcext:value-type="float">
            <text:p>0</text:p>
          </table:table-cell>
          <table:table-cell table:style-name="ce38" table:formula="of:=[$screen_negative.AF16]" office:value-type="float" office:value="0" calcext:value-type="float">
            <text:p>0</text:p>
          </table:table-cell>
          <table:table-cell table:style-name="ce38" table:formula="of:=[$screen_negative.AG16]" office:value-type="float" office:value="0" calcext:value-type="float">
            <text:p>0</text:p>
          </table:table-cell>
          <table:table-cell table:style-name="ce38" table:formula="of:=[$screen_negative.AH16]" office:value-type="float" office:value="0" calcext:value-type="float">
            <text:p>0</text:p>
          </table:table-cell>
          <table:table-cell table:style-name="ce38" table:formula="of:=[$screen_negative.AI16]" office:value-type="float" office:value="0" calcext:value-type="float">
            <text:p>0</text:p>
          </table:table-cell>
          <table:table-cell table:style-name="ce38" table:formula="of:=[$screen_negative.AJ16]" office:value-type="float" office:value="0" calcext:value-type="float">
            <text:p>0</text:p>
          </table:table-cell>
          <table:table-cell table:style-name="ce38" table:formula="of:=[$screen_negative.AK16]" office:value-type="float" office:value="0" calcext:value-type="float">
            <text:p>0</text:p>
          </table:table-cell>
          <table:table-cell table:style-name="ce38" table:formula="of:=[$screen_negative.AL16]" office:value-type="float" office:value="1" calcext:value-type="float">
            <text:p>1</text:p>
          </table:table-cell>
          <table:table-cell table:style-name="ce38" table:formula="of:=[$screen_negative.AM16]" office:value-type="float" office:value="0" calcext:value-type="float">
            <text:p>0</text:p>
          </table:table-cell>
          <table:table-cell table:style-name="ce38" table:formula="of:=[$screen_negative.AN16]" office:value-type="float" office:value="1" calcext:value-type="float">
            <text:p>1</text:p>
          </table:table-cell>
          <table:table-cell table:style-name="ce38" table:formula="of:=[$screen_negative.AO16]" office:value-type="float" office:value="0" calcext:value-type="float">
            <text:p>0</text:p>
          </table:table-cell>
          <table:table-cell table:style-name="ce38" table:formula="of:=[$screen_negative.AP16]" office:value-type="float" office:value="0" calcext:value-type="float">
            <text:p>0</text:p>
          </table:table-cell>
          <table:table-cell table:style-name="ce38" table:formula="of:=[$screen_negative.AQ16]" office:value-type="float" office:value="0" calcext:value-type="float">
            <text:p>0</text:p>
          </table:table-cell>
          <table:table-cell table:style-name="ce38" table:formula="of:=[$screen_negative.AR16]" office:value-type="float" office:value="0" calcext:value-type="float">
            <text:p>0</text:p>
          </table:table-cell>
          <table:table-cell table:style-name="ce38" table:formula="of:=[$screen_negative.AS16]" office:value-type="float" office:value="0" calcext:value-type="float">
            <text:p>0</text:p>
          </table:table-cell>
          <table:table-cell table:style-name="ce38" table:formula="of:=[$screen_negative.AT16]" office:value-type="float" office:value="0" calcext:value-type="float">
            <text:p>0</text:p>
          </table:table-cell>
          <table:table-cell table:style-name="ce38" table:formula="of:=[$screen_negative.AU16]" office:value-type="float" office:value="0" calcext:value-type="float">
            <text:p>0</text:p>
          </table:table-cell>
          <table:table-cell table:style-name="ce38" table:formula="of:=[$screen_negative.AV16]" office:value-type="float" office:value="1" calcext:value-type="float">
            <text:p>1</text:p>
          </table:table-cell>
          <table:table-cell table:style-name="ce38" table:formula="of:=[$screen_negative.AW16]" office:value-type="float" office:value="0" calcext:value-type="float">
            <text:p>0</text:p>
          </table:table-cell>
          <table:table-cell table:style-name="ce38" table:formula="of:=[$screen_negative.AX16]" office:value-type="float" office:value="0" calcext:value-type="float">
            <text:p>0</text:p>
          </table:table-cell>
          <table:table-cell table:style-name="ce38" table:formula="of:=[$screen_negative.AY16]" office:value-type="float" office:value="0" calcext:value-type="float">
            <text:p>0</text:p>
          </table:table-cell>
          <table:table-cell table:style-name="ce38" table:formula="of:=[$screen_negative.AZ16]" office:value-type="float" office:value="0" calcext:value-type="float">
            <text:p>0</text:p>
          </table:table-cell>
          <table:table-cell table:style-name="ce38" table:formula="of:=[$screen_negative.BA16]" office:value-type="float" office:value="0" calcext:value-type="float">
            <text:p>0</text:p>
          </table:table-cell>
          <table:table-cell table:style-name="ce38" table:formula="of:=[$screen_negative.BB16]" office:value-type="float" office:value="0" calcext:value-type="float">
            <text:p>0</text:p>
          </table:table-cell>
          <table:table-cell table:style-name="ce38" table:formula="of:=[$screen_negative.BC16]" office:value-type="float" office:value="0" calcext:value-type="float">
            <text:p>0</text:p>
          </table:table-cell>
          <table:table-cell table:style-name="ce38" table:formula="of:=[$screen_negative.BD16]" office:value-type="float" office:value="0" calcext:value-type="float">
            <text:p>0</text:p>
          </table:table-cell>
          <table:table-cell table:style-name="ce38" table:formula="of:=[$screen_negative.BE16]" office:value-type="float" office:value="0" calcext:value-type="float">
            <text:p>0</text:p>
          </table:table-cell>
          <table:table-cell table:style-name="ce38" table:formula="of:=[$screen_negative.BF16]" office:value-type="float" office:value="0" calcext:value-type="float">
            <text:p>0</text:p>
          </table:table-cell>
          <table:table-cell table:style-name="ce38" table:formula="of:=[$screen_negative.BG16]" office:value-type="float" office:value="0" calcext:value-type="float">
            <text:p>0</text:p>
          </table:table-cell>
          <table:table-cell table:style-name="ce38" table:formula="of:=[$screen_negative.BH16]" office:value-type="float" office:value="0" calcext:value-type="float">
            <text:p>0</text:p>
          </table:table-cell>
          <table:table-cell table:style-name="ce38" table:formula="of:=[$screen_negative.BI16]" office:value-type="float" office:value="0" calcext:value-type="float">
            <text:p>0</text:p>
          </table:table-cell>
          <table:table-cell table:style-name="ce38" table:formula="of:=[$screen_negative.BJ16]" office:value-type="float" office:value="0" calcext:value-type="float">
            <text:p>0</text:p>
          </table:table-cell>
          <table:table-cell table:style-name="ce38" table:formula="of:=[$screen_negative.BK16]" office:value-type="float" office:value="0" calcext:value-type="float">
            <text:p>0</text:p>
          </table:table-cell>
          <table:table-cell table:style-name="ce38" table:formula="of:=[$screen_negative.BL16]" office:value-type="float" office:value="1" calcext:value-type="float">
            <text:p>1</text:p>
          </table:table-cell>
          <table:table-cell table:style-name="ce38" table:formula="of:=[$screen_negative.BM16]" office:value-type="float" office:value="1" calcext:value-type="float">
            <text:p>1</text:p>
          </table:table-cell>
          <table:table-cell table:style-name="ce38" table:formula="of:=[$screen_negative.BN16]" office:value-type="float" office:value="0" calcext:value-type="float">
            <text:p>0</text:p>
          </table:table-cell>
          <table:table-cell table:style-name="ce38" table:formula="of:=[$screen_negative.BO16]" office:value-type="float" office:value="0" calcext:value-type="float">
            <text:p>0</text:p>
          </table:table-cell>
          <table:table-cell table:style-name="ce38" table:formula="of:=[$screen_negative.BP16]" office:value-type="float" office:value="0" calcext:value-type="float">
            <text:p>0</text:p>
          </table:table-cell>
          <table:table-cell table:style-name="ce38" table:formula="of:=[$screen_negative.BQ16]" office:value-type="float" office:value="0" calcext:value-type="float">
            <text:p>0</text:p>
          </table:table-cell>
          <table:table-cell table:style-name="ce38" table:formula="of:=[$screen_negative.BR16]" office:value-type="float" office:value="0" calcext:value-type="float">
            <text:p>0</text:p>
          </table:table-cell>
          <table:table-cell table:style-name="ce38" table:formula="of:=[$screen_negative.BS16]" office:value-type="float" office:value="0" calcext:value-type="float">
            <text:p>0</text:p>
          </table:table-cell>
          <table:table-cell table:style-name="ce38" table:formula="of:=[$screen_negative.BT16]" office:value-type="float" office:value="0" calcext:value-type="float">
            <text:p>0</text:p>
          </table:table-cell>
          <table:table-cell table:style-name="ce38" table:formula="of:=[$screen_negative.BU16]" office:value-type="float" office:value="0" calcext:value-type="float">
            <text:p>0</text:p>
          </table:table-cell>
          <table:table-cell table:style-name="ce38" table:formula="of:=[$screen_negative.BV16]" office:value-type="float" office:value="0" calcext:value-type="float">
            <text:p>0</text:p>
          </table:table-cell>
          <table:table-cell table:style-name="ce38" table:formula="of:=[$screen_negative.BW16]" office:value-type="float" office:value="0" calcext:value-type="float">
            <text:p>0</text:p>
          </table:table-cell>
          <table:table-cell table:style-name="ce38" table:formula="of:=[$screen_negative.BX16]" office:value-type="float" office:value="0" calcext:value-type="float">
            <text:p>0</text:p>
          </table:table-cell>
          <table:table-cell table:style-name="ce38" table:formula="of:=[$screen_negative.BY16]" office:value-type="float" office:value="0" calcext:value-type="float">
            <text:p>0</text:p>
          </table:table-cell>
          <table:table-cell table:style-name="ce38" table:formula="of:=[$screen_negative.BZ16]" office:value-type="float" office:value="0" calcext:value-type="float">
            <text:p>0</text:p>
          </table:table-cell>
          <table:table-cell table:style-name="ce38" table:formula="of:=[$screen_negative.CA16]" office:value-type="float" office:value="0" calcext:value-type="float">
            <text:p>0</text:p>
          </table:table-cell>
          <table:table-cell table:style-name="ce38" table:formula="of:=[$screen_negative.CB16]" office:value-type="float" office:value="0" calcext:value-type="float">
            <text:p>0</text:p>
          </table:table-cell>
          <table:table-cell table:style-name="ce38" table:formula="of:=[$screen_negative.CC16]" office:value-type="float" office:value="1" calcext:value-type="float">
            <text:p>1</text:p>
          </table:table-cell>
          <table:table-cell table:style-name="ce38" table:formula="of:=[$screen_negative.CD16]" office:value-type="float" office:value="0" calcext:value-type="float">
            <text:p>0</text:p>
          </table:table-cell>
          <table:table-cell table:style-name="ce38" table:formula="of:=[$screen_negative.CE16]" office:value-type="float" office:value="0" calcext:value-type="float">
            <text:p>0</text:p>
          </table:table-cell>
          <table:table-cell table:style-name="ce38" table:formula="of:=[$screen_negative.CF16]" office:value-type="float" office:value="0" calcext:value-type="float">
            <text:p>0</text:p>
          </table:table-cell>
          <table:table-cell table:style-name="ce38" table:formula="of:=[$screen_negative.CG16]" office:value-type="float" office:value="0" calcext:value-type="float">
            <text:p>0</text:p>
          </table:table-cell>
          <table:table-cell table:style-name="ce38" table:formula="of:=[$screen_negative.CH16]" office:value-type="float" office:value="0" calcext:value-type="float">
            <text:p>0</text:p>
          </table:table-cell>
          <table:table-cell table:style-name="ce38" table:formula="of:=[$screen_negative.CI16]" office:value-type="float" office:value="0" calcext:value-type="float">
            <text:p>0</text:p>
          </table:table-cell>
          <table:table-cell table:style-name="ce38" table:formula="of:=[$screen_negative.CJ16]" office:value-type="float" office:value="0" calcext:value-type="float">
            <text:p>0</text:p>
          </table:table-cell>
          <table:table-cell table:style-name="ce38" table:formula="of:=[$screen_negative.CK16]" office:value-type="float" office:value="1" calcext:value-type="float">
            <text:p>1</text:p>
          </table:table-cell>
          <table:table-cell table:style-name="ce38" table:formula="of:=[$screen_negative.CL16]" office:value-type="float" office:value="0" calcext:value-type="float">
            <text:p>0</text:p>
          </table:table-cell>
          <table:table-cell table:style-name="ce38" table:formula="of:=[$screen_negative.CM16]" office:value-type="float" office:value="1" calcext:value-type="float">
            <text:p>1</text:p>
          </table:table-cell>
          <table:table-cell table:style-name="ce38" table:formula="of:=[$screen_negative.CN16]" office:value-type="float" office:value="0" calcext:value-type="float">
            <text:p>0</text:p>
          </table:table-cell>
          <table:table-cell table:style-name="ce38" table:formula="of:=[$screen_negative.CO16]" office:value-type="float" office:value="0" calcext:value-type="float">
            <text:p>0</text:p>
          </table:table-cell>
          <table:table-cell table:style-name="ce38" table:formula="of:=[$screen_negative.CP16]" office:value-type="float" office:value="0" calcext:value-type="float">
            <text:p>0</text:p>
          </table:table-cell>
          <table:table-cell table:style-name="ce38" table:formula="of:=[$screen_negative.CQ16]" office:value-type="float" office:value="0" calcext:value-type="float">
            <text:p>0</text:p>
          </table:table-cell>
          <table:table-cell table:style-name="ce38" table:formula="of:=[$screen_negative.CR16]" office:value-type="float" office:value="0" calcext:value-type="float">
            <text:p>0</text:p>
          </table:table-cell>
          <table:table-cell table:style-name="ce38" table:formula="of:=[$screen_negative.CS16]" office:value-type="float" office:value="0" calcext:value-type="float">
            <text:p>0</text:p>
          </table:table-cell>
          <table:table-cell table:style-name="ce38" table:formula="of:=[$screen_negative.CT16]" office:value-type="float" office:value="0" calcext:value-type="float">
            <text:p>0</text:p>
          </table:table-cell>
          <table:table-cell table:style-name="ce38" table:formula="of:=[$screen_negative.CU16]" office:value-type="float" office:value="0" calcext:value-type="float">
            <text:p>0</text:p>
          </table:table-cell>
          <table:table-cell table:style-name="ce38" table:formula="of:=[$screen_negative.CV16]" office:value-type="float" office:value="0" calcext:value-type="float">
            <text:p>0</text:p>
          </table:table-cell>
          <table:table-cell table:style-name="ce38" table:formula="of:=[$screen_negative.CW16]" office:value-type="float" office:value="0" calcext:value-type="float">
            <text:p>0</text:p>
          </table:table-cell>
          <table:table-cell table:style-name="ce38" table:formula="of:=[$screen_negative.CX16]" office:value-type="float" office:value="0" calcext:value-type="float">
            <text:p>0</text:p>
          </table:table-cell>
          <table:table-cell table:style-name="ce38" table:formula="of:=[$screen_negative.CY16]" office:value-type="float" office:value="0" calcext:value-type="float">
            <text:p>0</text:p>
          </table:table-cell>
          <table:table-cell table:style-name="ce38" table:formula="of:=[$screen_negative.CZ16]" office:value-type="float" office:value="0" calcext:value-type="float">
            <text:p>0</text:p>
          </table:table-cell>
          <table:table-cell table:style-name="ce38" table:formula="of:=[$screen_negative.DA16]" office:value-type="float" office:value="0" calcext:value-type="float">
            <text:p>0</text:p>
          </table:table-cell>
          <table:table-cell table:style-name="ce38" table:formula="of:=[$screen_negative.DB16]" office:value-type="float" office:value="0" calcext:value-type="float">
            <text:p>0</text:p>
          </table:table-cell>
          <table:table-cell table:style-name="ce38" table:formula="of:=[$screen_negative.DC16]" office:value-type="float" office:value="0" calcext:value-type="float">
            <text:p>0</text:p>
          </table:table-cell>
          <table:table-cell table:style-name="ce38" table:formula="of:=[$screen_negative.DD16]" office:value-type="float" office:value="0" calcext:value-type="float">
            <text:p>0</text:p>
          </table:table-cell>
          <table:table-cell table:style-name="ce38" table:formula="of:=[$screen_negative.DE16]" office:value-type="float" office:value="0" calcext:value-type="float">
            <text:p>0</text:p>
          </table:table-cell>
          <table:table-cell table:style-name="ce38" table:formula="of:=[$screen_negative.DF16]" office:value-type="float" office:value="0" calcext:value-type="float">
            <text:p>0</text:p>
          </table:table-cell>
          <table:table-cell table:style-name="ce38" table:formula="of:=[$screen_negative.DG16]" office:value-type="float" office:value="0" calcext:value-type="float">
            <text:p>0</text:p>
          </table:table-cell>
          <table:table-cell table:style-name="ce38" table:formula="of:=[$screen_negative.DH16]" office:value-type="float" office:value="0" calcext:value-type="float">
            <text:p>0</text:p>
          </table:table-cell>
          <table:table-cell table:style-name="ce38" table:formula="of:=[$screen_negative.DI16]" office:value-type="float" office:value="0" calcext:value-type="float">
            <text:p>0</text:p>
          </table:table-cell>
          <table:table-cell table:style-name="ce38" table:formula="of:=[$screen_negative.DJ16]" office:value-type="float" office:value="0" calcext:value-type="float">
            <text:p>0</text:p>
          </table:table-cell>
          <table:table-cell table:style-name="ce38" table:formula="of:=[$screen_negative.DK16]" office:value-type="float" office:value="0" calcext:value-type="float">
            <text:p>0</text:p>
          </table:table-cell>
          <table:table-cell table:style-name="ce38" table:formula="of:=[$screen_negative.DL16]" office:value-type="float" office:value="0" calcext:value-type="float">
            <text:p>0</text:p>
          </table:table-cell>
          <table:table-cell table:style-name="ce38" table:formula="of:=[$screen_negative.DM16]" office:value-type="float" office:value="0" calcext:value-type="float">
            <text:p>0</text:p>
          </table:table-cell>
          <table:table-cell table:style-name="ce38" table:formula="of:=[$screen_negative.DN16]" office:value-type="float" office:value="0" calcext:value-type="float">
            <text:p>0</text:p>
          </table:table-cell>
          <table:table-cell table:style-name="ce38" table:formula="of:=[$screen_negative.DO16]" office:value-type="float" office:value="0" calcext:value-type="float">
            <text:p>0</text:p>
          </table:table-cell>
          <table:table-cell table:style-name="ce38" table:formula="of:=[$screen_negative.DP16]" office:value-type="float" office:value="0" calcext:value-type="float">
            <text:p>0</text:p>
          </table:table-cell>
          <table:table-cell table:style-name="ce38" table:formula="of:=[$screen_negative.DQ16]" office:value-type="float" office:value="0" calcext:value-type="float">
            <text:p>0</text:p>
          </table:table-cell>
          <table:table-cell table:style-name="ce38" table:formula="of:=[$screen_negative.DR16]" office:value-type="float" office:value="0" calcext:value-type="float">
            <text:p>0</text:p>
          </table:table-cell>
          <table:table-cell table:style-name="ce38" table:formula="of:=[$screen_negative.DS16]" office:value-type="float" office:value="0" calcext:value-type="float">
            <text:p>0</text:p>
          </table:table-cell>
          <table:table-cell table:style-name="ce38" table:formula="of:=[$screen_negative.DT16]" office:value-type="float" office:value="0" calcext:value-type="float">
            <text:p>0</text:p>
          </table:table-cell>
          <table:table-cell table:style-name="ce38" table:formula="of:=[$screen_negative.DU16]" office:value-type="float" office:value="0" calcext:value-type="float">
            <text:p>0</text:p>
          </table:table-cell>
          <table:table-cell table:style-name="ce38" table:formula="of:=[$screen_negative.DV16]" office:value-type="float" office:value="0" calcext:value-type="float">
            <text:p>0</text:p>
          </table:table-cell>
          <table:table-cell table:style-name="ce38" table:formula="of:=[$screen_negative.DW16]" office:value-type="float" office:value="0" calcext:value-type="float">
            <text:p>0</text:p>
          </table:table-cell>
          <table:table-cell table:style-name="ce38" table:formula="of:=[$screen_negative.DX16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17]" office:value-type="float" office:value="0" calcext:value-type="float">
            <text:p>0</text:p>
          </table:table-cell>
          <table:table-cell table:style-name="ce38" table:formula="of:=[$screen_negative.B17]" office:value-type="float" office:value="0" calcext:value-type="float">
            <text:p>0</text:p>
          </table:table-cell>
          <table:table-cell table:style-name="ce38" table:formula="of:=[$screen_negative.C17]" office:value-type="float" office:value="0" calcext:value-type="float">
            <text:p>0</text:p>
          </table:table-cell>
          <table:table-cell table:style-name="ce38" table:formula="of:=[$screen_negative.D17]" office:value-type="float" office:value="0" calcext:value-type="float">
            <text:p>0</text:p>
          </table:table-cell>
          <table:table-cell table:style-name="ce38" table:formula="of:=[$screen_negative.E17]" office:value-type="float" office:value="0" calcext:value-type="float">
            <text:p>0</text:p>
          </table:table-cell>
          <table:table-cell table:style-name="ce38" table:formula="of:=[$screen_negative.F17]" office:value-type="float" office:value="0" calcext:value-type="float">
            <text:p>0</text:p>
          </table:table-cell>
          <table:table-cell table:style-name="ce38" table:formula="of:=[$screen_negative.G17]" office:value-type="float" office:value="0" calcext:value-type="float">
            <text:p>0</text:p>
          </table:table-cell>
          <table:table-cell table:style-name="ce38" table:formula="of:=[$screen_negative.H17]" office:value-type="float" office:value="0" calcext:value-type="float">
            <text:p>0</text:p>
          </table:table-cell>
          <table:table-cell table:style-name="ce38" table:formula="of:=[$screen_negative.I17]" office:value-type="float" office:value="0" calcext:value-type="float">
            <text:p>0</text:p>
          </table:table-cell>
          <table:table-cell table:style-name="ce38" table:formula="of:=[$screen_negative.J17]" office:value-type="float" office:value="0" calcext:value-type="float">
            <text:p>0</text:p>
          </table:table-cell>
          <table:table-cell table:style-name="ce38" table:formula="of:=[$screen_negative.K17]" office:value-type="float" office:value="0" calcext:value-type="float">
            <text:p>0</text:p>
          </table:table-cell>
          <table:table-cell table:style-name="ce38" table:formula="of:=[$screen_negative.L17]" office:value-type="float" office:value="0" calcext:value-type="float">
            <text:p>0</text:p>
          </table:table-cell>
          <table:table-cell table:style-name="ce38" table:formula="of:=[$screen_negative.M17]" office:value-type="float" office:value="0" calcext:value-type="float">
            <text:p>0</text:p>
          </table:table-cell>
          <table:table-cell table:style-name="ce38" table:formula="of:=[$screen_negative.N17]" office:value-type="float" office:value="0" calcext:value-type="float">
            <text:p>0</text:p>
          </table:table-cell>
          <table:table-cell table:style-name="ce38" table:formula="of:=[$screen_negative.O17]" office:value-type="float" office:value="0" calcext:value-type="float">
            <text:p>0</text:p>
          </table:table-cell>
          <table:table-cell table:style-name="ce38" table:formula="of:=[$screen_negative.P17]" office:value-type="float" office:value="0" calcext:value-type="float">
            <text:p>0</text:p>
          </table:table-cell>
          <table:table-cell table:style-name="ce38" table:formula="of:=[$screen_negative.Q17]" office:value-type="float" office:value="0" calcext:value-type="float">
            <text:p>0</text:p>
          </table:table-cell>
          <table:table-cell table:style-name="ce38" table:formula="of:=[$screen_negative.R17]" office:value-type="float" office:value="0" calcext:value-type="float">
            <text:p>0</text:p>
          </table:table-cell>
          <table:table-cell table:style-name="ce38" table:formula="of:=[$screen_negative.S17]" office:value-type="float" office:value="0" calcext:value-type="float">
            <text:p>0</text:p>
          </table:table-cell>
          <table:table-cell table:style-name="ce38" table:formula="of:=[$screen_negative.T17]" office:value-type="float" office:value="0" calcext:value-type="float">
            <text:p>0</text:p>
          </table:table-cell>
          <table:table-cell table:style-name="ce38" table:formula="of:=[$screen_negative.U17]" office:value-type="float" office:value="0" calcext:value-type="float">
            <text:p>0</text:p>
          </table:table-cell>
          <table:table-cell table:style-name="ce38" table:formula="of:=[$screen_negative.V17]" office:value-type="float" office:value="0" calcext:value-type="float">
            <text:p>0</text:p>
          </table:table-cell>
          <table:table-cell table:style-name="ce38" table:formula="of:=[$screen_negative.W17]" office:value-type="float" office:value="0" calcext:value-type="float">
            <text:p>0</text:p>
          </table:table-cell>
          <table:table-cell table:style-name="ce38" table:formula="of:=[$screen_negative.X17]" office:value-type="float" office:value="0" calcext:value-type="float">
            <text:p>0</text:p>
          </table:table-cell>
          <table:table-cell table:style-name="ce38" table:formula="of:=[$screen_negative.Y17]" office:value-type="float" office:value="0" calcext:value-type="float">
            <text:p>0</text:p>
          </table:table-cell>
          <table:table-cell table:style-name="ce38" table:formula="of:=[$screen_negative.Z17]" office:value-type="float" office:value="0" calcext:value-type="float">
            <text:p>0</text:p>
          </table:table-cell>
          <table:table-cell table:style-name="ce38" table:formula="of:=[$screen_negative.AA17]" office:value-type="float" office:value="0" calcext:value-type="float">
            <text:p>0</text:p>
          </table:table-cell>
          <table:table-cell table:style-name="ce38" table:formula="of:=[$screen_negative.AB17]" office:value-type="float" office:value="0" calcext:value-type="float">
            <text:p>0</text:p>
          </table:table-cell>
          <table:table-cell table:style-name="ce38" table:formula="of:=[$screen_negative.AC17]" office:value-type="float" office:value="0" calcext:value-type="float">
            <text:p>0</text:p>
          </table:table-cell>
          <table:table-cell table:style-name="ce38" table:formula="of:=[$screen_negative.AD17]" office:value-type="float" office:value="0" calcext:value-type="float">
            <text:p>0</text:p>
          </table:table-cell>
          <table:table-cell table:style-name="ce38" table:formula="of:=[$screen_negative.AE17]" office:value-type="float" office:value="0" calcext:value-type="float">
            <text:p>0</text:p>
          </table:table-cell>
          <table:table-cell table:style-name="ce38" table:formula="of:=[$screen_negative.AF17]" office:value-type="float" office:value="0" calcext:value-type="float">
            <text:p>0</text:p>
          </table:table-cell>
          <table:table-cell table:style-name="ce38" table:formula="of:=[$screen_negative.AG17]" office:value-type="float" office:value="0" calcext:value-type="float">
            <text:p>0</text:p>
          </table:table-cell>
          <table:table-cell table:style-name="ce38" table:formula="of:=[$screen_negative.AH17]" office:value-type="float" office:value="0" calcext:value-type="float">
            <text:p>0</text:p>
          </table:table-cell>
          <table:table-cell table:style-name="ce38" table:formula="of:=[$screen_negative.AI17]" office:value-type="float" office:value="0" calcext:value-type="float">
            <text:p>0</text:p>
          </table:table-cell>
          <table:table-cell table:style-name="ce38" table:formula="of:=[$screen_negative.AJ17]" office:value-type="float" office:value="0" calcext:value-type="float">
            <text:p>0</text:p>
          </table:table-cell>
          <table:table-cell table:style-name="ce38" table:formula="of:=[$screen_negative.AK17]" office:value-type="float" office:value="1" calcext:value-type="float">
            <text:p>1</text:p>
          </table:table-cell>
          <table:table-cell table:style-name="ce38" table:formula="of:=[$screen_negative.AL17]" office:value-type="float" office:value="0" calcext:value-type="float">
            <text:p>0</text:p>
          </table:table-cell>
          <table:table-cell table:style-name="ce38" table:formula="of:=[$screen_negative.AM17]" office:value-type="float" office:value="1" calcext:value-type="float">
            <text:p>1</text:p>
          </table:table-cell>
          <table:table-cell table:style-name="ce38" table:formula="of:=[$screen_negative.AN17]" office:value-type="float" office:value="0" calcext:value-type="float">
            <text:p>0</text:p>
          </table:table-cell>
          <table:table-cell table:style-name="ce38" table:formula="of:=[$screen_negative.AO17]" office:value-type="float" office:value="0" calcext:value-type="float">
            <text:p>0</text:p>
          </table:table-cell>
          <table:table-cell table:style-name="ce38" table:formula="of:=[$screen_negative.AP17]" office:value-type="float" office:value="0" calcext:value-type="float">
            <text:p>0</text:p>
          </table:table-cell>
          <table:table-cell table:style-name="ce38" table:formula="of:=[$screen_negative.AQ17]" office:value-type="float" office:value="0" calcext:value-type="float">
            <text:p>0</text:p>
          </table:table-cell>
          <table:table-cell table:style-name="ce38" table:formula="of:=[$screen_negative.AR17]" office:value-type="float" office:value="0" calcext:value-type="float">
            <text:p>0</text:p>
          </table:table-cell>
          <table:table-cell table:style-name="ce38" table:formula="of:=[$screen_negative.AS17]" office:value-type="float" office:value="0" calcext:value-type="float">
            <text:p>0</text:p>
          </table:table-cell>
          <table:table-cell table:style-name="ce38" table:formula="of:=[$screen_negative.AT17]" office:value-type="float" office:value="0" calcext:value-type="float">
            <text:p>0</text:p>
          </table:table-cell>
          <table:table-cell table:style-name="ce38" table:formula="of:=[$screen_negative.AU17]" office:value-type="float" office:value="0" calcext:value-type="float">
            <text:p>0</text:p>
          </table:table-cell>
          <table:table-cell table:style-name="ce38" table:formula="of:=[$screen_negative.AV17]" office:value-type="float" office:value="0" calcext:value-type="float">
            <text:p>0</text:p>
          </table:table-cell>
          <table:table-cell table:style-name="ce38" table:formula="of:=[$screen_negative.AW17]" office:value-type="float" office:value="1" calcext:value-type="float">
            <text:p>1</text:p>
          </table:table-cell>
          <table:table-cell table:style-name="ce38" table:formula="of:=[$screen_negative.AX17]" office:value-type="float" office:value="0" calcext:value-type="float">
            <text:p>0</text:p>
          </table:table-cell>
          <table:table-cell table:style-name="ce38" table:formula="of:=[$screen_negative.AY17]" office:value-type="float" office:value="0" calcext:value-type="float">
            <text:p>0</text:p>
          </table:table-cell>
          <table:table-cell table:style-name="ce38" table:formula="of:=[$screen_negative.AZ17]" office:value-type="float" office:value="0" calcext:value-type="float">
            <text:p>0</text:p>
          </table:table-cell>
          <table:table-cell table:style-name="ce38" table:formula="of:=[$screen_negative.BA17]" office:value-type="float" office:value="0" calcext:value-type="float">
            <text:p>0</text:p>
          </table:table-cell>
          <table:table-cell table:style-name="ce38" table:formula="of:=[$screen_negative.BB17]" office:value-type="float" office:value="0" calcext:value-type="float">
            <text:p>0</text:p>
          </table:table-cell>
          <table:table-cell table:style-name="ce38" table:formula="of:=[$screen_negative.BC17]" office:value-type="float" office:value="0" calcext:value-type="float">
            <text:p>0</text:p>
          </table:table-cell>
          <table:table-cell table:style-name="ce38" table:formula="of:=[$screen_negative.BD17]" office:value-type="float" office:value="0" calcext:value-type="float">
            <text:p>0</text:p>
          </table:table-cell>
          <table:table-cell table:style-name="ce38" table:formula="of:=[$screen_negative.BE17]" office:value-type="float" office:value="0" calcext:value-type="float">
            <text:p>0</text:p>
          </table:table-cell>
          <table:table-cell table:style-name="ce38" table:formula="of:=[$screen_negative.BF17]" office:value-type="float" office:value="0" calcext:value-type="float">
            <text:p>0</text:p>
          </table:table-cell>
          <table:table-cell table:style-name="ce38" table:formula="of:=[$screen_negative.BG17]" office:value-type="float" office:value="0" calcext:value-type="float">
            <text:p>0</text:p>
          </table:table-cell>
          <table:table-cell table:style-name="ce38" table:formula="of:=[$screen_negative.BH17]" office:value-type="float" office:value="0" calcext:value-type="float">
            <text:p>0</text:p>
          </table:table-cell>
          <table:table-cell table:style-name="ce38" table:formula="of:=[$screen_negative.BI17]" office:value-type="float" office:value="0" calcext:value-type="float">
            <text:p>0</text:p>
          </table:table-cell>
          <table:table-cell table:style-name="ce38" table:formula="of:=[$screen_negative.BJ17]" office:value-type="float" office:value="0" calcext:value-type="float">
            <text:p>0</text:p>
          </table:table-cell>
          <table:table-cell table:style-name="ce38" table:formula="of:=[$screen_negative.BK17]" office:value-type="float" office:value="0" calcext:value-type="float">
            <text:p>0</text:p>
          </table:table-cell>
          <table:table-cell table:style-name="ce38" table:formula="of:=[$screen_negative.BL17]" office:value-type="float" office:value="1" calcext:value-type="float">
            <text:p>1</text:p>
          </table:table-cell>
          <table:table-cell table:style-name="ce38" table:formula="of:=[$screen_negative.BM17]" office:value-type="float" office:value="1" calcext:value-type="float">
            <text:p>1</text:p>
          </table:table-cell>
          <table:table-cell table:style-name="ce38" table:formula="of:=[$screen_negative.BN17]" office:value-type="float" office:value="0" calcext:value-type="float">
            <text:p>0</text:p>
          </table:table-cell>
          <table:table-cell table:style-name="ce38" table:formula="of:=[$screen_negative.BO17]" office:value-type="float" office:value="0" calcext:value-type="float">
            <text:p>0</text:p>
          </table:table-cell>
          <table:table-cell table:style-name="ce38" table:formula="of:=[$screen_negative.BP17]" office:value-type="float" office:value="0" calcext:value-type="float">
            <text:p>0</text:p>
          </table:table-cell>
          <table:table-cell table:style-name="ce38" table:formula="of:=[$screen_negative.BQ17]" office:value-type="float" office:value="0" calcext:value-type="float">
            <text:p>0</text:p>
          </table:table-cell>
          <table:table-cell table:style-name="ce38" table:formula="of:=[$screen_negative.BR17]" office:value-type="float" office:value="0" calcext:value-type="float">
            <text:p>0</text:p>
          </table:table-cell>
          <table:table-cell table:style-name="ce38" table:formula="of:=[$screen_negative.BS17]" office:value-type="float" office:value="0" calcext:value-type="float">
            <text:p>0</text:p>
          </table:table-cell>
          <table:table-cell table:style-name="ce38" table:formula="of:=[$screen_negative.BT17]" office:value-type="float" office:value="0" calcext:value-type="float">
            <text:p>0</text:p>
          </table:table-cell>
          <table:table-cell table:style-name="ce38" table:formula="of:=[$screen_negative.BU17]" office:value-type="float" office:value="0" calcext:value-type="float">
            <text:p>0</text:p>
          </table:table-cell>
          <table:table-cell table:style-name="ce38" table:formula="of:=[$screen_negative.BV17]" office:value-type="float" office:value="0" calcext:value-type="float">
            <text:p>0</text:p>
          </table:table-cell>
          <table:table-cell table:style-name="ce38" table:formula="of:=[$screen_negative.BW17]" office:value-type="float" office:value="0" calcext:value-type="float">
            <text:p>0</text:p>
          </table:table-cell>
          <table:table-cell table:style-name="ce38" table:formula="of:=[$screen_negative.BX17]" office:value-type="float" office:value="0" calcext:value-type="float">
            <text:p>0</text:p>
          </table:table-cell>
          <table:table-cell table:style-name="ce38" table:formula="of:=[$screen_negative.BY17]" office:value-type="float" office:value="0" calcext:value-type="float">
            <text:p>0</text:p>
          </table:table-cell>
          <table:table-cell table:style-name="ce38" table:formula="of:=[$screen_negative.BZ17]" office:value-type="float" office:value="0" calcext:value-type="float">
            <text:p>0</text:p>
          </table:table-cell>
          <table:table-cell table:style-name="ce38" table:formula="of:=[$screen_negative.CA17]" office:value-type="float" office:value="0" calcext:value-type="float">
            <text:p>0</text:p>
          </table:table-cell>
          <table:table-cell table:style-name="ce38" table:formula="of:=[$screen_negative.CB17]" office:value-type="float" office:value="1" calcext:value-type="float">
            <text:p>1</text:p>
          </table:table-cell>
          <table:table-cell table:style-name="ce38" table:formula="of:=[$screen_negative.CC17]" office:value-type="float" office:value="0" calcext:value-type="float">
            <text:p>0</text:p>
          </table:table-cell>
          <table:table-cell table:style-name="ce38" table:formula="of:=[$screen_negative.CD17]" office:value-type="float" office:value="0" calcext:value-type="float">
            <text:p>0</text:p>
          </table:table-cell>
          <table:table-cell table:style-name="ce38" table:formula="of:=[$screen_negative.CE17]" office:value-type="float" office:value="0" calcext:value-type="float">
            <text:p>0</text:p>
          </table:table-cell>
          <table:table-cell table:style-name="ce38" table:formula="of:=[$screen_negative.CF17]" office:value-type="float" office:value="0" calcext:value-type="float">
            <text:p>0</text:p>
          </table:table-cell>
          <table:table-cell table:style-name="ce38" table:formula="of:=[$screen_negative.CG17]" office:value-type="float" office:value="0" calcext:value-type="float">
            <text:p>0</text:p>
          </table:table-cell>
          <table:table-cell table:style-name="ce38" table:formula="of:=[$screen_negative.CH17]" office:value-type="float" office:value="0" calcext:value-type="float">
            <text:p>0</text:p>
          </table:table-cell>
          <table:table-cell table:style-name="ce38" table:formula="of:=[$screen_negative.CI17]" office:value-type="float" office:value="0" calcext:value-type="float">
            <text:p>0</text:p>
          </table:table-cell>
          <table:table-cell table:style-name="ce38" table:formula="of:=[$screen_negative.CJ17]" office:value-type="float" office:value="0" calcext:value-type="float">
            <text:p>0</text:p>
          </table:table-cell>
          <table:table-cell table:style-name="ce38" table:formula="of:=[$screen_negative.CK17]" office:value-type="float" office:value="0" calcext:value-type="float">
            <text:p>0</text:p>
          </table:table-cell>
          <table:table-cell table:style-name="ce38" table:formula="of:=[$screen_negative.CL17]" office:value-type="float" office:value="1" calcext:value-type="float">
            <text:p>1</text:p>
          </table:table-cell>
          <table:table-cell table:style-name="ce38" table:formula="of:=[$screen_negative.CM17]" office:value-type="float" office:value="0" calcext:value-type="float">
            <text:p>0</text:p>
          </table:table-cell>
          <table:table-cell table:style-name="ce38" table:formula="of:=[$screen_negative.CN17]" office:value-type="float" office:value="1" calcext:value-type="float">
            <text:p>1</text:p>
          </table:table-cell>
          <table:table-cell table:style-name="ce38" table:formula="of:=[$screen_negative.CO17]" office:value-type="float" office:value="0" calcext:value-type="float">
            <text:p>0</text:p>
          </table:table-cell>
          <table:table-cell table:style-name="ce38" table:formula="of:=[$screen_negative.CP17]" office:value-type="float" office:value="0" calcext:value-type="float">
            <text:p>0</text:p>
          </table:table-cell>
          <table:table-cell table:style-name="ce38" table:formula="of:=[$screen_negative.CQ17]" office:value-type="float" office:value="0" calcext:value-type="float">
            <text:p>0</text:p>
          </table:table-cell>
          <table:table-cell table:style-name="ce38" table:formula="of:=[$screen_negative.CR17]" office:value-type="float" office:value="0" calcext:value-type="float">
            <text:p>0</text:p>
          </table:table-cell>
          <table:table-cell table:style-name="ce38" table:formula="of:=[$screen_negative.CS17]" office:value-type="float" office:value="0" calcext:value-type="float">
            <text:p>0</text:p>
          </table:table-cell>
          <table:table-cell table:style-name="ce38" table:formula="of:=[$screen_negative.CT17]" office:value-type="float" office:value="0" calcext:value-type="float">
            <text:p>0</text:p>
          </table:table-cell>
          <table:table-cell table:style-name="ce38" table:formula="of:=[$screen_negative.CU17]" office:value-type="float" office:value="0" calcext:value-type="float">
            <text:p>0</text:p>
          </table:table-cell>
          <table:table-cell table:style-name="ce38" table:formula="of:=[$screen_negative.CV17]" office:value-type="float" office:value="0" calcext:value-type="float">
            <text:p>0</text:p>
          </table:table-cell>
          <table:table-cell table:style-name="ce38" table:formula="of:=[$screen_negative.CW17]" office:value-type="float" office:value="0" calcext:value-type="float">
            <text:p>0</text:p>
          </table:table-cell>
          <table:table-cell table:style-name="ce38" table:formula="of:=[$screen_negative.CX17]" office:value-type="float" office:value="0" calcext:value-type="float">
            <text:p>0</text:p>
          </table:table-cell>
          <table:table-cell table:style-name="ce38" table:formula="of:=[$screen_negative.CY17]" office:value-type="float" office:value="0" calcext:value-type="float">
            <text:p>0</text:p>
          </table:table-cell>
          <table:table-cell table:style-name="ce38" table:formula="of:=[$screen_negative.CZ17]" office:value-type="float" office:value="0" calcext:value-type="float">
            <text:p>0</text:p>
          </table:table-cell>
          <table:table-cell table:style-name="ce38" table:formula="of:=[$screen_negative.DA17]" office:value-type="float" office:value="0" calcext:value-type="float">
            <text:p>0</text:p>
          </table:table-cell>
          <table:table-cell table:style-name="ce38" table:formula="of:=[$screen_negative.DB17]" office:value-type="float" office:value="0" calcext:value-type="float">
            <text:p>0</text:p>
          </table:table-cell>
          <table:table-cell table:style-name="ce38" table:formula="of:=[$screen_negative.DC17]" office:value-type="float" office:value="0" calcext:value-type="float">
            <text:p>0</text:p>
          </table:table-cell>
          <table:table-cell table:style-name="ce38" table:formula="of:=[$screen_negative.DD17]" office:value-type="float" office:value="0" calcext:value-type="float">
            <text:p>0</text:p>
          </table:table-cell>
          <table:table-cell table:style-name="ce38" table:formula="of:=[$screen_negative.DE17]" office:value-type="float" office:value="0" calcext:value-type="float">
            <text:p>0</text:p>
          </table:table-cell>
          <table:table-cell table:style-name="ce38" table:formula="of:=[$screen_negative.DF17]" office:value-type="float" office:value="0" calcext:value-type="float">
            <text:p>0</text:p>
          </table:table-cell>
          <table:table-cell table:style-name="ce38" table:formula="of:=[$screen_negative.DG17]" office:value-type="float" office:value="0" calcext:value-type="float">
            <text:p>0</text:p>
          </table:table-cell>
          <table:table-cell table:style-name="ce38" table:formula="of:=[$screen_negative.DH17]" office:value-type="float" office:value="0" calcext:value-type="float">
            <text:p>0</text:p>
          </table:table-cell>
          <table:table-cell table:style-name="ce38" table:formula="of:=[$screen_negative.DI17]" office:value-type="float" office:value="0" calcext:value-type="float">
            <text:p>0</text:p>
          </table:table-cell>
          <table:table-cell table:style-name="ce38" table:formula="of:=[$screen_negative.DJ17]" office:value-type="float" office:value="0" calcext:value-type="float">
            <text:p>0</text:p>
          </table:table-cell>
          <table:table-cell table:style-name="ce38" table:formula="of:=[$screen_negative.DK17]" office:value-type="float" office:value="0" calcext:value-type="float">
            <text:p>0</text:p>
          </table:table-cell>
          <table:table-cell table:style-name="ce38" table:formula="of:=[$screen_negative.DL17]" office:value-type="float" office:value="0" calcext:value-type="float">
            <text:p>0</text:p>
          </table:table-cell>
          <table:table-cell table:style-name="ce38" table:formula="of:=[$screen_negative.DM17]" office:value-type="float" office:value="0" calcext:value-type="float">
            <text:p>0</text:p>
          </table:table-cell>
          <table:table-cell table:style-name="ce38" table:formula="of:=[$screen_negative.DN17]" office:value-type="float" office:value="0" calcext:value-type="float">
            <text:p>0</text:p>
          </table:table-cell>
          <table:table-cell table:style-name="ce38" table:formula="of:=[$screen_negative.DO17]" office:value-type="float" office:value="0" calcext:value-type="float">
            <text:p>0</text:p>
          </table:table-cell>
          <table:table-cell table:style-name="ce38" table:formula="of:=[$screen_negative.DP17]" office:value-type="float" office:value="0" calcext:value-type="float">
            <text:p>0</text:p>
          </table:table-cell>
          <table:table-cell table:style-name="ce38" table:formula="of:=[$screen_negative.DQ17]" office:value-type="float" office:value="0" calcext:value-type="float">
            <text:p>0</text:p>
          </table:table-cell>
          <table:table-cell table:style-name="ce38" table:formula="of:=[$screen_negative.DR17]" office:value-type="float" office:value="0" calcext:value-type="float">
            <text:p>0</text:p>
          </table:table-cell>
          <table:table-cell table:style-name="ce38" table:formula="of:=[$screen_negative.DS17]" office:value-type="float" office:value="0" calcext:value-type="float">
            <text:p>0</text:p>
          </table:table-cell>
          <table:table-cell table:style-name="ce38" table:formula="of:=[$screen_negative.DT17]" office:value-type="float" office:value="0" calcext:value-type="float">
            <text:p>0</text:p>
          </table:table-cell>
          <table:table-cell table:style-name="ce38" table:formula="of:=[$screen_negative.DU17]" office:value-type="float" office:value="0" calcext:value-type="float">
            <text:p>0</text:p>
          </table:table-cell>
          <table:table-cell table:style-name="ce38" table:formula="of:=[$screen_negative.DV17]" office:value-type="float" office:value="0" calcext:value-type="float">
            <text:p>0</text:p>
          </table:table-cell>
          <table:table-cell table:style-name="ce38" table:formula="of:=[$screen_negative.DW17]" office:value-type="float" office:value="0" calcext:value-type="float">
            <text:p>0</text:p>
          </table:table-cell>
          <table:table-cell table:style-name="ce38" table:formula="of:=[$screen_negative.DX17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18]" office:value-type="float" office:value="0" calcext:value-type="float">
            <text:p>0</text:p>
          </table:table-cell>
          <table:table-cell table:style-name="ce38" table:formula="of:=[$screen_negative.B18]" office:value-type="float" office:value="0" calcext:value-type="float">
            <text:p>0</text:p>
          </table:table-cell>
          <table:table-cell table:style-name="ce38" table:formula="of:=[$screen_negative.C18]" office:value-type="float" office:value="0" calcext:value-type="float">
            <text:p>0</text:p>
          </table:table-cell>
          <table:table-cell table:style-name="ce38" table:formula="of:=[$screen_negative.D18]" office:value-type="float" office:value="0" calcext:value-type="float">
            <text:p>0</text:p>
          </table:table-cell>
          <table:table-cell table:style-name="ce38" table:formula="of:=[$screen_negative.E18]" office:value-type="float" office:value="0" calcext:value-type="float">
            <text:p>0</text:p>
          </table:table-cell>
          <table:table-cell table:style-name="ce38" table:formula="of:=[$screen_negative.F18]" office:value-type="float" office:value="0" calcext:value-type="float">
            <text:p>0</text:p>
          </table:table-cell>
          <table:table-cell table:style-name="ce38" table:formula="of:=[$screen_negative.G18]" office:value-type="float" office:value="0" calcext:value-type="float">
            <text:p>0</text:p>
          </table:table-cell>
          <table:table-cell table:style-name="ce38" table:formula="of:=[$screen_negative.H18]" office:value-type="float" office:value="0" calcext:value-type="float">
            <text:p>0</text:p>
          </table:table-cell>
          <table:table-cell table:style-name="ce38" table:formula="of:=[$screen_negative.I18]" office:value-type="float" office:value="0" calcext:value-type="float">
            <text:p>0</text:p>
          </table:table-cell>
          <table:table-cell table:style-name="ce38" table:formula="of:=[$screen_negative.J18]" office:value-type="float" office:value="0" calcext:value-type="float">
            <text:p>0</text:p>
          </table:table-cell>
          <table:table-cell table:style-name="ce38" table:formula="of:=[$screen_negative.K18]" office:value-type="float" office:value="0" calcext:value-type="float">
            <text:p>0</text:p>
          </table:table-cell>
          <table:table-cell table:style-name="ce38" table:formula="of:=[$screen_negative.L18]" office:value-type="float" office:value="0" calcext:value-type="float">
            <text:p>0</text:p>
          </table:table-cell>
          <table:table-cell table:style-name="ce38" table:formula="of:=[$screen_negative.M18]" office:value-type="float" office:value="0" calcext:value-type="float">
            <text:p>0</text:p>
          </table:table-cell>
          <table:table-cell table:style-name="ce38" table:formula="of:=[$screen_negative.N18]" office:value-type="float" office:value="0" calcext:value-type="float">
            <text:p>0</text:p>
          </table:table-cell>
          <table:table-cell table:style-name="ce38" table:formula="of:=[$screen_negative.O18]" office:value-type="float" office:value="0" calcext:value-type="float">
            <text:p>0</text:p>
          </table:table-cell>
          <table:table-cell table:style-name="ce38" table:formula="of:=[$screen_negative.P18]" office:value-type="float" office:value="0" calcext:value-type="float">
            <text:p>0</text:p>
          </table:table-cell>
          <table:table-cell table:style-name="ce38" table:formula="of:=[$screen_negative.Q18]" office:value-type="float" office:value="0" calcext:value-type="float">
            <text:p>0</text:p>
          </table:table-cell>
          <table:table-cell table:style-name="ce38" table:formula="of:=[$screen_negative.R18]" office:value-type="float" office:value="0" calcext:value-type="float">
            <text:p>0</text:p>
          </table:table-cell>
          <table:table-cell table:style-name="ce38" table:formula="of:=[$screen_negative.S18]" office:value-type="float" office:value="0" calcext:value-type="float">
            <text:p>0</text:p>
          </table:table-cell>
          <table:table-cell table:style-name="ce38" table:formula="of:=[$screen_negative.T18]" office:value-type="float" office:value="0" calcext:value-type="float">
            <text:p>0</text:p>
          </table:table-cell>
          <table:table-cell table:style-name="ce38" table:formula="of:=[$screen_negative.U18]" office:value-type="float" office:value="0" calcext:value-type="float">
            <text:p>0</text:p>
          </table:table-cell>
          <table:table-cell table:style-name="ce38" table:formula="of:=[$screen_negative.V18]" office:value-type="float" office:value="0" calcext:value-type="float">
            <text:p>0</text:p>
          </table:table-cell>
          <table:table-cell table:style-name="ce38" table:formula="of:=[$screen_negative.W18]" office:value-type="float" office:value="0" calcext:value-type="float">
            <text:p>0</text:p>
          </table:table-cell>
          <table:table-cell table:style-name="ce38" table:formula="of:=[$screen_negative.X18]" office:value-type="float" office:value="0" calcext:value-type="float">
            <text:p>0</text:p>
          </table:table-cell>
          <table:table-cell table:style-name="ce38" table:formula="of:=[$screen_negative.Y18]" office:value-type="float" office:value="0" calcext:value-type="float">
            <text:p>0</text:p>
          </table:table-cell>
          <table:table-cell table:style-name="ce38" table:formula="of:=[$screen_negative.Z18]" office:value-type="float" office:value="0" calcext:value-type="float">
            <text:p>0</text:p>
          </table:table-cell>
          <table:table-cell table:style-name="ce38" table:formula="of:=[$screen_negative.AA18]" office:value-type="float" office:value="0" calcext:value-type="float">
            <text:p>0</text:p>
          </table:table-cell>
          <table:table-cell table:style-name="ce38" table:formula="of:=[$screen_negative.AB18]" office:value-type="float" office:value="0" calcext:value-type="float">
            <text:p>0</text:p>
          </table:table-cell>
          <table:table-cell table:style-name="ce38" table:formula="of:=[$screen_negative.AC18]" office:value-type="float" office:value="0" calcext:value-type="float">
            <text:p>0</text:p>
          </table:table-cell>
          <table:table-cell table:style-name="ce38" table:formula="of:=[$screen_negative.AD18]" office:value-type="float" office:value="0" calcext:value-type="float">
            <text:p>0</text:p>
          </table:table-cell>
          <table:table-cell table:style-name="ce38" table:formula="of:=[$screen_negative.AE18]" office:value-type="float" office:value="0" calcext:value-type="float">
            <text:p>0</text:p>
          </table:table-cell>
          <table:table-cell table:style-name="ce38" table:formula="of:=[$screen_negative.AF18]" office:value-type="float" office:value="0" calcext:value-type="float">
            <text:p>0</text:p>
          </table:table-cell>
          <table:table-cell table:style-name="ce38" table:formula="of:=[$screen_negative.AG18]" office:value-type="float" office:value="0" calcext:value-type="float">
            <text:p>0</text:p>
          </table:table-cell>
          <table:table-cell table:style-name="ce38" table:formula="of:=[$screen_negative.AH18]" office:value-type="float" office:value="0" calcext:value-type="float">
            <text:p>0</text:p>
          </table:table-cell>
          <table:table-cell table:style-name="ce38" table:formula="of:=[$screen_negative.AI18]" office:value-type="float" office:value="0" calcext:value-type="float">
            <text:p>0</text:p>
          </table:table-cell>
          <table:table-cell table:style-name="ce38" table:formula="of:=[$screen_negative.AJ18]" office:value-type="float" office:value="0" calcext:value-type="float">
            <text:p>0</text:p>
          </table:table-cell>
          <table:table-cell table:style-name="ce38" table:formula="of:=[$screen_negative.AK18]" office:value-type="float" office:value="1" calcext:value-type="float">
            <text:p>1</text:p>
          </table:table-cell>
          <table:table-cell table:style-name="ce38" table:formula="of:=[$screen_negative.AL18]" office:value-type="float" office:value="0" calcext:value-type="float">
            <text:p>0</text:p>
          </table:table-cell>
          <table:table-cell table:style-name="ce38" table:formula="of:=[$screen_negative.AM18]" office:value-type="float" office:value="1" calcext:value-type="float">
            <text:p>1</text:p>
          </table:table-cell>
          <table:table-cell table:style-name="ce38" table:formula="of:=[$screen_negative.AN18]" office:value-type="float" office:value="0" calcext:value-type="float">
            <text:p>0</text:p>
          </table:table-cell>
          <table:table-cell table:style-name="ce38" table:formula="of:=[$screen_negative.AO18]" office:value-type="float" office:value="0" calcext:value-type="float">
            <text:p>0</text:p>
          </table:table-cell>
          <table:table-cell table:style-name="ce38" table:formula="of:=[$screen_negative.AP18]" office:value-type="float" office:value="0" calcext:value-type="float">
            <text:p>0</text:p>
          </table:table-cell>
          <table:table-cell table:style-name="ce38" table:formula="of:=[$screen_negative.AQ18]" office:value-type="float" office:value="0" calcext:value-type="float">
            <text:p>0</text:p>
          </table:table-cell>
          <table:table-cell table:style-name="ce38" table:formula="of:=[$screen_negative.AR18]" office:value-type="float" office:value="0" calcext:value-type="float">
            <text:p>0</text:p>
          </table:table-cell>
          <table:table-cell table:style-name="ce38" table:formula="of:=[$screen_negative.AS18]" office:value-type="float" office:value="0" calcext:value-type="float">
            <text:p>0</text:p>
          </table:table-cell>
          <table:table-cell table:style-name="ce38" table:formula="of:=[$screen_negative.AT18]" office:value-type="float" office:value="0" calcext:value-type="float">
            <text:p>0</text:p>
          </table:table-cell>
          <table:table-cell table:style-name="ce38" table:formula="of:=[$screen_negative.AU18]" office:value-type="float" office:value="0" calcext:value-type="float">
            <text:p>0</text:p>
          </table:table-cell>
          <table:table-cell table:style-name="ce38" table:formula="of:=[$screen_negative.AV18]" office:value-type="float" office:value="0" calcext:value-type="float">
            <text:p>0</text:p>
          </table:table-cell>
          <table:table-cell table:style-name="ce38" table:formula="of:=[$screen_negative.AW18]" office:value-type="float" office:value="0" calcext:value-type="float">
            <text:p>0</text:p>
          </table:table-cell>
          <table:table-cell table:style-name="ce38" table:formula="of:=[$screen_negative.AX18]" office:value-type="float" office:value="1" calcext:value-type="float">
            <text:p>1</text:p>
          </table:table-cell>
          <table:table-cell table:style-name="ce38" table:formula="of:=[$screen_negative.AY18]" office:value-type="float" office:value="0" calcext:value-type="float">
            <text:p>0</text:p>
          </table:table-cell>
          <table:table-cell table:style-name="ce38" table:formula="of:=[$screen_negative.AZ18]" office:value-type="float" office:value="0" calcext:value-type="float">
            <text:p>0</text:p>
          </table:table-cell>
          <table:table-cell table:style-name="ce38" table:formula="of:=[$screen_negative.BA18]" office:value-type="float" office:value="0" calcext:value-type="float">
            <text:p>0</text:p>
          </table:table-cell>
          <table:table-cell table:style-name="ce38" table:formula="of:=[$screen_negative.BB18]" office:value-type="float" office:value="0" calcext:value-type="float">
            <text:p>0</text:p>
          </table:table-cell>
          <table:table-cell table:style-name="ce38" table:formula="of:=[$screen_negative.BC18]" office:value-type="float" office:value="0" calcext:value-type="float">
            <text:p>0</text:p>
          </table:table-cell>
          <table:table-cell table:style-name="ce38" table:formula="of:=[$screen_negative.BD18]" office:value-type="float" office:value="0" calcext:value-type="float">
            <text:p>0</text:p>
          </table:table-cell>
          <table:table-cell table:style-name="ce38" table:formula="of:=[$screen_negative.BE18]" office:value-type="float" office:value="0" calcext:value-type="float">
            <text:p>0</text:p>
          </table:table-cell>
          <table:table-cell table:style-name="ce38" table:formula="of:=[$screen_negative.BF18]" office:value-type="float" office:value="0" calcext:value-type="float">
            <text:p>0</text:p>
          </table:table-cell>
          <table:table-cell table:style-name="ce38" table:formula="of:=[$screen_negative.BG18]" office:value-type="float" office:value="0" calcext:value-type="float">
            <text:p>0</text:p>
          </table:table-cell>
          <table:table-cell table:style-name="ce38" table:formula="of:=[$screen_negative.BH18]" office:value-type="float" office:value="0" calcext:value-type="float">
            <text:p>0</text:p>
          </table:table-cell>
          <table:table-cell table:style-name="ce38" table:formula="of:=[$screen_negative.BI18]" office:value-type="float" office:value="0" calcext:value-type="float">
            <text:p>0</text:p>
          </table:table-cell>
          <table:table-cell table:style-name="ce38" table:formula="of:=[$screen_negative.BJ18]" office:value-type="float" office:value="0" calcext:value-type="float">
            <text:p>0</text:p>
          </table:table-cell>
          <table:table-cell table:style-name="ce38" table:formula="of:=[$screen_negative.BK18]" office:value-type="float" office:value="0" calcext:value-type="float">
            <text:p>0</text:p>
          </table:table-cell>
          <table:table-cell table:style-name="ce38" table:formula="of:=[$screen_negative.BL18]" office:value-type="float" office:value="0" calcext:value-type="float">
            <text:p>0</text:p>
          </table:table-cell>
          <table:table-cell table:style-name="ce38" table:formula="of:=[$screen_negative.BM18]" office:value-type="float" office:value="0" calcext:value-type="float">
            <text:p>0</text:p>
          </table:table-cell>
          <table:table-cell table:style-name="ce38" table:formula="of:=[$screen_negative.BN18]" office:value-type="float" office:value="0" calcext:value-type="float">
            <text:p>0</text:p>
          </table:table-cell>
          <table:table-cell table:style-name="ce38" table:formula="of:=[$screen_negative.BO18]" office:value-type="float" office:value="0" calcext:value-type="float">
            <text:p>0</text:p>
          </table:table-cell>
          <table:table-cell table:style-name="ce38" table:formula="of:=[$screen_negative.BP18]" office:value-type="float" office:value="0" calcext:value-type="float">
            <text:p>0</text:p>
          </table:table-cell>
          <table:table-cell table:style-name="ce38" table:formula="of:=[$screen_negative.BQ18]" office:value-type="float" office:value="0" calcext:value-type="float">
            <text:p>0</text:p>
          </table:table-cell>
          <table:table-cell table:style-name="ce38" table:formula="of:=[$screen_negative.BR18]" office:value-type="float" office:value="0" calcext:value-type="float">
            <text:p>0</text:p>
          </table:table-cell>
          <table:table-cell table:style-name="ce38" table:formula="of:=[$screen_negative.BS18]" office:value-type="float" office:value="0" calcext:value-type="float">
            <text:p>0</text:p>
          </table:table-cell>
          <table:table-cell table:style-name="ce38" table:formula="of:=[$screen_negative.BT18]" office:value-type="float" office:value="0" calcext:value-type="float">
            <text:p>0</text:p>
          </table:table-cell>
          <table:table-cell table:style-name="ce38" table:formula="of:=[$screen_negative.BU18]" office:value-type="float" office:value="0" calcext:value-type="float">
            <text:p>0</text:p>
          </table:table-cell>
          <table:table-cell table:style-name="ce38" table:formula="of:=[$screen_negative.BV18]" office:value-type="float" office:value="0" calcext:value-type="float">
            <text:p>0</text:p>
          </table:table-cell>
          <table:table-cell table:style-name="ce38" table:formula="of:=[$screen_negative.BW18]" office:value-type="float" office:value="0" calcext:value-type="float">
            <text:p>0</text:p>
          </table:table-cell>
          <table:table-cell table:style-name="ce38" table:formula="of:=[$screen_negative.BX18]" office:value-type="float" office:value="0" calcext:value-type="float">
            <text:p>0</text:p>
          </table:table-cell>
          <table:table-cell table:style-name="ce38" table:formula="of:=[$screen_negative.BY18]" office:value-type="float" office:value="0" calcext:value-type="float">
            <text:p>0</text:p>
          </table:table-cell>
          <table:table-cell table:style-name="ce38" table:formula="of:=[$screen_negative.BZ18]" office:value-type="float" office:value="0" calcext:value-type="float">
            <text:p>0</text:p>
          </table:table-cell>
          <table:table-cell table:style-name="ce38" table:formula="of:=[$screen_negative.CA18]" office:value-type="float" office:value="1" calcext:value-type="float">
            <text:p>1</text:p>
          </table:table-cell>
          <table:table-cell table:style-name="ce38" table:formula="of:=[$screen_negative.CB18]" office:value-type="float" office:value="0" calcext:value-type="float">
            <text:p>0</text:p>
          </table:table-cell>
          <table:table-cell table:style-name="ce38" table:formula="of:=[$screen_negative.CC18]" office:value-type="float" office:value="0" calcext:value-type="float">
            <text:p>0</text:p>
          </table:table-cell>
          <table:table-cell table:style-name="ce38" table:formula="of:=[$screen_negative.CD18]" office:value-type="float" office:value="0" calcext:value-type="float">
            <text:p>0</text:p>
          </table:table-cell>
          <table:table-cell table:style-name="ce38" table:formula="of:=[$screen_negative.CE18]" office:value-type="float" office:value="0" calcext:value-type="float">
            <text:p>0</text:p>
          </table:table-cell>
          <table:table-cell table:style-name="ce38" table:formula="of:=[$screen_negative.CF18]" office:value-type="float" office:value="0" calcext:value-type="float">
            <text:p>0</text:p>
          </table:table-cell>
          <table:table-cell table:style-name="ce38" table:formula="of:=[$screen_negative.CG18]" office:value-type="float" office:value="0" calcext:value-type="float">
            <text:p>0</text:p>
          </table:table-cell>
          <table:table-cell table:style-name="ce38" table:formula="of:=[$screen_negative.CH18]" office:value-type="float" office:value="0" calcext:value-type="float">
            <text:p>0</text:p>
          </table:table-cell>
          <table:table-cell table:style-name="ce38" table:formula="of:=[$screen_negative.CI18]" office:value-type="float" office:value="0" calcext:value-type="float">
            <text:p>0</text:p>
          </table:table-cell>
          <table:table-cell table:style-name="ce38" table:formula="of:=[$screen_negative.CJ18]" office:value-type="float" office:value="0" calcext:value-type="float">
            <text:p>0</text:p>
          </table:table-cell>
          <table:table-cell table:style-name="ce38" table:formula="of:=[$screen_negative.CK18]" office:value-type="float" office:value="0" calcext:value-type="float">
            <text:p>0</text:p>
          </table:table-cell>
          <table:table-cell table:style-name="ce38" table:formula="of:=[$screen_negative.CL18]" office:value-type="float" office:value="1" calcext:value-type="float">
            <text:p>1</text:p>
          </table:table-cell>
          <table:table-cell table:style-name="ce38" table:formula="of:=[$screen_negative.CM18]" office:value-type="float" office:value="0" calcext:value-type="float">
            <text:p>0</text:p>
          </table:table-cell>
          <table:table-cell table:style-name="ce38" table:formula="of:=[$screen_negative.CN18]" office:value-type="float" office:value="1" calcext:value-type="float">
            <text:p>1</text:p>
          </table:table-cell>
          <table:table-cell table:style-name="ce38" table:formula="of:=[$screen_negative.CO18]" office:value-type="float" office:value="0" calcext:value-type="float">
            <text:p>0</text:p>
          </table:table-cell>
          <table:table-cell table:style-name="ce38" table:formula="of:=[$screen_negative.CP18]" office:value-type="float" office:value="0" calcext:value-type="float">
            <text:p>0</text:p>
          </table:table-cell>
          <table:table-cell table:style-name="ce38" table:formula="of:=[$screen_negative.CQ18]" office:value-type="float" office:value="0" calcext:value-type="float">
            <text:p>0</text:p>
          </table:table-cell>
          <table:table-cell table:style-name="ce38" table:formula="of:=[$screen_negative.CR18]" office:value-type="float" office:value="0" calcext:value-type="float">
            <text:p>0</text:p>
          </table:table-cell>
          <table:table-cell table:style-name="ce38" table:formula="of:=[$screen_negative.CS18]" office:value-type="float" office:value="0" calcext:value-type="float">
            <text:p>0</text:p>
          </table:table-cell>
          <table:table-cell table:style-name="ce38" table:formula="of:=[$screen_negative.CT18]" office:value-type="float" office:value="0" calcext:value-type="float">
            <text:p>0</text:p>
          </table:table-cell>
          <table:table-cell table:style-name="ce38" table:formula="of:=[$screen_negative.CU18]" office:value-type="float" office:value="0" calcext:value-type="float">
            <text:p>0</text:p>
          </table:table-cell>
          <table:table-cell table:style-name="ce38" table:formula="of:=[$screen_negative.CV18]" office:value-type="float" office:value="0" calcext:value-type="float">
            <text:p>0</text:p>
          </table:table-cell>
          <table:table-cell table:style-name="ce38" table:formula="of:=[$screen_negative.CW18]" office:value-type="float" office:value="0" calcext:value-type="float">
            <text:p>0</text:p>
          </table:table-cell>
          <table:table-cell table:style-name="ce38" table:formula="of:=[$screen_negative.CX18]" office:value-type="float" office:value="0" calcext:value-type="float">
            <text:p>0</text:p>
          </table:table-cell>
          <table:table-cell table:style-name="ce38" table:formula="of:=[$screen_negative.CY18]" office:value-type="float" office:value="0" calcext:value-type="float">
            <text:p>0</text:p>
          </table:table-cell>
          <table:table-cell table:style-name="ce38" table:formula="of:=[$screen_negative.CZ18]" office:value-type="float" office:value="0" calcext:value-type="float">
            <text:p>0</text:p>
          </table:table-cell>
          <table:table-cell table:style-name="ce38" table:formula="of:=[$screen_negative.DA18]" office:value-type="float" office:value="0" calcext:value-type="float">
            <text:p>0</text:p>
          </table:table-cell>
          <table:table-cell table:style-name="ce38" table:formula="of:=[$screen_negative.DB18]" office:value-type="float" office:value="0" calcext:value-type="float">
            <text:p>0</text:p>
          </table:table-cell>
          <table:table-cell table:style-name="ce38" table:formula="of:=[$screen_negative.DC18]" office:value-type="float" office:value="0" calcext:value-type="float">
            <text:p>0</text:p>
          </table:table-cell>
          <table:table-cell table:style-name="ce38" table:formula="of:=[$screen_negative.DD18]" office:value-type="float" office:value="0" calcext:value-type="float">
            <text:p>0</text:p>
          </table:table-cell>
          <table:table-cell table:style-name="ce38" table:formula="of:=[$screen_negative.DE18]" office:value-type="float" office:value="0" calcext:value-type="float">
            <text:p>0</text:p>
          </table:table-cell>
          <table:table-cell table:style-name="ce38" table:formula="of:=[$screen_negative.DF18]" office:value-type="float" office:value="0" calcext:value-type="float">
            <text:p>0</text:p>
          </table:table-cell>
          <table:table-cell table:style-name="ce38" table:formula="of:=[$screen_negative.DG18]" office:value-type="float" office:value="0" calcext:value-type="float">
            <text:p>0</text:p>
          </table:table-cell>
          <table:table-cell table:style-name="ce38" table:formula="of:=[$screen_negative.DH18]" office:value-type="float" office:value="0" calcext:value-type="float">
            <text:p>0</text:p>
          </table:table-cell>
          <table:table-cell table:style-name="ce38" table:formula="of:=[$screen_negative.DI18]" office:value-type="float" office:value="0" calcext:value-type="float">
            <text:p>0</text:p>
          </table:table-cell>
          <table:table-cell table:style-name="ce38" table:formula="of:=[$screen_negative.DJ18]" office:value-type="float" office:value="0" calcext:value-type="float">
            <text:p>0</text:p>
          </table:table-cell>
          <table:table-cell table:style-name="ce38" table:formula="of:=[$screen_negative.DK18]" office:value-type="float" office:value="0" calcext:value-type="float">
            <text:p>0</text:p>
          </table:table-cell>
          <table:table-cell table:style-name="ce38" table:formula="of:=[$screen_negative.DL18]" office:value-type="float" office:value="0" calcext:value-type="float">
            <text:p>0</text:p>
          </table:table-cell>
          <table:table-cell table:style-name="ce38" table:formula="of:=[$screen_negative.DM18]" office:value-type="float" office:value="0" calcext:value-type="float">
            <text:p>0</text:p>
          </table:table-cell>
          <table:table-cell table:style-name="ce38" table:formula="of:=[$screen_negative.DN18]" office:value-type="float" office:value="0" calcext:value-type="float">
            <text:p>0</text:p>
          </table:table-cell>
          <table:table-cell table:style-name="ce38" table:formula="of:=[$screen_negative.DO18]" office:value-type="float" office:value="0" calcext:value-type="float">
            <text:p>0</text:p>
          </table:table-cell>
          <table:table-cell table:style-name="ce38" table:formula="of:=[$screen_negative.DP18]" office:value-type="float" office:value="0" calcext:value-type="float">
            <text:p>0</text:p>
          </table:table-cell>
          <table:table-cell table:style-name="ce38" table:formula="of:=[$screen_negative.DQ18]" office:value-type="float" office:value="0" calcext:value-type="float">
            <text:p>0</text:p>
          </table:table-cell>
          <table:table-cell table:style-name="ce38" table:formula="of:=[$screen_negative.DR18]" office:value-type="float" office:value="0" calcext:value-type="float">
            <text:p>0</text:p>
          </table:table-cell>
          <table:table-cell table:style-name="ce38" table:formula="of:=[$screen_negative.DS18]" office:value-type="float" office:value="0" calcext:value-type="float">
            <text:p>0</text:p>
          </table:table-cell>
          <table:table-cell table:style-name="ce38" table:formula="of:=[$screen_negative.DT18]" office:value-type="float" office:value="0" calcext:value-type="float">
            <text:p>0</text:p>
          </table:table-cell>
          <table:table-cell table:style-name="ce38" table:formula="of:=[$screen_negative.DU18]" office:value-type="float" office:value="0" calcext:value-type="float">
            <text:p>0</text:p>
          </table:table-cell>
          <table:table-cell table:style-name="ce38" table:formula="of:=[$screen_negative.DV18]" office:value-type="float" office:value="0" calcext:value-type="float">
            <text:p>0</text:p>
          </table:table-cell>
          <table:table-cell table:style-name="ce38" table:formula="of:=[$screen_negative.DW18]" office:value-type="float" office:value="0" calcext:value-type="float">
            <text:p>0</text:p>
          </table:table-cell>
          <table:table-cell table:style-name="ce38" table:formula="of:=[$screen_negative.DX18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19]" office:value-type="float" office:value="0" calcext:value-type="float">
            <text:p>0</text:p>
          </table:table-cell>
          <table:table-cell table:style-name="ce38" table:formula="of:=[$screen_negative.B19]" office:value-type="float" office:value="0" calcext:value-type="float">
            <text:p>0</text:p>
          </table:table-cell>
          <table:table-cell table:style-name="ce38" table:formula="of:=[$screen_negative.C19]" office:value-type="float" office:value="0" calcext:value-type="float">
            <text:p>0</text:p>
          </table:table-cell>
          <table:table-cell table:style-name="ce38" table:formula="of:=[$screen_negative.D19]" office:value-type="float" office:value="0" calcext:value-type="float">
            <text:p>0</text:p>
          </table:table-cell>
          <table:table-cell table:style-name="ce38" table:formula="of:=[$screen_negative.E19]" office:value-type="float" office:value="0" calcext:value-type="float">
            <text:p>0</text:p>
          </table:table-cell>
          <table:table-cell table:style-name="ce38" table:formula="of:=[$screen_negative.F19]" office:value-type="float" office:value="0" calcext:value-type="float">
            <text:p>0</text:p>
          </table:table-cell>
          <table:table-cell table:style-name="ce38" table:formula="of:=[$screen_negative.G19]" office:value-type="float" office:value="0" calcext:value-type="float">
            <text:p>0</text:p>
          </table:table-cell>
          <table:table-cell table:style-name="ce38" table:formula="of:=[$screen_negative.H19]" office:value-type="float" office:value="0" calcext:value-type="float">
            <text:p>0</text:p>
          </table:table-cell>
          <table:table-cell table:style-name="ce38" table:formula="of:=[$screen_negative.I19]" office:value-type="float" office:value="0" calcext:value-type="float">
            <text:p>0</text:p>
          </table:table-cell>
          <table:table-cell table:style-name="ce38" table:formula="of:=[$screen_negative.J19]" office:value-type="float" office:value="0" calcext:value-type="float">
            <text:p>0</text:p>
          </table:table-cell>
          <table:table-cell table:style-name="ce38" table:formula="of:=[$screen_negative.K19]" office:value-type="float" office:value="0" calcext:value-type="float">
            <text:p>0</text:p>
          </table:table-cell>
          <table:table-cell table:style-name="ce38" table:formula="of:=[$screen_negative.L19]" office:value-type="float" office:value="0" calcext:value-type="float">
            <text:p>0</text:p>
          </table:table-cell>
          <table:table-cell table:style-name="ce38" table:formula="of:=[$screen_negative.M19]" office:value-type="float" office:value="0" calcext:value-type="float">
            <text:p>0</text:p>
          </table:table-cell>
          <table:table-cell table:style-name="ce38" table:formula="of:=[$screen_negative.N19]" office:value-type="float" office:value="0" calcext:value-type="float">
            <text:p>0</text:p>
          </table:table-cell>
          <table:table-cell table:style-name="ce38" table:formula="of:=[$screen_negative.O19]" office:value-type="float" office:value="0" calcext:value-type="float">
            <text:p>0</text:p>
          </table:table-cell>
          <table:table-cell table:style-name="ce38" table:formula="of:=[$screen_negative.P19]" office:value-type="float" office:value="0" calcext:value-type="float">
            <text:p>0</text:p>
          </table:table-cell>
          <table:table-cell table:style-name="ce38" table:formula="of:=[$screen_negative.Q19]" office:value-type="float" office:value="0" calcext:value-type="float">
            <text:p>0</text:p>
          </table:table-cell>
          <table:table-cell table:style-name="ce38" table:formula="of:=[$screen_negative.R19]" office:value-type="float" office:value="0" calcext:value-type="float">
            <text:p>0</text:p>
          </table:table-cell>
          <table:table-cell table:style-name="ce38" table:formula="of:=[$screen_negative.S19]" office:value-type="float" office:value="0" calcext:value-type="float">
            <text:p>0</text:p>
          </table:table-cell>
          <table:table-cell table:style-name="ce38" table:formula="of:=[$screen_negative.T19]" office:value-type="float" office:value="0" calcext:value-type="float">
            <text:p>0</text:p>
          </table:table-cell>
          <table:table-cell table:style-name="ce38" table:formula="of:=[$screen_negative.U19]" office:value-type="float" office:value="0" calcext:value-type="float">
            <text:p>0</text:p>
          </table:table-cell>
          <table:table-cell table:style-name="ce38" table:formula="of:=[$screen_negative.V19]" office:value-type="float" office:value="0" calcext:value-type="float">
            <text:p>0</text:p>
          </table:table-cell>
          <table:table-cell table:style-name="ce38" table:formula="of:=[$screen_negative.W19]" office:value-type="float" office:value="0" calcext:value-type="float">
            <text:p>0</text:p>
          </table:table-cell>
          <table:table-cell table:style-name="ce38" table:formula="of:=[$screen_negative.X19]" office:value-type="float" office:value="0" calcext:value-type="float">
            <text:p>0</text:p>
          </table:table-cell>
          <table:table-cell table:style-name="ce38" table:formula="of:=[$screen_negative.Y19]" office:value-type="float" office:value="0" calcext:value-type="float">
            <text:p>0</text:p>
          </table:table-cell>
          <table:table-cell table:style-name="ce38" table:formula="of:=[$screen_negative.Z19]" office:value-type="float" office:value="0" calcext:value-type="float">
            <text:p>0</text:p>
          </table:table-cell>
          <table:table-cell table:style-name="ce38" table:formula="of:=[$screen_negative.AA19]" office:value-type="float" office:value="0" calcext:value-type="float">
            <text:p>0</text:p>
          </table:table-cell>
          <table:table-cell table:style-name="ce38" table:formula="of:=[$screen_negative.AB19]" office:value-type="float" office:value="0" calcext:value-type="float">
            <text:p>0</text:p>
          </table:table-cell>
          <table:table-cell table:style-name="ce38" table:formula="of:=[$screen_negative.AC19]" office:value-type="float" office:value="0" calcext:value-type="float">
            <text:p>0</text:p>
          </table:table-cell>
          <table:table-cell table:style-name="ce38" table:formula="of:=[$screen_negative.AD19]" office:value-type="float" office:value="0" calcext:value-type="float">
            <text:p>0</text:p>
          </table:table-cell>
          <table:table-cell table:style-name="ce38" table:formula="of:=[$screen_negative.AE19]" office:value-type="float" office:value="0" calcext:value-type="float">
            <text:p>0</text:p>
          </table:table-cell>
          <table:table-cell table:style-name="ce38" table:formula="of:=[$screen_negative.AF19]" office:value-type="float" office:value="0" calcext:value-type="float">
            <text:p>0</text:p>
          </table:table-cell>
          <table:table-cell table:style-name="ce38" table:formula="of:=[$screen_negative.AG19]" office:value-type="float" office:value="0" calcext:value-type="float">
            <text:p>0</text:p>
          </table:table-cell>
          <table:table-cell table:style-name="ce38" table:formula="of:=[$screen_negative.AH19]" office:value-type="float" office:value="0" calcext:value-type="float">
            <text:p>0</text:p>
          </table:table-cell>
          <table:table-cell table:style-name="ce38" table:formula="of:=[$screen_negative.AI19]" office:value-type="float" office:value="0" calcext:value-type="float">
            <text:p>0</text:p>
          </table:table-cell>
          <table:table-cell table:style-name="ce38" table:formula="of:=[$screen_negative.AJ19]" office:value-type="float" office:value="1" calcext:value-type="float">
            <text:p>1</text:p>
          </table:table-cell>
          <table:table-cell table:style-name="ce38" table:formula="of:=[$screen_negative.AK19]" office:value-type="float" office:value="0" calcext:value-type="float">
            <text:p>0</text:p>
          </table:table-cell>
          <table:table-cell table:style-name="ce38" table:formula="of:=[$screen_negative.AL19]" office:value-type="float" office:value="1" calcext:value-type="float">
            <text:p>1</text:p>
          </table:table-cell>
          <table:table-cell table:style-name="ce38" table:formula="of:=[$screen_negative.AM19]" office:value-type="float" office:value="0" calcext:value-type="float">
            <text:p>0</text:p>
          </table:table-cell>
          <table:table-cell table:style-name="ce38" table:formula="of:=[$screen_negative.AN19]" office:value-type="float" office:value="0" calcext:value-type="float">
            <text:p>0</text:p>
          </table:table-cell>
          <table:table-cell table:style-name="ce38" table:formula="of:=[$screen_negative.AO19]" office:value-type="float" office:value="0" calcext:value-type="float">
            <text:p>0</text:p>
          </table:table-cell>
          <table:table-cell table:style-name="ce38" table:formula="of:=[$screen_negative.AP19]" office:value-type="float" office:value="0" calcext:value-type="float">
            <text:p>0</text:p>
          </table:table-cell>
          <table:table-cell table:style-name="ce38" table:formula="of:=[$screen_negative.AQ19]" office:value-type="float" office:value="0" calcext:value-type="float">
            <text:p>0</text:p>
          </table:table-cell>
          <table:table-cell table:style-name="ce38" table:formula="of:=[$screen_negative.AR19]" office:value-type="float" office:value="0" calcext:value-type="float">
            <text:p>0</text:p>
          </table:table-cell>
          <table:table-cell table:style-name="ce38" table:formula="of:=[$screen_negative.AS19]" office:value-type="float" office:value="0" calcext:value-type="float">
            <text:p>0</text:p>
          </table:table-cell>
          <table:table-cell table:style-name="ce38" table:formula="of:=[$screen_negative.AT19]" office:value-type="float" office:value="0" calcext:value-type="float">
            <text:p>0</text:p>
          </table:table-cell>
          <table:table-cell table:style-name="ce38" table:formula="of:=[$screen_negative.AU19]" office:value-type="float" office:value="0" calcext:value-type="float">
            <text:p>0</text:p>
          </table:table-cell>
          <table:table-cell table:style-name="ce38" table:formula="of:=[$screen_negative.AV19]" office:value-type="float" office:value="0" calcext:value-type="float">
            <text:p>0</text:p>
          </table:table-cell>
          <table:table-cell table:style-name="ce38" table:formula="of:=[$screen_negative.AW19]" office:value-type="float" office:value="0" calcext:value-type="float">
            <text:p>0</text:p>
          </table:table-cell>
          <table:table-cell table:style-name="ce38" table:formula="of:=[$screen_negative.AX19]" office:value-type="float" office:value="0" calcext:value-type="float">
            <text:p>0</text:p>
          </table:table-cell>
          <table:table-cell table:style-name="ce38" table:formula="of:=[$screen_negative.AY19]" office:value-type="float" office:value="1" calcext:value-type="float">
            <text:p>1</text:p>
          </table:table-cell>
          <table:table-cell table:style-name="ce38" table:formula="of:=[$screen_negative.AZ19]" office:value-type="float" office:value="0" calcext:value-type="float">
            <text:p>0</text:p>
          </table:table-cell>
          <table:table-cell table:style-name="ce38" table:formula="of:=[$screen_negative.BA19]" office:value-type="float" office:value="0" calcext:value-type="float">
            <text:p>0</text:p>
          </table:table-cell>
          <table:table-cell table:style-name="ce38" table:formula="of:=[$screen_negative.BB19]" office:value-type="float" office:value="0" calcext:value-type="float">
            <text:p>0</text:p>
          </table:table-cell>
          <table:table-cell table:style-name="ce38" table:formula="of:=[$screen_negative.BC19]" office:value-type="float" office:value="0" calcext:value-type="float">
            <text:p>0</text:p>
          </table:table-cell>
          <table:table-cell table:style-name="ce38" table:formula="of:=[$screen_negative.BD19]" office:value-type="float" office:value="0" calcext:value-type="float">
            <text:p>0</text:p>
          </table:table-cell>
          <table:table-cell table:style-name="ce38" table:formula="of:=[$screen_negative.BE19]" office:value-type="float" office:value="0" calcext:value-type="float">
            <text:p>0</text:p>
          </table:table-cell>
          <table:table-cell table:style-name="ce38" table:formula="of:=[$screen_negative.BF19]" office:value-type="float" office:value="0" calcext:value-type="float">
            <text:p>0</text:p>
          </table:table-cell>
          <table:table-cell table:style-name="ce38" table:formula="of:=[$screen_negative.BG19]" office:value-type="float" office:value="0" calcext:value-type="float">
            <text:p>0</text:p>
          </table:table-cell>
          <table:table-cell table:style-name="ce38" table:formula="of:=[$screen_negative.BH19]" office:value-type="float" office:value="0" calcext:value-type="float">
            <text:p>0</text:p>
          </table:table-cell>
          <table:table-cell table:style-name="ce38" table:formula="of:=[$screen_negative.BI19]" office:value-type="float" office:value="0" calcext:value-type="float">
            <text:p>0</text:p>
          </table:table-cell>
          <table:table-cell table:style-name="ce38" table:formula="of:=[$screen_negative.BJ19]" office:value-type="float" office:value="0" calcext:value-type="float">
            <text:p>0</text:p>
          </table:table-cell>
          <table:table-cell table:style-name="ce38" table:formula="of:=[$screen_negative.BK19]" office:value-type="float" office:value="0" calcext:value-type="float">
            <text:p>0</text:p>
          </table:table-cell>
          <table:table-cell table:style-name="ce38" table:formula="of:=[$screen_negative.BL19]" office:value-type="float" office:value="0" calcext:value-type="float">
            <text:p>0</text:p>
          </table:table-cell>
          <table:table-cell table:style-name="ce38" table:formula="of:=[$screen_negative.BM19]" office:value-type="float" office:value="0" calcext:value-type="float">
            <text:p>0</text:p>
          </table:table-cell>
          <table:table-cell table:style-name="ce38" table:formula="of:=[$screen_negative.BN19]" office:value-type="float" office:value="0" calcext:value-type="float">
            <text:p>0</text:p>
          </table:table-cell>
          <table:table-cell table:style-name="ce38" table:formula="of:=[$screen_negative.BO19]" office:value-type="float" office:value="0" calcext:value-type="float">
            <text:p>0</text:p>
          </table:table-cell>
          <table:table-cell table:style-name="ce38" table:formula="of:=[$screen_negative.BP19]" office:value-type="float" office:value="0" calcext:value-type="float">
            <text:p>0</text:p>
          </table:table-cell>
          <table:table-cell table:style-name="ce38" table:formula="of:=[$screen_negative.BQ19]" office:value-type="float" office:value="0" calcext:value-type="float">
            <text:p>0</text:p>
          </table:table-cell>
          <table:table-cell table:style-name="ce38" table:formula="of:=[$screen_negative.BR19]" office:value-type="float" office:value="0" calcext:value-type="float">
            <text:p>0</text:p>
          </table:table-cell>
          <table:table-cell table:style-name="ce38" table:formula="of:=[$screen_negative.BS19]" office:value-type="float" office:value="0" calcext:value-type="float">
            <text:p>0</text:p>
          </table:table-cell>
          <table:table-cell table:style-name="ce38" table:formula="of:=[$screen_negative.BT19]" office:value-type="float" office:value="0" calcext:value-type="float">
            <text:p>0</text:p>
          </table:table-cell>
          <table:table-cell table:style-name="ce38" table:formula="of:=[$screen_negative.BU19]" office:value-type="float" office:value="0" calcext:value-type="float">
            <text:p>0</text:p>
          </table:table-cell>
          <table:table-cell table:style-name="ce38" table:formula="of:=[$screen_negative.BV19]" office:value-type="float" office:value="0" calcext:value-type="float">
            <text:p>0</text:p>
          </table:table-cell>
          <table:table-cell table:style-name="ce38" table:formula="of:=[$screen_negative.BW19]" office:value-type="float" office:value="0" calcext:value-type="float">
            <text:p>0</text:p>
          </table:table-cell>
          <table:table-cell table:style-name="ce38" table:formula="of:=[$screen_negative.BX19]" office:value-type="float" office:value="0" calcext:value-type="float">
            <text:p>0</text:p>
          </table:table-cell>
          <table:table-cell table:style-name="ce38" table:formula="of:=[$screen_negative.BY19]" office:value-type="float" office:value="0" calcext:value-type="float">
            <text:p>0</text:p>
          </table:table-cell>
          <table:table-cell table:style-name="ce38" table:formula="of:=[$screen_negative.BZ19]" office:value-type="float" office:value="1" calcext:value-type="float">
            <text:p>1</text:p>
          </table:table-cell>
          <table:table-cell table:style-name="ce38" table:formula="of:=[$screen_negative.CA19]" office:value-type="float" office:value="0" calcext:value-type="float">
            <text:p>0</text:p>
          </table:table-cell>
          <table:table-cell table:style-name="ce38" table:formula="of:=[$screen_negative.CB19]" office:value-type="float" office:value="0" calcext:value-type="float">
            <text:p>0</text:p>
          </table:table-cell>
          <table:table-cell table:style-name="ce38" table:formula="of:=[$screen_negative.CC19]" office:value-type="float" office:value="0" calcext:value-type="float">
            <text:p>0</text:p>
          </table:table-cell>
          <table:table-cell table:style-name="ce38" table:formula="of:=[$screen_negative.CD19]" office:value-type="float" office:value="0" calcext:value-type="float">
            <text:p>0</text:p>
          </table:table-cell>
          <table:table-cell table:style-name="ce38" table:formula="of:=[$screen_negative.CE19]" office:value-type="float" office:value="0" calcext:value-type="float">
            <text:p>0</text:p>
          </table:table-cell>
          <table:table-cell table:style-name="ce38" table:formula="of:=[$screen_negative.CF19]" office:value-type="float" office:value="0" calcext:value-type="float">
            <text:p>0</text:p>
          </table:table-cell>
          <table:table-cell table:style-name="ce38" table:formula="of:=[$screen_negative.CG19]" office:value-type="float" office:value="0" calcext:value-type="float">
            <text:p>0</text:p>
          </table:table-cell>
          <table:table-cell table:style-name="ce38" table:formula="of:=[$screen_negative.CH19]" office:value-type="float" office:value="0" calcext:value-type="float">
            <text:p>0</text:p>
          </table:table-cell>
          <table:table-cell table:style-name="ce38" table:formula="of:=[$screen_negative.CI19]" office:value-type="float" office:value="0" calcext:value-type="float">
            <text:p>0</text:p>
          </table:table-cell>
          <table:table-cell table:style-name="ce38" table:formula="of:=[$screen_negative.CJ19]" office:value-type="float" office:value="0" calcext:value-type="float">
            <text:p>0</text:p>
          </table:table-cell>
          <table:table-cell table:style-name="ce38" table:formula="of:=[$screen_negative.CK19]" office:value-type="float" office:value="0" calcext:value-type="float">
            <text:p>0</text:p>
          </table:table-cell>
          <table:table-cell table:style-name="ce38" table:formula="of:=[$screen_negative.CL19]" office:value-type="float" office:value="0" calcext:value-type="float">
            <text:p>0</text:p>
          </table:table-cell>
          <table:table-cell table:style-name="ce38" table:formula="of:=[$screen_negative.CM19]" office:value-type="float" office:value="1" calcext:value-type="float">
            <text:p>1</text:p>
          </table:table-cell>
          <table:table-cell table:style-name="ce38" table:formula="of:=[$screen_negative.CN19]" office:value-type="float" office:value="0" calcext:value-type="float">
            <text:p>0</text:p>
          </table:table-cell>
          <table:table-cell table:style-name="ce38" table:formula="of:=[$screen_negative.CO19]" office:value-type="float" office:value="1" calcext:value-type="float">
            <text:p>1</text:p>
          </table:table-cell>
          <table:table-cell table:style-name="ce38" table:formula="of:=[$screen_negative.CP19]" office:value-type="float" office:value="0" calcext:value-type="float">
            <text:p>0</text:p>
          </table:table-cell>
          <table:table-cell table:style-name="ce38" table:formula="of:=[$screen_negative.CQ19]" office:value-type="float" office:value="0" calcext:value-type="float">
            <text:p>0</text:p>
          </table:table-cell>
          <table:table-cell table:style-name="ce38" table:formula="of:=[$screen_negative.CR19]" office:value-type="float" office:value="0" calcext:value-type="float">
            <text:p>0</text:p>
          </table:table-cell>
          <table:table-cell table:style-name="ce38" table:formula="of:=[$screen_negative.CS19]" office:value-type="float" office:value="0" calcext:value-type="float">
            <text:p>0</text:p>
          </table:table-cell>
          <table:table-cell table:style-name="ce38" table:formula="of:=[$screen_negative.CT19]" office:value-type="float" office:value="0" calcext:value-type="float">
            <text:p>0</text:p>
          </table:table-cell>
          <table:table-cell table:style-name="ce38" table:formula="of:=[$screen_negative.CU19]" office:value-type="float" office:value="0" calcext:value-type="float">
            <text:p>0</text:p>
          </table:table-cell>
          <table:table-cell table:style-name="ce38" table:formula="of:=[$screen_negative.CV19]" office:value-type="float" office:value="0" calcext:value-type="float">
            <text:p>0</text:p>
          </table:table-cell>
          <table:table-cell table:style-name="ce38" table:formula="of:=[$screen_negative.CW19]" office:value-type="float" office:value="0" calcext:value-type="float">
            <text:p>0</text:p>
          </table:table-cell>
          <table:table-cell table:style-name="ce38" table:formula="of:=[$screen_negative.CX19]" office:value-type="float" office:value="0" calcext:value-type="float">
            <text:p>0</text:p>
          </table:table-cell>
          <table:table-cell table:style-name="ce38" table:formula="of:=[$screen_negative.CY19]" office:value-type="float" office:value="0" calcext:value-type="float">
            <text:p>0</text:p>
          </table:table-cell>
          <table:table-cell table:style-name="ce38" table:formula="of:=[$screen_negative.CZ19]" office:value-type="float" office:value="0" calcext:value-type="float">
            <text:p>0</text:p>
          </table:table-cell>
          <table:table-cell table:style-name="ce38" table:formula="of:=[$screen_negative.DA19]" office:value-type="float" office:value="0" calcext:value-type="float">
            <text:p>0</text:p>
          </table:table-cell>
          <table:table-cell table:style-name="ce38" table:formula="of:=[$screen_negative.DB19]" office:value-type="float" office:value="0" calcext:value-type="float">
            <text:p>0</text:p>
          </table:table-cell>
          <table:table-cell table:style-name="ce38" table:formula="of:=[$screen_negative.DC19]" office:value-type="float" office:value="0" calcext:value-type="float">
            <text:p>0</text:p>
          </table:table-cell>
          <table:table-cell table:style-name="ce38" table:formula="of:=[$screen_negative.DD19]" office:value-type="float" office:value="0" calcext:value-type="float">
            <text:p>0</text:p>
          </table:table-cell>
          <table:table-cell table:style-name="ce38" table:formula="of:=[$screen_negative.DE19]" office:value-type="float" office:value="0" calcext:value-type="float">
            <text:p>0</text:p>
          </table:table-cell>
          <table:table-cell table:style-name="ce38" table:formula="of:=[$screen_negative.DF19]" office:value-type="float" office:value="0" calcext:value-type="float">
            <text:p>0</text:p>
          </table:table-cell>
          <table:table-cell table:style-name="ce38" table:formula="of:=[$screen_negative.DG19]" office:value-type="float" office:value="0" calcext:value-type="float">
            <text:p>0</text:p>
          </table:table-cell>
          <table:table-cell table:style-name="ce38" table:formula="of:=[$screen_negative.DH19]" office:value-type="float" office:value="0" calcext:value-type="float">
            <text:p>0</text:p>
          </table:table-cell>
          <table:table-cell table:style-name="ce38" table:formula="of:=[$screen_negative.DI19]" office:value-type="float" office:value="0" calcext:value-type="float">
            <text:p>0</text:p>
          </table:table-cell>
          <table:table-cell table:style-name="ce38" table:formula="of:=[$screen_negative.DJ19]" office:value-type="float" office:value="0" calcext:value-type="float">
            <text:p>0</text:p>
          </table:table-cell>
          <table:table-cell table:style-name="ce38" table:formula="of:=[$screen_negative.DK19]" office:value-type="float" office:value="0" calcext:value-type="float">
            <text:p>0</text:p>
          </table:table-cell>
          <table:table-cell table:style-name="ce38" table:formula="of:=[$screen_negative.DL19]" office:value-type="float" office:value="0" calcext:value-type="float">
            <text:p>0</text:p>
          </table:table-cell>
          <table:table-cell table:style-name="ce38" table:formula="of:=[$screen_negative.DM19]" office:value-type="float" office:value="0" calcext:value-type="float">
            <text:p>0</text:p>
          </table:table-cell>
          <table:table-cell table:style-name="ce38" table:formula="of:=[$screen_negative.DN19]" office:value-type="float" office:value="0" calcext:value-type="float">
            <text:p>0</text:p>
          </table:table-cell>
          <table:table-cell table:style-name="ce38" table:formula="of:=[$screen_negative.DO19]" office:value-type="float" office:value="0" calcext:value-type="float">
            <text:p>0</text:p>
          </table:table-cell>
          <table:table-cell table:style-name="ce38" table:formula="of:=[$screen_negative.DP19]" office:value-type="float" office:value="0" calcext:value-type="float">
            <text:p>0</text:p>
          </table:table-cell>
          <table:table-cell table:style-name="ce38" table:formula="of:=[$screen_negative.DQ19]" office:value-type="float" office:value="0" calcext:value-type="float">
            <text:p>0</text:p>
          </table:table-cell>
          <table:table-cell table:style-name="ce38" table:formula="of:=[$screen_negative.DR19]" office:value-type="float" office:value="0" calcext:value-type="float">
            <text:p>0</text:p>
          </table:table-cell>
          <table:table-cell table:style-name="ce38" table:formula="of:=[$screen_negative.DS19]" office:value-type="float" office:value="0" calcext:value-type="float">
            <text:p>0</text:p>
          </table:table-cell>
          <table:table-cell table:style-name="ce38" table:formula="of:=[$screen_negative.DT19]" office:value-type="float" office:value="0" calcext:value-type="float">
            <text:p>0</text:p>
          </table:table-cell>
          <table:table-cell table:style-name="ce38" table:formula="of:=[$screen_negative.DU19]" office:value-type="float" office:value="0" calcext:value-type="float">
            <text:p>0</text:p>
          </table:table-cell>
          <table:table-cell table:style-name="ce38" table:formula="of:=[$screen_negative.DV19]" office:value-type="float" office:value="0" calcext:value-type="float">
            <text:p>0</text:p>
          </table:table-cell>
          <table:table-cell table:style-name="ce38" table:formula="of:=[$screen_negative.DW19]" office:value-type="float" office:value="0" calcext:value-type="float">
            <text:p>0</text:p>
          </table:table-cell>
          <table:table-cell table:style-name="ce38" table:formula="of:=[$screen_negative.DX19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20]" office:value-type="float" office:value="0" calcext:value-type="float">
            <text:p>0</text:p>
          </table:table-cell>
          <table:table-cell table:style-name="ce38" table:formula="of:=[$screen_negative.B20]" office:value-type="float" office:value="0" calcext:value-type="float">
            <text:p>0</text:p>
          </table:table-cell>
          <table:table-cell table:style-name="ce38" table:formula="of:=[$screen_negative.C20]" office:value-type="float" office:value="0" calcext:value-type="float">
            <text:p>0</text:p>
          </table:table-cell>
          <table:table-cell table:style-name="ce38" table:formula="of:=[$screen_negative.D20]" office:value-type="float" office:value="0" calcext:value-type="float">
            <text:p>0</text:p>
          </table:table-cell>
          <table:table-cell table:style-name="ce38" table:formula="of:=[$screen_negative.E20]" office:value-type="float" office:value="0" calcext:value-type="float">
            <text:p>0</text:p>
          </table:table-cell>
          <table:table-cell table:style-name="ce38" table:formula="of:=[$screen_negative.F20]" office:value-type="float" office:value="0" calcext:value-type="float">
            <text:p>0</text:p>
          </table:table-cell>
          <table:table-cell table:style-name="ce38" table:formula="of:=[$screen_negative.G20]" office:value-type="float" office:value="0" calcext:value-type="float">
            <text:p>0</text:p>
          </table:table-cell>
          <table:table-cell table:style-name="ce38" table:formula="of:=[$screen_negative.H20]" office:value-type="float" office:value="0" calcext:value-type="float">
            <text:p>0</text:p>
          </table:table-cell>
          <table:table-cell table:style-name="ce38" table:formula="of:=[$screen_negative.I20]" office:value-type="float" office:value="0" calcext:value-type="float">
            <text:p>0</text:p>
          </table:table-cell>
          <table:table-cell table:style-name="ce38" table:formula="of:=[$screen_negative.J20]" office:value-type="float" office:value="0" calcext:value-type="float">
            <text:p>0</text:p>
          </table:table-cell>
          <table:table-cell table:style-name="ce38" table:formula="of:=[$screen_negative.K20]" office:value-type="float" office:value="0" calcext:value-type="float">
            <text:p>0</text:p>
          </table:table-cell>
          <table:table-cell table:style-name="ce38" table:formula="of:=[$screen_negative.L20]" office:value-type="float" office:value="0" calcext:value-type="float">
            <text:p>0</text:p>
          </table:table-cell>
          <table:table-cell table:style-name="ce38" table:formula="of:=[$screen_negative.M20]" office:value-type="float" office:value="0" calcext:value-type="float">
            <text:p>0</text:p>
          </table:table-cell>
          <table:table-cell table:style-name="ce38" table:formula="of:=[$screen_negative.N20]" office:value-type="float" office:value="0" calcext:value-type="float">
            <text:p>0</text:p>
          </table:table-cell>
          <table:table-cell table:style-name="ce38" table:formula="of:=[$screen_negative.O20]" office:value-type="float" office:value="0" calcext:value-type="float">
            <text:p>0</text:p>
          </table:table-cell>
          <table:table-cell table:style-name="ce38" table:formula="of:=[$screen_negative.P20]" office:value-type="float" office:value="0" calcext:value-type="float">
            <text:p>0</text:p>
          </table:table-cell>
          <table:table-cell table:style-name="ce38" table:formula="of:=[$screen_negative.Q20]" office:value-type="float" office:value="0" calcext:value-type="float">
            <text:p>0</text:p>
          </table:table-cell>
          <table:table-cell table:style-name="ce38" table:formula="of:=[$screen_negative.R20]" office:value-type="float" office:value="0" calcext:value-type="float">
            <text:p>0</text:p>
          </table:table-cell>
          <table:table-cell table:style-name="ce38" table:formula="of:=[$screen_negative.S20]" office:value-type="float" office:value="0" calcext:value-type="float">
            <text:p>0</text:p>
          </table:table-cell>
          <table:table-cell table:style-name="ce38" table:formula="of:=[$screen_negative.T20]" office:value-type="float" office:value="0" calcext:value-type="float">
            <text:p>0</text:p>
          </table:table-cell>
          <table:table-cell table:style-name="ce38" table:formula="of:=[$screen_negative.U20]" office:value-type="float" office:value="0" calcext:value-type="float">
            <text:p>0</text:p>
          </table:table-cell>
          <table:table-cell table:style-name="ce38" table:formula="of:=[$screen_negative.V20]" office:value-type="float" office:value="0" calcext:value-type="float">
            <text:p>0</text:p>
          </table:table-cell>
          <table:table-cell table:style-name="ce38" table:formula="of:=[$screen_negative.W20]" office:value-type="float" office:value="0" calcext:value-type="float">
            <text:p>0</text:p>
          </table:table-cell>
          <table:table-cell table:style-name="ce38" table:formula="of:=[$screen_negative.X20]" office:value-type="float" office:value="0" calcext:value-type="float">
            <text:p>0</text:p>
          </table:table-cell>
          <table:table-cell table:style-name="ce38" table:formula="of:=[$screen_negative.Y20]" office:value-type="float" office:value="0" calcext:value-type="float">
            <text:p>0</text:p>
          </table:table-cell>
          <table:table-cell table:style-name="ce38" table:formula="of:=[$screen_negative.Z20]" office:value-type="float" office:value="0" calcext:value-type="float">
            <text:p>0</text:p>
          </table:table-cell>
          <table:table-cell table:style-name="ce38" table:formula="of:=[$screen_negative.AA20]" office:value-type="float" office:value="0" calcext:value-type="float">
            <text:p>0</text:p>
          </table:table-cell>
          <table:table-cell table:style-name="ce38" table:formula="of:=[$screen_negative.AB20]" office:value-type="float" office:value="0" calcext:value-type="float">
            <text:p>0</text:p>
          </table:table-cell>
          <table:table-cell table:style-name="ce38" table:formula="of:=[$screen_negative.AC20]" office:value-type="float" office:value="0" calcext:value-type="float">
            <text:p>0</text:p>
          </table:table-cell>
          <table:table-cell table:style-name="ce38" table:formula="of:=[$screen_negative.AD20]" office:value-type="float" office:value="0" calcext:value-type="float">
            <text:p>0</text:p>
          </table:table-cell>
          <table:table-cell table:style-name="ce38" table:formula="of:=[$screen_negative.AE20]" office:value-type="float" office:value="0" calcext:value-type="float">
            <text:p>0</text:p>
          </table:table-cell>
          <table:table-cell table:style-name="ce38" table:formula="of:=[$screen_negative.AF20]" office:value-type="float" office:value="0" calcext:value-type="float">
            <text:p>0</text:p>
          </table:table-cell>
          <table:table-cell table:style-name="ce38" table:formula="of:=[$screen_negative.AG20]" office:value-type="float" office:value="0" calcext:value-type="float">
            <text:p>0</text:p>
          </table:table-cell>
          <table:table-cell table:style-name="ce38" table:formula="of:=[$screen_negative.AH20]" office:value-type="float" office:value="0" calcext:value-type="float">
            <text:p>0</text:p>
          </table:table-cell>
          <table:table-cell table:style-name="ce38" table:formula="of:=[$screen_negative.AI20]" office:value-type="float" office:value="0" calcext:value-type="float">
            <text:p>0</text:p>
          </table:table-cell>
          <table:table-cell table:style-name="ce38" table:formula="of:=[$screen_negative.AJ20]" office:value-type="float" office:value="1" calcext:value-type="float">
            <text:p>1</text:p>
          </table:table-cell>
          <table:table-cell table:style-name="ce38" table:formula="of:=[$screen_negative.AK20]" office:value-type="float" office:value="0" calcext:value-type="float">
            <text:p>0</text:p>
          </table:table-cell>
          <table:table-cell table:style-name="ce38" table:formula="of:=[$screen_negative.AL20]" office:value-type="float" office:value="1" calcext:value-type="float">
            <text:p>1</text:p>
          </table:table-cell>
          <table:table-cell table:style-name="ce38" table:formula="of:=[$screen_negative.AM20]" office:value-type="float" office:value="0" calcext:value-type="float">
            <text:p>0</text:p>
          </table:table-cell>
          <table:table-cell table:style-name="ce38" table:formula="of:=[$screen_negative.AN20]" office:value-type="float" office:value="0" calcext:value-type="float">
            <text:p>0</text:p>
          </table:table-cell>
          <table:table-cell table:style-name="ce38" table:formula="of:=[$screen_negative.AO20]" office:value-type="float" office:value="0" calcext:value-type="float">
            <text:p>0</text:p>
          </table:table-cell>
          <table:table-cell table:style-name="ce38" table:formula="of:=[$screen_negative.AP20]" office:value-type="float" office:value="0" calcext:value-type="float">
            <text:p>0</text:p>
          </table:table-cell>
          <table:table-cell table:style-name="ce38" table:formula="of:=[$screen_negative.AQ20]" office:value-type="float" office:value="0" calcext:value-type="float">
            <text:p>0</text:p>
          </table:table-cell>
          <table:table-cell table:style-name="ce38" table:formula="of:=[$screen_negative.AR20]" office:value-type="float" office:value="0" calcext:value-type="float">
            <text:p>0</text:p>
          </table:table-cell>
          <table:table-cell table:style-name="ce38" table:formula="of:=[$screen_negative.AS20]" office:value-type="float" office:value="0" calcext:value-type="float">
            <text:p>0</text:p>
          </table:table-cell>
          <table:table-cell table:style-name="ce38" table:formula="of:=[$screen_negative.AT20]" office:value-type="float" office:value="0" calcext:value-type="float">
            <text:p>0</text:p>
          </table:table-cell>
          <table:table-cell table:style-name="ce38" table:formula="of:=[$screen_negative.AU20]" office:value-type="float" office:value="0" calcext:value-type="float">
            <text:p>0</text:p>
          </table:table-cell>
          <table:table-cell table:style-name="ce38" table:formula="of:=[$screen_negative.AV20]" office:value-type="float" office:value="0" calcext:value-type="float">
            <text:p>0</text:p>
          </table:table-cell>
          <table:table-cell table:style-name="ce38" table:formula="of:=[$screen_negative.AW20]" office:value-type="float" office:value="0" calcext:value-type="float">
            <text:p>0</text:p>
          </table:table-cell>
          <table:table-cell table:style-name="ce38" table:formula="of:=[$screen_negative.AX20]" office:value-type="float" office:value="0" calcext:value-type="float">
            <text:p>0</text:p>
          </table:table-cell>
          <table:table-cell table:style-name="ce38" table:formula="of:=[$screen_negative.AY20]" office:value-type="float" office:value="0" calcext:value-type="float">
            <text:p>0</text:p>
          </table:table-cell>
          <table:table-cell table:style-name="ce38" table:formula="of:=[$screen_negative.AZ20]" office:value-type="float" office:value="1" calcext:value-type="float">
            <text:p>1</text:p>
          </table:table-cell>
          <table:table-cell table:style-name="ce38" table:formula="of:=[$screen_negative.BA20]" office:value-type="float" office:value="0" calcext:value-type="float">
            <text:p>0</text:p>
          </table:table-cell>
          <table:table-cell table:style-name="ce38" table:formula="of:=[$screen_negative.BB20]" office:value-type="float" office:value="0" calcext:value-type="float">
            <text:p>0</text:p>
          </table:table-cell>
          <table:table-cell table:style-name="ce38" table:formula="of:=[$screen_negative.BC20]" office:value-type="float" office:value="0" calcext:value-type="float">
            <text:p>0</text:p>
          </table:table-cell>
          <table:table-cell table:style-name="ce38" table:formula="of:=[$screen_negative.BD20]" office:value-type="float" office:value="0" calcext:value-type="float">
            <text:p>0</text:p>
          </table:table-cell>
          <table:table-cell table:style-name="ce38" table:formula="of:=[$screen_negative.BE20]" office:value-type="float" office:value="0" calcext:value-type="float">
            <text:p>0</text:p>
          </table:table-cell>
          <table:table-cell table:style-name="ce38" table:formula="of:=[$screen_negative.BF20]" office:value-type="float" office:value="0" calcext:value-type="float">
            <text:p>0</text:p>
          </table:table-cell>
          <table:table-cell table:style-name="ce38" table:formula="of:=[$screen_negative.BG20]" office:value-type="float" office:value="0" calcext:value-type="float">
            <text:p>0</text:p>
          </table:table-cell>
          <table:table-cell table:style-name="ce38" table:formula="of:=[$screen_negative.BH20]" office:value-type="float" office:value="0" calcext:value-type="float">
            <text:p>0</text:p>
          </table:table-cell>
          <table:table-cell table:style-name="ce38" table:formula="of:=[$screen_negative.BI20]" office:value-type="float" office:value="0" calcext:value-type="float">
            <text:p>0</text:p>
          </table:table-cell>
          <table:table-cell table:style-name="ce38" table:formula="of:=[$screen_negative.BJ20]" office:value-type="float" office:value="0" calcext:value-type="float">
            <text:p>0</text:p>
          </table:table-cell>
          <table:table-cell table:style-name="ce38" table:formula="of:=[$screen_negative.BK20]" office:value-type="float" office:value="0" calcext:value-type="float">
            <text:p>0</text:p>
          </table:table-cell>
          <table:table-cell table:style-name="ce38" table:formula="of:=[$screen_negative.BL20]" office:value-type="float" office:value="1" calcext:value-type="float">
            <text:p>1</text:p>
          </table:table-cell>
          <table:table-cell table:style-name="ce38" table:formula="of:=[$screen_negative.BM20]" office:value-type="float" office:value="1" calcext:value-type="float">
            <text:p>1</text:p>
          </table:table-cell>
          <table:table-cell table:style-name="ce38" table:formula="of:=[$screen_negative.BN20]" office:value-type="float" office:value="0" calcext:value-type="float">
            <text:p>0</text:p>
          </table:table-cell>
          <table:table-cell table:style-name="ce38" table:formula="of:=[$screen_negative.BO20]" office:value-type="float" office:value="0" calcext:value-type="float">
            <text:p>0</text:p>
          </table:table-cell>
          <table:table-cell table:style-name="ce38" table:formula="of:=[$screen_negative.BP20]" office:value-type="float" office:value="0" calcext:value-type="float">
            <text:p>0</text:p>
          </table:table-cell>
          <table:table-cell table:style-name="ce38" table:formula="of:=[$screen_negative.BQ20]" office:value-type="float" office:value="0" calcext:value-type="float">
            <text:p>0</text:p>
          </table:table-cell>
          <table:table-cell table:style-name="ce38" table:formula="of:=[$screen_negative.BR20]" office:value-type="float" office:value="0" calcext:value-type="float">
            <text:p>0</text:p>
          </table:table-cell>
          <table:table-cell table:style-name="ce38" table:formula="of:=[$screen_negative.BS20]" office:value-type="float" office:value="0" calcext:value-type="float">
            <text:p>0</text:p>
          </table:table-cell>
          <table:table-cell table:style-name="ce38" table:formula="of:=[$screen_negative.BT20]" office:value-type="float" office:value="0" calcext:value-type="float">
            <text:p>0</text:p>
          </table:table-cell>
          <table:table-cell table:style-name="ce38" table:formula="of:=[$screen_negative.BU20]" office:value-type="float" office:value="0" calcext:value-type="float">
            <text:p>0</text:p>
          </table:table-cell>
          <table:table-cell table:style-name="ce38" table:formula="of:=[$screen_negative.BV20]" office:value-type="float" office:value="0" calcext:value-type="float">
            <text:p>0</text:p>
          </table:table-cell>
          <table:table-cell table:style-name="ce38" table:formula="of:=[$screen_negative.BW20]" office:value-type="float" office:value="0" calcext:value-type="float">
            <text:p>0</text:p>
          </table:table-cell>
          <table:table-cell table:style-name="ce38" table:formula="of:=[$screen_negative.BX20]" office:value-type="float" office:value="0" calcext:value-type="float">
            <text:p>0</text:p>
          </table:table-cell>
          <table:table-cell table:style-name="ce38" table:formula="of:=[$screen_negative.BY20]" office:value-type="float" office:value="1" calcext:value-type="float">
            <text:p>1</text:p>
          </table:table-cell>
          <table:table-cell table:style-name="ce38" table:formula="of:=[$screen_negative.BZ20]" office:value-type="float" office:value="0" calcext:value-type="float">
            <text:p>0</text:p>
          </table:table-cell>
          <table:table-cell table:style-name="ce38" table:formula="of:=[$screen_negative.CA20]" office:value-type="float" office:value="0" calcext:value-type="float">
            <text:p>0</text:p>
          </table:table-cell>
          <table:table-cell table:style-name="ce38" table:formula="of:=[$screen_negative.CB20]" office:value-type="float" office:value="0" calcext:value-type="float">
            <text:p>0</text:p>
          </table:table-cell>
          <table:table-cell table:style-name="ce38" table:formula="of:=[$screen_negative.CC20]" office:value-type="float" office:value="0" calcext:value-type="float">
            <text:p>0</text:p>
          </table:table-cell>
          <table:table-cell table:style-name="ce38" table:formula="of:=[$screen_negative.CD20]" office:value-type="float" office:value="0" calcext:value-type="float">
            <text:p>0</text:p>
          </table:table-cell>
          <table:table-cell table:style-name="ce38" table:formula="of:=[$screen_negative.CE20]" office:value-type="float" office:value="0" calcext:value-type="float">
            <text:p>0</text:p>
          </table:table-cell>
          <table:table-cell table:style-name="ce38" table:formula="of:=[$screen_negative.CF20]" office:value-type="float" office:value="0" calcext:value-type="float">
            <text:p>0</text:p>
          </table:table-cell>
          <table:table-cell table:style-name="ce38" table:formula="of:=[$screen_negative.CG20]" office:value-type="float" office:value="0" calcext:value-type="float">
            <text:p>0</text:p>
          </table:table-cell>
          <table:table-cell table:style-name="ce38" table:formula="of:=[$screen_negative.CH20]" office:value-type="float" office:value="0" calcext:value-type="float">
            <text:p>0</text:p>
          </table:table-cell>
          <table:table-cell table:style-name="ce38" table:formula="of:=[$screen_negative.CI20]" office:value-type="float" office:value="0" calcext:value-type="float">
            <text:p>0</text:p>
          </table:table-cell>
          <table:table-cell table:style-name="ce38" table:formula="of:=[$screen_negative.CJ20]" office:value-type="float" office:value="0" calcext:value-type="float">
            <text:p>0</text:p>
          </table:table-cell>
          <table:table-cell table:style-name="ce38" table:formula="of:=[$screen_negative.CK20]" office:value-type="float" office:value="0" calcext:value-type="float">
            <text:p>0</text:p>
          </table:table-cell>
          <table:table-cell table:style-name="ce38" table:formula="of:=[$screen_negative.CL20]" office:value-type="float" office:value="0" calcext:value-type="float">
            <text:p>0</text:p>
          </table:table-cell>
          <table:table-cell table:style-name="ce38" table:formula="of:=[$screen_negative.CM20]" office:value-type="float" office:value="1" calcext:value-type="float">
            <text:p>1</text:p>
          </table:table-cell>
          <table:table-cell table:style-name="ce38" table:formula="of:=[$screen_negative.CN20]" office:value-type="float" office:value="0" calcext:value-type="float">
            <text:p>0</text:p>
          </table:table-cell>
          <table:table-cell table:style-name="ce38" table:formula="of:=[$screen_negative.CO20]" office:value-type="float" office:value="1" calcext:value-type="float">
            <text:p>1</text:p>
          </table:table-cell>
          <table:table-cell table:style-name="ce38" table:formula="of:=[$screen_negative.CP20]" office:value-type="float" office:value="0" calcext:value-type="float">
            <text:p>0</text:p>
          </table:table-cell>
          <table:table-cell table:style-name="ce38" table:formula="of:=[$screen_negative.CQ20]" office:value-type="float" office:value="0" calcext:value-type="float">
            <text:p>0</text:p>
          </table:table-cell>
          <table:table-cell table:style-name="ce38" table:formula="of:=[$screen_negative.CR20]" office:value-type="float" office:value="0" calcext:value-type="float">
            <text:p>0</text:p>
          </table:table-cell>
          <table:table-cell table:style-name="ce38" table:formula="of:=[$screen_negative.CS20]" office:value-type="float" office:value="0" calcext:value-type="float">
            <text:p>0</text:p>
          </table:table-cell>
          <table:table-cell table:style-name="ce38" table:formula="of:=[$screen_negative.CT20]" office:value-type="float" office:value="0" calcext:value-type="float">
            <text:p>0</text:p>
          </table:table-cell>
          <table:table-cell table:style-name="ce38" table:formula="of:=[$screen_negative.CU20]" office:value-type="float" office:value="0" calcext:value-type="float">
            <text:p>0</text:p>
          </table:table-cell>
          <table:table-cell table:style-name="ce38" table:formula="of:=[$screen_negative.CV20]" office:value-type="float" office:value="0" calcext:value-type="float">
            <text:p>0</text:p>
          </table:table-cell>
          <table:table-cell table:style-name="ce38" table:formula="of:=[$screen_negative.CW20]" office:value-type="float" office:value="0" calcext:value-type="float">
            <text:p>0</text:p>
          </table:table-cell>
          <table:table-cell table:style-name="ce38" table:formula="of:=[$screen_negative.CX20]" office:value-type="float" office:value="0" calcext:value-type="float">
            <text:p>0</text:p>
          </table:table-cell>
          <table:table-cell table:style-name="ce38" table:formula="of:=[$screen_negative.CY20]" office:value-type="float" office:value="0" calcext:value-type="float">
            <text:p>0</text:p>
          </table:table-cell>
          <table:table-cell table:style-name="ce38" table:formula="of:=[$screen_negative.CZ20]" office:value-type="float" office:value="0" calcext:value-type="float">
            <text:p>0</text:p>
          </table:table-cell>
          <table:table-cell table:style-name="ce38" table:formula="of:=[$screen_negative.DA20]" office:value-type="float" office:value="0" calcext:value-type="float">
            <text:p>0</text:p>
          </table:table-cell>
          <table:table-cell table:style-name="ce38" table:formula="of:=[$screen_negative.DB20]" office:value-type="float" office:value="0" calcext:value-type="float">
            <text:p>0</text:p>
          </table:table-cell>
          <table:table-cell table:style-name="ce38" table:formula="of:=[$screen_negative.DC20]" office:value-type="float" office:value="0" calcext:value-type="float">
            <text:p>0</text:p>
          </table:table-cell>
          <table:table-cell table:style-name="ce38" table:formula="of:=[$screen_negative.DD20]" office:value-type="float" office:value="0" calcext:value-type="float">
            <text:p>0</text:p>
          </table:table-cell>
          <table:table-cell table:style-name="ce38" table:formula="of:=[$screen_negative.DE20]" office:value-type="float" office:value="0" calcext:value-type="float">
            <text:p>0</text:p>
          </table:table-cell>
          <table:table-cell table:style-name="ce38" table:formula="of:=[$screen_negative.DF20]" office:value-type="float" office:value="0" calcext:value-type="float">
            <text:p>0</text:p>
          </table:table-cell>
          <table:table-cell table:style-name="ce38" table:formula="of:=[$screen_negative.DG20]" office:value-type="float" office:value="0" calcext:value-type="float">
            <text:p>0</text:p>
          </table:table-cell>
          <table:table-cell table:style-name="ce38" table:formula="of:=[$screen_negative.DH20]" office:value-type="float" office:value="0" calcext:value-type="float">
            <text:p>0</text:p>
          </table:table-cell>
          <table:table-cell table:style-name="ce38" table:formula="of:=[$screen_negative.DI20]" office:value-type="float" office:value="0" calcext:value-type="float">
            <text:p>0</text:p>
          </table:table-cell>
          <table:table-cell table:style-name="ce38" table:formula="of:=[$screen_negative.DJ20]" office:value-type="float" office:value="0" calcext:value-type="float">
            <text:p>0</text:p>
          </table:table-cell>
          <table:table-cell table:style-name="ce38" table:formula="of:=[$screen_negative.DK20]" office:value-type="float" office:value="0" calcext:value-type="float">
            <text:p>0</text:p>
          </table:table-cell>
          <table:table-cell table:style-name="ce38" table:formula="of:=[$screen_negative.DL20]" office:value-type="float" office:value="0" calcext:value-type="float">
            <text:p>0</text:p>
          </table:table-cell>
          <table:table-cell table:style-name="ce38" table:formula="of:=[$screen_negative.DM20]" office:value-type="float" office:value="0" calcext:value-type="float">
            <text:p>0</text:p>
          </table:table-cell>
          <table:table-cell table:style-name="ce38" table:formula="of:=[$screen_negative.DN20]" office:value-type="float" office:value="0" calcext:value-type="float">
            <text:p>0</text:p>
          </table:table-cell>
          <table:table-cell table:style-name="ce38" table:formula="of:=[$screen_negative.DO20]" office:value-type="float" office:value="0" calcext:value-type="float">
            <text:p>0</text:p>
          </table:table-cell>
          <table:table-cell table:style-name="ce38" table:formula="of:=[$screen_negative.DP20]" office:value-type="float" office:value="0" calcext:value-type="float">
            <text:p>0</text:p>
          </table:table-cell>
          <table:table-cell table:style-name="ce38" table:formula="of:=[$screen_negative.DQ20]" office:value-type="float" office:value="0" calcext:value-type="float">
            <text:p>0</text:p>
          </table:table-cell>
          <table:table-cell table:style-name="ce38" table:formula="of:=[$screen_negative.DR20]" office:value-type="float" office:value="0" calcext:value-type="float">
            <text:p>0</text:p>
          </table:table-cell>
          <table:table-cell table:style-name="ce38" table:formula="of:=[$screen_negative.DS20]" office:value-type="float" office:value="0" calcext:value-type="float">
            <text:p>0</text:p>
          </table:table-cell>
          <table:table-cell table:style-name="ce38" table:formula="of:=[$screen_negative.DT20]" office:value-type="float" office:value="0" calcext:value-type="float">
            <text:p>0</text:p>
          </table:table-cell>
          <table:table-cell table:style-name="ce38" table:formula="of:=[$screen_negative.DU20]" office:value-type="float" office:value="0" calcext:value-type="float">
            <text:p>0</text:p>
          </table:table-cell>
          <table:table-cell table:style-name="ce38" table:formula="of:=[$screen_negative.DV20]" office:value-type="float" office:value="0" calcext:value-type="float">
            <text:p>0</text:p>
          </table:table-cell>
          <table:table-cell table:style-name="ce38" table:formula="of:=[$screen_negative.DW20]" office:value-type="float" office:value="0" calcext:value-type="float">
            <text:p>0</text:p>
          </table:table-cell>
          <table:table-cell table:style-name="ce38" table:formula="of:=[$screen_negative.DX20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21]" office:value-type="float" office:value="0" calcext:value-type="float">
            <text:p>0</text:p>
          </table:table-cell>
          <table:table-cell table:style-name="ce38" table:formula="of:=[$screen_negative.B21]" office:value-type="float" office:value="0" calcext:value-type="float">
            <text:p>0</text:p>
          </table:table-cell>
          <table:table-cell table:style-name="ce38" table:formula="of:=[$screen_negative.C21]" office:value-type="float" office:value="0" calcext:value-type="float">
            <text:p>0</text:p>
          </table:table-cell>
          <table:table-cell table:style-name="ce38" table:formula="of:=[$screen_negative.D21]" office:value-type="float" office:value="0" calcext:value-type="float">
            <text:p>0</text:p>
          </table:table-cell>
          <table:table-cell table:style-name="ce38" table:formula="of:=[$screen_negative.E21]" office:value-type="float" office:value="0" calcext:value-type="float">
            <text:p>0</text:p>
          </table:table-cell>
          <table:table-cell table:style-name="ce38" table:formula="of:=[$screen_negative.F21]" office:value-type="float" office:value="0" calcext:value-type="float">
            <text:p>0</text:p>
          </table:table-cell>
          <table:table-cell table:style-name="ce38" table:formula="of:=[$screen_negative.G21]" office:value-type="float" office:value="0" calcext:value-type="float">
            <text:p>0</text:p>
          </table:table-cell>
          <table:table-cell table:style-name="ce38" table:formula="of:=[$screen_negative.H21]" office:value-type="float" office:value="0" calcext:value-type="float">
            <text:p>0</text:p>
          </table:table-cell>
          <table:table-cell table:style-name="ce38" table:formula="of:=[$screen_negative.I21]" office:value-type="float" office:value="0" calcext:value-type="float">
            <text:p>0</text:p>
          </table:table-cell>
          <table:table-cell table:style-name="ce38" table:formula="of:=[$screen_negative.J21]" office:value-type="float" office:value="0" calcext:value-type="float">
            <text:p>0</text:p>
          </table:table-cell>
          <table:table-cell table:style-name="ce38" table:formula="of:=[$screen_negative.K21]" office:value-type="float" office:value="0" calcext:value-type="float">
            <text:p>0</text:p>
          </table:table-cell>
          <table:table-cell table:style-name="ce38" table:formula="of:=[$screen_negative.L21]" office:value-type="float" office:value="0" calcext:value-type="float">
            <text:p>0</text:p>
          </table:table-cell>
          <table:table-cell table:style-name="ce38" table:formula="of:=[$screen_negative.M21]" office:value-type="float" office:value="0" calcext:value-type="float">
            <text:p>0</text:p>
          </table:table-cell>
          <table:table-cell table:style-name="ce38" table:formula="of:=[$screen_negative.N21]" office:value-type="float" office:value="0" calcext:value-type="float">
            <text:p>0</text:p>
          </table:table-cell>
          <table:table-cell table:style-name="ce38" table:formula="of:=[$screen_negative.O21]" office:value-type="float" office:value="0" calcext:value-type="float">
            <text:p>0</text:p>
          </table:table-cell>
          <table:table-cell table:style-name="ce38" table:formula="of:=[$screen_negative.P21]" office:value-type="float" office:value="0" calcext:value-type="float">
            <text:p>0</text:p>
          </table:table-cell>
          <table:table-cell table:style-name="ce38" table:formula="of:=[$screen_negative.Q21]" office:value-type="float" office:value="0" calcext:value-type="float">
            <text:p>0</text:p>
          </table:table-cell>
          <table:table-cell table:style-name="ce38" table:formula="of:=[$screen_negative.R21]" office:value-type="float" office:value="0" calcext:value-type="float">
            <text:p>0</text:p>
          </table:table-cell>
          <table:table-cell table:style-name="ce38" table:formula="of:=[$screen_negative.S21]" office:value-type="float" office:value="0" calcext:value-type="float">
            <text:p>0</text:p>
          </table:table-cell>
          <table:table-cell table:style-name="ce38" table:formula="of:=[$screen_negative.T21]" office:value-type="float" office:value="0" calcext:value-type="float">
            <text:p>0</text:p>
          </table:table-cell>
          <table:table-cell table:style-name="ce38" table:formula="of:=[$screen_negative.U21]" office:value-type="float" office:value="0" calcext:value-type="float">
            <text:p>0</text:p>
          </table:table-cell>
          <table:table-cell table:style-name="ce38" table:formula="of:=[$screen_negative.V21]" office:value-type="float" office:value="0" calcext:value-type="float">
            <text:p>0</text:p>
          </table:table-cell>
          <table:table-cell table:style-name="ce38" table:formula="of:=[$screen_negative.W21]" office:value-type="float" office:value="0" calcext:value-type="float">
            <text:p>0</text:p>
          </table:table-cell>
          <table:table-cell table:style-name="ce38" table:formula="of:=[$screen_negative.X21]" office:value-type="float" office:value="0" calcext:value-type="float">
            <text:p>0</text:p>
          </table:table-cell>
          <table:table-cell table:style-name="ce38" table:formula="of:=[$screen_negative.Y21]" office:value-type="float" office:value="0" calcext:value-type="float">
            <text:p>0</text:p>
          </table:table-cell>
          <table:table-cell table:style-name="ce38" table:formula="of:=[$screen_negative.Z21]" office:value-type="float" office:value="0" calcext:value-type="float">
            <text:p>0</text:p>
          </table:table-cell>
          <table:table-cell table:style-name="ce38" table:formula="of:=[$screen_negative.AA21]" office:value-type="float" office:value="0" calcext:value-type="float">
            <text:p>0</text:p>
          </table:table-cell>
          <table:table-cell table:style-name="ce38" table:formula="of:=[$screen_negative.AB21]" office:value-type="float" office:value="0" calcext:value-type="float">
            <text:p>0</text:p>
          </table:table-cell>
          <table:table-cell table:style-name="ce38" table:formula="of:=[$screen_negative.AC21]" office:value-type="float" office:value="0" calcext:value-type="float">
            <text:p>0</text:p>
          </table:table-cell>
          <table:table-cell table:style-name="ce38" table:formula="of:=[$screen_negative.AD21]" office:value-type="float" office:value="0" calcext:value-type="float">
            <text:p>0</text:p>
          </table:table-cell>
          <table:table-cell table:style-name="ce38" table:formula="of:=[$screen_negative.AE21]" office:value-type="float" office:value="0" calcext:value-type="float">
            <text:p>0</text:p>
          </table:table-cell>
          <table:table-cell table:style-name="ce38" table:formula="of:=[$screen_negative.AF21]" office:value-type="float" office:value="0" calcext:value-type="float">
            <text:p>0</text:p>
          </table:table-cell>
          <table:table-cell table:style-name="ce38" table:formula="of:=[$screen_negative.AG21]" office:value-type="float" office:value="0" calcext:value-type="float">
            <text:p>0</text:p>
          </table:table-cell>
          <table:table-cell table:style-name="ce38" table:formula="of:=[$screen_negative.AH21]" office:value-type="float" office:value="0" calcext:value-type="float">
            <text:p>0</text:p>
          </table:table-cell>
          <table:table-cell table:style-name="ce38" table:formula="of:=[$screen_negative.AI21]" office:value-type="float" office:value="1" calcext:value-type="float">
            <text:p>1</text:p>
          </table:table-cell>
          <table:table-cell table:style-name="ce38" table:formula="of:=[$screen_negative.AJ21]" office:value-type="float" office:value="0" calcext:value-type="float">
            <text:p>0</text:p>
          </table:table-cell>
          <table:table-cell table:style-name="ce38" table:formula="of:=[$screen_negative.AK21]" office:value-type="float" office:value="1" calcext:value-type="float">
            <text:p>1</text:p>
          </table:table-cell>
          <table:table-cell table:style-name="ce38" table:formula="of:=[$screen_negative.AL21]" office:value-type="float" office:value="0" calcext:value-type="float">
            <text:p>0</text:p>
          </table:table-cell>
          <table:table-cell table:style-name="ce38" table:formula="of:=[$screen_negative.AM21]" office:value-type="float" office:value="0" calcext:value-type="float">
            <text:p>0</text:p>
          </table:table-cell>
          <table:table-cell table:style-name="ce38" table:formula="of:=[$screen_negative.AN21]" office:value-type="float" office:value="0" calcext:value-type="float">
            <text:p>0</text:p>
          </table:table-cell>
          <table:table-cell table:style-name="ce38" table:formula="of:=[$screen_negative.AO21]" office:value-type="float" office:value="0" calcext:value-type="float">
            <text:p>0</text:p>
          </table:table-cell>
          <table:table-cell table:style-name="ce38" table:formula="of:=[$screen_negative.AP21]" office:value-type="float" office:value="0" calcext:value-type="float">
            <text:p>0</text:p>
          </table:table-cell>
          <table:table-cell table:style-name="ce38" table:formula="of:=[$screen_negative.AQ21]" office:value-type="float" office:value="0" calcext:value-type="float">
            <text:p>0</text:p>
          </table:table-cell>
          <table:table-cell table:style-name="ce38" table:formula="of:=[$screen_negative.AR21]" office:value-type="float" office:value="0" calcext:value-type="float">
            <text:p>0</text:p>
          </table:table-cell>
          <table:table-cell table:style-name="ce38" table:formula="of:=[$screen_negative.AS21]" office:value-type="float" office:value="0" calcext:value-type="float">
            <text:p>0</text:p>
          </table:table-cell>
          <table:table-cell table:style-name="ce38" table:formula="of:=[$screen_negative.AT21]" office:value-type="float" office:value="0" calcext:value-type="float">
            <text:p>0</text:p>
          </table:table-cell>
          <table:table-cell table:style-name="ce38" table:formula="of:=[$screen_negative.AU21]" office:value-type="float" office:value="0" calcext:value-type="float">
            <text:p>0</text:p>
          </table:table-cell>
          <table:table-cell table:style-name="ce38" table:formula="of:=[$screen_negative.AV21]" office:value-type="float" office:value="0" calcext:value-type="float">
            <text:p>0</text:p>
          </table:table-cell>
          <table:table-cell table:style-name="ce38" table:formula="of:=[$screen_negative.AW21]" office:value-type="float" office:value="0" calcext:value-type="float">
            <text:p>0</text:p>
          </table:table-cell>
          <table:table-cell table:style-name="ce38" table:formula="of:=[$screen_negative.AX21]" office:value-type="float" office:value="0" calcext:value-type="float">
            <text:p>0</text:p>
          </table:table-cell>
          <table:table-cell table:style-name="ce38" table:formula="of:=[$screen_negative.AY21]" office:value-type="float" office:value="0" calcext:value-type="float">
            <text:p>0</text:p>
          </table:table-cell>
          <table:table-cell table:style-name="ce38" table:formula="of:=[$screen_negative.AZ21]" office:value-type="float" office:value="0" calcext:value-type="float">
            <text:p>0</text:p>
          </table:table-cell>
          <table:table-cell table:style-name="ce38" table:formula="of:=[$screen_negative.BA21]" office:value-type="float" office:value="1" calcext:value-type="float">
            <text:p>1</text:p>
          </table:table-cell>
          <table:table-cell table:style-name="ce38" table:formula="of:=[$screen_negative.BB21]" office:value-type="float" office:value="0" calcext:value-type="float">
            <text:p>0</text:p>
          </table:table-cell>
          <table:table-cell table:style-name="ce38" table:formula="of:=[$screen_negative.BC21]" office:value-type="float" office:value="0" calcext:value-type="float">
            <text:p>0</text:p>
          </table:table-cell>
          <table:table-cell table:style-name="ce38" table:formula="of:=[$screen_negative.BD21]" office:value-type="float" office:value="0" calcext:value-type="float">
            <text:p>0</text:p>
          </table:table-cell>
          <table:table-cell table:style-name="ce38" table:formula="of:=[$screen_negative.BE21]" office:value-type="float" office:value="0" calcext:value-type="float">
            <text:p>0</text:p>
          </table:table-cell>
          <table:table-cell table:style-name="ce38" table:formula="of:=[$screen_negative.BF21]" office:value-type="float" office:value="0" calcext:value-type="float">
            <text:p>0</text:p>
          </table:table-cell>
          <table:table-cell table:style-name="ce38" table:formula="of:=[$screen_negative.BG21]" office:value-type="float" office:value="0" calcext:value-type="float">
            <text:p>0</text:p>
          </table:table-cell>
          <table:table-cell table:style-name="ce38" table:formula="of:=[$screen_negative.BH21]" office:value-type="float" office:value="0" calcext:value-type="float">
            <text:p>0</text:p>
          </table:table-cell>
          <table:table-cell table:style-name="ce38" table:formula="of:=[$screen_negative.BI21]" office:value-type="float" office:value="0" calcext:value-type="float">
            <text:p>0</text:p>
          </table:table-cell>
          <table:table-cell table:style-name="ce38" table:formula="of:=[$screen_negative.BJ21]" office:value-type="float" office:value="0" calcext:value-type="float">
            <text:p>0</text:p>
          </table:table-cell>
          <table:table-cell table:style-name="ce38" table:formula="of:=[$screen_negative.BK21]" office:value-type="float" office:value="0" calcext:value-type="float">
            <text:p>0</text:p>
          </table:table-cell>
          <table:table-cell table:style-name="ce38" table:formula="of:=[$screen_negative.BL21]" office:value-type="float" office:value="1" calcext:value-type="float">
            <text:p>1</text:p>
          </table:table-cell>
          <table:table-cell table:style-name="ce38" table:formula="of:=[$screen_negative.BM21]" office:value-type="float" office:value="1" calcext:value-type="float">
            <text:p>1</text:p>
          </table:table-cell>
          <table:table-cell table:style-name="ce38" table:formula="of:=[$screen_negative.BN21]" office:value-type="float" office:value="0" calcext:value-type="float">
            <text:p>0</text:p>
          </table:table-cell>
          <table:table-cell table:style-name="ce38" table:formula="of:=[$screen_negative.BO21]" office:value-type="float" office:value="0" calcext:value-type="float">
            <text:p>0</text:p>
          </table:table-cell>
          <table:table-cell table:style-name="ce38" table:formula="of:=[$screen_negative.BP21]" office:value-type="float" office:value="0" calcext:value-type="float">
            <text:p>0</text:p>
          </table:table-cell>
          <table:table-cell table:style-name="ce38" table:formula="of:=[$screen_negative.BQ21]" office:value-type="float" office:value="0" calcext:value-type="float">
            <text:p>0</text:p>
          </table:table-cell>
          <table:table-cell table:style-name="ce38" table:formula="of:=[$screen_negative.BR21]" office:value-type="float" office:value="0" calcext:value-type="float">
            <text:p>0</text:p>
          </table:table-cell>
          <table:table-cell table:style-name="ce38" table:formula="of:=[$screen_negative.BS21]" office:value-type="float" office:value="0" calcext:value-type="float">
            <text:p>0</text:p>
          </table:table-cell>
          <table:table-cell table:style-name="ce38" table:formula="of:=[$screen_negative.BT21]" office:value-type="float" office:value="0" calcext:value-type="float">
            <text:p>0</text:p>
          </table:table-cell>
          <table:table-cell table:style-name="ce38" table:formula="of:=[$screen_negative.BU21]" office:value-type="float" office:value="0" calcext:value-type="float">
            <text:p>0</text:p>
          </table:table-cell>
          <table:table-cell table:style-name="ce38" table:formula="of:=[$screen_negative.BV21]" office:value-type="float" office:value="0" calcext:value-type="float">
            <text:p>0</text:p>
          </table:table-cell>
          <table:table-cell table:style-name="ce38" table:formula="of:=[$screen_negative.BW21]" office:value-type="float" office:value="0" calcext:value-type="float">
            <text:p>0</text:p>
          </table:table-cell>
          <table:table-cell table:style-name="ce38" table:formula="of:=[$screen_negative.BX21]" office:value-type="float" office:value="1" calcext:value-type="float">
            <text:p>1</text:p>
          </table:table-cell>
          <table:table-cell table:style-name="ce38" table:formula="of:=[$screen_negative.BY21]" office:value-type="float" office:value="0" calcext:value-type="float">
            <text:p>0</text:p>
          </table:table-cell>
          <table:table-cell table:style-name="ce38" table:formula="of:=[$screen_negative.BZ21]" office:value-type="float" office:value="0" calcext:value-type="float">
            <text:p>0</text:p>
          </table:table-cell>
          <table:table-cell table:style-name="ce38" table:formula="of:=[$screen_negative.CA21]" office:value-type="float" office:value="0" calcext:value-type="float">
            <text:p>0</text:p>
          </table:table-cell>
          <table:table-cell table:style-name="ce38" table:formula="of:=[$screen_negative.CB21]" office:value-type="float" office:value="0" calcext:value-type="float">
            <text:p>0</text:p>
          </table:table-cell>
          <table:table-cell table:style-name="ce38" table:formula="of:=[$screen_negative.CC21]" office:value-type="float" office:value="0" calcext:value-type="float">
            <text:p>0</text:p>
          </table:table-cell>
          <table:table-cell table:style-name="ce38" table:formula="of:=[$screen_negative.CD21]" office:value-type="float" office:value="0" calcext:value-type="float">
            <text:p>0</text:p>
          </table:table-cell>
          <table:table-cell table:style-name="ce38" table:formula="of:=[$screen_negative.CE21]" office:value-type="float" office:value="0" calcext:value-type="float">
            <text:p>0</text:p>
          </table:table-cell>
          <table:table-cell table:style-name="ce38" table:formula="of:=[$screen_negative.CF21]" office:value-type="float" office:value="0" calcext:value-type="float">
            <text:p>0</text:p>
          </table:table-cell>
          <table:table-cell table:style-name="ce38" table:formula="of:=[$screen_negative.CG21]" office:value-type="float" office:value="0" calcext:value-type="float">
            <text:p>0</text:p>
          </table:table-cell>
          <table:table-cell table:style-name="ce38" table:formula="of:=[$screen_negative.CH21]" office:value-type="float" office:value="0" calcext:value-type="float">
            <text:p>0</text:p>
          </table:table-cell>
          <table:table-cell table:style-name="ce38" table:formula="of:=[$screen_negative.CI21]" office:value-type="float" office:value="0" calcext:value-type="float">
            <text:p>0</text:p>
          </table:table-cell>
          <table:table-cell table:style-name="ce38" table:formula="of:=[$screen_negative.CJ21]" office:value-type="float" office:value="0" calcext:value-type="float">
            <text:p>0</text:p>
          </table:table-cell>
          <table:table-cell table:style-name="ce38" table:formula="of:=[$screen_negative.CK21]" office:value-type="float" office:value="0" calcext:value-type="float">
            <text:p>0</text:p>
          </table:table-cell>
          <table:table-cell table:style-name="ce38" table:formula="of:=[$screen_negative.CL21]" office:value-type="float" office:value="0" calcext:value-type="float">
            <text:p>0</text:p>
          </table:table-cell>
          <table:table-cell table:style-name="ce38" table:formula="of:=[$screen_negative.CM21]" office:value-type="float" office:value="0" calcext:value-type="float">
            <text:p>0</text:p>
          </table:table-cell>
          <table:table-cell table:style-name="ce38" table:formula="of:=[$screen_negative.CN21]" office:value-type="float" office:value="1" calcext:value-type="float">
            <text:p>1</text:p>
          </table:table-cell>
          <table:table-cell table:style-name="ce38" table:formula="of:=[$screen_negative.CO21]" office:value-type="float" office:value="0" calcext:value-type="float">
            <text:p>0</text:p>
          </table:table-cell>
          <table:table-cell table:style-name="ce38" table:formula="of:=[$screen_negative.CP21]" office:value-type="float" office:value="1" calcext:value-type="float">
            <text:p>1</text:p>
          </table:table-cell>
          <table:table-cell table:style-name="ce38" table:formula="of:=[$screen_negative.CQ21]" office:value-type="float" office:value="0" calcext:value-type="float">
            <text:p>0</text:p>
          </table:table-cell>
          <table:table-cell table:style-name="ce38" table:formula="of:=[$screen_negative.CR21]" office:value-type="float" office:value="0" calcext:value-type="float">
            <text:p>0</text:p>
          </table:table-cell>
          <table:table-cell table:style-name="ce38" table:formula="of:=[$screen_negative.CS21]" office:value-type="float" office:value="0" calcext:value-type="float">
            <text:p>0</text:p>
          </table:table-cell>
          <table:table-cell table:style-name="ce38" table:formula="of:=[$screen_negative.CT21]" office:value-type="float" office:value="0" calcext:value-type="float">
            <text:p>0</text:p>
          </table:table-cell>
          <table:table-cell table:style-name="ce38" table:formula="of:=[$screen_negative.CU21]" office:value-type="float" office:value="0" calcext:value-type="float">
            <text:p>0</text:p>
          </table:table-cell>
          <table:table-cell table:style-name="ce38" table:formula="of:=[$screen_negative.CV21]" office:value-type="float" office:value="0" calcext:value-type="float">
            <text:p>0</text:p>
          </table:table-cell>
          <table:table-cell table:style-name="ce38" table:formula="of:=[$screen_negative.CW21]" office:value-type="float" office:value="0" calcext:value-type="float">
            <text:p>0</text:p>
          </table:table-cell>
          <table:table-cell table:style-name="ce38" table:formula="of:=[$screen_negative.CX21]" office:value-type="float" office:value="0" calcext:value-type="float">
            <text:p>0</text:p>
          </table:table-cell>
          <table:table-cell table:style-name="ce38" table:formula="of:=[$screen_negative.CY21]" office:value-type="float" office:value="0" calcext:value-type="float">
            <text:p>0</text:p>
          </table:table-cell>
          <table:table-cell table:style-name="ce38" table:formula="of:=[$screen_negative.CZ21]" office:value-type="float" office:value="0" calcext:value-type="float">
            <text:p>0</text:p>
          </table:table-cell>
          <table:table-cell table:style-name="ce38" table:formula="of:=[$screen_negative.DA21]" office:value-type="float" office:value="0" calcext:value-type="float">
            <text:p>0</text:p>
          </table:table-cell>
          <table:table-cell table:style-name="ce38" table:formula="of:=[$screen_negative.DB21]" office:value-type="float" office:value="0" calcext:value-type="float">
            <text:p>0</text:p>
          </table:table-cell>
          <table:table-cell table:style-name="ce38" table:formula="of:=[$screen_negative.DC21]" office:value-type="float" office:value="0" calcext:value-type="float">
            <text:p>0</text:p>
          </table:table-cell>
          <table:table-cell table:style-name="ce38" table:formula="of:=[$screen_negative.DD21]" office:value-type="float" office:value="0" calcext:value-type="float">
            <text:p>0</text:p>
          </table:table-cell>
          <table:table-cell table:style-name="ce38" table:formula="of:=[$screen_negative.DE21]" office:value-type="float" office:value="0" calcext:value-type="float">
            <text:p>0</text:p>
          </table:table-cell>
          <table:table-cell table:style-name="ce38" table:formula="of:=[$screen_negative.DF21]" office:value-type="float" office:value="0" calcext:value-type="float">
            <text:p>0</text:p>
          </table:table-cell>
          <table:table-cell table:style-name="ce38" table:formula="of:=[$screen_negative.DG21]" office:value-type="float" office:value="0" calcext:value-type="float">
            <text:p>0</text:p>
          </table:table-cell>
          <table:table-cell table:style-name="ce38" table:formula="of:=[$screen_negative.DH21]" office:value-type="float" office:value="0" calcext:value-type="float">
            <text:p>0</text:p>
          </table:table-cell>
          <table:table-cell table:style-name="ce38" table:formula="of:=[$screen_negative.DI21]" office:value-type="float" office:value="0" calcext:value-type="float">
            <text:p>0</text:p>
          </table:table-cell>
          <table:table-cell table:style-name="ce38" table:formula="of:=[$screen_negative.DJ21]" office:value-type="float" office:value="0" calcext:value-type="float">
            <text:p>0</text:p>
          </table:table-cell>
          <table:table-cell table:style-name="ce38" table:formula="of:=[$screen_negative.DK21]" office:value-type="float" office:value="0" calcext:value-type="float">
            <text:p>0</text:p>
          </table:table-cell>
          <table:table-cell table:style-name="ce38" table:formula="of:=[$screen_negative.DL21]" office:value-type="float" office:value="0" calcext:value-type="float">
            <text:p>0</text:p>
          </table:table-cell>
          <table:table-cell table:style-name="ce38" table:formula="of:=[$screen_negative.DM21]" office:value-type="float" office:value="0" calcext:value-type="float">
            <text:p>0</text:p>
          </table:table-cell>
          <table:table-cell table:style-name="ce38" table:formula="of:=[$screen_negative.DN21]" office:value-type="float" office:value="0" calcext:value-type="float">
            <text:p>0</text:p>
          </table:table-cell>
          <table:table-cell table:style-name="ce38" table:formula="of:=[$screen_negative.DO21]" office:value-type="float" office:value="0" calcext:value-type="float">
            <text:p>0</text:p>
          </table:table-cell>
          <table:table-cell table:style-name="ce38" table:formula="of:=[$screen_negative.DP21]" office:value-type="float" office:value="0" calcext:value-type="float">
            <text:p>0</text:p>
          </table:table-cell>
          <table:table-cell table:style-name="ce38" table:formula="of:=[$screen_negative.DQ21]" office:value-type="float" office:value="0" calcext:value-type="float">
            <text:p>0</text:p>
          </table:table-cell>
          <table:table-cell table:style-name="ce38" table:formula="of:=[$screen_negative.DR21]" office:value-type="float" office:value="0" calcext:value-type="float">
            <text:p>0</text:p>
          </table:table-cell>
          <table:table-cell table:style-name="ce38" table:formula="of:=[$screen_negative.DS21]" office:value-type="float" office:value="0" calcext:value-type="float">
            <text:p>0</text:p>
          </table:table-cell>
          <table:table-cell table:style-name="ce38" table:formula="of:=[$screen_negative.DT21]" office:value-type="float" office:value="0" calcext:value-type="float">
            <text:p>0</text:p>
          </table:table-cell>
          <table:table-cell table:style-name="ce38" table:formula="of:=[$screen_negative.DU21]" office:value-type="float" office:value="0" calcext:value-type="float">
            <text:p>0</text:p>
          </table:table-cell>
          <table:table-cell table:style-name="ce38" table:formula="of:=[$screen_negative.DV21]" office:value-type="float" office:value="0" calcext:value-type="float">
            <text:p>0</text:p>
          </table:table-cell>
          <table:table-cell table:style-name="ce38" table:formula="of:=[$screen_negative.DW21]" office:value-type="float" office:value="0" calcext:value-type="float">
            <text:p>0</text:p>
          </table:table-cell>
          <table:table-cell table:style-name="ce38" table:formula="of:=[$screen_negative.DX21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22]" office:value-type="float" office:value="0" calcext:value-type="float">
            <text:p>0</text:p>
          </table:table-cell>
          <table:table-cell table:style-name="ce38" table:formula="of:=[$screen_negative.B22]" office:value-type="float" office:value="0" calcext:value-type="float">
            <text:p>0</text:p>
          </table:table-cell>
          <table:table-cell table:style-name="ce38" table:formula="of:=[$screen_negative.C22]" office:value-type="float" office:value="0" calcext:value-type="float">
            <text:p>0</text:p>
          </table:table-cell>
          <table:table-cell table:style-name="ce38" table:formula="of:=[$screen_negative.D22]" office:value-type="float" office:value="0" calcext:value-type="float">
            <text:p>0</text:p>
          </table:table-cell>
          <table:table-cell table:style-name="ce38" table:formula="of:=[$screen_negative.E22]" office:value-type="float" office:value="0" calcext:value-type="float">
            <text:p>0</text:p>
          </table:table-cell>
          <table:table-cell table:style-name="ce38" table:formula="of:=[$screen_negative.F22]" office:value-type="float" office:value="0" calcext:value-type="float">
            <text:p>0</text:p>
          </table:table-cell>
          <table:table-cell table:style-name="ce38" table:formula="of:=[$screen_negative.G22]" office:value-type="float" office:value="0" calcext:value-type="float">
            <text:p>0</text:p>
          </table:table-cell>
          <table:table-cell table:style-name="ce38" table:formula="of:=[$screen_negative.H22]" office:value-type="float" office:value="0" calcext:value-type="float">
            <text:p>0</text:p>
          </table:table-cell>
          <table:table-cell table:style-name="ce38" table:formula="of:=[$screen_negative.I22]" office:value-type="float" office:value="0" calcext:value-type="float">
            <text:p>0</text:p>
          </table:table-cell>
          <table:table-cell table:style-name="ce38" table:formula="of:=[$screen_negative.J22]" office:value-type="float" office:value="0" calcext:value-type="float">
            <text:p>0</text:p>
          </table:table-cell>
          <table:table-cell table:style-name="ce38" table:formula="of:=[$screen_negative.K22]" office:value-type="float" office:value="0" calcext:value-type="float">
            <text:p>0</text:p>
          </table:table-cell>
          <table:table-cell table:style-name="ce38" table:formula="of:=[$screen_negative.L22]" office:value-type="float" office:value="0" calcext:value-type="float">
            <text:p>0</text:p>
          </table:table-cell>
          <table:table-cell table:style-name="ce38" table:formula="of:=[$screen_negative.M22]" office:value-type="float" office:value="0" calcext:value-type="float">
            <text:p>0</text:p>
          </table:table-cell>
          <table:table-cell table:style-name="ce38" table:formula="of:=[$screen_negative.N22]" office:value-type="float" office:value="0" calcext:value-type="float">
            <text:p>0</text:p>
          </table:table-cell>
          <table:table-cell table:style-name="ce38" table:formula="of:=[$screen_negative.O22]" office:value-type="float" office:value="0" calcext:value-type="float">
            <text:p>0</text:p>
          </table:table-cell>
          <table:table-cell table:style-name="ce38" table:formula="of:=[$screen_negative.P22]" office:value-type="float" office:value="0" calcext:value-type="float">
            <text:p>0</text:p>
          </table:table-cell>
          <table:table-cell table:style-name="ce38" table:formula="of:=[$screen_negative.Q22]" office:value-type="float" office:value="0" calcext:value-type="float">
            <text:p>0</text:p>
          </table:table-cell>
          <table:table-cell table:style-name="ce38" table:formula="of:=[$screen_negative.R22]" office:value-type="float" office:value="0" calcext:value-type="float">
            <text:p>0</text:p>
          </table:table-cell>
          <table:table-cell table:style-name="ce38" table:formula="of:=[$screen_negative.S22]" office:value-type="float" office:value="0" calcext:value-type="float">
            <text:p>0</text:p>
          </table:table-cell>
          <table:table-cell table:style-name="ce38" table:formula="of:=[$screen_negative.T22]" office:value-type="float" office:value="0" calcext:value-type="float">
            <text:p>0</text:p>
          </table:table-cell>
          <table:table-cell table:style-name="ce38" table:formula="of:=[$screen_negative.U22]" office:value-type="float" office:value="0" calcext:value-type="float">
            <text:p>0</text:p>
          </table:table-cell>
          <table:table-cell table:style-name="ce38" table:formula="of:=[$screen_negative.V22]" office:value-type="float" office:value="0" calcext:value-type="float">
            <text:p>0</text:p>
          </table:table-cell>
          <table:table-cell table:style-name="ce38" table:formula="of:=[$screen_negative.W22]" office:value-type="float" office:value="0" calcext:value-type="float">
            <text:p>0</text:p>
          </table:table-cell>
          <table:table-cell table:style-name="ce38" table:formula="of:=[$screen_negative.X22]" office:value-type="float" office:value="0" calcext:value-type="float">
            <text:p>0</text:p>
          </table:table-cell>
          <table:table-cell table:style-name="ce38" table:formula="of:=[$screen_negative.Y22]" office:value-type="float" office:value="0" calcext:value-type="float">
            <text:p>0</text:p>
          </table:table-cell>
          <table:table-cell table:style-name="ce38" table:formula="of:=[$screen_negative.Z22]" office:value-type="float" office:value="0" calcext:value-type="float">
            <text:p>0</text:p>
          </table:table-cell>
          <table:table-cell table:style-name="ce38" table:formula="of:=[$screen_negative.AA22]" office:value-type="float" office:value="0" calcext:value-type="float">
            <text:p>0</text:p>
          </table:table-cell>
          <table:table-cell table:style-name="ce38" table:formula="of:=[$screen_negative.AB22]" office:value-type="float" office:value="0" calcext:value-type="float">
            <text:p>0</text:p>
          </table:table-cell>
          <table:table-cell table:style-name="ce38" table:formula="of:=[$screen_negative.AC22]" office:value-type="float" office:value="0" calcext:value-type="float">
            <text:p>0</text:p>
          </table:table-cell>
          <table:table-cell table:style-name="ce38" table:formula="of:=[$screen_negative.AD22]" office:value-type="float" office:value="0" calcext:value-type="float">
            <text:p>0</text:p>
          </table:table-cell>
          <table:table-cell table:style-name="ce38" table:formula="of:=[$screen_negative.AE22]" office:value-type="float" office:value="0" calcext:value-type="float">
            <text:p>0</text:p>
          </table:table-cell>
          <table:table-cell table:style-name="ce38" table:formula="of:=[$screen_negative.AF22]" office:value-type="float" office:value="0" calcext:value-type="float">
            <text:p>0</text:p>
          </table:table-cell>
          <table:table-cell table:style-name="ce38" table:formula="of:=[$screen_negative.AG22]" office:value-type="float" office:value="0" calcext:value-type="float">
            <text:p>0</text:p>
          </table:table-cell>
          <table:table-cell table:style-name="ce38" table:formula="of:=[$screen_negative.AH22]" office:value-type="float" office:value="0" calcext:value-type="float">
            <text:p>0</text:p>
          </table:table-cell>
          <table:table-cell table:style-name="ce38" table:formula="of:=[$screen_negative.AI22]" office:value-type="float" office:value="1" calcext:value-type="float">
            <text:p>1</text:p>
          </table:table-cell>
          <table:table-cell table:style-name="ce38" table:formula="of:=[$screen_negative.AJ22]" office:value-type="float" office:value="0" calcext:value-type="float">
            <text:p>0</text:p>
          </table:table-cell>
          <table:table-cell table:style-name="ce38" table:formula="of:=[$screen_negative.AK22]" office:value-type="float" office:value="1" calcext:value-type="float">
            <text:p>1</text:p>
          </table:table-cell>
          <table:table-cell table:style-name="ce38" table:formula="of:=[$screen_negative.AL22]" office:value-type="float" office:value="0" calcext:value-type="float">
            <text:p>0</text:p>
          </table:table-cell>
          <table:table-cell table:style-name="ce38" table:formula="of:=[$screen_negative.AM22]" office:value-type="float" office:value="0" calcext:value-type="float">
            <text:p>0</text:p>
          </table:table-cell>
          <table:table-cell table:style-name="ce38" table:formula="of:=[$screen_negative.AN22]" office:value-type="float" office:value="0" calcext:value-type="float">
            <text:p>0</text:p>
          </table:table-cell>
          <table:table-cell table:style-name="ce38" table:formula="of:=[$screen_negative.AO22]" office:value-type="float" office:value="0" calcext:value-type="float">
            <text:p>0</text:p>
          </table:table-cell>
          <table:table-cell table:style-name="ce38" table:formula="of:=[$screen_negative.AP22]" office:value-type="float" office:value="0" calcext:value-type="float">
            <text:p>0</text:p>
          </table:table-cell>
          <table:table-cell table:style-name="ce38" table:formula="of:=[$screen_negative.AQ22]" office:value-type="float" office:value="0" calcext:value-type="float">
            <text:p>0</text:p>
          </table:table-cell>
          <table:table-cell table:style-name="ce38" table:formula="of:=[$screen_negative.AR22]" office:value-type="float" office:value="0" calcext:value-type="float">
            <text:p>0</text:p>
          </table:table-cell>
          <table:table-cell table:style-name="ce38" table:formula="of:=[$screen_negative.AS22]" office:value-type="float" office:value="0" calcext:value-type="float">
            <text:p>0</text:p>
          </table:table-cell>
          <table:table-cell table:style-name="ce38" table:formula="of:=[$screen_negative.AT22]" office:value-type="float" office:value="0" calcext:value-type="float">
            <text:p>0</text:p>
          </table:table-cell>
          <table:table-cell table:style-name="ce38" table:formula="of:=[$screen_negative.AU22]" office:value-type="float" office:value="0" calcext:value-type="float">
            <text:p>0</text:p>
          </table:table-cell>
          <table:table-cell table:style-name="ce38" table:formula="of:=[$screen_negative.AV22]" office:value-type="float" office:value="0" calcext:value-type="float">
            <text:p>0</text:p>
          </table:table-cell>
          <table:table-cell table:style-name="ce38" table:formula="of:=[$screen_negative.AW22]" office:value-type="float" office:value="0" calcext:value-type="float">
            <text:p>0</text:p>
          </table:table-cell>
          <table:table-cell table:style-name="ce38" table:formula="of:=[$screen_negative.AX22]" office:value-type="float" office:value="0" calcext:value-type="float">
            <text:p>0</text:p>
          </table:table-cell>
          <table:table-cell table:style-name="ce38" table:formula="of:=[$screen_negative.AY22]" office:value-type="float" office:value="0" calcext:value-type="float">
            <text:p>0</text:p>
          </table:table-cell>
          <table:table-cell table:style-name="ce38" table:formula="of:=[$screen_negative.AZ22]" office:value-type="float" office:value="0" calcext:value-type="float">
            <text:p>0</text:p>
          </table:table-cell>
          <table:table-cell table:style-name="ce38" table:formula="of:=[$screen_negative.BA22]" office:value-type="float" office:value="0" calcext:value-type="float">
            <text:p>0</text:p>
          </table:table-cell>
          <table:table-cell table:style-name="ce38" table:formula="of:=[$screen_negative.BB22]" office:value-type="float" office:value="1" calcext:value-type="float">
            <text:p>1</text:p>
          </table:table-cell>
          <table:table-cell table:style-name="ce38" table:formula="of:=[$screen_negative.BC22]" office:value-type="float" office:value="0" calcext:value-type="float">
            <text:p>0</text:p>
          </table:table-cell>
          <table:table-cell table:style-name="ce38" table:formula="of:=[$screen_negative.BD22]" office:value-type="float" office:value="0" calcext:value-type="float">
            <text:p>0</text:p>
          </table:table-cell>
          <table:table-cell table:style-name="ce38" table:formula="of:=[$screen_negative.BE22]" office:value-type="float" office:value="0" calcext:value-type="float">
            <text:p>0</text:p>
          </table:table-cell>
          <table:table-cell table:style-name="ce38" table:formula="of:=[$screen_negative.BF22]" office:value-type="float" office:value="0" calcext:value-type="float">
            <text:p>0</text:p>
          </table:table-cell>
          <table:table-cell table:style-name="ce38" table:formula="of:=[$screen_negative.BG22]" office:value-type="float" office:value="0" calcext:value-type="float">
            <text:p>0</text:p>
          </table:table-cell>
          <table:table-cell table:style-name="ce38" table:formula="of:=[$screen_negative.BH22]" office:value-type="float" office:value="0" calcext:value-type="float">
            <text:p>0</text:p>
          </table:table-cell>
          <table:table-cell table:style-name="ce38" table:formula="of:=[$screen_negative.BI22]" office:value-type="float" office:value="0" calcext:value-type="float">
            <text:p>0</text:p>
          </table:table-cell>
          <table:table-cell table:style-name="ce38" table:formula="of:=[$screen_negative.BJ22]" office:value-type="float" office:value="0" calcext:value-type="float">
            <text:p>0</text:p>
          </table:table-cell>
          <table:table-cell table:style-name="ce38" table:formula="of:=[$screen_negative.BK22]" office:value-type="float" office:value="0" calcext:value-type="float">
            <text:p>0</text:p>
          </table:table-cell>
          <table:table-cell table:style-name="ce38" table:formula="of:=[$screen_negative.BL22]" office:value-type="float" office:value="0" calcext:value-type="float">
            <text:p>0</text:p>
          </table:table-cell>
          <table:table-cell table:style-name="ce38" table:formula="of:=[$screen_negative.BM22]" office:value-type="float" office:value="0" calcext:value-type="float">
            <text:p>0</text:p>
          </table:table-cell>
          <table:table-cell table:style-name="ce38" table:formula="of:=[$screen_negative.BN22]" office:value-type="float" office:value="0" calcext:value-type="float">
            <text:p>0</text:p>
          </table:table-cell>
          <table:table-cell table:style-name="ce38" table:formula="of:=[$screen_negative.BO22]" office:value-type="float" office:value="0" calcext:value-type="float">
            <text:p>0</text:p>
          </table:table-cell>
          <table:table-cell table:style-name="ce38" table:formula="of:=[$screen_negative.BP22]" office:value-type="float" office:value="0" calcext:value-type="float">
            <text:p>0</text:p>
          </table:table-cell>
          <table:table-cell table:style-name="ce38" table:formula="of:=[$screen_negative.BQ22]" office:value-type="float" office:value="0" calcext:value-type="float">
            <text:p>0</text:p>
          </table:table-cell>
          <table:table-cell table:style-name="ce38" table:formula="of:=[$screen_negative.BR22]" office:value-type="float" office:value="0" calcext:value-type="float">
            <text:p>0</text:p>
          </table:table-cell>
          <table:table-cell table:style-name="ce38" table:formula="of:=[$screen_negative.BS22]" office:value-type="float" office:value="0" calcext:value-type="float">
            <text:p>0</text:p>
          </table:table-cell>
          <table:table-cell table:style-name="ce38" table:formula="of:=[$screen_negative.BT22]" office:value-type="float" office:value="0" calcext:value-type="float">
            <text:p>0</text:p>
          </table:table-cell>
          <table:table-cell table:style-name="ce38" table:formula="of:=[$screen_negative.BU22]" office:value-type="float" office:value="0" calcext:value-type="float">
            <text:p>0</text:p>
          </table:table-cell>
          <table:table-cell table:style-name="ce38" table:formula="of:=[$screen_negative.BV22]" office:value-type="float" office:value="0" calcext:value-type="float">
            <text:p>0</text:p>
          </table:table-cell>
          <table:table-cell table:style-name="ce38" table:formula="of:=[$screen_negative.BW22]" office:value-type="float" office:value="1" calcext:value-type="float">
            <text:p>1</text:p>
          </table:table-cell>
          <table:table-cell table:style-name="ce38" table:formula="of:=[$screen_negative.BX22]" office:value-type="float" office:value="0" calcext:value-type="float">
            <text:p>0</text:p>
          </table:table-cell>
          <table:table-cell table:style-name="ce38" table:formula="of:=[$screen_negative.BY22]" office:value-type="float" office:value="0" calcext:value-type="float">
            <text:p>0</text:p>
          </table:table-cell>
          <table:table-cell table:style-name="ce38" table:formula="of:=[$screen_negative.BZ22]" office:value-type="float" office:value="0" calcext:value-type="float">
            <text:p>0</text:p>
          </table:table-cell>
          <table:table-cell table:style-name="ce38" table:formula="of:=[$screen_negative.CA22]" office:value-type="float" office:value="0" calcext:value-type="float">
            <text:p>0</text:p>
          </table:table-cell>
          <table:table-cell table:style-name="ce38" table:formula="of:=[$screen_negative.CB22]" office:value-type="float" office:value="0" calcext:value-type="float">
            <text:p>0</text:p>
          </table:table-cell>
          <table:table-cell table:style-name="ce38" table:formula="of:=[$screen_negative.CC22]" office:value-type="float" office:value="0" calcext:value-type="float">
            <text:p>0</text:p>
          </table:table-cell>
          <table:table-cell table:style-name="ce38" table:formula="of:=[$screen_negative.CD22]" office:value-type="float" office:value="0" calcext:value-type="float">
            <text:p>0</text:p>
          </table:table-cell>
          <table:table-cell table:style-name="ce38" table:formula="of:=[$screen_negative.CE22]" office:value-type="float" office:value="0" calcext:value-type="float">
            <text:p>0</text:p>
          </table:table-cell>
          <table:table-cell table:style-name="ce38" table:formula="of:=[$screen_negative.CF22]" office:value-type="float" office:value="0" calcext:value-type="float">
            <text:p>0</text:p>
          </table:table-cell>
          <table:table-cell table:style-name="ce38" table:formula="of:=[$screen_negative.CG22]" office:value-type="float" office:value="0" calcext:value-type="float">
            <text:p>0</text:p>
          </table:table-cell>
          <table:table-cell table:style-name="ce38" table:formula="of:=[$screen_negative.CH22]" office:value-type="float" office:value="0" calcext:value-type="float">
            <text:p>0</text:p>
          </table:table-cell>
          <table:table-cell table:style-name="ce38" table:formula="of:=[$screen_negative.CI22]" office:value-type="float" office:value="0" calcext:value-type="float">
            <text:p>0</text:p>
          </table:table-cell>
          <table:table-cell table:style-name="ce38" table:formula="of:=[$screen_negative.CJ22]" office:value-type="float" office:value="0" calcext:value-type="float">
            <text:p>0</text:p>
          </table:table-cell>
          <table:table-cell table:style-name="ce38" table:formula="of:=[$screen_negative.CK22]" office:value-type="float" office:value="0" calcext:value-type="float">
            <text:p>0</text:p>
          </table:table-cell>
          <table:table-cell table:style-name="ce38" table:formula="of:=[$screen_negative.CL22]" office:value-type="float" office:value="0" calcext:value-type="float">
            <text:p>0</text:p>
          </table:table-cell>
          <table:table-cell table:style-name="ce38" table:formula="of:=[$screen_negative.CM22]" office:value-type="float" office:value="0" calcext:value-type="float">
            <text:p>0</text:p>
          </table:table-cell>
          <table:table-cell table:style-name="ce38" table:formula="of:=[$screen_negative.CN22]" office:value-type="float" office:value="1" calcext:value-type="float">
            <text:p>1</text:p>
          </table:table-cell>
          <table:table-cell table:style-name="ce38" table:formula="of:=[$screen_negative.CO22]" office:value-type="float" office:value="0" calcext:value-type="float">
            <text:p>0</text:p>
          </table:table-cell>
          <table:table-cell table:style-name="ce38" table:formula="of:=[$screen_negative.CP22]" office:value-type="float" office:value="1" calcext:value-type="float">
            <text:p>1</text:p>
          </table:table-cell>
          <table:table-cell table:style-name="ce38" table:formula="of:=[$screen_negative.CQ22]" office:value-type="float" office:value="0" calcext:value-type="float">
            <text:p>0</text:p>
          </table:table-cell>
          <table:table-cell table:style-name="ce38" table:formula="of:=[$screen_negative.CR22]" office:value-type="float" office:value="0" calcext:value-type="float">
            <text:p>0</text:p>
          </table:table-cell>
          <table:table-cell table:style-name="ce38" table:formula="of:=[$screen_negative.CS22]" office:value-type="float" office:value="0" calcext:value-type="float">
            <text:p>0</text:p>
          </table:table-cell>
          <table:table-cell table:style-name="ce38" table:formula="of:=[$screen_negative.CT22]" office:value-type="float" office:value="0" calcext:value-type="float">
            <text:p>0</text:p>
          </table:table-cell>
          <table:table-cell table:style-name="ce38" table:formula="of:=[$screen_negative.CU22]" office:value-type="float" office:value="0" calcext:value-type="float">
            <text:p>0</text:p>
          </table:table-cell>
          <table:table-cell table:style-name="ce38" table:formula="of:=[$screen_negative.CV22]" office:value-type="float" office:value="0" calcext:value-type="float">
            <text:p>0</text:p>
          </table:table-cell>
          <table:table-cell table:style-name="ce38" table:formula="of:=[$screen_negative.CW22]" office:value-type="float" office:value="0" calcext:value-type="float">
            <text:p>0</text:p>
          </table:table-cell>
          <table:table-cell table:style-name="ce38" table:formula="of:=[$screen_negative.CX22]" office:value-type="float" office:value="0" calcext:value-type="float">
            <text:p>0</text:p>
          </table:table-cell>
          <table:table-cell table:style-name="ce38" table:formula="of:=[$screen_negative.CY22]" office:value-type="float" office:value="0" calcext:value-type="float">
            <text:p>0</text:p>
          </table:table-cell>
          <table:table-cell table:style-name="ce38" table:formula="of:=[$screen_negative.CZ22]" office:value-type="float" office:value="0" calcext:value-type="float">
            <text:p>0</text:p>
          </table:table-cell>
          <table:table-cell table:style-name="ce38" table:formula="of:=[$screen_negative.DA22]" office:value-type="float" office:value="0" calcext:value-type="float">
            <text:p>0</text:p>
          </table:table-cell>
          <table:table-cell table:style-name="ce38" table:formula="of:=[$screen_negative.DB22]" office:value-type="float" office:value="0" calcext:value-type="float">
            <text:p>0</text:p>
          </table:table-cell>
          <table:table-cell table:style-name="ce38" table:formula="of:=[$screen_negative.DC22]" office:value-type="float" office:value="0" calcext:value-type="float">
            <text:p>0</text:p>
          </table:table-cell>
          <table:table-cell table:style-name="ce38" table:formula="of:=[$screen_negative.DD22]" office:value-type="float" office:value="0" calcext:value-type="float">
            <text:p>0</text:p>
          </table:table-cell>
          <table:table-cell table:style-name="ce38" table:formula="of:=[$screen_negative.DE22]" office:value-type="float" office:value="0" calcext:value-type="float">
            <text:p>0</text:p>
          </table:table-cell>
          <table:table-cell table:style-name="ce38" table:formula="of:=[$screen_negative.DF22]" office:value-type="float" office:value="0" calcext:value-type="float">
            <text:p>0</text:p>
          </table:table-cell>
          <table:table-cell table:style-name="ce38" table:formula="of:=[$screen_negative.DG22]" office:value-type="float" office:value="0" calcext:value-type="float">
            <text:p>0</text:p>
          </table:table-cell>
          <table:table-cell table:style-name="ce38" table:formula="of:=[$screen_negative.DH22]" office:value-type="float" office:value="0" calcext:value-type="float">
            <text:p>0</text:p>
          </table:table-cell>
          <table:table-cell table:style-name="ce38" table:formula="of:=[$screen_negative.DI22]" office:value-type="float" office:value="0" calcext:value-type="float">
            <text:p>0</text:p>
          </table:table-cell>
          <table:table-cell table:style-name="ce38" table:formula="of:=[$screen_negative.DJ22]" office:value-type="float" office:value="0" calcext:value-type="float">
            <text:p>0</text:p>
          </table:table-cell>
          <table:table-cell table:style-name="ce38" table:formula="of:=[$screen_negative.DK22]" office:value-type="float" office:value="0" calcext:value-type="float">
            <text:p>0</text:p>
          </table:table-cell>
          <table:table-cell table:style-name="ce38" table:formula="of:=[$screen_negative.DL22]" office:value-type="float" office:value="0" calcext:value-type="float">
            <text:p>0</text:p>
          </table:table-cell>
          <table:table-cell table:style-name="ce38" table:formula="of:=[$screen_negative.DM22]" office:value-type="float" office:value="0" calcext:value-type="float">
            <text:p>0</text:p>
          </table:table-cell>
          <table:table-cell table:style-name="ce38" table:formula="of:=[$screen_negative.DN22]" office:value-type="float" office:value="0" calcext:value-type="float">
            <text:p>0</text:p>
          </table:table-cell>
          <table:table-cell table:style-name="ce38" table:formula="of:=[$screen_negative.DO22]" office:value-type="float" office:value="0" calcext:value-type="float">
            <text:p>0</text:p>
          </table:table-cell>
          <table:table-cell table:style-name="ce38" table:formula="of:=[$screen_negative.DP22]" office:value-type="float" office:value="0" calcext:value-type="float">
            <text:p>0</text:p>
          </table:table-cell>
          <table:table-cell table:style-name="ce38" table:formula="of:=[$screen_negative.DQ22]" office:value-type="float" office:value="0" calcext:value-type="float">
            <text:p>0</text:p>
          </table:table-cell>
          <table:table-cell table:style-name="ce38" table:formula="of:=[$screen_negative.DR22]" office:value-type="float" office:value="0" calcext:value-type="float">
            <text:p>0</text:p>
          </table:table-cell>
          <table:table-cell table:style-name="ce38" table:formula="of:=[$screen_negative.DS22]" office:value-type="float" office:value="0" calcext:value-type="float">
            <text:p>0</text:p>
          </table:table-cell>
          <table:table-cell table:style-name="ce38" table:formula="of:=[$screen_negative.DT22]" office:value-type="float" office:value="0" calcext:value-type="float">
            <text:p>0</text:p>
          </table:table-cell>
          <table:table-cell table:style-name="ce38" table:formula="of:=[$screen_negative.DU22]" office:value-type="float" office:value="0" calcext:value-type="float">
            <text:p>0</text:p>
          </table:table-cell>
          <table:table-cell table:style-name="ce38" table:formula="of:=[$screen_negative.DV22]" office:value-type="float" office:value="0" calcext:value-type="float">
            <text:p>0</text:p>
          </table:table-cell>
          <table:table-cell table:style-name="ce38" table:formula="of:=[$screen_negative.DW22]" office:value-type="float" office:value="0" calcext:value-type="float">
            <text:p>0</text:p>
          </table:table-cell>
          <table:table-cell table:style-name="ce38" table:formula="of:=[$screen_negative.DX22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23]" office:value-type="float" office:value="0" calcext:value-type="float">
            <text:p>0</text:p>
          </table:table-cell>
          <table:table-cell table:style-name="ce38" table:formula="of:=[$screen_negative.B23]" office:value-type="float" office:value="0" calcext:value-type="float">
            <text:p>0</text:p>
          </table:table-cell>
          <table:table-cell table:style-name="ce38" table:formula="of:=[$screen_negative.C23]" office:value-type="float" office:value="0" calcext:value-type="float">
            <text:p>0</text:p>
          </table:table-cell>
          <table:table-cell table:style-name="ce38" table:formula="of:=[$screen_negative.D23]" office:value-type="float" office:value="0" calcext:value-type="float">
            <text:p>0</text:p>
          </table:table-cell>
          <table:table-cell table:style-name="ce38" table:formula="of:=[$screen_negative.E23]" office:value-type="float" office:value="0" calcext:value-type="float">
            <text:p>0</text:p>
          </table:table-cell>
          <table:table-cell table:style-name="ce38" table:formula="of:=[$screen_negative.F23]" office:value-type="float" office:value="0" calcext:value-type="float">
            <text:p>0</text:p>
          </table:table-cell>
          <table:table-cell table:style-name="ce38" table:formula="of:=[$screen_negative.G23]" office:value-type="float" office:value="0" calcext:value-type="float">
            <text:p>0</text:p>
          </table:table-cell>
          <table:table-cell table:style-name="ce38" table:formula="of:=[$screen_negative.H23]" office:value-type="float" office:value="0" calcext:value-type="float">
            <text:p>0</text:p>
          </table:table-cell>
          <table:table-cell table:style-name="ce38" table:formula="of:=[$screen_negative.I23]" office:value-type="float" office:value="0" calcext:value-type="float">
            <text:p>0</text:p>
          </table:table-cell>
          <table:table-cell table:style-name="ce38" table:formula="of:=[$screen_negative.J23]" office:value-type="float" office:value="0" calcext:value-type="float">
            <text:p>0</text:p>
          </table:table-cell>
          <table:table-cell table:style-name="ce38" table:formula="of:=[$screen_negative.K23]" office:value-type="float" office:value="0" calcext:value-type="float">
            <text:p>0</text:p>
          </table:table-cell>
          <table:table-cell table:style-name="ce38" table:formula="of:=[$screen_negative.L23]" office:value-type="float" office:value="0" calcext:value-type="float">
            <text:p>0</text:p>
          </table:table-cell>
          <table:table-cell table:style-name="ce38" table:formula="of:=[$screen_negative.M23]" office:value-type="float" office:value="0" calcext:value-type="float">
            <text:p>0</text:p>
          </table:table-cell>
          <table:table-cell table:style-name="ce38" table:formula="of:=[$screen_negative.N23]" office:value-type="float" office:value="0" calcext:value-type="float">
            <text:p>0</text:p>
          </table:table-cell>
          <table:table-cell table:style-name="ce38" table:formula="of:=[$screen_negative.O23]" office:value-type="float" office:value="0" calcext:value-type="float">
            <text:p>0</text:p>
          </table:table-cell>
          <table:table-cell table:style-name="ce38" table:formula="of:=[$screen_negative.P23]" office:value-type="float" office:value="0" calcext:value-type="float">
            <text:p>0</text:p>
          </table:table-cell>
          <table:table-cell table:style-name="ce38" table:formula="of:=[$screen_negative.Q23]" office:value-type="float" office:value="0" calcext:value-type="float">
            <text:p>0</text:p>
          </table:table-cell>
          <table:table-cell table:style-name="ce38" table:formula="of:=[$screen_negative.R23]" office:value-type="float" office:value="0" calcext:value-type="float">
            <text:p>0</text:p>
          </table:table-cell>
          <table:table-cell table:style-name="ce38" table:formula="of:=[$screen_negative.S23]" office:value-type="float" office:value="0" calcext:value-type="float">
            <text:p>0</text:p>
          </table:table-cell>
          <table:table-cell table:style-name="ce38" table:formula="of:=[$screen_negative.T23]" office:value-type="float" office:value="0" calcext:value-type="float">
            <text:p>0</text:p>
          </table:table-cell>
          <table:table-cell table:style-name="ce38" table:formula="of:=[$screen_negative.U23]" office:value-type="float" office:value="0" calcext:value-type="float">
            <text:p>0</text:p>
          </table:table-cell>
          <table:table-cell table:style-name="ce38" table:formula="of:=[$screen_negative.V23]" office:value-type="float" office:value="0" calcext:value-type="float">
            <text:p>0</text:p>
          </table:table-cell>
          <table:table-cell table:style-name="ce38" table:formula="of:=[$screen_negative.W23]" office:value-type="float" office:value="0" calcext:value-type="float">
            <text:p>0</text:p>
          </table:table-cell>
          <table:table-cell table:style-name="ce38" table:formula="of:=[$screen_negative.X23]" office:value-type="float" office:value="0" calcext:value-type="float">
            <text:p>0</text:p>
          </table:table-cell>
          <table:table-cell table:style-name="ce38" table:formula="of:=[$screen_negative.Y23]" office:value-type="float" office:value="0" calcext:value-type="float">
            <text:p>0</text:p>
          </table:table-cell>
          <table:table-cell table:style-name="ce38" table:formula="of:=[$screen_negative.Z23]" office:value-type="float" office:value="0" calcext:value-type="float">
            <text:p>0</text:p>
          </table:table-cell>
          <table:table-cell table:style-name="ce38" table:formula="of:=[$screen_negative.AA23]" office:value-type="float" office:value="0" calcext:value-type="float">
            <text:p>0</text:p>
          </table:table-cell>
          <table:table-cell table:style-name="ce38" table:formula="of:=[$screen_negative.AB23]" office:value-type="float" office:value="0" calcext:value-type="float">
            <text:p>0</text:p>
          </table:table-cell>
          <table:table-cell table:style-name="ce38" table:formula="of:=[$screen_negative.AC23]" office:value-type="float" office:value="0" calcext:value-type="float">
            <text:p>0</text:p>
          </table:table-cell>
          <table:table-cell table:style-name="ce38" table:formula="of:=[$screen_negative.AD23]" office:value-type="float" office:value="0" calcext:value-type="float">
            <text:p>0</text:p>
          </table:table-cell>
          <table:table-cell table:style-name="ce38" table:formula="of:=[$screen_negative.AE23]" office:value-type="float" office:value="0" calcext:value-type="float">
            <text:p>0</text:p>
          </table:table-cell>
          <table:table-cell table:style-name="ce38" table:formula="of:=[$screen_negative.AF23]" office:value-type="float" office:value="0" calcext:value-type="float">
            <text:p>0</text:p>
          </table:table-cell>
          <table:table-cell table:style-name="ce38" table:formula="of:=[$screen_negative.AG23]" office:value-type="float" office:value="0" calcext:value-type="float">
            <text:p>0</text:p>
          </table:table-cell>
          <table:table-cell table:style-name="ce38" table:formula="of:=[$screen_negative.AH23]" office:value-type="float" office:value="1" calcext:value-type="float">
            <text:p>1</text:p>
          </table:table-cell>
          <table:table-cell table:style-name="ce38" table:formula="of:=[$screen_negative.AI23]" office:value-type="float" office:value="0" calcext:value-type="float">
            <text:p>0</text:p>
          </table:table-cell>
          <table:table-cell table:style-name="ce38" table:formula="of:=[$screen_negative.AJ23]" office:value-type="float" office:value="0" calcext:value-type="float">
            <text:p>0</text:p>
          </table:table-cell>
          <table:table-cell table:style-name="ce38" table:formula="of:=[$screen_negative.AK23]" office:value-type="float" office:value="1" calcext:value-type="float">
            <text:p>1</text:p>
          </table:table-cell>
          <table:table-cell table:style-name="ce38" table:formula="of:=[$screen_negative.AL23]" office:value-type="float" office:value="0" calcext:value-type="float">
            <text:p>0</text:p>
          </table:table-cell>
          <table:table-cell table:style-name="ce38" table:formula="of:=[$screen_negative.AM23]" office:value-type="float" office:value="0" calcext:value-type="float">
            <text:p>0</text:p>
          </table:table-cell>
          <table:table-cell table:style-name="ce38" table:formula="of:=[$screen_negative.AN23]" office:value-type="float" office:value="0" calcext:value-type="float">
            <text:p>0</text:p>
          </table:table-cell>
          <table:table-cell table:style-name="ce38" table:formula="of:=[$screen_negative.AO23]" office:value-type="float" office:value="0" calcext:value-type="float">
            <text:p>0</text:p>
          </table:table-cell>
          <table:table-cell table:style-name="ce38" table:formula="of:=[$screen_negative.AP23]" office:value-type="float" office:value="0" calcext:value-type="float">
            <text:p>0</text:p>
          </table:table-cell>
          <table:table-cell table:style-name="ce38" table:formula="of:=[$screen_negative.AQ23]" office:value-type="float" office:value="0" calcext:value-type="float">
            <text:p>0</text:p>
          </table:table-cell>
          <table:table-cell table:style-name="ce38" table:formula="of:=[$screen_negative.AR23]" office:value-type="float" office:value="0" calcext:value-type="float">
            <text:p>0</text:p>
          </table:table-cell>
          <table:table-cell table:style-name="ce38" table:formula="of:=[$screen_negative.AS23]" office:value-type="float" office:value="0" calcext:value-type="float">
            <text:p>0</text:p>
          </table:table-cell>
          <table:table-cell table:style-name="ce38" table:formula="of:=[$screen_negative.AT23]" office:value-type="float" office:value="0" calcext:value-type="float">
            <text:p>0</text:p>
          </table:table-cell>
          <table:table-cell table:style-name="ce38" table:formula="of:=[$screen_negative.AU23]" office:value-type="float" office:value="0" calcext:value-type="float">
            <text:p>0</text:p>
          </table:table-cell>
          <table:table-cell table:style-name="ce38" table:formula="of:=[$screen_negative.AV23]" office:value-type="float" office:value="0" calcext:value-type="float">
            <text:p>0</text:p>
          </table:table-cell>
          <table:table-cell table:style-name="ce38" table:formula="of:=[$screen_negative.AW23]" office:value-type="float" office:value="0" calcext:value-type="float">
            <text:p>0</text:p>
          </table:table-cell>
          <table:table-cell table:style-name="ce38" table:formula="of:=[$screen_negative.AX23]" office:value-type="float" office:value="0" calcext:value-type="float">
            <text:p>0</text:p>
          </table:table-cell>
          <table:table-cell table:style-name="ce38" table:formula="of:=[$screen_negative.AY23]" office:value-type="float" office:value="0" calcext:value-type="float">
            <text:p>0</text:p>
          </table:table-cell>
          <table:table-cell table:style-name="ce38" table:formula="of:=[$screen_negative.AZ23]" office:value-type="float" office:value="0" calcext:value-type="float">
            <text:p>0</text:p>
          </table:table-cell>
          <table:table-cell table:style-name="ce38" table:formula="of:=[$screen_negative.BA23]" office:value-type="float" office:value="0" calcext:value-type="float">
            <text:p>0</text:p>
          </table:table-cell>
          <table:table-cell table:style-name="ce38" table:formula="of:=[$screen_negative.BB23]" office:value-type="float" office:value="0" calcext:value-type="float">
            <text:p>0</text:p>
          </table:table-cell>
          <table:table-cell table:style-name="ce38" table:formula="of:=[$screen_negative.BC23]" office:value-type="float" office:value="1" calcext:value-type="float">
            <text:p>1</text:p>
          </table:table-cell>
          <table:table-cell table:style-name="ce38" table:formula="of:=[$screen_negative.BD23]" office:value-type="float" office:value="0" calcext:value-type="float">
            <text:p>0</text:p>
          </table:table-cell>
          <table:table-cell table:style-name="ce38" table:formula="of:=[$screen_negative.BE23]" office:value-type="float" office:value="0" calcext:value-type="float">
            <text:p>0</text:p>
          </table:table-cell>
          <table:table-cell table:style-name="ce38" table:formula="of:=[$screen_negative.BF23]" office:value-type="float" office:value="0" calcext:value-type="float">
            <text:p>0</text:p>
          </table:table-cell>
          <table:table-cell table:style-name="ce38" table:formula="of:=[$screen_negative.BG23]" office:value-type="float" office:value="0" calcext:value-type="float">
            <text:p>0</text:p>
          </table:table-cell>
          <table:table-cell table:style-name="ce38" table:formula="of:=[$screen_negative.BH23]" office:value-type="float" office:value="0" calcext:value-type="float">
            <text:p>0</text:p>
          </table:table-cell>
          <table:table-cell table:style-name="ce38" table:formula="of:=[$screen_negative.BI23]" office:value-type="float" office:value="0" calcext:value-type="float">
            <text:p>0</text:p>
          </table:table-cell>
          <table:table-cell table:style-name="ce38" table:formula="of:=[$screen_negative.BJ23]" office:value-type="float" office:value="0" calcext:value-type="float">
            <text:p>0</text:p>
          </table:table-cell>
          <table:table-cell table:style-name="ce38" table:formula="of:=[$screen_negative.BK23]" office:value-type="float" office:value="0" calcext:value-type="float">
            <text:p>0</text:p>
          </table:table-cell>
          <table:table-cell table:style-name="ce38" table:formula="of:=[$screen_negative.BL23]" office:value-type="float" office:value="0" calcext:value-type="float">
            <text:p>0</text:p>
          </table:table-cell>
          <table:table-cell table:style-name="ce38" table:formula="of:=[$screen_negative.BM23]" office:value-type="float" office:value="0" calcext:value-type="float">
            <text:p>0</text:p>
          </table:table-cell>
          <table:table-cell table:style-name="ce38" table:formula="of:=[$screen_negative.BN23]" office:value-type="float" office:value="0" calcext:value-type="float">
            <text:p>0</text:p>
          </table:table-cell>
          <table:table-cell table:style-name="ce38" table:formula="of:=[$screen_negative.BO23]" office:value-type="float" office:value="0" calcext:value-type="float">
            <text:p>0</text:p>
          </table:table-cell>
          <table:table-cell table:style-name="ce38" table:formula="of:=[$screen_negative.BP23]" office:value-type="float" office:value="0" calcext:value-type="float">
            <text:p>0</text:p>
          </table:table-cell>
          <table:table-cell table:style-name="ce38" table:formula="of:=[$screen_negative.BQ23]" office:value-type="float" office:value="0" calcext:value-type="float">
            <text:p>0</text:p>
          </table:table-cell>
          <table:table-cell table:style-name="ce38" table:formula="of:=[$screen_negative.BR23]" office:value-type="float" office:value="0" calcext:value-type="float">
            <text:p>0</text:p>
          </table:table-cell>
          <table:table-cell table:style-name="ce38" table:formula="of:=[$screen_negative.BS23]" office:value-type="float" office:value="0" calcext:value-type="float">
            <text:p>0</text:p>
          </table:table-cell>
          <table:table-cell table:style-name="ce38" table:formula="of:=[$screen_negative.BT23]" office:value-type="float" office:value="0" calcext:value-type="float">
            <text:p>0</text:p>
          </table:table-cell>
          <table:table-cell table:style-name="ce38" table:formula="of:=[$screen_negative.BU23]" office:value-type="float" office:value="0" calcext:value-type="float">
            <text:p>0</text:p>
          </table:table-cell>
          <table:table-cell table:style-name="ce38" table:formula="of:=[$screen_negative.BV23]" office:value-type="float" office:value="1" calcext:value-type="float">
            <text:p>1</text:p>
          </table:table-cell>
          <table:table-cell table:style-name="ce38" table:formula="of:=[$screen_negative.BW23]" office:value-type="float" office:value="0" calcext:value-type="float">
            <text:p>0</text:p>
          </table:table-cell>
          <table:table-cell table:style-name="ce38" table:formula="of:=[$screen_negative.BX23]" office:value-type="float" office:value="0" calcext:value-type="float">
            <text:p>0</text:p>
          </table:table-cell>
          <table:table-cell table:style-name="ce38" table:formula="of:=[$screen_negative.BY23]" office:value-type="float" office:value="0" calcext:value-type="float">
            <text:p>0</text:p>
          </table:table-cell>
          <table:table-cell table:style-name="ce38" table:formula="of:=[$screen_negative.BZ23]" office:value-type="float" office:value="0" calcext:value-type="float">
            <text:p>0</text:p>
          </table:table-cell>
          <table:table-cell table:style-name="ce38" table:formula="of:=[$screen_negative.CA23]" office:value-type="float" office:value="0" calcext:value-type="float">
            <text:p>0</text:p>
          </table:table-cell>
          <table:table-cell table:style-name="ce38" table:formula="of:=[$screen_negative.CB23]" office:value-type="float" office:value="0" calcext:value-type="float">
            <text:p>0</text:p>
          </table:table-cell>
          <table:table-cell table:style-name="ce38" table:formula="of:=[$screen_negative.CC23]" office:value-type="float" office:value="0" calcext:value-type="float">
            <text:p>0</text:p>
          </table:table-cell>
          <table:table-cell table:style-name="ce38" table:formula="of:=[$screen_negative.CD23]" office:value-type="float" office:value="0" calcext:value-type="float">
            <text:p>0</text:p>
          </table:table-cell>
          <table:table-cell table:style-name="ce38" table:formula="of:=[$screen_negative.CE23]" office:value-type="float" office:value="0" calcext:value-type="float">
            <text:p>0</text:p>
          </table:table-cell>
          <table:table-cell table:style-name="ce38" table:formula="of:=[$screen_negative.CF23]" office:value-type="float" office:value="0" calcext:value-type="float">
            <text:p>0</text:p>
          </table:table-cell>
          <table:table-cell table:style-name="ce38" table:formula="of:=[$screen_negative.CG23]" office:value-type="float" office:value="0" calcext:value-type="float">
            <text:p>0</text:p>
          </table:table-cell>
          <table:table-cell table:style-name="ce38" table:formula="of:=[$screen_negative.CH23]" office:value-type="float" office:value="0" calcext:value-type="float">
            <text:p>0</text:p>
          </table:table-cell>
          <table:table-cell table:style-name="ce38" table:formula="of:=[$screen_negative.CI23]" office:value-type="float" office:value="0" calcext:value-type="float">
            <text:p>0</text:p>
          </table:table-cell>
          <table:table-cell table:style-name="ce38" table:formula="of:=[$screen_negative.CJ23]" office:value-type="float" office:value="0" calcext:value-type="float">
            <text:p>0</text:p>
          </table:table-cell>
          <table:table-cell table:style-name="ce38" table:formula="of:=[$screen_negative.CK23]" office:value-type="float" office:value="0" calcext:value-type="float">
            <text:p>0</text:p>
          </table:table-cell>
          <table:table-cell table:style-name="ce38" table:formula="of:=[$screen_negative.CL23]" office:value-type="float" office:value="0" calcext:value-type="float">
            <text:p>0</text:p>
          </table:table-cell>
          <table:table-cell table:style-name="ce38" table:formula="of:=[$screen_negative.CM23]" office:value-type="float" office:value="0" calcext:value-type="float">
            <text:p>0</text:p>
          </table:table-cell>
          <table:table-cell table:style-name="ce38" table:formula="of:=[$screen_negative.CN23]" office:value-type="float" office:value="1" calcext:value-type="float">
            <text:p>1</text:p>
          </table:table-cell>
          <table:table-cell table:style-name="ce38" table:formula="of:=[$screen_negative.CO23]" office:value-type="float" office:value="0" calcext:value-type="float">
            <text:p>0</text:p>
          </table:table-cell>
          <table:table-cell table:style-name="ce38" table:formula="of:=[$screen_negative.CP23]" office:value-type="float" office:value="0" calcext:value-type="float">
            <text:p>0</text:p>
          </table:table-cell>
          <table:table-cell table:style-name="ce38" table:formula="of:=[$screen_negative.CQ23]" office:value-type="float" office:value="1" calcext:value-type="float">
            <text:p>1</text:p>
          </table:table-cell>
          <table:table-cell table:style-name="ce38" table:formula="of:=[$screen_negative.CR23]" office:value-type="float" office:value="0" calcext:value-type="float">
            <text:p>0</text:p>
          </table:table-cell>
          <table:table-cell table:style-name="ce38" table:formula="of:=[$screen_negative.CS23]" office:value-type="float" office:value="0" calcext:value-type="float">
            <text:p>0</text:p>
          </table:table-cell>
          <table:table-cell table:style-name="ce38" table:formula="of:=[$screen_negative.CT23]" office:value-type="float" office:value="0" calcext:value-type="float">
            <text:p>0</text:p>
          </table:table-cell>
          <table:table-cell table:style-name="ce38" table:formula="of:=[$screen_negative.CU23]" office:value-type="float" office:value="0" calcext:value-type="float">
            <text:p>0</text:p>
          </table:table-cell>
          <table:table-cell table:style-name="ce38" table:formula="of:=[$screen_negative.CV23]" office:value-type="float" office:value="0" calcext:value-type="float">
            <text:p>0</text:p>
          </table:table-cell>
          <table:table-cell table:style-name="ce38" table:formula="of:=[$screen_negative.CW23]" office:value-type="float" office:value="0" calcext:value-type="float">
            <text:p>0</text:p>
          </table:table-cell>
          <table:table-cell table:style-name="ce38" table:formula="of:=[$screen_negative.CX23]" office:value-type="float" office:value="0" calcext:value-type="float">
            <text:p>0</text:p>
          </table:table-cell>
          <table:table-cell table:style-name="ce38" table:formula="of:=[$screen_negative.CY23]" office:value-type="float" office:value="0" calcext:value-type="float">
            <text:p>0</text:p>
          </table:table-cell>
          <table:table-cell table:style-name="ce38" table:formula="of:=[$screen_negative.CZ23]" office:value-type="float" office:value="0" calcext:value-type="float">
            <text:p>0</text:p>
          </table:table-cell>
          <table:table-cell table:style-name="ce38" table:formula="of:=[$screen_negative.DA23]" office:value-type="float" office:value="0" calcext:value-type="float">
            <text:p>0</text:p>
          </table:table-cell>
          <table:table-cell table:style-name="ce38" table:formula="of:=[$screen_negative.DB23]" office:value-type="float" office:value="0" calcext:value-type="float">
            <text:p>0</text:p>
          </table:table-cell>
          <table:table-cell table:style-name="ce38" table:formula="of:=[$screen_negative.DC23]" office:value-type="float" office:value="0" calcext:value-type="float">
            <text:p>0</text:p>
          </table:table-cell>
          <table:table-cell table:style-name="ce38" table:formula="of:=[$screen_negative.DD23]" office:value-type="float" office:value="0" calcext:value-type="float">
            <text:p>0</text:p>
          </table:table-cell>
          <table:table-cell table:style-name="ce38" table:formula="of:=[$screen_negative.DE23]" office:value-type="float" office:value="0" calcext:value-type="float">
            <text:p>0</text:p>
          </table:table-cell>
          <table:table-cell table:style-name="ce38" table:formula="of:=[$screen_negative.DF23]" office:value-type="float" office:value="0" calcext:value-type="float">
            <text:p>0</text:p>
          </table:table-cell>
          <table:table-cell table:style-name="ce38" table:formula="of:=[$screen_negative.DG23]" office:value-type="float" office:value="0" calcext:value-type="float">
            <text:p>0</text:p>
          </table:table-cell>
          <table:table-cell table:style-name="ce38" table:formula="of:=[$screen_negative.DH23]" office:value-type="float" office:value="0" calcext:value-type="float">
            <text:p>0</text:p>
          </table:table-cell>
          <table:table-cell table:style-name="ce38" table:formula="of:=[$screen_negative.DI23]" office:value-type="float" office:value="0" calcext:value-type="float">
            <text:p>0</text:p>
          </table:table-cell>
          <table:table-cell table:style-name="ce38" table:formula="of:=[$screen_negative.DJ23]" office:value-type="float" office:value="0" calcext:value-type="float">
            <text:p>0</text:p>
          </table:table-cell>
          <table:table-cell table:style-name="ce38" table:formula="of:=[$screen_negative.DK23]" office:value-type="float" office:value="0" calcext:value-type="float">
            <text:p>0</text:p>
          </table:table-cell>
          <table:table-cell table:style-name="ce38" table:formula="of:=[$screen_negative.DL23]" office:value-type="float" office:value="0" calcext:value-type="float">
            <text:p>0</text:p>
          </table:table-cell>
          <table:table-cell table:style-name="ce38" table:formula="of:=[$screen_negative.DM23]" office:value-type="float" office:value="0" calcext:value-type="float">
            <text:p>0</text:p>
          </table:table-cell>
          <table:table-cell table:style-name="ce38" table:formula="of:=[$screen_negative.DN23]" office:value-type="float" office:value="0" calcext:value-type="float">
            <text:p>0</text:p>
          </table:table-cell>
          <table:table-cell table:style-name="ce38" table:formula="of:=[$screen_negative.DO23]" office:value-type="float" office:value="0" calcext:value-type="float">
            <text:p>0</text:p>
          </table:table-cell>
          <table:table-cell table:style-name="ce38" table:formula="of:=[$screen_negative.DP23]" office:value-type="float" office:value="0" calcext:value-type="float">
            <text:p>0</text:p>
          </table:table-cell>
          <table:table-cell table:style-name="ce38" table:formula="of:=[$screen_negative.DQ23]" office:value-type="float" office:value="0" calcext:value-type="float">
            <text:p>0</text:p>
          </table:table-cell>
          <table:table-cell table:style-name="ce38" table:formula="of:=[$screen_negative.DR23]" office:value-type="float" office:value="0" calcext:value-type="float">
            <text:p>0</text:p>
          </table:table-cell>
          <table:table-cell table:style-name="ce38" table:formula="of:=[$screen_negative.DS23]" office:value-type="float" office:value="0" calcext:value-type="float">
            <text:p>0</text:p>
          </table:table-cell>
          <table:table-cell table:style-name="ce38" table:formula="of:=[$screen_negative.DT23]" office:value-type="float" office:value="0" calcext:value-type="float">
            <text:p>0</text:p>
          </table:table-cell>
          <table:table-cell table:style-name="ce38" table:formula="of:=[$screen_negative.DU23]" office:value-type="float" office:value="0" calcext:value-type="float">
            <text:p>0</text:p>
          </table:table-cell>
          <table:table-cell table:style-name="ce38" table:formula="of:=[$screen_negative.DV23]" office:value-type="float" office:value="0" calcext:value-type="float">
            <text:p>0</text:p>
          </table:table-cell>
          <table:table-cell table:style-name="ce38" table:formula="of:=[$screen_negative.DW23]" office:value-type="float" office:value="0" calcext:value-type="float">
            <text:p>0</text:p>
          </table:table-cell>
          <table:table-cell table:style-name="ce38" table:formula="of:=[$screen_negative.DX23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24]" office:value-type="float" office:value="0" calcext:value-type="float">
            <text:p>0</text:p>
          </table:table-cell>
          <table:table-cell table:style-name="ce38" table:formula="of:=[$screen_negative.B24]" office:value-type="float" office:value="0" calcext:value-type="float">
            <text:p>0</text:p>
          </table:table-cell>
          <table:table-cell table:style-name="ce38" table:formula="of:=[$screen_negative.C24]" office:value-type="float" office:value="0" calcext:value-type="float">
            <text:p>0</text:p>
          </table:table-cell>
          <table:table-cell table:style-name="ce38" table:formula="of:=[$screen_negative.D24]" office:value-type="float" office:value="0" calcext:value-type="float">
            <text:p>0</text:p>
          </table:table-cell>
          <table:table-cell table:style-name="ce38" table:formula="of:=[$screen_negative.E24]" office:value-type="float" office:value="0" calcext:value-type="float">
            <text:p>0</text:p>
          </table:table-cell>
          <table:table-cell table:style-name="ce38" table:formula="of:=[$screen_negative.F24]" office:value-type="float" office:value="0" calcext:value-type="float">
            <text:p>0</text:p>
          </table:table-cell>
          <table:table-cell table:style-name="ce38" table:formula="of:=[$screen_negative.G24]" office:value-type="float" office:value="0" calcext:value-type="float">
            <text:p>0</text:p>
          </table:table-cell>
          <table:table-cell table:style-name="ce38" table:formula="of:=[$screen_negative.H24]" office:value-type="float" office:value="0" calcext:value-type="float">
            <text:p>0</text:p>
          </table:table-cell>
          <table:table-cell table:style-name="ce38" table:formula="of:=[$screen_negative.I24]" office:value-type="float" office:value="0" calcext:value-type="float">
            <text:p>0</text:p>
          </table:table-cell>
          <table:table-cell table:style-name="ce38" table:formula="of:=[$screen_negative.J24]" office:value-type="float" office:value="0" calcext:value-type="float">
            <text:p>0</text:p>
          </table:table-cell>
          <table:table-cell table:style-name="ce38" table:formula="of:=[$screen_negative.K24]" office:value-type="float" office:value="0" calcext:value-type="float">
            <text:p>0</text:p>
          </table:table-cell>
          <table:table-cell table:style-name="ce38" table:formula="of:=[$screen_negative.L24]" office:value-type="float" office:value="0" calcext:value-type="float">
            <text:p>0</text:p>
          </table:table-cell>
          <table:table-cell table:style-name="ce38" table:formula="of:=[$screen_negative.M24]" office:value-type="float" office:value="0" calcext:value-type="float">
            <text:p>0</text:p>
          </table:table-cell>
          <table:table-cell table:style-name="ce38" table:formula="of:=[$screen_negative.N24]" office:value-type="float" office:value="0" calcext:value-type="float">
            <text:p>0</text:p>
          </table:table-cell>
          <table:table-cell table:style-name="ce38" table:formula="of:=[$screen_negative.O24]" office:value-type="float" office:value="0" calcext:value-type="float">
            <text:p>0</text:p>
          </table:table-cell>
          <table:table-cell table:style-name="ce38" table:formula="of:=[$screen_negative.P24]" office:value-type="float" office:value="0" calcext:value-type="float">
            <text:p>0</text:p>
          </table:table-cell>
          <table:table-cell table:style-name="ce38" table:formula="of:=[$screen_negative.Q24]" office:value-type="float" office:value="0" calcext:value-type="float">
            <text:p>0</text:p>
          </table:table-cell>
          <table:table-cell table:style-name="ce38" table:formula="of:=[$screen_negative.R24]" office:value-type="float" office:value="0" calcext:value-type="float">
            <text:p>0</text:p>
          </table:table-cell>
          <table:table-cell table:style-name="ce38" table:formula="of:=[$screen_negative.S24]" office:value-type="float" office:value="0" calcext:value-type="float">
            <text:p>0</text:p>
          </table:table-cell>
          <table:table-cell table:style-name="ce38" table:formula="of:=[$screen_negative.T24]" office:value-type="float" office:value="0" calcext:value-type="float">
            <text:p>0</text:p>
          </table:table-cell>
          <table:table-cell table:style-name="ce38" table:formula="of:=[$screen_negative.U24]" office:value-type="float" office:value="0" calcext:value-type="float">
            <text:p>0</text:p>
          </table:table-cell>
          <table:table-cell table:style-name="ce38" table:formula="of:=[$screen_negative.V24]" office:value-type="float" office:value="0" calcext:value-type="float">
            <text:p>0</text:p>
          </table:table-cell>
          <table:table-cell table:style-name="ce38" table:formula="of:=[$screen_negative.W24]" office:value-type="float" office:value="0" calcext:value-type="float">
            <text:p>0</text:p>
          </table:table-cell>
          <table:table-cell table:style-name="ce38" table:formula="of:=[$screen_negative.X24]" office:value-type="float" office:value="0" calcext:value-type="float">
            <text:p>0</text:p>
          </table:table-cell>
          <table:table-cell table:style-name="ce38" table:formula="of:=[$screen_negative.Y24]" office:value-type="float" office:value="0" calcext:value-type="float">
            <text:p>0</text:p>
          </table:table-cell>
          <table:table-cell table:style-name="ce38" table:formula="of:=[$screen_negative.Z24]" office:value-type="float" office:value="0" calcext:value-type="float">
            <text:p>0</text:p>
          </table:table-cell>
          <table:table-cell table:style-name="ce38" table:formula="of:=[$screen_negative.AA24]" office:value-type="float" office:value="0" calcext:value-type="float">
            <text:p>0</text:p>
          </table:table-cell>
          <table:table-cell table:style-name="ce38" table:formula="of:=[$screen_negative.AB24]" office:value-type="float" office:value="0" calcext:value-type="float">
            <text:p>0</text:p>
          </table:table-cell>
          <table:table-cell table:style-name="ce38" table:formula="of:=[$screen_negative.AC24]" office:value-type="float" office:value="0" calcext:value-type="float">
            <text:p>0</text:p>
          </table:table-cell>
          <table:table-cell table:style-name="ce38" table:formula="of:=[$screen_negative.AD24]" office:value-type="float" office:value="0" calcext:value-type="float">
            <text:p>0</text:p>
          </table:table-cell>
          <table:table-cell table:style-name="ce38" table:formula="of:=[$screen_negative.AE24]" office:value-type="float" office:value="0" calcext:value-type="float">
            <text:p>0</text:p>
          </table:table-cell>
          <table:table-cell table:style-name="ce38" table:formula="of:=[$screen_negative.AF24]" office:value-type="float" office:value="0" calcext:value-type="float">
            <text:p>0</text:p>
          </table:table-cell>
          <table:table-cell table:style-name="ce38" table:formula="of:=[$screen_negative.AG24]" office:value-type="float" office:value="0" calcext:value-type="float">
            <text:p>0</text:p>
          </table:table-cell>
          <table:table-cell table:style-name="ce38" table:formula="of:=[$screen_negative.AH24]" office:value-type="float" office:value="1" calcext:value-type="float">
            <text:p>1</text:p>
          </table:table-cell>
          <table:table-cell table:style-name="ce38" table:formula="of:=[$screen_negative.AI24]" office:value-type="float" office:value="0" calcext:value-type="float">
            <text:p>0</text:p>
          </table:table-cell>
          <table:table-cell table:style-name="ce38" table:formula="of:=[$screen_negative.AJ24]" office:value-type="float" office:value="1" calcext:value-type="float">
            <text:p>1</text:p>
          </table:table-cell>
          <table:table-cell table:style-name="ce38" table:formula="of:=[$screen_negative.AK24]" office:value-type="float" office:value="0" calcext:value-type="float">
            <text:p>0</text:p>
          </table:table-cell>
          <table:table-cell table:style-name="ce38" table:formula="of:=[$screen_negative.AL24]" office:value-type="float" office:value="0" calcext:value-type="float">
            <text:p>0</text:p>
          </table:table-cell>
          <table:table-cell table:style-name="ce38" table:formula="of:=[$screen_negative.AM24]" office:value-type="float" office:value="0" calcext:value-type="float">
            <text:p>0</text:p>
          </table:table-cell>
          <table:table-cell table:style-name="ce38" table:formula="of:=[$screen_negative.AN24]" office:value-type="float" office:value="0" calcext:value-type="float">
            <text:p>0</text:p>
          </table:table-cell>
          <table:table-cell table:style-name="ce38" table:formula="of:=[$screen_negative.AO24]" office:value-type="float" office:value="0" calcext:value-type="float">
            <text:p>0</text:p>
          </table:table-cell>
          <table:table-cell table:style-name="ce38" table:formula="of:=[$screen_negative.AP24]" office:value-type="float" office:value="0" calcext:value-type="float">
            <text:p>0</text:p>
          </table:table-cell>
          <table:table-cell table:style-name="ce38" table:formula="of:=[$screen_negative.AQ24]" office:value-type="float" office:value="0" calcext:value-type="float">
            <text:p>0</text:p>
          </table:table-cell>
          <table:table-cell table:style-name="ce38" table:formula="of:=[$screen_negative.AR24]" office:value-type="float" office:value="0" calcext:value-type="float">
            <text:p>0</text:p>
          </table:table-cell>
          <table:table-cell table:style-name="ce38" table:formula="of:=[$screen_negative.AS24]" office:value-type="float" office:value="0" calcext:value-type="float">
            <text:p>0</text:p>
          </table:table-cell>
          <table:table-cell table:style-name="ce38" table:formula="of:=[$screen_negative.AT24]" office:value-type="float" office:value="0" calcext:value-type="float">
            <text:p>0</text:p>
          </table:table-cell>
          <table:table-cell table:style-name="ce38" table:formula="of:=[$screen_negative.AU24]" office:value-type="float" office:value="0" calcext:value-type="float">
            <text:p>0</text:p>
          </table:table-cell>
          <table:table-cell table:style-name="ce38" table:formula="of:=[$screen_negative.AV24]" office:value-type="float" office:value="0" calcext:value-type="float">
            <text:p>0</text:p>
          </table:table-cell>
          <table:table-cell table:style-name="ce38" table:formula="of:=[$screen_negative.AW24]" office:value-type="float" office:value="0" calcext:value-type="float">
            <text:p>0</text:p>
          </table:table-cell>
          <table:table-cell table:style-name="ce38" table:formula="of:=[$screen_negative.AX24]" office:value-type="float" office:value="0" calcext:value-type="float">
            <text:p>0</text:p>
          </table:table-cell>
          <table:table-cell table:style-name="ce38" table:formula="of:=[$screen_negative.AY24]" office:value-type="float" office:value="0" calcext:value-type="float">
            <text:p>0</text:p>
          </table:table-cell>
          <table:table-cell table:style-name="ce38" table:formula="of:=[$screen_negative.AZ24]" office:value-type="float" office:value="0" calcext:value-type="float">
            <text:p>0</text:p>
          </table:table-cell>
          <table:table-cell table:style-name="ce38" table:formula="of:=[$screen_negative.BA24]" office:value-type="float" office:value="0" calcext:value-type="float">
            <text:p>0</text:p>
          </table:table-cell>
          <table:table-cell table:style-name="ce38" table:formula="of:=[$screen_negative.BB24]" office:value-type="float" office:value="0" calcext:value-type="float">
            <text:p>0</text:p>
          </table:table-cell>
          <table:table-cell table:style-name="ce38" table:formula="of:=[$screen_negative.BC24]" office:value-type="float" office:value="0" calcext:value-type="float">
            <text:p>0</text:p>
          </table:table-cell>
          <table:table-cell table:style-name="ce38" table:formula="of:=[$screen_negative.BD24]" office:value-type="float" office:value="1" calcext:value-type="float">
            <text:p>1</text:p>
          </table:table-cell>
          <table:table-cell table:style-name="ce38" table:formula="of:=[$screen_negative.BE24]" office:value-type="float" office:value="0" calcext:value-type="float">
            <text:p>0</text:p>
          </table:table-cell>
          <table:table-cell table:style-name="ce38" table:formula="of:=[$screen_negative.BF24]" office:value-type="float" office:value="0" calcext:value-type="float">
            <text:p>0</text:p>
          </table:table-cell>
          <table:table-cell table:style-name="ce38" table:formula="of:=[$screen_negative.BG24]" office:value-type="float" office:value="0" calcext:value-type="float">
            <text:p>0</text:p>
          </table:table-cell>
          <table:table-cell table:style-name="ce38" table:formula="of:=[$screen_negative.BH24]" office:value-type="float" office:value="0" calcext:value-type="float">
            <text:p>0</text:p>
          </table:table-cell>
          <table:table-cell table:style-name="ce38" table:formula="of:=[$screen_negative.BI24]" office:value-type="float" office:value="0" calcext:value-type="float">
            <text:p>0</text:p>
          </table:table-cell>
          <table:table-cell table:style-name="ce38" table:formula="of:=[$screen_negative.BJ24]" office:value-type="float" office:value="0" calcext:value-type="float">
            <text:p>0</text:p>
          </table:table-cell>
          <table:table-cell table:style-name="ce38" table:formula="of:=[$screen_negative.BK24]" office:value-type="float" office:value="0" calcext:value-type="float">
            <text:p>0</text:p>
          </table:table-cell>
          <table:table-cell table:style-name="ce38" table:formula="of:=[$screen_negative.BL24]" office:value-type="float" office:value="1" calcext:value-type="float">
            <text:p>1</text:p>
          </table:table-cell>
          <table:table-cell table:style-name="ce38" table:formula="of:=[$screen_negative.BM24]" office:value-type="float" office:value="1" calcext:value-type="float">
            <text:p>1</text:p>
          </table:table-cell>
          <table:table-cell table:style-name="ce38" table:formula="of:=[$screen_negative.BN24]" office:value-type="float" office:value="0" calcext:value-type="float">
            <text:p>0</text:p>
          </table:table-cell>
          <table:table-cell table:style-name="ce38" table:formula="of:=[$screen_negative.BO24]" office:value-type="float" office:value="0" calcext:value-type="float">
            <text:p>0</text:p>
          </table:table-cell>
          <table:table-cell table:style-name="ce38" table:formula="of:=[$screen_negative.BP24]" office:value-type="float" office:value="0" calcext:value-type="float">
            <text:p>0</text:p>
          </table:table-cell>
          <table:table-cell table:style-name="ce38" table:formula="of:=[$screen_negative.BQ24]" office:value-type="float" office:value="0" calcext:value-type="float">
            <text:p>0</text:p>
          </table:table-cell>
          <table:table-cell table:style-name="ce38" table:formula="of:=[$screen_negative.BR24]" office:value-type="float" office:value="0" calcext:value-type="float">
            <text:p>0</text:p>
          </table:table-cell>
          <table:table-cell table:style-name="ce38" table:formula="of:=[$screen_negative.BS24]" office:value-type="float" office:value="0" calcext:value-type="float">
            <text:p>0</text:p>
          </table:table-cell>
          <table:table-cell table:style-name="ce38" table:formula="of:=[$screen_negative.BT24]" office:value-type="float" office:value="0" calcext:value-type="float">
            <text:p>0</text:p>
          </table:table-cell>
          <table:table-cell table:style-name="ce38" table:formula="of:=[$screen_negative.BU24]" office:value-type="float" office:value="1" calcext:value-type="float">
            <text:p>1</text:p>
          </table:table-cell>
          <table:table-cell table:style-name="ce38" table:formula="of:=[$screen_negative.BV24]" office:value-type="float" office:value="0" calcext:value-type="float">
            <text:p>0</text:p>
          </table:table-cell>
          <table:table-cell table:style-name="ce38" table:formula="of:=[$screen_negative.BW24]" office:value-type="float" office:value="0" calcext:value-type="float">
            <text:p>0</text:p>
          </table:table-cell>
          <table:table-cell table:style-name="ce38" table:formula="of:=[$screen_negative.BX24]" office:value-type="float" office:value="0" calcext:value-type="float">
            <text:p>0</text:p>
          </table:table-cell>
          <table:table-cell table:style-name="ce38" table:formula="of:=[$screen_negative.BY24]" office:value-type="float" office:value="0" calcext:value-type="float">
            <text:p>0</text:p>
          </table:table-cell>
          <table:table-cell table:style-name="ce38" table:formula="of:=[$screen_negative.BZ24]" office:value-type="float" office:value="0" calcext:value-type="float">
            <text:p>0</text:p>
          </table:table-cell>
          <table:table-cell table:style-name="ce38" table:formula="of:=[$screen_negative.CA24]" office:value-type="float" office:value="0" calcext:value-type="float">
            <text:p>0</text:p>
          </table:table-cell>
          <table:table-cell table:style-name="ce38" table:formula="of:=[$screen_negative.CB24]" office:value-type="float" office:value="0" calcext:value-type="float">
            <text:p>0</text:p>
          </table:table-cell>
          <table:table-cell table:style-name="ce38" table:formula="of:=[$screen_negative.CC24]" office:value-type="float" office:value="0" calcext:value-type="float">
            <text:p>0</text:p>
          </table:table-cell>
          <table:table-cell table:style-name="ce38" table:formula="of:=[$screen_negative.CD24]" office:value-type="float" office:value="0" calcext:value-type="float">
            <text:p>0</text:p>
          </table:table-cell>
          <table:table-cell table:style-name="ce38" table:formula="of:=[$screen_negative.CE24]" office:value-type="float" office:value="0" calcext:value-type="float">
            <text:p>0</text:p>
          </table:table-cell>
          <table:table-cell table:style-name="ce38" table:formula="of:=[$screen_negative.CF24]" office:value-type="float" office:value="0" calcext:value-type="float">
            <text:p>0</text:p>
          </table:table-cell>
          <table:table-cell table:style-name="ce38" table:formula="of:=[$screen_negative.CG24]" office:value-type="float" office:value="0" calcext:value-type="float">
            <text:p>0</text:p>
          </table:table-cell>
          <table:table-cell table:style-name="ce38" table:formula="of:=[$screen_negative.CH24]" office:value-type="float" office:value="0" calcext:value-type="float">
            <text:p>0</text:p>
          </table:table-cell>
          <table:table-cell table:style-name="ce38" table:formula="of:=[$screen_negative.CI24]" office:value-type="float" office:value="0" calcext:value-type="float">
            <text:p>0</text:p>
          </table:table-cell>
          <table:table-cell table:style-name="ce38" table:formula="of:=[$screen_negative.CJ24]" office:value-type="float" office:value="0" calcext:value-type="float">
            <text:p>0</text:p>
          </table:table-cell>
          <table:table-cell table:style-name="ce38" table:formula="of:=[$screen_negative.CK24]" office:value-type="float" office:value="0" calcext:value-type="float">
            <text:p>0</text:p>
          </table:table-cell>
          <table:table-cell table:style-name="ce38" table:formula="of:=[$screen_negative.CL24]" office:value-type="float" office:value="0" calcext:value-type="float">
            <text:p>0</text:p>
          </table:table-cell>
          <table:table-cell table:style-name="ce38" table:formula="of:=[$screen_negative.CM24]" office:value-type="float" office:value="0" calcext:value-type="float">
            <text:p>0</text:p>
          </table:table-cell>
          <table:table-cell table:style-name="ce38" table:formula="of:=[$screen_negative.CN24]" office:value-type="float" office:value="0" calcext:value-type="float">
            <text:p>0</text:p>
          </table:table-cell>
          <table:table-cell table:style-name="ce38" table:formula="of:=[$screen_negative.CO24]" office:value-type="float" office:value="1" calcext:value-type="float">
            <text:p>1</text:p>
          </table:table-cell>
          <table:table-cell table:style-name="ce38" table:formula="of:=[$screen_negative.CP24]" office:value-type="float" office:value="0" calcext:value-type="float">
            <text:p>0</text:p>
          </table:table-cell>
          <table:table-cell table:style-name="ce38" table:formula="of:=[$screen_negative.CQ24]" office:value-type="float" office:value="1" calcext:value-type="float">
            <text:p>1</text:p>
          </table:table-cell>
          <table:table-cell table:style-name="ce38" table:formula="of:=[$screen_negative.CR24]" office:value-type="float" office:value="0" calcext:value-type="float">
            <text:p>0</text:p>
          </table:table-cell>
          <table:table-cell table:style-name="ce38" table:formula="of:=[$screen_negative.CS24]" office:value-type="float" office:value="0" calcext:value-type="float">
            <text:p>0</text:p>
          </table:table-cell>
          <table:table-cell table:style-name="ce38" table:formula="of:=[$screen_negative.CT24]" office:value-type="float" office:value="0" calcext:value-type="float">
            <text:p>0</text:p>
          </table:table-cell>
          <table:table-cell table:style-name="ce38" table:formula="of:=[$screen_negative.CU24]" office:value-type="float" office:value="0" calcext:value-type="float">
            <text:p>0</text:p>
          </table:table-cell>
          <table:table-cell table:style-name="ce38" table:formula="of:=[$screen_negative.CV24]" office:value-type="float" office:value="0" calcext:value-type="float">
            <text:p>0</text:p>
          </table:table-cell>
          <table:table-cell table:style-name="ce38" table:formula="of:=[$screen_negative.CW24]" office:value-type="float" office:value="0" calcext:value-type="float">
            <text:p>0</text:p>
          </table:table-cell>
          <table:table-cell table:style-name="ce38" table:formula="of:=[$screen_negative.CX24]" office:value-type="float" office:value="0" calcext:value-type="float">
            <text:p>0</text:p>
          </table:table-cell>
          <table:table-cell table:style-name="ce38" table:formula="of:=[$screen_negative.CY24]" office:value-type="float" office:value="0" calcext:value-type="float">
            <text:p>0</text:p>
          </table:table-cell>
          <table:table-cell table:style-name="ce38" table:formula="of:=[$screen_negative.CZ24]" office:value-type="float" office:value="0" calcext:value-type="float">
            <text:p>0</text:p>
          </table:table-cell>
          <table:table-cell table:style-name="ce38" table:formula="of:=[$screen_negative.DA24]" office:value-type="float" office:value="0" calcext:value-type="float">
            <text:p>0</text:p>
          </table:table-cell>
          <table:table-cell table:style-name="ce38" table:formula="of:=[$screen_negative.DB24]" office:value-type="float" office:value="0" calcext:value-type="float">
            <text:p>0</text:p>
          </table:table-cell>
          <table:table-cell table:style-name="ce38" table:formula="of:=[$screen_negative.DC24]" office:value-type="float" office:value="0" calcext:value-type="float">
            <text:p>0</text:p>
          </table:table-cell>
          <table:table-cell table:style-name="ce38" table:formula="of:=[$screen_negative.DD24]" office:value-type="float" office:value="0" calcext:value-type="float">
            <text:p>0</text:p>
          </table:table-cell>
          <table:table-cell table:style-name="ce38" table:formula="of:=[$screen_negative.DE24]" office:value-type="float" office:value="0" calcext:value-type="float">
            <text:p>0</text:p>
          </table:table-cell>
          <table:table-cell table:style-name="ce38" table:formula="of:=[$screen_negative.DF24]" office:value-type="float" office:value="0" calcext:value-type="float">
            <text:p>0</text:p>
          </table:table-cell>
          <table:table-cell table:style-name="ce38" table:formula="of:=[$screen_negative.DG24]" office:value-type="float" office:value="0" calcext:value-type="float">
            <text:p>0</text:p>
          </table:table-cell>
          <table:table-cell table:style-name="ce38" table:formula="of:=[$screen_negative.DH24]" office:value-type="float" office:value="0" calcext:value-type="float">
            <text:p>0</text:p>
          </table:table-cell>
          <table:table-cell table:style-name="ce38" table:formula="of:=[$screen_negative.DI24]" office:value-type="float" office:value="0" calcext:value-type="float">
            <text:p>0</text:p>
          </table:table-cell>
          <table:table-cell table:style-name="ce38" table:formula="of:=[$screen_negative.DJ24]" office:value-type="float" office:value="0" calcext:value-type="float">
            <text:p>0</text:p>
          </table:table-cell>
          <table:table-cell table:style-name="ce38" table:formula="of:=[$screen_negative.DK24]" office:value-type="float" office:value="0" calcext:value-type="float">
            <text:p>0</text:p>
          </table:table-cell>
          <table:table-cell table:style-name="ce38" table:formula="of:=[$screen_negative.DL24]" office:value-type="float" office:value="0" calcext:value-type="float">
            <text:p>0</text:p>
          </table:table-cell>
          <table:table-cell table:style-name="ce38" table:formula="of:=[$screen_negative.DM24]" office:value-type="float" office:value="0" calcext:value-type="float">
            <text:p>0</text:p>
          </table:table-cell>
          <table:table-cell table:style-name="ce38" table:formula="of:=[$screen_negative.DN24]" office:value-type="float" office:value="0" calcext:value-type="float">
            <text:p>0</text:p>
          </table:table-cell>
          <table:table-cell table:style-name="ce38" table:formula="of:=[$screen_negative.DO24]" office:value-type="float" office:value="0" calcext:value-type="float">
            <text:p>0</text:p>
          </table:table-cell>
          <table:table-cell table:style-name="ce38" table:formula="of:=[$screen_negative.DP24]" office:value-type="float" office:value="0" calcext:value-type="float">
            <text:p>0</text:p>
          </table:table-cell>
          <table:table-cell table:style-name="ce38" table:formula="of:=[$screen_negative.DQ24]" office:value-type="float" office:value="0" calcext:value-type="float">
            <text:p>0</text:p>
          </table:table-cell>
          <table:table-cell table:style-name="ce38" table:formula="of:=[$screen_negative.DR24]" office:value-type="float" office:value="0" calcext:value-type="float">
            <text:p>0</text:p>
          </table:table-cell>
          <table:table-cell table:style-name="ce38" table:formula="of:=[$screen_negative.DS24]" office:value-type="float" office:value="0" calcext:value-type="float">
            <text:p>0</text:p>
          </table:table-cell>
          <table:table-cell table:style-name="ce38" table:formula="of:=[$screen_negative.DT24]" office:value-type="float" office:value="0" calcext:value-type="float">
            <text:p>0</text:p>
          </table:table-cell>
          <table:table-cell table:style-name="ce38" table:formula="of:=[$screen_negative.DU24]" office:value-type="float" office:value="0" calcext:value-type="float">
            <text:p>0</text:p>
          </table:table-cell>
          <table:table-cell table:style-name="ce38" table:formula="of:=[$screen_negative.DV24]" office:value-type="float" office:value="0" calcext:value-type="float">
            <text:p>0</text:p>
          </table:table-cell>
          <table:table-cell table:style-name="ce38" table:formula="of:=[$screen_negative.DW24]" office:value-type="float" office:value="0" calcext:value-type="float">
            <text:p>0</text:p>
          </table:table-cell>
          <table:table-cell table:style-name="ce38" table:formula="of:=[$screen_negative.DX24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25]" office:value-type="float" office:value="0" calcext:value-type="float">
            <text:p>0</text:p>
          </table:table-cell>
          <table:table-cell table:style-name="ce38" table:formula="of:=[$screen_negative.B25]" office:value-type="float" office:value="0" calcext:value-type="float">
            <text:p>0</text:p>
          </table:table-cell>
          <table:table-cell table:style-name="ce38" table:formula="of:=[$screen_negative.C25]" office:value-type="float" office:value="0" calcext:value-type="float">
            <text:p>0</text:p>
          </table:table-cell>
          <table:table-cell table:style-name="ce38" table:formula="of:=[$screen_negative.D25]" office:value-type="float" office:value="0" calcext:value-type="float">
            <text:p>0</text:p>
          </table:table-cell>
          <table:table-cell table:style-name="ce38" table:formula="of:=[$screen_negative.E25]" office:value-type="float" office:value="0" calcext:value-type="float">
            <text:p>0</text:p>
          </table:table-cell>
          <table:table-cell table:style-name="ce38" table:formula="of:=[$screen_negative.F25]" office:value-type="float" office:value="0" calcext:value-type="float">
            <text:p>0</text:p>
          </table:table-cell>
          <table:table-cell table:style-name="ce38" table:formula="of:=[$screen_negative.G25]" office:value-type="float" office:value="0" calcext:value-type="float">
            <text:p>0</text:p>
          </table:table-cell>
          <table:table-cell table:style-name="ce38" table:formula="of:=[$screen_negative.H25]" office:value-type="float" office:value="0" calcext:value-type="float">
            <text:p>0</text:p>
          </table:table-cell>
          <table:table-cell table:style-name="ce38" table:formula="of:=[$screen_negative.I25]" office:value-type="float" office:value="0" calcext:value-type="float">
            <text:p>0</text:p>
          </table:table-cell>
          <table:table-cell table:style-name="ce38" table:formula="of:=[$screen_negative.J25]" office:value-type="float" office:value="0" calcext:value-type="float">
            <text:p>0</text:p>
          </table:table-cell>
          <table:table-cell table:style-name="ce38" table:formula="of:=[$screen_negative.K25]" office:value-type="float" office:value="0" calcext:value-type="float">
            <text:p>0</text:p>
          </table:table-cell>
          <table:table-cell table:style-name="ce38" table:formula="of:=[$screen_negative.L25]" office:value-type="float" office:value="0" calcext:value-type="float">
            <text:p>0</text:p>
          </table:table-cell>
          <table:table-cell table:style-name="ce38" table:formula="of:=[$screen_negative.M25]" office:value-type="float" office:value="0" calcext:value-type="float">
            <text:p>0</text:p>
          </table:table-cell>
          <table:table-cell table:style-name="ce38" table:formula="of:=[$screen_negative.N25]" office:value-type="float" office:value="0" calcext:value-type="float">
            <text:p>0</text:p>
          </table:table-cell>
          <table:table-cell table:style-name="ce38" table:formula="of:=[$screen_negative.O25]" office:value-type="float" office:value="0" calcext:value-type="float">
            <text:p>0</text:p>
          </table:table-cell>
          <table:table-cell table:style-name="ce38" table:formula="of:=[$screen_negative.P25]" office:value-type="float" office:value="0" calcext:value-type="float">
            <text:p>0</text:p>
          </table:table-cell>
          <table:table-cell table:style-name="ce38" table:formula="of:=[$screen_negative.Q25]" office:value-type="float" office:value="0" calcext:value-type="float">
            <text:p>0</text:p>
          </table:table-cell>
          <table:table-cell table:style-name="ce38" table:formula="of:=[$screen_negative.R25]" office:value-type="float" office:value="0" calcext:value-type="float">
            <text:p>0</text:p>
          </table:table-cell>
          <table:table-cell table:style-name="ce38" table:formula="of:=[$screen_negative.S25]" office:value-type="float" office:value="0" calcext:value-type="float">
            <text:p>0</text:p>
          </table:table-cell>
          <table:table-cell table:style-name="ce38" table:formula="of:=[$screen_negative.T25]" office:value-type="float" office:value="0" calcext:value-type="float">
            <text:p>0</text:p>
          </table:table-cell>
          <table:table-cell table:style-name="ce38" table:formula="of:=[$screen_negative.U25]" office:value-type="float" office:value="0" calcext:value-type="float">
            <text:p>0</text:p>
          </table:table-cell>
          <table:table-cell table:style-name="ce38" table:formula="of:=[$screen_negative.V25]" office:value-type="float" office:value="0" calcext:value-type="float">
            <text:p>0</text:p>
          </table:table-cell>
          <table:table-cell table:style-name="ce38" table:formula="of:=[$screen_negative.W25]" office:value-type="float" office:value="0" calcext:value-type="float">
            <text:p>0</text:p>
          </table:table-cell>
          <table:table-cell table:style-name="ce38" table:formula="of:=[$screen_negative.X25]" office:value-type="float" office:value="0" calcext:value-type="float">
            <text:p>0</text:p>
          </table:table-cell>
          <table:table-cell table:style-name="ce38" table:formula="of:=[$screen_negative.Y25]" office:value-type="float" office:value="0" calcext:value-type="float">
            <text:p>0</text:p>
          </table:table-cell>
          <table:table-cell table:style-name="ce38" table:formula="of:=[$screen_negative.Z25]" office:value-type="float" office:value="0" calcext:value-type="float">
            <text:p>0</text:p>
          </table:table-cell>
          <table:table-cell table:style-name="ce38" table:formula="of:=[$screen_negative.AA25]" office:value-type="float" office:value="0" calcext:value-type="float">
            <text:p>0</text:p>
          </table:table-cell>
          <table:table-cell table:style-name="ce38" table:formula="of:=[$screen_negative.AB25]" office:value-type="float" office:value="0" calcext:value-type="float">
            <text:p>0</text:p>
          </table:table-cell>
          <table:table-cell table:style-name="ce38" table:formula="of:=[$screen_negative.AC25]" office:value-type="float" office:value="0" calcext:value-type="float">
            <text:p>0</text:p>
          </table:table-cell>
          <table:table-cell table:style-name="ce38" table:formula="of:=[$screen_negative.AD25]" office:value-type="float" office:value="0" calcext:value-type="float">
            <text:p>0</text:p>
          </table:table-cell>
          <table:table-cell table:style-name="ce38" table:formula="of:=[$screen_negative.AE25]" office:value-type="float" office:value="0" calcext:value-type="float">
            <text:p>0</text:p>
          </table:table-cell>
          <table:table-cell table:style-name="ce38" table:formula="of:=[$screen_negative.AF25]" office:value-type="float" office:value="0" calcext:value-type="float">
            <text:p>0</text:p>
          </table:table-cell>
          <table:table-cell table:style-name="ce38" table:formula="of:=[$screen_negative.AG25]" office:value-type="float" office:value="0" calcext:value-type="float">
            <text:p>0</text:p>
          </table:table-cell>
          <table:table-cell table:style-name="ce38" table:formula="of:=[$screen_negative.AH25]" office:value-type="float" office:value="1" calcext:value-type="float">
            <text:p>1</text:p>
          </table:table-cell>
          <table:table-cell table:style-name="ce38" table:formula="of:=[$screen_negative.AI25]" office:value-type="float" office:value="0" calcext:value-type="float">
            <text:p>0</text:p>
          </table:table-cell>
          <table:table-cell table:style-name="ce38" table:formula="of:=[$screen_negative.AJ25]" office:value-type="float" office:value="1" calcext:value-type="float">
            <text:p>1</text:p>
          </table:table-cell>
          <table:table-cell table:style-name="ce38" table:formula="of:=[$screen_negative.AK25]" office:value-type="float" office:value="0" calcext:value-type="float">
            <text:p>0</text:p>
          </table:table-cell>
          <table:table-cell table:style-name="ce38" table:formula="of:=[$screen_negative.AL25]" office:value-type="float" office:value="0" calcext:value-type="float">
            <text:p>0</text:p>
          </table:table-cell>
          <table:table-cell table:style-name="ce38" table:formula="of:=[$screen_negative.AM25]" office:value-type="float" office:value="0" calcext:value-type="float">
            <text:p>0</text:p>
          </table:table-cell>
          <table:table-cell table:style-name="ce38" table:formula="of:=[$screen_negative.AN25]" office:value-type="float" office:value="0" calcext:value-type="float">
            <text:p>0</text:p>
          </table:table-cell>
          <table:table-cell table:style-name="ce38" table:formula="of:=[$screen_negative.AO25]" office:value-type="float" office:value="0" calcext:value-type="float">
            <text:p>0</text:p>
          </table:table-cell>
          <table:table-cell table:style-name="ce38" table:formula="of:=[$screen_negative.AP25]" office:value-type="float" office:value="0" calcext:value-type="float">
            <text:p>0</text:p>
          </table:table-cell>
          <table:table-cell table:style-name="ce38" table:formula="of:=[$screen_negative.AQ25]" office:value-type="float" office:value="0" calcext:value-type="float">
            <text:p>0</text:p>
          </table:table-cell>
          <table:table-cell table:style-name="ce38" table:formula="of:=[$screen_negative.AR25]" office:value-type="float" office:value="0" calcext:value-type="float">
            <text:p>0</text:p>
          </table:table-cell>
          <table:table-cell table:style-name="ce38" table:formula="of:=[$screen_negative.AS25]" office:value-type="float" office:value="0" calcext:value-type="float">
            <text:p>0</text:p>
          </table:table-cell>
          <table:table-cell table:style-name="ce38" table:formula="of:=[$screen_negative.AT25]" office:value-type="float" office:value="0" calcext:value-type="float">
            <text:p>0</text:p>
          </table:table-cell>
          <table:table-cell table:style-name="ce38" table:formula="of:=[$screen_negative.AU25]" office:value-type="float" office:value="0" calcext:value-type="float">
            <text:p>0</text:p>
          </table:table-cell>
          <table:table-cell table:style-name="ce38" table:formula="of:=[$screen_negative.AV25]" office:value-type="float" office:value="0" calcext:value-type="float">
            <text:p>0</text:p>
          </table:table-cell>
          <table:table-cell table:style-name="ce38" table:formula="of:=[$screen_negative.AW25]" office:value-type="float" office:value="0" calcext:value-type="float">
            <text:p>0</text:p>
          </table:table-cell>
          <table:table-cell table:style-name="ce38" table:formula="of:=[$screen_negative.AX25]" office:value-type="float" office:value="0" calcext:value-type="float">
            <text:p>0</text:p>
          </table:table-cell>
          <table:table-cell table:style-name="ce38" table:formula="of:=[$screen_negative.AY25]" office:value-type="float" office:value="0" calcext:value-type="float">
            <text:p>0</text:p>
          </table:table-cell>
          <table:table-cell table:style-name="ce38" table:formula="of:=[$screen_negative.AZ25]" office:value-type="float" office:value="0" calcext:value-type="float">
            <text:p>0</text:p>
          </table:table-cell>
          <table:table-cell table:style-name="ce38" table:formula="of:=[$screen_negative.BA25]" office:value-type="float" office:value="0" calcext:value-type="float">
            <text:p>0</text:p>
          </table:table-cell>
          <table:table-cell table:style-name="ce38" table:formula="of:=[$screen_negative.BB25]" office:value-type="float" office:value="0" calcext:value-type="float">
            <text:p>0</text:p>
          </table:table-cell>
          <table:table-cell table:style-name="ce38" table:formula="of:=[$screen_negative.BC25]" office:value-type="float" office:value="0" calcext:value-type="float">
            <text:p>0</text:p>
          </table:table-cell>
          <table:table-cell table:style-name="ce38" table:formula="of:=[$screen_negative.BD25]" office:value-type="float" office:value="0" calcext:value-type="float">
            <text:p>0</text:p>
          </table:table-cell>
          <table:table-cell table:style-name="ce38" table:formula="of:=[$screen_negative.BE25]" office:value-type="float" office:value="1" calcext:value-type="float">
            <text:p>1</text:p>
          </table:table-cell>
          <table:table-cell table:style-name="ce38" table:formula="of:=[$screen_negative.BF25]" office:value-type="float" office:value="0" calcext:value-type="float">
            <text:p>0</text:p>
          </table:table-cell>
          <table:table-cell table:style-name="ce38" table:formula="of:=[$screen_negative.BG25]" office:value-type="float" office:value="0" calcext:value-type="float">
            <text:p>0</text:p>
          </table:table-cell>
          <table:table-cell table:style-name="ce38" table:formula="of:=[$screen_negative.BH25]" office:value-type="float" office:value="0" calcext:value-type="float">
            <text:p>0</text:p>
          </table:table-cell>
          <table:table-cell table:style-name="ce38" table:formula="of:=[$screen_negative.BI25]" office:value-type="float" office:value="0" calcext:value-type="float">
            <text:p>0</text:p>
          </table:table-cell>
          <table:table-cell table:style-name="ce38" table:formula="of:=[$screen_negative.BJ25]" office:value-type="float" office:value="0" calcext:value-type="float">
            <text:p>0</text:p>
          </table:table-cell>
          <table:table-cell table:style-name="ce38" table:formula="of:=[$screen_negative.BK25]" office:value-type="float" office:value="0" calcext:value-type="float">
            <text:p>0</text:p>
          </table:table-cell>
          <table:table-cell table:style-name="ce38" table:formula="of:=[$screen_negative.BL25]" office:value-type="float" office:value="1" calcext:value-type="float">
            <text:p>1</text:p>
          </table:table-cell>
          <table:table-cell table:style-name="ce38" table:formula="of:=[$screen_negative.BM25]" office:value-type="float" office:value="1" calcext:value-type="float">
            <text:p>1</text:p>
          </table:table-cell>
          <table:table-cell table:style-name="ce38" table:formula="of:=[$screen_negative.BN25]" office:value-type="float" office:value="0" calcext:value-type="float">
            <text:p>0</text:p>
          </table:table-cell>
          <table:table-cell table:style-name="ce38" table:formula="of:=[$screen_negative.BO25]" office:value-type="float" office:value="0" calcext:value-type="float">
            <text:p>0</text:p>
          </table:table-cell>
          <table:table-cell table:style-name="ce38" table:formula="of:=[$screen_negative.BP25]" office:value-type="float" office:value="0" calcext:value-type="float">
            <text:p>0</text:p>
          </table:table-cell>
          <table:table-cell table:style-name="ce38" table:formula="of:=[$screen_negative.BQ25]" office:value-type="float" office:value="0" calcext:value-type="float">
            <text:p>0</text:p>
          </table:table-cell>
          <table:table-cell table:style-name="ce38" table:formula="of:=[$screen_negative.BR25]" office:value-type="float" office:value="0" calcext:value-type="float">
            <text:p>0</text:p>
          </table:table-cell>
          <table:table-cell table:style-name="ce38" table:formula="of:=[$screen_negative.BS25]" office:value-type="float" office:value="0" calcext:value-type="float">
            <text:p>0</text:p>
          </table:table-cell>
          <table:table-cell table:style-name="ce38" table:formula="of:=[$screen_negative.BT25]" office:value-type="float" office:value="1" calcext:value-type="float">
            <text:p>1</text:p>
          </table:table-cell>
          <table:table-cell table:style-name="ce38" table:formula="of:=[$screen_negative.BU25]" office:value-type="float" office:value="0" calcext:value-type="float">
            <text:p>0</text:p>
          </table:table-cell>
          <table:table-cell table:style-name="ce38" table:formula="of:=[$screen_negative.BV25]" office:value-type="float" office:value="0" calcext:value-type="float">
            <text:p>0</text:p>
          </table:table-cell>
          <table:table-cell table:style-name="ce38" table:formula="of:=[$screen_negative.BW25]" office:value-type="float" office:value="0" calcext:value-type="float">
            <text:p>0</text:p>
          </table:table-cell>
          <table:table-cell table:style-name="ce38" table:formula="of:=[$screen_negative.BX25]" office:value-type="float" office:value="0" calcext:value-type="float">
            <text:p>0</text:p>
          </table:table-cell>
          <table:table-cell table:style-name="ce38" table:formula="of:=[$screen_negative.BY25]" office:value-type="float" office:value="0" calcext:value-type="float">
            <text:p>0</text:p>
          </table:table-cell>
          <table:table-cell table:style-name="ce38" table:formula="of:=[$screen_negative.BZ25]" office:value-type="float" office:value="0" calcext:value-type="float">
            <text:p>0</text:p>
          </table:table-cell>
          <table:table-cell table:style-name="ce38" table:formula="of:=[$screen_negative.CA25]" office:value-type="float" office:value="0" calcext:value-type="float">
            <text:p>0</text:p>
          </table:table-cell>
          <table:table-cell table:style-name="ce38" table:formula="of:=[$screen_negative.CB25]" office:value-type="float" office:value="0" calcext:value-type="float">
            <text:p>0</text:p>
          </table:table-cell>
          <table:table-cell table:style-name="ce38" table:formula="of:=[$screen_negative.CC25]" office:value-type="float" office:value="0" calcext:value-type="float">
            <text:p>0</text:p>
          </table:table-cell>
          <table:table-cell table:style-name="ce38" table:formula="of:=[$screen_negative.CD25]" office:value-type="float" office:value="0" calcext:value-type="float">
            <text:p>0</text:p>
          </table:table-cell>
          <table:table-cell table:style-name="ce38" table:formula="of:=[$screen_negative.CE25]" office:value-type="float" office:value="0" calcext:value-type="float">
            <text:p>0</text:p>
          </table:table-cell>
          <table:table-cell table:style-name="ce38" table:formula="of:=[$screen_negative.CF25]" office:value-type="float" office:value="0" calcext:value-type="float">
            <text:p>0</text:p>
          </table:table-cell>
          <table:table-cell table:style-name="ce38" table:formula="of:=[$screen_negative.CG25]" office:value-type="float" office:value="0" calcext:value-type="float">
            <text:p>0</text:p>
          </table:table-cell>
          <table:table-cell table:style-name="ce38" table:formula="of:=[$screen_negative.CH25]" office:value-type="float" office:value="0" calcext:value-type="float">
            <text:p>0</text:p>
          </table:table-cell>
          <table:table-cell table:style-name="ce38" table:formula="of:=[$screen_negative.CI25]" office:value-type="float" office:value="0" calcext:value-type="float">
            <text:p>0</text:p>
          </table:table-cell>
          <table:table-cell table:style-name="ce38" table:formula="of:=[$screen_negative.CJ25]" office:value-type="float" office:value="0" calcext:value-type="float">
            <text:p>0</text:p>
          </table:table-cell>
          <table:table-cell table:style-name="ce38" table:formula="of:=[$screen_negative.CK25]" office:value-type="float" office:value="0" calcext:value-type="float">
            <text:p>0</text:p>
          </table:table-cell>
          <table:table-cell table:style-name="ce38" table:formula="of:=[$screen_negative.CL25]" office:value-type="float" office:value="0" calcext:value-type="float">
            <text:p>0</text:p>
          </table:table-cell>
          <table:table-cell table:style-name="ce38" table:formula="of:=[$screen_negative.CM25]" office:value-type="float" office:value="0" calcext:value-type="float">
            <text:p>0</text:p>
          </table:table-cell>
          <table:table-cell table:style-name="ce38" table:formula="of:=[$screen_negative.CN25]" office:value-type="float" office:value="0" calcext:value-type="float">
            <text:p>0</text:p>
          </table:table-cell>
          <table:table-cell table:style-name="ce38" table:formula="of:=[$screen_negative.CO25]" office:value-type="float" office:value="1" calcext:value-type="float">
            <text:p>1</text:p>
          </table:table-cell>
          <table:table-cell table:style-name="ce38" table:formula="of:=[$screen_negative.CP25]" office:value-type="float" office:value="0" calcext:value-type="float">
            <text:p>0</text:p>
          </table:table-cell>
          <table:table-cell table:style-name="ce38" table:formula="of:=[$screen_negative.CQ25]" office:value-type="float" office:value="1" calcext:value-type="float">
            <text:p>1</text:p>
          </table:table-cell>
          <table:table-cell table:style-name="ce38" table:formula="of:=[$screen_negative.CR25]" office:value-type="float" office:value="0" calcext:value-type="float">
            <text:p>0</text:p>
          </table:table-cell>
          <table:table-cell table:style-name="ce38" table:formula="of:=[$screen_negative.CS25]" office:value-type="float" office:value="0" calcext:value-type="float">
            <text:p>0</text:p>
          </table:table-cell>
          <table:table-cell table:style-name="ce38" table:formula="of:=[$screen_negative.CT25]" office:value-type="float" office:value="0" calcext:value-type="float">
            <text:p>0</text:p>
          </table:table-cell>
          <table:table-cell table:style-name="ce38" table:formula="of:=[$screen_negative.CU25]" office:value-type="float" office:value="0" calcext:value-type="float">
            <text:p>0</text:p>
          </table:table-cell>
          <table:table-cell table:style-name="ce38" table:formula="of:=[$screen_negative.CV25]" office:value-type="float" office:value="0" calcext:value-type="float">
            <text:p>0</text:p>
          </table:table-cell>
          <table:table-cell table:style-name="ce38" table:formula="of:=[$screen_negative.CW25]" office:value-type="float" office:value="0" calcext:value-type="float">
            <text:p>0</text:p>
          </table:table-cell>
          <table:table-cell table:style-name="ce38" table:formula="of:=[$screen_negative.CX25]" office:value-type="float" office:value="0" calcext:value-type="float">
            <text:p>0</text:p>
          </table:table-cell>
          <table:table-cell table:style-name="ce38" table:formula="of:=[$screen_negative.CY25]" office:value-type="float" office:value="0" calcext:value-type="float">
            <text:p>0</text:p>
          </table:table-cell>
          <table:table-cell table:style-name="ce38" table:formula="of:=[$screen_negative.CZ25]" office:value-type="float" office:value="0" calcext:value-type="float">
            <text:p>0</text:p>
          </table:table-cell>
          <table:table-cell table:style-name="ce38" table:formula="of:=[$screen_negative.DA25]" office:value-type="float" office:value="0" calcext:value-type="float">
            <text:p>0</text:p>
          </table:table-cell>
          <table:table-cell table:style-name="ce38" table:formula="of:=[$screen_negative.DB25]" office:value-type="float" office:value="0" calcext:value-type="float">
            <text:p>0</text:p>
          </table:table-cell>
          <table:table-cell table:style-name="ce38" table:formula="of:=[$screen_negative.DC25]" office:value-type="float" office:value="0" calcext:value-type="float">
            <text:p>0</text:p>
          </table:table-cell>
          <table:table-cell table:style-name="ce38" table:formula="of:=[$screen_negative.DD25]" office:value-type="float" office:value="0" calcext:value-type="float">
            <text:p>0</text:p>
          </table:table-cell>
          <table:table-cell table:style-name="ce38" table:formula="of:=[$screen_negative.DE25]" office:value-type="float" office:value="0" calcext:value-type="float">
            <text:p>0</text:p>
          </table:table-cell>
          <table:table-cell table:style-name="ce38" table:formula="of:=[$screen_negative.DF25]" office:value-type="float" office:value="0" calcext:value-type="float">
            <text:p>0</text:p>
          </table:table-cell>
          <table:table-cell table:style-name="ce38" table:formula="of:=[$screen_negative.DG25]" office:value-type="float" office:value="0" calcext:value-type="float">
            <text:p>0</text:p>
          </table:table-cell>
          <table:table-cell table:style-name="ce38" table:formula="of:=[$screen_negative.DH25]" office:value-type="float" office:value="0" calcext:value-type="float">
            <text:p>0</text:p>
          </table:table-cell>
          <table:table-cell table:style-name="ce38" table:formula="of:=[$screen_negative.DI25]" office:value-type="float" office:value="0" calcext:value-type="float">
            <text:p>0</text:p>
          </table:table-cell>
          <table:table-cell table:style-name="ce38" table:formula="of:=[$screen_negative.DJ25]" office:value-type="float" office:value="0" calcext:value-type="float">
            <text:p>0</text:p>
          </table:table-cell>
          <table:table-cell table:style-name="ce38" table:formula="of:=[$screen_negative.DK25]" office:value-type="float" office:value="0" calcext:value-type="float">
            <text:p>0</text:p>
          </table:table-cell>
          <table:table-cell table:style-name="ce38" table:formula="of:=[$screen_negative.DL25]" office:value-type="float" office:value="0" calcext:value-type="float">
            <text:p>0</text:p>
          </table:table-cell>
          <table:table-cell table:style-name="ce38" table:formula="of:=[$screen_negative.DM25]" office:value-type="float" office:value="0" calcext:value-type="float">
            <text:p>0</text:p>
          </table:table-cell>
          <table:table-cell table:style-name="ce38" table:formula="of:=[$screen_negative.DN25]" office:value-type="float" office:value="0" calcext:value-type="float">
            <text:p>0</text:p>
          </table:table-cell>
          <table:table-cell table:style-name="ce38" table:formula="of:=[$screen_negative.DO25]" office:value-type="float" office:value="0" calcext:value-type="float">
            <text:p>0</text:p>
          </table:table-cell>
          <table:table-cell table:style-name="ce38" table:formula="of:=[$screen_negative.DP25]" office:value-type="float" office:value="0" calcext:value-type="float">
            <text:p>0</text:p>
          </table:table-cell>
          <table:table-cell table:style-name="ce38" table:formula="of:=[$screen_negative.DQ25]" office:value-type="float" office:value="0" calcext:value-type="float">
            <text:p>0</text:p>
          </table:table-cell>
          <table:table-cell table:style-name="ce38" table:formula="of:=[$screen_negative.DR25]" office:value-type="float" office:value="0" calcext:value-type="float">
            <text:p>0</text:p>
          </table:table-cell>
          <table:table-cell table:style-name="ce38" table:formula="of:=[$screen_negative.DS25]" office:value-type="float" office:value="0" calcext:value-type="float">
            <text:p>0</text:p>
          </table:table-cell>
          <table:table-cell table:style-name="ce38" table:formula="of:=[$screen_negative.DT25]" office:value-type="float" office:value="0" calcext:value-type="float">
            <text:p>0</text:p>
          </table:table-cell>
          <table:table-cell table:style-name="ce38" table:formula="of:=[$screen_negative.DU25]" office:value-type="float" office:value="0" calcext:value-type="float">
            <text:p>0</text:p>
          </table:table-cell>
          <table:table-cell table:style-name="ce38" table:formula="of:=[$screen_negative.DV25]" office:value-type="float" office:value="0" calcext:value-type="float">
            <text:p>0</text:p>
          </table:table-cell>
          <table:table-cell table:style-name="ce38" table:formula="of:=[$screen_negative.DW25]" office:value-type="float" office:value="0" calcext:value-type="float">
            <text:p>0</text:p>
          </table:table-cell>
          <table:table-cell table:style-name="ce38" table:formula="of:=[$screen_negative.DX25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26]" office:value-type="float" office:value="0" calcext:value-type="float">
            <text:p>0</text:p>
          </table:table-cell>
          <table:table-cell table:style-name="ce38" table:formula="of:=[$screen_negative.B26]" office:value-type="float" office:value="0" calcext:value-type="float">
            <text:p>0</text:p>
          </table:table-cell>
          <table:table-cell table:style-name="ce38" table:formula="of:=[$screen_negative.C26]" office:value-type="float" office:value="0" calcext:value-type="float">
            <text:p>0</text:p>
          </table:table-cell>
          <table:table-cell table:style-name="ce38" table:formula="of:=[$screen_negative.D26]" office:value-type="float" office:value="0" calcext:value-type="float">
            <text:p>0</text:p>
          </table:table-cell>
          <table:table-cell table:style-name="ce38" table:formula="of:=[$screen_negative.E26]" office:value-type="float" office:value="0" calcext:value-type="float">
            <text:p>0</text:p>
          </table:table-cell>
          <table:table-cell table:style-name="ce38" table:formula="of:=[$screen_negative.F26]" office:value-type="float" office:value="0" calcext:value-type="float">
            <text:p>0</text:p>
          </table:table-cell>
          <table:table-cell table:style-name="ce38" table:formula="of:=[$screen_negative.G26]" office:value-type="float" office:value="0" calcext:value-type="float">
            <text:p>0</text:p>
          </table:table-cell>
          <table:table-cell table:style-name="ce38" table:formula="of:=[$screen_negative.H26]" office:value-type="float" office:value="0" calcext:value-type="float">
            <text:p>0</text:p>
          </table:table-cell>
          <table:table-cell table:style-name="ce38" table:formula="of:=[$screen_negative.I26]" office:value-type="float" office:value="0" calcext:value-type="float">
            <text:p>0</text:p>
          </table:table-cell>
          <table:table-cell table:style-name="ce38" table:formula="of:=[$screen_negative.J26]" office:value-type="float" office:value="0" calcext:value-type="float">
            <text:p>0</text:p>
          </table:table-cell>
          <table:table-cell table:style-name="ce38" table:formula="of:=[$screen_negative.K26]" office:value-type="float" office:value="0" calcext:value-type="float">
            <text:p>0</text:p>
          </table:table-cell>
          <table:table-cell table:style-name="ce38" table:formula="of:=[$screen_negative.L26]" office:value-type="float" office:value="0" calcext:value-type="float">
            <text:p>0</text:p>
          </table:table-cell>
          <table:table-cell table:style-name="ce38" table:formula="of:=[$screen_negative.M26]" office:value-type="float" office:value="0" calcext:value-type="float">
            <text:p>0</text:p>
          </table:table-cell>
          <table:table-cell table:style-name="ce38" table:formula="of:=[$screen_negative.N26]" office:value-type="float" office:value="0" calcext:value-type="float">
            <text:p>0</text:p>
          </table:table-cell>
          <table:table-cell table:style-name="ce38" table:formula="of:=[$screen_negative.O26]" office:value-type="float" office:value="0" calcext:value-type="float">
            <text:p>0</text:p>
          </table:table-cell>
          <table:table-cell table:style-name="ce38" table:formula="of:=[$screen_negative.P26]" office:value-type="float" office:value="0" calcext:value-type="float">
            <text:p>0</text:p>
          </table:table-cell>
          <table:table-cell table:style-name="ce38" table:formula="of:=[$screen_negative.Q26]" office:value-type="float" office:value="0" calcext:value-type="float">
            <text:p>0</text:p>
          </table:table-cell>
          <table:table-cell table:style-name="ce38" table:formula="of:=[$screen_negative.R26]" office:value-type="float" office:value="0" calcext:value-type="float">
            <text:p>0</text:p>
          </table:table-cell>
          <table:table-cell table:style-name="ce38" table:formula="of:=[$screen_negative.S26]" office:value-type="float" office:value="0" calcext:value-type="float">
            <text:p>0</text:p>
          </table:table-cell>
          <table:table-cell table:style-name="ce38" table:formula="of:=[$screen_negative.T26]" office:value-type="float" office:value="0" calcext:value-type="float">
            <text:p>0</text:p>
          </table:table-cell>
          <table:table-cell table:style-name="ce38" table:formula="of:=[$screen_negative.U26]" office:value-type="float" office:value="0" calcext:value-type="float">
            <text:p>0</text:p>
          </table:table-cell>
          <table:table-cell table:style-name="ce38" table:formula="of:=[$screen_negative.V26]" office:value-type="float" office:value="0" calcext:value-type="float">
            <text:p>0</text:p>
          </table:table-cell>
          <table:table-cell table:style-name="ce38" table:formula="of:=[$screen_negative.W26]" office:value-type="float" office:value="0" calcext:value-type="float">
            <text:p>0</text:p>
          </table:table-cell>
          <table:table-cell table:style-name="ce38" table:formula="of:=[$screen_negative.X26]" office:value-type="float" office:value="0" calcext:value-type="float">
            <text:p>0</text:p>
          </table:table-cell>
          <table:table-cell table:style-name="ce38" table:formula="of:=[$screen_negative.Y26]" office:value-type="float" office:value="0" calcext:value-type="float">
            <text:p>0</text:p>
          </table:table-cell>
          <table:table-cell table:style-name="ce38" table:formula="of:=[$screen_negative.Z26]" office:value-type="float" office:value="0" calcext:value-type="float">
            <text:p>0</text:p>
          </table:table-cell>
          <table:table-cell table:style-name="ce38" table:formula="of:=[$screen_negative.AA26]" office:value-type="float" office:value="0" calcext:value-type="float">
            <text:p>0</text:p>
          </table:table-cell>
          <table:table-cell table:style-name="ce38" table:formula="of:=[$screen_negative.AB26]" office:value-type="float" office:value="0" calcext:value-type="float">
            <text:p>0</text:p>
          </table:table-cell>
          <table:table-cell table:style-name="ce38" table:formula="of:=[$screen_negative.AC26]" office:value-type="float" office:value="0" calcext:value-type="float">
            <text:p>0</text:p>
          </table:table-cell>
          <table:table-cell table:style-name="ce38" table:formula="of:=[$screen_negative.AD26]" office:value-type="float" office:value="0" calcext:value-type="float">
            <text:p>0</text:p>
          </table:table-cell>
          <table:table-cell table:style-name="ce38" table:formula="of:=[$screen_negative.AE26]" office:value-type="float" office:value="0" calcext:value-type="float">
            <text:p>0</text:p>
          </table:table-cell>
          <table:table-cell table:style-name="ce38" table:formula="of:=[$screen_negative.AF26]" office:value-type="float" office:value="0" calcext:value-type="float">
            <text:p>0</text:p>
          </table:table-cell>
          <table:table-cell table:style-name="ce38" table:formula="of:=[$screen_negative.AG26]" office:value-type="float" office:value="0" calcext:value-type="float">
            <text:p>0</text:p>
          </table:table-cell>
          <table:table-cell table:style-name="ce38" table:formula="of:=[$screen_negative.AH26]" office:value-type="float" office:value="1" calcext:value-type="float">
            <text:p>1</text:p>
          </table:table-cell>
          <table:table-cell table:style-name="ce38" table:formula="of:=[$screen_negative.AI26]" office:value-type="float" office:value="0" calcext:value-type="float">
            <text:p>0</text:p>
          </table:table-cell>
          <table:table-cell table:style-name="ce38" table:formula="of:=[$screen_negative.AJ26]" office:value-type="float" office:value="1" calcext:value-type="float">
            <text:p>1</text:p>
          </table:table-cell>
          <table:table-cell table:style-name="ce38" table:formula="of:=[$screen_negative.AK26]" office:value-type="float" office:value="0" calcext:value-type="float">
            <text:p>0</text:p>
          </table:table-cell>
          <table:table-cell table:style-name="ce38" table:formula="of:=[$screen_negative.AL26]" office:value-type="float" office:value="0" calcext:value-type="float">
            <text:p>0</text:p>
          </table:table-cell>
          <table:table-cell table:style-name="ce38" table:formula="of:=[$screen_negative.AM26]" office:value-type="float" office:value="0" calcext:value-type="float">
            <text:p>0</text:p>
          </table:table-cell>
          <table:table-cell table:style-name="ce38" table:formula="of:=[$screen_negative.AN26]" office:value-type="float" office:value="0" calcext:value-type="float">
            <text:p>0</text:p>
          </table:table-cell>
          <table:table-cell table:style-name="ce38" table:formula="of:=[$screen_negative.AO26]" office:value-type="float" office:value="0" calcext:value-type="float">
            <text:p>0</text:p>
          </table:table-cell>
          <table:table-cell table:style-name="ce38" table:formula="of:=[$screen_negative.AP26]" office:value-type="float" office:value="0" calcext:value-type="float">
            <text:p>0</text:p>
          </table:table-cell>
          <table:table-cell table:style-name="ce38" table:formula="of:=[$screen_negative.AQ26]" office:value-type="float" office:value="0" calcext:value-type="float">
            <text:p>0</text:p>
          </table:table-cell>
          <table:table-cell table:style-name="ce38" table:formula="of:=[$screen_negative.AR26]" office:value-type="float" office:value="0" calcext:value-type="float">
            <text:p>0</text:p>
          </table:table-cell>
          <table:table-cell table:style-name="ce38" table:formula="of:=[$screen_negative.AS26]" office:value-type="float" office:value="0" calcext:value-type="float">
            <text:p>0</text:p>
          </table:table-cell>
          <table:table-cell table:style-name="ce38" table:formula="of:=[$screen_negative.AT26]" office:value-type="float" office:value="0" calcext:value-type="float">
            <text:p>0</text:p>
          </table:table-cell>
          <table:table-cell table:style-name="ce38" table:formula="of:=[$screen_negative.AU26]" office:value-type="float" office:value="0" calcext:value-type="float">
            <text:p>0</text:p>
          </table:table-cell>
          <table:table-cell table:style-name="ce38" table:formula="of:=[$screen_negative.AV26]" office:value-type="float" office:value="0" calcext:value-type="float">
            <text:p>0</text:p>
          </table:table-cell>
          <table:table-cell table:style-name="ce38" table:formula="of:=[$screen_negative.AW26]" office:value-type="float" office:value="0" calcext:value-type="float">
            <text:p>0</text:p>
          </table:table-cell>
          <table:table-cell table:style-name="ce38" table:formula="of:=[$screen_negative.AX26]" office:value-type="float" office:value="0" calcext:value-type="float">
            <text:p>0</text:p>
          </table:table-cell>
          <table:table-cell table:style-name="ce38" table:formula="of:=[$screen_negative.AY26]" office:value-type="float" office:value="0" calcext:value-type="float">
            <text:p>0</text:p>
          </table:table-cell>
          <table:table-cell table:style-name="ce38" table:formula="of:=[$screen_negative.AZ26]" office:value-type="float" office:value="0" calcext:value-type="float">
            <text:p>0</text:p>
          </table:table-cell>
          <table:table-cell table:style-name="ce38" table:formula="of:=[$screen_negative.BA26]" office:value-type="float" office:value="0" calcext:value-type="float">
            <text:p>0</text:p>
          </table:table-cell>
          <table:table-cell table:style-name="ce38" table:formula="of:=[$screen_negative.BB26]" office:value-type="float" office:value="0" calcext:value-type="float">
            <text:p>0</text:p>
          </table:table-cell>
          <table:table-cell table:style-name="ce38" table:formula="of:=[$screen_negative.BC26]" office:value-type="float" office:value="0" calcext:value-type="float">
            <text:p>0</text:p>
          </table:table-cell>
          <table:table-cell table:style-name="ce38" table:formula="of:=[$screen_negative.BD26]" office:value-type="float" office:value="0" calcext:value-type="float">
            <text:p>0</text:p>
          </table:table-cell>
          <table:table-cell table:style-name="ce38" table:formula="of:=[$screen_negative.BE26]" office:value-type="float" office:value="0" calcext:value-type="float">
            <text:p>0</text:p>
          </table:table-cell>
          <table:table-cell table:style-name="ce38" table:formula="of:=[$screen_negative.BF26]" office:value-type="float" office:value="1" calcext:value-type="float">
            <text:p>1</text:p>
          </table:table-cell>
          <table:table-cell table:style-name="ce38" table:formula="of:=[$screen_negative.BG26]" office:value-type="float" office:value="0" calcext:value-type="float">
            <text:p>0</text:p>
          </table:table-cell>
          <table:table-cell table:style-name="ce38" table:formula="of:=[$screen_negative.BH26]" office:value-type="float" office:value="0" calcext:value-type="float">
            <text:p>0</text:p>
          </table:table-cell>
          <table:table-cell table:style-name="ce38" table:formula="of:=[$screen_negative.BI26]" office:value-type="float" office:value="0" calcext:value-type="float">
            <text:p>0</text:p>
          </table:table-cell>
          <table:table-cell table:style-name="ce38" table:formula="of:=[$screen_negative.BJ26]" office:value-type="float" office:value="0" calcext:value-type="float">
            <text:p>0</text:p>
          </table:table-cell>
          <table:table-cell table:style-name="ce38" table:formula="of:=[$screen_negative.BK26]" office:value-type="float" office:value="0" calcext:value-type="float">
            <text:p>0</text:p>
          </table:table-cell>
          <table:table-cell table:style-name="ce38" table:formula="of:=[$screen_negative.BL26]" office:value-type="float" office:value="0" calcext:value-type="float">
            <text:p>0</text:p>
          </table:table-cell>
          <table:table-cell table:style-name="ce38" table:formula="of:=[$screen_negative.BM26]" office:value-type="float" office:value="0" calcext:value-type="float">
            <text:p>0</text:p>
          </table:table-cell>
          <table:table-cell table:style-name="ce38" table:formula="of:=[$screen_negative.BN26]" office:value-type="float" office:value="0" calcext:value-type="float">
            <text:p>0</text:p>
          </table:table-cell>
          <table:table-cell table:style-name="ce38" table:formula="of:=[$screen_negative.BO26]" office:value-type="float" office:value="0" calcext:value-type="float">
            <text:p>0</text:p>
          </table:table-cell>
          <table:table-cell table:style-name="ce38" table:formula="of:=[$screen_negative.BP26]" office:value-type="float" office:value="0" calcext:value-type="float">
            <text:p>0</text:p>
          </table:table-cell>
          <table:table-cell table:style-name="ce38" table:formula="of:=[$screen_negative.BQ26]" office:value-type="float" office:value="0" calcext:value-type="float">
            <text:p>0</text:p>
          </table:table-cell>
          <table:table-cell table:style-name="ce38" table:formula="of:=[$screen_negative.BR26]" office:value-type="float" office:value="0" calcext:value-type="float">
            <text:p>0</text:p>
          </table:table-cell>
          <table:table-cell table:style-name="ce38" table:formula="of:=[$screen_negative.BS26]" office:value-type="float" office:value="1" calcext:value-type="float">
            <text:p>1</text:p>
          </table:table-cell>
          <table:table-cell table:style-name="ce38" table:formula="of:=[$screen_negative.BT26]" office:value-type="float" office:value="0" calcext:value-type="float">
            <text:p>0</text:p>
          </table:table-cell>
          <table:table-cell table:style-name="ce38" table:formula="of:=[$screen_negative.BU26]" office:value-type="float" office:value="0" calcext:value-type="float">
            <text:p>0</text:p>
          </table:table-cell>
          <table:table-cell table:style-name="ce38" table:formula="of:=[$screen_negative.BV26]" office:value-type="float" office:value="0" calcext:value-type="float">
            <text:p>0</text:p>
          </table:table-cell>
          <table:table-cell table:style-name="ce38" table:formula="of:=[$screen_negative.BW26]" office:value-type="float" office:value="0" calcext:value-type="float">
            <text:p>0</text:p>
          </table:table-cell>
          <table:table-cell table:style-name="ce38" table:formula="of:=[$screen_negative.BX26]" office:value-type="float" office:value="0" calcext:value-type="float">
            <text:p>0</text:p>
          </table:table-cell>
          <table:table-cell table:style-name="ce38" table:formula="of:=[$screen_negative.BY26]" office:value-type="float" office:value="0" calcext:value-type="float">
            <text:p>0</text:p>
          </table:table-cell>
          <table:table-cell table:style-name="ce38" table:formula="of:=[$screen_negative.BZ26]" office:value-type="float" office:value="0" calcext:value-type="float">
            <text:p>0</text:p>
          </table:table-cell>
          <table:table-cell table:style-name="ce38" table:formula="of:=[$screen_negative.CA26]" office:value-type="float" office:value="0" calcext:value-type="float">
            <text:p>0</text:p>
          </table:table-cell>
          <table:table-cell table:style-name="ce38" table:formula="of:=[$screen_negative.CB26]" office:value-type="float" office:value="0" calcext:value-type="float">
            <text:p>0</text:p>
          </table:table-cell>
          <table:table-cell table:style-name="ce38" table:formula="of:=[$screen_negative.CC26]" office:value-type="float" office:value="0" calcext:value-type="float">
            <text:p>0</text:p>
          </table:table-cell>
          <table:table-cell table:style-name="ce38" table:formula="of:=[$screen_negative.CD26]" office:value-type="float" office:value="0" calcext:value-type="float">
            <text:p>0</text:p>
          </table:table-cell>
          <table:table-cell table:style-name="ce38" table:formula="of:=[$screen_negative.CE26]" office:value-type="float" office:value="0" calcext:value-type="float">
            <text:p>0</text:p>
          </table:table-cell>
          <table:table-cell table:style-name="ce38" table:formula="of:=[$screen_negative.CF26]" office:value-type="float" office:value="0" calcext:value-type="float">
            <text:p>0</text:p>
          </table:table-cell>
          <table:table-cell table:style-name="ce38" table:formula="of:=[$screen_negative.CG26]" office:value-type="float" office:value="0" calcext:value-type="float">
            <text:p>0</text:p>
          </table:table-cell>
          <table:table-cell table:style-name="ce38" table:formula="of:=[$screen_negative.CH26]" office:value-type="float" office:value="0" calcext:value-type="float">
            <text:p>0</text:p>
          </table:table-cell>
          <table:table-cell table:style-name="ce38" table:formula="of:=[$screen_negative.CI26]" office:value-type="float" office:value="0" calcext:value-type="float">
            <text:p>0</text:p>
          </table:table-cell>
          <table:table-cell table:style-name="ce38" table:formula="of:=[$screen_negative.CJ26]" office:value-type="float" office:value="0" calcext:value-type="float">
            <text:p>0</text:p>
          </table:table-cell>
          <table:table-cell table:style-name="ce38" table:formula="of:=[$screen_negative.CK26]" office:value-type="float" office:value="0" calcext:value-type="float">
            <text:p>0</text:p>
          </table:table-cell>
          <table:table-cell table:style-name="ce38" table:formula="of:=[$screen_negative.CL26]" office:value-type="float" office:value="0" calcext:value-type="float">
            <text:p>0</text:p>
          </table:table-cell>
          <table:table-cell table:style-name="ce38" table:formula="of:=[$screen_negative.CM26]" office:value-type="float" office:value="0" calcext:value-type="float">
            <text:p>0</text:p>
          </table:table-cell>
          <table:table-cell table:style-name="ce38" table:formula="of:=[$screen_negative.CN26]" office:value-type="float" office:value="0" calcext:value-type="float">
            <text:p>0</text:p>
          </table:table-cell>
          <table:table-cell table:style-name="ce38" table:formula="of:=[$screen_negative.CO26]" office:value-type="float" office:value="1" calcext:value-type="float">
            <text:p>1</text:p>
          </table:table-cell>
          <table:table-cell table:style-name="ce38" table:formula="of:=[$screen_negative.CP26]" office:value-type="float" office:value="0" calcext:value-type="float">
            <text:p>0</text:p>
          </table:table-cell>
          <table:table-cell table:style-name="ce38" table:formula="of:=[$screen_negative.CQ26]" office:value-type="float" office:value="1" calcext:value-type="float">
            <text:p>1</text:p>
          </table:table-cell>
          <table:table-cell table:style-name="ce38" table:formula="of:=[$screen_negative.CR26]" office:value-type="float" office:value="0" calcext:value-type="float">
            <text:p>0</text:p>
          </table:table-cell>
          <table:table-cell table:style-name="ce38" table:formula="of:=[$screen_negative.CS26]" office:value-type="float" office:value="0" calcext:value-type="float">
            <text:p>0</text:p>
          </table:table-cell>
          <table:table-cell table:style-name="ce38" table:formula="of:=[$screen_negative.CT26]" office:value-type="float" office:value="0" calcext:value-type="float">
            <text:p>0</text:p>
          </table:table-cell>
          <table:table-cell table:style-name="ce38" table:formula="of:=[$screen_negative.CU26]" office:value-type="float" office:value="0" calcext:value-type="float">
            <text:p>0</text:p>
          </table:table-cell>
          <table:table-cell table:style-name="ce38" table:formula="of:=[$screen_negative.CV26]" office:value-type="float" office:value="0" calcext:value-type="float">
            <text:p>0</text:p>
          </table:table-cell>
          <table:table-cell table:style-name="ce38" table:formula="of:=[$screen_negative.CW26]" office:value-type="float" office:value="0" calcext:value-type="float">
            <text:p>0</text:p>
          </table:table-cell>
          <table:table-cell table:style-name="ce38" table:formula="of:=[$screen_negative.CX26]" office:value-type="float" office:value="0" calcext:value-type="float">
            <text:p>0</text:p>
          </table:table-cell>
          <table:table-cell table:style-name="ce38" table:formula="of:=[$screen_negative.CY26]" office:value-type="float" office:value="0" calcext:value-type="float">
            <text:p>0</text:p>
          </table:table-cell>
          <table:table-cell table:style-name="ce38" table:formula="of:=[$screen_negative.CZ26]" office:value-type="float" office:value="0" calcext:value-type="float">
            <text:p>0</text:p>
          </table:table-cell>
          <table:table-cell table:style-name="ce38" table:formula="of:=[$screen_negative.DA26]" office:value-type="float" office:value="0" calcext:value-type="float">
            <text:p>0</text:p>
          </table:table-cell>
          <table:table-cell table:style-name="ce38" table:formula="of:=[$screen_negative.DB26]" office:value-type="float" office:value="0" calcext:value-type="float">
            <text:p>0</text:p>
          </table:table-cell>
          <table:table-cell table:style-name="ce38" table:formula="of:=[$screen_negative.DC26]" office:value-type="float" office:value="0" calcext:value-type="float">
            <text:p>0</text:p>
          </table:table-cell>
          <table:table-cell table:style-name="ce38" table:formula="of:=[$screen_negative.DD26]" office:value-type="float" office:value="0" calcext:value-type="float">
            <text:p>0</text:p>
          </table:table-cell>
          <table:table-cell table:style-name="ce38" table:formula="of:=[$screen_negative.DE26]" office:value-type="float" office:value="0" calcext:value-type="float">
            <text:p>0</text:p>
          </table:table-cell>
          <table:table-cell table:style-name="ce38" table:formula="of:=[$screen_negative.DF26]" office:value-type="float" office:value="0" calcext:value-type="float">
            <text:p>0</text:p>
          </table:table-cell>
          <table:table-cell table:style-name="ce38" table:formula="of:=[$screen_negative.DG26]" office:value-type="float" office:value="0" calcext:value-type="float">
            <text:p>0</text:p>
          </table:table-cell>
          <table:table-cell table:style-name="ce38" table:formula="of:=[$screen_negative.DH26]" office:value-type="float" office:value="0" calcext:value-type="float">
            <text:p>0</text:p>
          </table:table-cell>
          <table:table-cell table:style-name="ce38" table:formula="of:=[$screen_negative.DI26]" office:value-type="float" office:value="0" calcext:value-type="float">
            <text:p>0</text:p>
          </table:table-cell>
          <table:table-cell table:style-name="ce38" table:formula="of:=[$screen_negative.DJ26]" office:value-type="float" office:value="0" calcext:value-type="float">
            <text:p>0</text:p>
          </table:table-cell>
          <table:table-cell table:style-name="ce38" table:formula="of:=[$screen_negative.DK26]" office:value-type="float" office:value="0" calcext:value-type="float">
            <text:p>0</text:p>
          </table:table-cell>
          <table:table-cell table:style-name="ce38" table:formula="of:=[$screen_negative.DL26]" office:value-type="float" office:value="0" calcext:value-type="float">
            <text:p>0</text:p>
          </table:table-cell>
          <table:table-cell table:style-name="ce38" table:formula="of:=[$screen_negative.DM26]" office:value-type="float" office:value="0" calcext:value-type="float">
            <text:p>0</text:p>
          </table:table-cell>
          <table:table-cell table:style-name="ce38" table:formula="of:=[$screen_negative.DN26]" office:value-type="float" office:value="0" calcext:value-type="float">
            <text:p>0</text:p>
          </table:table-cell>
          <table:table-cell table:style-name="ce38" table:formula="of:=[$screen_negative.DO26]" office:value-type="float" office:value="0" calcext:value-type="float">
            <text:p>0</text:p>
          </table:table-cell>
          <table:table-cell table:style-name="ce38" table:formula="of:=[$screen_negative.DP26]" office:value-type="float" office:value="0" calcext:value-type="float">
            <text:p>0</text:p>
          </table:table-cell>
          <table:table-cell table:style-name="ce38" table:formula="of:=[$screen_negative.DQ26]" office:value-type="float" office:value="0" calcext:value-type="float">
            <text:p>0</text:p>
          </table:table-cell>
          <table:table-cell table:style-name="ce38" table:formula="of:=[$screen_negative.DR26]" office:value-type="float" office:value="0" calcext:value-type="float">
            <text:p>0</text:p>
          </table:table-cell>
          <table:table-cell table:style-name="ce38" table:formula="of:=[$screen_negative.DS26]" office:value-type="float" office:value="0" calcext:value-type="float">
            <text:p>0</text:p>
          </table:table-cell>
          <table:table-cell table:style-name="ce38" table:formula="of:=[$screen_negative.DT26]" office:value-type="float" office:value="0" calcext:value-type="float">
            <text:p>0</text:p>
          </table:table-cell>
          <table:table-cell table:style-name="ce38" table:formula="of:=[$screen_negative.DU26]" office:value-type="float" office:value="0" calcext:value-type="float">
            <text:p>0</text:p>
          </table:table-cell>
          <table:table-cell table:style-name="ce38" table:formula="of:=[$screen_negative.DV26]" office:value-type="float" office:value="0" calcext:value-type="float">
            <text:p>0</text:p>
          </table:table-cell>
          <table:table-cell table:style-name="ce38" table:formula="of:=[$screen_negative.DW26]" office:value-type="float" office:value="0" calcext:value-type="float">
            <text:p>0</text:p>
          </table:table-cell>
          <table:table-cell table:style-name="ce38" table:formula="of:=[$screen_negative.DX26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27]" office:value-type="float" office:value="0" calcext:value-type="float">
            <text:p>0</text:p>
          </table:table-cell>
          <table:table-cell table:style-name="ce38" table:formula="of:=[$screen_negative.B27]" office:value-type="float" office:value="0" calcext:value-type="float">
            <text:p>0</text:p>
          </table:table-cell>
          <table:table-cell table:style-name="ce38" table:formula="of:=[$screen_negative.C27]" office:value-type="float" office:value="0" calcext:value-type="float">
            <text:p>0</text:p>
          </table:table-cell>
          <table:table-cell table:style-name="ce38" table:formula="of:=[$screen_negative.D27]" office:value-type="float" office:value="0" calcext:value-type="float">
            <text:p>0</text:p>
          </table:table-cell>
          <table:table-cell table:style-name="ce38" table:formula="of:=[$screen_negative.E27]" office:value-type="float" office:value="0" calcext:value-type="float">
            <text:p>0</text:p>
          </table:table-cell>
          <table:table-cell table:style-name="ce38" table:formula="of:=[$screen_negative.F27]" office:value-type="float" office:value="0" calcext:value-type="float">
            <text:p>0</text:p>
          </table:table-cell>
          <table:table-cell table:style-name="ce38" table:formula="of:=[$screen_negative.G27]" office:value-type="float" office:value="0" calcext:value-type="float">
            <text:p>0</text:p>
          </table:table-cell>
          <table:table-cell table:style-name="ce38" table:formula="of:=[$screen_negative.H27]" office:value-type="float" office:value="0" calcext:value-type="float">
            <text:p>0</text:p>
          </table:table-cell>
          <table:table-cell table:style-name="ce38" table:formula="of:=[$screen_negative.I27]" office:value-type="float" office:value="0" calcext:value-type="float">
            <text:p>0</text:p>
          </table:table-cell>
          <table:table-cell table:style-name="ce38" table:formula="of:=[$screen_negative.J27]" office:value-type="float" office:value="0" calcext:value-type="float">
            <text:p>0</text:p>
          </table:table-cell>
          <table:table-cell table:style-name="ce38" table:formula="of:=[$screen_negative.K27]" office:value-type="float" office:value="0" calcext:value-type="float">
            <text:p>0</text:p>
          </table:table-cell>
          <table:table-cell table:style-name="ce38" table:formula="of:=[$screen_negative.L27]" office:value-type="float" office:value="0" calcext:value-type="float">
            <text:p>0</text:p>
          </table:table-cell>
          <table:table-cell table:style-name="ce38" table:formula="of:=[$screen_negative.M27]" office:value-type="float" office:value="0" calcext:value-type="float">
            <text:p>0</text:p>
          </table:table-cell>
          <table:table-cell table:style-name="ce38" table:formula="of:=[$screen_negative.N27]" office:value-type="float" office:value="0" calcext:value-type="float">
            <text:p>0</text:p>
          </table:table-cell>
          <table:table-cell table:style-name="ce38" table:formula="of:=[$screen_negative.O27]" office:value-type="float" office:value="0" calcext:value-type="float">
            <text:p>0</text:p>
          </table:table-cell>
          <table:table-cell table:style-name="ce38" table:formula="of:=[$screen_negative.P27]" office:value-type="float" office:value="0" calcext:value-type="float">
            <text:p>0</text:p>
          </table:table-cell>
          <table:table-cell table:style-name="ce38" table:formula="of:=[$screen_negative.Q27]" office:value-type="float" office:value="0" calcext:value-type="float">
            <text:p>0</text:p>
          </table:table-cell>
          <table:table-cell table:style-name="ce38" table:formula="of:=[$screen_negative.R27]" office:value-type="float" office:value="0" calcext:value-type="float">
            <text:p>0</text:p>
          </table:table-cell>
          <table:table-cell table:style-name="ce38" table:formula="of:=[$screen_negative.S27]" office:value-type="float" office:value="0" calcext:value-type="float">
            <text:p>0</text:p>
          </table:table-cell>
          <table:table-cell table:style-name="ce38" table:formula="of:=[$screen_negative.T27]" office:value-type="float" office:value="0" calcext:value-type="float">
            <text:p>0</text:p>
          </table:table-cell>
          <table:table-cell table:style-name="ce38" table:formula="of:=[$screen_negative.U27]" office:value-type="float" office:value="0" calcext:value-type="float">
            <text:p>0</text:p>
          </table:table-cell>
          <table:table-cell table:style-name="ce38" table:formula="of:=[$screen_negative.V27]" office:value-type="float" office:value="0" calcext:value-type="float">
            <text:p>0</text:p>
          </table:table-cell>
          <table:table-cell table:style-name="ce38" table:formula="of:=[$screen_negative.W27]" office:value-type="float" office:value="0" calcext:value-type="float">
            <text:p>0</text:p>
          </table:table-cell>
          <table:table-cell table:style-name="ce38" table:formula="of:=[$screen_negative.X27]" office:value-type="float" office:value="0" calcext:value-type="float">
            <text:p>0</text:p>
          </table:table-cell>
          <table:table-cell table:style-name="ce38" table:formula="of:=[$screen_negative.Y27]" office:value-type="float" office:value="0" calcext:value-type="float">
            <text:p>0</text:p>
          </table:table-cell>
          <table:table-cell table:style-name="ce38" table:formula="of:=[$screen_negative.Z27]" office:value-type="float" office:value="0" calcext:value-type="float">
            <text:p>0</text:p>
          </table:table-cell>
          <table:table-cell table:style-name="ce38" table:formula="of:=[$screen_negative.AA27]" office:value-type="float" office:value="0" calcext:value-type="float">
            <text:p>0</text:p>
          </table:table-cell>
          <table:table-cell table:style-name="ce38" table:formula="of:=[$screen_negative.AB27]" office:value-type="float" office:value="0" calcext:value-type="float">
            <text:p>0</text:p>
          </table:table-cell>
          <table:table-cell table:style-name="ce38" table:formula="of:=[$screen_negative.AC27]" office:value-type="float" office:value="0" calcext:value-type="float">
            <text:p>0</text:p>
          </table:table-cell>
          <table:table-cell table:style-name="ce38" table:formula="of:=[$screen_negative.AD27]" office:value-type="float" office:value="0" calcext:value-type="float">
            <text:p>0</text:p>
          </table:table-cell>
          <table:table-cell table:style-name="ce38" table:formula="of:=[$screen_negative.AE27]" office:value-type="float" office:value="0" calcext:value-type="float">
            <text:p>0</text:p>
          </table:table-cell>
          <table:table-cell table:style-name="ce38" table:formula="of:=[$screen_negative.AF27]" office:value-type="float" office:value="0" calcext:value-type="float">
            <text:p>0</text:p>
          </table:table-cell>
          <table:table-cell table:style-name="ce38" table:formula="of:=[$screen_negative.AG27]" office:value-type="float" office:value="1" calcext:value-type="float">
            <text:p>1</text:p>
          </table:table-cell>
          <table:table-cell table:style-name="ce38" table:formula="of:=[$screen_negative.AH27]" office:value-type="float" office:value="0" calcext:value-type="float">
            <text:p>0</text:p>
          </table:table-cell>
          <table:table-cell table:style-name="ce38" table:formula="of:=[$screen_negative.AI27]" office:value-type="float" office:value="0" calcext:value-type="float">
            <text:p>0</text:p>
          </table:table-cell>
          <table:table-cell table:style-name="ce38" table:formula="of:=[$screen_negative.AJ27]" office:value-type="float" office:value="1" calcext:value-type="float">
            <text:p>1</text:p>
          </table:table-cell>
          <table:table-cell table:style-name="ce38" table:formula="of:=[$screen_negative.AK27]" office:value-type="float" office:value="0" calcext:value-type="float">
            <text:p>0</text:p>
          </table:table-cell>
          <table:table-cell table:style-name="ce38" table:formula="of:=[$screen_negative.AL27]" office:value-type="float" office:value="0" calcext:value-type="float">
            <text:p>0</text:p>
          </table:table-cell>
          <table:table-cell table:style-name="ce38" table:formula="of:=[$screen_negative.AM27]" office:value-type="float" office:value="0" calcext:value-type="float">
            <text:p>0</text:p>
          </table:table-cell>
          <table:table-cell table:style-name="ce38" table:formula="of:=[$screen_negative.AN27]" office:value-type="float" office:value="0" calcext:value-type="float">
            <text:p>0</text:p>
          </table:table-cell>
          <table:table-cell table:style-name="ce38" table:formula="of:=[$screen_negative.AO27]" office:value-type="float" office:value="0" calcext:value-type="float">
            <text:p>0</text:p>
          </table:table-cell>
          <table:table-cell table:style-name="ce38" table:formula="of:=[$screen_negative.AP27]" office:value-type="float" office:value="0" calcext:value-type="float">
            <text:p>0</text:p>
          </table:table-cell>
          <table:table-cell table:style-name="ce38" table:formula="of:=[$screen_negative.AQ27]" office:value-type="float" office:value="0" calcext:value-type="float">
            <text:p>0</text:p>
          </table:table-cell>
          <table:table-cell table:style-name="ce38" table:formula="of:=[$screen_negative.AR27]" office:value-type="float" office:value="0" calcext:value-type="float">
            <text:p>0</text:p>
          </table:table-cell>
          <table:table-cell table:style-name="ce38" table:formula="of:=[$screen_negative.AS27]" office:value-type="float" office:value="0" calcext:value-type="float">
            <text:p>0</text:p>
          </table:table-cell>
          <table:table-cell table:style-name="ce38" table:formula="of:=[$screen_negative.AT27]" office:value-type="float" office:value="0" calcext:value-type="float">
            <text:p>0</text:p>
          </table:table-cell>
          <table:table-cell table:style-name="ce38" table:formula="of:=[$screen_negative.AU27]" office:value-type="float" office:value="0" calcext:value-type="float">
            <text:p>0</text:p>
          </table:table-cell>
          <table:table-cell table:style-name="ce38" table:formula="of:=[$screen_negative.AV27]" office:value-type="float" office:value="0" calcext:value-type="float">
            <text:p>0</text:p>
          </table:table-cell>
          <table:table-cell table:style-name="ce38" table:formula="of:=[$screen_negative.AW27]" office:value-type="float" office:value="0" calcext:value-type="float">
            <text:p>0</text:p>
          </table:table-cell>
          <table:table-cell table:style-name="ce38" table:formula="of:=[$screen_negative.AX27]" office:value-type="float" office:value="0" calcext:value-type="float">
            <text:p>0</text:p>
          </table:table-cell>
          <table:table-cell table:style-name="ce38" table:formula="of:=[$screen_negative.AY27]" office:value-type="float" office:value="0" calcext:value-type="float">
            <text:p>0</text:p>
          </table:table-cell>
          <table:table-cell table:style-name="ce38" table:formula="of:=[$screen_negative.AZ27]" office:value-type="float" office:value="0" calcext:value-type="float">
            <text:p>0</text:p>
          </table:table-cell>
          <table:table-cell table:style-name="ce38" table:formula="of:=[$screen_negative.BA27]" office:value-type="float" office:value="0" calcext:value-type="float">
            <text:p>0</text:p>
          </table:table-cell>
          <table:table-cell table:style-name="ce38" table:formula="of:=[$screen_negative.BB27]" office:value-type="float" office:value="0" calcext:value-type="float">
            <text:p>0</text:p>
          </table:table-cell>
          <table:table-cell table:style-name="ce38" table:formula="of:=[$screen_negative.BC27]" office:value-type="float" office:value="0" calcext:value-type="float">
            <text:p>0</text:p>
          </table:table-cell>
          <table:table-cell table:style-name="ce38" table:formula="of:=[$screen_negative.BD27]" office:value-type="float" office:value="0" calcext:value-type="float">
            <text:p>0</text:p>
          </table:table-cell>
          <table:table-cell table:style-name="ce38" table:formula="of:=[$screen_negative.BE27]" office:value-type="float" office:value="0" calcext:value-type="float">
            <text:p>0</text:p>
          </table:table-cell>
          <table:table-cell table:style-name="ce38" table:formula="of:=[$screen_negative.BF27]" office:value-type="float" office:value="0" calcext:value-type="float">
            <text:p>0</text:p>
          </table:table-cell>
          <table:table-cell table:style-name="ce38" table:formula="of:=[$screen_negative.BG27]" office:value-type="float" office:value="1" calcext:value-type="float">
            <text:p>1</text:p>
          </table:table-cell>
          <table:table-cell table:style-name="ce38" table:formula="of:=[$screen_negative.BH27]" office:value-type="float" office:value="0" calcext:value-type="float">
            <text:p>0</text:p>
          </table:table-cell>
          <table:table-cell table:style-name="ce38" table:formula="of:=[$screen_negative.BI27]" office:value-type="float" office:value="0" calcext:value-type="float">
            <text:p>0</text:p>
          </table:table-cell>
          <table:table-cell table:style-name="ce38" table:formula="of:=[$screen_negative.BJ27]" office:value-type="float" office:value="0" calcext:value-type="float">
            <text:p>0</text:p>
          </table:table-cell>
          <table:table-cell table:style-name="ce38" table:formula="of:=[$screen_negative.BK27]" office:value-type="float" office:value="0" calcext:value-type="float">
            <text:p>0</text:p>
          </table:table-cell>
          <table:table-cell table:style-name="ce38" table:formula="of:=[$screen_negative.BL27]" office:value-type="float" office:value="0" calcext:value-type="float">
            <text:p>0</text:p>
          </table:table-cell>
          <table:table-cell table:style-name="ce38" table:formula="of:=[$screen_negative.BM27]" office:value-type="float" office:value="0" calcext:value-type="float">
            <text:p>0</text:p>
          </table:table-cell>
          <table:table-cell table:style-name="ce38" table:formula="of:=[$screen_negative.BN27]" office:value-type="float" office:value="0" calcext:value-type="float">
            <text:p>0</text:p>
          </table:table-cell>
          <table:table-cell table:style-name="ce38" table:formula="of:=[$screen_negative.BO27]" office:value-type="float" office:value="0" calcext:value-type="float">
            <text:p>0</text:p>
          </table:table-cell>
          <table:table-cell table:style-name="ce38" table:formula="of:=[$screen_negative.BP27]" office:value-type="float" office:value="0" calcext:value-type="float">
            <text:p>0</text:p>
          </table:table-cell>
          <table:table-cell table:style-name="ce38" table:formula="of:=[$screen_negative.BQ27]" office:value-type="float" office:value="0" calcext:value-type="float">
            <text:p>0</text:p>
          </table:table-cell>
          <table:table-cell table:style-name="ce38" table:formula="of:=[$screen_negative.BR27]" office:value-type="float" office:value="1" calcext:value-type="float">
            <text:p>1</text:p>
          </table:table-cell>
          <table:table-cell table:style-name="ce38" table:formula="of:=[$screen_negative.BS27]" office:value-type="float" office:value="0" calcext:value-type="float">
            <text:p>0</text:p>
          </table:table-cell>
          <table:table-cell table:style-name="ce38" table:formula="of:=[$screen_negative.BT27]" office:value-type="float" office:value="0" calcext:value-type="float">
            <text:p>0</text:p>
          </table:table-cell>
          <table:table-cell table:style-name="ce38" table:formula="of:=[$screen_negative.BU27]" office:value-type="float" office:value="0" calcext:value-type="float">
            <text:p>0</text:p>
          </table:table-cell>
          <table:table-cell table:style-name="ce38" table:formula="of:=[$screen_negative.BV27]" office:value-type="float" office:value="0" calcext:value-type="float">
            <text:p>0</text:p>
          </table:table-cell>
          <table:table-cell table:style-name="ce38" table:formula="of:=[$screen_negative.BW27]" office:value-type="float" office:value="0" calcext:value-type="float">
            <text:p>0</text:p>
          </table:table-cell>
          <table:table-cell table:style-name="ce38" table:formula="of:=[$screen_negative.BX27]" office:value-type="float" office:value="0" calcext:value-type="float">
            <text:p>0</text:p>
          </table:table-cell>
          <table:table-cell table:style-name="ce38" table:formula="of:=[$screen_negative.BY27]" office:value-type="float" office:value="0" calcext:value-type="float">
            <text:p>0</text:p>
          </table:table-cell>
          <table:table-cell table:style-name="ce38" table:formula="of:=[$screen_negative.BZ27]" office:value-type="float" office:value="0" calcext:value-type="float">
            <text:p>0</text:p>
          </table:table-cell>
          <table:table-cell table:style-name="ce38" table:formula="of:=[$screen_negative.CA27]" office:value-type="float" office:value="0" calcext:value-type="float">
            <text:p>0</text:p>
          </table:table-cell>
          <table:table-cell table:style-name="ce38" table:formula="of:=[$screen_negative.CB27]" office:value-type="float" office:value="0" calcext:value-type="float">
            <text:p>0</text:p>
          </table:table-cell>
          <table:table-cell table:style-name="ce38" table:formula="of:=[$screen_negative.CC27]" office:value-type="float" office:value="0" calcext:value-type="float">
            <text:p>0</text:p>
          </table:table-cell>
          <table:table-cell table:style-name="ce38" table:formula="of:=[$screen_negative.CD27]" office:value-type="float" office:value="0" calcext:value-type="float">
            <text:p>0</text:p>
          </table:table-cell>
          <table:table-cell table:style-name="ce38" table:formula="of:=[$screen_negative.CE27]" office:value-type="float" office:value="0" calcext:value-type="float">
            <text:p>0</text:p>
          </table:table-cell>
          <table:table-cell table:style-name="ce38" table:formula="of:=[$screen_negative.CF27]" office:value-type="float" office:value="0" calcext:value-type="float">
            <text:p>0</text:p>
          </table:table-cell>
          <table:table-cell table:style-name="ce38" table:formula="of:=[$screen_negative.CG27]" office:value-type="float" office:value="0" calcext:value-type="float">
            <text:p>0</text:p>
          </table:table-cell>
          <table:table-cell table:style-name="ce38" table:formula="of:=[$screen_negative.CH27]" office:value-type="float" office:value="0" calcext:value-type="float">
            <text:p>0</text:p>
          </table:table-cell>
          <table:table-cell table:style-name="ce38" table:formula="of:=[$screen_negative.CI27]" office:value-type="float" office:value="0" calcext:value-type="float">
            <text:p>0</text:p>
          </table:table-cell>
          <table:table-cell table:style-name="ce38" table:formula="of:=[$screen_negative.CJ27]" office:value-type="float" office:value="0" calcext:value-type="float">
            <text:p>0</text:p>
          </table:table-cell>
          <table:table-cell table:style-name="ce38" table:formula="of:=[$screen_negative.CK27]" office:value-type="float" office:value="0" calcext:value-type="float">
            <text:p>0</text:p>
          </table:table-cell>
          <table:table-cell table:style-name="ce38" table:formula="of:=[$screen_negative.CL27]" office:value-type="float" office:value="0" calcext:value-type="float">
            <text:p>0</text:p>
          </table:table-cell>
          <table:table-cell table:style-name="ce38" table:formula="of:=[$screen_negative.CM27]" office:value-type="float" office:value="0" calcext:value-type="float">
            <text:p>0</text:p>
          </table:table-cell>
          <table:table-cell table:style-name="ce38" table:formula="of:=[$screen_negative.CN27]" office:value-type="float" office:value="0" calcext:value-type="float">
            <text:p>0</text:p>
          </table:table-cell>
          <table:table-cell table:style-name="ce38" table:formula="of:=[$screen_negative.CO27]" office:value-type="float" office:value="1" calcext:value-type="float">
            <text:p>1</text:p>
          </table:table-cell>
          <table:table-cell table:style-name="ce38" table:formula="of:=[$screen_negative.CP27]" office:value-type="float" office:value="0" calcext:value-type="float">
            <text:p>0</text:p>
          </table:table-cell>
          <table:table-cell table:style-name="ce38" table:formula="of:=[$screen_negative.CQ27]" office:value-type="float" office:value="0" calcext:value-type="float">
            <text:p>0</text:p>
          </table:table-cell>
          <table:table-cell table:style-name="ce38" table:formula="of:=[$screen_negative.CR27]" office:value-type="float" office:value="1" calcext:value-type="float">
            <text:p>1</text:p>
          </table:table-cell>
          <table:table-cell table:style-name="ce38" table:formula="of:=[$screen_negative.CS27]" office:value-type="float" office:value="0" calcext:value-type="float">
            <text:p>0</text:p>
          </table:table-cell>
          <table:table-cell table:style-name="ce38" table:formula="of:=[$screen_negative.CT27]" office:value-type="float" office:value="0" calcext:value-type="float">
            <text:p>0</text:p>
          </table:table-cell>
          <table:table-cell table:style-name="ce38" table:formula="of:=[$screen_negative.CU27]" office:value-type="float" office:value="0" calcext:value-type="float">
            <text:p>0</text:p>
          </table:table-cell>
          <table:table-cell table:style-name="ce38" table:formula="of:=[$screen_negative.CV27]" office:value-type="float" office:value="0" calcext:value-type="float">
            <text:p>0</text:p>
          </table:table-cell>
          <table:table-cell table:style-name="ce38" table:formula="of:=[$screen_negative.CW27]" office:value-type="float" office:value="0" calcext:value-type="float">
            <text:p>0</text:p>
          </table:table-cell>
          <table:table-cell table:style-name="ce38" table:formula="of:=[$screen_negative.CX27]" office:value-type="float" office:value="0" calcext:value-type="float">
            <text:p>0</text:p>
          </table:table-cell>
          <table:table-cell table:style-name="ce38" table:formula="of:=[$screen_negative.CY27]" office:value-type="float" office:value="0" calcext:value-type="float">
            <text:p>0</text:p>
          </table:table-cell>
          <table:table-cell table:style-name="ce38" table:formula="of:=[$screen_negative.CZ27]" office:value-type="float" office:value="0" calcext:value-type="float">
            <text:p>0</text:p>
          </table:table-cell>
          <table:table-cell table:style-name="ce38" table:formula="of:=[$screen_negative.DA27]" office:value-type="float" office:value="0" calcext:value-type="float">
            <text:p>0</text:p>
          </table:table-cell>
          <table:table-cell table:style-name="ce38" table:formula="of:=[$screen_negative.DB27]" office:value-type="float" office:value="0" calcext:value-type="float">
            <text:p>0</text:p>
          </table:table-cell>
          <table:table-cell table:style-name="ce38" table:formula="of:=[$screen_negative.DC27]" office:value-type="float" office:value="0" calcext:value-type="float">
            <text:p>0</text:p>
          </table:table-cell>
          <table:table-cell table:style-name="ce38" table:formula="of:=[$screen_negative.DD27]" office:value-type="float" office:value="0" calcext:value-type="float">
            <text:p>0</text:p>
          </table:table-cell>
          <table:table-cell table:style-name="ce38" table:formula="of:=[$screen_negative.DE27]" office:value-type="float" office:value="0" calcext:value-type="float">
            <text:p>0</text:p>
          </table:table-cell>
          <table:table-cell table:style-name="ce38" table:formula="of:=[$screen_negative.DF27]" office:value-type="float" office:value="0" calcext:value-type="float">
            <text:p>0</text:p>
          </table:table-cell>
          <table:table-cell table:style-name="ce38" table:formula="of:=[$screen_negative.DG27]" office:value-type="float" office:value="0" calcext:value-type="float">
            <text:p>0</text:p>
          </table:table-cell>
          <table:table-cell table:style-name="ce38" table:formula="of:=[$screen_negative.DH27]" office:value-type="float" office:value="0" calcext:value-type="float">
            <text:p>0</text:p>
          </table:table-cell>
          <table:table-cell table:style-name="ce38" table:formula="of:=[$screen_negative.DI27]" office:value-type="float" office:value="0" calcext:value-type="float">
            <text:p>0</text:p>
          </table:table-cell>
          <table:table-cell table:style-name="ce38" table:formula="of:=[$screen_negative.DJ27]" office:value-type="float" office:value="0" calcext:value-type="float">
            <text:p>0</text:p>
          </table:table-cell>
          <table:table-cell table:style-name="ce38" table:formula="of:=[$screen_negative.DK27]" office:value-type="float" office:value="0" calcext:value-type="float">
            <text:p>0</text:p>
          </table:table-cell>
          <table:table-cell table:style-name="ce38" table:formula="of:=[$screen_negative.DL27]" office:value-type="float" office:value="0" calcext:value-type="float">
            <text:p>0</text:p>
          </table:table-cell>
          <table:table-cell table:style-name="ce38" table:formula="of:=[$screen_negative.DM27]" office:value-type="float" office:value="0" calcext:value-type="float">
            <text:p>0</text:p>
          </table:table-cell>
          <table:table-cell table:style-name="ce38" table:formula="of:=[$screen_negative.DN27]" office:value-type="float" office:value="0" calcext:value-type="float">
            <text:p>0</text:p>
          </table:table-cell>
          <table:table-cell table:style-name="ce38" table:formula="of:=[$screen_negative.DO27]" office:value-type="float" office:value="0" calcext:value-type="float">
            <text:p>0</text:p>
          </table:table-cell>
          <table:table-cell table:style-name="ce38" table:formula="of:=[$screen_negative.DP27]" office:value-type="float" office:value="0" calcext:value-type="float">
            <text:p>0</text:p>
          </table:table-cell>
          <table:table-cell table:style-name="ce38" table:formula="of:=[$screen_negative.DQ27]" office:value-type="float" office:value="0" calcext:value-type="float">
            <text:p>0</text:p>
          </table:table-cell>
          <table:table-cell table:style-name="ce38" table:formula="of:=[$screen_negative.DR27]" office:value-type="float" office:value="0" calcext:value-type="float">
            <text:p>0</text:p>
          </table:table-cell>
          <table:table-cell table:style-name="ce38" table:formula="of:=[$screen_negative.DS27]" office:value-type="float" office:value="0" calcext:value-type="float">
            <text:p>0</text:p>
          </table:table-cell>
          <table:table-cell table:style-name="ce38" table:formula="of:=[$screen_negative.DT27]" office:value-type="float" office:value="0" calcext:value-type="float">
            <text:p>0</text:p>
          </table:table-cell>
          <table:table-cell table:style-name="ce38" table:formula="of:=[$screen_negative.DU27]" office:value-type="float" office:value="0" calcext:value-type="float">
            <text:p>0</text:p>
          </table:table-cell>
          <table:table-cell table:style-name="ce38" table:formula="of:=[$screen_negative.DV27]" office:value-type="float" office:value="0" calcext:value-type="float">
            <text:p>0</text:p>
          </table:table-cell>
          <table:table-cell table:style-name="ce38" table:formula="of:=[$screen_negative.DW27]" office:value-type="float" office:value="0" calcext:value-type="float">
            <text:p>0</text:p>
          </table:table-cell>
          <table:table-cell table:style-name="ce38" table:formula="of:=[$screen_negative.DX27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28]" office:value-type="float" office:value="0" calcext:value-type="float">
            <text:p>0</text:p>
          </table:table-cell>
          <table:table-cell table:style-name="ce38" table:formula="of:=[$screen_negative.B28]" office:value-type="float" office:value="0" calcext:value-type="float">
            <text:p>0</text:p>
          </table:table-cell>
          <table:table-cell table:style-name="ce38" table:formula="of:=[$screen_negative.C28]" office:value-type="float" office:value="0" calcext:value-type="float">
            <text:p>0</text:p>
          </table:table-cell>
          <table:table-cell table:style-name="ce38" table:formula="of:=[$screen_negative.D28]" office:value-type="float" office:value="0" calcext:value-type="float">
            <text:p>0</text:p>
          </table:table-cell>
          <table:table-cell table:style-name="ce38" table:formula="of:=[$screen_negative.E28]" office:value-type="float" office:value="0" calcext:value-type="float">
            <text:p>0</text:p>
          </table:table-cell>
          <table:table-cell table:style-name="ce38" table:formula="of:=[$screen_negative.F28]" office:value-type="float" office:value="0" calcext:value-type="float">
            <text:p>0</text:p>
          </table:table-cell>
          <table:table-cell table:style-name="ce38" table:formula="of:=[$screen_negative.G28]" office:value-type="float" office:value="0" calcext:value-type="float">
            <text:p>0</text:p>
          </table:table-cell>
          <table:table-cell table:style-name="ce38" table:formula="of:=[$screen_negative.H28]" office:value-type="float" office:value="0" calcext:value-type="float">
            <text:p>0</text:p>
          </table:table-cell>
          <table:table-cell table:style-name="ce38" table:formula="of:=[$screen_negative.I28]" office:value-type="float" office:value="0" calcext:value-type="float">
            <text:p>0</text:p>
          </table:table-cell>
          <table:table-cell table:style-name="ce38" table:formula="of:=[$screen_negative.J28]" office:value-type="float" office:value="0" calcext:value-type="float">
            <text:p>0</text:p>
          </table:table-cell>
          <table:table-cell table:style-name="ce38" table:formula="of:=[$screen_negative.K28]" office:value-type="float" office:value="0" calcext:value-type="float">
            <text:p>0</text:p>
          </table:table-cell>
          <table:table-cell table:style-name="ce38" table:formula="of:=[$screen_negative.L28]" office:value-type="float" office:value="0" calcext:value-type="float">
            <text:p>0</text:p>
          </table:table-cell>
          <table:table-cell table:style-name="ce38" table:formula="of:=[$screen_negative.M28]" office:value-type="float" office:value="0" calcext:value-type="float">
            <text:p>0</text:p>
          </table:table-cell>
          <table:table-cell table:style-name="ce38" table:formula="of:=[$screen_negative.N28]" office:value-type="float" office:value="0" calcext:value-type="float">
            <text:p>0</text:p>
          </table:table-cell>
          <table:table-cell table:style-name="ce38" table:formula="of:=[$screen_negative.O28]" office:value-type="float" office:value="0" calcext:value-type="float">
            <text:p>0</text:p>
          </table:table-cell>
          <table:table-cell table:style-name="ce38" table:formula="of:=[$screen_negative.P28]" office:value-type="float" office:value="0" calcext:value-type="float">
            <text:p>0</text:p>
          </table:table-cell>
          <table:table-cell table:style-name="ce38" table:formula="of:=[$screen_negative.Q28]" office:value-type="float" office:value="0" calcext:value-type="float">
            <text:p>0</text:p>
          </table:table-cell>
          <table:table-cell table:style-name="ce38" table:formula="of:=[$screen_negative.R28]" office:value-type="float" office:value="0" calcext:value-type="float">
            <text:p>0</text:p>
          </table:table-cell>
          <table:table-cell table:style-name="ce38" table:formula="of:=[$screen_negative.S28]" office:value-type="float" office:value="0" calcext:value-type="float">
            <text:p>0</text:p>
          </table:table-cell>
          <table:table-cell table:style-name="ce38" table:formula="of:=[$screen_negative.T28]" office:value-type="float" office:value="0" calcext:value-type="float">
            <text:p>0</text:p>
          </table:table-cell>
          <table:table-cell table:style-name="ce38" table:formula="of:=[$screen_negative.U28]" office:value-type="float" office:value="0" calcext:value-type="float">
            <text:p>0</text:p>
          </table:table-cell>
          <table:table-cell table:style-name="ce38" table:formula="of:=[$screen_negative.V28]" office:value-type="float" office:value="0" calcext:value-type="float">
            <text:p>0</text:p>
          </table:table-cell>
          <table:table-cell table:style-name="ce38" table:formula="of:=[$screen_negative.W28]" office:value-type="float" office:value="0" calcext:value-type="float">
            <text:p>0</text:p>
          </table:table-cell>
          <table:table-cell table:style-name="ce38" table:formula="of:=[$screen_negative.X28]" office:value-type="float" office:value="0" calcext:value-type="float">
            <text:p>0</text:p>
          </table:table-cell>
          <table:table-cell table:style-name="ce38" table:formula="of:=[$screen_negative.Y28]" office:value-type="float" office:value="0" calcext:value-type="float">
            <text:p>0</text:p>
          </table:table-cell>
          <table:table-cell table:style-name="ce38" table:formula="of:=[$screen_negative.Z28]" office:value-type="float" office:value="0" calcext:value-type="float">
            <text:p>0</text:p>
          </table:table-cell>
          <table:table-cell table:style-name="ce38" table:formula="of:=[$screen_negative.AA28]" office:value-type="float" office:value="0" calcext:value-type="float">
            <text:p>0</text:p>
          </table:table-cell>
          <table:table-cell table:style-name="ce38" table:formula="of:=[$screen_negative.AB28]" office:value-type="float" office:value="0" calcext:value-type="float">
            <text:p>0</text:p>
          </table:table-cell>
          <table:table-cell table:style-name="ce38" table:formula="of:=[$screen_negative.AC28]" office:value-type="float" office:value="0" calcext:value-type="float">
            <text:p>0</text:p>
          </table:table-cell>
          <table:table-cell table:style-name="ce38" table:formula="of:=[$screen_negative.AD28]" office:value-type="float" office:value="0" calcext:value-type="float">
            <text:p>0</text:p>
          </table:table-cell>
          <table:table-cell table:style-name="ce38" table:formula="of:=[$screen_negative.AE28]" office:value-type="float" office:value="0" calcext:value-type="float">
            <text:p>0</text:p>
          </table:table-cell>
          <table:table-cell table:style-name="ce38" table:formula="of:=[$screen_negative.AF28]" office:value-type="float" office:value="0" calcext:value-type="float">
            <text:p>0</text:p>
          </table:table-cell>
          <table:table-cell table:style-name="ce38" table:formula="of:=[$screen_negative.AG28]" office:value-type="float" office:value="1" calcext:value-type="float">
            <text:p>1</text:p>
          </table:table-cell>
          <table:table-cell table:style-name="ce38" table:formula="of:=[$screen_negative.AH28]" office:value-type="float" office:value="0" calcext:value-type="float">
            <text:p>0</text:p>
          </table:table-cell>
          <table:table-cell table:style-name="ce38" table:formula="of:=[$screen_negative.AI28]" office:value-type="float" office:value="1" calcext:value-type="float">
            <text:p>1</text:p>
          </table:table-cell>
          <table:table-cell table:style-name="ce38" table:formula="of:=[$screen_negative.AJ28]" office:value-type="float" office:value="0" calcext:value-type="float">
            <text:p>0</text:p>
          </table:table-cell>
          <table:table-cell table:style-name="ce38" table:formula="of:=[$screen_negative.AK28]" office:value-type="float" office:value="0" calcext:value-type="float">
            <text:p>0</text:p>
          </table:table-cell>
          <table:table-cell table:style-name="ce38" table:formula="of:=[$screen_negative.AL28]" office:value-type="float" office:value="0" calcext:value-type="float">
            <text:p>0</text:p>
          </table:table-cell>
          <table:table-cell table:style-name="ce38" table:formula="of:=[$screen_negative.AM28]" office:value-type="float" office:value="0" calcext:value-type="float">
            <text:p>0</text:p>
          </table:table-cell>
          <table:table-cell table:style-name="ce38" table:formula="of:=[$screen_negative.AN28]" office:value-type="float" office:value="0" calcext:value-type="float">
            <text:p>0</text:p>
          </table:table-cell>
          <table:table-cell table:style-name="ce38" table:formula="of:=[$screen_negative.AO28]" office:value-type="float" office:value="0" calcext:value-type="float">
            <text:p>0</text:p>
          </table:table-cell>
          <table:table-cell table:style-name="ce38" table:formula="of:=[$screen_negative.AP28]" office:value-type="float" office:value="0" calcext:value-type="float">
            <text:p>0</text:p>
          </table:table-cell>
          <table:table-cell table:style-name="ce38" table:formula="of:=[$screen_negative.AQ28]" office:value-type="float" office:value="0" calcext:value-type="float">
            <text:p>0</text:p>
          </table:table-cell>
          <table:table-cell table:style-name="ce38" table:formula="of:=[$screen_negative.AR28]" office:value-type="float" office:value="0" calcext:value-type="float">
            <text:p>0</text:p>
          </table:table-cell>
          <table:table-cell table:style-name="ce38" table:formula="of:=[$screen_negative.AS28]" office:value-type="float" office:value="0" calcext:value-type="float">
            <text:p>0</text:p>
          </table:table-cell>
          <table:table-cell table:style-name="ce38" table:formula="of:=[$screen_negative.AT28]" office:value-type="float" office:value="0" calcext:value-type="float">
            <text:p>0</text:p>
          </table:table-cell>
          <table:table-cell table:style-name="ce38" table:formula="of:=[$screen_negative.AU28]" office:value-type="float" office:value="0" calcext:value-type="float">
            <text:p>0</text:p>
          </table:table-cell>
          <table:table-cell table:style-name="ce38" table:formula="of:=[$screen_negative.AV28]" office:value-type="float" office:value="0" calcext:value-type="float">
            <text:p>0</text:p>
          </table:table-cell>
          <table:table-cell table:style-name="ce38" table:formula="of:=[$screen_negative.AW28]" office:value-type="float" office:value="0" calcext:value-type="float">
            <text:p>0</text:p>
          </table:table-cell>
          <table:table-cell table:style-name="ce38" table:formula="of:=[$screen_negative.AX28]" office:value-type="float" office:value="0" calcext:value-type="float">
            <text:p>0</text:p>
          </table:table-cell>
          <table:table-cell table:style-name="ce38" table:formula="of:=[$screen_negative.AY28]" office:value-type="float" office:value="0" calcext:value-type="float">
            <text:p>0</text:p>
          </table:table-cell>
          <table:table-cell table:style-name="ce38" table:formula="of:=[$screen_negative.AZ28]" office:value-type="float" office:value="0" calcext:value-type="float">
            <text:p>0</text:p>
          </table:table-cell>
          <table:table-cell table:style-name="ce38" table:formula="of:=[$screen_negative.BA28]" office:value-type="float" office:value="0" calcext:value-type="float">
            <text:p>0</text:p>
          </table:table-cell>
          <table:table-cell table:style-name="ce38" table:formula="of:=[$screen_negative.BB28]" office:value-type="float" office:value="0" calcext:value-type="float">
            <text:p>0</text:p>
          </table:table-cell>
          <table:table-cell table:style-name="ce38" table:formula="of:=[$screen_negative.BC28]" office:value-type="float" office:value="0" calcext:value-type="float">
            <text:p>0</text:p>
          </table:table-cell>
          <table:table-cell table:style-name="ce38" table:formula="of:=[$screen_negative.BD28]" office:value-type="float" office:value="0" calcext:value-type="float">
            <text:p>0</text:p>
          </table:table-cell>
          <table:table-cell table:style-name="ce38" table:formula="of:=[$screen_negative.BE28]" office:value-type="float" office:value="0" calcext:value-type="float">
            <text:p>0</text:p>
          </table:table-cell>
          <table:table-cell table:style-name="ce38" table:formula="of:=[$screen_negative.BF28]" office:value-type="float" office:value="0" calcext:value-type="float">
            <text:p>0</text:p>
          </table:table-cell>
          <table:table-cell table:style-name="ce38" table:formula="of:=[$screen_negative.BG28]" office:value-type="float" office:value="0" calcext:value-type="float">
            <text:p>0</text:p>
          </table:table-cell>
          <table:table-cell table:style-name="ce38" table:formula="of:=[$screen_negative.BH28]" office:value-type="float" office:value="1" calcext:value-type="float">
            <text:p>1</text:p>
          </table:table-cell>
          <table:table-cell table:style-name="ce38" table:formula="of:=[$screen_negative.BI28]" office:value-type="float" office:value="0" calcext:value-type="float">
            <text:p>0</text:p>
          </table:table-cell>
          <table:table-cell table:style-name="ce38" table:formula="of:=[$screen_negative.BJ28]" office:value-type="float" office:value="0" calcext:value-type="float">
            <text:p>0</text:p>
          </table:table-cell>
          <table:table-cell table:style-name="ce38" table:formula="of:=[$screen_negative.BK28]" office:value-type="float" office:value="0" calcext:value-type="float">
            <text:p>0</text:p>
          </table:table-cell>
          <table:table-cell table:style-name="ce38" table:formula="of:=[$screen_negative.BL28]" office:value-type="float" office:value="1" calcext:value-type="float">
            <text:p>1</text:p>
          </table:table-cell>
          <table:table-cell table:style-name="ce38" table:formula="of:=[$screen_negative.BM28]" office:value-type="float" office:value="1" calcext:value-type="float">
            <text:p>1</text:p>
          </table:table-cell>
          <table:table-cell table:style-name="ce38" table:formula="of:=[$screen_negative.BN28]" office:value-type="float" office:value="0" calcext:value-type="float">
            <text:p>0</text:p>
          </table:table-cell>
          <table:table-cell table:style-name="ce38" table:formula="of:=[$screen_negative.BO28]" office:value-type="float" office:value="0" calcext:value-type="float">
            <text:p>0</text:p>
          </table:table-cell>
          <table:table-cell table:style-name="ce38" table:formula="of:=[$screen_negative.BP28]" office:value-type="float" office:value="0" calcext:value-type="float">
            <text:p>0</text:p>
          </table:table-cell>
          <table:table-cell table:style-name="ce38" table:formula="of:=[$screen_negative.BQ28]" office:value-type="float" office:value="1" calcext:value-type="float">
            <text:p>1</text:p>
          </table:table-cell>
          <table:table-cell table:style-name="ce38" table:formula="of:=[$screen_negative.BR28]" office:value-type="float" office:value="0" calcext:value-type="float">
            <text:p>0</text:p>
          </table:table-cell>
          <table:table-cell table:style-name="ce38" table:formula="of:=[$screen_negative.BS28]" office:value-type="float" office:value="0" calcext:value-type="float">
            <text:p>0</text:p>
          </table:table-cell>
          <table:table-cell table:style-name="ce38" table:formula="of:=[$screen_negative.BT28]" office:value-type="float" office:value="0" calcext:value-type="float">
            <text:p>0</text:p>
          </table:table-cell>
          <table:table-cell table:style-name="ce38" table:formula="of:=[$screen_negative.BU28]" office:value-type="float" office:value="0" calcext:value-type="float">
            <text:p>0</text:p>
          </table:table-cell>
          <table:table-cell table:style-name="ce38" table:formula="of:=[$screen_negative.BV28]" office:value-type="float" office:value="0" calcext:value-type="float">
            <text:p>0</text:p>
          </table:table-cell>
          <table:table-cell table:style-name="ce38" table:formula="of:=[$screen_negative.BW28]" office:value-type="float" office:value="0" calcext:value-type="float">
            <text:p>0</text:p>
          </table:table-cell>
          <table:table-cell table:style-name="ce38" table:formula="of:=[$screen_negative.BX28]" office:value-type="float" office:value="0" calcext:value-type="float">
            <text:p>0</text:p>
          </table:table-cell>
          <table:table-cell table:style-name="ce38" table:formula="of:=[$screen_negative.BY28]" office:value-type="float" office:value="0" calcext:value-type="float">
            <text:p>0</text:p>
          </table:table-cell>
          <table:table-cell table:style-name="ce38" table:formula="of:=[$screen_negative.BZ28]" office:value-type="float" office:value="0" calcext:value-type="float">
            <text:p>0</text:p>
          </table:table-cell>
          <table:table-cell table:style-name="ce38" table:formula="of:=[$screen_negative.CA28]" office:value-type="float" office:value="0" calcext:value-type="float">
            <text:p>0</text:p>
          </table:table-cell>
          <table:table-cell table:style-name="ce38" table:formula="of:=[$screen_negative.CB28]" office:value-type="float" office:value="0" calcext:value-type="float">
            <text:p>0</text:p>
          </table:table-cell>
          <table:table-cell table:style-name="ce38" table:formula="of:=[$screen_negative.CC28]" office:value-type="float" office:value="0" calcext:value-type="float">
            <text:p>0</text:p>
          </table:table-cell>
          <table:table-cell table:style-name="ce38" table:formula="of:=[$screen_negative.CD28]" office:value-type="float" office:value="0" calcext:value-type="float">
            <text:p>0</text:p>
          </table:table-cell>
          <table:table-cell table:style-name="ce38" table:formula="of:=[$screen_negative.CE28]" office:value-type="float" office:value="0" calcext:value-type="float">
            <text:p>0</text:p>
          </table:table-cell>
          <table:table-cell table:style-name="ce38" table:formula="of:=[$screen_negative.CF28]" office:value-type="float" office:value="0" calcext:value-type="float">
            <text:p>0</text:p>
          </table:table-cell>
          <table:table-cell table:style-name="ce38" table:formula="of:=[$screen_negative.CG28]" office:value-type="float" office:value="0" calcext:value-type="float">
            <text:p>0</text:p>
          </table:table-cell>
          <table:table-cell table:style-name="ce38" table:formula="of:=[$screen_negative.CH28]" office:value-type="float" office:value="0" calcext:value-type="float">
            <text:p>0</text:p>
          </table:table-cell>
          <table:table-cell table:style-name="ce38" table:formula="of:=[$screen_negative.CI28]" office:value-type="float" office:value="0" calcext:value-type="float">
            <text:p>0</text:p>
          </table:table-cell>
          <table:table-cell table:style-name="ce38" table:formula="of:=[$screen_negative.CJ28]" office:value-type="float" office:value="0" calcext:value-type="float">
            <text:p>0</text:p>
          </table:table-cell>
          <table:table-cell table:style-name="ce38" table:formula="of:=[$screen_negative.CK28]" office:value-type="float" office:value="0" calcext:value-type="float">
            <text:p>0</text:p>
          </table:table-cell>
          <table:table-cell table:style-name="ce38" table:formula="of:=[$screen_negative.CL28]" office:value-type="float" office:value="0" calcext:value-type="float">
            <text:p>0</text:p>
          </table:table-cell>
          <table:table-cell table:style-name="ce38" table:formula="of:=[$screen_negative.CM28]" office:value-type="float" office:value="0" calcext:value-type="float">
            <text:p>0</text:p>
          </table:table-cell>
          <table:table-cell table:style-name="ce38" table:formula="of:=[$screen_negative.CN28]" office:value-type="float" office:value="0" calcext:value-type="float">
            <text:p>0</text:p>
          </table:table-cell>
          <table:table-cell table:style-name="ce38" table:formula="of:=[$screen_negative.CO28]" office:value-type="float" office:value="0" calcext:value-type="float">
            <text:p>0</text:p>
          </table:table-cell>
          <table:table-cell table:style-name="ce38" table:formula="of:=[$screen_negative.CP28]" office:value-type="float" office:value="1" calcext:value-type="float">
            <text:p>1</text:p>
          </table:table-cell>
          <table:table-cell table:style-name="ce38" table:formula="of:=[$screen_negative.CQ28]" office:value-type="float" office:value="0" calcext:value-type="float">
            <text:p>0</text:p>
          </table:table-cell>
          <table:table-cell table:style-name="ce38" table:formula="of:=[$screen_negative.CR28]" office:value-type="float" office:value="1" calcext:value-type="float">
            <text:p>1</text:p>
          </table:table-cell>
          <table:table-cell table:style-name="ce38" table:formula="of:=[$screen_negative.CS28]" office:value-type="float" office:value="0" calcext:value-type="float">
            <text:p>0</text:p>
          </table:table-cell>
          <table:table-cell table:style-name="ce38" table:formula="of:=[$screen_negative.CT28]" office:value-type="float" office:value="0" calcext:value-type="float">
            <text:p>0</text:p>
          </table:table-cell>
          <table:table-cell table:style-name="ce38" table:formula="of:=[$screen_negative.CU28]" office:value-type="float" office:value="0" calcext:value-type="float">
            <text:p>0</text:p>
          </table:table-cell>
          <table:table-cell table:style-name="ce38" table:formula="of:=[$screen_negative.CV28]" office:value-type="float" office:value="0" calcext:value-type="float">
            <text:p>0</text:p>
          </table:table-cell>
          <table:table-cell table:style-name="ce38" table:formula="of:=[$screen_negative.CW28]" office:value-type="float" office:value="0" calcext:value-type="float">
            <text:p>0</text:p>
          </table:table-cell>
          <table:table-cell table:style-name="ce38" table:formula="of:=[$screen_negative.CX28]" office:value-type="float" office:value="0" calcext:value-type="float">
            <text:p>0</text:p>
          </table:table-cell>
          <table:table-cell table:style-name="ce38" table:formula="of:=[$screen_negative.CY28]" office:value-type="float" office:value="0" calcext:value-type="float">
            <text:p>0</text:p>
          </table:table-cell>
          <table:table-cell table:style-name="ce38" table:formula="of:=[$screen_negative.CZ28]" office:value-type="float" office:value="0" calcext:value-type="float">
            <text:p>0</text:p>
          </table:table-cell>
          <table:table-cell table:style-name="ce38" table:formula="of:=[$screen_negative.DA28]" office:value-type="float" office:value="0" calcext:value-type="float">
            <text:p>0</text:p>
          </table:table-cell>
          <table:table-cell table:style-name="ce38" table:formula="of:=[$screen_negative.DB28]" office:value-type="float" office:value="0" calcext:value-type="float">
            <text:p>0</text:p>
          </table:table-cell>
          <table:table-cell table:style-name="ce38" table:formula="of:=[$screen_negative.DC28]" office:value-type="float" office:value="0" calcext:value-type="float">
            <text:p>0</text:p>
          </table:table-cell>
          <table:table-cell table:style-name="ce38" table:formula="of:=[$screen_negative.DD28]" office:value-type="float" office:value="0" calcext:value-type="float">
            <text:p>0</text:p>
          </table:table-cell>
          <table:table-cell table:style-name="ce38" table:formula="of:=[$screen_negative.DE28]" office:value-type="float" office:value="0" calcext:value-type="float">
            <text:p>0</text:p>
          </table:table-cell>
          <table:table-cell table:style-name="ce38" table:formula="of:=[$screen_negative.DF28]" office:value-type="float" office:value="0" calcext:value-type="float">
            <text:p>0</text:p>
          </table:table-cell>
          <table:table-cell table:style-name="ce38" table:formula="of:=[$screen_negative.DG28]" office:value-type="float" office:value="0" calcext:value-type="float">
            <text:p>0</text:p>
          </table:table-cell>
          <table:table-cell table:style-name="ce38" table:formula="of:=[$screen_negative.DH28]" office:value-type="float" office:value="0" calcext:value-type="float">
            <text:p>0</text:p>
          </table:table-cell>
          <table:table-cell table:style-name="ce38" table:formula="of:=[$screen_negative.DI28]" office:value-type="float" office:value="0" calcext:value-type="float">
            <text:p>0</text:p>
          </table:table-cell>
          <table:table-cell table:style-name="ce38" table:formula="of:=[$screen_negative.DJ28]" office:value-type="float" office:value="0" calcext:value-type="float">
            <text:p>0</text:p>
          </table:table-cell>
          <table:table-cell table:style-name="ce38" table:formula="of:=[$screen_negative.DK28]" office:value-type="float" office:value="0" calcext:value-type="float">
            <text:p>0</text:p>
          </table:table-cell>
          <table:table-cell table:style-name="ce38" table:formula="of:=[$screen_negative.DL28]" office:value-type="float" office:value="0" calcext:value-type="float">
            <text:p>0</text:p>
          </table:table-cell>
          <table:table-cell table:style-name="ce38" table:formula="of:=[$screen_negative.DM28]" office:value-type="float" office:value="0" calcext:value-type="float">
            <text:p>0</text:p>
          </table:table-cell>
          <table:table-cell table:style-name="ce38" table:formula="of:=[$screen_negative.DN28]" office:value-type="float" office:value="0" calcext:value-type="float">
            <text:p>0</text:p>
          </table:table-cell>
          <table:table-cell table:style-name="ce38" table:formula="of:=[$screen_negative.DO28]" office:value-type="float" office:value="0" calcext:value-type="float">
            <text:p>0</text:p>
          </table:table-cell>
          <table:table-cell table:style-name="ce38" table:formula="of:=[$screen_negative.DP28]" office:value-type="float" office:value="0" calcext:value-type="float">
            <text:p>0</text:p>
          </table:table-cell>
          <table:table-cell table:style-name="ce38" table:formula="of:=[$screen_negative.DQ28]" office:value-type="float" office:value="0" calcext:value-type="float">
            <text:p>0</text:p>
          </table:table-cell>
          <table:table-cell table:style-name="ce38" table:formula="of:=[$screen_negative.DR28]" office:value-type="float" office:value="0" calcext:value-type="float">
            <text:p>0</text:p>
          </table:table-cell>
          <table:table-cell table:style-name="ce38" table:formula="of:=[$screen_negative.DS28]" office:value-type="float" office:value="0" calcext:value-type="float">
            <text:p>0</text:p>
          </table:table-cell>
          <table:table-cell table:style-name="ce38" table:formula="of:=[$screen_negative.DT28]" office:value-type="float" office:value="0" calcext:value-type="float">
            <text:p>0</text:p>
          </table:table-cell>
          <table:table-cell table:style-name="ce38" table:formula="of:=[$screen_negative.DU28]" office:value-type="float" office:value="0" calcext:value-type="float">
            <text:p>0</text:p>
          </table:table-cell>
          <table:table-cell table:style-name="ce38" table:formula="of:=[$screen_negative.DV28]" office:value-type="float" office:value="0" calcext:value-type="float">
            <text:p>0</text:p>
          </table:table-cell>
          <table:table-cell table:style-name="ce38" table:formula="of:=[$screen_negative.DW28]" office:value-type="float" office:value="0" calcext:value-type="float">
            <text:p>0</text:p>
          </table:table-cell>
          <table:table-cell table:style-name="ce38" table:formula="of:=[$screen_negative.DX28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29]" office:value-type="float" office:value="0" calcext:value-type="float">
            <text:p>0</text:p>
          </table:table-cell>
          <table:table-cell table:style-name="ce38" table:formula="of:=[$screen_negative.B29]" office:value-type="float" office:value="0" calcext:value-type="float">
            <text:p>0</text:p>
          </table:table-cell>
          <table:table-cell table:style-name="ce38" table:formula="of:=[$screen_negative.C29]" office:value-type="float" office:value="0" calcext:value-type="float">
            <text:p>0</text:p>
          </table:table-cell>
          <table:table-cell table:style-name="ce38" table:formula="of:=[$screen_negative.D29]" office:value-type="float" office:value="0" calcext:value-type="float">
            <text:p>0</text:p>
          </table:table-cell>
          <table:table-cell table:style-name="ce38" table:formula="of:=[$screen_negative.E29]" office:value-type="float" office:value="0" calcext:value-type="float">
            <text:p>0</text:p>
          </table:table-cell>
          <table:table-cell table:style-name="ce38" table:formula="of:=[$screen_negative.F29]" office:value-type="float" office:value="0" calcext:value-type="float">
            <text:p>0</text:p>
          </table:table-cell>
          <table:table-cell table:style-name="ce38" table:formula="of:=[$screen_negative.G29]" office:value-type="float" office:value="0" calcext:value-type="float">
            <text:p>0</text:p>
          </table:table-cell>
          <table:table-cell table:style-name="ce38" table:formula="of:=[$screen_negative.H29]" office:value-type="float" office:value="0" calcext:value-type="float">
            <text:p>0</text:p>
          </table:table-cell>
          <table:table-cell table:style-name="ce38" table:formula="of:=[$screen_negative.I29]" office:value-type="float" office:value="0" calcext:value-type="float">
            <text:p>0</text:p>
          </table:table-cell>
          <table:table-cell table:style-name="ce38" table:formula="of:=[$screen_negative.J29]" office:value-type="float" office:value="0" calcext:value-type="float">
            <text:p>0</text:p>
          </table:table-cell>
          <table:table-cell table:style-name="ce38" table:formula="of:=[$screen_negative.K29]" office:value-type="float" office:value="0" calcext:value-type="float">
            <text:p>0</text:p>
          </table:table-cell>
          <table:table-cell table:style-name="ce38" table:formula="of:=[$screen_negative.L29]" office:value-type="float" office:value="0" calcext:value-type="float">
            <text:p>0</text:p>
          </table:table-cell>
          <table:table-cell table:style-name="ce38" table:formula="of:=[$screen_negative.M29]" office:value-type="float" office:value="0" calcext:value-type="float">
            <text:p>0</text:p>
          </table:table-cell>
          <table:table-cell table:style-name="ce38" table:formula="of:=[$screen_negative.N29]" office:value-type="float" office:value="0" calcext:value-type="float">
            <text:p>0</text:p>
          </table:table-cell>
          <table:table-cell table:style-name="ce38" table:formula="of:=[$screen_negative.O29]" office:value-type="float" office:value="0" calcext:value-type="float">
            <text:p>0</text:p>
          </table:table-cell>
          <table:table-cell table:style-name="ce38" table:formula="of:=[$screen_negative.P29]" office:value-type="float" office:value="0" calcext:value-type="float">
            <text:p>0</text:p>
          </table:table-cell>
          <table:table-cell table:style-name="ce38" table:formula="of:=[$screen_negative.Q29]" office:value-type="float" office:value="0" calcext:value-type="float">
            <text:p>0</text:p>
          </table:table-cell>
          <table:table-cell table:style-name="ce38" table:formula="of:=[$screen_negative.R29]" office:value-type="float" office:value="0" calcext:value-type="float">
            <text:p>0</text:p>
          </table:table-cell>
          <table:table-cell table:style-name="ce38" table:formula="of:=[$screen_negative.S29]" office:value-type="float" office:value="0" calcext:value-type="float">
            <text:p>0</text:p>
          </table:table-cell>
          <table:table-cell table:style-name="ce38" table:formula="of:=[$screen_negative.T29]" office:value-type="float" office:value="0" calcext:value-type="float">
            <text:p>0</text:p>
          </table:table-cell>
          <table:table-cell table:style-name="ce38" table:formula="of:=[$screen_negative.U29]" office:value-type="float" office:value="0" calcext:value-type="float">
            <text:p>0</text:p>
          </table:table-cell>
          <table:table-cell table:style-name="ce38" table:formula="of:=[$screen_negative.V29]" office:value-type="float" office:value="0" calcext:value-type="float">
            <text:p>0</text:p>
          </table:table-cell>
          <table:table-cell table:style-name="ce38" table:formula="of:=[$screen_negative.W29]" office:value-type="float" office:value="0" calcext:value-type="float">
            <text:p>0</text:p>
          </table:table-cell>
          <table:table-cell table:style-name="ce38" table:formula="of:=[$screen_negative.X29]" office:value-type="float" office:value="0" calcext:value-type="float">
            <text:p>0</text:p>
          </table:table-cell>
          <table:table-cell table:style-name="ce38" table:formula="of:=[$screen_negative.Y29]" office:value-type="float" office:value="0" calcext:value-type="float">
            <text:p>0</text:p>
          </table:table-cell>
          <table:table-cell table:style-name="ce38" table:formula="of:=[$screen_negative.Z29]" office:value-type="float" office:value="0" calcext:value-type="float">
            <text:p>0</text:p>
          </table:table-cell>
          <table:table-cell table:style-name="ce38" table:formula="of:=[$screen_negative.AA29]" office:value-type="float" office:value="0" calcext:value-type="float">
            <text:p>0</text:p>
          </table:table-cell>
          <table:table-cell table:style-name="ce38" table:formula="of:=[$screen_negative.AB29]" office:value-type="float" office:value="0" calcext:value-type="float">
            <text:p>0</text:p>
          </table:table-cell>
          <table:table-cell table:style-name="ce38" table:formula="of:=[$screen_negative.AC29]" office:value-type="float" office:value="0" calcext:value-type="float">
            <text:p>0</text:p>
          </table:table-cell>
          <table:table-cell table:style-name="ce38" table:formula="of:=[$screen_negative.AD29]" office:value-type="float" office:value="0" calcext:value-type="float">
            <text:p>0</text:p>
          </table:table-cell>
          <table:table-cell table:style-name="ce38" table:formula="of:=[$screen_negative.AE29]" office:value-type="float" office:value="0" calcext:value-type="float">
            <text:p>0</text:p>
          </table:table-cell>
          <table:table-cell table:style-name="ce38" table:formula="of:=[$screen_negative.AF29]" office:value-type="float" office:value="0" calcext:value-type="float">
            <text:p>0</text:p>
          </table:table-cell>
          <table:table-cell table:style-name="ce38" table:formula="of:=[$screen_negative.AG29]" office:value-type="float" office:value="1" calcext:value-type="float">
            <text:p>1</text:p>
          </table:table-cell>
          <table:table-cell table:style-name="ce38" table:formula="of:=[$screen_negative.AH29]" office:value-type="float" office:value="0" calcext:value-type="float">
            <text:p>0</text:p>
          </table:table-cell>
          <table:table-cell table:style-name="ce38" table:formula="of:=[$screen_negative.AI29]" office:value-type="float" office:value="1" calcext:value-type="float">
            <text:p>1</text:p>
          </table:table-cell>
          <table:table-cell table:style-name="ce38" table:formula="of:=[$screen_negative.AJ29]" office:value-type="float" office:value="0" calcext:value-type="float">
            <text:p>0</text:p>
          </table:table-cell>
          <table:table-cell table:style-name="ce38" table:formula="of:=[$screen_negative.AK29]" office:value-type="float" office:value="0" calcext:value-type="float">
            <text:p>0</text:p>
          </table:table-cell>
          <table:table-cell table:style-name="ce38" table:formula="of:=[$screen_negative.AL29]" office:value-type="float" office:value="0" calcext:value-type="float">
            <text:p>0</text:p>
          </table:table-cell>
          <table:table-cell table:style-name="ce38" table:formula="of:=[$screen_negative.AM29]" office:value-type="float" office:value="0" calcext:value-type="float">
            <text:p>0</text:p>
          </table:table-cell>
          <table:table-cell table:style-name="ce38" table:formula="of:=[$screen_negative.AN29]" office:value-type="float" office:value="0" calcext:value-type="float">
            <text:p>0</text:p>
          </table:table-cell>
          <table:table-cell table:style-name="ce38" table:formula="of:=[$screen_negative.AO29]" office:value-type="float" office:value="0" calcext:value-type="float">
            <text:p>0</text:p>
          </table:table-cell>
          <table:table-cell table:style-name="ce38" table:formula="of:=[$screen_negative.AP29]" office:value-type="float" office:value="0" calcext:value-type="float">
            <text:p>0</text:p>
          </table:table-cell>
          <table:table-cell table:style-name="ce38" table:formula="of:=[$screen_negative.AQ29]" office:value-type="float" office:value="0" calcext:value-type="float">
            <text:p>0</text:p>
          </table:table-cell>
          <table:table-cell table:style-name="ce38" table:formula="of:=[$screen_negative.AR29]" office:value-type="float" office:value="0" calcext:value-type="float">
            <text:p>0</text:p>
          </table:table-cell>
          <table:table-cell table:style-name="ce38" table:formula="of:=[$screen_negative.AS29]" office:value-type="float" office:value="0" calcext:value-type="float">
            <text:p>0</text:p>
          </table:table-cell>
          <table:table-cell table:style-name="ce38" table:formula="of:=[$screen_negative.AT29]" office:value-type="float" office:value="0" calcext:value-type="float">
            <text:p>0</text:p>
          </table:table-cell>
          <table:table-cell table:style-name="ce38" table:formula="of:=[$screen_negative.AU29]" office:value-type="float" office:value="0" calcext:value-type="float">
            <text:p>0</text:p>
          </table:table-cell>
          <table:table-cell table:style-name="ce38" table:formula="of:=[$screen_negative.AV29]" office:value-type="float" office:value="0" calcext:value-type="float">
            <text:p>0</text:p>
          </table:table-cell>
          <table:table-cell table:style-name="ce38" table:formula="of:=[$screen_negative.AW29]" office:value-type="float" office:value="0" calcext:value-type="float">
            <text:p>0</text:p>
          </table:table-cell>
          <table:table-cell table:style-name="ce38" table:formula="of:=[$screen_negative.AX29]" office:value-type="float" office:value="0" calcext:value-type="float">
            <text:p>0</text:p>
          </table:table-cell>
          <table:table-cell table:style-name="ce38" table:formula="of:=[$screen_negative.AY29]" office:value-type="float" office:value="0" calcext:value-type="float">
            <text:p>0</text:p>
          </table:table-cell>
          <table:table-cell table:style-name="ce38" table:formula="of:=[$screen_negative.AZ29]" office:value-type="float" office:value="0" calcext:value-type="float">
            <text:p>0</text:p>
          </table:table-cell>
          <table:table-cell table:style-name="ce38" table:formula="of:=[$screen_negative.BA29]" office:value-type="float" office:value="0" calcext:value-type="float">
            <text:p>0</text:p>
          </table:table-cell>
          <table:table-cell table:style-name="ce38" table:formula="of:=[$screen_negative.BB29]" office:value-type="float" office:value="0" calcext:value-type="float">
            <text:p>0</text:p>
          </table:table-cell>
          <table:table-cell table:style-name="ce38" table:formula="of:=[$screen_negative.BC29]" office:value-type="float" office:value="0" calcext:value-type="float">
            <text:p>0</text:p>
          </table:table-cell>
          <table:table-cell table:style-name="ce38" table:formula="of:=[$screen_negative.BD29]" office:value-type="float" office:value="0" calcext:value-type="float">
            <text:p>0</text:p>
          </table:table-cell>
          <table:table-cell table:style-name="ce38" table:formula="of:=[$screen_negative.BE29]" office:value-type="float" office:value="0" calcext:value-type="float">
            <text:p>0</text:p>
          </table:table-cell>
          <table:table-cell table:style-name="ce38" table:formula="of:=[$screen_negative.BF29]" office:value-type="float" office:value="0" calcext:value-type="float">
            <text:p>0</text:p>
          </table:table-cell>
          <table:table-cell table:style-name="ce38" table:formula="of:=[$screen_negative.BG29]" office:value-type="float" office:value="0" calcext:value-type="float">
            <text:p>0</text:p>
          </table:table-cell>
          <table:table-cell table:style-name="ce38" table:formula="of:=[$screen_negative.BH29]" office:value-type="float" office:value="0" calcext:value-type="float">
            <text:p>0</text:p>
          </table:table-cell>
          <table:table-cell table:style-name="ce38" table:formula="of:=[$screen_negative.BI29]" office:value-type="float" office:value="1" calcext:value-type="float">
            <text:p>1</text:p>
          </table:table-cell>
          <table:table-cell table:style-name="ce38" table:formula="of:=[$screen_negative.BJ29]" office:value-type="float" office:value="0" calcext:value-type="float">
            <text:p>0</text:p>
          </table:table-cell>
          <table:table-cell table:style-name="ce38" table:formula="of:=[$screen_negative.BK29]" office:value-type="float" office:value="0" calcext:value-type="float">
            <text:p>0</text:p>
          </table:table-cell>
          <table:table-cell table:style-name="ce38" table:formula="of:=[$screen_negative.BL29]" office:value-type="float" office:value="1" calcext:value-type="float">
            <text:p>1</text:p>
          </table:table-cell>
          <table:table-cell table:style-name="ce38" table:formula="of:=[$screen_negative.BM29]" office:value-type="float" office:value="1" calcext:value-type="float">
            <text:p>1</text:p>
          </table:table-cell>
          <table:table-cell table:style-name="ce38" table:formula="of:=[$screen_negative.BN29]" office:value-type="float" office:value="0" calcext:value-type="float">
            <text:p>0</text:p>
          </table:table-cell>
          <table:table-cell table:style-name="ce38" table:formula="of:=[$screen_negative.BO29]" office:value-type="float" office:value="0" calcext:value-type="float">
            <text:p>0</text:p>
          </table:table-cell>
          <table:table-cell table:style-name="ce38" table:formula="of:=[$screen_negative.BP29]" office:value-type="float" office:value="1" calcext:value-type="float">
            <text:p>1</text:p>
          </table:table-cell>
          <table:table-cell table:style-name="ce38" table:formula="of:=[$screen_negative.BQ29]" office:value-type="float" office:value="0" calcext:value-type="float">
            <text:p>0</text:p>
          </table:table-cell>
          <table:table-cell table:style-name="ce38" table:formula="of:=[$screen_negative.BR29]" office:value-type="float" office:value="0" calcext:value-type="float">
            <text:p>0</text:p>
          </table:table-cell>
          <table:table-cell table:style-name="ce38" table:formula="of:=[$screen_negative.BS29]" office:value-type="float" office:value="0" calcext:value-type="float">
            <text:p>0</text:p>
          </table:table-cell>
          <table:table-cell table:style-name="ce38" table:formula="of:=[$screen_negative.BT29]" office:value-type="float" office:value="0" calcext:value-type="float">
            <text:p>0</text:p>
          </table:table-cell>
          <table:table-cell table:style-name="ce38" table:formula="of:=[$screen_negative.BU29]" office:value-type="float" office:value="0" calcext:value-type="float">
            <text:p>0</text:p>
          </table:table-cell>
          <table:table-cell table:style-name="ce38" table:formula="of:=[$screen_negative.BV29]" office:value-type="float" office:value="0" calcext:value-type="float">
            <text:p>0</text:p>
          </table:table-cell>
          <table:table-cell table:style-name="ce38" table:formula="of:=[$screen_negative.BW29]" office:value-type="float" office:value="0" calcext:value-type="float">
            <text:p>0</text:p>
          </table:table-cell>
          <table:table-cell table:style-name="ce38" table:formula="of:=[$screen_negative.BX29]" office:value-type="float" office:value="0" calcext:value-type="float">
            <text:p>0</text:p>
          </table:table-cell>
          <table:table-cell table:style-name="ce38" table:formula="of:=[$screen_negative.BY29]" office:value-type="float" office:value="0" calcext:value-type="float">
            <text:p>0</text:p>
          </table:table-cell>
          <table:table-cell table:style-name="ce38" table:formula="of:=[$screen_negative.BZ29]" office:value-type="float" office:value="0" calcext:value-type="float">
            <text:p>0</text:p>
          </table:table-cell>
          <table:table-cell table:style-name="ce38" table:formula="of:=[$screen_negative.CA29]" office:value-type="float" office:value="0" calcext:value-type="float">
            <text:p>0</text:p>
          </table:table-cell>
          <table:table-cell table:style-name="ce38" table:formula="of:=[$screen_negative.CB29]" office:value-type="float" office:value="0" calcext:value-type="float">
            <text:p>0</text:p>
          </table:table-cell>
          <table:table-cell table:style-name="ce38" table:formula="of:=[$screen_negative.CC29]" office:value-type="float" office:value="0" calcext:value-type="float">
            <text:p>0</text:p>
          </table:table-cell>
          <table:table-cell table:style-name="ce38" table:formula="of:=[$screen_negative.CD29]" office:value-type="float" office:value="0" calcext:value-type="float">
            <text:p>0</text:p>
          </table:table-cell>
          <table:table-cell table:style-name="ce38" table:formula="of:=[$screen_negative.CE29]" office:value-type="float" office:value="0" calcext:value-type="float">
            <text:p>0</text:p>
          </table:table-cell>
          <table:table-cell table:style-name="ce38" table:formula="of:=[$screen_negative.CF29]" office:value-type="float" office:value="0" calcext:value-type="float">
            <text:p>0</text:p>
          </table:table-cell>
          <table:table-cell table:style-name="ce38" table:formula="of:=[$screen_negative.CG29]" office:value-type="float" office:value="0" calcext:value-type="float">
            <text:p>0</text:p>
          </table:table-cell>
          <table:table-cell table:style-name="ce38" table:formula="of:=[$screen_negative.CH29]" office:value-type="float" office:value="0" calcext:value-type="float">
            <text:p>0</text:p>
          </table:table-cell>
          <table:table-cell table:style-name="ce38" table:formula="of:=[$screen_negative.CI29]" office:value-type="float" office:value="0" calcext:value-type="float">
            <text:p>0</text:p>
          </table:table-cell>
          <table:table-cell table:style-name="ce38" table:formula="of:=[$screen_negative.CJ29]" office:value-type="float" office:value="0" calcext:value-type="float">
            <text:p>0</text:p>
          </table:table-cell>
          <table:table-cell table:style-name="ce38" table:formula="of:=[$screen_negative.CK29]" office:value-type="float" office:value="0" calcext:value-type="float">
            <text:p>0</text:p>
          </table:table-cell>
          <table:table-cell table:style-name="ce38" table:formula="of:=[$screen_negative.CL29]" office:value-type="float" office:value="0" calcext:value-type="float">
            <text:p>0</text:p>
          </table:table-cell>
          <table:table-cell table:style-name="ce38" table:formula="of:=[$screen_negative.CM29]" office:value-type="float" office:value="0" calcext:value-type="float">
            <text:p>0</text:p>
          </table:table-cell>
          <table:table-cell table:style-name="ce38" table:formula="of:=[$screen_negative.CN29]" office:value-type="float" office:value="0" calcext:value-type="float">
            <text:p>0</text:p>
          </table:table-cell>
          <table:table-cell table:style-name="ce38" table:formula="of:=[$screen_negative.CO29]" office:value-type="float" office:value="0" calcext:value-type="float">
            <text:p>0</text:p>
          </table:table-cell>
          <table:table-cell table:style-name="ce38" table:formula="of:=[$screen_negative.CP29]" office:value-type="float" office:value="1" calcext:value-type="float">
            <text:p>1</text:p>
          </table:table-cell>
          <table:table-cell table:style-name="ce38" table:formula="of:=[$screen_negative.CQ29]" office:value-type="float" office:value="0" calcext:value-type="float">
            <text:p>0</text:p>
          </table:table-cell>
          <table:table-cell table:style-name="ce38" table:formula="of:=[$screen_negative.CR29]" office:value-type="float" office:value="1" calcext:value-type="float">
            <text:p>1</text:p>
          </table:table-cell>
          <table:table-cell table:style-name="ce38" table:formula="of:=[$screen_negative.CS29]" office:value-type="float" office:value="0" calcext:value-type="float">
            <text:p>0</text:p>
          </table:table-cell>
          <table:table-cell table:style-name="ce38" table:formula="of:=[$screen_negative.CT29]" office:value-type="float" office:value="0" calcext:value-type="float">
            <text:p>0</text:p>
          </table:table-cell>
          <table:table-cell table:style-name="ce38" table:formula="of:=[$screen_negative.CU29]" office:value-type="float" office:value="0" calcext:value-type="float">
            <text:p>0</text:p>
          </table:table-cell>
          <table:table-cell table:style-name="ce38" table:formula="of:=[$screen_negative.CV29]" office:value-type="float" office:value="0" calcext:value-type="float">
            <text:p>0</text:p>
          </table:table-cell>
          <table:table-cell table:style-name="ce38" table:formula="of:=[$screen_negative.CW29]" office:value-type="float" office:value="0" calcext:value-type="float">
            <text:p>0</text:p>
          </table:table-cell>
          <table:table-cell table:style-name="ce38" table:formula="of:=[$screen_negative.CX29]" office:value-type="float" office:value="0" calcext:value-type="float">
            <text:p>0</text:p>
          </table:table-cell>
          <table:table-cell table:style-name="ce38" table:formula="of:=[$screen_negative.CY29]" office:value-type="float" office:value="0" calcext:value-type="float">
            <text:p>0</text:p>
          </table:table-cell>
          <table:table-cell table:style-name="ce38" table:formula="of:=[$screen_negative.CZ29]" office:value-type="float" office:value="0" calcext:value-type="float">
            <text:p>0</text:p>
          </table:table-cell>
          <table:table-cell table:style-name="ce38" table:formula="of:=[$screen_negative.DA29]" office:value-type="float" office:value="0" calcext:value-type="float">
            <text:p>0</text:p>
          </table:table-cell>
          <table:table-cell table:style-name="ce38" table:formula="of:=[$screen_negative.DB29]" office:value-type="float" office:value="0" calcext:value-type="float">
            <text:p>0</text:p>
          </table:table-cell>
          <table:table-cell table:style-name="ce38" table:formula="of:=[$screen_negative.DC29]" office:value-type="float" office:value="0" calcext:value-type="float">
            <text:p>0</text:p>
          </table:table-cell>
          <table:table-cell table:style-name="ce38" table:formula="of:=[$screen_negative.DD29]" office:value-type="float" office:value="0" calcext:value-type="float">
            <text:p>0</text:p>
          </table:table-cell>
          <table:table-cell table:style-name="ce38" table:formula="of:=[$screen_negative.DE29]" office:value-type="float" office:value="0" calcext:value-type="float">
            <text:p>0</text:p>
          </table:table-cell>
          <table:table-cell table:style-name="ce38" table:formula="of:=[$screen_negative.DF29]" office:value-type="float" office:value="0" calcext:value-type="float">
            <text:p>0</text:p>
          </table:table-cell>
          <table:table-cell table:style-name="ce38" table:formula="of:=[$screen_negative.DG29]" office:value-type="float" office:value="0" calcext:value-type="float">
            <text:p>0</text:p>
          </table:table-cell>
          <table:table-cell table:style-name="ce38" table:formula="of:=[$screen_negative.DH29]" office:value-type="float" office:value="0" calcext:value-type="float">
            <text:p>0</text:p>
          </table:table-cell>
          <table:table-cell table:style-name="ce38" table:formula="of:=[$screen_negative.DI29]" office:value-type="float" office:value="0" calcext:value-type="float">
            <text:p>0</text:p>
          </table:table-cell>
          <table:table-cell table:style-name="ce38" table:formula="of:=[$screen_negative.DJ29]" office:value-type="float" office:value="0" calcext:value-type="float">
            <text:p>0</text:p>
          </table:table-cell>
          <table:table-cell table:style-name="ce38" table:formula="of:=[$screen_negative.DK29]" office:value-type="float" office:value="0" calcext:value-type="float">
            <text:p>0</text:p>
          </table:table-cell>
          <table:table-cell table:style-name="ce38" table:formula="of:=[$screen_negative.DL29]" office:value-type="float" office:value="0" calcext:value-type="float">
            <text:p>0</text:p>
          </table:table-cell>
          <table:table-cell table:style-name="ce38" table:formula="of:=[$screen_negative.DM29]" office:value-type="float" office:value="0" calcext:value-type="float">
            <text:p>0</text:p>
          </table:table-cell>
          <table:table-cell table:style-name="ce38" table:formula="of:=[$screen_negative.DN29]" office:value-type="float" office:value="0" calcext:value-type="float">
            <text:p>0</text:p>
          </table:table-cell>
          <table:table-cell table:style-name="ce38" table:formula="of:=[$screen_negative.DO29]" office:value-type="float" office:value="0" calcext:value-type="float">
            <text:p>0</text:p>
          </table:table-cell>
          <table:table-cell table:style-name="ce38" table:formula="of:=[$screen_negative.DP29]" office:value-type="float" office:value="0" calcext:value-type="float">
            <text:p>0</text:p>
          </table:table-cell>
          <table:table-cell table:style-name="ce38" table:formula="of:=[$screen_negative.DQ29]" office:value-type="float" office:value="0" calcext:value-type="float">
            <text:p>0</text:p>
          </table:table-cell>
          <table:table-cell table:style-name="ce38" table:formula="of:=[$screen_negative.DR29]" office:value-type="float" office:value="0" calcext:value-type="float">
            <text:p>0</text:p>
          </table:table-cell>
          <table:table-cell table:style-name="ce38" table:formula="of:=[$screen_negative.DS29]" office:value-type="float" office:value="0" calcext:value-type="float">
            <text:p>0</text:p>
          </table:table-cell>
          <table:table-cell table:style-name="ce38" table:formula="of:=[$screen_negative.DT29]" office:value-type="float" office:value="0" calcext:value-type="float">
            <text:p>0</text:p>
          </table:table-cell>
          <table:table-cell table:style-name="ce38" table:formula="of:=[$screen_negative.DU29]" office:value-type="float" office:value="0" calcext:value-type="float">
            <text:p>0</text:p>
          </table:table-cell>
          <table:table-cell table:style-name="ce38" table:formula="of:=[$screen_negative.DV29]" office:value-type="float" office:value="0" calcext:value-type="float">
            <text:p>0</text:p>
          </table:table-cell>
          <table:table-cell table:style-name="ce38" table:formula="of:=[$screen_negative.DW29]" office:value-type="float" office:value="0" calcext:value-type="float">
            <text:p>0</text:p>
          </table:table-cell>
          <table:table-cell table:style-name="ce38" table:formula="of:=[$screen_negative.DX29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30]" office:value-type="float" office:value="0" calcext:value-type="float">
            <text:p>0</text:p>
          </table:table-cell>
          <table:table-cell table:style-name="ce38" table:formula="of:=[$screen_negative.B30]" office:value-type="float" office:value="0" calcext:value-type="float">
            <text:p>0</text:p>
          </table:table-cell>
          <table:table-cell table:style-name="ce38" table:formula="of:=[$screen_negative.C30]" office:value-type="float" office:value="0" calcext:value-type="float">
            <text:p>0</text:p>
          </table:table-cell>
          <table:table-cell table:style-name="ce38" table:formula="of:=[$screen_negative.D30]" office:value-type="float" office:value="0" calcext:value-type="float">
            <text:p>0</text:p>
          </table:table-cell>
          <table:table-cell table:style-name="ce38" table:formula="of:=[$screen_negative.E30]" office:value-type="float" office:value="0" calcext:value-type="float">
            <text:p>0</text:p>
          </table:table-cell>
          <table:table-cell table:style-name="ce38" table:formula="of:=[$screen_negative.F30]" office:value-type="float" office:value="0" calcext:value-type="float">
            <text:p>0</text:p>
          </table:table-cell>
          <table:table-cell table:style-name="ce38" table:formula="of:=[$screen_negative.G30]" office:value-type="float" office:value="0" calcext:value-type="float">
            <text:p>0</text:p>
          </table:table-cell>
          <table:table-cell table:style-name="ce38" table:formula="of:=[$screen_negative.H30]" office:value-type="float" office:value="0" calcext:value-type="float">
            <text:p>0</text:p>
          </table:table-cell>
          <table:table-cell table:style-name="ce38" table:formula="of:=[$screen_negative.I30]" office:value-type="float" office:value="0" calcext:value-type="float">
            <text:p>0</text:p>
          </table:table-cell>
          <table:table-cell table:style-name="ce38" table:formula="of:=[$screen_negative.J30]" office:value-type="float" office:value="0" calcext:value-type="float">
            <text:p>0</text:p>
          </table:table-cell>
          <table:table-cell table:style-name="ce38" table:formula="of:=[$screen_negative.K30]" office:value-type="float" office:value="0" calcext:value-type="float">
            <text:p>0</text:p>
          </table:table-cell>
          <table:table-cell table:style-name="ce38" table:formula="of:=[$screen_negative.L30]" office:value-type="float" office:value="0" calcext:value-type="float">
            <text:p>0</text:p>
          </table:table-cell>
          <table:table-cell table:style-name="ce38" table:formula="of:=[$screen_negative.M30]" office:value-type="float" office:value="0" calcext:value-type="float">
            <text:p>0</text:p>
          </table:table-cell>
          <table:table-cell table:style-name="ce38" table:formula="of:=[$screen_negative.N30]" office:value-type="float" office:value="0" calcext:value-type="float">
            <text:p>0</text:p>
          </table:table-cell>
          <table:table-cell table:style-name="ce38" table:formula="of:=[$screen_negative.O30]" office:value-type="float" office:value="0" calcext:value-type="float">
            <text:p>0</text:p>
          </table:table-cell>
          <table:table-cell table:style-name="ce38" table:formula="of:=[$screen_negative.P30]" office:value-type="float" office:value="0" calcext:value-type="float">
            <text:p>0</text:p>
          </table:table-cell>
          <table:table-cell table:style-name="ce38" table:formula="of:=[$screen_negative.Q30]" office:value-type="float" office:value="0" calcext:value-type="float">
            <text:p>0</text:p>
          </table:table-cell>
          <table:table-cell table:style-name="ce38" table:formula="of:=[$screen_negative.R30]" office:value-type="float" office:value="0" calcext:value-type="float">
            <text:p>0</text:p>
          </table:table-cell>
          <table:table-cell table:style-name="ce38" table:formula="of:=[$screen_negative.S30]" office:value-type="float" office:value="0" calcext:value-type="float">
            <text:p>0</text:p>
          </table:table-cell>
          <table:table-cell table:style-name="ce38" table:formula="of:=[$screen_negative.T30]" office:value-type="float" office:value="0" calcext:value-type="float">
            <text:p>0</text:p>
          </table:table-cell>
          <table:table-cell table:style-name="ce38" table:formula="of:=[$screen_negative.U30]" office:value-type="float" office:value="0" calcext:value-type="float">
            <text:p>0</text:p>
          </table:table-cell>
          <table:table-cell table:style-name="ce38" table:formula="of:=[$screen_negative.V30]" office:value-type="float" office:value="0" calcext:value-type="float">
            <text:p>0</text:p>
          </table:table-cell>
          <table:table-cell table:style-name="ce38" table:formula="of:=[$screen_negative.W30]" office:value-type="float" office:value="0" calcext:value-type="float">
            <text:p>0</text:p>
          </table:table-cell>
          <table:table-cell table:style-name="ce38" table:formula="of:=[$screen_negative.X30]" office:value-type="float" office:value="0" calcext:value-type="float">
            <text:p>0</text:p>
          </table:table-cell>
          <table:table-cell table:style-name="ce38" table:formula="of:=[$screen_negative.Y30]" office:value-type="float" office:value="0" calcext:value-type="float">
            <text:p>0</text:p>
          </table:table-cell>
          <table:table-cell table:style-name="ce38" table:formula="of:=[$screen_negative.Z30]" office:value-type="float" office:value="0" calcext:value-type="float">
            <text:p>0</text:p>
          </table:table-cell>
          <table:table-cell table:style-name="ce38" table:formula="of:=[$screen_negative.AA30]" office:value-type="float" office:value="0" calcext:value-type="float">
            <text:p>0</text:p>
          </table:table-cell>
          <table:table-cell table:style-name="ce38" table:formula="of:=[$screen_negative.AB30]" office:value-type="float" office:value="0" calcext:value-type="float">
            <text:p>0</text:p>
          </table:table-cell>
          <table:table-cell table:style-name="ce38" table:formula="of:=[$screen_negative.AC30]" office:value-type="float" office:value="0" calcext:value-type="float">
            <text:p>0</text:p>
          </table:table-cell>
          <table:table-cell table:style-name="ce38" table:formula="of:=[$screen_negative.AD30]" office:value-type="float" office:value="0" calcext:value-type="float">
            <text:p>0</text:p>
          </table:table-cell>
          <table:table-cell table:style-name="ce38" table:formula="of:=[$screen_negative.AE30]" office:value-type="float" office:value="0" calcext:value-type="float">
            <text:p>0</text:p>
          </table:table-cell>
          <table:table-cell table:style-name="ce38" table:formula="of:=[$screen_negative.AF30]" office:value-type="float" office:value="0" calcext:value-type="float">
            <text:p>0</text:p>
          </table:table-cell>
          <table:table-cell table:style-name="ce38" table:formula="of:=[$screen_negative.AG30]" office:value-type="float" office:value="1" calcext:value-type="float">
            <text:p>1</text:p>
          </table:table-cell>
          <table:table-cell table:style-name="ce38" table:formula="of:=[$screen_negative.AH30]" office:value-type="float" office:value="0" calcext:value-type="float">
            <text:p>0</text:p>
          </table:table-cell>
          <table:table-cell table:style-name="ce38" table:formula="of:=[$screen_negative.AI30]" office:value-type="float" office:value="1" calcext:value-type="float">
            <text:p>1</text:p>
          </table:table-cell>
          <table:table-cell table:style-name="ce38" table:formula="of:=[$screen_negative.AJ30]" office:value-type="float" office:value="0" calcext:value-type="float">
            <text:p>0</text:p>
          </table:table-cell>
          <table:table-cell table:style-name="ce38" table:formula="of:=[$screen_negative.AK30]" office:value-type="float" office:value="0" calcext:value-type="float">
            <text:p>0</text:p>
          </table:table-cell>
          <table:table-cell table:style-name="ce38" table:formula="of:=[$screen_negative.AL30]" office:value-type="float" office:value="0" calcext:value-type="float">
            <text:p>0</text:p>
          </table:table-cell>
          <table:table-cell table:style-name="ce38" table:formula="of:=[$screen_negative.AM30]" office:value-type="float" office:value="0" calcext:value-type="float">
            <text:p>0</text:p>
          </table:table-cell>
          <table:table-cell table:style-name="ce38" table:formula="of:=[$screen_negative.AN30]" office:value-type="float" office:value="0" calcext:value-type="float">
            <text:p>0</text:p>
          </table:table-cell>
          <table:table-cell table:style-name="ce38" table:formula="of:=[$screen_negative.AO30]" office:value-type="float" office:value="0" calcext:value-type="float">
            <text:p>0</text:p>
          </table:table-cell>
          <table:table-cell table:style-name="ce38" table:formula="of:=[$screen_negative.AP30]" office:value-type="float" office:value="0" calcext:value-type="float">
            <text:p>0</text:p>
          </table:table-cell>
          <table:table-cell table:style-name="ce38" table:formula="of:=[$screen_negative.AQ30]" office:value-type="float" office:value="0" calcext:value-type="float">
            <text:p>0</text:p>
          </table:table-cell>
          <table:table-cell table:style-name="ce38" table:formula="of:=[$screen_negative.AR30]" office:value-type="float" office:value="0" calcext:value-type="float">
            <text:p>0</text:p>
          </table:table-cell>
          <table:table-cell table:style-name="ce38" table:formula="of:=[$screen_negative.AS30]" office:value-type="float" office:value="0" calcext:value-type="float">
            <text:p>0</text:p>
          </table:table-cell>
          <table:table-cell table:style-name="ce38" table:formula="of:=[$screen_negative.AT30]" office:value-type="float" office:value="0" calcext:value-type="float">
            <text:p>0</text:p>
          </table:table-cell>
          <table:table-cell table:style-name="ce38" table:formula="of:=[$screen_negative.AU30]" office:value-type="float" office:value="0" calcext:value-type="float">
            <text:p>0</text:p>
          </table:table-cell>
          <table:table-cell table:style-name="ce38" table:formula="of:=[$screen_negative.AV30]" office:value-type="float" office:value="0" calcext:value-type="float">
            <text:p>0</text:p>
          </table:table-cell>
          <table:table-cell table:style-name="ce38" table:formula="of:=[$screen_negative.AW30]" office:value-type="float" office:value="0" calcext:value-type="float">
            <text:p>0</text:p>
          </table:table-cell>
          <table:table-cell table:style-name="ce38" table:formula="of:=[$screen_negative.AX30]" office:value-type="float" office:value="0" calcext:value-type="float">
            <text:p>0</text:p>
          </table:table-cell>
          <table:table-cell table:style-name="ce38" table:formula="of:=[$screen_negative.AY30]" office:value-type="float" office:value="0" calcext:value-type="float">
            <text:p>0</text:p>
          </table:table-cell>
          <table:table-cell table:style-name="ce38" table:formula="of:=[$screen_negative.AZ30]" office:value-type="float" office:value="0" calcext:value-type="float">
            <text:p>0</text:p>
          </table:table-cell>
          <table:table-cell table:style-name="ce38" table:formula="of:=[$screen_negative.BA30]" office:value-type="float" office:value="0" calcext:value-type="float">
            <text:p>0</text:p>
          </table:table-cell>
          <table:table-cell table:style-name="ce38" table:formula="of:=[$screen_negative.BB30]" office:value-type="float" office:value="0" calcext:value-type="float">
            <text:p>0</text:p>
          </table:table-cell>
          <table:table-cell table:style-name="ce38" table:formula="of:=[$screen_negative.BC30]" office:value-type="float" office:value="0" calcext:value-type="float">
            <text:p>0</text:p>
          </table:table-cell>
          <table:table-cell table:style-name="ce38" table:formula="of:=[$screen_negative.BD30]" office:value-type="float" office:value="0" calcext:value-type="float">
            <text:p>0</text:p>
          </table:table-cell>
          <table:table-cell table:style-name="ce38" table:formula="of:=[$screen_negative.BE30]" office:value-type="float" office:value="0" calcext:value-type="float">
            <text:p>0</text:p>
          </table:table-cell>
          <table:table-cell table:style-name="ce38" table:formula="of:=[$screen_negative.BF30]" office:value-type="float" office:value="0" calcext:value-type="float">
            <text:p>0</text:p>
          </table:table-cell>
          <table:table-cell table:style-name="ce38" table:formula="of:=[$screen_negative.BG30]" office:value-type="float" office:value="0" calcext:value-type="float">
            <text:p>0</text:p>
          </table:table-cell>
          <table:table-cell table:style-name="ce38" table:formula="of:=[$screen_negative.BH30]" office:value-type="float" office:value="0" calcext:value-type="float">
            <text:p>0</text:p>
          </table:table-cell>
          <table:table-cell table:style-name="ce38" table:formula="of:=[$screen_negative.BI30]" office:value-type="float" office:value="0" calcext:value-type="float">
            <text:p>0</text:p>
          </table:table-cell>
          <table:table-cell table:style-name="ce38" table:formula="of:=[$screen_negative.BJ30]" office:value-type="float" office:value="0" calcext:value-type="float">
            <text:p>0</text:p>
          </table:table-cell>
          <table:table-cell table:style-name="ce38" table:formula="of:=[$screen_negative.BK30]" office:value-type="float" office:value="0" calcext:value-type="float">
            <text:p>0</text:p>
          </table:table-cell>
          <table:table-cell table:style-name="ce38" table:formula="of:=[$screen_negative.BL30]" office:value-type="float" office:value="0" calcext:value-type="float">
            <text:p>0</text:p>
          </table:table-cell>
          <table:table-cell table:style-name="ce38" table:formula="of:=[$screen_negative.BM30]" office:value-type="float" office:value="0" calcext:value-type="float">
            <text:p>0</text:p>
          </table:table-cell>
          <table:table-cell table:style-name="ce38" table:formula="of:=[$screen_negative.BN30]" office:value-type="float" office:value="0" calcext:value-type="float">
            <text:p>0</text:p>
          </table:table-cell>
          <table:table-cell table:style-name="ce38" table:formula="of:=[$screen_negative.BO30]" office:value-type="float" office:value="0" calcext:value-type="float">
            <text:p>0</text:p>
          </table:table-cell>
          <table:table-cell table:style-name="ce38" table:formula="of:=[$screen_negative.BP30]" office:value-type="float" office:value="0" calcext:value-type="float">
            <text:p>0</text:p>
          </table:table-cell>
          <table:table-cell table:style-name="ce38" table:formula="of:=[$screen_negative.BQ30]" office:value-type="float" office:value="0" calcext:value-type="float">
            <text:p>0</text:p>
          </table:table-cell>
          <table:table-cell table:style-name="ce38" table:formula="of:=[$screen_negative.BR30]" office:value-type="float" office:value="0" calcext:value-type="float">
            <text:p>0</text:p>
          </table:table-cell>
          <table:table-cell table:style-name="ce38" table:formula="of:=[$screen_negative.BS30]" office:value-type="float" office:value="0" calcext:value-type="float">
            <text:p>0</text:p>
          </table:table-cell>
          <table:table-cell table:style-name="ce38" table:formula="of:=[$screen_negative.BT30]" office:value-type="float" office:value="0" calcext:value-type="float">
            <text:p>0</text:p>
          </table:table-cell>
          <table:table-cell table:style-name="ce38" table:formula="of:=[$screen_negative.BU30]" office:value-type="float" office:value="0" calcext:value-type="float">
            <text:p>0</text:p>
          </table:table-cell>
          <table:table-cell table:style-name="ce38" table:formula="of:=[$screen_negative.BV30]" office:value-type="float" office:value="0" calcext:value-type="float">
            <text:p>0</text:p>
          </table:table-cell>
          <table:table-cell table:style-name="ce38" table:formula="of:=[$screen_negative.BW30]" office:value-type="float" office:value="0" calcext:value-type="float">
            <text:p>0</text:p>
          </table:table-cell>
          <table:table-cell table:style-name="ce38" table:formula="of:=[$screen_negative.BX30]" office:value-type="float" office:value="0" calcext:value-type="float">
            <text:p>0</text:p>
          </table:table-cell>
          <table:table-cell table:style-name="ce38" table:formula="of:=[$screen_negative.BY30]" office:value-type="float" office:value="0" calcext:value-type="float">
            <text:p>0</text:p>
          </table:table-cell>
          <table:table-cell table:style-name="ce38" table:formula="of:=[$screen_negative.BZ30]" office:value-type="float" office:value="0" calcext:value-type="float">
            <text:p>0</text:p>
          </table:table-cell>
          <table:table-cell table:style-name="ce38" table:formula="of:=[$screen_negative.CA30]" office:value-type="float" office:value="0" calcext:value-type="float">
            <text:p>0</text:p>
          </table:table-cell>
          <table:table-cell table:style-name="ce38" table:formula="of:=[$screen_negative.CB30]" office:value-type="float" office:value="0" calcext:value-type="float">
            <text:p>0</text:p>
          </table:table-cell>
          <table:table-cell table:style-name="ce38" table:formula="of:=[$screen_negative.CC30]" office:value-type="float" office:value="0" calcext:value-type="float">
            <text:p>0</text:p>
          </table:table-cell>
          <table:table-cell table:style-name="ce38" table:formula="of:=[$screen_negative.CD30]" office:value-type="float" office:value="0" calcext:value-type="float">
            <text:p>0</text:p>
          </table:table-cell>
          <table:table-cell table:style-name="ce38" table:formula="of:=[$screen_negative.CE30]" office:value-type="float" office:value="0" calcext:value-type="float">
            <text:p>0</text:p>
          </table:table-cell>
          <table:table-cell table:style-name="ce38" table:formula="of:=[$screen_negative.CF30]" office:value-type="float" office:value="0" calcext:value-type="float">
            <text:p>0</text:p>
          </table:table-cell>
          <table:table-cell table:style-name="ce38" table:formula="of:=[$screen_negative.CG30]" office:value-type="float" office:value="0" calcext:value-type="float">
            <text:p>0</text:p>
          </table:table-cell>
          <table:table-cell table:style-name="ce38" table:formula="of:=[$screen_negative.CH30]" office:value-type="float" office:value="0" calcext:value-type="float">
            <text:p>0</text:p>
          </table:table-cell>
          <table:table-cell table:style-name="ce38" table:formula="of:=[$screen_negative.CI30]" office:value-type="float" office:value="0" calcext:value-type="float">
            <text:p>0</text:p>
          </table:table-cell>
          <table:table-cell table:style-name="ce38" table:formula="of:=[$screen_negative.CJ30]" office:value-type="float" office:value="0" calcext:value-type="float">
            <text:p>0</text:p>
          </table:table-cell>
          <table:table-cell table:style-name="ce38" table:formula="of:=[$screen_negative.CK30]" office:value-type="float" office:value="0" calcext:value-type="float">
            <text:p>0</text:p>
          </table:table-cell>
          <table:table-cell table:style-name="ce38" table:formula="of:=[$screen_negative.CL30]" office:value-type="float" office:value="0" calcext:value-type="float">
            <text:p>0</text:p>
          </table:table-cell>
          <table:table-cell table:style-name="ce38" table:formula="of:=[$screen_negative.CM30]" office:value-type="float" office:value="0" calcext:value-type="float">
            <text:p>0</text:p>
          </table:table-cell>
          <table:table-cell table:style-name="ce38" table:formula="of:=[$screen_negative.CN30]" office:value-type="float" office:value="0" calcext:value-type="float">
            <text:p>0</text:p>
          </table:table-cell>
          <table:table-cell table:style-name="ce38" table:formula="of:=[$screen_negative.CO30]" office:value-type="float" office:value="0" calcext:value-type="float">
            <text:p>0</text:p>
          </table:table-cell>
          <table:table-cell table:style-name="ce38" table:formula="of:=[$screen_negative.CP30]" office:value-type="float" office:value="1" calcext:value-type="float">
            <text:p>1</text:p>
          </table:table-cell>
          <table:table-cell table:style-name="ce38" table:formula="of:=[$screen_negative.CQ30]" office:value-type="float" office:value="0" calcext:value-type="float">
            <text:p>0</text:p>
          </table:table-cell>
          <table:table-cell table:style-name="ce38" table:formula="of:=[$screen_negative.CR30]" office:value-type="float" office:value="1" calcext:value-type="float">
            <text:p>1</text:p>
          </table:table-cell>
          <table:table-cell table:style-name="ce38" table:formula="of:=[$screen_negative.CS30]" office:value-type="float" office:value="0" calcext:value-type="float">
            <text:p>0</text:p>
          </table:table-cell>
          <table:table-cell table:style-name="ce38" table:formula="of:=[$screen_negative.CT30]" office:value-type="float" office:value="0" calcext:value-type="float">
            <text:p>0</text:p>
          </table:table-cell>
          <table:table-cell table:style-name="ce38" table:formula="of:=[$screen_negative.CU30]" office:value-type="float" office:value="0" calcext:value-type="float">
            <text:p>0</text:p>
          </table:table-cell>
          <table:table-cell table:style-name="ce38" table:formula="of:=[$screen_negative.CV30]" office:value-type="float" office:value="0" calcext:value-type="float">
            <text:p>0</text:p>
          </table:table-cell>
          <table:table-cell table:style-name="ce38" table:formula="of:=[$screen_negative.CW30]" office:value-type="float" office:value="0" calcext:value-type="float">
            <text:p>0</text:p>
          </table:table-cell>
          <table:table-cell table:style-name="ce38" table:formula="of:=[$screen_negative.CX30]" office:value-type="float" office:value="0" calcext:value-type="float">
            <text:p>0</text:p>
          </table:table-cell>
          <table:table-cell table:style-name="ce38" table:formula="of:=[$screen_negative.CY30]" office:value-type="float" office:value="0" calcext:value-type="float">
            <text:p>0</text:p>
          </table:table-cell>
          <table:table-cell table:style-name="ce38" table:formula="of:=[$screen_negative.CZ30]" office:value-type="float" office:value="0" calcext:value-type="float">
            <text:p>0</text:p>
          </table:table-cell>
          <table:table-cell table:style-name="ce38" table:formula="of:=[$screen_negative.DA30]" office:value-type="float" office:value="0" calcext:value-type="float">
            <text:p>0</text:p>
          </table:table-cell>
          <table:table-cell table:style-name="ce38" table:formula="of:=[$screen_negative.DB30]" office:value-type="float" office:value="0" calcext:value-type="float">
            <text:p>0</text:p>
          </table:table-cell>
          <table:table-cell table:style-name="ce38" table:formula="of:=[$screen_negative.DC30]" office:value-type="float" office:value="0" calcext:value-type="float">
            <text:p>0</text:p>
          </table:table-cell>
          <table:table-cell table:style-name="ce38" table:formula="of:=[$screen_negative.DD30]" office:value-type="float" office:value="0" calcext:value-type="float">
            <text:p>0</text:p>
          </table:table-cell>
          <table:table-cell table:style-name="ce38" table:formula="of:=[$screen_negative.DE30]" office:value-type="float" office:value="0" calcext:value-type="float">
            <text:p>0</text:p>
          </table:table-cell>
          <table:table-cell table:style-name="ce38" table:formula="of:=[$screen_negative.DF30]" office:value-type="float" office:value="0" calcext:value-type="float">
            <text:p>0</text:p>
          </table:table-cell>
          <table:table-cell table:style-name="ce38" table:formula="of:=[$screen_negative.DG30]" office:value-type="float" office:value="0" calcext:value-type="float">
            <text:p>0</text:p>
          </table:table-cell>
          <table:table-cell table:style-name="ce38" table:formula="of:=[$screen_negative.DH30]" office:value-type="float" office:value="0" calcext:value-type="float">
            <text:p>0</text:p>
          </table:table-cell>
          <table:table-cell table:style-name="ce38" table:formula="of:=[$screen_negative.DI30]" office:value-type="float" office:value="0" calcext:value-type="float">
            <text:p>0</text:p>
          </table:table-cell>
          <table:table-cell table:style-name="ce38" table:formula="of:=[$screen_negative.DJ30]" office:value-type="float" office:value="0" calcext:value-type="float">
            <text:p>0</text:p>
          </table:table-cell>
          <table:table-cell table:style-name="ce38" table:formula="of:=[$screen_negative.DK30]" office:value-type="float" office:value="0" calcext:value-type="float">
            <text:p>0</text:p>
          </table:table-cell>
          <table:table-cell table:style-name="ce38" table:formula="of:=[$screen_negative.DL30]" office:value-type="float" office:value="0" calcext:value-type="float">
            <text:p>0</text:p>
          </table:table-cell>
          <table:table-cell table:style-name="ce38" table:formula="of:=[$screen_negative.DM30]" office:value-type="float" office:value="0" calcext:value-type="float">
            <text:p>0</text:p>
          </table:table-cell>
          <table:table-cell table:style-name="ce38" table:formula="of:=[$screen_negative.DN30]" office:value-type="float" office:value="0" calcext:value-type="float">
            <text:p>0</text:p>
          </table:table-cell>
          <table:table-cell table:style-name="ce38" table:formula="of:=[$screen_negative.DO30]" office:value-type="float" office:value="0" calcext:value-type="float">
            <text:p>0</text:p>
          </table:table-cell>
          <table:table-cell table:style-name="ce38" table:formula="of:=[$screen_negative.DP30]" office:value-type="float" office:value="0" calcext:value-type="float">
            <text:p>0</text:p>
          </table:table-cell>
          <table:table-cell table:style-name="ce38" table:formula="of:=[$screen_negative.DQ30]" office:value-type="float" office:value="0" calcext:value-type="float">
            <text:p>0</text:p>
          </table:table-cell>
          <table:table-cell table:style-name="ce38" table:formula="of:=[$screen_negative.DR30]" office:value-type="float" office:value="0" calcext:value-type="float">
            <text:p>0</text:p>
          </table:table-cell>
          <table:table-cell table:style-name="ce38" table:formula="of:=[$screen_negative.DS30]" office:value-type="float" office:value="0" calcext:value-type="float">
            <text:p>0</text:p>
          </table:table-cell>
          <table:table-cell table:style-name="ce38" table:formula="of:=[$screen_negative.DT30]" office:value-type="float" office:value="0" calcext:value-type="float">
            <text:p>0</text:p>
          </table:table-cell>
          <table:table-cell table:style-name="ce38" table:formula="of:=[$screen_negative.DU30]" office:value-type="float" office:value="0" calcext:value-type="float">
            <text:p>0</text:p>
          </table:table-cell>
          <table:table-cell table:style-name="ce38" table:formula="of:=[$screen_negative.DV30]" office:value-type="float" office:value="0" calcext:value-type="float">
            <text:p>0</text:p>
          </table:table-cell>
          <table:table-cell table:style-name="ce38" table:formula="of:=[$screen_negative.DW30]" office:value-type="float" office:value="0" calcext:value-type="float">
            <text:p>0</text:p>
          </table:table-cell>
          <table:table-cell table:style-name="ce38" table:formula="of:=[$screen_negative.DX30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31]" office:value-type="float" office:value="0" calcext:value-type="float">
            <text:p>0</text:p>
          </table:table-cell>
          <table:table-cell table:style-name="ce38" table:formula="of:=[$screen_negative.B31]" office:value-type="float" office:value="0" calcext:value-type="float">
            <text:p>0</text:p>
          </table:table-cell>
          <table:table-cell table:style-name="ce38" table:formula="of:=[$screen_negative.C31]" office:value-type="float" office:value="0" calcext:value-type="float">
            <text:p>0</text:p>
          </table:table-cell>
          <table:table-cell table:style-name="ce38" table:formula="of:=[$screen_negative.D31]" office:value-type="float" office:value="0" calcext:value-type="float">
            <text:p>0</text:p>
          </table:table-cell>
          <table:table-cell table:style-name="ce38" table:formula="of:=[$screen_negative.E31]" office:value-type="float" office:value="0" calcext:value-type="float">
            <text:p>0</text:p>
          </table:table-cell>
          <table:table-cell table:style-name="ce38" table:formula="of:=[$screen_negative.F31]" office:value-type="float" office:value="0" calcext:value-type="float">
            <text:p>0</text:p>
          </table:table-cell>
          <table:table-cell table:style-name="ce38" table:formula="of:=[$screen_negative.G31]" office:value-type="float" office:value="0" calcext:value-type="float">
            <text:p>0</text:p>
          </table:table-cell>
          <table:table-cell table:style-name="ce38" table:formula="of:=[$screen_negative.H31]" office:value-type="float" office:value="0" calcext:value-type="float">
            <text:p>0</text:p>
          </table:table-cell>
          <table:table-cell table:style-name="ce38" table:formula="of:=[$screen_negative.I31]" office:value-type="float" office:value="0" calcext:value-type="float">
            <text:p>0</text:p>
          </table:table-cell>
          <table:table-cell table:style-name="ce38" table:formula="of:=[$screen_negative.J31]" office:value-type="float" office:value="0" calcext:value-type="float">
            <text:p>0</text:p>
          </table:table-cell>
          <table:table-cell table:style-name="ce38" table:formula="of:=[$screen_negative.K31]" office:value-type="float" office:value="0" calcext:value-type="float">
            <text:p>0</text:p>
          </table:table-cell>
          <table:table-cell table:style-name="ce38" table:formula="of:=[$screen_negative.L31]" office:value-type="float" office:value="0" calcext:value-type="float">
            <text:p>0</text:p>
          </table:table-cell>
          <table:table-cell table:style-name="ce38" table:formula="of:=[$screen_negative.M31]" office:value-type="float" office:value="0" calcext:value-type="float">
            <text:p>0</text:p>
          </table:table-cell>
          <table:table-cell table:style-name="ce38" table:formula="of:=[$screen_negative.N31]" office:value-type="float" office:value="0" calcext:value-type="float">
            <text:p>0</text:p>
          </table:table-cell>
          <table:table-cell table:style-name="ce38" table:formula="of:=[$screen_negative.O31]" office:value-type="float" office:value="0" calcext:value-type="float">
            <text:p>0</text:p>
          </table:table-cell>
          <table:table-cell table:style-name="ce38" table:formula="of:=[$screen_negative.P31]" office:value-type="float" office:value="0" calcext:value-type="float">
            <text:p>0</text:p>
          </table:table-cell>
          <table:table-cell table:style-name="ce38" table:formula="of:=[$screen_negative.Q31]" office:value-type="float" office:value="0" calcext:value-type="float">
            <text:p>0</text:p>
          </table:table-cell>
          <table:table-cell table:style-name="ce38" table:formula="of:=[$screen_negative.R31]" office:value-type="float" office:value="0" calcext:value-type="float">
            <text:p>0</text:p>
          </table:table-cell>
          <table:table-cell table:style-name="ce38" table:formula="of:=[$screen_negative.S31]" office:value-type="float" office:value="0" calcext:value-type="float">
            <text:p>0</text:p>
          </table:table-cell>
          <table:table-cell table:style-name="ce38" table:formula="of:=[$screen_negative.T31]" office:value-type="float" office:value="0" calcext:value-type="float">
            <text:p>0</text:p>
          </table:table-cell>
          <table:table-cell table:style-name="ce38" table:formula="of:=[$screen_negative.U31]" office:value-type="float" office:value="0" calcext:value-type="float">
            <text:p>0</text:p>
          </table:table-cell>
          <table:table-cell table:style-name="ce38" table:formula="of:=[$screen_negative.V31]" office:value-type="float" office:value="0" calcext:value-type="float">
            <text:p>0</text:p>
          </table:table-cell>
          <table:table-cell table:style-name="ce38" table:formula="of:=[$screen_negative.W31]" office:value-type="float" office:value="0" calcext:value-type="float">
            <text:p>0</text:p>
          </table:table-cell>
          <table:table-cell table:style-name="ce38" table:formula="of:=[$screen_negative.X31]" office:value-type="float" office:value="0" calcext:value-type="float">
            <text:p>0</text:p>
          </table:table-cell>
          <table:table-cell table:style-name="ce38" table:formula="of:=[$screen_negative.Y31]" office:value-type="float" office:value="0" calcext:value-type="float">
            <text:p>0</text:p>
          </table:table-cell>
          <table:table-cell table:style-name="ce38" table:formula="of:=[$screen_negative.Z31]" office:value-type="float" office:value="0" calcext:value-type="float">
            <text:p>0</text:p>
          </table:table-cell>
          <table:table-cell table:style-name="ce38" table:formula="of:=[$screen_negative.AA31]" office:value-type="float" office:value="0" calcext:value-type="float">
            <text:p>0</text:p>
          </table:table-cell>
          <table:table-cell table:style-name="ce38" table:formula="of:=[$screen_negative.AB31]" office:value-type="float" office:value="0" calcext:value-type="float">
            <text:p>0</text:p>
          </table:table-cell>
          <table:table-cell table:style-name="ce38" table:formula="of:=[$screen_negative.AC31]" office:value-type="float" office:value="0" calcext:value-type="float">
            <text:p>0</text:p>
          </table:table-cell>
          <table:table-cell table:style-name="ce38" table:formula="of:=[$screen_negative.AD31]" office:value-type="float" office:value="0" calcext:value-type="float">
            <text:p>0</text:p>
          </table:table-cell>
          <table:table-cell table:style-name="ce38" table:formula="of:=[$screen_negative.AE31]" office:value-type="float" office:value="0" calcext:value-type="float">
            <text:p>0</text:p>
          </table:table-cell>
          <table:table-cell table:style-name="ce38" table:formula="of:=[$screen_negative.AF31]" office:value-type="float" office:value="0" calcext:value-type="float">
            <text:p>0</text:p>
          </table:table-cell>
          <table:table-cell table:style-name="ce38" table:formula="of:=[$screen_negative.AG31]" office:value-type="float" office:value="1" calcext:value-type="float">
            <text:p>1</text:p>
          </table:table-cell>
          <table:table-cell table:style-name="ce38" table:formula="of:=[$screen_negative.AH31]" office:value-type="float" office:value="0" calcext:value-type="float">
            <text:p>0</text:p>
          </table:table-cell>
          <table:table-cell table:style-name="ce38" table:formula="of:=[$screen_negative.AI31]" office:value-type="float" office:value="1" calcext:value-type="float">
            <text:p>1</text:p>
          </table:table-cell>
          <table:table-cell table:style-name="ce38" table:formula="of:=[$screen_negative.AJ31]" office:value-type="float" office:value="0" calcext:value-type="float">
            <text:p>0</text:p>
          </table:table-cell>
          <table:table-cell table:style-name="ce38" table:formula="of:=[$screen_negative.AK31]" office:value-type="float" office:value="0" calcext:value-type="float">
            <text:p>0</text:p>
          </table:table-cell>
          <table:table-cell table:style-name="ce38" table:formula="of:=[$screen_negative.AL31]" office:value-type="float" office:value="0" calcext:value-type="float">
            <text:p>0</text:p>
          </table:table-cell>
          <table:table-cell table:style-name="ce38" table:formula="of:=[$screen_negative.AM31]" office:value-type="float" office:value="0" calcext:value-type="float">
            <text:p>0</text:p>
          </table:table-cell>
          <table:table-cell table:style-name="ce38" table:formula="of:=[$screen_negative.AN31]" office:value-type="float" office:value="0" calcext:value-type="float">
            <text:p>0</text:p>
          </table:table-cell>
          <table:table-cell table:style-name="ce38" table:formula="of:=[$screen_negative.AO31]" office:value-type="float" office:value="0" calcext:value-type="float">
            <text:p>0</text:p>
          </table:table-cell>
          <table:table-cell table:style-name="ce38" table:formula="of:=[$screen_negative.AP31]" office:value-type="float" office:value="0" calcext:value-type="float">
            <text:p>0</text:p>
          </table:table-cell>
          <table:table-cell table:style-name="ce38" table:formula="of:=[$screen_negative.AQ31]" office:value-type="float" office:value="0" calcext:value-type="float">
            <text:p>0</text:p>
          </table:table-cell>
          <table:table-cell table:style-name="ce38" table:formula="of:=[$screen_negative.AR31]" office:value-type="float" office:value="0" calcext:value-type="float">
            <text:p>0</text:p>
          </table:table-cell>
          <table:table-cell table:style-name="ce38" table:formula="of:=[$screen_negative.AS31]" office:value-type="float" office:value="0" calcext:value-type="float">
            <text:p>0</text:p>
          </table:table-cell>
          <table:table-cell table:style-name="ce38" table:formula="of:=[$screen_negative.AT31]" office:value-type="float" office:value="0" calcext:value-type="float">
            <text:p>0</text:p>
          </table:table-cell>
          <table:table-cell table:style-name="ce38" table:formula="of:=[$screen_negative.AU31]" office:value-type="float" office:value="0" calcext:value-type="float">
            <text:p>0</text:p>
          </table:table-cell>
          <table:table-cell table:style-name="ce38" table:formula="of:=[$screen_negative.AV31]" office:value-type="float" office:value="0" calcext:value-type="float">
            <text:p>0</text:p>
          </table:table-cell>
          <table:table-cell table:style-name="ce38" table:formula="of:=[$screen_negative.AW31]" office:value-type="float" office:value="0" calcext:value-type="float">
            <text:p>0</text:p>
          </table:table-cell>
          <table:table-cell table:style-name="ce38" table:formula="of:=[$screen_negative.AX31]" office:value-type="float" office:value="0" calcext:value-type="float">
            <text:p>0</text:p>
          </table:table-cell>
          <table:table-cell table:style-name="ce38" table:formula="of:=[$screen_negative.AY31]" office:value-type="float" office:value="0" calcext:value-type="float">
            <text:p>0</text:p>
          </table:table-cell>
          <table:table-cell table:style-name="ce38" table:formula="of:=[$screen_negative.AZ31]" office:value-type="float" office:value="0" calcext:value-type="float">
            <text:p>0</text:p>
          </table:table-cell>
          <table:table-cell table:style-name="ce38" table:formula="of:=[$screen_negative.BA31]" office:value-type="float" office:value="0" calcext:value-type="float">
            <text:p>0</text:p>
          </table:table-cell>
          <table:table-cell table:style-name="ce38" table:formula="of:=[$screen_negative.BB31]" office:value-type="float" office:value="0" calcext:value-type="float">
            <text:p>0</text:p>
          </table:table-cell>
          <table:table-cell table:style-name="ce38" table:formula="of:=[$screen_negative.BC31]" office:value-type="float" office:value="0" calcext:value-type="float">
            <text:p>0</text:p>
          </table:table-cell>
          <table:table-cell table:style-name="ce38" table:formula="of:=[$screen_negative.BD31]" office:value-type="float" office:value="0" calcext:value-type="float">
            <text:p>0</text:p>
          </table:table-cell>
          <table:table-cell table:style-name="ce38" table:formula="of:=[$screen_negative.BE31]" office:value-type="float" office:value="0" calcext:value-type="float">
            <text:p>0</text:p>
          </table:table-cell>
          <table:table-cell table:style-name="ce38" table:formula="of:=[$screen_negative.BF31]" office:value-type="float" office:value="0" calcext:value-type="float">
            <text:p>0</text:p>
          </table:table-cell>
          <table:table-cell table:style-name="ce38" table:formula="of:=[$screen_negative.BG31]" office:value-type="float" office:value="0" calcext:value-type="float">
            <text:p>0</text:p>
          </table:table-cell>
          <table:table-cell table:style-name="ce38" table:formula="of:=[$screen_negative.BH31]" office:value-type="float" office:value="0" calcext:value-type="float">
            <text:p>0</text:p>
          </table:table-cell>
          <table:table-cell table:style-name="ce38" table:formula="of:=[$screen_negative.BI31]" office:value-type="float" office:value="0" calcext:value-type="float">
            <text:p>0</text:p>
          </table:table-cell>
          <table:table-cell table:style-name="ce38" table:formula="of:=[$screen_negative.BJ31]" office:value-type="float" office:value="0" calcext:value-type="float">
            <text:p>0</text:p>
          </table:table-cell>
          <table:table-cell table:style-name="ce38" table:formula="of:=[$screen_negative.BK31]" office:value-type="float" office:value="0" calcext:value-type="float">
            <text:p>0</text:p>
          </table:table-cell>
          <table:table-cell table:style-name="ce38" table:formula="of:=[$screen_negative.BL31]" office:value-type="float" office:value="0" calcext:value-type="float">
            <text:p>0</text:p>
          </table:table-cell>
          <table:table-cell table:style-name="ce38" table:formula="of:=[$screen_negative.BM31]" office:value-type="float" office:value="0" calcext:value-type="float">
            <text:p>0</text:p>
          </table:table-cell>
          <table:table-cell table:style-name="ce38" table:formula="of:=[$screen_negative.BN31]" office:value-type="float" office:value="0" calcext:value-type="float">
            <text:p>0</text:p>
          </table:table-cell>
          <table:table-cell table:style-name="ce38" table:formula="of:=[$screen_negative.BO31]" office:value-type="float" office:value="0" calcext:value-type="float">
            <text:p>0</text:p>
          </table:table-cell>
          <table:table-cell table:style-name="ce38" table:formula="of:=[$screen_negative.BP31]" office:value-type="float" office:value="0" calcext:value-type="float">
            <text:p>0</text:p>
          </table:table-cell>
          <table:table-cell table:style-name="ce38" table:formula="of:=[$screen_negative.BQ31]" office:value-type="float" office:value="0" calcext:value-type="float">
            <text:p>0</text:p>
          </table:table-cell>
          <table:table-cell table:style-name="ce38" table:formula="of:=[$screen_negative.BR31]" office:value-type="float" office:value="0" calcext:value-type="float">
            <text:p>0</text:p>
          </table:table-cell>
          <table:table-cell table:style-name="ce38" table:formula="of:=[$screen_negative.BS31]" office:value-type="float" office:value="0" calcext:value-type="float">
            <text:p>0</text:p>
          </table:table-cell>
          <table:table-cell table:style-name="ce38" table:formula="of:=[$screen_negative.BT31]" office:value-type="float" office:value="0" calcext:value-type="float">
            <text:p>0</text:p>
          </table:table-cell>
          <table:table-cell table:style-name="ce38" table:formula="of:=[$screen_negative.BU31]" office:value-type="float" office:value="0" calcext:value-type="float">
            <text:p>0</text:p>
          </table:table-cell>
          <table:table-cell table:style-name="ce38" table:formula="of:=[$screen_negative.BV31]" office:value-type="float" office:value="0" calcext:value-type="float">
            <text:p>0</text:p>
          </table:table-cell>
          <table:table-cell table:style-name="ce38" table:formula="of:=[$screen_negative.BW31]" office:value-type="float" office:value="0" calcext:value-type="float">
            <text:p>0</text:p>
          </table:table-cell>
          <table:table-cell table:style-name="ce38" table:formula="of:=[$screen_negative.BX31]" office:value-type="float" office:value="0" calcext:value-type="float">
            <text:p>0</text:p>
          </table:table-cell>
          <table:table-cell table:style-name="ce38" table:formula="of:=[$screen_negative.BY31]" office:value-type="float" office:value="0" calcext:value-type="float">
            <text:p>0</text:p>
          </table:table-cell>
          <table:table-cell table:style-name="ce38" table:formula="of:=[$screen_negative.BZ31]" office:value-type="float" office:value="0" calcext:value-type="float">
            <text:p>0</text:p>
          </table:table-cell>
          <table:table-cell table:style-name="ce38" table:formula="of:=[$screen_negative.CA31]" office:value-type="float" office:value="0" calcext:value-type="float">
            <text:p>0</text:p>
          </table:table-cell>
          <table:table-cell table:style-name="ce38" table:formula="of:=[$screen_negative.CB31]" office:value-type="float" office:value="0" calcext:value-type="float">
            <text:p>0</text:p>
          </table:table-cell>
          <table:table-cell table:style-name="ce38" table:formula="of:=[$screen_negative.CC31]" office:value-type="float" office:value="0" calcext:value-type="float">
            <text:p>0</text:p>
          </table:table-cell>
          <table:table-cell table:style-name="ce38" table:formula="of:=[$screen_negative.CD31]" office:value-type="float" office:value="0" calcext:value-type="float">
            <text:p>0</text:p>
          </table:table-cell>
          <table:table-cell table:style-name="ce38" table:formula="of:=[$screen_negative.CE31]" office:value-type="float" office:value="0" calcext:value-type="float">
            <text:p>0</text:p>
          </table:table-cell>
          <table:table-cell table:style-name="ce38" table:formula="of:=[$screen_negative.CF31]" office:value-type="float" office:value="0" calcext:value-type="float">
            <text:p>0</text:p>
          </table:table-cell>
          <table:table-cell table:style-name="ce38" table:formula="of:=[$screen_negative.CG31]" office:value-type="float" office:value="0" calcext:value-type="float">
            <text:p>0</text:p>
          </table:table-cell>
          <table:table-cell table:style-name="ce38" table:formula="of:=[$screen_negative.CH31]" office:value-type="float" office:value="0" calcext:value-type="float">
            <text:p>0</text:p>
          </table:table-cell>
          <table:table-cell table:style-name="ce38" table:formula="of:=[$screen_negative.CI31]" office:value-type="float" office:value="0" calcext:value-type="float">
            <text:p>0</text:p>
          </table:table-cell>
          <table:table-cell table:style-name="ce38" table:formula="of:=[$screen_negative.CJ31]" office:value-type="float" office:value="0" calcext:value-type="float">
            <text:p>0</text:p>
          </table:table-cell>
          <table:table-cell table:style-name="ce38" table:formula="of:=[$screen_negative.CK31]" office:value-type="float" office:value="0" calcext:value-type="float">
            <text:p>0</text:p>
          </table:table-cell>
          <table:table-cell table:style-name="ce38" table:formula="of:=[$screen_negative.CL31]" office:value-type="float" office:value="0" calcext:value-type="float">
            <text:p>0</text:p>
          </table:table-cell>
          <table:table-cell table:style-name="ce38" table:formula="of:=[$screen_negative.CM31]" office:value-type="float" office:value="0" calcext:value-type="float">
            <text:p>0</text:p>
          </table:table-cell>
          <table:table-cell table:style-name="ce38" table:formula="of:=[$screen_negative.CN31]" office:value-type="float" office:value="0" calcext:value-type="float">
            <text:p>0</text:p>
          </table:table-cell>
          <table:table-cell table:style-name="ce38" table:formula="of:=[$screen_negative.CO31]" office:value-type="float" office:value="0" calcext:value-type="float">
            <text:p>0</text:p>
          </table:table-cell>
          <table:table-cell table:style-name="ce38" table:formula="of:=[$screen_negative.CP31]" office:value-type="float" office:value="1" calcext:value-type="float">
            <text:p>1</text:p>
          </table:table-cell>
          <table:table-cell table:style-name="ce38" table:formula="of:=[$screen_negative.CQ31]" office:value-type="float" office:value="0" calcext:value-type="float">
            <text:p>0</text:p>
          </table:table-cell>
          <table:table-cell table:style-name="ce38" table:formula="of:=[$screen_negative.CR31]" office:value-type="float" office:value="1" calcext:value-type="float">
            <text:p>1</text:p>
          </table:table-cell>
          <table:table-cell table:style-name="ce38" table:formula="of:=[$screen_negative.CS31]" office:value-type="float" office:value="0" calcext:value-type="float">
            <text:p>0</text:p>
          </table:table-cell>
          <table:table-cell table:style-name="ce38" table:formula="of:=[$screen_negative.CT31]" office:value-type="float" office:value="0" calcext:value-type="float">
            <text:p>0</text:p>
          </table:table-cell>
          <table:table-cell table:style-name="ce38" table:formula="of:=[$screen_negative.CU31]" office:value-type="float" office:value="0" calcext:value-type="float">
            <text:p>0</text:p>
          </table:table-cell>
          <table:table-cell table:style-name="ce38" table:formula="of:=[$screen_negative.CV31]" office:value-type="float" office:value="0" calcext:value-type="float">
            <text:p>0</text:p>
          </table:table-cell>
          <table:table-cell table:style-name="ce38" table:formula="of:=[$screen_negative.CW31]" office:value-type="float" office:value="0" calcext:value-type="float">
            <text:p>0</text:p>
          </table:table-cell>
          <table:table-cell table:style-name="ce38" table:formula="of:=[$screen_negative.CX31]" office:value-type="float" office:value="0" calcext:value-type="float">
            <text:p>0</text:p>
          </table:table-cell>
          <table:table-cell table:style-name="ce38" table:formula="of:=[$screen_negative.CY31]" office:value-type="float" office:value="0" calcext:value-type="float">
            <text:p>0</text:p>
          </table:table-cell>
          <table:table-cell table:style-name="ce38" table:formula="of:=[$screen_negative.CZ31]" office:value-type="float" office:value="0" calcext:value-type="float">
            <text:p>0</text:p>
          </table:table-cell>
          <table:table-cell table:style-name="ce38" table:formula="of:=[$screen_negative.DA31]" office:value-type="float" office:value="0" calcext:value-type="float">
            <text:p>0</text:p>
          </table:table-cell>
          <table:table-cell table:style-name="ce38" table:formula="of:=[$screen_negative.DB31]" office:value-type="float" office:value="0" calcext:value-type="float">
            <text:p>0</text:p>
          </table:table-cell>
          <table:table-cell table:style-name="ce38" table:formula="of:=[$screen_negative.DC31]" office:value-type="float" office:value="0" calcext:value-type="float">
            <text:p>0</text:p>
          </table:table-cell>
          <table:table-cell table:style-name="ce38" table:formula="of:=[$screen_negative.DD31]" office:value-type="float" office:value="0" calcext:value-type="float">
            <text:p>0</text:p>
          </table:table-cell>
          <table:table-cell table:style-name="ce38" table:formula="of:=[$screen_negative.DE31]" office:value-type="float" office:value="0" calcext:value-type="float">
            <text:p>0</text:p>
          </table:table-cell>
          <table:table-cell table:style-name="ce38" table:formula="of:=[$screen_negative.DF31]" office:value-type="float" office:value="0" calcext:value-type="float">
            <text:p>0</text:p>
          </table:table-cell>
          <table:table-cell table:style-name="ce38" table:formula="of:=[$screen_negative.DG31]" office:value-type="float" office:value="0" calcext:value-type="float">
            <text:p>0</text:p>
          </table:table-cell>
          <table:table-cell table:style-name="ce38" table:formula="of:=[$screen_negative.DH31]" office:value-type="float" office:value="0" calcext:value-type="float">
            <text:p>0</text:p>
          </table:table-cell>
          <table:table-cell table:style-name="ce38" table:formula="of:=[$screen_negative.DI31]" office:value-type="float" office:value="0" calcext:value-type="float">
            <text:p>0</text:p>
          </table:table-cell>
          <table:table-cell table:style-name="ce38" table:formula="of:=[$screen_negative.DJ31]" office:value-type="float" office:value="0" calcext:value-type="float">
            <text:p>0</text:p>
          </table:table-cell>
          <table:table-cell table:style-name="ce38" table:formula="of:=[$screen_negative.DK31]" office:value-type="float" office:value="0" calcext:value-type="float">
            <text:p>0</text:p>
          </table:table-cell>
          <table:table-cell table:style-name="ce38" table:formula="of:=[$screen_negative.DL31]" office:value-type="float" office:value="0" calcext:value-type="float">
            <text:p>0</text:p>
          </table:table-cell>
          <table:table-cell table:style-name="ce38" table:formula="of:=[$screen_negative.DM31]" office:value-type="float" office:value="0" calcext:value-type="float">
            <text:p>0</text:p>
          </table:table-cell>
          <table:table-cell table:style-name="ce38" table:formula="of:=[$screen_negative.DN31]" office:value-type="float" office:value="0" calcext:value-type="float">
            <text:p>0</text:p>
          </table:table-cell>
          <table:table-cell table:style-name="ce38" table:formula="of:=[$screen_negative.DO31]" office:value-type="float" office:value="0" calcext:value-type="float">
            <text:p>0</text:p>
          </table:table-cell>
          <table:table-cell table:style-name="ce38" table:formula="of:=[$screen_negative.DP31]" office:value-type="float" office:value="0" calcext:value-type="float">
            <text:p>0</text:p>
          </table:table-cell>
          <table:table-cell table:style-name="ce38" table:formula="of:=[$screen_negative.DQ31]" office:value-type="float" office:value="0" calcext:value-type="float">
            <text:p>0</text:p>
          </table:table-cell>
          <table:table-cell table:style-name="ce38" table:formula="of:=[$screen_negative.DR31]" office:value-type="float" office:value="0" calcext:value-type="float">
            <text:p>0</text:p>
          </table:table-cell>
          <table:table-cell table:style-name="ce38" table:formula="of:=[$screen_negative.DS31]" office:value-type="float" office:value="0" calcext:value-type="float">
            <text:p>0</text:p>
          </table:table-cell>
          <table:table-cell table:style-name="ce38" table:formula="of:=[$screen_negative.DT31]" office:value-type="float" office:value="0" calcext:value-type="float">
            <text:p>0</text:p>
          </table:table-cell>
          <table:table-cell table:style-name="ce38" table:formula="of:=[$screen_negative.DU31]" office:value-type="float" office:value="0" calcext:value-type="float">
            <text:p>0</text:p>
          </table:table-cell>
          <table:table-cell table:style-name="ce38" table:formula="of:=[$screen_negative.DV31]" office:value-type="float" office:value="0" calcext:value-type="float">
            <text:p>0</text:p>
          </table:table-cell>
          <table:table-cell table:style-name="ce38" table:formula="of:=[$screen_negative.DW31]" office:value-type="float" office:value="0" calcext:value-type="float">
            <text:p>0</text:p>
          </table:table-cell>
          <table:table-cell table:style-name="ce38" table:formula="of:=[$screen_negative.DX31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32]" office:value-type="float" office:value="0" calcext:value-type="float">
            <text:p>0</text:p>
          </table:table-cell>
          <table:table-cell table:style-name="ce38" table:formula="of:=[$screen_negative.B32]" office:value-type="float" office:value="0" calcext:value-type="float">
            <text:p>0</text:p>
          </table:table-cell>
          <table:table-cell table:style-name="ce38" table:formula="of:=[$screen_negative.C32]" office:value-type="float" office:value="0" calcext:value-type="float">
            <text:p>0</text:p>
          </table:table-cell>
          <table:table-cell table:style-name="ce38" table:formula="of:=[$screen_negative.D32]" office:value-type="float" office:value="0" calcext:value-type="float">
            <text:p>0</text:p>
          </table:table-cell>
          <table:table-cell table:style-name="ce38" table:formula="of:=[$screen_negative.E32]" office:value-type="float" office:value="0" calcext:value-type="float">
            <text:p>0</text:p>
          </table:table-cell>
          <table:table-cell table:style-name="ce38" table:formula="of:=[$screen_negative.F32]" office:value-type="float" office:value="0" calcext:value-type="float">
            <text:p>0</text:p>
          </table:table-cell>
          <table:table-cell table:style-name="ce38" table:formula="of:=[$screen_negative.G32]" office:value-type="float" office:value="0" calcext:value-type="float">
            <text:p>0</text:p>
          </table:table-cell>
          <table:table-cell table:style-name="ce38" table:formula="of:=[$screen_negative.H32]" office:value-type="float" office:value="0" calcext:value-type="float">
            <text:p>0</text:p>
          </table:table-cell>
          <table:table-cell table:style-name="ce38" table:formula="of:=[$screen_negative.I32]" office:value-type="float" office:value="0" calcext:value-type="float">
            <text:p>0</text:p>
          </table:table-cell>
          <table:table-cell table:style-name="ce38" table:formula="of:=[$screen_negative.J32]" office:value-type="float" office:value="0" calcext:value-type="float">
            <text:p>0</text:p>
          </table:table-cell>
          <table:table-cell table:style-name="ce38" table:formula="of:=[$screen_negative.K32]" office:value-type="float" office:value="0" calcext:value-type="float">
            <text:p>0</text:p>
          </table:table-cell>
          <table:table-cell table:style-name="ce38" table:formula="of:=[$screen_negative.L32]" office:value-type="float" office:value="0" calcext:value-type="float">
            <text:p>0</text:p>
          </table:table-cell>
          <table:table-cell table:style-name="ce38" table:formula="of:=[$screen_negative.M32]" office:value-type="float" office:value="0" calcext:value-type="float">
            <text:p>0</text:p>
          </table:table-cell>
          <table:table-cell table:style-name="ce38" table:formula="of:=[$screen_negative.N32]" office:value-type="float" office:value="0" calcext:value-type="float">
            <text:p>0</text:p>
          </table:table-cell>
          <table:table-cell table:style-name="ce38" table:formula="of:=[$screen_negative.O32]" office:value-type="float" office:value="0" calcext:value-type="float">
            <text:p>0</text:p>
          </table:table-cell>
          <table:table-cell table:style-name="ce38" table:formula="of:=[$screen_negative.P32]" office:value-type="float" office:value="0" calcext:value-type="float">
            <text:p>0</text:p>
          </table:table-cell>
          <table:table-cell table:style-name="ce38" table:formula="of:=[$screen_negative.Q32]" office:value-type="float" office:value="0" calcext:value-type="float">
            <text:p>0</text:p>
          </table:table-cell>
          <table:table-cell table:style-name="ce38" table:formula="of:=[$screen_negative.R32]" office:value-type="float" office:value="0" calcext:value-type="float">
            <text:p>0</text:p>
          </table:table-cell>
          <table:table-cell table:style-name="ce38" table:formula="of:=[$screen_negative.S32]" office:value-type="float" office:value="0" calcext:value-type="float">
            <text:p>0</text:p>
          </table:table-cell>
          <table:table-cell table:style-name="ce38" table:formula="of:=[$screen_negative.T32]" office:value-type="float" office:value="0" calcext:value-type="float">
            <text:p>0</text:p>
          </table:table-cell>
          <table:table-cell table:style-name="ce38" table:formula="of:=[$screen_negative.U32]" office:value-type="float" office:value="0" calcext:value-type="float">
            <text:p>0</text:p>
          </table:table-cell>
          <table:table-cell table:style-name="ce38" table:formula="of:=[$screen_negative.V32]" office:value-type="float" office:value="0" calcext:value-type="float">
            <text:p>0</text:p>
          </table:table-cell>
          <table:table-cell table:style-name="ce38" table:formula="of:=[$screen_negative.W32]" office:value-type="float" office:value="0" calcext:value-type="float">
            <text:p>0</text:p>
          </table:table-cell>
          <table:table-cell table:style-name="ce38" table:formula="of:=[$screen_negative.X32]" office:value-type="float" office:value="0" calcext:value-type="float">
            <text:p>0</text:p>
          </table:table-cell>
          <table:table-cell table:style-name="ce38" table:formula="of:=[$screen_negative.Y32]" office:value-type="float" office:value="0" calcext:value-type="float">
            <text:p>0</text:p>
          </table:table-cell>
          <table:table-cell table:style-name="ce38" table:formula="of:=[$screen_negative.Z32]" office:value-type="float" office:value="0" calcext:value-type="float">
            <text:p>0</text:p>
          </table:table-cell>
          <table:table-cell table:style-name="ce38" table:formula="of:=[$screen_negative.AA32]" office:value-type="float" office:value="0" calcext:value-type="float">
            <text:p>0</text:p>
          </table:table-cell>
          <table:table-cell table:style-name="ce38" table:formula="of:=[$screen_negative.AB32]" office:value-type="float" office:value="0" calcext:value-type="float">
            <text:p>0</text:p>
          </table:table-cell>
          <table:table-cell table:style-name="ce38" table:formula="of:=[$screen_negative.AC32]" office:value-type="float" office:value="0" calcext:value-type="float">
            <text:p>0</text:p>
          </table:table-cell>
          <table:table-cell table:style-name="ce38" table:formula="of:=[$screen_negative.AD32]" office:value-type="float" office:value="0" calcext:value-type="float">
            <text:p>0</text:p>
          </table:table-cell>
          <table:table-cell table:style-name="ce38" table:formula="of:=[$screen_negative.AE32]" office:value-type="float" office:value="0" calcext:value-type="float">
            <text:p>0</text:p>
          </table:table-cell>
          <table:table-cell table:style-name="ce38" table:formula="of:=[$screen_negative.AF32]" office:value-type="float" office:value="0" calcext:value-type="float">
            <text:p>0</text:p>
          </table:table-cell>
          <table:table-cell table:style-name="ce38" table:formula="of:=[$screen_negative.AG32]" office:value-type="float" office:value="1" calcext:value-type="float">
            <text:p>1</text:p>
          </table:table-cell>
          <table:table-cell table:style-name="ce38" table:formula="of:=[$screen_negative.AH32]" office:value-type="float" office:value="0" calcext:value-type="float">
            <text:p>0</text:p>
          </table:table-cell>
          <table:table-cell table:style-name="ce38" table:formula="of:=[$screen_negative.AI32]" office:value-type="float" office:value="1" calcext:value-type="float">
            <text:p>1</text:p>
          </table:table-cell>
          <table:table-cell table:style-name="ce38" table:formula="of:=[$screen_negative.AJ32]" office:value-type="float" office:value="0" calcext:value-type="float">
            <text:p>0</text:p>
          </table:table-cell>
          <table:table-cell table:style-name="ce38" table:formula="of:=[$screen_negative.AK32]" office:value-type="float" office:value="1" calcext:value-type="float">
            <text:p>1</text:p>
          </table:table-cell>
          <table:table-cell table:style-name="ce38" table:formula="of:=[$screen_negative.AL32]" office:value-type="float" office:value="0" calcext:value-type="float">
            <text:p>0</text:p>
          </table:table-cell>
          <table:table-cell table:style-name="ce38" table:formula="of:=[$screen_negative.AM32]" office:value-type="float" office:value="0" calcext:value-type="float">
            <text:p>0</text:p>
          </table:table-cell>
          <table:table-cell table:style-name="ce38" table:formula="of:=[$screen_negative.AN32]" office:value-type="float" office:value="1" calcext:value-type="float">
            <text:p>1</text:p>
          </table:table-cell>
          <table:table-cell table:style-name="ce38" table:formula="of:=[$screen_negative.AO32]" office:value-type="float" office:value="1" calcext:value-type="float">
            <text:p>1</text:p>
          </table:table-cell>
          <table:table-cell table:style-name="ce38" table:formula="of:=[$screen_negative.AP32]" office:value-type="float" office:value="0" calcext:value-type="float">
            <text:p>0</text:p>
          </table:table-cell>
          <table:table-cell table:style-name="ce38" table:formula="of:=[$screen_negative.AQ32]" office:value-type="float" office:value="0" calcext:value-type="float">
            <text:p>0</text:p>
          </table:table-cell>
          <table:table-cell table:style-name="ce38" table:formula="of:=[$screen_negative.AR32]" office:value-type="float" office:value="1" calcext:value-type="float">
            <text:p>1</text:p>
          </table:table-cell>
          <table:table-cell table:style-name="ce38" table:formula="of:=[$screen_negative.AS32]" office:value-type="float" office:value="1" calcext:value-type="float">
            <text:p>1</text:p>
          </table:table-cell>
          <table:table-cell table:style-name="ce38" table:formula="of:=[$screen_negative.AT32]" office:value-type="float" office:value="0" calcext:value-type="float">
            <text:p>0</text:p>
          </table:table-cell>
          <table:table-cell table:style-name="ce38" table:formula="of:=[$screen_negative.AU32]" office:value-type="float" office:value="0" calcext:value-type="float">
            <text:p>0</text:p>
          </table:table-cell>
          <table:table-cell table:style-name="ce38" table:formula="of:=[$screen_negative.AV32]" office:value-type="float" office:value="1" calcext:value-type="float">
            <text:p>1</text:p>
          </table:table-cell>
          <table:table-cell table:style-name="ce38" table:formula="of:=[$screen_negative.AW32]" office:value-type="float" office:value="1" calcext:value-type="float">
            <text:p>1</text:p>
          </table:table-cell>
          <table:table-cell table:style-name="ce38" table:formula="of:=[$screen_negative.AX32]" office:value-type="float" office:value="0" calcext:value-type="float">
            <text:p>0</text:p>
          </table:table-cell>
          <table:table-cell table:style-name="ce38" table:formula="of:=[$screen_negative.AY32]" office:value-type="float" office:value="0" calcext:value-type="float">
            <text:p>0</text:p>
          </table:table-cell>
          <table:table-cell table:style-name="ce38" table:formula="of:=[$screen_negative.AZ32]" office:value-type="float" office:value="1" calcext:value-type="float">
            <text:p>1</text:p>
          </table:table-cell>
          <table:table-cell table:style-name="ce38" table:formula="of:=[$screen_negative.BA32]" office:value-type="float" office:value="1" calcext:value-type="float">
            <text:p>1</text:p>
          </table:table-cell>
          <table:table-cell table:style-name="ce38" table:formula="of:=[$screen_negative.BB32]" office:value-type="float" office:value="0" calcext:value-type="float">
            <text:p>0</text:p>
          </table:table-cell>
          <table:table-cell table:style-name="ce38" table:formula="of:=[$screen_negative.BC32]" office:value-type="float" office:value="0" calcext:value-type="float">
            <text:p>0</text:p>
          </table:table-cell>
          <table:table-cell table:style-name="ce38" table:formula="of:=[$screen_negative.BD32]" office:value-type="float" office:value="1" calcext:value-type="float">
            <text:p>1</text:p>
          </table:table-cell>
          <table:table-cell table:style-name="ce38" table:formula="of:=[$screen_negative.BE32]" office:value-type="float" office:value="1" calcext:value-type="float">
            <text:p>1</text:p>
          </table:table-cell>
          <table:table-cell table:style-name="ce38" table:formula="of:=[$screen_negative.BF32]" office:value-type="float" office:value="0" calcext:value-type="float">
            <text:p>0</text:p>
          </table:table-cell>
          <table:table-cell table:style-name="ce38" table:formula="of:=[$screen_negative.BG32]" office:value-type="float" office:value="0" calcext:value-type="float">
            <text:p>0</text:p>
          </table:table-cell>
          <table:table-cell table:style-name="ce38" table:formula="of:=[$screen_negative.BH32]" office:value-type="float" office:value="1" calcext:value-type="float">
            <text:p>1</text:p>
          </table:table-cell>
          <table:table-cell table:style-name="ce38" table:formula="of:=[$screen_negative.BI32]" office:value-type="float" office:value="1" calcext:value-type="float">
            <text:p>1</text:p>
          </table:table-cell>
          <table:table-cell table:style-name="ce38" table:formula="of:=[$screen_negative.BJ32]" office:value-type="float" office:value="0" calcext:value-type="float">
            <text:p>0</text:p>
          </table:table-cell>
          <table:table-cell table:style-name="ce38" table:formula="of:=[$screen_negative.BK32]" office:value-type="float" office:value="0" calcext:value-type="float">
            <text:p>0</text:p>
          </table:table-cell>
          <table:table-cell table:style-name="ce38" table:formula="of:=[$screen_negative.BL32]" office:value-type="float" office:value="1" calcext:value-type="float">
            <text:p>1</text:p>
          </table:table-cell>
          <table:table-cell table:style-name="ce38" table:formula="of:=[$screen_negative.BM32]" office:value-type="float" office:value="1" calcext:value-type="float">
            <text:p>1</text:p>
          </table:table-cell>
          <table:table-cell table:style-name="ce38" table:formula="of:=[$screen_negative.BN32]" office:value-type="float" office:value="0" calcext:value-type="float">
            <text:p>0</text:p>
          </table:table-cell>
          <table:table-cell table:style-name="ce38" table:formula="of:=[$screen_negative.BO32]" office:value-type="float" office:value="0" calcext:value-type="float">
            <text:p>0</text:p>
          </table:table-cell>
          <table:table-cell table:style-name="ce38" table:formula="of:=[$screen_negative.BP32]" office:value-type="float" office:value="1" calcext:value-type="float">
            <text:p>1</text:p>
          </table:table-cell>
          <table:table-cell table:style-name="ce38" table:formula="of:=[$screen_negative.BQ32]" office:value-type="float" office:value="1" calcext:value-type="float">
            <text:p>1</text:p>
          </table:table-cell>
          <table:table-cell table:style-name="ce38" table:formula="of:=[$screen_negative.BR32]" office:value-type="float" office:value="0" calcext:value-type="float">
            <text:p>0</text:p>
          </table:table-cell>
          <table:table-cell table:style-name="ce38" table:formula="of:=[$screen_negative.BS32]" office:value-type="float" office:value="0" calcext:value-type="float">
            <text:p>0</text:p>
          </table:table-cell>
          <table:table-cell table:style-name="ce38" table:formula="of:=[$screen_negative.BT32]" office:value-type="float" office:value="1" calcext:value-type="float">
            <text:p>1</text:p>
          </table:table-cell>
          <table:table-cell table:style-name="ce38" table:formula="of:=[$screen_negative.BU32]" office:value-type="float" office:value="1" calcext:value-type="float">
            <text:p>1</text:p>
          </table:table-cell>
          <table:table-cell table:style-name="ce38" table:formula="of:=[$screen_negative.BV32]" office:value-type="float" office:value="0" calcext:value-type="float">
            <text:p>0</text:p>
          </table:table-cell>
          <table:table-cell table:style-name="ce38" table:formula="of:=[$screen_negative.BW32]" office:value-type="float" office:value="0" calcext:value-type="float">
            <text:p>0</text:p>
          </table:table-cell>
          <table:table-cell table:style-name="ce38" table:formula="of:=[$screen_negative.BX32]" office:value-type="float" office:value="1" calcext:value-type="float">
            <text:p>1</text:p>
          </table:table-cell>
          <table:table-cell table:style-name="ce38" table:formula="of:=[$screen_negative.BY32]" office:value-type="float" office:value="1" calcext:value-type="float">
            <text:p>1</text:p>
          </table:table-cell>
          <table:table-cell table:style-name="ce38" table:formula="of:=[$screen_negative.BZ32]" office:value-type="float" office:value="0" calcext:value-type="float">
            <text:p>0</text:p>
          </table:table-cell>
          <table:table-cell table:style-name="ce38" table:formula="of:=[$screen_negative.CA32]" office:value-type="float" office:value="0" calcext:value-type="float">
            <text:p>0</text:p>
          </table:table-cell>
          <table:table-cell table:style-name="ce38" table:formula="of:=[$screen_negative.CB32]" office:value-type="float" office:value="1" calcext:value-type="float">
            <text:p>1</text:p>
          </table:table-cell>
          <table:table-cell table:style-name="ce38" table:formula="of:=[$screen_negative.CC32]" office:value-type="float" office:value="1" calcext:value-type="float">
            <text:p>1</text:p>
          </table:table-cell>
          <table:table-cell table:style-name="ce38" table:formula="of:=[$screen_negative.CD32]" office:value-type="float" office:value="0" calcext:value-type="float">
            <text:p>0</text:p>
          </table:table-cell>
          <table:table-cell table:style-name="ce38" table:formula="of:=[$screen_negative.CE32]" office:value-type="float" office:value="0" calcext:value-type="float">
            <text:p>0</text:p>
          </table:table-cell>
          <table:table-cell table:style-name="ce38" table:formula="of:=[$screen_negative.CF32]" office:value-type="float" office:value="1" calcext:value-type="float">
            <text:p>1</text:p>
          </table:table-cell>
          <table:table-cell table:style-name="ce38" table:formula="of:=[$screen_negative.CG32]" office:value-type="float" office:value="1" calcext:value-type="float">
            <text:p>1</text:p>
          </table:table-cell>
          <table:table-cell table:style-name="ce38" table:formula="of:=[$screen_negative.CH32]" office:value-type="float" office:value="0" calcext:value-type="float">
            <text:p>0</text:p>
          </table:table-cell>
          <table:table-cell table:style-name="ce38" table:formula="of:=[$screen_negative.CI32]" office:value-type="float" office:value="0" calcext:value-type="float">
            <text:p>0</text:p>
          </table:table-cell>
          <table:table-cell table:style-name="ce38" table:formula="of:=[$screen_negative.CJ32]" office:value-type="float" office:value="1" calcext:value-type="float">
            <text:p>1</text:p>
          </table:table-cell>
          <table:table-cell table:style-name="ce38" table:formula="of:=[$screen_negative.CK32]" office:value-type="float" office:value="1" calcext:value-type="float">
            <text:p>1</text:p>
          </table:table-cell>
          <table:table-cell table:style-name="ce38" table:formula="of:=[$screen_negative.CL32]" office:value-type="float" office:value="0" calcext:value-type="float">
            <text:p>0</text:p>
          </table:table-cell>
          <table:table-cell table:style-name="ce38" table:formula="of:=[$screen_negative.CM32]" office:value-type="float" office:value="0" calcext:value-type="float">
            <text:p>0</text:p>
          </table:table-cell>
          <table:table-cell table:style-name="ce38" table:formula="of:=[$screen_negative.CN32]" office:value-type="float" office:value="1" calcext:value-type="float">
            <text:p>1</text:p>
          </table:table-cell>
          <table:table-cell table:style-name="ce38" table:formula="of:=[$screen_negative.CO32]" office:value-type="float" office:value="0" calcext:value-type="float">
            <text:p>0</text:p>
          </table:table-cell>
          <table:table-cell table:style-name="ce38" table:formula="of:=[$screen_negative.CP32]" office:value-type="float" office:value="1" calcext:value-type="float">
            <text:p>1</text:p>
          </table:table-cell>
          <table:table-cell table:style-name="ce38" table:formula="of:=[$screen_negative.CQ32]" office:value-type="float" office:value="0" calcext:value-type="float">
            <text:p>0</text:p>
          </table:table-cell>
          <table:table-cell table:style-name="ce38" table:formula="of:=[$screen_negative.CR32]" office:value-type="float" office:value="1" calcext:value-type="float">
            <text:p>1</text:p>
          </table:table-cell>
          <table:table-cell table:style-name="ce38" table:formula="of:=[$screen_negative.CS32]" office:value-type="float" office:value="0" calcext:value-type="float">
            <text:p>0</text:p>
          </table:table-cell>
          <table:table-cell table:style-name="ce38" table:formula="of:=[$screen_negative.CT32]" office:value-type="float" office:value="0" calcext:value-type="float">
            <text:p>0</text:p>
          </table:table-cell>
          <table:table-cell table:style-name="ce38" table:formula="of:=[$screen_negative.CU32]" office:value-type="float" office:value="0" calcext:value-type="float">
            <text:p>0</text:p>
          </table:table-cell>
          <table:table-cell table:style-name="ce38" table:formula="of:=[$screen_negative.CV32]" office:value-type="float" office:value="0" calcext:value-type="float">
            <text:p>0</text:p>
          </table:table-cell>
          <table:table-cell table:style-name="ce38" table:formula="of:=[$screen_negative.CW32]" office:value-type="float" office:value="0" calcext:value-type="float">
            <text:p>0</text:p>
          </table:table-cell>
          <table:table-cell table:style-name="ce38" table:formula="of:=[$screen_negative.CX32]" office:value-type="float" office:value="0" calcext:value-type="float">
            <text:p>0</text:p>
          </table:table-cell>
          <table:table-cell table:style-name="ce38" table:formula="of:=[$screen_negative.CY32]" office:value-type="float" office:value="0" calcext:value-type="float">
            <text:p>0</text:p>
          </table:table-cell>
          <table:table-cell table:style-name="ce38" table:formula="of:=[$screen_negative.CZ32]" office:value-type="float" office:value="0" calcext:value-type="float">
            <text:p>0</text:p>
          </table:table-cell>
          <table:table-cell table:style-name="ce38" table:formula="of:=[$screen_negative.DA32]" office:value-type="float" office:value="0" calcext:value-type="float">
            <text:p>0</text:p>
          </table:table-cell>
          <table:table-cell table:style-name="ce38" table:formula="of:=[$screen_negative.DB32]" office:value-type="float" office:value="0" calcext:value-type="float">
            <text:p>0</text:p>
          </table:table-cell>
          <table:table-cell table:style-name="ce38" table:formula="of:=[$screen_negative.DC32]" office:value-type="float" office:value="0" calcext:value-type="float">
            <text:p>0</text:p>
          </table:table-cell>
          <table:table-cell table:style-name="ce38" table:formula="of:=[$screen_negative.DD32]" office:value-type="float" office:value="0" calcext:value-type="float">
            <text:p>0</text:p>
          </table:table-cell>
          <table:table-cell table:style-name="ce38" table:formula="of:=[$screen_negative.DE32]" office:value-type="float" office:value="0" calcext:value-type="float">
            <text:p>0</text:p>
          </table:table-cell>
          <table:table-cell table:style-name="ce38" table:formula="of:=[$screen_negative.DF32]" office:value-type="float" office:value="0" calcext:value-type="float">
            <text:p>0</text:p>
          </table:table-cell>
          <table:table-cell table:style-name="ce38" table:formula="of:=[$screen_negative.DG32]" office:value-type="float" office:value="0" calcext:value-type="float">
            <text:p>0</text:p>
          </table:table-cell>
          <table:table-cell table:style-name="ce38" table:formula="of:=[$screen_negative.DH32]" office:value-type="float" office:value="0" calcext:value-type="float">
            <text:p>0</text:p>
          </table:table-cell>
          <table:table-cell table:style-name="ce38" table:formula="of:=[$screen_negative.DI32]" office:value-type="float" office:value="0" calcext:value-type="float">
            <text:p>0</text:p>
          </table:table-cell>
          <table:table-cell table:style-name="ce38" table:formula="of:=[$screen_negative.DJ32]" office:value-type="float" office:value="0" calcext:value-type="float">
            <text:p>0</text:p>
          </table:table-cell>
          <table:table-cell table:style-name="ce38" table:formula="of:=[$screen_negative.DK32]" office:value-type="float" office:value="0" calcext:value-type="float">
            <text:p>0</text:p>
          </table:table-cell>
          <table:table-cell table:style-name="ce38" table:formula="of:=[$screen_negative.DL32]" office:value-type="float" office:value="0" calcext:value-type="float">
            <text:p>0</text:p>
          </table:table-cell>
          <table:table-cell table:style-name="ce38" table:formula="of:=[$screen_negative.DM32]" office:value-type="float" office:value="0" calcext:value-type="float">
            <text:p>0</text:p>
          </table:table-cell>
          <table:table-cell table:style-name="ce38" table:formula="of:=[$screen_negative.DN32]" office:value-type="float" office:value="0" calcext:value-type="float">
            <text:p>0</text:p>
          </table:table-cell>
          <table:table-cell table:style-name="ce38" table:formula="of:=[$screen_negative.DO32]" office:value-type="float" office:value="0" calcext:value-type="float">
            <text:p>0</text:p>
          </table:table-cell>
          <table:table-cell table:style-name="ce38" table:formula="of:=[$screen_negative.DP32]" office:value-type="float" office:value="0" calcext:value-type="float">
            <text:p>0</text:p>
          </table:table-cell>
          <table:table-cell table:style-name="ce38" table:formula="of:=[$screen_negative.DQ32]" office:value-type="float" office:value="0" calcext:value-type="float">
            <text:p>0</text:p>
          </table:table-cell>
          <table:table-cell table:style-name="ce38" table:formula="of:=[$screen_negative.DR32]" office:value-type="float" office:value="0" calcext:value-type="float">
            <text:p>0</text:p>
          </table:table-cell>
          <table:table-cell table:style-name="ce38" table:formula="of:=[$screen_negative.DS32]" office:value-type="float" office:value="0" calcext:value-type="float">
            <text:p>0</text:p>
          </table:table-cell>
          <table:table-cell table:style-name="ce38" table:formula="of:=[$screen_negative.DT32]" office:value-type="float" office:value="0" calcext:value-type="float">
            <text:p>0</text:p>
          </table:table-cell>
          <table:table-cell table:style-name="ce38" table:formula="of:=[$screen_negative.DU32]" office:value-type="float" office:value="0" calcext:value-type="float">
            <text:p>0</text:p>
          </table:table-cell>
          <table:table-cell table:style-name="ce38" table:formula="of:=[$screen_negative.DV32]" office:value-type="float" office:value="0" calcext:value-type="float">
            <text:p>0</text:p>
          </table:table-cell>
          <table:table-cell table:style-name="ce38" table:formula="of:=[$screen_negative.DW32]" office:value-type="float" office:value="0" calcext:value-type="float">
            <text:p>0</text:p>
          </table:table-cell>
          <table:table-cell table:style-name="ce38" table:formula="of:=[$screen_negative.DX32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33]" office:value-type="float" office:value="0" calcext:value-type="float">
            <text:p>0</text:p>
          </table:table-cell>
          <table:table-cell table:style-name="ce38" table:formula="of:=[$screen_negative.B33]" office:value-type="float" office:value="0" calcext:value-type="float">
            <text:p>0</text:p>
          </table:table-cell>
          <table:table-cell table:style-name="ce38" table:formula="of:=[$screen_negative.C33]" office:value-type="float" office:value="0" calcext:value-type="float">
            <text:p>0</text:p>
          </table:table-cell>
          <table:table-cell table:style-name="ce38" table:formula="of:=[$screen_negative.D33]" office:value-type="float" office:value="0" calcext:value-type="float">
            <text:p>0</text:p>
          </table:table-cell>
          <table:table-cell table:style-name="ce38" table:formula="of:=[$screen_negative.E33]" office:value-type="float" office:value="0" calcext:value-type="float">
            <text:p>0</text:p>
          </table:table-cell>
          <table:table-cell table:style-name="ce38" table:formula="of:=[$screen_negative.F33]" office:value-type="float" office:value="0" calcext:value-type="float">
            <text:p>0</text:p>
          </table:table-cell>
          <table:table-cell table:style-name="ce38" table:formula="of:=[$screen_negative.G33]" office:value-type="float" office:value="0" calcext:value-type="float">
            <text:p>0</text:p>
          </table:table-cell>
          <table:table-cell table:style-name="ce38" table:formula="of:=[$screen_negative.H33]" office:value-type="float" office:value="0" calcext:value-type="float">
            <text:p>0</text:p>
          </table:table-cell>
          <table:table-cell table:style-name="ce38" table:formula="of:=[$screen_negative.I33]" office:value-type="float" office:value="0" calcext:value-type="float">
            <text:p>0</text:p>
          </table:table-cell>
          <table:table-cell table:style-name="ce38" table:formula="of:=[$screen_negative.J33]" office:value-type="float" office:value="0" calcext:value-type="float">
            <text:p>0</text:p>
          </table:table-cell>
          <table:table-cell table:style-name="ce38" table:formula="of:=[$screen_negative.K33]" office:value-type="float" office:value="0" calcext:value-type="float">
            <text:p>0</text:p>
          </table:table-cell>
          <table:table-cell table:style-name="ce38" table:formula="of:=[$screen_negative.L33]" office:value-type="float" office:value="0" calcext:value-type="float">
            <text:p>0</text:p>
          </table:table-cell>
          <table:table-cell table:style-name="ce38" table:formula="of:=[$screen_negative.M33]" office:value-type="float" office:value="0" calcext:value-type="float">
            <text:p>0</text:p>
          </table:table-cell>
          <table:table-cell table:style-name="ce38" table:formula="of:=[$screen_negative.N33]" office:value-type="float" office:value="0" calcext:value-type="float">
            <text:p>0</text:p>
          </table:table-cell>
          <table:table-cell table:style-name="ce38" table:formula="of:=[$screen_negative.O33]" office:value-type="float" office:value="0" calcext:value-type="float">
            <text:p>0</text:p>
          </table:table-cell>
          <table:table-cell table:style-name="ce38" table:formula="of:=[$screen_negative.P33]" office:value-type="float" office:value="0" calcext:value-type="float">
            <text:p>0</text:p>
          </table:table-cell>
          <table:table-cell table:style-name="ce38" table:formula="of:=[$screen_negative.Q33]" office:value-type="float" office:value="0" calcext:value-type="float">
            <text:p>0</text:p>
          </table:table-cell>
          <table:table-cell table:style-name="ce38" table:formula="of:=[$screen_negative.R33]" office:value-type="float" office:value="0" calcext:value-type="float">
            <text:p>0</text:p>
          </table:table-cell>
          <table:table-cell table:style-name="ce38" table:formula="of:=[$screen_negative.S33]" office:value-type="float" office:value="0" calcext:value-type="float">
            <text:p>0</text:p>
          </table:table-cell>
          <table:table-cell table:style-name="ce38" table:formula="of:=[$screen_negative.T33]" office:value-type="float" office:value="0" calcext:value-type="float">
            <text:p>0</text:p>
          </table:table-cell>
          <table:table-cell table:style-name="ce38" table:formula="of:=[$screen_negative.U33]" office:value-type="float" office:value="0" calcext:value-type="float">
            <text:p>0</text:p>
          </table:table-cell>
          <table:table-cell table:style-name="ce38" table:formula="of:=[$screen_negative.V33]" office:value-type="float" office:value="0" calcext:value-type="float">
            <text:p>0</text:p>
          </table:table-cell>
          <table:table-cell table:style-name="ce38" table:formula="of:=[$screen_negative.W33]" office:value-type="float" office:value="0" calcext:value-type="float">
            <text:p>0</text:p>
          </table:table-cell>
          <table:table-cell table:style-name="ce38" table:formula="of:=[$screen_negative.X33]" office:value-type="float" office:value="0" calcext:value-type="float">
            <text:p>0</text:p>
          </table:table-cell>
          <table:table-cell table:style-name="ce38" table:formula="of:=[$screen_negative.Y33]" office:value-type="float" office:value="0" calcext:value-type="float">
            <text:p>0</text:p>
          </table:table-cell>
          <table:table-cell table:style-name="ce38" table:formula="of:=[$screen_negative.Z33]" office:value-type="float" office:value="0" calcext:value-type="float">
            <text:p>0</text:p>
          </table:table-cell>
          <table:table-cell table:style-name="ce38" table:formula="of:=[$screen_negative.AA33]" office:value-type="float" office:value="0" calcext:value-type="float">
            <text:p>0</text:p>
          </table:table-cell>
          <table:table-cell table:style-name="ce38" table:formula="of:=[$screen_negative.AB33]" office:value-type="float" office:value="0" calcext:value-type="float">
            <text:p>0</text:p>
          </table:table-cell>
          <table:table-cell table:style-name="ce38" table:formula="of:=[$screen_negative.AC33]" office:value-type="float" office:value="0" calcext:value-type="float">
            <text:p>0</text:p>
          </table:table-cell>
          <table:table-cell table:style-name="ce38" table:formula="of:=[$screen_negative.AD33]" office:value-type="float" office:value="0" calcext:value-type="float">
            <text:p>0</text:p>
          </table:table-cell>
          <table:table-cell table:style-name="ce38" table:formula="of:=[$screen_negative.AE33]" office:value-type="float" office:value="0" calcext:value-type="float">
            <text:p>0</text:p>
          </table:table-cell>
          <table:table-cell table:style-name="ce38" table:formula="of:=[$screen_negative.AF33]" office:value-type="float" office:value="0" calcext:value-type="float">
            <text:p>0</text:p>
          </table:table-cell>
          <table:table-cell table:style-name="ce38" table:formula="of:=[$screen_negative.AG33]" office:value-type="float" office:value="1" calcext:value-type="float">
            <text:p>1</text:p>
          </table:table-cell>
          <table:table-cell table:style-name="ce38" table:formula="of:=[$screen_negative.AH33]" office:value-type="float" office:value="0" calcext:value-type="float">
            <text:p>0</text:p>
          </table:table-cell>
          <table:table-cell table:style-name="ce38" table:formula="of:=[$screen_negative.AI33]" office:value-type="float" office:value="1" calcext:value-type="float">
            <text:p>1</text:p>
          </table:table-cell>
          <table:table-cell table:style-name="ce38" table:formula="of:=[$screen_negative.AJ33]" office:value-type="float" office:value="0" calcext:value-type="float">
            <text:p>0</text:p>
          </table:table-cell>
          <table:table-cell table:style-name="ce38" table:formula="of:=[$screen_negative.AK33]" office:value-type="float" office:value="1" calcext:value-type="float">
            <text:p>1</text:p>
          </table:table-cell>
          <table:table-cell table:style-name="ce38" table:formula="of:=[$screen_negative.AL33]" office:value-type="float" office:value="0" calcext:value-type="float">
            <text:p>0</text:p>
          </table:table-cell>
          <table:table-cell table:style-name="ce38" table:formula="of:=[$screen_negative.AM33]" office:value-type="float" office:value="0" calcext:value-type="float">
            <text:p>0</text:p>
          </table:table-cell>
          <table:table-cell table:style-name="ce38" table:formula="of:=[$screen_negative.AN33]" office:value-type="float" office:value="1" calcext:value-type="float">
            <text:p>1</text:p>
          </table:table-cell>
          <table:table-cell table:style-name="ce38" table:formula="of:=[$screen_negative.AO33]" office:value-type="float" office:value="1" calcext:value-type="float">
            <text:p>1</text:p>
          </table:table-cell>
          <table:table-cell table:style-name="ce38" table:formula="of:=[$screen_negative.AP33]" office:value-type="float" office:value="0" calcext:value-type="float">
            <text:p>0</text:p>
          </table:table-cell>
          <table:table-cell table:style-name="ce38" table:formula="of:=[$screen_negative.AQ33]" office:value-type="float" office:value="0" calcext:value-type="float">
            <text:p>0</text:p>
          </table:table-cell>
          <table:table-cell table:style-name="ce38" table:formula="of:=[$screen_negative.AR33]" office:value-type="float" office:value="1" calcext:value-type="float">
            <text:p>1</text:p>
          </table:table-cell>
          <table:table-cell table:style-name="ce38" table:formula="of:=[$screen_negative.AS33]" office:value-type="float" office:value="1" calcext:value-type="float">
            <text:p>1</text:p>
          </table:table-cell>
          <table:table-cell table:style-name="ce38" table:formula="of:=[$screen_negative.AT33]" office:value-type="float" office:value="0" calcext:value-type="float">
            <text:p>0</text:p>
          </table:table-cell>
          <table:table-cell table:style-name="ce38" table:formula="of:=[$screen_negative.AU33]" office:value-type="float" office:value="0" calcext:value-type="float">
            <text:p>0</text:p>
          </table:table-cell>
          <table:table-cell table:style-name="ce38" table:formula="of:=[$screen_negative.AV33]" office:value-type="float" office:value="1" calcext:value-type="float">
            <text:p>1</text:p>
          </table:table-cell>
          <table:table-cell table:style-name="ce38" table:formula="of:=[$screen_negative.AW33]" office:value-type="float" office:value="1" calcext:value-type="float">
            <text:p>1</text:p>
          </table:table-cell>
          <table:table-cell table:style-name="ce38" table:formula="of:=[$screen_negative.AX33]" office:value-type="float" office:value="0" calcext:value-type="float">
            <text:p>0</text:p>
          </table:table-cell>
          <table:table-cell table:style-name="ce38" table:formula="of:=[$screen_negative.AY33]" office:value-type="float" office:value="0" calcext:value-type="float">
            <text:p>0</text:p>
          </table:table-cell>
          <table:table-cell table:style-name="ce38" table:formula="of:=[$screen_negative.AZ33]" office:value-type="float" office:value="1" calcext:value-type="float">
            <text:p>1</text:p>
          </table:table-cell>
          <table:table-cell table:style-name="ce38" table:formula="of:=[$screen_negative.BA33]" office:value-type="float" office:value="1" calcext:value-type="float">
            <text:p>1</text:p>
          </table:table-cell>
          <table:table-cell table:style-name="ce38" table:formula="of:=[$screen_negative.BB33]" office:value-type="float" office:value="0" calcext:value-type="float">
            <text:p>0</text:p>
          </table:table-cell>
          <table:table-cell table:style-name="ce38" table:formula="of:=[$screen_negative.BC33]" office:value-type="float" office:value="0" calcext:value-type="float">
            <text:p>0</text:p>
          </table:table-cell>
          <table:table-cell table:style-name="ce38" table:formula="of:=[$screen_negative.BD33]" office:value-type="float" office:value="1" calcext:value-type="float">
            <text:p>1</text:p>
          </table:table-cell>
          <table:table-cell table:style-name="ce38" table:formula="of:=[$screen_negative.BE33]" office:value-type="float" office:value="1" calcext:value-type="float">
            <text:p>1</text:p>
          </table:table-cell>
          <table:table-cell table:style-name="ce38" table:formula="of:=[$screen_negative.BF33]" office:value-type="float" office:value="0" calcext:value-type="float">
            <text:p>0</text:p>
          </table:table-cell>
          <table:table-cell table:style-name="ce38" table:formula="of:=[$screen_negative.BG33]" office:value-type="float" office:value="0" calcext:value-type="float">
            <text:p>0</text:p>
          </table:table-cell>
          <table:table-cell table:style-name="ce38" table:formula="of:=[$screen_negative.BH33]" office:value-type="float" office:value="1" calcext:value-type="float">
            <text:p>1</text:p>
          </table:table-cell>
          <table:table-cell table:style-name="ce38" table:formula="of:=[$screen_negative.BI33]" office:value-type="float" office:value="1" calcext:value-type="float">
            <text:p>1</text:p>
          </table:table-cell>
          <table:table-cell table:style-name="ce38" table:formula="of:=[$screen_negative.BJ33]" office:value-type="float" office:value="0" calcext:value-type="float">
            <text:p>0</text:p>
          </table:table-cell>
          <table:table-cell table:style-name="ce38" table:formula="of:=[$screen_negative.BK33]" office:value-type="float" office:value="0" calcext:value-type="float">
            <text:p>0</text:p>
          </table:table-cell>
          <table:table-cell table:style-name="ce38" table:formula="of:=[$screen_negative.BL33]" office:value-type="float" office:value="1" calcext:value-type="float">
            <text:p>1</text:p>
          </table:table-cell>
          <table:table-cell table:style-name="ce38" table:formula="of:=[$screen_negative.BM33]" office:value-type="float" office:value="1" calcext:value-type="float">
            <text:p>1</text:p>
          </table:table-cell>
          <table:table-cell table:style-name="ce38" table:formula="of:=[$screen_negative.BN33]" office:value-type="float" office:value="0" calcext:value-type="float">
            <text:p>0</text:p>
          </table:table-cell>
          <table:table-cell table:style-name="ce38" table:formula="of:=[$screen_negative.BO33]" office:value-type="float" office:value="0" calcext:value-type="float">
            <text:p>0</text:p>
          </table:table-cell>
          <table:table-cell table:style-name="ce38" table:formula="of:=[$screen_negative.BP33]" office:value-type="float" office:value="1" calcext:value-type="float">
            <text:p>1</text:p>
          </table:table-cell>
          <table:table-cell table:style-name="ce38" table:formula="of:=[$screen_negative.BQ33]" office:value-type="float" office:value="1" calcext:value-type="float">
            <text:p>1</text:p>
          </table:table-cell>
          <table:table-cell table:style-name="ce38" table:formula="of:=[$screen_negative.BR33]" office:value-type="float" office:value="0" calcext:value-type="float">
            <text:p>0</text:p>
          </table:table-cell>
          <table:table-cell table:style-name="ce38" table:formula="of:=[$screen_negative.BS33]" office:value-type="float" office:value="0" calcext:value-type="float">
            <text:p>0</text:p>
          </table:table-cell>
          <table:table-cell table:style-name="ce38" table:formula="of:=[$screen_negative.BT33]" office:value-type="float" office:value="1" calcext:value-type="float">
            <text:p>1</text:p>
          </table:table-cell>
          <table:table-cell table:style-name="ce38" table:formula="of:=[$screen_negative.BU33]" office:value-type="float" office:value="1" calcext:value-type="float">
            <text:p>1</text:p>
          </table:table-cell>
          <table:table-cell table:style-name="ce38" table:formula="of:=[$screen_negative.BV33]" office:value-type="float" office:value="0" calcext:value-type="float">
            <text:p>0</text:p>
          </table:table-cell>
          <table:table-cell table:style-name="ce38" table:formula="of:=[$screen_negative.BW33]" office:value-type="float" office:value="0" calcext:value-type="float">
            <text:p>0</text:p>
          </table:table-cell>
          <table:table-cell table:style-name="ce38" table:formula="of:=[$screen_negative.BX33]" office:value-type="float" office:value="1" calcext:value-type="float">
            <text:p>1</text:p>
          </table:table-cell>
          <table:table-cell table:style-name="ce38" table:formula="of:=[$screen_negative.BY33]" office:value-type="float" office:value="1" calcext:value-type="float">
            <text:p>1</text:p>
          </table:table-cell>
          <table:table-cell table:style-name="ce38" table:formula="of:=[$screen_negative.BZ33]" office:value-type="float" office:value="0" calcext:value-type="float">
            <text:p>0</text:p>
          </table:table-cell>
          <table:table-cell table:style-name="ce38" table:formula="of:=[$screen_negative.CA33]" office:value-type="float" office:value="0" calcext:value-type="float">
            <text:p>0</text:p>
          </table:table-cell>
          <table:table-cell table:style-name="ce38" table:formula="of:=[$screen_negative.CB33]" office:value-type="float" office:value="1" calcext:value-type="float">
            <text:p>1</text:p>
          </table:table-cell>
          <table:table-cell table:style-name="ce38" table:formula="of:=[$screen_negative.CC33]" office:value-type="float" office:value="1" calcext:value-type="float">
            <text:p>1</text:p>
          </table:table-cell>
          <table:table-cell table:style-name="ce38" table:formula="of:=[$screen_negative.CD33]" office:value-type="float" office:value="0" calcext:value-type="float">
            <text:p>0</text:p>
          </table:table-cell>
          <table:table-cell table:style-name="ce38" table:formula="of:=[$screen_negative.CE33]" office:value-type="float" office:value="0" calcext:value-type="float">
            <text:p>0</text:p>
          </table:table-cell>
          <table:table-cell table:style-name="ce38" table:formula="of:=[$screen_negative.CF33]" office:value-type="float" office:value="1" calcext:value-type="float">
            <text:p>1</text:p>
          </table:table-cell>
          <table:table-cell table:style-name="ce38" table:formula="of:=[$screen_negative.CG33]" office:value-type="float" office:value="1" calcext:value-type="float">
            <text:p>1</text:p>
          </table:table-cell>
          <table:table-cell table:style-name="ce38" table:formula="of:=[$screen_negative.CH33]" office:value-type="float" office:value="0" calcext:value-type="float">
            <text:p>0</text:p>
          </table:table-cell>
          <table:table-cell table:style-name="ce38" table:formula="of:=[$screen_negative.CI33]" office:value-type="float" office:value="0" calcext:value-type="float">
            <text:p>0</text:p>
          </table:table-cell>
          <table:table-cell table:style-name="ce38" table:formula="of:=[$screen_negative.CJ33]" office:value-type="float" office:value="1" calcext:value-type="float">
            <text:p>1</text:p>
          </table:table-cell>
          <table:table-cell table:style-name="ce38" table:formula="of:=[$screen_negative.CK33]" office:value-type="float" office:value="1" calcext:value-type="float">
            <text:p>1</text:p>
          </table:table-cell>
          <table:table-cell table:style-name="ce38" table:formula="of:=[$screen_negative.CL33]" office:value-type="float" office:value="0" calcext:value-type="float">
            <text:p>0</text:p>
          </table:table-cell>
          <table:table-cell table:style-name="ce38" table:formula="of:=[$screen_negative.CM33]" office:value-type="float" office:value="0" calcext:value-type="float">
            <text:p>0</text:p>
          </table:table-cell>
          <table:table-cell table:style-name="ce38" table:formula="of:=[$screen_negative.CN33]" office:value-type="float" office:value="1" calcext:value-type="float">
            <text:p>1</text:p>
          </table:table-cell>
          <table:table-cell table:style-name="ce38" table:formula="of:=[$screen_negative.CO33]" office:value-type="float" office:value="0" calcext:value-type="float">
            <text:p>0</text:p>
          </table:table-cell>
          <table:table-cell table:style-name="ce38" table:formula="of:=[$screen_negative.CP33]" office:value-type="float" office:value="1" calcext:value-type="float">
            <text:p>1</text:p>
          </table:table-cell>
          <table:table-cell table:style-name="ce38" table:formula="of:=[$screen_negative.CQ33]" office:value-type="float" office:value="0" calcext:value-type="float">
            <text:p>0</text:p>
          </table:table-cell>
          <table:table-cell table:style-name="ce38" table:formula="of:=[$screen_negative.CR33]" office:value-type="float" office:value="1" calcext:value-type="float">
            <text:p>1</text:p>
          </table:table-cell>
          <table:table-cell table:style-name="ce38" table:formula="of:=[$screen_negative.CS33]" office:value-type="float" office:value="0" calcext:value-type="float">
            <text:p>0</text:p>
          </table:table-cell>
          <table:table-cell table:style-name="ce38" table:formula="of:=[$screen_negative.CT33]" office:value-type="float" office:value="0" calcext:value-type="float">
            <text:p>0</text:p>
          </table:table-cell>
          <table:table-cell table:style-name="ce38" table:formula="of:=[$screen_negative.CU33]" office:value-type="float" office:value="0" calcext:value-type="float">
            <text:p>0</text:p>
          </table:table-cell>
          <table:table-cell table:style-name="ce38" table:formula="of:=[$screen_negative.CV33]" office:value-type="float" office:value="0" calcext:value-type="float">
            <text:p>0</text:p>
          </table:table-cell>
          <table:table-cell table:style-name="ce38" table:formula="of:=[$screen_negative.CW33]" office:value-type="float" office:value="0" calcext:value-type="float">
            <text:p>0</text:p>
          </table:table-cell>
          <table:table-cell table:style-name="ce38" table:formula="of:=[$screen_negative.CX33]" office:value-type="float" office:value="0" calcext:value-type="float">
            <text:p>0</text:p>
          </table:table-cell>
          <table:table-cell table:style-name="ce38" table:formula="of:=[$screen_negative.CY33]" office:value-type="float" office:value="0" calcext:value-type="float">
            <text:p>0</text:p>
          </table:table-cell>
          <table:table-cell table:style-name="ce38" table:formula="of:=[$screen_negative.CZ33]" office:value-type="float" office:value="0" calcext:value-type="float">
            <text:p>0</text:p>
          </table:table-cell>
          <table:table-cell table:style-name="ce38" table:formula="of:=[$screen_negative.DA33]" office:value-type="float" office:value="0" calcext:value-type="float">
            <text:p>0</text:p>
          </table:table-cell>
          <table:table-cell table:style-name="ce38" table:formula="of:=[$screen_negative.DB33]" office:value-type="float" office:value="0" calcext:value-type="float">
            <text:p>0</text:p>
          </table:table-cell>
          <table:table-cell table:style-name="ce38" table:formula="of:=[$screen_negative.DC33]" office:value-type="float" office:value="0" calcext:value-type="float">
            <text:p>0</text:p>
          </table:table-cell>
          <table:table-cell table:style-name="ce38" table:formula="of:=[$screen_negative.DD33]" office:value-type="float" office:value="0" calcext:value-type="float">
            <text:p>0</text:p>
          </table:table-cell>
          <table:table-cell table:style-name="ce38" table:formula="of:=[$screen_negative.DE33]" office:value-type="float" office:value="0" calcext:value-type="float">
            <text:p>0</text:p>
          </table:table-cell>
          <table:table-cell table:style-name="ce38" table:formula="of:=[$screen_negative.DF33]" office:value-type="float" office:value="0" calcext:value-type="float">
            <text:p>0</text:p>
          </table:table-cell>
          <table:table-cell table:style-name="ce38" table:formula="of:=[$screen_negative.DG33]" office:value-type="float" office:value="0" calcext:value-type="float">
            <text:p>0</text:p>
          </table:table-cell>
          <table:table-cell table:style-name="ce38" table:formula="of:=[$screen_negative.DH33]" office:value-type="float" office:value="0" calcext:value-type="float">
            <text:p>0</text:p>
          </table:table-cell>
          <table:table-cell table:style-name="ce38" table:formula="of:=[$screen_negative.DI33]" office:value-type="float" office:value="0" calcext:value-type="float">
            <text:p>0</text:p>
          </table:table-cell>
          <table:table-cell table:style-name="ce38" table:formula="of:=[$screen_negative.DJ33]" office:value-type="float" office:value="0" calcext:value-type="float">
            <text:p>0</text:p>
          </table:table-cell>
          <table:table-cell table:style-name="ce38" table:formula="of:=[$screen_negative.DK33]" office:value-type="float" office:value="0" calcext:value-type="float">
            <text:p>0</text:p>
          </table:table-cell>
          <table:table-cell table:style-name="ce38" table:formula="of:=[$screen_negative.DL33]" office:value-type="float" office:value="0" calcext:value-type="float">
            <text:p>0</text:p>
          </table:table-cell>
          <table:table-cell table:style-name="ce38" table:formula="of:=[$screen_negative.DM33]" office:value-type="float" office:value="0" calcext:value-type="float">
            <text:p>0</text:p>
          </table:table-cell>
          <table:table-cell table:style-name="ce38" table:formula="of:=[$screen_negative.DN33]" office:value-type="float" office:value="0" calcext:value-type="float">
            <text:p>0</text:p>
          </table:table-cell>
          <table:table-cell table:style-name="ce38" table:formula="of:=[$screen_negative.DO33]" office:value-type="float" office:value="0" calcext:value-type="float">
            <text:p>0</text:p>
          </table:table-cell>
          <table:table-cell table:style-name="ce38" table:formula="of:=[$screen_negative.DP33]" office:value-type="float" office:value="0" calcext:value-type="float">
            <text:p>0</text:p>
          </table:table-cell>
          <table:table-cell table:style-name="ce38" table:formula="of:=[$screen_negative.DQ33]" office:value-type="float" office:value="0" calcext:value-type="float">
            <text:p>0</text:p>
          </table:table-cell>
          <table:table-cell table:style-name="ce38" table:formula="of:=[$screen_negative.DR33]" office:value-type="float" office:value="0" calcext:value-type="float">
            <text:p>0</text:p>
          </table:table-cell>
          <table:table-cell table:style-name="ce38" table:formula="of:=[$screen_negative.DS33]" office:value-type="float" office:value="0" calcext:value-type="float">
            <text:p>0</text:p>
          </table:table-cell>
          <table:table-cell table:style-name="ce38" table:formula="of:=[$screen_negative.DT33]" office:value-type="float" office:value="0" calcext:value-type="float">
            <text:p>0</text:p>
          </table:table-cell>
          <table:table-cell table:style-name="ce38" table:formula="of:=[$screen_negative.DU33]" office:value-type="float" office:value="0" calcext:value-type="float">
            <text:p>0</text:p>
          </table:table-cell>
          <table:table-cell table:style-name="ce38" table:formula="of:=[$screen_negative.DV33]" office:value-type="float" office:value="0" calcext:value-type="float">
            <text:p>0</text:p>
          </table:table-cell>
          <table:table-cell table:style-name="ce38" table:formula="of:=[$screen_negative.DW33]" office:value-type="float" office:value="0" calcext:value-type="float">
            <text:p>0</text:p>
          </table:table-cell>
          <table:table-cell table:style-name="ce38" table:formula="of:=[$screen_negative.DX33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34]" office:value-type="float" office:value="0" calcext:value-type="float">
            <text:p>0</text:p>
          </table:table-cell>
          <table:table-cell table:style-name="ce38" table:formula="of:=[$screen_negative.B34]" office:value-type="float" office:value="0" calcext:value-type="float">
            <text:p>0</text:p>
          </table:table-cell>
          <table:table-cell table:style-name="ce38" table:formula="of:=[$screen_negative.C34]" office:value-type="float" office:value="0" calcext:value-type="float">
            <text:p>0</text:p>
          </table:table-cell>
          <table:table-cell table:style-name="ce38" table:formula="of:=[$screen_negative.D34]" office:value-type="float" office:value="0" calcext:value-type="float">
            <text:p>0</text:p>
          </table:table-cell>
          <table:table-cell table:style-name="ce38" table:formula="of:=[$screen_negative.E34]" office:value-type="float" office:value="0" calcext:value-type="float">
            <text:p>0</text:p>
          </table:table-cell>
          <table:table-cell table:style-name="ce38" table:formula="of:=[$screen_negative.F34]" office:value-type="float" office:value="0" calcext:value-type="float">
            <text:p>0</text:p>
          </table:table-cell>
          <table:table-cell table:style-name="ce38" table:formula="of:=[$screen_negative.G34]" office:value-type="float" office:value="0" calcext:value-type="float">
            <text:p>0</text:p>
          </table:table-cell>
          <table:table-cell table:style-name="ce38" table:formula="of:=[$screen_negative.H34]" office:value-type="float" office:value="0" calcext:value-type="float">
            <text:p>0</text:p>
          </table:table-cell>
          <table:table-cell table:style-name="ce38" table:formula="of:=[$screen_negative.I34]" office:value-type="float" office:value="0" calcext:value-type="float">
            <text:p>0</text:p>
          </table:table-cell>
          <table:table-cell table:style-name="ce38" table:formula="of:=[$screen_negative.J34]" office:value-type="float" office:value="0" calcext:value-type="float">
            <text:p>0</text:p>
          </table:table-cell>
          <table:table-cell table:style-name="ce38" table:formula="of:=[$screen_negative.K34]" office:value-type="float" office:value="0" calcext:value-type="float">
            <text:p>0</text:p>
          </table:table-cell>
          <table:table-cell table:style-name="ce38" table:formula="of:=[$screen_negative.L34]" office:value-type="float" office:value="0" calcext:value-type="float">
            <text:p>0</text:p>
          </table:table-cell>
          <table:table-cell table:style-name="ce38" table:formula="of:=[$screen_negative.M34]" office:value-type="float" office:value="0" calcext:value-type="float">
            <text:p>0</text:p>
          </table:table-cell>
          <table:table-cell table:style-name="ce38" table:formula="of:=[$screen_negative.N34]" office:value-type="float" office:value="0" calcext:value-type="float">
            <text:p>0</text:p>
          </table:table-cell>
          <table:table-cell table:style-name="ce38" table:formula="of:=[$screen_negative.O34]" office:value-type="float" office:value="0" calcext:value-type="float">
            <text:p>0</text:p>
          </table:table-cell>
          <table:table-cell table:style-name="ce38" table:formula="of:=[$screen_negative.P34]" office:value-type="float" office:value="0" calcext:value-type="float">
            <text:p>0</text:p>
          </table:table-cell>
          <table:table-cell table:style-name="ce38" table:formula="of:=[$screen_negative.Q34]" office:value-type="float" office:value="0" calcext:value-type="float">
            <text:p>0</text:p>
          </table:table-cell>
          <table:table-cell table:style-name="ce38" table:formula="of:=[$screen_negative.R34]" office:value-type="float" office:value="0" calcext:value-type="float">
            <text:p>0</text:p>
          </table:table-cell>
          <table:table-cell table:style-name="ce38" table:formula="of:=[$screen_negative.S34]" office:value-type="float" office:value="0" calcext:value-type="float">
            <text:p>0</text:p>
          </table:table-cell>
          <table:table-cell table:style-name="ce38" table:formula="of:=[$screen_negative.T34]" office:value-type="float" office:value="0" calcext:value-type="float">
            <text:p>0</text:p>
          </table:table-cell>
          <table:table-cell table:style-name="ce38" table:formula="of:=[$screen_negative.U34]" office:value-type="float" office:value="0" calcext:value-type="float">
            <text:p>0</text:p>
          </table:table-cell>
          <table:table-cell table:style-name="ce38" table:formula="of:=[$screen_negative.V34]" office:value-type="float" office:value="0" calcext:value-type="float">
            <text:p>0</text:p>
          </table:table-cell>
          <table:table-cell table:style-name="ce38" table:formula="of:=[$screen_negative.W34]" office:value-type="float" office:value="0" calcext:value-type="float">
            <text:p>0</text:p>
          </table:table-cell>
          <table:table-cell table:style-name="ce38" table:formula="of:=[$screen_negative.X34]" office:value-type="float" office:value="0" calcext:value-type="float">
            <text:p>0</text:p>
          </table:table-cell>
          <table:table-cell table:style-name="ce38" table:formula="of:=[$screen_negative.Y34]" office:value-type="float" office:value="0" calcext:value-type="float">
            <text:p>0</text:p>
          </table:table-cell>
          <table:table-cell table:style-name="ce38" table:formula="of:=[$screen_negative.Z34]" office:value-type="float" office:value="0" calcext:value-type="float">
            <text:p>0</text:p>
          </table:table-cell>
          <table:table-cell table:style-name="ce38" table:formula="of:=[$screen_negative.AA34]" office:value-type="float" office:value="0" calcext:value-type="float">
            <text:p>0</text:p>
          </table:table-cell>
          <table:table-cell table:style-name="ce38" table:formula="of:=[$screen_negative.AB34]" office:value-type="float" office:value="0" calcext:value-type="float">
            <text:p>0</text:p>
          </table:table-cell>
          <table:table-cell table:style-name="ce38" table:formula="of:=[$screen_negative.AC34]" office:value-type="float" office:value="0" calcext:value-type="float">
            <text:p>0</text:p>
          </table:table-cell>
          <table:table-cell table:style-name="ce38" table:formula="of:=[$screen_negative.AD34]" office:value-type="float" office:value="0" calcext:value-type="float">
            <text:p>0</text:p>
          </table:table-cell>
          <table:table-cell table:style-name="ce38" table:formula="of:=[$screen_negative.AE34]" office:value-type="float" office:value="0" calcext:value-type="float">
            <text:p>0</text:p>
          </table:table-cell>
          <table:table-cell table:style-name="ce38" table:formula="of:=[$screen_negative.AF34]" office:value-type="float" office:value="0" calcext:value-type="float">
            <text:p>0</text:p>
          </table:table-cell>
          <table:table-cell table:style-name="ce38" table:formula="of:=[$screen_negative.AG34]" office:value-type="float" office:value="1" calcext:value-type="float">
            <text:p>1</text:p>
          </table:table-cell>
          <table:table-cell table:style-name="ce38" table:formula="of:=[$screen_negative.AH34]" office:value-type="float" office:value="0" calcext:value-type="float">
            <text:p>0</text:p>
          </table:table-cell>
          <table:table-cell table:style-name="ce38" table:formula="of:=[$screen_negative.AI34]" office:value-type="float" office:value="1" calcext:value-type="float">
            <text:p>1</text:p>
          </table:table-cell>
          <table:table-cell table:style-name="ce38" table:formula="of:=[$screen_negative.AJ34]" office:value-type="float" office:value="0" calcext:value-type="float">
            <text:p>0</text:p>
          </table:table-cell>
          <table:table-cell table:style-name="ce38" table:formula="of:=[$screen_negative.AK34]" office:value-type="float" office:value="0" calcext:value-type="float">
            <text:p>0</text:p>
          </table:table-cell>
          <table:table-cell table:style-name="ce38" table:formula="of:=[$screen_negative.AL34]" office:value-type="float" office:value="0" calcext:value-type="float">
            <text:p>0</text:p>
          </table:table-cell>
          <table:table-cell table:style-name="ce38" table:formula="of:=[$screen_negative.AM34]" office:value-type="float" office:value="0" calcext:value-type="float">
            <text:p>0</text:p>
          </table:table-cell>
          <table:table-cell table:style-name="ce38" table:formula="of:=[$screen_negative.AN34]" office:value-type="float" office:value="0" calcext:value-type="float">
            <text:p>0</text:p>
          </table:table-cell>
          <table:table-cell table:style-name="ce38" table:formula="of:=[$screen_negative.AO34]" office:value-type="float" office:value="0" calcext:value-type="float">
            <text:p>0</text:p>
          </table:table-cell>
          <table:table-cell table:style-name="ce38" table:formula="of:=[$screen_negative.AP34]" office:value-type="float" office:value="0" calcext:value-type="float">
            <text:p>0</text:p>
          </table:table-cell>
          <table:table-cell table:style-name="ce38" table:formula="of:=[$screen_negative.AQ34]" office:value-type="float" office:value="0" calcext:value-type="float">
            <text:p>0</text:p>
          </table:table-cell>
          <table:table-cell table:style-name="ce38" table:formula="of:=[$screen_negative.AR34]" office:value-type="float" office:value="0" calcext:value-type="float">
            <text:p>0</text:p>
          </table:table-cell>
          <table:table-cell table:style-name="ce38" table:formula="of:=[$screen_negative.AS34]" office:value-type="float" office:value="0" calcext:value-type="float">
            <text:p>0</text:p>
          </table:table-cell>
          <table:table-cell table:style-name="ce38" table:formula="of:=[$screen_negative.AT34]" office:value-type="float" office:value="0" calcext:value-type="float">
            <text:p>0</text:p>
          </table:table-cell>
          <table:table-cell table:style-name="ce38" table:formula="of:=[$screen_negative.AU34]" office:value-type="float" office:value="0" calcext:value-type="float">
            <text:p>0</text:p>
          </table:table-cell>
          <table:table-cell table:style-name="ce38" table:formula="of:=[$screen_negative.AV34]" office:value-type="float" office:value="0" calcext:value-type="float">
            <text:p>0</text:p>
          </table:table-cell>
          <table:table-cell table:style-name="ce38" table:formula="of:=[$screen_negative.AW34]" office:value-type="float" office:value="0" calcext:value-type="float">
            <text:p>0</text:p>
          </table:table-cell>
          <table:table-cell table:style-name="ce38" table:formula="of:=[$screen_negative.AX34]" office:value-type="float" office:value="0" calcext:value-type="float">
            <text:p>0</text:p>
          </table:table-cell>
          <table:table-cell table:style-name="ce38" table:formula="of:=[$screen_negative.AY34]" office:value-type="float" office:value="0" calcext:value-type="float">
            <text:p>0</text:p>
          </table:table-cell>
          <table:table-cell table:style-name="ce38" table:formula="of:=[$screen_negative.AZ34]" office:value-type="float" office:value="0" calcext:value-type="float">
            <text:p>0</text:p>
          </table:table-cell>
          <table:table-cell table:style-name="ce38" table:formula="of:=[$screen_negative.BA34]" office:value-type="float" office:value="0" calcext:value-type="float">
            <text:p>0</text:p>
          </table:table-cell>
          <table:table-cell table:style-name="ce38" table:formula="of:=[$screen_negative.BB34]" office:value-type="float" office:value="0" calcext:value-type="float">
            <text:p>0</text:p>
          </table:table-cell>
          <table:table-cell table:style-name="ce38" table:formula="of:=[$screen_negative.BC34]" office:value-type="float" office:value="0" calcext:value-type="float">
            <text:p>0</text:p>
          </table:table-cell>
          <table:table-cell table:style-name="ce38" table:formula="of:=[$screen_negative.BD34]" office:value-type="float" office:value="0" calcext:value-type="float">
            <text:p>0</text:p>
          </table:table-cell>
          <table:table-cell table:style-name="ce38" table:formula="of:=[$screen_negative.BE34]" office:value-type="float" office:value="0" calcext:value-type="float">
            <text:p>0</text:p>
          </table:table-cell>
          <table:table-cell table:style-name="ce38" table:formula="of:=[$screen_negative.BF34]" office:value-type="float" office:value="0" calcext:value-type="float">
            <text:p>0</text:p>
          </table:table-cell>
          <table:table-cell table:style-name="ce38" table:formula="of:=[$screen_negative.BG34]" office:value-type="float" office:value="0" calcext:value-type="float">
            <text:p>0</text:p>
          </table:table-cell>
          <table:table-cell table:style-name="ce38" table:formula="of:=[$screen_negative.BH34]" office:value-type="float" office:value="0" calcext:value-type="float">
            <text:p>0</text:p>
          </table:table-cell>
          <table:table-cell table:style-name="ce38" table:formula="of:=[$screen_negative.BI34]" office:value-type="float" office:value="0" calcext:value-type="float">
            <text:p>0</text:p>
          </table:table-cell>
          <table:table-cell table:style-name="ce38" table:formula="of:=[$screen_negative.BJ34]" office:value-type="float" office:value="0" calcext:value-type="float">
            <text:p>0</text:p>
          </table:table-cell>
          <table:table-cell table:style-name="ce38" table:formula="of:=[$screen_negative.BK34]" office:value-type="float" office:value="0" calcext:value-type="float">
            <text:p>0</text:p>
          </table:table-cell>
          <table:table-cell table:style-name="ce38" table:formula="of:=[$screen_negative.BL34]" office:value-type="float" office:value="0" calcext:value-type="float">
            <text:p>0</text:p>
          </table:table-cell>
          <table:table-cell table:style-name="ce38" table:formula="of:=[$screen_negative.BM34]" office:value-type="float" office:value="0" calcext:value-type="float">
            <text:p>0</text:p>
          </table:table-cell>
          <table:table-cell table:style-name="ce38" table:formula="of:=[$screen_negative.BN34]" office:value-type="float" office:value="0" calcext:value-type="float">
            <text:p>0</text:p>
          </table:table-cell>
          <table:table-cell table:style-name="ce38" table:formula="of:=[$screen_negative.BO34]" office:value-type="float" office:value="0" calcext:value-type="float">
            <text:p>0</text:p>
          </table:table-cell>
          <table:table-cell table:style-name="ce38" table:formula="of:=[$screen_negative.BP34]" office:value-type="float" office:value="0" calcext:value-type="float">
            <text:p>0</text:p>
          </table:table-cell>
          <table:table-cell table:style-name="ce38" table:formula="of:=[$screen_negative.BQ34]" office:value-type="float" office:value="0" calcext:value-type="float">
            <text:p>0</text:p>
          </table:table-cell>
          <table:table-cell table:style-name="ce38" table:formula="of:=[$screen_negative.BR34]" office:value-type="float" office:value="0" calcext:value-type="float">
            <text:p>0</text:p>
          </table:table-cell>
          <table:table-cell table:style-name="ce38" table:formula="of:=[$screen_negative.BS34]" office:value-type="float" office:value="0" calcext:value-type="float">
            <text:p>0</text:p>
          </table:table-cell>
          <table:table-cell table:style-name="ce38" table:formula="of:=[$screen_negative.BT34]" office:value-type="float" office:value="0" calcext:value-type="float">
            <text:p>0</text:p>
          </table:table-cell>
          <table:table-cell table:style-name="ce38" table:formula="of:=[$screen_negative.BU34]" office:value-type="float" office:value="0" calcext:value-type="float">
            <text:p>0</text:p>
          </table:table-cell>
          <table:table-cell table:style-name="ce38" table:formula="of:=[$screen_negative.BV34]" office:value-type="float" office:value="0" calcext:value-type="float">
            <text:p>0</text:p>
          </table:table-cell>
          <table:table-cell table:style-name="ce38" table:formula="of:=[$screen_negative.BW34]" office:value-type="float" office:value="0" calcext:value-type="float">
            <text:p>0</text:p>
          </table:table-cell>
          <table:table-cell table:style-name="ce38" table:formula="of:=[$screen_negative.BX34]" office:value-type="float" office:value="0" calcext:value-type="float">
            <text:p>0</text:p>
          </table:table-cell>
          <table:table-cell table:style-name="ce38" table:formula="of:=[$screen_negative.BY34]" office:value-type="float" office:value="0" calcext:value-type="float">
            <text:p>0</text:p>
          </table:table-cell>
          <table:table-cell table:style-name="ce38" table:formula="of:=[$screen_negative.BZ34]" office:value-type="float" office:value="0" calcext:value-type="float">
            <text:p>0</text:p>
          </table:table-cell>
          <table:table-cell table:style-name="ce38" table:formula="of:=[$screen_negative.CA34]" office:value-type="float" office:value="0" calcext:value-type="float">
            <text:p>0</text:p>
          </table:table-cell>
          <table:table-cell table:style-name="ce38" table:formula="of:=[$screen_negative.CB34]" office:value-type="float" office:value="0" calcext:value-type="float">
            <text:p>0</text:p>
          </table:table-cell>
          <table:table-cell table:style-name="ce38" table:formula="of:=[$screen_negative.CC34]" office:value-type="float" office:value="0" calcext:value-type="float">
            <text:p>0</text:p>
          </table:table-cell>
          <table:table-cell table:style-name="ce38" table:formula="of:=[$screen_negative.CD34]" office:value-type="float" office:value="0" calcext:value-type="float">
            <text:p>0</text:p>
          </table:table-cell>
          <table:table-cell table:style-name="ce38" table:formula="of:=[$screen_negative.CE34]" office:value-type="float" office:value="0" calcext:value-type="float">
            <text:p>0</text:p>
          </table:table-cell>
          <table:table-cell table:style-name="ce38" table:formula="of:=[$screen_negative.CF34]" office:value-type="float" office:value="0" calcext:value-type="float">
            <text:p>0</text:p>
          </table:table-cell>
          <table:table-cell table:style-name="ce38" table:formula="of:=[$screen_negative.CG34]" office:value-type="float" office:value="0" calcext:value-type="float">
            <text:p>0</text:p>
          </table:table-cell>
          <table:table-cell table:style-name="ce38" table:formula="of:=[$screen_negative.CH34]" office:value-type="float" office:value="0" calcext:value-type="float">
            <text:p>0</text:p>
          </table:table-cell>
          <table:table-cell table:style-name="ce38" table:formula="of:=[$screen_negative.CI34]" office:value-type="float" office:value="0" calcext:value-type="float">
            <text:p>0</text:p>
          </table:table-cell>
          <table:table-cell table:style-name="ce38" table:formula="of:=[$screen_negative.CJ34]" office:value-type="float" office:value="0" calcext:value-type="float">
            <text:p>0</text:p>
          </table:table-cell>
          <table:table-cell table:style-name="ce38" table:formula="of:=[$screen_negative.CK34]" office:value-type="float" office:value="0" calcext:value-type="float">
            <text:p>0</text:p>
          </table:table-cell>
          <table:table-cell table:style-name="ce38" table:formula="of:=[$screen_negative.CL34]" office:value-type="float" office:value="0" calcext:value-type="float">
            <text:p>0</text:p>
          </table:table-cell>
          <table:table-cell table:style-name="ce38" table:formula="of:=[$screen_negative.CM34]" office:value-type="float" office:value="0" calcext:value-type="float">
            <text:p>0</text:p>
          </table:table-cell>
          <table:table-cell table:style-name="ce38" table:formula="of:=[$screen_negative.CN34]" office:value-type="float" office:value="0" calcext:value-type="float">
            <text:p>0</text:p>
          </table:table-cell>
          <table:table-cell table:style-name="ce38" table:formula="of:=[$screen_negative.CO34]" office:value-type="float" office:value="0" calcext:value-type="float">
            <text:p>0</text:p>
          </table:table-cell>
          <table:table-cell table:style-name="ce38" table:formula="of:=[$screen_negative.CP34]" office:value-type="float" office:value="1" calcext:value-type="float">
            <text:p>1</text:p>
          </table:table-cell>
          <table:table-cell table:style-name="ce38" table:formula="of:=[$screen_negative.CQ34]" office:value-type="float" office:value="0" calcext:value-type="float">
            <text:p>0</text:p>
          </table:table-cell>
          <table:table-cell table:style-name="ce38" table:formula="of:=[$screen_negative.CR34]" office:value-type="float" office:value="1" calcext:value-type="float">
            <text:p>1</text:p>
          </table:table-cell>
          <table:table-cell table:style-name="ce38" table:formula="of:=[$screen_negative.CS34]" office:value-type="float" office:value="0" calcext:value-type="float">
            <text:p>0</text:p>
          </table:table-cell>
          <table:table-cell table:style-name="ce38" table:formula="of:=[$screen_negative.CT34]" office:value-type="float" office:value="0" calcext:value-type="float">
            <text:p>0</text:p>
          </table:table-cell>
          <table:table-cell table:style-name="ce38" table:formula="of:=[$screen_negative.CU34]" office:value-type="float" office:value="0" calcext:value-type="float">
            <text:p>0</text:p>
          </table:table-cell>
          <table:table-cell table:style-name="ce38" table:formula="of:=[$screen_negative.CV34]" office:value-type="float" office:value="0" calcext:value-type="float">
            <text:p>0</text:p>
          </table:table-cell>
          <table:table-cell table:style-name="ce38" table:formula="of:=[$screen_negative.CW34]" office:value-type="float" office:value="0" calcext:value-type="float">
            <text:p>0</text:p>
          </table:table-cell>
          <table:table-cell table:style-name="ce38" table:formula="of:=[$screen_negative.CX34]" office:value-type="float" office:value="0" calcext:value-type="float">
            <text:p>0</text:p>
          </table:table-cell>
          <table:table-cell table:style-name="ce38" table:formula="of:=[$screen_negative.CY34]" office:value-type="float" office:value="0" calcext:value-type="float">
            <text:p>0</text:p>
          </table:table-cell>
          <table:table-cell table:style-name="ce38" table:formula="of:=[$screen_negative.CZ34]" office:value-type="float" office:value="0" calcext:value-type="float">
            <text:p>0</text:p>
          </table:table-cell>
          <table:table-cell table:style-name="ce38" table:formula="of:=[$screen_negative.DA34]" office:value-type="float" office:value="0" calcext:value-type="float">
            <text:p>0</text:p>
          </table:table-cell>
          <table:table-cell table:style-name="ce38" table:formula="of:=[$screen_negative.DB34]" office:value-type="float" office:value="0" calcext:value-type="float">
            <text:p>0</text:p>
          </table:table-cell>
          <table:table-cell table:style-name="ce38" table:formula="of:=[$screen_negative.DC34]" office:value-type="float" office:value="0" calcext:value-type="float">
            <text:p>0</text:p>
          </table:table-cell>
          <table:table-cell table:style-name="ce38" table:formula="of:=[$screen_negative.DD34]" office:value-type="float" office:value="0" calcext:value-type="float">
            <text:p>0</text:p>
          </table:table-cell>
          <table:table-cell table:style-name="ce38" table:formula="of:=[$screen_negative.DE34]" office:value-type="float" office:value="0" calcext:value-type="float">
            <text:p>0</text:p>
          </table:table-cell>
          <table:table-cell table:style-name="ce38" table:formula="of:=[$screen_negative.DF34]" office:value-type="float" office:value="0" calcext:value-type="float">
            <text:p>0</text:p>
          </table:table-cell>
          <table:table-cell table:style-name="ce38" table:formula="of:=[$screen_negative.DG34]" office:value-type="float" office:value="0" calcext:value-type="float">
            <text:p>0</text:p>
          </table:table-cell>
          <table:table-cell table:style-name="ce38" table:formula="of:=[$screen_negative.DH34]" office:value-type="float" office:value="0" calcext:value-type="float">
            <text:p>0</text:p>
          </table:table-cell>
          <table:table-cell table:style-name="ce38" table:formula="of:=[$screen_negative.DI34]" office:value-type="float" office:value="0" calcext:value-type="float">
            <text:p>0</text:p>
          </table:table-cell>
          <table:table-cell table:style-name="ce38" table:formula="of:=[$screen_negative.DJ34]" office:value-type="float" office:value="0" calcext:value-type="float">
            <text:p>0</text:p>
          </table:table-cell>
          <table:table-cell table:style-name="ce38" table:formula="of:=[$screen_negative.DK34]" office:value-type="float" office:value="0" calcext:value-type="float">
            <text:p>0</text:p>
          </table:table-cell>
          <table:table-cell table:style-name="ce38" table:formula="of:=[$screen_negative.DL34]" office:value-type="float" office:value="0" calcext:value-type="float">
            <text:p>0</text:p>
          </table:table-cell>
          <table:table-cell table:style-name="ce38" table:formula="of:=[$screen_negative.DM34]" office:value-type="float" office:value="0" calcext:value-type="float">
            <text:p>0</text:p>
          </table:table-cell>
          <table:table-cell table:style-name="ce38" table:formula="of:=[$screen_negative.DN34]" office:value-type="float" office:value="0" calcext:value-type="float">
            <text:p>0</text:p>
          </table:table-cell>
          <table:table-cell table:style-name="ce38" table:formula="of:=[$screen_negative.DO34]" office:value-type="float" office:value="0" calcext:value-type="float">
            <text:p>0</text:p>
          </table:table-cell>
          <table:table-cell table:style-name="ce38" table:formula="of:=[$screen_negative.DP34]" office:value-type="float" office:value="0" calcext:value-type="float">
            <text:p>0</text:p>
          </table:table-cell>
          <table:table-cell table:style-name="ce38" table:formula="of:=[$screen_negative.DQ34]" office:value-type="float" office:value="0" calcext:value-type="float">
            <text:p>0</text:p>
          </table:table-cell>
          <table:table-cell table:style-name="ce38" table:formula="of:=[$screen_negative.DR34]" office:value-type="float" office:value="0" calcext:value-type="float">
            <text:p>0</text:p>
          </table:table-cell>
          <table:table-cell table:style-name="ce38" table:formula="of:=[$screen_negative.DS34]" office:value-type="float" office:value="0" calcext:value-type="float">
            <text:p>0</text:p>
          </table:table-cell>
          <table:table-cell table:style-name="ce38" table:formula="of:=[$screen_negative.DT34]" office:value-type="float" office:value="0" calcext:value-type="float">
            <text:p>0</text:p>
          </table:table-cell>
          <table:table-cell table:style-name="ce38" table:formula="of:=[$screen_negative.DU34]" office:value-type="float" office:value="0" calcext:value-type="float">
            <text:p>0</text:p>
          </table:table-cell>
          <table:table-cell table:style-name="ce38" table:formula="of:=[$screen_negative.DV34]" office:value-type="float" office:value="0" calcext:value-type="float">
            <text:p>0</text:p>
          </table:table-cell>
          <table:table-cell table:style-name="ce38" table:formula="of:=[$screen_negative.DW34]" office:value-type="float" office:value="0" calcext:value-type="float">
            <text:p>0</text:p>
          </table:table-cell>
          <table:table-cell table:style-name="ce38" table:formula="of:=[$screen_negative.DX34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35]" office:value-type="float" office:value="0" calcext:value-type="float">
            <text:p>0</text:p>
          </table:table-cell>
          <table:table-cell table:style-name="ce38" table:formula="of:=[$screen_negative.B35]" office:value-type="float" office:value="0" calcext:value-type="float">
            <text:p>0</text:p>
          </table:table-cell>
          <table:table-cell table:style-name="ce38" table:formula="of:=[$screen_negative.C35]" office:value-type="float" office:value="0" calcext:value-type="float">
            <text:p>0</text:p>
          </table:table-cell>
          <table:table-cell table:style-name="ce38" table:formula="of:=[$screen_negative.D35]" office:value-type="float" office:value="0" calcext:value-type="float">
            <text:p>0</text:p>
          </table:table-cell>
          <table:table-cell table:style-name="ce38" table:formula="of:=[$screen_negative.E35]" office:value-type="float" office:value="0" calcext:value-type="float">
            <text:p>0</text:p>
          </table:table-cell>
          <table:table-cell table:style-name="ce38" table:formula="of:=[$screen_negative.F35]" office:value-type="float" office:value="0" calcext:value-type="float">
            <text:p>0</text:p>
          </table:table-cell>
          <table:table-cell table:style-name="ce38" table:formula="of:=[$screen_negative.G35]" office:value-type="float" office:value="0" calcext:value-type="float">
            <text:p>0</text:p>
          </table:table-cell>
          <table:table-cell table:style-name="ce38" table:formula="of:=[$screen_negative.H35]" office:value-type="float" office:value="0" calcext:value-type="float">
            <text:p>0</text:p>
          </table:table-cell>
          <table:table-cell table:style-name="ce38" table:formula="of:=[$screen_negative.I35]" office:value-type="float" office:value="0" calcext:value-type="float">
            <text:p>0</text:p>
          </table:table-cell>
          <table:table-cell table:style-name="ce38" table:formula="of:=[$screen_negative.J35]" office:value-type="float" office:value="0" calcext:value-type="float">
            <text:p>0</text:p>
          </table:table-cell>
          <table:table-cell table:style-name="ce38" table:formula="of:=[$screen_negative.K35]" office:value-type="float" office:value="0" calcext:value-type="float">
            <text:p>0</text:p>
          </table:table-cell>
          <table:table-cell table:style-name="ce38" table:formula="of:=[$screen_negative.L35]" office:value-type="float" office:value="0" calcext:value-type="float">
            <text:p>0</text:p>
          </table:table-cell>
          <table:table-cell table:style-name="ce38" table:formula="of:=[$screen_negative.M35]" office:value-type="float" office:value="0" calcext:value-type="float">
            <text:p>0</text:p>
          </table:table-cell>
          <table:table-cell table:style-name="ce38" table:formula="of:=[$screen_negative.N35]" office:value-type="float" office:value="0" calcext:value-type="float">
            <text:p>0</text:p>
          </table:table-cell>
          <table:table-cell table:style-name="ce38" table:formula="of:=[$screen_negative.O35]" office:value-type="float" office:value="0" calcext:value-type="float">
            <text:p>0</text:p>
          </table:table-cell>
          <table:table-cell table:style-name="ce38" table:formula="of:=[$screen_negative.P35]" office:value-type="float" office:value="0" calcext:value-type="float">
            <text:p>0</text:p>
          </table:table-cell>
          <table:table-cell table:style-name="ce38" table:formula="of:=[$screen_negative.Q35]" office:value-type="float" office:value="0" calcext:value-type="float">
            <text:p>0</text:p>
          </table:table-cell>
          <table:table-cell table:style-name="ce38" table:formula="of:=[$screen_negative.R35]" office:value-type="float" office:value="0" calcext:value-type="float">
            <text:p>0</text:p>
          </table:table-cell>
          <table:table-cell table:style-name="ce38" table:formula="of:=[$screen_negative.S35]" office:value-type="float" office:value="0" calcext:value-type="float">
            <text:p>0</text:p>
          </table:table-cell>
          <table:table-cell table:style-name="ce38" table:formula="of:=[$screen_negative.T35]" office:value-type="float" office:value="0" calcext:value-type="float">
            <text:p>0</text:p>
          </table:table-cell>
          <table:table-cell table:style-name="ce38" table:formula="of:=[$screen_negative.U35]" office:value-type="float" office:value="0" calcext:value-type="float">
            <text:p>0</text:p>
          </table:table-cell>
          <table:table-cell table:style-name="ce38" table:formula="of:=[$screen_negative.V35]" office:value-type="float" office:value="0" calcext:value-type="float">
            <text:p>0</text:p>
          </table:table-cell>
          <table:table-cell table:style-name="ce38" table:formula="of:=[$screen_negative.W35]" office:value-type="float" office:value="0" calcext:value-type="float">
            <text:p>0</text:p>
          </table:table-cell>
          <table:table-cell table:style-name="ce38" table:formula="of:=[$screen_negative.X35]" office:value-type="float" office:value="0" calcext:value-type="float">
            <text:p>0</text:p>
          </table:table-cell>
          <table:table-cell table:style-name="ce38" table:formula="of:=[$screen_negative.Y35]" office:value-type="float" office:value="0" calcext:value-type="float">
            <text:p>0</text:p>
          </table:table-cell>
          <table:table-cell table:style-name="ce38" table:formula="of:=[$screen_negative.Z35]" office:value-type="float" office:value="0" calcext:value-type="float">
            <text:p>0</text:p>
          </table:table-cell>
          <table:table-cell table:style-name="ce38" table:formula="of:=[$screen_negative.AA35]" office:value-type="float" office:value="0" calcext:value-type="float">
            <text:p>0</text:p>
          </table:table-cell>
          <table:table-cell table:style-name="ce38" table:formula="of:=[$screen_negative.AB35]" office:value-type="float" office:value="0" calcext:value-type="float">
            <text:p>0</text:p>
          </table:table-cell>
          <table:table-cell table:style-name="ce38" table:formula="of:=[$screen_negative.AC35]" office:value-type="float" office:value="0" calcext:value-type="float">
            <text:p>0</text:p>
          </table:table-cell>
          <table:table-cell table:style-name="ce38" table:formula="of:=[$screen_negative.AD35]" office:value-type="float" office:value="0" calcext:value-type="float">
            <text:p>0</text:p>
          </table:table-cell>
          <table:table-cell table:style-name="ce38" table:formula="of:=[$screen_negative.AE35]" office:value-type="float" office:value="0" calcext:value-type="float">
            <text:p>0</text:p>
          </table:table-cell>
          <table:table-cell table:style-name="ce38" table:formula="of:=[$screen_negative.AF35]" office:value-type="float" office:value="0" calcext:value-type="float">
            <text:p>0</text:p>
          </table:table-cell>
          <table:table-cell table:style-name="ce38" table:formula="of:=[$screen_negative.AG35]" office:value-type="float" office:value="1" calcext:value-type="float">
            <text:p>1</text:p>
          </table:table-cell>
          <table:table-cell table:style-name="ce38" table:formula="of:=[$screen_negative.AH35]" office:value-type="float" office:value="0" calcext:value-type="float">
            <text:p>0</text:p>
          </table:table-cell>
          <table:table-cell table:style-name="ce38" table:formula="of:=[$screen_negative.AI35]" office:value-type="float" office:value="1" calcext:value-type="float">
            <text:p>1</text:p>
          </table:table-cell>
          <table:table-cell table:style-name="ce38" table:formula="of:=[$screen_negative.AJ35]" office:value-type="float" office:value="0" calcext:value-type="float">
            <text:p>0</text:p>
          </table:table-cell>
          <table:table-cell table:style-name="ce38" table:formula="of:=[$screen_negative.AK35]" office:value-type="float" office:value="0" calcext:value-type="float">
            <text:p>0</text:p>
          </table:table-cell>
          <table:table-cell table:style-name="ce38" table:formula="of:=[$screen_negative.AL35]" office:value-type="float" office:value="0" calcext:value-type="float">
            <text:p>0</text:p>
          </table:table-cell>
          <table:table-cell table:style-name="ce38" table:formula="of:=[$screen_negative.AM35]" office:value-type="float" office:value="0" calcext:value-type="float">
            <text:p>0</text:p>
          </table:table-cell>
          <table:table-cell table:style-name="ce38" table:formula="of:=[$screen_negative.AN35]" office:value-type="float" office:value="0" calcext:value-type="float">
            <text:p>0</text:p>
          </table:table-cell>
          <table:table-cell table:style-name="ce38" table:formula="of:=[$screen_negative.AO35]" office:value-type="float" office:value="0" calcext:value-type="float">
            <text:p>0</text:p>
          </table:table-cell>
          <table:table-cell table:style-name="ce38" table:formula="of:=[$screen_negative.AP35]" office:value-type="float" office:value="0" calcext:value-type="float">
            <text:p>0</text:p>
          </table:table-cell>
          <table:table-cell table:style-name="ce38" table:formula="of:=[$screen_negative.AQ35]" office:value-type="float" office:value="0" calcext:value-type="float">
            <text:p>0</text:p>
          </table:table-cell>
          <table:table-cell table:style-name="ce38" table:formula="of:=[$screen_negative.AR35]" office:value-type="float" office:value="0" calcext:value-type="float">
            <text:p>0</text:p>
          </table:table-cell>
          <table:table-cell table:style-name="ce38" table:formula="of:=[$screen_negative.AS35]" office:value-type="float" office:value="0" calcext:value-type="float">
            <text:p>0</text:p>
          </table:table-cell>
          <table:table-cell table:style-name="ce38" table:formula="of:=[$screen_negative.AT35]" office:value-type="float" office:value="0" calcext:value-type="float">
            <text:p>0</text:p>
          </table:table-cell>
          <table:table-cell table:style-name="ce38" table:formula="of:=[$screen_negative.AU35]" office:value-type="float" office:value="0" calcext:value-type="float">
            <text:p>0</text:p>
          </table:table-cell>
          <table:table-cell table:style-name="ce38" table:formula="of:=[$screen_negative.AV35]" office:value-type="float" office:value="0" calcext:value-type="float">
            <text:p>0</text:p>
          </table:table-cell>
          <table:table-cell table:style-name="ce38" table:formula="of:=[$screen_negative.AW35]" office:value-type="float" office:value="0" calcext:value-type="float">
            <text:p>0</text:p>
          </table:table-cell>
          <table:table-cell table:style-name="ce38" table:formula="of:=[$screen_negative.AX35]" office:value-type="float" office:value="0" calcext:value-type="float">
            <text:p>0</text:p>
          </table:table-cell>
          <table:table-cell table:style-name="ce38" table:formula="of:=[$screen_negative.AY35]" office:value-type="float" office:value="0" calcext:value-type="float">
            <text:p>0</text:p>
          </table:table-cell>
          <table:table-cell table:style-name="ce38" table:formula="of:=[$screen_negative.AZ35]" office:value-type="float" office:value="0" calcext:value-type="float">
            <text:p>0</text:p>
          </table:table-cell>
          <table:table-cell table:style-name="ce38" table:formula="of:=[$screen_negative.BA35]" office:value-type="float" office:value="0" calcext:value-type="float">
            <text:p>0</text:p>
          </table:table-cell>
          <table:table-cell table:style-name="ce38" table:formula="of:=[$screen_negative.BB35]" office:value-type="float" office:value="0" calcext:value-type="float">
            <text:p>0</text:p>
          </table:table-cell>
          <table:table-cell table:style-name="ce38" table:formula="of:=[$screen_negative.BC35]" office:value-type="float" office:value="0" calcext:value-type="float">
            <text:p>0</text:p>
          </table:table-cell>
          <table:table-cell table:style-name="ce38" table:formula="of:=[$screen_negative.BD35]" office:value-type="float" office:value="0" calcext:value-type="float">
            <text:p>0</text:p>
          </table:table-cell>
          <table:table-cell table:style-name="ce38" table:formula="of:=[$screen_negative.BE35]" office:value-type="float" office:value="0" calcext:value-type="float">
            <text:p>0</text:p>
          </table:table-cell>
          <table:table-cell table:style-name="ce38" table:formula="of:=[$screen_negative.BF35]" office:value-type="float" office:value="0" calcext:value-type="float">
            <text:p>0</text:p>
          </table:table-cell>
          <table:table-cell table:style-name="ce38" table:formula="of:=[$screen_negative.BG35]" office:value-type="float" office:value="0" calcext:value-type="float">
            <text:p>0</text:p>
          </table:table-cell>
          <table:table-cell table:style-name="ce38" table:formula="of:=[$screen_negative.BH35]" office:value-type="float" office:value="0" calcext:value-type="float">
            <text:p>0</text:p>
          </table:table-cell>
          <table:table-cell table:style-name="ce38" table:formula="of:=[$screen_negative.BI35]" office:value-type="float" office:value="0" calcext:value-type="float">
            <text:p>0</text:p>
          </table:table-cell>
          <table:table-cell table:style-name="ce38" table:formula="of:=[$screen_negative.BJ35]" office:value-type="float" office:value="0" calcext:value-type="float">
            <text:p>0</text:p>
          </table:table-cell>
          <table:table-cell table:style-name="ce38" table:formula="of:=[$screen_negative.BK35]" office:value-type="float" office:value="0" calcext:value-type="float">
            <text:p>0</text:p>
          </table:table-cell>
          <table:table-cell table:style-name="ce38" table:formula="of:=[$screen_negative.BL35]" office:value-type="float" office:value="0" calcext:value-type="float">
            <text:p>0</text:p>
          </table:table-cell>
          <table:table-cell table:style-name="ce38" table:formula="of:=[$screen_negative.BM35]" office:value-type="float" office:value="0" calcext:value-type="float">
            <text:p>0</text:p>
          </table:table-cell>
          <table:table-cell table:style-name="ce38" table:formula="of:=[$screen_negative.BN35]" office:value-type="float" office:value="0" calcext:value-type="float">
            <text:p>0</text:p>
          </table:table-cell>
          <table:table-cell table:style-name="ce38" table:formula="of:=[$screen_negative.BO35]" office:value-type="float" office:value="0" calcext:value-type="float">
            <text:p>0</text:p>
          </table:table-cell>
          <table:table-cell table:style-name="ce38" table:formula="of:=[$screen_negative.BP35]" office:value-type="float" office:value="0" calcext:value-type="float">
            <text:p>0</text:p>
          </table:table-cell>
          <table:table-cell table:style-name="ce38" table:formula="of:=[$screen_negative.BQ35]" office:value-type="float" office:value="0" calcext:value-type="float">
            <text:p>0</text:p>
          </table:table-cell>
          <table:table-cell table:style-name="ce38" table:formula="of:=[$screen_negative.BR35]" office:value-type="float" office:value="0" calcext:value-type="float">
            <text:p>0</text:p>
          </table:table-cell>
          <table:table-cell table:style-name="ce38" table:formula="of:=[$screen_negative.BS35]" office:value-type="float" office:value="0" calcext:value-type="float">
            <text:p>0</text:p>
          </table:table-cell>
          <table:table-cell table:style-name="ce38" table:formula="of:=[$screen_negative.BT35]" office:value-type="float" office:value="0" calcext:value-type="float">
            <text:p>0</text:p>
          </table:table-cell>
          <table:table-cell table:style-name="ce38" table:formula="of:=[$screen_negative.BU35]" office:value-type="float" office:value="0" calcext:value-type="float">
            <text:p>0</text:p>
          </table:table-cell>
          <table:table-cell table:style-name="ce38" table:formula="of:=[$screen_negative.BV35]" office:value-type="float" office:value="0" calcext:value-type="float">
            <text:p>0</text:p>
          </table:table-cell>
          <table:table-cell table:style-name="ce38" table:formula="of:=[$screen_negative.BW35]" office:value-type="float" office:value="0" calcext:value-type="float">
            <text:p>0</text:p>
          </table:table-cell>
          <table:table-cell table:style-name="ce38" table:formula="of:=[$screen_negative.BX35]" office:value-type="float" office:value="0" calcext:value-type="float">
            <text:p>0</text:p>
          </table:table-cell>
          <table:table-cell table:style-name="ce38" table:formula="of:=[$screen_negative.BY35]" office:value-type="float" office:value="0" calcext:value-type="float">
            <text:p>0</text:p>
          </table:table-cell>
          <table:table-cell table:style-name="ce38" table:formula="of:=[$screen_negative.BZ35]" office:value-type="float" office:value="0" calcext:value-type="float">
            <text:p>0</text:p>
          </table:table-cell>
          <table:table-cell table:style-name="ce38" table:formula="of:=[$screen_negative.CA35]" office:value-type="float" office:value="0" calcext:value-type="float">
            <text:p>0</text:p>
          </table:table-cell>
          <table:table-cell table:style-name="ce38" table:formula="of:=[$screen_negative.CB35]" office:value-type="float" office:value="0" calcext:value-type="float">
            <text:p>0</text:p>
          </table:table-cell>
          <table:table-cell table:style-name="ce38" table:formula="of:=[$screen_negative.CC35]" office:value-type="float" office:value="0" calcext:value-type="float">
            <text:p>0</text:p>
          </table:table-cell>
          <table:table-cell table:style-name="ce38" table:formula="of:=[$screen_negative.CD35]" office:value-type="float" office:value="0" calcext:value-type="float">
            <text:p>0</text:p>
          </table:table-cell>
          <table:table-cell table:style-name="ce38" table:formula="of:=[$screen_negative.CE35]" office:value-type="float" office:value="0" calcext:value-type="float">
            <text:p>0</text:p>
          </table:table-cell>
          <table:table-cell table:style-name="ce38" table:formula="of:=[$screen_negative.CF35]" office:value-type="float" office:value="0" calcext:value-type="float">
            <text:p>0</text:p>
          </table:table-cell>
          <table:table-cell table:style-name="ce38" table:formula="of:=[$screen_negative.CG35]" office:value-type="float" office:value="0" calcext:value-type="float">
            <text:p>0</text:p>
          </table:table-cell>
          <table:table-cell table:style-name="ce38" table:formula="of:=[$screen_negative.CH35]" office:value-type="float" office:value="0" calcext:value-type="float">
            <text:p>0</text:p>
          </table:table-cell>
          <table:table-cell table:style-name="ce38" table:formula="of:=[$screen_negative.CI35]" office:value-type="float" office:value="0" calcext:value-type="float">
            <text:p>0</text:p>
          </table:table-cell>
          <table:table-cell table:style-name="ce38" table:formula="of:=[$screen_negative.CJ35]" office:value-type="float" office:value="0" calcext:value-type="float">
            <text:p>0</text:p>
          </table:table-cell>
          <table:table-cell table:style-name="ce38" table:formula="of:=[$screen_negative.CK35]" office:value-type="float" office:value="0" calcext:value-type="float">
            <text:p>0</text:p>
          </table:table-cell>
          <table:table-cell table:style-name="ce38" table:formula="of:=[$screen_negative.CL35]" office:value-type="float" office:value="0" calcext:value-type="float">
            <text:p>0</text:p>
          </table:table-cell>
          <table:table-cell table:style-name="ce38" table:formula="of:=[$screen_negative.CM35]" office:value-type="float" office:value="0" calcext:value-type="float">
            <text:p>0</text:p>
          </table:table-cell>
          <table:table-cell table:style-name="ce38" table:formula="of:=[$screen_negative.CN35]" office:value-type="float" office:value="0" calcext:value-type="float">
            <text:p>0</text:p>
          </table:table-cell>
          <table:table-cell table:style-name="ce38" table:formula="of:=[$screen_negative.CO35]" office:value-type="float" office:value="0" calcext:value-type="float">
            <text:p>0</text:p>
          </table:table-cell>
          <table:table-cell table:style-name="ce38" table:formula="of:=[$screen_negative.CP35]" office:value-type="float" office:value="1" calcext:value-type="float">
            <text:p>1</text:p>
          </table:table-cell>
          <table:table-cell table:style-name="ce38" table:formula="of:=[$screen_negative.CQ35]" office:value-type="float" office:value="0" calcext:value-type="float">
            <text:p>0</text:p>
          </table:table-cell>
          <table:table-cell table:style-name="ce38" table:formula="of:=[$screen_negative.CR35]" office:value-type="float" office:value="1" calcext:value-type="float">
            <text:p>1</text:p>
          </table:table-cell>
          <table:table-cell table:style-name="ce38" table:formula="of:=[$screen_negative.CS35]" office:value-type="float" office:value="0" calcext:value-type="float">
            <text:p>0</text:p>
          </table:table-cell>
          <table:table-cell table:style-name="ce38" table:formula="of:=[$screen_negative.CT35]" office:value-type="float" office:value="0" calcext:value-type="float">
            <text:p>0</text:p>
          </table:table-cell>
          <table:table-cell table:style-name="ce38" table:formula="of:=[$screen_negative.CU35]" office:value-type="float" office:value="0" calcext:value-type="float">
            <text:p>0</text:p>
          </table:table-cell>
          <table:table-cell table:style-name="ce38" table:formula="of:=[$screen_negative.CV35]" office:value-type="float" office:value="0" calcext:value-type="float">
            <text:p>0</text:p>
          </table:table-cell>
          <table:table-cell table:style-name="ce38" table:formula="of:=[$screen_negative.CW35]" office:value-type="float" office:value="0" calcext:value-type="float">
            <text:p>0</text:p>
          </table:table-cell>
          <table:table-cell table:style-name="ce38" table:formula="of:=[$screen_negative.CX35]" office:value-type="float" office:value="0" calcext:value-type="float">
            <text:p>0</text:p>
          </table:table-cell>
          <table:table-cell table:style-name="ce38" table:formula="of:=[$screen_negative.CY35]" office:value-type="float" office:value="0" calcext:value-type="float">
            <text:p>0</text:p>
          </table:table-cell>
          <table:table-cell table:style-name="ce38" table:formula="of:=[$screen_negative.CZ35]" office:value-type="float" office:value="0" calcext:value-type="float">
            <text:p>0</text:p>
          </table:table-cell>
          <table:table-cell table:style-name="ce38" table:formula="of:=[$screen_negative.DA35]" office:value-type="float" office:value="0" calcext:value-type="float">
            <text:p>0</text:p>
          </table:table-cell>
          <table:table-cell table:style-name="ce38" table:formula="of:=[$screen_negative.DB35]" office:value-type="float" office:value="0" calcext:value-type="float">
            <text:p>0</text:p>
          </table:table-cell>
          <table:table-cell table:style-name="ce38" table:formula="of:=[$screen_negative.DC35]" office:value-type="float" office:value="0" calcext:value-type="float">
            <text:p>0</text:p>
          </table:table-cell>
          <table:table-cell table:style-name="ce38" table:formula="of:=[$screen_negative.DD35]" office:value-type="float" office:value="0" calcext:value-type="float">
            <text:p>0</text:p>
          </table:table-cell>
          <table:table-cell table:style-name="ce38" table:formula="of:=[$screen_negative.DE35]" office:value-type="float" office:value="0" calcext:value-type="float">
            <text:p>0</text:p>
          </table:table-cell>
          <table:table-cell table:style-name="ce38" table:formula="of:=[$screen_negative.DF35]" office:value-type="float" office:value="0" calcext:value-type="float">
            <text:p>0</text:p>
          </table:table-cell>
          <table:table-cell table:style-name="ce38" table:formula="of:=[$screen_negative.DG35]" office:value-type="float" office:value="0" calcext:value-type="float">
            <text:p>0</text:p>
          </table:table-cell>
          <table:table-cell table:style-name="ce38" table:formula="of:=[$screen_negative.DH35]" office:value-type="float" office:value="0" calcext:value-type="float">
            <text:p>0</text:p>
          </table:table-cell>
          <table:table-cell table:style-name="ce38" table:formula="of:=[$screen_negative.DI35]" office:value-type="float" office:value="0" calcext:value-type="float">
            <text:p>0</text:p>
          </table:table-cell>
          <table:table-cell table:style-name="ce38" table:formula="of:=[$screen_negative.DJ35]" office:value-type="float" office:value="0" calcext:value-type="float">
            <text:p>0</text:p>
          </table:table-cell>
          <table:table-cell table:style-name="ce38" table:formula="of:=[$screen_negative.DK35]" office:value-type="float" office:value="0" calcext:value-type="float">
            <text:p>0</text:p>
          </table:table-cell>
          <table:table-cell table:style-name="ce38" table:formula="of:=[$screen_negative.DL35]" office:value-type="float" office:value="0" calcext:value-type="float">
            <text:p>0</text:p>
          </table:table-cell>
          <table:table-cell table:style-name="ce38" table:formula="of:=[$screen_negative.DM35]" office:value-type="float" office:value="0" calcext:value-type="float">
            <text:p>0</text:p>
          </table:table-cell>
          <table:table-cell table:style-name="ce38" table:formula="of:=[$screen_negative.DN35]" office:value-type="float" office:value="0" calcext:value-type="float">
            <text:p>0</text:p>
          </table:table-cell>
          <table:table-cell table:style-name="ce38" table:formula="of:=[$screen_negative.DO35]" office:value-type="float" office:value="0" calcext:value-type="float">
            <text:p>0</text:p>
          </table:table-cell>
          <table:table-cell table:style-name="ce38" table:formula="of:=[$screen_negative.DP35]" office:value-type="float" office:value="0" calcext:value-type="float">
            <text:p>0</text:p>
          </table:table-cell>
          <table:table-cell table:style-name="ce38" table:formula="of:=[$screen_negative.DQ35]" office:value-type="float" office:value="0" calcext:value-type="float">
            <text:p>0</text:p>
          </table:table-cell>
          <table:table-cell table:style-name="ce38" table:formula="of:=[$screen_negative.DR35]" office:value-type="float" office:value="0" calcext:value-type="float">
            <text:p>0</text:p>
          </table:table-cell>
          <table:table-cell table:style-name="ce38" table:formula="of:=[$screen_negative.DS35]" office:value-type="float" office:value="0" calcext:value-type="float">
            <text:p>0</text:p>
          </table:table-cell>
          <table:table-cell table:style-name="ce38" table:formula="of:=[$screen_negative.DT35]" office:value-type="float" office:value="0" calcext:value-type="float">
            <text:p>0</text:p>
          </table:table-cell>
          <table:table-cell table:style-name="ce38" table:formula="of:=[$screen_negative.DU35]" office:value-type="float" office:value="0" calcext:value-type="float">
            <text:p>0</text:p>
          </table:table-cell>
          <table:table-cell table:style-name="ce38" table:formula="of:=[$screen_negative.DV35]" office:value-type="float" office:value="0" calcext:value-type="float">
            <text:p>0</text:p>
          </table:table-cell>
          <table:table-cell table:style-name="ce38" table:formula="of:=[$screen_negative.DW35]" office:value-type="float" office:value="0" calcext:value-type="float">
            <text:p>0</text:p>
          </table:table-cell>
          <table:table-cell table:style-name="ce38" table:formula="of:=[$screen_negative.DX35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36]" office:value-type="float" office:value="0" calcext:value-type="float">
            <text:p>0</text:p>
          </table:table-cell>
          <table:table-cell table:style-name="ce38" table:formula="of:=[$screen_negative.B36]" office:value-type="float" office:value="0" calcext:value-type="float">
            <text:p>0</text:p>
          </table:table-cell>
          <table:table-cell table:style-name="ce38" table:formula="of:=[$screen_negative.C36]" office:value-type="float" office:value="0" calcext:value-type="float">
            <text:p>0</text:p>
          </table:table-cell>
          <table:table-cell table:style-name="ce38" table:formula="of:=[$screen_negative.D36]" office:value-type="float" office:value="0" calcext:value-type="float">
            <text:p>0</text:p>
          </table:table-cell>
          <table:table-cell table:style-name="ce38" table:formula="of:=[$screen_negative.E36]" office:value-type="float" office:value="0" calcext:value-type="float">
            <text:p>0</text:p>
          </table:table-cell>
          <table:table-cell table:style-name="ce38" table:formula="of:=[$screen_negative.F36]" office:value-type="float" office:value="0" calcext:value-type="float">
            <text:p>0</text:p>
          </table:table-cell>
          <table:table-cell table:style-name="ce38" table:formula="of:=[$screen_negative.G36]" office:value-type="float" office:value="0" calcext:value-type="float">
            <text:p>0</text:p>
          </table:table-cell>
          <table:table-cell table:style-name="ce38" table:formula="of:=[$screen_negative.H36]" office:value-type="float" office:value="0" calcext:value-type="float">
            <text:p>0</text:p>
          </table:table-cell>
          <table:table-cell table:style-name="ce38" table:formula="of:=[$screen_negative.I36]" office:value-type="float" office:value="0" calcext:value-type="float">
            <text:p>0</text:p>
          </table:table-cell>
          <table:table-cell table:style-name="ce38" table:formula="of:=[$screen_negative.J36]" office:value-type="float" office:value="0" calcext:value-type="float">
            <text:p>0</text:p>
          </table:table-cell>
          <table:table-cell table:style-name="ce38" table:formula="of:=[$screen_negative.K36]" office:value-type="float" office:value="0" calcext:value-type="float">
            <text:p>0</text:p>
          </table:table-cell>
          <table:table-cell table:style-name="ce38" table:formula="of:=[$screen_negative.L36]" office:value-type="float" office:value="0" calcext:value-type="float">
            <text:p>0</text:p>
          </table:table-cell>
          <table:table-cell table:style-name="ce38" table:formula="of:=[$screen_negative.M36]" office:value-type="float" office:value="0" calcext:value-type="float">
            <text:p>0</text:p>
          </table:table-cell>
          <table:table-cell table:style-name="ce38" table:formula="of:=[$screen_negative.N36]" office:value-type="float" office:value="0" calcext:value-type="float">
            <text:p>0</text:p>
          </table:table-cell>
          <table:table-cell table:style-name="ce38" table:formula="of:=[$screen_negative.O36]" office:value-type="float" office:value="0" calcext:value-type="float">
            <text:p>0</text:p>
          </table:table-cell>
          <table:table-cell table:style-name="ce38" table:formula="of:=[$screen_negative.P36]" office:value-type="float" office:value="0" calcext:value-type="float">
            <text:p>0</text:p>
          </table:table-cell>
          <table:table-cell table:style-name="ce38" table:formula="of:=[$screen_negative.Q36]" office:value-type="float" office:value="0" calcext:value-type="float">
            <text:p>0</text:p>
          </table:table-cell>
          <table:table-cell table:style-name="ce38" table:formula="of:=[$screen_negative.R36]" office:value-type="float" office:value="0" calcext:value-type="float">
            <text:p>0</text:p>
          </table:table-cell>
          <table:table-cell table:style-name="ce38" table:formula="of:=[$screen_negative.S36]" office:value-type="float" office:value="0" calcext:value-type="float">
            <text:p>0</text:p>
          </table:table-cell>
          <table:table-cell table:style-name="ce38" table:formula="of:=[$screen_negative.T36]" office:value-type="float" office:value="0" calcext:value-type="float">
            <text:p>0</text:p>
          </table:table-cell>
          <table:table-cell table:style-name="ce38" table:formula="of:=[$screen_negative.U36]" office:value-type="float" office:value="0" calcext:value-type="float">
            <text:p>0</text:p>
          </table:table-cell>
          <table:table-cell table:style-name="ce38" table:formula="of:=[$screen_negative.V36]" office:value-type="float" office:value="0" calcext:value-type="float">
            <text:p>0</text:p>
          </table:table-cell>
          <table:table-cell table:style-name="ce38" table:formula="of:=[$screen_negative.W36]" office:value-type="float" office:value="0" calcext:value-type="float">
            <text:p>0</text:p>
          </table:table-cell>
          <table:table-cell table:style-name="ce38" table:formula="of:=[$screen_negative.X36]" office:value-type="float" office:value="0" calcext:value-type="float">
            <text:p>0</text:p>
          </table:table-cell>
          <table:table-cell table:style-name="ce38" table:formula="of:=[$screen_negative.Y36]" office:value-type="float" office:value="0" calcext:value-type="float">
            <text:p>0</text:p>
          </table:table-cell>
          <table:table-cell table:style-name="ce38" table:formula="of:=[$screen_negative.Z36]" office:value-type="float" office:value="0" calcext:value-type="float">
            <text:p>0</text:p>
          </table:table-cell>
          <table:table-cell table:style-name="ce38" table:formula="of:=[$screen_negative.AA36]" office:value-type="float" office:value="0" calcext:value-type="float">
            <text:p>0</text:p>
          </table:table-cell>
          <table:table-cell table:style-name="ce38" table:formula="of:=[$screen_negative.AB36]" office:value-type="float" office:value="0" calcext:value-type="float">
            <text:p>0</text:p>
          </table:table-cell>
          <table:table-cell table:style-name="ce38" table:formula="of:=[$screen_negative.AC36]" office:value-type="float" office:value="0" calcext:value-type="float">
            <text:p>0</text:p>
          </table:table-cell>
          <table:table-cell table:style-name="ce38" table:formula="of:=[$screen_negative.AD36]" office:value-type="float" office:value="0" calcext:value-type="float">
            <text:p>0</text:p>
          </table:table-cell>
          <table:table-cell table:style-name="ce38" table:formula="of:=[$screen_negative.AE36]" office:value-type="float" office:value="0" calcext:value-type="float">
            <text:p>0</text:p>
          </table:table-cell>
          <table:table-cell table:style-name="ce38" table:formula="of:=[$screen_negative.AF36]" office:value-type="float" office:value="0" calcext:value-type="float">
            <text:p>0</text:p>
          </table:table-cell>
          <table:table-cell table:style-name="ce38" table:formula="of:=[$screen_negative.AG36]" office:value-type="float" office:value="1" calcext:value-type="float">
            <text:p>1</text:p>
          </table:table-cell>
          <table:table-cell table:style-name="ce38" table:formula="of:=[$screen_negative.AH36]" office:value-type="float" office:value="0" calcext:value-type="float">
            <text:p>0</text:p>
          </table:table-cell>
          <table:table-cell table:style-name="ce38" table:formula="of:=[$screen_negative.AI36]" office:value-type="float" office:value="1" calcext:value-type="float">
            <text:p>1</text:p>
          </table:table-cell>
          <table:table-cell table:style-name="ce38" table:formula="of:=[$screen_negative.AJ36]" office:value-type="float" office:value="0" calcext:value-type="float">
            <text:p>0</text:p>
          </table:table-cell>
          <table:table-cell table:style-name="ce38" table:formula="of:=[$screen_negative.AK36]" office:value-type="float" office:value="0" calcext:value-type="float">
            <text:p>0</text:p>
          </table:table-cell>
          <table:table-cell table:style-name="ce38" table:formula="of:=[$screen_negative.AL36]" office:value-type="float" office:value="0" calcext:value-type="float">
            <text:p>0</text:p>
          </table:table-cell>
          <table:table-cell table:style-name="ce38" table:formula="of:=[$screen_negative.AM36]" office:value-type="float" office:value="0" calcext:value-type="float">
            <text:p>0</text:p>
          </table:table-cell>
          <table:table-cell table:style-name="ce38" table:formula="of:=[$screen_negative.AN36]" office:value-type="float" office:value="0" calcext:value-type="float">
            <text:p>0</text:p>
          </table:table-cell>
          <table:table-cell table:style-name="ce38" table:formula="of:=[$screen_negative.AO36]" office:value-type="float" office:value="0" calcext:value-type="float">
            <text:p>0</text:p>
          </table:table-cell>
          <table:table-cell table:style-name="ce38" table:formula="of:=[$screen_negative.AP36]" office:value-type="float" office:value="0" calcext:value-type="float">
            <text:p>0</text:p>
          </table:table-cell>
          <table:table-cell table:style-name="ce38" table:formula="of:=[$screen_negative.AQ36]" office:value-type="float" office:value="0" calcext:value-type="float">
            <text:p>0</text:p>
          </table:table-cell>
          <table:table-cell table:style-name="ce38" table:formula="of:=[$screen_negative.AR36]" office:value-type="float" office:value="0" calcext:value-type="float">
            <text:p>0</text:p>
          </table:table-cell>
          <table:table-cell table:style-name="ce38" table:formula="of:=[$screen_negative.AS36]" office:value-type="float" office:value="0" calcext:value-type="float">
            <text:p>0</text:p>
          </table:table-cell>
          <table:table-cell table:style-name="ce38" table:formula="of:=[$screen_negative.AT36]" office:value-type="float" office:value="0" calcext:value-type="float">
            <text:p>0</text:p>
          </table:table-cell>
          <table:table-cell table:style-name="ce38" table:formula="of:=[$screen_negative.AU36]" office:value-type="float" office:value="0" calcext:value-type="float">
            <text:p>0</text:p>
          </table:table-cell>
          <table:table-cell table:style-name="ce38" table:formula="of:=[$screen_negative.AV36]" office:value-type="float" office:value="0" calcext:value-type="float">
            <text:p>0</text:p>
          </table:table-cell>
          <table:table-cell table:style-name="ce38" table:formula="of:=[$screen_negative.AW36]" office:value-type="float" office:value="0" calcext:value-type="float">
            <text:p>0</text:p>
          </table:table-cell>
          <table:table-cell table:style-name="ce38" table:formula="of:=[$screen_negative.AX36]" office:value-type="float" office:value="0" calcext:value-type="float">
            <text:p>0</text:p>
          </table:table-cell>
          <table:table-cell table:style-name="ce38" table:formula="of:=[$screen_negative.AY36]" office:value-type="float" office:value="0" calcext:value-type="float">
            <text:p>0</text:p>
          </table:table-cell>
          <table:table-cell table:style-name="ce38" table:formula="of:=[$screen_negative.AZ36]" office:value-type="float" office:value="0" calcext:value-type="float">
            <text:p>0</text:p>
          </table:table-cell>
          <table:table-cell table:style-name="ce38" table:formula="of:=[$screen_negative.BA36]" office:value-type="float" office:value="0" calcext:value-type="float">
            <text:p>0</text:p>
          </table:table-cell>
          <table:table-cell table:style-name="ce38" table:formula="of:=[$screen_negative.BB36]" office:value-type="float" office:value="0" calcext:value-type="float">
            <text:p>0</text:p>
          </table:table-cell>
          <table:table-cell table:style-name="ce38" table:formula="of:=[$screen_negative.BC36]" office:value-type="float" office:value="0" calcext:value-type="float">
            <text:p>0</text:p>
          </table:table-cell>
          <table:table-cell table:style-name="ce38" table:formula="of:=[$screen_negative.BD36]" office:value-type="float" office:value="0" calcext:value-type="float">
            <text:p>0</text:p>
          </table:table-cell>
          <table:table-cell table:style-name="ce38" table:formula="of:=[$screen_negative.BE36]" office:value-type="float" office:value="0" calcext:value-type="float">
            <text:p>0</text:p>
          </table:table-cell>
          <table:table-cell table:style-name="ce38" table:formula="of:=[$screen_negative.BF36]" office:value-type="float" office:value="0" calcext:value-type="float">
            <text:p>0</text:p>
          </table:table-cell>
          <table:table-cell table:style-name="ce38" table:formula="of:=[$screen_negative.BG36]" office:value-type="float" office:value="0" calcext:value-type="float">
            <text:p>0</text:p>
          </table:table-cell>
          <table:table-cell table:style-name="ce38" table:formula="of:=[$screen_negative.BH36]" office:value-type="float" office:value="0" calcext:value-type="float">
            <text:p>0</text:p>
          </table:table-cell>
          <table:table-cell table:style-name="ce38" table:formula="of:=[$screen_negative.BI36]" office:value-type="float" office:value="1" calcext:value-type="float">
            <text:p>1</text:p>
          </table:table-cell>
          <table:table-cell table:style-name="ce38" table:formula="of:=[$screen_negative.BJ36]" office:value-type="float" office:value="0" calcext:value-type="float">
            <text:p>0</text:p>
          </table:table-cell>
          <table:table-cell table:style-name="ce38" table:formula="of:=[$screen_negative.BK36]" office:value-type="float" office:value="0" calcext:value-type="float">
            <text:p>0</text:p>
          </table:table-cell>
          <table:table-cell table:style-name="ce38" table:formula="of:=[$screen_negative.BL36]" office:value-type="float" office:value="1" calcext:value-type="float">
            <text:p>1</text:p>
          </table:table-cell>
          <table:table-cell table:style-name="ce38" table:formula="of:=[$screen_negative.BM36]" office:value-type="float" office:value="1" calcext:value-type="float">
            <text:p>1</text:p>
          </table:table-cell>
          <table:table-cell table:style-name="ce38" table:formula="of:=[$screen_negative.BN36]" office:value-type="float" office:value="0" calcext:value-type="float">
            <text:p>0</text:p>
          </table:table-cell>
          <table:table-cell table:style-name="ce38" table:formula="of:=[$screen_negative.BO36]" office:value-type="float" office:value="0" calcext:value-type="float">
            <text:p>0</text:p>
          </table:table-cell>
          <table:table-cell table:style-name="ce38" table:formula="of:=[$screen_negative.BP36]" office:value-type="float" office:value="1" calcext:value-type="float">
            <text:p>1</text:p>
          </table:table-cell>
          <table:table-cell table:style-name="ce38" table:formula="of:=[$screen_negative.BQ36]" office:value-type="float" office:value="0" calcext:value-type="float">
            <text:p>0</text:p>
          </table:table-cell>
          <table:table-cell table:style-name="ce38" table:formula="of:=[$screen_negative.BR36]" office:value-type="float" office:value="0" calcext:value-type="float">
            <text:p>0</text:p>
          </table:table-cell>
          <table:table-cell table:style-name="ce38" table:formula="of:=[$screen_negative.BS36]" office:value-type="float" office:value="0" calcext:value-type="float">
            <text:p>0</text:p>
          </table:table-cell>
          <table:table-cell table:style-name="ce38" table:formula="of:=[$screen_negative.BT36]" office:value-type="float" office:value="0" calcext:value-type="float">
            <text:p>0</text:p>
          </table:table-cell>
          <table:table-cell table:style-name="ce38" table:formula="of:=[$screen_negative.BU36]" office:value-type="float" office:value="0" calcext:value-type="float">
            <text:p>0</text:p>
          </table:table-cell>
          <table:table-cell table:style-name="ce38" table:formula="of:=[$screen_negative.BV36]" office:value-type="float" office:value="0" calcext:value-type="float">
            <text:p>0</text:p>
          </table:table-cell>
          <table:table-cell table:style-name="ce38" table:formula="of:=[$screen_negative.BW36]" office:value-type="float" office:value="0" calcext:value-type="float">
            <text:p>0</text:p>
          </table:table-cell>
          <table:table-cell table:style-name="ce38" table:formula="of:=[$screen_negative.BX36]" office:value-type="float" office:value="0" calcext:value-type="float">
            <text:p>0</text:p>
          </table:table-cell>
          <table:table-cell table:style-name="ce38" table:formula="of:=[$screen_negative.BY36]" office:value-type="float" office:value="0" calcext:value-type="float">
            <text:p>0</text:p>
          </table:table-cell>
          <table:table-cell table:style-name="ce38" table:formula="of:=[$screen_negative.BZ36]" office:value-type="float" office:value="0" calcext:value-type="float">
            <text:p>0</text:p>
          </table:table-cell>
          <table:table-cell table:style-name="ce38" table:formula="of:=[$screen_negative.CA36]" office:value-type="float" office:value="0" calcext:value-type="float">
            <text:p>0</text:p>
          </table:table-cell>
          <table:table-cell table:style-name="ce38" table:formula="of:=[$screen_negative.CB36]" office:value-type="float" office:value="0" calcext:value-type="float">
            <text:p>0</text:p>
          </table:table-cell>
          <table:table-cell table:style-name="ce38" table:formula="of:=[$screen_negative.CC36]" office:value-type="float" office:value="0" calcext:value-type="float">
            <text:p>0</text:p>
          </table:table-cell>
          <table:table-cell table:style-name="ce38" table:formula="of:=[$screen_negative.CD36]" office:value-type="float" office:value="0" calcext:value-type="float">
            <text:p>0</text:p>
          </table:table-cell>
          <table:table-cell table:style-name="ce38" table:formula="of:=[$screen_negative.CE36]" office:value-type="float" office:value="0" calcext:value-type="float">
            <text:p>0</text:p>
          </table:table-cell>
          <table:table-cell table:style-name="ce38" table:formula="of:=[$screen_negative.CF36]" office:value-type="float" office:value="0" calcext:value-type="float">
            <text:p>0</text:p>
          </table:table-cell>
          <table:table-cell table:style-name="ce38" table:formula="of:=[$screen_negative.CG36]" office:value-type="float" office:value="0" calcext:value-type="float">
            <text:p>0</text:p>
          </table:table-cell>
          <table:table-cell table:style-name="ce38" table:formula="of:=[$screen_negative.CH36]" office:value-type="float" office:value="0" calcext:value-type="float">
            <text:p>0</text:p>
          </table:table-cell>
          <table:table-cell table:style-name="ce38" table:formula="of:=[$screen_negative.CI36]" office:value-type="float" office:value="0" calcext:value-type="float">
            <text:p>0</text:p>
          </table:table-cell>
          <table:table-cell table:style-name="ce38" table:formula="of:=[$screen_negative.CJ36]" office:value-type="float" office:value="0" calcext:value-type="float">
            <text:p>0</text:p>
          </table:table-cell>
          <table:table-cell table:style-name="ce38" table:formula="of:=[$screen_negative.CK36]" office:value-type="float" office:value="0" calcext:value-type="float">
            <text:p>0</text:p>
          </table:table-cell>
          <table:table-cell table:style-name="ce38" table:formula="of:=[$screen_negative.CL36]" office:value-type="float" office:value="0" calcext:value-type="float">
            <text:p>0</text:p>
          </table:table-cell>
          <table:table-cell table:style-name="ce38" table:formula="of:=[$screen_negative.CM36]" office:value-type="float" office:value="0" calcext:value-type="float">
            <text:p>0</text:p>
          </table:table-cell>
          <table:table-cell table:style-name="ce38" table:formula="of:=[$screen_negative.CN36]" office:value-type="float" office:value="0" calcext:value-type="float">
            <text:p>0</text:p>
          </table:table-cell>
          <table:table-cell table:style-name="ce38" table:formula="of:=[$screen_negative.CO36]" office:value-type="float" office:value="0" calcext:value-type="float">
            <text:p>0</text:p>
          </table:table-cell>
          <table:table-cell table:style-name="ce38" table:formula="of:=[$screen_negative.CP36]" office:value-type="float" office:value="1" calcext:value-type="float">
            <text:p>1</text:p>
          </table:table-cell>
          <table:table-cell table:style-name="ce38" table:formula="of:=[$screen_negative.CQ36]" office:value-type="float" office:value="0" calcext:value-type="float">
            <text:p>0</text:p>
          </table:table-cell>
          <table:table-cell table:style-name="ce38" table:formula="of:=[$screen_negative.CR36]" office:value-type="float" office:value="1" calcext:value-type="float">
            <text:p>1</text:p>
          </table:table-cell>
          <table:table-cell table:style-name="ce38" table:formula="of:=[$screen_negative.CS36]" office:value-type="float" office:value="0" calcext:value-type="float">
            <text:p>0</text:p>
          </table:table-cell>
          <table:table-cell table:style-name="ce38" table:formula="of:=[$screen_negative.CT36]" office:value-type="float" office:value="0" calcext:value-type="float">
            <text:p>0</text:p>
          </table:table-cell>
          <table:table-cell table:style-name="ce38" table:formula="of:=[$screen_negative.CU36]" office:value-type="float" office:value="0" calcext:value-type="float">
            <text:p>0</text:p>
          </table:table-cell>
          <table:table-cell table:style-name="ce38" table:formula="of:=[$screen_negative.CV36]" office:value-type="float" office:value="0" calcext:value-type="float">
            <text:p>0</text:p>
          </table:table-cell>
          <table:table-cell table:style-name="ce38" table:formula="of:=[$screen_negative.CW36]" office:value-type="float" office:value="0" calcext:value-type="float">
            <text:p>0</text:p>
          </table:table-cell>
          <table:table-cell table:style-name="ce38" table:formula="of:=[$screen_negative.CX36]" office:value-type="float" office:value="0" calcext:value-type="float">
            <text:p>0</text:p>
          </table:table-cell>
          <table:table-cell table:style-name="ce38" table:formula="of:=[$screen_negative.CY36]" office:value-type="float" office:value="0" calcext:value-type="float">
            <text:p>0</text:p>
          </table:table-cell>
          <table:table-cell table:style-name="ce38" table:formula="of:=[$screen_negative.CZ36]" office:value-type="float" office:value="0" calcext:value-type="float">
            <text:p>0</text:p>
          </table:table-cell>
          <table:table-cell table:style-name="ce38" table:formula="of:=[$screen_negative.DA36]" office:value-type="float" office:value="0" calcext:value-type="float">
            <text:p>0</text:p>
          </table:table-cell>
          <table:table-cell table:style-name="ce38" table:formula="of:=[$screen_negative.DB36]" office:value-type="float" office:value="0" calcext:value-type="float">
            <text:p>0</text:p>
          </table:table-cell>
          <table:table-cell table:style-name="ce38" table:formula="of:=[$screen_negative.DC36]" office:value-type="float" office:value="0" calcext:value-type="float">
            <text:p>0</text:p>
          </table:table-cell>
          <table:table-cell table:style-name="ce38" table:formula="of:=[$screen_negative.DD36]" office:value-type="float" office:value="0" calcext:value-type="float">
            <text:p>0</text:p>
          </table:table-cell>
          <table:table-cell table:style-name="ce38" table:formula="of:=[$screen_negative.DE36]" office:value-type="float" office:value="0" calcext:value-type="float">
            <text:p>0</text:p>
          </table:table-cell>
          <table:table-cell table:style-name="ce38" table:formula="of:=[$screen_negative.DF36]" office:value-type="float" office:value="0" calcext:value-type="float">
            <text:p>0</text:p>
          </table:table-cell>
          <table:table-cell table:style-name="ce38" table:formula="of:=[$screen_negative.DG36]" office:value-type="float" office:value="0" calcext:value-type="float">
            <text:p>0</text:p>
          </table:table-cell>
          <table:table-cell table:style-name="ce38" table:formula="of:=[$screen_negative.DH36]" office:value-type="float" office:value="0" calcext:value-type="float">
            <text:p>0</text:p>
          </table:table-cell>
          <table:table-cell table:style-name="ce38" table:formula="of:=[$screen_negative.DI36]" office:value-type="float" office:value="0" calcext:value-type="float">
            <text:p>0</text:p>
          </table:table-cell>
          <table:table-cell table:style-name="ce38" table:formula="of:=[$screen_negative.DJ36]" office:value-type="float" office:value="0" calcext:value-type="float">
            <text:p>0</text:p>
          </table:table-cell>
          <table:table-cell table:style-name="ce38" table:formula="of:=[$screen_negative.DK36]" office:value-type="float" office:value="0" calcext:value-type="float">
            <text:p>0</text:p>
          </table:table-cell>
          <table:table-cell table:style-name="ce38" table:formula="of:=[$screen_negative.DL36]" office:value-type="float" office:value="0" calcext:value-type="float">
            <text:p>0</text:p>
          </table:table-cell>
          <table:table-cell table:style-name="ce38" table:formula="of:=[$screen_negative.DM36]" office:value-type="float" office:value="0" calcext:value-type="float">
            <text:p>0</text:p>
          </table:table-cell>
          <table:table-cell table:style-name="ce38" table:formula="of:=[$screen_negative.DN36]" office:value-type="float" office:value="0" calcext:value-type="float">
            <text:p>0</text:p>
          </table:table-cell>
          <table:table-cell table:style-name="ce38" table:formula="of:=[$screen_negative.DO36]" office:value-type="float" office:value="0" calcext:value-type="float">
            <text:p>0</text:p>
          </table:table-cell>
          <table:table-cell table:style-name="ce38" table:formula="of:=[$screen_negative.DP36]" office:value-type="float" office:value="0" calcext:value-type="float">
            <text:p>0</text:p>
          </table:table-cell>
          <table:table-cell table:style-name="ce38" table:formula="of:=[$screen_negative.DQ36]" office:value-type="float" office:value="0" calcext:value-type="float">
            <text:p>0</text:p>
          </table:table-cell>
          <table:table-cell table:style-name="ce38" table:formula="of:=[$screen_negative.DR36]" office:value-type="float" office:value="0" calcext:value-type="float">
            <text:p>0</text:p>
          </table:table-cell>
          <table:table-cell table:style-name="ce38" table:formula="of:=[$screen_negative.DS36]" office:value-type="float" office:value="0" calcext:value-type="float">
            <text:p>0</text:p>
          </table:table-cell>
          <table:table-cell table:style-name="ce38" table:formula="of:=[$screen_negative.DT36]" office:value-type="float" office:value="0" calcext:value-type="float">
            <text:p>0</text:p>
          </table:table-cell>
          <table:table-cell table:style-name="ce38" table:formula="of:=[$screen_negative.DU36]" office:value-type="float" office:value="0" calcext:value-type="float">
            <text:p>0</text:p>
          </table:table-cell>
          <table:table-cell table:style-name="ce38" table:formula="of:=[$screen_negative.DV36]" office:value-type="float" office:value="0" calcext:value-type="float">
            <text:p>0</text:p>
          </table:table-cell>
          <table:table-cell table:style-name="ce38" table:formula="of:=[$screen_negative.DW36]" office:value-type="float" office:value="0" calcext:value-type="float">
            <text:p>0</text:p>
          </table:table-cell>
          <table:table-cell table:style-name="ce38" table:formula="of:=[$screen_negative.DX36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37]" office:value-type="float" office:value="0" calcext:value-type="float">
            <text:p>0</text:p>
          </table:table-cell>
          <table:table-cell table:style-name="ce38" table:formula="of:=[$screen_negative.B37]" office:value-type="float" office:value="0" calcext:value-type="float">
            <text:p>0</text:p>
          </table:table-cell>
          <table:table-cell table:style-name="ce38" table:formula="of:=[$screen_negative.C37]" office:value-type="float" office:value="0" calcext:value-type="float">
            <text:p>0</text:p>
          </table:table-cell>
          <table:table-cell table:style-name="ce38" table:formula="of:=[$screen_negative.D37]" office:value-type="float" office:value="0" calcext:value-type="float">
            <text:p>0</text:p>
          </table:table-cell>
          <table:table-cell table:style-name="ce38" table:formula="of:=[$screen_negative.E37]" office:value-type="float" office:value="0" calcext:value-type="float">
            <text:p>0</text:p>
          </table:table-cell>
          <table:table-cell table:style-name="ce38" table:formula="of:=[$screen_negative.F37]" office:value-type="float" office:value="0" calcext:value-type="float">
            <text:p>0</text:p>
          </table:table-cell>
          <table:table-cell table:style-name="ce38" table:formula="of:=[$screen_negative.G37]" office:value-type="float" office:value="0" calcext:value-type="float">
            <text:p>0</text:p>
          </table:table-cell>
          <table:table-cell table:style-name="ce38" table:formula="of:=[$screen_negative.H37]" office:value-type="float" office:value="0" calcext:value-type="float">
            <text:p>0</text:p>
          </table:table-cell>
          <table:table-cell table:style-name="ce38" table:formula="of:=[$screen_negative.I37]" office:value-type="float" office:value="0" calcext:value-type="float">
            <text:p>0</text:p>
          </table:table-cell>
          <table:table-cell table:style-name="ce38" table:formula="of:=[$screen_negative.J37]" office:value-type="float" office:value="0" calcext:value-type="float">
            <text:p>0</text:p>
          </table:table-cell>
          <table:table-cell table:style-name="ce38" table:formula="of:=[$screen_negative.K37]" office:value-type="float" office:value="0" calcext:value-type="float">
            <text:p>0</text:p>
          </table:table-cell>
          <table:table-cell table:style-name="ce38" table:formula="of:=[$screen_negative.L37]" office:value-type="float" office:value="0" calcext:value-type="float">
            <text:p>0</text:p>
          </table:table-cell>
          <table:table-cell table:style-name="ce38" table:formula="of:=[$screen_negative.M37]" office:value-type="float" office:value="0" calcext:value-type="float">
            <text:p>0</text:p>
          </table:table-cell>
          <table:table-cell table:style-name="ce38" table:formula="of:=[$screen_negative.N37]" office:value-type="float" office:value="0" calcext:value-type="float">
            <text:p>0</text:p>
          </table:table-cell>
          <table:table-cell table:style-name="ce38" table:formula="of:=[$screen_negative.O37]" office:value-type="float" office:value="0" calcext:value-type="float">
            <text:p>0</text:p>
          </table:table-cell>
          <table:table-cell table:style-name="ce38" table:formula="of:=[$screen_negative.P37]" office:value-type="float" office:value="0" calcext:value-type="float">
            <text:p>0</text:p>
          </table:table-cell>
          <table:table-cell table:style-name="ce38" table:formula="of:=[$screen_negative.Q37]" office:value-type="float" office:value="0" calcext:value-type="float">
            <text:p>0</text:p>
          </table:table-cell>
          <table:table-cell table:style-name="ce38" table:formula="of:=[$screen_negative.R37]" office:value-type="float" office:value="0" calcext:value-type="float">
            <text:p>0</text:p>
          </table:table-cell>
          <table:table-cell table:style-name="ce38" table:formula="of:=[$screen_negative.S37]" office:value-type="float" office:value="0" calcext:value-type="float">
            <text:p>0</text:p>
          </table:table-cell>
          <table:table-cell table:style-name="ce38" table:formula="of:=[$screen_negative.T37]" office:value-type="float" office:value="0" calcext:value-type="float">
            <text:p>0</text:p>
          </table:table-cell>
          <table:table-cell table:style-name="ce38" table:formula="of:=[$screen_negative.U37]" office:value-type="float" office:value="0" calcext:value-type="float">
            <text:p>0</text:p>
          </table:table-cell>
          <table:table-cell table:style-name="ce38" table:formula="of:=[$screen_negative.V37]" office:value-type="float" office:value="0" calcext:value-type="float">
            <text:p>0</text:p>
          </table:table-cell>
          <table:table-cell table:style-name="ce38" table:formula="of:=[$screen_negative.W37]" office:value-type="float" office:value="0" calcext:value-type="float">
            <text:p>0</text:p>
          </table:table-cell>
          <table:table-cell table:style-name="ce38" table:formula="of:=[$screen_negative.X37]" office:value-type="float" office:value="0" calcext:value-type="float">
            <text:p>0</text:p>
          </table:table-cell>
          <table:table-cell table:style-name="ce38" table:formula="of:=[$screen_negative.Y37]" office:value-type="float" office:value="0" calcext:value-type="float">
            <text:p>0</text:p>
          </table:table-cell>
          <table:table-cell table:style-name="ce38" table:formula="of:=[$screen_negative.Z37]" office:value-type="float" office:value="0" calcext:value-type="float">
            <text:p>0</text:p>
          </table:table-cell>
          <table:table-cell table:style-name="ce38" table:formula="of:=[$screen_negative.AA37]" office:value-type="float" office:value="0" calcext:value-type="float">
            <text:p>0</text:p>
          </table:table-cell>
          <table:table-cell table:style-name="ce38" table:formula="of:=[$screen_negative.AB37]" office:value-type="float" office:value="0" calcext:value-type="float">
            <text:p>0</text:p>
          </table:table-cell>
          <table:table-cell table:style-name="ce38" table:formula="of:=[$screen_negative.AC37]" office:value-type="float" office:value="0" calcext:value-type="float">
            <text:p>0</text:p>
          </table:table-cell>
          <table:table-cell table:style-name="ce38" table:formula="of:=[$screen_negative.AD37]" office:value-type="float" office:value="0" calcext:value-type="float">
            <text:p>0</text:p>
          </table:table-cell>
          <table:table-cell table:style-name="ce38" table:formula="of:=[$screen_negative.AE37]" office:value-type="float" office:value="0" calcext:value-type="float">
            <text:p>0</text:p>
          </table:table-cell>
          <table:table-cell table:style-name="ce38" table:formula="of:=[$screen_negative.AF37]" office:value-type="float" office:value="0" calcext:value-type="float">
            <text:p>0</text:p>
          </table:table-cell>
          <table:table-cell table:style-name="ce38" table:formula="of:=[$screen_negative.AG37]" office:value-type="float" office:value="1" calcext:value-type="float">
            <text:p>1</text:p>
          </table:table-cell>
          <table:table-cell table:style-name="ce38" table:formula="of:=[$screen_negative.AH37]" office:value-type="float" office:value="0" calcext:value-type="float">
            <text:p>0</text:p>
          </table:table-cell>
          <table:table-cell table:style-name="ce38" table:formula="of:=[$screen_negative.AI37]" office:value-type="float" office:value="1" calcext:value-type="float">
            <text:p>1</text:p>
          </table:table-cell>
          <table:table-cell table:style-name="ce38" table:formula="of:=[$screen_negative.AJ37]" office:value-type="float" office:value="0" calcext:value-type="float">
            <text:p>0</text:p>
          </table:table-cell>
          <table:table-cell table:style-name="ce38" table:formula="of:=[$screen_negative.AK37]" office:value-type="float" office:value="0" calcext:value-type="float">
            <text:p>0</text:p>
          </table:table-cell>
          <table:table-cell table:style-name="ce38" table:formula="of:=[$screen_negative.AL37]" office:value-type="float" office:value="0" calcext:value-type="float">
            <text:p>0</text:p>
          </table:table-cell>
          <table:table-cell table:style-name="ce38" table:formula="of:=[$screen_negative.AM37]" office:value-type="float" office:value="0" calcext:value-type="float">
            <text:p>0</text:p>
          </table:table-cell>
          <table:table-cell table:style-name="ce38" table:formula="of:=[$screen_negative.AN37]" office:value-type="float" office:value="0" calcext:value-type="float">
            <text:p>0</text:p>
          </table:table-cell>
          <table:table-cell table:style-name="ce38" table:formula="of:=[$screen_negative.AO37]" office:value-type="float" office:value="0" calcext:value-type="float">
            <text:p>0</text:p>
          </table:table-cell>
          <table:table-cell table:style-name="ce38" table:formula="of:=[$screen_negative.AP37]" office:value-type="float" office:value="0" calcext:value-type="float">
            <text:p>0</text:p>
          </table:table-cell>
          <table:table-cell table:style-name="ce38" table:formula="of:=[$screen_negative.AQ37]" office:value-type="float" office:value="0" calcext:value-type="float">
            <text:p>0</text:p>
          </table:table-cell>
          <table:table-cell table:style-name="ce38" table:formula="of:=[$screen_negative.AR37]" office:value-type="float" office:value="0" calcext:value-type="float">
            <text:p>0</text:p>
          </table:table-cell>
          <table:table-cell table:style-name="ce38" table:formula="of:=[$screen_negative.AS37]" office:value-type="float" office:value="0" calcext:value-type="float">
            <text:p>0</text:p>
          </table:table-cell>
          <table:table-cell table:style-name="ce38" table:formula="of:=[$screen_negative.AT37]" office:value-type="float" office:value="0" calcext:value-type="float">
            <text:p>0</text:p>
          </table:table-cell>
          <table:table-cell table:style-name="ce38" table:formula="of:=[$screen_negative.AU37]" office:value-type="float" office:value="0" calcext:value-type="float">
            <text:p>0</text:p>
          </table:table-cell>
          <table:table-cell table:style-name="ce38" table:formula="of:=[$screen_negative.AV37]" office:value-type="float" office:value="0" calcext:value-type="float">
            <text:p>0</text:p>
          </table:table-cell>
          <table:table-cell table:style-name="ce38" table:formula="of:=[$screen_negative.AW37]" office:value-type="float" office:value="0" calcext:value-type="float">
            <text:p>0</text:p>
          </table:table-cell>
          <table:table-cell table:style-name="ce38" table:formula="of:=[$screen_negative.AX37]" office:value-type="float" office:value="0" calcext:value-type="float">
            <text:p>0</text:p>
          </table:table-cell>
          <table:table-cell table:style-name="ce38" table:formula="of:=[$screen_negative.AY37]" office:value-type="float" office:value="0" calcext:value-type="float">
            <text:p>0</text:p>
          </table:table-cell>
          <table:table-cell table:style-name="ce38" table:formula="of:=[$screen_negative.AZ37]" office:value-type="float" office:value="0" calcext:value-type="float">
            <text:p>0</text:p>
          </table:table-cell>
          <table:table-cell table:style-name="ce38" table:formula="of:=[$screen_negative.BA37]" office:value-type="float" office:value="0" calcext:value-type="float">
            <text:p>0</text:p>
          </table:table-cell>
          <table:table-cell table:style-name="ce38" table:formula="of:=[$screen_negative.BB37]" office:value-type="float" office:value="0" calcext:value-type="float">
            <text:p>0</text:p>
          </table:table-cell>
          <table:table-cell table:style-name="ce38" table:formula="of:=[$screen_negative.BC37]" office:value-type="float" office:value="0" calcext:value-type="float">
            <text:p>0</text:p>
          </table:table-cell>
          <table:table-cell table:style-name="ce38" table:formula="of:=[$screen_negative.BD37]" office:value-type="float" office:value="0" calcext:value-type="float">
            <text:p>0</text:p>
          </table:table-cell>
          <table:table-cell table:style-name="ce38" table:formula="of:=[$screen_negative.BE37]" office:value-type="float" office:value="0" calcext:value-type="float">
            <text:p>0</text:p>
          </table:table-cell>
          <table:table-cell table:style-name="ce38" table:formula="of:=[$screen_negative.BF37]" office:value-type="float" office:value="0" calcext:value-type="float">
            <text:p>0</text:p>
          </table:table-cell>
          <table:table-cell table:style-name="ce38" table:formula="of:=[$screen_negative.BG37]" office:value-type="float" office:value="0" calcext:value-type="float">
            <text:p>0</text:p>
          </table:table-cell>
          <table:table-cell table:style-name="ce38" table:formula="of:=[$screen_negative.BH37]" office:value-type="float" office:value="1" calcext:value-type="float">
            <text:p>1</text:p>
          </table:table-cell>
          <table:table-cell table:style-name="ce38" table:formula="of:=[$screen_negative.BI37]" office:value-type="float" office:value="0" calcext:value-type="float">
            <text:p>0</text:p>
          </table:table-cell>
          <table:table-cell table:style-name="ce38" table:formula="of:=[$screen_negative.BJ37]" office:value-type="float" office:value="0" calcext:value-type="float">
            <text:p>0</text:p>
          </table:table-cell>
          <table:table-cell table:style-name="ce38" table:formula="of:=[$screen_negative.BK37]" office:value-type="float" office:value="0" calcext:value-type="float">
            <text:p>0</text:p>
          </table:table-cell>
          <table:table-cell table:style-name="ce38" table:formula="of:=[$screen_negative.BL37]" office:value-type="float" office:value="1" calcext:value-type="float">
            <text:p>1</text:p>
          </table:table-cell>
          <table:table-cell table:style-name="ce38" table:formula="of:=[$screen_negative.BM37]" office:value-type="float" office:value="1" calcext:value-type="float">
            <text:p>1</text:p>
          </table:table-cell>
          <table:table-cell table:style-name="ce38" table:formula="of:=[$screen_negative.BN37]" office:value-type="float" office:value="0" calcext:value-type="float">
            <text:p>0</text:p>
          </table:table-cell>
          <table:table-cell table:style-name="ce38" table:formula="of:=[$screen_negative.BO37]" office:value-type="float" office:value="0" calcext:value-type="float">
            <text:p>0</text:p>
          </table:table-cell>
          <table:table-cell table:style-name="ce38" table:formula="of:=[$screen_negative.BP37]" office:value-type="float" office:value="0" calcext:value-type="float">
            <text:p>0</text:p>
          </table:table-cell>
          <table:table-cell table:style-name="ce38" table:formula="of:=[$screen_negative.BQ37]" office:value-type="float" office:value="1" calcext:value-type="float">
            <text:p>1</text:p>
          </table:table-cell>
          <table:table-cell table:style-name="ce38" table:formula="of:=[$screen_negative.BR37]" office:value-type="float" office:value="0" calcext:value-type="float">
            <text:p>0</text:p>
          </table:table-cell>
          <table:table-cell table:style-name="ce38" table:formula="of:=[$screen_negative.BS37]" office:value-type="float" office:value="0" calcext:value-type="float">
            <text:p>0</text:p>
          </table:table-cell>
          <table:table-cell table:style-name="ce38" table:formula="of:=[$screen_negative.BT37]" office:value-type="float" office:value="0" calcext:value-type="float">
            <text:p>0</text:p>
          </table:table-cell>
          <table:table-cell table:style-name="ce38" table:formula="of:=[$screen_negative.BU37]" office:value-type="float" office:value="0" calcext:value-type="float">
            <text:p>0</text:p>
          </table:table-cell>
          <table:table-cell table:style-name="ce38" table:formula="of:=[$screen_negative.BV37]" office:value-type="float" office:value="0" calcext:value-type="float">
            <text:p>0</text:p>
          </table:table-cell>
          <table:table-cell table:style-name="ce38" table:formula="of:=[$screen_negative.BW37]" office:value-type="float" office:value="0" calcext:value-type="float">
            <text:p>0</text:p>
          </table:table-cell>
          <table:table-cell table:style-name="ce38" table:formula="of:=[$screen_negative.BX37]" office:value-type="float" office:value="0" calcext:value-type="float">
            <text:p>0</text:p>
          </table:table-cell>
          <table:table-cell table:style-name="ce38" table:formula="of:=[$screen_negative.BY37]" office:value-type="float" office:value="0" calcext:value-type="float">
            <text:p>0</text:p>
          </table:table-cell>
          <table:table-cell table:style-name="ce38" table:formula="of:=[$screen_negative.BZ37]" office:value-type="float" office:value="0" calcext:value-type="float">
            <text:p>0</text:p>
          </table:table-cell>
          <table:table-cell table:style-name="ce38" table:formula="of:=[$screen_negative.CA37]" office:value-type="float" office:value="0" calcext:value-type="float">
            <text:p>0</text:p>
          </table:table-cell>
          <table:table-cell table:style-name="ce38" table:formula="of:=[$screen_negative.CB37]" office:value-type="float" office:value="0" calcext:value-type="float">
            <text:p>0</text:p>
          </table:table-cell>
          <table:table-cell table:style-name="ce38" table:formula="of:=[$screen_negative.CC37]" office:value-type="float" office:value="0" calcext:value-type="float">
            <text:p>0</text:p>
          </table:table-cell>
          <table:table-cell table:style-name="ce38" table:formula="of:=[$screen_negative.CD37]" office:value-type="float" office:value="0" calcext:value-type="float">
            <text:p>0</text:p>
          </table:table-cell>
          <table:table-cell table:style-name="ce38" table:formula="of:=[$screen_negative.CE37]" office:value-type="float" office:value="0" calcext:value-type="float">
            <text:p>0</text:p>
          </table:table-cell>
          <table:table-cell table:style-name="ce38" table:formula="of:=[$screen_negative.CF37]" office:value-type="float" office:value="0" calcext:value-type="float">
            <text:p>0</text:p>
          </table:table-cell>
          <table:table-cell table:style-name="ce38" table:formula="of:=[$screen_negative.CG37]" office:value-type="float" office:value="0" calcext:value-type="float">
            <text:p>0</text:p>
          </table:table-cell>
          <table:table-cell table:style-name="ce38" table:formula="of:=[$screen_negative.CH37]" office:value-type="float" office:value="0" calcext:value-type="float">
            <text:p>0</text:p>
          </table:table-cell>
          <table:table-cell table:style-name="ce38" table:formula="of:=[$screen_negative.CI37]" office:value-type="float" office:value="0" calcext:value-type="float">
            <text:p>0</text:p>
          </table:table-cell>
          <table:table-cell table:style-name="ce38" table:formula="of:=[$screen_negative.CJ37]" office:value-type="float" office:value="0" calcext:value-type="float">
            <text:p>0</text:p>
          </table:table-cell>
          <table:table-cell table:style-name="ce38" table:formula="of:=[$screen_negative.CK37]" office:value-type="float" office:value="0" calcext:value-type="float">
            <text:p>0</text:p>
          </table:table-cell>
          <table:table-cell table:style-name="ce38" table:formula="of:=[$screen_negative.CL37]" office:value-type="float" office:value="0" calcext:value-type="float">
            <text:p>0</text:p>
          </table:table-cell>
          <table:table-cell table:style-name="ce38" table:formula="of:=[$screen_negative.CM37]" office:value-type="float" office:value="0" calcext:value-type="float">
            <text:p>0</text:p>
          </table:table-cell>
          <table:table-cell table:style-name="ce38" table:formula="of:=[$screen_negative.CN37]" office:value-type="float" office:value="0" calcext:value-type="float">
            <text:p>0</text:p>
          </table:table-cell>
          <table:table-cell table:style-name="ce38" table:formula="of:=[$screen_negative.CO37]" office:value-type="float" office:value="0" calcext:value-type="float">
            <text:p>0</text:p>
          </table:table-cell>
          <table:table-cell table:style-name="ce38" table:formula="of:=[$screen_negative.CP37]" office:value-type="float" office:value="1" calcext:value-type="float">
            <text:p>1</text:p>
          </table:table-cell>
          <table:table-cell table:style-name="ce38" table:formula="of:=[$screen_negative.CQ37]" office:value-type="float" office:value="0" calcext:value-type="float">
            <text:p>0</text:p>
          </table:table-cell>
          <table:table-cell table:style-name="ce38" table:formula="of:=[$screen_negative.CR37]" office:value-type="float" office:value="1" calcext:value-type="float">
            <text:p>1</text:p>
          </table:table-cell>
          <table:table-cell table:style-name="ce38" table:formula="of:=[$screen_negative.CS37]" office:value-type="float" office:value="0" calcext:value-type="float">
            <text:p>0</text:p>
          </table:table-cell>
          <table:table-cell table:style-name="ce38" table:formula="of:=[$screen_negative.CT37]" office:value-type="float" office:value="0" calcext:value-type="float">
            <text:p>0</text:p>
          </table:table-cell>
          <table:table-cell table:style-name="ce38" table:formula="of:=[$screen_negative.CU37]" office:value-type="float" office:value="0" calcext:value-type="float">
            <text:p>0</text:p>
          </table:table-cell>
          <table:table-cell table:style-name="ce38" table:formula="of:=[$screen_negative.CV37]" office:value-type="float" office:value="0" calcext:value-type="float">
            <text:p>0</text:p>
          </table:table-cell>
          <table:table-cell table:style-name="ce38" table:formula="of:=[$screen_negative.CW37]" office:value-type="float" office:value="0" calcext:value-type="float">
            <text:p>0</text:p>
          </table:table-cell>
          <table:table-cell table:style-name="ce38" table:formula="of:=[$screen_negative.CX37]" office:value-type="float" office:value="0" calcext:value-type="float">
            <text:p>0</text:p>
          </table:table-cell>
          <table:table-cell table:style-name="ce38" table:formula="of:=[$screen_negative.CY37]" office:value-type="float" office:value="0" calcext:value-type="float">
            <text:p>0</text:p>
          </table:table-cell>
          <table:table-cell table:style-name="ce38" table:formula="of:=[$screen_negative.CZ37]" office:value-type="float" office:value="0" calcext:value-type="float">
            <text:p>0</text:p>
          </table:table-cell>
          <table:table-cell table:style-name="ce38" table:formula="of:=[$screen_negative.DA37]" office:value-type="float" office:value="0" calcext:value-type="float">
            <text:p>0</text:p>
          </table:table-cell>
          <table:table-cell table:style-name="ce38" table:formula="of:=[$screen_negative.DB37]" office:value-type="float" office:value="0" calcext:value-type="float">
            <text:p>0</text:p>
          </table:table-cell>
          <table:table-cell table:style-name="ce38" table:formula="of:=[$screen_negative.DC37]" office:value-type="float" office:value="0" calcext:value-type="float">
            <text:p>0</text:p>
          </table:table-cell>
          <table:table-cell table:style-name="ce38" table:formula="of:=[$screen_negative.DD37]" office:value-type="float" office:value="0" calcext:value-type="float">
            <text:p>0</text:p>
          </table:table-cell>
          <table:table-cell table:style-name="ce38" table:formula="of:=[$screen_negative.DE37]" office:value-type="float" office:value="0" calcext:value-type="float">
            <text:p>0</text:p>
          </table:table-cell>
          <table:table-cell table:style-name="ce38" table:formula="of:=[$screen_negative.DF37]" office:value-type="float" office:value="0" calcext:value-type="float">
            <text:p>0</text:p>
          </table:table-cell>
          <table:table-cell table:style-name="ce38" table:formula="of:=[$screen_negative.DG37]" office:value-type="float" office:value="0" calcext:value-type="float">
            <text:p>0</text:p>
          </table:table-cell>
          <table:table-cell table:style-name="ce38" table:formula="of:=[$screen_negative.DH37]" office:value-type="float" office:value="0" calcext:value-type="float">
            <text:p>0</text:p>
          </table:table-cell>
          <table:table-cell table:style-name="ce38" table:formula="of:=[$screen_negative.DI37]" office:value-type="float" office:value="0" calcext:value-type="float">
            <text:p>0</text:p>
          </table:table-cell>
          <table:table-cell table:style-name="ce38" table:formula="of:=[$screen_negative.DJ37]" office:value-type="float" office:value="0" calcext:value-type="float">
            <text:p>0</text:p>
          </table:table-cell>
          <table:table-cell table:style-name="ce38" table:formula="of:=[$screen_negative.DK37]" office:value-type="float" office:value="0" calcext:value-type="float">
            <text:p>0</text:p>
          </table:table-cell>
          <table:table-cell table:style-name="ce38" table:formula="of:=[$screen_negative.DL37]" office:value-type="float" office:value="0" calcext:value-type="float">
            <text:p>0</text:p>
          </table:table-cell>
          <table:table-cell table:style-name="ce38" table:formula="of:=[$screen_negative.DM37]" office:value-type="float" office:value="0" calcext:value-type="float">
            <text:p>0</text:p>
          </table:table-cell>
          <table:table-cell table:style-name="ce38" table:formula="of:=[$screen_negative.DN37]" office:value-type="float" office:value="0" calcext:value-type="float">
            <text:p>0</text:p>
          </table:table-cell>
          <table:table-cell table:style-name="ce38" table:formula="of:=[$screen_negative.DO37]" office:value-type="float" office:value="0" calcext:value-type="float">
            <text:p>0</text:p>
          </table:table-cell>
          <table:table-cell table:style-name="ce38" table:formula="of:=[$screen_negative.DP37]" office:value-type="float" office:value="0" calcext:value-type="float">
            <text:p>0</text:p>
          </table:table-cell>
          <table:table-cell table:style-name="ce38" table:formula="of:=[$screen_negative.DQ37]" office:value-type="float" office:value="0" calcext:value-type="float">
            <text:p>0</text:p>
          </table:table-cell>
          <table:table-cell table:style-name="ce38" table:formula="of:=[$screen_negative.DR37]" office:value-type="float" office:value="0" calcext:value-type="float">
            <text:p>0</text:p>
          </table:table-cell>
          <table:table-cell table:style-name="ce38" table:formula="of:=[$screen_negative.DS37]" office:value-type="float" office:value="0" calcext:value-type="float">
            <text:p>0</text:p>
          </table:table-cell>
          <table:table-cell table:style-name="ce38" table:formula="of:=[$screen_negative.DT37]" office:value-type="float" office:value="0" calcext:value-type="float">
            <text:p>0</text:p>
          </table:table-cell>
          <table:table-cell table:style-name="ce38" table:formula="of:=[$screen_negative.DU37]" office:value-type="float" office:value="0" calcext:value-type="float">
            <text:p>0</text:p>
          </table:table-cell>
          <table:table-cell table:style-name="ce38" table:formula="of:=[$screen_negative.DV37]" office:value-type="float" office:value="0" calcext:value-type="float">
            <text:p>0</text:p>
          </table:table-cell>
          <table:table-cell table:style-name="ce38" table:formula="of:=[$screen_negative.DW37]" office:value-type="float" office:value="0" calcext:value-type="float">
            <text:p>0</text:p>
          </table:table-cell>
          <table:table-cell table:style-name="ce38" table:formula="of:=[$screen_negative.DX37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38]" office:value-type="float" office:value="0" calcext:value-type="float">
            <text:p>0</text:p>
          </table:table-cell>
          <table:table-cell table:style-name="ce38" table:formula="of:=[$screen_negative.B38]" office:value-type="float" office:value="0" calcext:value-type="float">
            <text:p>0</text:p>
          </table:table-cell>
          <table:table-cell table:style-name="ce38" table:formula="of:=[$screen_negative.C38]" office:value-type="float" office:value="0" calcext:value-type="float">
            <text:p>0</text:p>
          </table:table-cell>
          <table:table-cell table:style-name="ce38" table:formula="of:=[$screen_negative.D38]" office:value-type="float" office:value="0" calcext:value-type="float">
            <text:p>0</text:p>
          </table:table-cell>
          <table:table-cell table:style-name="ce38" table:formula="of:=[$screen_negative.E38]" office:value-type="float" office:value="0" calcext:value-type="float">
            <text:p>0</text:p>
          </table:table-cell>
          <table:table-cell table:style-name="ce38" table:formula="of:=[$screen_negative.F38]" office:value-type="float" office:value="0" calcext:value-type="float">
            <text:p>0</text:p>
          </table:table-cell>
          <table:table-cell table:style-name="ce38" table:formula="of:=[$screen_negative.G38]" office:value-type="float" office:value="0" calcext:value-type="float">
            <text:p>0</text:p>
          </table:table-cell>
          <table:table-cell table:style-name="ce38" table:formula="of:=[$screen_negative.H38]" office:value-type="float" office:value="0" calcext:value-type="float">
            <text:p>0</text:p>
          </table:table-cell>
          <table:table-cell table:style-name="ce38" table:formula="of:=[$screen_negative.I38]" office:value-type="float" office:value="0" calcext:value-type="float">
            <text:p>0</text:p>
          </table:table-cell>
          <table:table-cell table:style-name="ce38" table:formula="of:=[$screen_negative.J38]" office:value-type="float" office:value="0" calcext:value-type="float">
            <text:p>0</text:p>
          </table:table-cell>
          <table:table-cell table:style-name="ce38" table:formula="of:=[$screen_negative.K38]" office:value-type="float" office:value="0" calcext:value-type="float">
            <text:p>0</text:p>
          </table:table-cell>
          <table:table-cell table:style-name="ce38" table:formula="of:=[$screen_negative.L38]" office:value-type="float" office:value="0" calcext:value-type="float">
            <text:p>0</text:p>
          </table:table-cell>
          <table:table-cell table:style-name="ce38" table:formula="of:=[$screen_negative.M38]" office:value-type="float" office:value="0" calcext:value-type="float">
            <text:p>0</text:p>
          </table:table-cell>
          <table:table-cell table:style-name="ce38" table:formula="of:=[$screen_negative.N38]" office:value-type="float" office:value="0" calcext:value-type="float">
            <text:p>0</text:p>
          </table:table-cell>
          <table:table-cell table:style-name="ce38" table:formula="of:=[$screen_negative.O38]" office:value-type="float" office:value="0" calcext:value-type="float">
            <text:p>0</text:p>
          </table:table-cell>
          <table:table-cell table:style-name="ce38" table:formula="of:=[$screen_negative.P38]" office:value-type="float" office:value="0" calcext:value-type="float">
            <text:p>0</text:p>
          </table:table-cell>
          <table:table-cell table:style-name="ce38" table:formula="of:=[$screen_negative.Q38]" office:value-type="float" office:value="0" calcext:value-type="float">
            <text:p>0</text:p>
          </table:table-cell>
          <table:table-cell table:style-name="ce38" table:formula="of:=[$screen_negative.R38]" office:value-type="float" office:value="0" calcext:value-type="float">
            <text:p>0</text:p>
          </table:table-cell>
          <table:table-cell table:style-name="ce38" table:formula="of:=[$screen_negative.S38]" office:value-type="float" office:value="0" calcext:value-type="float">
            <text:p>0</text:p>
          </table:table-cell>
          <table:table-cell table:style-name="ce38" table:formula="of:=[$screen_negative.T38]" office:value-type="float" office:value="0" calcext:value-type="float">
            <text:p>0</text:p>
          </table:table-cell>
          <table:table-cell table:style-name="ce38" table:formula="of:=[$screen_negative.U38]" office:value-type="float" office:value="0" calcext:value-type="float">
            <text:p>0</text:p>
          </table:table-cell>
          <table:table-cell table:style-name="ce38" table:formula="of:=[$screen_negative.V38]" office:value-type="float" office:value="0" calcext:value-type="float">
            <text:p>0</text:p>
          </table:table-cell>
          <table:table-cell table:style-name="ce38" table:formula="of:=[$screen_negative.W38]" office:value-type="float" office:value="0" calcext:value-type="float">
            <text:p>0</text:p>
          </table:table-cell>
          <table:table-cell table:style-name="ce38" table:formula="of:=[$screen_negative.X38]" office:value-type="float" office:value="0" calcext:value-type="float">
            <text:p>0</text:p>
          </table:table-cell>
          <table:table-cell table:style-name="ce38" table:formula="of:=[$screen_negative.Y38]" office:value-type="float" office:value="0" calcext:value-type="float">
            <text:p>0</text:p>
          </table:table-cell>
          <table:table-cell table:style-name="ce38" table:formula="of:=[$screen_negative.Z38]" office:value-type="float" office:value="0" calcext:value-type="float">
            <text:p>0</text:p>
          </table:table-cell>
          <table:table-cell table:style-name="ce38" table:formula="of:=[$screen_negative.AA38]" office:value-type="float" office:value="0" calcext:value-type="float">
            <text:p>0</text:p>
          </table:table-cell>
          <table:table-cell table:style-name="ce38" table:formula="of:=[$screen_negative.AB38]" office:value-type="float" office:value="0" calcext:value-type="float">
            <text:p>0</text:p>
          </table:table-cell>
          <table:table-cell table:style-name="ce38" table:formula="of:=[$screen_negative.AC38]" office:value-type="float" office:value="0" calcext:value-type="float">
            <text:p>0</text:p>
          </table:table-cell>
          <table:table-cell table:style-name="ce38" table:formula="of:=[$screen_negative.AD38]" office:value-type="float" office:value="0" calcext:value-type="float">
            <text:p>0</text:p>
          </table:table-cell>
          <table:table-cell table:style-name="ce38" table:formula="of:=[$screen_negative.AE38]" office:value-type="float" office:value="0" calcext:value-type="float">
            <text:p>0</text:p>
          </table:table-cell>
          <table:table-cell table:style-name="ce38" table:formula="of:=[$screen_negative.AF38]" office:value-type="float" office:value="0" calcext:value-type="float">
            <text:p>0</text:p>
          </table:table-cell>
          <table:table-cell table:style-name="ce38" table:formula="of:=[$screen_negative.AG38]" office:value-type="float" office:value="1" calcext:value-type="float">
            <text:p>1</text:p>
          </table:table-cell>
          <table:table-cell table:style-name="ce38" table:formula="of:=[$screen_negative.AH38]" office:value-type="float" office:value="0" calcext:value-type="float">
            <text:p>0</text:p>
          </table:table-cell>
          <table:table-cell table:style-name="ce38" table:formula="of:=[$screen_negative.AI38]" office:value-type="float" office:value="0" calcext:value-type="float">
            <text:p>0</text:p>
          </table:table-cell>
          <table:table-cell table:style-name="ce38" table:formula="of:=[$screen_negative.AJ38]" office:value-type="float" office:value="1" calcext:value-type="float">
            <text:p>1</text:p>
          </table:table-cell>
          <table:table-cell table:style-name="ce38" table:formula="of:=[$screen_negative.AK38]" office:value-type="float" office:value="0" calcext:value-type="float">
            <text:p>0</text:p>
          </table:table-cell>
          <table:table-cell table:style-name="ce38" table:formula="of:=[$screen_negative.AL38]" office:value-type="float" office:value="0" calcext:value-type="float">
            <text:p>0</text:p>
          </table:table-cell>
          <table:table-cell table:style-name="ce38" table:formula="of:=[$screen_negative.AM38]" office:value-type="float" office:value="0" calcext:value-type="float">
            <text:p>0</text:p>
          </table:table-cell>
          <table:table-cell table:style-name="ce38" table:formula="of:=[$screen_negative.AN38]" office:value-type="float" office:value="0" calcext:value-type="float">
            <text:p>0</text:p>
          </table:table-cell>
          <table:table-cell table:style-name="ce38" table:formula="of:=[$screen_negative.AO38]" office:value-type="float" office:value="0" calcext:value-type="float">
            <text:p>0</text:p>
          </table:table-cell>
          <table:table-cell table:style-name="ce38" table:formula="of:=[$screen_negative.AP38]" office:value-type="float" office:value="0" calcext:value-type="float">
            <text:p>0</text:p>
          </table:table-cell>
          <table:table-cell table:style-name="ce38" table:formula="of:=[$screen_negative.AQ38]" office:value-type="float" office:value="0" calcext:value-type="float">
            <text:p>0</text:p>
          </table:table-cell>
          <table:table-cell table:style-name="ce38" table:formula="of:=[$screen_negative.AR38]" office:value-type="float" office:value="0" calcext:value-type="float">
            <text:p>0</text:p>
          </table:table-cell>
          <table:table-cell table:style-name="ce38" table:formula="of:=[$screen_negative.AS38]" office:value-type="float" office:value="0" calcext:value-type="float">
            <text:p>0</text:p>
          </table:table-cell>
          <table:table-cell table:style-name="ce38" table:formula="of:=[$screen_negative.AT38]" office:value-type="float" office:value="0" calcext:value-type="float">
            <text:p>0</text:p>
          </table:table-cell>
          <table:table-cell table:style-name="ce38" table:formula="of:=[$screen_negative.AU38]" office:value-type="float" office:value="0" calcext:value-type="float">
            <text:p>0</text:p>
          </table:table-cell>
          <table:table-cell table:style-name="ce38" table:formula="of:=[$screen_negative.AV38]" office:value-type="float" office:value="0" calcext:value-type="float">
            <text:p>0</text:p>
          </table:table-cell>
          <table:table-cell table:style-name="ce38" table:formula="of:=[$screen_negative.AW38]" office:value-type="float" office:value="0" calcext:value-type="float">
            <text:p>0</text:p>
          </table:table-cell>
          <table:table-cell table:style-name="ce38" table:formula="of:=[$screen_negative.AX38]" office:value-type="float" office:value="0" calcext:value-type="float">
            <text:p>0</text:p>
          </table:table-cell>
          <table:table-cell table:style-name="ce38" table:formula="of:=[$screen_negative.AY38]" office:value-type="float" office:value="0" calcext:value-type="float">
            <text:p>0</text:p>
          </table:table-cell>
          <table:table-cell table:style-name="ce38" table:formula="of:=[$screen_negative.AZ38]" office:value-type="float" office:value="0" calcext:value-type="float">
            <text:p>0</text:p>
          </table:table-cell>
          <table:table-cell table:style-name="ce38" table:formula="of:=[$screen_negative.BA38]" office:value-type="float" office:value="0" calcext:value-type="float">
            <text:p>0</text:p>
          </table:table-cell>
          <table:table-cell table:style-name="ce38" table:formula="of:=[$screen_negative.BB38]" office:value-type="float" office:value="0" calcext:value-type="float">
            <text:p>0</text:p>
          </table:table-cell>
          <table:table-cell table:style-name="ce38" table:formula="of:=[$screen_negative.BC38]" office:value-type="float" office:value="0" calcext:value-type="float">
            <text:p>0</text:p>
          </table:table-cell>
          <table:table-cell table:style-name="ce38" table:formula="of:=[$screen_negative.BD38]" office:value-type="float" office:value="0" calcext:value-type="float">
            <text:p>0</text:p>
          </table:table-cell>
          <table:table-cell table:style-name="ce38" table:formula="of:=[$screen_negative.BE38]" office:value-type="float" office:value="0" calcext:value-type="float">
            <text:p>0</text:p>
          </table:table-cell>
          <table:table-cell table:style-name="ce38" table:formula="of:=[$screen_negative.BF38]" office:value-type="float" office:value="0" calcext:value-type="float">
            <text:p>0</text:p>
          </table:table-cell>
          <table:table-cell table:style-name="ce38" table:formula="of:=[$screen_negative.BG38]" office:value-type="float" office:value="1" calcext:value-type="float">
            <text:p>1</text:p>
          </table:table-cell>
          <table:table-cell table:style-name="ce38" table:formula="of:=[$screen_negative.BH38]" office:value-type="float" office:value="0" calcext:value-type="float">
            <text:p>0</text:p>
          </table:table-cell>
          <table:table-cell table:style-name="ce38" table:formula="of:=[$screen_negative.BI38]" office:value-type="float" office:value="0" calcext:value-type="float">
            <text:p>0</text:p>
          </table:table-cell>
          <table:table-cell table:style-name="ce38" table:formula="of:=[$screen_negative.BJ38]" office:value-type="float" office:value="0" calcext:value-type="float">
            <text:p>0</text:p>
          </table:table-cell>
          <table:table-cell table:style-name="ce38" table:formula="of:=[$screen_negative.BK38]" office:value-type="float" office:value="0" calcext:value-type="float">
            <text:p>0</text:p>
          </table:table-cell>
          <table:table-cell table:style-name="ce38" table:formula="of:=[$screen_negative.BL38]" office:value-type="float" office:value="0" calcext:value-type="float">
            <text:p>0</text:p>
          </table:table-cell>
          <table:table-cell table:style-name="ce38" table:formula="of:=[$screen_negative.BM38]" office:value-type="float" office:value="0" calcext:value-type="float">
            <text:p>0</text:p>
          </table:table-cell>
          <table:table-cell table:style-name="ce38" table:formula="of:=[$screen_negative.BN38]" office:value-type="float" office:value="0" calcext:value-type="float">
            <text:p>0</text:p>
          </table:table-cell>
          <table:table-cell table:style-name="ce38" table:formula="of:=[$screen_negative.BO38]" office:value-type="float" office:value="0" calcext:value-type="float">
            <text:p>0</text:p>
          </table:table-cell>
          <table:table-cell table:style-name="ce38" table:formula="of:=[$screen_negative.BP38]" office:value-type="float" office:value="0" calcext:value-type="float">
            <text:p>0</text:p>
          </table:table-cell>
          <table:table-cell table:style-name="ce38" table:formula="of:=[$screen_negative.BQ38]" office:value-type="float" office:value="0" calcext:value-type="float">
            <text:p>0</text:p>
          </table:table-cell>
          <table:table-cell table:style-name="ce38" table:formula="of:=[$screen_negative.BR38]" office:value-type="float" office:value="1" calcext:value-type="float">
            <text:p>1</text:p>
          </table:table-cell>
          <table:table-cell table:style-name="ce38" table:formula="of:=[$screen_negative.BS38]" office:value-type="float" office:value="0" calcext:value-type="float">
            <text:p>0</text:p>
          </table:table-cell>
          <table:table-cell table:style-name="ce38" table:formula="of:=[$screen_negative.BT38]" office:value-type="float" office:value="0" calcext:value-type="float">
            <text:p>0</text:p>
          </table:table-cell>
          <table:table-cell table:style-name="ce38" table:formula="of:=[$screen_negative.BU38]" office:value-type="float" office:value="0" calcext:value-type="float">
            <text:p>0</text:p>
          </table:table-cell>
          <table:table-cell table:style-name="ce38" table:formula="of:=[$screen_negative.BV38]" office:value-type="float" office:value="0" calcext:value-type="float">
            <text:p>0</text:p>
          </table:table-cell>
          <table:table-cell table:style-name="ce38" table:formula="of:=[$screen_negative.BW38]" office:value-type="float" office:value="0" calcext:value-type="float">
            <text:p>0</text:p>
          </table:table-cell>
          <table:table-cell table:style-name="ce38" table:formula="of:=[$screen_negative.BX38]" office:value-type="float" office:value="0" calcext:value-type="float">
            <text:p>0</text:p>
          </table:table-cell>
          <table:table-cell table:style-name="ce38" table:formula="of:=[$screen_negative.BY38]" office:value-type="float" office:value="0" calcext:value-type="float">
            <text:p>0</text:p>
          </table:table-cell>
          <table:table-cell table:style-name="ce38" table:formula="of:=[$screen_negative.BZ38]" office:value-type="float" office:value="0" calcext:value-type="float">
            <text:p>0</text:p>
          </table:table-cell>
          <table:table-cell table:style-name="ce38" table:formula="of:=[$screen_negative.CA38]" office:value-type="float" office:value="0" calcext:value-type="float">
            <text:p>0</text:p>
          </table:table-cell>
          <table:table-cell table:style-name="ce38" table:formula="of:=[$screen_negative.CB38]" office:value-type="float" office:value="0" calcext:value-type="float">
            <text:p>0</text:p>
          </table:table-cell>
          <table:table-cell table:style-name="ce38" table:formula="of:=[$screen_negative.CC38]" office:value-type="float" office:value="0" calcext:value-type="float">
            <text:p>0</text:p>
          </table:table-cell>
          <table:table-cell table:style-name="ce38" table:formula="of:=[$screen_negative.CD38]" office:value-type="float" office:value="0" calcext:value-type="float">
            <text:p>0</text:p>
          </table:table-cell>
          <table:table-cell table:style-name="ce38" table:formula="of:=[$screen_negative.CE38]" office:value-type="float" office:value="0" calcext:value-type="float">
            <text:p>0</text:p>
          </table:table-cell>
          <table:table-cell table:style-name="ce38" table:formula="of:=[$screen_negative.CF38]" office:value-type="float" office:value="0" calcext:value-type="float">
            <text:p>0</text:p>
          </table:table-cell>
          <table:table-cell table:style-name="ce38" table:formula="of:=[$screen_negative.CG38]" office:value-type="float" office:value="0" calcext:value-type="float">
            <text:p>0</text:p>
          </table:table-cell>
          <table:table-cell table:style-name="ce38" table:formula="of:=[$screen_negative.CH38]" office:value-type="float" office:value="0" calcext:value-type="float">
            <text:p>0</text:p>
          </table:table-cell>
          <table:table-cell table:style-name="ce38" table:formula="of:=[$screen_negative.CI38]" office:value-type="float" office:value="0" calcext:value-type="float">
            <text:p>0</text:p>
          </table:table-cell>
          <table:table-cell table:style-name="ce38" table:formula="of:=[$screen_negative.CJ38]" office:value-type="float" office:value="0" calcext:value-type="float">
            <text:p>0</text:p>
          </table:table-cell>
          <table:table-cell table:style-name="ce38" table:formula="of:=[$screen_negative.CK38]" office:value-type="float" office:value="0" calcext:value-type="float">
            <text:p>0</text:p>
          </table:table-cell>
          <table:table-cell table:style-name="ce38" table:formula="of:=[$screen_negative.CL38]" office:value-type="float" office:value="0" calcext:value-type="float">
            <text:p>0</text:p>
          </table:table-cell>
          <table:table-cell table:style-name="ce38" table:formula="of:=[$screen_negative.CM38]" office:value-type="float" office:value="0" calcext:value-type="float">
            <text:p>0</text:p>
          </table:table-cell>
          <table:table-cell table:style-name="ce38" table:formula="of:=[$screen_negative.CN38]" office:value-type="float" office:value="0" calcext:value-type="float">
            <text:p>0</text:p>
          </table:table-cell>
          <table:table-cell table:style-name="ce38" table:formula="of:=[$screen_negative.CO38]" office:value-type="float" office:value="1" calcext:value-type="float">
            <text:p>1</text:p>
          </table:table-cell>
          <table:table-cell table:style-name="ce38" table:formula="of:=[$screen_negative.CP38]" office:value-type="float" office:value="0" calcext:value-type="float">
            <text:p>0</text:p>
          </table:table-cell>
          <table:table-cell table:style-name="ce38" table:formula="of:=[$screen_negative.CQ38]" office:value-type="float" office:value="0" calcext:value-type="float">
            <text:p>0</text:p>
          </table:table-cell>
          <table:table-cell table:style-name="ce38" table:formula="of:=[$screen_negative.CR38]" office:value-type="float" office:value="1" calcext:value-type="float">
            <text:p>1</text:p>
          </table:table-cell>
          <table:table-cell table:style-name="ce38" table:formula="of:=[$screen_negative.CS38]" office:value-type="float" office:value="0" calcext:value-type="float">
            <text:p>0</text:p>
          </table:table-cell>
          <table:table-cell table:style-name="ce38" table:formula="of:=[$screen_negative.CT38]" office:value-type="float" office:value="0" calcext:value-type="float">
            <text:p>0</text:p>
          </table:table-cell>
          <table:table-cell table:style-name="ce38" table:formula="of:=[$screen_negative.CU38]" office:value-type="float" office:value="0" calcext:value-type="float">
            <text:p>0</text:p>
          </table:table-cell>
          <table:table-cell table:style-name="ce38" table:formula="of:=[$screen_negative.CV38]" office:value-type="float" office:value="0" calcext:value-type="float">
            <text:p>0</text:p>
          </table:table-cell>
          <table:table-cell table:style-name="ce38" table:formula="of:=[$screen_negative.CW38]" office:value-type="float" office:value="0" calcext:value-type="float">
            <text:p>0</text:p>
          </table:table-cell>
          <table:table-cell table:style-name="ce38" table:formula="of:=[$screen_negative.CX38]" office:value-type="float" office:value="0" calcext:value-type="float">
            <text:p>0</text:p>
          </table:table-cell>
          <table:table-cell table:style-name="ce38" table:formula="of:=[$screen_negative.CY38]" office:value-type="float" office:value="0" calcext:value-type="float">
            <text:p>0</text:p>
          </table:table-cell>
          <table:table-cell table:style-name="ce38" table:formula="of:=[$screen_negative.CZ38]" office:value-type="float" office:value="0" calcext:value-type="float">
            <text:p>0</text:p>
          </table:table-cell>
          <table:table-cell table:style-name="ce38" table:formula="of:=[$screen_negative.DA38]" office:value-type="float" office:value="0" calcext:value-type="float">
            <text:p>0</text:p>
          </table:table-cell>
          <table:table-cell table:style-name="ce38" table:formula="of:=[$screen_negative.DB38]" office:value-type="float" office:value="0" calcext:value-type="float">
            <text:p>0</text:p>
          </table:table-cell>
          <table:table-cell table:style-name="ce38" table:formula="of:=[$screen_negative.DC38]" office:value-type="float" office:value="0" calcext:value-type="float">
            <text:p>0</text:p>
          </table:table-cell>
          <table:table-cell table:style-name="ce38" table:formula="of:=[$screen_negative.DD38]" office:value-type="float" office:value="0" calcext:value-type="float">
            <text:p>0</text:p>
          </table:table-cell>
          <table:table-cell table:style-name="ce38" table:formula="of:=[$screen_negative.DE38]" office:value-type="float" office:value="0" calcext:value-type="float">
            <text:p>0</text:p>
          </table:table-cell>
          <table:table-cell table:style-name="ce38" table:formula="of:=[$screen_negative.DF38]" office:value-type="float" office:value="0" calcext:value-type="float">
            <text:p>0</text:p>
          </table:table-cell>
          <table:table-cell table:style-name="ce38" table:formula="of:=[$screen_negative.DG38]" office:value-type="float" office:value="0" calcext:value-type="float">
            <text:p>0</text:p>
          </table:table-cell>
          <table:table-cell table:style-name="ce38" table:formula="of:=[$screen_negative.DH38]" office:value-type="float" office:value="0" calcext:value-type="float">
            <text:p>0</text:p>
          </table:table-cell>
          <table:table-cell table:style-name="ce38" table:formula="of:=[$screen_negative.DI38]" office:value-type="float" office:value="0" calcext:value-type="float">
            <text:p>0</text:p>
          </table:table-cell>
          <table:table-cell table:style-name="ce38" table:formula="of:=[$screen_negative.DJ38]" office:value-type="float" office:value="0" calcext:value-type="float">
            <text:p>0</text:p>
          </table:table-cell>
          <table:table-cell table:style-name="ce38" table:formula="of:=[$screen_negative.DK38]" office:value-type="float" office:value="0" calcext:value-type="float">
            <text:p>0</text:p>
          </table:table-cell>
          <table:table-cell table:style-name="ce38" table:formula="of:=[$screen_negative.DL38]" office:value-type="float" office:value="0" calcext:value-type="float">
            <text:p>0</text:p>
          </table:table-cell>
          <table:table-cell table:style-name="ce38" table:formula="of:=[$screen_negative.DM38]" office:value-type="float" office:value="0" calcext:value-type="float">
            <text:p>0</text:p>
          </table:table-cell>
          <table:table-cell table:style-name="ce38" table:formula="of:=[$screen_negative.DN38]" office:value-type="float" office:value="0" calcext:value-type="float">
            <text:p>0</text:p>
          </table:table-cell>
          <table:table-cell table:style-name="ce38" table:formula="of:=[$screen_negative.DO38]" office:value-type="float" office:value="0" calcext:value-type="float">
            <text:p>0</text:p>
          </table:table-cell>
          <table:table-cell table:style-name="ce38" table:formula="of:=[$screen_negative.DP38]" office:value-type="float" office:value="0" calcext:value-type="float">
            <text:p>0</text:p>
          </table:table-cell>
          <table:table-cell table:style-name="ce38" table:formula="of:=[$screen_negative.DQ38]" office:value-type="float" office:value="0" calcext:value-type="float">
            <text:p>0</text:p>
          </table:table-cell>
          <table:table-cell table:style-name="ce38" table:formula="of:=[$screen_negative.DR38]" office:value-type="float" office:value="0" calcext:value-type="float">
            <text:p>0</text:p>
          </table:table-cell>
          <table:table-cell table:style-name="ce38" table:formula="of:=[$screen_negative.DS38]" office:value-type="float" office:value="0" calcext:value-type="float">
            <text:p>0</text:p>
          </table:table-cell>
          <table:table-cell table:style-name="ce38" table:formula="of:=[$screen_negative.DT38]" office:value-type="float" office:value="0" calcext:value-type="float">
            <text:p>0</text:p>
          </table:table-cell>
          <table:table-cell table:style-name="ce38" table:formula="of:=[$screen_negative.DU38]" office:value-type="float" office:value="0" calcext:value-type="float">
            <text:p>0</text:p>
          </table:table-cell>
          <table:table-cell table:style-name="ce38" table:formula="of:=[$screen_negative.DV38]" office:value-type="float" office:value="0" calcext:value-type="float">
            <text:p>0</text:p>
          </table:table-cell>
          <table:table-cell table:style-name="ce38" table:formula="of:=[$screen_negative.DW38]" office:value-type="float" office:value="0" calcext:value-type="float">
            <text:p>0</text:p>
          </table:table-cell>
          <table:table-cell table:style-name="ce38" table:formula="of:=[$screen_negative.DX38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39]" office:value-type="float" office:value="0" calcext:value-type="float">
            <text:p>0</text:p>
          </table:table-cell>
          <table:table-cell table:style-name="ce38" table:formula="of:=[$screen_negative.B39]" office:value-type="float" office:value="0" calcext:value-type="float">
            <text:p>0</text:p>
          </table:table-cell>
          <table:table-cell table:style-name="ce38" table:formula="of:=[$screen_negative.C39]" office:value-type="float" office:value="0" calcext:value-type="float">
            <text:p>0</text:p>
          </table:table-cell>
          <table:table-cell table:style-name="ce38" table:formula="of:=[$screen_negative.D39]" office:value-type="float" office:value="0" calcext:value-type="float">
            <text:p>0</text:p>
          </table:table-cell>
          <table:table-cell table:style-name="ce38" table:formula="of:=[$screen_negative.E39]" office:value-type="float" office:value="0" calcext:value-type="float">
            <text:p>0</text:p>
          </table:table-cell>
          <table:table-cell table:style-name="ce38" table:formula="of:=[$screen_negative.F39]" office:value-type="float" office:value="0" calcext:value-type="float">
            <text:p>0</text:p>
          </table:table-cell>
          <table:table-cell table:style-name="ce38" table:formula="of:=[$screen_negative.G39]" office:value-type="float" office:value="0" calcext:value-type="float">
            <text:p>0</text:p>
          </table:table-cell>
          <table:table-cell table:style-name="ce38" table:formula="of:=[$screen_negative.H39]" office:value-type="float" office:value="0" calcext:value-type="float">
            <text:p>0</text:p>
          </table:table-cell>
          <table:table-cell table:style-name="ce38" table:formula="of:=[$screen_negative.I39]" office:value-type="float" office:value="0" calcext:value-type="float">
            <text:p>0</text:p>
          </table:table-cell>
          <table:table-cell table:style-name="ce38" table:formula="of:=[$screen_negative.J39]" office:value-type="float" office:value="0" calcext:value-type="float">
            <text:p>0</text:p>
          </table:table-cell>
          <table:table-cell table:style-name="ce38" table:formula="of:=[$screen_negative.K39]" office:value-type="float" office:value="0" calcext:value-type="float">
            <text:p>0</text:p>
          </table:table-cell>
          <table:table-cell table:style-name="ce38" table:formula="of:=[$screen_negative.L39]" office:value-type="float" office:value="0" calcext:value-type="float">
            <text:p>0</text:p>
          </table:table-cell>
          <table:table-cell table:style-name="ce38" table:formula="of:=[$screen_negative.M39]" office:value-type="float" office:value="0" calcext:value-type="float">
            <text:p>0</text:p>
          </table:table-cell>
          <table:table-cell table:style-name="ce38" table:formula="of:=[$screen_negative.N39]" office:value-type="float" office:value="0" calcext:value-type="float">
            <text:p>0</text:p>
          </table:table-cell>
          <table:table-cell table:style-name="ce38" table:formula="of:=[$screen_negative.O39]" office:value-type="float" office:value="0" calcext:value-type="float">
            <text:p>0</text:p>
          </table:table-cell>
          <table:table-cell table:style-name="ce38" table:formula="of:=[$screen_negative.P39]" office:value-type="float" office:value="0" calcext:value-type="float">
            <text:p>0</text:p>
          </table:table-cell>
          <table:table-cell table:style-name="ce38" table:formula="of:=[$screen_negative.Q39]" office:value-type="float" office:value="0" calcext:value-type="float">
            <text:p>0</text:p>
          </table:table-cell>
          <table:table-cell table:style-name="ce38" table:formula="of:=[$screen_negative.R39]" office:value-type="float" office:value="0" calcext:value-type="float">
            <text:p>0</text:p>
          </table:table-cell>
          <table:table-cell table:style-name="ce38" table:formula="of:=[$screen_negative.S39]" office:value-type="float" office:value="0" calcext:value-type="float">
            <text:p>0</text:p>
          </table:table-cell>
          <table:table-cell table:style-name="ce38" table:formula="of:=[$screen_negative.T39]" office:value-type="float" office:value="0" calcext:value-type="float">
            <text:p>0</text:p>
          </table:table-cell>
          <table:table-cell table:style-name="ce38" table:formula="of:=[$screen_negative.U39]" office:value-type="float" office:value="0" calcext:value-type="float">
            <text:p>0</text:p>
          </table:table-cell>
          <table:table-cell table:style-name="ce38" table:formula="of:=[$screen_negative.V39]" office:value-type="float" office:value="0" calcext:value-type="float">
            <text:p>0</text:p>
          </table:table-cell>
          <table:table-cell table:style-name="ce38" table:formula="of:=[$screen_negative.W39]" office:value-type="float" office:value="0" calcext:value-type="float">
            <text:p>0</text:p>
          </table:table-cell>
          <table:table-cell table:style-name="ce38" table:formula="of:=[$screen_negative.X39]" office:value-type="float" office:value="0" calcext:value-type="float">
            <text:p>0</text:p>
          </table:table-cell>
          <table:table-cell table:style-name="ce38" table:formula="of:=[$screen_negative.Y39]" office:value-type="float" office:value="0" calcext:value-type="float">
            <text:p>0</text:p>
          </table:table-cell>
          <table:table-cell table:style-name="ce38" table:formula="of:=[$screen_negative.Z39]" office:value-type="float" office:value="0" calcext:value-type="float">
            <text:p>0</text:p>
          </table:table-cell>
          <table:table-cell table:style-name="ce38" table:formula="of:=[$screen_negative.AA39]" office:value-type="float" office:value="0" calcext:value-type="float">
            <text:p>0</text:p>
          </table:table-cell>
          <table:table-cell table:style-name="ce38" table:formula="of:=[$screen_negative.AB39]" office:value-type="float" office:value="0" calcext:value-type="float">
            <text:p>0</text:p>
          </table:table-cell>
          <table:table-cell table:style-name="ce38" table:formula="of:=[$screen_negative.AC39]" office:value-type="float" office:value="0" calcext:value-type="float">
            <text:p>0</text:p>
          </table:table-cell>
          <table:table-cell table:style-name="ce38" table:formula="of:=[$screen_negative.AD39]" office:value-type="float" office:value="0" calcext:value-type="float">
            <text:p>0</text:p>
          </table:table-cell>
          <table:table-cell table:style-name="ce38" table:formula="of:=[$screen_negative.AE39]" office:value-type="float" office:value="0" calcext:value-type="float">
            <text:p>0</text:p>
          </table:table-cell>
          <table:table-cell table:style-name="ce38" table:formula="of:=[$screen_negative.AF39]" office:value-type="float" office:value="0" calcext:value-type="float">
            <text:p>0</text:p>
          </table:table-cell>
          <table:table-cell table:style-name="ce38" table:formula="of:=[$screen_negative.AG39]" office:value-type="float" office:value="0" calcext:value-type="float">
            <text:p>0</text:p>
          </table:table-cell>
          <table:table-cell table:style-name="ce38" table:formula="of:=[$screen_negative.AH39]" office:value-type="float" office:value="1" calcext:value-type="float">
            <text:p>1</text:p>
          </table:table-cell>
          <table:table-cell table:style-name="ce38" table:formula="of:=[$screen_negative.AI39]" office:value-type="float" office:value="0" calcext:value-type="float">
            <text:p>0</text:p>
          </table:table-cell>
          <table:table-cell table:style-name="ce38" table:formula="of:=[$screen_negative.AJ39]" office:value-type="float" office:value="1" calcext:value-type="float">
            <text:p>1</text:p>
          </table:table-cell>
          <table:table-cell table:style-name="ce38" table:formula="of:=[$screen_negative.AK39]" office:value-type="float" office:value="0" calcext:value-type="float">
            <text:p>0</text:p>
          </table:table-cell>
          <table:table-cell table:style-name="ce38" table:formula="of:=[$screen_negative.AL39]" office:value-type="float" office:value="0" calcext:value-type="float">
            <text:p>0</text:p>
          </table:table-cell>
          <table:table-cell table:style-name="ce38" table:formula="of:=[$screen_negative.AM39]" office:value-type="float" office:value="0" calcext:value-type="float">
            <text:p>0</text:p>
          </table:table-cell>
          <table:table-cell table:style-name="ce38" table:formula="of:=[$screen_negative.AN39]" office:value-type="float" office:value="0" calcext:value-type="float">
            <text:p>0</text:p>
          </table:table-cell>
          <table:table-cell table:style-name="ce38" table:formula="of:=[$screen_negative.AO39]" office:value-type="float" office:value="0" calcext:value-type="float">
            <text:p>0</text:p>
          </table:table-cell>
          <table:table-cell table:style-name="ce38" table:formula="of:=[$screen_negative.AP39]" office:value-type="float" office:value="0" calcext:value-type="float">
            <text:p>0</text:p>
          </table:table-cell>
          <table:table-cell table:style-name="ce38" table:formula="of:=[$screen_negative.AQ39]" office:value-type="float" office:value="0" calcext:value-type="float">
            <text:p>0</text:p>
          </table:table-cell>
          <table:table-cell table:style-name="ce38" table:formula="of:=[$screen_negative.AR39]" office:value-type="float" office:value="0" calcext:value-type="float">
            <text:p>0</text:p>
          </table:table-cell>
          <table:table-cell table:style-name="ce38" table:formula="of:=[$screen_negative.AS39]" office:value-type="float" office:value="0" calcext:value-type="float">
            <text:p>0</text:p>
          </table:table-cell>
          <table:table-cell table:style-name="ce38" table:formula="of:=[$screen_negative.AT39]" office:value-type="float" office:value="0" calcext:value-type="float">
            <text:p>0</text:p>
          </table:table-cell>
          <table:table-cell table:style-name="ce38" table:formula="of:=[$screen_negative.AU39]" office:value-type="float" office:value="0" calcext:value-type="float">
            <text:p>0</text:p>
          </table:table-cell>
          <table:table-cell table:style-name="ce38" table:formula="of:=[$screen_negative.AV39]" office:value-type="float" office:value="0" calcext:value-type="float">
            <text:p>0</text:p>
          </table:table-cell>
          <table:table-cell table:style-name="ce38" table:formula="of:=[$screen_negative.AW39]" office:value-type="float" office:value="0" calcext:value-type="float">
            <text:p>0</text:p>
          </table:table-cell>
          <table:table-cell table:style-name="ce38" table:formula="of:=[$screen_negative.AX39]" office:value-type="float" office:value="0" calcext:value-type="float">
            <text:p>0</text:p>
          </table:table-cell>
          <table:table-cell table:style-name="ce38" table:formula="of:=[$screen_negative.AY39]" office:value-type="float" office:value="0" calcext:value-type="float">
            <text:p>0</text:p>
          </table:table-cell>
          <table:table-cell table:style-name="ce38" table:formula="of:=[$screen_negative.AZ39]" office:value-type="float" office:value="0" calcext:value-type="float">
            <text:p>0</text:p>
          </table:table-cell>
          <table:table-cell table:style-name="ce38" table:formula="of:=[$screen_negative.BA39]" office:value-type="float" office:value="0" calcext:value-type="float">
            <text:p>0</text:p>
          </table:table-cell>
          <table:table-cell table:style-name="ce38" table:formula="of:=[$screen_negative.BB39]" office:value-type="float" office:value="0" calcext:value-type="float">
            <text:p>0</text:p>
          </table:table-cell>
          <table:table-cell table:style-name="ce38" table:formula="of:=[$screen_negative.BC39]" office:value-type="float" office:value="0" calcext:value-type="float">
            <text:p>0</text:p>
          </table:table-cell>
          <table:table-cell table:style-name="ce38" table:formula="of:=[$screen_negative.BD39]" office:value-type="float" office:value="0" calcext:value-type="float">
            <text:p>0</text:p>
          </table:table-cell>
          <table:table-cell table:style-name="ce38" table:formula="of:=[$screen_negative.BE39]" office:value-type="float" office:value="0" calcext:value-type="float">
            <text:p>0</text:p>
          </table:table-cell>
          <table:table-cell table:style-name="ce38" table:formula="of:=[$screen_negative.BF39]" office:value-type="float" office:value="1" calcext:value-type="float">
            <text:p>1</text:p>
          </table:table-cell>
          <table:table-cell table:style-name="ce38" table:formula="of:=[$screen_negative.BG39]" office:value-type="float" office:value="0" calcext:value-type="float">
            <text:p>0</text:p>
          </table:table-cell>
          <table:table-cell table:style-name="ce38" table:formula="of:=[$screen_negative.BH39]" office:value-type="float" office:value="0" calcext:value-type="float">
            <text:p>0</text:p>
          </table:table-cell>
          <table:table-cell table:style-name="ce38" table:formula="of:=[$screen_negative.BI39]" office:value-type="float" office:value="0" calcext:value-type="float">
            <text:p>0</text:p>
          </table:table-cell>
          <table:table-cell table:style-name="ce38" table:formula="of:=[$screen_negative.BJ39]" office:value-type="float" office:value="0" calcext:value-type="float">
            <text:p>0</text:p>
          </table:table-cell>
          <table:table-cell table:style-name="ce38" table:formula="of:=[$screen_negative.BK39]" office:value-type="float" office:value="0" calcext:value-type="float">
            <text:p>0</text:p>
          </table:table-cell>
          <table:table-cell table:style-name="ce38" table:formula="of:=[$screen_negative.BL39]" office:value-type="float" office:value="0" calcext:value-type="float">
            <text:p>0</text:p>
          </table:table-cell>
          <table:table-cell table:style-name="ce38" table:formula="of:=[$screen_negative.BM39]" office:value-type="float" office:value="0" calcext:value-type="float">
            <text:p>0</text:p>
          </table:table-cell>
          <table:table-cell table:style-name="ce38" table:formula="of:=[$screen_negative.BN39]" office:value-type="float" office:value="0" calcext:value-type="float">
            <text:p>0</text:p>
          </table:table-cell>
          <table:table-cell table:style-name="ce38" table:formula="of:=[$screen_negative.BO39]" office:value-type="float" office:value="0" calcext:value-type="float">
            <text:p>0</text:p>
          </table:table-cell>
          <table:table-cell table:style-name="ce38" table:formula="of:=[$screen_negative.BP39]" office:value-type="float" office:value="0" calcext:value-type="float">
            <text:p>0</text:p>
          </table:table-cell>
          <table:table-cell table:style-name="ce38" table:formula="of:=[$screen_negative.BQ39]" office:value-type="float" office:value="0" calcext:value-type="float">
            <text:p>0</text:p>
          </table:table-cell>
          <table:table-cell table:style-name="ce38" table:formula="of:=[$screen_negative.BR39]" office:value-type="float" office:value="0" calcext:value-type="float">
            <text:p>0</text:p>
          </table:table-cell>
          <table:table-cell table:style-name="ce38" table:formula="of:=[$screen_negative.BS39]" office:value-type="float" office:value="1" calcext:value-type="float">
            <text:p>1</text:p>
          </table:table-cell>
          <table:table-cell table:style-name="ce38" table:formula="of:=[$screen_negative.BT39]" office:value-type="float" office:value="0" calcext:value-type="float">
            <text:p>0</text:p>
          </table:table-cell>
          <table:table-cell table:style-name="ce38" table:formula="of:=[$screen_negative.BU39]" office:value-type="float" office:value="0" calcext:value-type="float">
            <text:p>0</text:p>
          </table:table-cell>
          <table:table-cell table:style-name="ce38" table:formula="of:=[$screen_negative.BV39]" office:value-type="float" office:value="0" calcext:value-type="float">
            <text:p>0</text:p>
          </table:table-cell>
          <table:table-cell table:style-name="ce38" table:formula="of:=[$screen_negative.BW39]" office:value-type="float" office:value="0" calcext:value-type="float">
            <text:p>0</text:p>
          </table:table-cell>
          <table:table-cell table:style-name="ce38" table:formula="of:=[$screen_negative.BX39]" office:value-type="float" office:value="0" calcext:value-type="float">
            <text:p>0</text:p>
          </table:table-cell>
          <table:table-cell table:style-name="ce38" table:formula="of:=[$screen_negative.BY39]" office:value-type="float" office:value="0" calcext:value-type="float">
            <text:p>0</text:p>
          </table:table-cell>
          <table:table-cell table:style-name="ce38" table:formula="of:=[$screen_negative.BZ39]" office:value-type="float" office:value="0" calcext:value-type="float">
            <text:p>0</text:p>
          </table:table-cell>
          <table:table-cell table:style-name="ce38" table:formula="of:=[$screen_negative.CA39]" office:value-type="float" office:value="0" calcext:value-type="float">
            <text:p>0</text:p>
          </table:table-cell>
          <table:table-cell table:style-name="ce38" table:formula="of:=[$screen_negative.CB39]" office:value-type="float" office:value="0" calcext:value-type="float">
            <text:p>0</text:p>
          </table:table-cell>
          <table:table-cell table:style-name="ce38" table:formula="of:=[$screen_negative.CC39]" office:value-type="float" office:value="0" calcext:value-type="float">
            <text:p>0</text:p>
          </table:table-cell>
          <table:table-cell table:style-name="ce38" table:formula="of:=[$screen_negative.CD39]" office:value-type="float" office:value="0" calcext:value-type="float">
            <text:p>0</text:p>
          </table:table-cell>
          <table:table-cell table:style-name="ce38" table:formula="of:=[$screen_negative.CE39]" office:value-type="float" office:value="0" calcext:value-type="float">
            <text:p>0</text:p>
          </table:table-cell>
          <table:table-cell table:style-name="ce38" table:formula="of:=[$screen_negative.CF39]" office:value-type="float" office:value="0" calcext:value-type="float">
            <text:p>0</text:p>
          </table:table-cell>
          <table:table-cell table:style-name="ce38" table:formula="of:=[$screen_negative.CG39]" office:value-type="float" office:value="0" calcext:value-type="float">
            <text:p>0</text:p>
          </table:table-cell>
          <table:table-cell table:style-name="ce38" table:formula="of:=[$screen_negative.CH39]" office:value-type="float" office:value="0" calcext:value-type="float">
            <text:p>0</text:p>
          </table:table-cell>
          <table:table-cell table:style-name="ce38" table:formula="of:=[$screen_negative.CI39]" office:value-type="float" office:value="0" calcext:value-type="float">
            <text:p>0</text:p>
          </table:table-cell>
          <table:table-cell table:style-name="ce38" table:formula="of:=[$screen_negative.CJ39]" office:value-type="float" office:value="0" calcext:value-type="float">
            <text:p>0</text:p>
          </table:table-cell>
          <table:table-cell table:style-name="ce38" table:formula="of:=[$screen_negative.CK39]" office:value-type="float" office:value="0" calcext:value-type="float">
            <text:p>0</text:p>
          </table:table-cell>
          <table:table-cell table:style-name="ce38" table:formula="of:=[$screen_negative.CL39]" office:value-type="float" office:value="0" calcext:value-type="float">
            <text:p>0</text:p>
          </table:table-cell>
          <table:table-cell table:style-name="ce38" table:formula="of:=[$screen_negative.CM39]" office:value-type="float" office:value="0" calcext:value-type="float">
            <text:p>0</text:p>
          </table:table-cell>
          <table:table-cell table:style-name="ce38" table:formula="of:=[$screen_negative.CN39]" office:value-type="float" office:value="0" calcext:value-type="float">
            <text:p>0</text:p>
          </table:table-cell>
          <table:table-cell table:style-name="ce38" table:formula="of:=[$screen_negative.CO39]" office:value-type="float" office:value="1" calcext:value-type="float">
            <text:p>1</text:p>
          </table:table-cell>
          <table:table-cell table:style-name="ce38" table:formula="of:=[$screen_negative.CP39]" office:value-type="float" office:value="0" calcext:value-type="float">
            <text:p>0</text:p>
          </table:table-cell>
          <table:table-cell table:style-name="ce38" table:formula="of:=[$screen_negative.CQ39]" office:value-type="float" office:value="1" calcext:value-type="float">
            <text:p>1</text:p>
          </table:table-cell>
          <table:table-cell table:style-name="ce38" table:formula="of:=[$screen_negative.CR39]" office:value-type="float" office:value="0" calcext:value-type="float">
            <text:p>0</text:p>
          </table:table-cell>
          <table:table-cell table:style-name="ce38" table:formula="of:=[$screen_negative.CS39]" office:value-type="float" office:value="0" calcext:value-type="float">
            <text:p>0</text:p>
          </table:table-cell>
          <table:table-cell table:style-name="ce38" table:formula="of:=[$screen_negative.CT39]" office:value-type="float" office:value="0" calcext:value-type="float">
            <text:p>0</text:p>
          </table:table-cell>
          <table:table-cell table:style-name="ce38" table:formula="of:=[$screen_negative.CU39]" office:value-type="float" office:value="0" calcext:value-type="float">
            <text:p>0</text:p>
          </table:table-cell>
          <table:table-cell table:style-name="ce38" table:formula="of:=[$screen_negative.CV39]" office:value-type="float" office:value="0" calcext:value-type="float">
            <text:p>0</text:p>
          </table:table-cell>
          <table:table-cell table:style-name="ce38" table:formula="of:=[$screen_negative.CW39]" office:value-type="float" office:value="0" calcext:value-type="float">
            <text:p>0</text:p>
          </table:table-cell>
          <table:table-cell table:style-name="ce38" table:formula="of:=[$screen_negative.CX39]" office:value-type="float" office:value="0" calcext:value-type="float">
            <text:p>0</text:p>
          </table:table-cell>
          <table:table-cell table:style-name="ce38" table:formula="of:=[$screen_negative.CY39]" office:value-type="float" office:value="0" calcext:value-type="float">
            <text:p>0</text:p>
          </table:table-cell>
          <table:table-cell table:style-name="ce38" table:formula="of:=[$screen_negative.CZ39]" office:value-type="float" office:value="0" calcext:value-type="float">
            <text:p>0</text:p>
          </table:table-cell>
          <table:table-cell table:style-name="ce38" table:formula="of:=[$screen_negative.DA39]" office:value-type="float" office:value="0" calcext:value-type="float">
            <text:p>0</text:p>
          </table:table-cell>
          <table:table-cell table:style-name="ce38" table:formula="of:=[$screen_negative.DB39]" office:value-type="float" office:value="0" calcext:value-type="float">
            <text:p>0</text:p>
          </table:table-cell>
          <table:table-cell table:style-name="ce38" table:formula="of:=[$screen_negative.DC39]" office:value-type="float" office:value="0" calcext:value-type="float">
            <text:p>0</text:p>
          </table:table-cell>
          <table:table-cell table:style-name="ce38" table:formula="of:=[$screen_negative.DD39]" office:value-type="float" office:value="0" calcext:value-type="float">
            <text:p>0</text:p>
          </table:table-cell>
          <table:table-cell table:style-name="ce38" table:formula="of:=[$screen_negative.DE39]" office:value-type="float" office:value="0" calcext:value-type="float">
            <text:p>0</text:p>
          </table:table-cell>
          <table:table-cell table:style-name="ce38" table:formula="of:=[$screen_negative.DF39]" office:value-type="float" office:value="0" calcext:value-type="float">
            <text:p>0</text:p>
          </table:table-cell>
          <table:table-cell table:style-name="ce38" table:formula="of:=[$screen_negative.DG39]" office:value-type="float" office:value="0" calcext:value-type="float">
            <text:p>0</text:p>
          </table:table-cell>
          <table:table-cell table:style-name="ce38" table:formula="of:=[$screen_negative.DH39]" office:value-type="float" office:value="0" calcext:value-type="float">
            <text:p>0</text:p>
          </table:table-cell>
          <table:table-cell table:style-name="ce38" table:formula="of:=[$screen_negative.DI39]" office:value-type="float" office:value="0" calcext:value-type="float">
            <text:p>0</text:p>
          </table:table-cell>
          <table:table-cell table:style-name="ce38" table:formula="of:=[$screen_negative.DJ39]" office:value-type="float" office:value="0" calcext:value-type="float">
            <text:p>0</text:p>
          </table:table-cell>
          <table:table-cell table:style-name="ce38" table:formula="of:=[$screen_negative.DK39]" office:value-type="float" office:value="0" calcext:value-type="float">
            <text:p>0</text:p>
          </table:table-cell>
          <table:table-cell table:style-name="ce38" table:formula="of:=[$screen_negative.DL39]" office:value-type="float" office:value="0" calcext:value-type="float">
            <text:p>0</text:p>
          </table:table-cell>
          <table:table-cell table:style-name="ce38" table:formula="of:=[$screen_negative.DM39]" office:value-type="float" office:value="0" calcext:value-type="float">
            <text:p>0</text:p>
          </table:table-cell>
          <table:table-cell table:style-name="ce38" table:formula="of:=[$screen_negative.DN39]" office:value-type="float" office:value="0" calcext:value-type="float">
            <text:p>0</text:p>
          </table:table-cell>
          <table:table-cell table:style-name="ce38" table:formula="of:=[$screen_negative.DO39]" office:value-type="float" office:value="0" calcext:value-type="float">
            <text:p>0</text:p>
          </table:table-cell>
          <table:table-cell table:style-name="ce38" table:formula="of:=[$screen_negative.DP39]" office:value-type="float" office:value="0" calcext:value-type="float">
            <text:p>0</text:p>
          </table:table-cell>
          <table:table-cell table:style-name="ce38" table:formula="of:=[$screen_negative.DQ39]" office:value-type="float" office:value="0" calcext:value-type="float">
            <text:p>0</text:p>
          </table:table-cell>
          <table:table-cell table:style-name="ce38" table:formula="of:=[$screen_negative.DR39]" office:value-type="float" office:value="0" calcext:value-type="float">
            <text:p>0</text:p>
          </table:table-cell>
          <table:table-cell table:style-name="ce38" table:formula="of:=[$screen_negative.DS39]" office:value-type="float" office:value="0" calcext:value-type="float">
            <text:p>0</text:p>
          </table:table-cell>
          <table:table-cell table:style-name="ce38" table:formula="of:=[$screen_negative.DT39]" office:value-type="float" office:value="0" calcext:value-type="float">
            <text:p>0</text:p>
          </table:table-cell>
          <table:table-cell table:style-name="ce38" table:formula="of:=[$screen_negative.DU39]" office:value-type="float" office:value="0" calcext:value-type="float">
            <text:p>0</text:p>
          </table:table-cell>
          <table:table-cell table:style-name="ce38" table:formula="of:=[$screen_negative.DV39]" office:value-type="float" office:value="0" calcext:value-type="float">
            <text:p>0</text:p>
          </table:table-cell>
          <table:table-cell table:style-name="ce38" table:formula="of:=[$screen_negative.DW39]" office:value-type="float" office:value="0" calcext:value-type="float">
            <text:p>0</text:p>
          </table:table-cell>
          <table:table-cell table:style-name="ce38" table:formula="of:=[$screen_negative.DX39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40]" office:value-type="float" office:value="0" calcext:value-type="float">
            <text:p>0</text:p>
          </table:table-cell>
          <table:table-cell table:style-name="ce38" table:formula="of:=[$screen_negative.B40]" office:value-type="float" office:value="0" calcext:value-type="float">
            <text:p>0</text:p>
          </table:table-cell>
          <table:table-cell table:style-name="ce38" table:formula="of:=[$screen_negative.C40]" office:value-type="float" office:value="0" calcext:value-type="float">
            <text:p>0</text:p>
          </table:table-cell>
          <table:table-cell table:style-name="ce38" table:formula="of:=[$screen_negative.D40]" office:value-type="float" office:value="0" calcext:value-type="float">
            <text:p>0</text:p>
          </table:table-cell>
          <table:table-cell table:style-name="ce38" table:formula="of:=[$screen_negative.E40]" office:value-type="float" office:value="0" calcext:value-type="float">
            <text:p>0</text:p>
          </table:table-cell>
          <table:table-cell table:style-name="ce38" table:formula="of:=[$screen_negative.F40]" office:value-type="float" office:value="0" calcext:value-type="float">
            <text:p>0</text:p>
          </table:table-cell>
          <table:table-cell table:style-name="ce38" table:formula="of:=[$screen_negative.G40]" office:value-type="float" office:value="0" calcext:value-type="float">
            <text:p>0</text:p>
          </table:table-cell>
          <table:table-cell table:style-name="ce38" table:formula="of:=[$screen_negative.H40]" office:value-type="float" office:value="0" calcext:value-type="float">
            <text:p>0</text:p>
          </table:table-cell>
          <table:table-cell table:style-name="ce38" table:formula="of:=[$screen_negative.I40]" office:value-type="float" office:value="0" calcext:value-type="float">
            <text:p>0</text:p>
          </table:table-cell>
          <table:table-cell table:style-name="ce38" table:formula="of:=[$screen_negative.J40]" office:value-type="float" office:value="0" calcext:value-type="float">
            <text:p>0</text:p>
          </table:table-cell>
          <table:table-cell table:style-name="ce38" table:formula="of:=[$screen_negative.K40]" office:value-type="float" office:value="0" calcext:value-type="float">
            <text:p>0</text:p>
          </table:table-cell>
          <table:table-cell table:style-name="ce38" table:formula="of:=[$screen_negative.L40]" office:value-type="float" office:value="0" calcext:value-type="float">
            <text:p>0</text:p>
          </table:table-cell>
          <table:table-cell table:style-name="ce38" table:formula="of:=[$screen_negative.M40]" office:value-type="float" office:value="0" calcext:value-type="float">
            <text:p>0</text:p>
          </table:table-cell>
          <table:table-cell table:style-name="ce38" table:formula="of:=[$screen_negative.N40]" office:value-type="float" office:value="0" calcext:value-type="float">
            <text:p>0</text:p>
          </table:table-cell>
          <table:table-cell table:style-name="ce38" table:formula="of:=[$screen_negative.O40]" office:value-type="float" office:value="0" calcext:value-type="float">
            <text:p>0</text:p>
          </table:table-cell>
          <table:table-cell table:style-name="ce38" table:formula="of:=[$screen_negative.P40]" office:value-type="float" office:value="0" calcext:value-type="float">
            <text:p>0</text:p>
          </table:table-cell>
          <table:table-cell table:style-name="ce38" table:formula="of:=[$screen_negative.Q40]" office:value-type="float" office:value="0" calcext:value-type="float">
            <text:p>0</text:p>
          </table:table-cell>
          <table:table-cell table:style-name="ce38" table:formula="of:=[$screen_negative.R40]" office:value-type="float" office:value="0" calcext:value-type="float">
            <text:p>0</text:p>
          </table:table-cell>
          <table:table-cell table:style-name="ce38" table:formula="of:=[$screen_negative.S40]" office:value-type="float" office:value="0" calcext:value-type="float">
            <text:p>0</text:p>
          </table:table-cell>
          <table:table-cell table:style-name="ce38" table:formula="of:=[$screen_negative.T40]" office:value-type="float" office:value="0" calcext:value-type="float">
            <text:p>0</text:p>
          </table:table-cell>
          <table:table-cell table:style-name="ce38" table:formula="of:=[$screen_negative.U40]" office:value-type="float" office:value="0" calcext:value-type="float">
            <text:p>0</text:p>
          </table:table-cell>
          <table:table-cell table:style-name="ce38" table:formula="of:=[$screen_negative.V40]" office:value-type="float" office:value="0" calcext:value-type="float">
            <text:p>0</text:p>
          </table:table-cell>
          <table:table-cell table:style-name="ce38" table:formula="of:=[$screen_negative.W40]" office:value-type="float" office:value="0" calcext:value-type="float">
            <text:p>0</text:p>
          </table:table-cell>
          <table:table-cell table:style-name="ce38" table:formula="of:=[$screen_negative.X40]" office:value-type="float" office:value="0" calcext:value-type="float">
            <text:p>0</text:p>
          </table:table-cell>
          <table:table-cell table:style-name="ce38" table:formula="of:=[$screen_negative.Y40]" office:value-type="float" office:value="0" calcext:value-type="float">
            <text:p>0</text:p>
          </table:table-cell>
          <table:table-cell table:style-name="ce38" table:formula="of:=[$screen_negative.Z40]" office:value-type="float" office:value="0" calcext:value-type="float">
            <text:p>0</text:p>
          </table:table-cell>
          <table:table-cell table:style-name="ce38" table:formula="of:=[$screen_negative.AA40]" office:value-type="float" office:value="0" calcext:value-type="float">
            <text:p>0</text:p>
          </table:table-cell>
          <table:table-cell table:style-name="ce38" table:formula="of:=[$screen_negative.AB40]" office:value-type="float" office:value="0" calcext:value-type="float">
            <text:p>0</text:p>
          </table:table-cell>
          <table:table-cell table:style-name="ce38" table:formula="of:=[$screen_negative.AC40]" office:value-type="float" office:value="0" calcext:value-type="float">
            <text:p>0</text:p>
          </table:table-cell>
          <table:table-cell table:style-name="ce38" table:formula="of:=[$screen_negative.AD40]" office:value-type="float" office:value="0" calcext:value-type="float">
            <text:p>0</text:p>
          </table:table-cell>
          <table:table-cell table:style-name="ce38" table:formula="of:=[$screen_negative.AE40]" office:value-type="float" office:value="0" calcext:value-type="float">
            <text:p>0</text:p>
          </table:table-cell>
          <table:table-cell table:style-name="ce38" table:formula="of:=[$screen_negative.AF40]" office:value-type="float" office:value="0" calcext:value-type="float">
            <text:p>0</text:p>
          </table:table-cell>
          <table:table-cell table:style-name="ce38" table:formula="of:=[$screen_negative.AG40]" office:value-type="float" office:value="0" calcext:value-type="float">
            <text:p>0</text:p>
          </table:table-cell>
          <table:table-cell table:style-name="ce38" table:formula="of:=[$screen_negative.AH40]" office:value-type="float" office:value="1" calcext:value-type="float">
            <text:p>1</text:p>
          </table:table-cell>
          <table:table-cell table:style-name="ce38" table:formula="of:=[$screen_negative.AI40]" office:value-type="float" office:value="0" calcext:value-type="float">
            <text:p>0</text:p>
          </table:table-cell>
          <table:table-cell table:style-name="ce38" table:formula="of:=[$screen_negative.AJ40]" office:value-type="float" office:value="1" calcext:value-type="float">
            <text:p>1</text:p>
          </table:table-cell>
          <table:table-cell table:style-name="ce38" table:formula="of:=[$screen_negative.AK40]" office:value-type="float" office:value="0" calcext:value-type="float">
            <text:p>0</text:p>
          </table:table-cell>
          <table:table-cell table:style-name="ce38" table:formula="of:=[$screen_negative.AL40]" office:value-type="float" office:value="0" calcext:value-type="float">
            <text:p>0</text:p>
          </table:table-cell>
          <table:table-cell table:style-name="ce38" table:formula="of:=[$screen_negative.AM40]" office:value-type="float" office:value="0" calcext:value-type="float">
            <text:p>0</text:p>
          </table:table-cell>
          <table:table-cell table:style-name="ce38" table:formula="of:=[$screen_negative.AN40]" office:value-type="float" office:value="0" calcext:value-type="float">
            <text:p>0</text:p>
          </table:table-cell>
          <table:table-cell table:style-name="ce38" table:formula="of:=[$screen_negative.AO40]" office:value-type="float" office:value="0" calcext:value-type="float">
            <text:p>0</text:p>
          </table:table-cell>
          <table:table-cell table:style-name="ce38" table:formula="of:=[$screen_negative.AP40]" office:value-type="float" office:value="0" calcext:value-type="float">
            <text:p>0</text:p>
          </table:table-cell>
          <table:table-cell table:style-name="ce38" table:formula="of:=[$screen_negative.AQ40]" office:value-type="float" office:value="0" calcext:value-type="float">
            <text:p>0</text:p>
          </table:table-cell>
          <table:table-cell table:style-name="ce38" table:formula="of:=[$screen_negative.AR40]" office:value-type="float" office:value="0" calcext:value-type="float">
            <text:p>0</text:p>
          </table:table-cell>
          <table:table-cell table:style-name="ce38" table:formula="of:=[$screen_negative.AS40]" office:value-type="float" office:value="0" calcext:value-type="float">
            <text:p>0</text:p>
          </table:table-cell>
          <table:table-cell table:style-name="ce38" table:formula="of:=[$screen_negative.AT40]" office:value-type="float" office:value="0" calcext:value-type="float">
            <text:p>0</text:p>
          </table:table-cell>
          <table:table-cell table:style-name="ce38" table:formula="of:=[$screen_negative.AU40]" office:value-type="float" office:value="0" calcext:value-type="float">
            <text:p>0</text:p>
          </table:table-cell>
          <table:table-cell table:style-name="ce38" table:formula="of:=[$screen_negative.AV40]" office:value-type="float" office:value="0" calcext:value-type="float">
            <text:p>0</text:p>
          </table:table-cell>
          <table:table-cell table:style-name="ce38" table:formula="of:=[$screen_negative.AW40]" office:value-type="float" office:value="0" calcext:value-type="float">
            <text:p>0</text:p>
          </table:table-cell>
          <table:table-cell table:style-name="ce38" table:formula="of:=[$screen_negative.AX40]" office:value-type="float" office:value="0" calcext:value-type="float">
            <text:p>0</text:p>
          </table:table-cell>
          <table:table-cell table:style-name="ce38" table:formula="of:=[$screen_negative.AY40]" office:value-type="float" office:value="0" calcext:value-type="float">
            <text:p>0</text:p>
          </table:table-cell>
          <table:table-cell table:style-name="ce38" table:formula="of:=[$screen_negative.AZ40]" office:value-type="float" office:value="0" calcext:value-type="float">
            <text:p>0</text:p>
          </table:table-cell>
          <table:table-cell table:style-name="ce38" table:formula="of:=[$screen_negative.BA40]" office:value-type="float" office:value="0" calcext:value-type="float">
            <text:p>0</text:p>
          </table:table-cell>
          <table:table-cell table:style-name="ce38" table:formula="of:=[$screen_negative.BB40]" office:value-type="float" office:value="0" calcext:value-type="float">
            <text:p>0</text:p>
          </table:table-cell>
          <table:table-cell table:style-name="ce38" table:formula="of:=[$screen_negative.BC40]" office:value-type="float" office:value="0" calcext:value-type="float">
            <text:p>0</text:p>
          </table:table-cell>
          <table:table-cell table:style-name="ce38" table:formula="of:=[$screen_negative.BD40]" office:value-type="float" office:value="0" calcext:value-type="float">
            <text:p>0</text:p>
          </table:table-cell>
          <table:table-cell table:style-name="ce38" table:formula="of:=[$screen_negative.BE40]" office:value-type="float" office:value="1" calcext:value-type="float">
            <text:p>1</text:p>
          </table:table-cell>
          <table:table-cell table:style-name="ce38" table:formula="of:=[$screen_negative.BF40]" office:value-type="float" office:value="0" calcext:value-type="float">
            <text:p>0</text:p>
          </table:table-cell>
          <table:table-cell table:style-name="ce38" table:formula="of:=[$screen_negative.BG40]" office:value-type="float" office:value="0" calcext:value-type="float">
            <text:p>0</text:p>
          </table:table-cell>
          <table:table-cell table:style-name="ce38" table:formula="of:=[$screen_negative.BH40]" office:value-type="float" office:value="0" calcext:value-type="float">
            <text:p>0</text:p>
          </table:table-cell>
          <table:table-cell table:style-name="ce38" table:formula="of:=[$screen_negative.BI40]" office:value-type="float" office:value="0" calcext:value-type="float">
            <text:p>0</text:p>
          </table:table-cell>
          <table:table-cell table:style-name="ce38" table:formula="of:=[$screen_negative.BJ40]" office:value-type="float" office:value="0" calcext:value-type="float">
            <text:p>0</text:p>
          </table:table-cell>
          <table:table-cell table:style-name="ce38" table:formula="of:=[$screen_negative.BK40]" office:value-type="float" office:value="0" calcext:value-type="float">
            <text:p>0</text:p>
          </table:table-cell>
          <table:table-cell table:style-name="ce38" table:formula="of:=[$screen_negative.BL40]" office:value-type="float" office:value="1" calcext:value-type="float">
            <text:p>1</text:p>
          </table:table-cell>
          <table:table-cell table:style-name="ce38" table:formula="of:=[$screen_negative.BM40]" office:value-type="float" office:value="1" calcext:value-type="float">
            <text:p>1</text:p>
          </table:table-cell>
          <table:table-cell table:style-name="ce38" table:formula="of:=[$screen_negative.BN40]" office:value-type="float" office:value="0" calcext:value-type="float">
            <text:p>0</text:p>
          </table:table-cell>
          <table:table-cell table:style-name="ce38" table:formula="of:=[$screen_negative.BO40]" office:value-type="float" office:value="0" calcext:value-type="float">
            <text:p>0</text:p>
          </table:table-cell>
          <table:table-cell table:style-name="ce38" table:formula="of:=[$screen_negative.BP40]" office:value-type="float" office:value="0" calcext:value-type="float">
            <text:p>0</text:p>
          </table:table-cell>
          <table:table-cell table:style-name="ce38" table:formula="of:=[$screen_negative.BQ40]" office:value-type="float" office:value="0" calcext:value-type="float">
            <text:p>0</text:p>
          </table:table-cell>
          <table:table-cell table:style-name="ce38" table:formula="of:=[$screen_negative.BR40]" office:value-type="float" office:value="0" calcext:value-type="float">
            <text:p>0</text:p>
          </table:table-cell>
          <table:table-cell table:style-name="ce38" table:formula="of:=[$screen_negative.BS40]" office:value-type="float" office:value="0" calcext:value-type="float">
            <text:p>0</text:p>
          </table:table-cell>
          <table:table-cell table:style-name="ce38" table:formula="of:=[$screen_negative.BT40]" office:value-type="float" office:value="1" calcext:value-type="float">
            <text:p>1</text:p>
          </table:table-cell>
          <table:table-cell table:style-name="ce38" table:formula="of:=[$screen_negative.BU40]" office:value-type="float" office:value="0" calcext:value-type="float">
            <text:p>0</text:p>
          </table:table-cell>
          <table:table-cell table:style-name="ce38" table:formula="of:=[$screen_negative.BV40]" office:value-type="float" office:value="0" calcext:value-type="float">
            <text:p>0</text:p>
          </table:table-cell>
          <table:table-cell table:style-name="ce38" table:formula="of:=[$screen_negative.BW40]" office:value-type="float" office:value="0" calcext:value-type="float">
            <text:p>0</text:p>
          </table:table-cell>
          <table:table-cell table:style-name="ce38" table:formula="of:=[$screen_negative.BX40]" office:value-type="float" office:value="0" calcext:value-type="float">
            <text:p>0</text:p>
          </table:table-cell>
          <table:table-cell table:style-name="ce38" table:formula="of:=[$screen_negative.BY40]" office:value-type="float" office:value="0" calcext:value-type="float">
            <text:p>0</text:p>
          </table:table-cell>
          <table:table-cell table:style-name="ce38" table:formula="of:=[$screen_negative.BZ40]" office:value-type="float" office:value="0" calcext:value-type="float">
            <text:p>0</text:p>
          </table:table-cell>
          <table:table-cell table:style-name="ce38" table:formula="of:=[$screen_negative.CA40]" office:value-type="float" office:value="0" calcext:value-type="float">
            <text:p>0</text:p>
          </table:table-cell>
          <table:table-cell table:style-name="ce38" table:formula="of:=[$screen_negative.CB40]" office:value-type="float" office:value="0" calcext:value-type="float">
            <text:p>0</text:p>
          </table:table-cell>
          <table:table-cell table:style-name="ce38" table:formula="of:=[$screen_negative.CC40]" office:value-type="float" office:value="0" calcext:value-type="float">
            <text:p>0</text:p>
          </table:table-cell>
          <table:table-cell table:style-name="ce38" table:formula="of:=[$screen_negative.CD40]" office:value-type="float" office:value="0" calcext:value-type="float">
            <text:p>0</text:p>
          </table:table-cell>
          <table:table-cell table:style-name="ce38" table:formula="of:=[$screen_negative.CE40]" office:value-type="float" office:value="0" calcext:value-type="float">
            <text:p>0</text:p>
          </table:table-cell>
          <table:table-cell table:style-name="ce38" table:formula="of:=[$screen_negative.CF40]" office:value-type="float" office:value="0" calcext:value-type="float">
            <text:p>0</text:p>
          </table:table-cell>
          <table:table-cell table:style-name="ce38" table:formula="of:=[$screen_negative.CG40]" office:value-type="float" office:value="0" calcext:value-type="float">
            <text:p>0</text:p>
          </table:table-cell>
          <table:table-cell table:style-name="ce38" table:formula="of:=[$screen_negative.CH40]" office:value-type="float" office:value="0" calcext:value-type="float">
            <text:p>0</text:p>
          </table:table-cell>
          <table:table-cell table:style-name="ce38" table:formula="of:=[$screen_negative.CI40]" office:value-type="float" office:value="0" calcext:value-type="float">
            <text:p>0</text:p>
          </table:table-cell>
          <table:table-cell table:style-name="ce38" table:formula="of:=[$screen_negative.CJ40]" office:value-type="float" office:value="0" calcext:value-type="float">
            <text:p>0</text:p>
          </table:table-cell>
          <table:table-cell table:style-name="ce38" table:formula="of:=[$screen_negative.CK40]" office:value-type="float" office:value="0" calcext:value-type="float">
            <text:p>0</text:p>
          </table:table-cell>
          <table:table-cell table:style-name="ce38" table:formula="of:=[$screen_negative.CL40]" office:value-type="float" office:value="0" calcext:value-type="float">
            <text:p>0</text:p>
          </table:table-cell>
          <table:table-cell table:style-name="ce38" table:formula="of:=[$screen_negative.CM40]" office:value-type="float" office:value="0" calcext:value-type="float">
            <text:p>0</text:p>
          </table:table-cell>
          <table:table-cell table:style-name="ce38" table:formula="of:=[$screen_negative.CN40]" office:value-type="float" office:value="0" calcext:value-type="float">
            <text:p>0</text:p>
          </table:table-cell>
          <table:table-cell table:style-name="ce38" table:formula="of:=[$screen_negative.CO40]" office:value-type="float" office:value="1" calcext:value-type="float">
            <text:p>1</text:p>
          </table:table-cell>
          <table:table-cell table:style-name="ce38" table:formula="of:=[$screen_negative.CP40]" office:value-type="float" office:value="0" calcext:value-type="float">
            <text:p>0</text:p>
          </table:table-cell>
          <table:table-cell table:style-name="ce38" table:formula="of:=[$screen_negative.CQ40]" office:value-type="float" office:value="1" calcext:value-type="float">
            <text:p>1</text:p>
          </table:table-cell>
          <table:table-cell table:style-name="ce38" table:formula="of:=[$screen_negative.CR40]" office:value-type="float" office:value="0" calcext:value-type="float">
            <text:p>0</text:p>
          </table:table-cell>
          <table:table-cell table:style-name="ce38" table:formula="of:=[$screen_negative.CS40]" office:value-type="float" office:value="0" calcext:value-type="float">
            <text:p>0</text:p>
          </table:table-cell>
          <table:table-cell table:style-name="ce38" table:formula="of:=[$screen_negative.CT40]" office:value-type="float" office:value="0" calcext:value-type="float">
            <text:p>0</text:p>
          </table:table-cell>
          <table:table-cell table:style-name="ce38" table:formula="of:=[$screen_negative.CU40]" office:value-type="float" office:value="0" calcext:value-type="float">
            <text:p>0</text:p>
          </table:table-cell>
          <table:table-cell table:style-name="ce38" table:formula="of:=[$screen_negative.CV40]" office:value-type="float" office:value="0" calcext:value-type="float">
            <text:p>0</text:p>
          </table:table-cell>
          <table:table-cell table:style-name="ce38" table:formula="of:=[$screen_negative.CW40]" office:value-type="float" office:value="0" calcext:value-type="float">
            <text:p>0</text:p>
          </table:table-cell>
          <table:table-cell table:style-name="ce38" table:formula="of:=[$screen_negative.CX40]" office:value-type="float" office:value="0" calcext:value-type="float">
            <text:p>0</text:p>
          </table:table-cell>
          <table:table-cell table:style-name="ce38" table:formula="of:=[$screen_negative.CY40]" office:value-type="float" office:value="0" calcext:value-type="float">
            <text:p>0</text:p>
          </table:table-cell>
          <table:table-cell table:style-name="ce38" table:formula="of:=[$screen_negative.CZ40]" office:value-type="float" office:value="0" calcext:value-type="float">
            <text:p>0</text:p>
          </table:table-cell>
          <table:table-cell table:style-name="ce38" table:formula="of:=[$screen_negative.DA40]" office:value-type="float" office:value="0" calcext:value-type="float">
            <text:p>0</text:p>
          </table:table-cell>
          <table:table-cell table:style-name="ce38" table:formula="of:=[$screen_negative.DB40]" office:value-type="float" office:value="0" calcext:value-type="float">
            <text:p>0</text:p>
          </table:table-cell>
          <table:table-cell table:style-name="ce38" table:formula="of:=[$screen_negative.DC40]" office:value-type="float" office:value="0" calcext:value-type="float">
            <text:p>0</text:p>
          </table:table-cell>
          <table:table-cell table:style-name="ce38" table:formula="of:=[$screen_negative.DD40]" office:value-type="float" office:value="0" calcext:value-type="float">
            <text:p>0</text:p>
          </table:table-cell>
          <table:table-cell table:style-name="ce38" table:formula="of:=[$screen_negative.DE40]" office:value-type="float" office:value="0" calcext:value-type="float">
            <text:p>0</text:p>
          </table:table-cell>
          <table:table-cell table:style-name="ce38" table:formula="of:=[$screen_negative.DF40]" office:value-type="float" office:value="0" calcext:value-type="float">
            <text:p>0</text:p>
          </table:table-cell>
          <table:table-cell table:style-name="ce38" table:formula="of:=[$screen_negative.DG40]" office:value-type="float" office:value="0" calcext:value-type="float">
            <text:p>0</text:p>
          </table:table-cell>
          <table:table-cell table:style-name="ce38" table:formula="of:=[$screen_negative.DH40]" office:value-type="float" office:value="0" calcext:value-type="float">
            <text:p>0</text:p>
          </table:table-cell>
          <table:table-cell table:style-name="ce38" table:formula="of:=[$screen_negative.DI40]" office:value-type="float" office:value="0" calcext:value-type="float">
            <text:p>0</text:p>
          </table:table-cell>
          <table:table-cell table:style-name="ce38" table:formula="of:=[$screen_negative.DJ40]" office:value-type="float" office:value="0" calcext:value-type="float">
            <text:p>0</text:p>
          </table:table-cell>
          <table:table-cell table:style-name="ce38" table:formula="of:=[$screen_negative.DK40]" office:value-type="float" office:value="0" calcext:value-type="float">
            <text:p>0</text:p>
          </table:table-cell>
          <table:table-cell table:style-name="ce38" table:formula="of:=[$screen_negative.DL40]" office:value-type="float" office:value="0" calcext:value-type="float">
            <text:p>0</text:p>
          </table:table-cell>
          <table:table-cell table:style-name="ce38" table:formula="of:=[$screen_negative.DM40]" office:value-type="float" office:value="0" calcext:value-type="float">
            <text:p>0</text:p>
          </table:table-cell>
          <table:table-cell table:style-name="ce38" table:formula="of:=[$screen_negative.DN40]" office:value-type="float" office:value="0" calcext:value-type="float">
            <text:p>0</text:p>
          </table:table-cell>
          <table:table-cell table:style-name="ce38" table:formula="of:=[$screen_negative.DO40]" office:value-type="float" office:value="0" calcext:value-type="float">
            <text:p>0</text:p>
          </table:table-cell>
          <table:table-cell table:style-name="ce38" table:formula="of:=[$screen_negative.DP40]" office:value-type="float" office:value="0" calcext:value-type="float">
            <text:p>0</text:p>
          </table:table-cell>
          <table:table-cell table:style-name="ce38" table:formula="of:=[$screen_negative.DQ40]" office:value-type="float" office:value="0" calcext:value-type="float">
            <text:p>0</text:p>
          </table:table-cell>
          <table:table-cell table:style-name="ce38" table:formula="of:=[$screen_negative.DR40]" office:value-type="float" office:value="0" calcext:value-type="float">
            <text:p>0</text:p>
          </table:table-cell>
          <table:table-cell table:style-name="ce38" table:formula="of:=[$screen_negative.DS40]" office:value-type="float" office:value="0" calcext:value-type="float">
            <text:p>0</text:p>
          </table:table-cell>
          <table:table-cell table:style-name="ce38" table:formula="of:=[$screen_negative.DT40]" office:value-type="float" office:value="0" calcext:value-type="float">
            <text:p>0</text:p>
          </table:table-cell>
          <table:table-cell table:style-name="ce38" table:formula="of:=[$screen_negative.DU40]" office:value-type="float" office:value="0" calcext:value-type="float">
            <text:p>0</text:p>
          </table:table-cell>
          <table:table-cell table:style-name="ce38" table:formula="of:=[$screen_negative.DV40]" office:value-type="float" office:value="0" calcext:value-type="float">
            <text:p>0</text:p>
          </table:table-cell>
          <table:table-cell table:style-name="ce38" table:formula="of:=[$screen_negative.DW40]" office:value-type="float" office:value="0" calcext:value-type="float">
            <text:p>0</text:p>
          </table:table-cell>
          <table:table-cell table:style-name="ce38" table:formula="of:=[$screen_negative.DX40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41]" office:value-type="float" office:value="0" calcext:value-type="float">
            <text:p>0</text:p>
          </table:table-cell>
          <table:table-cell table:style-name="ce38" table:formula="of:=[$screen_negative.B41]" office:value-type="float" office:value="0" calcext:value-type="float">
            <text:p>0</text:p>
          </table:table-cell>
          <table:table-cell table:style-name="ce38" table:formula="of:=[$screen_negative.C41]" office:value-type="float" office:value="0" calcext:value-type="float">
            <text:p>0</text:p>
          </table:table-cell>
          <table:table-cell table:style-name="ce38" table:formula="of:=[$screen_negative.D41]" office:value-type="float" office:value="0" calcext:value-type="float">
            <text:p>0</text:p>
          </table:table-cell>
          <table:table-cell table:style-name="ce38" table:formula="of:=[$screen_negative.E41]" office:value-type="float" office:value="0" calcext:value-type="float">
            <text:p>0</text:p>
          </table:table-cell>
          <table:table-cell table:style-name="ce38" table:formula="of:=[$screen_negative.F41]" office:value-type="float" office:value="0" calcext:value-type="float">
            <text:p>0</text:p>
          </table:table-cell>
          <table:table-cell table:style-name="ce38" table:formula="of:=[$screen_negative.G41]" office:value-type="float" office:value="0" calcext:value-type="float">
            <text:p>0</text:p>
          </table:table-cell>
          <table:table-cell table:style-name="ce38" table:formula="of:=[$screen_negative.H41]" office:value-type="float" office:value="0" calcext:value-type="float">
            <text:p>0</text:p>
          </table:table-cell>
          <table:table-cell table:style-name="ce38" table:formula="of:=[$screen_negative.I41]" office:value-type="float" office:value="0" calcext:value-type="float">
            <text:p>0</text:p>
          </table:table-cell>
          <table:table-cell table:style-name="ce38" table:formula="of:=[$screen_negative.J41]" office:value-type="float" office:value="0" calcext:value-type="float">
            <text:p>0</text:p>
          </table:table-cell>
          <table:table-cell table:style-name="ce38" table:formula="of:=[$screen_negative.K41]" office:value-type="float" office:value="0" calcext:value-type="float">
            <text:p>0</text:p>
          </table:table-cell>
          <table:table-cell table:style-name="ce38" table:formula="of:=[$screen_negative.L41]" office:value-type="float" office:value="0" calcext:value-type="float">
            <text:p>0</text:p>
          </table:table-cell>
          <table:table-cell table:style-name="ce38" table:formula="of:=[$screen_negative.M41]" office:value-type="float" office:value="0" calcext:value-type="float">
            <text:p>0</text:p>
          </table:table-cell>
          <table:table-cell table:style-name="ce38" table:formula="of:=[$screen_negative.N41]" office:value-type="float" office:value="0" calcext:value-type="float">
            <text:p>0</text:p>
          </table:table-cell>
          <table:table-cell table:style-name="ce38" table:formula="of:=[$screen_negative.O41]" office:value-type="float" office:value="0" calcext:value-type="float">
            <text:p>0</text:p>
          </table:table-cell>
          <table:table-cell table:style-name="ce38" table:formula="of:=[$screen_negative.P41]" office:value-type="float" office:value="0" calcext:value-type="float">
            <text:p>0</text:p>
          </table:table-cell>
          <table:table-cell table:style-name="ce38" table:formula="of:=[$screen_negative.Q41]" office:value-type="float" office:value="0" calcext:value-type="float">
            <text:p>0</text:p>
          </table:table-cell>
          <table:table-cell table:style-name="ce38" table:formula="of:=[$screen_negative.R41]" office:value-type="float" office:value="0" calcext:value-type="float">
            <text:p>0</text:p>
          </table:table-cell>
          <table:table-cell table:style-name="ce38" table:formula="of:=[$screen_negative.S41]" office:value-type="float" office:value="0" calcext:value-type="float">
            <text:p>0</text:p>
          </table:table-cell>
          <table:table-cell table:style-name="ce38" table:formula="of:=[$screen_negative.T41]" office:value-type="float" office:value="0" calcext:value-type="float">
            <text:p>0</text:p>
          </table:table-cell>
          <table:table-cell table:style-name="ce38" table:formula="of:=[$screen_negative.U41]" office:value-type="float" office:value="0" calcext:value-type="float">
            <text:p>0</text:p>
          </table:table-cell>
          <table:table-cell table:style-name="ce38" table:formula="of:=[$screen_negative.V41]" office:value-type="float" office:value="0" calcext:value-type="float">
            <text:p>0</text:p>
          </table:table-cell>
          <table:table-cell table:style-name="ce38" table:formula="of:=[$screen_negative.W41]" office:value-type="float" office:value="0" calcext:value-type="float">
            <text:p>0</text:p>
          </table:table-cell>
          <table:table-cell table:style-name="ce38" table:formula="of:=[$screen_negative.X41]" office:value-type="float" office:value="0" calcext:value-type="float">
            <text:p>0</text:p>
          </table:table-cell>
          <table:table-cell table:style-name="ce38" table:formula="of:=[$screen_negative.Y41]" office:value-type="float" office:value="0" calcext:value-type="float">
            <text:p>0</text:p>
          </table:table-cell>
          <table:table-cell table:style-name="ce38" table:formula="of:=[$screen_negative.Z41]" office:value-type="float" office:value="0" calcext:value-type="float">
            <text:p>0</text:p>
          </table:table-cell>
          <table:table-cell table:style-name="ce38" table:formula="of:=[$screen_negative.AA41]" office:value-type="float" office:value="0" calcext:value-type="float">
            <text:p>0</text:p>
          </table:table-cell>
          <table:table-cell table:style-name="ce38" table:formula="of:=[$screen_negative.AB41]" office:value-type="float" office:value="0" calcext:value-type="float">
            <text:p>0</text:p>
          </table:table-cell>
          <table:table-cell table:style-name="ce38" table:formula="of:=[$screen_negative.AC41]" office:value-type="float" office:value="0" calcext:value-type="float">
            <text:p>0</text:p>
          </table:table-cell>
          <table:table-cell table:style-name="ce38" table:formula="of:=[$screen_negative.AD41]" office:value-type="float" office:value="0" calcext:value-type="float">
            <text:p>0</text:p>
          </table:table-cell>
          <table:table-cell table:style-name="ce38" table:formula="of:=[$screen_negative.AE41]" office:value-type="float" office:value="0" calcext:value-type="float">
            <text:p>0</text:p>
          </table:table-cell>
          <table:table-cell table:style-name="ce38" table:formula="of:=[$screen_negative.AF41]" office:value-type="float" office:value="0" calcext:value-type="float">
            <text:p>0</text:p>
          </table:table-cell>
          <table:table-cell table:style-name="ce38" table:formula="of:=[$screen_negative.AG41]" office:value-type="float" office:value="0" calcext:value-type="float">
            <text:p>0</text:p>
          </table:table-cell>
          <table:table-cell table:style-name="ce38" table:formula="of:=[$screen_negative.AH41]" office:value-type="float" office:value="1" calcext:value-type="float">
            <text:p>1</text:p>
          </table:table-cell>
          <table:table-cell table:style-name="ce38" table:formula="of:=[$screen_negative.AI41]" office:value-type="float" office:value="0" calcext:value-type="float">
            <text:p>0</text:p>
          </table:table-cell>
          <table:table-cell table:style-name="ce38" table:formula="of:=[$screen_negative.AJ41]" office:value-type="float" office:value="1" calcext:value-type="float">
            <text:p>1</text:p>
          </table:table-cell>
          <table:table-cell table:style-name="ce38" table:formula="of:=[$screen_negative.AK41]" office:value-type="float" office:value="0" calcext:value-type="float">
            <text:p>0</text:p>
          </table:table-cell>
          <table:table-cell table:style-name="ce38" table:formula="of:=[$screen_negative.AL41]" office:value-type="float" office:value="0" calcext:value-type="float">
            <text:p>0</text:p>
          </table:table-cell>
          <table:table-cell table:style-name="ce38" table:formula="of:=[$screen_negative.AM41]" office:value-type="float" office:value="0" calcext:value-type="float">
            <text:p>0</text:p>
          </table:table-cell>
          <table:table-cell table:style-name="ce38" table:formula="of:=[$screen_negative.AN41]" office:value-type="float" office:value="0" calcext:value-type="float">
            <text:p>0</text:p>
          </table:table-cell>
          <table:table-cell table:style-name="ce38" table:formula="of:=[$screen_negative.AO41]" office:value-type="float" office:value="0" calcext:value-type="float">
            <text:p>0</text:p>
          </table:table-cell>
          <table:table-cell table:style-name="ce38" table:formula="of:=[$screen_negative.AP41]" office:value-type="float" office:value="0" calcext:value-type="float">
            <text:p>0</text:p>
          </table:table-cell>
          <table:table-cell table:style-name="ce38" table:formula="of:=[$screen_negative.AQ41]" office:value-type="float" office:value="0" calcext:value-type="float">
            <text:p>0</text:p>
          </table:table-cell>
          <table:table-cell table:style-name="ce38" table:formula="of:=[$screen_negative.AR41]" office:value-type="float" office:value="0" calcext:value-type="float">
            <text:p>0</text:p>
          </table:table-cell>
          <table:table-cell table:style-name="ce38" table:formula="of:=[$screen_negative.AS41]" office:value-type="float" office:value="0" calcext:value-type="float">
            <text:p>0</text:p>
          </table:table-cell>
          <table:table-cell table:style-name="ce38" table:formula="of:=[$screen_negative.AT41]" office:value-type="float" office:value="0" calcext:value-type="float">
            <text:p>0</text:p>
          </table:table-cell>
          <table:table-cell table:style-name="ce38" table:formula="of:=[$screen_negative.AU41]" office:value-type="float" office:value="0" calcext:value-type="float">
            <text:p>0</text:p>
          </table:table-cell>
          <table:table-cell table:style-name="ce38" table:formula="of:=[$screen_negative.AV41]" office:value-type="float" office:value="0" calcext:value-type="float">
            <text:p>0</text:p>
          </table:table-cell>
          <table:table-cell table:style-name="ce38" table:formula="of:=[$screen_negative.AW41]" office:value-type="float" office:value="0" calcext:value-type="float">
            <text:p>0</text:p>
          </table:table-cell>
          <table:table-cell table:style-name="ce38" table:formula="of:=[$screen_negative.AX41]" office:value-type="float" office:value="0" calcext:value-type="float">
            <text:p>0</text:p>
          </table:table-cell>
          <table:table-cell table:style-name="ce38" table:formula="of:=[$screen_negative.AY41]" office:value-type="float" office:value="0" calcext:value-type="float">
            <text:p>0</text:p>
          </table:table-cell>
          <table:table-cell table:style-name="ce38" table:formula="of:=[$screen_negative.AZ41]" office:value-type="float" office:value="0" calcext:value-type="float">
            <text:p>0</text:p>
          </table:table-cell>
          <table:table-cell table:style-name="ce38" table:formula="of:=[$screen_negative.BA41]" office:value-type="float" office:value="0" calcext:value-type="float">
            <text:p>0</text:p>
          </table:table-cell>
          <table:table-cell table:style-name="ce38" table:formula="of:=[$screen_negative.BB41]" office:value-type="float" office:value="0" calcext:value-type="float">
            <text:p>0</text:p>
          </table:table-cell>
          <table:table-cell table:style-name="ce38" table:formula="of:=[$screen_negative.BC41]" office:value-type="float" office:value="0" calcext:value-type="float">
            <text:p>0</text:p>
          </table:table-cell>
          <table:table-cell table:style-name="ce38" table:formula="of:=[$screen_negative.BD41]" office:value-type="float" office:value="1" calcext:value-type="float">
            <text:p>1</text:p>
          </table:table-cell>
          <table:table-cell table:style-name="ce38" table:formula="of:=[$screen_negative.BE41]" office:value-type="float" office:value="0" calcext:value-type="float">
            <text:p>0</text:p>
          </table:table-cell>
          <table:table-cell table:style-name="ce38" table:formula="of:=[$screen_negative.BF41]" office:value-type="float" office:value="0" calcext:value-type="float">
            <text:p>0</text:p>
          </table:table-cell>
          <table:table-cell table:style-name="ce38" table:formula="of:=[$screen_negative.BG41]" office:value-type="float" office:value="0" calcext:value-type="float">
            <text:p>0</text:p>
          </table:table-cell>
          <table:table-cell table:style-name="ce38" table:formula="of:=[$screen_negative.BH41]" office:value-type="float" office:value="0" calcext:value-type="float">
            <text:p>0</text:p>
          </table:table-cell>
          <table:table-cell table:style-name="ce38" table:formula="of:=[$screen_negative.BI41]" office:value-type="float" office:value="0" calcext:value-type="float">
            <text:p>0</text:p>
          </table:table-cell>
          <table:table-cell table:style-name="ce38" table:formula="of:=[$screen_negative.BJ41]" office:value-type="float" office:value="0" calcext:value-type="float">
            <text:p>0</text:p>
          </table:table-cell>
          <table:table-cell table:style-name="ce38" table:formula="of:=[$screen_negative.BK41]" office:value-type="float" office:value="0" calcext:value-type="float">
            <text:p>0</text:p>
          </table:table-cell>
          <table:table-cell table:style-name="ce38" table:formula="of:=[$screen_negative.BL41]" office:value-type="float" office:value="1" calcext:value-type="float">
            <text:p>1</text:p>
          </table:table-cell>
          <table:table-cell table:style-name="ce38" table:formula="of:=[$screen_negative.BM41]" office:value-type="float" office:value="1" calcext:value-type="float">
            <text:p>1</text:p>
          </table:table-cell>
          <table:table-cell table:style-name="ce38" table:formula="of:=[$screen_negative.BN41]" office:value-type="float" office:value="0" calcext:value-type="float">
            <text:p>0</text:p>
          </table:table-cell>
          <table:table-cell table:style-name="ce38" table:formula="of:=[$screen_negative.BO41]" office:value-type="float" office:value="0" calcext:value-type="float">
            <text:p>0</text:p>
          </table:table-cell>
          <table:table-cell table:style-name="ce38" table:formula="of:=[$screen_negative.BP41]" office:value-type="float" office:value="0" calcext:value-type="float">
            <text:p>0</text:p>
          </table:table-cell>
          <table:table-cell table:style-name="ce38" table:formula="of:=[$screen_negative.BQ41]" office:value-type="float" office:value="0" calcext:value-type="float">
            <text:p>0</text:p>
          </table:table-cell>
          <table:table-cell table:style-name="ce38" table:formula="of:=[$screen_negative.BR41]" office:value-type="float" office:value="0" calcext:value-type="float">
            <text:p>0</text:p>
          </table:table-cell>
          <table:table-cell table:style-name="ce38" table:formula="of:=[$screen_negative.BS41]" office:value-type="float" office:value="0" calcext:value-type="float">
            <text:p>0</text:p>
          </table:table-cell>
          <table:table-cell table:style-name="ce38" table:formula="of:=[$screen_negative.BT41]" office:value-type="float" office:value="0" calcext:value-type="float">
            <text:p>0</text:p>
          </table:table-cell>
          <table:table-cell table:style-name="ce38" table:formula="of:=[$screen_negative.BU41]" office:value-type="float" office:value="1" calcext:value-type="float">
            <text:p>1</text:p>
          </table:table-cell>
          <table:table-cell table:style-name="ce38" table:formula="of:=[$screen_negative.BV41]" office:value-type="float" office:value="0" calcext:value-type="float">
            <text:p>0</text:p>
          </table:table-cell>
          <table:table-cell table:style-name="ce38" table:formula="of:=[$screen_negative.BW41]" office:value-type="float" office:value="0" calcext:value-type="float">
            <text:p>0</text:p>
          </table:table-cell>
          <table:table-cell table:style-name="ce38" table:formula="of:=[$screen_negative.BX41]" office:value-type="float" office:value="0" calcext:value-type="float">
            <text:p>0</text:p>
          </table:table-cell>
          <table:table-cell table:style-name="ce38" table:formula="of:=[$screen_negative.BY41]" office:value-type="float" office:value="0" calcext:value-type="float">
            <text:p>0</text:p>
          </table:table-cell>
          <table:table-cell table:style-name="ce38" table:formula="of:=[$screen_negative.BZ41]" office:value-type="float" office:value="0" calcext:value-type="float">
            <text:p>0</text:p>
          </table:table-cell>
          <table:table-cell table:style-name="ce38" table:formula="of:=[$screen_negative.CA41]" office:value-type="float" office:value="0" calcext:value-type="float">
            <text:p>0</text:p>
          </table:table-cell>
          <table:table-cell table:style-name="ce38" table:formula="of:=[$screen_negative.CB41]" office:value-type="float" office:value="0" calcext:value-type="float">
            <text:p>0</text:p>
          </table:table-cell>
          <table:table-cell table:style-name="ce38" table:formula="of:=[$screen_negative.CC41]" office:value-type="float" office:value="0" calcext:value-type="float">
            <text:p>0</text:p>
          </table:table-cell>
          <table:table-cell table:style-name="ce38" table:formula="of:=[$screen_negative.CD41]" office:value-type="float" office:value="0" calcext:value-type="float">
            <text:p>0</text:p>
          </table:table-cell>
          <table:table-cell table:style-name="ce38" table:formula="of:=[$screen_negative.CE41]" office:value-type="float" office:value="0" calcext:value-type="float">
            <text:p>0</text:p>
          </table:table-cell>
          <table:table-cell table:style-name="ce38" table:formula="of:=[$screen_negative.CF41]" office:value-type="float" office:value="0" calcext:value-type="float">
            <text:p>0</text:p>
          </table:table-cell>
          <table:table-cell table:style-name="ce38" table:formula="of:=[$screen_negative.CG41]" office:value-type="float" office:value="0" calcext:value-type="float">
            <text:p>0</text:p>
          </table:table-cell>
          <table:table-cell table:style-name="ce38" table:formula="of:=[$screen_negative.CH41]" office:value-type="float" office:value="0" calcext:value-type="float">
            <text:p>0</text:p>
          </table:table-cell>
          <table:table-cell table:style-name="ce38" table:formula="of:=[$screen_negative.CI41]" office:value-type="float" office:value="0" calcext:value-type="float">
            <text:p>0</text:p>
          </table:table-cell>
          <table:table-cell table:style-name="ce38" table:formula="of:=[$screen_negative.CJ41]" office:value-type="float" office:value="0" calcext:value-type="float">
            <text:p>0</text:p>
          </table:table-cell>
          <table:table-cell table:style-name="ce38" table:formula="of:=[$screen_negative.CK41]" office:value-type="float" office:value="0" calcext:value-type="float">
            <text:p>0</text:p>
          </table:table-cell>
          <table:table-cell table:style-name="ce38" table:formula="of:=[$screen_negative.CL41]" office:value-type="float" office:value="0" calcext:value-type="float">
            <text:p>0</text:p>
          </table:table-cell>
          <table:table-cell table:style-name="ce38" table:formula="of:=[$screen_negative.CM41]" office:value-type="float" office:value="0" calcext:value-type="float">
            <text:p>0</text:p>
          </table:table-cell>
          <table:table-cell table:style-name="ce38" table:formula="of:=[$screen_negative.CN41]" office:value-type="float" office:value="0" calcext:value-type="float">
            <text:p>0</text:p>
          </table:table-cell>
          <table:table-cell table:style-name="ce38" table:formula="of:=[$screen_negative.CO41]" office:value-type="float" office:value="1" calcext:value-type="float">
            <text:p>1</text:p>
          </table:table-cell>
          <table:table-cell table:style-name="ce38" table:formula="of:=[$screen_negative.CP41]" office:value-type="float" office:value="0" calcext:value-type="float">
            <text:p>0</text:p>
          </table:table-cell>
          <table:table-cell table:style-name="ce38" table:formula="of:=[$screen_negative.CQ41]" office:value-type="float" office:value="1" calcext:value-type="float">
            <text:p>1</text:p>
          </table:table-cell>
          <table:table-cell table:style-name="ce38" table:formula="of:=[$screen_negative.CR41]" office:value-type="float" office:value="0" calcext:value-type="float">
            <text:p>0</text:p>
          </table:table-cell>
          <table:table-cell table:style-name="ce38" table:formula="of:=[$screen_negative.CS41]" office:value-type="float" office:value="0" calcext:value-type="float">
            <text:p>0</text:p>
          </table:table-cell>
          <table:table-cell table:style-name="ce38" table:formula="of:=[$screen_negative.CT41]" office:value-type="float" office:value="0" calcext:value-type="float">
            <text:p>0</text:p>
          </table:table-cell>
          <table:table-cell table:style-name="ce38" table:formula="of:=[$screen_negative.CU41]" office:value-type="float" office:value="0" calcext:value-type="float">
            <text:p>0</text:p>
          </table:table-cell>
          <table:table-cell table:style-name="ce38" table:formula="of:=[$screen_negative.CV41]" office:value-type="float" office:value="0" calcext:value-type="float">
            <text:p>0</text:p>
          </table:table-cell>
          <table:table-cell table:style-name="ce38" table:formula="of:=[$screen_negative.CW41]" office:value-type="float" office:value="0" calcext:value-type="float">
            <text:p>0</text:p>
          </table:table-cell>
          <table:table-cell table:style-name="ce38" table:formula="of:=[$screen_negative.CX41]" office:value-type="float" office:value="0" calcext:value-type="float">
            <text:p>0</text:p>
          </table:table-cell>
          <table:table-cell table:style-name="ce38" table:formula="of:=[$screen_negative.CY41]" office:value-type="float" office:value="0" calcext:value-type="float">
            <text:p>0</text:p>
          </table:table-cell>
          <table:table-cell table:style-name="ce38" table:formula="of:=[$screen_negative.CZ41]" office:value-type="float" office:value="0" calcext:value-type="float">
            <text:p>0</text:p>
          </table:table-cell>
          <table:table-cell table:style-name="ce38" table:formula="of:=[$screen_negative.DA41]" office:value-type="float" office:value="0" calcext:value-type="float">
            <text:p>0</text:p>
          </table:table-cell>
          <table:table-cell table:style-name="ce38" table:formula="of:=[$screen_negative.DB41]" office:value-type="float" office:value="0" calcext:value-type="float">
            <text:p>0</text:p>
          </table:table-cell>
          <table:table-cell table:style-name="ce38" table:formula="of:=[$screen_negative.DC41]" office:value-type="float" office:value="0" calcext:value-type="float">
            <text:p>0</text:p>
          </table:table-cell>
          <table:table-cell table:style-name="ce38" table:formula="of:=[$screen_negative.DD41]" office:value-type="float" office:value="0" calcext:value-type="float">
            <text:p>0</text:p>
          </table:table-cell>
          <table:table-cell table:style-name="ce38" table:formula="of:=[$screen_negative.DE41]" office:value-type="float" office:value="0" calcext:value-type="float">
            <text:p>0</text:p>
          </table:table-cell>
          <table:table-cell table:style-name="ce38" table:formula="of:=[$screen_negative.DF41]" office:value-type="float" office:value="0" calcext:value-type="float">
            <text:p>0</text:p>
          </table:table-cell>
          <table:table-cell table:style-name="ce38" table:formula="of:=[$screen_negative.DG41]" office:value-type="float" office:value="0" calcext:value-type="float">
            <text:p>0</text:p>
          </table:table-cell>
          <table:table-cell table:style-name="ce38" table:formula="of:=[$screen_negative.DH41]" office:value-type="float" office:value="0" calcext:value-type="float">
            <text:p>0</text:p>
          </table:table-cell>
          <table:table-cell table:style-name="ce38" table:formula="of:=[$screen_negative.DI41]" office:value-type="float" office:value="0" calcext:value-type="float">
            <text:p>0</text:p>
          </table:table-cell>
          <table:table-cell table:style-name="ce38" table:formula="of:=[$screen_negative.DJ41]" office:value-type="float" office:value="0" calcext:value-type="float">
            <text:p>0</text:p>
          </table:table-cell>
          <table:table-cell table:style-name="ce38" table:formula="of:=[$screen_negative.DK41]" office:value-type="float" office:value="0" calcext:value-type="float">
            <text:p>0</text:p>
          </table:table-cell>
          <table:table-cell table:style-name="ce38" table:formula="of:=[$screen_negative.DL41]" office:value-type="float" office:value="0" calcext:value-type="float">
            <text:p>0</text:p>
          </table:table-cell>
          <table:table-cell table:style-name="ce38" table:formula="of:=[$screen_negative.DM41]" office:value-type="float" office:value="0" calcext:value-type="float">
            <text:p>0</text:p>
          </table:table-cell>
          <table:table-cell table:style-name="ce38" table:formula="of:=[$screen_negative.DN41]" office:value-type="float" office:value="0" calcext:value-type="float">
            <text:p>0</text:p>
          </table:table-cell>
          <table:table-cell table:style-name="ce38" table:formula="of:=[$screen_negative.DO41]" office:value-type="float" office:value="0" calcext:value-type="float">
            <text:p>0</text:p>
          </table:table-cell>
          <table:table-cell table:style-name="ce38" table:formula="of:=[$screen_negative.DP41]" office:value-type="float" office:value="0" calcext:value-type="float">
            <text:p>0</text:p>
          </table:table-cell>
          <table:table-cell table:style-name="ce38" table:formula="of:=[$screen_negative.DQ41]" office:value-type="float" office:value="0" calcext:value-type="float">
            <text:p>0</text:p>
          </table:table-cell>
          <table:table-cell table:style-name="ce38" table:formula="of:=[$screen_negative.DR41]" office:value-type="float" office:value="0" calcext:value-type="float">
            <text:p>0</text:p>
          </table:table-cell>
          <table:table-cell table:style-name="ce38" table:formula="of:=[$screen_negative.DS41]" office:value-type="float" office:value="0" calcext:value-type="float">
            <text:p>0</text:p>
          </table:table-cell>
          <table:table-cell table:style-name="ce38" table:formula="of:=[$screen_negative.DT41]" office:value-type="float" office:value="0" calcext:value-type="float">
            <text:p>0</text:p>
          </table:table-cell>
          <table:table-cell table:style-name="ce38" table:formula="of:=[$screen_negative.DU41]" office:value-type="float" office:value="0" calcext:value-type="float">
            <text:p>0</text:p>
          </table:table-cell>
          <table:table-cell table:style-name="ce38" table:formula="of:=[$screen_negative.DV41]" office:value-type="float" office:value="0" calcext:value-type="float">
            <text:p>0</text:p>
          </table:table-cell>
          <table:table-cell table:style-name="ce38" table:formula="of:=[$screen_negative.DW41]" office:value-type="float" office:value="0" calcext:value-type="float">
            <text:p>0</text:p>
          </table:table-cell>
          <table:table-cell table:style-name="ce38" table:formula="of:=[$screen_negative.DX41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42]" office:value-type="float" office:value="0" calcext:value-type="float">
            <text:p>0</text:p>
          </table:table-cell>
          <table:table-cell table:style-name="ce38" table:formula="of:=[$screen_negative.B42]" office:value-type="float" office:value="0" calcext:value-type="float">
            <text:p>0</text:p>
          </table:table-cell>
          <table:table-cell table:style-name="ce38" table:formula="of:=[$screen_negative.C42]" office:value-type="float" office:value="0" calcext:value-type="float">
            <text:p>0</text:p>
          </table:table-cell>
          <table:table-cell table:style-name="ce38" table:formula="of:=[$screen_negative.D42]" office:value-type="float" office:value="0" calcext:value-type="float">
            <text:p>0</text:p>
          </table:table-cell>
          <table:table-cell table:style-name="ce38" table:formula="of:=[$screen_negative.E42]" office:value-type="float" office:value="0" calcext:value-type="float">
            <text:p>0</text:p>
          </table:table-cell>
          <table:table-cell table:style-name="ce38" table:formula="of:=[$screen_negative.F42]" office:value-type="float" office:value="0" calcext:value-type="float">
            <text:p>0</text:p>
          </table:table-cell>
          <table:table-cell table:style-name="ce38" table:formula="of:=[$screen_negative.G42]" office:value-type="float" office:value="0" calcext:value-type="float">
            <text:p>0</text:p>
          </table:table-cell>
          <table:table-cell table:style-name="ce38" table:formula="of:=[$screen_negative.H42]" office:value-type="float" office:value="0" calcext:value-type="float">
            <text:p>0</text:p>
          </table:table-cell>
          <table:table-cell table:style-name="ce38" table:formula="of:=[$screen_negative.I42]" office:value-type="float" office:value="0" calcext:value-type="float">
            <text:p>0</text:p>
          </table:table-cell>
          <table:table-cell table:style-name="ce38" table:formula="of:=[$screen_negative.J42]" office:value-type="float" office:value="0" calcext:value-type="float">
            <text:p>0</text:p>
          </table:table-cell>
          <table:table-cell table:style-name="ce38" table:formula="of:=[$screen_negative.K42]" office:value-type="float" office:value="0" calcext:value-type="float">
            <text:p>0</text:p>
          </table:table-cell>
          <table:table-cell table:style-name="ce38" table:formula="of:=[$screen_negative.L42]" office:value-type="float" office:value="0" calcext:value-type="float">
            <text:p>0</text:p>
          </table:table-cell>
          <table:table-cell table:style-name="ce38" table:formula="of:=[$screen_negative.M42]" office:value-type="float" office:value="0" calcext:value-type="float">
            <text:p>0</text:p>
          </table:table-cell>
          <table:table-cell table:style-name="ce38" table:formula="of:=[$screen_negative.N42]" office:value-type="float" office:value="0" calcext:value-type="float">
            <text:p>0</text:p>
          </table:table-cell>
          <table:table-cell table:style-name="ce38" table:formula="of:=[$screen_negative.O42]" office:value-type="float" office:value="0" calcext:value-type="float">
            <text:p>0</text:p>
          </table:table-cell>
          <table:table-cell table:style-name="ce38" table:formula="of:=[$screen_negative.P42]" office:value-type="float" office:value="0" calcext:value-type="float">
            <text:p>0</text:p>
          </table:table-cell>
          <table:table-cell table:style-name="ce38" table:formula="of:=[$screen_negative.Q42]" office:value-type="float" office:value="0" calcext:value-type="float">
            <text:p>0</text:p>
          </table:table-cell>
          <table:table-cell table:style-name="ce38" table:formula="of:=[$screen_negative.R42]" office:value-type="float" office:value="0" calcext:value-type="float">
            <text:p>0</text:p>
          </table:table-cell>
          <table:table-cell table:style-name="ce38" table:formula="of:=[$screen_negative.S42]" office:value-type="float" office:value="0" calcext:value-type="float">
            <text:p>0</text:p>
          </table:table-cell>
          <table:table-cell table:style-name="ce38" table:formula="of:=[$screen_negative.T42]" office:value-type="float" office:value="0" calcext:value-type="float">
            <text:p>0</text:p>
          </table:table-cell>
          <table:table-cell table:style-name="ce38" table:formula="of:=[$screen_negative.U42]" office:value-type="float" office:value="0" calcext:value-type="float">
            <text:p>0</text:p>
          </table:table-cell>
          <table:table-cell table:style-name="ce38" table:formula="of:=[$screen_negative.V42]" office:value-type="float" office:value="0" calcext:value-type="float">
            <text:p>0</text:p>
          </table:table-cell>
          <table:table-cell table:style-name="ce38" table:formula="of:=[$screen_negative.W42]" office:value-type="float" office:value="0" calcext:value-type="float">
            <text:p>0</text:p>
          </table:table-cell>
          <table:table-cell table:style-name="ce38" table:formula="of:=[$screen_negative.X42]" office:value-type="float" office:value="0" calcext:value-type="float">
            <text:p>0</text:p>
          </table:table-cell>
          <table:table-cell table:style-name="ce38" table:formula="of:=[$screen_negative.Y42]" office:value-type="float" office:value="0" calcext:value-type="float">
            <text:p>0</text:p>
          </table:table-cell>
          <table:table-cell table:style-name="ce38" table:formula="of:=[$screen_negative.Z42]" office:value-type="float" office:value="0" calcext:value-type="float">
            <text:p>0</text:p>
          </table:table-cell>
          <table:table-cell table:style-name="ce38" table:formula="of:=[$screen_negative.AA42]" office:value-type="float" office:value="0" calcext:value-type="float">
            <text:p>0</text:p>
          </table:table-cell>
          <table:table-cell table:style-name="ce38" table:formula="of:=[$screen_negative.AB42]" office:value-type="float" office:value="0" calcext:value-type="float">
            <text:p>0</text:p>
          </table:table-cell>
          <table:table-cell table:style-name="ce38" table:formula="of:=[$screen_negative.AC42]" office:value-type="float" office:value="0" calcext:value-type="float">
            <text:p>0</text:p>
          </table:table-cell>
          <table:table-cell table:style-name="ce38" table:formula="of:=[$screen_negative.AD42]" office:value-type="float" office:value="0" calcext:value-type="float">
            <text:p>0</text:p>
          </table:table-cell>
          <table:table-cell table:style-name="ce38" table:formula="of:=[$screen_negative.AE42]" office:value-type="float" office:value="0" calcext:value-type="float">
            <text:p>0</text:p>
          </table:table-cell>
          <table:table-cell table:style-name="ce38" table:formula="of:=[$screen_negative.AF42]" office:value-type="float" office:value="0" calcext:value-type="float">
            <text:p>0</text:p>
          </table:table-cell>
          <table:table-cell table:style-name="ce38" table:formula="of:=[$screen_negative.AG42]" office:value-type="float" office:value="0" calcext:value-type="float">
            <text:p>0</text:p>
          </table:table-cell>
          <table:table-cell table:style-name="ce38" table:formula="of:=[$screen_negative.AH42]" office:value-type="float" office:value="1" calcext:value-type="float">
            <text:p>1</text:p>
          </table:table-cell>
          <table:table-cell table:style-name="ce38" table:formula="of:=[$screen_negative.AI42]" office:value-type="float" office:value="0" calcext:value-type="float">
            <text:p>0</text:p>
          </table:table-cell>
          <table:table-cell table:style-name="ce38" table:formula="of:=[$screen_negative.AJ42]" office:value-type="float" office:value="0" calcext:value-type="float">
            <text:p>0</text:p>
          </table:table-cell>
          <table:table-cell table:style-name="ce38" table:formula="of:=[$screen_negative.AK42]" office:value-type="float" office:value="1" calcext:value-type="float">
            <text:p>1</text:p>
          </table:table-cell>
          <table:table-cell table:style-name="ce38" table:formula="of:=[$screen_negative.AL42]" office:value-type="float" office:value="0" calcext:value-type="float">
            <text:p>0</text:p>
          </table:table-cell>
          <table:table-cell table:style-name="ce38" table:formula="of:=[$screen_negative.AM42]" office:value-type="float" office:value="0" calcext:value-type="float">
            <text:p>0</text:p>
          </table:table-cell>
          <table:table-cell table:style-name="ce38" table:formula="of:=[$screen_negative.AN42]" office:value-type="float" office:value="0" calcext:value-type="float">
            <text:p>0</text:p>
          </table:table-cell>
          <table:table-cell table:style-name="ce38" table:formula="of:=[$screen_negative.AO42]" office:value-type="float" office:value="0" calcext:value-type="float">
            <text:p>0</text:p>
          </table:table-cell>
          <table:table-cell table:style-name="ce38" table:formula="of:=[$screen_negative.AP42]" office:value-type="float" office:value="0" calcext:value-type="float">
            <text:p>0</text:p>
          </table:table-cell>
          <table:table-cell table:style-name="ce38" table:formula="of:=[$screen_negative.AQ42]" office:value-type="float" office:value="0" calcext:value-type="float">
            <text:p>0</text:p>
          </table:table-cell>
          <table:table-cell table:style-name="ce38" table:formula="of:=[$screen_negative.AR42]" office:value-type="float" office:value="0" calcext:value-type="float">
            <text:p>0</text:p>
          </table:table-cell>
          <table:table-cell table:style-name="ce38" table:formula="of:=[$screen_negative.AS42]" office:value-type="float" office:value="0" calcext:value-type="float">
            <text:p>0</text:p>
          </table:table-cell>
          <table:table-cell table:style-name="ce38" table:formula="of:=[$screen_negative.AT42]" office:value-type="float" office:value="0" calcext:value-type="float">
            <text:p>0</text:p>
          </table:table-cell>
          <table:table-cell table:style-name="ce38" table:formula="of:=[$screen_negative.AU42]" office:value-type="float" office:value="0" calcext:value-type="float">
            <text:p>0</text:p>
          </table:table-cell>
          <table:table-cell table:style-name="ce38" table:formula="of:=[$screen_negative.AV42]" office:value-type="float" office:value="0" calcext:value-type="float">
            <text:p>0</text:p>
          </table:table-cell>
          <table:table-cell table:style-name="ce38" table:formula="of:=[$screen_negative.AW42]" office:value-type="float" office:value="0" calcext:value-type="float">
            <text:p>0</text:p>
          </table:table-cell>
          <table:table-cell table:style-name="ce38" table:formula="of:=[$screen_negative.AX42]" office:value-type="float" office:value="0" calcext:value-type="float">
            <text:p>0</text:p>
          </table:table-cell>
          <table:table-cell table:style-name="ce38" table:formula="of:=[$screen_negative.AY42]" office:value-type="float" office:value="0" calcext:value-type="float">
            <text:p>0</text:p>
          </table:table-cell>
          <table:table-cell table:style-name="ce38" table:formula="of:=[$screen_negative.AZ42]" office:value-type="float" office:value="0" calcext:value-type="float">
            <text:p>0</text:p>
          </table:table-cell>
          <table:table-cell table:style-name="ce38" table:formula="of:=[$screen_negative.BA42]" office:value-type="float" office:value="0" calcext:value-type="float">
            <text:p>0</text:p>
          </table:table-cell>
          <table:table-cell table:style-name="ce38" table:formula="of:=[$screen_negative.BB42]" office:value-type="float" office:value="0" calcext:value-type="float">
            <text:p>0</text:p>
          </table:table-cell>
          <table:table-cell table:style-name="ce38" table:formula="of:=[$screen_negative.BC42]" office:value-type="float" office:value="1" calcext:value-type="float">
            <text:p>1</text:p>
          </table:table-cell>
          <table:table-cell table:style-name="ce38" table:formula="of:=[$screen_negative.BD42]" office:value-type="float" office:value="0" calcext:value-type="float">
            <text:p>0</text:p>
          </table:table-cell>
          <table:table-cell table:style-name="ce38" table:formula="of:=[$screen_negative.BE42]" office:value-type="float" office:value="0" calcext:value-type="float">
            <text:p>0</text:p>
          </table:table-cell>
          <table:table-cell table:style-name="ce38" table:formula="of:=[$screen_negative.BF42]" office:value-type="float" office:value="0" calcext:value-type="float">
            <text:p>0</text:p>
          </table:table-cell>
          <table:table-cell table:style-name="ce38" table:formula="of:=[$screen_negative.BG42]" office:value-type="float" office:value="0" calcext:value-type="float">
            <text:p>0</text:p>
          </table:table-cell>
          <table:table-cell table:style-name="ce38" table:formula="of:=[$screen_negative.BH42]" office:value-type="float" office:value="0" calcext:value-type="float">
            <text:p>0</text:p>
          </table:table-cell>
          <table:table-cell table:style-name="ce38" table:formula="of:=[$screen_negative.BI42]" office:value-type="float" office:value="0" calcext:value-type="float">
            <text:p>0</text:p>
          </table:table-cell>
          <table:table-cell table:style-name="ce38" table:formula="of:=[$screen_negative.BJ42]" office:value-type="float" office:value="0" calcext:value-type="float">
            <text:p>0</text:p>
          </table:table-cell>
          <table:table-cell table:style-name="ce38" table:formula="of:=[$screen_negative.BK42]" office:value-type="float" office:value="0" calcext:value-type="float">
            <text:p>0</text:p>
          </table:table-cell>
          <table:table-cell table:style-name="ce38" table:formula="of:=[$screen_negative.BL42]" office:value-type="float" office:value="0" calcext:value-type="float">
            <text:p>0</text:p>
          </table:table-cell>
          <table:table-cell table:style-name="ce38" table:formula="of:=[$screen_negative.BM42]" office:value-type="float" office:value="0" calcext:value-type="float">
            <text:p>0</text:p>
          </table:table-cell>
          <table:table-cell table:style-name="ce38" table:formula="of:=[$screen_negative.BN42]" office:value-type="float" office:value="0" calcext:value-type="float">
            <text:p>0</text:p>
          </table:table-cell>
          <table:table-cell table:style-name="ce38" table:formula="of:=[$screen_negative.BO42]" office:value-type="float" office:value="0" calcext:value-type="float">
            <text:p>0</text:p>
          </table:table-cell>
          <table:table-cell table:style-name="ce38" table:formula="of:=[$screen_negative.BP42]" office:value-type="float" office:value="0" calcext:value-type="float">
            <text:p>0</text:p>
          </table:table-cell>
          <table:table-cell table:style-name="ce38" table:formula="of:=[$screen_negative.BQ42]" office:value-type="float" office:value="0" calcext:value-type="float">
            <text:p>0</text:p>
          </table:table-cell>
          <table:table-cell table:style-name="ce38" table:formula="of:=[$screen_negative.BR42]" office:value-type="float" office:value="0" calcext:value-type="float">
            <text:p>0</text:p>
          </table:table-cell>
          <table:table-cell table:style-name="ce38" table:formula="of:=[$screen_negative.BS42]" office:value-type="float" office:value="0" calcext:value-type="float">
            <text:p>0</text:p>
          </table:table-cell>
          <table:table-cell table:style-name="ce38" table:formula="of:=[$screen_negative.BT42]" office:value-type="float" office:value="0" calcext:value-type="float">
            <text:p>0</text:p>
          </table:table-cell>
          <table:table-cell table:style-name="ce38" table:formula="of:=[$screen_negative.BU42]" office:value-type="float" office:value="0" calcext:value-type="float">
            <text:p>0</text:p>
          </table:table-cell>
          <table:table-cell table:style-name="ce38" table:formula="of:=[$screen_negative.BV42]" office:value-type="float" office:value="1" calcext:value-type="float">
            <text:p>1</text:p>
          </table:table-cell>
          <table:table-cell table:style-name="ce38" table:formula="of:=[$screen_negative.BW42]" office:value-type="float" office:value="0" calcext:value-type="float">
            <text:p>0</text:p>
          </table:table-cell>
          <table:table-cell table:style-name="ce38" table:formula="of:=[$screen_negative.BX42]" office:value-type="float" office:value="0" calcext:value-type="float">
            <text:p>0</text:p>
          </table:table-cell>
          <table:table-cell table:style-name="ce38" table:formula="of:=[$screen_negative.BY42]" office:value-type="float" office:value="0" calcext:value-type="float">
            <text:p>0</text:p>
          </table:table-cell>
          <table:table-cell table:style-name="ce38" table:formula="of:=[$screen_negative.BZ42]" office:value-type="float" office:value="0" calcext:value-type="float">
            <text:p>0</text:p>
          </table:table-cell>
          <table:table-cell table:style-name="ce38" table:formula="of:=[$screen_negative.CA42]" office:value-type="float" office:value="0" calcext:value-type="float">
            <text:p>0</text:p>
          </table:table-cell>
          <table:table-cell table:style-name="ce38" table:formula="of:=[$screen_negative.CB42]" office:value-type="float" office:value="0" calcext:value-type="float">
            <text:p>0</text:p>
          </table:table-cell>
          <table:table-cell table:style-name="ce38" table:formula="of:=[$screen_negative.CC42]" office:value-type="float" office:value="0" calcext:value-type="float">
            <text:p>0</text:p>
          </table:table-cell>
          <table:table-cell table:style-name="ce38" table:formula="of:=[$screen_negative.CD42]" office:value-type="float" office:value="0" calcext:value-type="float">
            <text:p>0</text:p>
          </table:table-cell>
          <table:table-cell table:style-name="ce38" table:formula="of:=[$screen_negative.CE42]" office:value-type="float" office:value="0" calcext:value-type="float">
            <text:p>0</text:p>
          </table:table-cell>
          <table:table-cell table:style-name="ce38" table:formula="of:=[$screen_negative.CF42]" office:value-type="float" office:value="0" calcext:value-type="float">
            <text:p>0</text:p>
          </table:table-cell>
          <table:table-cell table:style-name="ce38" table:formula="of:=[$screen_negative.CG42]" office:value-type="float" office:value="0" calcext:value-type="float">
            <text:p>0</text:p>
          </table:table-cell>
          <table:table-cell table:style-name="ce38" table:formula="of:=[$screen_negative.CH42]" office:value-type="float" office:value="0" calcext:value-type="float">
            <text:p>0</text:p>
          </table:table-cell>
          <table:table-cell table:style-name="ce38" table:formula="of:=[$screen_negative.CI42]" office:value-type="float" office:value="0" calcext:value-type="float">
            <text:p>0</text:p>
          </table:table-cell>
          <table:table-cell table:style-name="ce38" table:formula="of:=[$screen_negative.CJ42]" office:value-type="float" office:value="0" calcext:value-type="float">
            <text:p>0</text:p>
          </table:table-cell>
          <table:table-cell table:style-name="ce38" table:formula="of:=[$screen_negative.CK42]" office:value-type="float" office:value="0" calcext:value-type="float">
            <text:p>0</text:p>
          </table:table-cell>
          <table:table-cell table:style-name="ce38" table:formula="of:=[$screen_negative.CL42]" office:value-type="float" office:value="0" calcext:value-type="float">
            <text:p>0</text:p>
          </table:table-cell>
          <table:table-cell table:style-name="ce38" table:formula="of:=[$screen_negative.CM42]" office:value-type="float" office:value="0" calcext:value-type="float">
            <text:p>0</text:p>
          </table:table-cell>
          <table:table-cell table:style-name="ce38" table:formula="of:=[$screen_negative.CN42]" office:value-type="float" office:value="1" calcext:value-type="float">
            <text:p>1</text:p>
          </table:table-cell>
          <table:table-cell table:style-name="ce38" table:formula="of:=[$screen_negative.CO42]" office:value-type="float" office:value="0" calcext:value-type="float">
            <text:p>0</text:p>
          </table:table-cell>
          <table:table-cell table:style-name="ce38" table:formula="of:=[$screen_negative.CP42]" office:value-type="float" office:value="0" calcext:value-type="float">
            <text:p>0</text:p>
          </table:table-cell>
          <table:table-cell table:style-name="ce38" table:formula="of:=[$screen_negative.CQ42]" office:value-type="float" office:value="1" calcext:value-type="float">
            <text:p>1</text:p>
          </table:table-cell>
          <table:table-cell table:style-name="ce38" table:formula="of:=[$screen_negative.CR42]" office:value-type="float" office:value="0" calcext:value-type="float">
            <text:p>0</text:p>
          </table:table-cell>
          <table:table-cell table:style-name="ce38" table:formula="of:=[$screen_negative.CS42]" office:value-type="float" office:value="0" calcext:value-type="float">
            <text:p>0</text:p>
          </table:table-cell>
          <table:table-cell table:style-name="ce38" table:formula="of:=[$screen_negative.CT42]" office:value-type="float" office:value="0" calcext:value-type="float">
            <text:p>0</text:p>
          </table:table-cell>
          <table:table-cell table:style-name="ce38" table:formula="of:=[$screen_negative.CU42]" office:value-type="float" office:value="0" calcext:value-type="float">
            <text:p>0</text:p>
          </table:table-cell>
          <table:table-cell table:style-name="ce38" table:formula="of:=[$screen_negative.CV42]" office:value-type="float" office:value="0" calcext:value-type="float">
            <text:p>0</text:p>
          </table:table-cell>
          <table:table-cell table:style-name="ce38" table:formula="of:=[$screen_negative.CW42]" office:value-type="float" office:value="0" calcext:value-type="float">
            <text:p>0</text:p>
          </table:table-cell>
          <table:table-cell table:style-name="ce38" table:formula="of:=[$screen_negative.CX42]" office:value-type="float" office:value="0" calcext:value-type="float">
            <text:p>0</text:p>
          </table:table-cell>
          <table:table-cell table:style-name="ce38" table:formula="of:=[$screen_negative.CY42]" office:value-type="float" office:value="0" calcext:value-type="float">
            <text:p>0</text:p>
          </table:table-cell>
          <table:table-cell table:style-name="ce38" table:formula="of:=[$screen_negative.CZ42]" office:value-type="float" office:value="0" calcext:value-type="float">
            <text:p>0</text:p>
          </table:table-cell>
          <table:table-cell table:style-name="ce38" table:formula="of:=[$screen_negative.DA42]" office:value-type="float" office:value="0" calcext:value-type="float">
            <text:p>0</text:p>
          </table:table-cell>
          <table:table-cell table:style-name="ce38" table:formula="of:=[$screen_negative.DB42]" office:value-type="float" office:value="0" calcext:value-type="float">
            <text:p>0</text:p>
          </table:table-cell>
          <table:table-cell table:style-name="ce38" table:formula="of:=[$screen_negative.DC42]" office:value-type="float" office:value="0" calcext:value-type="float">
            <text:p>0</text:p>
          </table:table-cell>
          <table:table-cell table:style-name="ce38" table:formula="of:=[$screen_negative.DD42]" office:value-type="float" office:value="0" calcext:value-type="float">
            <text:p>0</text:p>
          </table:table-cell>
          <table:table-cell table:style-name="ce38" table:formula="of:=[$screen_negative.DE42]" office:value-type="float" office:value="0" calcext:value-type="float">
            <text:p>0</text:p>
          </table:table-cell>
          <table:table-cell table:style-name="ce38" table:formula="of:=[$screen_negative.DF42]" office:value-type="float" office:value="0" calcext:value-type="float">
            <text:p>0</text:p>
          </table:table-cell>
          <table:table-cell table:style-name="ce38" table:formula="of:=[$screen_negative.DG42]" office:value-type="float" office:value="0" calcext:value-type="float">
            <text:p>0</text:p>
          </table:table-cell>
          <table:table-cell table:style-name="ce38" table:formula="of:=[$screen_negative.DH42]" office:value-type="float" office:value="0" calcext:value-type="float">
            <text:p>0</text:p>
          </table:table-cell>
          <table:table-cell table:style-name="ce38" table:formula="of:=[$screen_negative.DI42]" office:value-type="float" office:value="0" calcext:value-type="float">
            <text:p>0</text:p>
          </table:table-cell>
          <table:table-cell table:style-name="ce38" table:formula="of:=[$screen_negative.DJ42]" office:value-type="float" office:value="0" calcext:value-type="float">
            <text:p>0</text:p>
          </table:table-cell>
          <table:table-cell table:style-name="ce38" table:formula="of:=[$screen_negative.DK42]" office:value-type="float" office:value="0" calcext:value-type="float">
            <text:p>0</text:p>
          </table:table-cell>
          <table:table-cell table:style-name="ce38" table:formula="of:=[$screen_negative.DL42]" office:value-type="float" office:value="0" calcext:value-type="float">
            <text:p>0</text:p>
          </table:table-cell>
          <table:table-cell table:style-name="ce38" table:formula="of:=[$screen_negative.DM42]" office:value-type="float" office:value="0" calcext:value-type="float">
            <text:p>0</text:p>
          </table:table-cell>
          <table:table-cell table:style-name="ce38" table:formula="of:=[$screen_negative.DN42]" office:value-type="float" office:value="0" calcext:value-type="float">
            <text:p>0</text:p>
          </table:table-cell>
          <table:table-cell table:style-name="ce38" table:formula="of:=[$screen_negative.DO42]" office:value-type="float" office:value="0" calcext:value-type="float">
            <text:p>0</text:p>
          </table:table-cell>
          <table:table-cell table:style-name="ce38" table:formula="of:=[$screen_negative.DP42]" office:value-type="float" office:value="0" calcext:value-type="float">
            <text:p>0</text:p>
          </table:table-cell>
          <table:table-cell table:style-name="ce38" table:formula="of:=[$screen_negative.DQ42]" office:value-type="float" office:value="0" calcext:value-type="float">
            <text:p>0</text:p>
          </table:table-cell>
          <table:table-cell table:style-name="ce38" table:formula="of:=[$screen_negative.DR42]" office:value-type="float" office:value="0" calcext:value-type="float">
            <text:p>0</text:p>
          </table:table-cell>
          <table:table-cell table:style-name="ce38" table:formula="of:=[$screen_negative.DS42]" office:value-type="float" office:value="0" calcext:value-type="float">
            <text:p>0</text:p>
          </table:table-cell>
          <table:table-cell table:style-name="ce38" table:formula="of:=[$screen_negative.DT42]" office:value-type="float" office:value="0" calcext:value-type="float">
            <text:p>0</text:p>
          </table:table-cell>
          <table:table-cell table:style-name="ce38" table:formula="of:=[$screen_negative.DU42]" office:value-type="float" office:value="0" calcext:value-type="float">
            <text:p>0</text:p>
          </table:table-cell>
          <table:table-cell table:style-name="ce38" table:formula="of:=[$screen_negative.DV42]" office:value-type="float" office:value="0" calcext:value-type="float">
            <text:p>0</text:p>
          </table:table-cell>
          <table:table-cell table:style-name="ce38" table:formula="of:=[$screen_negative.DW42]" office:value-type="float" office:value="0" calcext:value-type="float">
            <text:p>0</text:p>
          </table:table-cell>
          <table:table-cell table:style-name="ce38" table:formula="of:=[$screen_negative.DX42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43]" office:value-type="float" office:value="0" calcext:value-type="float">
            <text:p>0</text:p>
          </table:table-cell>
          <table:table-cell table:style-name="ce38" table:formula="of:=[$screen_negative.B43]" office:value-type="float" office:value="0" calcext:value-type="float">
            <text:p>0</text:p>
          </table:table-cell>
          <table:table-cell table:style-name="ce38" table:formula="of:=[$screen_negative.C43]" office:value-type="float" office:value="0" calcext:value-type="float">
            <text:p>0</text:p>
          </table:table-cell>
          <table:table-cell table:style-name="ce38" table:formula="of:=[$screen_negative.D43]" office:value-type="float" office:value="0" calcext:value-type="float">
            <text:p>0</text:p>
          </table:table-cell>
          <table:table-cell table:style-name="ce38" table:formula="of:=[$screen_negative.E43]" office:value-type="float" office:value="0" calcext:value-type="float">
            <text:p>0</text:p>
          </table:table-cell>
          <table:table-cell table:style-name="ce38" table:formula="of:=[$screen_negative.F43]" office:value-type="float" office:value="0" calcext:value-type="float">
            <text:p>0</text:p>
          </table:table-cell>
          <table:table-cell table:style-name="ce38" table:formula="of:=[$screen_negative.G43]" office:value-type="float" office:value="0" calcext:value-type="float">
            <text:p>0</text:p>
          </table:table-cell>
          <table:table-cell table:style-name="ce38" table:formula="of:=[$screen_negative.H43]" office:value-type="float" office:value="0" calcext:value-type="float">
            <text:p>0</text:p>
          </table:table-cell>
          <table:table-cell table:style-name="ce38" table:formula="of:=[$screen_negative.I43]" office:value-type="float" office:value="0" calcext:value-type="float">
            <text:p>0</text:p>
          </table:table-cell>
          <table:table-cell table:style-name="ce38" table:formula="of:=[$screen_negative.J43]" office:value-type="float" office:value="0" calcext:value-type="float">
            <text:p>0</text:p>
          </table:table-cell>
          <table:table-cell table:style-name="ce38" table:formula="of:=[$screen_negative.K43]" office:value-type="float" office:value="0" calcext:value-type="float">
            <text:p>0</text:p>
          </table:table-cell>
          <table:table-cell table:style-name="ce38" table:formula="of:=[$screen_negative.L43]" office:value-type="float" office:value="0" calcext:value-type="float">
            <text:p>0</text:p>
          </table:table-cell>
          <table:table-cell table:style-name="ce38" table:formula="of:=[$screen_negative.M43]" office:value-type="float" office:value="0" calcext:value-type="float">
            <text:p>0</text:p>
          </table:table-cell>
          <table:table-cell table:style-name="ce38" table:formula="of:=[$screen_negative.N43]" office:value-type="float" office:value="0" calcext:value-type="float">
            <text:p>0</text:p>
          </table:table-cell>
          <table:table-cell table:style-name="ce38" table:formula="of:=[$screen_negative.O43]" office:value-type="float" office:value="0" calcext:value-type="float">
            <text:p>0</text:p>
          </table:table-cell>
          <table:table-cell table:style-name="ce38" table:formula="of:=[$screen_negative.P43]" office:value-type="float" office:value="0" calcext:value-type="float">
            <text:p>0</text:p>
          </table:table-cell>
          <table:table-cell table:style-name="ce38" table:formula="of:=[$screen_negative.Q43]" office:value-type="float" office:value="0" calcext:value-type="float">
            <text:p>0</text:p>
          </table:table-cell>
          <table:table-cell table:style-name="ce38" table:formula="of:=[$screen_negative.R43]" office:value-type="float" office:value="0" calcext:value-type="float">
            <text:p>0</text:p>
          </table:table-cell>
          <table:table-cell table:style-name="ce38" table:formula="of:=[$screen_negative.S43]" office:value-type="float" office:value="0" calcext:value-type="float">
            <text:p>0</text:p>
          </table:table-cell>
          <table:table-cell table:style-name="ce38" table:formula="of:=[$screen_negative.T43]" office:value-type="float" office:value="0" calcext:value-type="float">
            <text:p>0</text:p>
          </table:table-cell>
          <table:table-cell table:style-name="ce38" table:formula="of:=[$screen_negative.U43]" office:value-type="float" office:value="0" calcext:value-type="float">
            <text:p>0</text:p>
          </table:table-cell>
          <table:table-cell table:style-name="ce38" table:formula="of:=[$screen_negative.V43]" office:value-type="float" office:value="0" calcext:value-type="float">
            <text:p>0</text:p>
          </table:table-cell>
          <table:table-cell table:style-name="ce38" table:formula="of:=[$screen_negative.W43]" office:value-type="float" office:value="0" calcext:value-type="float">
            <text:p>0</text:p>
          </table:table-cell>
          <table:table-cell table:style-name="ce38" table:formula="of:=[$screen_negative.X43]" office:value-type="float" office:value="0" calcext:value-type="float">
            <text:p>0</text:p>
          </table:table-cell>
          <table:table-cell table:style-name="ce38" table:formula="of:=[$screen_negative.Y43]" office:value-type="float" office:value="0" calcext:value-type="float">
            <text:p>0</text:p>
          </table:table-cell>
          <table:table-cell table:style-name="ce38" table:formula="of:=[$screen_negative.Z43]" office:value-type="float" office:value="0" calcext:value-type="float">
            <text:p>0</text:p>
          </table:table-cell>
          <table:table-cell table:style-name="ce38" table:formula="of:=[$screen_negative.AA43]" office:value-type="float" office:value="0" calcext:value-type="float">
            <text:p>0</text:p>
          </table:table-cell>
          <table:table-cell table:style-name="ce38" table:formula="of:=[$screen_negative.AB43]" office:value-type="float" office:value="0" calcext:value-type="float">
            <text:p>0</text:p>
          </table:table-cell>
          <table:table-cell table:style-name="ce38" table:formula="of:=[$screen_negative.AC43]" office:value-type="float" office:value="0" calcext:value-type="float">
            <text:p>0</text:p>
          </table:table-cell>
          <table:table-cell table:style-name="ce38" table:formula="of:=[$screen_negative.AD43]" office:value-type="float" office:value="0" calcext:value-type="float">
            <text:p>0</text:p>
          </table:table-cell>
          <table:table-cell table:style-name="ce38" table:formula="of:=[$screen_negative.AE43]" office:value-type="float" office:value="0" calcext:value-type="float">
            <text:p>0</text:p>
          </table:table-cell>
          <table:table-cell table:style-name="ce38" table:formula="of:=[$screen_negative.AF43]" office:value-type="float" office:value="0" calcext:value-type="float">
            <text:p>0</text:p>
          </table:table-cell>
          <table:table-cell table:style-name="ce38" table:formula="of:=[$screen_negative.AG43]" office:value-type="float" office:value="0" calcext:value-type="float">
            <text:p>0</text:p>
          </table:table-cell>
          <table:table-cell table:style-name="ce38" table:formula="of:=[$screen_negative.AH43]" office:value-type="float" office:value="0" calcext:value-type="float">
            <text:p>0</text:p>
          </table:table-cell>
          <table:table-cell table:style-name="ce38" table:formula="of:=[$screen_negative.AI43]" office:value-type="float" office:value="1" calcext:value-type="float">
            <text:p>1</text:p>
          </table:table-cell>
          <table:table-cell table:style-name="ce38" table:formula="of:=[$screen_negative.AJ43]" office:value-type="float" office:value="0" calcext:value-type="float">
            <text:p>0</text:p>
          </table:table-cell>
          <table:table-cell table:style-name="ce38" table:formula="of:=[$screen_negative.AK43]" office:value-type="float" office:value="1" calcext:value-type="float">
            <text:p>1</text:p>
          </table:table-cell>
          <table:table-cell table:style-name="ce38" table:formula="of:=[$screen_negative.AL43]" office:value-type="float" office:value="0" calcext:value-type="float">
            <text:p>0</text:p>
          </table:table-cell>
          <table:table-cell table:style-name="ce38" table:formula="of:=[$screen_negative.AM43]" office:value-type="float" office:value="0" calcext:value-type="float">
            <text:p>0</text:p>
          </table:table-cell>
          <table:table-cell table:style-name="ce38" table:formula="of:=[$screen_negative.AN43]" office:value-type="float" office:value="0" calcext:value-type="float">
            <text:p>0</text:p>
          </table:table-cell>
          <table:table-cell table:style-name="ce38" table:formula="of:=[$screen_negative.AO43]" office:value-type="float" office:value="0" calcext:value-type="float">
            <text:p>0</text:p>
          </table:table-cell>
          <table:table-cell table:style-name="ce38" table:formula="of:=[$screen_negative.AP43]" office:value-type="float" office:value="0" calcext:value-type="float">
            <text:p>0</text:p>
          </table:table-cell>
          <table:table-cell table:style-name="ce38" table:formula="of:=[$screen_negative.AQ43]" office:value-type="float" office:value="0" calcext:value-type="float">
            <text:p>0</text:p>
          </table:table-cell>
          <table:table-cell table:style-name="ce38" table:formula="of:=[$screen_negative.AR43]" office:value-type="float" office:value="0" calcext:value-type="float">
            <text:p>0</text:p>
          </table:table-cell>
          <table:table-cell table:style-name="ce38" table:formula="of:=[$screen_negative.AS43]" office:value-type="float" office:value="0" calcext:value-type="float">
            <text:p>0</text:p>
          </table:table-cell>
          <table:table-cell table:style-name="ce38" table:formula="of:=[$screen_negative.AT43]" office:value-type="float" office:value="0" calcext:value-type="float">
            <text:p>0</text:p>
          </table:table-cell>
          <table:table-cell table:style-name="ce38" table:formula="of:=[$screen_negative.AU43]" office:value-type="float" office:value="0" calcext:value-type="float">
            <text:p>0</text:p>
          </table:table-cell>
          <table:table-cell table:style-name="ce38" table:formula="of:=[$screen_negative.AV43]" office:value-type="float" office:value="0" calcext:value-type="float">
            <text:p>0</text:p>
          </table:table-cell>
          <table:table-cell table:style-name="ce38" table:formula="of:=[$screen_negative.AW43]" office:value-type="float" office:value="0" calcext:value-type="float">
            <text:p>0</text:p>
          </table:table-cell>
          <table:table-cell table:style-name="ce38" table:formula="of:=[$screen_negative.AX43]" office:value-type="float" office:value="0" calcext:value-type="float">
            <text:p>0</text:p>
          </table:table-cell>
          <table:table-cell table:style-name="ce38" table:formula="of:=[$screen_negative.AY43]" office:value-type="float" office:value="0" calcext:value-type="float">
            <text:p>0</text:p>
          </table:table-cell>
          <table:table-cell table:style-name="ce38" table:formula="of:=[$screen_negative.AZ43]" office:value-type="float" office:value="0" calcext:value-type="float">
            <text:p>0</text:p>
          </table:table-cell>
          <table:table-cell table:style-name="ce38" table:formula="of:=[$screen_negative.BA43]" office:value-type="float" office:value="0" calcext:value-type="float">
            <text:p>0</text:p>
          </table:table-cell>
          <table:table-cell table:style-name="ce38" table:formula="of:=[$screen_negative.BB43]" office:value-type="float" office:value="1" calcext:value-type="float">
            <text:p>1</text:p>
          </table:table-cell>
          <table:table-cell table:style-name="ce38" table:formula="of:=[$screen_negative.BC43]" office:value-type="float" office:value="0" calcext:value-type="float">
            <text:p>0</text:p>
          </table:table-cell>
          <table:table-cell table:style-name="ce38" table:formula="of:=[$screen_negative.BD43]" office:value-type="float" office:value="0" calcext:value-type="float">
            <text:p>0</text:p>
          </table:table-cell>
          <table:table-cell table:style-name="ce38" table:formula="of:=[$screen_negative.BE43]" office:value-type="float" office:value="0" calcext:value-type="float">
            <text:p>0</text:p>
          </table:table-cell>
          <table:table-cell table:style-name="ce38" table:formula="of:=[$screen_negative.BF43]" office:value-type="float" office:value="0" calcext:value-type="float">
            <text:p>0</text:p>
          </table:table-cell>
          <table:table-cell table:style-name="ce38" table:formula="of:=[$screen_negative.BG43]" office:value-type="float" office:value="0" calcext:value-type="float">
            <text:p>0</text:p>
          </table:table-cell>
          <table:table-cell table:style-name="ce38" table:formula="of:=[$screen_negative.BH43]" office:value-type="float" office:value="0" calcext:value-type="float">
            <text:p>0</text:p>
          </table:table-cell>
          <table:table-cell table:style-name="ce38" table:formula="of:=[$screen_negative.BI43]" office:value-type="float" office:value="0" calcext:value-type="float">
            <text:p>0</text:p>
          </table:table-cell>
          <table:table-cell table:style-name="ce38" table:formula="of:=[$screen_negative.BJ43]" office:value-type="float" office:value="0" calcext:value-type="float">
            <text:p>0</text:p>
          </table:table-cell>
          <table:table-cell table:style-name="ce38" table:formula="of:=[$screen_negative.BK43]" office:value-type="float" office:value="0" calcext:value-type="float">
            <text:p>0</text:p>
          </table:table-cell>
          <table:table-cell table:style-name="ce38" table:formula="of:=[$screen_negative.BL43]" office:value-type="float" office:value="0" calcext:value-type="float">
            <text:p>0</text:p>
          </table:table-cell>
          <table:table-cell table:style-name="ce38" table:formula="of:=[$screen_negative.BM43]" office:value-type="float" office:value="0" calcext:value-type="float">
            <text:p>0</text:p>
          </table:table-cell>
          <table:table-cell table:style-name="ce38" table:formula="of:=[$screen_negative.BN43]" office:value-type="float" office:value="0" calcext:value-type="float">
            <text:p>0</text:p>
          </table:table-cell>
          <table:table-cell table:style-name="ce38" table:formula="of:=[$screen_negative.BO43]" office:value-type="float" office:value="0" calcext:value-type="float">
            <text:p>0</text:p>
          </table:table-cell>
          <table:table-cell table:style-name="ce38" table:formula="of:=[$screen_negative.BP43]" office:value-type="float" office:value="0" calcext:value-type="float">
            <text:p>0</text:p>
          </table:table-cell>
          <table:table-cell table:style-name="ce38" table:formula="of:=[$screen_negative.BQ43]" office:value-type="float" office:value="0" calcext:value-type="float">
            <text:p>0</text:p>
          </table:table-cell>
          <table:table-cell table:style-name="ce38" table:formula="of:=[$screen_negative.BR43]" office:value-type="float" office:value="0" calcext:value-type="float">
            <text:p>0</text:p>
          </table:table-cell>
          <table:table-cell table:style-name="ce38" table:formula="of:=[$screen_negative.BS43]" office:value-type="float" office:value="0" calcext:value-type="float">
            <text:p>0</text:p>
          </table:table-cell>
          <table:table-cell table:style-name="ce38" table:formula="of:=[$screen_negative.BT43]" office:value-type="float" office:value="0" calcext:value-type="float">
            <text:p>0</text:p>
          </table:table-cell>
          <table:table-cell table:style-name="ce38" table:formula="of:=[$screen_negative.BU43]" office:value-type="float" office:value="0" calcext:value-type="float">
            <text:p>0</text:p>
          </table:table-cell>
          <table:table-cell table:style-name="ce38" table:formula="of:=[$screen_negative.BV43]" office:value-type="float" office:value="0" calcext:value-type="float">
            <text:p>0</text:p>
          </table:table-cell>
          <table:table-cell table:style-name="ce38" table:formula="of:=[$screen_negative.BW43]" office:value-type="float" office:value="1" calcext:value-type="float">
            <text:p>1</text:p>
          </table:table-cell>
          <table:table-cell table:style-name="ce38" table:formula="of:=[$screen_negative.BX43]" office:value-type="float" office:value="0" calcext:value-type="float">
            <text:p>0</text:p>
          </table:table-cell>
          <table:table-cell table:style-name="ce38" table:formula="of:=[$screen_negative.BY43]" office:value-type="float" office:value="0" calcext:value-type="float">
            <text:p>0</text:p>
          </table:table-cell>
          <table:table-cell table:style-name="ce38" table:formula="of:=[$screen_negative.BZ43]" office:value-type="float" office:value="0" calcext:value-type="float">
            <text:p>0</text:p>
          </table:table-cell>
          <table:table-cell table:style-name="ce38" table:formula="of:=[$screen_negative.CA43]" office:value-type="float" office:value="0" calcext:value-type="float">
            <text:p>0</text:p>
          </table:table-cell>
          <table:table-cell table:style-name="ce38" table:formula="of:=[$screen_negative.CB43]" office:value-type="float" office:value="0" calcext:value-type="float">
            <text:p>0</text:p>
          </table:table-cell>
          <table:table-cell table:style-name="ce38" table:formula="of:=[$screen_negative.CC43]" office:value-type="float" office:value="0" calcext:value-type="float">
            <text:p>0</text:p>
          </table:table-cell>
          <table:table-cell table:style-name="ce38" table:formula="of:=[$screen_negative.CD43]" office:value-type="float" office:value="0" calcext:value-type="float">
            <text:p>0</text:p>
          </table:table-cell>
          <table:table-cell table:style-name="ce38" table:formula="of:=[$screen_negative.CE43]" office:value-type="float" office:value="0" calcext:value-type="float">
            <text:p>0</text:p>
          </table:table-cell>
          <table:table-cell table:style-name="ce38" table:formula="of:=[$screen_negative.CF43]" office:value-type="float" office:value="0" calcext:value-type="float">
            <text:p>0</text:p>
          </table:table-cell>
          <table:table-cell table:style-name="ce38" table:formula="of:=[$screen_negative.CG43]" office:value-type="float" office:value="0" calcext:value-type="float">
            <text:p>0</text:p>
          </table:table-cell>
          <table:table-cell table:style-name="ce38" table:formula="of:=[$screen_negative.CH43]" office:value-type="float" office:value="0" calcext:value-type="float">
            <text:p>0</text:p>
          </table:table-cell>
          <table:table-cell table:style-name="ce38" table:formula="of:=[$screen_negative.CI43]" office:value-type="float" office:value="0" calcext:value-type="float">
            <text:p>0</text:p>
          </table:table-cell>
          <table:table-cell table:style-name="ce38" table:formula="of:=[$screen_negative.CJ43]" office:value-type="float" office:value="0" calcext:value-type="float">
            <text:p>0</text:p>
          </table:table-cell>
          <table:table-cell table:style-name="ce38" table:formula="of:=[$screen_negative.CK43]" office:value-type="float" office:value="0" calcext:value-type="float">
            <text:p>0</text:p>
          </table:table-cell>
          <table:table-cell table:style-name="ce38" table:formula="of:=[$screen_negative.CL43]" office:value-type="float" office:value="0" calcext:value-type="float">
            <text:p>0</text:p>
          </table:table-cell>
          <table:table-cell table:style-name="ce38" table:formula="of:=[$screen_negative.CM43]" office:value-type="float" office:value="0" calcext:value-type="float">
            <text:p>0</text:p>
          </table:table-cell>
          <table:table-cell table:style-name="ce38" table:formula="of:=[$screen_negative.CN43]" office:value-type="float" office:value="1" calcext:value-type="float">
            <text:p>1</text:p>
          </table:table-cell>
          <table:table-cell table:style-name="ce38" table:formula="of:=[$screen_negative.CO43]" office:value-type="float" office:value="0" calcext:value-type="float">
            <text:p>0</text:p>
          </table:table-cell>
          <table:table-cell table:style-name="ce38" table:formula="of:=[$screen_negative.CP43]" office:value-type="float" office:value="1" calcext:value-type="float">
            <text:p>1</text:p>
          </table:table-cell>
          <table:table-cell table:style-name="ce38" table:formula="of:=[$screen_negative.CQ43]" office:value-type="float" office:value="0" calcext:value-type="float">
            <text:p>0</text:p>
          </table:table-cell>
          <table:table-cell table:style-name="ce38" table:formula="of:=[$screen_negative.CR43]" office:value-type="float" office:value="0" calcext:value-type="float">
            <text:p>0</text:p>
          </table:table-cell>
          <table:table-cell table:style-name="ce38" table:formula="of:=[$screen_negative.CS43]" office:value-type="float" office:value="0" calcext:value-type="float">
            <text:p>0</text:p>
          </table:table-cell>
          <table:table-cell table:style-name="ce38" table:formula="of:=[$screen_negative.CT43]" office:value-type="float" office:value="0" calcext:value-type="float">
            <text:p>0</text:p>
          </table:table-cell>
          <table:table-cell table:style-name="ce38" table:formula="of:=[$screen_negative.CU43]" office:value-type="float" office:value="0" calcext:value-type="float">
            <text:p>0</text:p>
          </table:table-cell>
          <table:table-cell table:style-name="ce38" table:formula="of:=[$screen_negative.CV43]" office:value-type="float" office:value="0" calcext:value-type="float">
            <text:p>0</text:p>
          </table:table-cell>
          <table:table-cell table:style-name="ce38" table:formula="of:=[$screen_negative.CW43]" office:value-type="float" office:value="0" calcext:value-type="float">
            <text:p>0</text:p>
          </table:table-cell>
          <table:table-cell table:style-name="ce38" table:formula="of:=[$screen_negative.CX43]" office:value-type="float" office:value="0" calcext:value-type="float">
            <text:p>0</text:p>
          </table:table-cell>
          <table:table-cell table:style-name="ce38" table:formula="of:=[$screen_negative.CY43]" office:value-type="float" office:value="0" calcext:value-type="float">
            <text:p>0</text:p>
          </table:table-cell>
          <table:table-cell table:style-name="ce38" table:formula="of:=[$screen_negative.CZ43]" office:value-type="float" office:value="0" calcext:value-type="float">
            <text:p>0</text:p>
          </table:table-cell>
          <table:table-cell table:style-name="ce38" table:formula="of:=[$screen_negative.DA43]" office:value-type="float" office:value="0" calcext:value-type="float">
            <text:p>0</text:p>
          </table:table-cell>
          <table:table-cell table:style-name="ce38" table:formula="of:=[$screen_negative.DB43]" office:value-type="float" office:value="0" calcext:value-type="float">
            <text:p>0</text:p>
          </table:table-cell>
          <table:table-cell table:style-name="ce38" table:formula="of:=[$screen_negative.DC43]" office:value-type="float" office:value="0" calcext:value-type="float">
            <text:p>0</text:p>
          </table:table-cell>
          <table:table-cell table:style-name="ce38" table:formula="of:=[$screen_negative.DD43]" office:value-type="float" office:value="0" calcext:value-type="float">
            <text:p>0</text:p>
          </table:table-cell>
          <table:table-cell table:style-name="ce38" table:formula="of:=[$screen_negative.DE43]" office:value-type="float" office:value="0" calcext:value-type="float">
            <text:p>0</text:p>
          </table:table-cell>
          <table:table-cell table:style-name="ce38" table:formula="of:=[$screen_negative.DF43]" office:value-type="float" office:value="0" calcext:value-type="float">
            <text:p>0</text:p>
          </table:table-cell>
          <table:table-cell table:style-name="ce38" table:formula="of:=[$screen_negative.DG43]" office:value-type="float" office:value="0" calcext:value-type="float">
            <text:p>0</text:p>
          </table:table-cell>
          <table:table-cell table:style-name="ce38" table:formula="of:=[$screen_negative.DH43]" office:value-type="float" office:value="0" calcext:value-type="float">
            <text:p>0</text:p>
          </table:table-cell>
          <table:table-cell table:style-name="ce38" table:formula="of:=[$screen_negative.DI43]" office:value-type="float" office:value="0" calcext:value-type="float">
            <text:p>0</text:p>
          </table:table-cell>
          <table:table-cell table:style-name="ce38" table:formula="of:=[$screen_negative.DJ43]" office:value-type="float" office:value="0" calcext:value-type="float">
            <text:p>0</text:p>
          </table:table-cell>
          <table:table-cell table:style-name="ce38" table:formula="of:=[$screen_negative.DK43]" office:value-type="float" office:value="0" calcext:value-type="float">
            <text:p>0</text:p>
          </table:table-cell>
          <table:table-cell table:style-name="ce38" table:formula="of:=[$screen_negative.DL43]" office:value-type="float" office:value="0" calcext:value-type="float">
            <text:p>0</text:p>
          </table:table-cell>
          <table:table-cell table:style-name="ce38" table:formula="of:=[$screen_negative.DM43]" office:value-type="float" office:value="0" calcext:value-type="float">
            <text:p>0</text:p>
          </table:table-cell>
          <table:table-cell table:style-name="ce38" table:formula="of:=[$screen_negative.DN43]" office:value-type="float" office:value="0" calcext:value-type="float">
            <text:p>0</text:p>
          </table:table-cell>
          <table:table-cell table:style-name="ce38" table:formula="of:=[$screen_negative.DO43]" office:value-type="float" office:value="0" calcext:value-type="float">
            <text:p>0</text:p>
          </table:table-cell>
          <table:table-cell table:style-name="ce38" table:formula="of:=[$screen_negative.DP43]" office:value-type="float" office:value="0" calcext:value-type="float">
            <text:p>0</text:p>
          </table:table-cell>
          <table:table-cell table:style-name="ce38" table:formula="of:=[$screen_negative.DQ43]" office:value-type="float" office:value="0" calcext:value-type="float">
            <text:p>0</text:p>
          </table:table-cell>
          <table:table-cell table:style-name="ce38" table:formula="of:=[$screen_negative.DR43]" office:value-type="float" office:value="0" calcext:value-type="float">
            <text:p>0</text:p>
          </table:table-cell>
          <table:table-cell table:style-name="ce38" table:formula="of:=[$screen_negative.DS43]" office:value-type="float" office:value="0" calcext:value-type="float">
            <text:p>0</text:p>
          </table:table-cell>
          <table:table-cell table:style-name="ce38" table:formula="of:=[$screen_negative.DT43]" office:value-type="float" office:value="0" calcext:value-type="float">
            <text:p>0</text:p>
          </table:table-cell>
          <table:table-cell table:style-name="ce38" table:formula="of:=[$screen_negative.DU43]" office:value-type="float" office:value="0" calcext:value-type="float">
            <text:p>0</text:p>
          </table:table-cell>
          <table:table-cell table:style-name="ce38" table:formula="of:=[$screen_negative.DV43]" office:value-type="float" office:value="0" calcext:value-type="float">
            <text:p>0</text:p>
          </table:table-cell>
          <table:table-cell table:style-name="ce38" table:formula="of:=[$screen_negative.DW43]" office:value-type="float" office:value="0" calcext:value-type="float">
            <text:p>0</text:p>
          </table:table-cell>
          <table:table-cell table:style-name="ce38" table:formula="of:=[$screen_negative.DX43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44]" office:value-type="float" office:value="0" calcext:value-type="float">
            <text:p>0</text:p>
          </table:table-cell>
          <table:table-cell table:style-name="ce38" table:formula="of:=[$screen_negative.B44]" office:value-type="float" office:value="0" calcext:value-type="float">
            <text:p>0</text:p>
          </table:table-cell>
          <table:table-cell table:style-name="ce38" table:formula="of:=[$screen_negative.C44]" office:value-type="float" office:value="0" calcext:value-type="float">
            <text:p>0</text:p>
          </table:table-cell>
          <table:table-cell table:style-name="ce38" table:formula="of:=[$screen_negative.D44]" office:value-type="float" office:value="0" calcext:value-type="float">
            <text:p>0</text:p>
          </table:table-cell>
          <table:table-cell table:style-name="ce38" table:formula="of:=[$screen_negative.E44]" office:value-type="float" office:value="0" calcext:value-type="float">
            <text:p>0</text:p>
          </table:table-cell>
          <table:table-cell table:style-name="ce38" table:formula="of:=[$screen_negative.F44]" office:value-type="float" office:value="0" calcext:value-type="float">
            <text:p>0</text:p>
          </table:table-cell>
          <table:table-cell table:style-name="ce38" table:formula="of:=[$screen_negative.G44]" office:value-type="float" office:value="0" calcext:value-type="float">
            <text:p>0</text:p>
          </table:table-cell>
          <table:table-cell table:style-name="ce38" table:formula="of:=[$screen_negative.H44]" office:value-type="float" office:value="0" calcext:value-type="float">
            <text:p>0</text:p>
          </table:table-cell>
          <table:table-cell table:style-name="ce38" table:formula="of:=[$screen_negative.I44]" office:value-type="float" office:value="0" calcext:value-type="float">
            <text:p>0</text:p>
          </table:table-cell>
          <table:table-cell table:style-name="ce38" table:formula="of:=[$screen_negative.J44]" office:value-type="float" office:value="0" calcext:value-type="float">
            <text:p>0</text:p>
          </table:table-cell>
          <table:table-cell table:style-name="ce38" table:formula="of:=[$screen_negative.K44]" office:value-type="float" office:value="0" calcext:value-type="float">
            <text:p>0</text:p>
          </table:table-cell>
          <table:table-cell table:style-name="ce38" table:formula="of:=[$screen_negative.L44]" office:value-type="float" office:value="0" calcext:value-type="float">
            <text:p>0</text:p>
          </table:table-cell>
          <table:table-cell table:style-name="ce38" table:formula="of:=[$screen_negative.M44]" office:value-type="float" office:value="0" calcext:value-type="float">
            <text:p>0</text:p>
          </table:table-cell>
          <table:table-cell table:style-name="ce38" table:formula="of:=[$screen_negative.N44]" office:value-type="float" office:value="0" calcext:value-type="float">
            <text:p>0</text:p>
          </table:table-cell>
          <table:table-cell table:style-name="ce38" table:formula="of:=[$screen_negative.O44]" office:value-type="float" office:value="0" calcext:value-type="float">
            <text:p>0</text:p>
          </table:table-cell>
          <table:table-cell table:style-name="ce38" table:formula="of:=[$screen_negative.P44]" office:value-type="float" office:value="0" calcext:value-type="float">
            <text:p>0</text:p>
          </table:table-cell>
          <table:table-cell table:style-name="ce38" table:formula="of:=[$screen_negative.Q44]" office:value-type="float" office:value="0" calcext:value-type="float">
            <text:p>0</text:p>
          </table:table-cell>
          <table:table-cell table:style-name="ce38" table:formula="of:=[$screen_negative.R44]" office:value-type="float" office:value="0" calcext:value-type="float">
            <text:p>0</text:p>
          </table:table-cell>
          <table:table-cell table:style-name="ce38" table:formula="of:=[$screen_negative.S44]" office:value-type="float" office:value="0" calcext:value-type="float">
            <text:p>0</text:p>
          </table:table-cell>
          <table:table-cell table:style-name="ce38" table:formula="of:=[$screen_negative.T44]" office:value-type="float" office:value="0" calcext:value-type="float">
            <text:p>0</text:p>
          </table:table-cell>
          <table:table-cell table:style-name="ce38" table:formula="of:=[$screen_negative.U44]" office:value-type="float" office:value="0" calcext:value-type="float">
            <text:p>0</text:p>
          </table:table-cell>
          <table:table-cell table:style-name="ce38" table:formula="of:=[$screen_negative.V44]" office:value-type="float" office:value="0" calcext:value-type="float">
            <text:p>0</text:p>
          </table:table-cell>
          <table:table-cell table:style-name="ce38" table:formula="of:=[$screen_negative.W44]" office:value-type="float" office:value="0" calcext:value-type="float">
            <text:p>0</text:p>
          </table:table-cell>
          <table:table-cell table:style-name="ce38" table:formula="of:=[$screen_negative.X44]" office:value-type="float" office:value="0" calcext:value-type="float">
            <text:p>0</text:p>
          </table:table-cell>
          <table:table-cell table:style-name="ce38" table:formula="of:=[$screen_negative.Y44]" office:value-type="float" office:value="0" calcext:value-type="float">
            <text:p>0</text:p>
          </table:table-cell>
          <table:table-cell table:style-name="ce38" table:formula="of:=[$screen_negative.Z44]" office:value-type="float" office:value="0" calcext:value-type="float">
            <text:p>0</text:p>
          </table:table-cell>
          <table:table-cell table:style-name="ce38" table:formula="of:=[$screen_negative.AA44]" office:value-type="float" office:value="0" calcext:value-type="float">
            <text:p>0</text:p>
          </table:table-cell>
          <table:table-cell table:style-name="ce38" table:formula="of:=[$screen_negative.AB44]" office:value-type="float" office:value="0" calcext:value-type="float">
            <text:p>0</text:p>
          </table:table-cell>
          <table:table-cell table:style-name="ce38" table:formula="of:=[$screen_negative.AC44]" office:value-type="float" office:value="0" calcext:value-type="float">
            <text:p>0</text:p>
          </table:table-cell>
          <table:table-cell table:style-name="ce38" table:formula="of:=[$screen_negative.AD44]" office:value-type="float" office:value="0" calcext:value-type="float">
            <text:p>0</text:p>
          </table:table-cell>
          <table:table-cell table:style-name="ce38" table:formula="of:=[$screen_negative.AE44]" office:value-type="float" office:value="0" calcext:value-type="float">
            <text:p>0</text:p>
          </table:table-cell>
          <table:table-cell table:style-name="ce38" table:formula="of:=[$screen_negative.AF44]" office:value-type="float" office:value="0" calcext:value-type="float">
            <text:p>0</text:p>
          </table:table-cell>
          <table:table-cell table:style-name="ce38" table:formula="of:=[$screen_negative.AG44]" office:value-type="float" office:value="0" calcext:value-type="float">
            <text:p>0</text:p>
          </table:table-cell>
          <table:table-cell table:style-name="ce38" table:formula="of:=[$screen_negative.AH44]" office:value-type="float" office:value="0" calcext:value-type="float">
            <text:p>0</text:p>
          </table:table-cell>
          <table:table-cell table:style-name="ce38" table:formula="of:=[$screen_negative.AI44]" office:value-type="float" office:value="1" calcext:value-type="float">
            <text:p>1</text:p>
          </table:table-cell>
          <table:table-cell table:style-name="ce38" table:formula="of:=[$screen_negative.AJ44]" office:value-type="float" office:value="0" calcext:value-type="float">
            <text:p>0</text:p>
          </table:table-cell>
          <table:table-cell table:style-name="ce38" table:formula="of:=[$screen_negative.AK44]" office:value-type="float" office:value="1" calcext:value-type="float">
            <text:p>1</text:p>
          </table:table-cell>
          <table:table-cell table:style-name="ce38" table:formula="of:=[$screen_negative.AL44]" office:value-type="float" office:value="0" calcext:value-type="float">
            <text:p>0</text:p>
          </table:table-cell>
          <table:table-cell table:style-name="ce38" table:formula="of:=[$screen_negative.AM44]" office:value-type="float" office:value="0" calcext:value-type="float">
            <text:p>0</text:p>
          </table:table-cell>
          <table:table-cell table:style-name="ce38" table:formula="of:=[$screen_negative.AN44]" office:value-type="float" office:value="0" calcext:value-type="float">
            <text:p>0</text:p>
          </table:table-cell>
          <table:table-cell table:style-name="ce38" table:formula="of:=[$screen_negative.AO44]" office:value-type="float" office:value="0" calcext:value-type="float">
            <text:p>0</text:p>
          </table:table-cell>
          <table:table-cell table:style-name="ce38" table:formula="of:=[$screen_negative.AP44]" office:value-type="float" office:value="0" calcext:value-type="float">
            <text:p>0</text:p>
          </table:table-cell>
          <table:table-cell table:style-name="ce38" table:formula="of:=[$screen_negative.AQ44]" office:value-type="float" office:value="0" calcext:value-type="float">
            <text:p>0</text:p>
          </table:table-cell>
          <table:table-cell table:style-name="ce38" table:formula="of:=[$screen_negative.AR44]" office:value-type="float" office:value="0" calcext:value-type="float">
            <text:p>0</text:p>
          </table:table-cell>
          <table:table-cell table:style-name="ce38" table:formula="of:=[$screen_negative.AS44]" office:value-type="float" office:value="0" calcext:value-type="float">
            <text:p>0</text:p>
          </table:table-cell>
          <table:table-cell table:style-name="ce38" table:formula="of:=[$screen_negative.AT44]" office:value-type="float" office:value="0" calcext:value-type="float">
            <text:p>0</text:p>
          </table:table-cell>
          <table:table-cell table:style-name="ce38" table:formula="of:=[$screen_negative.AU44]" office:value-type="float" office:value="0" calcext:value-type="float">
            <text:p>0</text:p>
          </table:table-cell>
          <table:table-cell table:style-name="ce38" table:formula="of:=[$screen_negative.AV44]" office:value-type="float" office:value="0" calcext:value-type="float">
            <text:p>0</text:p>
          </table:table-cell>
          <table:table-cell table:style-name="ce38" table:formula="of:=[$screen_negative.AW44]" office:value-type="float" office:value="0" calcext:value-type="float">
            <text:p>0</text:p>
          </table:table-cell>
          <table:table-cell table:style-name="ce38" table:formula="of:=[$screen_negative.AX44]" office:value-type="float" office:value="0" calcext:value-type="float">
            <text:p>0</text:p>
          </table:table-cell>
          <table:table-cell table:style-name="ce38" table:formula="of:=[$screen_negative.AY44]" office:value-type="float" office:value="0" calcext:value-type="float">
            <text:p>0</text:p>
          </table:table-cell>
          <table:table-cell table:style-name="ce38" table:formula="of:=[$screen_negative.AZ44]" office:value-type="float" office:value="0" calcext:value-type="float">
            <text:p>0</text:p>
          </table:table-cell>
          <table:table-cell table:style-name="ce38" table:formula="of:=[$screen_negative.BA44]" office:value-type="float" office:value="1" calcext:value-type="float">
            <text:p>1</text:p>
          </table:table-cell>
          <table:table-cell table:style-name="ce38" table:formula="of:=[$screen_negative.BB44]" office:value-type="float" office:value="0" calcext:value-type="float">
            <text:p>0</text:p>
          </table:table-cell>
          <table:table-cell table:style-name="ce38" table:formula="of:=[$screen_negative.BC44]" office:value-type="float" office:value="0" calcext:value-type="float">
            <text:p>0</text:p>
          </table:table-cell>
          <table:table-cell table:style-name="ce38" table:formula="of:=[$screen_negative.BD44]" office:value-type="float" office:value="0" calcext:value-type="float">
            <text:p>0</text:p>
          </table:table-cell>
          <table:table-cell table:style-name="ce38" table:formula="of:=[$screen_negative.BE44]" office:value-type="float" office:value="0" calcext:value-type="float">
            <text:p>0</text:p>
          </table:table-cell>
          <table:table-cell table:style-name="ce38" table:formula="of:=[$screen_negative.BF44]" office:value-type="float" office:value="0" calcext:value-type="float">
            <text:p>0</text:p>
          </table:table-cell>
          <table:table-cell table:style-name="ce38" table:formula="of:=[$screen_negative.BG44]" office:value-type="float" office:value="0" calcext:value-type="float">
            <text:p>0</text:p>
          </table:table-cell>
          <table:table-cell table:style-name="ce38" table:formula="of:=[$screen_negative.BH44]" office:value-type="float" office:value="0" calcext:value-type="float">
            <text:p>0</text:p>
          </table:table-cell>
          <table:table-cell table:style-name="ce38" table:formula="of:=[$screen_negative.BI44]" office:value-type="float" office:value="0" calcext:value-type="float">
            <text:p>0</text:p>
          </table:table-cell>
          <table:table-cell table:style-name="ce38" table:formula="of:=[$screen_negative.BJ44]" office:value-type="float" office:value="0" calcext:value-type="float">
            <text:p>0</text:p>
          </table:table-cell>
          <table:table-cell table:style-name="ce38" table:formula="of:=[$screen_negative.BK44]" office:value-type="float" office:value="0" calcext:value-type="float">
            <text:p>0</text:p>
          </table:table-cell>
          <table:table-cell table:style-name="ce38" table:formula="of:=[$screen_negative.BL44]" office:value-type="float" office:value="1" calcext:value-type="float">
            <text:p>1</text:p>
          </table:table-cell>
          <table:table-cell table:style-name="ce38" table:formula="of:=[$screen_negative.BM44]" office:value-type="float" office:value="1" calcext:value-type="float">
            <text:p>1</text:p>
          </table:table-cell>
          <table:table-cell table:style-name="ce38" table:formula="of:=[$screen_negative.BN44]" office:value-type="float" office:value="0" calcext:value-type="float">
            <text:p>0</text:p>
          </table:table-cell>
          <table:table-cell table:style-name="ce38" table:formula="of:=[$screen_negative.BO44]" office:value-type="float" office:value="0" calcext:value-type="float">
            <text:p>0</text:p>
          </table:table-cell>
          <table:table-cell table:style-name="ce38" table:formula="of:=[$screen_negative.BP44]" office:value-type="float" office:value="0" calcext:value-type="float">
            <text:p>0</text:p>
          </table:table-cell>
          <table:table-cell table:style-name="ce38" table:formula="of:=[$screen_negative.BQ44]" office:value-type="float" office:value="0" calcext:value-type="float">
            <text:p>0</text:p>
          </table:table-cell>
          <table:table-cell table:style-name="ce38" table:formula="of:=[$screen_negative.BR44]" office:value-type="float" office:value="0" calcext:value-type="float">
            <text:p>0</text:p>
          </table:table-cell>
          <table:table-cell table:style-name="ce38" table:formula="of:=[$screen_negative.BS44]" office:value-type="float" office:value="0" calcext:value-type="float">
            <text:p>0</text:p>
          </table:table-cell>
          <table:table-cell table:style-name="ce38" table:formula="of:=[$screen_negative.BT44]" office:value-type="float" office:value="0" calcext:value-type="float">
            <text:p>0</text:p>
          </table:table-cell>
          <table:table-cell table:style-name="ce38" table:formula="of:=[$screen_negative.BU44]" office:value-type="float" office:value="0" calcext:value-type="float">
            <text:p>0</text:p>
          </table:table-cell>
          <table:table-cell table:style-name="ce38" table:formula="of:=[$screen_negative.BV44]" office:value-type="float" office:value="0" calcext:value-type="float">
            <text:p>0</text:p>
          </table:table-cell>
          <table:table-cell table:style-name="ce38" table:formula="of:=[$screen_negative.BW44]" office:value-type="float" office:value="0" calcext:value-type="float">
            <text:p>0</text:p>
          </table:table-cell>
          <table:table-cell table:style-name="ce38" table:formula="of:=[$screen_negative.BX44]" office:value-type="float" office:value="1" calcext:value-type="float">
            <text:p>1</text:p>
          </table:table-cell>
          <table:table-cell table:style-name="ce38" table:formula="of:=[$screen_negative.BY44]" office:value-type="float" office:value="0" calcext:value-type="float">
            <text:p>0</text:p>
          </table:table-cell>
          <table:table-cell table:style-name="ce38" table:formula="of:=[$screen_negative.BZ44]" office:value-type="float" office:value="0" calcext:value-type="float">
            <text:p>0</text:p>
          </table:table-cell>
          <table:table-cell table:style-name="ce38" table:formula="of:=[$screen_negative.CA44]" office:value-type="float" office:value="0" calcext:value-type="float">
            <text:p>0</text:p>
          </table:table-cell>
          <table:table-cell table:style-name="ce38" table:formula="of:=[$screen_negative.CB44]" office:value-type="float" office:value="0" calcext:value-type="float">
            <text:p>0</text:p>
          </table:table-cell>
          <table:table-cell table:style-name="ce38" table:formula="of:=[$screen_negative.CC44]" office:value-type="float" office:value="0" calcext:value-type="float">
            <text:p>0</text:p>
          </table:table-cell>
          <table:table-cell table:style-name="ce38" table:formula="of:=[$screen_negative.CD44]" office:value-type="float" office:value="0" calcext:value-type="float">
            <text:p>0</text:p>
          </table:table-cell>
          <table:table-cell table:style-name="ce38" table:formula="of:=[$screen_negative.CE44]" office:value-type="float" office:value="0" calcext:value-type="float">
            <text:p>0</text:p>
          </table:table-cell>
          <table:table-cell table:style-name="ce38" table:formula="of:=[$screen_negative.CF44]" office:value-type="float" office:value="0" calcext:value-type="float">
            <text:p>0</text:p>
          </table:table-cell>
          <table:table-cell table:style-name="ce38" table:formula="of:=[$screen_negative.CG44]" office:value-type="float" office:value="0" calcext:value-type="float">
            <text:p>0</text:p>
          </table:table-cell>
          <table:table-cell table:style-name="ce38" table:formula="of:=[$screen_negative.CH44]" office:value-type="float" office:value="0" calcext:value-type="float">
            <text:p>0</text:p>
          </table:table-cell>
          <table:table-cell table:style-name="ce38" table:formula="of:=[$screen_negative.CI44]" office:value-type="float" office:value="0" calcext:value-type="float">
            <text:p>0</text:p>
          </table:table-cell>
          <table:table-cell table:style-name="ce38" table:formula="of:=[$screen_negative.CJ44]" office:value-type="float" office:value="0" calcext:value-type="float">
            <text:p>0</text:p>
          </table:table-cell>
          <table:table-cell table:style-name="ce38" table:formula="of:=[$screen_negative.CK44]" office:value-type="float" office:value="0" calcext:value-type="float">
            <text:p>0</text:p>
          </table:table-cell>
          <table:table-cell table:style-name="ce38" table:formula="of:=[$screen_negative.CL44]" office:value-type="float" office:value="0" calcext:value-type="float">
            <text:p>0</text:p>
          </table:table-cell>
          <table:table-cell table:style-name="ce38" table:formula="of:=[$screen_negative.CM44]" office:value-type="float" office:value="0" calcext:value-type="float">
            <text:p>0</text:p>
          </table:table-cell>
          <table:table-cell table:style-name="ce38" table:formula="of:=[$screen_negative.CN44]" office:value-type="float" office:value="1" calcext:value-type="float">
            <text:p>1</text:p>
          </table:table-cell>
          <table:table-cell table:style-name="ce38" table:formula="of:=[$screen_negative.CO44]" office:value-type="float" office:value="0" calcext:value-type="float">
            <text:p>0</text:p>
          </table:table-cell>
          <table:table-cell table:style-name="ce38" table:formula="of:=[$screen_negative.CP44]" office:value-type="float" office:value="1" calcext:value-type="float">
            <text:p>1</text:p>
          </table:table-cell>
          <table:table-cell table:style-name="ce38" table:formula="of:=[$screen_negative.CQ44]" office:value-type="float" office:value="0" calcext:value-type="float">
            <text:p>0</text:p>
          </table:table-cell>
          <table:table-cell table:style-name="ce38" table:formula="of:=[$screen_negative.CR44]" office:value-type="float" office:value="0" calcext:value-type="float">
            <text:p>0</text:p>
          </table:table-cell>
          <table:table-cell table:style-name="ce38" table:formula="of:=[$screen_negative.CS44]" office:value-type="float" office:value="0" calcext:value-type="float">
            <text:p>0</text:p>
          </table:table-cell>
          <table:table-cell table:style-name="ce38" table:formula="of:=[$screen_negative.CT44]" office:value-type="float" office:value="0" calcext:value-type="float">
            <text:p>0</text:p>
          </table:table-cell>
          <table:table-cell table:style-name="ce38" table:formula="of:=[$screen_negative.CU44]" office:value-type="float" office:value="0" calcext:value-type="float">
            <text:p>0</text:p>
          </table:table-cell>
          <table:table-cell table:style-name="ce38" table:formula="of:=[$screen_negative.CV44]" office:value-type="float" office:value="0" calcext:value-type="float">
            <text:p>0</text:p>
          </table:table-cell>
          <table:table-cell table:style-name="ce38" table:formula="of:=[$screen_negative.CW44]" office:value-type="float" office:value="0" calcext:value-type="float">
            <text:p>0</text:p>
          </table:table-cell>
          <table:table-cell table:style-name="ce38" table:formula="of:=[$screen_negative.CX44]" office:value-type="float" office:value="0" calcext:value-type="float">
            <text:p>0</text:p>
          </table:table-cell>
          <table:table-cell table:style-name="ce38" table:formula="of:=[$screen_negative.CY44]" office:value-type="float" office:value="0" calcext:value-type="float">
            <text:p>0</text:p>
          </table:table-cell>
          <table:table-cell table:style-name="ce38" table:formula="of:=[$screen_negative.CZ44]" office:value-type="float" office:value="0" calcext:value-type="float">
            <text:p>0</text:p>
          </table:table-cell>
          <table:table-cell table:style-name="ce38" table:formula="of:=[$screen_negative.DA44]" office:value-type="float" office:value="0" calcext:value-type="float">
            <text:p>0</text:p>
          </table:table-cell>
          <table:table-cell table:style-name="ce38" table:formula="of:=[$screen_negative.DB44]" office:value-type="float" office:value="0" calcext:value-type="float">
            <text:p>0</text:p>
          </table:table-cell>
          <table:table-cell table:style-name="ce38" table:formula="of:=[$screen_negative.DC44]" office:value-type="float" office:value="0" calcext:value-type="float">
            <text:p>0</text:p>
          </table:table-cell>
          <table:table-cell table:style-name="ce38" table:formula="of:=[$screen_negative.DD44]" office:value-type="float" office:value="0" calcext:value-type="float">
            <text:p>0</text:p>
          </table:table-cell>
          <table:table-cell table:style-name="ce38" table:formula="of:=[$screen_negative.DE44]" office:value-type="float" office:value="0" calcext:value-type="float">
            <text:p>0</text:p>
          </table:table-cell>
          <table:table-cell table:style-name="ce38" table:formula="of:=[$screen_negative.DF44]" office:value-type="float" office:value="0" calcext:value-type="float">
            <text:p>0</text:p>
          </table:table-cell>
          <table:table-cell table:style-name="ce38" table:formula="of:=[$screen_negative.DG44]" office:value-type="float" office:value="0" calcext:value-type="float">
            <text:p>0</text:p>
          </table:table-cell>
          <table:table-cell table:style-name="ce38" table:formula="of:=[$screen_negative.DH44]" office:value-type="float" office:value="0" calcext:value-type="float">
            <text:p>0</text:p>
          </table:table-cell>
          <table:table-cell table:style-name="ce38" table:formula="of:=[$screen_negative.DI44]" office:value-type="float" office:value="0" calcext:value-type="float">
            <text:p>0</text:p>
          </table:table-cell>
          <table:table-cell table:style-name="ce38" table:formula="of:=[$screen_negative.DJ44]" office:value-type="float" office:value="0" calcext:value-type="float">
            <text:p>0</text:p>
          </table:table-cell>
          <table:table-cell table:style-name="ce38" table:formula="of:=[$screen_negative.DK44]" office:value-type="float" office:value="0" calcext:value-type="float">
            <text:p>0</text:p>
          </table:table-cell>
          <table:table-cell table:style-name="ce38" table:formula="of:=[$screen_negative.DL44]" office:value-type="float" office:value="0" calcext:value-type="float">
            <text:p>0</text:p>
          </table:table-cell>
          <table:table-cell table:style-name="ce38" table:formula="of:=[$screen_negative.DM44]" office:value-type="float" office:value="0" calcext:value-type="float">
            <text:p>0</text:p>
          </table:table-cell>
          <table:table-cell table:style-name="ce38" table:formula="of:=[$screen_negative.DN44]" office:value-type="float" office:value="0" calcext:value-type="float">
            <text:p>0</text:p>
          </table:table-cell>
          <table:table-cell table:style-name="ce38" table:formula="of:=[$screen_negative.DO44]" office:value-type="float" office:value="0" calcext:value-type="float">
            <text:p>0</text:p>
          </table:table-cell>
          <table:table-cell table:style-name="ce38" table:formula="of:=[$screen_negative.DP44]" office:value-type="float" office:value="0" calcext:value-type="float">
            <text:p>0</text:p>
          </table:table-cell>
          <table:table-cell table:style-name="ce38" table:formula="of:=[$screen_negative.DQ44]" office:value-type="float" office:value="0" calcext:value-type="float">
            <text:p>0</text:p>
          </table:table-cell>
          <table:table-cell table:style-name="ce38" table:formula="of:=[$screen_negative.DR44]" office:value-type="float" office:value="0" calcext:value-type="float">
            <text:p>0</text:p>
          </table:table-cell>
          <table:table-cell table:style-name="ce38" table:formula="of:=[$screen_negative.DS44]" office:value-type="float" office:value="0" calcext:value-type="float">
            <text:p>0</text:p>
          </table:table-cell>
          <table:table-cell table:style-name="ce38" table:formula="of:=[$screen_negative.DT44]" office:value-type="float" office:value="0" calcext:value-type="float">
            <text:p>0</text:p>
          </table:table-cell>
          <table:table-cell table:style-name="ce38" table:formula="of:=[$screen_negative.DU44]" office:value-type="float" office:value="0" calcext:value-type="float">
            <text:p>0</text:p>
          </table:table-cell>
          <table:table-cell table:style-name="ce38" table:formula="of:=[$screen_negative.DV44]" office:value-type="float" office:value="0" calcext:value-type="float">
            <text:p>0</text:p>
          </table:table-cell>
          <table:table-cell table:style-name="ce38" table:formula="of:=[$screen_negative.DW44]" office:value-type="float" office:value="0" calcext:value-type="float">
            <text:p>0</text:p>
          </table:table-cell>
          <table:table-cell table:style-name="ce38" table:formula="of:=[$screen_negative.DX44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45]" office:value-type="float" office:value="0" calcext:value-type="float">
            <text:p>0</text:p>
          </table:table-cell>
          <table:table-cell table:style-name="ce38" table:formula="of:=[$screen_negative.B45]" office:value-type="float" office:value="0" calcext:value-type="float">
            <text:p>0</text:p>
          </table:table-cell>
          <table:table-cell table:style-name="ce38" table:formula="of:=[$screen_negative.C45]" office:value-type="float" office:value="0" calcext:value-type="float">
            <text:p>0</text:p>
          </table:table-cell>
          <table:table-cell table:style-name="ce38" table:formula="of:=[$screen_negative.D45]" office:value-type="float" office:value="0" calcext:value-type="float">
            <text:p>0</text:p>
          </table:table-cell>
          <table:table-cell table:style-name="ce38" table:formula="of:=[$screen_negative.E45]" office:value-type="float" office:value="0" calcext:value-type="float">
            <text:p>0</text:p>
          </table:table-cell>
          <table:table-cell table:style-name="ce38" table:formula="of:=[$screen_negative.F45]" office:value-type="float" office:value="0" calcext:value-type="float">
            <text:p>0</text:p>
          </table:table-cell>
          <table:table-cell table:style-name="ce38" table:formula="of:=[$screen_negative.G45]" office:value-type="float" office:value="0" calcext:value-type="float">
            <text:p>0</text:p>
          </table:table-cell>
          <table:table-cell table:style-name="ce38" table:formula="of:=[$screen_negative.H45]" office:value-type="float" office:value="0" calcext:value-type="float">
            <text:p>0</text:p>
          </table:table-cell>
          <table:table-cell table:style-name="ce38" table:formula="of:=[$screen_negative.I45]" office:value-type="float" office:value="0" calcext:value-type="float">
            <text:p>0</text:p>
          </table:table-cell>
          <table:table-cell table:style-name="ce38" table:formula="of:=[$screen_negative.J45]" office:value-type="float" office:value="0" calcext:value-type="float">
            <text:p>0</text:p>
          </table:table-cell>
          <table:table-cell table:style-name="ce38" table:formula="of:=[$screen_negative.K45]" office:value-type="float" office:value="0" calcext:value-type="float">
            <text:p>0</text:p>
          </table:table-cell>
          <table:table-cell table:style-name="ce38" table:formula="of:=[$screen_negative.L45]" office:value-type="float" office:value="0" calcext:value-type="float">
            <text:p>0</text:p>
          </table:table-cell>
          <table:table-cell table:style-name="ce38" table:formula="of:=[$screen_negative.M45]" office:value-type="float" office:value="0" calcext:value-type="float">
            <text:p>0</text:p>
          </table:table-cell>
          <table:table-cell table:style-name="ce38" table:formula="of:=[$screen_negative.N45]" office:value-type="float" office:value="0" calcext:value-type="float">
            <text:p>0</text:p>
          </table:table-cell>
          <table:table-cell table:style-name="ce38" table:formula="of:=[$screen_negative.O45]" office:value-type="float" office:value="0" calcext:value-type="float">
            <text:p>0</text:p>
          </table:table-cell>
          <table:table-cell table:style-name="ce38" table:formula="of:=[$screen_negative.P45]" office:value-type="float" office:value="0" calcext:value-type="float">
            <text:p>0</text:p>
          </table:table-cell>
          <table:table-cell table:style-name="ce38" table:formula="of:=[$screen_negative.Q45]" office:value-type="float" office:value="0" calcext:value-type="float">
            <text:p>0</text:p>
          </table:table-cell>
          <table:table-cell table:style-name="ce38" table:formula="of:=[$screen_negative.R45]" office:value-type="float" office:value="0" calcext:value-type="float">
            <text:p>0</text:p>
          </table:table-cell>
          <table:table-cell table:style-name="ce38" table:formula="of:=[$screen_negative.S45]" office:value-type="float" office:value="0" calcext:value-type="float">
            <text:p>0</text:p>
          </table:table-cell>
          <table:table-cell table:style-name="ce38" table:formula="of:=[$screen_negative.T45]" office:value-type="float" office:value="0" calcext:value-type="float">
            <text:p>0</text:p>
          </table:table-cell>
          <table:table-cell table:style-name="ce38" table:formula="of:=[$screen_negative.U45]" office:value-type="float" office:value="0" calcext:value-type="float">
            <text:p>0</text:p>
          </table:table-cell>
          <table:table-cell table:style-name="ce38" table:formula="of:=[$screen_negative.V45]" office:value-type="float" office:value="0" calcext:value-type="float">
            <text:p>0</text:p>
          </table:table-cell>
          <table:table-cell table:style-name="ce38" table:formula="of:=[$screen_negative.W45]" office:value-type="float" office:value="0" calcext:value-type="float">
            <text:p>0</text:p>
          </table:table-cell>
          <table:table-cell table:style-name="ce38" table:formula="of:=[$screen_negative.X45]" office:value-type="float" office:value="0" calcext:value-type="float">
            <text:p>0</text:p>
          </table:table-cell>
          <table:table-cell table:style-name="ce38" table:formula="of:=[$screen_negative.Y45]" office:value-type="float" office:value="0" calcext:value-type="float">
            <text:p>0</text:p>
          </table:table-cell>
          <table:table-cell table:style-name="ce38" table:formula="of:=[$screen_negative.Z45]" office:value-type="float" office:value="0" calcext:value-type="float">
            <text:p>0</text:p>
          </table:table-cell>
          <table:table-cell table:style-name="ce38" table:formula="of:=[$screen_negative.AA45]" office:value-type="float" office:value="0" calcext:value-type="float">
            <text:p>0</text:p>
          </table:table-cell>
          <table:table-cell table:style-name="ce38" table:formula="of:=[$screen_negative.AB45]" office:value-type="float" office:value="0" calcext:value-type="float">
            <text:p>0</text:p>
          </table:table-cell>
          <table:table-cell table:style-name="ce38" table:formula="of:=[$screen_negative.AC45]" office:value-type="float" office:value="0" calcext:value-type="float">
            <text:p>0</text:p>
          </table:table-cell>
          <table:table-cell table:style-name="ce38" table:formula="of:=[$screen_negative.AD45]" office:value-type="float" office:value="0" calcext:value-type="float">
            <text:p>0</text:p>
          </table:table-cell>
          <table:table-cell table:style-name="ce38" table:formula="of:=[$screen_negative.AE45]" office:value-type="float" office:value="0" calcext:value-type="float">
            <text:p>0</text:p>
          </table:table-cell>
          <table:table-cell table:style-name="ce38" table:formula="of:=[$screen_negative.AF45]" office:value-type="float" office:value="0" calcext:value-type="float">
            <text:p>0</text:p>
          </table:table-cell>
          <table:table-cell table:style-name="ce38" table:formula="of:=[$screen_negative.AG45]" office:value-type="float" office:value="0" calcext:value-type="float">
            <text:p>0</text:p>
          </table:table-cell>
          <table:table-cell table:style-name="ce38" table:formula="of:=[$screen_negative.AH45]" office:value-type="float" office:value="0" calcext:value-type="float">
            <text:p>0</text:p>
          </table:table-cell>
          <table:table-cell table:style-name="ce38" table:formula="of:=[$screen_negative.AI45]" office:value-type="float" office:value="0" calcext:value-type="float">
            <text:p>0</text:p>
          </table:table-cell>
          <table:table-cell table:style-name="ce38" table:formula="of:=[$screen_negative.AJ45]" office:value-type="float" office:value="1" calcext:value-type="float">
            <text:p>1</text:p>
          </table:table-cell>
          <table:table-cell table:style-name="ce38" table:formula="of:=[$screen_negative.AK45]" office:value-type="float" office:value="0" calcext:value-type="float">
            <text:p>0</text:p>
          </table:table-cell>
          <table:table-cell table:style-name="ce38" table:formula="of:=[$screen_negative.AL45]" office:value-type="float" office:value="1" calcext:value-type="float">
            <text:p>1</text:p>
          </table:table-cell>
          <table:table-cell table:style-name="ce38" table:formula="of:=[$screen_negative.AM45]" office:value-type="float" office:value="0" calcext:value-type="float">
            <text:p>0</text:p>
          </table:table-cell>
          <table:table-cell table:style-name="ce38" table:formula="of:=[$screen_negative.AN45]" office:value-type="float" office:value="0" calcext:value-type="float">
            <text:p>0</text:p>
          </table:table-cell>
          <table:table-cell table:style-name="ce38" table:formula="of:=[$screen_negative.AO45]" office:value-type="float" office:value="0" calcext:value-type="float">
            <text:p>0</text:p>
          </table:table-cell>
          <table:table-cell table:style-name="ce38" table:formula="of:=[$screen_negative.AP45]" office:value-type="float" office:value="0" calcext:value-type="float">
            <text:p>0</text:p>
          </table:table-cell>
          <table:table-cell table:style-name="ce38" table:formula="of:=[$screen_negative.AQ45]" office:value-type="float" office:value="0" calcext:value-type="float">
            <text:p>0</text:p>
          </table:table-cell>
          <table:table-cell table:style-name="ce38" table:formula="of:=[$screen_negative.AR45]" office:value-type="float" office:value="0" calcext:value-type="float">
            <text:p>0</text:p>
          </table:table-cell>
          <table:table-cell table:style-name="ce38" table:formula="of:=[$screen_negative.AS45]" office:value-type="float" office:value="0" calcext:value-type="float">
            <text:p>0</text:p>
          </table:table-cell>
          <table:table-cell table:style-name="ce38" table:formula="of:=[$screen_negative.AT45]" office:value-type="float" office:value="0" calcext:value-type="float">
            <text:p>0</text:p>
          </table:table-cell>
          <table:table-cell table:style-name="ce38" table:formula="of:=[$screen_negative.AU45]" office:value-type="float" office:value="0" calcext:value-type="float">
            <text:p>0</text:p>
          </table:table-cell>
          <table:table-cell table:style-name="ce38" table:formula="of:=[$screen_negative.AV45]" office:value-type="float" office:value="0" calcext:value-type="float">
            <text:p>0</text:p>
          </table:table-cell>
          <table:table-cell table:style-name="ce38" table:formula="of:=[$screen_negative.AW45]" office:value-type="float" office:value="0" calcext:value-type="float">
            <text:p>0</text:p>
          </table:table-cell>
          <table:table-cell table:style-name="ce38" table:formula="of:=[$screen_negative.AX45]" office:value-type="float" office:value="0" calcext:value-type="float">
            <text:p>0</text:p>
          </table:table-cell>
          <table:table-cell table:style-name="ce38" table:formula="of:=[$screen_negative.AY45]" office:value-type="float" office:value="0" calcext:value-type="float">
            <text:p>0</text:p>
          </table:table-cell>
          <table:table-cell table:style-name="ce38" table:formula="of:=[$screen_negative.AZ45]" office:value-type="float" office:value="1" calcext:value-type="float">
            <text:p>1</text:p>
          </table:table-cell>
          <table:table-cell table:style-name="ce38" table:formula="of:=[$screen_negative.BA45]" office:value-type="float" office:value="0" calcext:value-type="float">
            <text:p>0</text:p>
          </table:table-cell>
          <table:table-cell table:style-name="ce38" table:formula="of:=[$screen_negative.BB45]" office:value-type="float" office:value="0" calcext:value-type="float">
            <text:p>0</text:p>
          </table:table-cell>
          <table:table-cell table:style-name="ce38" table:formula="of:=[$screen_negative.BC45]" office:value-type="float" office:value="0" calcext:value-type="float">
            <text:p>0</text:p>
          </table:table-cell>
          <table:table-cell table:style-name="ce38" table:formula="of:=[$screen_negative.BD45]" office:value-type="float" office:value="0" calcext:value-type="float">
            <text:p>0</text:p>
          </table:table-cell>
          <table:table-cell table:style-name="ce38" table:formula="of:=[$screen_negative.BE45]" office:value-type="float" office:value="0" calcext:value-type="float">
            <text:p>0</text:p>
          </table:table-cell>
          <table:table-cell table:style-name="ce38" table:formula="of:=[$screen_negative.BF45]" office:value-type="float" office:value="0" calcext:value-type="float">
            <text:p>0</text:p>
          </table:table-cell>
          <table:table-cell table:style-name="ce38" table:formula="of:=[$screen_negative.BG45]" office:value-type="float" office:value="0" calcext:value-type="float">
            <text:p>0</text:p>
          </table:table-cell>
          <table:table-cell table:style-name="ce38" table:formula="of:=[$screen_negative.BH45]" office:value-type="float" office:value="0" calcext:value-type="float">
            <text:p>0</text:p>
          </table:table-cell>
          <table:table-cell table:style-name="ce38" table:formula="of:=[$screen_negative.BI45]" office:value-type="float" office:value="0" calcext:value-type="float">
            <text:p>0</text:p>
          </table:table-cell>
          <table:table-cell table:style-name="ce38" table:formula="of:=[$screen_negative.BJ45]" office:value-type="float" office:value="0" calcext:value-type="float">
            <text:p>0</text:p>
          </table:table-cell>
          <table:table-cell table:style-name="ce38" table:formula="of:=[$screen_negative.BK45]" office:value-type="float" office:value="0" calcext:value-type="float">
            <text:p>0</text:p>
          </table:table-cell>
          <table:table-cell table:style-name="ce38" table:formula="of:=[$screen_negative.BL45]" office:value-type="float" office:value="1" calcext:value-type="float">
            <text:p>1</text:p>
          </table:table-cell>
          <table:table-cell table:style-name="ce38" table:formula="of:=[$screen_negative.BM45]" office:value-type="float" office:value="1" calcext:value-type="float">
            <text:p>1</text:p>
          </table:table-cell>
          <table:table-cell table:style-name="ce38" table:formula="of:=[$screen_negative.BN45]" office:value-type="float" office:value="0" calcext:value-type="float">
            <text:p>0</text:p>
          </table:table-cell>
          <table:table-cell table:style-name="ce38" table:formula="of:=[$screen_negative.BO45]" office:value-type="float" office:value="0" calcext:value-type="float">
            <text:p>0</text:p>
          </table:table-cell>
          <table:table-cell table:style-name="ce38" table:formula="of:=[$screen_negative.BP45]" office:value-type="float" office:value="0" calcext:value-type="float">
            <text:p>0</text:p>
          </table:table-cell>
          <table:table-cell table:style-name="ce38" table:formula="of:=[$screen_negative.BQ45]" office:value-type="float" office:value="0" calcext:value-type="float">
            <text:p>0</text:p>
          </table:table-cell>
          <table:table-cell table:style-name="ce38" table:formula="of:=[$screen_negative.BR45]" office:value-type="float" office:value="0" calcext:value-type="float">
            <text:p>0</text:p>
          </table:table-cell>
          <table:table-cell table:style-name="ce38" table:formula="of:=[$screen_negative.BS45]" office:value-type="float" office:value="0" calcext:value-type="float">
            <text:p>0</text:p>
          </table:table-cell>
          <table:table-cell table:style-name="ce38" table:formula="of:=[$screen_negative.BT45]" office:value-type="float" office:value="0" calcext:value-type="float">
            <text:p>0</text:p>
          </table:table-cell>
          <table:table-cell table:style-name="ce38" table:formula="of:=[$screen_negative.BU45]" office:value-type="float" office:value="0" calcext:value-type="float">
            <text:p>0</text:p>
          </table:table-cell>
          <table:table-cell table:style-name="ce38" table:formula="of:=[$screen_negative.BV45]" office:value-type="float" office:value="0" calcext:value-type="float">
            <text:p>0</text:p>
          </table:table-cell>
          <table:table-cell table:style-name="ce38" table:formula="of:=[$screen_negative.BW45]" office:value-type="float" office:value="0" calcext:value-type="float">
            <text:p>0</text:p>
          </table:table-cell>
          <table:table-cell table:style-name="ce38" table:formula="of:=[$screen_negative.BX45]" office:value-type="float" office:value="0" calcext:value-type="float">
            <text:p>0</text:p>
          </table:table-cell>
          <table:table-cell table:style-name="ce38" table:formula="of:=[$screen_negative.BY45]" office:value-type="float" office:value="1" calcext:value-type="float">
            <text:p>1</text:p>
          </table:table-cell>
          <table:table-cell table:style-name="ce38" table:formula="of:=[$screen_negative.BZ45]" office:value-type="float" office:value="0" calcext:value-type="float">
            <text:p>0</text:p>
          </table:table-cell>
          <table:table-cell table:style-name="ce38" table:formula="of:=[$screen_negative.CA45]" office:value-type="float" office:value="0" calcext:value-type="float">
            <text:p>0</text:p>
          </table:table-cell>
          <table:table-cell table:style-name="ce38" table:formula="of:=[$screen_negative.CB45]" office:value-type="float" office:value="0" calcext:value-type="float">
            <text:p>0</text:p>
          </table:table-cell>
          <table:table-cell table:style-name="ce38" table:formula="of:=[$screen_negative.CC45]" office:value-type="float" office:value="0" calcext:value-type="float">
            <text:p>0</text:p>
          </table:table-cell>
          <table:table-cell table:style-name="ce38" table:formula="of:=[$screen_negative.CD45]" office:value-type="float" office:value="0" calcext:value-type="float">
            <text:p>0</text:p>
          </table:table-cell>
          <table:table-cell table:style-name="ce38" table:formula="of:=[$screen_negative.CE45]" office:value-type="float" office:value="0" calcext:value-type="float">
            <text:p>0</text:p>
          </table:table-cell>
          <table:table-cell table:style-name="ce38" table:formula="of:=[$screen_negative.CF45]" office:value-type="float" office:value="0" calcext:value-type="float">
            <text:p>0</text:p>
          </table:table-cell>
          <table:table-cell table:style-name="ce38" table:formula="of:=[$screen_negative.CG45]" office:value-type="float" office:value="0" calcext:value-type="float">
            <text:p>0</text:p>
          </table:table-cell>
          <table:table-cell table:style-name="ce38" table:formula="of:=[$screen_negative.CH45]" office:value-type="float" office:value="0" calcext:value-type="float">
            <text:p>0</text:p>
          </table:table-cell>
          <table:table-cell table:style-name="ce38" table:formula="of:=[$screen_negative.CI45]" office:value-type="float" office:value="0" calcext:value-type="float">
            <text:p>0</text:p>
          </table:table-cell>
          <table:table-cell table:style-name="ce38" table:formula="of:=[$screen_negative.CJ45]" office:value-type="float" office:value="0" calcext:value-type="float">
            <text:p>0</text:p>
          </table:table-cell>
          <table:table-cell table:style-name="ce38" table:formula="of:=[$screen_negative.CK45]" office:value-type="float" office:value="0" calcext:value-type="float">
            <text:p>0</text:p>
          </table:table-cell>
          <table:table-cell table:style-name="ce38" table:formula="of:=[$screen_negative.CL45]" office:value-type="float" office:value="0" calcext:value-type="float">
            <text:p>0</text:p>
          </table:table-cell>
          <table:table-cell table:style-name="ce38" table:formula="of:=[$screen_negative.CM45]" office:value-type="float" office:value="1" calcext:value-type="float">
            <text:p>1</text:p>
          </table:table-cell>
          <table:table-cell table:style-name="ce38" table:formula="of:=[$screen_negative.CN45]" office:value-type="float" office:value="0" calcext:value-type="float">
            <text:p>0</text:p>
          </table:table-cell>
          <table:table-cell table:style-name="ce38" table:formula="of:=[$screen_negative.CO45]" office:value-type="float" office:value="1" calcext:value-type="float">
            <text:p>1</text:p>
          </table:table-cell>
          <table:table-cell table:style-name="ce38" table:formula="of:=[$screen_negative.CP45]" office:value-type="float" office:value="0" calcext:value-type="float">
            <text:p>0</text:p>
          </table:table-cell>
          <table:table-cell table:style-name="ce38" table:formula="of:=[$screen_negative.CQ45]" office:value-type="float" office:value="0" calcext:value-type="float">
            <text:p>0</text:p>
          </table:table-cell>
          <table:table-cell table:style-name="ce38" table:formula="of:=[$screen_negative.CR45]" office:value-type="float" office:value="0" calcext:value-type="float">
            <text:p>0</text:p>
          </table:table-cell>
          <table:table-cell table:style-name="ce38" table:formula="of:=[$screen_negative.CS45]" office:value-type="float" office:value="0" calcext:value-type="float">
            <text:p>0</text:p>
          </table:table-cell>
          <table:table-cell table:style-name="ce38" table:formula="of:=[$screen_negative.CT45]" office:value-type="float" office:value="0" calcext:value-type="float">
            <text:p>0</text:p>
          </table:table-cell>
          <table:table-cell table:style-name="ce38" table:formula="of:=[$screen_negative.CU45]" office:value-type="float" office:value="0" calcext:value-type="float">
            <text:p>0</text:p>
          </table:table-cell>
          <table:table-cell table:style-name="ce38" table:formula="of:=[$screen_negative.CV45]" office:value-type="float" office:value="0" calcext:value-type="float">
            <text:p>0</text:p>
          </table:table-cell>
          <table:table-cell table:style-name="ce38" table:formula="of:=[$screen_negative.CW45]" office:value-type="float" office:value="0" calcext:value-type="float">
            <text:p>0</text:p>
          </table:table-cell>
          <table:table-cell table:style-name="ce38" table:formula="of:=[$screen_negative.CX45]" office:value-type="float" office:value="0" calcext:value-type="float">
            <text:p>0</text:p>
          </table:table-cell>
          <table:table-cell table:style-name="ce38" table:formula="of:=[$screen_negative.CY45]" office:value-type="float" office:value="0" calcext:value-type="float">
            <text:p>0</text:p>
          </table:table-cell>
          <table:table-cell table:style-name="ce38" table:formula="of:=[$screen_negative.CZ45]" office:value-type="float" office:value="0" calcext:value-type="float">
            <text:p>0</text:p>
          </table:table-cell>
          <table:table-cell table:style-name="ce38" table:formula="of:=[$screen_negative.DA45]" office:value-type="float" office:value="0" calcext:value-type="float">
            <text:p>0</text:p>
          </table:table-cell>
          <table:table-cell table:style-name="ce38" table:formula="of:=[$screen_negative.DB45]" office:value-type="float" office:value="0" calcext:value-type="float">
            <text:p>0</text:p>
          </table:table-cell>
          <table:table-cell table:style-name="ce38" table:formula="of:=[$screen_negative.DC45]" office:value-type="float" office:value="0" calcext:value-type="float">
            <text:p>0</text:p>
          </table:table-cell>
          <table:table-cell table:style-name="ce38" table:formula="of:=[$screen_negative.DD45]" office:value-type="float" office:value="0" calcext:value-type="float">
            <text:p>0</text:p>
          </table:table-cell>
          <table:table-cell table:style-name="ce38" table:formula="of:=[$screen_negative.DE45]" office:value-type="float" office:value="0" calcext:value-type="float">
            <text:p>0</text:p>
          </table:table-cell>
          <table:table-cell table:style-name="ce38" table:formula="of:=[$screen_negative.DF45]" office:value-type="float" office:value="0" calcext:value-type="float">
            <text:p>0</text:p>
          </table:table-cell>
          <table:table-cell table:style-name="ce38" table:formula="of:=[$screen_negative.DG45]" office:value-type="float" office:value="0" calcext:value-type="float">
            <text:p>0</text:p>
          </table:table-cell>
          <table:table-cell table:style-name="ce38" table:formula="of:=[$screen_negative.DH45]" office:value-type="float" office:value="0" calcext:value-type="float">
            <text:p>0</text:p>
          </table:table-cell>
          <table:table-cell table:style-name="ce38" table:formula="of:=[$screen_negative.DI45]" office:value-type="float" office:value="0" calcext:value-type="float">
            <text:p>0</text:p>
          </table:table-cell>
          <table:table-cell table:style-name="ce38" table:formula="of:=[$screen_negative.DJ45]" office:value-type="float" office:value="0" calcext:value-type="float">
            <text:p>0</text:p>
          </table:table-cell>
          <table:table-cell table:style-name="ce38" table:formula="of:=[$screen_negative.DK45]" office:value-type="float" office:value="0" calcext:value-type="float">
            <text:p>0</text:p>
          </table:table-cell>
          <table:table-cell table:style-name="ce38" table:formula="of:=[$screen_negative.DL45]" office:value-type="float" office:value="0" calcext:value-type="float">
            <text:p>0</text:p>
          </table:table-cell>
          <table:table-cell table:style-name="ce38" table:formula="of:=[$screen_negative.DM45]" office:value-type="float" office:value="0" calcext:value-type="float">
            <text:p>0</text:p>
          </table:table-cell>
          <table:table-cell table:style-name="ce38" table:formula="of:=[$screen_negative.DN45]" office:value-type="float" office:value="0" calcext:value-type="float">
            <text:p>0</text:p>
          </table:table-cell>
          <table:table-cell table:style-name="ce38" table:formula="of:=[$screen_negative.DO45]" office:value-type="float" office:value="0" calcext:value-type="float">
            <text:p>0</text:p>
          </table:table-cell>
          <table:table-cell table:style-name="ce38" table:formula="of:=[$screen_negative.DP45]" office:value-type="float" office:value="0" calcext:value-type="float">
            <text:p>0</text:p>
          </table:table-cell>
          <table:table-cell table:style-name="ce38" table:formula="of:=[$screen_negative.DQ45]" office:value-type="float" office:value="0" calcext:value-type="float">
            <text:p>0</text:p>
          </table:table-cell>
          <table:table-cell table:style-name="ce38" table:formula="of:=[$screen_negative.DR45]" office:value-type="float" office:value="0" calcext:value-type="float">
            <text:p>0</text:p>
          </table:table-cell>
          <table:table-cell table:style-name="ce38" table:formula="of:=[$screen_negative.DS45]" office:value-type="float" office:value="0" calcext:value-type="float">
            <text:p>0</text:p>
          </table:table-cell>
          <table:table-cell table:style-name="ce38" table:formula="of:=[$screen_negative.DT45]" office:value-type="float" office:value="0" calcext:value-type="float">
            <text:p>0</text:p>
          </table:table-cell>
          <table:table-cell table:style-name="ce38" table:formula="of:=[$screen_negative.DU45]" office:value-type="float" office:value="0" calcext:value-type="float">
            <text:p>0</text:p>
          </table:table-cell>
          <table:table-cell table:style-name="ce38" table:formula="of:=[$screen_negative.DV45]" office:value-type="float" office:value="0" calcext:value-type="float">
            <text:p>0</text:p>
          </table:table-cell>
          <table:table-cell table:style-name="ce38" table:formula="of:=[$screen_negative.DW45]" office:value-type="float" office:value="0" calcext:value-type="float">
            <text:p>0</text:p>
          </table:table-cell>
          <table:table-cell table:style-name="ce38" table:formula="of:=[$screen_negative.DX45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46]" office:value-type="float" office:value="0" calcext:value-type="float">
            <text:p>0</text:p>
          </table:table-cell>
          <table:table-cell table:style-name="ce38" table:formula="of:=[$screen_negative.B46]" office:value-type="float" office:value="0" calcext:value-type="float">
            <text:p>0</text:p>
          </table:table-cell>
          <table:table-cell table:style-name="ce38" table:formula="of:=[$screen_negative.C46]" office:value-type="float" office:value="0" calcext:value-type="float">
            <text:p>0</text:p>
          </table:table-cell>
          <table:table-cell table:style-name="ce38" table:formula="of:=[$screen_negative.D46]" office:value-type="float" office:value="0" calcext:value-type="float">
            <text:p>0</text:p>
          </table:table-cell>
          <table:table-cell table:style-name="ce38" table:formula="of:=[$screen_negative.E46]" office:value-type="float" office:value="0" calcext:value-type="float">
            <text:p>0</text:p>
          </table:table-cell>
          <table:table-cell table:style-name="ce38" table:formula="of:=[$screen_negative.F46]" office:value-type="float" office:value="0" calcext:value-type="float">
            <text:p>0</text:p>
          </table:table-cell>
          <table:table-cell table:style-name="ce38" table:formula="of:=[$screen_negative.G46]" office:value-type="float" office:value="0" calcext:value-type="float">
            <text:p>0</text:p>
          </table:table-cell>
          <table:table-cell table:style-name="ce38" table:formula="of:=[$screen_negative.H46]" office:value-type="float" office:value="0" calcext:value-type="float">
            <text:p>0</text:p>
          </table:table-cell>
          <table:table-cell table:style-name="ce38" table:formula="of:=[$screen_negative.I46]" office:value-type="float" office:value="0" calcext:value-type="float">
            <text:p>0</text:p>
          </table:table-cell>
          <table:table-cell table:style-name="ce38" table:formula="of:=[$screen_negative.J46]" office:value-type="float" office:value="0" calcext:value-type="float">
            <text:p>0</text:p>
          </table:table-cell>
          <table:table-cell table:style-name="ce38" table:formula="of:=[$screen_negative.K46]" office:value-type="float" office:value="0" calcext:value-type="float">
            <text:p>0</text:p>
          </table:table-cell>
          <table:table-cell table:style-name="ce38" table:formula="of:=[$screen_negative.L46]" office:value-type="float" office:value="0" calcext:value-type="float">
            <text:p>0</text:p>
          </table:table-cell>
          <table:table-cell table:style-name="ce38" table:formula="of:=[$screen_negative.M46]" office:value-type="float" office:value="0" calcext:value-type="float">
            <text:p>0</text:p>
          </table:table-cell>
          <table:table-cell table:style-name="ce38" table:formula="of:=[$screen_negative.N46]" office:value-type="float" office:value="0" calcext:value-type="float">
            <text:p>0</text:p>
          </table:table-cell>
          <table:table-cell table:style-name="ce38" table:formula="of:=[$screen_negative.O46]" office:value-type="float" office:value="0" calcext:value-type="float">
            <text:p>0</text:p>
          </table:table-cell>
          <table:table-cell table:style-name="ce38" table:formula="of:=[$screen_negative.P46]" office:value-type="float" office:value="0" calcext:value-type="float">
            <text:p>0</text:p>
          </table:table-cell>
          <table:table-cell table:style-name="ce38" table:formula="of:=[$screen_negative.Q46]" office:value-type="float" office:value="0" calcext:value-type="float">
            <text:p>0</text:p>
          </table:table-cell>
          <table:table-cell table:style-name="ce38" table:formula="of:=[$screen_negative.R46]" office:value-type="float" office:value="0" calcext:value-type="float">
            <text:p>0</text:p>
          </table:table-cell>
          <table:table-cell table:style-name="ce38" table:formula="of:=[$screen_negative.S46]" office:value-type="float" office:value="0" calcext:value-type="float">
            <text:p>0</text:p>
          </table:table-cell>
          <table:table-cell table:style-name="ce38" table:formula="of:=[$screen_negative.T46]" office:value-type="float" office:value="0" calcext:value-type="float">
            <text:p>0</text:p>
          </table:table-cell>
          <table:table-cell table:style-name="ce38" table:formula="of:=[$screen_negative.U46]" office:value-type="float" office:value="0" calcext:value-type="float">
            <text:p>0</text:p>
          </table:table-cell>
          <table:table-cell table:style-name="ce38" table:formula="of:=[$screen_negative.V46]" office:value-type="float" office:value="0" calcext:value-type="float">
            <text:p>0</text:p>
          </table:table-cell>
          <table:table-cell table:style-name="ce38" table:formula="of:=[$screen_negative.W46]" office:value-type="float" office:value="0" calcext:value-type="float">
            <text:p>0</text:p>
          </table:table-cell>
          <table:table-cell table:style-name="ce38" table:formula="of:=[$screen_negative.X46]" office:value-type="float" office:value="0" calcext:value-type="float">
            <text:p>0</text:p>
          </table:table-cell>
          <table:table-cell table:style-name="ce38" table:formula="of:=[$screen_negative.Y46]" office:value-type="float" office:value="0" calcext:value-type="float">
            <text:p>0</text:p>
          </table:table-cell>
          <table:table-cell table:style-name="ce38" table:formula="of:=[$screen_negative.Z46]" office:value-type="float" office:value="0" calcext:value-type="float">
            <text:p>0</text:p>
          </table:table-cell>
          <table:table-cell table:style-name="ce38" table:formula="of:=[$screen_negative.AA46]" office:value-type="float" office:value="0" calcext:value-type="float">
            <text:p>0</text:p>
          </table:table-cell>
          <table:table-cell table:style-name="ce38" table:formula="of:=[$screen_negative.AB46]" office:value-type="float" office:value="0" calcext:value-type="float">
            <text:p>0</text:p>
          </table:table-cell>
          <table:table-cell table:style-name="ce38" table:formula="of:=[$screen_negative.AC46]" office:value-type="float" office:value="0" calcext:value-type="float">
            <text:p>0</text:p>
          </table:table-cell>
          <table:table-cell table:style-name="ce38" table:formula="of:=[$screen_negative.AD46]" office:value-type="float" office:value="0" calcext:value-type="float">
            <text:p>0</text:p>
          </table:table-cell>
          <table:table-cell table:style-name="ce38" table:formula="of:=[$screen_negative.AE46]" office:value-type="float" office:value="0" calcext:value-type="float">
            <text:p>0</text:p>
          </table:table-cell>
          <table:table-cell table:style-name="ce38" table:formula="of:=[$screen_negative.AF46]" office:value-type="float" office:value="0" calcext:value-type="float">
            <text:p>0</text:p>
          </table:table-cell>
          <table:table-cell table:style-name="ce38" table:formula="of:=[$screen_negative.AG46]" office:value-type="float" office:value="0" calcext:value-type="float">
            <text:p>0</text:p>
          </table:table-cell>
          <table:table-cell table:style-name="ce38" table:formula="of:=[$screen_negative.AH46]" office:value-type="float" office:value="0" calcext:value-type="float">
            <text:p>0</text:p>
          </table:table-cell>
          <table:table-cell table:style-name="ce38" table:formula="of:=[$screen_negative.AI46]" office:value-type="float" office:value="0" calcext:value-type="float">
            <text:p>0</text:p>
          </table:table-cell>
          <table:table-cell table:style-name="ce38" table:formula="of:=[$screen_negative.AJ46]" office:value-type="float" office:value="1" calcext:value-type="float">
            <text:p>1</text:p>
          </table:table-cell>
          <table:table-cell table:style-name="ce38" table:formula="of:=[$screen_negative.AK46]" office:value-type="float" office:value="0" calcext:value-type="float">
            <text:p>0</text:p>
          </table:table-cell>
          <table:table-cell table:style-name="ce38" table:formula="of:=[$screen_negative.AL46]" office:value-type="float" office:value="1" calcext:value-type="float">
            <text:p>1</text:p>
          </table:table-cell>
          <table:table-cell table:style-name="ce38" table:formula="of:=[$screen_negative.AM46]" office:value-type="float" office:value="0" calcext:value-type="float">
            <text:p>0</text:p>
          </table:table-cell>
          <table:table-cell table:style-name="ce38" table:formula="of:=[$screen_negative.AN46]" office:value-type="float" office:value="0" calcext:value-type="float">
            <text:p>0</text:p>
          </table:table-cell>
          <table:table-cell table:style-name="ce38" table:formula="of:=[$screen_negative.AO46]" office:value-type="float" office:value="0" calcext:value-type="float">
            <text:p>0</text:p>
          </table:table-cell>
          <table:table-cell table:style-name="ce38" table:formula="of:=[$screen_negative.AP46]" office:value-type="float" office:value="0" calcext:value-type="float">
            <text:p>0</text:p>
          </table:table-cell>
          <table:table-cell table:style-name="ce38" table:formula="of:=[$screen_negative.AQ46]" office:value-type="float" office:value="0" calcext:value-type="float">
            <text:p>0</text:p>
          </table:table-cell>
          <table:table-cell table:style-name="ce38" table:formula="of:=[$screen_negative.AR46]" office:value-type="float" office:value="0" calcext:value-type="float">
            <text:p>0</text:p>
          </table:table-cell>
          <table:table-cell table:style-name="ce38" table:formula="of:=[$screen_negative.AS46]" office:value-type="float" office:value="0" calcext:value-type="float">
            <text:p>0</text:p>
          </table:table-cell>
          <table:table-cell table:style-name="ce38" table:formula="of:=[$screen_negative.AT46]" office:value-type="float" office:value="0" calcext:value-type="float">
            <text:p>0</text:p>
          </table:table-cell>
          <table:table-cell table:style-name="ce38" table:formula="of:=[$screen_negative.AU46]" office:value-type="float" office:value="0" calcext:value-type="float">
            <text:p>0</text:p>
          </table:table-cell>
          <table:table-cell table:style-name="ce38" table:formula="of:=[$screen_negative.AV46]" office:value-type="float" office:value="0" calcext:value-type="float">
            <text:p>0</text:p>
          </table:table-cell>
          <table:table-cell table:style-name="ce38" table:formula="of:=[$screen_negative.AW46]" office:value-type="float" office:value="0" calcext:value-type="float">
            <text:p>0</text:p>
          </table:table-cell>
          <table:table-cell table:style-name="ce38" table:formula="of:=[$screen_negative.AX46]" office:value-type="float" office:value="0" calcext:value-type="float">
            <text:p>0</text:p>
          </table:table-cell>
          <table:table-cell table:style-name="ce38" table:formula="of:=[$screen_negative.AY46]" office:value-type="float" office:value="1" calcext:value-type="float">
            <text:p>1</text:p>
          </table:table-cell>
          <table:table-cell table:style-name="ce38" table:formula="of:=[$screen_negative.AZ46]" office:value-type="float" office:value="0" calcext:value-type="float">
            <text:p>0</text:p>
          </table:table-cell>
          <table:table-cell table:style-name="ce38" table:formula="of:=[$screen_negative.BA46]" office:value-type="float" office:value="0" calcext:value-type="float">
            <text:p>0</text:p>
          </table:table-cell>
          <table:table-cell table:style-name="ce38" table:formula="of:=[$screen_negative.BB46]" office:value-type="float" office:value="0" calcext:value-type="float">
            <text:p>0</text:p>
          </table:table-cell>
          <table:table-cell table:style-name="ce38" table:formula="of:=[$screen_negative.BC46]" office:value-type="float" office:value="0" calcext:value-type="float">
            <text:p>0</text:p>
          </table:table-cell>
          <table:table-cell table:style-name="ce38" table:formula="of:=[$screen_negative.BD46]" office:value-type="float" office:value="0" calcext:value-type="float">
            <text:p>0</text:p>
          </table:table-cell>
          <table:table-cell table:style-name="ce38" table:formula="of:=[$screen_negative.BE46]" office:value-type="float" office:value="0" calcext:value-type="float">
            <text:p>0</text:p>
          </table:table-cell>
          <table:table-cell table:style-name="ce38" table:formula="of:=[$screen_negative.BF46]" office:value-type="float" office:value="0" calcext:value-type="float">
            <text:p>0</text:p>
          </table:table-cell>
          <table:table-cell table:style-name="ce38" table:formula="of:=[$screen_negative.BG46]" office:value-type="float" office:value="0" calcext:value-type="float">
            <text:p>0</text:p>
          </table:table-cell>
          <table:table-cell table:style-name="ce38" table:formula="of:=[$screen_negative.BH46]" office:value-type="float" office:value="0" calcext:value-type="float">
            <text:p>0</text:p>
          </table:table-cell>
          <table:table-cell table:style-name="ce38" table:formula="of:=[$screen_negative.BI46]" office:value-type="float" office:value="0" calcext:value-type="float">
            <text:p>0</text:p>
          </table:table-cell>
          <table:table-cell table:style-name="ce38" table:formula="of:=[$screen_negative.BJ46]" office:value-type="float" office:value="0" calcext:value-type="float">
            <text:p>0</text:p>
          </table:table-cell>
          <table:table-cell table:style-name="ce38" table:formula="of:=[$screen_negative.BK46]" office:value-type="float" office:value="0" calcext:value-type="float">
            <text:p>0</text:p>
          </table:table-cell>
          <table:table-cell table:style-name="ce38" table:formula="of:=[$screen_negative.BL46]" office:value-type="float" office:value="0" calcext:value-type="float">
            <text:p>0</text:p>
          </table:table-cell>
          <table:table-cell table:style-name="ce38" table:formula="of:=[$screen_negative.BM46]" office:value-type="float" office:value="0" calcext:value-type="float">
            <text:p>0</text:p>
          </table:table-cell>
          <table:table-cell table:style-name="ce38" table:formula="of:=[$screen_negative.BN46]" office:value-type="float" office:value="0" calcext:value-type="float">
            <text:p>0</text:p>
          </table:table-cell>
          <table:table-cell table:style-name="ce38" table:formula="of:=[$screen_negative.BO46]" office:value-type="float" office:value="0" calcext:value-type="float">
            <text:p>0</text:p>
          </table:table-cell>
          <table:table-cell table:style-name="ce38" table:formula="of:=[$screen_negative.BP46]" office:value-type="float" office:value="0" calcext:value-type="float">
            <text:p>0</text:p>
          </table:table-cell>
          <table:table-cell table:style-name="ce38" table:formula="of:=[$screen_negative.BQ46]" office:value-type="float" office:value="0" calcext:value-type="float">
            <text:p>0</text:p>
          </table:table-cell>
          <table:table-cell table:style-name="ce38" table:formula="of:=[$screen_negative.BR46]" office:value-type="float" office:value="0" calcext:value-type="float">
            <text:p>0</text:p>
          </table:table-cell>
          <table:table-cell table:style-name="ce38" table:formula="of:=[$screen_negative.BS46]" office:value-type="float" office:value="0" calcext:value-type="float">
            <text:p>0</text:p>
          </table:table-cell>
          <table:table-cell table:style-name="ce38" table:formula="of:=[$screen_negative.BT46]" office:value-type="float" office:value="0" calcext:value-type="float">
            <text:p>0</text:p>
          </table:table-cell>
          <table:table-cell table:style-name="ce38" table:formula="of:=[$screen_negative.BU46]" office:value-type="float" office:value="0" calcext:value-type="float">
            <text:p>0</text:p>
          </table:table-cell>
          <table:table-cell table:style-name="ce38" table:formula="of:=[$screen_negative.BV46]" office:value-type="float" office:value="0" calcext:value-type="float">
            <text:p>0</text:p>
          </table:table-cell>
          <table:table-cell table:style-name="ce38" table:formula="of:=[$screen_negative.BW46]" office:value-type="float" office:value="0" calcext:value-type="float">
            <text:p>0</text:p>
          </table:table-cell>
          <table:table-cell table:style-name="ce38" table:formula="of:=[$screen_negative.BX46]" office:value-type="float" office:value="0" calcext:value-type="float">
            <text:p>0</text:p>
          </table:table-cell>
          <table:table-cell table:style-name="ce38" table:formula="of:=[$screen_negative.BY46]" office:value-type="float" office:value="0" calcext:value-type="float">
            <text:p>0</text:p>
          </table:table-cell>
          <table:table-cell table:style-name="ce38" table:formula="of:=[$screen_negative.BZ46]" office:value-type="float" office:value="1" calcext:value-type="float">
            <text:p>1</text:p>
          </table:table-cell>
          <table:table-cell table:style-name="ce38" table:formula="of:=[$screen_negative.CA46]" office:value-type="float" office:value="0" calcext:value-type="float">
            <text:p>0</text:p>
          </table:table-cell>
          <table:table-cell table:style-name="ce38" table:formula="of:=[$screen_negative.CB46]" office:value-type="float" office:value="0" calcext:value-type="float">
            <text:p>0</text:p>
          </table:table-cell>
          <table:table-cell table:style-name="ce38" table:formula="of:=[$screen_negative.CC46]" office:value-type="float" office:value="0" calcext:value-type="float">
            <text:p>0</text:p>
          </table:table-cell>
          <table:table-cell table:style-name="ce38" table:formula="of:=[$screen_negative.CD46]" office:value-type="float" office:value="0" calcext:value-type="float">
            <text:p>0</text:p>
          </table:table-cell>
          <table:table-cell table:style-name="ce38" table:formula="of:=[$screen_negative.CE46]" office:value-type="float" office:value="0" calcext:value-type="float">
            <text:p>0</text:p>
          </table:table-cell>
          <table:table-cell table:style-name="ce38" table:formula="of:=[$screen_negative.CF46]" office:value-type="float" office:value="0" calcext:value-type="float">
            <text:p>0</text:p>
          </table:table-cell>
          <table:table-cell table:style-name="ce38" table:formula="of:=[$screen_negative.CG46]" office:value-type="float" office:value="0" calcext:value-type="float">
            <text:p>0</text:p>
          </table:table-cell>
          <table:table-cell table:style-name="ce38" table:formula="of:=[$screen_negative.CH46]" office:value-type="float" office:value="0" calcext:value-type="float">
            <text:p>0</text:p>
          </table:table-cell>
          <table:table-cell table:style-name="ce38" table:formula="of:=[$screen_negative.CI46]" office:value-type="float" office:value="0" calcext:value-type="float">
            <text:p>0</text:p>
          </table:table-cell>
          <table:table-cell table:style-name="ce38" table:formula="of:=[$screen_negative.CJ46]" office:value-type="float" office:value="0" calcext:value-type="float">
            <text:p>0</text:p>
          </table:table-cell>
          <table:table-cell table:style-name="ce38" table:formula="of:=[$screen_negative.CK46]" office:value-type="float" office:value="0" calcext:value-type="float">
            <text:p>0</text:p>
          </table:table-cell>
          <table:table-cell table:style-name="ce38" table:formula="of:=[$screen_negative.CL46]" office:value-type="float" office:value="0" calcext:value-type="float">
            <text:p>0</text:p>
          </table:table-cell>
          <table:table-cell table:style-name="ce38" table:formula="of:=[$screen_negative.CM46]" office:value-type="float" office:value="1" calcext:value-type="float">
            <text:p>1</text:p>
          </table:table-cell>
          <table:table-cell table:style-name="ce38" table:formula="of:=[$screen_negative.CN46]" office:value-type="float" office:value="0" calcext:value-type="float">
            <text:p>0</text:p>
          </table:table-cell>
          <table:table-cell table:style-name="ce38" table:formula="of:=[$screen_negative.CO46]" office:value-type="float" office:value="1" calcext:value-type="float">
            <text:p>1</text:p>
          </table:table-cell>
          <table:table-cell table:style-name="ce38" table:formula="of:=[$screen_negative.CP46]" office:value-type="float" office:value="0" calcext:value-type="float">
            <text:p>0</text:p>
          </table:table-cell>
          <table:table-cell table:style-name="ce38" table:formula="of:=[$screen_negative.CQ46]" office:value-type="float" office:value="0" calcext:value-type="float">
            <text:p>0</text:p>
          </table:table-cell>
          <table:table-cell table:style-name="ce38" table:formula="of:=[$screen_negative.CR46]" office:value-type="float" office:value="0" calcext:value-type="float">
            <text:p>0</text:p>
          </table:table-cell>
          <table:table-cell table:style-name="ce38" table:formula="of:=[$screen_negative.CS46]" office:value-type="float" office:value="0" calcext:value-type="float">
            <text:p>0</text:p>
          </table:table-cell>
          <table:table-cell table:style-name="ce38" table:formula="of:=[$screen_negative.CT46]" office:value-type="float" office:value="0" calcext:value-type="float">
            <text:p>0</text:p>
          </table:table-cell>
          <table:table-cell table:style-name="ce38" table:formula="of:=[$screen_negative.CU46]" office:value-type="float" office:value="0" calcext:value-type="float">
            <text:p>0</text:p>
          </table:table-cell>
          <table:table-cell table:style-name="ce38" table:formula="of:=[$screen_negative.CV46]" office:value-type="float" office:value="0" calcext:value-type="float">
            <text:p>0</text:p>
          </table:table-cell>
          <table:table-cell table:style-name="ce38" table:formula="of:=[$screen_negative.CW46]" office:value-type="float" office:value="0" calcext:value-type="float">
            <text:p>0</text:p>
          </table:table-cell>
          <table:table-cell table:style-name="ce38" table:formula="of:=[$screen_negative.CX46]" office:value-type="float" office:value="0" calcext:value-type="float">
            <text:p>0</text:p>
          </table:table-cell>
          <table:table-cell table:style-name="ce38" table:formula="of:=[$screen_negative.CY46]" office:value-type="float" office:value="0" calcext:value-type="float">
            <text:p>0</text:p>
          </table:table-cell>
          <table:table-cell table:style-name="ce38" table:formula="of:=[$screen_negative.CZ46]" office:value-type="float" office:value="0" calcext:value-type="float">
            <text:p>0</text:p>
          </table:table-cell>
          <table:table-cell table:style-name="ce38" table:formula="of:=[$screen_negative.DA46]" office:value-type="float" office:value="0" calcext:value-type="float">
            <text:p>0</text:p>
          </table:table-cell>
          <table:table-cell table:style-name="ce38" table:formula="of:=[$screen_negative.DB46]" office:value-type="float" office:value="0" calcext:value-type="float">
            <text:p>0</text:p>
          </table:table-cell>
          <table:table-cell table:style-name="ce38" table:formula="of:=[$screen_negative.DC46]" office:value-type="float" office:value="0" calcext:value-type="float">
            <text:p>0</text:p>
          </table:table-cell>
          <table:table-cell table:style-name="ce38" table:formula="of:=[$screen_negative.DD46]" office:value-type="float" office:value="0" calcext:value-type="float">
            <text:p>0</text:p>
          </table:table-cell>
          <table:table-cell table:style-name="ce38" table:formula="of:=[$screen_negative.DE46]" office:value-type="float" office:value="0" calcext:value-type="float">
            <text:p>0</text:p>
          </table:table-cell>
          <table:table-cell table:style-name="ce38" table:formula="of:=[$screen_negative.DF46]" office:value-type="float" office:value="0" calcext:value-type="float">
            <text:p>0</text:p>
          </table:table-cell>
          <table:table-cell table:style-name="ce38" table:formula="of:=[$screen_negative.DG46]" office:value-type="float" office:value="0" calcext:value-type="float">
            <text:p>0</text:p>
          </table:table-cell>
          <table:table-cell table:style-name="ce38" table:formula="of:=[$screen_negative.DH46]" office:value-type="float" office:value="0" calcext:value-type="float">
            <text:p>0</text:p>
          </table:table-cell>
          <table:table-cell table:style-name="ce38" table:formula="of:=[$screen_negative.DI46]" office:value-type="float" office:value="0" calcext:value-type="float">
            <text:p>0</text:p>
          </table:table-cell>
          <table:table-cell table:style-name="ce38" table:formula="of:=[$screen_negative.DJ46]" office:value-type="float" office:value="0" calcext:value-type="float">
            <text:p>0</text:p>
          </table:table-cell>
          <table:table-cell table:style-name="ce38" table:formula="of:=[$screen_negative.DK46]" office:value-type="float" office:value="0" calcext:value-type="float">
            <text:p>0</text:p>
          </table:table-cell>
          <table:table-cell table:style-name="ce38" table:formula="of:=[$screen_negative.DL46]" office:value-type="float" office:value="0" calcext:value-type="float">
            <text:p>0</text:p>
          </table:table-cell>
          <table:table-cell table:style-name="ce38" table:formula="of:=[$screen_negative.DM46]" office:value-type="float" office:value="0" calcext:value-type="float">
            <text:p>0</text:p>
          </table:table-cell>
          <table:table-cell table:style-name="ce38" table:formula="of:=[$screen_negative.DN46]" office:value-type="float" office:value="0" calcext:value-type="float">
            <text:p>0</text:p>
          </table:table-cell>
          <table:table-cell table:style-name="ce38" table:formula="of:=[$screen_negative.DO46]" office:value-type="float" office:value="0" calcext:value-type="float">
            <text:p>0</text:p>
          </table:table-cell>
          <table:table-cell table:style-name="ce38" table:formula="of:=[$screen_negative.DP46]" office:value-type="float" office:value="0" calcext:value-type="float">
            <text:p>0</text:p>
          </table:table-cell>
          <table:table-cell table:style-name="ce38" table:formula="of:=[$screen_negative.DQ46]" office:value-type="float" office:value="0" calcext:value-type="float">
            <text:p>0</text:p>
          </table:table-cell>
          <table:table-cell table:style-name="ce38" table:formula="of:=[$screen_negative.DR46]" office:value-type="float" office:value="0" calcext:value-type="float">
            <text:p>0</text:p>
          </table:table-cell>
          <table:table-cell table:style-name="ce38" table:formula="of:=[$screen_negative.DS46]" office:value-type="float" office:value="0" calcext:value-type="float">
            <text:p>0</text:p>
          </table:table-cell>
          <table:table-cell table:style-name="ce38" table:formula="of:=[$screen_negative.DT46]" office:value-type="float" office:value="0" calcext:value-type="float">
            <text:p>0</text:p>
          </table:table-cell>
          <table:table-cell table:style-name="ce38" table:formula="of:=[$screen_negative.DU46]" office:value-type="float" office:value="0" calcext:value-type="float">
            <text:p>0</text:p>
          </table:table-cell>
          <table:table-cell table:style-name="ce38" table:formula="of:=[$screen_negative.DV46]" office:value-type="float" office:value="0" calcext:value-type="float">
            <text:p>0</text:p>
          </table:table-cell>
          <table:table-cell table:style-name="ce38" table:formula="of:=[$screen_negative.DW46]" office:value-type="float" office:value="0" calcext:value-type="float">
            <text:p>0</text:p>
          </table:table-cell>
          <table:table-cell table:style-name="ce38" table:formula="of:=[$screen_negative.DX46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47]" office:value-type="float" office:value="0" calcext:value-type="float">
            <text:p>0</text:p>
          </table:table-cell>
          <table:table-cell table:style-name="ce38" table:formula="of:=[$screen_negative.B47]" office:value-type="float" office:value="0" calcext:value-type="float">
            <text:p>0</text:p>
          </table:table-cell>
          <table:table-cell table:style-name="ce38" table:formula="of:=[$screen_negative.C47]" office:value-type="float" office:value="0" calcext:value-type="float">
            <text:p>0</text:p>
          </table:table-cell>
          <table:table-cell table:style-name="ce38" table:formula="of:=[$screen_negative.D47]" office:value-type="float" office:value="0" calcext:value-type="float">
            <text:p>0</text:p>
          </table:table-cell>
          <table:table-cell table:style-name="ce38" table:formula="of:=[$screen_negative.E47]" office:value-type="float" office:value="0" calcext:value-type="float">
            <text:p>0</text:p>
          </table:table-cell>
          <table:table-cell table:style-name="ce38" table:formula="of:=[$screen_negative.F47]" office:value-type="float" office:value="0" calcext:value-type="float">
            <text:p>0</text:p>
          </table:table-cell>
          <table:table-cell table:style-name="ce38" table:formula="of:=[$screen_negative.G47]" office:value-type="float" office:value="0" calcext:value-type="float">
            <text:p>0</text:p>
          </table:table-cell>
          <table:table-cell table:style-name="ce38" table:formula="of:=[$screen_negative.H47]" office:value-type="float" office:value="0" calcext:value-type="float">
            <text:p>0</text:p>
          </table:table-cell>
          <table:table-cell table:style-name="ce38" table:formula="of:=[$screen_negative.I47]" office:value-type="float" office:value="0" calcext:value-type="float">
            <text:p>0</text:p>
          </table:table-cell>
          <table:table-cell table:style-name="ce38" table:formula="of:=[$screen_negative.J47]" office:value-type="float" office:value="0" calcext:value-type="float">
            <text:p>0</text:p>
          </table:table-cell>
          <table:table-cell table:style-name="ce38" table:formula="of:=[$screen_negative.K47]" office:value-type="float" office:value="0" calcext:value-type="float">
            <text:p>0</text:p>
          </table:table-cell>
          <table:table-cell table:style-name="ce38" table:formula="of:=[$screen_negative.L47]" office:value-type="float" office:value="0" calcext:value-type="float">
            <text:p>0</text:p>
          </table:table-cell>
          <table:table-cell table:style-name="ce38" table:formula="of:=[$screen_negative.M47]" office:value-type="float" office:value="0" calcext:value-type="float">
            <text:p>0</text:p>
          </table:table-cell>
          <table:table-cell table:style-name="ce38" table:formula="of:=[$screen_negative.N47]" office:value-type="float" office:value="0" calcext:value-type="float">
            <text:p>0</text:p>
          </table:table-cell>
          <table:table-cell table:style-name="ce38" table:formula="of:=[$screen_negative.O47]" office:value-type="float" office:value="0" calcext:value-type="float">
            <text:p>0</text:p>
          </table:table-cell>
          <table:table-cell table:style-name="ce38" table:formula="of:=[$screen_negative.P47]" office:value-type="float" office:value="0" calcext:value-type="float">
            <text:p>0</text:p>
          </table:table-cell>
          <table:table-cell table:style-name="ce38" table:formula="of:=[$screen_negative.Q47]" office:value-type="float" office:value="0" calcext:value-type="float">
            <text:p>0</text:p>
          </table:table-cell>
          <table:table-cell table:style-name="ce38" table:formula="of:=[$screen_negative.R47]" office:value-type="float" office:value="0" calcext:value-type="float">
            <text:p>0</text:p>
          </table:table-cell>
          <table:table-cell table:style-name="ce38" table:formula="of:=[$screen_negative.S47]" office:value-type="float" office:value="0" calcext:value-type="float">
            <text:p>0</text:p>
          </table:table-cell>
          <table:table-cell table:style-name="ce38" table:formula="of:=[$screen_negative.T47]" office:value-type="float" office:value="0" calcext:value-type="float">
            <text:p>0</text:p>
          </table:table-cell>
          <table:table-cell table:style-name="ce38" table:formula="of:=[$screen_negative.U47]" office:value-type="float" office:value="0" calcext:value-type="float">
            <text:p>0</text:p>
          </table:table-cell>
          <table:table-cell table:style-name="ce38" table:formula="of:=[$screen_negative.V47]" office:value-type="float" office:value="0" calcext:value-type="float">
            <text:p>0</text:p>
          </table:table-cell>
          <table:table-cell table:style-name="ce38" table:formula="of:=[$screen_negative.W47]" office:value-type="float" office:value="0" calcext:value-type="float">
            <text:p>0</text:p>
          </table:table-cell>
          <table:table-cell table:style-name="ce38" table:formula="of:=[$screen_negative.X47]" office:value-type="float" office:value="0" calcext:value-type="float">
            <text:p>0</text:p>
          </table:table-cell>
          <table:table-cell table:style-name="ce38" table:formula="of:=[$screen_negative.Y47]" office:value-type="float" office:value="0" calcext:value-type="float">
            <text:p>0</text:p>
          </table:table-cell>
          <table:table-cell table:style-name="ce38" table:formula="of:=[$screen_negative.Z47]" office:value-type="float" office:value="0" calcext:value-type="float">
            <text:p>0</text:p>
          </table:table-cell>
          <table:table-cell table:style-name="ce38" table:formula="of:=[$screen_negative.AA47]" office:value-type="float" office:value="0" calcext:value-type="float">
            <text:p>0</text:p>
          </table:table-cell>
          <table:table-cell table:style-name="ce38" table:formula="of:=[$screen_negative.AB47]" office:value-type="float" office:value="0" calcext:value-type="float">
            <text:p>0</text:p>
          </table:table-cell>
          <table:table-cell table:style-name="ce38" table:formula="of:=[$screen_negative.AC47]" office:value-type="float" office:value="0" calcext:value-type="float">
            <text:p>0</text:p>
          </table:table-cell>
          <table:table-cell table:style-name="ce38" table:formula="of:=[$screen_negative.AD47]" office:value-type="float" office:value="0" calcext:value-type="float">
            <text:p>0</text:p>
          </table:table-cell>
          <table:table-cell table:style-name="ce38" table:formula="of:=[$screen_negative.AE47]" office:value-type="float" office:value="0" calcext:value-type="float">
            <text:p>0</text:p>
          </table:table-cell>
          <table:table-cell table:style-name="ce38" table:formula="of:=[$screen_negative.AF47]" office:value-type="float" office:value="0" calcext:value-type="float">
            <text:p>0</text:p>
          </table:table-cell>
          <table:table-cell table:style-name="ce38" table:formula="of:=[$screen_negative.AG47]" office:value-type="float" office:value="0" calcext:value-type="float">
            <text:p>0</text:p>
          </table:table-cell>
          <table:table-cell table:style-name="ce38" table:formula="of:=[$screen_negative.AH47]" office:value-type="float" office:value="0" calcext:value-type="float">
            <text:p>0</text:p>
          </table:table-cell>
          <table:table-cell table:style-name="ce38" table:formula="of:=[$screen_negative.AI47]" office:value-type="float" office:value="0" calcext:value-type="float">
            <text:p>0</text:p>
          </table:table-cell>
          <table:table-cell table:style-name="ce38" table:formula="of:=[$screen_negative.AJ47]" office:value-type="float" office:value="0" calcext:value-type="float">
            <text:p>0</text:p>
          </table:table-cell>
          <table:table-cell table:style-name="ce38" table:formula="of:=[$screen_negative.AK47]" office:value-type="float" office:value="1" calcext:value-type="float">
            <text:p>1</text:p>
          </table:table-cell>
          <table:table-cell table:style-name="ce38" table:formula="of:=[$screen_negative.AL47]" office:value-type="float" office:value="0" calcext:value-type="float">
            <text:p>0</text:p>
          </table:table-cell>
          <table:table-cell table:style-name="ce38" table:formula="of:=[$screen_negative.AM47]" office:value-type="float" office:value="1" calcext:value-type="float">
            <text:p>1</text:p>
          </table:table-cell>
          <table:table-cell table:style-name="ce38" table:formula="of:=[$screen_negative.AN47]" office:value-type="float" office:value="0" calcext:value-type="float">
            <text:p>0</text:p>
          </table:table-cell>
          <table:table-cell table:style-name="ce38" table:formula="of:=[$screen_negative.AO47]" office:value-type="float" office:value="0" calcext:value-type="float">
            <text:p>0</text:p>
          </table:table-cell>
          <table:table-cell table:style-name="ce38" table:formula="of:=[$screen_negative.AP47]" office:value-type="float" office:value="0" calcext:value-type="float">
            <text:p>0</text:p>
          </table:table-cell>
          <table:table-cell table:style-name="ce38" table:formula="of:=[$screen_negative.AQ47]" office:value-type="float" office:value="0" calcext:value-type="float">
            <text:p>0</text:p>
          </table:table-cell>
          <table:table-cell table:style-name="ce38" table:formula="of:=[$screen_negative.AR47]" office:value-type="float" office:value="0" calcext:value-type="float">
            <text:p>0</text:p>
          </table:table-cell>
          <table:table-cell table:style-name="ce38" table:formula="of:=[$screen_negative.AS47]" office:value-type="float" office:value="0" calcext:value-type="float">
            <text:p>0</text:p>
          </table:table-cell>
          <table:table-cell table:style-name="ce38" table:formula="of:=[$screen_negative.AT47]" office:value-type="float" office:value="0" calcext:value-type="float">
            <text:p>0</text:p>
          </table:table-cell>
          <table:table-cell table:style-name="ce38" table:formula="of:=[$screen_negative.AU47]" office:value-type="float" office:value="0" calcext:value-type="float">
            <text:p>0</text:p>
          </table:table-cell>
          <table:table-cell table:style-name="ce38" table:formula="of:=[$screen_negative.AV47]" office:value-type="float" office:value="0" calcext:value-type="float">
            <text:p>0</text:p>
          </table:table-cell>
          <table:table-cell table:style-name="ce38" table:formula="of:=[$screen_negative.AW47]" office:value-type="float" office:value="0" calcext:value-type="float">
            <text:p>0</text:p>
          </table:table-cell>
          <table:table-cell table:style-name="ce38" table:formula="of:=[$screen_negative.AX47]" office:value-type="float" office:value="1" calcext:value-type="float">
            <text:p>1</text:p>
          </table:table-cell>
          <table:table-cell table:style-name="ce38" table:formula="of:=[$screen_negative.AY47]" office:value-type="float" office:value="0" calcext:value-type="float">
            <text:p>0</text:p>
          </table:table-cell>
          <table:table-cell table:style-name="ce38" table:formula="of:=[$screen_negative.AZ47]" office:value-type="float" office:value="0" calcext:value-type="float">
            <text:p>0</text:p>
          </table:table-cell>
          <table:table-cell table:style-name="ce38" table:formula="of:=[$screen_negative.BA47]" office:value-type="float" office:value="0" calcext:value-type="float">
            <text:p>0</text:p>
          </table:table-cell>
          <table:table-cell table:style-name="ce38" table:formula="of:=[$screen_negative.BB47]" office:value-type="float" office:value="0" calcext:value-type="float">
            <text:p>0</text:p>
          </table:table-cell>
          <table:table-cell table:style-name="ce38" table:formula="of:=[$screen_negative.BC47]" office:value-type="float" office:value="0" calcext:value-type="float">
            <text:p>0</text:p>
          </table:table-cell>
          <table:table-cell table:style-name="ce38" table:formula="of:=[$screen_negative.BD47]" office:value-type="float" office:value="0" calcext:value-type="float">
            <text:p>0</text:p>
          </table:table-cell>
          <table:table-cell table:style-name="ce38" table:formula="of:=[$screen_negative.BE47]" office:value-type="float" office:value="0" calcext:value-type="float">
            <text:p>0</text:p>
          </table:table-cell>
          <table:table-cell table:style-name="ce38" table:formula="of:=[$screen_negative.BF47]" office:value-type="float" office:value="0" calcext:value-type="float">
            <text:p>0</text:p>
          </table:table-cell>
          <table:table-cell table:style-name="ce38" table:formula="of:=[$screen_negative.BG47]" office:value-type="float" office:value="0" calcext:value-type="float">
            <text:p>0</text:p>
          </table:table-cell>
          <table:table-cell table:style-name="ce38" table:formula="of:=[$screen_negative.BH47]" office:value-type="float" office:value="0" calcext:value-type="float">
            <text:p>0</text:p>
          </table:table-cell>
          <table:table-cell table:style-name="ce38" table:formula="of:=[$screen_negative.BI47]" office:value-type="float" office:value="0" calcext:value-type="float">
            <text:p>0</text:p>
          </table:table-cell>
          <table:table-cell table:style-name="ce38" table:formula="of:=[$screen_negative.BJ47]" office:value-type="float" office:value="0" calcext:value-type="float">
            <text:p>0</text:p>
          </table:table-cell>
          <table:table-cell table:style-name="ce38" table:formula="of:=[$screen_negative.BK47]" office:value-type="float" office:value="0" calcext:value-type="float">
            <text:p>0</text:p>
          </table:table-cell>
          <table:table-cell table:style-name="ce38" table:formula="of:=[$screen_negative.BL47]" office:value-type="float" office:value="0" calcext:value-type="float">
            <text:p>0</text:p>
          </table:table-cell>
          <table:table-cell table:style-name="ce38" table:formula="of:=[$screen_negative.BM47]" office:value-type="float" office:value="0" calcext:value-type="float">
            <text:p>0</text:p>
          </table:table-cell>
          <table:table-cell table:style-name="ce38" table:formula="of:=[$screen_negative.BN47]" office:value-type="float" office:value="0" calcext:value-type="float">
            <text:p>0</text:p>
          </table:table-cell>
          <table:table-cell table:style-name="ce38" table:formula="of:=[$screen_negative.BO47]" office:value-type="float" office:value="0" calcext:value-type="float">
            <text:p>0</text:p>
          </table:table-cell>
          <table:table-cell table:style-name="ce38" table:formula="of:=[$screen_negative.BP47]" office:value-type="float" office:value="0" calcext:value-type="float">
            <text:p>0</text:p>
          </table:table-cell>
          <table:table-cell table:style-name="ce38" table:formula="of:=[$screen_negative.BQ47]" office:value-type="float" office:value="0" calcext:value-type="float">
            <text:p>0</text:p>
          </table:table-cell>
          <table:table-cell table:style-name="ce38" table:formula="of:=[$screen_negative.BR47]" office:value-type="float" office:value="0" calcext:value-type="float">
            <text:p>0</text:p>
          </table:table-cell>
          <table:table-cell table:style-name="ce38" table:formula="of:=[$screen_negative.BS47]" office:value-type="float" office:value="0" calcext:value-type="float">
            <text:p>0</text:p>
          </table:table-cell>
          <table:table-cell table:style-name="ce38" table:formula="of:=[$screen_negative.BT47]" office:value-type="float" office:value="0" calcext:value-type="float">
            <text:p>0</text:p>
          </table:table-cell>
          <table:table-cell table:style-name="ce38" table:formula="of:=[$screen_negative.BU47]" office:value-type="float" office:value="0" calcext:value-type="float">
            <text:p>0</text:p>
          </table:table-cell>
          <table:table-cell table:style-name="ce38" table:formula="of:=[$screen_negative.BV47]" office:value-type="float" office:value="0" calcext:value-type="float">
            <text:p>0</text:p>
          </table:table-cell>
          <table:table-cell table:style-name="ce38" table:formula="of:=[$screen_negative.BW47]" office:value-type="float" office:value="0" calcext:value-type="float">
            <text:p>0</text:p>
          </table:table-cell>
          <table:table-cell table:style-name="ce38" table:formula="of:=[$screen_negative.BX47]" office:value-type="float" office:value="0" calcext:value-type="float">
            <text:p>0</text:p>
          </table:table-cell>
          <table:table-cell table:style-name="ce38" table:formula="of:=[$screen_negative.BY47]" office:value-type="float" office:value="0" calcext:value-type="float">
            <text:p>0</text:p>
          </table:table-cell>
          <table:table-cell table:style-name="ce38" table:formula="of:=[$screen_negative.BZ47]" office:value-type="float" office:value="0" calcext:value-type="float">
            <text:p>0</text:p>
          </table:table-cell>
          <table:table-cell table:style-name="ce38" table:formula="of:=[$screen_negative.CA47]" office:value-type="float" office:value="1" calcext:value-type="float">
            <text:p>1</text:p>
          </table:table-cell>
          <table:table-cell table:style-name="ce38" table:formula="of:=[$screen_negative.CB47]" office:value-type="float" office:value="0" calcext:value-type="float">
            <text:p>0</text:p>
          </table:table-cell>
          <table:table-cell table:style-name="ce38" table:formula="of:=[$screen_negative.CC47]" office:value-type="float" office:value="0" calcext:value-type="float">
            <text:p>0</text:p>
          </table:table-cell>
          <table:table-cell table:style-name="ce38" table:formula="of:=[$screen_negative.CD47]" office:value-type="float" office:value="0" calcext:value-type="float">
            <text:p>0</text:p>
          </table:table-cell>
          <table:table-cell table:style-name="ce38" table:formula="of:=[$screen_negative.CE47]" office:value-type="float" office:value="0" calcext:value-type="float">
            <text:p>0</text:p>
          </table:table-cell>
          <table:table-cell table:style-name="ce38" table:formula="of:=[$screen_negative.CF47]" office:value-type="float" office:value="0" calcext:value-type="float">
            <text:p>0</text:p>
          </table:table-cell>
          <table:table-cell table:style-name="ce38" table:formula="of:=[$screen_negative.CG47]" office:value-type="float" office:value="0" calcext:value-type="float">
            <text:p>0</text:p>
          </table:table-cell>
          <table:table-cell table:style-name="ce38" table:formula="of:=[$screen_negative.CH47]" office:value-type="float" office:value="0" calcext:value-type="float">
            <text:p>0</text:p>
          </table:table-cell>
          <table:table-cell table:style-name="ce38" table:formula="of:=[$screen_negative.CI47]" office:value-type="float" office:value="0" calcext:value-type="float">
            <text:p>0</text:p>
          </table:table-cell>
          <table:table-cell table:style-name="ce38" table:formula="of:=[$screen_negative.CJ47]" office:value-type="float" office:value="0" calcext:value-type="float">
            <text:p>0</text:p>
          </table:table-cell>
          <table:table-cell table:style-name="ce38" table:formula="of:=[$screen_negative.CK47]" office:value-type="float" office:value="0" calcext:value-type="float">
            <text:p>0</text:p>
          </table:table-cell>
          <table:table-cell table:style-name="ce38" table:formula="of:=[$screen_negative.CL47]" office:value-type="float" office:value="1" calcext:value-type="float">
            <text:p>1</text:p>
          </table:table-cell>
          <table:table-cell table:style-name="ce38" table:formula="of:=[$screen_negative.CM47]" office:value-type="float" office:value="0" calcext:value-type="float">
            <text:p>0</text:p>
          </table:table-cell>
          <table:table-cell table:style-name="ce38" table:formula="of:=[$screen_negative.CN47]" office:value-type="float" office:value="1" calcext:value-type="float">
            <text:p>1</text:p>
          </table:table-cell>
          <table:table-cell table:style-name="ce38" table:formula="of:=[$screen_negative.CO47]" office:value-type="float" office:value="0" calcext:value-type="float">
            <text:p>0</text:p>
          </table:table-cell>
          <table:table-cell table:style-name="ce38" table:formula="of:=[$screen_negative.CP47]" office:value-type="float" office:value="0" calcext:value-type="float">
            <text:p>0</text:p>
          </table:table-cell>
          <table:table-cell table:style-name="ce38" table:formula="of:=[$screen_negative.CQ47]" office:value-type="float" office:value="0" calcext:value-type="float">
            <text:p>0</text:p>
          </table:table-cell>
          <table:table-cell table:style-name="ce38" table:formula="of:=[$screen_negative.CR47]" office:value-type="float" office:value="0" calcext:value-type="float">
            <text:p>0</text:p>
          </table:table-cell>
          <table:table-cell table:style-name="ce38" table:formula="of:=[$screen_negative.CS47]" office:value-type="float" office:value="0" calcext:value-type="float">
            <text:p>0</text:p>
          </table:table-cell>
          <table:table-cell table:style-name="ce38" table:formula="of:=[$screen_negative.CT47]" office:value-type="float" office:value="0" calcext:value-type="float">
            <text:p>0</text:p>
          </table:table-cell>
          <table:table-cell table:style-name="ce38" table:formula="of:=[$screen_negative.CU47]" office:value-type="float" office:value="0" calcext:value-type="float">
            <text:p>0</text:p>
          </table:table-cell>
          <table:table-cell table:style-name="ce38" table:formula="of:=[$screen_negative.CV47]" office:value-type="float" office:value="0" calcext:value-type="float">
            <text:p>0</text:p>
          </table:table-cell>
          <table:table-cell table:style-name="ce38" table:formula="of:=[$screen_negative.CW47]" office:value-type="float" office:value="0" calcext:value-type="float">
            <text:p>0</text:p>
          </table:table-cell>
          <table:table-cell table:style-name="ce38" table:formula="of:=[$screen_negative.CX47]" office:value-type="float" office:value="0" calcext:value-type="float">
            <text:p>0</text:p>
          </table:table-cell>
          <table:table-cell table:style-name="ce38" table:formula="of:=[$screen_negative.CY47]" office:value-type="float" office:value="0" calcext:value-type="float">
            <text:p>0</text:p>
          </table:table-cell>
          <table:table-cell table:style-name="ce38" table:formula="of:=[$screen_negative.CZ47]" office:value-type="float" office:value="0" calcext:value-type="float">
            <text:p>0</text:p>
          </table:table-cell>
          <table:table-cell table:style-name="ce38" table:formula="of:=[$screen_negative.DA47]" office:value-type="float" office:value="0" calcext:value-type="float">
            <text:p>0</text:p>
          </table:table-cell>
          <table:table-cell table:style-name="ce38" table:formula="of:=[$screen_negative.DB47]" office:value-type="float" office:value="0" calcext:value-type="float">
            <text:p>0</text:p>
          </table:table-cell>
          <table:table-cell table:style-name="ce38" table:formula="of:=[$screen_negative.DC47]" office:value-type="float" office:value="0" calcext:value-type="float">
            <text:p>0</text:p>
          </table:table-cell>
          <table:table-cell table:style-name="ce38" table:formula="of:=[$screen_negative.DD47]" office:value-type="float" office:value="0" calcext:value-type="float">
            <text:p>0</text:p>
          </table:table-cell>
          <table:table-cell table:style-name="ce38" table:formula="of:=[$screen_negative.DE47]" office:value-type="float" office:value="0" calcext:value-type="float">
            <text:p>0</text:p>
          </table:table-cell>
          <table:table-cell table:style-name="ce38" table:formula="of:=[$screen_negative.DF47]" office:value-type="float" office:value="0" calcext:value-type="float">
            <text:p>0</text:p>
          </table:table-cell>
          <table:table-cell table:style-name="ce38" table:formula="of:=[$screen_negative.DG47]" office:value-type="float" office:value="0" calcext:value-type="float">
            <text:p>0</text:p>
          </table:table-cell>
          <table:table-cell table:style-name="ce38" table:formula="of:=[$screen_negative.DH47]" office:value-type="float" office:value="0" calcext:value-type="float">
            <text:p>0</text:p>
          </table:table-cell>
          <table:table-cell table:style-name="ce38" table:formula="of:=[$screen_negative.DI47]" office:value-type="float" office:value="0" calcext:value-type="float">
            <text:p>0</text:p>
          </table:table-cell>
          <table:table-cell table:style-name="ce38" table:formula="of:=[$screen_negative.DJ47]" office:value-type="float" office:value="0" calcext:value-type="float">
            <text:p>0</text:p>
          </table:table-cell>
          <table:table-cell table:style-name="ce38" table:formula="of:=[$screen_negative.DK47]" office:value-type="float" office:value="0" calcext:value-type="float">
            <text:p>0</text:p>
          </table:table-cell>
          <table:table-cell table:style-name="ce38" table:formula="of:=[$screen_negative.DL47]" office:value-type="float" office:value="0" calcext:value-type="float">
            <text:p>0</text:p>
          </table:table-cell>
          <table:table-cell table:style-name="ce38" table:formula="of:=[$screen_negative.DM47]" office:value-type="float" office:value="0" calcext:value-type="float">
            <text:p>0</text:p>
          </table:table-cell>
          <table:table-cell table:style-name="ce38" table:formula="of:=[$screen_negative.DN47]" office:value-type="float" office:value="0" calcext:value-type="float">
            <text:p>0</text:p>
          </table:table-cell>
          <table:table-cell table:style-name="ce38" table:formula="of:=[$screen_negative.DO47]" office:value-type="float" office:value="0" calcext:value-type="float">
            <text:p>0</text:p>
          </table:table-cell>
          <table:table-cell table:style-name="ce38" table:formula="of:=[$screen_negative.DP47]" office:value-type="float" office:value="0" calcext:value-type="float">
            <text:p>0</text:p>
          </table:table-cell>
          <table:table-cell table:style-name="ce38" table:formula="of:=[$screen_negative.DQ47]" office:value-type="float" office:value="0" calcext:value-type="float">
            <text:p>0</text:p>
          </table:table-cell>
          <table:table-cell table:style-name="ce38" table:formula="of:=[$screen_negative.DR47]" office:value-type="float" office:value="0" calcext:value-type="float">
            <text:p>0</text:p>
          </table:table-cell>
          <table:table-cell table:style-name="ce38" table:formula="of:=[$screen_negative.DS47]" office:value-type="float" office:value="0" calcext:value-type="float">
            <text:p>0</text:p>
          </table:table-cell>
          <table:table-cell table:style-name="ce38" table:formula="of:=[$screen_negative.DT47]" office:value-type="float" office:value="0" calcext:value-type="float">
            <text:p>0</text:p>
          </table:table-cell>
          <table:table-cell table:style-name="ce38" table:formula="of:=[$screen_negative.DU47]" office:value-type="float" office:value="0" calcext:value-type="float">
            <text:p>0</text:p>
          </table:table-cell>
          <table:table-cell table:style-name="ce38" table:formula="of:=[$screen_negative.DV47]" office:value-type="float" office:value="0" calcext:value-type="float">
            <text:p>0</text:p>
          </table:table-cell>
          <table:table-cell table:style-name="ce38" table:formula="of:=[$screen_negative.DW47]" office:value-type="float" office:value="0" calcext:value-type="float">
            <text:p>0</text:p>
          </table:table-cell>
          <table:table-cell table:style-name="ce38" table:formula="of:=[$screen_negative.DX47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48]" office:value-type="float" office:value="0" calcext:value-type="float">
            <text:p>0</text:p>
          </table:table-cell>
          <table:table-cell table:style-name="ce38" table:formula="of:=[$screen_negative.B48]" office:value-type="float" office:value="0" calcext:value-type="float">
            <text:p>0</text:p>
          </table:table-cell>
          <table:table-cell table:style-name="ce38" table:formula="of:=[$screen_negative.C48]" office:value-type="float" office:value="0" calcext:value-type="float">
            <text:p>0</text:p>
          </table:table-cell>
          <table:table-cell table:style-name="ce38" table:formula="of:=[$screen_negative.D48]" office:value-type="float" office:value="0" calcext:value-type="float">
            <text:p>0</text:p>
          </table:table-cell>
          <table:table-cell table:style-name="ce38" table:formula="of:=[$screen_negative.E48]" office:value-type="float" office:value="0" calcext:value-type="float">
            <text:p>0</text:p>
          </table:table-cell>
          <table:table-cell table:style-name="ce38" table:formula="of:=[$screen_negative.F48]" office:value-type="float" office:value="0" calcext:value-type="float">
            <text:p>0</text:p>
          </table:table-cell>
          <table:table-cell table:style-name="ce38" table:formula="of:=[$screen_negative.G48]" office:value-type="float" office:value="0" calcext:value-type="float">
            <text:p>0</text:p>
          </table:table-cell>
          <table:table-cell table:style-name="ce38" table:formula="of:=[$screen_negative.H48]" office:value-type="float" office:value="0" calcext:value-type="float">
            <text:p>0</text:p>
          </table:table-cell>
          <table:table-cell table:style-name="ce38" table:formula="of:=[$screen_negative.I48]" office:value-type="float" office:value="0" calcext:value-type="float">
            <text:p>0</text:p>
          </table:table-cell>
          <table:table-cell table:style-name="ce38" table:formula="of:=[$screen_negative.J48]" office:value-type="float" office:value="0" calcext:value-type="float">
            <text:p>0</text:p>
          </table:table-cell>
          <table:table-cell table:style-name="ce38" table:formula="of:=[$screen_negative.K48]" office:value-type="float" office:value="0" calcext:value-type="float">
            <text:p>0</text:p>
          </table:table-cell>
          <table:table-cell table:style-name="ce38" table:formula="of:=[$screen_negative.L48]" office:value-type="float" office:value="0" calcext:value-type="float">
            <text:p>0</text:p>
          </table:table-cell>
          <table:table-cell table:style-name="ce38" table:formula="of:=[$screen_negative.M48]" office:value-type="float" office:value="0" calcext:value-type="float">
            <text:p>0</text:p>
          </table:table-cell>
          <table:table-cell table:style-name="ce38" table:formula="of:=[$screen_negative.N48]" office:value-type="float" office:value="0" calcext:value-type="float">
            <text:p>0</text:p>
          </table:table-cell>
          <table:table-cell table:style-name="ce38" table:formula="of:=[$screen_negative.O48]" office:value-type="float" office:value="0" calcext:value-type="float">
            <text:p>0</text:p>
          </table:table-cell>
          <table:table-cell table:style-name="ce38" table:formula="of:=[$screen_negative.P48]" office:value-type="float" office:value="0" calcext:value-type="float">
            <text:p>0</text:p>
          </table:table-cell>
          <table:table-cell table:style-name="ce38" table:formula="of:=[$screen_negative.Q48]" office:value-type="float" office:value="0" calcext:value-type="float">
            <text:p>0</text:p>
          </table:table-cell>
          <table:table-cell table:style-name="ce38" table:formula="of:=[$screen_negative.R48]" office:value-type="float" office:value="0" calcext:value-type="float">
            <text:p>0</text:p>
          </table:table-cell>
          <table:table-cell table:style-name="ce38" table:formula="of:=[$screen_negative.S48]" office:value-type="float" office:value="0" calcext:value-type="float">
            <text:p>0</text:p>
          </table:table-cell>
          <table:table-cell table:style-name="ce38" table:formula="of:=[$screen_negative.T48]" office:value-type="float" office:value="0" calcext:value-type="float">
            <text:p>0</text:p>
          </table:table-cell>
          <table:table-cell table:style-name="ce38" table:formula="of:=[$screen_negative.U48]" office:value-type="float" office:value="0" calcext:value-type="float">
            <text:p>0</text:p>
          </table:table-cell>
          <table:table-cell table:style-name="ce38" table:formula="of:=[$screen_negative.V48]" office:value-type="float" office:value="0" calcext:value-type="float">
            <text:p>0</text:p>
          </table:table-cell>
          <table:table-cell table:style-name="ce38" table:formula="of:=[$screen_negative.W48]" office:value-type="float" office:value="0" calcext:value-type="float">
            <text:p>0</text:p>
          </table:table-cell>
          <table:table-cell table:style-name="ce38" table:formula="of:=[$screen_negative.X48]" office:value-type="float" office:value="0" calcext:value-type="float">
            <text:p>0</text:p>
          </table:table-cell>
          <table:table-cell table:style-name="ce38" table:formula="of:=[$screen_negative.Y48]" office:value-type="float" office:value="0" calcext:value-type="float">
            <text:p>0</text:p>
          </table:table-cell>
          <table:table-cell table:style-name="ce38" table:formula="of:=[$screen_negative.Z48]" office:value-type="float" office:value="0" calcext:value-type="float">
            <text:p>0</text:p>
          </table:table-cell>
          <table:table-cell table:style-name="ce38" table:formula="of:=[$screen_negative.AA48]" office:value-type="float" office:value="0" calcext:value-type="float">
            <text:p>0</text:p>
          </table:table-cell>
          <table:table-cell table:style-name="ce38" table:formula="of:=[$screen_negative.AB48]" office:value-type="float" office:value="0" calcext:value-type="float">
            <text:p>0</text:p>
          </table:table-cell>
          <table:table-cell table:style-name="ce38" table:formula="of:=[$screen_negative.AC48]" office:value-type="float" office:value="0" calcext:value-type="float">
            <text:p>0</text:p>
          </table:table-cell>
          <table:table-cell table:style-name="ce38" table:formula="of:=[$screen_negative.AD48]" office:value-type="float" office:value="0" calcext:value-type="float">
            <text:p>0</text:p>
          </table:table-cell>
          <table:table-cell table:style-name="ce38" table:formula="of:=[$screen_negative.AE48]" office:value-type="float" office:value="0" calcext:value-type="float">
            <text:p>0</text:p>
          </table:table-cell>
          <table:table-cell table:style-name="ce38" table:formula="of:=[$screen_negative.AF48]" office:value-type="float" office:value="0" calcext:value-type="float">
            <text:p>0</text:p>
          </table:table-cell>
          <table:table-cell table:style-name="ce38" table:formula="of:=[$screen_negative.AG48]" office:value-type="float" office:value="0" calcext:value-type="float">
            <text:p>0</text:p>
          </table:table-cell>
          <table:table-cell table:style-name="ce38" table:formula="of:=[$screen_negative.AH48]" office:value-type="float" office:value="0" calcext:value-type="float">
            <text:p>0</text:p>
          </table:table-cell>
          <table:table-cell table:style-name="ce38" table:formula="of:=[$screen_negative.AI48]" office:value-type="float" office:value="0" calcext:value-type="float">
            <text:p>0</text:p>
          </table:table-cell>
          <table:table-cell table:style-name="ce38" table:formula="of:=[$screen_negative.AJ48]" office:value-type="float" office:value="0" calcext:value-type="float">
            <text:p>0</text:p>
          </table:table-cell>
          <table:table-cell table:style-name="ce38" table:formula="of:=[$screen_negative.AK48]" office:value-type="float" office:value="1" calcext:value-type="float">
            <text:p>1</text:p>
          </table:table-cell>
          <table:table-cell table:style-name="ce38" table:formula="of:=[$screen_negative.AL48]" office:value-type="float" office:value="0" calcext:value-type="float">
            <text:p>0</text:p>
          </table:table-cell>
          <table:table-cell table:style-name="ce38" table:formula="of:=[$screen_negative.AM48]" office:value-type="float" office:value="1" calcext:value-type="float">
            <text:p>1</text:p>
          </table:table-cell>
          <table:table-cell table:style-name="ce38" table:formula="of:=[$screen_negative.AN48]" office:value-type="float" office:value="0" calcext:value-type="float">
            <text:p>0</text:p>
          </table:table-cell>
          <table:table-cell table:style-name="ce38" table:formula="of:=[$screen_negative.AO48]" office:value-type="float" office:value="0" calcext:value-type="float">
            <text:p>0</text:p>
          </table:table-cell>
          <table:table-cell table:style-name="ce38" table:formula="of:=[$screen_negative.AP48]" office:value-type="float" office:value="0" calcext:value-type="float">
            <text:p>0</text:p>
          </table:table-cell>
          <table:table-cell table:style-name="ce38" table:formula="of:=[$screen_negative.AQ48]" office:value-type="float" office:value="0" calcext:value-type="float">
            <text:p>0</text:p>
          </table:table-cell>
          <table:table-cell table:style-name="ce38" table:formula="of:=[$screen_negative.AR48]" office:value-type="float" office:value="0" calcext:value-type="float">
            <text:p>0</text:p>
          </table:table-cell>
          <table:table-cell table:style-name="ce38" table:formula="of:=[$screen_negative.AS48]" office:value-type="float" office:value="0" calcext:value-type="float">
            <text:p>0</text:p>
          </table:table-cell>
          <table:table-cell table:style-name="ce38" table:formula="of:=[$screen_negative.AT48]" office:value-type="float" office:value="0" calcext:value-type="float">
            <text:p>0</text:p>
          </table:table-cell>
          <table:table-cell table:style-name="ce38" table:formula="of:=[$screen_negative.AU48]" office:value-type="float" office:value="0" calcext:value-type="float">
            <text:p>0</text:p>
          </table:table-cell>
          <table:table-cell table:style-name="ce38" table:formula="of:=[$screen_negative.AV48]" office:value-type="float" office:value="0" calcext:value-type="float">
            <text:p>0</text:p>
          </table:table-cell>
          <table:table-cell table:style-name="ce38" table:formula="of:=[$screen_negative.AW48]" office:value-type="float" office:value="1" calcext:value-type="float">
            <text:p>1</text:p>
          </table:table-cell>
          <table:table-cell table:style-name="ce38" table:formula="of:=[$screen_negative.AX48]" office:value-type="float" office:value="0" calcext:value-type="float">
            <text:p>0</text:p>
          </table:table-cell>
          <table:table-cell table:style-name="ce38" table:formula="of:=[$screen_negative.AY48]" office:value-type="float" office:value="0" calcext:value-type="float">
            <text:p>0</text:p>
          </table:table-cell>
          <table:table-cell table:style-name="ce38" table:formula="of:=[$screen_negative.AZ48]" office:value-type="float" office:value="0" calcext:value-type="float">
            <text:p>0</text:p>
          </table:table-cell>
          <table:table-cell table:style-name="ce38" table:formula="of:=[$screen_negative.BA48]" office:value-type="float" office:value="0" calcext:value-type="float">
            <text:p>0</text:p>
          </table:table-cell>
          <table:table-cell table:style-name="ce38" table:formula="of:=[$screen_negative.BB48]" office:value-type="float" office:value="0" calcext:value-type="float">
            <text:p>0</text:p>
          </table:table-cell>
          <table:table-cell table:style-name="ce38" table:formula="of:=[$screen_negative.BC48]" office:value-type="float" office:value="0" calcext:value-type="float">
            <text:p>0</text:p>
          </table:table-cell>
          <table:table-cell table:style-name="ce38" table:formula="of:=[$screen_negative.BD48]" office:value-type="float" office:value="0" calcext:value-type="float">
            <text:p>0</text:p>
          </table:table-cell>
          <table:table-cell table:style-name="ce38" table:formula="of:=[$screen_negative.BE48]" office:value-type="float" office:value="0" calcext:value-type="float">
            <text:p>0</text:p>
          </table:table-cell>
          <table:table-cell table:style-name="ce38" table:formula="of:=[$screen_negative.BF48]" office:value-type="float" office:value="0" calcext:value-type="float">
            <text:p>0</text:p>
          </table:table-cell>
          <table:table-cell table:style-name="ce38" table:formula="of:=[$screen_negative.BG48]" office:value-type="float" office:value="0" calcext:value-type="float">
            <text:p>0</text:p>
          </table:table-cell>
          <table:table-cell table:style-name="ce38" table:formula="of:=[$screen_negative.BH48]" office:value-type="float" office:value="0" calcext:value-type="float">
            <text:p>0</text:p>
          </table:table-cell>
          <table:table-cell table:style-name="ce38" table:formula="of:=[$screen_negative.BI48]" office:value-type="float" office:value="0" calcext:value-type="float">
            <text:p>0</text:p>
          </table:table-cell>
          <table:table-cell table:style-name="ce38" table:formula="of:=[$screen_negative.BJ48]" office:value-type="float" office:value="0" calcext:value-type="float">
            <text:p>0</text:p>
          </table:table-cell>
          <table:table-cell table:style-name="ce38" table:formula="of:=[$screen_negative.BK48]" office:value-type="float" office:value="0" calcext:value-type="float">
            <text:p>0</text:p>
          </table:table-cell>
          <table:table-cell table:style-name="ce38" table:formula="of:=[$screen_negative.BL48]" office:value-type="float" office:value="1" calcext:value-type="float">
            <text:p>1</text:p>
          </table:table-cell>
          <table:table-cell table:style-name="ce38" table:formula="of:=[$screen_negative.BM48]" office:value-type="float" office:value="1" calcext:value-type="float">
            <text:p>1</text:p>
          </table:table-cell>
          <table:table-cell table:style-name="ce38" table:formula="of:=[$screen_negative.BN48]" office:value-type="float" office:value="0" calcext:value-type="float">
            <text:p>0</text:p>
          </table:table-cell>
          <table:table-cell table:style-name="ce38" table:formula="of:=[$screen_negative.BO48]" office:value-type="float" office:value="0" calcext:value-type="float">
            <text:p>0</text:p>
          </table:table-cell>
          <table:table-cell table:style-name="ce38" table:formula="of:=[$screen_negative.BP48]" office:value-type="float" office:value="0" calcext:value-type="float">
            <text:p>0</text:p>
          </table:table-cell>
          <table:table-cell table:style-name="ce38" table:formula="of:=[$screen_negative.BQ48]" office:value-type="float" office:value="0" calcext:value-type="float">
            <text:p>0</text:p>
          </table:table-cell>
          <table:table-cell table:style-name="ce38" table:formula="of:=[$screen_negative.BR48]" office:value-type="float" office:value="0" calcext:value-type="float">
            <text:p>0</text:p>
          </table:table-cell>
          <table:table-cell table:style-name="ce38" table:formula="of:=[$screen_negative.BS48]" office:value-type="float" office:value="0" calcext:value-type="float">
            <text:p>0</text:p>
          </table:table-cell>
          <table:table-cell table:style-name="ce38" table:formula="of:=[$screen_negative.BT48]" office:value-type="float" office:value="0" calcext:value-type="float">
            <text:p>0</text:p>
          </table:table-cell>
          <table:table-cell table:style-name="ce38" table:formula="of:=[$screen_negative.BU48]" office:value-type="float" office:value="0" calcext:value-type="float">
            <text:p>0</text:p>
          </table:table-cell>
          <table:table-cell table:style-name="ce38" table:formula="of:=[$screen_negative.BV48]" office:value-type="float" office:value="0" calcext:value-type="float">
            <text:p>0</text:p>
          </table:table-cell>
          <table:table-cell table:style-name="ce38" table:formula="of:=[$screen_negative.BW48]" office:value-type="float" office:value="0" calcext:value-type="float">
            <text:p>0</text:p>
          </table:table-cell>
          <table:table-cell table:style-name="ce38" table:formula="of:=[$screen_negative.BX48]" office:value-type="float" office:value="0" calcext:value-type="float">
            <text:p>0</text:p>
          </table:table-cell>
          <table:table-cell table:style-name="ce38" table:formula="of:=[$screen_negative.BY48]" office:value-type="float" office:value="0" calcext:value-type="float">
            <text:p>0</text:p>
          </table:table-cell>
          <table:table-cell table:style-name="ce38" table:formula="of:=[$screen_negative.BZ48]" office:value-type="float" office:value="0" calcext:value-type="float">
            <text:p>0</text:p>
          </table:table-cell>
          <table:table-cell table:style-name="ce38" table:formula="of:=[$screen_negative.CA48]" office:value-type="float" office:value="0" calcext:value-type="float">
            <text:p>0</text:p>
          </table:table-cell>
          <table:table-cell table:style-name="ce38" table:formula="of:=[$screen_negative.CB48]" office:value-type="float" office:value="1" calcext:value-type="float">
            <text:p>1</text:p>
          </table:table-cell>
          <table:table-cell table:style-name="ce38" table:formula="of:=[$screen_negative.CC48]" office:value-type="float" office:value="0" calcext:value-type="float">
            <text:p>0</text:p>
          </table:table-cell>
          <table:table-cell table:style-name="ce38" table:formula="of:=[$screen_negative.CD48]" office:value-type="float" office:value="0" calcext:value-type="float">
            <text:p>0</text:p>
          </table:table-cell>
          <table:table-cell table:style-name="ce38" table:formula="of:=[$screen_negative.CE48]" office:value-type="float" office:value="0" calcext:value-type="float">
            <text:p>0</text:p>
          </table:table-cell>
          <table:table-cell table:style-name="ce38" table:formula="of:=[$screen_negative.CF48]" office:value-type="float" office:value="0" calcext:value-type="float">
            <text:p>0</text:p>
          </table:table-cell>
          <table:table-cell table:style-name="ce38" table:formula="of:=[$screen_negative.CG48]" office:value-type="float" office:value="0" calcext:value-type="float">
            <text:p>0</text:p>
          </table:table-cell>
          <table:table-cell table:style-name="ce38" table:formula="of:=[$screen_negative.CH48]" office:value-type="float" office:value="0" calcext:value-type="float">
            <text:p>0</text:p>
          </table:table-cell>
          <table:table-cell table:style-name="ce38" table:formula="of:=[$screen_negative.CI48]" office:value-type="float" office:value="0" calcext:value-type="float">
            <text:p>0</text:p>
          </table:table-cell>
          <table:table-cell table:style-name="ce38" table:formula="of:=[$screen_negative.CJ48]" office:value-type="float" office:value="0" calcext:value-type="float">
            <text:p>0</text:p>
          </table:table-cell>
          <table:table-cell table:style-name="ce38" table:formula="of:=[$screen_negative.CK48]" office:value-type="float" office:value="0" calcext:value-type="float">
            <text:p>0</text:p>
          </table:table-cell>
          <table:table-cell table:style-name="ce38" table:formula="of:=[$screen_negative.CL48]" office:value-type="float" office:value="1" calcext:value-type="float">
            <text:p>1</text:p>
          </table:table-cell>
          <table:table-cell table:style-name="ce38" table:formula="of:=[$screen_negative.CM48]" office:value-type="float" office:value="0" calcext:value-type="float">
            <text:p>0</text:p>
          </table:table-cell>
          <table:table-cell table:style-name="ce38" table:formula="of:=[$screen_negative.CN48]" office:value-type="float" office:value="1" calcext:value-type="float">
            <text:p>1</text:p>
          </table:table-cell>
          <table:table-cell table:style-name="ce38" table:formula="of:=[$screen_negative.CO48]" office:value-type="float" office:value="0" calcext:value-type="float">
            <text:p>0</text:p>
          </table:table-cell>
          <table:table-cell table:style-name="ce38" table:formula="of:=[$screen_negative.CP48]" office:value-type="float" office:value="0" calcext:value-type="float">
            <text:p>0</text:p>
          </table:table-cell>
          <table:table-cell table:style-name="ce38" table:formula="of:=[$screen_negative.CQ48]" office:value-type="float" office:value="0" calcext:value-type="float">
            <text:p>0</text:p>
          </table:table-cell>
          <table:table-cell table:style-name="ce38" table:formula="of:=[$screen_negative.CR48]" office:value-type="float" office:value="0" calcext:value-type="float">
            <text:p>0</text:p>
          </table:table-cell>
          <table:table-cell table:style-name="ce38" table:formula="of:=[$screen_negative.CS48]" office:value-type="float" office:value="0" calcext:value-type="float">
            <text:p>0</text:p>
          </table:table-cell>
          <table:table-cell table:style-name="ce38" table:formula="of:=[$screen_negative.CT48]" office:value-type="float" office:value="0" calcext:value-type="float">
            <text:p>0</text:p>
          </table:table-cell>
          <table:table-cell table:style-name="ce38" table:formula="of:=[$screen_negative.CU48]" office:value-type="float" office:value="0" calcext:value-type="float">
            <text:p>0</text:p>
          </table:table-cell>
          <table:table-cell table:style-name="ce38" table:formula="of:=[$screen_negative.CV48]" office:value-type="float" office:value="0" calcext:value-type="float">
            <text:p>0</text:p>
          </table:table-cell>
          <table:table-cell table:style-name="ce38" table:formula="of:=[$screen_negative.CW48]" office:value-type="float" office:value="0" calcext:value-type="float">
            <text:p>0</text:p>
          </table:table-cell>
          <table:table-cell table:style-name="ce38" table:formula="of:=[$screen_negative.CX48]" office:value-type="float" office:value="0" calcext:value-type="float">
            <text:p>0</text:p>
          </table:table-cell>
          <table:table-cell table:style-name="ce38" table:formula="of:=[$screen_negative.CY48]" office:value-type="float" office:value="0" calcext:value-type="float">
            <text:p>0</text:p>
          </table:table-cell>
          <table:table-cell table:style-name="ce38" table:formula="of:=[$screen_negative.CZ48]" office:value-type="float" office:value="0" calcext:value-type="float">
            <text:p>0</text:p>
          </table:table-cell>
          <table:table-cell table:style-name="ce38" table:formula="of:=[$screen_negative.DA48]" office:value-type="float" office:value="0" calcext:value-type="float">
            <text:p>0</text:p>
          </table:table-cell>
          <table:table-cell table:style-name="ce38" table:formula="of:=[$screen_negative.DB48]" office:value-type="float" office:value="0" calcext:value-type="float">
            <text:p>0</text:p>
          </table:table-cell>
          <table:table-cell table:style-name="ce38" table:formula="of:=[$screen_negative.DC48]" office:value-type="float" office:value="0" calcext:value-type="float">
            <text:p>0</text:p>
          </table:table-cell>
          <table:table-cell table:style-name="ce38" table:formula="of:=[$screen_negative.DD48]" office:value-type="float" office:value="0" calcext:value-type="float">
            <text:p>0</text:p>
          </table:table-cell>
          <table:table-cell table:style-name="ce38" table:formula="of:=[$screen_negative.DE48]" office:value-type="float" office:value="0" calcext:value-type="float">
            <text:p>0</text:p>
          </table:table-cell>
          <table:table-cell table:style-name="ce38" table:formula="of:=[$screen_negative.DF48]" office:value-type="float" office:value="0" calcext:value-type="float">
            <text:p>0</text:p>
          </table:table-cell>
          <table:table-cell table:style-name="ce38" table:formula="of:=[$screen_negative.DG48]" office:value-type="float" office:value="0" calcext:value-type="float">
            <text:p>0</text:p>
          </table:table-cell>
          <table:table-cell table:style-name="ce38" table:formula="of:=[$screen_negative.DH48]" office:value-type="float" office:value="0" calcext:value-type="float">
            <text:p>0</text:p>
          </table:table-cell>
          <table:table-cell table:style-name="ce38" table:formula="of:=[$screen_negative.DI48]" office:value-type="float" office:value="0" calcext:value-type="float">
            <text:p>0</text:p>
          </table:table-cell>
          <table:table-cell table:style-name="ce38" table:formula="of:=[$screen_negative.DJ48]" office:value-type="float" office:value="0" calcext:value-type="float">
            <text:p>0</text:p>
          </table:table-cell>
          <table:table-cell table:style-name="ce38" table:formula="of:=[$screen_negative.DK48]" office:value-type="float" office:value="0" calcext:value-type="float">
            <text:p>0</text:p>
          </table:table-cell>
          <table:table-cell table:style-name="ce38" table:formula="of:=[$screen_negative.DL48]" office:value-type="float" office:value="0" calcext:value-type="float">
            <text:p>0</text:p>
          </table:table-cell>
          <table:table-cell table:style-name="ce38" table:formula="of:=[$screen_negative.DM48]" office:value-type="float" office:value="0" calcext:value-type="float">
            <text:p>0</text:p>
          </table:table-cell>
          <table:table-cell table:style-name="ce38" table:formula="of:=[$screen_negative.DN48]" office:value-type="float" office:value="0" calcext:value-type="float">
            <text:p>0</text:p>
          </table:table-cell>
          <table:table-cell table:style-name="ce38" table:formula="of:=[$screen_negative.DO48]" office:value-type="float" office:value="0" calcext:value-type="float">
            <text:p>0</text:p>
          </table:table-cell>
          <table:table-cell table:style-name="ce38" table:formula="of:=[$screen_negative.DP48]" office:value-type="float" office:value="0" calcext:value-type="float">
            <text:p>0</text:p>
          </table:table-cell>
          <table:table-cell table:style-name="ce38" table:formula="of:=[$screen_negative.DQ48]" office:value-type="float" office:value="0" calcext:value-type="float">
            <text:p>0</text:p>
          </table:table-cell>
          <table:table-cell table:style-name="ce38" table:formula="of:=[$screen_negative.DR48]" office:value-type="float" office:value="0" calcext:value-type="float">
            <text:p>0</text:p>
          </table:table-cell>
          <table:table-cell table:style-name="ce38" table:formula="of:=[$screen_negative.DS48]" office:value-type="float" office:value="0" calcext:value-type="float">
            <text:p>0</text:p>
          </table:table-cell>
          <table:table-cell table:style-name="ce38" table:formula="of:=[$screen_negative.DT48]" office:value-type="float" office:value="0" calcext:value-type="float">
            <text:p>0</text:p>
          </table:table-cell>
          <table:table-cell table:style-name="ce38" table:formula="of:=[$screen_negative.DU48]" office:value-type="float" office:value="0" calcext:value-type="float">
            <text:p>0</text:p>
          </table:table-cell>
          <table:table-cell table:style-name="ce38" table:formula="of:=[$screen_negative.DV48]" office:value-type="float" office:value="0" calcext:value-type="float">
            <text:p>0</text:p>
          </table:table-cell>
          <table:table-cell table:style-name="ce38" table:formula="of:=[$screen_negative.DW48]" office:value-type="float" office:value="0" calcext:value-type="float">
            <text:p>0</text:p>
          </table:table-cell>
          <table:table-cell table:style-name="ce38" table:formula="of:=[$screen_negative.DX48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49]" office:value-type="float" office:value="0" calcext:value-type="float">
            <text:p>0</text:p>
          </table:table-cell>
          <table:table-cell table:style-name="ce38" table:formula="of:=[$screen_negative.B49]" office:value-type="float" office:value="0" calcext:value-type="float">
            <text:p>0</text:p>
          </table:table-cell>
          <table:table-cell table:style-name="ce38" table:formula="of:=[$screen_negative.C49]" office:value-type="float" office:value="0" calcext:value-type="float">
            <text:p>0</text:p>
          </table:table-cell>
          <table:table-cell table:style-name="ce38" table:formula="of:=[$screen_negative.D49]" office:value-type="float" office:value="0" calcext:value-type="float">
            <text:p>0</text:p>
          </table:table-cell>
          <table:table-cell table:style-name="ce38" table:formula="of:=[$screen_negative.E49]" office:value-type="float" office:value="0" calcext:value-type="float">
            <text:p>0</text:p>
          </table:table-cell>
          <table:table-cell table:style-name="ce38" table:formula="of:=[$screen_negative.F49]" office:value-type="float" office:value="0" calcext:value-type="float">
            <text:p>0</text:p>
          </table:table-cell>
          <table:table-cell table:style-name="ce38" table:formula="of:=[$screen_negative.G49]" office:value-type="float" office:value="0" calcext:value-type="float">
            <text:p>0</text:p>
          </table:table-cell>
          <table:table-cell table:style-name="ce38" table:formula="of:=[$screen_negative.H49]" office:value-type="float" office:value="0" calcext:value-type="float">
            <text:p>0</text:p>
          </table:table-cell>
          <table:table-cell table:style-name="ce38" table:formula="of:=[$screen_negative.I49]" office:value-type="float" office:value="0" calcext:value-type="float">
            <text:p>0</text:p>
          </table:table-cell>
          <table:table-cell table:style-name="ce38" table:formula="of:=[$screen_negative.J49]" office:value-type="float" office:value="0" calcext:value-type="float">
            <text:p>0</text:p>
          </table:table-cell>
          <table:table-cell table:style-name="ce38" table:formula="of:=[$screen_negative.K49]" office:value-type="float" office:value="0" calcext:value-type="float">
            <text:p>0</text:p>
          </table:table-cell>
          <table:table-cell table:style-name="ce38" table:formula="of:=[$screen_negative.L49]" office:value-type="float" office:value="0" calcext:value-type="float">
            <text:p>0</text:p>
          </table:table-cell>
          <table:table-cell table:style-name="ce38" table:formula="of:=[$screen_negative.M49]" office:value-type="float" office:value="0" calcext:value-type="float">
            <text:p>0</text:p>
          </table:table-cell>
          <table:table-cell table:style-name="ce38" table:formula="of:=[$screen_negative.N49]" office:value-type="float" office:value="0" calcext:value-type="float">
            <text:p>0</text:p>
          </table:table-cell>
          <table:table-cell table:style-name="ce38" table:formula="of:=[$screen_negative.O49]" office:value-type="float" office:value="0" calcext:value-type="float">
            <text:p>0</text:p>
          </table:table-cell>
          <table:table-cell table:style-name="ce38" table:formula="of:=[$screen_negative.P49]" office:value-type="float" office:value="0" calcext:value-type="float">
            <text:p>0</text:p>
          </table:table-cell>
          <table:table-cell table:style-name="ce38" table:formula="of:=[$screen_negative.Q49]" office:value-type="float" office:value="0" calcext:value-type="float">
            <text:p>0</text:p>
          </table:table-cell>
          <table:table-cell table:style-name="ce38" table:formula="of:=[$screen_negative.R49]" office:value-type="float" office:value="0" calcext:value-type="float">
            <text:p>0</text:p>
          </table:table-cell>
          <table:table-cell table:style-name="ce38" table:formula="of:=[$screen_negative.S49]" office:value-type="float" office:value="0" calcext:value-type="float">
            <text:p>0</text:p>
          </table:table-cell>
          <table:table-cell table:style-name="ce38" table:formula="of:=[$screen_negative.T49]" office:value-type="float" office:value="0" calcext:value-type="float">
            <text:p>0</text:p>
          </table:table-cell>
          <table:table-cell table:style-name="ce38" table:formula="of:=[$screen_negative.U49]" office:value-type="float" office:value="0" calcext:value-type="float">
            <text:p>0</text:p>
          </table:table-cell>
          <table:table-cell table:style-name="ce38" table:formula="of:=[$screen_negative.V49]" office:value-type="float" office:value="0" calcext:value-type="float">
            <text:p>0</text:p>
          </table:table-cell>
          <table:table-cell table:style-name="ce38" table:formula="of:=[$screen_negative.W49]" office:value-type="float" office:value="0" calcext:value-type="float">
            <text:p>0</text:p>
          </table:table-cell>
          <table:table-cell table:style-name="ce38" table:formula="of:=[$screen_negative.X49]" office:value-type="float" office:value="0" calcext:value-type="float">
            <text:p>0</text:p>
          </table:table-cell>
          <table:table-cell table:style-name="ce38" table:formula="of:=[$screen_negative.Y49]" office:value-type="float" office:value="0" calcext:value-type="float">
            <text:p>0</text:p>
          </table:table-cell>
          <table:table-cell table:style-name="ce38" table:formula="of:=[$screen_negative.Z49]" office:value-type="float" office:value="0" calcext:value-type="float">
            <text:p>0</text:p>
          </table:table-cell>
          <table:table-cell table:style-name="ce38" table:formula="of:=[$screen_negative.AA49]" office:value-type="float" office:value="0" calcext:value-type="float">
            <text:p>0</text:p>
          </table:table-cell>
          <table:table-cell table:style-name="ce38" table:formula="of:=[$screen_negative.AB49]" office:value-type="float" office:value="0" calcext:value-type="float">
            <text:p>0</text:p>
          </table:table-cell>
          <table:table-cell table:style-name="ce38" table:formula="of:=[$screen_negative.AC49]" office:value-type="float" office:value="0" calcext:value-type="float">
            <text:p>0</text:p>
          </table:table-cell>
          <table:table-cell table:style-name="ce38" table:formula="of:=[$screen_negative.AD49]" office:value-type="float" office:value="0" calcext:value-type="float">
            <text:p>0</text:p>
          </table:table-cell>
          <table:table-cell table:style-name="ce38" table:formula="of:=[$screen_negative.AE49]" office:value-type="float" office:value="0" calcext:value-type="float">
            <text:p>0</text:p>
          </table:table-cell>
          <table:table-cell table:style-name="ce38" table:formula="of:=[$screen_negative.AF49]" office:value-type="float" office:value="0" calcext:value-type="float">
            <text:p>0</text:p>
          </table:table-cell>
          <table:table-cell table:style-name="ce38" table:formula="of:=[$screen_negative.AG49]" office:value-type="float" office:value="0" calcext:value-type="float">
            <text:p>0</text:p>
          </table:table-cell>
          <table:table-cell table:style-name="ce38" table:formula="of:=[$screen_negative.AH49]" office:value-type="float" office:value="0" calcext:value-type="float">
            <text:p>0</text:p>
          </table:table-cell>
          <table:table-cell table:style-name="ce38" table:formula="of:=[$screen_negative.AI49]" office:value-type="float" office:value="0" calcext:value-type="float">
            <text:p>0</text:p>
          </table:table-cell>
          <table:table-cell table:style-name="ce38" table:formula="of:=[$screen_negative.AJ49]" office:value-type="float" office:value="0" calcext:value-type="float">
            <text:p>0</text:p>
          </table:table-cell>
          <table:table-cell table:style-name="ce38" table:formula="of:=[$screen_negative.AK49]" office:value-type="float" office:value="0" calcext:value-type="float">
            <text:p>0</text:p>
          </table:table-cell>
          <table:table-cell table:style-name="ce38" table:formula="of:=[$screen_negative.AL49]" office:value-type="float" office:value="1" calcext:value-type="float">
            <text:p>1</text:p>
          </table:table-cell>
          <table:table-cell table:style-name="ce38" table:formula="of:=[$screen_negative.AM49]" office:value-type="float" office:value="0" calcext:value-type="float">
            <text:p>0</text:p>
          </table:table-cell>
          <table:table-cell table:style-name="ce38" table:formula="of:=[$screen_negative.AN49]" office:value-type="float" office:value="1" calcext:value-type="float">
            <text:p>1</text:p>
          </table:table-cell>
          <table:table-cell table:style-name="ce38" table:formula="of:=[$screen_negative.AO49]" office:value-type="float" office:value="0" calcext:value-type="float">
            <text:p>0</text:p>
          </table:table-cell>
          <table:table-cell table:style-name="ce38" table:formula="of:=[$screen_negative.AP49]" office:value-type="float" office:value="0" calcext:value-type="float">
            <text:p>0</text:p>
          </table:table-cell>
          <table:table-cell table:style-name="ce38" table:formula="of:=[$screen_negative.AQ49]" office:value-type="float" office:value="0" calcext:value-type="float">
            <text:p>0</text:p>
          </table:table-cell>
          <table:table-cell table:style-name="ce38" table:formula="of:=[$screen_negative.AR49]" office:value-type="float" office:value="0" calcext:value-type="float">
            <text:p>0</text:p>
          </table:table-cell>
          <table:table-cell table:style-name="ce38" table:formula="of:=[$screen_negative.AS49]" office:value-type="float" office:value="0" calcext:value-type="float">
            <text:p>0</text:p>
          </table:table-cell>
          <table:table-cell table:style-name="ce38" table:formula="of:=[$screen_negative.AT49]" office:value-type="float" office:value="0" calcext:value-type="float">
            <text:p>0</text:p>
          </table:table-cell>
          <table:table-cell table:style-name="ce38" table:formula="of:=[$screen_negative.AU49]" office:value-type="float" office:value="0" calcext:value-type="float">
            <text:p>0</text:p>
          </table:table-cell>
          <table:table-cell table:style-name="ce38" table:formula="of:=[$screen_negative.AV49]" office:value-type="float" office:value="1" calcext:value-type="float">
            <text:p>1</text:p>
          </table:table-cell>
          <table:table-cell table:style-name="ce38" table:formula="of:=[$screen_negative.AW49]" office:value-type="float" office:value="0" calcext:value-type="float">
            <text:p>0</text:p>
          </table:table-cell>
          <table:table-cell table:style-name="ce38" table:formula="of:=[$screen_negative.AX49]" office:value-type="float" office:value="0" calcext:value-type="float">
            <text:p>0</text:p>
          </table:table-cell>
          <table:table-cell table:style-name="ce38" table:formula="of:=[$screen_negative.AY49]" office:value-type="float" office:value="0" calcext:value-type="float">
            <text:p>0</text:p>
          </table:table-cell>
          <table:table-cell table:style-name="ce38" table:formula="of:=[$screen_negative.AZ49]" office:value-type="float" office:value="0" calcext:value-type="float">
            <text:p>0</text:p>
          </table:table-cell>
          <table:table-cell table:style-name="ce38" table:formula="of:=[$screen_negative.BA49]" office:value-type="float" office:value="0" calcext:value-type="float">
            <text:p>0</text:p>
          </table:table-cell>
          <table:table-cell table:style-name="ce38" table:formula="of:=[$screen_negative.BB49]" office:value-type="float" office:value="0" calcext:value-type="float">
            <text:p>0</text:p>
          </table:table-cell>
          <table:table-cell table:style-name="ce38" table:formula="of:=[$screen_negative.BC49]" office:value-type="float" office:value="0" calcext:value-type="float">
            <text:p>0</text:p>
          </table:table-cell>
          <table:table-cell table:style-name="ce38" table:formula="of:=[$screen_negative.BD49]" office:value-type="float" office:value="0" calcext:value-type="float">
            <text:p>0</text:p>
          </table:table-cell>
          <table:table-cell table:style-name="ce38" table:formula="of:=[$screen_negative.BE49]" office:value-type="float" office:value="0" calcext:value-type="float">
            <text:p>0</text:p>
          </table:table-cell>
          <table:table-cell table:style-name="ce38" table:formula="of:=[$screen_negative.BF49]" office:value-type="float" office:value="0" calcext:value-type="float">
            <text:p>0</text:p>
          </table:table-cell>
          <table:table-cell table:style-name="ce38" table:formula="of:=[$screen_negative.BG49]" office:value-type="float" office:value="0" calcext:value-type="float">
            <text:p>0</text:p>
          </table:table-cell>
          <table:table-cell table:style-name="ce38" table:formula="of:=[$screen_negative.BH49]" office:value-type="float" office:value="0" calcext:value-type="float">
            <text:p>0</text:p>
          </table:table-cell>
          <table:table-cell table:style-name="ce38" table:formula="of:=[$screen_negative.BI49]" office:value-type="float" office:value="0" calcext:value-type="float">
            <text:p>0</text:p>
          </table:table-cell>
          <table:table-cell table:style-name="ce38" table:formula="of:=[$screen_negative.BJ49]" office:value-type="float" office:value="0" calcext:value-type="float">
            <text:p>0</text:p>
          </table:table-cell>
          <table:table-cell table:style-name="ce38" table:formula="of:=[$screen_negative.BK49]" office:value-type="float" office:value="0" calcext:value-type="float">
            <text:p>0</text:p>
          </table:table-cell>
          <table:table-cell table:style-name="ce38" table:formula="of:=[$screen_negative.BL49]" office:value-type="float" office:value="1" calcext:value-type="float">
            <text:p>1</text:p>
          </table:table-cell>
          <table:table-cell table:style-name="ce38" table:formula="of:=[$screen_negative.BM49]" office:value-type="float" office:value="1" calcext:value-type="float">
            <text:p>1</text:p>
          </table:table-cell>
          <table:table-cell table:style-name="ce38" table:formula="of:=[$screen_negative.BN49]" office:value-type="float" office:value="0" calcext:value-type="float">
            <text:p>0</text:p>
          </table:table-cell>
          <table:table-cell table:style-name="ce38" table:formula="of:=[$screen_negative.BO49]" office:value-type="float" office:value="0" calcext:value-type="float">
            <text:p>0</text:p>
          </table:table-cell>
          <table:table-cell table:style-name="ce38" table:formula="of:=[$screen_negative.BP49]" office:value-type="float" office:value="0" calcext:value-type="float">
            <text:p>0</text:p>
          </table:table-cell>
          <table:table-cell table:style-name="ce38" table:formula="of:=[$screen_negative.BQ49]" office:value-type="float" office:value="0" calcext:value-type="float">
            <text:p>0</text:p>
          </table:table-cell>
          <table:table-cell table:style-name="ce38" table:formula="of:=[$screen_negative.BR49]" office:value-type="float" office:value="0" calcext:value-type="float">
            <text:p>0</text:p>
          </table:table-cell>
          <table:table-cell table:style-name="ce38" table:formula="of:=[$screen_negative.BS49]" office:value-type="float" office:value="0" calcext:value-type="float">
            <text:p>0</text:p>
          </table:table-cell>
          <table:table-cell table:style-name="ce38" table:formula="of:=[$screen_negative.BT49]" office:value-type="float" office:value="0" calcext:value-type="float">
            <text:p>0</text:p>
          </table:table-cell>
          <table:table-cell table:style-name="ce38" table:formula="of:=[$screen_negative.BU49]" office:value-type="float" office:value="0" calcext:value-type="float">
            <text:p>0</text:p>
          </table:table-cell>
          <table:table-cell table:style-name="ce38" table:formula="of:=[$screen_negative.BV49]" office:value-type="float" office:value="0" calcext:value-type="float">
            <text:p>0</text:p>
          </table:table-cell>
          <table:table-cell table:style-name="ce38" table:formula="of:=[$screen_negative.BW49]" office:value-type="float" office:value="0" calcext:value-type="float">
            <text:p>0</text:p>
          </table:table-cell>
          <table:table-cell table:style-name="ce38" table:formula="of:=[$screen_negative.BX49]" office:value-type="float" office:value="0" calcext:value-type="float">
            <text:p>0</text:p>
          </table:table-cell>
          <table:table-cell table:style-name="ce38" table:formula="of:=[$screen_negative.BY49]" office:value-type="float" office:value="0" calcext:value-type="float">
            <text:p>0</text:p>
          </table:table-cell>
          <table:table-cell table:style-name="ce38" table:formula="of:=[$screen_negative.BZ49]" office:value-type="float" office:value="0" calcext:value-type="float">
            <text:p>0</text:p>
          </table:table-cell>
          <table:table-cell table:style-name="ce38" table:formula="of:=[$screen_negative.CA49]" office:value-type="float" office:value="0" calcext:value-type="float">
            <text:p>0</text:p>
          </table:table-cell>
          <table:table-cell table:style-name="ce38" table:formula="of:=[$screen_negative.CB49]" office:value-type="float" office:value="0" calcext:value-type="float">
            <text:p>0</text:p>
          </table:table-cell>
          <table:table-cell table:style-name="ce38" table:formula="of:=[$screen_negative.CC49]" office:value-type="float" office:value="1" calcext:value-type="float">
            <text:p>1</text:p>
          </table:table-cell>
          <table:table-cell table:style-name="ce38" table:formula="of:=[$screen_negative.CD49]" office:value-type="float" office:value="0" calcext:value-type="float">
            <text:p>0</text:p>
          </table:table-cell>
          <table:table-cell table:style-name="ce38" table:formula="of:=[$screen_negative.CE49]" office:value-type="float" office:value="0" calcext:value-type="float">
            <text:p>0</text:p>
          </table:table-cell>
          <table:table-cell table:style-name="ce38" table:formula="of:=[$screen_negative.CF49]" office:value-type="float" office:value="0" calcext:value-type="float">
            <text:p>0</text:p>
          </table:table-cell>
          <table:table-cell table:style-name="ce38" table:formula="of:=[$screen_negative.CG49]" office:value-type="float" office:value="0" calcext:value-type="float">
            <text:p>0</text:p>
          </table:table-cell>
          <table:table-cell table:style-name="ce38" table:formula="of:=[$screen_negative.CH49]" office:value-type="float" office:value="0" calcext:value-type="float">
            <text:p>0</text:p>
          </table:table-cell>
          <table:table-cell table:style-name="ce38" table:formula="of:=[$screen_negative.CI49]" office:value-type="float" office:value="0" calcext:value-type="float">
            <text:p>0</text:p>
          </table:table-cell>
          <table:table-cell table:style-name="ce38" table:formula="of:=[$screen_negative.CJ49]" office:value-type="float" office:value="0" calcext:value-type="float">
            <text:p>0</text:p>
          </table:table-cell>
          <table:table-cell table:style-name="ce38" table:formula="of:=[$screen_negative.CK49]" office:value-type="float" office:value="1" calcext:value-type="float">
            <text:p>1</text:p>
          </table:table-cell>
          <table:table-cell table:style-name="ce38" table:formula="of:=[$screen_negative.CL49]" office:value-type="float" office:value="0" calcext:value-type="float">
            <text:p>0</text:p>
          </table:table-cell>
          <table:table-cell table:style-name="ce38" table:formula="of:=[$screen_negative.CM49]" office:value-type="float" office:value="1" calcext:value-type="float">
            <text:p>1</text:p>
          </table:table-cell>
          <table:table-cell table:style-name="ce38" table:formula="of:=[$screen_negative.CN49]" office:value-type="float" office:value="0" calcext:value-type="float">
            <text:p>0</text:p>
          </table:table-cell>
          <table:table-cell table:style-name="ce38" table:formula="of:=[$screen_negative.CO49]" office:value-type="float" office:value="0" calcext:value-type="float">
            <text:p>0</text:p>
          </table:table-cell>
          <table:table-cell table:style-name="ce38" table:formula="of:=[$screen_negative.CP49]" office:value-type="float" office:value="0" calcext:value-type="float">
            <text:p>0</text:p>
          </table:table-cell>
          <table:table-cell table:style-name="ce38" table:formula="of:=[$screen_negative.CQ49]" office:value-type="float" office:value="0" calcext:value-type="float">
            <text:p>0</text:p>
          </table:table-cell>
          <table:table-cell table:style-name="ce38" table:formula="of:=[$screen_negative.CR49]" office:value-type="float" office:value="0" calcext:value-type="float">
            <text:p>0</text:p>
          </table:table-cell>
          <table:table-cell table:style-name="ce38" table:formula="of:=[$screen_negative.CS49]" office:value-type="float" office:value="0" calcext:value-type="float">
            <text:p>0</text:p>
          </table:table-cell>
          <table:table-cell table:style-name="ce38" table:formula="of:=[$screen_negative.CT49]" office:value-type="float" office:value="0" calcext:value-type="float">
            <text:p>0</text:p>
          </table:table-cell>
          <table:table-cell table:style-name="ce38" table:formula="of:=[$screen_negative.CU49]" office:value-type="float" office:value="0" calcext:value-type="float">
            <text:p>0</text:p>
          </table:table-cell>
          <table:table-cell table:style-name="ce38" table:formula="of:=[$screen_negative.CV49]" office:value-type="float" office:value="0" calcext:value-type="float">
            <text:p>0</text:p>
          </table:table-cell>
          <table:table-cell table:style-name="ce38" table:formula="of:=[$screen_negative.CW49]" office:value-type="float" office:value="0" calcext:value-type="float">
            <text:p>0</text:p>
          </table:table-cell>
          <table:table-cell table:style-name="ce38" table:formula="of:=[$screen_negative.CX49]" office:value-type="float" office:value="0" calcext:value-type="float">
            <text:p>0</text:p>
          </table:table-cell>
          <table:table-cell table:style-name="ce38" table:formula="of:=[$screen_negative.CY49]" office:value-type="float" office:value="0" calcext:value-type="float">
            <text:p>0</text:p>
          </table:table-cell>
          <table:table-cell table:style-name="ce38" table:formula="of:=[$screen_negative.CZ49]" office:value-type="float" office:value="0" calcext:value-type="float">
            <text:p>0</text:p>
          </table:table-cell>
          <table:table-cell table:style-name="ce38" table:formula="of:=[$screen_negative.DA49]" office:value-type="float" office:value="0" calcext:value-type="float">
            <text:p>0</text:p>
          </table:table-cell>
          <table:table-cell table:style-name="ce38" table:formula="of:=[$screen_negative.DB49]" office:value-type="float" office:value="0" calcext:value-type="float">
            <text:p>0</text:p>
          </table:table-cell>
          <table:table-cell table:style-name="ce38" table:formula="of:=[$screen_negative.DC49]" office:value-type="float" office:value="0" calcext:value-type="float">
            <text:p>0</text:p>
          </table:table-cell>
          <table:table-cell table:style-name="ce38" table:formula="of:=[$screen_negative.DD49]" office:value-type="float" office:value="0" calcext:value-type="float">
            <text:p>0</text:p>
          </table:table-cell>
          <table:table-cell table:style-name="ce38" table:formula="of:=[$screen_negative.DE49]" office:value-type="float" office:value="0" calcext:value-type="float">
            <text:p>0</text:p>
          </table:table-cell>
          <table:table-cell table:style-name="ce38" table:formula="of:=[$screen_negative.DF49]" office:value-type="float" office:value="0" calcext:value-type="float">
            <text:p>0</text:p>
          </table:table-cell>
          <table:table-cell table:style-name="ce38" table:formula="of:=[$screen_negative.DG49]" office:value-type="float" office:value="0" calcext:value-type="float">
            <text:p>0</text:p>
          </table:table-cell>
          <table:table-cell table:style-name="ce38" table:formula="of:=[$screen_negative.DH49]" office:value-type="float" office:value="0" calcext:value-type="float">
            <text:p>0</text:p>
          </table:table-cell>
          <table:table-cell table:style-name="ce38" table:formula="of:=[$screen_negative.DI49]" office:value-type="float" office:value="0" calcext:value-type="float">
            <text:p>0</text:p>
          </table:table-cell>
          <table:table-cell table:style-name="ce38" table:formula="of:=[$screen_negative.DJ49]" office:value-type="float" office:value="0" calcext:value-type="float">
            <text:p>0</text:p>
          </table:table-cell>
          <table:table-cell table:style-name="ce38" table:formula="of:=[$screen_negative.DK49]" office:value-type="float" office:value="0" calcext:value-type="float">
            <text:p>0</text:p>
          </table:table-cell>
          <table:table-cell table:style-name="ce38" table:formula="of:=[$screen_negative.DL49]" office:value-type="float" office:value="0" calcext:value-type="float">
            <text:p>0</text:p>
          </table:table-cell>
          <table:table-cell table:style-name="ce38" table:formula="of:=[$screen_negative.DM49]" office:value-type="float" office:value="0" calcext:value-type="float">
            <text:p>0</text:p>
          </table:table-cell>
          <table:table-cell table:style-name="ce38" table:formula="of:=[$screen_negative.DN49]" office:value-type="float" office:value="0" calcext:value-type="float">
            <text:p>0</text:p>
          </table:table-cell>
          <table:table-cell table:style-name="ce38" table:formula="of:=[$screen_negative.DO49]" office:value-type="float" office:value="0" calcext:value-type="float">
            <text:p>0</text:p>
          </table:table-cell>
          <table:table-cell table:style-name="ce38" table:formula="of:=[$screen_negative.DP49]" office:value-type="float" office:value="0" calcext:value-type="float">
            <text:p>0</text:p>
          </table:table-cell>
          <table:table-cell table:style-name="ce38" table:formula="of:=[$screen_negative.DQ49]" office:value-type="float" office:value="0" calcext:value-type="float">
            <text:p>0</text:p>
          </table:table-cell>
          <table:table-cell table:style-name="ce38" table:formula="of:=[$screen_negative.DR49]" office:value-type="float" office:value="0" calcext:value-type="float">
            <text:p>0</text:p>
          </table:table-cell>
          <table:table-cell table:style-name="ce38" table:formula="of:=[$screen_negative.DS49]" office:value-type="float" office:value="0" calcext:value-type="float">
            <text:p>0</text:p>
          </table:table-cell>
          <table:table-cell table:style-name="ce38" table:formula="of:=[$screen_negative.DT49]" office:value-type="float" office:value="0" calcext:value-type="float">
            <text:p>0</text:p>
          </table:table-cell>
          <table:table-cell table:style-name="ce38" table:formula="of:=[$screen_negative.DU49]" office:value-type="float" office:value="0" calcext:value-type="float">
            <text:p>0</text:p>
          </table:table-cell>
          <table:table-cell table:style-name="ce38" table:formula="of:=[$screen_negative.DV49]" office:value-type="float" office:value="0" calcext:value-type="float">
            <text:p>0</text:p>
          </table:table-cell>
          <table:table-cell table:style-name="ce38" table:formula="of:=[$screen_negative.DW49]" office:value-type="float" office:value="0" calcext:value-type="float">
            <text:p>0</text:p>
          </table:table-cell>
          <table:table-cell table:style-name="ce38" table:formula="of:=[$screen_negative.DX49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50]" office:value-type="float" office:value="0" calcext:value-type="float">
            <text:p>0</text:p>
          </table:table-cell>
          <table:table-cell table:style-name="ce38" table:formula="of:=[$screen_negative.B50]" office:value-type="float" office:value="0" calcext:value-type="float">
            <text:p>0</text:p>
          </table:table-cell>
          <table:table-cell table:style-name="ce38" table:formula="of:=[$screen_negative.C50]" office:value-type="float" office:value="0" calcext:value-type="float">
            <text:p>0</text:p>
          </table:table-cell>
          <table:table-cell table:style-name="ce38" table:formula="of:=[$screen_negative.D50]" office:value-type="float" office:value="0" calcext:value-type="float">
            <text:p>0</text:p>
          </table:table-cell>
          <table:table-cell table:style-name="ce38" table:formula="of:=[$screen_negative.E50]" office:value-type="float" office:value="0" calcext:value-type="float">
            <text:p>0</text:p>
          </table:table-cell>
          <table:table-cell table:style-name="ce38" table:formula="of:=[$screen_negative.F50]" office:value-type="float" office:value="0" calcext:value-type="float">
            <text:p>0</text:p>
          </table:table-cell>
          <table:table-cell table:style-name="ce38" table:formula="of:=[$screen_negative.G50]" office:value-type="float" office:value="0" calcext:value-type="float">
            <text:p>0</text:p>
          </table:table-cell>
          <table:table-cell table:style-name="ce38" table:formula="of:=[$screen_negative.H50]" office:value-type="float" office:value="0" calcext:value-type="float">
            <text:p>0</text:p>
          </table:table-cell>
          <table:table-cell table:style-name="ce38" table:formula="of:=[$screen_negative.I50]" office:value-type="float" office:value="0" calcext:value-type="float">
            <text:p>0</text:p>
          </table:table-cell>
          <table:table-cell table:style-name="ce38" table:formula="of:=[$screen_negative.J50]" office:value-type="float" office:value="0" calcext:value-type="float">
            <text:p>0</text:p>
          </table:table-cell>
          <table:table-cell table:style-name="ce38" table:formula="of:=[$screen_negative.K50]" office:value-type="float" office:value="0" calcext:value-type="float">
            <text:p>0</text:p>
          </table:table-cell>
          <table:table-cell table:style-name="ce38" table:formula="of:=[$screen_negative.L50]" office:value-type="float" office:value="0" calcext:value-type="float">
            <text:p>0</text:p>
          </table:table-cell>
          <table:table-cell table:style-name="ce38" table:formula="of:=[$screen_negative.M50]" office:value-type="float" office:value="0" calcext:value-type="float">
            <text:p>0</text:p>
          </table:table-cell>
          <table:table-cell table:style-name="ce38" table:formula="of:=[$screen_negative.N50]" office:value-type="float" office:value="0" calcext:value-type="float">
            <text:p>0</text:p>
          </table:table-cell>
          <table:table-cell table:style-name="ce38" table:formula="of:=[$screen_negative.O50]" office:value-type="float" office:value="0" calcext:value-type="float">
            <text:p>0</text:p>
          </table:table-cell>
          <table:table-cell table:style-name="ce38" table:formula="of:=[$screen_negative.P50]" office:value-type="float" office:value="0" calcext:value-type="float">
            <text:p>0</text:p>
          </table:table-cell>
          <table:table-cell table:style-name="ce38" table:formula="of:=[$screen_negative.Q50]" office:value-type="float" office:value="0" calcext:value-type="float">
            <text:p>0</text:p>
          </table:table-cell>
          <table:table-cell table:style-name="ce38" table:formula="of:=[$screen_negative.R50]" office:value-type="float" office:value="0" calcext:value-type="float">
            <text:p>0</text:p>
          </table:table-cell>
          <table:table-cell table:style-name="ce38" table:formula="of:=[$screen_negative.S50]" office:value-type="float" office:value="0" calcext:value-type="float">
            <text:p>0</text:p>
          </table:table-cell>
          <table:table-cell table:style-name="ce38" table:formula="of:=[$screen_negative.T50]" office:value-type="float" office:value="0" calcext:value-type="float">
            <text:p>0</text:p>
          </table:table-cell>
          <table:table-cell table:style-name="ce38" table:formula="of:=[$screen_negative.U50]" office:value-type="float" office:value="0" calcext:value-type="float">
            <text:p>0</text:p>
          </table:table-cell>
          <table:table-cell table:style-name="ce38" table:formula="of:=[$screen_negative.V50]" office:value-type="float" office:value="0" calcext:value-type="float">
            <text:p>0</text:p>
          </table:table-cell>
          <table:table-cell table:style-name="ce38" table:formula="of:=[$screen_negative.W50]" office:value-type="float" office:value="0" calcext:value-type="float">
            <text:p>0</text:p>
          </table:table-cell>
          <table:table-cell table:style-name="ce38" table:formula="of:=[$screen_negative.X50]" office:value-type="float" office:value="0" calcext:value-type="float">
            <text:p>0</text:p>
          </table:table-cell>
          <table:table-cell table:style-name="ce38" table:formula="of:=[$screen_negative.Y50]" office:value-type="float" office:value="0" calcext:value-type="float">
            <text:p>0</text:p>
          </table:table-cell>
          <table:table-cell table:style-name="ce38" table:formula="of:=[$screen_negative.Z50]" office:value-type="float" office:value="0" calcext:value-type="float">
            <text:p>0</text:p>
          </table:table-cell>
          <table:table-cell table:style-name="ce38" table:formula="of:=[$screen_negative.AA50]" office:value-type="float" office:value="0" calcext:value-type="float">
            <text:p>0</text:p>
          </table:table-cell>
          <table:table-cell table:style-name="ce38" table:formula="of:=[$screen_negative.AB50]" office:value-type="float" office:value="0" calcext:value-type="float">
            <text:p>0</text:p>
          </table:table-cell>
          <table:table-cell table:style-name="ce38" table:formula="of:=[$screen_negative.AC50]" office:value-type="float" office:value="0" calcext:value-type="float">
            <text:p>0</text:p>
          </table:table-cell>
          <table:table-cell table:style-name="ce38" table:formula="of:=[$screen_negative.AD50]" office:value-type="float" office:value="0" calcext:value-type="float">
            <text:p>0</text:p>
          </table:table-cell>
          <table:table-cell table:style-name="ce38" table:formula="of:=[$screen_negative.AE50]" office:value-type="float" office:value="0" calcext:value-type="float">
            <text:p>0</text:p>
          </table:table-cell>
          <table:table-cell table:style-name="ce38" table:formula="of:=[$screen_negative.AF50]" office:value-type="float" office:value="0" calcext:value-type="float">
            <text:p>0</text:p>
          </table:table-cell>
          <table:table-cell table:style-name="ce38" table:formula="of:=[$screen_negative.AG50]" office:value-type="float" office:value="0" calcext:value-type="float">
            <text:p>0</text:p>
          </table:table-cell>
          <table:table-cell table:style-name="ce38" table:formula="of:=[$screen_negative.AH50]" office:value-type="float" office:value="0" calcext:value-type="float">
            <text:p>0</text:p>
          </table:table-cell>
          <table:table-cell table:style-name="ce38" table:formula="of:=[$screen_negative.AI50]" office:value-type="float" office:value="0" calcext:value-type="float">
            <text:p>0</text:p>
          </table:table-cell>
          <table:table-cell table:style-name="ce38" table:formula="of:=[$screen_negative.AJ50]" office:value-type="float" office:value="0" calcext:value-type="float">
            <text:p>0</text:p>
          </table:table-cell>
          <table:table-cell table:style-name="ce38" table:formula="of:=[$screen_negative.AK50]" office:value-type="float" office:value="0" calcext:value-type="float">
            <text:p>0</text:p>
          </table:table-cell>
          <table:table-cell table:style-name="ce38" table:formula="of:=[$screen_negative.AL50]" office:value-type="float" office:value="1" calcext:value-type="float">
            <text:p>1</text:p>
          </table:table-cell>
          <table:table-cell table:style-name="ce38" table:formula="of:=[$screen_negative.AM50]" office:value-type="float" office:value="0" calcext:value-type="float">
            <text:p>0</text:p>
          </table:table-cell>
          <table:table-cell table:style-name="ce38" table:formula="of:=[$screen_negative.AN50]" office:value-type="float" office:value="0" calcext:value-type="float">
            <text:p>0</text:p>
          </table:table-cell>
          <table:table-cell table:style-name="ce38" table:formula="of:=[$screen_negative.AO50]" office:value-type="float" office:value="1" calcext:value-type="float">
            <text:p>1</text:p>
          </table:table-cell>
          <table:table-cell table:style-name="ce38" table:formula="of:=[$screen_negative.AP50]" office:value-type="float" office:value="0" calcext:value-type="float">
            <text:p>0</text:p>
          </table:table-cell>
          <table:table-cell table:style-name="ce38" table:formula="of:=[$screen_negative.AQ50]" office:value-type="float" office:value="0" calcext:value-type="float">
            <text:p>0</text:p>
          </table:table-cell>
          <table:table-cell table:style-name="ce38" table:formula="of:=[$screen_negative.AR50]" office:value-type="float" office:value="0" calcext:value-type="float">
            <text:p>0</text:p>
          </table:table-cell>
          <table:table-cell table:style-name="ce38" table:formula="of:=[$screen_negative.AS50]" office:value-type="float" office:value="0" calcext:value-type="float">
            <text:p>0</text:p>
          </table:table-cell>
          <table:table-cell table:style-name="ce38" table:formula="of:=[$screen_negative.AT50]" office:value-type="float" office:value="0" calcext:value-type="float">
            <text:p>0</text:p>
          </table:table-cell>
          <table:table-cell table:style-name="ce38" table:formula="of:=[$screen_negative.AU50]" office:value-type="float" office:value="1" calcext:value-type="float">
            <text:p>1</text:p>
          </table:table-cell>
          <table:table-cell table:style-name="ce38" table:formula="of:=[$screen_negative.AV50]" office:value-type="float" office:value="0" calcext:value-type="float">
            <text:p>0</text:p>
          </table:table-cell>
          <table:table-cell table:style-name="ce38" table:formula="of:=[$screen_negative.AW50]" office:value-type="float" office:value="0" calcext:value-type="float">
            <text:p>0</text:p>
          </table:table-cell>
          <table:table-cell table:style-name="ce38" table:formula="of:=[$screen_negative.AX50]" office:value-type="float" office:value="0" calcext:value-type="float">
            <text:p>0</text:p>
          </table:table-cell>
          <table:table-cell table:style-name="ce38" table:formula="of:=[$screen_negative.AY50]" office:value-type="float" office:value="0" calcext:value-type="float">
            <text:p>0</text:p>
          </table:table-cell>
          <table:table-cell table:style-name="ce38" table:formula="of:=[$screen_negative.AZ50]" office:value-type="float" office:value="0" calcext:value-type="float">
            <text:p>0</text:p>
          </table:table-cell>
          <table:table-cell table:style-name="ce38" table:formula="of:=[$screen_negative.BA50]" office:value-type="float" office:value="0" calcext:value-type="float">
            <text:p>0</text:p>
          </table:table-cell>
          <table:table-cell table:style-name="ce38" table:formula="of:=[$screen_negative.BB50]" office:value-type="float" office:value="0" calcext:value-type="float">
            <text:p>0</text:p>
          </table:table-cell>
          <table:table-cell table:style-name="ce38" table:formula="of:=[$screen_negative.BC50]" office:value-type="float" office:value="0" calcext:value-type="float">
            <text:p>0</text:p>
          </table:table-cell>
          <table:table-cell table:style-name="ce38" table:formula="of:=[$screen_negative.BD50]" office:value-type="float" office:value="0" calcext:value-type="float">
            <text:p>0</text:p>
          </table:table-cell>
          <table:table-cell table:style-name="ce38" table:formula="of:=[$screen_negative.BE50]" office:value-type="float" office:value="0" calcext:value-type="float">
            <text:p>0</text:p>
          </table:table-cell>
          <table:table-cell table:style-name="ce38" table:formula="of:=[$screen_negative.BF50]" office:value-type="float" office:value="0" calcext:value-type="float">
            <text:p>0</text:p>
          </table:table-cell>
          <table:table-cell table:style-name="ce38" table:formula="of:=[$screen_negative.BG50]" office:value-type="float" office:value="0" calcext:value-type="float">
            <text:p>0</text:p>
          </table:table-cell>
          <table:table-cell table:style-name="ce38" table:formula="of:=[$screen_negative.BH50]" office:value-type="float" office:value="0" calcext:value-type="float">
            <text:p>0</text:p>
          </table:table-cell>
          <table:table-cell table:style-name="ce38" table:formula="of:=[$screen_negative.BI50]" office:value-type="float" office:value="0" calcext:value-type="float">
            <text:p>0</text:p>
          </table:table-cell>
          <table:table-cell table:style-name="ce38" table:formula="of:=[$screen_negative.BJ50]" office:value-type="float" office:value="0" calcext:value-type="float">
            <text:p>0</text:p>
          </table:table-cell>
          <table:table-cell table:style-name="ce38" table:formula="of:=[$screen_negative.BK50]" office:value-type="float" office:value="0" calcext:value-type="float">
            <text:p>0</text:p>
          </table:table-cell>
          <table:table-cell table:style-name="ce38" table:formula="of:=[$screen_negative.BL50]" office:value-type="float" office:value="0" calcext:value-type="float">
            <text:p>0</text:p>
          </table:table-cell>
          <table:table-cell table:style-name="ce38" table:formula="of:=[$screen_negative.BM50]" office:value-type="float" office:value="0" calcext:value-type="float">
            <text:p>0</text:p>
          </table:table-cell>
          <table:table-cell table:style-name="ce38" table:formula="of:=[$screen_negative.BN50]" office:value-type="float" office:value="0" calcext:value-type="float">
            <text:p>0</text:p>
          </table:table-cell>
          <table:table-cell table:style-name="ce38" table:formula="of:=[$screen_negative.BO50]" office:value-type="float" office:value="0" calcext:value-type="float">
            <text:p>0</text:p>
          </table:table-cell>
          <table:table-cell table:style-name="ce38" table:formula="of:=[$screen_negative.BP50]" office:value-type="float" office:value="0" calcext:value-type="float">
            <text:p>0</text:p>
          </table:table-cell>
          <table:table-cell table:style-name="ce38" table:formula="of:=[$screen_negative.BQ50]" office:value-type="float" office:value="0" calcext:value-type="float">
            <text:p>0</text:p>
          </table:table-cell>
          <table:table-cell table:style-name="ce38" table:formula="of:=[$screen_negative.BR50]" office:value-type="float" office:value="0" calcext:value-type="float">
            <text:p>0</text:p>
          </table:table-cell>
          <table:table-cell table:style-name="ce38" table:formula="of:=[$screen_negative.BS50]" office:value-type="float" office:value="0" calcext:value-type="float">
            <text:p>0</text:p>
          </table:table-cell>
          <table:table-cell table:style-name="ce38" table:formula="of:=[$screen_negative.BT50]" office:value-type="float" office:value="0" calcext:value-type="float">
            <text:p>0</text:p>
          </table:table-cell>
          <table:table-cell table:style-name="ce38" table:formula="of:=[$screen_negative.BU50]" office:value-type="float" office:value="0" calcext:value-type="float">
            <text:p>0</text:p>
          </table:table-cell>
          <table:table-cell table:style-name="ce38" table:formula="of:=[$screen_negative.BV50]" office:value-type="float" office:value="0" calcext:value-type="float">
            <text:p>0</text:p>
          </table:table-cell>
          <table:table-cell table:style-name="ce38" table:formula="of:=[$screen_negative.BW50]" office:value-type="float" office:value="0" calcext:value-type="float">
            <text:p>0</text:p>
          </table:table-cell>
          <table:table-cell table:style-name="ce38" table:formula="of:=[$screen_negative.BX50]" office:value-type="float" office:value="0" calcext:value-type="float">
            <text:p>0</text:p>
          </table:table-cell>
          <table:table-cell table:style-name="ce38" table:formula="of:=[$screen_negative.BY50]" office:value-type="float" office:value="0" calcext:value-type="float">
            <text:p>0</text:p>
          </table:table-cell>
          <table:table-cell table:style-name="ce38" table:formula="of:=[$screen_negative.BZ50]" office:value-type="float" office:value="0" calcext:value-type="float">
            <text:p>0</text:p>
          </table:table-cell>
          <table:table-cell table:style-name="ce38" table:formula="of:=[$screen_negative.CA50]" office:value-type="float" office:value="0" calcext:value-type="float">
            <text:p>0</text:p>
          </table:table-cell>
          <table:table-cell table:style-name="ce38" table:formula="of:=[$screen_negative.CB50]" office:value-type="float" office:value="0" calcext:value-type="float">
            <text:p>0</text:p>
          </table:table-cell>
          <table:table-cell table:style-name="ce38" table:formula="of:=[$screen_negative.CC50]" office:value-type="float" office:value="0" calcext:value-type="float">
            <text:p>0</text:p>
          </table:table-cell>
          <table:table-cell table:style-name="ce38" table:formula="of:=[$screen_negative.CD50]" office:value-type="float" office:value="1" calcext:value-type="float">
            <text:p>1</text:p>
          </table:table-cell>
          <table:table-cell table:style-name="ce38" table:formula="of:=[$screen_negative.CE50]" office:value-type="float" office:value="0" calcext:value-type="float">
            <text:p>0</text:p>
          </table:table-cell>
          <table:table-cell table:style-name="ce38" table:formula="of:=[$screen_negative.CF50]" office:value-type="float" office:value="0" calcext:value-type="float">
            <text:p>0</text:p>
          </table:table-cell>
          <table:table-cell table:style-name="ce38" table:formula="of:=[$screen_negative.CG50]" office:value-type="float" office:value="0" calcext:value-type="float">
            <text:p>0</text:p>
          </table:table-cell>
          <table:table-cell table:style-name="ce38" table:formula="of:=[$screen_negative.CH50]" office:value-type="float" office:value="0" calcext:value-type="float">
            <text:p>0</text:p>
          </table:table-cell>
          <table:table-cell table:style-name="ce38" table:formula="of:=[$screen_negative.CI50]" office:value-type="float" office:value="0" calcext:value-type="float">
            <text:p>0</text:p>
          </table:table-cell>
          <table:table-cell table:style-name="ce38" table:formula="of:=[$screen_negative.CJ50]" office:value-type="float" office:value="1" calcext:value-type="float">
            <text:p>1</text:p>
          </table:table-cell>
          <table:table-cell table:style-name="ce38" table:formula="of:=[$screen_negative.CK50]" office:value-type="float" office:value="0" calcext:value-type="float">
            <text:p>0</text:p>
          </table:table-cell>
          <table:table-cell table:style-name="ce38" table:formula="of:=[$screen_negative.CL50]" office:value-type="float" office:value="0" calcext:value-type="float">
            <text:p>0</text:p>
          </table:table-cell>
          <table:table-cell table:style-name="ce38" table:formula="of:=[$screen_negative.CM50]" office:value-type="float" office:value="1" calcext:value-type="float">
            <text:p>1</text:p>
          </table:table-cell>
          <table:table-cell table:style-name="ce38" table:formula="of:=[$screen_negative.CN50]" office:value-type="float" office:value="0" calcext:value-type="float">
            <text:p>0</text:p>
          </table:table-cell>
          <table:table-cell table:style-name="ce38" table:formula="of:=[$screen_negative.CO50]" office:value-type="float" office:value="0" calcext:value-type="float">
            <text:p>0</text:p>
          </table:table-cell>
          <table:table-cell table:style-name="ce38" table:formula="of:=[$screen_negative.CP50]" office:value-type="float" office:value="0" calcext:value-type="float">
            <text:p>0</text:p>
          </table:table-cell>
          <table:table-cell table:style-name="ce38" table:formula="of:=[$screen_negative.CQ50]" office:value-type="float" office:value="0" calcext:value-type="float">
            <text:p>0</text:p>
          </table:table-cell>
          <table:table-cell table:style-name="ce38" table:formula="of:=[$screen_negative.CR50]" office:value-type="float" office:value="0" calcext:value-type="float">
            <text:p>0</text:p>
          </table:table-cell>
          <table:table-cell table:style-name="ce38" table:formula="of:=[$screen_negative.CS50]" office:value-type="float" office:value="0" calcext:value-type="float">
            <text:p>0</text:p>
          </table:table-cell>
          <table:table-cell table:style-name="ce38" table:formula="of:=[$screen_negative.CT50]" office:value-type="float" office:value="0" calcext:value-type="float">
            <text:p>0</text:p>
          </table:table-cell>
          <table:table-cell table:style-name="ce38" table:formula="of:=[$screen_negative.CU50]" office:value-type="float" office:value="0" calcext:value-type="float">
            <text:p>0</text:p>
          </table:table-cell>
          <table:table-cell table:style-name="ce38" table:formula="of:=[$screen_negative.CV50]" office:value-type="float" office:value="0" calcext:value-type="float">
            <text:p>0</text:p>
          </table:table-cell>
          <table:table-cell table:style-name="ce38" table:formula="of:=[$screen_negative.CW50]" office:value-type="float" office:value="0" calcext:value-type="float">
            <text:p>0</text:p>
          </table:table-cell>
          <table:table-cell table:style-name="ce38" table:formula="of:=[$screen_negative.CX50]" office:value-type="float" office:value="0" calcext:value-type="float">
            <text:p>0</text:p>
          </table:table-cell>
          <table:table-cell table:style-name="ce38" table:formula="of:=[$screen_negative.CY50]" office:value-type="float" office:value="0" calcext:value-type="float">
            <text:p>0</text:p>
          </table:table-cell>
          <table:table-cell table:style-name="ce38" table:formula="of:=[$screen_negative.CZ50]" office:value-type="float" office:value="0" calcext:value-type="float">
            <text:p>0</text:p>
          </table:table-cell>
          <table:table-cell table:style-name="ce38" table:formula="of:=[$screen_negative.DA50]" office:value-type="float" office:value="0" calcext:value-type="float">
            <text:p>0</text:p>
          </table:table-cell>
          <table:table-cell table:style-name="ce38" table:formula="of:=[$screen_negative.DB50]" office:value-type="float" office:value="0" calcext:value-type="float">
            <text:p>0</text:p>
          </table:table-cell>
          <table:table-cell table:style-name="ce38" table:formula="of:=[$screen_negative.DC50]" office:value-type="float" office:value="0" calcext:value-type="float">
            <text:p>0</text:p>
          </table:table-cell>
          <table:table-cell table:style-name="ce38" table:formula="of:=[$screen_negative.DD50]" office:value-type="float" office:value="0" calcext:value-type="float">
            <text:p>0</text:p>
          </table:table-cell>
          <table:table-cell table:style-name="ce38" table:formula="of:=[$screen_negative.DE50]" office:value-type="float" office:value="0" calcext:value-type="float">
            <text:p>0</text:p>
          </table:table-cell>
          <table:table-cell table:style-name="ce38" table:formula="of:=[$screen_negative.DF50]" office:value-type="float" office:value="0" calcext:value-type="float">
            <text:p>0</text:p>
          </table:table-cell>
          <table:table-cell table:style-name="ce38" table:formula="of:=[$screen_negative.DG50]" office:value-type="float" office:value="0" calcext:value-type="float">
            <text:p>0</text:p>
          </table:table-cell>
          <table:table-cell table:style-name="ce38" table:formula="of:=[$screen_negative.DH50]" office:value-type="float" office:value="0" calcext:value-type="float">
            <text:p>0</text:p>
          </table:table-cell>
          <table:table-cell table:style-name="ce38" table:formula="of:=[$screen_negative.DI50]" office:value-type="float" office:value="0" calcext:value-type="float">
            <text:p>0</text:p>
          </table:table-cell>
          <table:table-cell table:style-name="ce38" table:formula="of:=[$screen_negative.DJ50]" office:value-type="float" office:value="0" calcext:value-type="float">
            <text:p>0</text:p>
          </table:table-cell>
          <table:table-cell table:style-name="ce38" table:formula="of:=[$screen_negative.DK50]" office:value-type="float" office:value="0" calcext:value-type="float">
            <text:p>0</text:p>
          </table:table-cell>
          <table:table-cell table:style-name="ce38" table:formula="of:=[$screen_negative.DL50]" office:value-type="float" office:value="0" calcext:value-type="float">
            <text:p>0</text:p>
          </table:table-cell>
          <table:table-cell table:style-name="ce38" table:formula="of:=[$screen_negative.DM50]" office:value-type="float" office:value="0" calcext:value-type="float">
            <text:p>0</text:p>
          </table:table-cell>
          <table:table-cell table:style-name="ce38" table:formula="of:=[$screen_negative.DN50]" office:value-type="float" office:value="0" calcext:value-type="float">
            <text:p>0</text:p>
          </table:table-cell>
          <table:table-cell table:style-name="ce38" table:formula="of:=[$screen_negative.DO50]" office:value-type="float" office:value="0" calcext:value-type="float">
            <text:p>0</text:p>
          </table:table-cell>
          <table:table-cell table:style-name="ce38" table:formula="of:=[$screen_negative.DP50]" office:value-type="float" office:value="0" calcext:value-type="float">
            <text:p>0</text:p>
          </table:table-cell>
          <table:table-cell table:style-name="ce38" table:formula="of:=[$screen_negative.DQ50]" office:value-type="float" office:value="0" calcext:value-type="float">
            <text:p>0</text:p>
          </table:table-cell>
          <table:table-cell table:style-name="ce38" table:formula="of:=[$screen_negative.DR50]" office:value-type="float" office:value="0" calcext:value-type="float">
            <text:p>0</text:p>
          </table:table-cell>
          <table:table-cell table:style-name="ce38" table:formula="of:=[$screen_negative.DS50]" office:value-type="float" office:value="0" calcext:value-type="float">
            <text:p>0</text:p>
          </table:table-cell>
          <table:table-cell table:style-name="ce38" table:formula="of:=[$screen_negative.DT50]" office:value-type="float" office:value="0" calcext:value-type="float">
            <text:p>0</text:p>
          </table:table-cell>
          <table:table-cell table:style-name="ce38" table:formula="of:=[$screen_negative.DU50]" office:value-type="float" office:value="0" calcext:value-type="float">
            <text:p>0</text:p>
          </table:table-cell>
          <table:table-cell table:style-name="ce38" table:formula="of:=[$screen_negative.DV50]" office:value-type="float" office:value="0" calcext:value-type="float">
            <text:p>0</text:p>
          </table:table-cell>
          <table:table-cell table:style-name="ce38" table:formula="of:=[$screen_negative.DW50]" office:value-type="float" office:value="0" calcext:value-type="float">
            <text:p>0</text:p>
          </table:table-cell>
          <table:table-cell table:style-name="ce38" table:formula="of:=[$screen_negative.DX50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51]" office:value-type="float" office:value="0" calcext:value-type="float">
            <text:p>0</text:p>
          </table:table-cell>
          <table:table-cell table:style-name="ce38" table:formula="of:=[$screen_negative.B51]" office:value-type="float" office:value="0" calcext:value-type="float">
            <text:p>0</text:p>
          </table:table-cell>
          <table:table-cell table:style-name="ce38" table:formula="of:=[$screen_negative.C51]" office:value-type="float" office:value="0" calcext:value-type="float">
            <text:p>0</text:p>
          </table:table-cell>
          <table:table-cell table:style-name="ce38" table:formula="of:=[$screen_negative.D51]" office:value-type="float" office:value="0" calcext:value-type="float">
            <text:p>0</text:p>
          </table:table-cell>
          <table:table-cell table:style-name="ce38" table:formula="of:=[$screen_negative.E51]" office:value-type="float" office:value="0" calcext:value-type="float">
            <text:p>0</text:p>
          </table:table-cell>
          <table:table-cell table:style-name="ce38" table:formula="of:=[$screen_negative.F51]" office:value-type="float" office:value="0" calcext:value-type="float">
            <text:p>0</text:p>
          </table:table-cell>
          <table:table-cell table:style-name="ce38" table:formula="of:=[$screen_negative.G51]" office:value-type="float" office:value="0" calcext:value-type="float">
            <text:p>0</text:p>
          </table:table-cell>
          <table:table-cell table:style-name="ce38" table:formula="of:=[$screen_negative.H51]" office:value-type="float" office:value="0" calcext:value-type="float">
            <text:p>0</text:p>
          </table:table-cell>
          <table:table-cell table:style-name="ce38" table:formula="of:=[$screen_negative.I51]" office:value-type="float" office:value="0" calcext:value-type="float">
            <text:p>0</text:p>
          </table:table-cell>
          <table:table-cell table:style-name="ce38" table:formula="of:=[$screen_negative.J51]" office:value-type="float" office:value="0" calcext:value-type="float">
            <text:p>0</text:p>
          </table:table-cell>
          <table:table-cell table:style-name="ce38" table:formula="of:=[$screen_negative.K51]" office:value-type="float" office:value="0" calcext:value-type="float">
            <text:p>0</text:p>
          </table:table-cell>
          <table:table-cell table:style-name="ce38" table:formula="of:=[$screen_negative.L51]" office:value-type="float" office:value="0" calcext:value-type="float">
            <text:p>0</text:p>
          </table:table-cell>
          <table:table-cell table:style-name="ce38" table:formula="of:=[$screen_negative.M51]" office:value-type="float" office:value="0" calcext:value-type="float">
            <text:p>0</text:p>
          </table:table-cell>
          <table:table-cell table:style-name="ce38" table:formula="of:=[$screen_negative.N51]" office:value-type="float" office:value="0" calcext:value-type="float">
            <text:p>0</text:p>
          </table:table-cell>
          <table:table-cell table:style-name="ce38" table:formula="of:=[$screen_negative.O51]" office:value-type="float" office:value="0" calcext:value-type="float">
            <text:p>0</text:p>
          </table:table-cell>
          <table:table-cell table:style-name="ce38" table:formula="of:=[$screen_negative.P51]" office:value-type="float" office:value="0" calcext:value-type="float">
            <text:p>0</text:p>
          </table:table-cell>
          <table:table-cell table:style-name="ce38" table:formula="of:=[$screen_negative.Q51]" office:value-type="float" office:value="0" calcext:value-type="float">
            <text:p>0</text:p>
          </table:table-cell>
          <table:table-cell table:style-name="ce38" table:formula="of:=[$screen_negative.R51]" office:value-type="float" office:value="0" calcext:value-type="float">
            <text:p>0</text:p>
          </table:table-cell>
          <table:table-cell table:style-name="ce38" table:formula="of:=[$screen_negative.S51]" office:value-type="float" office:value="0" calcext:value-type="float">
            <text:p>0</text:p>
          </table:table-cell>
          <table:table-cell table:style-name="ce38" table:formula="of:=[$screen_negative.T51]" office:value-type="float" office:value="0" calcext:value-type="float">
            <text:p>0</text:p>
          </table:table-cell>
          <table:table-cell table:style-name="ce38" table:formula="of:=[$screen_negative.U51]" office:value-type="float" office:value="0" calcext:value-type="float">
            <text:p>0</text:p>
          </table:table-cell>
          <table:table-cell table:style-name="ce38" table:formula="of:=[$screen_negative.V51]" office:value-type="float" office:value="0" calcext:value-type="float">
            <text:p>0</text:p>
          </table:table-cell>
          <table:table-cell table:style-name="ce38" table:formula="of:=[$screen_negative.W51]" office:value-type="float" office:value="0" calcext:value-type="float">
            <text:p>0</text:p>
          </table:table-cell>
          <table:table-cell table:style-name="ce38" table:formula="of:=[$screen_negative.X51]" office:value-type="float" office:value="0" calcext:value-type="float">
            <text:p>0</text:p>
          </table:table-cell>
          <table:table-cell table:style-name="ce38" table:formula="of:=[$screen_negative.Y51]" office:value-type="float" office:value="0" calcext:value-type="float">
            <text:p>0</text:p>
          </table:table-cell>
          <table:table-cell table:style-name="ce38" table:formula="of:=[$screen_negative.Z51]" office:value-type="float" office:value="0" calcext:value-type="float">
            <text:p>0</text:p>
          </table:table-cell>
          <table:table-cell table:style-name="ce38" table:formula="of:=[$screen_negative.AA51]" office:value-type="float" office:value="0" calcext:value-type="float">
            <text:p>0</text:p>
          </table:table-cell>
          <table:table-cell table:style-name="ce38" table:formula="of:=[$screen_negative.AB51]" office:value-type="float" office:value="0" calcext:value-type="float">
            <text:p>0</text:p>
          </table:table-cell>
          <table:table-cell table:style-name="ce38" table:formula="of:=[$screen_negative.AC51]" office:value-type="float" office:value="0" calcext:value-type="float">
            <text:p>0</text:p>
          </table:table-cell>
          <table:table-cell table:style-name="ce38" table:formula="of:=[$screen_negative.AD51]" office:value-type="float" office:value="0" calcext:value-type="float">
            <text:p>0</text:p>
          </table:table-cell>
          <table:table-cell table:style-name="ce38" table:formula="of:=[$screen_negative.AE51]" office:value-type="float" office:value="0" calcext:value-type="float">
            <text:p>0</text:p>
          </table:table-cell>
          <table:table-cell table:style-name="ce38" table:formula="of:=[$screen_negative.AF51]" office:value-type="float" office:value="0" calcext:value-type="float">
            <text:p>0</text:p>
          </table:table-cell>
          <table:table-cell table:style-name="ce38" table:formula="of:=[$screen_negative.AG51]" office:value-type="float" office:value="0" calcext:value-type="float">
            <text:p>0</text:p>
          </table:table-cell>
          <table:table-cell table:style-name="ce38" table:formula="of:=[$screen_negative.AH51]" office:value-type="float" office:value="0" calcext:value-type="float">
            <text:p>0</text:p>
          </table:table-cell>
          <table:table-cell table:style-name="ce38" table:formula="of:=[$screen_negative.AI51]" office:value-type="float" office:value="0" calcext:value-type="float">
            <text:p>0</text:p>
          </table:table-cell>
          <table:table-cell table:style-name="ce38" table:formula="of:=[$screen_negative.AJ51]" office:value-type="float" office:value="0" calcext:value-type="float">
            <text:p>0</text:p>
          </table:table-cell>
          <table:table-cell table:style-name="ce38" table:formula="of:=[$screen_negative.AK51]" office:value-type="float" office:value="0" calcext:value-type="float">
            <text:p>0</text:p>
          </table:table-cell>
          <table:table-cell table:style-name="ce38" table:formula="of:=[$screen_negative.AL51]" office:value-type="float" office:value="0" calcext:value-type="float">
            <text:p>0</text:p>
          </table:table-cell>
          <table:table-cell table:style-name="ce38" table:formula="of:=[$screen_negative.AM51]" office:value-type="float" office:value="1" calcext:value-type="float">
            <text:p>1</text:p>
          </table:table-cell>
          <table:table-cell table:style-name="ce38" table:formula="of:=[$screen_negative.AN51]" office:value-type="float" office:value="0" calcext:value-type="float">
            <text:p>0</text:p>
          </table:table-cell>
          <table:table-cell table:style-name="ce38" table:formula="of:=[$screen_negative.AO51]" office:value-type="float" office:value="0" calcext:value-type="float">
            <text:p>0</text:p>
          </table:table-cell>
          <table:table-cell table:style-name="ce38" table:formula="of:=[$screen_negative.AP51]" office:value-type="float" office:value="1" calcext:value-type="float">
            <text:p>1</text:p>
          </table:table-cell>
          <table:table-cell table:style-name="ce38" table:formula="of:=[$screen_negative.AQ51]" office:value-type="float" office:value="0" calcext:value-type="float">
            <text:p>0</text:p>
          </table:table-cell>
          <table:table-cell table:style-name="ce38" table:formula="of:=[$screen_negative.AR51]" office:value-type="float" office:value="0" calcext:value-type="float">
            <text:p>0</text:p>
          </table:table-cell>
          <table:table-cell table:style-name="ce38" table:formula="of:=[$screen_negative.AS51]" office:value-type="float" office:value="0" calcext:value-type="float">
            <text:p>0</text:p>
          </table:table-cell>
          <table:table-cell table:style-name="ce38" table:formula="of:=[$screen_negative.AT51]" office:value-type="float" office:value="1" calcext:value-type="float">
            <text:p>1</text:p>
          </table:table-cell>
          <table:table-cell table:style-name="ce38" table:formula="of:=[$screen_negative.AU51]" office:value-type="float" office:value="0" calcext:value-type="float">
            <text:p>0</text:p>
          </table:table-cell>
          <table:table-cell table:style-name="ce38" table:formula="of:=[$screen_negative.AV51]" office:value-type="float" office:value="0" calcext:value-type="float">
            <text:p>0</text:p>
          </table:table-cell>
          <table:table-cell table:style-name="ce38" table:formula="of:=[$screen_negative.AW51]" office:value-type="float" office:value="0" calcext:value-type="float">
            <text:p>0</text:p>
          </table:table-cell>
          <table:table-cell table:style-name="ce38" table:formula="of:=[$screen_negative.AX51]" office:value-type="float" office:value="0" calcext:value-type="float">
            <text:p>0</text:p>
          </table:table-cell>
          <table:table-cell table:style-name="ce38" table:formula="of:=[$screen_negative.AY51]" office:value-type="float" office:value="0" calcext:value-type="float">
            <text:p>0</text:p>
          </table:table-cell>
          <table:table-cell table:style-name="ce38" table:formula="of:=[$screen_negative.AZ51]" office:value-type="float" office:value="0" calcext:value-type="float">
            <text:p>0</text:p>
          </table:table-cell>
          <table:table-cell table:style-name="ce38" table:formula="of:=[$screen_negative.BA51]" office:value-type="float" office:value="0" calcext:value-type="float">
            <text:p>0</text:p>
          </table:table-cell>
          <table:table-cell table:style-name="ce38" table:formula="of:=[$screen_negative.BB51]" office:value-type="float" office:value="0" calcext:value-type="float">
            <text:p>0</text:p>
          </table:table-cell>
          <table:table-cell table:style-name="ce38" table:formula="of:=[$screen_negative.BC51]" office:value-type="float" office:value="0" calcext:value-type="float">
            <text:p>0</text:p>
          </table:table-cell>
          <table:table-cell table:style-name="ce38" table:formula="of:=[$screen_negative.BD51]" office:value-type="float" office:value="0" calcext:value-type="float">
            <text:p>0</text:p>
          </table:table-cell>
          <table:table-cell table:style-name="ce38" table:formula="of:=[$screen_negative.BE51]" office:value-type="float" office:value="0" calcext:value-type="float">
            <text:p>0</text:p>
          </table:table-cell>
          <table:table-cell table:style-name="ce38" table:formula="of:=[$screen_negative.BF51]" office:value-type="float" office:value="0" calcext:value-type="float">
            <text:p>0</text:p>
          </table:table-cell>
          <table:table-cell table:style-name="ce38" table:formula="of:=[$screen_negative.BG51]" office:value-type="float" office:value="0" calcext:value-type="float">
            <text:p>0</text:p>
          </table:table-cell>
          <table:table-cell table:style-name="ce38" table:formula="of:=[$screen_negative.BH51]" office:value-type="float" office:value="0" calcext:value-type="float">
            <text:p>0</text:p>
          </table:table-cell>
          <table:table-cell table:style-name="ce38" table:formula="of:=[$screen_negative.BI51]" office:value-type="float" office:value="0" calcext:value-type="float">
            <text:p>0</text:p>
          </table:table-cell>
          <table:table-cell table:style-name="ce38" table:formula="of:=[$screen_negative.BJ51]" office:value-type="float" office:value="0" calcext:value-type="float">
            <text:p>0</text:p>
          </table:table-cell>
          <table:table-cell table:style-name="ce38" table:formula="of:=[$screen_negative.BK51]" office:value-type="float" office:value="0" calcext:value-type="float">
            <text:p>0</text:p>
          </table:table-cell>
          <table:table-cell table:style-name="ce38" table:formula="of:=[$screen_negative.BL51]" office:value-type="float" office:value="0" calcext:value-type="float">
            <text:p>0</text:p>
          </table:table-cell>
          <table:table-cell table:style-name="ce38" table:formula="of:=[$screen_negative.BM51]" office:value-type="float" office:value="0" calcext:value-type="float">
            <text:p>0</text:p>
          </table:table-cell>
          <table:table-cell table:style-name="ce38" table:formula="of:=[$screen_negative.BN51]" office:value-type="float" office:value="0" calcext:value-type="float">
            <text:p>0</text:p>
          </table:table-cell>
          <table:table-cell table:style-name="ce38" table:formula="of:=[$screen_negative.BO51]" office:value-type="float" office:value="0" calcext:value-type="float">
            <text:p>0</text:p>
          </table:table-cell>
          <table:table-cell table:style-name="ce38" table:formula="of:=[$screen_negative.BP51]" office:value-type="float" office:value="0" calcext:value-type="float">
            <text:p>0</text:p>
          </table:table-cell>
          <table:table-cell table:style-name="ce38" table:formula="of:=[$screen_negative.BQ51]" office:value-type="float" office:value="0" calcext:value-type="float">
            <text:p>0</text:p>
          </table:table-cell>
          <table:table-cell table:style-name="ce38" table:formula="of:=[$screen_negative.BR51]" office:value-type="float" office:value="0" calcext:value-type="float">
            <text:p>0</text:p>
          </table:table-cell>
          <table:table-cell table:style-name="ce38" table:formula="of:=[$screen_negative.BS51]" office:value-type="float" office:value="0" calcext:value-type="float">
            <text:p>0</text:p>
          </table:table-cell>
          <table:table-cell table:style-name="ce38" table:formula="of:=[$screen_negative.BT51]" office:value-type="float" office:value="0" calcext:value-type="float">
            <text:p>0</text:p>
          </table:table-cell>
          <table:table-cell table:style-name="ce38" table:formula="of:=[$screen_negative.BU51]" office:value-type="float" office:value="0" calcext:value-type="float">
            <text:p>0</text:p>
          </table:table-cell>
          <table:table-cell table:style-name="ce38" table:formula="of:=[$screen_negative.BV51]" office:value-type="float" office:value="0" calcext:value-type="float">
            <text:p>0</text:p>
          </table:table-cell>
          <table:table-cell table:style-name="ce38" table:formula="of:=[$screen_negative.BW51]" office:value-type="float" office:value="0" calcext:value-type="float">
            <text:p>0</text:p>
          </table:table-cell>
          <table:table-cell table:style-name="ce38" table:formula="of:=[$screen_negative.BX51]" office:value-type="float" office:value="0" calcext:value-type="float">
            <text:p>0</text:p>
          </table:table-cell>
          <table:table-cell table:style-name="ce38" table:formula="of:=[$screen_negative.BY51]" office:value-type="float" office:value="0" calcext:value-type="float">
            <text:p>0</text:p>
          </table:table-cell>
          <table:table-cell table:style-name="ce38" table:formula="of:=[$screen_negative.BZ51]" office:value-type="float" office:value="0" calcext:value-type="float">
            <text:p>0</text:p>
          </table:table-cell>
          <table:table-cell table:style-name="ce38" table:formula="of:=[$screen_negative.CA51]" office:value-type="float" office:value="0" calcext:value-type="float">
            <text:p>0</text:p>
          </table:table-cell>
          <table:table-cell table:style-name="ce38" table:formula="of:=[$screen_negative.CB51]" office:value-type="float" office:value="0" calcext:value-type="float">
            <text:p>0</text:p>
          </table:table-cell>
          <table:table-cell table:style-name="ce38" table:formula="of:=[$screen_negative.CC51]" office:value-type="float" office:value="0" calcext:value-type="float">
            <text:p>0</text:p>
          </table:table-cell>
          <table:table-cell table:style-name="ce38" table:formula="of:=[$screen_negative.CD51]" office:value-type="float" office:value="0" calcext:value-type="float">
            <text:p>0</text:p>
          </table:table-cell>
          <table:table-cell table:style-name="ce38" table:formula="of:=[$screen_negative.CE51]" office:value-type="float" office:value="1" calcext:value-type="float">
            <text:p>1</text:p>
          </table:table-cell>
          <table:table-cell table:style-name="ce38" table:formula="of:=[$screen_negative.CF51]" office:value-type="float" office:value="0" calcext:value-type="float">
            <text:p>0</text:p>
          </table:table-cell>
          <table:table-cell table:style-name="ce38" table:formula="of:=[$screen_negative.CG51]" office:value-type="float" office:value="0" calcext:value-type="float">
            <text:p>0</text:p>
          </table:table-cell>
          <table:table-cell table:style-name="ce38" table:formula="of:=[$screen_negative.CH51]" office:value-type="float" office:value="0" calcext:value-type="float">
            <text:p>0</text:p>
          </table:table-cell>
          <table:table-cell table:style-name="ce38" table:formula="of:=[$screen_negative.CI51]" office:value-type="float" office:value="1" calcext:value-type="float">
            <text:p>1</text:p>
          </table:table-cell>
          <table:table-cell table:style-name="ce38" table:formula="of:=[$screen_negative.CJ51]" office:value-type="float" office:value="0" calcext:value-type="float">
            <text:p>0</text:p>
          </table:table-cell>
          <table:table-cell table:style-name="ce38" table:formula="of:=[$screen_negative.CK51]" office:value-type="float" office:value="0" calcext:value-type="float">
            <text:p>0</text:p>
          </table:table-cell>
          <table:table-cell table:style-name="ce38" table:formula="of:=[$screen_negative.CL51]" office:value-type="float" office:value="1" calcext:value-type="float">
            <text:p>1</text:p>
          </table:table-cell>
          <table:table-cell table:style-name="ce38" table:formula="of:=[$screen_negative.CM51]" office:value-type="float" office:value="0" calcext:value-type="float">
            <text:p>0</text:p>
          </table:table-cell>
          <table:table-cell table:style-name="ce38" table:formula="of:=[$screen_negative.CN51]" office:value-type="float" office:value="0" calcext:value-type="float">
            <text:p>0</text:p>
          </table:table-cell>
          <table:table-cell table:style-name="ce38" table:formula="of:=[$screen_negative.CO51]" office:value-type="float" office:value="0" calcext:value-type="float">
            <text:p>0</text:p>
          </table:table-cell>
          <table:table-cell table:style-name="ce38" table:formula="of:=[$screen_negative.CP51]" office:value-type="float" office:value="0" calcext:value-type="float">
            <text:p>0</text:p>
          </table:table-cell>
          <table:table-cell table:style-name="ce38" table:formula="of:=[$screen_negative.CQ51]" office:value-type="float" office:value="0" calcext:value-type="float">
            <text:p>0</text:p>
          </table:table-cell>
          <table:table-cell table:style-name="ce38" table:formula="of:=[$screen_negative.CR51]" office:value-type="float" office:value="0" calcext:value-type="float">
            <text:p>0</text:p>
          </table:table-cell>
          <table:table-cell table:style-name="ce38" table:formula="of:=[$screen_negative.CS51]" office:value-type="float" office:value="0" calcext:value-type="float">
            <text:p>0</text:p>
          </table:table-cell>
          <table:table-cell table:style-name="ce38" table:formula="of:=[$screen_negative.CT51]" office:value-type="float" office:value="0" calcext:value-type="float">
            <text:p>0</text:p>
          </table:table-cell>
          <table:table-cell table:style-name="ce38" table:formula="of:=[$screen_negative.CU51]" office:value-type="float" office:value="0" calcext:value-type="float">
            <text:p>0</text:p>
          </table:table-cell>
          <table:table-cell table:style-name="ce38" table:formula="of:=[$screen_negative.CV51]" office:value-type="float" office:value="0" calcext:value-type="float">
            <text:p>0</text:p>
          </table:table-cell>
          <table:table-cell table:style-name="ce38" table:formula="of:=[$screen_negative.CW51]" office:value-type="float" office:value="0" calcext:value-type="float">
            <text:p>0</text:p>
          </table:table-cell>
          <table:table-cell table:style-name="ce38" table:formula="of:=[$screen_negative.CX51]" office:value-type="float" office:value="0" calcext:value-type="float">
            <text:p>0</text:p>
          </table:table-cell>
          <table:table-cell table:style-name="ce38" table:formula="of:=[$screen_negative.CY51]" office:value-type="float" office:value="0" calcext:value-type="float">
            <text:p>0</text:p>
          </table:table-cell>
          <table:table-cell table:style-name="ce38" table:formula="of:=[$screen_negative.CZ51]" office:value-type="float" office:value="0" calcext:value-type="float">
            <text:p>0</text:p>
          </table:table-cell>
          <table:table-cell table:style-name="ce38" table:formula="of:=[$screen_negative.DA51]" office:value-type="float" office:value="0" calcext:value-type="float">
            <text:p>0</text:p>
          </table:table-cell>
          <table:table-cell table:style-name="ce38" table:formula="of:=[$screen_negative.DB51]" office:value-type="float" office:value="0" calcext:value-type="float">
            <text:p>0</text:p>
          </table:table-cell>
          <table:table-cell table:style-name="ce38" table:formula="of:=[$screen_negative.DC51]" office:value-type="float" office:value="0" calcext:value-type="float">
            <text:p>0</text:p>
          </table:table-cell>
          <table:table-cell table:style-name="ce38" table:formula="of:=[$screen_negative.DD51]" office:value-type="float" office:value="0" calcext:value-type="float">
            <text:p>0</text:p>
          </table:table-cell>
          <table:table-cell table:style-name="ce38" table:formula="of:=[$screen_negative.DE51]" office:value-type="float" office:value="0" calcext:value-type="float">
            <text:p>0</text:p>
          </table:table-cell>
          <table:table-cell table:style-name="ce38" table:formula="of:=[$screen_negative.DF51]" office:value-type="float" office:value="0" calcext:value-type="float">
            <text:p>0</text:p>
          </table:table-cell>
          <table:table-cell table:style-name="ce38" table:formula="of:=[$screen_negative.DG51]" office:value-type="float" office:value="0" calcext:value-type="float">
            <text:p>0</text:p>
          </table:table-cell>
          <table:table-cell table:style-name="ce38" table:formula="of:=[$screen_negative.DH51]" office:value-type="float" office:value="0" calcext:value-type="float">
            <text:p>0</text:p>
          </table:table-cell>
          <table:table-cell table:style-name="ce38" table:formula="of:=[$screen_negative.DI51]" office:value-type="float" office:value="0" calcext:value-type="float">
            <text:p>0</text:p>
          </table:table-cell>
          <table:table-cell table:style-name="ce38" table:formula="of:=[$screen_negative.DJ51]" office:value-type="float" office:value="0" calcext:value-type="float">
            <text:p>0</text:p>
          </table:table-cell>
          <table:table-cell table:style-name="ce38" table:formula="of:=[$screen_negative.DK51]" office:value-type="float" office:value="0" calcext:value-type="float">
            <text:p>0</text:p>
          </table:table-cell>
          <table:table-cell table:style-name="ce38" table:formula="of:=[$screen_negative.DL51]" office:value-type="float" office:value="0" calcext:value-type="float">
            <text:p>0</text:p>
          </table:table-cell>
          <table:table-cell table:style-name="ce38" table:formula="of:=[$screen_negative.DM51]" office:value-type="float" office:value="0" calcext:value-type="float">
            <text:p>0</text:p>
          </table:table-cell>
          <table:table-cell table:style-name="ce38" table:formula="of:=[$screen_negative.DN51]" office:value-type="float" office:value="0" calcext:value-type="float">
            <text:p>0</text:p>
          </table:table-cell>
          <table:table-cell table:style-name="ce38" table:formula="of:=[$screen_negative.DO51]" office:value-type="float" office:value="0" calcext:value-type="float">
            <text:p>0</text:p>
          </table:table-cell>
          <table:table-cell table:style-name="ce38" table:formula="of:=[$screen_negative.DP51]" office:value-type="float" office:value="0" calcext:value-type="float">
            <text:p>0</text:p>
          </table:table-cell>
          <table:table-cell table:style-name="ce38" table:formula="of:=[$screen_negative.DQ51]" office:value-type="float" office:value="0" calcext:value-type="float">
            <text:p>0</text:p>
          </table:table-cell>
          <table:table-cell table:style-name="ce38" table:formula="of:=[$screen_negative.DR51]" office:value-type="float" office:value="0" calcext:value-type="float">
            <text:p>0</text:p>
          </table:table-cell>
          <table:table-cell table:style-name="ce38" table:formula="of:=[$screen_negative.DS51]" office:value-type="float" office:value="0" calcext:value-type="float">
            <text:p>0</text:p>
          </table:table-cell>
          <table:table-cell table:style-name="ce38" table:formula="of:=[$screen_negative.DT51]" office:value-type="float" office:value="0" calcext:value-type="float">
            <text:p>0</text:p>
          </table:table-cell>
          <table:table-cell table:style-name="ce38" table:formula="of:=[$screen_negative.DU51]" office:value-type="float" office:value="0" calcext:value-type="float">
            <text:p>0</text:p>
          </table:table-cell>
          <table:table-cell table:style-name="ce38" table:formula="of:=[$screen_negative.DV51]" office:value-type="float" office:value="0" calcext:value-type="float">
            <text:p>0</text:p>
          </table:table-cell>
          <table:table-cell table:style-name="ce38" table:formula="of:=[$screen_negative.DW51]" office:value-type="float" office:value="0" calcext:value-type="float">
            <text:p>0</text:p>
          </table:table-cell>
          <table:table-cell table:style-name="ce38" table:formula="of:=[$screen_negative.DX51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52]" office:value-type="float" office:value="0" calcext:value-type="float">
            <text:p>0</text:p>
          </table:table-cell>
          <table:table-cell table:style-name="ce38" table:formula="of:=[$screen_negative.B52]" office:value-type="float" office:value="0" calcext:value-type="float">
            <text:p>0</text:p>
          </table:table-cell>
          <table:table-cell table:style-name="ce38" table:formula="of:=[$screen_negative.C52]" office:value-type="float" office:value="0" calcext:value-type="float">
            <text:p>0</text:p>
          </table:table-cell>
          <table:table-cell table:style-name="ce38" table:formula="of:=[$screen_negative.D52]" office:value-type="float" office:value="0" calcext:value-type="float">
            <text:p>0</text:p>
          </table:table-cell>
          <table:table-cell table:style-name="ce38" table:formula="of:=[$screen_negative.E52]" office:value-type="float" office:value="0" calcext:value-type="float">
            <text:p>0</text:p>
          </table:table-cell>
          <table:table-cell table:style-name="ce38" table:formula="of:=[$screen_negative.F52]" office:value-type="float" office:value="0" calcext:value-type="float">
            <text:p>0</text:p>
          </table:table-cell>
          <table:table-cell table:style-name="ce38" table:formula="of:=[$screen_negative.G52]" office:value-type="float" office:value="0" calcext:value-type="float">
            <text:p>0</text:p>
          </table:table-cell>
          <table:table-cell table:style-name="ce38" table:formula="of:=[$screen_negative.H52]" office:value-type="float" office:value="0" calcext:value-type="float">
            <text:p>0</text:p>
          </table:table-cell>
          <table:table-cell table:style-name="ce38" table:formula="of:=[$screen_negative.I52]" office:value-type="float" office:value="0" calcext:value-type="float">
            <text:p>0</text:p>
          </table:table-cell>
          <table:table-cell table:style-name="ce38" table:formula="of:=[$screen_negative.J52]" office:value-type="float" office:value="0" calcext:value-type="float">
            <text:p>0</text:p>
          </table:table-cell>
          <table:table-cell table:style-name="ce38" table:formula="of:=[$screen_negative.K52]" office:value-type="float" office:value="0" calcext:value-type="float">
            <text:p>0</text:p>
          </table:table-cell>
          <table:table-cell table:style-name="ce38" table:formula="of:=[$screen_negative.L52]" office:value-type="float" office:value="0" calcext:value-type="float">
            <text:p>0</text:p>
          </table:table-cell>
          <table:table-cell table:style-name="ce38" table:formula="of:=[$screen_negative.M52]" office:value-type="float" office:value="0" calcext:value-type="float">
            <text:p>0</text:p>
          </table:table-cell>
          <table:table-cell table:style-name="ce38" table:formula="of:=[$screen_negative.N52]" office:value-type="float" office:value="0" calcext:value-type="float">
            <text:p>0</text:p>
          </table:table-cell>
          <table:table-cell table:style-name="ce38" table:formula="of:=[$screen_negative.O52]" office:value-type="float" office:value="0" calcext:value-type="float">
            <text:p>0</text:p>
          </table:table-cell>
          <table:table-cell table:style-name="ce38" table:formula="of:=[$screen_negative.P52]" office:value-type="float" office:value="0" calcext:value-type="float">
            <text:p>0</text:p>
          </table:table-cell>
          <table:table-cell table:style-name="ce38" table:formula="of:=[$screen_negative.Q52]" office:value-type="float" office:value="0" calcext:value-type="float">
            <text:p>0</text:p>
          </table:table-cell>
          <table:table-cell table:style-name="ce38" table:formula="of:=[$screen_negative.R52]" office:value-type="float" office:value="0" calcext:value-type="float">
            <text:p>0</text:p>
          </table:table-cell>
          <table:table-cell table:style-name="ce38" table:formula="of:=[$screen_negative.S52]" office:value-type="float" office:value="0" calcext:value-type="float">
            <text:p>0</text:p>
          </table:table-cell>
          <table:table-cell table:style-name="ce38" table:formula="of:=[$screen_negative.T52]" office:value-type="float" office:value="0" calcext:value-type="float">
            <text:p>0</text:p>
          </table:table-cell>
          <table:table-cell table:style-name="ce38" table:formula="of:=[$screen_negative.U52]" office:value-type="float" office:value="0" calcext:value-type="float">
            <text:p>0</text:p>
          </table:table-cell>
          <table:table-cell table:style-name="ce38" table:formula="of:=[$screen_negative.V52]" office:value-type="float" office:value="0" calcext:value-type="float">
            <text:p>0</text:p>
          </table:table-cell>
          <table:table-cell table:style-name="ce38" table:formula="of:=[$screen_negative.W52]" office:value-type="float" office:value="0" calcext:value-type="float">
            <text:p>0</text:p>
          </table:table-cell>
          <table:table-cell table:style-name="ce38" table:formula="of:=[$screen_negative.X52]" office:value-type="float" office:value="0" calcext:value-type="float">
            <text:p>0</text:p>
          </table:table-cell>
          <table:table-cell table:style-name="ce38" table:formula="of:=[$screen_negative.Y52]" office:value-type="float" office:value="0" calcext:value-type="float">
            <text:p>0</text:p>
          </table:table-cell>
          <table:table-cell table:style-name="ce38" table:formula="of:=[$screen_negative.Z52]" office:value-type="float" office:value="0" calcext:value-type="float">
            <text:p>0</text:p>
          </table:table-cell>
          <table:table-cell table:style-name="ce38" table:formula="of:=[$screen_negative.AA52]" office:value-type="float" office:value="0" calcext:value-type="float">
            <text:p>0</text:p>
          </table:table-cell>
          <table:table-cell table:style-name="ce38" table:formula="of:=[$screen_negative.AB52]" office:value-type="float" office:value="0" calcext:value-type="float">
            <text:p>0</text:p>
          </table:table-cell>
          <table:table-cell table:style-name="ce38" table:formula="of:=[$screen_negative.AC52]" office:value-type="float" office:value="0" calcext:value-type="float">
            <text:p>0</text:p>
          </table:table-cell>
          <table:table-cell table:style-name="ce38" table:formula="of:=[$screen_negative.AD52]" office:value-type="float" office:value="0" calcext:value-type="float">
            <text:p>0</text:p>
          </table:table-cell>
          <table:table-cell table:style-name="ce38" table:formula="of:=[$screen_negative.AE52]" office:value-type="float" office:value="0" calcext:value-type="float">
            <text:p>0</text:p>
          </table:table-cell>
          <table:table-cell table:style-name="ce38" table:formula="of:=[$screen_negative.AF52]" office:value-type="float" office:value="0" calcext:value-type="float">
            <text:p>0</text:p>
          </table:table-cell>
          <table:table-cell table:style-name="ce38" table:formula="of:=[$screen_negative.AG52]" office:value-type="float" office:value="0" calcext:value-type="float">
            <text:p>0</text:p>
          </table:table-cell>
          <table:table-cell table:style-name="ce38" table:formula="of:=[$screen_negative.AH52]" office:value-type="float" office:value="0" calcext:value-type="float">
            <text:p>0</text:p>
          </table:table-cell>
          <table:table-cell table:style-name="ce38" table:formula="of:=[$screen_negative.AI52]" office:value-type="float" office:value="0" calcext:value-type="float">
            <text:p>0</text:p>
          </table:table-cell>
          <table:table-cell table:style-name="ce38" table:formula="of:=[$screen_negative.AJ52]" office:value-type="float" office:value="0" calcext:value-type="float">
            <text:p>0</text:p>
          </table:table-cell>
          <table:table-cell table:style-name="ce38" table:formula="of:=[$screen_negative.AK52]" office:value-type="float" office:value="0" calcext:value-type="float">
            <text:p>0</text:p>
          </table:table-cell>
          <table:table-cell table:style-name="ce38" table:formula="of:=[$screen_negative.AL52]" office:value-type="float" office:value="0" calcext:value-type="float">
            <text:p>0</text:p>
          </table:table-cell>
          <table:table-cell table:style-name="ce38" table:formula="of:=[$screen_negative.AM52]" office:value-type="float" office:value="0" calcext:value-type="float">
            <text:p>0</text:p>
          </table:table-cell>
          <table:table-cell table:style-name="ce38" table:formula="of:=[$screen_negative.AN52]" office:value-type="float" office:value="1" calcext:value-type="float">
            <text:p>1</text:p>
          </table:table-cell>
          <table:table-cell table:style-name="ce38" table:formula="of:=[$screen_negative.AO52]" office:value-type="float" office:value="0" calcext:value-type="float">
            <text:p>0</text:p>
          </table:table-cell>
          <table:table-cell table:style-name="ce38" table:formula="of:=[$screen_negative.AP52]" office:value-type="float" office:value="1" calcext:value-type="float">
            <text:p>1</text:p>
          </table:table-cell>
          <table:table-cell table:style-name="ce38" table:formula="of:=[$screen_negative.AQ52]" office:value-type="float" office:value="0" calcext:value-type="float">
            <text:p>0</text:p>
          </table:table-cell>
          <table:table-cell table:style-name="ce38" table:formula="of:=[$screen_negative.AR52]" office:value-type="float" office:value="0" calcext:value-type="float">
            <text:p>0</text:p>
          </table:table-cell>
          <table:table-cell table:style-name="ce38" table:formula="of:=[$screen_negative.AS52]" office:value-type="float" office:value="1" calcext:value-type="float">
            <text:p>1</text:p>
          </table:table-cell>
          <table:table-cell table:style-name="ce38" table:formula="of:=[$screen_negative.AT52]" office:value-type="float" office:value="0" calcext:value-type="float">
            <text:p>0</text:p>
          </table:table-cell>
          <table:table-cell table:style-name="ce38" table:formula="of:=[$screen_negative.AU52]" office:value-type="float" office:value="0" calcext:value-type="float">
            <text:p>0</text:p>
          </table:table-cell>
          <table:table-cell table:style-name="ce38" table:formula="of:=[$screen_negative.AV52]" office:value-type="float" office:value="0" calcext:value-type="float">
            <text:p>0</text:p>
          </table:table-cell>
          <table:table-cell table:style-name="ce38" table:formula="of:=[$screen_negative.AW52]" office:value-type="float" office:value="0" calcext:value-type="float">
            <text:p>0</text:p>
          </table:table-cell>
          <table:table-cell table:style-name="ce38" table:formula="of:=[$screen_negative.AX52]" office:value-type="float" office:value="0" calcext:value-type="float">
            <text:p>0</text:p>
          </table:table-cell>
          <table:table-cell table:style-name="ce38" table:formula="of:=[$screen_negative.AY52]" office:value-type="float" office:value="0" calcext:value-type="float">
            <text:p>0</text:p>
          </table:table-cell>
          <table:table-cell table:style-name="ce38" table:formula="of:=[$screen_negative.AZ52]" office:value-type="float" office:value="0" calcext:value-type="float">
            <text:p>0</text:p>
          </table:table-cell>
          <table:table-cell table:style-name="ce38" table:formula="of:=[$screen_negative.BA52]" office:value-type="float" office:value="0" calcext:value-type="float">
            <text:p>0</text:p>
          </table:table-cell>
          <table:table-cell table:style-name="ce38" table:formula="of:=[$screen_negative.BB52]" office:value-type="float" office:value="0" calcext:value-type="float">
            <text:p>0</text:p>
          </table:table-cell>
          <table:table-cell table:style-name="ce38" table:formula="of:=[$screen_negative.BC52]" office:value-type="float" office:value="0" calcext:value-type="float">
            <text:p>0</text:p>
          </table:table-cell>
          <table:table-cell table:style-name="ce38" table:formula="of:=[$screen_negative.BD52]" office:value-type="float" office:value="0" calcext:value-type="float">
            <text:p>0</text:p>
          </table:table-cell>
          <table:table-cell table:style-name="ce38" table:formula="of:=[$screen_negative.BE52]" office:value-type="float" office:value="0" calcext:value-type="float">
            <text:p>0</text:p>
          </table:table-cell>
          <table:table-cell table:style-name="ce38" table:formula="of:=[$screen_negative.BF52]" office:value-type="float" office:value="0" calcext:value-type="float">
            <text:p>0</text:p>
          </table:table-cell>
          <table:table-cell table:style-name="ce38" table:formula="of:=[$screen_negative.BG52]" office:value-type="float" office:value="0" calcext:value-type="float">
            <text:p>0</text:p>
          </table:table-cell>
          <table:table-cell table:style-name="ce38" table:formula="of:=[$screen_negative.BH52]" office:value-type="float" office:value="0" calcext:value-type="float">
            <text:p>0</text:p>
          </table:table-cell>
          <table:table-cell table:style-name="ce38" table:formula="of:=[$screen_negative.BI52]" office:value-type="float" office:value="0" calcext:value-type="float">
            <text:p>0</text:p>
          </table:table-cell>
          <table:table-cell table:style-name="ce38" table:formula="of:=[$screen_negative.BJ52]" office:value-type="float" office:value="0" calcext:value-type="float">
            <text:p>0</text:p>
          </table:table-cell>
          <table:table-cell table:style-name="ce38" table:formula="of:=[$screen_negative.BK52]" office:value-type="float" office:value="0" calcext:value-type="float">
            <text:p>0</text:p>
          </table:table-cell>
          <table:table-cell table:style-name="ce38" table:formula="of:=[$screen_negative.BL52]" office:value-type="float" office:value="1" calcext:value-type="float">
            <text:p>1</text:p>
          </table:table-cell>
          <table:table-cell table:style-name="ce38" table:formula="of:=[$screen_negative.BM52]" office:value-type="float" office:value="1" calcext:value-type="float">
            <text:p>1</text:p>
          </table:table-cell>
          <table:table-cell table:style-name="ce38" table:formula="of:=[$screen_negative.BN52]" office:value-type="float" office:value="0" calcext:value-type="float">
            <text:p>0</text:p>
          </table:table-cell>
          <table:table-cell table:style-name="ce38" table:formula="of:=[$screen_negative.BO52]" office:value-type="float" office:value="0" calcext:value-type="float">
            <text:p>0</text:p>
          </table:table-cell>
          <table:table-cell table:style-name="ce38" table:formula="of:=[$screen_negative.BP52]" office:value-type="float" office:value="0" calcext:value-type="float">
            <text:p>0</text:p>
          </table:table-cell>
          <table:table-cell table:style-name="ce38" table:formula="of:=[$screen_negative.BQ52]" office:value-type="float" office:value="0" calcext:value-type="float">
            <text:p>0</text:p>
          </table:table-cell>
          <table:table-cell table:style-name="ce38" table:formula="of:=[$screen_negative.BR52]" office:value-type="float" office:value="0" calcext:value-type="float">
            <text:p>0</text:p>
          </table:table-cell>
          <table:table-cell table:style-name="ce38" table:formula="of:=[$screen_negative.BS52]" office:value-type="float" office:value="0" calcext:value-type="float">
            <text:p>0</text:p>
          </table:table-cell>
          <table:table-cell table:style-name="ce38" table:formula="of:=[$screen_negative.BT52]" office:value-type="float" office:value="0" calcext:value-type="float">
            <text:p>0</text:p>
          </table:table-cell>
          <table:table-cell table:style-name="ce38" table:formula="of:=[$screen_negative.BU52]" office:value-type="float" office:value="0" calcext:value-type="float">
            <text:p>0</text:p>
          </table:table-cell>
          <table:table-cell table:style-name="ce38" table:formula="of:=[$screen_negative.BV52]" office:value-type="float" office:value="0" calcext:value-type="float">
            <text:p>0</text:p>
          </table:table-cell>
          <table:table-cell table:style-name="ce38" table:formula="of:=[$screen_negative.BW52]" office:value-type="float" office:value="0" calcext:value-type="float">
            <text:p>0</text:p>
          </table:table-cell>
          <table:table-cell table:style-name="ce38" table:formula="of:=[$screen_negative.BX52]" office:value-type="float" office:value="0" calcext:value-type="float">
            <text:p>0</text:p>
          </table:table-cell>
          <table:table-cell table:style-name="ce38" table:formula="of:=[$screen_negative.BY52]" office:value-type="float" office:value="0" calcext:value-type="float">
            <text:p>0</text:p>
          </table:table-cell>
          <table:table-cell table:style-name="ce38" table:formula="of:=[$screen_negative.BZ52]" office:value-type="float" office:value="0" calcext:value-type="float">
            <text:p>0</text:p>
          </table:table-cell>
          <table:table-cell table:style-name="ce38" table:formula="of:=[$screen_negative.CA52]" office:value-type="float" office:value="0" calcext:value-type="float">
            <text:p>0</text:p>
          </table:table-cell>
          <table:table-cell table:style-name="ce38" table:formula="of:=[$screen_negative.CB52]" office:value-type="float" office:value="0" calcext:value-type="float">
            <text:p>0</text:p>
          </table:table-cell>
          <table:table-cell table:style-name="ce38" table:formula="of:=[$screen_negative.CC52]" office:value-type="float" office:value="0" calcext:value-type="float">
            <text:p>0</text:p>
          </table:table-cell>
          <table:table-cell table:style-name="ce38" table:formula="of:=[$screen_negative.CD52]" office:value-type="float" office:value="0" calcext:value-type="float">
            <text:p>0</text:p>
          </table:table-cell>
          <table:table-cell table:style-name="ce38" table:formula="of:=[$screen_negative.CE52]" office:value-type="float" office:value="0" calcext:value-type="float">
            <text:p>0</text:p>
          </table:table-cell>
          <table:table-cell table:style-name="ce38" table:formula="of:=[$screen_negative.CF52]" office:value-type="float" office:value="1" calcext:value-type="float">
            <text:p>1</text:p>
          </table:table-cell>
          <table:table-cell table:style-name="ce38" table:formula="of:=[$screen_negative.CG52]" office:value-type="float" office:value="0" calcext:value-type="float">
            <text:p>0</text:p>
          </table:table-cell>
          <table:table-cell table:style-name="ce38" table:formula="of:=[$screen_negative.CH52]" office:value-type="float" office:value="0" calcext:value-type="float">
            <text:p>0</text:p>
          </table:table-cell>
          <table:table-cell table:style-name="ce38" table:formula="of:=[$screen_negative.CI52]" office:value-type="float" office:value="1" calcext:value-type="float">
            <text:p>1</text:p>
          </table:table-cell>
          <table:table-cell table:style-name="ce38" table:formula="of:=[$screen_negative.CJ52]" office:value-type="float" office:value="0" calcext:value-type="float">
            <text:p>0</text:p>
          </table:table-cell>
          <table:table-cell table:style-name="ce38" table:formula="of:=[$screen_negative.CK52]" office:value-type="float" office:value="1" calcext:value-type="float">
            <text:p>1</text:p>
          </table:table-cell>
          <table:table-cell table:style-name="ce38" table:formula="of:=[$screen_negative.CL52]" office:value-type="float" office:value="0" calcext:value-type="float">
            <text:p>0</text:p>
          </table:table-cell>
          <table:table-cell table:style-name="ce38" table:formula="of:=[$screen_negative.CM52]" office:value-type="float" office:value="0" calcext:value-type="float">
            <text:p>0</text:p>
          </table:table-cell>
          <table:table-cell table:style-name="ce38" table:formula="of:=[$screen_negative.CN52]" office:value-type="float" office:value="0" calcext:value-type="float">
            <text:p>0</text:p>
          </table:table-cell>
          <table:table-cell table:style-name="ce38" table:formula="of:=[$screen_negative.CO52]" office:value-type="float" office:value="0" calcext:value-type="float">
            <text:p>0</text:p>
          </table:table-cell>
          <table:table-cell table:style-name="ce38" table:formula="of:=[$screen_negative.CP52]" office:value-type="float" office:value="0" calcext:value-type="float">
            <text:p>0</text:p>
          </table:table-cell>
          <table:table-cell table:style-name="ce38" table:formula="of:=[$screen_negative.CQ52]" office:value-type="float" office:value="0" calcext:value-type="float">
            <text:p>0</text:p>
          </table:table-cell>
          <table:table-cell table:style-name="ce38" table:formula="of:=[$screen_negative.CR52]" office:value-type="float" office:value="0" calcext:value-type="float">
            <text:p>0</text:p>
          </table:table-cell>
          <table:table-cell table:style-name="ce38" table:formula="of:=[$screen_negative.CS52]" office:value-type="float" office:value="0" calcext:value-type="float">
            <text:p>0</text:p>
          </table:table-cell>
          <table:table-cell table:style-name="ce38" table:formula="of:=[$screen_negative.CT52]" office:value-type="float" office:value="0" calcext:value-type="float">
            <text:p>0</text:p>
          </table:table-cell>
          <table:table-cell table:style-name="ce38" table:formula="of:=[$screen_negative.CU52]" office:value-type="float" office:value="0" calcext:value-type="float">
            <text:p>0</text:p>
          </table:table-cell>
          <table:table-cell table:style-name="ce38" table:formula="of:=[$screen_negative.CV52]" office:value-type="float" office:value="0" calcext:value-type="float">
            <text:p>0</text:p>
          </table:table-cell>
          <table:table-cell table:style-name="ce38" table:formula="of:=[$screen_negative.CW52]" office:value-type="float" office:value="0" calcext:value-type="float">
            <text:p>0</text:p>
          </table:table-cell>
          <table:table-cell table:style-name="ce38" table:formula="of:=[$screen_negative.CX52]" office:value-type="float" office:value="0" calcext:value-type="float">
            <text:p>0</text:p>
          </table:table-cell>
          <table:table-cell table:style-name="ce38" table:formula="of:=[$screen_negative.CY52]" office:value-type="float" office:value="0" calcext:value-type="float">
            <text:p>0</text:p>
          </table:table-cell>
          <table:table-cell table:style-name="ce38" table:formula="of:=[$screen_negative.CZ52]" office:value-type="float" office:value="0" calcext:value-type="float">
            <text:p>0</text:p>
          </table:table-cell>
          <table:table-cell table:style-name="ce38" table:formula="of:=[$screen_negative.DA52]" office:value-type="float" office:value="0" calcext:value-type="float">
            <text:p>0</text:p>
          </table:table-cell>
          <table:table-cell table:style-name="ce38" table:formula="of:=[$screen_negative.DB52]" office:value-type="float" office:value="0" calcext:value-type="float">
            <text:p>0</text:p>
          </table:table-cell>
          <table:table-cell table:style-name="ce38" table:formula="of:=[$screen_negative.DC52]" office:value-type="float" office:value="0" calcext:value-type="float">
            <text:p>0</text:p>
          </table:table-cell>
          <table:table-cell table:style-name="ce38" table:formula="of:=[$screen_negative.DD52]" office:value-type="float" office:value="0" calcext:value-type="float">
            <text:p>0</text:p>
          </table:table-cell>
          <table:table-cell table:style-name="ce38" table:formula="of:=[$screen_negative.DE52]" office:value-type="float" office:value="0" calcext:value-type="float">
            <text:p>0</text:p>
          </table:table-cell>
          <table:table-cell table:style-name="ce38" table:formula="of:=[$screen_negative.DF52]" office:value-type="float" office:value="0" calcext:value-type="float">
            <text:p>0</text:p>
          </table:table-cell>
          <table:table-cell table:style-name="ce38" table:formula="of:=[$screen_negative.DG52]" office:value-type="float" office:value="0" calcext:value-type="float">
            <text:p>0</text:p>
          </table:table-cell>
          <table:table-cell table:style-name="ce38" table:formula="of:=[$screen_negative.DH52]" office:value-type="float" office:value="0" calcext:value-type="float">
            <text:p>0</text:p>
          </table:table-cell>
          <table:table-cell table:style-name="ce38" table:formula="of:=[$screen_negative.DI52]" office:value-type="float" office:value="0" calcext:value-type="float">
            <text:p>0</text:p>
          </table:table-cell>
          <table:table-cell table:style-name="ce38" table:formula="of:=[$screen_negative.DJ52]" office:value-type="float" office:value="0" calcext:value-type="float">
            <text:p>0</text:p>
          </table:table-cell>
          <table:table-cell table:style-name="ce38" table:formula="of:=[$screen_negative.DK52]" office:value-type="float" office:value="0" calcext:value-type="float">
            <text:p>0</text:p>
          </table:table-cell>
          <table:table-cell table:style-name="ce38" table:formula="of:=[$screen_negative.DL52]" office:value-type="float" office:value="0" calcext:value-type="float">
            <text:p>0</text:p>
          </table:table-cell>
          <table:table-cell table:style-name="ce38" table:formula="of:=[$screen_negative.DM52]" office:value-type="float" office:value="0" calcext:value-type="float">
            <text:p>0</text:p>
          </table:table-cell>
          <table:table-cell table:style-name="ce38" table:formula="of:=[$screen_negative.DN52]" office:value-type="float" office:value="0" calcext:value-type="float">
            <text:p>0</text:p>
          </table:table-cell>
          <table:table-cell table:style-name="ce38" table:formula="of:=[$screen_negative.DO52]" office:value-type="float" office:value="0" calcext:value-type="float">
            <text:p>0</text:p>
          </table:table-cell>
          <table:table-cell table:style-name="ce38" table:formula="of:=[$screen_negative.DP52]" office:value-type="float" office:value="0" calcext:value-type="float">
            <text:p>0</text:p>
          </table:table-cell>
          <table:table-cell table:style-name="ce38" table:formula="of:=[$screen_negative.DQ52]" office:value-type="float" office:value="0" calcext:value-type="float">
            <text:p>0</text:p>
          </table:table-cell>
          <table:table-cell table:style-name="ce38" table:formula="of:=[$screen_negative.DR52]" office:value-type="float" office:value="0" calcext:value-type="float">
            <text:p>0</text:p>
          </table:table-cell>
          <table:table-cell table:style-name="ce38" table:formula="of:=[$screen_negative.DS52]" office:value-type="float" office:value="0" calcext:value-type="float">
            <text:p>0</text:p>
          </table:table-cell>
          <table:table-cell table:style-name="ce38" table:formula="of:=[$screen_negative.DT52]" office:value-type="float" office:value="0" calcext:value-type="float">
            <text:p>0</text:p>
          </table:table-cell>
          <table:table-cell table:style-name="ce38" table:formula="of:=[$screen_negative.DU52]" office:value-type="float" office:value="0" calcext:value-type="float">
            <text:p>0</text:p>
          </table:table-cell>
          <table:table-cell table:style-name="ce38" table:formula="of:=[$screen_negative.DV52]" office:value-type="float" office:value="0" calcext:value-type="float">
            <text:p>0</text:p>
          </table:table-cell>
          <table:table-cell table:style-name="ce38" table:formula="of:=[$screen_negative.DW52]" office:value-type="float" office:value="0" calcext:value-type="float">
            <text:p>0</text:p>
          </table:table-cell>
          <table:table-cell table:style-name="ce38" table:formula="of:=[$screen_negative.DX52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53]" office:value-type="float" office:value="0" calcext:value-type="float">
            <text:p>0</text:p>
          </table:table-cell>
          <table:table-cell table:style-name="ce38" table:formula="of:=[$screen_negative.B53]" office:value-type="float" office:value="0" calcext:value-type="float">
            <text:p>0</text:p>
          </table:table-cell>
          <table:table-cell table:style-name="ce38" table:formula="of:=[$screen_negative.C53]" office:value-type="float" office:value="0" calcext:value-type="float">
            <text:p>0</text:p>
          </table:table-cell>
          <table:table-cell table:style-name="ce38" table:formula="of:=[$screen_negative.D53]" office:value-type="float" office:value="0" calcext:value-type="float">
            <text:p>0</text:p>
          </table:table-cell>
          <table:table-cell table:style-name="ce38" table:formula="of:=[$screen_negative.E53]" office:value-type="float" office:value="0" calcext:value-type="float">
            <text:p>0</text:p>
          </table:table-cell>
          <table:table-cell table:style-name="ce38" table:formula="of:=[$screen_negative.F53]" office:value-type="float" office:value="0" calcext:value-type="float">
            <text:p>0</text:p>
          </table:table-cell>
          <table:table-cell table:style-name="ce38" table:formula="of:=[$screen_negative.G53]" office:value-type="float" office:value="0" calcext:value-type="float">
            <text:p>0</text:p>
          </table:table-cell>
          <table:table-cell table:style-name="ce38" table:formula="of:=[$screen_negative.H53]" office:value-type="float" office:value="0" calcext:value-type="float">
            <text:p>0</text:p>
          </table:table-cell>
          <table:table-cell table:style-name="ce38" table:formula="of:=[$screen_negative.I53]" office:value-type="float" office:value="0" calcext:value-type="float">
            <text:p>0</text:p>
          </table:table-cell>
          <table:table-cell table:style-name="ce38" table:formula="of:=[$screen_negative.J53]" office:value-type="float" office:value="0" calcext:value-type="float">
            <text:p>0</text:p>
          </table:table-cell>
          <table:table-cell table:style-name="ce38" table:formula="of:=[$screen_negative.K53]" office:value-type="float" office:value="0" calcext:value-type="float">
            <text:p>0</text:p>
          </table:table-cell>
          <table:table-cell table:style-name="ce38" table:formula="of:=[$screen_negative.L53]" office:value-type="float" office:value="0" calcext:value-type="float">
            <text:p>0</text:p>
          </table:table-cell>
          <table:table-cell table:style-name="ce38" table:formula="of:=[$screen_negative.M53]" office:value-type="float" office:value="0" calcext:value-type="float">
            <text:p>0</text:p>
          </table:table-cell>
          <table:table-cell table:style-name="ce38" table:formula="of:=[$screen_negative.N53]" office:value-type="float" office:value="0" calcext:value-type="float">
            <text:p>0</text:p>
          </table:table-cell>
          <table:table-cell table:style-name="ce38" table:formula="of:=[$screen_negative.O53]" office:value-type="float" office:value="0" calcext:value-type="float">
            <text:p>0</text:p>
          </table:table-cell>
          <table:table-cell table:style-name="ce38" table:formula="of:=[$screen_negative.P53]" office:value-type="float" office:value="0" calcext:value-type="float">
            <text:p>0</text:p>
          </table:table-cell>
          <table:table-cell table:style-name="ce38" table:formula="of:=[$screen_negative.Q53]" office:value-type="float" office:value="0" calcext:value-type="float">
            <text:p>0</text:p>
          </table:table-cell>
          <table:table-cell table:style-name="ce38" table:formula="of:=[$screen_negative.R53]" office:value-type="float" office:value="0" calcext:value-type="float">
            <text:p>0</text:p>
          </table:table-cell>
          <table:table-cell table:style-name="ce38" table:formula="of:=[$screen_negative.S53]" office:value-type="float" office:value="0" calcext:value-type="float">
            <text:p>0</text:p>
          </table:table-cell>
          <table:table-cell table:style-name="ce38" table:formula="of:=[$screen_negative.T53]" office:value-type="float" office:value="0" calcext:value-type="float">
            <text:p>0</text:p>
          </table:table-cell>
          <table:table-cell table:style-name="ce38" table:formula="of:=[$screen_negative.U53]" office:value-type="float" office:value="0" calcext:value-type="float">
            <text:p>0</text:p>
          </table:table-cell>
          <table:table-cell table:style-name="ce38" table:formula="of:=[$screen_negative.V53]" office:value-type="float" office:value="0" calcext:value-type="float">
            <text:p>0</text:p>
          </table:table-cell>
          <table:table-cell table:style-name="ce38" table:formula="of:=[$screen_negative.W53]" office:value-type="float" office:value="0" calcext:value-type="float">
            <text:p>0</text:p>
          </table:table-cell>
          <table:table-cell table:style-name="ce38" table:formula="of:=[$screen_negative.X53]" office:value-type="float" office:value="0" calcext:value-type="float">
            <text:p>0</text:p>
          </table:table-cell>
          <table:table-cell table:style-name="ce38" table:formula="of:=[$screen_negative.Y53]" office:value-type="float" office:value="0" calcext:value-type="float">
            <text:p>0</text:p>
          </table:table-cell>
          <table:table-cell table:style-name="ce38" table:formula="of:=[$screen_negative.Z53]" office:value-type="float" office:value="0" calcext:value-type="float">
            <text:p>0</text:p>
          </table:table-cell>
          <table:table-cell table:style-name="ce38" table:formula="of:=[$screen_negative.AA53]" office:value-type="float" office:value="0" calcext:value-type="float">
            <text:p>0</text:p>
          </table:table-cell>
          <table:table-cell table:style-name="ce38" table:formula="of:=[$screen_negative.AB53]" office:value-type="float" office:value="0" calcext:value-type="float">
            <text:p>0</text:p>
          </table:table-cell>
          <table:table-cell table:style-name="ce38" table:formula="of:=[$screen_negative.AC53]" office:value-type="float" office:value="0" calcext:value-type="float">
            <text:p>0</text:p>
          </table:table-cell>
          <table:table-cell table:style-name="ce38" table:formula="of:=[$screen_negative.AD53]" office:value-type="float" office:value="0" calcext:value-type="float">
            <text:p>0</text:p>
          </table:table-cell>
          <table:table-cell table:style-name="ce38" table:formula="of:=[$screen_negative.AE53]" office:value-type="float" office:value="0" calcext:value-type="float">
            <text:p>0</text:p>
          </table:table-cell>
          <table:table-cell table:style-name="ce38" table:formula="of:=[$screen_negative.AF53]" office:value-type="float" office:value="0" calcext:value-type="float">
            <text:p>0</text:p>
          </table:table-cell>
          <table:table-cell table:style-name="ce38" table:formula="of:=[$screen_negative.AG53]" office:value-type="float" office:value="0" calcext:value-type="float">
            <text:p>0</text:p>
          </table:table-cell>
          <table:table-cell table:style-name="ce38" table:formula="of:=[$screen_negative.AH53]" office:value-type="float" office:value="0" calcext:value-type="float">
            <text:p>0</text:p>
          </table:table-cell>
          <table:table-cell table:style-name="ce38" table:formula="of:=[$screen_negative.AI53]" office:value-type="float" office:value="0" calcext:value-type="float">
            <text:p>0</text:p>
          </table:table-cell>
          <table:table-cell table:style-name="ce38" table:formula="of:=[$screen_negative.AJ53]" office:value-type="float" office:value="0" calcext:value-type="float">
            <text:p>0</text:p>
          </table:table-cell>
          <table:table-cell table:style-name="ce38" table:formula="of:=[$screen_negative.AK53]" office:value-type="float" office:value="0" calcext:value-type="float">
            <text:p>0</text:p>
          </table:table-cell>
          <table:table-cell table:style-name="ce38" table:formula="of:=[$screen_negative.AL53]" office:value-type="float" office:value="0" calcext:value-type="float">
            <text:p>0</text:p>
          </table:table-cell>
          <table:table-cell table:style-name="ce38" table:formula="of:=[$screen_negative.AM53]" office:value-type="float" office:value="0" calcext:value-type="float">
            <text:p>0</text:p>
          </table:table-cell>
          <table:table-cell table:style-name="ce38" table:formula="of:=[$screen_negative.AN53]" office:value-type="float" office:value="0" calcext:value-type="float">
            <text:p>0</text:p>
          </table:table-cell>
          <table:table-cell table:style-name="ce38" table:formula="of:=[$screen_negative.AO53]" office:value-type="float" office:value="1" calcext:value-type="float">
            <text:p>1</text:p>
          </table:table-cell>
          <table:table-cell table:style-name="ce38" table:formula="of:=[$screen_negative.AP53]" office:value-type="float" office:value="0" calcext:value-type="float">
            <text:p>0</text:p>
          </table:table-cell>
          <table:table-cell table:style-name="ce38" table:formula="of:=[$screen_negative.AQ53]" office:value-type="float" office:value="1" calcext:value-type="float">
            <text:p>1</text:p>
          </table:table-cell>
          <table:table-cell table:style-name="ce38" table:formula="of:=[$screen_negative.AR53]" office:value-type="float" office:value="0" calcext:value-type="float">
            <text:p>0</text:p>
          </table:table-cell>
          <table:table-cell table:style-name="ce38" table:formula="of:=[$screen_negative.AS53]" office:value-type="float" office:value="0" calcext:value-type="float">
            <text:p>0</text:p>
          </table:table-cell>
          <table:table-cell table:style-name="ce38" table:formula="of:=[$screen_negative.AT53]" office:value-type="float" office:value="0" calcext:value-type="float">
            <text:p>0</text:p>
          </table:table-cell>
          <table:table-cell table:style-name="ce38" table:formula="of:=[$screen_negative.AU53]" office:value-type="float" office:value="0" calcext:value-type="float">
            <text:p>0</text:p>
          </table:table-cell>
          <table:table-cell table:style-name="ce38" table:formula="of:=[$screen_negative.AV53]" office:value-type="float" office:value="0" calcext:value-type="float">
            <text:p>0</text:p>
          </table:table-cell>
          <table:table-cell table:style-name="ce38" table:formula="of:=[$screen_negative.AW53]" office:value-type="float" office:value="0" calcext:value-type="float">
            <text:p>0</text:p>
          </table:table-cell>
          <table:table-cell table:style-name="ce38" table:formula="of:=[$screen_negative.AX53]" office:value-type="float" office:value="0" calcext:value-type="float">
            <text:p>0</text:p>
          </table:table-cell>
          <table:table-cell table:style-name="ce38" table:formula="of:=[$screen_negative.AY53]" office:value-type="float" office:value="0" calcext:value-type="float">
            <text:p>0</text:p>
          </table:table-cell>
          <table:table-cell table:style-name="ce38" table:formula="of:=[$screen_negative.AZ53]" office:value-type="float" office:value="0" calcext:value-type="float">
            <text:p>0</text:p>
          </table:table-cell>
          <table:table-cell table:style-name="ce38" table:formula="of:=[$screen_negative.BA53]" office:value-type="float" office:value="0" calcext:value-type="float">
            <text:p>0</text:p>
          </table:table-cell>
          <table:table-cell table:style-name="ce38" table:formula="of:=[$screen_negative.BB53]" office:value-type="float" office:value="0" calcext:value-type="float">
            <text:p>0</text:p>
          </table:table-cell>
          <table:table-cell table:style-name="ce38" table:formula="of:=[$screen_negative.BC53]" office:value-type="float" office:value="0" calcext:value-type="float">
            <text:p>0</text:p>
          </table:table-cell>
          <table:table-cell table:style-name="ce38" table:formula="of:=[$screen_negative.BD53]" office:value-type="float" office:value="0" calcext:value-type="float">
            <text:p>0</text:p>
          </table:table-cell>
          <table:table-cell table:style-name="ce38" table:formula="of:=[$screen_negative.BE53]" office:value-type="float" office:value="0" calcext:value-type="float">
            <text:p>0</text:p>
          </table:table-cell>
          <table:table-cell table:style-name="ce38" table:formula="of:=[$screen_negative.BF53]" office:value-type="float" office:value="0" calcext:value-type="float">
            <text:p>0</text:p>
          </table:table-cell>
          <table:table-cell table:style-name="ce38" table:formula="of:=[$screen_negative.BG53]" office:value-type="float" office:value="0" calcext:value-type="float">
            <text:p>0</text:p>
          </table:table-cell>
          <table:table-cell table:style-name="ce38" table:formula="of:=[$screen_negative.BH53]" office:value-type="float" office:value="0" calcext:value-type="float">
            <text:p>0</text:p>
          </table:table-cell>
          <table:table-cell table:style-name="ce38" table:formula="of:=[$screen_negative.BI53]" office:value-type="float" office:value="0" calcext:value-type="float">
            <text:p>0</text:p>
          </table:table-cell>
          <table:table-cell table:style-name="ce38" table:formula="of:=[$screen_negative.BJ53]" office:value-type="float" office:value="0" calcext:value-type="float">
            <text:p>0</text:p>
          </table:table-cell>
          <table:table-cell table:style-name="ce38" table:formula="of:=[$screen_negative.BK53]" office:value-type="float" office:value="0" calcext:value-type="float">
            <text:p>0</text:p>
          </table:table-cell>
          <table:table-cell table:style-name="ce38" table:formula="of:=[$screen_negative.BL53]" office:value-type="float" office:value="1" calcext:value-type="float">
            <text:p>1</text:p>
          </table:table-cell>
          <table:table-cell table:style-name="ce38" table:formula="of:=[$screen_negative.BM53]" office:value-type="float" office:value="1" calcext:value-type="float">
            <text:p>1</text:p>
          </table:table-cell>
          <table:table-cell table:style-name="ce38" table:formula="of:=[$screen_negative.BN53]" office:value-type="float" office:value="0" calcext:value-type="float">
            <text:p>0</text:p>
          </table:table-cell>
          <table:table-cell table:style-name="ce38" table:formula="of:=[$screen_negative.BO53]" office:value-type="float" office:value="0" calcext:value-type="float">
            <text:p>0</text:p>
          </table:table-cell>
          <table:table-cell table:style-name="ce38" table:formula="of:=[$screen_negative.BP53]" office:value-type="float" office:value="0" calcext:value-type="float">
            <text:p>0</text:p>
          </table:table-cell>
          <table:table-cell table:style-name="ce38" table:formula="of:=[$screen_negative.BQ53]" office:value-type="float" office:value="0" calcext:value-type="float">
            <text:p>0</text:p>
          </table:table-cell>
          <table:table-cell table:style-name="ce38" table:formula="of:=[$screen_negative.BR53]" office:value-type="float" office:value="0" calcext:value-type="float">
            <text:p>0</text:p>
          </table:table-cell>
          <table:table-cell table:style-name="ce38" table:formula="of:=[$screen_negative.BS53]" office:value-type="float" office:value="0" calcext:value-type="float">
            <text:p>0</text:p>
          </table:table-cell>
          <table:table-cell table:style-name="ce38" table:formula="of:=[$screen_negative.BT53]" office:value-type="float" office:value="0" calcext:value-type="float">
            <text:p>0</text:p>
          </table:table-cell>
          <table:table-cell table:style-name="ce38" table:formula="of:=[$screen_negative.BU53]" office:value-type="float" office:value="0" calcext:value-type="float">
            <text:p>0</text:p>
          </table:table-cell>
          <table:table-cell table:style-name="ce38" table:formula="of:=[$screen_negative.BV53]" office:value-type="float" office:value="0" calcext:value-type="float">
            <text:p>0</text:p>
          </table:table-cell>
          <table:table-cell table:style-name="ce38" table:formula="of:=[$screen_negative.BW53]" office:value-type="float" office:value="0" calcext:value-type="float">
            <text:p>0</text:p>
          </table:table-cell>
          <table:table-cell table:style-name="ce38" table:formula="of:=[$screen_negative.BX53]" office:value-type="float" office:value="0" calcext:value-type="float">
            <text:p>0</text:p>
          </table:table-cell>
          <table:table-cell table:style-name="ce38" table:formula="of:=[$screen_negative.BY53]" office:value-type="float" office:value="0" calcext:value-type="float">
            <text:p>0</text:p>
          </table:table-cell>
          <table:table-cell table:style-name="ce38" table:formula="of:=[$screen_negative.BZ53]" office:value-type="float" office:value="0" calcext:value-type="float">
            <text:p>0</text:p>
          </table:table-cell>
          <table:table-cell table:style-name="ce38" table:formula="of:=[$screen_negative.CA53]" office:value-type="float" office:value="0" calcext:value-type="float">
            <text:p>0</text:p>
          </table:table-cell>
          <table:table-cell table:style-name="ce38" table:formula="of:=[$screen_negative.CB53]" office:value-type="float" office:value="0" calcext:value-type="float">
            <text:p>0</text:p>
          </table:table-cell>
          <table:table-cell table:style-name="ce38" table:formula="of:=[$screen_negative.CC53]" office:value-type="float" office:value="0" calcext:value-type="float">
            <text:p>0</text:p>
          </table:table-cell>
          <table:table-cell table:style-name="ce38" table:formula="of:=[$screen_negative.CD53]" office:value-type="float" office:value="0" calcext:value-type="float">
            <text:p>0</text:p>
          </table:table-cell>
          <table:table-cell table:style-name="ce38" table:formula="of:=[$screen_negative.CE53]" office:value-type="float" office:value="0" calcext:value-type="float">
            <text:p>0</text:p>
          </table:table-cell>
          <table:table-cell table:style-name="ce38" table:formula="of:=[$screen_negative.CF53]" office:value-type="float" office:value="0" calcext:value-type="float">
            <text:p>0</text:p>
          </table:table-cell>
          <table:table-cell table:style-name="ce38" table:formula="of:=[$screen_negative.CG53]" office:value-type="float" office:value="0" calcext:value-type="float">
            <text:p>0</text:p>
          </table:table-cell>
          <table:table-cell table:style-name="ce38" table:formula="of:=[$screen_negative.CH53]" office:value-type="float" office:value="1" calcext:value-type="float">
            <text:p>1</text:p>
          </table:table-cell>
          <table:table-cell table:style-name="ce38" table:formula="of:=[$screen_negative.CI53]" office:value-type="float" office:value="0" calcext:value-type="float">
            <text:p>0</text:p>
          </table:table-cell>
          <table:table-cell table:style-name="ce38" table:formula="of:=[$screen_negative.CJ53]" office:value-type="float" office:value="1" calcext:value-type="float">
            <text:p>1</text:p>
          </table:table-cell>
          <table:table-cell table:style-name="ce38" table:formula="of:=[$screen_negative.CK53]" office:value-type="float" office:value="0" calcext:value-type="float">
            <text:p>0</text:p>
          </table:table-cell>
          <table:table-cell table:style-name="ce38" table:formula="of:=[$screen_negative.CL53]" office:value-type="float" office:value="0" calcext:value-type="float">
            <text:p>0</text:p>
          </table:table-cell>
          <table:table-cell table:style-name="ce38" table:formula="of:=[$screen_negative.CM53]" office:value-type="float" office:value="0" calcext:value-type="float">
            <text:p>0</text:p>
          </table:table-cell>
          <table:table-cell table:style-name="ce38" table:formula="of:=[$screen_negative.CN53]" office:value-type="float" office:value="0" calcext:value-type="float">
            <text:p>0</text:p>
          </table:table-cell>
          <table:table-cell table:style-name="ce38" table:formula="of:=[$screen_negative.CO53]" office:value-type="float" office:value="0" calcext:value-type="float">
            <text:p>0</text:p>
          </table:table-cell>
          <table:table-cell table:style-name="ce38" table:formula="of:=[$screen_negative.CP53]" office:value-type="float" office:value="0" calcext:value-type="float">
            <text:p>0</text:p>
          </table:table-cell>
          <table:table-cell table:style-name="ce38" table:formula="of:=[$screen_negative.CQ53]" office:value-type="float" office:value="0" calcext:value-type="float">
            <text:p>0</text:p>
          </table:table-cell>
          <table:table-cell table:style-name="ce38" table:formula="of:=[$screen_negative.CR53]" office:value-type="float" office:value="0" calcext:value-type="float">
            <text:p>0</text:p>
          </table:table-cell>
          <table:table-cell table:style-name="ce38" table:formula="of:=[$screen_negative.CS53]" office:value-type="float" office:value="0" calcext:value-type="float">
            <text:p>0</text:p>
          </table:table-cell>
          <table:table-cell table:style-name="ce38" table:formula="of:=[$screen_negative.CT53]" office:value-type="float" office:value="0" calcext:value-type="float">
            <text:p>0</text:p>
          </table:table-cell>
          <table:table-cell table:style-name="ce38" table:formula="of:=[$screen_negative.CU53]" office:value-type="float" office:value="0" calcext:value-type="float">
            <text:p>0</text:p>
          </table:table-cell>
          <table:table-cell table:style-name="ce38" table:formula="of:=[$screen_negative.CV53]" office:value-type="float" office:value="0" calcext:value-type="float">
            <text:p>0</text:p>
          </table:table-cell>
          <table:table-cell table:style-name="ce38" table:formula="of:=[$screen_negative.CW53]" office:value-type="float" office:value="0" calcext:value-type="float">
            <text:p>0</text:p>
          </table:table-cell>
          <table:table-cell table:style-name="ce38" table:formula="of:=[$screen_negative.CX53]" office:value-type="float" office:value="0" calcext:value-type="float">
            <text:p>0</text:p>
          </table:table-cell>
          <table:table-cell table:style-name="ce38" table:formula="of:=[$screen_negative.CY53]" office:value-type="float" office:value="0" calcext:value-type="float">
            <text:p>0</text:p>
          </table:table-cell>
          <table:table-cell table:style-name="ce38" table:formula="of:=[$screen_negative.CZ53]" office:value-type="float" office:value="0" calcext:value-type="float">
            <text:p>0</text:p>
          </table:table-cell>
          <table:table-cell table:style-name="ce38" table:formula="of:=[$screen_negative.DA53]" office:value-type="float" office:value="0" calcext:value-type="float">
            <text:p>0</text:p>
          </table:table-cell>
          <table:table-cell table:style-name="ce38" table:formula="of:=[$screen_negative.DB53]" office:value-type="float" office:value="0" calcext:value-type="float">
            <text:p>0</text:p>
          </table:table-cell>
          <table:table-cell table:style-name="ce38" table:formula="of:=[$screen_negative.DC53]" office:value-type="float" office:value="0" calcext:value-type="float">
            <text:p>0</text:p>
          </table:table-cell>
          <table:table-cell table:style-name="ce38" table:formula="of:=[$screen_negative.DD53]" office:value-type="float" office:value="0" calcext:value-type="float">
            <text:p>0</text:p>
          </table:table-cell>
          <table:table-cell table:style-name="ce38" table:formula="of:=[$screen_negative.DE53]" office:value-type="float" office:value="0" calcext:value-type="float">
            <text:p>0</text:p>
          </table:table-cell>
          <table:table-cell table:style-name="ce38" table:formula="of:=[$screen_negative.DF53]" office:value-type="float" office:value="0" calcext:value-type="float">
            <text:p>0</text:p>
          </table:table-cell>
          <table:table-cell table:style-name="ce38" table:formula="of:=[$screen_negative.DG53]" office:value-type="float" office:value="0" calcext:value-type="float">
            <text:p>0</text:p>
          </table:table-cell>
          <table:table-cell table:style-name="ce38" table:formula="of:=[$screen_negative.DH53]" office:value-type="float" office:value="0" calcext:value-type="float">
            <text:p>0</text:p>
          </table:table-cell>
          <table:table-cell table:style-name="ce38" table:formula="of:=[$screen_negative.DI53]" office:value-type="float" office:value="0" calcext:value-type="float">
            <text:p>0</text:p>
          </table:table-cell>
          <table:table-cell table:style-name="ce38" table:formula="of:=[$screen_negative.DJ53]" office:value-type="float" office:value="0" calcext:value-type="float">
            <text:p>0</text:p>
          </table:table-cell>
          <table:table-cell table:style-name="ce38" table:formula="of:=[$screen_negative.DK53]" office:value-type="float" office:value="0" calcext:value-type="float">
            <text:p>0</text:p>
          </table:table-cell>
          <table:table-cell table:style-name="ce38" table:formula="of:=[$screen_negative.DL53]" office:value-type="float" office:value="0" calcext:value-type="float">
            <text:p>0</text:p>
          </table:table-cell>
          <table:table-cell table:style-name="ce38" table:formula="of:=[$screen_negative.DM53]" office:value-type="float" office:value="0" calcext:value-type="float">
            <text:p>0</text:p>
          </table:table-cell>
          <table:table-cell table:style-name="ce38" table:formula="of:=[$screen_negative.DN53]" office:value-type="float" office:value="0" calcext:value-type="float">
            <text:p>0</text:p>
          </table:table-cell>
          <table:table-cell table:style-name="ce38" table:formula="of:=[$screen_negative.DO53]" office:value-type="float" office:value="0" calcext:value-type="float">
            <text:p>0</text:p>
          </table:table-cell>
          <table:table-cell table:style-name="ce38" table:formula="of:=[$screen_negative.DP53]" office:value-type="float" office:value="0" calcext:value-type="float">
            <text:p>0</text:p>
          </table:table-cell>
          <table:table-cell table:style-name="ce38" table:formula="of:=[$screen_negative.DQ53]" office:value-type="float" office:value="0" calcext:value-type="float">
            <text:p>0</text:p>
          </table:table-cell>
          <table:table-cell table:style-name="ce38" table:formula="of:=[$screen_negative.DR53]" office:value-type="float" office:value="0" calcext:value-type="float">
            <text:p>0</text:p>
          </table:table-cell>
          <table:table-cell table:style-name="ce38" table:formula="of:=[$screen_negative.DS53]" office:value-type="float" office:value="0" calcext:value-type="float">
            <text:p>0</text:p>
          </table:table-cell>
          <table:table-cell table:style-name="ce38" table:formula="of:=[$screen_negative.DT53]" office:value-type="float" office:value="0" calcext:value-type="float">
            <text:p>0</text:p>
          </table:table-cell>
          <table:table-cell table:style-name="ce38" table:formula="of:=[$screen_negative.DU53]" office:value-type="float" office:value="0" calcext:value-type="float">
            <text:p>0</text:p>
          </table:table-cell>
          <table:table-cell table:style-name="ce38" table:formula="of:=[$screen_negative.DV53]" office:value-type="float" office:value="0" calcext:value-type="float">
            <text:p>0</text:p>
          </table:table-cell>
          <table:table-cell table:style-name="ce38" table:formula="of:=[$screen_negative.DW53]" office:value-type="float" office:value="0" calcext:value-type="float">
            <text:p>0</text:p>
          </table:table-cell>
          <table:table-cell table:style-name="ce38" table:formula="of:=[$screen_negative.DX53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54]" office:value-type="float" office:value="0" calcext:value-type="float">
            <text:p>0</text:p>
          </table:table-cell>
          <table:table-cell table:style-name="ce38" table:formula="of:=[$screen_negative.B54]" office:value-type="float" office:value="0" calcext:value-type="float">
            <text:p>0</text:p>
          </table:table-cell>
          <table:table-cell table:style-name="ce38" table:formula="of:=[$screen_negative.C54]" office:value-type="float" office:value="0" calcext:value-type="float">
            <text:p>0</text:p>
          </table:table-cell>
          <table:table-cell table:style-name="ce38" table:formula="of:=[$screen_negative.D54]" office:value-type="float" office:value="0" calcext:value-type="float">
            <text:p>0</text:p>
          </table:table-cell>
          <table:table-cell table:style-name="ce38" table:formula="of:=[$screen_negative.E54]" office:value-type="float" office:value="0" calcext:value-type="float">
            <text:p>0</text:p>
          </table:table-cell>
          <table:table-cell table:style-name="ce38" table:formula="of:=[$screen_negative.F54]" office:value-type="float" office:value="0" calcext:value-type="float">
            <text:p>0</text:p>
          </table:table-cell>
          <table:table-cell table:style-name="ce38" table:formula="of:=[$screen_negative.G54]" office:value-type="float" office:value="0" calcext:value-type="float">
            <text:p>0</text:p>
          </table:table-cell>
          <table:table-cell table:style-name="ce38" table:formula="of:=[$screen_negative.H54]" office:value-type="float" office:value="0" calcext:value-type="float">
            <text:p>0</text:p>
          </table:table-cell>
          <table:table-cell table:style-name="ce38" table:formula="of:=[$screen_negative.I54]" office:value-type="float" office:value="0" calcext:value-type="float">
            <text:p>0</text:p>
          </table:table-cell>
          <table:table-cell table:style-name="ce38" table:formula="of:=[$screen_negative.J54]" office:value-type="float" office:value="0" calcext:value-type="float">
            <text:p>0</text:p>
          </table:table-cell>
          <table:table-cell table:style-name="ce38" table:formula="of:=[$screen_negative.K54]" office:value-type="float" office:value="0" calcext:value-type="float">
            <text:p>0</text:p>
          </table:table-cell>
          <table:table-cell table:style-name="ce38" table:formula="of:=[$screen_negative.L54]" office:value-type="float" office:value="0" calcext:value-type="float">
            <text:p>0</text:p>
          </table:table-cell>
          <table:table-cell table:style-name="ce38" table:formula="of:=[$screen_negative.M54]" office:value-type="float" office:value="0" calcext:value-type="float">
            <text:p>0</text:p>
          </table:table-cell>
          <table:table-cell table:style-name="ce38" table:formula="of:=[$screen_negative.N54]" office:value-type="float" office:value="0" calcext:value-type="float">
            <text:p>0</text:p>
          </table:table-cell>
          <table:table-cell table:style-name="ce38" table:formula="of:=[$screen_negative.O54]" office:value-type="float" office:value="0" calcext:value-type="float">
            <text:p>0</text:p>
          </table:table-cell>
          <table:table-cell table:style-name="ce38" table:formula="of:=[$screen_negative.P54]" office:value-type="float" office:value="0" calcext:value-type="float">
            <text:p>0</text:p>
          </table:table-cell>
          <table:table-cell table:style-name="ce38" table:formula="of:=[$screen_negative.Q54]" office:value-type="float" office:value="0" calcext:value-type="float">
            <text:p>0</text:p>
          </table:table-cell>
          <table:table-cell table:style-name="ce38" table:formula="of:=[$screen_negative.R54]" office:value-type="float" office:value="0" calcext:value-type="float">
            <text:p>0</text:p>
          </table:table-cell>
          <table:table-cell table:style-name="ce38" table:formula="of:=[$screen_negative.S54]" office:value-type="float" office:value="0" calcext:value-type="float">
            <text:p>0</text:p>
          </table:table-cell>
          <table:table-cell table:style-name="ce38" table:formula="of:=[$screen_negative.T54]" office:value-type="float" office:value="0" calcext:value-type="float">
            <text:p>0</text:p>
          </table:table-cell>
          <table:table-cell table:style-name="ce38" table:formula="of:=[$screen_negative.U54]" office:value-type="float" office:value="0" calcext:value-type="float">
            <text:p>0</text:p>
          </table:table-cell>
          <table:table-cell table:style-name="ce38" table:formula="of:=[$screen_negative.V54]" office:value-type="float" office:value="0" calcext:value-type="float">
            <text:p>0</text:p>
          </table:table-cell>
          <table:table-cell table:style-name="ce38" table:formula="of:=[$screen_negative.W54]" office:value-type="float" office:value="0" calcext:value-type="float">
            <text:p>0</text:p>
          </table:table-cell>
          <table:table-cell table:style-name="ce38" table:formula="of:=[$screen_negative.X54]" office:value-type="float" office:value="0" calcext:value-type="float">
            <text:p>0</text:p>
          </table:table-cell>
          <table:table-cell table:style-name="ce38" table:formula="of:=[$screen_negative.Y54]" office:value-type="float" office:value="0" calcext:value-type="float">
            <text:p>0</text:p>
          </table:table-cell>
          <table:table-cell table:style-name="ce38" table:formula="of:=[$screen_negative.Z54]" office:value-type="float" office:value="0" calcext:value-type="float">
            <text:p>0</text:p>
          </table:table-cell>
          <table:table-cell table:style-name="ce38" table:formula="of:=[$screen_negative.AA54]" office:value-type="float" office:value="0" calcext:value-type="float">
            <text:p>0</text:p>
          </table:table-cell>
          <table:table-cell table:style-name="ce38" table:formula="of:=[$screen_negative.AB54]" office:value-type="float" office:value="0" calcext:value-type="float">
            <text:p>0</text:p>
          </table:table-cell>
          <table:table-cell table:style-name="ce38" table:formula="of:=[$screen_negative.AC54]" office:value-type="float" office:value="0" calcext:value-type="float">
            <text:p>0</text:p>
          </table:table-cell>
          <table:table-cell table:style-name="ce38" table:formula="of:=[$screen_negative.AD54]" office:value-type="float" office:value="0" calcext:value-type="float">
            <text:p>0</text:p>
          </table:table-cell>
          <table:table-cell table:style-name="ce38" table:formula="of:=[$screen_negative.AE54]" office:value-type="float" office:value="0" calcext:value-type="float">
            <text:p>0</text:p>
          </table:table-cell>
          <table:table-cell table:style-name="ce38" table:formula="of:=[$screen_negative.AF54]" office:value-type="float" office:value="0" calcext:value-type="float">
            <text:p>0</text:p>
          </table:table-cell>
          <table:table-cell table:style-name="ce38" table:formula="of:=[$screen_negative.AG54]" office:value-type="float" office:value="0" calcext:value-type="float">
            <text:p>0</text:p>
          </table:table-cell>
          <table:table-cell table:style-name="ce38" table:formula="of:=[$screen_negative.AH54]" office:value-type="float" office:value="0" calcext:value-type="float">
            <text:p>0</text:p>
          </table:table-cell>
          <table:table-cell table:style-name="ce38" table:formula="of:=[$screen_negative.AI54]" office:value-type="float" office:value="0" calcext:value-type="float">
            <text:p>0</text:p>
          </table:table-cell>
          <table:table-cell table:style-name="ce38" table:formula="of:=[$screen_negative.AJ54]" office:value-type="float" office:value="0" calcext:value-type="float">
            <text:p>0</text:p>
          </table:table-cell>
          <table:table-cell table:style-name="ce38" table:formula="of:=[$screen_negative.AK54]" office:value-type="float" office:value="0" calcext:value-type="float">
            <text:p>0</text:p>
          </table:table-cell>
          <table:table-cell table:style-name="ce38" table:formula="of:=[$screen_negative.AL54]" office:value-type="float" office:value="0" calcext:value-type="float">
            <text:p>0</text:p>
          </table:table-cell>
          <table:table-cell table:style-name="ce38" table:formula="of:=[$screen_negative.AM54]" office:value-type="float" office:value="0" calcext:value-type="float">
            <text:p>0</text:p>
          </table:table-cell>
          <table:table-cell table:style-name="ce38" table:formula="of:=[$screen_negative.AN54]" office:value-type="float" office:value="0" calcext:value-type="float">
            <text:p>0</text:p>
          </table:table-cell>
          <table:table-cell table:style-name="ce38" table:formula="of:=[$screen_negative.AO54]" office:value-type="float" office:value="1" calcext:value-type="float">
            <text:p>1</text:p>
          </table:table-cell>
          <table:table-cell table:style-name="ce38" table:formula="of:=[$screen_negative.AP54]" office:value-type="float" office:value="0" calcext:value-type="float">
            <text:p>0</text:p>
          </table:table-cell>
          <table:table-cell table:style-name="ce38" table:formula="of:=[$screen_negative.AQ54]" office:value-type="float" office:value="0" calcext:value-type="float">
            <text:p>0</text:p>
          </table:table-cell>
          <table:table-cell table:style-name="ce38" table:formula="of:=[$screen_negative.AR54]" office:value-type="float" office:value="1" calcext:value-type="float">
            <text:p>1</text:p>
          </table:table-cell>
          <table:table-cell table:style-name="ce38" table:formula="of:=[$screen_negative.AS54]" office:value-type="float" office:value="0" calcext:value-type="float">
            <text:p>0</text:p>
          </table:table-cell>
          <table:table-cell table:style-name="ce38" table:formula="of:=[$screen_negative.AT54]" office:value-type="float" office:value="0" calcext:value-type="float">
            <text:p>0</text:p>
          </table:table-cell>
          <table:table-cell table:style-name="ce38" table:formula="of:=[$screen_negative.AU54]" office:value-type="float" office:value="0" calcext:value-type="float">
            <text:p>0</text:p>
          </table:table-cell>
          <table:table-cell table:style-name="ce38" table:formula="of:=[$screen_negative.AV54]" office:value-type="float" office:value="0" calcext:value-type="float">
            <text:p>0</text:p>
          </table:table-cell>
          <table:table-cell table:style-name="ce38" table:formula="of:=[$screen_negative.AW54]" office:value-type="float" office:value="0" calcext:value-type="float">
            <text:p>0</text:p>
          </table:table-cell>
          <table:table-cell table:style-name="ce38" table:formula="of:=[$screen_negative.AX54]" office:value-type="float" office:value="0" calcext:value-type="float">
            <text:p>0</text:p>
          </table:table-cell>
          <table:table-cell table:style-name="ce38" table:formula="of:=[$screen_negative.AY54]" office:value-type="float" office:value="0" calcext:value-type="float">
            <text:p>0</text:p>
          </table:table-cell>
          <table:table-cell table:style-name="ce38" table:formula="of:=[$screen_negative.AZ54]" office:value-type="float" office:value="0" calcext:value-type="float">
            <text:p>0</text:p>
          </table:table-cell>
          <table:table-cell table:style-name="ce38" table:formula="of:=[$screen_negative.BA54]" office:value-type="float" office:value="0" calcext:value-type="float">
            <text:p>0</text:p>
          </table:table-cell>
          <table:table-cell table:style-name="ce38" table:formula="of:=[$screen_negative.BB54]" office:value-type="float" office:value="0" calcext:value-type="float">
            <text:p>0</text:p>
          </table:table-cell>
          <table:table-cell table:style-name="ce38" table:formula="of:=[$screen_negative.BC54]" office:value-type="float" office:value="0" calcext:value-type="float">
            <text:p>0</text:p>
          </table:table-cell>
          <table:table-cell table:style-name="ce38" table:formula="of:=[$screen_negative.BD54]" office:value-type="float" office:value="0" calcext:value-type="float">
            <text:p>0</text:p>
          </table:table-cell>
          <table:table-cell table:style-name="ce38" table:formula="of:=[$screen_negative.BE54]" office:value-type="float" office:value="0" calcext:value-type="float">
            <text:p>0</text:p>
          </table:table-cell>
          <table:table-cell table:style-name="ce38" table:formula="of:=[$screen_negative.BF54]" office:value-type="float" office:value="0" calcext:value-type="float">
            <text:p>0</text:p>
          </table:table-cell>
          <table:table-cell table:style-name="ce38" table:formula="of:=[$screen_negative.BG54]" office:value-type="float" office:value="0" calcext:value-type="float">
            <text:p>0</text:p>
          </table:table-cell>
          <table:table-cell table:style-name="ce38" table:formula="of:=[$screen_negative.BH54]" office:value-type="float" office:value="0" calcext:value-type="float">
            <text:p>0</text:p>
          </table:table-cell>
          <table:table-cell table:style-name="ce38" table:formula="of:=[$screen_negative.BI54]" office:value-type="float" office:value="0" calcext:value-type="float">
            <text:p>0</text:p>
          </table:table-cell>
          <table:table-cell table:style-name="ce38" table:formula="of:=[$screen_negative.BJ54]" office:value-type="float" office:value="0" calcext:value-type="float">
            <text:p>0</text:p>
          </table:table-cell>
          <table:table-cell table:style-name="ce38" table:formula="of:=[$screen_negative.BK54]" office:value-type="float" office:value="0" calcext:value-type="float">
            <text:p>0</text:p>
          </table:table-cell>
          <table:table-cell table:style-name="ce38" table:formula="of:=[$screen_negative.BL54]" office:value-type="float" office:value="0" calcext:value-type="float">
            <text:p>0</text:p>
          </table:table-cell>
          <table:table-cell table:style-name="ce38" table:formula="of:=[$screen_negative.BM54]" office:value-type="float" office:value="0" calcext:value-type="float">
            <text:p>0</text:p>
          </table:table-cell>
          <table:table-cell table:style-name="ce38" table:formula="of:=[$screen_negative.BN54]" office:value-type="float" office:value="0" calcext:value-type="float">
            <text:p>0</text:p>
          </table:table-cell>
          <table:table-cell table:style-name="ce38" table:formula="of:=[$screen_negative.BO54]" office:value-type="float" office:value="0" calcext:value-type="float">
            <text:p>0</text:p>
          </table:table-cell>
          <table:table-cell table:style-name="ce38" table:formula="of:=[$screen_negative.BP54]" office:value-type="float" office:value="0" calcext:value-type="float">
            <text:p>0</text:p>
          </table:table-cell>
          <table:table-cell table:style-name="ce38" table:formula="of:=[$screen_negative.BQ54]" office:value-type="float" office:value="0" calcext:value-type="float">
            <text:p>0</text:p>
          </table:table-cell>
          <table:table-cell table:style-name="ce38" table:formula="of:=[$screen_negative.BR54]" office:value-type="float" office:value="0" calcext:value-type="float">
            <text:p>0</text:p>
          </table:table-cell>
          <table:table-cell table:style-name="ce38" table:formula="of:=[$screen_negative.BS54]" office:value-type="float" office:value="0" calcext:value-type="float">
            <text:p>0</text:p>
          </table:table-cell>
          <table:table-cell table:style-name="ce38" table:formula="of:=[$screen_negative.BT54]" office:value-type="float" office:value="0" calcext:value-type="float">
            <text:p>0</text:p>
          </table:table-cell>
          <table:table-cell table:style-name="ce38" table:formula="of:=[$screen_negative.BU54]" office:value-type="float" office:value="0" calcext:value-type="float">
            <text:p>0</text:p>
          </table:table-cell>
          <table:table-cell table:style-name="ce38" table:formula="of:=[$screen_negative.BV54]" office:value-type="float" office:value="0" calcext:value-type="float">
            <text:p>0</text:p>
          </table:table-cell>
          <table:table-cell table:style-name="ce38" table:formula="of:=[$screen_negative.BW54]" office:value-type="float" office:value="0" calcext:value-type="float">
            <text:p>0</text:p>
          </table:table-cell>
          <table:table-cell table:style-name="ce38" table:formula="of:=[$screen_negative.BX54]" office:value-type="float" office:value="0" calcext:value-type="float">
            <text:p>0</text:p>
          </table:table-cell>
          <table:table-cell table:style-name="ce38" table:formula="of:=[$screen_negative.BY54]" office:value-type="float" office:value="0" calcext:value-type="float">
            <text:p>0</text:p>
          </table:table-cell>
          <table:table-cell table:style-name="ce38" table:formula="of:=[$screen_negative.BZ54]" office:value-type="float" office:value="0" calcext:value-type="float">
            <text:p>0</text:p>
          </table:table-cell>
          <table:table-cell table:style-name="ce38" table:formula="of:=[$screen_negative.CA54]" office:value-type="float" office:value="0" calcext:value-type="float">
            <text:p>0</text:p>
          </table:table-cell>
          <table:table-cell table:style-name="ce38" table:formula="of:=[$screen_negative.CB54]" office:value-type="float" office:value="0" calcext:value-type="float">
            <text:p>0</text:p>
          </table:table-cell>
          <table:table-cell table:style-name="ce38" table:formula="of:=[$screen_negative.CC54]" office:value-type="float" office:value="0" calcext:value-type="float">
            <text:p>0</text:p>
          </table:table-cell>
          <table:table-cell table:style-name="ce38" table:formula="of:=[$screen_negative.CD54]" office:value-type="float" office:value="0" calcext:value-type="float">
            <text:p>0</text:p>
          </table:table-cell>
          <table:table-cell table:style-name="ce38" table:formula="of:=[$screen_negative.CE54]" office:value-type="float" office:value="0" calcext:value-type="float">
            <text:p>0</text:p>
          </table:table-cell>
          <table:table-cell table:style-name="ce38" table:formula="of:=[$screen_negative.CF54]" office:value-type="float" office:value="0" calcext:value-type="float">
            <text:p>0</text:p>
          </table:table-cell>
          <table:table-cell table:style-name="ce38" table:formula="of:=[$screen_negative.CG54]" office:value-type="float" office:value="1" calcext:value-type="float">
            <text:p>1</text:p>
          </table:table-cell>
          <table:table-cell table:style-name="ce38" table:formula="of:=[$screen_negative.CH54]" office:value-type="float" office:value="0" calcext:value-type="float">
            <text:p>0</text:p>
          </table:table-cell>
          <table:table-cell table:style-name="ce38" table:formula="of:=[$screen_negative.CI54]" office:value-type="float" office:value="0" calcext:value-type="float">
            <text:p>0</text:p>
          </table:table-cell>
          <table:table-cell table:style-name="ce38" table:formula="of:=[$screen_negative.CJ54]" office:value-type="float" office:value="1" calcext:value-type="float">
            <text:p>1</text:p>
          </table:table-cell>
          <table:table-cell table:style-name="ce38" table:formula="of:=[$screen_negative.CK54]" office:value-type="float" office:value="0" calcext:value-type="float">
            <text:p>0</text:p>
          </table:table-cell>
          <table:table-cell table:style-name="ce38" table:formula="of:=[$screen_negative.CL54]" office:value-type="float" office:value="0" calcext:value-type="float">
            <text:p>0</text:p>
          </table:table-cell>
          <table:table-cell table:style-name="ce38" table:formula="of:=[$screen_negative.CM54]" office:value-type="float" office:value="0" calcext:value-type="float">
            <text:p>0</text:p>
          </table:table-cell>
          <table:table-cell table:style-name="ce38" table:formula="of:=[$screen_negative.CN54]" office:value-type="float" office:value="0" calcext:value-type="float">
            <text:p>0</text:p>
          </table:table-cell>
          <table:table-cell table:style-name="ce38" table:formula="of:=[$screen_negative.CO54]" office:value-type="float" office:value="0" calcext:value-type="float">
            <text:p>0</text:p>
          </table:table-cell>
          <table:table-cell table:style-name="ce38" table:formula="of:=[$screen_negative.CP54]" office:value-type="float" office:value="0" calcext:value-type="float">
            <text:p>0</text:p>
          </table:table-cell>
          <table:table-cell table:style-name="ce38" table:formula="of:=[$screen_negative.CQ54]" office:value-type="float" office:value="0" calcext:value-type="float">
            <text:p>0</text:p>
          </table:table-cell>
          <table:table-cell table:style-name="ce38" table:formula="of:=[$screen_negative.CR54]" office:value-type="float" office:value="0" calcext:value-type="float">
            <text:p>0</text:p>
          </table:table-cell>
          <table:table-cell table:style-name="ce38" table:formula="of:=[$screen_negative.CS54]" office:value-type="float" office:value="0" calcext:value-type="float">
            <text:p>0</text:p>
          </table:table-cell>
          <table:table-cell table:style-name="ce38" table:formula="of:=[$screen_negative.CT54]" office:value-type="float" office:value="0" calcext:value-type="float">
            <text:p>0</text:p>
          </table:table-cell>
          <table:table-cell table:style-name="ce38" table:formula="of:=[$screen_negative.CU54]" office:value-type="float" office:value="0" calcext:value-type="float">
            <text:p>0</text:p>
          </table:table-cell>
          <table:table-cell table:style-name="ce38" table:formula="of:=[$screen_negative.CV54]" office:value-type="float" office:value="0" calcext:value-type="float">
            <text:p>0</text:p>
          </table:table-cell>
          <table:table-cell table:style-name="ce38" table:formula="of:=[$screen_negative.CW54]" office:value-type="float" office:value="0" calcext:value-type="float">
            <text:p>0</text:p>
          </table:table-cell>
          <table:table-cell table:style-name="ce38" table:formula="of:=[$screen_negative.CX54]" office:value-type="float" office:value="0" calcext:value-type="float">
            <text:p>0</text:p>
          </table:table-cell>
          <table:table-cell table:style-name="ce38" table:formula="of:=[$screen_negative.CY54]" office:value-type="float" office:value="0" calcext:value-type="float">
            <text:p>0</text:p>
          </table:table-cell>
          <table:table-cell table:style-name="ce38" table:formula="of:=[$screen_negative.CZ54]" office:value-type="float" office:value="0" calcext:value-type="float">
            <text:p>0</text:p>
          </table:table-cell>
          <table:table-cell table:style-name="ce38" table:formula="of:=[$screen_negative.DA54]" office:value-type="float" office:value="0" calcext:value-type="float">
            <text:p>0</text:p>
          </table:table-cell>
          <table:table-cell table:style-name="ce38" table:formula="of:=[$screen_negative.DB54]" office:value-type="float" office:value="0" calcext:value-type="float">
            <text:p>0</text:p>
          </table:table-cell>
          <table:table-cell table:style-name="ce38" table:formula="of:=[$screen_negative.DC54]" office:value-type="float" office:value="0" calcext:value-type="float">
            <text:p>0</text:p>
          </table:table-cell>
          <table:table-cell table:style-name="ce38" table:formula="of:=[$screen_negative.DD54]" office:value-type="float" office:value="0" calcext:value-type="float">
            <text:p>0</text:p>
          </table:table-cell>
          <table:table-cell table:style-name="ce38" table:formula="of:=[$screen_negative.DE54]" office:value-type="float" office:value="0" calcext:value-type="float">
            <text:p>0</text:p>
          </table:table-cell>
          <table:table-cell table:style-name="ce38" table:formula="of:=[$screen_negative.DF54]" office:value-type="float" office:value="0" calcext:value-type="float">
            <text:p>0</text:p>
          </table:table-cell>
          <table:table-cell table:style-name="ce38" table:formula="of:=[$screen_negative.DG54]" office:value-type="float" office:value="0" calcext:value-type="float">
            <text:p>0</text:p>
          </table:table-cell>
          <table:table-cell table:style-name="ce38" table:formula="of:=[$screen_negative.DH54]" office:value-type="float" office:value="0" calcext:value-type="float">
            <text:p>0</text:p>
          </table:table-cell>
          <table:table-cell table:style-name="ce38" table:formula="of:=[$screen_negative.DI54]" office:value-type="float" office:value="0" calcext:value-type="float">
            <text:p>0</text:p>
          </table:table-cell>
          <table:table-cell table:style-name="ce38" table:formula="of:=[$screen_negative.DJ54]" office:value-type="float" office:value="0" calcext:value-type="float">
            <text:p>0</text:p>
          </table:table-cell>
          <table:table-cell table:style-name="ce38" table:formula="of:=[$screen_negative.DK54]" office:value-type="float" office:value="0" calcext:value-type="float">
            <text:p>0</text:p>
          </table:table-cell>
          <table:table-cell table:style-name="ce38" table:formula="of:=[$screen_negative.DL54]" office:value-type="float" office:value="0" calcext:value-type="float">
            <text:p>0</text:p>
          </table:table-cell>
          <table:table-cell table:style-name="ce38" table:formula="of:=[$screen_negative.DM54]" office:value-type="float" office:value="0" calcext:value-type="float">
            <text:p>0</text:p>
          </table:table-cell>
          <table:table-cell table:style-name="ce38" table:formula="of:=[$screen_negative.DN54]" office:value-type="float" office:value="0" calcext:value-type="float">
            <text:p>0</text:p>
          </table:table-cell>
          <table:table-cell table:style-name="ce38" table:formula="of:=[$screen_negative.DO54]" office:value-type="float" office:value="0" calcext:value-type="float">
            <text:p>0</text:p>
          </table:table-cell>
          <table:table-cell table:style-name="ce38" table:formula="of:=[$screen_negative.DP54]" office:value-type="float" office:value="0" calcext:value-type="float">
            <text:p>0</text:p>
          </table:table-cell>
          <table:table-cell table:style-name="ce38" table:formula="of:=[$screen_negative.DQ54]" office:value-type="float" office:value="0" calcext:value-type="float">
            <text:p>0</text:p>
          </table:table-cell>
          <table:table-cell table:style-name="ce38" table:formula="of:=[$screen_negative.DR54]" office:value-type="float" office:value="0" calcext:value-type="float">
            <text:p>0</text:p>
          </table:table-cell>
          <table:table-cell table:style-name="ce38" table:formula="of:=[$screen_negative.DS54]" office:value-type="float" office:value="0" calcext:value-type="float">
            <text:p>0</text:p>
          </table:table-cell>
          <table:table-cell table:style-name="ce38" table:formula="of:=[$screen_negative.DT54]" office:value-type="float" office:value="0" calcext:value-type="float">
            <text:p>0</text:p>
          </table:table-cell>
          <table:table-cell table:style-name="ce38" table:formula="of:=[$screen_negative.DU54]" office:value-type="float" office:value="0" calcext:value-type="float">
            <text:p>0</text:p>
          </table:table-cell>
          <table:table-cell table:style-name="ce38" table:formula="of:=[$screen_negative.DV54]" office:value-type="float" office:value="0" calcext:value-type="float">
            <text:p>0</text:p>
          </table:table-cell>
          <table:table-cell table:style-name="ce38" table:formula="of:=[$screen_negative.DW54]" office:value-type="float" office:value="0" calcext:value-type="float">
            <text:p>0</text:p>
          </table:table-cell>
          <table:table-cell table:style-name="ce38" table:formula="of:=[$screen_negative.DX54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55]" office:value-type="float" office:value="0" calcext:value-type="float">
            <text:p>0</text:p>
          </table:table-cell>
          <table:table-cell table:style-name="ce38" table:formula="of:=[$screen_negative.B55]" office:value-type="float" office:value="0" calcext:value-type="float">
            <text:p>0</text:p>
          </table:table-cell>
          <table:table-cell table:style-name="ce38" table:formula="of:=[$screen_negative.C55]" office:value-type="float" office:value="0" calcext:value-type="float">
            <text:p>0</text:p>
          </table:table-cell>
          <table:table-cell table:style-name="ce38" table:formula="of:=[$screen_negative.D55]" office:value-type="float" office:value="0" calcext:value-type="float">
            <text:p>0</text:p>
          </table:table-cell>
          <table:table-cell table:style-name="ce38" table:formula="of:=[$screen_negative.E55]" office:value-type="float" office:value="0" calcext:value-type="float">
            <text:p>0</text:p>
          </table:table-cell>
          <table:table-cell table:style-name="ce38" table:formula="of:=[$screen_negative.F55]" office:value-type="float" office:value="0" calcext:value-type="float">
            <text:p>0</text:p>
          </table:table-cell>
          <table:table-cell table:style-name="ce38" table:formula="of:=[$screen_negative.G55]" office:value-type="float" office:value="0" calcext:value-type="float">
            <text:p>0</text:p>
          </table:table-cell>
          <table:table-cell table:style-name="ce38" table:formula="of:=[$screen_negative.H55]" office:value-type="float" office:value="0" calcext:value-type="float">
            <text:p>0</text:p>
          </table:table-cell>
          <table:table-cell table:style-name="ce38" table:formula="of:=[$screen_negative.I55]" office:value-type="float" office:value="0" calcext:value-type="float">
            <text:p>0</text:p>
          </table:table-cell>
          <table:table-cell table:style-name="ce38" table:formula="of:=[$screen_negative.J55]" office:value-type="float" office:value="0" calcext:value-type="float">
            <text:p>0</text:p>
          </table:table-cell>
          <table:table-cell table:style-name="ce38" table:formula="of:=[$screen_negative.K55]" office:value-type="float" office:value="0" calcext:value-type="float">
            <text:p>0</text:p>
          </table:table-cell>
          <table:table-cell table:style-name="ce38" table:formula="of:=[$screen_negative.L55]" office:value-type="float" office:value="0" calcext:value-type="float">
            <text:p>0</text:p>
          </table:table-cell>
          <table:table-cell table:style-name="ce38" table:formula="of:=[$screen_negative.M55]" office:value-type="float" office:value="0" calcext:value-type="float">
            <text:p>0</text:p>
          </table:table-cell>
          <table:table-cell table:style-name="ce38" table:formula="of:=[$screen_negative.N55]" office:value-type="float" office:value="0" calcext:value-type="float">
            <text:p>0</text:p>
          </table:table-cell>
          <table:table-cell table:style-name="ce38" table:formula="of:=[$screen_negative.O55]" office:value-type="float" office:value="0" calcext:value-type="float">
            <text:p>0</text:p>
          </table:table-cell>
          <table:table-cell table:style-name="ce38" table:formula="of:=[$screen_negative.P55]" office:value-type="float" office:value="0" calcext:value-type="float">
            <text:p>0</text:p>
          </table:table-cell>
          <table:table-cell table:style-name="ce38" table:formula="of:=[$screen_negative.Q55]" office:value-type="float" office:value="0" calcext:value-type="float">
            <text:p>0</text:p>
          </table:table-cell>
          <table:table-cell table:style-name="ce38" table:formula="of:=[$screen_negative.R55]" office:value-type="float" office:value="0" calcext:value-type="float">
            <text:p>0</text:p>
          </table:table-cell>
          <table:table-cell table:style-name="ce38" table:formula="of:=[$screen_negative.S55]" office:value-type="float" office:value="0" calcext:value-type="float">
            <text:p>0</text:p>
          </table:table-cell>
          <table:table-cell table:style-name="ce38" table:formula="of:=[$screen_negative.T55]" office:value-type="float" office:value="0" calcext:value-type="float">
            <text:p>0</text:p>
          </table:table-cell>
          <table:table-cell table:style-name="ce38" table:formula="of:=[$screen_negative.U55]" office:value-type="float" office:value="0" calcext:value-type="float">
            <text:p>0</text:p>
          </table:table-cell>
          <table:table-cell table:style-name="ce38" table:formula="of:=[$screen_negative.V55]" office:value-type="float" office:value="0" calcext:value-type="float">
            <text:p>0</text:p>
          </table:table-cell>
          <table:table-cell table:style-name="ce38" table:formula="of:=[$screen_negative.W55]" office:value-type="float" office:value="0" calcext:value-type="float">
            <text:p>0</text:p>
          </table:table-cell>
          <table:table-cell table:style-name="ce38" table:formula="of:=[$screen_negative.X55]" office:value-type="float" office:value="0" calcext:value-type="float">
            <text:p>0</text:p>
          </table:table-cell>
          <table:table-cell table:style-name="ce38" table:formula="of:=[$screen_negative.Y55]" office:value-type="float" office:value="0" calcext:value-type="float">
            <text:p>0</text:p>
          </table:table-cell>
          <table:table-cell table:style-name="ce38" table:formula="of:=[$screen_negative.Z55]" office:value-type="float" office:value="0" calcext:value-type="float">
            <text:p>0</text:p>
          </table:table-cell>
          <table:table-cell table:style-name="ce38" table:formula="of:=[$screen_negative.AA55]" office:value-type="float" office:value="0" calcext:value-type="float">
            <text:p>0</text:p>
          </table:table-cell>
          <table:table-cell table:style-name="ce38" table:formula="of:=[$screen_negative.AB55]" office:value-type="float" office:value="0" calcext:value-type="float">
            <text:p>0</text:p>
          </table:table-cell>
          <table:table-cell table:style-name="ce38" table:formula="of:=[$screen_negative.AC55]" office:value-type="float" office:value="0" calcext:value-type="float">
            <text:p>0</text:p>
          </table:table-cell>
          <table:table-cell table:style-name="ce38" table:formula="of:=[$screen_negative.AD55]" office:value-type="float" office:value="0" calcext:value-type="float">
            <text:p>0</text:p>
          </table:table-cell>
          <table:table-cell table:style-name="ce38" table:formula="of:=[$screen_negative.AE55]" office:value-type="float" office:value="0" calcext:value-type="float">
            <text:p>0</text:p>
          </table:table-cell>
          <table:table-cell table:style-name="ce38" table:formula="of:=[$screen_negative.AF55]" office:value-type="float" office:value="0" calcext:value-type="float">
            <text:p>0</text:p>
          </table:table-cell>
          <table:table-cell table:style-name="ce38" table:formula="of:=[$screen_negative.AG55]" office:value-type="float" office:value="0" calcext:value-type="float">
            <text:p>0</text:p>
          </table:table-cell>
          <table:table-cell table:style-name="ce38" table:formula="of:=[$screen_negative.AH55]" office:value-type="float" office:value="0" calcext:value-type="float">
            <text:p>0</text:p>
          </table:table-cell>
          <table:table-cell table:style-name="ce38" table:formula="of:=[$screen_negative.AI55]" office:value-type="float" office:value="0" calcext:value-type="float">
            <text:p>0</text:p>
          </table:table-cell>
          <table:table-cell table:style-name="ce38" table:formula="of:=[$screen_negative.AJ55]" office:value-type="float" office:value="0" calcext:value-type="float">
            <text:p>0</text:p>
          </table:table-cell>
          <table:table-cell table:style-name="ce38" table:formula="of:=[$screen_negative.AK55]" office:value-type="float" office:value="0" calcext:value-type="float">
            <text:p>0</text:p>
          </table:table-cell>
          <table:table-cell table:style-name="ce38" table:formula="of:=[$screen_negative.AL55]" office:value-type="float" office:value="0" calcext:value-type="float">
            <text:p>0</text:p>
          </table:table-cell>
          <table:table-cell table:style-name="ce38" table:formula="of:=[$screen_negative.AM55]" office:value-type="float" office:value="0" calcext:value-type="float">
            <text:p>0</text:p>
          </table:table-cell>
          <table:table-cell table:style-name="ce38" table:formula="of:=[$screen_negative.AN55]" office:value-type="float" office:value="0" calcext:value-type="float">
            <text:p>0</text:p>
          </table:table-cell>
          <table:table-cell table:style-name="ce38" table:formula="of:=[$screen_negative.AO55]" office:value-type="float" office:value="0" calcext:value-type="float">
            <text:p>0</text:p>
          </table:table-cell>
          <table:table-cell table:style-name="ce38" table:formula="of:=[$screen_negative.AP55]" office:value-type="float" office:value="1" calcext:value-type="float">
            <text:p>1</text:p>
          </table:table-cell>
          <table:table-cell table:style-name="ce38" table:formula="of:=[$screen_negative.AQ55]" office:value-type="float" office:value="0" calcext:value-type="float">
            <text:p>0</text:p>
          </table:table-cell>
          <table:table-cell table:style-name="ce38" table:formula="of:=[$screen_negative.AR55]" office:value-type="float" office:value="0" calcext:value-type="float">
            <text:p>0</text:p>
          </table:table-cell>
          <table:table-cell table:style-name="ce38" table:formula="of:=[$screen_negative.AS55]" office:value-type="float" office:value="1" calcext:value-type="float">
            <text:p>1</text:p>
          </table:table-cell>
          <table:table-cell table:style-name="ce38" table:formula="of:=[$screen_negative.AT55]" office:value-type="float" office:value="1" calcext:value-type="float">
            <text:p>1</text:p>
          </table:table-cell>
          <table:table-cell table:style-name="ce38" table:formula="of:=[$screen_negative.AU55]" office:value-type="float" office:value="0" calcext:value-type="float">
            <text:p>0</text:p>
          </table:table-cell>
          <table:table-cell table:style-name="ce38" table:formula="of:=[$screen_negative.AV55]" office:value-type="float" office:value="0" calcext:value-type="float">
            <text:p>0</text:p>
          </table:table-cell>
          <table:table-cell table:style-name="ce38" table:formula="of:=[$screen_negative.AW55]" office:value-type="float" office:value="0" calcext:value-type="float">
            <text:p>0</text:p>
          </table:table-cell>
          <table:table-cell table:style-name="ce38" table:formula="of:=[$screen_negative.AX55]" office:value-type="float" office:value="0" calcext:value-type="float">
            <text:p>0</text:p>
          </table:table-cell>
          <table:table-cell table:style-name="ce38" table:formula="of:=[$screen_negative.AY55]" office:value-type="float" office:value="0" calcext:value-type="float">
            <text:p>0</text:p>
          </table:table-cell>
          <table:table-cell table:style-name="ce38" table:formula="of:=[$screen_negative.AZ55]" office:value-type="float" office:value="0" calcext:value-type="float">
            <text:p>0</text:p>
          </table:table-cell>
          <table:table-cell table:style-name="ce38" table:formula="of:=[$screen_negative.BA55]" office:value-type="float" office:value="0" calcext:value-type="float">
            <text:p>0</text:p>
          </table:table-cell>
          <table:table-cell table:style-name="ce38" table:formula="of:=[$screen_negative.BB55]" office:value-type="float" office:value="0" calcext:value-type="float">
            <text:p>0</text:p>
          </table:table-cell>
          <table:table-cell table:style-name="ce38" table:formula="of:=[$screen_negative.BC55]" office:value-type="float" office:value="0" calcext:value-type="float">
            <text:p>0</text:p>
          </table:table-cell>
          <table:table-cell table:style-name="ce38" table:formula="of:=[$screen_negative.BD55]" office:value-type="float" office:value="0" calcext:value-type="float">
            <text:p>0</text:p>
          </table:table-cell>
          <table:table-cell table:style-name="ce38" table:formula="of:=[$screen_negative.BE55]" office:value-type="float" office:value="0" calcext:value-type="float">
            <text:p>0</text:p>
          </table:table-cell>
          <table:table-cell table:style-name="ce38" table:formula="of:=[$screen_negative.BF55]" office:value-type="float" office:value="0" calcext:value-type="float">
            <text:p>0</text:p>
          </table:table-cell>
          <table:table-cell table:style-name="ce38" table:formula="of:=[$screen_negative.BG55]" office:value-type="float" office:value="0" calcext:value-type="float">
            <text:p>0</text:p>
          </table:table-cell>
          <table:table-cell table:style-name="ce38" table:formula="of:=[$screen_negative.BH55]" office:value-type="float" office:value="0" calcext:value-type="float">
            <text:p>0</text:p>
          </table:table-cell>
          <table:table-cell table:style-name="ce38" table:formula="of:=[$screen_negative.BI55]" office:value-type="float" office:value="0" calcext:value-type="float">
            <text:p>0</text:p>
          </table:table-cell>
          <table:table-cell table:style-name="ce38" table:formula="of:=[$screen_negative.BJ55]" office:value-type="float" office:value="0" calcext:value-type="float">
            <text:p>0</text:p>
          </table:table-cell>
          <table:table-cell table:style-name="ce38" table:formula="of:=[$screen_negative.BK55]" office:value-type="float" office:value="0" calcext:value-type="float">
            <text:p>0</text:p>
          </table:table-cell>
          <table:table-cell table:style-name="ce38" table:formula="of:=[$screen_negative.BL55]" office:value-type="float" office:value="0" calcext:value-type="float">
            <text:p>0</text:p>
          </table:table-cell>
          <table:table-cell table:style-name="ce38" table:formula="of:=[$screen_negative.BM55]" office:value-type="float" office:value="0" calcext:value-type="float">
            <text:p>0</text:p>
          </table:table-cell>
          <table:table-cell table:style-name="ce38" table:formula="of:=[$screen_negative.BN55]" office:value-type="float" office:value="0" calcext:value-type="float">
            <text:p>0</text:p>
          </table:table-cell>
          <table:table-cell table:style-name="ce38" table:formula="of:=[$screen_negative.BO55]" office:value-type="float" office:value="0" calcext:value-type="float">
            <text:p>0</text:p>
          </table:table-cell>
          <table:table-cell table:style-name="ce38" table:formula="of:=[$screen_negative.BP55]" office:value-type="float" office:value="0" calcext:value-type="float">
            <text:p>0</text:p>
          </table:table-cell>
          <table:table-cell table:style-name="ce38" table:formula="of:=[$screen_negative.BQ55]" office:value-type="float" office:value="0" calcext:value-type="float">
            <text:p>0</text:p>
          </table:table-cell>
          <table:table-cell table:style-name="ce38" table:formula="of:=[$screen_negative.BR55]" office:value-type="float" office:value="0" calcext:value-type="float">
            <text:p>0</text:p>
          </table:table-cell>
          <table:table-cell table:style-name="ce38" table:formula="of:=[$screen_negative.BS55]" office:value-type="float" office:value="0" calcext:value-type="float">
            <text:p>0</text:p>
          </table:table-cell>
          <table:table-cell table:style-name="ce38" table:formula="of:=[$screen_negative.BT55]" office:value-type="float" office:value="0" calcext:value-type="float">
            <text:p>0</text:p>
          </table:table-cell>
          <table:table-cell table:style-name="ce38" table:formula="of:=[$screen_negative.BU55]" office:value-type="float" office:value="0" calcext:value-type="float">
            <text:p>0</text:p>
          </table:table-cell>
          <table:table-cell table:style-name="ce38" table:formula="of:=[$screen_negative.BV55]" office:value-type="float" office:value="0" calcext:value-type="float">
            <text:p>0</text:p>
          </table:table-cell>
          <table:table-cell table:style-name="ce38" table:formula="of:=[$screen_negative.BW55]" office:value-type="float" office:value="0" calcext:value-type="float">
            <text:p>0</text:p>
          </table:table-cell>
          <table:table-cell table:style-name="ce38" table:formula="of:=[$screen_negative.BX55]" office:value-type="float" office:value="0" calcext:value-type="float">
            <text:p>0</text:p>
          </table:table-cell>
          <table:table-cell table:style-name="ce38" table:formula="of:=[$screen_negative.BY55]" office:value-type="float" office:value="0" calcext:value-type="float">
            <text:p>0</text:p>
          </table:table-cell>
          <table:table-cell table:style-name="ce38" table:formula="of:=[$screen_negative.BZ55]" office:value-type="float" office:value="0" calcext:value-type="float">
            <text:p>0</text:p>
          </table:table-cell>
          <table:table-cell table:style-name="ce38" table:formula="of:=[$screen_negative.CA55]" office:value-type="float" office:value="0" calcext:value-type="float">
            <text:p>0</text:p>
          </table:table-cell>
          <table:table-cell table:style-name="ce38" table:formula="of:=[$screen_negative.CB55]" office:value-type="float" office:value="0" calcext:value-type="float">
            <text:p>0</text:p>
          </table:table-cell>
          <table:table-cell table:style-name="ce38" table:formula="of:=[$screen_negative.CC55]" office:value-type="float" office:value="0" calcext:value-type="float">
            <text:p>0</text:p>
          </table:table-cell>
          <table:table-cell table:style-name="ce38" table:formula="of:=[$screen_negative.CD55]" office:value-type="float" office:value="0" calcext:value-type="float">
            <text:p>0</text:p>
          </table:table-cell>
          <table:table-cell table:style-name="ce38" table:formula="of:=[$screen_negative.CE55]" office:value-type="float" office:value="1" calcext:value-type="float">
            <text:p>1</text:p>
          </table:table-cell>
          <table:table-cell table:style-name="ce38" table:formula="of:=[$screen_negative.CF55]" office:value-type="float" office:value="1" calcext:value-type="float">
            <text:p>1</text:p>
          </table:table-cell>
          <table:table-cell table:style-name="ce38" table:formula="of:=[$screen_negative.CG55]" office:value-type="float" office:value="0" calcext:value-type="float">
            <text:p>0</text:p>
          </table:table-cell>
          <table:table-cell table:style-name="ce38" table:formula="of:=[$screen_negative.CH55]" office:value-type="float" office:value="0" calcext:value-type="float">
            <text:p>0</text:p>
          </table:table-cell>
          <table:table-cell table:style-name="ce38" table:formula="of:=[$screen_negative.CI55]" office:value-type="float" office:value="1" calcext:value-type="float">
            <text:p>1</text:p>
          </table:table-cell>
          <table:table-cell table:style-name="ce38" table:formula="of:=[$screen_negative.CJ55]" office:value-type="float" office:value="0" calcext:value-type="float">
            <text:p>0</text:p>
          </table:table-cell>
          <table:table-cell table:style-name="ce38" table:formula="of:=[$screen_negative.CK55]" office:value-type="float" office:value="0" calcext:value-type="float">
            <text:p>0</text:p>
          </table:table-cell>
          <table:table-cell table:style-name="ce38" table:formula="of:=[$screen_negative.CL55]" office:value-type="float" office:value="0" calcext:value-type="float">
            <text:p>0</text:p>
          </table:table-cell>
          <table:table-cell table:style-name="ce38" table:formula="of:=[$screen_negative.CM55]" office:value-type="float" office:value="0" calcext:value-type="float">
            <text:p>0</text:p>
          </table:table-cell>
          <table:table-cell table:style-name="ce38" table:formula="of:=[$screen_negative.CN55]" office:value-type="float" office:value="0" calcext:value-type="float">
            <text:p>0</text:p>
          </table:table-cell>
          <table:table-cell table:style-name="ce38" table:formula="of:=[$screen_negative.CO55]" office:value-type="float" office:value="0" calcext:value-type="float">
            <text:p>0</text:p>
          </table:table-cell>
          <table:table-cell table:style-name="ce38" table:formula="of:=[$screen_negative.CP55]" office:value-type="float" office:value="0" calcext:value-type="float">
            <text:p>0</text:p>
          </table:table-cell>
          <table:table-cell table:style-name="ce38" table:formula="of:=[$screen_negative.CQ55]" office:value-type="float" office:value="0" calcext:value-type="float">
            <text:p>0</text:p>
          </table:table-cell>
          <table:table-cell table:style-name="ce38" table:formula="of:=[$screen_negative.CR55]" office:value-type="float" office:value="0" calcext:value-type="float">
            <text:p>0</text:p>
          </table:table-cell>
          <table:table-cell table:style-name="ce38" table:formula="of:=[$screen_negative.CS55]" office:value-type="float" office:value="0" calcext:value-type="float">
            <text:p>0</text:p>
          </table:table-cell>
          <table:table-cell table:style-name="ce38" table:formula="of:=[$screen_negative.CT55]" office:value-type="float" office:value="0" calcext:value-type="float">
            <text:p>0</text:p>
          </table:table-cell>
          <table:table-cell table:style-name="ce38" table:formula="of:=[$screen_negative.CU55]" office:value-type="float" office:value="0" calcext:value-type="float">
            <text:p>0</text:p>
          </table:table-cell>
          <table:table-cell table:style-name="ce38" table:formula="of:=[$screen_negative.CV55]" office:value-type="float" office:value="0" calcext:value-type="float">
            <text:p>0</text:p>
          </table:table-cell>
          <table:table-cell table:style-name="ce38" table:formula="of:=[$screen_negative.CW55]" office:value-type="float" office:value="0" calcext:value-type="float">
            <text:p>0</text:p>
          </table:table-cell>
          <table:table-cell table:style-name="ce38" table:formula="of:=[$screen_negative.CX55]" office:value-type="float" office:value="0" calcext:value-type="float">
            <text:p>0</text:p>
          </table:table-cell>
          <table:table-cell table:style-name="ce38" table:formula="of:=[$screen_negative.CY55]" office:value-type="float" office:value="0" calcext:value-type="float">
            <text:p>0</text:p>
          </table:table-cell>
          <table:table-cell table:style-name="ce38" table:formula="of:=[$screen_negative.CZ55]" office:value-type="float" office:value="0" calcext:value-type="float">
            <text:p>0</text:p>
          </table:table-cell>
          <table:table-cell table:style-name="ce38" table:formula="of:=[$screen_negative.DA55]" office:value-type="float" office:value="0" calcext:value-type="float">
            <text:p>0</text:p>
          </table:table-cell>
          <table:table-cell table:style-name="ce38" table:formula="of:=[$screen_negative.DB55]" office:value-type="float" office:value="0" calcext:value-type="float">
            <text:p>0</text:p>
          </table:table-cell>
          <table:table-cell table:style-name="ce38" table:formula="of:=[$screen_negative.DC55]" office:value-type="float" office:value="0" calcext:value-type="float">
            <text:p>0</text:p>
          </table:table-cell>
          <table:table-cell table:style-name="ce38" table:formula="of:=[$screen_negative.DD55]" office:value-type="float" office:value="0" calcext:value-type="float">
            <text:p>0</text:p>
          </table:table-cell>
          <table:table-cell table:style-name="ce38" table:formula="of:=[$screen_negative.DE55]" office:value-type="float" office:value="0" calcext:value-type="float">
            <text:p>0</text:p>
          </table:table-cell>
          <table:table-cell table:style-name="ce38" table:formula="of:=[$screen_negative.DF55]" office:value-type="float" office:value="0" calcext:value-type="float">
            <text:p>0</text:p>
          </table:table-cell>
          <table:table-cell table:style-name="ce38" table:formula="of:=[$screen_negative.DG55]" office:value-type="float" office:value="0" calcext:value-type="float">
            <text:p>0</text:p>
          </table:table-cell>
          <table:table-cell table:style-name="ce38" table:formula="of:=[$screen_negative.DH55]" office:value-type="float" office:value="0" calcext:value-type="float">
            <text:p>0</text:p>
          </table:table-cell>
          <table:table-cell table:style-name="ce38" table:formula="of:=[$screen_negative.DI55]" office:value-type="float" office:value="0" calcext:value-type="float">
            <text:p>0</text:p>
          </table:table-cell>
          <table:table-cell table:style-name="ce38" table:formula="of:=[$screen_negative.DJ55]" office:value-type="float" office:value="0" calcext:value-type="float">
            <text:p>0</text:p>
          </table:table-cell>
          <table:table-cell table:style-name="ce38" table:formula="of:=[$screen_negative.DK55]" office:value-type="float" office:value="0" calcext:value-type="float">
            <text:p>0</text:p>
          </table:table-cell>
          <table:table-cell table:style-name="ce38" table:formula="of:=[$screen_negative.DL55]" office:value-type="float" office:value="0" calcext:value-type="float">
            <text:p>0</text:p>
          </table:table-cell>
          <table:table-cell table:style-name="ce38" table:formula="of:=[$screen_negative.DM55]" office:value-type="float" office:value="0" calcext:value-type="float">
            <text:p>0</text:p>
          </table:table-cell>
          <table:table-cell table:style-name="ce38" table:formula="of:=[$screen_negative.DN55]" office:value-type="float" office:value="0" calcext:value-type="float">
            <text:p>0</text:p>
          </table:table-cell>
          <table:table-cell table:style-name="ce38" table:formula="of:=[$screen_negative.DO55]" office:value-type="float" office:value="0" calcext:value-type="float">
            <text:p>0</text:p>
          </table:table-cell>
          <table:table-cell table:style-name="ce38" table:formula="of:=[$screen_negative.DP55]" office:value-type="float" office:value="0" calcext:value-type="float">
            <text:p>0</text:p>
          </table:table-cell>
          <table:table-cell table:style-name="ce38" table:formula="of:=[$screen_negative.DQ55]" office:value-type="float" office:value="0" calcext:value-type="float">
            <text:p>0</text:p>
          </table:table-cell>
          <table:table-cell table:style-name="ce38" table:formula="of:=[$screen_negative.DR55]" office:value-type="float" office:value="0" calcext:value-type="float">
            <text:p>0</text:p>
          </table:table-cell>
          <table:table-cell table:style-name="ce38" table:formula="of:=[$screen_negative.DS55]" office:value-type="float" office:value="0" calcext:value-type="float">
            <text:p>0</text:p>
          </table:table-cell>
          <table:table-cell table:style-name="ce38" table:formula="of:=[$screen_negative.DT55]" office:value-type="float" office:value="0" calcext:value-type="float">
            <text:p>0</text:p>
          </table:table-cell>
          <table:table-cell table:style-name="ce38" table:formula="of:=[$screen_negative.DU55]" office:value-type="float" office:value="0" calcext:value-type="float">
            <text:p>0</text:p>
          </table:table-cell>
          <table:table-cell table:style-name="ce38" table:formula="of:=[$screen_negative.DV55]" office:value-type="float" office:value="0" calcext:value-type="float">
            <text:p>0</text:p>
          </table:table-cell>
          <table:table-cell table:style-name="ce38" table:formula="of:=[$screen_negative.DW55]" office:value-type="float" office:value="0" calcext:value-type="float">
            <text:p>0</text:p>
          </table:table-cell>
          <table:table-cell table:style-name="ce38" table:formula="of:=[$screen_negative.DX55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56]" office:value-type="float" office:value="0" calcext:value-type="float">
            <text:p>0</text:p>
          </table:table-cell>
          <table:table-cell table:style-name="ce38" table:formula="of:=[$screen_negative.B56]" office:value-type="float" office:value="0" calcext:value-type="float">
            <text:p>0</text:p>
          </table:table-cell>
          <table:table-cell table:style-name="ce38" table:formula="of:=[$screen_negative.C56]" office:value-type="float" office:value="0" calcext:value-type="float">
            <text:p>0</text:p>
          </table:table-cell>
          <table:table-cell table:style-name="ce38" table:formula="of:=[$screen_negative.D56]" office:value-type="float" office:value="0" calcext:value-type="float">
            <text:p>0</text:p>
          </table:table-cell>
          <table:table-cell table:style-name="ce38" table:formula="of:=[$screen_negative.E56]" office:value-type="float" office:value="0" calcext:value-type="float">
            <text:p>0</text:p>
          </table:table-cell>
          <table:table-cell table:style-name="ce38" table:formula="of:=[$screen_negative.F56]" office:value-type="float" office:value="0" calcext:value-type="float">
            <text:p>0</text:p>
          </table:table-cell>
          <table:table-cell table:style-name="ce38" table:formula="of:=[$screen_negative.G56]" office:value-type="float" office:value="0" calcext:value-type="float">
            <text:p>0</text:p>
          </table:table-cell>
          <table:table-cell table:style-name="ce38" table:formula="of:=[$screen_negative.H56]" office:value-type="float" office:value="0" calcext:value-type="float">
            <text:p>0</text:p>
          </table:table-cell>
          <table:table-cell table:style-name="ce38" table:formula="of:=[$screen_negative.I56]" office:value-type="float" office:value="0" calcext:value-type="float">
            <text:p>0</text:p>
          </table:table-cell>
          <table:table-cell table:style-name="ce38" table:formula="of:=[$screen_negative.J56]" office:value-type="float" office:value="0" calcext:value-type="float">
            <text:p>0</text:p>
          </table:table-cell>
          <table:table-cell table:style-name="ce38" table:formula="of:=[$screen_negative.K56]" office:value-type="float" office:value="0" calcext:value-type="float">
            <text:p>0</text:p>
          </table:table-cell>
          <table:table-cell table:style-name="ce38" table:formula="of:=[$screen_negative.L56]" office:value-type="float" office:value="0" calcext:value-type="float">
            <text:p>0</text:p>
          </table:table-cell>
          <table:table-cell table:style-name="ce38" table:formula="of:=[$screen_negative.M56]" office:value-type="float" office:value="0" calcext:value-type="float">
            <text:p>0</text:p>
          </table:table-cell>
          <table:table-cell table:style-name="ce38" table:formula="of:=[$screen_negative.N56]" office:value-type="float" office:value="0" calcext:value-type="float">
            <text:p>0</text:p>
          </table:table-cell>
          <table:table-cell table:style-name="ce38" table:formula="of:=[$screen_negative.O56]" office:value-type="float" office:value="0" calcext:value-type="float">
            <text:p>0</text:p>
          </table:table-cell>
          <table:table-cell table:style-name="ce38" table:formula="of:=[$screen_negative.P56]" office:value-type="float" office:value="0" calcext:value-type="float">
            <text:p>0</text:p>
          </table:table-cell>
          <table:table-cell table:style-name="ce38" table:formula="of:=[$screen_negative.Q56]" office:value-type="float" office:value="0" calcext:value-type="float">
            <text:p>0</text:p>
          </table:table-cell>
          <table:table-cell table:style-name="ce38" table:formula="of:=[$screen_negative.R56]" office:value-type="float" office:value="0" calcext:value-type="float">
            <text:p>0</text:p>
          </table:table-cell>
          <table:table-cell table:style-name="ce38" table:formula="of:=[$screen_negative.S56]" office:value-type="float" office:value="0" calcext:value-type="float">
            <text:p>0</text:p>
          </table:table-cell>
          <table:table-cell table:style-name="ce38" table:formula="of:=[$screen_negative.T56]" office:value-type="float" office:value="0" calcext:value-type="float">
            <text:p>0</text:p>
          </table:table-cell>
          <table:table-cell table:style-name="ce38" table:formula="of:=[$screen_negative.U56]" office:value-type="float" office:value="0" calcext:value-type="float">
            <text:p>0</text:p>
          </table:table-cell>
          <table:table-cell table:style-name="ce38" table:formula="of:=[$screen_negative.V56]" office:value-type="float" office:value="0" calcext:value-type="float">
            <text:p>0</text:p>
          </table:table-cell>
          <table:table-cell table:style-name="ce38" table:formula="of:=[$screen_negative.W56]" office:value-type="float" office:value="0" calcext:value-type="float">
            <text:p>0</text:p>
          </table:table-cell>
          <table:table-cell table:style-name="ce38" table:formula="of:=[$screen_negative.X56]" office:value-type="float" office:value="0" calcext:value-type="float">
            <text:p>0</text:p>
          </table:table-cell>
          <table:table-cell table:style-name="ce38" table:formula="of:=[$screen_negative.Y56]" office:value-type="float" office:value="0" calcext:value-type="float">
            <text:p>0</text:p>
          </table:table-cell>
          <table:table-cell table:style-name="ce38" table:formula="of:=[$screen_negative.Z56]" office:value-type="float" office:value="0" calcext:value-type="float">
            <text:p>0</text:p>
          </table:table-cell>
          <table:table-cell table:style-name="ce38" table:formula="of:=[$screen_negative.AA56]" office:value-type="float" office:value="0" calcext:value-type="float">
            <text:p>0</text:p>
          </table:table-cell>
          <table:table-cell table:style-name="ce38" table:formula="of:=[$screen_negative.AB56]" office:value-type="float" office:value="0" calcext:value-type="float">
            <text:p>0</text:p>
          </table:table-cell>
          <table:table-cell table:style-name="ce38" table:formula="of:=[$screen_negative.AC56]" office:value-type="float" office:value="0" calcext:value-type="float">
            <text:p>0</text:p>
          </table:table-cell>
          <table:table-cell table:style-name="ce38" table:formula="of:=[$screen_negative.AD56]" office:value-type="float" office:value="0" calcext:value-type="float">
            <text:p>0</text:p>
          </table:table-cell>
          <table:table-cell table:style-name="ce38" table:formula="of:=[$screen_negative.AE56]" office:value-type="float" office:value="0" calcext:value-type="float">
            <text:p>0</text:p>
          </table:table-cell>
          <table:table-cell table:style-name="ce38" table:formula="of:=[$screen_negative.AF56]" office:value-type="float" office:value="0" calcext:value-type="float">
            <text:p>0</text:p>
          </table:table-cell>
          <table:table-cell table:style-name="ce38" table:formula="of:=[$screen_negative.AG56]" office:value-type="float" office:value="0" calcext:value-type="float">
            <text:p>0</text:p>
          </table:table-cell>
          <table:table-cell table:style-name="ce38" table:formula="of:=[$screen_negative.AH56]" office:value-type="float" office:value="0" calcext:value-type="float">
            <text:p>0</text:p>
          </table:table-cell>
          <table:table-cell table:style-name="ce38" table:formula="of:=[$screen_negative.AI56]" office:value-type="float" office:value="0" calcext:value-type="float">
            <text:p>0</text:p>
          </table:table-cell>
          <table:table-cell table:style-name="ce38" table:formula="of:=[$screen_negative.AJ56]" office:value-type="float" office:value="0" calcext:value-type="float">
            <text:p>0</text:p>
          </table:table-cell>
          <table:table-cell table:style-name="ce38" table:formula="of:=[$screen_negative.AK56]" office:value-type="float" office:value="0" calcext:value-type="float">
            <text:p>0</text:p>
          </table:table-cell>
          <table:table-cell table:style-name="ce38" table:formula="of:=[$screen_negative.AL56]" office:value-type="float" office:value="0" calcext:value-type="float">
            <text:p>0</text:p>
          </table:table-cell>
          <table:table-cell table:style-name="ce38" table:formula="of:=[$screen_negative.AM56]" office:value-type="float" office:value="0" calcext:value-type="float">
            <text:p>0</text:p>
          </table:table-cell>
          <table:table-cell table:style-name="ce38" table:formula="of:=[$screen_negative.AN56]" office:value-type="float" office:value="0" calcext:value-type="float">
            <text:p>0</text:p>
          </table:table-cell>
          <table:table-cell table:style-name="ce38" table:formula="of:=[$screen_negative.AO56]" office:value-type="float" office:value="0" calcext:value-type="float">
            <text:p>0</text:p>
          </table:table-cell>
          <table:table-cell table:style-name="ce38" table:formula="of:=[$screen_negative.AP56]" office:value-type="float" office:value="0" calcext:value-type="float">
            <text:p>0</text:p>
          </table:table-cell>
          <table:table-cell table:style-name="ce38" table:formula="of:=[$screen_negative.AQ56]" office:value-type="float" office:value="1" calcext:value-type="float">
            <text:p>1</text:p>
          </table:table-cell>
          <table:table-cell table:style-name="ce38" table:formula="of:=[$screen_negative.AR56]" office:value-type="float" office:value="1" calcext:value-type="float">
            <text:p>1</text:p>
          </table:table-cell>
          <table:table-cell table:style-name="ce38" table:formula="of:=[$screen_negative.AS56]" office:value-type="float" office:value="0" calcext:value-type="float">
            <text:p>0</text:p>
          </table:table-cell>
          <table:table-cell table:style-name="ce38" table:formula="of:=[$screen_negative.AT56]" office:value-type="float" office:value="0" calcext:value-type="float">
            <text:p>0</text:p>
          </table:table-cell>
          <table:table-cell table:style-name="ce38" table:formula="of:=[$screen_negative.AU56]" office:value-type="float" office:value="1" calcext:value-type="float">
            <text:p>1</text:p>
          </table:table-cell>
          <table:table-cell table:style-name="ce38" table:formula="of:=[$screen_negative.AV56]" office:value-type="float" office:value="0" calcext:value-type="float">
            <text:p>0</text:p>
          </table:table-cell>
          <table:table-cell table:style-name="ce38" table:formula="of:=[$screen_negative.AW56]" office:value-type="float" office:value="0" calcext:value-type="float">
            <text:p>0</text:p>
          </table:table-cell>
          <table:table-cell table:style-name="ce38" table:formula="of:=[$screen_negative.AX56]" office:value-type="float" office:value="0" calcext:value-type="float">
            <text:p>0</text:p>
          </table:table-cell>
          <table:table-cell table:style-name="ce38" table:formula="of:=[$screen_negative.AY56]" office:value-type="float" office:value="0" calcext:value-type="float">
            <text:p>0</text:p>
          </table:table-cell>
          <table:table-cell table:style-name="ce38" table:formula="of:=[$screen_negative.AZ56]" office:value-type="float" office:value="0" calcext:value-type="float">
            <text:p>0</text:p>
          </table:table-cell>
          <table:table-cell table:style-name="ce38" table:formula="of:=[$screen_negative.BA56]" office:value-type="float" office:value="0" calcext:value-type="float">
            <text:p>0</text:p>
          </table:table-cell>
          <table:table-cell table:style-name="ce38" table:formula="of:=[$screen_negative.BB56]" office:value-type="float" office:value="0" calcext:value-type="float">
            <text:p>0</text:p>
          </table:table-cell>
          <table:table-cell table:style-name="ce38" table:formula="of:=[$screen_negative.BC56]" office:value-type="float" office:value="0" calcext:value-type="float">
            <text:p>0</text:p>
          </table:table-cell>
          <table:table-cell table:style-name="ce38" table:formula="of:=[$screen_negative.BD56]" office:value-type="float" office:value="0" calcext:value-type="float">
            <text:p>0</text:p>
          </table:table-cell>
          <table:table-cell table:style-name="ce38" table:formula="of:=[$screen_negative.BE56]" office:value-type="float" office:value="0" calcext:value-type="float">
            <text:p>0</text:p>
          </table:table-cell>
          <table:table-cell table:style-name="ce38" table:formula="of:=[$screen_negative.BF56]" office:value-type="float" office:value="0" calcext:value-type="float">
            <text:p>0</text:p>
          </table:table-cell>
          <table:table-cell table:style-name="ce38" table:formula="of:=[$screen_negative.BG56]" office:value-type="float" office:value="0" calcext:value-type="float">
            <text:p>0</text:p>
          </table:table-cell>
          <table:table-cell table:style-name="ce38" table:formula="of:=[$screen_negative.BH56]" office:value-type="float" office:value="0" calcext:value-type="float">
            <text:p>0</text:p>
          </table:table-cell>
          <table:table-cell table:style-name="ce38" table:formula="of:=[$screen_negative.BI56]" office:value-type="float" office:value="0" calcext:value-type="float">
            <text:p>0</text:p>
          </table:table-cell>
          <table:table-cell table:style-name="ce38" table:formula="of:=[$screen_negative.BJ56]" office:value-type="float" office:value="0" calcext:value-type="float">
            <text:p>0</text:p>
          </table:table-cell>
          <table:table-cell table:style-name="ce38" table:formula="of:=[$screen_negative.BK56]" office:value-type="float" office:value="0" calcext:value-type="float">
            <text:p>0</text:p>
          </table:table-cell>
          <table:table-cell table:style-name="ce38" table:formula="of:=[$screen_negative.BL56]" office:value-type="float" office:value="1" calcext:value-type="float">
            <text:p>1</text:p>
          </table:table-cell>
          <table:table-cell table:style-name="ce38" table:formula="of:=[$screen_negative.BM56]" office:value-type="float" office:value="1" calcext:value-type="float">
            <text:p>1</text:p>
          </table:table-cell>
          <table:table-cell table:style-name="ce38" table:formula="of:=[$screen_negative.BN56]" office:value-type="float" office:value="0" calcext:value-type="float">
            <text:p>0</text:p>
          </table:table-cell>
          <table:table-cell table:style-name="ce38" table:formula="of:=[$screen_negative.BO56]" office:value-type="float" office:value="0" calcext:value-type="float">
            <text:p>0</text:p>
          </table:table-cell>
          <table:table-cell table:style-name="ce38" table:formula="of:=[$screen_negative.BP56]" office:value-type="float" office:value="0" calcext:value-type="float">
            <text:p>0</text:p>
          </table:table-cell>
          <table:table-cell table:style-name="ce38" table:formula="of:=[$screen_negative.BQ56]" office:value-type="float" office:value="0" calcext:value-type="float">
            <text:p>0</text:p>
          </table:table-cell>
          <table:table-cell table:style-name="ce38" table:formula="of:=[$screen_negative.BR56]" office:value-type="float" office:value="0" calcext:value-type="float">
            <text:p>0</text:p>
          </table:table-cell>
          <table:table-cell table:style-name="ce38" table:formula="of:=[$screen_negative.BS56]" office:value-type="float" office:value="0" calcext:value-type="float">
            <text:p>0</text:p>
          </table:table-cell>
          <table:table-cell table:style-name="ce38" table:formula="of:=[$screen_negative.BT56]" office:value-type="float" office:value="0" calcext:value-type="float">
            <text:p>0</text:p>
          </table:table-cell>
          <table:table-cell table:style-name="ce38" table:formula="of:=[$screen_negative.BU56]" office:value-type="float" office:value="0" calcext:value-type="float">
            <text:p>0</text:p>
          </table:table-cell>
          <table:table-cell table:style-name="ce38" table:formula="of:=[$screen_negative.BV56]" office:value-type="float" office:value="0" calcext:value-type="float">
            <text:p>0</text:p>
          </table:table-cell>
          <table:table-cell table:style-name="ce38" table:formula="of:=[$screen_negative.BW56]" office:value-type="float" office:value="0" calcext:value-type="float">
            <text:p>0</text:p>
          </table:table-cell>
          <table:table-cell table:style-name="ce38" table:formula="of:=[$screen_negative.BX56]" office:value-type="float" office:value="0" calcext:value-type="float">
            <text:p>0</text:p>
          </table:table-cell>
          <table:table-cell table:style-name="ce38" table:formula="of:=[$screen_negative.BY56]" office:value-type="float" office:value="0" calcext:value-type="float">
            <text:p>0</text:p>
          </table:table-cell>
          <table:table-cell table:style-name="ce38" table:formula="of:=[$screen_negative.BZ56]" office:value-type="float" office:value="0" calcext:value-type="float">
            <text:p>0</text:p>
          </table:table-cell>
          <table:table-cell table:style-name="ce38" table:formula="of:=[$screen_negative.CA56]" office:value-type="float" office:value="0" calcext:value-type="float">
            <text:p>0</text:p>
          </table:table-cell>
          <table:table-cell table:style-name="ce38" table:formula="of:=[$screen_negative.CB56]" office:value-type="float" office:value="0" calcext:value-type="float">
            <text:p>0</text:p>
          </table:table-cell>
          <table:table-cell table:style-name="ce38" table:formula="of:=[$screen_negative.CC56]" office:value-type="float" office:value="0" calcext:value-type="float">
            <text:p>0</text:p>
          </table:table-cell>
          <table:table-cell table:style-name="ce38" table:formula="of:=[$screen_negative.CD56]" office:value-type="float" office:value="1" calcext:value-type="float">
            <text:p>1</text:p>
          </table:table-cell>
          <table:table-cell table:style-name="ce38" table:formula="of:=[$screen_negative.CE56]" office:value-type="float" office:value="0" calcext:value-type="float">
            <text:p>0</text:p>
          </table:table-cell>
          <table:table-cell table:style-name="ce38" table:formula="of:=[$screen_negative.CF56]" office:value-type="float" office:value="0" calcext:value-type="float">
            <text:p>0</text:p>
          </table:table-cell>
          <table:table-cell table:style-name="ce38" table:formula="of:=[$screen_negative.CG56]" office:value-type="float" office:value="1" calcext:value-type="float">
            <text:p>1</text:p>
          </table:table-cell>
          <table:table-cell table:style-name="ce38" table:formula="of:=[$screen_negative.CH56]" office:value-type="float" office:value="1" calcext:value-type="float">
            <text:p>1</text:p>
          </table:table-cell>
          <table:table-cell table:style-name="ce38" table:formula="of:=[$screen_negative.CI56]" office:value-type="float" office:value="0" calcext:value-type="float">
            <text:p>0</text:p>
          </table:table-cell>
          <table:table-cell table:style-name="ce38" table:formula="of:=[$screen_negative.CJ56]" office:value-type="float" office:value="0" calcext:value-type="float">
            <text:p>0</text:p>
          </table:table-cell>
          <table:table-cell table:style-name="ce38" table:formula="of:=[$screen_negative.CK56]" office:value-type="float" office:value="0" calcext:value-type="float">
            <text:p>0</text:p>
          </table:table-cell>
          <table:table-cell table:style-name="ce38" table:formula="of:=[$screen_negative.CL56]" office:value-type="float" office:value="0" calcext:value-type="float">
            <text:p>0</text:p>
          </table:table-cell>
          <table:table-cell table:style-name="ce38" table:formula="of:=[$screen_negative.CM56]" office:value-type="float" office:value="0" calcext:value-type="float">
            <text:p>0</text:p>
          </table:table-cell>
          <table:table-cell table:style-name="ce38" table:formula="of:=[$screen_negative.CN56]" office:value-type="float" office:value="0" calcext:value-type="float">
            <text:p>0</text:p>
          </table:table-cell>
          <table:table-cell table:style-name="ce38" table:formula="of:=[$screen_negative.CO56]" office:value-type="float" office:value="0" calcext:value-type="float">
            <text:p>0</text:p>
          </table:table-cell>
          <table:table-cell table:style-name="ce38" table:formula="of:=[$screen_negative.CP56]" office:value-type="float" office:value="0" calcext:value-type="float">
            <text:p>0</text:p>
          </table:table-cell>
          <table:table-cell table:style-name="ce38" table:formula="of:=[$screen_negative.CQ56]" office:value-type="float" office:value="0" calcext:value-type="float">
            <text:p>0</text:p>
          </table:table-cell>
          <table:table-cell table:style-name="ce38" table:formula="of:=[$screen_negative.CR56]" office:value-type="float" office:value="0" calcext:value-type="float">
            <text:p>0</text:p>
          </table:table-cell>
          <table:table-cell table:style-name="ce38" table:formula="of:=[$screen_negative.CS56]" office:value-type="float" office:value="0" calcext:value-type="float">
            <text:p>0</text:p>
          </table:table-cell>
          <table:table-cell table:style-name="ce38" table:formula="of:=[$screen_negative.CT56]" office:value-type="float" office:value="0" calcext:value-type="float">
            <text:p>0</text:p>
          </table:table-cell>
          <table:table-cell table:style-name="ce38" table:formula="of:=[$screen_negative.CU56]" office:value-type="float" office:value="0" calcext:value-type="float">
            <text:p>0</text:p>
          </table:table-cell>
          <table:table-cell table:style-name="ce38" table:formula="of:=[$screen_negative.CV56]" office:value-type="float" office:value="0" calcext:value-type="float">
            <text:p>0</text:p>
          </table:table-cell>
          <table:table-cell table:style-name="ce38" table:formula="of:=[$screen_negative.CW56]" office:value-type="float" office:value="0" calcext:value-type="float">
            <text:p>0</text:p>
          </table:table-cell>
          <table:table-cell table:style-name="ce38" table:formula="of:=[$screen_negative.CX56]" office:value-type="float" office:value="0" calcext:value-type="float">
            <text:p>0</text:p>
          </table:table-cell>
          <table:table-cell table:style-name="ce38" table:formula="of:=[$screen_negative.CY56]" office:value-type="float" office:value="0" calcext:value-type="float">
            <text:p>0</text:p>
          </table:table-cell>
          <table:table-cell table:style-name="ce38" table:formula="of:=[$screen_negative.CZ56]" office:value-type="float" office:value="0" calcext:value-type="float">
            <text:p>0</text:p>
          </table:table-cell>
          <table:table-cell table:style-name="ce38" table:formula="of:=[$screen_negative.DA56]" office:value-type="float" office:value="0" calcext:value-type="float">
            <text:p>0</text:p>
          </table:table-cell>
          <table:table-cell table:style-name="ce38" table:formula="of:=[$screen_negative.DB56]" office:value-type="float" office:value="0" calcext:value-type="float">
            <text:p>0</text:p>
          </table:table-cell>
          <table:table-cell table:style-name="ce38" table:formula="of:=[$screen_negative.DC56]" office:value-type="float" office:value="0" calcext:value-type="float">
            <text:p>0</text:p>
          </table:table-cell>
          <table:table-cell table:style-name="ce38" table:formula="of:=[$screen_negative.DD56]" office:value-type="float" office:value="0" calcext:value-type="float">
            <text:p>0</text:p>
          </table:table-cell>
          <table:table-cell table:style-name="ce38" table:formula="of:=[$screen_negative.DE56]" office:value-type="float" office:value="0" calcext:value-type="float">
            <text:p>0</text:p>
          </table:table-cell>
          <table:table-cell table:style-name="ce38" table:formula="of:=[$screen_negative.DF56]" office:value-type="float" office:value="0" calcext:value-type="float">
            <text:p>0</text:p>
          </table:table-cell>
          <table:table-cell table:style-name="ce38" table:formula="of:=[$screen_negative.DG56]" office:value-type="float" office:value="0" calcext:value-type="float">
            <text:p>0</text:p>
          </table:table-cell>
          <table:table-cell table:style-name="ce38" table:formula="of:=[$screen_negative.DH56]" office:value-type="float" office:value="0" calcext:value-type="float">
            <text:p>0</text:p>
          </table:table-cell>
          <table:table-cell table:style-name="ce38" table:formula="of:=[$screen_negative.DI56]" office:value-type="float" office:value="0" calcext:value-type="float">
            <text:p>0</text:p>
          </table:table-cell>
          <table:table-cell table:style-name="ce38" table:formula="of:=[$screen_negative.DJ56]" office:value-type="float" office:value="0" calcext:value-type="float">
            <text:p>0</text:p>
          </table:table-cell>
          <table:table-cell table:style-name="ce38" table:formula="of:=[$screen_negative.DK56]" office:value-type="float" office:value="0" calcext:value-type="float">
            <text:p>0</text:p>
          </table:table-cell>
          <table:table-cell table:style-name="ce38" table:formula="of:=[$screen_negative.DL56]" office:value-type="float" office:value="0" calcext:value-type="float">
            <text:p>0</text:p>
          </table:table-cell>
          <table:table-cell table:style-name="ce38" table:formula="of:=[$screen_negative.DM56]" office:value-type="float" office:value="0" calcext:value-type="float">
            <text:p>0</text:p>
          </table:table-cell>
          <table:table-cell table:style-name="ce38" table:formula="of:=[$screen_negative.DN56]" office:value-type="float" office:value="0" calcext:value-type="float">
            <text:p>0</text:p>
          </table:table-cell>
          <table:table-cell table:style-name="ce38" table:formula="of:=[$screen_negative.DO56]" office:value-type="float" office:value="0" calcext:value-type="float">
            <text:p>0</text:p>
          </table:table-cell>
          <table:table-cell table:style-name="ce38" table:formula="of:=[$screen_negative.DP56]" office:value-type="float" office:value="0" calcext:value-type="float">
            <text:p>0</text:p>
          </table:table-cell>
          <table:table-cell table:style-name="ce38" table:formula="of:=[$screen_negative.DQ56]" office:value-type="float" office:value="0" calcext:value-type="float">
            <text:p>0</text:p>
          </table:table-cell>
          <table:table-cell table:style-name="ce38" table:formula="of:=[$screen_negative.DR56]" office:value-type="float" office:value="0" calcext:value-type="float">
            <text:p>0</text:p>
          </table:table-cell>
          <table:table-cell table:style-name="ce38" table:formula="of:=[$screen_negative.DS56]" office:value-type="float" office:value="0" calcext:value-type="float">
            <text:p>0</text:p>
          </table:table-cell>
          <table:table-cell table:style-name="ce38" table:formula="of:=[$screen_negative.DT56]" office:value-type="float" office:value="0" calcext:value-type="float">
            <text:p>0</text:p>
          </table:table-cell>
          <table:table-cell table:style-name="ce38" table:formula="of:=[$screen_negative.DU56]" office:value-type="float" office:value="0" calcext:value-type="float">
            <text:p>0</text:p>
          </table:table-cell>
          <table:table-cell table:style-name="ce38" table:formula="of:=[$screen_negative.DV56]" office:value-type="float" office:value="0" calcext:value-type="float">
            <text:p>0</text:p>
          </table:table-cell>
          <table:table-cell table:style-name="ce38" table:formula="of:=[$screen_negative.DW56]" office:value-type="float" office:value="0" calcext:value-type="float">
            <text:p>0</text:p>
          </table:table-cell>
          <table:table-cell table:style-name="ce38" table:formula="of:=[$screen_negative.DX56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57]" office:value-type="float" office:value="0" calcext:value-type="float">
            <text:p>0</text:p>
          </table:table-cell>
          <table:table-cell table:style-name="ce38" table:formula="of:=[$screen_negative.B57]" office:value-type="float" office:value="0" calcext:value-type="float">
            <text:p>0</text:p>
          </table:table-cell>
          <table:table-cell table:style-name="ce38" table:formula="of:=[$screen_negative.C57]" office:value-type="float" office:value="0" calcext:value-type="float">
            <text:p>0</text:p>
          </table:table-cell>
          <table:table-cell table:style-name="ce38" table:formula="of:=[$screen_negative.D57]" office:value-type="float" office:value="0" calcext:value-type="float">
            <text:p>0</text:p>
          </table:table-cell>
          <table:table-cell table:style-name="ce38" table:formula="of:=[$screen_negative.E57]" office:value-type="float" office:value="0" calcext:value-type="float">
            <text:p>0</text:p>
          </table:table-cell>
          <table:table-cell table:style-name="ce38" table:formula="of:=[$screen_negative.F57]" office:value-type="float" office:value="0" calcext:value-type="float">
            <text:p>0</text:p>
          </table:table-cell>
          <table:table-cell table:style-name="ce38" table:formula="of:=[$screen_negative.G57]" office:value-type="float" office:value="0" calcext:value-type="float">
            <text:p>0</text:p>
          </table:table-cell>
          <table:table-cell table:style-name="ce38" table:formula="of:=[$screen_negative.H57]" office:value-type="float" office:value="0" calcext:value-type="float">
            <text:p>0</text:p>
          </table:table-cell>
          <table:table-cell table:style-name="ce38" table:formula="of:=[$screen_negative.I57]" office:value-type="float" office:value="0" calcext:value-type="float">
            <text:p>0</text:p>
          </table:table-cell>
          <table:table-cell table:style-name="ce38" table:formula="of:=[$screen_negative.J57]" office:value-type="float" office:value="0" calcext:value-type="float">
            <text:p>0</text:p>
          </table:table-cell>
          <table:table-cell table:style-name="ce38" table:formula="of:=[$screen_negative.K57]" office:value-type="float" office:value="0" calcext:value-type="float">
            <text:p>0</text:p>
          </table:table-cell>
          <table:table-cell table:style-name="ce38" table:formula="of:=[$screen_negative.L57]" office:value-type="float" office:value="0" calcext:value-type="float">
            <text:p>0</text:p>
          </table:table-cell>
          <table:table-cell table:style-name="ce38" table:formula="of:=[$screen_negative.M57]" office:value-type="float" office:value="0" calcext:value-type="float">
            <text:p>0</text:p>
          </table:table-cell>
          <table:table-cell table:style-name="ce38" table:formula="of:=[$screen_negative.N57]" office:value-type="float" office:value="0" calcext:value-type="float">
            <text:p>0</text:p>
          </table:table-cell>
          <table:table-cell table:style-name="ce38" table:formula="of:=[$screen_negative.O57]" office:value-type="float" office:value="0" calcext:value-type="float">
            <text:p>0</text:p>
          </table:table-cell>
          <table:table-cell table:style-name="ce38" table:formula="of:=[$screen_negative.P57]" office:value-type="float" office:value="0" calcext:value-type="float">
            <text:p>0</text:p>
          </table:table-cell>
          <table:table-cell table:style-name="ce38" table:formula="of:=[$screen_negative.Q57]" office:value-type="float" office:value="0" calcext:value-type="float">
            <text:p>0</text:p>
          </table:table-cell>
          <table:table-cell table:style-name="ce38" table:formula="of:=[$screen_negative.R57]" office:value-type="float" office:value="0" calcext:value-type="float">
            <text:p>0</text:p>
          </table:table-cell>
          <table:table-cell table:style-name="ce38" table:formula="of:=[$screen_negative.S57]" office:value-type="float" office:value="0" calcext:value-type="float">
            <text:p>0</text:p>
          </table:table-cell>
          <table:table-cell table:style-name="ce38" table:formula="of:=[$screen_negative.T57]" office:value-type="float" office:value="0" calcext:value-type="float">
            <text:p>0</text:p>
          </table:table-cell>
          <table:table-cell table:style-name="ce38" table:formula="of:=[$screen_negative.U57]" office:value-type="float" office:value="0" calcext:value-type="float">
            <text:p>0</text:p>
          </table:table-cell>
          <table:table-cell table:style-name="ce38" table:formula="of:=[$screen_negative.V57]" office:value-type="float" office:value="0" calcext:value-type="float">
            <text:p>0</text:p>
          </table:table-cell>
          <table:table-cell table:style-name="ce38" table:formula="of:=[$screen_negative.W57]" office:value-type="float" office:value="0" calcext:value-type="float">
            <text:p>0</text:p>
          </table:table-cell>
          <table:table-cell table:style-name="ce38" table:formula="of:=[$screen_negative.X57]" office:value-type="float" office:value="0" calcext:value-type="float">
            <text:p>0</text:p>
          </table:table-cell>
          <table:table-cell table:style-name="ce38" table:formula="of:=[$screen_negative.Y57]" office:value-type="float" office:value="0" calcext:value-type="float">
            <text:p>0</text:p>
          </table:table-cell>
          <table:table-cell table:style-name="ce38" table:formula="of:=[$screen_negative.Z57]" office:value-type="float" office:value="0" calcext:value-type="float">
            <text:p>0</text:p>
          </table:table-cell>
          <table:table-cell table:style-name="ce38" table:formula="of:=[$screen_negative.AA57]" office:value-type="float" office:value="0" calcext:value-type="float">
            <text:p>0</text:p>
          </table:table-cell>
          <table:table-cell table:style-name="ce38" table:formula="of:=[$screen_negative.AB57]" office:value-type="float" office:value="0" calcext:value-type="float">
            <text:p>0</text:p>
          </table:table-cell>
          <table:table-cell table:style-name="ce38" table:formula="of:=[$screen_negative.AC57]" office:value-type="float" office:value="0" calcext:value-type="float">
            <text:p>0</text:p>
          </table:table-cell>
          <table:table-cell table:style-name="ce38" table:formula="of:=[$screen_negative.AD57]" office:value-type="float" office:value="0" calcext:value-type="float">
            <text:p>0</text:p>
          </table:table-cell>
          <table:table-cell table:style-name="ce38" table:formula="of:=[$screen_negative.AE57]" office:value-type="float" office:value="0" calcext:value-type="float">
            <text:p>0</text:p>
          </table:table-cell>
          <table:table-cell table:style-name="ce38" table:formula="of:=[$screen_negative.AF57]" office:value-type="float" office:value="0" calcext:value-type="float">
            <text:p>0</text:p>
          </table:table-cell>
          <table:table-cell table:style-name="ce38" table:formula="of:=[$screen_negative.AG57]" office:value-type="float" office:value="0" calcext:value-type="float">
            <text:p>0</text:p>
          </table:table-cell>
          <table:table-cell table:style-name="ce38" table:formula="of:=[$screen_negative.AH57]" office:value-type="float" office:value="0" calcext:value-type="float">
            <text:p>0</text:p>
          </table:table-cell>
          <table:table-cell table:style-name="ce38" table:formula="of:=[$screen_negative.AI57]" office:value-type="float" office:value="0" calcext:value-type="float">
            <text:p>0</text:p>
          </table:table-cell>
          <table:table-cell table:style-name="ce38" table:formula="of:=[$screen_negative.AJ57]" office:value-type="float" office:value="0" calcext:value-type="float">
            <text:p>0</text:p>
          </table:table-cell>
          <table:table-cell table:style-name="ce38" table:formula="of:=[$screen_negative.AK57]" office:value-type="float" office:value="0" calcext:value-type="float">
            <text:p>0</text:p>
          </table:table-cell>
          <table:table-cell table:style-name="ce38" table:formula="of:=[$screen_negative.AL57]" office:value-type="float" office:value="0" calcext:value-type="float">
            <text:p>0</text:p>
          </table:table-cell>
          <table:table-cell table:style-name="ce38" table:formula="of:=[$screen_negative.AM57]" office:value-type="float" office:value="0" calcext:value-type="float">
            <text:p>0</text:p>
          </table:table-cell>
          <table:table-cell table:style-name="ce38" table:formula="of:=[$screen_negative.AN57]" office:value-type="float" office:value="0" calcext:value-type="float">
            <text:p>0</text:p>
          </table:table-cell>
          <table:table-cell table:style-name="ce38" table:formula="of:=[$screen_negative.AO57]" office:value-type="float" office:value="0" calcext:value-type="float">
            <text:p>0</text:p>
          </table:table-cell>
          <table:table-cell table:style-name="ce38" table:formula="of:=[$screen_negative.AP57]" office:value-type="float" office:value="0" calcext:value-type="float">
            <text:p>0</text:p>
          </table:table-cell>
          <table:table-cell table:style-name="ce38" table:formula="of:=[$screen_negative.AQ57]" office:value-type="float" office:value="0" calcext:value-type="float">
            <text:p>0</text:p>
          </table:table-cell>
          <table:table-cell table:style-name="ce38" table:formula="of:=[$screen_negative.AR57]" office:value-type="float" office:value="0" calcext:value-type="float">
            <text:p>0</text:p>
          </table:table-cell>
          <table:table-cell table:style-name="ce38" table:formula="of:=[$screen_negative.AS57]" office:value-type="float" office:value="1" calcext:value-type="float">
            <text:p>1</text:p>
          </table:table-cell>
          <table:table-cell table:style-name="ce38" table:formula="of:=[$screen_negative.AT57]" office:value-type="float" office:value="0" calcext:value-type="float">
            <text:p>0</text:p>
          </table:table-cell>
          <table:table-cell table:style-name="ce38" table:formula="of:=[$screen_negative.AU57]" office:value-type="float" office:value="0" calcext:value-type="float">
            <text:p>0</text:p>
          </table:table-cell>
          <table:table-cell table:style-name="ce38" table:formula="of:=[$screen_negative.AV57]" office:value-type="float" office:value="1" calcext:value-type="float">
            <text:p>1</text:p>
          </table:table-cell>
          <table:table-cell table:style-name="ce38" table:formula="of:=[$screen_negative.AW57]" office:value-type="float" office:value="0" calcext:value-type="float">
            <text:p>0</text:p>
          </table:table-cell>
          <table:table-cell table:style-name="ce38" table:formula="of:=[$screen_negative.AX57]" office:value-type="float" office:value="0" calcext:value-type="float">
            <text:p>0</text:p>
          </table:table-cell>
          <table:table-cell table:style-name="ce38" table:formula="of:=[$screen_negative.AY57]" office:value-type="float" office:value="0" calcext:value-type="float">
            <text:p>0</text:p>
          </table:table-cell>
          <table:table-cell table:style-name="ce38" table:formula="of:=[$screen_negative.AZ57]" office:value-type="float" office:value="0" calcext:value-type="float">
            <text:p>0</text:p>
          </table:table-cell>
          <table:table-cell table:style-name="ce38" table:formula="of:=[$screen_negative.BA57]" office:value-type="float" office:value="0" calcext:value-type="float">
            <text:p>0</text:p>
          </table:table-cell>
          <table:table-cell table:style-name="ce38" table:formula="of:=[$screen_negative.BB57]" office:value-type="float" office:value="0" calcext:value-type="float">
            <text:p>0</text:p>
          </table:table-cell>
          <table:table-cell table:style-name="ce38" table:formula="of:=[$screen_negative.BC57]" office:value-type="float" office:value="0" calcext:value-type="float">
            <text:p>0</text:p>
          </table:table-cell>
          <table:table-cell table:style-name="ce38" table:formula="of:=[$screen_negative.BD57]" office:value-type="float" office:value="0" calcext:value-type="float">
            <text:p>0</text:p>
          </table:table-cell>
          <table:table-cell table:style-name="ce38" table:formula="of:=[$screen_negative.BE57]" office:value-type="float" office:value="0" calcext:value-type="float">
            <text:p>0</text:p>
          </table:table-cell>
          <table:table-cell table:style-name="ce38" table:formula="of:=[$screen_negative.BF57]" office:value-type="float" office:value="0" calcext:value-type="float">
            <text:p>0</text:p>
          </table:table-cell>
          <table:table-cell table:style-name="ce38" table:formula="of:=[$screen_negative.BG57]" office:value-type="float" office:value="0" calcext:value-type="float">
            <text:p>0</text:p>
          </table:table-cell>
          <table:table-cell table:style-name="ce38" table:formula="of:=[$screen_negative.BH57]" office:value-type="float" office:value="0" calcext:value-type="float">
            <text:p>0</text:p>
          </table:table-cell>
          <table:table-cell table:style-name="ce38" table:formula="of:=[$screen_negative.BI57]" office:value-type="float" office:value="0" calcext:value-type="float">
            <text:p>0</text:p>
          </table:table-cell>
          <table:table-cell table:style-name="ce38" table:formula="of:=[$screen_negative.BJ57]" office:value-type="float" office:value="0" calcext:value-type="float">
            <text:p>0</text:p>
          </table:table-cell>
          <table:table-cell table:style-name="ce38" table:formula="of:=[$screen_negative.BK57]" office:value-type="float" office:value="0" calcext:value-type="float">
            <text:p>0</text:p>
          </table:table-cell>
          <table:table-cell table:style-name="ce38" table:formula="of:=[$screen_negative.BL57]" office:value-type="float" office:value="1" calcext:value-type="float">
            <text:p>1</text:p>
          </table:table-cell>
          <table:table-cell table:style-name="ce38" table:formula="of:=[$screen_negative.BM57]" office:value-type="float" office:value="1" calcext:value-type="float">
            <text:p>1</text:p>
          </table:table-cell>
          <table:table-cell table:style-name="ce38" table:formula="of:=[$screen_negative.BN57]" office:value-type="float" office:value="0" calcext:value-type="float">
            <text:p>0</text:p>
          </table:table-cell>
          <table:table-cell table:style-name="ce38" table:formula="of:=[$screen_negative.BO57]" office:value-type="float" office:value="0" calcext:value-type="float">
            <text:p>0</text:p>
          </table:table-cell>
          <table:table-cell table:style-name="ce38" table:formula="of:=[$screen_negative.BP57]" office:value-type="float" office:value="0" calcext:value-type="float">
            <text:p>0</text:p>
          </table:table-cell>
          <table:table-cell table:style-name="ce38" table:formula="of:=[$screen_negative.BQ57]" office:value-type="float" office:value="0" calcext:value-type="float">
            <text:p>0</text:p>
          </table:table-cell>
          <table:table-cell table:style-name="ce38" table:formula="of:=[$screen_negative.BR57]" office:value-type="float" office:value="0" calcext:value-type="float">
            <text:p>0</text:p>
          </table:table-cell>
          <table:table-cell table:style-name="ce38" table:formula="of:=[$screen_negative.BS57]" office:value-type="float" office:value="0" calcext:value-type="float">
            <text:p>0</text:p>
          </table:table-cell>
          <table:table-cell table:style-name="ce38" table:formula="of:=[$screen_negative.BT57]" office:value-type="float" office:value="0" calcext:value-type="float">
            <text:p>0</text:p>
          </table:table-cell>
          <table:table-cell table:style-name="ce38" table:formula="of:=[$screen_negative.BU57]" office:value-type="float" office:value="0" calcext:value-type="float">
            <text:p>0</text:p>
          </table:table-cell>
          <table:table-cell table:style-name="ce38" table:formula="of:=[$screen_negative.BV57]" office:value-type="float" office:value="0" calcext:value-type="float">
            <text:p>0</text:p>
          </table:table-cell>
          <table:table-cell table:style-name="ce38" table:formula="of:=[$screen_negative.BW57]" office:value-type="float" office:value="0" calcext:value-type="float">
            <text:p>0</text:p>
          </table:table-cell>
          <table:table-cell table:style-name="ce38" table:formula="of:=[$screen_negative.BX57]" office:value-type="float" office:value="0" calcext:value-type="float">
            <text:p>0</text:p>
          </table:table-cell>
          <table:table-cell table:style-name="ce38" table:formula="of:=[$screen_negative.BY57]" office:value-type="float" office:value="0" calcext:value-type="float">
            <text:p>0</text:p>
          </table:table-cell>
          <table:table-cell table:style-name="ce38" table:formula="of:=[$screen_negative.BZ57]" office:value-type="float" office:value="0" calcext:value-type="float">
            <text:p>0</text:p>
          </table:table-cell>
          <table:table-cell table:style-name="ce38" table:formula="of:=[$screen_negative.CA57]" office:value-type="float" office:value="0" calcext:value-type="float">
            <text:p>0</text:p>
          </table:table-cell>
          <table:table-cell table:style-name="ce38" table:formula="of:=[$screen_negative.CB57]" office:value-type="float" office:value="0" calcext:value-type="float">
            <text:p>0</text:p>
          </table:table-cell>
          <table:table-cell table:style-name="ce38" table:formula="of:=[$screen_negative.CC57]" office:value-type="float" office:value="1" calcext:value-type="float">
            <text:p>1</text:p>
          </table:table-cell>
          <table:table-cell table:style-name="ce38" table:formula="of:=[$screen_negative.CD57]" office:value-type="float" office:value="0" calcext:value-type="float">
            <text:p>0</text:p>
          </table:table-cell>
          <table:table-cell table:style-name="ce38" table:formula="of:=[$screen_negative.CE57]" office:value-type="float" office:value="0" calcext:value-type="float">
            <text:p>0</text:p>
          </table:table-cell>
          <table:table-cell table:style-name="ce38" table:formula="of:=[$screen_negative.CF57]" office:value-type="float" office:value="1" calcext:value-type="float">
            <text:p>1</text:p>
          </table:table-cell>
          <table:table-cell table:style-name="ce38" table:formula="of:=[$screen_negative.CG57]" office:value-type="float" office:value="0" calcext:value-type="float">
            <text:p>0</text:p>
          </table:table-cell>
          <table:table-cell table:style-name="ce38" table:formula="of:=[$screen_negative.CH57]" office:value-type="float" office:value="0" calcext:value-type="float">
            <text:p>0</text:p>
          </table:table-cell>
          <table:table-cell table:style-name="ce38" table:formula="of:=[$screen_negative.CI57]" office:value-type="float" office:value="0" calcext:value-type="float">
            <text:p>0</text:p>
          </table:table-cell>
          <table:table-cell table:style-name="ce38" table:formula="of:=[$screen_negative.CJ57]" office:value-type="float" office:value="0" calcext:value-type="float">
            <text:p>0</text:p>
          </table:table-cell>
          <table:table-cell table:style-name="ce38" table:formula="of:=[$screen_negative.CK57]" office:value-type="float" office:value="0" calcext:value-type="float">
            <text:p>0</text:p>
          </table:table-cell>
          <table:table-cell table:style-name="ce38" table:formula="of:=[$screen_negative.CL57]" office:value-type="float" office:value="0" calcext:value-type="float">
            <text:p>0</text:p>
          </table:table-cell>
          <table:table-cell table:style-name="ce38" table:formula="of:=[$screen_negative.CM57]" office:value-type="float" office:value="0" calcext:value-type="float">
            <text:p>0</text:p>
          </table:table-cell>
          <table:table-cell table:style-name="ce38" table:formula="of:=[$screen_negative.CN57]" office:value-type="float" office:value="0" calcext:value-type="float">
            <text:p>0</text:p>
          </table:table-cell>
          <table:table-cell table:style-name="ce38" table:formula="of:=[$screen_negative.CO57]" office:value-type="float" office:value="0" calcext:value-type="float">
            <text:p>0</text:p>
          </table:table-cell>
          <table:table-cell table:style-name="ce38" table:formula="of:=[$screen_negative.CP57]" office:value-type="float" office:value="0" calcext:value-type="float">
            <text:p>0</text:p>
          </table:table-cell>
          <table:table-cell table:style-name="ce38" table:formula="of:=[$screen_negative.CQ57]" office:value-type="float" office:value="0" calcext:value-type="float">
            <text:p>0</text:p>
          </table:table-cell>
          <table:table-cell table:style-name="ce38" table:formula="of:=[$screen_negative.CR57]" office:value-type="float" office:value="0" calcext:value-type="float">
            <text:p>0</text:p>
          </table:table-cell>
          <table:table-cell table:style-name="ce38" table:formula="of:=[$screen_negative.CS57]" office:value-type="float" office:value="0" calcext:value-type="float">
            <text:p>0</text:p>
          </table:table-cell>
          <table:table-cell table:style-name="ce38" table:formula="of:=[$screen_negative.CT57]" office:value-type="float" office:value="0" calcext:value-type="float">
            <text:p>0</text:p>
          </table:table-cell>
          <table:table-cell table:style-name="ce38" table:formula="of:=[$screen_negative.CU57]" office:value-type="float" office:value="0" calcext:value-type="float">
            <text:p>0</text:p>
          </table:table-cell>
          <table:table-cell table:style-name="ce38" table:formula="of:=[$screen_negative.CV57]" office:value-type="float" office:value="0" calcext:value-type="float">
            <text:p>0</text:p>
          </table:table-cell>
          <table:table-cell table:style-name="ce38" table:formula="of:=[$screen_negative.CW57]" office:value-type="float" office:value="0" calcext:value-type="float">
            <text:p>0</text:p>
          </table:table-cell>
          <table:table-cell table:style-name="ce38" table:formula="of:=[$screen_negative.CX57]" office:value-type="float" office:value="0" calcext:value-type="float">
            <text:p>0</text:p>
          </table:table-cell>
          <table:table-cell table:style-name="ce38" table:formula="of:=[$screen_negative.CY57]" office:value-type="float" office:value="0" calcext:value-type="float">
            <text:p>0</text:p>
          </table:table-cell>
          <table:table-cell table:style-name="ce38" table:formula="of:=[$screen_negative.CZ57]" office:value-type="float" office:value="0" calcext:value-type="float">
            <text:p>0</text:p>
          </table:table-cell>
          <table:table-cell table:style-name="ce38" table:formula="of:=[$screen_negative.DA57]" office:value-type="float" office:value="0" calcext:value-type="float">
            <text:p>0</text:p>
          </table:table-cell>
          <table:table-cell table:style-name="ce38" table:formula="of:=[$screen_negative.DB57]" office:value-type="float" office:value="0" calcext:value-type="float">
            <text:p>0</text:p>
          </table:table-cell>
          <table:table-cell table:style-name="ce38" table:formula="of:=[$screen_negative.DC57]" office:value-type="float" office:value="0" calcext:value-type="float">
            <text:p>0</text:p>
          </table:table-cell>
          <table:table-cell table:style-name="ce38" table:formula="of:=[$screen_negative.DD57]" office:value-type="float" office:value="0" calcext:value-type="float">
            <text:p>0</text:p>
          </table:table-cell>
          <table:table-cell table:style-name="ce38" table:formula="of:=[$screen_negative.DE57]" office:value-type="float" office:value="0" calcext:value-type="float">
            <text:p>0</text:p>
          </table:table-cell>
          <table:table-cell table:style-name="ce38" table:formula="of:=[$screen_negative.DF57]" office:value-type="float" office:value="0" calcext:value-type="float">
            <text:p>0</text:p>
          </table:table-cell>
          <table:table-cell table:style-name="ce38" table:formula="of:=[$screen_negative.DG57]" office:value-type="float" office:value="0" calcext:value-type="float">
            <text:p>0</text:p>
          </table:table-cell>
          <table:table-cell table:style-name="ce38" table:formula="of:=[$screen_negative.DH57]" office:value-type="float" office:value="0" calcext:value-type="float">
            <text:p>0</text:p>
          </table:table-cell>
          <table:table-cell table:style-name="ce38" table:formula="of:=[$screen_negative.DI57]" office:value-type="float" office:value="0" calcext:value-type="float">
            <text:p>0</text:p>
          </table:table-cell>
          <table:table-cell table:style-name="ce38" table:formula="of:=[$screen_negative.DJ57]" office:value-type="float" office:value="0" calcext:value-type="float">
            <text:p>0</text:p>
          </table:table-cell>
          <table:table-cell table:style-name="ce38" table:formula="of:=[$screen_negative.DK57]" office:value-type="float" office:value="0" calcext:value-type="float">
            <text:p>0</text:p>
          </table:table-cell>
          <table:table-cell table:style-name="ce38" table:formula="of:=[$screen_negative.DL57]" office:value-type="float" office:value="0" calcext:value-type="float">
            <text:p>0</text:p>
          </table:table-cell>
          <table:table-cell table:style-name="ce38" table:formula="of:=[$screen_negative.DM57]" office:value-type="float" office:value="0" calcext:value-type="float">
            <text:p>0</text:p>
          </table:table-cell>
          <table:table-cell table:style-name="ce38" table:formula="of:=[$screen_negative.DN57]" office:value-type="float" office:value="0" calcext:value-type="float">
            <text:p>0</text:p>
          </table:table-cell>
          <table:table-cell table:style-name="ce38" table:formula="of:=[$screen_negative.DO57]" office:value-type="float" office:value="0" calcext:value-type="float">
            <text:p>0</text:p>
          </table:table-cell>
          <table:table-cell table:style-name="ce38" table:formula="of:=[$screen_negative.DP57]" office:value-type="float" office:value="0" calcext:value-type="float">
            <text:p>0</text:p>
          </table:table-cell>
          <table:table-cell table:style-name="ce38" table:formula="of:=[$screen_negative.DQ57]" office:value-type="float" office:value="0" calcext:value-type="float">
            <text:p>0</text:p>
          </table:table-cell>
          <table:table-cell table:style-name="ce38" table:formula="of:=[$screen_negative.DR57]" office:value-type="float" office:value="0" calcext:value-type="float">
            <text:p>0</text:p>
          </table:table-cell>
          <table:table-cell table:style-name="ce38" table:formula="of:=[$screen_negative.DS57]" office:value-type="float" office:value="0" calcext:value-type="float">
            <text:p>0</text:p>
          </table:table-cell>
          <table:table-cell table:style-name="ce38" table:formula="of:=[$screen_negative.DT57]" office:value-type="float" office:value="0" calcext:value-type="float">
            <text:p>0</text:p>
          </table:table-cell>
          <table:table-cell table:style-name="ce38" table:formula="of:=[$screen_negative.DU57]" office:value-type="float" office:value="0" calcext:value-type="float">
            <text:p>0</text:p>
          </table:table-cell>
          <table:table-cell table:style-name="ce38" table:formula="of:=[$screen_negative.DV57]" office:value-type="float" office:value="0" calcext:value-type="float">
            <text:p>0</text:p>
          </table:table-cell>
          <table:table-cell table:style-name="ce38" table:formula="of:=[$screen_negative.DW57]" office:value-type="float" office:value="0" calcext:value-type="float">
            <text:p>0</text:p>
          </table:table-cell>
          <table:table-cell table:style-name="ce38" table:formula="of:=[$screen_negative.DX57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58]" office:value-type="float" office:value="0" calcext:value-type="float">
            <text:p>0</text:p>
          </table:table-cell>
          <table:table-cell table:style-name="ce38" table:formula="of:=[$screen_negative.B58]" office:value-type="float" office:value="0" calcext:value-type="float">
            <text:p>0</text:p>
          </table:table-cell>
          <table:table-cell table:style-name="ce38" table:formula="of:=[$screen_negative.C58]" office:value-type="float" office:value="0" calcext:value-type="float">
            <text:p>0</text:p>
          </table:table-cell>
          <table:table-cell table:style-name="ce38" table:formula="of:=[$screen_negative.D58]" office:value-type="float" office:value="0" calcext:value-type="float">
            <text:p>0</text:p>
          </table:table-cell>
          <table:table-cell table:style-name="ce38" table:formula="of:=[$screen_negative.E58]" office:value-type="float" office:value="0" calcext:value-type="float">
            <text:p>0</text:p>
          </table:table-cell>
          <table:table-cell table:style-name="ce38" table:formula="of:=[$screen_negative.F58]" office:value-type="float" office:value="0" calcext:value-type="float">
            <text:p>0</text:p>
          </table:table-cell>
          <table:table-cell table:style-name="ce38" table:formula="of:=[$screen_negative.G58]" office:value-type="float" office:value="0" calcext:value-type="float">
            <text:p>0</text:p>
          </table:table-cell>
          <table:table-cell table:style-name="ce38" table:formula="of:=[$screen_negative.H58]" office:value-type="float" office:value="0" calcext:value-type="float">
            <text:p>0</text:p>
          </table:table-cell>
          <table:table-cell table:style-name="ce38" table:formula="of:=[$screen_negative.I58]" office:value-type="float" office:value="0" calcext:value-type="float">
            <text:p>0</text:p>
          </table:table-cell>
          <table:table-cell table:style-name="ce38" table:formula="of:=[$screen_negative.J58]" office:value-type="float" office:value="0" calcext:value-type="float">
            <text:p>0</text:p>
          </table:table-cell>
          <table:table-cell table:style-name="ce38" table:formula="of:=[$screen_negative.K58]" office:value-type="float" office:value="0" calcext:value-type="float">
            <text:p>0</text:p>
          </table:table-cell>
          <table:table-cell table:style-name="ce38" table:formula="of:=[$screen_negative.L58]" office:value-type="float" office:value="0" calcext:value-type="float">
            <text:p>0</text:p>
          </table:table-cell>
          <table:table-cell table:style-name="ce38" table:formula="of:=[$screen_negative.M58]" office:value-type="float" office:value="0" calcext:value-type="float">
            <text:p>0</text:p>
          </table:table-cell>
          <table:table-cell table:style-name="ce38" table:formula="of:=[$screen_negative.N58]" office:value-type="float" office:value="0" calcext:value-type="float">
            <text:p>0</text:p>
          </table:table-cell>
          <table:table-cell table:style-name="ce38" table:formula="of:=[$screen_negative.O58]" office:value-type="float" office:value="0" calcext:value-type="float">
            <text:p>0</text:p>
          </table:table-cell>
          <table:table-cell table:style-name="ce38" table:formula="of:=[$screen_negative.P58]" office:value-type="float" office:value="0" calcext:value-type="float">
            <text:p>0</text:p>
          </table:table-cell>
          <table:table-cell table:style-name="ce38" table:formula="of:=[$screen_negative.Q58]" office:value-type="float" office:value="0" calcext:value-type="float">
            <text:p>0</text:p>
          </table:table-cell>
          <table:table-cell table:style-name="ce38" table:formula="of:=[$screen_negative.R58]" office:value-type="float" office:value="0" calcext:value-type="float">
            <text:p>0</text:p>
          </table:table-cell>
          <table:table-cell table:style-name="ce38" table:formula="of:=[$screen_negative.S58]" office:value-type="float" office:value="0" calcext:value-type="float">
            <text:p>0</text:p>
          </table:table-cell>
          <table:table-cell table:style-name="ce38" table:formula="of:=[$screen_negative.T58]" office:value-type="float" office:value="0" calcext:value-type="float">
            <text:p>0</text:p>
          </table:table-cell>
          <table:table-cell table:style-name="ce38" table:formula="of:=[$screen_negative.U58]" office:value-type="float" office:value="0" calcext:value-type="float">
            <text:p>0</text:p>
          </table:table-cell>
          <table:table-cell table:style-name="ce38" table:formula="of:=[$screen_negative.V58]" office:value-type="float" office:value="0" calcext:value-type="float">
            <text:p>0</text:p>
          </table:table-cell>
          <table:table-cell table:style-name="ce38" table:formula="of:=[$screen_negative.W58]" office:value-type="float" office:value="0" calcext:value-type="float">
            <text:p>0</text:p>
          </table:table-cell>
          <table:table-cell table:style-name="ce38" table:formula="of:=[$screen_negative.X58]" office:value-type="float" office:value="0" calcext:value-type="float">
            <text:p>0</text:p>
          </table:table-cell>
          <table:table-cell table:style-name="ce38" table:formula="of:=[$screen_negative.Y58]" office:value-type="float" office:value="0" calcext:value-type="float">
            <text:p>0</text:p>
          </table:table-cell>
          <table:table-cell table:style-name="ce38" table:formula="of:=[$screen_negative.Z58]" office:value-type="float" office:value="0" calcext:value-type="float">
            <text:p>0</text:p>
          </table:table-cell>
          <table:table-cell table:style-name="ce38" table:formula="of:=[$screen_negative.AA58]" office:value-type="float" office:value="0" calcext:value-type="float">
            <text:p>0</text:p>
          </table:table-cell>
          <table:table-cell table:style-name="ce38" table:formula="of:=[$screen_negative.AB58]" office:value-type="float" office:value="0" calcext:value-type="float">
            <text:p>0</text:p>
          </table:table-cell>
          <table:table-cell table:style-name="ce38" table:formula="of:=[$screen_negative.AC58]" office:value-type="float" office:value="0" calcext:value-type="float">
            <text:p>0</text:p>
          </table:table-cell>
          <table:table-cell table:style-name="ce38" table:formula="of:=[$screen_negative.AD58]" office:value-type="float" office:value="0" calcext:value-type="float">
            <text:p>0</text:p>
          </table:table-cell>
          <table:table-cell table:style-name="ce38" table:formula="of:=[$screen_negative.AE58]" office:value-type="float" office:value="0" calcext:value-type="float">
            <text:p>0</text:p>
          </table:table-cell>
          <table:table-cell table:style-name="ce38" table:formula="of:=[$screen_negative.AF58]" office:value-type="float" office:value="0" calcext:value-type="float">
            <text:p>0</text:p>
          </table:table-cell>
          <table:table-cell table:style-name="ce38" table:formula="of:=[$screen_negative.AG58]" office:value-type="float" office:value="0" calcext:value-type="float">
            <text:p>0</text:p>
          </table:table-cell>
          <table:table-cell table:style-name="ce38" table:formula="of:=[$screen_negative.AH58]" office:value-type="float" office:value="0" calcext:value-type="float">
            <text:p>0</text:p>
          </table:table-cell>
          <table:table-cell table:style-name="ce38" table:formula="of:=[$screen_negative.AI58]" office:value-type="float" office:value="0" calcext:value-type="float">
            <text:p>0</text:p>
          </table:table-cell>
          <table:table-cell table:style-name="ce38" table:formula="of:=[$screen_negative.AJ58]" office:value-type="float" office:value="0" calcext:value-type="float">
            <text:p>0</text:p>
          </table:table-cell>
          <table:table-cell table:style-name="ce38" table:formula="of:=[$screen_negative.AK58]" office:value-type="float" office:value="0" calcext:value-type="float">
            <text:p>0</text:p>
          </table:table-cell>
          <table:table-cell table:style-name="ce38" table:formula="of:=[$screen_negative.AL58]" office:value-type="float" office:value="0" calcext:value-type="float">
            <text:p>0</text:p>
          </table:table-cell>
          <table:table-cell table:style-name="ce38" table:formula="of:=[$screen_negative.AM58]" office:value-type="float" office:value="0" calcext:value-type="float">
            <text:p>0</text:p>
          </table:table-cell>
          <table:table-cell table:style-name="ce38" table:formula="of:=[$screen_negative.AN58]" office:value-type="float" office:value="0" calcext:value-type="float">
            <text:p>0</text:p>
          </table:table-cell>
          <table:table-cell table:style-name="ce38" table:formula="of:=[$screen_negative.AO58]" office:value-type="float" office:value="0" calcext:value-type="float">
            <text:p>0</text:p>
          </table:table-cell>
          <table:table-cell table:style-name="ce38" table:formula="of:=[$screen_negative.AP58]" office:value-type="float" office:value="0" calcext:value-type="float">
            <text:p>0</text:p>
          </table:table-cell>
          <table:table-cell table:style-name="ce38" table:formula="of:=[$screen_negative.AQ58]" office:value-type="float" office:value="0" calcext:value-type="float">
            <text:p>0</text:p>
          </table:table-cell>
          <table:table-cell table:style-name="ce38" table:formula="of:=[$screen_negative.AR58]" office:value-type="float" office:value="0" calcext:value-type="float">
            <text:p>0</text:p>
          </table:table-cell>
          <table:table-cell table:style-name="ce38" table:formula="of:=[$screen_negative.AS58]" office:value-type="float" office:value="0" calcext:value-type="float">
            <text:p>0</text:p>
          </table:table-cell>
          <table:table-cell table:style-name="ce38" table:formula="of:=[$screen_negative.AT58]" office:value-type="float" office:value="1" calcext:value-type="float">
            <text:p>1</text:p>
          </table:table-cell>
          <table:table-cell table:style-name="ce38" table:formula="of:=[$screen_negative.AU58]" office:value-type="float" office:value="0" calcext:value-type="float">
            <text:p>0</text:p>
          </table:table-cell>
          <table:table-cell table:style-name="ce38" table:formula="of:=[$screen_negative.AV58]" office:value-type="float" office:value="0" calcext:value-type="float">
            <text:p>0</text:p>
          </table:table-cell>
          <table:table-cell table:style-name="ce38" table:formula="of:=[$screen_negative.AW58]" office:value-type="float" office:value="1" calcext:value-type="float">
            <text:p>1</text:p>
          </table:table-cell>
          <table:table-cell table:style-name="ce38" table:formula="of:=[$screen_negative.AX58]" office:value-type="float" office:value="1" calcext:value-type="float">
            <text:p>1</text:p>
          </table:table-cell>
          <table:table-cell table:style-name="ce38" table:formula="of:=[$screen_negative.AY58]" office:value-type="float" office:value="0" calcext:value-type="float">
            <text:p>0</text:p>
          </table:table-cell>
          <table:table-cell table:style-name="ce38" table:formula="of:=[$screen_negative.AZ58]" office:value-type="float" office:value="0" calcext:value-type="float">
            <text:p>0</text:p>
          </table:table-cell>
          <table:table-cell table:style-name="ce38" table:formula="of:=[$screen_negative.BA58]" office:value-type="float" office:value="0" calcext:value-type="float">
            <text:p>0</text:p>
          </table:table-cell>
          <table:table-cell table:style-name="ce38" table:formula="of:=[$screen_negative.BB58]" office:value-type="float" office:value="0" calcext:value-type="float">
            <text:p>0</text:p>
          </table:table-cell>
          <table:table-cell table:style-name="ce38" table:formula="of:=[$screen_negative.BC58]" office:value-type="float" office:value="0" calcext:value-type="float">
            <text:p>0</text:p>
          </table:table-cell>
          <table:table-cell table:style-name="ce38" table:formula="of:=[$screen_negative.BD58]" office:value-type="float" office:value="0" calcext:value-type="float">
            <text:p>0</text:p>
          </table:table-cell>
          <table:table-cell table:style-name="ce38" table:formula="of:=[$screen_negative.BE58]" office:value-type="float" office:value="0" calcext:value-type="float">
            <text:p>0</text:p>
          </table:table-cell>
          <table:table-cell table:style-name="ce38" table:formula="of:=[$screen_negative.BF58]" office:value-type="float" office:value="0" calcext:value-type="float">
            <text:p>0</text:p>
          </table:table-cell>
          <table:table-cell table:style-name="ce38" table:formula="of:=[$screen_negative.BG58]" office:value-type="float" office:value="0" calcext:value-type="float">
            <text:p>0</text:p>
          </table:table-cell>
          <table:table-cell table:style-name="ce38" table:formula="of:=[$screen_negative.BH58]" office:value-type="float" office:value="0" calcext:value-type="float">
            <text:p>0</text:p>
          </table:table-cell>
          <table:table-cell table:style-name="ce38" table:formula="of:=[$screen_negative.BI58]" office:value-type="float" office:value="0" calcext:value-type="float">
            <text:p>0</text:p>
          </table:table-cell>
          <table:table-cell table:style-name="ce38" table:formula="of:=[$screen_negative.BJ58]" office:value-type="float" office:value="0" calcext:value-type="float">
            <text:p>0</text:p>
          </table:table-cell>
          <table:table-cell table:style-name="ce38" table:formula="of:=[$screen_negative.BK58]" office:value-type="float" office:value="0" calcext:value-type="float">
            <text:p>0</text:p>
          </table:table-cell>
          <table:table-cell table:style-name="ce38" table:formula="of:=[$screen_negative.BL58]" office:value-type="float" office:value="0" calcext:value-type="float">
            <text:p>0</text:p>
          </table:table-cell>
          <table:table-cell table:style-name="ce38" table:formula="of:=[$screen_negative.BM58]" office:value-type="float" office:value="0" calcext:value-type="float">
            <text:p>0</text:p>
          </table:table-cell>
          <table:table-cell table:style-name="ce38" table:formula="of:=[$screen_negative.BN58]" office:value-type="float" office:value="0" calcext:value-type="float">
            <text:p>0</text:p>
          </table:table-cell>
          <table:table-cell table:style-name="ce38" table:formula="of:=[$screen_negative.BO58]" office:value-type="float" office:value="0" calcext:value-type="float">
            <text:p>0</text:p>
          </table:table-cell>
          <table:table-cell table:style-name="ce38" table:formula="of:=[$screen_negative.BP58]" office:value-type="float" office:value="0" calcext:value-type="float">
            <text:p>0</text:p>
          </table:table-cell>
          <table:table-cell table:style-name="ce38" table:formula="of:=[$screen_negative.BQ58]" office:value-type="float" office:value="0" calcext:value-type="float">
            <text:p>0</text:p>
          </table:table-cell>
          <table:table-cell table:style-name="ce38" table:formula="of:=[$screen_negative.BR58]" office:value-type="float" office:value="0" calcext:value-type="float">
            <text:p>0</text:p>
          </table:table-cell>
          <table:table-cell table:style-name="ce38" table:formula="of:=[$screen_negative.BS58]" office:value-type="float" office:value="0" calcext:value-type="float">
            <text:p>0</text:p>
          </table:table-cell>
          <table:table-cell table:style-name="ce38" table:formula="of:=[$screen_negative.BT58]" office:value-type="float" office:value="0" calcext:value-type="float">
            <text:p>0</text:p>
          </table:table-cell>
          <table:table-cell table:style-name="ce38" table:formula="of:=[$screen_negative.BU58]" office:value-type="float" office:value="0" calcext:value-type="float">
            <text:p>0</text:p>
          </table:table-cell>
          <table:table-cell table:style-name="ce38" table:formula="of:=[$screen_negative.BV58]" office:value-type="float" office:value="0" calcext:value-type="float">
            <text:p>0</text:p>
          </table:table-cell>
          <table:table-cell table:style-name="ce38" table:formula="of:=[$screen_negative.BW58]" office:value-type="float" office:value="0" calcext:value-type="float">
            <text:p>0</text:p>
          </table:table-cell>
          <table:table-cell table:style-name="ce38" table:formula="of:=[$screen_negative.BX58]" office:value-type="float" office:value="0" calcext:value-type="float">
            <text:p>0</text:p>
          </table:table-cell>
          <table:table-cell table:style-name="ce38" table:formula="of:=[$screen_negative.BY58]" office:value-type="float" office:value="0" calcext:value-type="float">
            <text:p>0</text:p>
          </table:table-cell>
          <table:table-cell table:style-name="ce38" table:formula="of:=[$screen_negative.BZ58]" office:value-type="float" office:value="0" calcext:value-type="float">
            <text:p>0</text:p>
          </table:table-cell>
          <table:table-cell table:style-name="ce38" table:formula="of:=[$screen_negative.CA58]" office:value-type="float" office:value="1" calcext:value-type="float">
            <text:p>1</text:p>
          </table:table-cell>
          <table:table-cell table:style-name="ce38" table:formula="of:=[$screen_negative.CB58]" office:value-type="float" office:value="1" calcext:value-type="float">
            <text:p>1</text:p>
          </table:table-cell>
          <table:table-cell table:style-name="ce38" table:formula="of:=[$screen_negative.CC58]" office:value-type="float" office:value="0" calcext:value-type="float">
            <text:p>0</text:p>
          </table:table-cell>
          <table:table-cell table:style-name="ce38" table:formula="of:=[$screen_negative.CD58]" office:value-type="float" office:value="0" calcext:value-type="float">
            <text:p>0</text:p>
          </table:table-cell>
          <table:table-cell table:style-name="ce38" table:formula="of:=[$screen_negative.CE58]" office:value-type="float" office:value="1" calcext:value-type="float">
            <text:p>1</text:p>
          </table:table-cell>
          <table:table-cell table:style-name="ce38" table:formula="of:=[$screen_negative.CF58]" office:value-type="float" office:value="0" calcext:value-type="float">
            <text:p>0</text:p>
          </table:table-cell>
          <table:table-cell table:style-name="ce38" table:formula="of:=[$screen_negative.CG58]" office:value-type="float" office:value="0" calcext:value-type="float">
            <text:p>0</text:p>
          </table:table-cell>
          <table:table-cell table:style-name="ce38" table:formula="of:=[$screen_negative.CH58]" office:value-type="float" office:value="0" calcext:value-type="float">
            <text:p>0</text:p>
          </table:table-cell>
          <table:table-cell table:style-name="ce38" table:formula="of:=[$screen_negative.CI58]" office:value-type="float" office:value="0" calcext:value-type="float">
            <text:p>0</text:p>
          </table:table-cell>
          <table:table-cell table:style-name="ce38" table:formula="of:=[$screen_negative.CJ58]" office:value-type="float" office:value="0" calcext:value-type="float">
            <text:p>0</text:p>
          </table:table-cell>
          <table:table-cell table:style-name="ce38" table:formula="of:=[$screen_negative.CK58]" office:value-type="float" office:value="0" calcext:value-type="float">
            <text:p>0</text:p>
          </table:table-cell>
          <table:table-cell table:style-name="ce38" table:formula="of:=[$screen_negative.CL58]" office:value-type="float" office:value="0" calcext:value-type="float">
            <text:p>0</text:p>
          </table:table-cell>
          <table:table-cell table:style-name="ce38" table:formula="of:=[$screen_negative.CM58]" office:value-type="float" office:value="0" calcext:value-type="float">
            <text:p>0</text:p>
          </table:table-cell>
          <table:table-cell table:style-name="ce38" table:formula="of:=[$screen_negative.CN58]" office:value-type="float" office:value="0" calcext:value-type="float">
            <text:p>0</text:p>
          </table:table-cell>
          <table:table-cell table:style-name="ce38" table:formula="of:=[$screen_negative.CO58]" office:value-type="float" office:value="0" calcext:value-type="float">
            <text:p>0</text:p>
          </table:table-cell>
          <table:table-cell table:style-name="ce38" table:formula="of:=[$screen_negative.CP58]" office:value-type="float" office:value="0" calcext:value-type="float">
            <text:p>0</text:p>
          </table:table-cell>
          <table:table-cell table:style-name="ce38" table:formula="of:=[$screen_negative.CQ58]" office:value-type="float" office:value="0" calcext:value-type="float">
            <text:p>0</text:p>
          </table:table-cell>
          <table:table-cell table:style-name="ce38" table:formula="of:=[$screen_negative.CR58]" office:value-type="float" office:value="0" calcext:value-type="float">
            <text:p>0</text:p>
          </table:table-cell>
          <table:table-cell table:style-name="ce38" table:formula="of:=[$screen_negative.CS58]" office:value-type="float" office:value="0" calcext:value-type="float">
            <text:p>0</text:p>
          </table:table-cell>
          <table:table-cell table:style-name="ce38" table:formula="of:=[$screen_negative.CT58]" office:value-type="float" office:value="0" calcext:value-type="float">
            <text:p>0</text:p>
          </table:table-cell>
          <table:table-cell table:style-name="ce38" table:formula="of:=[$screen_negative.CU58]" office:value-type="float" office:value="0" calcext:value-type="float">
            <text:p>0</text:p>
          </table:table-cell>
          <table:table-cell table:style-name="ce38" table:formula="of:=[$screen_negative.CV58]" office:value-type="float" office:value="0" calcext:value-type="float">
            <text:p>0</text:p>
          </table:table-cell>
          <table:table-cell table:style-name="ce38" table:formula="of:=[$screen_negative.CW58]" office:value-type="float" office:value="0" calcext:value-type="float">
            <text:p>0</text:p>
          </table:table-cell>
          <table:table-cell table:style-name="ce38" table:formula="of:=[$screen_negative.CX58]" office:value-type="float" office:value="0" calcext:value-type="float">
            <text:p>0</text:p>
          </table:table-cell>
          <table:table-cell table:style-name="ce38" table:formula="of:=[$screen_negative.CY58]" office:value-type="float" office:value="0" calcext:value-type="float">
            <text:p>0</text:p>
          </table:table-cell>
          <table:table-cell table:style-name="ce38" table:formula="of:=[$screen_negative.CZ58]" office:value-type="float" office:value="0" calcext:value-type="float">
            <text:p>0</text:p>
          </table:table-cell>
          <table:table-cell table:style-name="ce38" table:formula="of:=[$screen_negative.DA58]" office:value-type="float" office:value="0" calcext:value-type="float">
            <text:p>0</text:p>
          </table:table-cell>
          <table:table-cell table:style-name="ce38" table:formula="of:=[$screen_negative.DB58]" office:value-type="float" office:value="0" calcext:value-type="float">
            <text:p>0</text:p>
          </table:table-cell>
          <table:table-cell table:style-name="ce38" table:formula="of:=[$screen_negative.DC58]" office:value-type="float" office:value="0" calcext:value-type="float">
            <text:p>0</text:p>
          </table:table-cell>
          <table:table-cell table:style-name="ce38" table:formula="of:=[$screen_negative.DD58]" office:value-type="float" office:value="0" calcext:value-type="float">
            <text:p>0</text:p>
          </table:table-cell>
          <table:table-cell table:style-name="ce38" table:formula="of:=[$screen_negative.DE58]" office:value-type="float" office:value="0" calcext:value-type="float">
            <text:p>0</text:p>
          </table:table-cell>
          <table:table-cell table:style-name="ce38" table:formula="of:=[$screen_negative.DF58]" office:value-type="float" office:value="0" calcext:value-type="float">
            <text:p>0</text:p>
          </table:table-cell>
          <table:table-cell table:style-name="ce38" table:formula="of:=[$screen_negative.DG58]" office:value-type="float" office:value="0" calcext:value-type="float">
            <text:p>0</text:p>
          </table:table-cell>
          <table:table-cell table:style-name="ce38" table:formula="of:=[$screen_negative.DH58]" office:value-type="float" office:value="0" calcext:value-type="float">
            <text:p>0</text:p>
          </table:table-cell>
          <table:table-cell table:style-name="ce38" table:formula="of:=[$screen_negative.DI58]" office:value-type="float" office:value="0" calcext:value-type="float">
            <text:p>0</text:p>
          </table:table-cell>
          <table:table-cell table:style-name="ce38" table:formula="of:=[$screen_negative.DJ58]" office:value-type="float" office:value="0" calcext:value-type="float">
            <text:p>0</text:p>
          </table:table-cell>
          <table:table-cell table:style-name="ce38" table:formula="of:=[$screen_negative.DK58]" office:value-type="float" office:value="0" calcext:value-type="float">
            <text:p>0</text:p>
          </table:table-cell>
          <table:table-cell table:style-name="ce38" table:formula="of:=[$screen_negative.DL58]" office:value-type="float" office:value="0" calcext:value-type="float">
            <text:p>0</text:p>
          </table:table-cell>
          <table:table-cell table:style-name="ce38" table:formula="of:=[$screen_negative.DM58]" office:value-type="float" office:value="0" calcext:value-type="float">
            <text:p>0</text:p>
          </table:table-cell>
          <table:table-cell table:style-name="ce38" table:formula="of:=[$screen_negative.DN58]" office:value-type="float" office:value="0" calcext:value-type="float">
            <text:p>0</text:p>
          </table:table-cell>
          <table:table-cell table:style-name="ce38" table:formula="of:=[$screen_negative.DO58]" office:value-type="float" office:value="0" calcext:value-type="float">
            <text:p>0</text:p>
          </table:table-cell>
          <table:table-cell table:style-name="ce38" table:formula="of:=[$screen_negative.DP58]" office:value-type="float" office:value="0" calcext:value-type="float">
            <text:p>0</text:p>
          </table:table-cell>
          <table:table-cell table:style-name="ce38" table:formula="of:=[$screen_negative.DQ58]" office:value-type="float" office:value="0" calcext:value-type="float">
            <text:p>0</text:p>
          </table:table-cell>
          <table:table-cell table:style-name="ce38" table:formula="of:=[$screen_negative.DR58]" office:value-type="float" office:value="0" calcext:value-type="float">
            <text:p>0</text:p>
          </table:table-cell>
          <table:table-cell table:style-name="ce38" table:formula="of:=[$screen_negative.DS58]" office:value-type="float" office:value="0" calcext:value-type="float">
            <text:p>0</text:p>
          </table:table-cell>
          <table:table-cell table:style-name="ce38" table:formula="of:=[$screen_negative.DT58]" office:value-type="float" office:value="0" calcext:value-type="float">
            <text:p>0</text:p>
          </table:table-cell>
          <table:table-cell table:style-name="ce38" table:formula="of:=[$screen_negative.DU58]" office:value-type="float" office:value="0" calcext:value-type="float">
            <text:p>0</text:p>
          </table:table-cell>
          <table:table-cell table:style-name="ce38" table:formula="of:=[$screen_negative.DV58]" office:value-type="float" office:value="0" calcext:value-type="float">
            <text:p>0</text:p>
          </table:table-cell>
          <table:table-cell table:style-name="ce38" table:formula="of:=[$screen_negative.DW58]" office:value-type="float" office:value="0" calcext:value-type="float">
            <text:p>0</text:p>
          </table:table-cell>
          <table:table-cell table:style-name="ce38" table:formula="of:=[$screen_negative.DX58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59]" office:value-type="float" office:value="0" calcext:value-type="float">
            <text:p>0</text:p>
          </table:table-cell>
          <table:table-cell table:style-name="ce38" table:formula="of:=[$screen_negative.B59]" office:value-type="float" office:value="0" calcext:value-type="float">
            <text:p>0</text:p>
          </table:table-cell>
          <table:table-cell table:style-name="ce38" table:formula="of:=[$screen_negative.C59]" office:value-type="float" office:value="0" calcext:value-type="float">
            <text:p>0</text:p>
          </table:table-cell>
          <table:table-cell table:style-name="ce38" table:formula="of:=[$screen_negative.D59]" office:value-type="float" office:value="0" calcext:value-type="float">
            <text:p>0</text:p>
          </table:table-cell>
          <table:table-cell table:style-name="ce38" table:formula="of:=[$screen_negative.E59]" office:value-type="float" office:value="0" calcext:value-type="float">
            <text:p>0</text:p>
          </table:table-cell>
          <table:table-cell table:style-name="ce38" table:formula="of:=[$screen_negative.F59]" office:value-type="float" office:value="0" calcext:value-type="float">
            <text:p>0</text:p>
          </table:table-cell>
          <table:table-cell table:style-name="ce38" table:formula="of:=[$screen_negative.G59]" office:value-type="float" office:value="0" calcext:value-type="float">
            <text:p>0</text:p>
          </table:table-cell>
          <table:table-cell table:style-name="ce38" table:formula="of:=[$screen_negative.H59]" office:value-type="float" office:value="0" calcext:value-type="float">
            <text:p>0</text:p>
          </table:table-cell>
          <table:table-cell table:style-name="ce38" table:formula="of:=[$screen_negative.I59]" office:value-type="float" office:value="0" calcext:value-type="float">
            <text:p>0</text:p>
          </table:table-cell>
          <table:table-cell table:style-name="ce38" table:formula="of:=[$screen_negative.J59]" office:value-type="float" office:value="0" calcext:value-type="float">
            <text:p>0</text:p>
          </table:table-cell>
          <table:table-cell table:style-name="ce38" table:formula="of:=[$screen_negative.K59]" office:value-type="float" office:value="0" calcext:value-type="float">
            <text:p>0</text:p>
          </table:table-cell>
          <table:table-cell table:style-name="ce38" table:formula="of:=[$screen_negative.L59]" office:value-type="float" office:value="0" calcext:value-type="float">
            <text:p>0</text:p>
          </table:table-cell>
          <table:table-cell table:style-name="ce38" table:formula="of:=[$screen_negative.M59]" office:value-type="float" office:value="0" calcext:value-type="float">
            <text:p>0</text:p>
          </table:table-cell>
          <table:table-cell table:style-name="ce38" table:formula="of:=[$screen_negative.N59]" office:value-type="float" office:value="0" calcext:value-type="float">
            <text:p>0</text:p>
          </table:table-cell>
          <table:table-cell table:style-name="ce38" table:formula="of:=[$screen_negative.O59]" office:value-type="float" office:value="0" calcext:value-type="float">
            <text:p>0</text:p>
          </table:table-cell>
          <table:table-cell table:style-name="ce38" table:formula="of:=[$screen_negative.P59]" office:value-type="float" office:value="0" calcext:value-type="float">
            <text:p>0</text:p>
          </table:table-cell>
          <table:table-cell table:style-name="ce38" table:formula="of:=[$screen_negative.Q59]" office:value-type="float" office:value="0" calcext:value-type="float">
            <text:p>0</text:p>
          </table:table-cell>
          <table:table-cell table:style-name="ce38" table:formula="of:=[$screen_negative.R59]" office:value-type="float" office:value="0" calcext:value-type="float">
            <text:p>0</text:p>
          </table:table-cell>
          <table:table-cell table:style-name="ce38" table:formula="of:=[$screen_negative.S59]" office:value-type="float" office:value="0" calcext:value-type="float">
            <text:p>0</text:p>
          </table:table-cell>
          <table:table-cell table:style-name="ce38" table:formula="of:=[$screen_negative.T59]" office:value-type="float" office:value="0" calcext:value-type="float">
            <text:p>0</text:p>
          </table:table-cell>
          <table:table-cell table:style-name="ce38" table:formula="of:=[$screen_negative.U59]" office:value-type="float" office:value="0" calcext:value-type="float">
            <text:p>0</text:p>
          </table:table-cell>
          <table:table-cell table:style-name="ce38" table:formula="of:=[$screen_negative.V59]" office:value-type="float" office:value="0" calcext:value-type="float">
            <text:p>0</text:p>
          </table:table-cell>
          <table:table-cell table:style-name="ce38" table:formula="of:=[$screen_negative.W59]" office:value-type="float" office:value="0" calcext:value-type="float">
            <text:p>0</text:p>
          </table:table-cell>
          <table:table-cell table:style-name="ce38" table:formula="of:=[$screen_negative.X59]" office:value-type="float" office:value="0" calcext:value-type="float">
            <text:p>0</text:p>
          </table:table-cell>
          <table:table-cell table:style-name="ce38" table:formula="of:=[$screen_negative.Y59]" office:value-type="float" office:value="0" calcext:value-type="float">
            <text:p>0</text:p>
          </table:table-cell>
          <table:table-cell table:style-name="ce38" table:formula="of:=[$screen_negative.Z59]" office:value-type="float" office:value="0" calcext:value-type="float">
            <text:p>0</text:p>
          </table:table-cell>
          <table:table-cell table:style-name="ce38" table:formula="of:=[$screen_negative.AA59]" office:value-type="float" office:value="0" calcext:value-type="float">
            <text:p>0</text:p>
          </table:table-cell>
          <table:table-cell table:style-name="ce38" table:formula="of:=[$screen_negative.AB59]" office:value-type="float" office:value="0" calcext:value-type="float">
            <text:p>0</text:p>
          </table:table-cell>
          <table:table-cell table:style-name="ce38" table:formula="of:=[$screen_negative.AC59]" office:value-type="float" office:value="0" calcext:value-type="float">
            <text:p>0</text:p>
          </table:table-cell>
          <table:table-cell table:style-name="ce38" table:formula="of:=[$screen_negative.AD59]" office:value-type="float" office:value="0" calcext:value-type="float">
            <text:p>0</text:p>
          </table:table-cell>
          <table:table-cell table:style-name="ce38" table:formula="of:=[$screen_negative.AE59]" office:value-type="float" office:value="0" calcext:value-type="float">
            <text:p>0</text:p>
          </table:table-cell>
          <table:table-cell table:style-name="ce38" table:formula="of:=[$screen_negative.AF59]" office:value-type="float" office:value="0" calcext:value-type="float">
            <text:p>0</text:p>
          </table:table-cell>
          <table:table-cell table:style-name="ce38" table:formula="of:=[$screen_negative.AG59]" office:value-type="float" office:value="0" calcext:value-type="float">
            <text:p>0</text:p>
          </table:table-cell>
          <table:table-cell table:style-name="ce38" table:formula="of:=[$screen_negative.AH59]" office:value-type="float" office:value="0" calcext:value-type="float">
            <text:p>0</text:p>
          </table:table-cell>
          <table:table-cell table:style-name="ce38" table:formula="of:=[$screen_negative.AI59]" office:value-type="float" office:value="0" calcext:value-type="float">
            <text:p>0</text:p>
          </table:table-cell>
          <table:table-cell table:style-name="ce38" table:formula="of:=[$screen_negative.AJ59]" office:value-type="float" office:value="0" calcext:value-type="float">
            <text:p>0</text:p>
          </table:table-cell>
          <table:table-cell table:style-name="ce38" table:formula="of:=[$screen_negative.AK59]" office:value-type="float" office:value="0" calcext:value-type="float">
            <text:p>0</text:p>
          </table:table-cell>
          <table:table-cell table:style-name="ce38" table:formula="of:=[$screen_negative.AL59]" office:value-type="float" office:value="0" calcext:value-type="float">
            <text:p>0</text:p>
          </table:table-cell>
          <table:table-cell table:style-name="ce38" table:formula="of:=[$screen_negative.AM59]" office:value-type="float" office:value="0" calcext:value-type="float">
            <text:p>0</text:p>
          </table:table-cell>
          <table:table-cell table:style-name="ce38" table:formula="of:=[$screen_negative.AN59]" office:value-type="float" office:value="0" calcext:value-type="float">
            <text:p>0</text:p>
          </table:table-cell>
          <table:table-cell table:style-name="ce38" table:formula="of:=[$screen_negative.AO59]" office:value-type="float" office:value="0" calcext:value-type="float">
            <text:p>0</text:p>
          </table:table-cell>
          <table:table-cell table:style-name="ce38" table:formula="of:=[$screen_negative.AP59]" office:value-type="float" office:value="0" calcext:value-type="float">
            <text:p>0</text:p>
          </table:table-cell>
          <table:table-cell table:style-name="ce38" table:formula="of:=[$screen_negative.AQ59]" office:value-type="float" office:value="0" calcext:value-type="float">
            <text:p>0</text:p>
          </table:table-cell>
          <table:table-cell table:style-name="ce38" table:formula="of:=[$screen_negative.AR59]" office:value-type="float" office:value="0" calcext:value-type="float">
            <text:p>0</text:p>
          </table:table-cell>
          <table:table-cell table:style-name="ce38" table:formula="of:=[$screen_negative.AS59]" office:value-type="float" office:value="0" calcext:value-type="float">
            <text:p>0</text:p>
          </table:table-cell>
          <table:table-cell table:style-name="ce38" table:formula="of:=[$screen_negative.AT59]" office:value-type="float" office:value="0" calcext:value-type="float">
            <text:p>0</text:p>
          </table:table-cell>
          <table:table-cell table:style-name="ce38" table:formula="of:=[$screen_negative.AU59]" office:value-type="float" office:value="1" calcext:value-type="float">
            <text:p>1</text:p>
          </table:table-cell>
          <table:table-cell table:style-name="ce38" table:formula="of:=[$screen_negative.AV59]" office:value-type="float" office:value="1" calcext:value-type="float">
            <text:p>1</text:p>
          </table:table-cell>
          <table:table-cell table:style-name="ce38" table:formula="of:=[$screen_negative.AW59]" office:value-type="float" office:value="0" calcext:value-type="float">
            <text:p>0</text:p>
          </table:table-cell>
          <table:table-cell table:style-name="ce38" table:formula="of:=[$screen_negative.AX59]" office:value-type="float" office:value="0" calcext:value-type="float">
            <text:p>0</text:p>
          </table:table-cell>
          <table:table-cell table:style-name="ce38" table:formula="of:=[$screen_negative.AY59]" office:value-type="float" office:value="1" calcext:value-type="float">
            <text:p>1</text:p>
          </table:table-cell>
          <table:table-cell table:style-name="ce38" table:formula="of:=[$screen_negative.AZ59]" office:value-type="float" office:value="1" calcext:value-type="float">
            <text:p>1</text:p>
          </table:table-cell>
          <table:table-cell table:style-name="ce38" table:formula="of:=[$screen_negative.BA59]" office:value-type="float" office:value="0" calcext:value-type="float">
            <text:p>0</text:p>
          </table:table-cell>
          <table:table-cell table:style-name="ce38" table:formula="of:=[$screen_negative.BB59]" office:value-type="float" office:value="0" calcext:value-type="float">
            <text:p>0</text:p>
          </table:table-cell>
          <table:table-cell table:style-name="ce38" table:formula="of:=[$screen_negative.BC59]" office:value-type="float" office:value="0" calcext:value-type="float">
            <text:p>0</text:p>
          </table:table-cell>
          <table:table-cell table:style-name="ce38" table:formula="of:=[$screen_negative.BD59]" office:value-type="float" office:value="0" calcext:value-type="float">
            <text:p>0</text:p>
          </table:table-cell>
          <table:table-cell table:style-name="ce38" table:formula="of:=[$screen_negative.BE59]" office:value-type="float" office:value="0" calcext:value-type="float">
            <text:p>0</text:p>
          </table:table-cell>
          <table:table-cell table:style-name="ce38" table:formula="of:=[$screen_negative.BF59]" office:value-type="float" office:value="0" calcext:value-type="float">
            <text:p>0</text:p>
          </table:table-cell>
          <table:table-cell table:style-name="ce38" table:formula="of:=[$screen_negative.BG59]" office:value-type="float" office:value="0" calcext:value-type="float">
            <text:p>0</text:p>
          </table:table-cell>
          <table:table-cell table:style-name="ce38" table:formula="of:=[$screen_negative.BH59]" office:value-type="float" office:value="0" calcext:value-type="float">
            <text:p>0</text:p>
          </table:table-cell>
          <table:table-cell table:style-name="ce38" table:formula="of:=[$screen_negative.BI59]" office:value-type="float" office:value="0" calcext:value-type="float">
            <text:p>0</text:p>
          </table:table-cell>
          <table:table-cell table:style-name="ce38" table:formula="of:=[$screen_negative.BJ59]" office:value-type="float" office:value="0" calcext:value-type="float">
            <text:p>0</text:p>
          </table:table-cell>
          <table:table-cell table:style-name="ce38" table:formula="of:=[$screen_negative.BK59]" office:value-type="float" office:value="0" calcext:value-type="float">
            <text:p>0</text:p>
          </table:table-cell>
          <table:table-cell table:style-name="ce38" table:formula="of:=[$screen_negative.BL59]" office:value-type="float" office:value="0" calcext:value-type="float">
            <text:p>0</text:p>
          </table:table-cell>
          <table:table-cell table:style-name="ce38" table:formula="of:=[$screen_negative.BM59]" office:value-type="float" office:value="0" calcext:value-type="float">
            <text:p>0</text:p>
          </table:table-cell>
          <table:table-cell table:style-name="ce38" table:formula="of:=[$screen_negative.BN59]" office:value-type="float" office:value="0" calcext:value-type="float">
            <text:p>0</text:p>
          </table:table-cell>
          <table:table-cell table:style-name="ce38" table:formula="of:=[$screen_negative.BO59]" office:value-type="float" office:value="0" calcext:value-type="float">
            <text:p>0</text:p>
          </table:table-cell>
          <table:table-cell table:style-name="ce38" table:formula="of:=[$screen_negative.BP59]" office:value-type="float" office:value="0" calcext:value-type="float">
            <text:p>0</text:p>
          </table:table-cell>
          <table:table-cell table:style-name="ce38" table:formula="of:=[$screen_negative.BQ59]" office:value-type="float" office:value="0" calcext:value-type="float">
            <text:p>0</text:p>
          </table:table-cell>
          <table:table-cell table:style-name="ce38" table:formula="of:=[$screen_negative.BR59]" office:value-type="float" office:value="0" calcext:value-type="float">
            <text:p>0</text:p>
          </table:table-cell>
          <table:table-cell table:style-name="ce38" table:formula="of:=[$screen_negative.BS59]" office:value-type="float" office:value="0" calcext:value-type="float">
            <text:p>0</text:p>
          </table:table-cell>
          <table:table-cell table:style-name="ce38" table:formula="of:=[$screen_negative.BT59]" office:value-type="float" office:value="0" calcext:value-type="float">
            <text:p>0</text:p>
          </table:table-cell>
          <table:table-cell table:style-name="ce38" table:formula="of:=[$screen_negative.BU59]" office:value-type="float" office:value="0" calcext:value-type="float">
            <text:p>0</text:p>
          </table:table-cell>
          <table:table-cell table:style-name="ce38" table:formula="of:=[$screen_negative.BV59]" office:value-type="float" office:value="0" calcext:value-type="float">
            <text:p>0</text:p>
          </table:table-cell>
          <table:table-cell table:style-name="ce38" table:formula="of:=[$screen_negative.BW59]" office:value-type="float" office:value="0" calcext:value-type="float">
            <text:p>0</text:p>
          </table:table-cell>
          <table:table-cell table:style-name="ce38" table:formula="of:=[$screen_negative.BX59]" office:value-type="float" office:value="0" calcext:value-type="float">
            <text:p>0</text:p>
          </table:table-cell>
          <table:table-cell table:style-name="ce38" table:formula="of:=[$screen_negative.BY59]" office:value-type="float" office:value="1" calcext:value-type="float">
            <text:p>1</text:p>
          </table:table-cell>
          <table:table-cell table:style-name="ce38" table:formula="of:=[$screen_negative.BZ59]" office:value-type="float" office:value="1" calcext:value-type="float">
            <text:p>1</text:p>
          </table:table-cell>
          <table:table-cell table:style-name="ce38" table:formula="of:=[$screen_negative.CA59]" office:value-type="float" office:value="0" calcext:value-type="float">
            <text:p>0</text:p>
          </table:table-cell>
          <table:table-cell table:style-name="ce38" table:formula="of:=[$screen_negative.CB59]" office:value-type="float" office:value="0" calcext:value-type="float">
            <text:p>0</text:p>
          </table:table-cell>
          <table:table-cell table:style-name="ce38" table:formula="of:=[$screen_negative.CC59]" office:value-type="float" office:value="1" calcext:value-type="float">
            <text:p>1</text:p>
          </table:table-cell>
          <table:table-cell table:style-name="ce38" table:formula="of:=[$screen_negative.CD59]" office:value-type="float" office:value="1" calcext:value-type="float">
            <text:p>1</text:p>
          </table:table-cell>
          <table:table-cell table:style-name="ce38" table:formula="of:=[$screen_negative.CE59]" office:value-type="float" office:value="0" calcext:value-type="float">
            <text:p>0</text:p>
          </table:table-cell>
          <table:table-cell table:style-name="ce38" table:formula="of:=[$screen_negative.CF59]" office:value-type="float" office:value="0" calcext:value-type="float">
            <text:p>0</text:p>
          </table:table-cell>
          <table:table-cell table:style-name="ce38" table:formula="of:=[$screen_negative.CG59]" office:value-type="float" office:value="0" calcext:value-type="float">
            <text:p>0</text:p>
          </table:table-cell>
          <table:table-cell table:style-name="ce38" table:formula="of:=[$screen_negative.CH59]" office:value-type="float" office:value="0" calcext:value-type="float">
            <text:p>0</text:p>
          </table:table-cell>
          <table:table-cell table:style-name="ce38" table:formula="of:=[$screen_negative.CI59]" office:value-type="float" office:value="0" calcext:value-type="float">
            <text:p>0</text:p>
          </table:table-cell>
          <table:table-cell table:style-name="ce38" table:formula="of:=[$screen_negative.CJ59]" office:value-type="float" office:value="0" calcext:value-type="float">
            <text:p>0</text:p>
          </table:table-cell>
          <table:table-cell table:style-name="ce38" table:formula="of:=[$screen_negative.CK59]" office:value-type="float" office:value="0" calcext:value-type="float">
            <text:p>0</text:p>
          </table:table-cell>
          <table:table-cell table:style-name="ce38" table:formula="of:=[$screen_negative.CL59]" office:value-type="float" office:value="0" calcext:value-type="float">
            <text:p>0</text:p>
          </table:table-cell>
          <table:table-cell table:style-name="ce38" table:formula="of:=[$screen_negative.CM59]" office:value-type="float" office:value="0" calcext:value-type="float">
            <text:p>0</text:p>
          </table:table-cell>
          <table:table-cell table:style-name="ce38" table:formula="of:=[$screen_negative.CN59]" office:value-type="float" office:value="0" calcext:value-type="float">
            <text:p>0</text:p>
          </table:table-cell>
          <table:table-cell table:style-name="ce38" table:formula="of:=[$screen_negative.CO59]" office:value-type="float" office:value="0" calcext:value-type="float">
            <text:p>0</text:p>
          </table:table-cell>
          <table:table-cell table:style-name="ce38" table:formula="of:=[$screen_negative.CP59]" office:value-type="float" office:value="0" calcext:value-type="float">
            <text:p>0</text:p>
          </table:table-cell>
          <table:table-cell table:style-name="ce38" table:formula="of:=[$screen_negative.CQ59]" office:value-type="float" office:value="0" calcext:value-type="float">
            <text:p>0</text:p>
          </table:table-cell>
          <table:table-cell table:style-name="ce38" table:formula="of:=[$screen_negative.CR59]" office:value-type="float" office:value="0" calcext:value-type="float">
            <text:p>0</text:p>
          </table:table-cell>
          <table:table-cell table:style-name="ce38" table:formula="of:=[$screen_negative.CS59]" office:value-type="float" office:value="0" calcext:value-type="float">
            <text:p>0</text:p>
          </table:table-cell>
          <table:table-cell table:style-name="ce38" table:formula="of:=[$screen_negative.CT59]" office:value-type="float" office:value="0" calcext:value-type="float">
            <text:p>0</text:p>
          </table:table-cell>
          <table:table-cell table:style-name="ce38" table:formula="of:=[$screen_negative.CU59]" office:value-type="float" office:value="0" calcext:value-type="float">
            <text:p>0</text:p>
          </table:table-cell>
          <table:table-cell table:style-name="ce38" table:formula="of:=[$screen_negative.CV59]" office:value-type="float" office:value="0" calcext:value-type="float">
            <text:p>0</text:p>
          </table:table-cell>
          <table:table-cell table:style-name="ce38" table:formula="of:=[$screen_negative.CW59]" office:value-type="float" office:value="0" calcext:value-type="float">
            <text:p>0</text:p>
          </table:table-cell>
          <table:table-cell table:style-name="ce38" table:formula="of:=[$screen_negative.CX59]" office:value-type="float" office:value="0" calcext:value-type="float">
            <text:p>0</text:p>
          </table:table-cell>
          <table:table-cell table:style-name="ce38" table:formula="of:=[$screen_negative.CY59]" office:value-type="float" office:value="0" calcext:value-type="float">
            <text:p>0</text:p>
          </table:table-cell>
          <table:table-cell table:style-name="ce38" table:formula="of:=[$screen_negative.CZ59]" office:value-type="float" office:value="0" calcext:value-type="float">
            <text:p>0</text:p>
          </table:table-cell>
          <table:table-cell table:style-name="ce38" table:formula="of:=[$screen_negative.DA59]" office:value-type="float" office:value="0" calcext:value-type="float">
            <text:p>0</text:p>
          </table:table-cell>
          <table:table-cell table:style-name="ce38" table:formula="of:=[$screen_negative.DB59]" office:value-type="float" office:value="0" calcext:value-type="float">
            <text:p>0</text:p>
          </table:table-cell>
          <table:table-cell table:style-name="ce38" table:formula="of:=[$screen_negative.DC59]" office:value-type="float" office:value="0" calcext:value-type="float">
            <text:p>0</text:p>
          </table:table-cell>
          <table:table-cell table:style-name="ce38" table:formula="of:=[$screen_negative.DD59]" office:value-type="float" office:value="0" calcext:value-type="float">
            <text:p>0</text:p>
          </table:table-cell>
          <table:table-cell table:style-name="ce38" table:formula="of:=[$screen_negative.DE59]" office:value-type="float" office:value="0" calcext:value-type="float">
            <text:p>0</text:p>
          </table:table-cell>
          <table:table-cell table:style-name="ce38" table:formula="of:=[$screen_negative.DF59]" office:value-type="float" office:value="0" calcext:value-type="float">
            <text:p>0</text:p>
          </table:table-cell>
          <table:table-cell table:style-name="ce38" table:formula="of:=[$screen_negative.DG59]" office:value-type="float" office:value="0" calcext:value-type="float">
            <text:p>0</text:p>
          </table:table-cell>
          <table:table-cell table:style-name="ce38" table:formula="of:=[$screen_negative.DH59]" office:value-type="float" office:value="0" calcext:value-type="float">
            <text:p>0</text:p>
          </table:table-cell>
          <table:table-cell table:style-name="ce38" table:formula="of:=[$screen_negative.DI59]" office:value-type="float" office:value="0" calcext:value-type="float">
            <text:p>0</text:p>
          </table:table-cell>
          <table:table-cell table:style-name="ce38" table:formula="of:=[$screen_negative.DJ59]" office:value-type="float" office:value="0" calcext:value-type="float">
            <text:p>0</text:p>
          </table:table-cell>
          <table:table-cell table:style-name="ce38" table:formula="of:=[$screen_negative.DK59]" office:value-type="float" office:value="0" calcext:value-type="float">
            <text:p>0</text:p>
          </table:table-cell>
          <table:table-cell table:style-name="ce38" table:formula="of:=[$screen_negative.DL59]" office:value-type="float" office:value="0" calcext:value-type="float">
            <text:p>0</text:p>
          </table:table-cell>
          <table:table-cell table:style-name="ce38" table:formula="of:=[$screen_negative.DM59]" office:value-type="float" office:value="0" calcext:value-type="float">
            <text:p>0</text:p>
          </table:table-cell>
          <table:table-cell table:style-name="ce38" table:formula="of:=[$screen_negative.DN59]" office:value-type="float" office:value="0" calcext:value-type="float">
            <text:p>0</text:p>
          </table:table-cell>
          <table:table-cell table:style-name="ce38" table:formula="of:=[$screen_negative.DO59]" office:value-type="float" office:value="0" calcext:value-type="float">
            <text:p>0</text:p>
          </table:table-cell>
          <table:table-cell table:style-name="ce38" table:formula="of:=[$screen_negative.DP59]" office:value-type="float" office:value="0" calcext:value-type="float">
            <text:p>0</text:p>
          </table:table-cell>
          <table:table-cell table:style-name="ce38" table:formula="of:=[$screen_negative.DQ59]" office:value-type="float" office:value="0" calcext:value-type="float">
            <text:p>0</text:p>
          </table:table-cell>
          <table:table-cell table:style-name="ce38" table:formula="of:=[$screen_negative.DR59]" office:value-type="float" office:value="0" calcext:value-type="float">
            <text:p>0</text:p>
          </table:table-cell>
          <table:table-cell table:style-name="ce38" table:formula="of:=[$screen_negative.DS59]" office:value-type="float" office:value="0" calcext:value-type="float">
            <text:p>0</text:p>
          </table:table-cell>
          <table:table-cell table:style-name="ce38" table:formula="of:=[$screen_negative.DT59]" office:value-type="float" office:value="0" calcext:value-type="float">
            <text:p>0</text:p>
          </table:table-cell>
          <table:table-cell table:style-name="ce38" table:formula="of:=[$screen_negative.DU59]" office:value-type="float" office:value="0" calcext:value-type="float">
            <text:p>0</text:p>
          </table:table-cell>
          <table:table-cell table:style-name="ce38" table:formula="of:=[$screen_negative.DV59]" office:value-type="float" office:value="0" calcext:value-type="float">
            <text:p>0</text:p>
          </table:table-cell>
          <table:table-cell table:style-name="ce38" table:formula="of:=[$screen_negative.DW59]" office:value-type="float" office:value="0" calcext:value-type="float">
            <text:p>0</text:p>
          </table:table-cell>
          <table:table-cell table:style-name="ce38" table:formula="of:=[$screen_negative.DX59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60]" office:value-type="float" office:value="0" calcext:value-type="float">
            <text:p>0</text:p>
          </table:table-cell>
          <table:table-cell table:style-name="ce38" table:formula="of:=[$screen_negative.B60]" office:value-type="float" office:value="0" calcext:value-type="float">
            <text:p>0</text:p>
          </table:table-cell>
          <table:table-cell table:style-name="ce38" table:formula="of:=[$screen_negative.C60]" office:value-type="float" office:value="0" calcext:value-type="float">
            <text:p>0</text:p>
          </table:table-cell>
          <table:table-cell table:style-name="ce38" table:formula="of:=[$screen_negative.D60]" office:value-type="float" office:value="0" calcext:value-type="float">
            <text:p>0</text:p>
          </table:table-cell>
          <table:table-cell table:style-name="ce38" table:formula="of:=[$screen_negative.E60]" office:value-type="float" office:value="0" calcext:value-type="float">
            <text:p>0</text:p>
          </table:table-cell>
          <table:table-cell table:style-name="ce38" table:formula="of:=[$screen_negative.F60]" office:value-type="float" office:value="0" calcext:value-type="float">
            <text:p>0</text:p>
          </table:table-cell>
          <table:table-cell table:style-name="ce38" table:formula="of:=[$screen_negative.G60]" office:value-type="float" office:value="0" calcext:value-type="float">
            <text:p>0</text:p>
          </table:table-cell>
          <table:table-cell table:style-name="ce38" table:formula="of:=[$screen_negative.H60]" office:value-type="float" office:value="0" calcext:value-type="float">
            <text:p>0</text:p>
          </table:table-cell>
          <table:table-cell table:style-name="ce38" table:formula="of:=[$screen_negative.I60]" office:value-type="float" office:value="0" calcext:value-type="float">
            <text:p>0</text:p>
          </table:table-cell>
          <table:table-cell table:style-name="ce38" table:formula="of:=[$screen_negative.J60]" office:value-type="float" office:value="0" calcext:value-type="float">
            <text:p>0</text:p>
          </table:table-cell>
          <table:table-cell table:style-name="ce38" table:formula="of:=[$screen_negative.K60]" office:value-type="float" office:value="0" calcext:value-type="float">
            <text:p>0</text:p>
          </table:table-cell>
          <table:table-cell table:style-name="ce38" table:formula="of:=[$screen_negative.L60]" office:value-type="float" office:value="0" calcext:value-type="float">
            <text:p>0</text:p>
          </table:table-cell>
          <table:table-cell table:style-name="ce38" table:formula="of:=[$screen_negative.M60]" office:value-type="float" office:value="0" calcext:value-type="float">
            <text:p>0</text:p>
          </table:table-cell>
          <table:table-cell table:style-name="ce38" table:formula="of:=[$screen_negative.N60]" office:value-type="float" office:value="0" calcext:value-type="float">
            <text:p>0</text:p>
          </table:table-cell>
          <table:table-cell table:style-name="ce38" table:formula="of:=[$screen_negative.O60]" office:value-type="float" office:value="0" calcext:value-type="float">
            <text:p>0</text:p>
          </table:table-cell>
          <table:table-cell table:style-name="ce38" table:formula="of:=[$screen_negative.P60]" office:value-type="float" office:value="0" calcext:value-type="float">
            <text:p>0</text:p>
          </table:table-cell>
          <table:table-cell table:style-name="ce38" table:formula="of:=[$screen_negative.Q60]" office:value-type="float" office:value="0" calcext:value-type="float">
            <text:p>0</text:p>
          </table:table-cell>
          <table:table-cell table:style-name="ce38" table:formula="of:=[$screen_negative.R60]" office:value-type="float" office:value="0" calcext:value-type="float">
            <text:p>0</text:p>
          </table:table-cell>
          <table:table-cell table:style-name="ce38" table:formula="of:=[$screen_negative.S60]" office:value-type="float" office:value="0" calcext:value-type="float">
            <text:p>0</text:p>
          </table:table-cell>
          <table:table-cell table:style-name="ce38" table:formula="of:=[$screen_negative.T60]" office:value-type="float" office:value="0" calcext:value-type="float">
            <text:p>0</text:p>
          </table:table-cell>
          <table:table-cell table:style-name="ce38" table:formula="of:=[$screen_negative.U60]" office:value-type="float" office:value="0" calcext:value-type="float">
            <text:p>0</text:p>
          </table:table-cell>
          <table:table-cell table:style-name="ce38" table:formula="of:=[$screen_negative.V60]" office:value-type="float" office:value="0" calcext:value-type="float">
            <text:p>0</text:p>
          </table:table-cell>
          <table:table-cell table:style-name="ce38" table:formula="of:=[$screen_negative.W60]" office:value-type="float" office:value="0" calcext:value-type="float">
            <text:p>0</text:p>
          </table:table-cell>
          <table:table-cell table:style-name="ce38" table:formula="of:=[$screen_negative.X60]" office:value-type="float" office:value="0" calcext:value-type="float">
            <text:p>0</text:p>
          </table:table-cell>
          <table:table-cell table:style-name="ce38" table:formula="of:=[$screen_negative.Y60]" office:value-type="float" office:value="0" calcext:value-type="float">
            <text:p>0</text:p>
          </table:table-cell>
          <table:table-cell table:style-name="ce38" table:formula="of:=[$screen_negative.Z60]" office:value-type="float" office:value="0" calcext:value-type="float">
            <text:p>0</text:p>
          </table:table-cell>
          <table:table-cell table:style-name="ce38" table:formula="of:=[$screen_negative.AA60]" office:value-type="float" office:value="0" calcext:value-type="float">
            <text:p>0</text:p>
          </table:table-cell>
          <table:table-cell table:style-name="ce38" table:formula="of:=[$screen_negative.AB60]" office:value-type="float" office:value="0" calcext:value-type="float">
            <text:p>0</text:p>
          </table:table-cell>
          <table:table-cell table:style-name="ce38" table:formula="of:=[$screen_negative.AC60]" office:value-type="float" office:value="0" calcext:value-type="float">
            <text:p>0</text:p>
          </table:table-cell>
          <table:table-cell table:style-name="ce38" table:formula="of:=[$screen_negative.AD60]" office:value-type="float" office:value="0" calcext:value-type="float">
            <text:p>0</text:p>
          </table:table-cell>
          <table:table-cell table:style-name="ce38" table:formula="of:=[$screen_negative.AE60]" office:value-type="float" office:value="0" calcext:value-type="float">
            <text:p>0</text:p>
          </table:table-cell>
          <table:table-cell table:style-name="ce38" table:formula="of:=[$screen_negative.AF60]" office:value-type="float" office:value="0" calcext:value-type="float">
            <text:p>0</text:p>
          </table:table-cell>
          <table:table-cell table:style-name="ce38" table:formula="of:=[$screen_negative.AG60]" office:value-type="float" office:value="0" calcext:value-type="float">
            <text:p>0</text:p>
          </table:table-cell>
          <table:table-cell table:style-name="ce38" table:formula="of:=[$screen_negative.AH60]" office:value-type="float" office:value="0" calcext:value-type="float">
            <text:p>0</text:p>
          </table:table-cell>
          <table:table-cell table:style-name="ce38" table:formula="of:=[$screen_negative.AI60]" office:value-type="float" office:value="0" calcext:value-type="float">
            <text:p>0</text:p>
          </table:table-cell>
          <table:table-cell table:style-name="ce38" table:formula="of:=[$screen_negative.AJ60]" office:value-type="float" office:value="0" calcext:value-type="float">
            <text:p>0</text:p>
          </table:table-cell>
          <table:table-cell table:style-name="ce38" table:formula="of:=[$screen_negative.AK60]" office:value-type="float" office:value="0" calcext:value-type="float">
            <text:p>0</text:p>
          </table:table-cell>
          <table:table-cell table:style-name="ce38" table:formula="of:=[$screen_negative.AL60]" office:value-type="float" office:value="0" calcext:value-type="float">
            <text:p>0</text:p>
          </table:table-cell>
          <table:table-cell table:style-name="ce38" table:formula="of:=[$screen_negative.AM60]" office:value-type="float" office:value="0" calcext:value-type="float">
            <text:p>0</text:p>
          </table:table-cell>
          <table:table-cell table:style-name="ce38" table:formula="of:=[$screen_negative.AN60]" office:value-type="float" office:value="0" calcext:value-type="float">
            <text:p>0</text:p>
          </table:table-cell>
          <table:table-cell table:style-name="ce38" table:formula="of:=[$screen_negative.AO60]" office:value-type="float" office:value="0" calcext:value-type="float">
            <text:p>0</text:p>
          </table:table-cell>
          <table:table-cell table:style-name="ce38" table:formula="of:=[$screen_negative.AP60]" office:value-type="float" office:value="0" calcext:value-type="float">
            <text:p>0</text:p>
          </table:table-cell>
          <table:table-cell table:style-name="ce38" table:formula="of:=[$screen_negative.AQ60]" office:value-type="float" office:value="0" calcext:value-type="float">
            <text:p>0</text:p>
          </table:table-cell>
          <table:table-cell table:style-name="ce38" table:formula="of:=[$screen_negative.AR60]" office:value-type="float" office:value="0" calcext:value-type="float">
            <text:p>0</text:p>
          </table:table-cell>
          <table:table-cell table:style-name="ce38" table:formula="of:=[$screen_negative.AS60]" office:value-type="float" office:value="0" calcext:value-type="float">
            <text:p>0</text:p>
          </table:table-cell>
          <table:table-cell table:style-name="ce38" table:formula="of:=[$screen_negative.AT60]" office:value-type="float" office:value="0" calcext:value-type="float">
            <text:p>0</text:p>
          </table:table-cell>
          <table:table-cell table:style-name="ce38" table:formula="of:=[$screen_negative.AU60]" office:value-type="float" office:value="0" calcext:value-type="float">
            <text:p>0</text:p>
          </table:table-cell>
          <table:table-cell table:style-name="ce38" table:formula="of:=[$screen_negative.AV60]" office:value-type="float" office:value="0" calcext:value-type="float">
            <text:p>0</text:p>
          </table:table-cell>
          <table:table-cell table:style-name="ce38" table:formula="of:=[$screen_negative.AW60]" office:value-type="float" office:value="1" calcext:value-type="float">
            <text:p>1</text:p>
          </table:table-cell>
          <table:table-cell table:style-name="ce38" table:formula="of:=[$screen_negative.AX60]" office:value-type="float" office:value="1" calcext:value-type="float">
            <text:p>1</text:p>
          </table:table-cell>
          <table:table-cell table:style-name="ce38" table:formula="of:=[$screen_negative.AY60]" office:value-type="float" office:value="0" calcext:value-type="float">
            <text:p>0</text:p>
          </table:table-cell>
          <table:table-cell table:style-name="ce38" table:formula="of:=[$screen_negative.AZ60]" office:value-type="float" office:value="0" calcext:value-type="float">
            <text:p>0</text:p>
          </table:table-cell>
          <table:table-cell table:style-name="ce38" table:formula="of:=[$screen_negative.BA60]" office:value-type="float" office:value="1" calcext:value-type="float">
            <text:p>1</text:p>
          </table:table-cell>
          <table:table-cell table:style-name="ce38" table:formula="of:=[$screen_negative.BB60]" office:value-type="float" office:value="1" calcext:value-type="float">
            <text:p>1</text:p>
          </table:table-cell>
          <table:table-cell table:style-name="ce38" table:formula="of:=[$screen_negative.BC60]" office:value-type="float" office:value="1" calcext:value-type="float">
            <text:p>1</text:p>
          </table:table-cell>
          <table:table-cell table:style-name="ce38" table:formula="of:=[$screen_negative.BD60]" office:value-type="float" office:value="0" calcext:value-type="float">
            <text:p>0</text:p>
          </table:table-cell>
          <table:table-cell table:style-name="ce38" table:formula="of:=[$screen_negative.BE60]" office:value-type="float" office:value="0" calcext:value-type="float">
            <text:p>0</text:p>
          </table:table-cell>
          <table:table-cell table:style-name="ce38" table:formula="of:=[$screen_negative.BF60]" office:value-type="float" office:value="0" calcext:value-type="float">
            <text:p>0</text:p>
          </table:table-cell>
          <table:table-cell table:style-name="ce38" table:formula="of:=[$screen_negative.BG60]" office:value-type="float" office:value="0" calcext:value-type="float">
            <text:p>0</text:p>
          </table:table-cell>
          <table:table-cell table:style-name="ce38" table:formula="of:=[$screen_negative.BH60]" office:value-type="float" office:value="0" calcext:value-type="float">
            <text:p>0</text:p>
          </table:table-cell>
          <table:table-cell table:style-name="ce38" table:formula="of:=[$screen_negative.BI60]" office:value-type="float" office:value="0" calcext:value-type="float">
            <text:p>0</text:p>
          </table:table-cell>
          <table:table-cell table:style-name="ce38" table:formula="of:=[$screen_negative.BJ60]" office:value-type="float" office:value="0" calcext:value-type="float">
            <text:p>0</text:p>
          </table:table-cell>
          <table:table-cell table:style-name="ce38" table:formula="of:=[$screen_negative.BK60]" office:value-type="float" office:value="0" calcext:value-type="float">
            <text:p>0</text:p>
          </table:table-cell>
          <table:table-cell table:style-name="ce38" table:formula="of:=[$screen_negative.BL60]" office:value-type="float" office:value="1" calcext:value-type="float">
            <text:p>1</text:p>
          </table:table-cell>
          <table:table-cell table:style-name="ce38" table:formula="of:=[$screen_negative.BM60]" office:value-type="float" office:value="1" calcext:value-type="float">
            <text:p>1</text:p>
          </table:table-cell>
          <table:table-cell table:style-name="ce38" table:formula="of:=[$screen_negative.BN60]" office:value-type="float" office:value="0" calcext:value-type="float">
            <text:p>0</text:p>
          </table:table-cell>
          <table:table-cell table:style-name="ce38" table:formula="of:=[$screen_negative.BO60]" office:value-type="float" office:value="0" calcext:value-type="float">
            <text:p>0</text:p>
          </table:table-cell>
          <table:table-cell table:style-name="ce38" table:formula="of:=[$screen_negative.BP60]" office:value-type="float" office:value="0" calcext:value-type="float">
            <text:p>0</text:p>
          </table:table-cell>
          <table:table-cell table:style-name="ce38" table:formula="of:=[$screen_negative.BQ60]" office:value-type="float" office:value="0" calcext:value-type="float">
            <text:p>0</text:p>
          </table:table-cell>
          <table:table-cell table:style-name="ce38" table:formula="of:=[$screen_negative.BR60]" office:value-type="float" office:value="0" calcext:value-type="float">
            <text:p>0</text:p>
          </table:table-cell>
          <table:table-cell table:style-name="ce38" table:formula="of:=[$screen_negative.BS60]" office:value-type="float" office:value="0" calcext:value-type="float">
            <text:p>0</text:p>
          </table:table-cell>
          <table:table-cell table:style-name="ce38" table:formula="of:=[$screen_negative.BT60]" office:value-type="float" office:value="0" calcext:value-type="float">
            <text:p>0</text:p>
          </table:table-cell>
          <table:table-cell table:style-name="ce38" table:formula="of:=[$screen_negative.BU60]" office:value-type="float" office:value="0" calcext:value-type="float">
            <text:p>0</text:p>
          </table:table-cell>
          <table:table-cell table:style-name="ce38" table:formula="of:=[$screen_negative.BV60]" office:value-type="float" office:value="1" calcext:value-type="float">
            <text:p>1</text:p>
          </table:table-cell>
          <table:table-cell table:style-name="ce38" table:formula="of:=[$screen_negative.BW60]" office:value-type="float" office:value="1" calcext:value-type="float">
            <text:p>1</text:p>
          </table:table-cell>
          <table:table-cell table:style-name="ce38" table:formula="of:=[$screen_negative.BX60]" office:value-type="float" office:value="1" calcext:value-type="float">
            <text:p>1</text:p>
          </table:table-cell>
          <table:table-cell table:style-name="ce38" table:formula="of:=[$screen_negative.BY60]" office:value-type="float" office:value="0" calcext:value-type="float">
            <text:p>0</text:p>
          </table:table-cell>
          <table:table-cell table:style-name="ce38" table:formula="of:=[$screen_negative.BZ60]" office:value-type="float" office:value="0" calcext:value-type="float">
            <text:p>0</text:p>
          </table:table-cell>
          <table:table-cell table:style-name="ce38" table:formula="of:=[$screen_negative.CA60]" office:value-type="float" office:value="1" calcext:value-type="float">
            <text:p>1</text:p>
          </table:table-cell>
          <table:table-cell table:style-name="ce38" table:formula="of:=[$screen_negative.CB60]" office:value-type="float" office:value="1" calcext:value-type="float">
            <text:p>1</text:p>
          </table:table-cell>
          <table:table-cell table:style-name="ce38" table:formula="of:=[$screen_negative.CC60]" office:value-type="float" office:value="0" calcext:value-type="float">
            <text:p>0</text:p>
          </table:table-cell>
          <table:table-cell table:style-name="ce38" table:formula="of:=[$screen_negative.CD60]" office:value-type="float" office:value="0" calcext:value-type="float">
            <text:p>0</text:p>
          </table:table-cell>
          <table:table-cell table:style-name="ce38" table:formula="of:=[$screen_negative.CE60]" office:value-type="float" office:value="0" calcext:value-type="float">
            <text:p>0</text:p>
          </table:table-cell>
          <table:table-cell table:style-name="ce38" table:formula="of:=[$screen_negative.CF60]" office:value-type="float" office:value="0" calcext:value-type="float">
            <text:p>0</text:p>
          </table:table-cell>
          <table:table-cell table:style-name="ce38" table:formula="of:=[$screen_negative.CG60]" office:value-type="float" office:value="0" calcext:value-type="float">
            <text:p>0</text:p>
          </table:table-cell>
          <table:table-cell table:style-name="ce38" table:formula="of:=[$screen_negative.CH60]" office:value-type="float" office:value="0" calcext:value-type="float">
            <text:p>0</text:p>
          </table:table-cell>
          <table:table-cell table:style-name="ce38" table:formula="of:=[$screen_negative.CI60]" office:value-type="float" office:value="0" calcext:value-type="float">
            <text:p>0</text:p>
          </table:table-cell>
          <table:table-cell table:style-name="ce38" table:formula="of:=[$screen_negative.CJ60]" office:value-type="float" office:value="0" calcext:value-type="float">
            <text:p>0</text:p>
          </table:table-cell>
          <table:table-cell table:style-name="ce38" table:formula="of:=[$screen_negative.CK60]" office:value-type="float" office:value="0" calcext:value-type="float">
            <text:p>0</text:p>
          </table:table-cell>
          <table:table-cell table:style-name="ce38" table:formula="of:=[$screen_negative.CL60]" office:value-type="float" office:value="0" calcext:value-type="float">
            <text:p>0</text:p>
          </table:table-cell>
          <table:table-cell table:style-name="ce38" table:formula="of:=[$screen_negative.CM60]" office:value-type="float" office:value="0" calcext:value-type="float">
            <text:p>0</text:p>
          </table:table-cell>
          <table:table-cell table:style-name="ce38" table:formula="of:=[$screen_negative.CN60]" office:value-type="float" office:value="0" calcext:value-type="float">
            <text:p>0</text:p>
          </table:table-cell>
          <table:table-cell table:style-name="ce38" table:formula="of:=[$screen_negative.CO60]" office:value-type="float" office:value="0" calcext:value-type="float">
            <text:p>0</text:p>
          </table:table-cell>
          <table:table-cell table:style-name="ce38" table:formula="of:=[$screen_negative.CP60]" office:value-type="float" office:value="0" calcext:value-type="float">
            <text:p>0</text:p>
          </table:table-cell>
          <table:table-cell table:style-name="ce38" table:formula="of:=[$screen_negative.CQ60]" office:value-type="float" office:value="0" calcext:value-type="float">
            <text:p>0</text:p>
          </table:table-cell>
          <table:table-cell table:style-name="ce38" table:formula="of:=[$screen_negative.CR60]" office:value-type="float" office:value="0" calcext:value-type="float">
            <text:p>0</text:p>
          </table:table-cell>
          <table:table-cell table:style-name="ce38" table:formula="of:=[$screen_negative.CS60]" office:value-type="float" office:value="0" calcext:value-type="float">
            <text:p>0</text:p>
          </table:table-cell>
          <table:table-cell table:style-name="ce38" table:formula="of:=[$screen_negative.CT60]" office:value-type="float" office:value="0" calcext:value-type="float">
            <text:p>0</text:p>
          </table:table-cell>
          <table:table-cell table:style-name="ce38" table:formula="of:=[$screen_negative.CU60]" office:value-type="float" office:value="0" calcext:value-type="float">
            <text:p>0</text:p>
          </table:table-cell>
          <table:table-cell table:style-name="ce38" table:formula="of:=[$screen_negative.CV60]" office:value-type="float" office:value="0" calcext:value-type="float">
            <text:p>0</text:p>
          </table:table-cell>
          <table:table-cell table:style-name="ce38" table:formula="of:=[$screen_negative.CW60]" office:value-type="float" office:value="0" calcext:value-type="float">
            <text:p>0</text:p>
          </table:table-cell>
          <table:table-cell table:style-name="ce38" table:formula="of:=[$screen_negative.CX60]" office:value-type="float" office:value="0" calcext:value-type="float">
            <text:p>0</text:p>
          </table:table-cell>
          <table:table-cell table:style-name="ce38" table:formula="of:=[$screen_negative.CY60]" office:value-type="float" office:value="0" calcext:value-type="float">
            <text:p>0</text:p>
          </table:table-cell>
          <table:table-cell table:style-name="ce38" table:formula="of:=[$screen_negative.CZ60]" office:value-type="float" office:value="0" calcext:value-type="float">
            <text:p>0</text:p>
          </table:table-cell>
          <table:table-cell table:style-name="ce38" table:formula="of:=[$screen_negative.DA60]" office:value-type="float" office:value="0" calcext:value-type="float">
            <text:p>0</text:p>
          </table:table-cell>
          <table:table-cell table:style-name="ce38" table:formula="of:=[$screen_negative.DB60]" office:value-type="float" office:value="0" calcext:value-type="float">
            <text:p>0</text:p>
          </table:table-cell>
          <table:table-cell table:style-name="ce38" table:formula="of:=[$screen_negative.DC60]" office:value-type="float" office:value="0" calcext:value-type="float">
            <text:p>0</text:p>
          </table:table-cell>
          <table:table-cell table:style-name="ce38" table:formula="of:=[$screen_negative.DD60]" office:value-type="float" office:value="0" calcext:value-type="float">
            <text:p>0</text:p>
          </table:table-cell>
          <table:table-cell table:style-name="ce38" table:formula="of:=[$screen_negative.DE60]" office:value-type="float" office:value="0" calcext:value-type="float">
            <text:p>0</text:p>
          </table:table-cell>
          <table:table-cell table:style-name="ce38" table:formula="of:=[$screen_negative.DF60]" office:value-type="float" office:value="0" calcext:value-type="float">
            <text:p>0</text:p>
          </table:table-cell>
          <table:table-cell table:style-name="ce38" table:formula="of:=[$screen_negative.DG60]" office:value-type="float" office:value="0" calcext:value-type="float">
            <text:p>0</text:p>
          </table:table-cell>
          <table:table-cell table:style-name="ce38" table:formula="of:=[$screen_negative.DH60]" office:value-type="float" office:value="0" calcext:value-type="float">
            <text:p>0</text:p>
          </table:table-cell>
          <table:table-cell table:style-name="ce38" table:formula="of:=[$screen_negative.DI60]" office:value-type="float" office:value="0" calcext:value-type="float">
            <text:p>0</text:p>
          </table:table-cell>
          <table:table-cell table:style-name="ce38" table:formula="of:=[$screen_negative.DJ60]" office:value-type="float" office:value="0" calcext:value-type="float">
            <text:p>0</text:p>
          </table:table-cell>
          <table:table-cell table:style-name="ce38" table:formula="of:=[$screen_negative.DK60]" office:value-type="float" office:value="0" calcext:value-type="float">
            <text:p>0</text:p>
          </table:table-cell>
          <table:table-cell table:style-name="ce38" table:formula="of:=[$screen_negative.DL60]" office:value-type="float" office:value="0" calcext:value-type="float">
            <text:p>0</text:p>
          </table:table-cell>
          <table:table-cell table:style-name="ce38" table:formula="of:=[$screen_negative.DM60]" office:value-type="float" office:value="0" calcext:value-type="float">
            <text:p>0</text:p>
          </table:table-cell>
          <table:table-cell table:style-name="ce38" table:formula="of:=[$screen_negative.DN60]" office:value-type="float" office:value="0" calcext:value-type="float">
            <text:p>0</text:p>
          </table:table-cell>
          <table:table-cell table:style-name="ce38" table:formula="of:=[$screen_negative.DO60]" office:value-type="float" office:value="0" calcext:value-type="float">
            <text:p>0</text:p>
          </table:table-cell>
          <table:table-cell table:style-name="ce38" table:formula="of:=[$screen_negative.DP60]" office:value-type="float" office:value="0" calcext:value-type="float">
            <text:p>0</text:p>
          </table:table-cell>
          <table:table-cell table:style-name="ce38" table:formula="of:=[$screen_negative.DQ60]" office:value-type="float" office:value="0" calcext:value-type="float">
            <text:p>0</text:p>
          </table:table-cell>
          <table:table-cell table:style-name="ce38" table:formula="of:=[$screen_negative.DR60]" office:value-type="float" office:value="0" calcext:value-type="float">
            <text:p>0</text:p>
          </table:table-cell>
          <table:table-cell table:style-name="ce38" table:formula="of:=[$screen_negative.DS60]" office:value-type="float" office:value="0" calcext:value-type="float">
            <text:p>0</text:p>
          </table:table-cell>
          <table:table-cell table:style-name="ce38" table:formula="of:=[$screen_negative.DT60]" office:value-type="float" office:value="0" calcext:value-type="float">
            <text:p>0</text:p>
          </table:table-cell>
          <table:table-cell table:style-name="ce38" table:formula="of:=[$screen_negative.DU60]" office:value-type="float" office:value="0" calcext:value-type="float">
            <text:p>0</text:p>
          </table:table-cell>
          <table:table-cell table:style-name="ce38" table:formula="of:=[$screen_negative.DV60]" office:value-type="float" office:value="0" calcext:value-type="float">
            <text:p>0</text:p>
          </table:table-cell>
          <table:table-cell table:style-name="ce38" table:formula="of:=[$screen_negative.DW60]" office:value-type="float" office:value="0" calcext:value-type="float">
            <text:p>0</text:p>
          </table:table-cell>
          <table:table-cell table:style-name="ce38" table:formula="of:=[$screen_negative.DX60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61]" office:value-type="float" office:value="0" calcext:value-type="float">
            <text:p>0</text:p>
          </table:table-cell>
          <table:table-cell table:style-name="ce38" table:formula="of:=[$screen_negative.B61]" office:value-type="float" office:value="0" calcext:value-type="float">
            <text:p>0</text:p>
          </table:table-cell>
          <table:table-cell table:style-name="ce38" table:formula="of:=[$screen_negative.C61]" office:value-type="float" office:value="0" calcext:value-type="float">
            <text:p>0</text:p>
          </table:table-cell>
          <table:table-cell table:style-name="ce38" table:formula="of:=[$screen_negative.D61]" office:value-type="float" office:value="0" calcext:value-type="float">
            <text:p>0</text:p>
          </table:table-cell>
          <table:table-cell table:style-name="ce38" table:formula="of:=[$screen_negative.E61]" office:value-type="float" office:value="0" calcext:value-type="float">
            <text:p>0</text:p>
          </table:table-cell>
          <table:table-cell table:style-name="ce38" table:formula="of:=[$screen_negative.F61]" office:value-type="float" office:value="0" calcext:value-type="float">
            <text:p>0</text:p>
          </table:table-cell>
          <table:table-cell table:style-name="ce38" table:formula="of:=[$screen_negative.G61]" office:value-type="float" office:value="0" calcext:value-type="float">
            <text:p>0</text:p>
          </table:table-cell>
          <table:table-cell table:style-name="ce38" table:formula="of:=[$screen_negative.H61]" office:value-type="float" office:value="0" calcext:value-type="float">
            <text:p>0</text:p>
          </table:table-cell>
          <table:table-cell table:style-name="ce38" table:formula="of:=[$screen_negative.I61]" office:value-type="float" office:value="0" calcext:value-type="float">
            <text:p>0</text:p>
          </table:table-cell>
          <table:table-cell table:style-name="ce38" table:formula="of:=[$screen_negative.J61]" office:value-type="float" office:value="0" calcext:value-type="float">
            <text:p>0</text:p>
          </table:table-cell>
          <table:table-cell table:style-name="ce38" table:formula="of:=[$screen_negative.K61]" office:value-type="float" office:value="0" calcext:value-type="float">
            <text:p>0</text:p>
          </table:table-cell>
          <table:table-cell table:style-name="ce38" table:formula="of:=[$screen_negative.L61]" office:value-type="float" office:value="0" calcext:value-type="float">
            <text:p>0</text:p>
          </table:table-cell>
          <table:table-cell table:style-name="ce38" table:formula="of:=[$screen_negative.M61]" office:value-type="float" office:value="0" calcext:value-type="float">
            <text:p>0</text:p>
          </table:table-cell>
          <table:table-cell table:style-name="ce38" table:formula="of:=[$screen_negative.N61]" office:value-type="float" office:value="0" calcext:value-type="float">
            <text:p>0</text:p>
          </table:table-cell>
          <table:table-cell table:style-name="ce38" table:formula="of:=[$screen_negative.O61]" office:value-type="float" office:value="0" calcext:value-type="float">
            <text:p>0</text:p>
          </table:table-cell>
          <table:table-cell table:style-name="ce38" table:formula="of:=[$screen_negative.P61]" office:value-type="float" office:value="0" calcext:value-type="float">
            <text:p>0</text:p>
          </table:table-cell>
          <table:table-cell table:style-name="ce38" table:formula="of:=[$screen_negative.Q61]" office:value-type="float" office:value="0" calcext:value-type="float">
            <text:p>0</text:p>
          </table:table-cell>
          <table:table-cell table:style-name="ce38" table:formula="of:=[$screen_negative.R61]" office:value-type="float" office:value="0" calcext:value-type="float">
            <text:p>0</text:p>
          </table:table-cell>
          <table:table-cell table:style-name="ce38" table:formula="of:=[$screen_negative.S61]" office:value-type="float" office:value="0" calcext:value-type="float">
            <text:p>0</text:p>
          </table:table-cell>
          <table:table-cell table:style-name="ce38" table:formula="of:=[$screen_negative.T61]" office:value-type="float" office:value="0" calcext:value-type="float">
            <text:p>0</text:p>
          </table:table-cell>
          <table:table-cell table:style-name="ce38" table:formula="of:=[$screen_negative.U61]" office:value-type="float" office:value="0" calcext:value-type="float">
            <text:p>0</text:p>
          </table:table-cell>
          <table:table-cell table:style-name="ce38" table:formula="of:=[$screen_negative.V61]" office:value-type="float" office:value="0" calcext:value-type="float">
            <text:p>0</text:p>
          </table:table-cell>
          <table:table-cell table:style-name="ce38" table:formula="of:=[$screen_negative.W61]" office:value-type="float" office:value="0" calcext:value-type="float">
            <text:p>0</text:p>
          </table:table-cell>
          <table:table-cell table:style-name="ce38" table:formula="of:=[$screen_negative.X61]" office:value-type="float" office:value="0" calcext:value-type="float">
            <text:p>0</text:p>
          </table:table-cell>
          <table:table-cell table:style-name="ce38" table:formula="of:=[$screen_negative.Y61]" office:value-type="float" office:value="0" calcext:value-type="float">
            <text:p>0</text:p>
          </table:table-cell>
          <table:table-cell table:style-name="ce38" table:formula="of:=[$screen_negative.Z61]" office:value-type="float" office:value="0" calcext:value-type="float">
            <text:p>0</text:p>
          </table:table-cell>
          <table:table-cell table:style-name="ce38" table:formula="of:=[$screen_negative.AA61]" office:value-type="float" office:value="0" calcext:value-type="float">
            <text:p>0</text:p>
          </table:table-cell>
          <table:table-cell table:style-name="ce38" table:formula="of:=[$screen_negative.AB61]" office:value-type="float" office:value="0" calcext:value-type="float">
            <text:p>0</text:p>
          </table:table-cell>
          <table:table-cell table:style-name="ce38" table:formula="of:=[$screen_negative.AC61]" office:value-type="float" office:value="0" calcext:value-type="float">
            <text:p>0</text:p>
          </table:table-cell>
          <table:table-cell table:style-name="ce38" table:formula="of:=[$screen_negative.AD61]" office:value-type="float" office:value="0" calcext:value-type="float">
            <text:p>0</text:p>
          </table:table-cell>
          <table:table-cell table:style-name="ce38" table:formula="of:=[$screen_negative.AE61]" office:value-type="float" office:value="0" calcext:value-type="float">
            <text:p>0</text:p>
          </table:table-cell>
          <table:table-cell table:style-name="ce38" table:formula="of:=[$screen_negative.AF61]" office:value-type="float" office:value="0" calcext:value-type="float">
            <text:p>0</text:p>
          </table:table-cell>
          <table:table-cell table:style-name="ce38" table:formula="of:=[$screen_negative.AG61]" office:value-type="float" office:value="0" calcext:value-type="float">
            <text:p>0</text:p>
          </table:table-cell>
          <table:table-cell table:style-name="ce38" table:formula="of:=[$screen_negative.AH61]" office:value-type="float" office:value="0" calcext:value-type="float">
            <text:p>0</text:p>
          </table:table-cell>
          <table:table-cell table:style-name="ce38" table:formula="of:=[$screen_negative.AI61]" office:value-type="float" office:value="0" calcext:value-type="float">
            <text:p>0</text:p>
          </table:table-cell>
          <table:table-cell table:style-name="ce38" table:formula="of:=[$screen_negative.AJ61]" office:value-type="float" office:value="0" calcext:value-type="float">
            <text:p>0</text:p>
          </table:table-cell>
          <table:table-cell table:style-name="ce38" table:formula="of:=[$screen_negative.AK61]" office:value-type="float" office:value="0" calcext:value-type="float">
            <text:p>0</text:p>
          </table:table-cell>
          <table:table-cell table:style-name="ce38" table:formula="of:=[$screen_negative.AL61]" office:value-type="float" office:value="0" calcext:value-type="float">
            <text:p>0</text:p>
          </table:table-cell>
          <table:table-cell table:style-name="ce38" table:formula="of:=[$screen_negative.AM61]" office:value-type="float" office:value="0" calcext:value-type="float">
            <text:p>0</text:p>
          </table:table-cell>
          <table:table-cell table:style-name="ce38" table:formula="of:=[$screen_negative.AN61]" office:value-type="float" office:value="0" calcext:value-type="float">
            <text:p>0</text:p>
          </table:table-cell>
          <table:table-cell table:style-name="ce38" table:formula="of:=[$screen_negative.AO61]" office:value-type="float" office:value="0" calcext:value-type="float">
            <text:p>0</text:p>
          </table:table-cell>
          <table:table-cell table:style-name="ce38" table:formula="of:=[$screen_negative.AP61]" office:value-type="float" office:value="0" calcext:value-type="float">
            <text:p>0</text:p>
          </table:table-cell>
          <table:table-cell table:style-name="ce38" table:formula="of:=[$screen_negative.AQ61]" office:value-type="float" office:value="0" calcext:value-type="float">
            <text:p>0</text:p>
          </table:table-cell>
          <table:table-cell table:style-name="ce38" table:formula="of:=[$screen_negative.AR61]" office:value-type="float" office:value="0" calcext:value-type="float">
            <text:p>0</text:p>
          </table:table-cell>
          <table:table-cell table:style-name="ce38" table:formula="of:=[$screen_negative.AS61]" office:value-type="float" office:value="0" calcext:value-type="float">
            <text:p>0</text:p>
          </table:table-cell>
          <table:table-cell table:style-name="ce38" table:formula="of:=[$screen_negative.AT61]" office:value-type="float" office:value="0" calcext:value-type="float">
            <text:p>0</text:p>
          </table:table-cell>
          <table:table-cell table:style-name="ce38" table:formula="of:=[$screen_negative.AU61]" office:value-type="float" office:value="0" calcext:value-type="float">
            <text:p>0</text:p>
          </table:table-cell>
          <table:table-cell table:style-name="ce38" table:formula="of:=[$screen_negative.AV61]" office:value-type="float" office:value="0" calcext:value-type="float">
            <text:p>0</text:p>
          </table:table-cell>
          <table:table-cell table:style-name="ce38" table:formula="of:=[$screen_negative.AW61]" office:value-type="float" office:value="0" calcext:value-type="float">
            <text:p>0</text:p>
          </table:table-cell>
          <table:table-cell table:style-name="ce38" table:formula="of:=[$screen_negative.AX61]" office:value-type="float" office:value="0" calcext:value-type="float">
            <text:p>0</text:p>
          </table:table-cell>
          <table:table-cell table:style-name="ce38" table:formula="of:=[$screen_negative.AY61]" office:value-type="float" office:value="1" calcext:value-type="float">
            <text:p>1</text:p>
          </table:table-cell>
          <table:table-cell table:style-name="ce38" table:formula="of:=[$screen_negative.AZ61]" office:value-type="float" office:value="1" calcext:value-type="float">
            <text:p>1</text:p>
          </table:table-cell>
          <table:table-cell table:style-name="ce38" table:formula="of:=[$screen_negative.BA61]" office:value-type="float" office:value="0" calcext:value-type="float">
            <text:p>0</text:p>
          </table:table-cell>
          <table:table-cell table:style-name="ce38" table:formula="of:=[$screen_negative.BB61]" office:value-type="float" office:value="0" calcext:value-type="float">
            <text:p>0</text:p>
          </table:table-cell>
          <table:table-cell table:style-name="ce38" table:formula="of:=[$screen_negative.BC61]" office:value-type="float" office:value="0" calcext:value-type="float">
            <text:p>0</text:p>
          </table:table-cell>
          <table:table-cell table:style-name="ce38" table:formula="of:=[$screen_negative.BD61]" office:value-type="float" office:value="1" calcext:value-type="float">
            <text:p>1</text:p>
          </table:table-cell>
          <table:table-cell table:style-name="ce38" table:formula="of:=[$screen_negative.BE61]" office:value-type="float" office:value="1" calcext:value-type="float">
            <text:p>1</text:p>
          </table:table-cell>
          <table:table-cell table:style-name="ce38" table:formula="of:=[$screen_negative.BF61]" office:value-type="float" office:value="1" calcext:value-type="float">
            <text:p>1</text:p>
          </table:table-cell>
          <table:table-cell table:style-name="ce38" table:formula="of:=[$screen_negative.BG61]" office:value-type="float" office:value="1" calcext:value-type="float">
            <text:p>1</text:p>
          </table:table-cell>
          <table:table-cell table:style-name="ce38" table:formula="of:=[$screen_negative.BH61]" office:value-type="float" office:value="0" calcext:value-type="float">
            <text:p>0</text:p>
          </table:table-cell>
          <table:table-cell table:style-name="ce38" table:formula="of:=[$screen_negative.BI61]" office:value-type="float" office:value="0" calcext:value-type="float">
            <text:p>0</text:p>
          </table:table-cell>
          <table:table-cell table:style-name="ce38" table:formula="of:=[$screen_negative.BJ61]" office:value-type="float" office:value="0" calcext:value-type="float">
            <text:p>0</text:p>
          </table:table-cell>
          <table:table-cell table:style-name="ce38" table:formula="of:=[$screen_negative.BK61]" office:value-type="float" office:value="0" calcext:value-type="float">
            <text:p>0</text:p>
          </table:table-cell>
          <table:table-cell table:style-name="ce38" table:formula="of:=[$screen_negative.BL61]" office:value-type="float" office:value="0" calcext:value-type="float">
            <text:p>0</text:p>
          </table:table-cell>
          <table:table-cell table:style-name="ce38" table:formula="of:=[$screen_negative.BM61]" office:value-type="float" office:value="0" calcext:value-type="float">
            <text:p>0</text:p>
          </table:table-cell>
          <table:table-cell table:style-name="ce38" table:formula="of:=[$screen_negative.BN61]" office:value-type="float" office:value="0" calcext:value-type="float">
            <text:p>0</text:p>
          </table:table-cell>
          <table:table-cell table:style-name="ce38" table:formula="of:=[$screen_negative.BO61]" office:value-type="float" office:value="0" calcext:value-type="float">
            <text:p>0</text:p>
          </table:table-cell>
          <table:table-cell table:style-name="ce38" table:formula="of:=[$screen_negative.BP61]" office:value-type="float" office:value="0" calcext:value-type="float">
            <text:p>0</text:p>
          </table:table-cell>
          <table:table-cell table:style-name="ce38" table:formula="of:=[$screen_negative.BQ61]" office:value-type="float" office:value="0" calcext:value-type="float">
            <text:p>0</text:p>
          </table:table-cell>
          <table:table-cell table:style-name="ce38" table:formula="of:=[$screen_negative.BR61]" office:value-type="float" office:value="1" calcext:value-type="float">
            <text:p>1</text:p>
          </table:table-cell>
          <table:table-cell table:style-name="ce38" table:formula="of:=[$screen_negative.BS61]" office:value-type="float" office:value="1" calcext:value-type="float">
            <text:p>1</text:p>
          </table:table-cell>
          <table:table-cell table:style-name="ce38" table:formula="of:=[$screen_negative.BT61]" office:value-type="float" office:value="1" calcext:value-type="float">
            <text:p>1</text:p>
          </table:table-cell>
          <table:table-cell table:style-name="ce38" table:formula="of:=[$screen_negative.BU61]" office:value-type="float" office:value="1" calcext:value-type="float">
            <text:p>1</text:p>
          </table:table-cell>
          <table:table-cell table:style-name="ce38" table:formula="of:=[$screen_negative.BV61]" office:value-type="float" office:value="0" calcext:value-type="float">
            <text:p>0</text:p>
          </table:table-cell>
          <table:table-cell table:style-name="ce38" table:formula="of:=[$screen_negative.BW61]" office:value-type="float" office:value="0" calcext:value-type="float">
            <text:p>0</text:p>
          </table:table-cell>
          <table:table-cell table:style-name="ce38" table:formula="of:=[$screen_negative.BX61]" office:value-type="float" office:value="0" calcext:value-type="float">
            <text:p>0</text:p>
          </table:table-cell>
          <table:table-cell table:style-name="ce38" table:formula="of:=[$screen_negative.BY61]" office:value-type="float" office:value="1" calcext:value-type="float">
            <text:p>1</text:p>
          </table:table-cell>
          <table:table-cell table:style-name="ce38" table:formula="of:=[$screen_negative.BZ61]" office:value-type="float" office:value="1" calcext:value-type="float">
            <text:p>1</text:p>
          </table:table-cell>
          <table:table-cell table:style-name="ce38" table:formula="of:=[$screen_negative.CA61]" office:value-type="float" office:value="0" calcext:value-type="float">
            <text:p>0</text:p>
          </table:table-cell>
          <table:table-cell table:style-name="ce38" table:formula="of:=[$screen_negative.CB61]" office:value-type="float" office:value="0" calcext:value-type="float">
            <text:p>0</text:p>
          </table:table-cell>
          <table:table-cell table:style-name="ce38" table:formula="of:=[$screen_negative.CC61]" office:value-type="float" office:value="0" calcext:value-type="float">
            <text:p>0</text:p>
          </table:table-cell>
          <table:table-cell table:style-name="ce38" table:formula="of:=[$screen_negative.CD61]" office:value-type="float" office:value="0" calcext:value-type="float">
            <text:p>0</text:p>
          </table:table-cell>
          <table:table-cell table:style-name="ce38" table:formula="of:=[$screen_negative.CE61]" office:value-type="float" office:value="0" calcext:value-type="float">
            <text:p>0</text:p>
          </table:table-cell>
          <table:table-cell table:style-name="ce38" table:formula="of:=[$screen_negative.CF61]" office:value-type="float" office:value="0" calcext:value-type="float">
            <text:p>0</text:p>
          </table:table-cell>
          <table:table-cell table:style-name="ce38" table:formula="of:=[$screen_negative.CG61]" office:value-type="float" office:value="0" calcext:value-type="float">
            <text:p>0</text:p>
          </table:table-cell>
          <table:table-cell table:style-name="ce38" table:formula="of:=[$screen_negative.CH61]" office:value-type="float" office:value="0" calcext:value-type="float">
            <text:p>0</text:p>
          </table:table-cell>
          <table:table-cell table:style-name="ce38" table:formula="of:=[$screen_negative.CI61]" office:value-type="float" office:value="0" calcext:value-type="float">
            <text:p>0</text:p>
          </table:table-cell>
          <table:table-cell table:style-name="ce38" table:formula="of:=[$screen_negative.CJ61]" office:value-type="float" office:value="0" calcext:value-type="float">
            <text:p>0</text:p>
          </table:table-cell>
          <table:table-cell table:style-name="ce38" table:formula="of:=[$screen_negative.CK61]" office:value-type="float" office:value="0" calcext:value-type="float">
            <text:p>0</text:p>
          </table:table-cell>
          <table:table-cell table:style-name="ce38" table:formula="of:=[$screen_negative.CL61]" office:value-type="float" office:value="0" calcext:value-type="float">
            <text:p>0</text:p>
          </table:table-cell>
          <table:table-cell table:style-name="ce38" table:formula="of:=[$screen_negative.CM61]" office:value-type="float" office:value="0" calcext:value-type="float">
            <text:p>0</text:p>
          </table:table-cell>
          <table:table-cell table:style-name="ce38" table:formula="of:=[$screen_negative.CN61]" office:value-type="float" office:value="0" calcext:value-type="float">
            <text:p>0</text:p>
          </table:table-cell>
          <table:table-cell table:style-name="ce38" table:formula="of:=[$screen_negative.CO61]" office:value-type="float" office:value="0" calcext:value-type="float">
            <text:p>0</text:p>
          </table:table-cell>
          <table:table-cell table:style-name="ce38" table:formula="of:=[$screen_negative.CP61]" office:value-type="float" office:value="0" calcext:value-type="float">
            <text:p>0</text:p>
          </table:table-cell>
          <table:table-cell table:style-name="ce38" table:formula="of:=[$screen_negative.CQ61]" office:value-type="float" office:value="0" calcext:value-type="float">
            <text:p>0</text:p>
          </table:table-cell>
          <table:table-cell table:style-name="ce38" table:formula="of:=[$screen_negative.CR61]" office:value-type="float" office:value="0" calcext:value-type="float">
            <text:p>0</text:p>
          </table:table-cell>
          <table:table-cell table:style-name="ce38" table:formula="of:=[$screen_negative.CS61]" office:value-type="float" office:value="0" calcext:value-type="float">
            <text:p>0</text:p>
          </table:table-cell>
          <table:table-cell table:style-name="ce38" table:formula="of:=[$screen_negative.CT61]" office:value-type="float" office:value="0" calcext:value-type="float">
            <text:p>0</text:p>
          </table:table-cell>
          <table:table-cell table:style-name="ce38" table:formula="of:=[$screen_negative.CU61]" office:value-type="float" office:value="0" calcext:value-type="float">
            <text:p>0</text:p>
          </table:table-cell>
          <table:table-cell table:style-name="ce38" table:formula="of:=[$screen_negative.CV61]" office:value-type="float" office:value="0" calcext:value-type="float">
            <text:p>0</text:p>
          </table:table-cell>
          <table:table-cell table:style-name="ce38" table:formula="of:=[$screen_negative.CW61]" office:value-type="float" office:value="0" calcext:value-type="float">
            <text:p>0</text:p>
          </table:table-cell>
          <table:table-cell table:style-name="ce38" table:formula="of:=[$screen_negative.CX61]" office:value-type="float" office:value="0" calcext:value-type="float">
            <text:p>0</text:p>
          </table:table-cell>
          <table:table-cell table:style-name="ce38" table:formula="of:=[$screen_negative.CY61]" office:value-type="float" office:value="0" calcext:value-type="float">
            <text:p>0</text:p>
          </table:table-cell>
          <table:table-cell table:style-name="ce38" table:formula="of:=[$screen_negative.CZ61]" office:value-type="float" office:value="0" calcext:value-type="float">
            <text:p>0</text:p>
          </table:table-cell>
          <table:table-cell table:style-name="ce38" table:formula="of:=[$screen_negative.DA61]" office:value-type="float" office:value="0" calcext:value-type="float">
            <text:p>0</text:p>
          </table:table-cell>
          <table:table-cell table:style-name="ce38" table:formula="of:=[$screen_negative.DB61]" office:value-type="float" office:value="0" calcext:value-type="float">
            <text:p>0</text:p>
          </table:table-cell>
          <table:table-cell table:style-name="ce38" table:formula="of:=[$screen_negative.DC61]" office:value-type="float" office:value="0" calcext:value-type="float">
            <text:p>0</text:p>
          </table:table-cell>
          <table:table-cell table:style-name="ce38" table:formula="of:=[$screen_negative.DD61]" office:value-type="float" office:value="0" calcext:value-type="float">
            <text:p>0</text:p>
          </table:table-cell>
          <table:table-cell table:style-name="ce38" table:formula="of:=[$screen_negative.DE61]" office:value-type="float" office:value="0" calcext:value-type="float">
            <text:p>0</text:p>
          </table:table-cell>
          <table:table-cell table:style-name="ce38" table:formula="of:=[$screen_negative.DF61]" office:value-type="float" office:value="0" calcext:value-type="float">
            <text:p>0</text:p>
          </table:table-cell>
          <table:table-cell table:style-name="ce38" table:formula="of:=[$screen_negative.DG61]" office:value-type="float" office:value="0" calcext:value-type="float">
            <text:p>0</text:p>
          </table:table-cell>
          <table:table-cell table:style-name="ce38" table:formula="of:=[$screen_negative.DH61]" office:value-type="float" office:value="0" calcext:value-type="float">
            <text:p>0</text:p>
          </table:table-cell>
          <table:table-cell table:style-name="ce38" table:formula="of:=[$screen_negative.DI61]" office:value-type="float" office:value="0" calcext:value-type="float">
            <text:p>0</text:p>
          </table:table-cell>
          <table:table-cell table:style-name="ce38" table:formula="of:=[$screen_negative.DJ61]" office:value-type="float" office:value="0" calcext:value-type="float">
            <text:p>0</text:p>
          </table:table-cell>
          <table:table-cell table:style-name="ce38" table:formula="of:=[$screen_negative.DK61]" office:value-type="float" office:value="0" calcext:value-type="float">
            <text:p>0</text:p>
          </table:table-cell>
          <table:table-cell table:style-name="ce38" table:formula="of:=[$screen_negative.DL61]" office:value-type="float" office:value="0" calcext:value-type="float">
            <text:p>0</text:p>
          </table:table-cell>
          <table:table-cell table:style-name="ce38" table:formula="of:=[$screen_negative.DM61]" office:value-type="float" office:value="0" calcext:value-type="float">
            <text:p>0</text:p>
          </table:table-cell>
          <table:table-cell table:style-name="ce38" table:formula="of:=[$screen_negative.DN61]" office:value-type="float" office:value="0" calcext:value-type="float">
            <text:p>0</text:p>
          </table:table-cell>
          <table:table-cell table:style-name="ce38" table:formula="of:=[$screen_negative.DO61]" office:value-type="float" office:value="0" calcext:value-type="float">
            <text:p>0</text:p>
          </table:table-cell>
          <table:table-cell table:style-name="ce38" table:formula="of:=[$screen_negative.DP61]" office:value-type="float" office:value="0" calcext:value-type="float">
            <text:p>0</text:p>
          </table:table-cell>
          <table:table-cell table:style-name="ce38" table:formula="of:=[$screen_negative.DQ61]" office:value-type="float" office:value="0" calcext:value-type="float">
            <text:p>0</text:p>
          </table:table-cell>
          <table:table-cell table:style-name="ce38" table:formula="of:=[$screen_negative.DR61]" office:value-type="float" office:value="0" calcext:value-type="float">
            <text:p>0</text:p>
          </table:table-cell>
          <table:table-cell table:style-name="ce38" table:formula="of:=[$screen_negative.DS61]" office:value-type="float" office:value="0" calcext:value-type="float">
            <text:p>0</text:p>
          </table:table-cell>
          <table:table-cell table:style-name="ce38" table:formula="of:=[$screen_negative.DT61]" office:value-type="float" office:value="0" calcext:value-type="float">
            <text:p>0</text:p>
          </table:table-cell>
          <table:table-cell table:style-name="ce38" table:formula="of:=[$screen_negative.DU61]" office:value-type="float" office:value="0" calcext:value-type="float">
            <text:p>0</text:p>
          </table:table-cell>
          <table:table-cell table:style-name="ce38" table:formula="of:=[$screen_negative.DV61]" office:value-type="float" office:value="0" calcext:value-type="float">
            <text:p>0</text:p>
          </table:table-cell>
          <table:table-cell table:style-name="ce38" table:formula="of:=[$screen_negative.DW61]" office:value-type="float" office:value="0" calcext:value-type="float">
            <text:p>0</text:p>
          </table:table-cell>
          <table:table-cell table:style-name="ce38" table:formula="of:=[$screen_negative.DX61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62]" office:value-type="float" office:value="0" calcext:value-type="float">
            <text:p>0</text:p>
          </table:table-cell>
          <table:table-cell table:style-name="ce38" table:formula="of:=[$screen_negative.B62]" office:value-type="float" office:value="0" calcext:value-type="float">
            <text:p>0</text:p>
          </table:table-cell>
          <table:table-cell table:style-name="ce38" table:formula="of:=[$screen_negative.C62]" office:value-type="float" office:value="0" calcext:value-type="float">
            <text:p>0</text:p>
          </table:table-cell>
          <table:table-cell table:style-name="ce38" table:formula="of:=[$screen_negative.D62]" office:value-type="float" office:value="0" calcext:value-type="float">
            <text:p>0</text:p>
          </table:table-cell>
          <table:table-cell table:style-name="ce38" table:formula="of:=[$screen_negative.E62]" office:value-type="float" office:value="0" calcext:value-type="float">
            <text:p>0</text:p>
          </table:table-cell>
          <table:table-cell table:style-name="ce38" table:formula="of:=[$screen_negative.F62]" office:value-type="float" office:value="0" calcext:value-type="float">
            <text:p>0</text:p>
          </table:table-cell>
          <table:table-cell table:style-name="ce38" table:formula="of:=[$screen_negative.G62]" office:value-type="float" office:value="0" calcext:value-type="float">
            <text:p>0</text:p>
          </table:table-cell>
          <table:table-cell table:style-name="ce38" table:formula="of:=[$screen_negative.H62]" office:value-type="float" office:value="0" calcext:value-type="float">
            <text:p>0</text:p>
          </table:table-cell>
          <table:table-cell table:style-name="ce38" table:formula="of:=[$screen_negative.I62]" office:value-type="float" office:value="0" calcext:value-type="float">
            <text:p>0</text:p>
          </table:table-cell>
          <table:table-cell table:style-name="ce38" table:formula="of:=[$screen_negative.J62]" office:value-type="float" office:value="0" calcext:value-type="float">
            <text:p>0</text:p>
          </table:table-cell>
          <table:table-cell table:style-name="ce38" table:formula="of:=[$screen_negative.K62]" office:value-type="float" office:value="0" calcext:value-type="float">
            <text:p>0</text:p>
          </table:table-cell>
          <table:table-cell table:style-name="ce38" table:formula="of:=[$screen_negative.L62]" office:value-type="float" office:value="0" calcext:value-type="float">
            <text:p>0</text:p>
          </table:table-cell>
          <table:table-cell table:style-name="ce38" table:formula="of:=[$screen_negative.M62]" office:value-type="float" office:value="0" calcext:value-type="float">
            <text:p>0</text:p>
          </table:table-cell>
          <table:table-cell table:style-name="ce38" table:formula="of:=[$screen_negative.N62]" office:value-type="float" office:value="0" calcext:value-type="float">
            <text:p>0</text:p>
          </table:table-cell>
          <table:table-cell table:style-name="ce38" table:formula="of:=[$screen_negative.O62]" office:value-type="float" office:value="0" calcext:value-type="float">
            <text:p>0</text:p>
          </table:table-cell>
          <table:table-cell table:style-name="ce38" table:formula="of:=[$screen_negative.P62]" office:value-type="float" office:value="0" calcext:value-type="float">
            <text:p>0</text:p>
          </table:table-cell>
          <table:table-cell table:style-name="ce38" table:formula="of:=[$screen_negative.Q62]" office:value-type="float" office:value="0" calcext:value-type="float">
            <text:p>0</text:p>
          </table:table-cell>
          <table:table-cell table:style-name="ce38" table:formula="of:=[$screen_negative.R62]" office:value-type="float" office:value="0" calcext:value-type="float">
            <text:p>0</text:p>
          </table:table-cell>
          <table:table-cell table:style-name="ce38" table:formula="of:=[$screen_negative.S62]" office:value-type="float" office:value="0" calcext:value-type="float">
            <text:p>0</text:p>
          </table:table-cell>
          <table:table-cell table:style-name="ce38" table:formula="of:=[$screen_negative.T62]" office:value-type="float" office:value="0" calcext:value-type="float">
            <text:p>0</text:p>
          </table:table-cell>
          <table:table-cell table:style-name="ce38" table:formula="of:=[$screen_negative.U62]" office:value-type="float" office:value="0" calcext:value-type="float">
            <text:p>0</text:p>
          </table:table-cell>
          <table:table-cell table:style-name="ce38" table:formula="of:=[$screen_negative.V62]" office:value-type="float" office:value="0" calcext:value-type="float">
            <text:p>0</text:p>
          </table:table-cell>
          <table:table-cell table:style-name="ce38" table:formula="of:=[$screen_negative.W62]" office:value-type="float" office:value="0" calcext:value-type="float">
            <text:p>0</text:p>
          </table:table-cell>
          <table:table-cell table:style-name="ce38" table:formula="of:=[$screen_negative.X62]" office:value-type="float" office:value="0" calcext:value-type="float">
            <text:p>0</text:p>
          </table:table-cell>
          <table:table-cell table:style-name="ce38" table:formula="of:=[$screen_negative.Y62]" office:value-type="float" office:value="0" calcext:value-type="float">
            <text:p>0</text:p>
          </table:table-cell>
          <table:table-cell table:style-name="ce38" table:formula="of:=[$screen_negative.Z62]" office:value-type="float" office:value="0" calcext:value-type="float">
            <text:p>0</text:p>
          </table:table-cell>
          <table:table-cell table:style-name="ce38" table:formula="of:=[$screen_negative.AA62]" office:value-type="float" office:value="0" calcext:value-type="float">
            <text:p>0</text:p>
          </table:table-cell>
          <table:table-cell table:style-name="ce38" table:formula="of:=[$screen_negative.AB62]" office:value-type="float" office:value="0" calcext:value-type="float">
            <text:p>0</text:p>
          </table:table-cell>
          <table:table-cell table:style-name="ce38" table:formula="of:=[$screen_negative.AC62]" office:value-type="float" office:value="0" calcext:value-type="float">
            <text:p>0</text:p>
          </table:table-cell>
          <table:table-cell table:style-name="ce38" table:formula="of:=[$screen_negative.AD62]" office:value-type="float" office:value="0" calcext:value-type="float">
            <text:p>0</text:p>
          </table:table-cell>
          <table:table-cell table:style-name="ce38" table:formula="of:=[$screen_negative.AE62]" office:value-type="float" office:value="0" calcext:value-type="float">
            <text:p>0</text:p>
          </table:table-cell>
          <table:table-cell table:style-name="ce38" table:formula="of:=[$screen_negative.AF62]" office:value-type="float" office:value="0" calcext:value-type="float">
            <text:p>0</text:p>
          </table:table-cell>
          <table:table-cell table:style-name="ce38" table:formula="of:=[$screen_negative.AG62]" office:value-type="float" office:value="0" calcext:value-type="float">
            <text:p>0</text:p>
          </table:table-cell>
          <table:table-cell table:style-name="ce38" table:formula="of:=[$screen_negative.AH62]" office:value-type="float" office:value="0" calcext:value-type="float">
            <text:p>0</text:p>
          </table:table-cell>
          <table:table-cell table:style-name="ce38" table:formula="of:=[$screen_negative.AI62]" office:value-type="float" office:value="0" calcext:value-type="float">
            <text:p>0</text:p>
          </table:table-cell>
          <table:table-cell table:style-name="ce38" table:formula="of:=[$screen_negative.AJ62]" office:value-type="float" office:value="0" calcext:value-type="float">
            <text:p>0</text:p>
          </table:table-cell>
          <table:table-cell table:style-name="ce38" table:formula="of:=[$screen_negative.AK62]" office:value-type="float" office:value="0" calcext:value-type="float">
            <text:p>0</text:p>
          </table:table-cell>
          <table:table-cell table:style-name="ce38" table:formula="of:=[$screen_negative.AL62]" office:value-type="float" office:value="0" calcext:value-type="float">
            <text:p>0</text:p>
          </table:table-cell>
          <table:table-cell table:style-name="ce38" table:formula="of:=[$screen_negative.AM62]" office:value-type="float" office:value="0" calcext:value-type="float">
            <text:p>0</text:p>
          </table:table-cell>
          <table:table-cell table:style-name="ce38" table:formula="of:=[$screen_negative.AN62]" office:value-type="float" office:value="0" calcext:value-type="float">
            <text:p>0</text:p>
          </table:table-cell>
          <table:table-cell table:style-name="ce38" table:formula="of:=[$screen_negative.AO62]" office:value-type="float" office:value="0" calcext:value-type="float">
            <text:p>0</text:p>
          </table:table-cell>
          <table:table-cell table:style-name="ce38" table:formula="of:=[$screen_negative.AP62]" office:value-type="float" office:value="0" calcext:value-type="float">
            <text:p>0</text:p>
          </table:table-cell>
          <table:table-cell table:style-name="ce38" table:formula="of:=[$screen_negative.AQ62]" office:value-type="float" office:value="0" calcext:value-type="float">
            <text:p>0</text:p>
          </table:table-cell>
          <table:table-cell table:style-name="ce38" table:formula="of:=[$screen_negative.AR62]" office:value-type="float" office:value="0" calcext:value-type="float">
            <text:p>0</text:p>
          </table:table-cell>
          <table:table-cell table:style-name="ce38" table:formula="of:=[$screen_negative.AS62]" office:value-type="float" office:value="0" calcext:value-type="float">
            <text:p>0</text:p>
          </table:table-cell>
          <table:table-cell table:style-name="ce38" table:formula="of:=[$screen_negative.AT62]" office:value-type="float" office:value="0" calcext:value-type="float">
            <text:p>0</text:p>
          </table:table-cell>
          <table:table-cell table:style-name="ce38" table:formula="of:=[$screen_negative.AU62]" office:value-type="float" office:value="0" calcext:value-type="float">
            <text:p>0</text:p>
          </table:table-cell>
          <table:table-cell table:style-name="ce38" table:formula="of:=[$screen_negative.AV62]" office:value-type="float" office:value="0" calcext:value-type="float">
            <text:p>0</text:p>
          </table:table-cell>
          <table:table-cell table:style-name="ce38" table:formula="of:=[$screen_negative.AW62]" office:value-type="float" office:value="0" calcext:value-type="float">
            <text:p>0</text:p>
          </table:table-cell>
          <table:table-cell table:style-name="ce38" table:formula="of:=[$screen_negative.AX62]" office:value-type="float" office:value="0" calcext:value-type="float">
            <text:p>0</text:p>
          </table:table-cell>
          <table:table-cell table:style-name="ce38" table:formula="of:=[$screen_negative.AY62]" office:value-type="float" office:value="0" calcext:value-type="float">
            <text:p>0</text:p>
          </table:table-cell>
          <table:table-cell table:style-name="ce38" table:formula="of:=[$screen_negative.AZ62]" office:value-type="float" office:value="0" calcext:value-type="float">
            <text:p>0</text:p>
          </table:table-cell>
          <table:table-cell table:style-name="ce38" table:formula="of:=[$screen_negative.BA62]" office:value-type="float" office:value="1" calcext:value-type="float">
            <text:p>1</text:p>
          </table:table-cell>
          <table:table-cell table:style-name="ce38" table:formula="of:=[$screen_negative.BB62]" office:value-type="float" office:value="1" calcext:value-type="float">
            <text:p>1</text:p>
          </table:table-cell>
          <table:table-cell table:style-name="ce38" table:formula="of:=[$screen_negative.BC62]" office:value-type="float" office:value="0" calcext:value-type="float">
            <text:p>0</text:p>
          </table:table-cell>
          <table:table-cell table:style-name="ce38" table:formula="of:=[$screen_negative.BD62]" office:value-type="float" office:value="0" calcext:value-type="float">
            <text:p>0</text:p>
          </table:table-cell>
          <table:table-cell table:style-name="ce38" table:formula="of:=[$screen_negative.BE62]" office:value-type="float" office:value="0" calcext:value-type="float">
            <text:p>0</text:p>
          </table:table-cell>
          <table:table-cell table:style-name="ce38" table:formula="of:=[$screen_negative.BF62]" office:value-type="float" office:value="0" calcext:value-type="float">
            <text:p>0</text:p>
          </table:table-cell>
          <table:table-cell table:style-name="ce38" table:formula="of:=[$screen_negative.BG62]" office:value-type="float" office:value="0" calcext:value-type="float">
            <text:p>0</text:p>
          </table:table-cell>
          <table:table-cell table:style-name="ce38" table:formula="of:=[$screen_negative.BH62]" office:value-type="float" office:value="1" calcext:value-type="float">
            <text:p>1</text:p>
          </table:table-cell>
          <table:table-cell table:style-name="ce38" table:formula="of:=[$screen_negative.BI62]" office:value-type="float" office:value="1" calcext:value-type="float">
            <text:p>1</text:p>
          </table:table-cell>
          <table:table-cell table:style-name="ce38" table:formula="of:=[$screen_negative.BJ62]" office:value-type="float" office:value="1" calcext:value-type="float">
            <text:p>1</text:p>
          </table:table-cell>
          <table:table-cell table:style-name="ce38" table:formula="of:=[$screen_negative.BK62]" office:value-type="float" office:value="1" calcext:value-type="float">
            <text:p>1</text:p>
          </table:table-cell>
          <table:table-cell table:style-name="ce38" table:formula="of:=[$screen_negative.BL62]" office:value-type="float" office:value="1" calcext:value-type="float">
            <text:p>1</text:p>
          </table:table-cell>
          <table:table-cell table:style-name="ce38" table:formula="of:=[$screen_negative.BM62]" office:value-type="float" office:value="1" calcext:value-type="float">
            <text:p>1</text:p>
          </table:table-cell>
          <table:table-cell table:style-name="ce38" table:formula="of:=[$screen_negative.BN62]" office:value-type="float" office:value="1" calcext:value-type="float">
            <text:p>1</text:p>
          </table:table-cell>
          <table:table-cell table:style-name="ce38" table:formula="of:=[$screen_negative.BO62]" office:value-type="float" office:value="1" calcext:value-type="float">
            <text:p>1</text:p>
          </table:table-cell>
          <table:table-cell table:style-name="ce38" table:formula="of:=[$screen_negative.BP62]" office:value-type="float" office:value="1" calcext:value-type="float">
            <text:p>1</text:p>
          </table:table-cell>
          <table:table-cell table:style-name="ce38" table:formula="of:=[$screen_negative.BQ62]" office:value-type="float" office:value="1" calcext:value-type="float">
            <text:p>1</text:p>
          </table:table-cell>
          <table:table-cell table:style-name="ce38" table:formula="of:=[$screen_negative.BR62]" office:value-type="float" office:value="0" calcext:value-type="float">
            <text:p>0</text:p>
          </table:table-cell>
          <table:table-cell table:style-name="ce38" table:formula="of:=[$screen_negative.BS62]" office:value-type="float" office:value="0" calcext:value-type="float">
            <text:p>0</text:p>
          </table:table-cell>
          <table:table-cell table:style-name="ce38" table:formula="of:=[$screen_negative.BT62]" office:value-type="float" office:value="0" calcext:value-type="float">
            <text:p>0</text:p>
          </table:table-cell>
          <table:table-cell table:style-name="ce38" table:formula="of:=[$screen_negative.BU62]" office:value-type="float" office:value="0" calcext:value-type="float">
            <text:p>0</text:p>
          </table:table-cell>
          <table:table-cell table:style-name="ce38" table:formula="of:=[$screen_negative.BV62]" office:value-type="float" office:value="0" calcext:value-type="float">
            <text:p>0</text:p>
          </table:table-cell>
          <table:table-cell table:style-name="ce38" table:formula="of:=[$screen_negative.BW62]" office:value-type="float" office:value="1" calcext:value-type="float">
            <text:p>1</text:p>
          </table:table-cell>
          <table:table-cell table:style-name="ce38" table:formula="of:=[$screen_negative.BX62]" office:value-type="float" office:value="1" calcext:value-type="float">
            <text:p>1</text:p>
          </table:table-cell>
          <table:table-cell table:style-name="ce38" table:formula="of:=[$screen_negative.BY62]" office:value-type="float" office:value="0" calcext:value-type="float">
            <text:p>0</text:p>
          </table:table-cell>
          <table:table-cell table:style-name="ce38" table:formula="of:=[$screen_negative.BZ62]" office:value-type="float" office:value="0" calcext:value-type="float">
            <text:p>0</text:p>
          </table:table-cell>
          <table:table-cell table:style-name="ce38" table:formula="of:=[$screen_negative.CA62]" office:value-type="float" office:value="0" calcext:value-type="float">
            <text:p>0</text:p>
          </table:table-cell>
          <table:table-cell table:style-name="ce38" table:formula="of:=[$screen_negative.CB62]" office:value-type="float" office:value="0" calcext:value-type="float">
            <text:p>0</text:p>
          </table:table-cell>
          <table:table-cell table:style-name="ce38" table:formula="of:=[$screen_negative.CC62]" office:value-type="float" office:value="0" calcext:value-type="float">
            <text:p>0</text:p>
          </table:table-cell>
          <table:table-cell table:style-name="ce38" table:formula="of:=[$screen_negative.CD62]" office:value-type="float" office:value="0" calcext:value-type="float">
            <text:p>0</text:p>
          </table:table-cell>
          <table:table-cell table:style-name="ce38" table:formula="of:=[$screen_negative.CE62]" office:value-type="float" office:value="0" calcext:value-type="float">
            <text:p>0</text:p>
          </table:table-cell>
          <table:table-cell table:style-name="ce38" table:formula="of:=[$screen_negative.CF62]" office:value-type="float" office:value="0" calcext:value-type="float">
            <text:p>0</text:p>
          </table:table-cell>
          <table:table-cell table:style-name="ce38" table:formula="of:=[$screen_negative.CG62]" office:value-type="float" office:value="0" calcext:value-type="float">
            <text:p>0</text:p>
          </table:table-cell>
          <table:table-cell table:style-name="ce38" table:formula="of:=[$screen_negative.CH62]" office:value-type="float" office:value="0" calcext:value-type="float">
            <text:p>0</text:p>
          </table:table-cell>
          <table:table-cell table:style-name="ce38" table:formula="of:=[$screen_negative.CI62]" office:value-type="float" office:value="0" calcext:value-type="float">
            <text:p>0</text:p>
          </table:table-cell>
          <table:table-cell table:style-name="ce38" table:formula="of:=[$screen_negative.CJ62]" office:value-type="float" office:value="0" calcext:value-type="float">
            <text:p>0</text:p>
          </table:table-cell>
          <table:table-cell table:style-name="ce38" table:formula="of:=[$screen_negative.CK62]" office:value-type="float" office:value="0" calcext:value-type="float">
            <text:p>0</text:p>
          </table:table-cell>
          <table:table-cell table:style-name="ce38" table:formula="of:=[$screen_negative.CL62]" office:value-type="float" office:value="0" calcext:value-type="float">
            <text:p>0</text:p>
          </table:table-cell>
          <table:table-cell table:style-name="ce38" table:formula="of:=[$screen_negative.CM62]" office:value-type="float" office:value="0" calcext:value-type="float">
            <text:p>0</text:p>
          </table:table-cell>
          <table:table-cell table:style-name="ce38" table:formula="of:=[$screen_negative.CN62]" office:value-type="float" office:value="0" calcext:value-type="float">
            <text:p>0</text:p>
          </table:table-cell>
          <table:table-cell table:style-name="ce38" table:formula="of:=[$screen_negative.CO62]" office:value-type="float" office:value="0" calcext:value-type="float">
            <text:p>0</text:p>
          </table:table-cell>
          <table:table-cell table:style-name="ce38" table:formula="of:=[$screen_negative.CP62]" office:value-type="float" office:value="0" calcext:value-type="float">
            <text:p>0</text:p>
          </table:table-cell>
          <table:table-cell table:style-name="ce38" table:formula="of:=[$screen_negative.CQ62]" office:value-type="float" office:value="0" calcext:value-type="float">
            <text:p>0</text:p>
          </table:table-cell>
          <table:table-cell table:style-name="ce38" table:formula="of:=[$screen_negative.CR62]" office:value-type="float" office:value="0" calcext:value-type="float">
            <text:p>0</text:p>
          </table:table-cell>
          <table:table-cell table:style-name="ce38" table:formula="of:=[$screen_negative.CS62]" office:value-type="float" office:value="0" calcext:value-type="float">
            <text:p>0</text:p>
          </table:table-cell>
          <table:table-cell table:style-name="ce38" table:formula="of:=[$screen_negative.CT62]" office:value-type="float" office:value="0" calcext:value-type="float">
            <text:p>0</text:p>
          </table:table-cell>
          <table:table-cell table:style-name="ce38" table:formula="of:=[$screen_negative.CU62]" office:value-type="float" office:value="0" calcext:value-type="float">
            <text:p>0</text:p>
          </table:table-cell>
          <table:table-cell table:style-name="ce38" table:formula="of:=[$screen_negative.CV62]" office:value-type="float" office:value="0" calcext:value-type="float">
            <text:p>0</text:p>
          </table:table-cell>
          <table:table-cell table:style-name="ce38" table:formula="of:=[$screen_negative.CW62]" office:value-type="float" office:value="0" calcext:value-type="float">
            <text:p>0</text:p>
          </table:table-cell>
          <table:table-cell table:style-name="ce38" table:formula="of:=[$screen_negative.CX62]" office:value-type="float" office:value="0" calcext:value-type="float">
            <text:p>0</text:p>
          </table:table-cell>
          <table:table-cell table:style-name="ce38" table:formula="of:=[$screen_negative.CY62]" office:value-type="float" office:value="0" calcext:value-type="float">
            <text:p>0</text:p>
          </table:table-cell>
          <table:table-cell table:style-name="ce38" table:formula="of:=[$screen_negative.CZ62]" office:value-type="float" office:value="0" calcext:value-type="float">
            <text:p>0</text:p>
          </table:table-cell>
          <table:table-cell table:style-name="ce38" table:formula="of:=[$screen_negative.DA62]" office:value-type="float" office:value="0" calcext:value-type="float">
            <text:p>0</text:p>
          </table:table-cell>
          <table:table-cell table:style-name="ce38" table:formula="of:=[$screen_negative.DB62]" office:value-type="float" office:value="0" calcext:value-type="float">
            <text:p>0</text:p>
          </table:table-cell>
          <table:table-cell table:style-name="ce38" table:formula="of:=[$screen_negative.DC62]" office:value-type="float" office:value="0" calcext:value-type="float">
            <text:p>0</text:p>
          </table:table-cell>
          <table:table-cell table:style-name="ce38" table:formula="of:=[$screen_negative.DD62]" office:value-type="float" office:value="0" calcext:value-type="float">
            <text:p>0</text:p>
          </table:table-cell>
          <table:table-cell table:style-name="ce38" table:formula="of:=[$screen_negative.DE62]" office:value-type="float" office:value="0" calcext:value-type="float">
            <text:p>0</text:p>
          </table:table-cell>
          <table:table-cell table:style-name="ce38" table:formula="of:=[$screen_negative.DF62]" office:value-type="float" office:value="0" calcext:value-type="float">
            <text:p>0</text:p>
          </table:table-cell>
          <table:table-cell table:style-name="ce38" table:formula="of:=[$screen_negative.DG62]" office:value-type="float" office:value="0" calcext:value-type="float">
            <text:p>0</text:p>
          </table:table-cell>
          <table:table-cell table:style-name="ce38" table:formula="of:=[$screen_negative.DH62]" office:value-type="float" office:value="0" calcext:value-type="float">
            <text:p>0</text:p>
          </table:table-cell>
          <table:table-cell table:style-name="ce38" table:formula="of:=[$screen_negative.DI62]" office:value-type="float" office:value="0" calcext:value-type="float">
            <text:p>0</text:p>
          </table:table-cell>
          <table:table-cell table:style-name="ce38" table:formula="of:=[$screen_negative.DJ62]" office:value-type="float" office:value="0" calcext:value-type="float">
            <text:p>0</text:p>
          </table:table-cell>
          <table:table-cell table:style-name="ce38" table:formula="of:=[$screen_negative.DK62]" office:value-type="float" office:value="0" calcext:value-type="float">
            <text:p>0</text:p>
          </table:table-cell>
          <table:table-cell table:style-name="ce38" table:formula="of:=[$screen_negative.DL62]" office:value-type="float" office:value="0" calcext:value-type="float">
            <text:p>0</text:p>
          </table:table-cell>
          <table:table-cell table:style-name="ce38" table:formula="of:=[$screen_negative.DM62]" office:value-type="float" office:value="0" calcext:value-type="float">
            <text:p>0</text:p>
          </table:table-cell>
          <table:table-cell table:style-name="ce38" table:formula="of:=[$screen_negative.DN62]" office:value-type="float" office:value="0" calcext:value-type="float">
            <text:p>0</text:p>
          </table:table-cell>
          <table:table-cell table:style-name="ce38" table:formula="of:=[$screen_negative.DO62]" office:value-type="float" office:value="0" calcext:value-type="float">
            <text:p>0</text:p>
          </table:table-cell>
          <table:table-cell table:style-name="ce38" table:formula="of:=[$screen_negative.DP62]" office:value-type="float" office:value="0" calcext:value-type="float">
            <text:p>0</text:p>
          </table:table-cell>
          <table:table-cell table:style-name="ce38" table:formula="of:=[$screen_negative.DQ62]" office:value-type="float" office:value="0" calcext:value-type="float">
            <text:p>0</text:p>
          </table:table-cell>
          <table:table-cell table:style-name="ce38" table:formula="of:=[$screen_negative.DR62]" office:value-type="float" office:value="0" calcext:value-type="float">
            <text:p>0</text:p>
          </table:table-cell>
          <table:table-cell table:style-name="ce38" table:formula="of:=[$screen_negative.DS62]" office:value-type="float" office:value="0" calcext:value-type="float">
            <text:p>0</text:p>
          </table:table-cell>
          <table:table-cell table:style-name="ce38" table:formula="of:=[$screen_negative.DT62]" office:value-type="float" office:value="0" calcext:value-type="float">
            <text:p>0</text:p>
          </table:table-cell>
          <table:table-cell table:style-name="ce38" table:formula="of:=[$screen_negative.DU62]" office:value-type="float" office:value="0" calcext:value-type="float">
            <text:p>0</text:p>
          </table:table-cell>
          <table:table-cell table:style-name="ce38" table:formula="of:=[$screen_negative.DV62]" office:value-type="float" office:value="0" calcext:value-type="float">
            <text:p>0</text:p>
          </table:table-cell>
          <table:table-cell table:style-name="ce38" table:formula="of:=[$screen_negative.DW62]" office:value-type="float" office:value="0" calcext:value-type="float">
            <text:p>0</text:p>
          </table:table-cell>
          <table:table-cell table:style-name="ce38" table:formula="of:=[$screen_negative.DX62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63]" office:value-type="float" office:value="0" calcext:value-type="float">
            <text:p>0</text:p>
          </table:table-cell>
          <table:table-cell table:style-name="ce38" table:formula="of:=[$screen_negative.B63]" office:value-type="float" office:value="0" calcext:value-type="float">
            <text:p>0</text:p>
          </table:table-cell>
          <table:table-cell table:style-name="ce38" table:formula="of:=[$screen_negative.C63]" office:value-type="float" office:value="0" calcext:value-type="float">
            <text:p>0</text:p>
          </table:table-cell>
          <table:table-cell table:style-name="ce38" table:formula="of:=[$screen_negative.D63]" office:value-type="float" office:value="0" calcext:value-type="float">
            <text:p>0</text:p>
          </table:table-cell>
          <table:table-cell table:style-name="ce38" table:formula="of:=[$screen_negative.E63]" office:value-type="float" office:value="0" calcext:value-type="float">
            <text:p>0</text:p>
          </table:table-cell>
          <table:table-cell table:style-name="ce38" table:formula="of:=[$screen_negative.F63]" office:value-type="float" office:value="0" calcext:value-type="float">
            <text:p>0</text:p>
          </table:table-cell>
          <table:table-cell table:style-name="ce38" table:formula="of:=[$screen_negative.G63]" office:value-type="float" office:value="0" calcext:value-type="float">
            <text:p>0</text:p>
          </table:table-cell>
          <table:table-cell table:style-name="ce38" table:formula="of:=[$screen_negative.H63]" office:value-type="float" office:value="0" calcext:value-type="float">
            <text:p>0</text:p>
          </table:table-cell>
          <table:table-cell table:style-name="ce38" table:formula="of:=[$screen_negative.I63]" office:value-type="float" office:value="0" calcext:value-type="float">
            <text:p>0</text:p>
          </table:table-cell>
          <table:table-cell table:style-name="ce38" table:formula="of:=[$screen_negative.J63]" office:value-type="float" office:value="0" calcext:value-type="float">
            <text:p>0</text:p>
          </table:table-cell>
          <table:table-cell table:style-name="ce38" table:formula="of:=[$screen_negative.K63]" office:value-type="float" office:value="0" calcext:value-type="float">
            <text:p>0</text:p>
          </table:table-cell>
          <table:table-cell table:style-name="ce38" table:formula="of:=[$screen_negative.L63]" office:value-type="float" office:value="0" calcext:value-type="float">
            <text:p>0</text:p>
          </table:table-cell>
          <table:table-cell table:style-name="ce38" table:formula="of:=[$screen_negative.M63]" office:value-type="float" office:value="0" calcext:value-type="float">
            <text:p>0</text:p>
          </table:table-cell>
          <table:table-cell table:style-name="ce38" table:formula="of:=[$screen_negative.N63]" office:value-type="float" office:value="0" calcext:value-type="float">
            <text:p>0</text:p>
          </table:table-cell>
          <table:table-cell table:style-name="ce38" table:formula="of:=[$screen_negative.O63]" office:value-type="float" office:value="0" calcext:value-type="float">
            <text:p>0</text:p>
          </table:table-cell>
          <table:table-cell table:style-name="ce38" table:formula="of:=[$screen_negative.P63]" office:value-type="float" office:value="0" calcext:value-type="float">
            <text:p>0</text:p>
          </table:table-cell>
          <table:table-cell table:style-name="ce38" table:formula="of:=[$screen_negative.Q63]" office:value-type="float" office:value="0" calcext:value-type="float">
            <text:p>0</text:p>
          </table:table-cell>
          <table:table-cell table:style-name="ce38" table:formula="of:=[$screen_negative.R63]" office:value-type="float" office:value="0" calcext:value-type="float">
            <text:p>0</text:p>
          </table:table-cell>
          <table:table-cell table:style-name="ce38" table:formula="of:=[$screen_negative.S63]" office:value-type="float" office:value="0" calcext:value-type="float">
            <text:p>0</text:p>
          </table:table-cell>
          <table:table-cell table:style-name="ce38" table:formula="of:=[$screen_negative.T63]" office:value-type="float" office:value="0" calcext:value-type="float">
            <text:p>0</text:p>
          </table:table-cell>
          <table:table-cell table:style-name="ce38" table:formula="of:=[$screen_negative.U63]" office:value-type="float" office:value="0" calcext:value-type="float">
            <text:p>0</text:p>
          </table:table-cell>
          <table:table-cell table:style-name="ce38" table:formula="of:=[$screen_negative.V63]" office:value-type="float" office:value="0" calcext:value-type="float">
            <text:p>0</text:p>
          </table:table-cell>
          <table:table-cell table:style-name="ce38" table:formula="of:=[$screen_negative.W63]" office:value-type="float" office:value="0" calcext:value-type="float">
            <text:p>0</text:p>
          </table:table-cell>
          <table:table-cell table:style-name="ce38" table:formula="of:=[$screen_negative.X63]" office:value-type="float" office:value="0" calcext:value-type="float">
            <text:p>0</text:p>
          </table:table-cell>
          <table:table-cell table:style-name="ce38" table:formula="of:=[$screen_negative.Y63]" office:value-type="float" office:value="0" calcext:value-type="float">
            <text:p>0</text:p>
          </table:table-cell>
          <table:table-cell table:style-name="ce38" table:formula="of:=[$screen_negative.Z63]" office:value-type="float" office:value="0" calcext:value-type="float">
            <text:p>0</text:p>
          </table:table-cell>
          <table:table-cell table:style-name="ce38" table:formula="of:=[$screen_negative.AA63]" office:value-type="float" office:value="0" calcext:value-type="float">
            <text:p>0</text:p>
          </table:table-cell>
          <table:table-cell table:style-name="ce38" table:formula="of:=[$screen_negative.AB63]" office:value-type="float" office:value="0" calcext:value-type="float">
            <text:p>0</text:p>
          </table:table-cell>
          <table:table-cell table:style-name="ce38" table:formula="of:=[$screen_negative.AC63]" office:value-type="float" office:value="0" calcext:value-type="float">
            <text:p>0</text:p>
          </table:table-cell>
          <table:table-cell table:style-name="ce38" table:formula="of:=[$screen_negative.AD63]" office:value-type="float" office:value="0" calcext:value-type="float">
            <text:p>0</text:p>
          </table:table-cell>
          <table:table-cell table:style-name="ce38" table:formula="of:=[$screen_negative.AE63]" office:value-type="float" office:value="0" calcext:value-type="float">
            <text:p>0</text:p>
          </table:table-cell>
          <table:table-cell table:style-name="ce38" table:formula="of:=[$screen_negative.AF63]" office:value-type="float" office:value="0" calcext:value-type="float">
            <text:p>0</text:p>
          </table:table-cell>
          <table:table-cell table:style-name="ce38" table:formula="of:=[$screen_negative.AG63]" office:value-type="float" office:value="0" calcext:value-type="float">
            <text:p>0</text:p>
          </table:table-cell>
          <table:table-cell table:style-name="ce38" table:formula="of:=[$screen_negative.AH63]" office:value-type="float" office:value="0" calcext:value-type="float">
            <text:p>0</text:p>
          </table:table-cell>
          <table:table-cell table:style-name="ce38" table:formula="of:=[$screen_negative.AI63]" office:value-type="float" office:value="0" calcext:value-type="float">
            <text:p>0</text:p>
          </table:table-cell>
          <table:table-cell table:style-name="ce38" table:formula="of:=[$screen_negative.AJ63]" office:value-type="float" office:value="0" calcext:value-type="float">
            <text:p>0</text:p>
          </table:table-cell>
          <table:table-cell table:style-name="ce38" table:formula="of:=[$screen_negative.AK63]" office:value-type="float" office:value="0" calcext:value-type="float">
            <text:p>0</text:p>
          </table:table-cell>
          <table:table-cell table:style-name="ce38" table:formula="of:=[$screen_negative.AL63]" office:value-type="float" office:value="0" calcext:value-type="float">
            <text:p>0</text:p>
          </table:table-cell>
          <table:table-cell table:style-name="ce38" table:formula="of:=[$screen_negative.AM63]" office:value-type="float" office:value="0" calcext:value-type="float">
            <text:p>0</text:p>
          </table:table-cell>
          <table:table-cell table:style-name="ce38" table:formula="of:=[$screen_negative.AN63]" office:value-type="float" office:value="0" calcext:value-type="float">
            <text:p>0</text:p>
          </table:table-cell>
          <table:table-cell table:style-name="ce38" table:formula="of:=[$screen_negative.AO63]" office:value-type="float" office:value="0" calcext:value-type="float">
            <text:p>0</text:p>
          </table:table-cell>
          <table:table-cell table:style-name="ce38" table:formula="of:=[$screen_negative.AP63]" office:value-type="float" office:value="0" calcext:value-type="float">
            <text:p>0</text:p>
          </table:table-cell>
          <table:table-cell table:style-name="ce38" table:formula="of:=[$screen_negative.AQ63]" office:value-type="float" office:value="0" calcext:value-type="float">
            <text:p>0</text:p>
          </table:table-cell>
          <table:table-cell table:style-name="ce38" table:formula="of:=[$screen_negative.AR63]" office:value-type="float" office:value="0" calcext:value-type="float">
            <text:p>0</text:p>
          </table:table-cell>
          <table:table-cell table:style-name="ce38" table:formula="of:=[$screen_negative.AS63]" office:value-type="float" office:value="0" calcext:value-type="float">
            <text:p>0</text:p>
          </table:table-cell>
          <table:table-cell table:style-name="ce38" table:formula="of:=[$screen_negative.AT63]" office:value-type="float" office:value="0" calcext:value-type="float">
            <text:p>0</text:p>
          </table:table-cell>
          <table:table-cell table:style-name="ce38" table:formula="of:=[$screen_negative.AU63]" office:value-type="float" office:value="0" calcext:value-type="float">
            <text:p>0</text:p>
          </table:table-cell>
          <table:table-cell table:style-name="ce38" table:formula="of:=[$screen_negative.AV63]" office:value-type="float" office:value="0" calcext:value-type="float">
            <text:p>0</text:p>
          </table:table-cell>
          <table:table-cell table:style-name="ce38" table:formula="of:=[$screen_negative.AW63]" office:value-type="float" office:value="0" calcext:value-type="float">
            <text:p>0</text:p>
          </table:table-cell>
          <table:table-cell table:style-name="ce38" table:formula="of:=[$screen_negative.AX63]" office:value-type="float" office:value="0" calcext:value-type="float">
            <text:p>0</text:p>
          </table:table-cell>
          <table:table-cell table:style-name="ce38" table:formula="of:=[$screen_negative.AY63]" office:value-type="float" office:value="0" calcext:value-type="float">
            <text:p>0</text:p>
          </table:table-cell>
          <table:table-cell table:style-name="ce38" table:formula="of:=[$screen_negative.AZ63]" office:value-type="float" office:value="0" calcext:value-type="float">
            <text:p>0</text:p>
          </table:table-cell>
          <table:table-cell table:style-name="ce38" table:formula="of:=[$screen_negative.BA63]" office:value-type="float" office:value="0" calcext:value-type="float">
            <text:p>0</text:p>
          </table:table-cell>
          <table:table-cell table:style-name="ce38" table:formula="of:=[$screen_negative.BB63]" office:value-type="float" office:value="0" calcext:value-type="float">
            <text:p>0</text:p>
          </table:table-cell>
          <table:table-cell table:style-name="ce38" table:formula="of:=[$screen_negative.BC63]" office:value-type="float" office:value="1" calcext:value-type="float">
            <text:p>1</text:p>
          </table:table-cell>
          <table:table-cell table:style-name="ce38" table:formula="of:=[$screen_negative.BD63]" office:value-type="float" office:value="1" calcext:value-type="float">
            <text:p>1</text:p>
          </table:table-cell>
          <table:table-cell table:style-name="ce38" table:formula="of:=[$screen_negative.BE63]" office:value-type="float" office:value="1" calcext:value-type="float">
            <text:p>1</text:p>
          </table:table-cell>
          <table:table-cell table:style-name="ce38" table:formula="of:=[$screen_negative.BF63]" office:value-type="float" office:value="1" calcext:value-type="float">
            <text:p>1</text:p>
          </table:table-cell>
          <table:table-cell table:style-name="ce38" table:formula="of:=[$screen_negative.BG63]" office:value-type="float" office:value="0" calcext:value-type="float">
            <text:p>0</text:p>
          </table:table-cell>
          <table:table-cell table:style-name="ce38" table:formula="of:=[$screen_negative.BH63]" office:value-type="float" office:value="0" calcext:value-type="float">
            <text:p>0</text:p>
          </table:table-cell>
          <table:table-cell table:style-name="ce38" table:formula="of:=[$screen_negative.BI63]" office:value-type="float" office:value="0" calcext:value-type="float">
            <text:p>0</text:p>
          </table:table-cell>
          <table:table-cell table:style-name="ce38" table:formula="of:=[$screen_negative.BJ63]" office:value-type="float" office:value="0" calcext:value-type="float">
            <text:p>0</text:p>
          </table:table-cell>
          <table:table-cell table:style-name="ce38" table:formula="of:=[$screen_negative.BK63]" office:value-type="float" office:value="0" calcext:value-type="float">
            <text:p>0</text:p>
          </table:table-cell>
          <table:table-cell table:style-name="ce38" table:formula="of:=[$screen_negative.BL63]" office:value-type="float" office:value="0" calcext:value-type="float">
            <text:p>0</text:p>
          </table:table-cell>
          <table:table-cell table:style-name="ce38" table:formula="of:=[$screen_negative.BM63]" office:value-type="float" office:value="0" calcext:value-type="float">
            <text:p>0</text:p>
          </table:table-cell>
          <table:table-cell table:style-name="ce38" table:formula="of:=[$screen_negative.BN63]" office:value-type="float" office:value="0" calcext:value-type="float">
            <text:p>0</text:p>
          </table:table-cell>
          <table:table-cell table:style-name="ce38" table:formula="of:=[$screen_negative.BO63]" office:value-type="float" office:value="0" calcext:value-type="float">
            <text:p>0</text:p>
          </table:table-cell>
          <table:table-cell table:style-name="ce38" table:formula="of:=[$screen_negative.BP63]" office:value-type="float" office:value="0" calcext:value-type="float">
            <text:p>0</text:p>
          </table:table-cell>
          <table:table-cell table:style-name="ce38" table:formula="of:=[$screen_negative.BQ63]" office:value-type="float" office:value="0" calcext:value-type="float">
            <text:p>0</text:p>
          </table:table-cell>
          <table:table-cell table:style-name="ce38" table:formula="of:=[$screen_negative.BR63]" office:value-type="float" office:value="0" calcext:value-type="float">
            <text:p>0</text:p>
          </table:table-cell>
          <table:table-cell table:style-name="ce38" table:formula="of:=[$screen_negative.BS63]" office:value-type="float" office:value="1" calcext:value-type="float">
            <text:p>1</text:p>
          </table:table-cell>
          <table:table-cell table:style-name="ce38" table:formula="of:=[$screen_negative.BT63]" office:value-type="float" office:value="1" calcext:value-type="float">
            <text:p>1</text:p>
          </table:table-cell>
          <table:table-cell table:style-name="ce38" table:formula="of:=[$screen_negative.BU63]" office:value-type="float" office:value="1" calcext:value-type="float">
            <text:p>1</text:p>
          </table:table-cell>
          <table:table-cell table:style-name="ce38" table:formula="of:=[$screen_negative.BV63]" office:value-type="float" office:value="1" calcext:value-type="float">
            <text:p>1</text:p>
          </table:table-cell>
          <table:table-cell table:style-name="ce38" table:formula="of:=[$screen_negative.BW63]" office:value-type="float" office:value="0" calcext:value-type="float">
            <text:p>0</text:p>
          </table:table-cell>
          <table:table-cell table:style-name="ce38" table:formula="of:=[$screen_negative.BX63]" office:value-type="float" office:value="0" calcext:value-type="float">
            <text:p>0</text:p>
          </table:table-cell>
          <table:table-cell table:style-name="ce38" table:formula="of:=[$screen_negative.BY63]" office:value-type="float" office:value="0" calcext:value-type="float">
            <text:p>0</text:p>
          </table:table-cell>
          <table:table-cell table:style-name="ce38" table:formula="of:=[$screen_negative.BZ63]" office:value-type="float" office:value="0" calcext:value-type="float">
            <text:p>0</text:p>
          </table:table-cell>
          <table:table-cell table:style-name="ce38" table:formula="of:=[$screen_negative.CA63]" office:value-type="float" office:value="0" calcext:value-type="float">
            <text:p>0</text:p>
          </table:table-cell>
          <table:table-cell table:style-name="ce38" table:formula="of:=[$screen_negative.CB63]" office:value-type="float" office:value="0" calcext:value-type="float">
            <text:p>0</text:p>
          </table:table-cell>
          <table:table-cell table:style-name="ce38" table:formula="of:=[$screen_negative.CC63]" office:value-type="float" office:value="0" calcext:value-type="float">
            <text:p>0</text:p>
          </table:table-cell>
          <table:table-cell table:style-name="ce38" table:formula="of:=[$screen_negative.CD63]" office:value-type="float" office:value="0" calcext:value-type="float">
            <text:p>0</text:p>
          </table:table-cell>
          <table:table-cell table:style-name="ce38" table:formula="of:=[$screen_negative.CE63]" office:value-type="float" office:value="0" calcext:value-type="float">
            <text:p>0</text:p>
          </table:table-cell>
          <table:table-cell table:style-name="ce38" table:formula="of:=[$screen_negative.CF63]" office:value-type="float" office:value="0" calcext:value-type="float">
            <text:p>0</text:p>
          </table:table-cell>
          <table:table-cell table:style-name="ce38" table:formula="of:=[$screen_negative.CG63]" office:value-type="float" office:value="0" calcext:value-type="float">
            <text:p>0</text:p>
          </table:table-cell>
          <table:table-cell table:style-name="ce38" table:formula="of:=[$screen_negative.CH63]" office:value-type="float" office:value="0" calcext:value-type="float">
            <text:p>0</text:p>
          </table:table-cell>
          <table:table-cell table:style-name="ce38" table:formula="of:=[$screen_negative.CI63]" office:value-type="float" office:value="0" calcext:value-type="float">
            <text:p>0</text:p>
          </table:table-cell>
          <table:table-cell table:style-name="ce38" table:formula="of:=[$screen_negative.CJ63]" office:value-type="float" office:value="0" calcext:value-type="float">
            <text:p>0</text:p>
          </table:table-cell>
          <table:table-cell table:style-name="ce38" table:formula="of:=[$screen_negative.CK63]" office:value-type="float" office:value="0" calcext:value-type="float">
            <text:p>0</text:p>
          </table:table-cell>
          <table:table-cell table:style-name="ce38" table:formula="of:=[$screen_negative.CL63]" office:value-type="float" office:value="0" calcext:value-type="float">
            <text:p>0</text:p>
          </table:table-cell>
          <table:table-cell table:style-name="ce38" table:formula="of:=[$screen_negative.CM63]" office:value-type="float" office:value="0" calcext:value-type="float">
            <text:p>0</text:p>
          </table:table-cell>
          <table:table-cell table:style-name="ce38" table:formula="of:=[$screen_negative.CN63]" office:value-type="float" office:value="0" calcext:value-type="float">
            <text:p>0</text:p>
          </table:table-cell>
          <table:table-cell table:style-name="ce38" table:formula="of:=[$screen_negative.CO63]" office:value-type="float" office:value="0" calcext:value-type="float">
            <text:p>0</text:p>
          </table:table-cell>
          <table:table-cell table:style-name="ce38" table:formula="of:=[$screen_negative.CP63]" office:value-type="float" office:value="0" calcext:value-type="float">
            <text:p>0</text:p>
          </table:table-cell>
          <table:table-cell table:style-name="ce38" table:formula="of:=[$screen_negative.CQ63]" office:value-type="float" office:value="0" calcext:value-type="float">
            <text:p>0</text:p>
          </table:table-cell>
          <table:table-cell table:style-name="ce38" table:formula="of:=[$screen_negative.CR63]" office:value-type="float" office:value="0" calcext:value-type="float">
            <text:p>0</text:p>
          </table:table-cell>
          <table:table-cell table:style-name="ce38" table:formula="of:=[$screen_negative.CS63]" office:value-type="float" office:value="0" calcext:value-type="float">
            <text:p>0</text:p>
          </table:table-cell>
          <table:table-cell table:style-name="ce38" table:formula="of:=[$screen_negative.CT63]" office:value-type="float" office:value="0" calcext:value-type="float">
            <text:p>0</text:p>
          </table:table-cell>
          <table:table-cell table:style-name="ce38" table:formula="of:=[$screen_negative.CU63]" office:value-type="float" office:value="0" calcext:value-type="float">
            <text:p>0</text:p>
          </table:table-cell>
          <table:table-cell table:style-name="ce38" table:formula="of:=[$screen_negative.CV63]" office:value-type="float" office:value="0" calcext:value-type="float">
            <text:p>0</text:p>
          </table:table-cell>
          <table:table-cell table:style-name="ce38" table:formula="of:=[$screen_negative.CW63]" office:value-type="float" office:value="0" calcext:value-type="float">
            <text:p>0</text:p>
          </table:table-cell>
          <table:table-cell table:style-name="ce38" table:formula="of:=[$screen_negative.CX63]" office:value-type="float" office:value="0" calcext:value-type="float">
            <text:p>0</text:p>
          </table:table-cell>
          <table:table-cell table:style-name="ce38" table:formula="of:=[$screen_negative.CY63]" office:value-type="float" office:value="0" calcext:value-type="float">
            <text:p>0</text:p>
          </table:table-cell>
          <table:table-cell table:style-name="ce38" table:formula="of:=[$screen_negative.CZ63]" office:value-type="float" office:value="0" calcext:value-type="float">
            <text:p>0</text:p>
          </table:table-cell>
          <table:table-cell table:style-name="ce38" table:formula="of:=[$screen_negative.DA63]" office:value-type="float" office:value="0" calcext:value-type="float">
            <text:p>0</text:p>
          </table:table-cell>
          <table:table-cell table:style-name="ce38" table:formula="of:=[$screen_negative.DB63]" office:value-type="float" office:value="0" calcext:value-type="float">
            <text:p>0</text:p>
          </table:table-cell>
          <table:table-cell table:style-name="ce38" table:formula="of:=[$screen_negative.DC63]" office:value-type="float" office:value="0" calcext:value-type="float">
            <text:p>0</text:p>
          </table:table-cell>
          <table:table-cell table:style-name="ce38" table:formula="of:=[$screen_negative.DD63]" office:value-type="float" office:value="0" calcext:value-type="float">
            <text:p>0</text:p>
          </table:table-cell>
          <table:table-cell table:style-name="ce38" table:formula="of:=[$screen_negative.DE63]" office:value-type="float" office:value="0" calcext:value-type="float">
            <text:p>0</text:p>
          </table:table-cell>
          <table:table-cell table:style-name="ce38" table:formula="of:=[$screen_negative.DF63]" office:value-type="float" office:value="0" calcext:value-type="float">
            <text:p>0</text:p>
          </table:table-cell>
          <table:table-cell table:style-name="ce38" table:formula="of:=[$screen_negative.DG63]" office:value-type="float" office:value="0" calcext:value-type="float">
            <text:p>0</text:p>
          </table:table-cell>
          <table:table-cell table:style-name="ce38" table:formula="of:=[$screen_negative.DH63]" office:value-type="float" office:value="0" calcext:value-type="float">
            <text:p>0</text:p>
          </table:table-cell>
          <table:table-cell table:style-name="ce38" table:formula="of:=[$screen_negative.DI63]" office:value-type="float" office:value="0" calcext:value-type="float">
            <text:p>0</text:p>
          </table:table-cell>
          <table:table-cell table:style-name="ce38" table:formula="of:=[$screen_negative.DJ63]" office:value-type="float" office:value="0" calcext:value-type="float">
            <text:p>0</text:p>
          </table:table-cell>
          <table:table-cell table:style-name="ce38" table:formula="of:=[$screen_negative.DK63]" office:value-type="float" office:value="0" calcext:value-type="float">
            <text:p>0</text:p>
          </table:table-cell>
          <table:table-cell table:style-name="ce38" table:formula="of:=[$screen_negative.DL63]" office:value-type="float" office:value="0" calcext:value-type="float">
            <text:p>0</text:p>
          </table:table-cell>
          <table:table-cell table:style-name="ce38" table:formula="of:=[$screen_negative.DM63]" office:value-type="float" office:value="0" calcext:value-type="float">
            <text:p>0</text:p>
          </table:table-cell>
          <table:table-cell table:style-name="ce38" table:formula="of:=[$screen_negative.DN63]" office:value-type="float" office:value="0" calcext:value-type="float">
            <text:p>0</text:p>
          </table:table-cell>
          <table:table-cell table:style-name="ce38" table:formula="of:=[$screen_negative.DO63]" office:value-type="float" office:value="0" calcext:value-type="float">
            <text:p>0</text:p>
          </table:table-cell>
          <table:table-cell table:style-name="ce38" table:formula="of:=[$screen_negative.DP63]" office:value-type="float" office:value="0" calcext:value-type="float">
            <text:p>0</text:p>
          </table:table-cell>
          <table:table-cell table:style-name="ce38" table:formula="of:=[$screen_negative.DQ63]" office:value-type="float" office:value="0" calcext:value-type="float">
            <text:p>0</text:p>
          </table:table-cell>
          <table:table-cell table:style-name="ce38" table:formula="of:=[$screen_negative.DR63]" office:value-type="float" office:value="0" calcext:value-type="float">
            <text:p>0</text:p>
          </table:table-cell>
          <table:table-cell table:style-name="ce38" table:formula="of:=[$screen_negative.DS63]" office:value-type="float" office:value="0" calcext:value-type="float">
            <text:p>0</text:p>
          </table:table-cell>
          <table:table-cell table:style-name="ce38" table:formula="of:=[$screen_negative.DT63]" office:value-type="float" office:value="0" calcext:value-type="float">
            <text:p>0</text:p>
          </table:table-cell>
          <table:table-cell table:style-name="ce38" table:formula="of:=[$screen_negative.DU63]" office:value-type="float" office:value="0" calcext:value-type="float">
            <text:p>0</text:p>
          </table:table-cell>
          <table:table-cell table:style-name="ce38" table:formula="of:=[$screen_negative.DV63]" office:value-type="float" office:value="0" calcext:value-type="float">
            <text:p>0</text:p>
          </table:table-cell>
          <table:table-cell table:style-name="ce38" table:formula="of:=[$screen_negative.DW63]" office:value-type="float" office:value="0" calcext:value-type="float">
            <text:p>0</text:p>
          </table:table-cell>
          <table:table-cell table:style-name="ce38" table:formula="of:=[$screen_negative.DX63]" office:value-type="float" office:value="0" calcext:value-type="float">
            <text:p>0</text:p>
          </table:table-cell>
          <table:table-cell table:number-columns-repeated="896"/>
        </table:table-row>
        <table:table-row table:style-name="ro1">
          <table:table-cell table:style-name="ce38" table:formula="of:=[$screen_negative.A64]" office:value-type="float" office:value="0" calcext:value-type="float">
            <text:p>0</text:p>
          </table:table-cell>
          <table:table-cell table:style-name="ce38" table:formula="of:=[$screen_negative.B64]" office:value-type="float" office:value="0" calcext:value-type="float">
            <text:p>0</text:p>
          </table:table-cell>
          <table:table-cell table:style-name="ce38" table:formula="of:=[$screen_negative.C64]" office:value-type="float" office:value="0" calcext:value-type="float">
            <text:p>0</text:p>
          </table:table-cell>
          <table:table-cell table:style-name="ce38" table:formula="of:=[$screen_negative.D64]" office:value-type="float" office:value="0" calcext:value-type="float">
            <text:p>0</text:p>
          </table:table-cell>
          <table:table-cell table:style-name="ce38" table:formula="of:=[$screen_negative.E64]" office:value-type="float" office:value="0" calcext:value-type="float">
            <text:p>0</text:p>
          </table:table-cell>
          <table:table-cell table:style-name="ce38" table:formula="of:=[$screen_negative.F64]" office:value-type="float" office:value="0" calcext:value-type="float">
            <text:p>0</text:p>
          </table:table-cell>
          <table:table-cell table:style-name="ce38" table:formula="of:=[$screen_negative.G64]" office:value-type="float" office:value="0" calcext:value-type="float">
            <text:p>0</text:p>
          </table:table-cell>
          <table:table-cell table:style-name="ce38" table:formula="of:=[$screen_negative.H64]" office:value-type="float" office:value="0" calcext:value-type="float">
            <text:p>0</text:p>
          </table:table-cell>
          <table:table-cell table:style-name="ce38" table:formula="of:=[$screen_negative.I64]" office:value-type="float" office:value="0" calcext:value-type="float">
            <text:p>0</text:p>
          </table:table-cell>
          <table:table-cell table:style-name="ce38" table:formula="of:=[$screen_negative.J64]" office:value-type="float" office:value="0" calcext:value-type="float">
            <text:p>0</text:p>
          </table:table-cell>
          <table:table-cell table:style-name="ce38" table:formula="of:=[$screen_negative.K64]" office:value-type="float" office:value="0" calcext:value-type="float">
            <text:p>0</text:p>
          </table:table-cell>
          <table:table-cell table:style-name="ce38" table:formula="of:=[$screen_negative.L64]" office:value-type="float" office:value="0" calcext:value-type="float">
            <text:p>0</text:p>
          </table:table-cell>
          <table:table-cell table:style-name="ce38" table:formula="of:=[$screen_negative.M64]" office:value-type="float" office:value="0" calcext:value-type="float">
            <text:p>0</text:p>
          </table:table-cell>
          <table:table-cell table:style-name="ce38" table:formula="of:=[$screen_negative.N64]" office:value-type="float" office:value="0" calcext:value-type="float">
            <text:p>0</text:p>
          </table:table-cell>
          <table:table-cell table:style-name="ce38" table:formula="of:=[$screen_negative.O64]" office:value-type="float" office:value="0" calcext:value-type="float">
            <text:p>0</text:p>
          </table:table-cell>
          <table:table-cell table:style-name="ce38" table:formula="of:=[$screen_negative.P64]" office:value-type="float" office:value="0" calcext:value-type="float">
            <text:p>0</text:p>
          </table:table-cell>
          <table:table-cell table:style-name="ce38" table:formula="of:=[$screen_negative.Q64]" office:value-type="float" office:value="0" calcext:value-type="float">
            <text:p>0</text:p>
          </table:table-cell>
          <table:table-cell table:style-name="ce38" table:formula="of:=[$screen_negative.R64]" office:value-type="float" office:value="0" calcext:value-type="float">
            <text:p>0</text:p>
          </table:table-cell>
          <table:table-cell table:style-name="ce38" table:formula="of:=[$screen_negative.S64]" office:value-type="float" office:value="0" calcext:value-type="float">
            <text:p>0</text:p>
          </table:table-cell>
          <table:table-cell table:style-name="ce38" table:formula="of:=[$screen_negative.T64]" office:value-type="float" office:value="0" calcext:value-type="float">
            <text:p>0</text:p>
          </table:table-cell>
          <table:table-cell table:style-name="ce38" table:formula="of:=[$screen_negative.U64]" office:value-type="float" office:value="0" calcext:value-type="float">
            <text:p>0</text:p>
          </table:table-cell>
          <table:table-cell table:style-name="ce38" table:formula="of:=[$screen_negative.V64]" office:value-type="float" office:value="0" calcext:value-type="float">
            <text:p>0</text:p>
          </table:table-cell>
          <table:table-cell table:style-name="ce38" table:formula="of:=[$screen_negative.W64]" office:value-type="float" office:value="0" calcext:value-type="float">
            <text:p>0</text:p>
          </table:table-cell>
          <table:table-cell table:style-name="ce38" table:formula="of:=[$screen_negative.X64]" office:value-type="float" office:value="0" calcext:value-type="float">
            <text:p>0</text:p>
          </table:table-cell>
          <table:table-cell table:style-name="ce38" table:formula="of:=[$screen_negative.Y64]" office:value-type="float" office:value="0" calcext:value-type="float">
            <text:p>0</text:p>
          </table:table-cell>
          <table:table-cell table:style-name="ce38" table:formula="of:=[$screen_negative.Z64]" office:value-type="float" office:value="0" calcext:value-type="float">
            <text:p>0</text:p>
          </table:table-cell>
          <table:table-cell table:style-name="ce38" table:formula="of:=[$screen_negative.AA64]" office:value-type="float" office:value="0" calcext:value-type="float">
            <text:p>0</text:p>
          </table:table-cell>
          <table:table-cell table:style-name="ce38" table:formula="of:=[$screen_negative.AB64]" office:value-type="float" office:value="0" calcext:value-type="float">
            <text:p>0</text:p>
          </table:table-cell>
          <table:table-cell table:style-name="ce38" table:formula="of:=[$screen_negative.AC64]" office:value-type="float" office:value="0" calcext:value-type="float">
            <text:p>0</text:p>
          </table:table-cell>
          <table:table-cell table:style-name="ce38" table:formula="of:=[$screen_negative.AD64]" office:value-type="float" office:value="0" calcext:value-type="float">
            <text:p>0</text:p>
          </table:table-cell>
          <table:table-cell table:style-name="ce38" table:formula="of:=[$screen_negative.AE64]" office:value-type="float" office:value="0" calcext:value-type="float">
            <text:p>0</text:p>
          </table:table-cell>
          <table:table-cell table:style-name="ce38" table:formula="of:=[$screen_negative.AF64]" office:value-type="float" office:value="0" calcext:value-type="float">
            <text:p>0</text:p>
          </table:table-cell>
          <table:table-cell table:style-name="ce38" table:formula="of:=[$screen_negative.AG64]" office:value-type="float" office:value="0" calcext:value-type="float">
            <text:p>0</text:p>
          </table:table-cell>
          <table:table-cell table:style-name="ce38" table:formula="of:=[$screen_negative.AH64]" office:value-type="float" office:value="0" calcext:value-type="float">
            <text:p>0</text:p>
          </table:table-cell>
          <table:table-cell table:style-name="ce38" table:formula="of:=[$screen_negative.AI64]" office:value-type="float" office:value="0" calcext:value-type="float">
            <text:p>0</text:p>
          </table:table-cell>
          <table:table-cell table:style-name="ce38" table:formula="of:=[$screen_negative.AJ64]" office:value-type="float" office:value="0" calcext:value-type="float">
            <text:p>0</text:p>
          </table:table-cell>
          <table:table-cell table:style-name="ce38" table:formula="of:=[$screen_negative.AK64]" office:value-type="float" office:value="0" calcext:value-type="float">
            <text:p>0</text:p>
          </table:table-cell>
          <table:table-cell table:style-name="ce38" table:formula="of:=[$screen_negative.AL64]" office:value-type="float" office:value="0" calcext:value-type="float">
            <text:p>0</text:p>
          </table:table-cell>
          <table:table-cell table:style-name="ce38" table:formula="of:=[$screen_negative.AM64]" office:value-type="float" office:value="0" calcext:value-type="float">
            <text:p>0</text:p>
          </table:table-cell>
          <table:table-cell table:style-name="ce38" table:formula="of:=[$screen_negative.AN64]" office:value-type="float" office:value="0" calcext:value-type="float">
            <text:p>0</text:p>
          </table:table-cell>
          <table:table-cell table:style-name="ce38" table:formula="of:=[$screen_negative.AO64]" office:value-type="float" office:value="0" calcext:value-type="float">
            <text:p>0</text:p>
          </table:table-cell>
          <table:table-cell table:style-name="ce38" table:formula="of:=[$screen_negative.AP64]" office:value-type="float" office:value="0" calcext:value-type="float">
            <text:p>0</text:p>
          </table:table-cell>
          <table:table-cell table:style-name="ce38" table:formula="of:=[$screen_negative.AQ64]" office:value-type="float" office:value="0" calcext:value-type="float">
            <text:p>0</text:p>
          </table:table-cell>
          <table:table-cell table:style-name="ce38" table:formula="of:=[$screen_negative.AR64]" office:value-type="float" office:value="0" calcext:value-type="float">
            <text:p>0</text:p>
          </table:table-cell>
          <table:table-cell table:style-name="ce38" table:formula="of:=[$screen_negative.AS64]" office:value-type="float" office:value="0" calcext:value-type="float">
            <text:p>0</text:p>
          </table:table-cell>
          <table:table-cell table:style-name="ce38" table:formula="of:=[$screen_negative.AT64]" office:value-type="float" office:value="0" calcext:value-type="float">
            <text:p>0</text:p>
          </table:table-cell>
          <table:table-cell table:style-name="ce38" table:formula="of:=[$screen_negative.AU64]" office:value-type="float" office:value="0" calcext:value-type="float">
            <text:p>0</text:p>
          </table:table-cell>
          <table:table-cell table:style-name="ce38" table:formula="of:=[$screen_negative.AV64]" office:value-type="float" office:value="0" calcext:value-type="float">
            <text:p>0</text:p>
          </table:table-cell>
          <table:table-cell table:style-name="ce38" table:formula="of:=[$screen_negative.AW64]" office:value-type="float" office:value="0" calcext:value-type="float">
            <text:p>0</text:p>
          </table:table-cell>
          <table:table-cell table:style-name="ce38" table:formula="of:=[$screen_negative.AX64]" office:value-type="float" office:value="0" calcext:value-type="float">
            <text:p>0</text:p>
          </table:table-cell>
          <table:table-cell table:style-name="ce38" table:formula="of:=[$screen_negative.AY64]" office:value-type="float" office:value="0" calcext:value-type="float">
            <text:p>0</text:p>
          </table:table-cell>
          <table:table-cell table:style-name="ce38" table:formula="of:=[$screen_negative.AZ64]" office:value-type="float" office:value="0" calcext:value-type="float">
            <text:p>0</text:p>
          </table:table-cell>
          <table:table-cell table:style-name="ce38" table:formula="of:=[$screen_negative.BA64]" office:value-type="float" office:value="0" calcext:value-type="float">
            <text:p>0</text:p>
          </table:table-cell>
          <table:table-cell table:style-name="ce38" table:formula="of:=[$screen_negative.BB64]" office:value-type="float" office:value="0" calcext:value-type="float">
            <text:p>0</text:p>
          </table:table-cell>
          <table:table-cell table:style-name="ce38" table:formula="of:=[$screen_negative.BC64]" office:value-type="float" office:value="0" calcext:value-type="float">
            <text:p>0</text:p>
          </table:table-cell>
          <table:table-cell table:style-name="ce38" table:formula="of:=[$screen_negative.BD64]" office:value-type="float" office:value="0" calcext:value-type="float">
            <text:p>0</text:p>
          </table:table-cell>
          <table:table-cell table:style-name="ce38" table:formula="of:=[$screen_negative.BE64]" office:value-type="float" office:value="0" calcext:value-type="float">
            <text:p>0</text:p>
          </table:table-cell>
          <table:table-cell table:style-name="ce38" table:formula="of:=[$screen_negative.BF64]" office:value-type="float" office:value="0" calcext:value-type="float">
            <text:p>0</text:p>
          </table:table-cell>
          <table:table-cell table:style-name="ce38" table:formula="of:=[$screen_negative.BG64]" office:value-type="float" office:value="1" calcext:value-type="float">
            <text:p>1</text:p>
          </table:table-cell>
          <table:table-cell table:style-name="ce38" table:formula="of:=[$screen_negative.BH64]" office:value-type="float" office:value="1" calcext:value-type="float">
            <text:p>1</text:p>
          </table:table-cell>
          <table:table-cell table:style-name="ce38" table:formula="of:=[$screen_negative.BI64]" office:value-type="float" office:value="1" calcext:value-type="float">
            <text:p>1</text:p>
          </table:table-cell>
          <table:table-cell table:style-name="ce38" table:formula="of:=[$screen_negative.BJ64]" office:value-type="float" office:value="1" calcext:value-type="float">
            <text:p>1</text:p>
          </table:table-cell>
          <table:table-cell table:style-name="ce38" table:formula="of:=[$screen_negative.BK64]" office:value-type="float" office:value="1" calcext:value-type="float">
            <text:p>1</text:p>
          </table:table-cell>
          <table:table-cell table:style-name="ce38" table:formula="of:=[$screen_negative.BL64]" office:value-type="float" office:value="1" calcext:value-type="float">
            <text:p>1</text:p>
          </table:table-cell>
          <table:table-cell table:style-name="ce38" table:formula="of:=[$screen_negative.BM64]" office:value-type="float" office:value="1" calcext:value-type="float">
            <text:p>1</text:p>
          </table:table-cell>
          <table:table-cell table:style-name="ce38" table:formula="of:=[$screen_negative.BN64]" office:value-type="float" office:value="1" calcext:value-type="float">
            <text:p>1</text:p>
          </table:table-cell>
          <table:table-cell table:style-name="ce38" table:formula="of:=[$screen_negative.BO64]" office:value-type="float" office:value="1" calcext:value-type="float">
            <text:p>1</text:p>
          </table:table-cell>
          <table:table-cell table:style-name="ce38" table:formula="of:=[$screen_negative.BP64]" office:value-type="float" office:value="1" calcext:value-type="float">
            <text:p>1</text:p>
          </table:table-cell>
          <table:table-cell table:style-name="ce38" table:formula="of:=[$screen_negative.BQ64]" office:value-type="float" office:value="1" calcext:value-type="float">
            <text:p>1</text:p>
          </table:table-cell>
          <table:table-cell table:style-name="ce38" table:formula="of:=[$screen_negative.BR64]" office:value-type="float" office:value="1" calcext:value-type="float">
            <text:p>1</text:p>
          </table:table-cell>
          <table:table-cell table:style-name="ce38" table:formula="of:=[$screen_negative.BS64]" office:value-type="float" office:value="0" calcext:value-type="float">
            <text:p>0</text:p>
          </table:table-cell>
          <table:table-cell table:style-name="ce38" table:formula="of:=[$screen_negative.BT64]" office:value-type="float" office:value="0" calcext:value-type="float">
            <text:p>0</text:p>
          </table:table-cell>
          <table:table-cell table:style-name="ce38" table:formula="of:=[$screen_negative.BU64]" office:value-type="float" office:value="0" calcext:value-type="float">
            <text:p>0</text:p>
          </table:table-cell>
          <table:table-cell table:style-name="ce38" table:formula="of:=[$screen_negative.BV64]" office:value-type="float" office:value="0" calcext:value-type="float">
            <text:p>0</text:p>
          </table:table-cell>
          <table:table-cell table:style-name="ce38" table:formula="of:=[$screen_negative.BW64]" office:value-type="float" office:value="0" calcext:value-type="float">
            <text:p>0</text:p>
          </table:table-cell>
          <table:table-cell table:style-name="ce38" table:formula="of:=[$screen_negative.BX64]" office:value-type="float" office:value="0" calcext:value-type="float">
            <text:p>0</text:p>
          </table:table-cell>
          <table:table-cell table:style-name="ce38" table:formula="of:=[$screen_negative.BY64]" office:value-type="float" office:value="0" calcext:value-type="float">
            <text:p>0</text:p>
          </table:table-cell>
          <table:table-cell table:style-name="ce38" table:formula="of:=[$screen_negative.BZ64]" office:value-type="float" office:value="0" calcext:value-type="float">
            <text:p>0</text:p>
          </table:table-cell>
          <table:table-cell table:style-name="ce38" table:formula="of:=[$screen_negative.CA64]" office:value-type="float" office:value="0" calcext:value-type="float">
            <text:p>0</text:p>
          </table:table-cell>
          <table:table-cell table:style-name="ce38" table:formula="of:=[$screen_negative.CB64]" office:value-type="float" office:value="0" calcext:value-type="float">
            <text:p>0</text:p>
          </table:table-cell>
          <table:table-cell table:style-name="ce38" table:formula="of:=[$screen_negative.CC64]" office:value-type="float" office:value="0" calcext:value-type="float">
            <text:p>0</text:p>
          </table:table-cell>
          <table:table-cell table:style-name="ce38" table:formula="of:=[$screen_negative.CD64]" office:value-type="float" office:value="0" calcext:value-type="float">
            <text:p>0</text:p>
          </table:table-cell>
          <table:table-cell table:style-name="ce38" table:formula="of:=[$screen_negative.CE64]" office:value-type="float" office:value="0" calcext:value-type="float">
            <text:p>0</text:p>
          </table:table-cell>
          <table:table-cell table:style-name="ce38" table:formula="of:=[$screen_negative.CF64]" office:value-type="float" office:value="0" calcext:value-type="float">
            <text:p>0</text:p>
          </table:table-cell>
          <table:table-cell table:style-name="ce38" table:formula="of:=[$screen_negative.CG64]" office:value-type="float" office:value="0" calcext:value-type="float">
            <text:p>0</text:p>
          </table:table-cell>
          <table:table-cell table:style-name="ce38" table:formula="of:=[$screen_negative.CH64]" office:value-type="float" office:value="0" calcext:value-type="float">
            <text:p>0</text:p>
          </table:table-cell>
          <table:table-cell table:style-name="ce38" table:formula="of:=[$screen_negative.CI64]" office:value-type="float" office:value="0" calcext:value-type="float">
            <text:p>0</text:p>
          </table:table-cell>
          <table:table-cell table:style-name="ce38" table:formula="of:=[$screen_negative.CJ64]" office:value-type="float" office:value="0" calcext:value-type="float">
            <text:p>0</text:p>
          </table:table-cell>
          <table:table-cell table:style-name="ce38" table:formula="of:=[$screen_negative.CK64]" office:value-type="float" office:value="0" calcext:value-type="float">
            <text:p>0</text:p>
          </table:table-cell>
          <table:table-cell table:style-name="ce38" table:formula="of:=[$screen_negative.CL64]" office:value-type="float" office:value="0" calcext:value-type="float">
            <text:p>0</text:p>
          </table:table-cell>
          <table:table-cell table:style-name="ce38" table:formula="of:=[$screen_negative.CM64]" office:value-type="float" office:value="0" calcext:value-type="float">
            <text:p>0</text:p>
          </table:table-cell>
          <table:table-cell table:style-name="ce38" table:formula="of:=[$screen_negative.CN64]" office:value-type="float" office:value="0" calcext:value-type="float">
            <text:p>0</text:p>
          </table:table-cell>
          <table:table-cell table:style-name="ce38" table:formula="of:=[$screen_negative.CO64]" office:value-type="float" office:value="0" calcext:value-type="float">
            <text:p>0</text:p>
          </table:table-cell>
          <table:table-cell table:style-name="ce38" table:formula="of:=[$screen_negative.CP64]" office:value-type="float" office:value="0" calcext:value-type="float">
            <text:p>0</text:p>
          </table:table-cell>
          <table:table-cell table:style-name="ce38" table:formula="of:=[$screen_negative.CQ64]" office:value-type="float" office:value="0" calcext:value-type="float">
            <text:p>0</text:p>
          </table:table-cell>
          <table:table-cell table:style-name="ce38" table:formula="of:=[$screen_negative.CR64]" office:value-type="float" office:value="0" calcext:value-type="float">
            <text:p>0</text:p>
          </table:table-cell>
          <table:table-cell table:style-name="ce38" table:formula="of:=[$screen_negative.CS64]" office:value-type="float" office:value="0" calcext:value-type="float">
            <text:p>0</text:p>
          </table:table-cell>
          <table:table-cell table:style-name="ce38" table:formula="of:=[$screen_negative.CT64]" office:value-type="float" office:value="0" calcext:value-type="float">
            <text:p>0</text:p>
          </table:table-cell>
          <table:table-cell table:style-name="ce38" table:formula="of:=[$screen_negative.CU64]" office:value-type="float" office:value="0" calcext:value-type="float">
            <text:p>0</text:p>
          </table:table-cell>
          <table:table-cell table:style-name="ce38" table:formula="of:=[$screen_negative.CV64]" office:value-type="float" office:value="0" calcext:value-type="float">
            <text:p>0</text:p>
          </table:table-cell>
          <table:table-cell table:style-name="ce38" table:formula="of:=[$screen_negative.CW64]" office:value-type="float" office:value="0" calcext:value-type="float">
            <text:p>0</text:p>
          </table:table-cell>
          <table:table-cell table:style-name="ce38" table:formula="of:=[$screen_negative.CX64]" office:value-type="float" office:value="0" calcext:value-type="float">
            <text:p>0</text:p>
          </table:table-cell>
          <table:table-cell table:style-name="ce38" table:formula="of:=[$screen_negative.CY64]" office:value-type="float" office:value="0" calcext:value-type="float">
            <text:p>0</text:p>
          </table:table-cell>
          <table:table-cell table:style-name="ce38" table:formula="of:=[$screen_negative.CZ64]" office:value-type="float" office:value="0" calcext:value-type="float">
            <text:p>0</text:p>
          </table:table-cell>
          <table:table-cell table:style-name="ce38" table:formula="of:=[$screen_negative.DA64]" office:value-type="float" office:value="0" calcext:value-type="float">
            <text:p>0</text:p>
          </table:table-cell>
          <table:table-cell table:style-name="ce38" table:formula="of:=[$screen_negative.DB64]" office:value-type="float" office:value="0" calcext:value-type="float">
            <text:p>0</text:p>
          </table:table-cell>
          <table:table-cell table:style-name="ce38" table:formula="of:=[$screen_negative.DC64]" office:value-type="float" office:value="0" calcext:value-type="float">
            <text:p>0</text:p>
          </table:table-cell>
          <table:table-cell table:style-name="ce38" table:formula="of:=[$screen_negative.DD64]" office:value-type="float" office:value="0" calcext:value-type="float">
            <text:p>0</text:p>
          </table:table-cell>
          <table:table-cell table:style-name="ce38" table:formula="of:=[$screen_negative.DE64]" office:value-type="float" office:value="0" calcext:value-type="float">
            <text:p>0</text:p>
          </table:table-cell>
          <table:table-cell table:style-name="ce38" table:formula="of:=[$screen_negative.DF64]" office:value-type="float" office:value="0" calcext:value-type="float">
            <text:p>0</text:p>
          </table:table-cell>
          <table:table-cell table:style-name="ce38" table:formula="of:=[$screen_negative.DG64]" office:value-type="float" office:value="0" calcext:value-type="float">
            <text:p>0</text:p>
          </table:table-cell>
          <table:table-cell table:style-name="ce38" table:formula="of:=[$screen_negative.DH64]" office:value-type="float" office:value="0" calcext:value-type="float">
            <text:p>0</text:p>
          </table:table-cell>
          <table:table-cell table:style-name="ce38" table:formula="of:=[$screen_negative.DI64]" office:value-type="float" office:value="0" calcext:value-type="float">
            <text:p>0</text:p>
          </table:table-cell>
          <table:table-cell table:style-name="ce38" table:formula="of:=[$screen_negative.DJ64]" office:value-type="float" office:value="0" calcext:value-type="float">
            <text:p>0</text:p>
          </table:table-cell>
          <table:table-cell table:style-name="ce38" table:formula="of:=[$screen_negative.DK64]" office:value-type="float" office:value="0" calcext:value-type="float">
            <text:p>0</text:p>
          </table:table-cell>
          <table:table-cell table:style-name="ce38" table:formula="of:=[$screen_negative.DL64]" office:value-type="float" office:value="0" calcext:value-type="float">
            <text:p>0</text:p>
          </table:table-cell>
          <table:table-cell table:style-name="ce38" table:formula="of:=[$screen_negative.DM64]" office:value-type="float" office:value="0" calcext:value-type="float">
            <text:p>0</text:p>
          </table:table-cell>
          <table:table-cell table:style-name="ce38" table:formula="of:=[$screen_negative.DN64]" office:value-type="float" office:value="0" calcext:value-type="float">
            <text:p>0</text:p>
          </table:table-cell>
          <table:table-cell table:style-name="ce38" table:formula="of:=[$screen_negative.DO64]" office:value-type="float" office:value="0" calcext:value-type="float">
            <text:p>0</text:p>
          </table:table-cell>
          <table:table-cell table:style-name="ce38" table:formula="of:=[$screen_negative.DP64]" office:value-type="float" office:value="0" calcext:value-type="float">
            <text:p>0</text:p>
          </table:table-cell>
          <table:table-cell table:style-name="ce38" table:formula="of:=[$screen_negative.DQ64]" office:value-type="float" office:value="0" calcext:value-type="float">
            <text:p>0</text:p>
          </table:table-cell>
          <table:table-cell table:style-name="ce38" table:formula="of:=[$screen_negative.DR64]" office:value-type="float" office:value="0" calcext:value-type="float">
            <text:p>0</text:p>
          </table:table-cell>
          <table:table-cell table:style-name="ce38" table:formula="of:=[$screen_negative.DS64]" office:value-type="float" office:value="0" calcext:value-type="float">
            <text:p>0</text:p>
          </table:table-cell>
          <table:table-cell table:style-name="ce38" table:formula="of:=[$screen_negative.DT64]" office:value-type="float" office:value="0" calcext:value-type="float">
            <text:p>0</text:p>
          </table:table-cell>
          <table:table-cell table:style-name="ce38" table:formula="of:=[$screen_negative.DU64]" office:value-type="float" office:value="0" calcext:value-type="float">
            <text:p>0</text:p>
          </table:table-cell>
          <table:table-cell table:style-name="ce38" table:formula="of:=[$screen_negative.DV64]" office:value-type="float" office:value="0" calcext:value-type="float">
            <text:p>0</text:p>
          </table:table-cell>
          <table:table-cell table:style-name="ce38" table:formula="of:=[$screen_negative.DW64]" office:value-type="float" office:value="0" calcext:value-type="float">
            <text:p>0</text:p>
          </table:table-cell>
          <table:table-cell table:style-name="ce38" table:formula="of:=[$screen_negative.DX64]" office:value-type="float" office:value="0" calcext:value-type="float">
            <text:p>0</text:p>
          </table:table-cell>
          <table:table-cell table:number-columns-repeated="896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CREEN.A1:SCREEN.DX64">
            <calcext:condition calcext:apply-style-name="bit1" calcext:value="=1" calcext:base-cell-address="SCREEN.A1"/>
            <calcext:condition calcext:apply-style-name="bit0" calcext:value="=0" calcext:base-cell-address="SCREEN.A1"/>
          </calcext:conditional-format>
        </calcext:conditional-formats>
      </table:table>
      <table:table table:name="hex" table:style-name="ta1"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2" table:number-columns-repeated="5" table:default-cell-style-name="ce14"/>
        <table:table-column table:style-name="co2" table:number-columns-repeated="8" table:default-cell-style-name="Default"/>
        <table:table-row table:style-name="ro2">
          <table:table-cell table:formula="of:=BIN2HEX(CONCATENATE(IF([$screen_negative.A1]=&quot;&quot;;0;1);IF([$screen_negative.B1]=&quot;&quot;;0;1);IF([$screen_negative.C1]=&quot;&quot;;0;1);IF([$screen_negative.D1]=&quot;&quot;;0;1);IF([$screen_negative.E1]=&quot;&quot;;0;1);IF([$screen_negative.F1]=&quot;&quot;;0;1);IF([$screen_negative.G1]=&quot;&quot;;0;1);IF([$screen_negative.H1]=&quot;&quot;;0;1)))" office:value-type="string" office:string-value="0" calcext:value-type="string">
            <text:p>0</text:p>
          </table:table-cell>
          <table:table-cell table:formula="of:=BIN2HEX(CONCATENATE(IF([$screen_negative.I1]=&quot;&quot;;0;1);IF([$screen_negative.J1]=&quot;&quot;;0;1);IF([$screen_negative.K1]=&quot;&quot;;0;1);IF([$screen_negative.L1]=&quot;&quot;;0;1);IF([$screen_negative.M1]=&quot;&quot;;0;1);IF([$screen_negative.N1]=&quot;&quot;;0;1);IF([$screen_negative.O1]=&quot;&quot;;0;1);IF([$screen_negative.P1]=&quot;&quot;;0;1)))" office:value-type="string" office:string-value="0" calcext:value-type="string">
            <text:p>0</text:p>
          </table:table-cell>
          <table:table-cell table:formula="of:=BIN2HEX(CONCATENATE(IF([$screen_negative.Q1]=&quot;&quot;;0;1);IF([$screen_negative.R1]=&quot;&quot;;0;1);IF([$screen_negative.S1]=&quot;&quot;;0;1);IF([$screen_negative.T1]=&quot;&quot;;0;1);IF([$screen_negative.U1]=&quot;&quot;;0;1);IF([$screen_negative.V1]=&quot;&quot;;0;1);IF([$screen_negative.W1]=&quot;&quot;;0;1);IF([$screen_negative.X1]=&quot;&quot;;0;1)))" office:value-type="string" office:string-value="0" calcext:value-type="string">
            <text:p>0</text:p>
          </table:table-cell>
          <table:table-cell table:formula="of:=BIN2HEX(CONCATENATE(IF([$screen_negative.Y1]=&quot;&quot;;0;1);IF([$screen_negative.Z1]=&quot;&quot;;0;1);IF([$screen_negative.AA1]=&quot;&quot;;0;1);IF([$screen_negative.AB1]=&quot;&quot;;0;1);IF([$screen_negative.AC1]=&quot;&quot;;0;1);IF([$screen_negative.AD1]=&quot;&quot;;0;1);IF([$screen_negative.AE1]=&quot;&quot;;0;1);IF([$screen_negative.AF1]=&quot;&quot;;0;1)))" office:value-type="string" office:string-value="0" calcext:value-type="string">
            <text:p>0</text:p>
          </table:table-cell>
          <table:table-cell table:formula="of:=BIN2HEX(CONCATENATE(IF([$screen_negative.AG1]=&quot;&quot;;0;1);IF([$screen_negative.AH1]=&quot;&quot;;0;1);IF([$screen_negative.AI1]=&quot;&quot;;0;1);IF([$screen_negative.AJ1]=&quot;&quot;;0;1);IF([$screen_negative.AK1]=&quot;&quot;;0;1);IF([$screen_negative.AL1]=&quot;&quot;;0;1);IF([$screen_negative.AM1]=&quot;&quot;;0;1);IF([$screen_negative.AN1]=&quot;&quot;;0;1)))" office:value-type="string" office:string-value="0" calcext:value-type="string">
            <text:p>0</text:p>
          </table:table-cell>
          <table:table-cell table:formula="of:=BIN2HEX(CONCATENATE(IF([$screen_negative.AO1]=&quot;&quot;;0;1);IF([$screen_negative.AP1]=&quot;&quot;;0;1);IF([$screen_negative.AQ1]=&quot;&quot;;0;1);IF([$screen_negative.AR1]=&quot;&quot;;0;1);IF([$screen_negative.AS1]=&quot;&quot;;0;1);IF([$screen_negative.AT1]=&quot;&quot;;0;1);IF([$screen_negative.AU1]=&quot;&quot;;0;1);IF([$screen_negative.AV1]=&quot;&quot;;0;1)))" office:value-type="string" office:string-value="0" calcext:value-type="string">
            <text:p>0</text:p>
          </table:table-cell>
          <table:table-cell table:formula="of:=BIN2HEX(CONCATENATE(IF([$screen_negative.AW1]=&quot;&quot;;0;1);IF([$screen_negative.AX1]=&quot;&quot;;0;1);IF([$screen_negative.AY1]=&quot;&quot;;0;1);IF([$screen_negative.AZ1]=&quot;&quot;;0;1);IF([$screen_negative.BA1]=&quot;&quot;;0;1);IF([$screen_negative.BB1]=&quot;&quot;;0;1);IF([$screen_negative.BC1]=&quot;&quot;;0;1);IF([$screen_negative.BD1]=&quot;&quot;;0;1)))" office:value-type="string" office:string-value="0" calcext:value-type="string">
            <text:p>0</text:p>
          </table:table-cell>
          <table:table-cell table:formula="of:=BIN2HEX(CONCATENATE(IF([$screen_negative.BE1]=&quot;&quot;;0;1);IF([$screen_negative.BF1]=&quot;&quot;;0;1);IF([$screen_negative.BG1]=&quot;&quot;;0;1);IF([$screen_negative.BH1]=&quot;&quot;;0;1);IF([$screen_negative.BI1]=&quot;&quot;;0;1);IF([$screen_negative.BJ1]=&quot;&quot;;0;1);IF([$screen_negative.BK1]=&quot;&quot;;0;1);IF([$screen_negative.BL1]=&quot;&quot;;0;1)))" office:value-type="string" office:string-value="3F" calcext:value-type="string">
            <text:p>3F</text:p>
          </table:table-cell>
          <table:table-cell table:formula="of:=BIN2HEX(CONCATENATE(IF([$screen_negative.BM1]=&quot;&quot;;0;1);IF([$screen_negative.BN1]=&quot;&quot;;0;1);IF([$screen_negative.BO1]=&quot;&quot;;0;1);IF([$screen_negative.BP1]=&quot;&quot;;0;1);IF([$screen_negative.BQ1]=&quot;&quot;;0;1);IF([$screen_negative.BR1]=&quot;&quot;;0;1);IF([$screen_negative.BS1]=&quot;&quot;;0;1);IF([$screen_negative.BT1]=&quot;&quot;;0;1)))" office:value-type="string" office:string-value="FC" calcext:value-type="string">
            <text:p>FC</text:p>
          </table:table-cell>
          <table:table-cell table:formula="of:=BIN2HEX(CONCATENATE(IF([$screen_negative.BU1]=&quot;&quot;;0;1);IF([$screen_negative.BV1]=&quot;&quot;;0;1);IF([$screen_negative.BW1]=&quot;&quot;;0;1);IF([$screen_negative.BX1]=&quot;&quot;;0;1);IF([$screen_negative.BY1]=&quot;&quot;;0;1);IF([$screen_negative.BZ1]=&quot;&quot;;0;1);IF([$screen_negative.CA1]=&quot;&quot;;0;1);IF([$screen_negative.CB1]=&quot;&quot;;0;1)))" office:value-type="string" office:string-value="0" calcext:value-type="string">
            <text:p>0</text:p>
          </table:table-cell>
          <table:table-cell table:formula="of:=BIN2HEX(CONCATENATE(IF([$screen_negative.CC1]=&quot;&quot;;0;1);IF([$screen_negative.CD1]=&quot;&quot;;0;1);IF([$screen_negative.CE1]=&quot;&quot;;0;1);IF([$screen_negative.CF1]=&quot;&quot;;0;1);IF([$screen_negative.CG1]=&quot;&quot;;0;1);IF([$screen_negative.CH1]=&quot;&quot;;0;1);IF([$screen_negative.CI1]=&quot;&quot;;0;1);IF([$screen_negative.CJ1]=&quot;&quot;;0;1)))" office:value-type="string" office:string-value="0" calcext:value-type="string">
            <text:p>0</text:p>
          </table:table-cell>
          <table:table-cell table:formula="of:=BIN2HEX(CONCATENATE(IF([$screen_negative.CK1]=&quot;&quot;;0;1);IF([$screen_negative.CL1]=&quot;&quot;;0;1);IF([$screen_negative.CM1]=&quot;&quot;;0;1);IF([$screen_negative.CN1]=&quot;&quot;;0;1);IF([$screen_negative.CO1]=&quot;&quot;;0;1);IF([$screen_negative.CP1]=&quot;&quot;;0;1);IF([$screen_negative.CQ1]=&quot;&quot;;0;1);IF([$screen_negative.CR1]=&quot;&quot;;0;1)))" office:value-type="string" office:string-value="0" calcext:value-type="string">
            <text:p>0</text:p>
          </table:table-cell>
          <table:table-cell table:formula="of:=BIN2HEX(CONCATENATE(IF([$screen_negative.CS1]=&quot;&quot;;0;1);IF([$screen_negative.CT1]=&quot;&quot;;0;1);IF([$screen_negative.CU1]=&quot;&quot;;0;1);IF([$screen_negative.CV1]=&quot;&quot;;0;1);IF([$screen_negative.CW1]=&quot;&quot;;0;1);IF([$screen_negative.CX1]=&quot;&quot;;0;1);IF([$screen_negative.CY1]=&quot;&quot;;0;1);IF([$screen_negative.CZ1]=&quot;&quot;;0;1)))" office:value-type="string" office:string-value="0" calcext:value-type="string">
            <text:p>0</text:p>
          </table:table-cell>
          <table:table-cell table:formula="of:=BIN2HEX(CONCATENATE(IF([$screen_negative.DA1]=&quot;&quot;;0;1);IF([$screen_negative.DB1]=&quot;&quot;;0;1);IF([$screen_negative.DC1]=&quot;&quot;;0;1);IF([$screen_negative.DD1]=&quot;&quot;;0;1);IF([$screen_negative.DE1]=&quot;&quot;;0;1);IF([$screen_negative.DF1]=&quot;&quot;;0;1);IF([$screen_negative.DG1]=&quot;&quot;;0;1);IF([$screen_negative.DH1]=&quot;&quot;;0;1)))" office:value-type="string" office:string-value="0" calcext:value-type="string">
            <text:p>0</text:p>
          </table:table-cell>
          <table:table-cell table:formula="of:=BIN2HEX(CONCATENATE(IF([$screen_negative.DI1]=&quot;&quot;;0;1);IF([$screen_negative.DJ1]=&quot;&quot;;0;1);IF([$screen_negative.DK1]=&quot;&quot;;0;1);IF([$screen_negative.DL1]=&quot;&quot;;0;1);IF([$screen_negative.DM1]=&quot;&quot;;0;1);IF([$screen_negative.DN1]=&quot;&quot;;0;1);IF([$screen_negative.DO1]=&quot;&quot;;0;1);IF([$screen_negative.DP1]=&quot;&quot;;0;1)))" office:value-type="string" office:string-value="0" calcext:value-type="string">
            <text:p>0</text:p>
          </table:table-cell>
          <table:table-cell table:formula="of:=BIN2HEX(CONCATENATE(IF([$screen_negative.DQ1]=&quot;&quot;;0;1);IF([$screen_negative.DR1]=&quot;&quot;;0;1);IF([$screen_negative.DS1]=&quot;&quot;;0;1);IF([$screen_negative.DT1]=&quot;&quot;;0;1);IF([$screen_negative.DU1]=&quot;&quot;;0;1);IF([$screen_negative.DV1]=&quot;&quot;;0;1);IF([$screen_negative.DW1]=&quot;&quot;;0;1);IF([$screen_negative.DX1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2]=&quot;&quot;;0;1);IF([$screen_negative.B2]=&quot;&quot;;0;1);IF([$screen_negative.C2]=&quot;&quot;;0;1);IF([$screen_negative.D2]=&quot;&quot;;0;1);IF([$screen_negative.E2]=&quot;&quot;;0;1);IF([$screen_negative.F2]=&quot;&quot;;0;1);IF([$screen_negative.G2]=&quot;&quot;;0;1);IF([$screen_negative.H2]=&quot;&quot;;0;1)))" office:value-type="string" office:string-value="0" calcext:value-type="string">
            <text:p>0</text:p>
          </table:table-cell>
          <table:table-cell table:formula="of:=BIN2HEX(CONCATENATE(IF([$screen_negative.I2]=&quot;&quot;;0;1);IF([$screen_negative.J2]=&quot;&quot;;0;1);IF([$screen_negative.K2]=&quot;&quot;;0;1);IF([$screen_negative.L2]=&quot;&quot;;0;1);IF([$screen_negative.M2]=&quot;&quot;;0;1);IF([$screen_negative.N2]=&quot;&quot;;0;1);IF([$screen_negative.O2]=&quot;&quot;;0;1);IF([$screen_negative.P2]=&quot;&quot;;0;1)))" office:value-type="string" office:string-value="0" calcext:value-type="string">
            <text:p>0</text:p>
          </table:table-cell>
          <table:table-cell table:formula="of:=BIN2HEX(CONCATENATE(IF([$screen_negative.Q2]=&quot;&quot;;0;1);IF([$screen_negative.R2]=&quot;&quot;;0;1);IF([$screen_negative.S2]=&quot;&quot;;0;1);IF([$screen_negative.T2]=&quot;&quot;;0;1);IF([$screen_negative.U2]=&quot;&quot;;0;1);IF([$screen_negative.V2]=&quot;&quot;;0;1);IF([$screen_negative.W2]=&quot;&quot;;0;1);IF([$screen_negative.X2]=&quot;&quot;;0;1)))" office:value-type="string" office:string-value="0" calcext:value-type="string">
            <text:p>0</text:p>
          </table:table-cell>
          <table:table-cell table:formula="of:=BIN2HEX(CONCATENATE(IF([$screen_negative.Y2]=&quot;&quot;;0;1);IF([$screen_negative.Z2]=&quot;&quot;;0;1);IF([$screen_negative.AA2]=&quot;&quot;;0;1);IF([$screen_negative.AB2]=&quot;&quot;;0;1);IF([$screen_negative.AC2]=&quot;&quot;;0;1);IF([$screen_negative.AD2]=&quot;&quot;;0;1);IF([$screen_negative.AE2]=&quot;&quot;;0;1);IF([$screen_negative.AF2]=&quot;&quot;;0;1)))" office:value-type="string" office:string-value="0" calcext:value-type="string">
            <text:p>0</text:p>
          </table:table-cell>
          <table:table-cell table:formula="of:=BIN2HEX(CONCATENATE(IF([$screen_negative.AG2]=&quot;&quot;;0;1);IF([$screen_negative.AH2]=&quot;&quot;;0;1);IF([$screen_negative.AI2]=&quot;&quot;;0;1);IF([$screen_negative.AJ2]=&quot;&quot;;0;1);IF([$screen_negative.AK2]=&quot;&quot;;0;1);IF([$screen_negative.AL2]=&quot;&quot;;0;1);IF([$screen_negative.AM2]=&quot;&quot;;0;1);IF([$screen_negative.AN2]=&quot;&quot;;0;1)))" office:value-type="string" office:string-value="0" calcext:value-type="string">
            <text:p>0</text:p>
          </table:table-cell>
          <table:table-cell table:formula="of:=BIN2HEX(CONCATENATE(IF([$screen_negative.AO2]=&quot;&quot;;0;1);IF([$screen_negative.AP2]=&quot;&quot;;0;1);IF([$screen_negative.AQ2]=&quot;&quot;;0;1);IF([$screen_negative.AR2]=&quot;&quot;;0;1);IF([$screen_negative.AS2]=&quot;&quot;;0;1);IF([$screen_negative.AT2]=&quot;&quot;;0;1);IF([$screen_negative.AU2]=&quot;&quot;;0;1);IF([$screen_negative.AV2]=&quot;&quot;;0;1)))" office:value-type="string" office:string-value="0" calcext:value-type="string">
            <text:p>0</text:p>
          </table:table-cell>
          <table:table-cell table:formula="of:=BIN2HEX(CONCATENATE(IF([$screen_negative.AW2]=&quot;&quot;;0;1);IF([$screen_negative.AX2]=&quot;&quot;;0;1);IF([$screen_negative.AY2]=&quot;&quot;;0;1);IF([$screen_negative.AZ2]=&quot;&quot;;0;1);IF([$screen_negative.BA2]=&quot;&quot;;0;1);IF([$screen_negative.BB2]=&quot;&quot;;0;1);IF([$screen_negative.BC2]=&quot;&quot;;0;1);IF([$screen_negative.BD2]=&quot;&quot;;0;1)))" office:value-type="string" office:string-value="3" calcext:value-type="string">
            <text:p>3</text:p>
          </table:table-cell>
          <table:table-cell table:formula="of:=BIN2HEX(CONCATENATE(IF([$screen_negative.BE2]=&quot;&quot;;0;1);IF([$screen_negative.BF2]=&quot;&quot;;0;1);IF([$screen_negative.BG2]=&quot;&quot;;0;1);IF([$screen_negative.BH2]=&quot;&quot;;0;1);IF([$screen_negative.BI2]=&quot;&quot;;0;1);IF([$screen_negative.BJ2]=&quot;&quot;;0;1);IF([$screen_negative.BK2]=&quot;&quot;;0;1);IF([$screen_negative.BL2]=&quot;&quot;;0;1)))" office:value-type="string" office:string-value="C0" calcext:value-type="string">
            <text:p>C0</text:p>
          </table:table-cell>
          <table:table-cell table:formula="of:=BIN2HEX(CONCATENATE(IF([$screen_negative.BM2]=&quot;&quot;;0;1);IF([$screen_negative.BN2]=&quot;&quot;;0;1);IF([$screen_negative.BO2]=&quot;&quot;;0;1);IF([$screen_negative.BP2]=&quot;&quot;;0;1);IF([$screen_negative.BQ2]=&quot;&quot;;0;1);IF([$screen_negative.BR2]=&quot;&quot;;0;1);IF([$screen_negative.BS2]=&quot;&quot;;0;1);IF([$screen_negative.BT2]=&quot;&quot;;0;1)))" office:value-type="string" office:string-value="3" calcext:value-type="string">
            <text:p>3</text:p>
          </table:table-cell>
          <table:table-cell table:formula="of:=BIN2HEX(CONCATENATE(IF([$screen_negative.BU2]=&quot;&quot;;0;1);IF([$screen_negative.BV2]=&quot;&quot;;0;1);IF([$screen_negative.BW2]=&quot;&quot;;0;1);IF([$screen_negative.BX2]=&quot;&quot;;0;1);IF([$screen_negative.BY2]=&quot;&quot;;0;1);IF([$screen_negative.BZ2]=&quot;&quot;;0;1);IF([$screen_negative.CA2]=&quot;&quot;;0;1);IF([$screen_negative.CB2]=&quot;&quot;;0;1)))" office:value-type="string" office:string-value="C0" calcext:value-type="string">
            <text:p>C0</text:p>
          </table:table-cell>
          <table:table-cell table:formula="of:=BIN2HEX(CONCATENATE(IF([$screen_negative.CC2]=&quot;&quot;;0;1);IF([$screen_negative.CD2]=&quot;&quot;;0;1);IF([$screen_negative.CE2]=&quot;&quot;;0;1);IF([$screen_negative.CF2]=&quot;&quot;;0;1);IF([$screen_negative.CG2]=&quot;&quot;;0;1);IF([$screen_negative.CH2]=&quot;&quot;;0;1);IF([$screen_negative.CI2]=&quot;&quot;;0;1);IF([$screen_negative.CJ2]=&quot;&quot;;0;1)))" office:value-type="string" office:string-value="0" calcext:value-type="string">
            <text:p>0</text:p>
          </table:table-cell>
          <table:table-cell table:formula="of:=BIN2HEX(CONCATENATE(IF([$screen_negative.CK2]=&quot;&quot;;0;1);IF([$screen_negative.CL2]=&quot;&quot;;0;1);IF([$screen_negative.CM2]=&quot;&quot;;0;1);IF([$screen_negative.CN2]=&quot;&quot;;0;1);IF([$screen_negative.CO2]=&quot;&quot;;0;1);IF([$screen_negative.CP2]=&quot;&quot;;0;1);IF([$screen_negative.CQ2]=&quot;&quot;;0;1);IF([$screen_negative.CR2]=&quot;&quot;;0;1)))" office:value-type="string" office:string-value="0" calcext:value-type="string">
            <text:p>0</text:p>
          </table:table-cell>
          <table:table-cell table:formula="of:=BIN2HEX(CONCATENATE(IF([$screen_negative.CS2]=&quot;&quot;;0;1);IF([$screen_negative.CT2]=&quot;&quot;;0;1);IF([$screen_negative.CU2]=&quot;&quot;;0;1);IF([$screen_negative.CV2]=&quot;&quot;;0;1);IF([$screen_negative.CW2]=&quot;&quot;;0;1);IF([$screen_negative.CX2]=&quot;&quot;;0;1);IF([$screen_negative.CY2]=&quot;&quot;;0;1);IF([$screen_negative.CZ2]=&quot;&quot;;0;1)))" office:value-type="string" office:string-value="0" calcext:value-type="string">
            <text:p>0</text:p>
          </table:table-cell>
          <table:table-cell table:formula="of:=BIN2HEX(CONCATENATE(IF([$screen_negative.DA2]=&quot;&quot;;0;1);IF([$screen_negative.DB2]=&quot;&quot;;0;1);IF([$screen_negative.DC2]=&quot;&quot;;0;1);IF([$screen_negative.DD2]=&quot;&quot;;0;1);IF([$screen_negative.DE2]=&quot;&quot;;0;1);IF([$screen_negative.DF2]=&quot;&quot;;0;1);IF([$screen_negative.DG2]=&quot;&quot;;0;1);IF([$screen_negative.DH2]=&quot;&quot;;0;1)))" office:value-type="string" office:string-value="0" calcext:value-type="string">
            <text:p>0</text:p>
          </table:table-cell>
          <table:table-cell table:formula="of:=BIN2HEX(CONCATENATE(IF([$screen_negative.DI2]=&quot;&quot;;0;1);IF([$screen_negative.DJ2]=&quot;&quot;;0;1);IF([$screen_negative.DK2]=&quot;&quot;;0;1);IF([$screen_negative.DL2]=&quot;&quot;;0;1);IF([$screen_negative.DM2]=&quot;&quot;;0;1);IF([$screen_negative.DN2]=&quot;&quot;;0;1);IF([$screen_negative.DO2]=&quot;&quot;;0;1);IF([$screen_negative.DP2]=&quot;&quot;;0;1)))" office:value-type="string" office:string-value="0" calcext:value-type="string">
            <text:p>0</text:p>
          </table:table-cell>
          <table:table-cell table:formula="of:=BIN2HEX(CONCATENATE(IF([$screen_negative.DQ2]=&quot;&quot;;0;1);IF([$screen_negative.DR2]=&quot;&quot;;0;1);IF([$screen_negative.DS2]=&quot;&quot;;0;1);IF([$screen_negative.DT2]=&quot;&quot;;0;1);IF([$screen_negative.DU2]=&quot;&quot;;0;1);IF([$screen_negative.DV2]=&quot;&quot;;0;1);IF([$screen_negative.DW2]=&quot;&quot;;0;1);IF([$screen_negative.DX2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3]=&quot;&quot;;0;1);IF([$screen_negative.B3]=&quot;&quot;;0;1);IF([$screen_negative.C3]=&quot;&quot;;0;1);IF([$screen_negative.D3]=&quot;&quot;;0;1);IF([$screen_negative.E3]=&quot;&quot;;0;1);IF([$screen_negative.F3]=&quot;&quot;;0;1);IF([$screen_negative.G3]=&quot;&quot;;0;1);IF([$screen_negative.H3]=&quot;&quot;;0;1)))" office:value-type="string" office:string-value="0" calcext:value-type="string">
            <text:p>0</text:p>
          </table:table-cell>
          <table:table-cell table:formula="of:=BIN2HEX(CONCATENATE(IF([$screen_negative.I3]=&quot;&quot;;0;1);IF([$screen_negative.J3]=&quot;&quot;;0;1);IF([$screen_negative.K3]=&quot;&quot;;0;1);IF([$screen_negative.L3]=&quot;&quot;;0;1);IF([$screen_negative.M3]=&quot;&quot;;0;1);IF([$screen_negative.N3]=&quot;&quot;;0;1);IF([$screen_negative.O3]=&quot;&quot;;0;1);IF([$screen_negative.P3]=&quot;&quot;;0;1)))" office:value-type="string" office:string-value="0" calcext:value-type="string">
            <text:p>0</text:p>
          </table:table-cell>
          <table:table-cell table:formula="of:=BIN2HEX(CONCATENATE(IF([$screen_negative.Q3]=&quot;&quot;;0;1);IF([$screen_negative.R3]=&quot;&quot;;0;1);IF([$screen_negative.S3]=&quot;&quot;;0;1);IF([$screen_negative.T3]=&quot;&quot;;0;1);IF([$screen_negative.U3]=&quot;&quot;;0;1);IF([$screen_negative.V3]=&quot;&quot;;0;1);IF([$screen_negative.W3]=&quot;&quot;;0;1);IF([$screen_negative.X3]=&quot;&quot;;0;1)))" office:value-type="string" office:string-value="0" calcext:value-type="string">
            <text:p>0</text:p>
          </table:table-cell>
          <table:table-cell table:formula="of:=BIN2HEX(CONCATENATE(IF([$screen_negative.Y3]=&quot;&quot;;0;1);IF([$screen_negative.Z3]=&quot;&quot;;0;1);IF([$screen_negative.AA3]=&quot;&quot;;0;1);IF([$screen_negative.AB3]=&quot;&quot;;0;1);IF([$screen_negative.AC3]=&quot;&quot;;0;1);IF([$screen_negative.AD3]=&quot;&quot;;0;1);IF([$screen_negative.AE3]=&quot;&quot;;0;1);IF([$screen_negative.AF3]=&quot;&quot;;0;1)))" office:value-type="string" office:string-value="0" calcext:value-type="string">
            <text:p>0</text:p>
          </table:table-cell>
          <table:table-cell table:formula="of:=BIN2HEX(CONCATENATE(IF([$screen_negative.AG3]=&quot;&quot;;0;1);IF([$screen_negative.AH3]=&quot;&quot;;0;1);IF([$screen_negative.AI3]=&quot;&quot;;0;1);IF([$screen_negative.AJ3]=&quot;&quot;;0;1);IF([$screen_negative.AK3]=&quot;&quot;;0;1);IF([$screen_negative.AL3]=&quot;&quot;;0;1);IF([$screen_negative.AM3]=&quot;&quot;;0;1);IF([$screen_negative.AN3]=&quot;&quot;;0;1)))" office:value-type="string" office:string-value="0" calcext:value-type="string">
            <text:p>0</text:p>
          </table:table-cell>
          <table:table-cell table:formula="of:=BIN2HEX(CONCATENATE(IF([$screen_negative.AO3]=&quot;&quot;;0;1);IF([$screen_negative.AP3]=&quot;&quot;;0;1);IF([$screen_negative.AQ3]=&quot;&quot;;0;1);IF([$screen_negative.AR3]=&quot;&quot;;0;1);IF([$screen_negative.AS3]=&quot;&quot;;0;1);IF([$screen_negative.AT3]=&quot;&quot;;0;1);IF([$screen_negative.AU3]=&quot;&quot;;0;1);IF([$screen_negative.AV3]=&quot;&quot;;0;1)))" office:value-type="string" office:string-value="0" calcext:value-type="string">
            <text:p>0</text:p>
          </table:table-cell>
          <table:table-cell table:formula="of:=BIN2HEX(CONCATENATE(IF([$screen_negative.AW3]=&quot;&quot;;0;1);IF([$screen_negative.AX3]=&quot;&quot;;0;1);IF([$screen_negative.AY3]=&quot;&quot;;0;1);IF([$screen_negative.BA3]=&quot;&quot;;0;1);IF([$screen_negative.BA3]=&quot;&quot;;0;1);IF([$screen_negative.BB3]=&quot;&quot;;0;1);IF([$screen_negative.BC3]=&quot;&quot;;0;1);IF([$screen_negative.BD3]=&quot;&quot;;0;1)))" office:value-type="string" office:string-value="1C" calcext:value-type="string">
            <text:p>1C</text:p>
          </table:table-cell>
          <table:table-cell table:formula="of:=BIN2HEX(CONCATENATE(IF([$screen_negative.BE3]=&quot;&quot;;0;1);IF([$screen_negative.BF3]=&quot;&quot;;0;1);IF([$screen_negative.BG3]=&quot;&quot;;0;1);IF([$screen_negative.BH3]=&quot;&quot;;0;1);IF([$screen_negative.BI3]=&quot;&quot;;0;1);IF([$screen_negative.BJ3]=&quot;&quot;;0;1);IF([$screen_negative.BK3]=&quot;&quot;;0;1);IF([$screen_negative.BL3]=&quot;&quot;;0;1)))" office:value-type="string" office:string-value="1F" calcext:value-type="string">
            <text:p>1F</text:p>
          </table:table-cell>
          <table:table-cell table:formula="of:=BIN2HEX(CONCATENATE(IF([$screen_negative.BM3]=&quot;&quot;;0;1);IF([$screen_negative.BN3]=&quot;&quot;;0;1);IF([$screen_negative.BO3]=&quot;&quot;;0;1);IF([$screen_negative.BP3]=&quot;&quot;;0;1);IF([$screen_negative.BQ3]=&quot;&quot;;0;1);IF([$screen_negative.BR3]=&quot;&quot;;0;1);IF([$screen_negative.BS3]=&quot;&quot;;0;1);IF([$screen_negative.BT3]=&quot;&quot;;0;1)))" office:value-type="string" office:string-value="F8" calcext:value-type="string">
            <text:p>F8</text:p>
          </table:table-cell>
          <table:table-cell table:formula="of:=BIN2HEX(CONCATENATE(IF([$screen_negative.BU3]=&quot;&quot;;0;1);IF([$screen_negative.BV3]=&quot;&quot;;0;1);IF([$screen_negative.BW3]=&quot;&quot;;0;1);IF([$screen_negative.BX3]=&quot;&quot;;0;1);IF([$screen_negative.BY3]=&quot;&quot;;0;1);IF([$screen_negative.BZ3]=&quot;&quot;;0;1);IF([$screen_negative.CA3]=&quot;&quot;;0;1);IF([$screen_negative.CB3]=&quot;&quot;;0;1)))" office:value-type="string" office:string-value="30" calcext:value-type="string">
            <text:p>30</text:p>
          </table:table-cell>
          <table:table-cell table:formula="of:=BIN2HEX(CONCATENATE(IF([$screen_negative.CC3]=&quot;&quot;;0;1);IF([$screen_negative.CD3]=&quot;&quot;;0;1);IF([$screen_negative.CE3]=&quot;&quot;;0;1);IF([$screen_negative.CF3]=&quot;&quot;;0;1);IF([$screen_negative.CG3]=&quot;&quot;;0;1);IF([$screen_negative.CH3]=&quot;&quot;;0;1);IF([$screen_negative.CI3]=&quot;&quot;;0;1);IF([$screen_negative.CJ3]=&quot;&quot;;0;1)))" office:value-type="string" office:string-value="0" calcext:value-type="string">
            <text:p>0</text:p>
          </table:table-cell>
          <table:table-cell table:formula="of:=BIN2HEX(CONCATENATE(IF([$screen_negative.CK3]=&quot;&quot;;0;1);IF([$screen_negative.CL3]=&quot;&quot;;0;1);IF([$screen_negative.CM3]=&quot;&quot;;0;1);IF([$screen_negative.CN3]=&quot;&quot;;0;1);IF([$screen_negative.CO3]=&quot;&quot;;0;1);IF([$screen_negative.CP3]=&quot;&quot;;0;1);IF([$screen_negative.CQ3]=&quot;&quot;;0;1);IF([$screen_negative.CR3]=&quot;&quot;;0;1)))" office:value-type="string" office:string-value="0" calcext:value-type="string">
            <text:p>0</text:p>
          </table:table-cell>
          <table:table-cell table:formula="of:=BIN2HEX(CONCATENATE(IF([$screen_negative.CS3]=&quot;&quot;;0;1);IF([$screen_negative.CT3]=&quot;&quot;;0;1);IF([$screen_negative.CU3]=&quot;&quot;;0;1);IF([$screen_negative.CV3]=&quot;&quot;;0;1);IF([$screen_negative.CW3]=&quot;&quot;;0;1);IF([$screen_negative.CX3]=&quot;&quot;;0;1);IF([$screen_negative.CY3]=&quot;&quot;;0;1);IF([$screen_negative.CZ3]=&quot;&quot;;0;1)))" office:value-type="string" office:string-value="0" calcext:value-type="string">
            <text:p>0</text:p>
          </table:table-cell>
          <table:table-cell table:formula="of:=BIN2HEX(CONCATENATE(IF([$screen_negative.DA3]=&quot;&quot;;0;1);IF([$screen_negative.DB3]=&quot;&quot;;0;1);IF([$screen_negative.DC3]=&quot;&quot;;0;1);IF([$screen_negative.DD3]=&quot;&quot;;0;1);IF([$screen_negative.DE3]=&quot;&quot;;0;1);IF([$screen_negative.DF3]=&quot;&quot;;0;1);IF([$screen_negative.DG3]=&quot;&quot;;0;1);IF([$screen_negative.DH3]=&quot;&quot;;0;1)))" office:value-type="string" office:string-value="0" calcext:value-type="string">
            <text:p>0</text:p>
          </table:table-cell>
          <table:table-cell table:formula="of:=BIN2HEX(CONCATENATE(IF([$screen_negative.DI3]=&quot;&quot;;0;1);IF([$screen_negative.DJ3]=&quot;&quot;;0;1);IF([$screen_negative.DK3]=&quot;&quot;;0;1);IF([$screen_negative.DL3]=&quot;&quot;;0;1);IF([$screen_negative.DM3]=&quot;&quot;;0;1);IF([$screen_negative.DN3]=&quot;&quot;;0;1);IF([$screen_negative.DO3]=&quot;&quot;;0;1);IF([$screen_negative.DP3]=&quot;&quot;;0;1)))" office:value-type="string" office:string-value="0" calcext:value-type="string">
            <text:p>0</text:p>
          </table:table-cell>
          <table:table-cell table:formula="of:=BIN2HEX(CONCATENATE(IF([$screen_negative.DQ3]=&quot;&quot;;0;1);IF([$screen_negative.DR3]=&quot;&quot;;0;1);IF([$screen_negative.DS3]=&quot;&quot;;0;1);IF([$screen_negative.DT3]=&quot;&quot;;0;1);IF([$screen_negative.DU3]=&quot;&quot;;0;1);IF([$screen_negative.DV3]=&quot;&quot;;0;1);IF([$screen_negative.DW3]=&quot;&quot;;0;1);IF([$screen_negative.DX3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4]=&quot;&quot;;0;1);IF([$screen_negative.B4]=&quot;&quot;;0;1);IF([$screen_negative.C4]=&quot;&quot;;0;1);IF([$screen_negative.D4]=&quot;&quot;;0;1);IF([$screen_negative.E4]=&quot;&quot;;0;1);IF([$screen_negative.F4]=&quot;&quot;;0;1);IF([$screen_negative.G4]=&quot;&quot;;0;1);IF([$screen_negative.H4]=&quot;&quot;;0;1)))" office:value-type="string" office:string-value="0" calcext:value-type="string">
            <text:p>0</text:p>
          </table:table-cell>
          <table:table-cell table:formula="of:=BIN2HEX(CONCATENATE(IF([$screen_negative.I4]=&quot;&quot;;0;1);IF([$screen_negative.J4]=&quot;&quot;;0;1);IF([$screen_negative.K4]=&quot;&quot;;0;1);IF([$screen_negative.L4]=&quot;&quot;;0;1);IF([$screen_negative.M4]=&quot;&quot;;0;1);IF([$screen_negative.N4]=&quot;&quot;;0;1);IF([$screen_negative.O4]=&quot;&quot;;0;1);IF([$screen_negative.P4]=&quot;&quot;;0;1)))" office:value-type="string" office:string-value="0" calcext:value-type="string">
            <text:p>0</text:p>
          </table:table-cell>
          <table:table-cell table:formula="of:=BIN2HEX(CONCATENATE(IF([$screen_negative.Q4]=&quot;&quot;;0;1);IF([$screen_negative.R4]=&quot;&quot;;0;1);IF([$screen_negative.S4]=&quot;&quot;;0;1);IF([$screen_negative.T4]=&quot;&quot;;0;1);IF([$screen_negative.U4]=&quot;&quot;;0;1);IF([$screen_negative.V4]=&quot;&quot;;0;1);IF([$screen_negative.W4]=&quot;&quot;;0;1);IF([$screen_negative.X4]=&quot;&quot;;0;1)))" office:value-type="string" office:string-value="0" calcext:value-type="string">
            <text:p>0</text:p>
          </table:table-cell>
          <table:table-cell table:formula="of:=BIN2HEX(CONCATENATE(IF([$screen_negative.Y4]=&quot;&quot;;0;1);IF([$screen_negative.Z4]=&quot;&quot;;0;1);IF([$screen_negative.AA4]=&quot;&quot;;0;1);IF([$screen_negative.AB4]=&quot;&quot;;0;1);IF([$screen_negative.AC4]=&quot;&quot;;0;1);IF([$screen_negative.AD4]=&quot;&quot;;0;1);IF([$screen_negative.AE4]=&quot;&quot;;0;1);IF([$screen_negative.AF4]=&quot;&quot;;0;1)))" office:value-type="string" office:string-value="0" calcext:value-type="string">
            <text:p>0</text:p>
          </table:table-cell>
          <table:table-cell table:formula="of:=BIN2HEX(CONCATENATE(IF([$screen_negative.AG4]=&quot;&quot;;0;1);IF([$screen_negative.AH4]=&quot;&quot;;0;1);IF([$screen_negative.AI4]=&quot;&quot;;0;1);IF([$screen_negative.AJ4]=&quot;&quot;;0;1);IF([$screen_negative.AK4]=&quot;&quot;;0;1);IF([$screen_negative.AL4]=&quot;&quot;;0;1);IF([$screen_negative.AM4]=&quot;&quot;;0;1);IF([$screen_negative.AN4]=&quot;&quot;;0;1)))" office:value-type="string" office:string-value="0" calcext:value-type="string">
            <text:p>0</text:p>
          </table:table-cell>
          <table:table-cell table:formula="of:=BIN2HEX(CONCATENATE(IF([$screen_negative.AO4]=&quot;&quot;;0;1);IF([$screen_negative.AP4]=&quot;&quot;;0;1);IF([$screen_negative.AQ4]=&quot;&quot;;0;1);IF([$screen_negative.AR4]=&quot;&quot;;0;1);IF([$screen_negative.AS4]=&quot;&quot;;0;1);IF([$screen_negative.AT4]=&quot;&quot;;0;1);IF([$screen_negative.AU4]=&quot;&quot;;0;1);IF([$screen_negative.AV4]=&quot;&quot;;0;1)))" office:value-type="string" office:string-value="0" calcext:value-type="string">
            <text:p>0</text:p>
          </table:table-cell>
          <table:table-cell table:formula="of:=BIN2HEX(CONCATENATE(IF([$screen_negative.AW4]=&quot;&quot;;0;1);IF([$screen_negative.AX4]=&quot;&quot;;0;1);IF([$screen_negative.AY4]=&quot;&quot;;0;1);IF([$screen_negative.AZ4]=&quot;&quot;;0;1);IF([$screen_negative.BA4]=&quot;&quot;;0;1);IF([$screen_negative.BB4]=&quot;&quot;;0;1);IF([$screen_negative.BC4]=&quot;&quot;;0;1);IF([$screen_negative.BD4]=&quot;&quot;;0;1)))" office:value-type="string" office:string-value="31" calcext:value-type="string">
            <text:p>31</text:p>
          </table:table-cell>
          <table:table-cell table:formula="of:=BIN2HEX(CONCATENATE(IF([$screen_negative.BE4]=&quot;&quot;;0;1);IF([$screen_negative.BF4]=&quot;&quot;;0;1);IF([$screen_negative.BG4]=&quot;&quot;;0;1);IF([$screen_negative.BH4]=&quot;&quot;;0;1);IF([$screen_negative.BI4]=&quot;&quot;;0;1);IF([$screen_negative.BJ4]=&quot;&quot;;0;1);IF([$screen_negative.BK4]=&quot;&quot;;0;1);IF([$screen_negative.BL4]=&quot;&quot;;0;1)))" office:value-type="string" office:string-value="E0" calcext:value-type="string">
            <text:p>E0</text:p>
          </table:table-cell>
          <table:table-cell table:formula="of:=BIN2HEX(CONCATENATE(IF([$screen_negative.BM4]=&quot;&quot;;0;1);IF([$screen_negative.BN4]=&quot;&quot;;0;1);IF([$screen_negative.BO4]=&quot;&quot;;0;1);IF([$screen_negative.BP4]=&quot;&quot;;0;1);IF([$screen_negative.BQ4]=&quot;&quot;;0;1);IF([$screen_negative.BR4]=&quot;&quot;;0;1);IF([$screen_negative.BS4]=&quot;&quot;;0;1);IF([$screen_negative.BT4]=&quot;&quot;;0;1)))" office:value-type="string" office:string-value="7" calcext:value-type="string">
            <text:p>7</text:p>
          </table:table-cell>
          <table:table-cell table:formula="of:=BIN2HEX(CONCATENATE(IF([$screen_negative.BU4]=&quot;&quot;;0;1);IF([$screen_negative.BV4]=&quot;&quot;;0;1);IF([$screen_negative.BW4]=&quot;&quot;;0;1);IF([$screen_negative.BX4]=&quot;&quot;;0;1);IF([$screen_negative.BY4]=&quot;&quot;;0;1);IF([$screen_negative.BZ4]=&quot;&quot;;0;1);IF([$screen_negative.CA4]=&quot;&quot;;0;1);IF([$screen_negative.CB4]=&quot;&quot;;0;1)))" office:value-type="string" office:string-value="8C" calcext:value-type="string">
            <text:p>8C</text:p>
          </table:table-cell>
          <table:table-cell table:formula="of:=BIN2HEX(CONCATENATE(IF([$screen_negative.CC4]=&quot;&quot;;0;1);IF([$screen_negative.CD4]=&quot;&quot;;0;1);IF([$screen_negative.CE4]=&quot;&quot;;0;1);IF([$screen_negative.CF4]=&quot;&quot;;0;1);IF([$screen_negative.CG4]=&quot;&quot;;0;1);IF([$screen_negative.CH4]=&quot;&quot;;0;1);IF([$screen_negative.CI4]=&quot;&quot;;0;1);IF([$screen_negative.CJ4]=&quot;&quot;;0;1)))" office:value-type="string" office:string-value="0" calcext:value-type="string">
            <text:p>0</text:p>
          </table:table-cell>
          <table:table-cell table:formula="of:=BIN2HEX(CONCATENATE(IF([$screen_negative.CK4]=&quot;&quot;;0;1);IF([$screen_negative.CL4]=&quot;&quot;;0;1);IF([$screen_negative.CM4]=&quot;&quot;;0;1);IF([$screen_negative.CN4]=&quot;&quot;;0;1);IF([$screen_negative.CO4]=&quot;&quot;;0;1);IF([$screen_negative.CP4]=&quot;&quot;;0;1);IF([$screen_negative.CQ4]=&quot;&quot;;0;1);IF([$screen_negative.CR4]=&quot;&quot;;0;1)))" office:value-type="string" office:string-value="0" calcext:value-type="string">
            <text:p>0</text:p>
          </table:table-cell>
          <table:table-cell table:formula="of:=BIN2HEX(CONCATENATE(IF([$screen_negative.CS4]=&quot;&quot;;0;1);IF([$screen_negative.CT4]=&quot;&quot;;0;1);IF([$screen_negative.CU4]=&quot;&quot;;0;1);IF([$screen_negative.CV4]=&quot;&quot;;0;1);IF([$screen_negative.CW4]=&quot;&quot;;0;1);IF([$screen_negative.CX4]=&quot;&quot;;0;1);IF([$screen_negative.CY4]=&quot;&quot;;0;1);IF([$screen_negative.CZ4]=&quot;&quot;;0;1)))" office:value-type="string" office:string-value="0" calcext:value-type="string">
            <text:p>0</text:p>
          </table:table-cell>
          <table:table-cell table:formula="of:=BIN2HEX(CONCATENATE(IF([$screen_negative.DA4]=&quot;&quot;;0;1);IF([$screen_negative.DB4]=&quot;&quot;;0;1);IF([$screen_negative.DC4]=&quot;&quot;;0;1);IF([$screen_negative.DD4]=&quot;&quot;;0;1);IF([$screen_negative.DE4]=&quot;&quot;;0;1);IF([$screen_negative.DF4]=&quot;&quot;;0;1);IF([$screen_negative.DG4]=&quot;&quot;;0;1);IF([$screen_negative.DH4]=&quot;&quot;;0;1)))" office:value-type="string" office:string-value="0" calcext:value-type="string">
            <text:p>0</text:p>
          </table:table-cell>
          <table:table-cell table:formula="of:=BIN2HEX(CONCATENATE(IF([$screen_negative.DI4]=&quot;&quot;;0;1);IF([$screen_negative.DJ4]=&quot;&quot;;0;1);IF([$screen_negative.DK4]=&quot;&quot;;0;1);IF([$screen_negative.DL4]=&quot;&quot;;0;1);IF([$screen_negative.DM4]=&quot;&quot;;0;1);IF([$screen_negative.DN4]=&quot;&quot;;0;1);IF([$screen_negative.DO4]=&quot;&quot;;0;1);IF([$screen_negative.DP4]=&quot;&quot;;0;1)))" office:value-type="string" office:string-value="0" calcext:value-type="string">
            <text:p>0</text:p>
          </table:table-cell>
          <table:table-cell table:formula="of:=BIN2HEX(CONCATENATE(IF([$screen_negative.DQ4]=&quot;&quot;;0;1);IF([$screen_negative.DR4]=&quot;&quot;;0;1);IF([$screen_negative.DS4]=&quot;&quot;;0;1);IF([$screen_negative.DT4]=&quot;&quot;;0;1);IF([$screen_negative.DU4]=&quot;&quot;;0;1);IF([$screen_negative.DV4]=&quot;&quot;;0;1);IF([$screen_negative.DW4]=&quot;&quot;;0;1);IF([$screen_negative.DX4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5]=&quot;&quot;;0;1);IF([$screen_negative.B5]=&quot;&quot;;0;1);IF([$screen_negative.C5]=&quot;&quot;;0;1);IF([$screen_negative.D5]=&quot;&quot;;0;1);IF([$screen_negative.E5]=&quot;&quot;;0;1);IF([$screen_negative.F5]=&quot;&quot;;0;1);IF([$screen_negative.G5]=&quot;&quot;;0;1);IF([$screen_negative.H5]=&quot;&quot;;0;1)))" office:value-type="string" office:string-value="0" calcext:value-type="string">
            <text:p>0</text:p>
          </table:table-cell>
          <table:table-cell table:formula="of:=BIN2HEX(CONCATENATE(IF([$screen_negative.I5]=&quot;&quot;;0;1);IF([$screen_negative.J5]=&quot;&quot;;0;1);IF([$screen_negative.K5]=&quot;&quot;;0;1);IF([$screen_negative.L5]=&quot;&quot;;0;1);IF([$screen_negative.M5]=&quot;&quot;;0;1);IF([$screen_negative.N5]=&quot;&quot;;0;1);IF([$screen_negative.O5]=&quot;&quot;;0;1);IF([$screen_negative.P5]=&quot;&quot;;0;1)))" office:value-type="string" office:string-value="0" calcext:value-type="string">
            <text:p>0</text:p>
          </table:table-cell>
          <table:table-cell table:formula="of:=BIN2HEX(CONCATENATE(IF([$screen_negative.Q5]=&quot;&quot;;0;1);IF([$screen_negative.R5]=&quot;&quot;;0;1);IF([$screen_negative.S5]=&quot;&quot;;0;1);IF([$screen_negative.T5]=&quot;&quot;;0;1);IF([$screen_negative.U5]=&quot;&quot;;0;1);IF([$screen_negative.V5]=&quot;&quot;;0;1);IF([$screen_negative.W5]=&quot;&quot;;0;1);IF([$screen_negative.X5]=&quot;&quot;;0;1)))" office:value-type="string" office:string-value="0" calcext:value-type="string">
            <text:p>0</text:p>
          </table:table-cell>
          <table:table-cell table:formula="of:=BIN2HEX(CONCATENATE(IF([$screen_negative.Y5]=&quot;&quot;;0;1);IF([$screen_negative.Z5]=&quot;&quot;;0;1);IF([$screen_negative.AA5]=&quot;&quot;;0;1);IF([$screen_negative.AB5]=&quot;&quot;;0;1);IF([$screen_negative.AC5]=&quot;&quot;;0;1);IF([$screen_negative.AD5]=&quot;&quot;;0;1);IF([$screen_negative.AE5]=&quot;&quot;;0;1);IF([$screen_negative.AF5]=&quot;&quot;;0;1)))" office:value-type="string" office:string-value="0" calcext:value-type="string">
            <text:p>0</text:p>
          </table:table-cell>
          <table:table-cell table:formula="of:=BIN2HEX(CONCATENATE(IF([$screen_negative.AG5]=&quot;&quot;;0;1);IF([$screen_negative.AH5]=&quot;&quot;;0;1);IF([$screen_negative.AI5]=&quot;&quot;;0;1);IF([$screen_negative.AJ5]=&quot;&quot;;0;1);IF([$screen_negative.AK5]=&quot;&quot;;0;1);IF([$screen_negative.AL5]=&quot;&quot;;0;1);IF([$screen_negative.AM5]=&quot;&quot;;0;1);IF([$screen_negative.AN5]=&quot;&quot;;0;1)))" office:value-type="string" office:string-value="0" calcext:value-type="string">
            <text:p>0</text:p>
          </table:table-cell>
          <table:table-cell table:formula="of:=BIN2HEX(CONCATENATE(IF([$screen_negative.AO5]=&quot;&quot;;0;1);IF([$screen_negative.AP5]=&quot;&quot;;0;1);IF([$screen_negative.AQ5]=&quot;&quot;;0;1);IF([$screen_negative.AR5]=&quot;&quot;;0;1);IF([$screen_negative.AS5]=&quot;&quot;;0;1);IF([$screen_negative.AT5]=&quot;&quot;;0;1);IF([$screen_negative.AU5]=&quot;&quot;;0;1);IF([$screen_negative.AV5]=&quot;&quot;;0;1)))" office:value-type="string" office:string-value="0" calcext:value-type="string">
            <text:p>0</text:p>
          </table:table-cell>
          <table:table-cell table:formula="of:=BIN2HEX(CONCATENATE(IF([$screen_negative.AW5]=&quot;&quot;;0;1);IF([$screen_negative.AX5]=&quot;&quot;;0;1);IF([$screen_negative.AY5]=&quot;&quot;;0;1);IF([$screen_negative.AZ5]=&quot;&quot;;0;1);IF([$screen_negative.BA5]=&quot;&quot;;0;1);IF([$screen_negative.BB5]=&quot;&quot;;0;1);IF([$screen_negative.BC5]=&quot;&quot;;0;1);IF([$screen_negative.BD5]=&quot;&quot;;0;1)))" office:value-type="string" office:string-value="CE" calcext:value-type="string">
            <text:p>CE</text:p>
          </table:table-cell>
          <table:table-cell table:formula="of:=BIN2HEX(CONCATENATE(IF([$screen_negative.BE5]=&quot;&quot;;0;1);IF([$screen_negative.BF5]=&quot;&quot;;0;1);IF([$screen_negative.BG5]=&quot;&quot;;0;1);IF([$screen_negative.BH5]=&quot;&quot;;0;1);IF([$screen_negative.BI5]=&quot;&quot;;0;1);IF([$screen_negative.BJ5]=&quot;&quot;;0;1);IF([$screen_negative.BK5]=&quot;&quot;;0;1);IF([$screen_negative.BL5]=&quot;&quot;;0;1)))" office:value-type="string" office:string-value="1" calcext:value-type="string">
            <text:p>1</text:p>
          </table:table-cell>
          <table:table-cell table:formula="of:=BIN2HEX(CONCATENATE(IF([$screen_negative.BM5]=&quot;&quot;;0;1);IF([$screen_negative.BN5]=&quot;&quot;;0;1);IF([$screen_negative.BO5]=&quot;&quot;;0;1);IF([$screen_negative.BP5]=&quot;&quot;;0;1);IF([$screen_negative.BQ5]=&quot;&quot;;0;1);IF([$screen_negative.BR5]=&quot;&quot;;0;1);IF([$screen_negative.BS5]=&quot;&quot;;0;1);IF([$screen_negative.BT5]=&quot;&quot;;0;1)))" office:value-type="string" office:string-value="80" calcext:value-type="string">
            <text:p>80</text:p>
          </table:table-cell>
          <table:table-cell table:formula="of:=BIN2HEX(CONCATENATE(IF([$screen_negative.BU5]=&quot;&quot;;0;1);IF([$screen_negative.BV5]=&quot;&quot;;0;1);IF([$screen_negative.BW5]=&quot;&quot;;0;1);IF([$screen_negative.BX5]=&quot;&quot;;0;1);IF([$screen_negative.BY5]=&quot;&quot;;0;1);IF([$screen_negative.BZ5]=&quot;&quot;;0;1);IF([$screen_negative.CA5]=&quot;&quot;;0;1);IF([$screen_negative.CB5]=&quot;&quot;;0;1)))" office:value-type="string" office:string-value="73" calcext:value-type="string">
            <text:p>73</text:p>
          </table:table-cell>
          <table:table-cell table:formula="of:=BIN2HEX(CONCATENATE(IF([$screen_negative.CC5]=&quot;&quot;;0;1);IF([$screen_negative.CD5]=&quot;&quot;;0;1);IF([$screen_negative.CE5]=&quot;&quot;;0;1);IF([$screen_negative.CF5]=&quot;&quot;;0;1);IF([$screen_negative.CG5]=&quot;&quot;;0;1);IF([$screen_negative.CH5]=&quot;&quot;;0;1);IF([$screen_negative.CI5]=&quot;&quot;;0;1);IF([$screen_negative.CJ5]=&quot;&quot;;0;1)))" office:value-type="string" office:string-value="0" calcext:value-type="string">
            <text:p>0</text:p>
          </table:table-cell>
          <table:table-cell table:formula="of:=BIN2HEX(CONCATENATE(IF([$screen_negative.CK5]=&quot;&quot;;0;1);IF([$screen_negative.CL5]=&quot;&quot;;0;1);IF([$screen_negative.CM5]=&quot;&quot;;0;1);IF([$screen_negative.CN5]=&quot;&quot;;0;1);IF([$screen_negative.CO5]=&quot;&quot;;0;1);IF([$screen_negative.CP5]=&quot;&quot;;0;1);IF([$screen_negative.CQ5]=&quot;&quot;;0;1);IF([$screen_negative.CR5]=&quot;&quot;;0;1)))" office:value-type="string" office:string-value="0" calcext:value-type="string">
            <text:p>0</text:p>
          </table:table-cell>
          <table:table-cell table:formula="of:=BIN2HEX(CONCATENATE(IF([$screen_negative.CS5]=&quot;&quot;;0;1);IF([$screen_negative.CT5]=&quot;&quot;;0;1);IF([$screen_negative.CU5]=&quot;&quot;;0;1);IF([$screen_negative.CV5]=&quot;&quot;;0;1);IF([$screen_negative.CW5]=&quot;&quot;;0;1);IF([$screen_negative.CX5]=&quot;&quot;;0;1);IF([$screen_negative.CY5]=&quot;&quot;;0;1);IF([$screen_negative.CZ5]=&quot;&quot;;0;1)))" office:value-type="string" office:string-value="0" calcext:value-type="string">
            <text:p>0</text:p>
          </table:table-cell>
          <table:table-cell table:formula="of:=BIN2HEX(CONCATENATE(IF([$screen_negative.DA5]=&quot;&quot;;0;1);IF([$screen_negative.DB5]=&quot;&quot;;0;1);IF([$screen_negative.DC5]=&quot;&quot;;0;1);IF([$screen_negative.DD5]=&quot;&quot;;0;1);IF([$screen_negative.DE5]=&quot;&quot;;0;1);IF([$screen_negative.DF5]=&quot;&quot;;0;1);IF([$screen_negative.DG5]=&quot;&quot;;0;1);IF([$screen_negative.DH5]=&quot;&quot;;0;1)))" office:value-type="string" office:string-value="0" calcext:value-type="string">
            <text:p>0</text:p>
          </table:table-cell>
          <table:table-cell table:formula="of:=BIN2HEX(CONCATENATE(IF([$screen_negative.DI5]=&quot;&quot;;0;1);IF([$screen_negative.DJ5]=&quot;&quot;;0;1);IF([$screen_negative.DK5]=&quot;&quot;;0;1);IF([$screen_negative.DL5]=&quot;&quot;;0;1);IF([$screen_negative.DM5]=&quot;&quot;;0;1);IF([$screen_negative.DN5]=&quot;&quot;;0;1);IF([$screen_negative.DO5]=&quot;&quot;;0;1);IF([$screen_negative.DP5]=&quot;&quot;;0;1)))" office:value-type="string" office:string-value="0" calcext:value-type="string">
            <text:p>0</text:p>
          </table:table-cell>
          <table:table-cell table:formula="of:=BIN2HEX(CONCATENATE(IF([$screen_negative.DQ5]=&quot;&quot;;0;1);IF([$screen_negative.DR5]=&quot;&quot;;0;1);IF([$screen_negative.DS5]=&quot;&quot;;0;1);IF([$screen_negative.DT5]=&quot;&quot;;0;1);IF([$screen_negative.DU5]=&quot;&quot;;0;1);IF([$screen_negative.DV5]=&quot;&quot;;0;1);IF([$screen_negative.DW5]=&quot;&quot;;0;1);IF([$screen_negative.DX5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6]=&quot;&quot;;0;1);IF([$screen_negative.B6]=&quot;&quot;;0;1);IF([$screen_negative.C6]=&quot;&quot;;0;1);IF([$screen_negative.D6]=&quot;&quot;;0;1);IF([$screen_negative.E6]=&quot;&quot;;0;1);IF([$screen_negative.F6]=&quot;&quot;;0;1);IF([$screen_negative.G6]=&quot;&quot;;0;1);IF([$screen_negative.H6]=&quot;&quot;;0;1)))" office:value-type="string" office:string-value="0" calcext:value-type="string">
            <text:p>0</text:p>
          </table:table-cell>
          <table:table-cell table:formula="of:=BIN2HEX(CONCATENATE(IF([$screen_negative.I6]=&quot;&quot;;0;1);IF([$screen_negative.J6]=&quot;&quot;;0;1);IF([$screen_negative.K6]=&quot;&quot;;0;1);IF([$screen_negative.L6]=&quot;&quot;;0;1);IF([$screen_negative.M6]=&quot;&quot;;0;1);IF([$screen_negative.N6]=&quot;&quot;;0;1);IF([$screen_negative.O6]=&quot;&quot;;0;1);IF([$screen_negative.P6]=&quot;&quot;;0;1)))" office:value-type="string" office:string-value="0" calcext:value-type="string">
            <text:p>0</text:p>
          </table:table-cell>
          <table:table-cell table:formula="of:=BIN2HEX(CONCATENATE(IF([$screen_negative.Q6]=&quot;&quot;;0;1);IF([$screen_negative.R6]=&quot;&quot;;0;1);IF([$screen_negative.S6]=&quot;&quot;;0;1);IF([$screen_negative.T6]=&quot;&quot;;0;1);IF([$screen_negative.U6]=&quot;&quot;;0;1);IF([$screen_negative.V6]=&quot;&quot;;0;1);IF([$screen_negative.W6]=&quot;&quot;;0;1);IF([$screen_negative.X6]=&quot;&quot;;0;1)))" office:value-type="string" office:string-value="0" calcext:value-type="string">
            <text:p>0</text:p>
          </table:table-cell>
          <table:table-cell table:formula="of:=BIN2HEX(CONCATENATE(IF([$screen_negative.Y6]=&quot;&quot;;0;1);IF([$screen_negative.Z6]=&quot;&quot;;0;1);IF([$screen_negative.AA6]=&quot;&quot;;0;1);IF([$screen_negative.AB6]=&quot;&quot;;0;1);IF([$screen_negative.AC6]=&quot;&quot;;0;1);IF([$screen_negative.AD6]=&quot;&quot;;0;1);IF([$screen_negative.AE6]=&quot;&quot;;0;1);IF([$screen_negative.AF6]=&quot;&quot;;0;1)))" office:value-type="string" office:string-value="0" calcext:value-type="string">
            <text:p>0</text:p>
          </table:table-cell>
          <table:table-cell table:formula="of:=BIN2HEX(CONCATENATE(IF([$screen_negative.AG6]=&quot;&quot;;0;1);IF([$screen_negative.AH6]=&quot;&quot;;0;1);IF([$screen_negative.AI6]=&quot;&quot;;0;1);IF([$screen_negative.AJ6]=&quot;&quot;;0;1);IF([$screen_negative.AK6]=&quot;&quot;;0;1);IF([$screen_negative.AL6]=&quot;&quot;;0;1);IF([$screen_negative.AM6]=&quot;&quot;;0;1);IF([$screen_negative.AN6]=&quot;&quot;;0;1)))" office:value-type="string" office:string-value="0" calcext:value-type="string">
            <text:p>0</text:p>
          </table:table-cell>
          <table:table-cell table:formula="of:=BIN2HEX(CONCATENATE(IF([$screen_negative.AO6]=&quot;&quot;;0;1);IF([$screen_negative.AP6]=&quot;&quot;;0;1);IF([$screen_negative.AQ6]=&quot;&quot;;0;1);IF([$screen_negative.AR6]=&quot;&quot;;0;1);IF([$screen_negative.AS6]=&quot;&quot;;0;1);IF([$screen_negative.AT6]=&quot;&quot;;0;1);IF([$screen_negative.AU6]=&quot;&quot;;0;1);IF([$screen_negative.AV6]=&quot;&quot;;0;1)))" office:value-type="string" office:string-value="3" calcext:value-type="string">
            <text:p>3</text:p>
          </table:table-cell>
          <table:table-cell table:formula="of:=BIN2HEX(CONCATENATE(IF([$screen_negative.AW6]=&quot;&quot;;0;1);IF([$screen_negative.AX6]=&quot;&quot;;0;1);IF([$screen_negative.AY6]=&quot;&quot;;0;1);IF([$screen_negative.AZ6]=&quot;&quot;;0;1);IF([$screen_negative.BA6]=&quot;&quot;;0;1);IF([$screen_negative.BB6]=&quot;&quot;;0;1);IF([$screen_negative.BC6]=&quot;&quot;;0;1);IF([$screen_negative.BD6]=&quot;&quot;;0;1)))" office:value-type="string" office:string-value="30" calcext:value-type="string">
            <text:p>30</text:p>
          </table:table-cell>
          <table:table-cell table:formula="of:=BIN2HEX(CONCATENATE(IF([$screen_negative.BE6]=&quot;&quot;;0;1);IF([$screen_negative.BF6]=&quot;&quot;;0;1);IF([$screen_negative.BG6]=&quot;&quot;;0;1);IF([$screen_negative.BH6]=&quot;&quot;;0;1);IF([$screen_negative.BI6]=&quot;&quot;;0;1);IF([$screen_negative.BJ6]=&quot;&quot;;0;1);IF([$screen_negative.BK6]=&quot;&quot;;0;1);IF([$screen_negative.BL6]=&quot;&quot;;0;1)))" office:value-type="string" office:string-value="0" calcext:value-type="string">
            <text:p>0</text:p>
          </table:table-cell>
          <table:table-cell table:formula="of:=BIN2HEX(CONCATENATE(IF([$screen_negative.BM6]=&quot;&quot;;0;1);IF([$screen_negative.BN6]=&quot;&quot;;0;1);IF([$screen_negative.BO6]=&quot;&quot;;0;1);IF([$screen_negative.BP6]=&quot;&quot;;0;1);IF([$screen_negative.BQ6]=&quot;&quot;;0;1);IF([$screen_negative.BR6]=&quot;&quot;;0;1);IF([$screen_negative.BS6]=&quot;&quot;;0;1);IF([$screen_negative.BT6]=&quot;&quot;;0;1)))" office:value-type="string" office:string-value="0" calcext:value-type="string">
            <text:p>0</text:p>
          </table:table-cell>
          <table:table-cell table:formula="of:=BIN2HEX(CONCATENATE(IF([$screen_negative.BU6]=&quot;&quot;;0;1);IF([$screen_negative.BV6]=&quot;&quot;;0;1);IF([$screen_negative.BW6]=&quot;&quot;;0;1);IF([$screen_negative.BX6]=&quot;&quot;;0;1);IF([$screen_negative.BY6]=&quot;&quot;;0;1);IF([$screen_negative.BZ6]=&quot;&quot;;0;1);IF([$screen_negative.CA6]=&quot;&quot;;0;1);IF([$screen_negative.CB6]=&quot;&quot;;0;1)))" office:value-type="string" office:string-value="C" calcext:value-type="string">
            <text:p>C</text:p>
          </table:table-cell>
          <table:table-cell table:formula="of:=BIN2HEX(CONCATENATE(IF([$screen_negative.CC6]=&quot;&quot;;0;1);IF([$screen_negative.CD6]=&quot;&quot;;0;1);IF([$screen_negative.CE6]=&quot;&quot;;0;1);IF([$screen_negative.CF6]=&quot;&quot;;0;1);IF([$screen_negative.CG6]=&quot;&quot;;0;1);IF([$screen_negative.CH6]=&quot;&quot;;0;1);IF([$screen_negative.CI6]=&quot;&quot;;0;1);IF([$screen_negative.CJ6]=&quot;&quot;;0;1)))" office:value-type="string" office:string-value="C0" calcext:value-type="string">
            <text:p>C0</text:p>
          </table:table-cell>
          <table:table-cell table:formula="of:=BIN2HEX(CONCATENATE(IF([$screen_negative.CK6]=&quot;&quot;;0;1);IF([$screen_negative.CL6]=&quot;&quot;;0;1);IF([$screen_negative.CM6]=&quot;&quot;;0;1);IF([$screen_negative.CN6]=&quot;&quot;;0;1);IF([$screen_negative.CO6]=&quot;&quot;;0;1);IF([$screen_negative.CP6]=&quot;&quot;;0;1);IF([$screen_negative.CQ6]=&quot;&quot;;0;1);IF([$screen_negative.CR6]=&quot;&quot;;0;1)))" office:value-type="string" office:string-value="0" calcext:value-type="string">
            <text:p>0</text:p>
          </table:table-cell>
          <table:table-cell table:formula="of:=BIN2HEX(CONCATENATE(IF([$screen_negative.CS6]=&quot;&quot;;0;1);IF([$screen_negative.CT6]=&quot;&quot;;0;1);IF([$screen_negative.CU6]=&quot;&quot;;0;1);IF([$screen_negative.CV6]=&quot;&quot;;0;1);IF([$screen_negative.CW6]=&quot;&quot;;0;1);IF([$screen_negative.CX6]=&quot;&quot;;0;1);IF([$screen_negative.CY6]=&quot;&quot;;0;1);IF([$screen_negative.CZ6]=&quot;&quot;;0;1)))" office:value-type="string" office:string-value="0" calcext:value-type="string">
            <text:p>0</text:p>
          </table:table-cell>
          <table:table-cell table:formula="of:=BIN2HEX(CONCATENATE(IF([$screen_negative.DA6]=&quot;&quot;;0;1);IF([$screen_negative.DB6]=&quot;&quot;;0;1);IF([$screen_negative.DC6]=&quot;&quot;;0;1);IF([$screen_negative.DD6]=&quot;&quot;;0;1);IF([$screen_negative.DE6]=&quot;&quot;;0;1);IF([$screen_negative.DF6]=&quot;&quot;;0;1);IF([$screen_negative.DG6]=&quot;&quot;;0;1);IF([$screen_negative.DH6]=&quot;&quot;;0;1)))" office:value-type="string" office:string-value="0" calcext:value-type="string">
            <text:p>0</text:p>
          </table:table-cell>
          <table:table-cell table:formula="of:=BIN2HEX(CONCATENATE(IF([$screen_negative.DI6]=&quot;&quot;;0;1);IF([$screen_negative.DJ6]=&quot;&quot;;0;1);IF([$screen_negative.DK6]=&quot;&quot;;0;1);IF([$screen_negative.DL6]=&quot;&quot;;0;1);IF([$screen_negative.DM6]=&quot;&quot;;0;1);IF([$screen_negative.DN6]=&quot;&quot;;0;1);IF([$screen_negative.DO6]=&quot;&quot;;0;1);IF([$screen_negative.DP6]=&quot;&quot;;0;1)))" office:value-type="string" office:string-value="0" calcext:value-type="string">
            <text:p>0</text:p>
          </table:table-cell>
          <table:table-cell table:formula="of:=BIN2HEX(CONCATENATE(IF([$screen_negative.DQ6]=&quot;&quot;;0;1);IF([$screen_negative.DR6]=&quot;&quot;;0;1);IF([$screen_negative.DS6]=&quot;&quot;;0;1);IF([$screen_negative.DT6]=&quot;&quot;;0;1);IF([$screen_negative.DU6]=&quot;&quot;;0;1);IF([$screen_negative.DV6]=&quot;&quot;;0;1);IF([$screen_negative.DW6]=&quot;&quot;;0;1);IF([$screen_negative.DX6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7]=&quot;&quot;;0;1);IF([$screen_negative.B7]=&quot;&quot;;0;1);IF([$screen_negative.C7]=&quot;&quot;;0;1);IF([$screen_negative.D7]=&quot;&quot;;0;1);IF([$screen_negative.E7]=&quot;&quot;;0;1);IF([$screen_negative.F7]=&quot;&quot;;0;1);IF([$screen_negative.G7]=&quot;&quot;;0;1);IF([$screen_negative.H7]=&quot;&quot;;0;1)))" office:value-type="string" office:string-value="0" calcext:value-type="string">
            <text:p>0</text:p>
          </table:table-cell>
          <table:table-cell table:formula="of:=BIN2HEX(CONCATENATE(IF([$screen_negative.I7]=&quot;&quot;;0;1);IF([$screen_negative.J7]=&quot;&quot;;0;1);IF([$screen_negative.K7]=&quot;&quot;;0;1);IF([$screen_negative.L7]=&quot;&quot;;0;1);IF([$screen_negative.M7]=&quot;&quot;;0;1);IF([$screen_negative.N7]=&quot;&quot;;0;1);IF([$screen_negative.O7]=&quot;&quot;;0;1);IF([$screen_negative.P7]=&quot;&quot;;0;1)))" office:value-type="string" office:string-value="0" calcext:value-type="string">
            <text:p>0</text:p>
          </table:table-cell>
          <table:table-cell table:formula="of:=BIN2HEX(CONCATENATE(IF([$screen_negative.Q7]=&quot;&quot;;0;1);IF([$screen_negative.R7]=&quot;&quot;;0;1);IF([$screen_negative.S7]=&quot;&quot;;0;1);IF([$screen_negative.T7]=&quot;&quot;;0;1);IF([$screen_negative.U7]=&quot;&quot;;0;1);IF([$screen_negative.V7]=&quot;&quot;;0;1);IF([$screen_negative.W7]=&quot;&quot;;0;1);IF([$screen_negative.X7]=&quot;&quot;;0;1)))" office:value-type="string" office:string-value="0" calcext:value-type="string">
            <text:p>0</text:p>
          </table:table-cell>
          <table:table-cell table:formula="of:=BIN2HEX(CONCATENATE(IF([$screen_negative.Y7]=&quot;&quot;;0;1);IF([$screen_negative.Z7]=&quot;&quot;;0;1);IF([$screen_negative.AA7]=&quot;&quot;;0;1);IF([$screen_negative.AB7]=&quot;&quot;;0;1);IF([$screen_negative.AC7]=&quot;&quot;;0;1);IF([$screen_negative.AD7]=&quot;&quot;;0;1);IF([$screen_negative.AE7]=&quot;&quot;;0;1);IF([$screen_negative.AF7]=&quot;&quot;;0;1)))" office:value-type="string" office:string-value="0" calcext:value-type="string">
            <text:p>0</text:p>
          </table:table-cell>
          <table:table-cell table:formula="of:=BIN2HEX(CONCATENATE(IF([$screen_negative.AG7]=&quot;&quot;;0;1);IF([$screen_negative.AH7]=&quot;&quot;;0;1);IF([$screen_negative.AI7]=&quot;&quot;;0;1);IF([$screen_negative.AJ7]=&quot;&quot;;0;1);IF([$screen_negative.AK7]=&quot;&quot;;0;1);IF([$screen_negative.AL7]=&quot;&quot;;0;1);IF([$screen_negative.AM7]=&quot;&quot;;0;1);IF([$screen_negative.AN7]=&quot;&quot;;0;1)))" office:value-type="string" office:string-value="0" calcext:value-type="string">
            <text:p>0</text:p>
          </table:table-cell>
          <table:table-cell table:formula="of:=BIN2HEX(CONCATENATE(IF([$screen_negative.AO7]=&quot;&quot;;0;1);IF([$screen_negative.AP7]=&quot;&quot;;0;1);IF([$screen_negative.AQ7]=&quot;&quot;;0;1);IF([$screen_negative.AR7]=&quot;&quot;;0;1);IF([$screen_negative.AS7]=&quot;&quot;;0;1);IF([$screen_negative.AT7]=&quot;&quot;;0;1);IF([$screen_negative.AU7]=&quot;&quot;;0;1);IF([$screen_negative.AV7]=&quot;&quot;;0;1)))" office:value-type="string" office:string-value="4" calcext:value-type="string">
            <text:p>4</text:p>
          </table:table-cell>
          <table:table-cell table:formula="of:=BIN2HEX(CONCATENATE(IF([$screen_negative.AW7]=&quot;&quot;;0;1);IF([$screen_negative.AX7]=&quot;&quot;;0;1);IF([$screen_negative.AY7]=&quot;&quot;;0;1);IF([$screen_negative.AZ7]=&quot;&quot;;0;1);IF([$screen_negative.BA7]=&quot;&quot;;0;1);IF([$screen_negative.BB7]=&quot;&quot;;0;1);IF([$screen_negative.BC7]=&quot;&quot;;0;1);IF([$screen_negative.BD7]=&quot;&quot;;0;1)))" office:value-type="string" office:string-value="C0" calcext:value-type="string">
            <text:p>C0</text:p>
          </table:table-cell>
          <table:table-cell table:formula="of:=BIN2HEX(CONCATENATE(IF([$screen_negative.BE7]=&quot;&quot;;0;1);IF([$screen_negative.BF7]=&quot;&quot;;0;1);IF([$screen_negative.BG7]=&quot;&quot;;0;1);IF([$screen_negative.BH7]=&quot;&quot;;0;1);IF([$screen_negative.BI7]=&quot;&quot;;0;1);IF([$screen_negative.BJ7]=&quot;&quot;;0;1);IF([$screen_negative.BK7]=&quot;&quot;;0;1);IF([$screen_negative.BL7]=&quot;&quot;;0;1)))" office:value-type="string" office:string-value="0" calcext:value-type="string">
            <text:p>0</text:p>
          </table:table-cell>
          <table:table-cell table:formula="of:=BIN2HEX(CONCATENATE(IF([$screen_negative.BM7]=&quot;&quot;;0;1);IF([$screen_negative.BN7]=&quot;&quot;;0;1);IF([$screen_negative.BO7]=&quot;&quot;;0;1);IF([$screen_negative.BP7]=&quot;&quot;;0;1);IF([$screen_negative.BQ7]=&quot;&quot;;0;1);IF([$screen_negative.BR7]=&quot;&quot;;0;1);IF([$screen_negative.BS7]=&quot;&quot;;0;1);IF([$screen_negative.BT7]=&quot;&quot;;0;1)))" office:value-type="string" office:string-value="0" calcext:value-type="string">
            <text:p>0</text:p>
          </table:table-cell>
          <table:table-cell table:formula="of:=BIN2HEX(CONCATENATE(IF([$screen_negative.BU7]=&quot;&quot;;0;1);IF([$screen_negative.BV7]=&quot;&quot;;0;1);IF([$screen_negative.BW7]=&quot;&quot;;0;1);IF([$screen_negative.BX7]=&quot;&quot;;0;1);IF([$screen_negative.BY7]=&quot;&quot;;0;1);IF([$screen_negative.BZ7]=&quot;&quot;;0;1);IF([$screen_negative.CA7]=&quot;&quot;;0;1);IF([$screen_negative.CB7]=&quot;&quot;;0;1)))" office:value-type="string" office:string-value="3" calcext:value-type="string">
            <text:p>3</text:p>
          </table:table-cell>
          <table:table-cell table:formula="of:=BIN2HEX(CONCATENATE(IF([$screen_negative.CC7]=&quot;&quot;;0;1);IF([$screen_negative.CD7]=&quot;&quot;;0;1);IF([$screen_negative.CE7]=&quot;&quot;;0;1);IF([$screen_negative.CF7]=&quot;&quot;;0;1);IF([$screen_negative.CG7]=&quot;&quot;;0;1);IF([$screen_negative.CH7]=&quot;&quot;;0;1);IF([$screen_negative.CI7]=&quot;&quot;;0;1);IF([$screen_negative.CJ7]=&quot;&quot;;0;1)))" office:value-type="string" office:string-value="20" calcext:value-type="string">
            <text:p>20</text:p>
          </table:table-cell>
          <table:table-cell table:formula="of:=BIN2HEX(CONCATENATE(IF([$screen_negative.CK7]=&quot;&quot;;0;1);IF([$screen_negative.CL7]=&quot;&quot;;0;1);IF([$screen_negative.CM7]=&quot;&quot;;0;1);IF([$screen_negative.CN7]=&quot;&quot;;0;1);IF([$screen_negative.CO7]=&quot;&quot;;0;1);IF([$screen_negative.CP7]=&quot;&quot;;0;1);IF([$screen_negative.CQ7]=&quot;&quot;;0;1);IF([$screen_negative.CR7]=&quot;&quot;;0;1)))" office:value-type="string" office:string-value="0" calcext:value-type="string">
            <text:p>0</text:p>
          </table:table-cell>
          <table:table-cell table:formula="of:=BIN2HEX(CONCATENATE(IF([$screen_negative.CS7]=&quot;&quot;;0;1);IF([$screen_negative.CT7]=&quot;&quot;;0;1);IF([$screen_negative.CU7]=&quot;&quot;;0;1);IF([$screen_negative.CV7]=&quot;&quot;;0;1);IF([$screen_negative.CW7]=&quot;&quot;;0;1);IF([$screen_negative.CX7]=&quot;&quot;;0;1);IF([$screen_negative.CY7]=&quot;&quot;;0;1);IF([$screen_negative.CZ7]=&quot;&quot;;0;1)))" office:value-type="string" office:string-value="0" calcext:value-type="string">
            <text:p>0</text:p>
          </table:table-cell>
          <table:table-cell table:formula="of:=BIN2HEX(CONCATENATE(IF([$screen_negative.DA7]=&quot;&quot;;0;1);IF([$screen_negative.DB7]=&quot;&quot;;0;1);IF([$screen_negative.DC7]=&quot;&quot;;0;1);IF([$screen_negative.DD7]=&quot;&quot;;0;1);IF([$screen_negative.DE7]=&quot;&quot;;0;1);IF([$screen_negative.DF7]=&quot;&quot;;0;1);IF([$screen_negative.DG7]=&quot;&quot;;0;1);IF([$screen_negative.DH7]=&quot;&quot;;0;1)))" office:value-type="string" office:string-value="0" calcext:value-type="string">
            <text:p>0</text:p>
          </table:table-cell>
          <table:table-cell table:formula="of:=BIN2HEX(CONCATENATE(IF([$screen_negative.DI7]=&quot;&quot;;0;1);IF([$screen_negative.DJ7]=&quot;&quot;;0;1);IF([$screen_negative.DK7]=&quot;&quot;;0;1);IF([$screen_negative.DL7]=&quot;&quot;;0;1);IF([$screen_negative.DM7]=&quot;&quot;;0;1);IF([$screen_negative.DN7]=&quot;&quot;;0;1);IF([$screen_negative.DO7]=&quot;&quot;;0;1);IF([$screen_negative.DP7]=&quot;&quot;;0;1)))" office:value-type="string" office:string-value="0" calcext:value-type="string">
            <text:p>0</text:p>
          </table:table-cell>
          <table:table-cell table:formula="of:=BIN2HEX(CONCATENATE(IF([$screen_negative.DQ7]=&quot;&quot;;0;1);IF([$screen_negative.DR7]=&quot;&quot;;0;1);IF([$screen_negative.DS7]=&quot;&quot;;0;1);IF([$screen_negative.DT7]=&quot;&quot;;0;1);IF([$screen_negative.DU7]=&quot;&quot;;0;1);IF([$screen_negative.DV7]=&quot;&quot;;0;1);IF([$screen_negative.DW7]=&quot;&quot;;0;1);IF([$screen_negative.DX7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8]=&quot;&quot;;0;1);IF([$screen_negative.B8]=&quot;&quot;;0;1);IF([$screen_negative.C8]=&quot;&quot;;0;1);IF([$screen_negative.D8]=&quot;&quot;;0;1);IF([$screen_negative.E8]=&quot;&quot;;0;1);IF([$screen_negative.F8]=&quot;&quot;;0;1);IF([$screen_negative.G8]=&quot;&quot;;0;1);IF([$screen_negative.H8]=&quot;&quot;;0;1)))" office:value-type="string" office:string-value="0" calcext:value-type="string">
            <text:p>0</text:p>
          </table:table-cell>
          <table:table-cell table:formula="of:=BIN2HEX(CONCATENATE(IF([$screen_negative.I8]=&quot;&quot;;0;1);IF([$screen_negative.J8]=&quot;&quot;;0;1);IF([$screen_negative.K8]=&quot;&quot;;0;1);IF([$screen_negative.L8]=&quot;&quot;;0;1);IF([$screen_negative.M8]=&quot;&quot;;0;1);IF([$screen_negative.N8]=&quot;&quot;;0;1);IF([$screen_negative.O8]=&quot;&quot;;0;1);IF([$screen_negative.P8]=&quot;&quot;;0;1)))" office:value-type="string" office:string-value="0" calcext:value-type="string">
            <text:p>0</text:p>
          </table:table-cell>
          <table:table-cell table:formula="of:=BIN2HEX(CONCATENATE(IF([$screen_negative.Q8]=&quot;&quot;;0;1);IF([$screen_negative.R8]=&quot;&quot;;0;1);IF([$screen_negative.S8]=&quot;&quot;;0;1);IF([$screen_negative.T8]=&quot;&quot;;0;1);IF([$screen_negative.U8]=&quot;&quot;;0;1);IF([$screen_negative.V8]=&quot;&quot;;0;1);IF([$screen_negative.W8]=&quot;&quot;;0;1);IF([$screen_negative.X8]=&quot;&quot;;0;1)))" office:value-type="string" office:string-value="0" calcext:value-type="string">
            <text:p>0</text:p>
          </table:table-cell>
          <table:table-cell table:formula="of:=BIN2HEX(CONCATENATE(IF([$screen_negative.Y8]=&quot;&quot;;0;1);IF([$screen_negative.Z8]=&quot;&quot;;0;1);IF([$screen_negative.AA8]=&quot;&quot;;0;1);IF([$screen_negative.AB8]=&quot;&quot;;0;1);IF([$screen_negative.AC8]=&quot;&quot;;0;1);IF([$screen_negative.AD8]=&quot;&quot;;0;1);IF([$screen_negative.AE8]=&quot;&quot;;0;1);IF([$screen_negative.AF8]=&quot;&quot;;0;1)))" office:value-type="string" office:string-value="0" calcext:value-type="string">
            <text:p>0</text:p>
          </table:table-cell>
          <table:table-cell table:formula="of:=BIN2HEX(CONCATENATE(IF([$screen_negative.AG8]=&quot;&quot;;0;1);IF([$screen_negative.AH8]=&quot;&quot;;0;1);IF([$screen_negative.AI8]=&quot;&quot;;0;1);IF([$screen_negative.AJ8]=&quot;&quot;;0;1);IF([$screen_negative.AK8]=&quot;&quot;;0;1);IF([$screen_negative.AL8]=&quot;&quot;;0;1);IF([$screen_negative.AM8]=&quot;&quot;;0;1);IF([$screen_negative.AN8]=&quot;&quot;;0;1)))" office:value-type="string" office:string-value="0" calcext:value-type="string">
            <text:p>0</text:p>
          </table:table-cell>
          <table:table-cell table:formula="of:=BIN2HEX(CONCATENATE(IF([$screen_negative.AO8]=&quot;&quot;;0;1);IF([$screen_negative.AP8]=&quot;&quot;;0;1);IF([$screen_negative.AQ8]=&quot;&quot;;0;1);IF([$screen_negative.AR8]=&quot;&quot;;0;1);IF([$screen_negative.AS8]=&quot;&quot;;0;1);IF([$screen_negative.AT8]=&quot;&quot;;0;1);IF([$screen_negative.AU8]=&quot;&quot;;0;1);IF([$screen_negative.AV8]=&quot;&quot;;0;1)))" office:value-type="string" office:string-value="9" calcext:value-type="string">
            <text:p>9</text:p>
          </table:table-cell>
          <table:table-cell table:formula="of:=BIN2HEX(CONCATENATE(IF([$screen_negative.AW8]=&quot;&quot;;0;1);IF([$screen_negative.AX8]=&quot;&quot;;0;1);IF([$screen_negative.AY8]=&quot;&quot;;0;1);IF([$screen_negative.AZ8]=&quot;&quot;;0;1);IF([$screen_negative.BA8]=&quot;&quot;;0;1);IF([$screen_negative.BB8]=&quot;&quot;;0;1);IF([$screen_negative.BC8]=&quot;&quot;;0;1);IF([$screen_negative.BD8]=&quot;&quot;;0;1)))" office:value-type="string" office:string-value="0" calcext:value-type="string">
            <text:p>0</text:p>
          </table:table-cell>
          <table:table-cell table:formula="of:=BIN2HEX(CONCATENATE(IF([$screen_negative.BE8]=&quot;&quot;;0;1);IF([$screen_negative.BF8]=&quot;&quot;;0;1);IF([$screen_negative.BG8]=&quot;&quot;;0;1);IF([$screen_negative.BH8]=&quot;&quot;;0;1);IF([$screen_negative.BI8]=&quot;&quot;;0;1);IF([$screen_negative.BJ8]=&quot;&quot;;0;1);IF([$screen_negative.BK8]=&quot;&quot;;0;1);IF([$screen_negative.BL8]=&quot;&quot;;0;1)))" office:value-type="string" office:string-value="1" calcext:value-type="string">
            <text:p>1</text:p>
          </table:table-cell>
          <table:table-cell table:formula="of:=BIN2HEX(CONCATENATE(IF([$screen_negative.BM8]=&quot;&quot;;0;1);IF([$screen_negative.BN8]=&quot;&quot;;0;1);IF([$screen_negative.BO8]=&quot;&quot;;0;1);IF([$screen_negative.BP8]=&quot;&quot;;0;1);IF([$screen_negative.BQ8]=&quot;&quot;;0;1);IF([$screen_negative.BR8]=&quot;&quot;;0;1);IF([$screen_negative.BS8]=&quot;&quot;;0;1);IF([$screen_negative.BT8]=&quot;&quot;;0;1)))" office:value-type="string" office:string-value="80" calcext:value-type="string">
            <text:p>80</text:p>
          </table:table-cell>
          <table:table-cell table:formula="of:=BIN2HEX(CONCATENATE(IF([$screen_negative.BU8]=&quot;&quot;;0;1);IF([$screen_negative.BV8]=&quot;&quot;;0;1);IF([$screen_negative.BW8]=&quot;&quot;;0;1);IF([$screen_negative.BX8]=&quot;&quot;;0;1);IF([$screen_negative.BY8]=&quot;&quot;;0;1);IF([$screen_negative.BZ8]=&quot;&quot;;0;1);IF([$screen_negative.CA8]=&quot;&quot;;0;1);IF([$screen_negative.CB8]=&quot;&quot;;0;1)))" office:value-type="string" office:string-value="0" calcext:value-type="string">
            <text:p>0</text:p>
          </table:table-cell>
          <table:table-cell table:formula="of:=BIN2HEX(CONCATENATE(IF([$screen_negative.CC8]=&quot;&quot;;0;1);IF([$screen_negative.CD8]=&quot;&quot;;0;1);IF([$screen_negative.CE8]=&quot;&quot;;0;1);IF([$screen_negative.CF8]=&quot;&quot;;0;1);IF([$screen_negative.CG8]=&quot;&quot;;0;1);IF([$screen_negative.CH8]=&quot;&quot;;0;1);IF([$screen_negative.CI8]=&quot;&quot;;0;1);IF([$screen_negative.CJ8]=&quot;&quot;;0;1)))" office:value-type="string" office:string-value="90" calcext:value-type="string">
            <text:p>90</text:p>
          </table:table-cell>
          <table:table-cell table:formula="of:=BIN2HEX(CONCATENATE(IF([$screen_negative.CK8]=&quot;&quot;;0;1);IF([$screen_negative.CL8]=&quot;&quot;;0;1);IF([$screen_negative.CM8]=&quot;&quot;;0;1);IF([$screen_negative.CN8]=&quot;&quot;;0;1);IF([$screen_negative.CO8]=&quot;&quot;;0;1);IF([$screen_negative.CP8]=&quot;&quot;;0;1);IF([$screen_negative.CQ8]=&quot;&quot;;0;1);IF([$screen_negative.CR8]=&quot;&quot;;0;1)))" office:value-type="string" office:string-value="0" calcext:value-type="string">
            <text:p>0</text:p>
          </table:table-cell>
          <table:table-cell table:formula="of:=BIN2HEX(CONCATENATE(IF([$screen_negative.CS8]=&quot;&quot;;0;1);IF([$screen_negative.CT8]=&quot;&quot;;0;1);IF([$screen_negative.CU8]=&quot;&quot;;0;1);IF([$screen_negative.CV8]=&quot;&quot;;0;1);IF([$screen_negative.CW8]=&quot;&quot;;0;1);IF([$screen_negative.CX8]=&quot;&quot;;0;1);IF([$screen_negative.CY8]=&quot;&quot;;0;1);IF([$screen_negative.CZ8]=&quot;&quot;;0;1)))" office:value-type="string" office:string-value="0" calcext:value-type="string">
            <text:p>0</text:p>
          </table:table-cell>
          <table:table-cell table:formula="of:=BIN2HEX(CONCATENATE(IF([$screen_negative.DA8]=&quot;&quot;;0;1);IF([$screen_negative.DB8]=&quot;&quot;;0;1);IF([$screen_negative.DC8]=&quot;&quot;;0;1);IF([$screen_negative.DD8]=&quot;&quot;;0;1);IF([$screen_negative.DE8]=&quot;&quot;;0;1);IF([$screen_negative.DF8]=&quot;&quot;;0;1);IF([$screen_negative.DG8]=&quot;&quot;;0;1);IF([$screen_negative.DH8]=&quot;&quot;;0;1)))" office:value-type="string" office:string-value="0" calcext:value-type="string">
            <text:p>0</text:p>
          </table:table-cell>
          <table:table-cell table:formula="of:=BIN2HEX(CONCATENATE(IF([$screen_negative.DI8]=&quot;&quot;;0;1);IF([$screen_negative.DJ8]=&quot;&quot;;0;1);IF([$screen_negative.DK8]=&quot;&quot;;0;1);IF([$screen_negative.DL8]=&quot;&quot;;0;1);IF([$screen_negative.DM8]=&quot;&quot;;0;1);IF([$screen_negative.DN8]=&quot;&quot;;0;1);IF([$screen_negative.DO8]=&quot;&quot;;0;1);IF([$screen_negative.DP8]=&quot;&quot;;0;1)))" office:value-type="string" office:string-value="0" calcext:value-type="string">
            <text:p>0</text:p>
          </table:table-cell>
          <table:table-cell table:formula="of:=BIN2HEX(CONCATENATE(IF([$screen_negative.DQ8]=&quot;&quot;;0;1);IF([$screen_negative.DR8]=&quot;&quot;;0;1);IF([$screen_negative.DS8]=&quot;&quot;;0;1);IF([$screen_negative.DT8]=&quot;&quot;;0;1);IF([$screen_negative.DU8]=&quot;&quot;;0;1);IF([$screen_negative.DV8]=&quot;&quot;;0;1);IF([$screen_negative.DW8]=&quot;&quot;;0;1);IF([$screen_negative.DX8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9]=&quot;&quot;;0;1);IF([$screen_negative.B9]=&quot;&quot;;0;1);IF([$screen_negative.C9]=&quot;&quot;;0;1);IF([$screen_negative.D9]=&quot;&quot;;0;1);IF([$screen_negative.E9]=&quot;&quot;;0;1);IF([$screen_negative.F9]=&quot;&quot;;0;1);IF([$screen_negative.G9]=&quot;&quot;;0;1);IF([$screen_negative.H9]=&quot;&quot;;0;1)))" office:value-type="string" office:string-value="0" calcext:value-type="string">
            <text:p>0</text:p>
          </table:table-cell>
          <table:table-cell table:formula="of:=BIN2HEX(CONCATENATE(IF([$screen_negative.I9]=&quot;&quot;;0;1);IF([$screen_negative.J9]=&quot;&quot;;0;1);IF([$screen_negative.K9]=&quot;&quot;;0;1);IF([$screen_negative.L9]=&quot;&quot;;0;1);IF([$screen_negative.M9]=&quot;&quot;;0;1);IF([$screen_negative.N9]=&quot;&quot;;0;1);IF([$screen_negative.O9]=&quot;&quot;;0;1);IF([$screen_negative.P9]=&quot;&quot;;0;1)))" office:value-type="string" office:string-value="0" calcext:value-type="string">
            <text:p>0</text:p>
          </table:table-cell>
          <table:table-cell table:formula="of:=BIN2HEX(CONCATENATE(IF([$screen_negative.Q9]=&quot;&quot;;0;1);IF([$screen_negative.R9]=&quot;&quot;;0;1);IF([$screen_negative.S9]=&quot;&quot;;0;1);IF([$screen_negative.T9]=&quot;&quot;;0;1);IF([$screen_negative.U9]=&quot;&quot;;0;1);IF([$screen_negative.V9]=&quot;&quot;;0;1);IF([$screen_negative.W9]=&quot;&quot;;0;1);IF([$screen_negative.X9]=&quot;&quot;;0;1)))" office:value-type="string" office:string-value="0" calcext:value-type="string">
            <text:p>0</text:p>
          </table:table-cell>
          <table:table-cell table:formula="of:=BIN2HEX(CONCATENATE(IF([$screen_negative.Y9]=&quot;&quot;;0;1);IF([$screen_negative.Z9]=&quot;&quot;;0;1);IF([$screen_negative.AA9]=&quot;&quot;;0;1);IF([$screen_negative.AB9]=&quot;&quot;;0;1);IF([$screen_negative.AC9]=&quot;&quot;;0;1);IF([$screen_negative.AD9]=&quot;&quot;;0;1);IF([$screen_negative.AE9]=&quot;&quot;;0;1);IF([$screen_negative.AF9]=&quot;&quot;;0;1)))" office:value-type="string" office:string-value="0" calcext:value-type="string">
            <text:p>0</text:p>
          </table:table-cell>
          <table:table-cell table:formula="of:=BIN2HEX(CONCATENATE(IF([$screen_negative.AG9]=&quot;&quot;;0;1);IF([$screen_negative.AH9]=&quot;&quot;;0;1);IF([$screen_negative.AI9]=&quot;&quot;;0;1);IF([$screen_negative.AJ9]=&quot;&quot;;0;1);IF([$screen_negative.AK9]=&quot;&quot;;0;1);IF([$screen_negative.AL9]=&quot;&quot;;0;1);IF([$screen_negative.AM9]=&quot;&quot;;0;1);IF([$screen_negative.AN9]=&quot;&quot;;0;1)))" office:value-type="string" office:string-value="0" calcext:value-type="string">
            <text:p>0</text:p>
          </table:table-cell>
          <table:table-cell table:formula="of:=BIN2HEX(CONCATENATE(IF([$screen_negative.AO9]=&quot;&quot;;0;1);IF([$screen_negative.AP9]=&quot;&quot;;0;1);IF([$screen_negative.AQ9]=&quot;&quot;;0;1);IF([$screen_negative.AR9]=&quot;&quot;;0;1);IF([$screen_negative.AS9]=&quot;&quot;;0;1);IF([$screen_negative.AT9]=&quot;&quot;;0;1);IF([$screen_negative.AU9]=&quot;&quot;;0;1);IF([$screen_negative.AV9]=&quot;&quot;;0;1)))" office:value-type="string" office:string-value="32" calcext:value-type="string">
            <text:p>32</text:p>
          </table:table-cell>
          <table:table-cell table:formula="of:=BIN2HEX(CONCATENATE(IF([$screen_negative.AW9]=&quot;&quot;;0;1);IF([$screen_negative.AX9]=&quot;&quot;;0;1);IF([$screen_negative.AY9]=&quot;&quot;;0;1);IF([$screen_negative.AZ9]=&quot;&quot;;0;1);IF([$screen_negative.BA9]=&quot;&quot;;0;1);IF([$screen_negative.BB9]=&quot;&quot;;0;1);IF([$screen_negative.BC9]=&quot;&quot;;0;1);IF([$screen_negative.BD9]=&quot;&quot;;0;1)))" office:value-type="string" office:string-value="0" calcext:value-type="string">
            <text:p>0</text:p>
          </table:table-cell>
          <table:table-cell table:formula="of:=BIN2HEX(CONCATENATE(IF([$screen_negative.BE9]=&quot;&quot;;0;1);IF([$screen_negative.BF9]=&quot;&quot;;0;1);IF([$screen_negative.BG9]=&quot;&quot;;0;1);IF([$screen_negative.BH9]=&quot;&quot;;0;1);IF([$screen_negative.BI9]=&quot;&quot;;0;1);IF([$screen_negative.BJ9]=&quot;&quot;;0;1);IF([$screen_negative.BK9]=&quot;&quot;;0;1);IF([$screen_negative.BL9]=&quot;&quot;;0;1)))" office:value-type="string" office:string-value="1" calcext:value-type="string">
            <text:p>1</text:p>
          </table:table-cell>
          <table:table-cell table:formula="of:=BIN2HEX(CONCATENATE(IF([$screen_negative.BM9]=&quot;&quot;;0;1);IF([$screen_negative.BN9]=&quot;&quot;;0;1);IF([$screen_negative.BO9]=&quot;&quot;;0;1);IF([$screen_negative.BP9]=&quot;&quot;;0;1);IF([$screen_negative.BQ9]=&quot;&quot;;0;1);IF([$screen_negative.BR9]=&quot;&quot;;0;1);IF([$screen_negative.BS9]=&quot;&quot;;0;1);IF([$screen_negative.BT9]=&quot;&quot;;0;1)))" office:value-type="string" office:string-value="80" calcext:value-type="string">
            <text:p>80</text:p>
          </table:table-cell>
          <table:table-cell table:formula="of:=BIN2HEX(CONCATENATE(IF([$screen_negative.BU9]=&quot;&quot;;0;1);IF([$screen_negative.BV9]=&quot;&quot;;0;1);IF([$screen_negative.BW9]=&quot;&quot;;0;1);IF([$screen_negative.BX9]=&quot;&quot;;0;1);IF([$screen_negative.BY9]=&quot;&quot;;0;1);IF([$screen_negative.BZ9]=&quot;&quot;;0;1);IF([$screen_negative.CA9]=&quot;&quot;;0;1);IF([$screen_negative.CB9]=&quot;&quot;;0;1)))" office:value-type="string" office:string-value="0" calcext:value-type="string">
            <text:p>0</text:p>
          </table:table-cell>
          <table:table-cell table:formula="of:=BIN2HEX(CONCATENATE(IF([$screen_negative.CC9]=&quot;&quot;;0;1);IF([$screen_negative.CD9]=&quot;&quot;;0;1);IF([$screen_negative.CE9]=&quot;&quot;;0;1);IF([$screen_negative.CF9]=&quot;&quot;;0;1);IF([$screen_negative.CG9]=&quot;&quot;;0;1);IF([$screen_negative.CH9]=&quot;&quot;;0;1);IF([$screen_negative.CI9]=&quot;&quot;;0;1);IF([$screen_negative.CJ9]=&quot;&quot;;0;1)))" office:value-type="string" office:string-value="4C" calcext:value-type="string">
            <text:p>4C</text:p>
          </table:table-cell>
          <table:table-cell table:formula="of:=BIN2HEX(CONCATENATE(IF([$screen_negative.CK9]=&quot;&quot;;0;1);IF([$screen_negative.CL9]=&quot;&quot;;0;1);IF([$screen_negative.CM9]=&quot;&quot;;0;1);IF([$screen_negative.CN9]=&quot;&quot;;0;1);IF([$screen_negative.CO9]=&quot;&quot;;0;1);IF([$screen_negative.CP9]=&quot;&quot;;0;1);IF([$screen_negative.CQ9]=&quot;&quot;;0;1);IF([$screen_negative.CR9]=&quot;&quot;;0;1)))" office:value-type="string" office:string-value="0" calcext:value-type="string">
            <text:p>0</text:p>
          </table:table-cell>
          <table:table-cell table:formula="of:=BIN2HEX(CONCATENATE(IF([$screen_negative.CS9]=&quot;&quot;;0;1);IF([$screen_negative.CT9]=&quot;&quot;;0;1);IF([$screen_negative.CU9]=&quot;&quot;;0;1);IF([$screen_negative.CV9]=&quot;&quot;;0;1);IF([$screen_negative.CW9]=&quot;&quot;;0;1);IF([$screen_negative.CX9]=&quot;&quot;;0;1);IF([$screen_negative.CY9]=&quot;&quot;;0;1);IF([$screen_negative.CZ9]=&quot;&quot;;0;1)))" office:value-type="string" office:string-value="0" calcext:value-type="string">
            <text:p>0</text:p>
          </table:table-cell>
          <table:table-cell table:formula="of:=BIN2HEX(CONCATENATE(IF([$screen_negative.DA9]=&quot;&quot;;0;1);IF([$screen_negative.DB9]=&quot;&quot;;0;1);IF([$screen_negative.DC9]=&quot;&quot;;0;1);IF([$screen_negative.DD9]=&quot;&quot;;0;1);IF([$screen_negative.DE9]=&quot;&quot;;0;1);IF([$screen_negative.DF9]=&quot;&quot;;0;1);IF([$screen_negative.DG9]=&quot;&quot;;0;1);IF([$screen_negative.DH9]=&quot;&quot;;0;1)))" office:value-type="string" office:string-value="0" calcext:value-type="string">
            <text:p>0</text:p>
          </table:table-cell>
          <table:table-cell table:formula="of:=BIN2HEX(CONCATENATE(IF([$screen_negative.DI9]=&quot;&quot;;0;1);IF([$screen_negative.DJ9]=&quot;&quot;;0;1);IF([$screen_negative.DK9]=&quot;&quot;;0;1);IF([$screen_negative.DL9]=&quot;&quot;;0;1);IF([$screen_negative.DM9]=&quot;&quot;;0;1);IF([$screen_negative.DN9]=&quot;&quot;;0;1);IF([$screen_negative.DO9]=&quot;&quot;;0;1);IF([$screen_negative.DP9]=&quot;&quot;;0;1)))" office:value-type="string" office:string-value="0" calcext:value-type="string">
            <text:p>0</text:p>
          </table:table-cell>
          <table:table-cell table:formula="of:=BIN2HEX(CONCATENATE(IF([$screen_negative.DQ9]=&quot;&quot;;0;1);IF([$screen_negative.DR9]=&quot;&quot;;0;1);IF([$screen_negative.DS9]=&quot;&quot;;0;1);IF([$screen_negative.DT9]=&quot;&quot;;0;1);IF([$screen_negative.DU9]=&quot;&quot;;0;1);IF([$screen_negative.DV9]=&quot;&quot;;0;1);IF([$screen_negative.DW9]=&quot;&quot;;0;1);IF([$screen_negative.DX9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10]=&quot;&quot;;0;1);IF([$screen_negative.B10]=&quot;&quot;;0;1);IF([$screen_negative.C10]=&quot;&quot;;0;1);IF([$screen_negative.D10]=&quot;&quot;;0;1);IF([$screen_negative.E10]=&quot;&quot;;0;1);IF([$screen_negative.F10]=&quot;&quot;;0;1);IF([$screen_negative.G10]=&quot;&quot;;0;1);IF([$screen_negative.H10]=&quot;&quot;;0;1)))" office:value-type="string" office:string-value="0" calcext:value-type="string">
            <text:p>0</text:p>
          </table:table-cell>
          <table:table-cell table:formula="of:=BIN2HEX(CONCATENATE(IF([$screen_negative.I10]=&quot;&quot;;0;1);IF([$screen_negative.J10]=&quot;&quot;;0;1);IF([$screen_negative.K10]=&quot;&quot;;0;1);IF([$screen_negative.L10]=&quot;&quot;;0;1);IF([$screen_negative.M10]=&quot;&quot;;0;1);IF([$screen_negative.N10]=&quot;&quot;;0;1);IF([$screen_negative.O10]=&quot;&quot;;0;1);IF([$screen_negative.P10]=&quot;&quot;;0;1)))" office:value-type="string" office:string-value="0" calcext:value-type="string">
            <text:p>0</text:p>
          </table:table-cell>
          <table:table-cell table:formula="of:=BIN2HEX(CONCATENATE(IF([$screen_negative.Q10]=&quot;&quot;;0;1);IF([$screen_negative.R10]=&quot;&quot;;0;1);IF([$screen_negative.S10]=&quot;&quot;;0;1);IF([$screen_negative.T10]=&quot;&quot;;0;1);IF([$screen_negative.U10]=&quot;&quot;;0;1);IF([$screen_negative.V10]=&quot;&quot;;0;1);IF([$screen_negative.W10]=&quot;&quot;;0;1);IF([$screen_negative.X10]=&quot;&quot;;0;1)))" office:value-type="string" office:string-value="0" calcext:value-type="string">
            <text:p>0</text:p>
          </table:table-cell>
          <table:table-cell table:formula="of:=BIN2HEX(CONCATENATE(IF([$screen_negative.Y10]=&quot;&quot;;0;1);IF([$screen_negative.Z10]=&quot;&quot;;0;1);IF([$screen_negative.AA10]=&quot;&quot;;0;1);IF([$screen_negative.AB10]=&quot;&quot;;0;1);IF([$screen_negative.AC10]=&quot;&quot;;0;1);IF([$screen_negative.AD10]=&quot;&quot;;0;1);IF([$screen_negative.AE10]=&quot;&quot;;0;1);IF([$screen_negative.AF10]=&quot;&quot;;0;1)))" office:value-type="string" office:string-value="0" calcext:value-type="string">
            <text:p>0</text:p>
          </table:table-cell>
          <table:table-cell table:formula="of:=BIN2HEX(CONCATENATE(IF([$screen_negative.AG10]=&quot;&quot;;0;1);IF([$screen_negative.AH10]=&quot;&quot;;0;1);IF([$screen_negative.AI10]=&quot;&quot;;0;1);IF([$screen_negative.AJ10]=&quot;&quot;;0;1);IF([$screen_negative.AK10]=&quot;&quot;;0;1);IF([$screen_negative.AL10]=&quot;&quot;;0;1);IF([$screen_negative.AM10]=&quot;&quot;;0;1);IF([$screen_negative.AN10]=&quot;&quot;;0;1)))" office:value-type="string" office:string-value="0" calcext:value-type="string">
            <text:p>0</text:p>
          </table:table-cell>
          <table:table-cell table:formula="of:=BIN2HEX(CONCATENATE(IF([$screen_negative.AO10]=&quot;&quot;;0;1);IF([$screen_negative.AP10]=&quot;&quot;;0;1);IF([$screen_negative.AQ10]=&quot;&quot;;0;1);IF([$screen_negative.AR10]=&quot;&quot;;0;1);IF([$screen_negative.AS10]=&quot;&quot;;0;1);IF([$screen_negative.AT10]=&quot;&quot;;0;1);IF([$screen_negative.AU10]=&quot;&quot;;0;1);IF([$screen_negative.AV10]=&quot;&quot;;0;1)))" office:value-type="string" office:string-value="4C" calcext:value-type="string">
            <text:p>4C</text:p>
          </table:table-cell>
          <table:table-cell table:formula="of:=BIN2HEX(CONCATENATE(IF([$screen_negative.AW10]=&quot;&quot;;0;1);IF([$screen_negative.AX10]=&quot;&quot;;0;1);IF([$screen_negative.AY10]=&quot;&quot;;0;1);IF([$screen_negative.AZ10]=&quot;&quot;;0;1);IF([$screen_negative.BA10]=&quot;&quot;;0;1);IF([$screen_negative.BB10]=&quot;&quot;;0;1);IF([$screen_negative.BC10]=&quot;&quot;;0;1);IF([$screen_negative.BD10]=&quot;&quot;;0;1)))" office:value-type="string" office:string-value="0" calcext:value-type="string">
            <text:p>0</text:p>
          </table:table-cell>
          <table:table-cell table:formula="of:=BIN2HEX(CONCATENATE(IF([$screen_negative.BE10]=&quot;&quot;;0;1);IF([$screen_negative.BF10]=&quot;&quot;;0;1);IF([$screen_negative.BG10]=&quot;&quot;;0;1);IF([$screen_negative.BH10]=&quot;&quot;;0;1);IF([$screen_negative.BI10]=&quot;&quot;;0;1);IF([$screen_negative.BJ10]=&quot;&quot;;0;1);IF([$screen_negative.BK10]=&quot;&quot;;0;1);IF([$screen_negative.BL10]=&quot;&quot;;0;1)))" office:value-type="string" office:string-value="0" calcext:value-type="string">
            <text:p>0</text:p>
          </table:table-cell>
          <table:table-cell table:formula="of:=BIN2HEX(CONCATENATE(IF([$screen_negative.BM10]=&quot;&quot;;0;1);IF([$screen_negative.BN10]=&quot;&quot;;0;1);IF([$screen_negative.BO10]=&quot;&quot;;0;1);IF([$screen_negative.BP10]=&quot;&quot;;0;1);IF([$screen_negative.BQ10]=&quot;&quot;;0;1);IF([$screen_negative.BR10]=&quot;&quot;;0;1);IF([$screen_negative.BS10]=&quot;&quot;;0;1);IF([$screen_negative.BT10]=&quot;&quot;;0;1)))" office:value-type="string" office:string-value="0" calcext:value-type="string">
            <text:p>0</text:p>
          </table:table-cell>
          <table:table-cell table:formula="of:=BIN2HEX(CONCATENATE(IF([$screen_negative.BU10]=&quot;&quot;;0;1);IF([$screen_negative.BV10]=&quot;&quot;;0;1);IF([$screen_negative.BW10]=&quot;&quot;;0;1);IF([$screen_negative.BX10]=&quot;&quot;;0;1);IF([$screen_negative.BY10]=&quot;&quot;;0;1);IF([$screen_negative.BZ10]=&quot;&quot;;0;1);IF([$screen_negative.CA10]=&quot;&quot;;0;1);IF([$screen_negative.CB10]=&quot;&quot;;0;1)))" office:value-type="string" office:string-value="0" calcext:value-type="string">
            <text:p>0</text:p>
          </table:table-cell>
          <table:table-cell table:formula="of:=BIN2HEX(CONCATENATE(IF([$screen_negative.CC10]=&quot;&quot;;0;1);IF([$screen_negative.CD10]=&quot;&quot;;0;1);IF([$screen_negative.CE10]=&quot;&quot;;0;1);IF([$screen_negative.CF10]=&quot;&quot;;0;1);IF([$screen_negative.CG10]=&quot;&quot;;0;1);IF([$screen_negative.CH10]=&quot;&quot;;0;1);IF([$screen_negative.CI10]=&quot;&quot;;0;1);IF([$screen_negative.CJ10]=&quot;&quot;;0;1)))" office:value-type="string" office:string-value="32" calcext:value-type="string">
            <text:p>32</text:p>
          </table:table-cell>
          <table:table-cell table:formula="of:=BIN2HEX(CONCATENATE(IF([$screen_negative.CK10]=&quot;&quot;;0;1);IF([$screen_negative.CL10]=&quot;&quot;;0;1);IF([$screen_negative.CM10]=&quot;&quot;;0;1);IF([$screen_negative.CN10]=&quot;&quot;;0;1);IF([$screen_negative.CO10]=&quot;&quot;;0;1);IF([$screen_negative.CP10]=&quot;&quot;;0;1);IF([$screen_negative.CQ10]=&quot;&quot;;0;1);IF([$screen_negative.CR10]=&quot;&quot;;0;1)))" office:value-type="string" office:string-value="0" calcext:value-type="string">
            <text:p>0</text:p>
          </table:table-cell>
          <table:table-cell table:formula="of:=BIN2HEX(CONCATENATE(IF([$screen_negative.CS10]=&quot;&quot;;0;1);IF([$screen_negative.CT10]=&quot;&quot;;0;1);IF([$screen_negative.CU10]=&quot;&quot;;0;1);IF([$screen_negative.CV10]=&quot;&quot;;0;1);IF([$screen_negative.CW10]=&quot;&quot;;0;1);IF([$screen_negative.CX10]=&quot;&quot;;0;1);IF([$screen_negative.CY10]=&quot;&quot;;0;1);IF([$screen_negative.CZ10]=&quot;&quot;;0;1)))" office:value-type="string" office:string-value="0" calcext:value-type="string">
            <text:p>0</text:p>
          </table:table-cell>
          <table:table-cell table:formula="of:=BIN2HEX(CONCATENATE(IF([$screen_negative.DA10]=&quot;&quot;;0;1);IF([$screen_negative.DB10]=&quot;&quot;;0;1);IF([$screen_negative.DC10]=&quot;&quot;;0;1);IF([$screen_negative.DD10]=&quot;&quot;;0;1);IF([$screen_negative.DE10]=&quot;&quot;;0;1);IF([$screen_negative.DF10]=&quot;&quot;;0;1);IF([$screen_negative.DG10]=&quot;&quot;;0;1);IF([$screen_negative.DH10]=&quot;&quot;;0;1)))" office:value-type="string" office:string-value="0" calcext:value-type="string">
            <text:p>0</text:p>
          </table:table-cell>
          <table:table-cell table:formula="of:=BIN2HEX(CONCATENATE(IF([$screen_negative.DI10]=&quot;&quot;;0;1);IF([$screen_negative.DJ10]=&quot;&quot;;0;1);IF([$screen_negative.DK10]=&quot;&quot;;0;1);IF([$screen_negative.DL10]=&quot;&quot;;0;1);IF([$screen_negative.DM10]=&quot;&quot;;0;1);IF([$screen_negative.DN10]=&quot;&quot;;0;1);IF([$screen_negative.DO10]=&quot;&quot;;0;1);IF([$screen_negative.DP10]=&quot;&quot;;0;1)))" office:value-type="string" office:string-value="0" calcext:value-type="string">
            <text:p>0</text:p>
          </table:table-cell>
          <table:table-cell table:formula="of:=BIN2HEX(CONCATENATE(IF([$screen_negative.DQ10]=&quot;&quot;;0;1);IF([$screen_negative.DR10]=&quot;&quot;;0;1);IF([$screen_negative.DS10]=&quot;&quot;;0;1);IF([$screen_negative.DT10]=&quot;&quot;;0;1);IF([$screen_negative.DU10]=&quot;&quot;;0;1);IF([$screen_negative.DV10]=&quot;&quot;;0;1);IF([$screen_negative.DW10]=&quot;&quot;;0;1);IF([$screen_negative.DX10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11]=&quot;&quot;;0;1);IF([$screen_negative.B11]=&quot;&quot;;0;1);IF([$screen_negative.C11]=&quot;&quot;;0;1);IF([$screen_negative.D11]=&quot;&quot;;0;1);IF([$screen_negative.E11]=&quot;&quot;;0;1);IF([$screen_negative.F11]=&quot;&quot;;0;1);IF([$screen_negative.G11]=&quot;&quot;;0;1);IF([$screen_negative.H11]=&quot;&quot;;0;1)))" office:value-type="string" office:string-value="0" calcext:value-type="string">
            <text:p>0</text:p>
          </table:table-cell>
          <table:table-cell table:formula="of:=BIN2HEX(CONCATENATE(IF([$screen_negative.I11]=&quot;&quot;;0;1);IF([$screen_negative.J11]=&quot;&quot;;0;1);IF([$screen_negative.K11]=&quot;&quot;;0;1);IF([$screen_negative.L11]=&quot;&quot;;0;1);IF([$screen_negative.M11]=&quot;&quot;;0;1);IF([$screen_negative.N11]=&quot;&quot;;0;1);IF([$screen_negative.O11]=&quot;&quot;;0;1);IF([$screen_negative.P11]=&quot;&quot;;0;1)))" office:value-type="string" office:string-value="0" calcext:value-type="string">
            <text:p>0</text:p>
          </table:table-cell>
          <table:table-cell table:formula="of:=BIN2HEX(CONCATENATE(IF([$screen_negative.Q11]=&quot;&quot;;0;1);IF([$screen_negative.R11]=&quot;&quot;;0;1);IF([$screen_negative.S11]=&quot;&quot;;0;1);IF([$screen_negative.T11]=&quot;&quot;;0;1);IF([$screen_negative.U11]=&quot;&quot;;0;1);IF([$screen_negative.V11]=&quot;&quot;;0;1);IF([$screen_negative.W11]=&quot;&quot;;0;1);IF([$screen_negative.X11]=&quot;&quot;;0;1)))" office:value-type="string" office:string-value="0" calcext:value-type="string">
            <text:p>0</text:p>
          </table:table-cell>
          <table:table-cell table:formula="of:=BIN2HEX(CONCATENATE(IF([$screen_negative.Y11]=&quot;&quot;;0;1);IF([$screen_negative.Z11]=&quot;&quot;;0;1);IF([$screen_negative.AA11]=&quot;&quot;;0;1);IF([$screen_negative.AB11]=&quot;&quot;;0;1);IF([$screen_negative.AC11]=&quot;&quot;;0;1);IF([$screen_negative.AD11]=&quot;&quot;;0;1);IF([$screen_negative.AE11]=&quot;&quot;;0;1);IF([$screen_negative.AF11]=&quot;&quot;;0;1)))" office:value-type="string" office:string-value="0" calcext:value-type="string">
            <text:p>0</text:p>
          </table:table-cell>
          <table:table-cell table:formula="of:=BIN2HEX(CONCATENATE(IF([$screen_negative.AG11]=&quot;&quot;;0;1);IF([$screen_negative.AH11]=&quot;&quot;;0;1);IF([$screen_negative.AI11]=&quot;&quot;;0;1);IF([$screen_negative.AJ11]=&quot;&quot;;0;1);IF([$screen_negative.AK11]=&quot;&quot;;0;1);IF([$screen_negative.AL11]=&quot;&quot;;0;1);IF([$screen_negative.AM11]=&quot;&quot;;0;1);IF([$screen_negative.AN11]=&quot;&quot;;0;1)))" office:value-type="string" office:string-value="0" calcext:value-type="string">
            <text:p>0</text:p>
          </table:table-cell>
          <table:table-cell table:formula="of:=BIN2HEX(CONCATENATE(IF([$screen_negative.AO11]=&quot;&quot;;0;1);IF([$screen_negative.AP11]=&quot;&quot;;0;1);IF([$screen_negative.AQ11]=&quot;&quot;;0;1);IF([$screen_negative.AR11]=&quot;&quot;;0;1);IF([$screen_negative.AS11]=&quot;&quot;;0;1);IF([$screen_negative.AT11]=&quot;&quot;;0;1);IF([$screen_negative.AU11]=&quot;&quot;;0;1);IF([$screen_negative.AV11]=&quot;&quot;;0;1)))" office:value-type="string" office:string-value="90" calcext:value-type="string">
            <text:p>90</text:p>
          </table:table-cell>
          <table:table-cell table:formula="of:=BIN2HEX(CONCATENATE(IF([$screen_negative.AW11]=&quot;&quot;;0;1);IF([$screen_negative.AX11]=&quot;&quot;;0;1);IF([$screen_negative.AY11]=&quot;&quot;;0;1);IF([$screen_negative.AZ11]=&quot;&quot;;0;1);IF([$screen_negative.BA11]=&quot;&quot;;0;1);IF([$screen_negative.BB11]=&quot;&quot;;0;1);IF([$screen_negative.BC11]=&quot;&quot;;0;1);IF([$screen_negative.BD11]=&quot;&quot;;0;1)))" office:value-type="string" office:string-value="0" calcext:value-type="string">
            <text:p>0</text:p>
          </table:table-cell>
          <table:table-cell table:formula="of:=BIN2HEX(CONCATENATE(IF([$screen_negative.BE11]=&quot;&quot;;0;1);IF([$screen_negative.BF11]=&quot;&quot;;0;1);IF([$screen_negative.BG11]=&quot;&quot;;0;1);IF([$screen_negative.BH11]=&quot;&quot;;0;1);IF([$screen_negative.BI11]=&quot;&quot;;0;1);IF([$screen_negative.BJ11]=&quot;&quot;;0;1);IF([$screen_negative.BK11]=&quot;&quot;;0;1);IF([$screen_negative.BL11]=&quot;&quot;;0;1)))" office:value-type="string" office:string-value="0" calcext:value-type="string">
            <text:p>0</text:p>
          </table:table-cell>
          <table:table-cell table:formula="of:=BIN2HEX(CONCATENATE(IF([$screen_negative.BM11]=&quot;&quot;;0;1);IF([$screen_negative.BN11]=&quot;&quot;;0;1);IF([$screen_negative.BO11]=&quot;&quot;;0;1);IF([$screen_negative.BP11]=&quot;&quot;;0;1);IF([$screen_negative.BQ11]=&quot;&quot;;0;1);IF([$screen_negative.BR11]=&quot;&quot;;0;1);IF([$screen_negative.BS11]=&quot;&quot;;0;1);IF([$screen_negative.BT11]=&quot;&quot;;0;1)))" office:value-type="string" office:string-value="0" calcext:value-type="string">
            <text:p>0</text:p>
          </table:table-cell>
          <table:table-cell table:formula="of:=BIN2HEX(CONCATENATE(IF([$screen_negative.BU11]=&quot;&quot;;0;1);IF([$screen_negative.BV11]=&quot;&quot;;0;1);IF([$screen_negative.BW11]=&quot;&quot;;0;1);IF([$screen_negative.BX11]=&quot;&quot;;0;1);IF([$screen_negative.BY11]=&quot;&quot;;0;1);IF([$screen_negative.BZ11]=&quot;&quot;;0;1);IF([$screen_negative.CA11]=&quot;&quot;;0;1);IF([$screen_negative.CB11]=&quot;&quot;;0;1)))" office:value-type="string" office:string-value="0" calcext:value-type="string">
            <text:p>0</text:p>
          </table:table-cell>
          <table:table-cell table:formula="of:=BIN2HEX(CONCATENATE(IF([$screen_negative.CC11]=&quot;&quot;;0;1);IF([$screen_negative.CD11]=&quot;&quot;;0;1);IF([$screen_negative.CE11]=&quot;&quot;;0;1);IF([$screen_negative.CF11]=&quot;&quot;;0;1);IF([$screen_negative.CG11]=&quot;&quot;;0;1);IF([$screen_negative.CH11]=&quot;&quot;;0;1);IF([$screen_negative.CI11]=&quot;&quot;;0;1);IF([$screen_negative.CJ11]=&quot;&quot;;0;1)))" office:value-type="string" office:string-value="9" calcext:value-type="string">
            <text:p>9</text:p>
          </table:table-cell>
          <table:table-cell table:formula="of:=BIN2HEX(CONCATENATE(IF([$screen_negative.CK11]=&quot;&quot;;0;1);IF([$screen_negative.CL11]=&quot;&quot;;0;1);IF([$screen_negative.CM11]=&quot;&quot;;0;1);IF([$screen_negative.CN11]=&quot;&quot;;0;1);IF([$screen_negative.CO11]=&quot;&quot;;0;1);IF([$screen_negative.CP11]=&quot;&quot;;0;1);IF([$screen_negative.CQ11]=&quot;&quot;;0;1);IF([$screen_negative.CR11]=&quot;&quot;;0;1)))" office:value-type="string" office:string-value="0" calcext:value-type="string">
            <text:p>0</text:p>
          </table:table-cell>
          <table:table-cell table:formula="of:=BIN2HEX(CONCATENATE(IF([$screen_negative.CS11]=&quot;&quot;;0;1);IF([$screen_negative.CT11]=&quot;&quot;;0;1);IF([$screen_negative.CU11]=&quot;&quot;;0;1);IF([$screen_negative.CV11]=&quot;&quot;;0;1);IF([$screen_negative.CW11]=&quot;&quot;;0;1);IF([$screen_negative.CX11]=&quot;&quot;;0;1);IF([$screen_negative.CY11]=&quot;&quot;;0;1);IF([$screen_negative.CZ11]=&quot;&quot;;0;1)))" office:value-type="string" office:string-value="0" calcext:value-type="string">
            <text:p>0</text:p>
          </table:table-cell>
          <table:table-cell table:formula="of:=BIN2HEX(CONCATENATE(IF([$screen_negative.DA11]=&quot;&quot;;0;1);IF([$screen_negative.DB11]=&quot;&quot;;0;1);IF([$screen_negative.DC11]=&quot;&quot;;0;1);IF([$screen_negative.DD11]=&quot;&quot;;0;1);IF([$screen_negative.DE11]=&quot;&quot;;0;1);IF([$screen_negative.DF11]=&quot;&quot;;0;1);IF([$screen_negative.DG11]=&quot;&quot;;0;1);IF([$screen_negative.DH11]=&quot;&quot;;0;1)))" office:value-type="string" office:string-value="0" calcext:value-type="string">
            <text:p>0</text:p>
          </table:table-cell>
          <table:table-cell table:formula="of:=BIN2HEX(CONCATENATE(IF([$screen_negative.DI11]=&quot;&quot;;0;1);IF([$screen_negative.DJ11]=&quot;&quot;;0;1);IF([$screen_negative.DK11]=&quot;&quot;;0;1);IF([$screen_negative.DL11]=&quot;&quot;;0;1);IF([$screen_negative.DM11]=&quot;&quot;;0;1);IF([$screen_negative.DN11]=&quot;&quot;;0;1);IF([$screen_negative.DO11]=&quot;&quot;;0;1);IF([$screen_negative.DP11]=&quot;&quot;;0;1)))" office:value-type="string" office:string-value="0" calcext:value-type="string">
            <text:p>0</text:p>
          </table:table-cell>
          <table:table-cell table:formula="of:=BIN2HEX(CONCATENATE(IF([$screen_negative.DQ11]=&quot;&quot;;0;1);IF([$screen_negative.DR11]=&quot;&quot;;0;1);IF([$screen_negative.DS11]=&quot;&quot;;0;1);IF([$screen_negative.DT11]=&quot;&quot;;0;1);IF([$screen_negative.DU11]=&quot;&quot;;0;1);IF([$screen_negative.DV11]=&quot;&quot;;0;1);IF([$screen_negative.DW11]=&quot;&quot;;0;1);IF([$screen_negative.DX11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12]=&quot;&quot;;0;1);IF([$screen_negative.B12]=&quot;&quot;;0;1);IF([$screen_negative.C12]=&quot;&quot;;0;1);IF([$screen_negative.D12]=&quot;&quot;;0;1);IF([$screen_negative.E12]=&quot;&quot;;0;1);IF([$screen_negative.F12]=&quot;&quot;;0;1);IF([$screen_negative.G12]=&quot;&quot;;0;1);IF([$screen_negative.H12]=&quot;&quot;;0;1)))" office:value-type="string" office:string-value="0" calcext:value-type="string">
            <text:p>0</text:p>
          </table:table-cell>
          <table:table-cell table:formula="of:=BIN2HEX(CONCATENATE(IF([$screen_negative.I12]=&quot;&quot;;0;1);IF([$screen_negative.J12]=&quot;&quot;;0;1);IF([$screen_negative.K12]=&quot;&quot;;0;1);IF([$screen_negative.L12]=&quot;&quot;;0;1);IF([$screen_negative.M12]=&quot;&quot;;0;1);IF([$screen_negative.N12]=&quot;&quot;;0;1);IF([$screen_negative.O12]=&quot;&quot;;0;1);IF([$screen_negative.P12]=&quot;&quot;;0;1)))" office:value-type="string" office:string-value="0" calcext:value-type="string">
            <text:p>0</text:p>
          </table:table-cell>
          <table:table-cell table:formula="of:=BIN2HEX(CONCATENATE(IF([$screen_negative.Q12]=&quot;&quot;;0;1);IF([$screen_negative.R12]=&quot;&quot;;0;1);IF([$screen_negative.S12]=&quot;&quot;;0;1);IF([$screen_negative.T12]=&quot;&quot;;0;1);IF([$screen_negative.U12]=&quot;&quot;;0;1);IF([$screen_negative.V12]=&quot;&quot;;0;1);IF([$screen_negative.W12]=&quot;&quot;;0;1);IF([$screen_negative.X12]=&quot;&quot;;0;1)))" office:value-type="string" office:string-value="0" calcext:value-type="string">
            <text:p>0</text:p>
          </table:table-cell>
          <table:table-cell table:formula="of:=BIN2HEX(CONCATENATE(IF([$screen_negative.Y12]=&quot;&quot;;0;1);IF([$screen_negative.Z12]=&quot;&quot;;0;1);IF([$screen_negative.AA12]=&quot;&quot;;0;1);IF([$screen_negative.AB12]=&quot;&quot;;0;1);IF([$screen_negative.AC12]=&quot;&quot;;0;1);IF([$screen_negative.AD12]=&quot;&quot;;0;1);IF([$screen_negative.AE12]=&quot;&quot;;0;1);IF([$screen_negative.AF12]=&quot;&quot;;0;1)))" office:value-type="string" office:string-value="0" calcext:value-type="string">
            <text:p>0</text:p>
          </table:table-cell>
          <table:table-cell table:formula="of:=BIN2HEX(CONCATENATE(IF([$screen_negative.AG12]=&quot;&quot;;0;1);IF([$screen_negative.AH12]=&quot;&quot;;0;1);IF([$screen_negative.AI12]=&quot;&quot;;0;1);IF([$screen_negative.AJ12]=&quot;&quot;;0;1);IF([$screen_negative.AK12]=&quot;&quot;;0;1);IF([$screen_negative.AL12]=&quot;&quot;;0;1);IF([$screen_negative.AM12]=&quot;&quot;;0;1);IF([$screen_negative.AN12]=&quot;&quot;;0;1)))" office:value-type="string" office:string-value="0" calcext:value-type="string">
            <text:p>0</text:p>
          </table:table-cell>
          <table:table-cell table:formula="of:=BIN2HEX(CONCATENATE(IF([$screen_negative.AO12]=&quot;&quot;;0;1);IF([$screen_negative.AP12]=&quot;&quot;;0;1);IF([$screen_negative.AQ12]=&quot;&quot;;0;1);IF([$screen_negative.AR12]=&quot;&quot;;0;1);IF([$screen_negative.AS12]=&quot;&quot;;0;1);IF([$screen_negative.AT12]=&quot;&quot;;0;1);IF([$screen_negative.AU12]=&quot;&quot;;0;1);IF([$screen_negative.AV12]=&quot;&quot;;0;1)))" office:value-type="string" office:string-value="A0" calcext:value-type="string">
            <text:p>A0</text:p>
          </table:table-cell>
          <table:table-cell table:formula="of:=BIN2HEX(CONCATENATE(IF([$screen_negative.AW12]=&quot;&quot;;0;1);IF([$screen_negative.AX12]=&quot;&quot;;0;1);IF([$screen_negative.AY12]=&quot;&quot;;0;1);IF([$screen_negative.AZ12]=&quot;&quot;;0;1);IF([$screen_negative.BA12]=&quot;&quot;;0;1);IF([$screen_negative.BB12]=&quot;&quot;;0;1);IF([$screen_negative.BC12]=&quot;&quot;;0;1);IF([$screen_negative.BD12]=&quot;&quot;;0;1)))" office:value-type="string" office:string-value="0" calcext:value-type="string">
            <text:p>0</text:p>
          </table:table-cell>
          <table:table-cell table:formula="of:=BIN2HEX(CONCATENATE(IF([$screen_negative.BE12]=&quot;&quot;;0;1);IF([$screen_negative.BF12]=&quot;&quot;;0;1);IF([$screen_negative.BG12]=&quot;&quot;;0;1);IF([$screen_negative.BH12]=&quot;&quot;;0;1);IF([$screen_negative.BI12]=&quot;&quot;;0;1);IF([$screen_negative.BJ12]=&quot;&quot;;0;1);IF([$screen_negative.BK12]=&quot;&quot;;0;1);IF([$screen_negative.BL12]=&quot;&quot;;0;1)))" office:value-type="string" office:string-value="1" calcext:value-type="string">
            <text:p>1</text:p>
          </table:table-cell>
          <table:table-cell table:formula="of:=BIN2HEX(CONCATENATE(IF([$screen_negative.BM12]=&quot;&quot;;0;1);IF([$screen_negative.BN12]=&quot;&quot;;0;1);IF([$screen_negative.BO12]=&quot;&quot;;0;1);IF([$screen_negative.BP12]=&quot;&quot;;0;1);IF([$screen_negative.BQ12]=&quot;&quot;;0;1);IF([$screen_negative.BR12]=&quot;&quot;;0;1);IF([$screen_negative.BS12]=&quot;&quot;;0;1);IF([$screen_negative.BT12]=&quot;&quot;;0;1)))" office:value-type="string" office:string-value="80" calcext:value-type="string">
            <text:p>80</text:p>
          </table:table-cell>
          <table:table-cell table:formula="of:=BIN2HEX(CONCATENATE(IF([$screen_negative.BU12]=&quot;&quot;;0;1);IF([$screen_negative.BV12]=&quot;&quot;;0;1);IF([$screen_negative.BW12]=&quot;&quot;;0;1);IF([$screen_negative.BX12]=&quot;&quot;;0;1);IF([$screen_negative.BY12]=&quot;&quot;;0;1);IF([$screen_negative.BZ12]=&quot;&quot;;0;1);IF([$screen_negative.CA12]=&quot;&quot;;0;1);IF([$screen_negative.CB12]=&quot;&quot;;0;1)))" office:value-type="string" office:string-value="0" calcext:value-type="string">
            <text:p>0</text:p>
          </table:table-cell>
          <table:table-cell table:formula="of:=BIN2HEX(CONCATENATE(IF([$screen_negative.CC12]=&quot;&quot;;0;1);IF([$screen_negative.CD12]=&quot;&quot;;0;1);IF([$screen_negative.CE12]=&quot;&quot;;0;1);IF([$screen_negative.CF12]=&quot;&quot;;0;1);IF([$screen_negative.CG12]=&quot;&quot;;0;1);IF([$screen_negative.CH12]=&quot;&quot;;0;1);IF([$screen_negative.CI12]=&quot;&quot;;0;1);IF([$screen_negative.CJ12]=&quot;&quot;;0;1)))" office:value-type="string" office:string-value="5" calcext:value-type="string">
            <text:p>5</text:p>
          </table:table-cell>
          <table:table-cell table:formula="of:=BIN2HEX(CONCATENATE(IF([$screen_negative.CK12]=&quot;&quot;;0;1);IF([$screen_negative.CL12]=&quot;&quot;;0;1);IF([$screen_negative.CM12]=&quot;&quot;;0;1);IF([$screen_negative.CN12]=&quot;&quot;;0;1);IF([$screen_negative.CO12]=&quot;&quot;;0;1);IF([$screen_negative.CP12]=&quot;&quot;;0;1);IF([$screen_negative.CQ12]=&quot;&quot;;0;1);IF([$screen_negative.CR12]=&quot;&quot;;0;1)))" office:value-type="string" office:string-value="0" calcext:value-type="string">
            <text:p>0</text:p>
          </table:table-cell>
          <table:table-cell table:formula="of:=BIN2HEX(CONCATENATE(IF([$screen_negative.CS12]=&quot;&quot;;0;1);IF([$screen_negative.CT12]=&quot;&quot;;0;1);IF([$screen_negative.CU12]=&quot;&quot;;0;1);IF([$screen_negative.CV12]=&quot;&quot;;0;1);IF([$screen_negative.CW12]=&quot;&quot;;0;1);IF([$screen_negative.CX12]=&quot;&quot;;0;1);IF([$screen_negative.CY12]=&quot;&quot;;0;1);IF([$screen_negative.CZ12]=&quot;&quot;;0;1)))" office:value-type="string" office:string-value="0" calcext:value-type="string">
            <text:p>0</text:p>
          </table:table-cell>
          <table:table-cell table:formula="of:=BIN2HEX(CONCATENATE(IF([$screen_negative.DA12]=&quot;&quot;;0;1);IF([$screen_negative.DB12]=&quot;&quot;;0;1);IF([$screen_negative.DC12]=&quot;&quot;;0;1);IF([$screen_negative.DD12]=&quot;&quot;;0;1);IF([$screen_negative.DE12]=&quot;&quot;;0;1);IF([$screen_negative.DF12]=&quot;&quot;;0;1);IF([$screen_negative.DG12]=&quot;&quot;;0;1);IF([$screen_negative.DH12]=&quot;&quot;;0;1)))" office:value-type="string" office:string-value="0" calcext:value-type="string">
            <text:p>0</text:p>
          </table:table-cell>
          <table:table-cell table:formula="of:=BIN2HEX(CONCATENATE(IF([$screen_negative.DI12]=&quot;&quot;;0;1);IF([$screen_negative.DJ12]=&quot;&quot;;0;1);IF([$screen_negative.DK12]=&quot;&quot;;0;1);IF([$screen_negative.DL12]=&quot;&quot;;0;1);IF([$screen_negative.DM12]=&quot;&quot;;0;1);IF([$screen_negative.DN12]=&quot;&quot;;0;1);IF([$screen_negative.DO12]=&quot;&quot;;0;1);IF([$screen_negative.DP12]=&quot;&quot;;0;1)))" office:value-type="string" office:string-value="0" calcext:value-type="string">
            <text:p>0</text:p>
          </table:table-cell>
          <table:table-cell table:formula="of:=BIN2HEX(CONCATENATE(IF([$screen_negative.DQ12]=&quot;&quot;;0;1);IF([$screen_negative.DR12]=&quot;&quot;;0;1);IF([$screen_negative.DS12]=&quot;&quot;;0;1);IF([$screen_negative.DT12]=&quot;&quot;;0;1);IF([$screen_negative.DU12]=&quot;&quot;;0;1);IF([$screen_negative.DV12]=&quot;&quot;;0;1);IF([$screen_negative.DW12]=&quot;&quot;;0;1);IF([$screen_negative.DX12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13]=&quot;&quot;;0;1);IF([$screen_negative.B13]=&quot;&quot;;0;1);IF([$screen_negative.C13]=&quot;&quot;;0;1);IF([$screen_negative.D13]=&quot;&quot;;0;1);IF([$screen_negative.E13]=&quot;&quot;;0;1);IF([$screen_negative.F13]=&quot;&quot;;0;1);IF([$screen_negative.G13]=&quot;&quot;;0;1);IF([$screen_negative.H13]=&quot;&quot;;0;1)))" office:value-type="string" office:string-value="0" calcext:value-type="string">
            <text:p>0</text:p>
          </table:table-cell>
          <table:table-cell table:formula="of:=BIN2HEX(CONCATENATE(IF([$screen_negative.I13]=&quot;&quot;;0;1);IF([$screen_negative.J13]=&quot;&quot;;0;1);IF([$screen_negative.K13]=&quot;&quot;;0;1);IF([$screen_negative.L13]=&quot;&quot;;0;1);IF([$screen_negative.M13]=&quot;&quot;;0;1);IF([$screen_negative.N13]=&quot;&quot;;0;1);IF([$screen_negative.O13]=&quot;&quot;;0;1);IF([$screen_negative.P13]=&quot;&quot;;0;1)))" office:value-type="string" office:string-value="0" calcext:value-type="string">
            <text:p>0</text:p>
          </table:table-cell>
          <table:table-cell table:formula="of:=BIN2HEX(CONCATENATE(IF([$screen_negative.Q13]=&quot;&quot;;0;1);IF([$screen_negative.R13]=&quot;&quot;;0;1);IF([$screen_negative.S13]=&quot;&quot;;0;1);IF([$screen_negative.T13]=&quot;&quot;;0;1);IF([$screen_negative.U13]=&quot;&quot;;0;1);IF([$screen_negative.V13]=&quot;&quot;;0;1);IF([$screen_negative.W13]=&quot;&quot;;0;1);IF([$screen_negative.X13]=&quot;&quot;;0;1)))" office:value-type="string" office:string-value="0" calcext:value-type="string">
            <text:p>0</text:p>
          </table:table-cell>
          <table:table-cell table:formula="of:=BIN2HEX(CONCATENATE(IF([$screen_negative.Y13]=&quot;&quot;;0;1);IF([$screen_negative.Z13]=&quot;&quot;;0;1);IF([$screen_negative.AA13]=&quot;&quot;;0;1);IF([$screen_negative.AB13]=&quot;&quot;;0;1);IF([$screen_negative.AC13]=&quot;&quot;;0;1);IF([$screen_negative.AD13]=&quot;&quot;;0;1);IF([$screen_negative.AE13]=&quot;&quot;;0;1);IF([$screen_negative.AF13]=&quot;&quot;;0;1)))" office:value-type="string" office:string-value="0" calcext:value-type="string">
            <text:p>0</text:p>
          </table:table-cell>
          <table:table-cell table:formula="of:=BIN2HEX(CONCATENATE(IF([$screen_negative.AG13]=&quot;&quot;;0;1);IF([$screen_negative.AH13]=&quot;&quot;;0;1);IF([$screen_negative.AI13]=&quot;&quot;;0;1);IF([$screen_negative.AJ13]=&quot;&quot;;0;1);IF([$screen_negative.AK13]=&quot;&quot;;0;1);IF([$screen_negative.AL13]=&quot;&quot;;0;1);IF([$screen_negative.AM13]=&quot;&quot;;0;1);IF([$screen_negative.AN13]=&quot;&quot;;0;1)))" office:value-type="string" office:string-value="1" calcext:value-type="string">
            <text:p>1</text:p>
          </table:table-cell>
          <table:table-cell table:formula="of:=BIN2HEX(CONCATENATE(IF([$screen_negative.AO13]=&quot;&quot;;0;1);IF([$screen_negative.AP13]=&quot;&quot;;0;1);IF([$screen_negative.AQ13]=&quot;&quot;;0;1);IF([$screen_negative.AR13]=&quot;&quot;;0;1);IF([$screen_negative.AS13]=&quot;&quot;;0;1);IF([$screen_negative.AT13]=&quot;&quot;;0;1);IF([$screen_negative.AU13]=&quot;&quot;;0;1);IF([$screen_negative.AV13]=&quot;&quot;;0;1)))" office:value-type="string" office:string-value="48" calcext:value-type="string">
            <text:p>48</text:p>
          </table:table-cell>
          <table:table-cell table:formula="of:=BIN2HEX(CONCATENATE(IF([$screen_negative.AW13]=&quot;&quot;;0;1);IF([$screen_negative.AX13]=&quot;&quot;;0;1);IF([$screen_negative.AY13]=&quot;&quot;;0;1);IF([$screen_negative.AZ13]=&quot;&quot;;0;1);IF([$screen_negative.BA13]=&quot;&quot;;0;1);IF([$screen_negative.BB13]=&quot;&quot;;0;1);IF([$screen_negative.BC13]=&quot;&quot;;0;1);IF([$screen_negative.BD13]=&quot;&quot;;0;1)))" office:value-type="string" office:string-value="0" calcext:value-type="string">
            <text:p>0</text:p>
          </table:table-cell>
          <table:table-cell table:formula="of:=BIN2HEX(CONCATENATE(IF([$screen_negative.BE13]=&quot;&quot;;0;1);IF([$screen_negative.BF13]=&quot;&quot;;0;1);IF([$screen_negative.BG13]=&quot;&quot;;0;1);IF([$screen_negative.BH13]=&quot;&quot;;0;1);IF([$screen_negative.BI13]=&quot;&quot;;0;1);IF([$screen_negative.BJ13]=&quot;&quot;;0;1);IF([$screen_negative.BK13]=&quot;&quot;;0;1);IF([$screen_negative.BL13]=&quot;&quot;;0;1)))" office:value-type="string" office:string-value="1" calcext:value-type="string">
            <text:p>1</text:p>
          </table:table-cell>
          <table:table-cell table:formula="of:=BIN2HEX(CONCATENATE(IF([$screen_negative.BM13]=&quot;&quot;;0;1);IF([$screen_negative.BN13]=&quot;&quot;;0;1);IF([$screen_negative.BO13]=&quot;&quot;;0;1);IF([$screen_negative.BP13]=&quot;&quot;;0;1);IF([$screen_negative.BQ13]=&quot;&quot;;0;1);IF([$screen_negative.BR13]=&quot;&quot;;0;1);IF([$screen_negative.BS13]=&quot;&quot;;0;1);IF([$screen_negative.BT13]=&quot;&quot;;0;1)))" office:value-type="string" office:string-value="80" calcext:value-type="string">
            <text:p>80</text:p>
          </table:table-cell>
          <table:table-cell table:formula="of:=BIN2HEX(CONCATENATE(IF([$screen_negative.BU13]=&quot;&quot;;0;1);IF([$screen_negative.BV13]=&quot;&quot;;0;1);IF([$screen_negative.BW13]=&quot;&quot;;0;1);IF([$screen_negative.BX13]=&quot;&quot;;0;1);IF([$screen_negative.BY13]=&quot;&quot;;0;1);IF([$screen_negative.BZ13]=&quot;&quot;;0;1);IF([$screen_negative.CA13]=&quot;&quot;;0;1);IF([$screen_negative.CB13]=&quot;&quot;;0;1)))" office:value-type="string" office:string-value="0" calcext:value-type="string">
            <text:p>0</text:p>
          </table:table-cell>
          <table:table-cell table:formula="of:=BIN2HEX(CONCATENATE(IF([$screen_negative.CC13]=&quot;&quot;;0;1);IF([$screen_negative.CD13]=&quot;&quot;;0;1);IF([$screen_negative.CE13]=&quot;&quot;;0;1);IF([$screen_negative.CF13]=&quot;&quot;;0;1);IF([$screen_negative.CG13]=&quot;&quot;;0;1);IF([$screen_negative.CH13]=&quot;&quot;;0;1);IF([$screen_negative.CI13]=&quot;&quot;;0;1);IF([$screen_negative.CJ13]=&quot;&quot;;0;1)))" office:value-type="string" office:string-value="12" calcext:value-type="string">
            <text:p>12</text:p>
          </table:table-cell>
          <table:table-cell table:formula="of:=BIN2HEX(CONCATENATE(IF([$screen_negative.CK13]=&quot;&quot;;0;1);IF([$screen_negative.CL13]=&quot;&quot;;0;1);IF([$screen_negative.CM13]=&quot;&quot;;0;1);IF([$screen_negative.CN13]=&quot;&quot;;0;1);IF([$screen_negative.CO13]=&quot;&quot;;0;1);IF([$screen_negative.CP13]=&quot;&quot;;0;1);IF([$screen_negative.CQ13]=&quot;&quot;;0;1);IF([$screen_negative.CR13]=&quot;&quot;;0;1)))" office:value-type="string" office:string-value="80" calcext:value-type="string">
            <text:p>80</text:p>
          </table:table-cell>
          <table:table-cell table:formula="of:=BIN2HEX(CONCATENATE(IF([$screen_negative.CS13]=&quot;&quot;;0;1);IF([$screen_negative.CT13]=&quot;&quot;;0;1);IF([$screen_negative.CU13]=&quot;&quot;;0;1);IF([$screen_negative.CV13]=&quot;&quot;;0;1);IF([$screen_negative.CW13]=&quot;&quot;;0;1);IF([$screen_negative.CX13]=&quot;&quot;;0;1);IF([$screen_negative.CY13]=&quot;&quot;;0;1);IF([$screen_negative.CZ13]=&quot;&quot;;0;1)))" office:value-type="string" office:string-value="0" calcext:value-type="string">
            <text:p>0</text:p>
          </table:table-cell>
          <table:table-cell table:formula="of:=BIN2HEX(CONCATENATE(IF([$screen_negative.DA13]=&quot;&quot;;0;1);IF([$screen_negative.DB13]=&quot;&quot;;0;1);IF([$screen_negative.DC13]=&quot;&quot;;0;1);IF([$screen_negative.DD13]=&quot;&quot;;0;1);IF([$screen_negative.DE13]=&quot;&quot;;0;1);IF([$screen_negative.DF13]=&quot;&quot;;0;1);IF([$screen_negative.DG13]=&quot;&quot;;0;1);IF([$screen_negative.DH13]=&quot;&quot;;0;1)))" office:value-type="string" office:string-value="0" calcext:value-type="string">
            <text:p>0</text:p>
          </table:table-cell>
          <table:table-cell table:formula="of:=BIN2HEX(CONCATENATE(IF([$screen_negative.DI13]=&quot;&quot;;0;1);IF([$screen_negative.DJ13]=&quot;&quot;;0;1);IF([$screen_negative.DK13]=&quot;&quot;;0;1);IF([$screen_negative.DL13]=&quot;&quot;;0;1);IF([$screen_negative.DM13]=&quot;&quot;;0;1);IF([$screen_negative.DN13]=&quot;&quot;;0;1);IF([$screen_negative.DO13]=&quot;&quot;;0;1);IF([$screen_negative.DP13]=&quot;&quot;;0;1)))" office:value-type="string" office:string-value="0" calcext:value-type="string">
            <text:p>0</text:p>
          </table:table-cell>
          <table:table-cell table:formula="of:=BIN2HEX(CONCATENATE(IF([$screen_negative.DQ13]=&quot;&quot;;0;1);IF([$screen_negative.DR13]=&quot;&quot;;0;1);IF([$screen_negative.DS13]=&quot;&quot;;0;1);IF([$screen_negative.DT13]=&quot;&quot;;0;1);IF([$screen_negative.DU13]=&quot;&quot;;0;1);IF([$screen_negative.DV13]=&quot;&quot;;0;1);IF([$screen_negative.DW13]=&quot;&quot;;0;1);IF([$screen_negative.DX13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14]=&quot;&quot;;0;1);IF([$screen_negative.B14]=&quot;&quot;;0;1);IF([$screen_negative.C14]=&quot;&quot;;0;1);IF([$screen_negative.D14]=&quot;&quot;;0;1);IF([$screen_negative.E14]=&quot;&quot;;0;1);IF([$screen_negative.F14]=&quot;&quot;;0;1);IF([$screen_negative.G14]=&quot;&quot;;0;1);IF([$screen_negative.H14]=&quot;&quot;;0;1)))" office:value-type="string" office:string-value="0" calcext:value-type="string">
            <text:p>0</text:p>
          </table:table-cell>
          <table:table-cell table:formula="of:=BIN2HEX(CONCATENATE(IF([$screen_negative.I14]=&quot;&quot;;0;1);IF([$screen_negative.J14]=&quot;&quot;;0;1);IF([$screen_negative.K14]=&quot;&quot;;0;1);IF([$screen_negative.L14]=&quot;&quot;;0;1);IF([$screen_negative.M14]=&quot;&quot;;0;1);IF([$screen_negative.N14]=&quot;&quot;;0;1);IF([$screen_negative.O14]=&quot;&quot;;0;1);IF([$screen_negative.P14]=&quot;&quot;;0;1)))" office:value-type="string" office:string-value="0" calcext:value-type="string">
            <text:p>0</text:p>
          </table:table-cell>
          <table:table-cell table:formula="of:=BIN2HEX(CONCATENATE(IF([$screen_negative.Q14]=&quot;&quot;;0;1);IF([$screen_negative.R14]=&quot;&quot;;0;1);IF([$screen_negative.S14]=&quot;&quot;;0;1);IF([$screen_negative.T14]=&quot;&quot;;0;1);IF([$screen_negative.U14]=&quot;&quot;;0;1);IF([$screen_negative.V14]=&quot;&quot;;0;1);IF([$screen_negative.W14]=&quot;&quot;;0;1);IF([$screen_negative.X14]=&quot;&quot;;0;1)))" office:value-type="string" office:string-value="0" calcext:value-type="string">
            <text:p>0</text:p>
          </table:table-cell>
          <table:table-cell table:formula="of:=BIN2HEX(CONCATENATE(IF([$screen_negative.Y14]=&quot;&quot;;0;1);IF([$screen_negative.Z14]=&quot;&quot;;0;1);IF([$screen_negative.AA14]=&quot;&quot;;0;1);IF([$screen_negative.AB14]=&quot;&quot;;0;1);IF([$screen_negative.AC14]=&quot;&quot;;0;1);IF([$screen_negative.AD14]=&quot;&quot;;0;1);IF([$screen_negative.AE14]=&quot;&quot;;0;1);IF([$screen_negative.AF14]=&quot;&quot;;0;1)))" office:value-type="string" office:string-value="0" calcext:value-type="string">
            <text:p>0</text:p>
          </table:table-cell>
          <table:table-cell table:formula="of:=BIN2HEX(CONCATENATE(IF([$screen_negative.AG14]=&quot;&quot;;0;1);IF([$screen_negative.AH14]=&quot;&quot;;0;1);IF([$screen_negative.AI14]=&quot;&quot;;0;1);IF([$screen_negative.AJ14]=&quot;&quot;;0;1);IF([$screen_negative.AK14]=&quot;&quot;;0;1);IF([$screen_negative.AL14]=&quot;&quot;;0;1);IF([$screen_negative.AM14]=&quot;&quot;;0;1);IF([$screen_negative.AN14]=&quot;&quot;;0;1)))" office:value-type="string" office:string-value="2" calcext:value-type="string">
            <text:p>2</text:p>
          </table:table-cell>
          <table:table-cell table:formula="of:=BIN2HEX(CONCATENATE(IF([$screen_negative.AO14]=&quot;&quot;;0;1);IF([$screen_negative.AP14]=&quot;&quot;;0;1);IF([$screen_negative.AQ14]=&quot;&quot;;0;1);IF([$screen_negative.AR14]=&quot;&quot;;0;1);IF([$screen_negative.AS14]=&quot;&quot;;0;1);IF([$screen_negative.AT14]=&quot;&quot;;0;1);IF([$screen_negative.AU14]=&quot;&quot;;0;1);IF([$screen_negative.AV14]=&quot;&quot;;0;1)))" office:value-type="string" office:string-value="44" calcext:value-type="string">
            <text:p>44</text:p>
          </table:table-cell>
          <table:table-cell table:formula="of:=BIN2HEX(CONCATENATE(IF([$screen_negative.AW14]=&quot;&quot;;0;1);IF([$screen_negative.AX14]=&quot;&quot;;0;1);IF([$screen_negative.AY14]=&quot;&quot;;0;1);IF([$screen_negative.AZ14]=&quot;&quot;;0;1);IF([$screen_negative.BA14]=&quot;&quot;;0;1);IF([$screen_negative.BB14]=&quot;&quot;;0;1);IF([$screen_negative.BC14]=&quot;&quot;;0;1);IF([$screen_negative.BD14]=&quot;&quot;;0;1)))" office:value-type="string" office:string-value="0" calcext:value-type="string">
            <text:p>0</text:p>
          </table:table-cell>
          <table:table-cell table:formula="of:=BIN2HEX(CONCATENATE(IF([$screen_negative.BE14]=&quot;&quot;;0;1);IF([$screen_negative.BF14]=&quot;&quot;;0;1);IF([$screen_negative.BG14]=&quot;&quot;;0;1);IF([$screen_negative.BH14]=&quot;&quot;;0;1);IF([$screen_negative.BI14]=&quot;&quot;;0;1);IF([$screen_negative.BJ14]=&quot;&quot;;0;1);IF([$screen_negative.BK14]=&quot;&quot;;0;1);IF([$screen_negative.BL14]=&quot;&quot;;0;1)))" office:value-type="string" office:string-value="0" calcext:value-type="string">
            <text:p>0</text:p>
          </table:table-cell>
          <table:table-cell table:formula="of:=BIN2HEX(CONCATENATE(IF([$screen_negative.BM14]=&quot;&quot;;0;1);IF([$screen_negative.BN14]=&quot;&quot;;0;1);IF([$screen_negative.BO14]=&quot;&quot;;0;1);IF([$screen_negative.BP14]=&quot;&quot;;0;1);IF([$screen_negative.BQ14]=&quot;&quot;;0;1);IF([$screen_negative.BR14]=&quot;&quot;;0;1);IF([$screen_negative.BS14]=&quot;&quot;;0;1);IF([$screen_negative.BT14]=&quot;&quot;;0;1)))" office:value-type="string" office:string-value="0" calcext:value-type="string">
            <text:p>0</text:p>
          </table:table-cell>
          <table:table-cell table:formula="of:=BIN2HEX(CONCATENATE(IF([$screen_negative.BU14]=&quot;&quot;;0;1);IF([$screen_negative.BV14]=&quot;&quot;;0;1);IF([$screen_negative.BW14]=&quot;&quot;;0;1);IF([$screen_negative.BX14]=&quot;&quot;;0;1);IF([$screen_negative.BY14]=&quot;&quot;;0;1);IF([$screen_negative.BZ14]=&quot;&quot;;0;1);IF([$screen_negative.CA14]=&quot;&quot;;0;1);IF([$screen_negative.CB14]=&quot;&quot;;0;1)))" office:value-type="string" office:string-value="0" calcext:value-type="string">
            <text:p>0</text:p>
          </table:table-cell>
          <table:table-cell table:formula="of:=BIN2HEX(CONCATENATE(IF([$screen_negative.CC14]=&quot;&quot;;0;1);IF([$screen_negative.CD14]=&quot;&quot;;0;1);IF([$screen_negative.CE14]=&quot;&quot;;0;1);IF([$screen_negative.CF14]=&quot;&quot;;0;1);IF([$screen_negative.CG14]=&quot;&quot;;0;1);IF([$screen_negative.CH14]=&quot;&quot;;0;1);IF([$screen_negative.CI14]=&quot;&quot;;0;1);IF([$screen_negative.CJ14]=&quot;&quot;;0;1)))" office:value-type="string" office:string-value="22" calcext:value-type="string">
            <text:p>22</text:p>
          </table:table-cell>
          <table:table-cell table:formula="of:=BIN2HEX(CONCATENATE(IF([$screen_negative.CK14]=&quot;&quot;;0;1);IF([$screen_negative.CL14]=&quot;&quot;;0;1);IF([$screen_negative.CM14]=&quot;&quot;;0;1);IF([$screen_negative.CN14]=&quot;&quot;;0;1);IF([$screen_negative.CO14]=&quot;&quot;;0;1);IF([$screen_negative.CP14]=&quot;&quot;;0;1);IF([$screen_negative.CQ14]=&quot;&quot;;0;1);IF([$screen_negative.CR14]=&quot;&quot;;0;1)))" office:value-type="string" office:string-value="40" calcext:value-type="string">
            <text:p>40</text:p>
          </table:table-cell>
          <table:table-cell table:formula="of:=BIN2HEX(CONCATENATE(IF([$screen_negative.CS14]=&quot;&quot;;0;1);IF([$screen_negative.CT14]=&quot;&quot;;0;1);IF([$screen_negative.CU14]=&quot;&quot;;0;1);IF([$screen_negative.CV14]=&quot;&quot;;0;1);IF([$screen_negative.CW14]=&quot;&quot;;0;1);IF([$screen_negative.CX14]=&quot;&quot;;0;1);IF([$screen_negative.CY14]=&quot;&quot;;0;1);IF([$screen_negative.CZ14]=&quot;&quot;;0;1)))" office:value-type="string" office:string-value="0" calcext:value-type="string">
            <text:p>0</text:p>
          </table:table-cell>
          <table:table-cell table:formula="of:=BIN2HEX(CONCATENATE(IF([$screen_negative.DA14]=&quot;&quot;;0;1);IF([$screen_negative.DB14]=&quot;&quot;;0;1);IF([$screen_negative.DC14]=&quot;&quot;;0;1);IF([$screen_negative.DD14]=&quot;&quot;;0;1);IF([$screen_negative.DE14]=&quot;&quot;;0;1);IF([$screen_negative.DF14]=&quot;&quot;;0;1);IF([$screen_negative.DG14]=&quot;&quot;;0;1);IF([$screen_negative.DH14]=&quot;&quot;;0;1)))" office:value-type="string" office:string-value="0" calcext:value-type="string">
            <text:p>0</text:p>
          </table:table-cell>
          <table:table-cell table:formula="of:=BIN2HEX(CONCATENATE(IF([$screen_negative.DI14]=&quot;&quot;;0;1);IF([$screen_negative.DJ14]=&quot;&quot;;0;1);IF([$screen_negative.DK14]=&quot;&quot;;0;1);IF([$screen_negative.DL14]=&quot;&quot;;0;1);IF([$screen_negative.DM14]=&quot;&quot;;0;1);IF([$screen_negative.DN14]=&quot;&quot;;0;1);IF([$screen_negative.DO14]=&quot;&quot;;0;1);IF([$screen_negative.DP14]=&quot;&quot;;0;1)))" office:value-type="string" office:string-value="0" calcext:value-type="string">
            <text:p>0</text:p>
          </table:table-cell>
          <table:table-cell table:formula="of:=BIN2HEX(CONCATENATE(IF([$screen_negative.DQ14]=&quot;&quot;;0;1);IF([$screen_negative.DR14]=&quot;&quot;;0;1);IF([$screen_negative.DS14]=&quot;&quot;;0;1);IF([$screen_negative.DT14]=&quot;&quot;;0;1);IF([$screen_negative.DU14]=&quot;&quot;;0;1);IF([$screen_negative.DV14]=&quot;&quot;;0;1);IF([$screen_negative.DW14]=&quot;&quot;;0;1);IF([$screen_negative.DX14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15]=&quot;&quot;;0;1);IF([$screen_negative.B15]=&quot;&quot;;0;1);IF([$screen_negative.C15]=&quot;&quot;;0;1);IF([$screen_negative.D15]=&quot;&quot;;0;1);IF([$screen_negative.E15]=&quot;&quot;;0;1);IF([$screen_negative.F15]=&quot;&quot;;0;1);IF([$screen_negative.G15]=&quot;&quot;;0;1);IF([$screen_negative.H15]=&quot;&quot;;0;1)))" office:value-type="string" office:string-value="0" calcext:value-type="string">
            <text:p>0</text:p>
          </table:table-cell>
          <table:table-cell table:formula="of:=BIN2HEX(CONCATENATE(IF([$screen_negative.I15]=&quot;&quot;;0;1);IF([$screen_negative.J15]=&quot;&quot;;0;1);IF([$screen_negative.K15]=&quot;&quot;;0;1);IF([$screen_negative.L15]=&quot;&quot;;0;1);IF([$screen_negative.M15]=&quot;&quot;;0;1);IF([$screen_negative.N15]=&quot;&quot;;0;1);IF([$screen_negative.O15]=&quot;&quot;;0;1);IF([$screen_negative.P15]=&quot;&quot;;0;1)))" office:value-type="string" office:string-value="0" calcext:value-type="string">
            <text:p>0</text:p>
          </table:table-cell>
          <table:table-cell table:formula="of:=BIN2HEX(CONCATENATE(IF([$screen_negative.Q15]=&quot;&quot;;0;1);IF([$screen_negative.R15]=&quot;&quot;;0;1);IF([$screen_negative.S15]=&quot;&quot;;0;1);IF([$screen_negative.T15]=&quot;&quot;;0;1);IF([$screen_negative.U15]=&quot;&quot;;0;1);IF([$screen_negative.V15]=&quot;&quot;;0;1);IF([$screen_negative.W15]=&quot;&quot;;0;1);IF([$screen_negative.X15]=&quot;&quot;;0;1)))" office:value-type="string" office:string-value="0" calcext:value-type="string">
            <text:p>0</text:p>
          </table:table-cell>
          <table:table-cell table:formula="of:=BIN2HEX(CONCATENATE(IF([$screen_negative.Y15]=&quot;&quot;;0;1);IF([$screen_negative.Z15]=&quot;&quot;;0;1);IF([$screen_negative.AA15]=&quot;&quot;;0;1);IF([$screen_negative.AB15]=&quot;&quot;;0;1);IF([$screen_negative.AC15]=&quot;&quot;;0;1);IF([$screen_negative.AD15]=&quot;&quot;;0;1);IF([$screen_negative.AE15]=&quot;&quot;;0;1);IF([$screen_negative.AF15]=&quot;&quot;;0;1)))" office:value-type="string" office:string-value="0" calcext:value-type="string">
            <text:p>0</text:p>
          </table:table-cell>
          <table:table-cell table:formula="of:=BIN2HEX(CONCATENATE(IF([$screen_negative.AG15]=&quot;&quot;;0;1);IF([$screen_negative.AH15]=&quot;&quot;;0;1);IF([$screen_negative.AI15]=&quot;&quot;;0;1);IF([$screen_negative.AJ15]=&quot;&quot;;0;1);IF([$screen_negative.AK15]=&quot;&quot;;0;1);IF([$screen_negative.AL15]=&quot;&quot;;0;1);IF([$screen_negative.AM15]=&quot;&quot;;0;1);IF([$screen_negative.AN15]=&quot;&quot;;0;1)))" office:value-type="string" office:string-value="4" calcext:value-type="string">
            <text:p>4</text:p>
          </table:table-cell>
          <table:table-cell table:formula="of:=BIN2HEX(CONCATENATE(IF([$screen_negative.AO15]=&quot;&quot;;0;1);IF([$screen_negative.AP15]=&quot;&quot;;0;1);IF([$screen_negative.AQ15]=&quot;&quot;;0;1);IF([$screen_negative.AR15]=&quot;&quot;;0;1);IF([$screen_negative.AS15]=&quot;&quot;;0;1);IF([$screen_negative.AT15]=&quot;&quot;;0;1);IF([$screen_negative.AU15]=&quot;&quot;;0;1);IF([$screen_negative.AV15]=&quot;&quot;;0;1)))" office:value-type="string" office:string-value="82" calcext:value-type="string">
            <text:p>82</text:p>
          </table:table-cell>
          <table:table-cell table:formula="of:=BIN2HEX(CONCATENATE(IF([$screen_negative.AW15]=&quot;&quot;;0;1);IF([$screen_negative.AX15]=&quot;&quot;;0;1);IF([$screen_negative.AY15]=&quot;&quot;;0;1);IF([$screen_negative.AZ15]=&quot;&quot;;0;1);IF([$screen_negative.BA15]=&quot;&quot;;0;1);IF([$screen_negative.BB15]=&quot;&quot;;0;1);IF([$screen_negative.BC15]=&quot;&quot;;0;1);IF([$screen_negative.BD15]=&quot;&quot;;0;1)))" office:value-type="string" office:string-value="0" calcext:value-type="string">
            <text:p>0</text:p>
          </table:table-cell>
          <table:table-cell table:formula="of:=BIN2HEX(CONCATENATE(IF([$screen_negative.BE15]=&quot;&quot;;0;1);IF([$screen_negative.BF15]=&quot;&quot;;0;1);IF([$screen_negative.BG15]=&quot;&quot;;0;1);IF([$screen_negative.BH15]=&quot;&quot;;0;1);IF([$screen_negative.BI15]=&quot;&quot;;0;1);IF([$screen_negative.BJ15]=&quot;&quot;;0;1);IF([$screen_negative.BK15]=&quot;&quot;;0;1);IF([$screen_negative.BL15]=&quot;&quot;;0;1)))" office:value-type="string" office:string-value="0" calcext:value-type="string">
            <text:p>0</text:p>
          </table:table-cell>
          <table:table-cell table:formula="of:=BIN2HEX(CONCATENATE(IF([$screen_negative.BM15]=&quot;&quot;;0;1);IF([$screen_negative.BN15]=&quot;&quot;;0;1);IF([$screen_negative.BO15]=&quot;&quot;;0;1);IF([$screen_negative.BP15]=&quot;&quot;;0;1);IF([$screen_negative.BQ15]=&quot;&quot;;0;1);IF([$screen_negative.BR15]=&quot;&quot;;0;1);IF([$screen_negative.BS15]=&quot;&quot;;0;1);IF([$screen_negative.BT15]=&quot;&quot;;0;1)))" office:value-type="string" office:string-value="0" calcext:value-type="string">
            <text:p>0</text:p>
          </table:table-cell>
          <table:table-cell table:formula="of:=BIN2HEX(CONCATENATE(IF([$screen_negative.BU15]=&quot;&quot;;0;1);IF([$screen_negative.BV15]=&quot;&quot;;0;1);IF([$screen_negative.BW15]=&quot;&quot;;0;1);IF([$screen_negative.BX15]=&quot;&quot;;0;1);IF([$screen_negative.BY15]=&quot;&quot;;0;1);IF([$screen_negative.BZ15]=&quot;&quot;;0;1);IF([$screen_negative.CA15]=&quot;&quot;;0;1);IF([$screen_negative.CB15]=&quot;&quot;;0;1)))" office:value-type="string" office:string-value="0" calcext:value-type="string">
            <text:p>0</text:p>
          </table:table-cell>
          <table:table-cell table:formula="of:=BIN2HEX(CONCATENATE(IF([$screen_negative.CC15]=&quot;&quot;;0;1);IF([$screen_negative.CD15]=&quot;&quot;;0;1);IF([$screen_negative.CE15]=&quot;&quot;;0;1);IF([$screen_negative.CF15]=&quot;&quot;;0;1);IF([$screen_negative.CG15]=&quot;&quot;;0;1);IF([$screen_negative.CH15]=&quot;&quot;;0;1);IF([$screen_negative.CI15]=&quot;&quot;;0;1);IF([$screen_negative.CJ15]=&quot;&quot;;0;1)))" office:value-type="string" office:string-value="41" calcext:value-type="string">
            <text:p>41</text:p>
          </table:table-cell>
          <table:table-cell table:formula="of:=BIN2HEX(CONCATENATE(IF([$screen_negative.CK15]=&quot;&quot;;0;1);IF([$screen_negative.CL15]=&quot;&quot;;0;1);IF([$screen_negative.CM15]=&quot;&quot;;0;1);IF([$screen_negative.CN15]=&quot;&quot;;0;1);IF([$screen_negative.CO15]=&quot;&quot;;0;1);IF([$screen_negative.CP15]=&quot;&quot;;0;1);IF([$screen_negative.CQ15]=&quot;&quot;;0;1);IF([$screen_negative.CR15]=&quot;&quot;;0;1)))" office:value-type="string" office:string-value="20" calcext:value-type="string">
            <text:p>20</text:p>
          </table:table-cell>
          <table:table-cell table:formula="of:=BIN2HEX(CONCATENATE(IF([$screen_negative.CS15]=&quot;&quot;;0;1);IF([$screen_negative.CT15]=&quot;&quot;;0;1);IF([$screen_negative.CU15]=&quot;&quot;;0;1);IF([$screen_negative.CV15]=&quot;&quot;;0;1);IF([$screen_negative.CW15]=&quot;&quot;;0;1);IF([$screen_negative.CX15]=&quot;&quot;;0;1);IF([$screen_negative.CY15]=&quot;&quot;;0;1);IF([$screen_negative.CZ15]=&quot;&quot;;0;1)))" office:value-type="string" office:string-value="0" calcext:value-type="string">
            <text:p>0</text:p>
          </table:table-cell>
          <table:table-cell table:formula="of:=BIN2HEX(CONCATENATE(IF([$screen_negative.DA15]=&quot;&quot;;0;1);IF([$screen_negative.DB15]=&quot;&quot;;0;1);IF([$screen_negative.DC15]=&quot;&quot;;0;1);IF([$screen_negative.DD15]=&quot;&quot;;0;1);IF([$screen_negative.DE15]=&quot;&quot;;0;1);IF([$screen_negative.DF15]=&quot;&quot;;0;1);IF([$screen_negative.DG15]=&quot;&quot;;0;1);IF([$screen_negative.DH15]=&quot;&quot;;0;1)))" office:value-type="string" office:string-value="0" calcext:value-type="string">
            <text:p>0</text:p>
          </table:table-cell>
          <table:table-cell table:formula="of:=BIN2HEX(CONCATENATE(IF([$screen_negative.DI15]=&quot;&quot;;0;1);IF([$screen_negative.DJ15]=&quot;&quot;;0;1);IF([$screen_negative.DK15]=&quot;&quot;;0;1);IF([$screen_negative.DL15]=&quot;&quot;;0;1);IF([$screen_negative.DM15]=&quot;&quot;;0;1);IF([$screen_negative.DN15]=&quot;&quot;;0;1);IF([$screen_negative.DO15]=&quot;&quot;;0;1);IF([$screen_negative.DP15]=&quot;&quot;;0;1)))" office:value-type="string" office:string-value="0" calcext:value-type="string">
            <text:p>0</text:p>
          </table:table-cell>
          <table:table-cell table:formula="of:=BIN2HEX(CONCATENATE(IF([$screen_negative.DQ15]=&quot;&quot;;0;1);IF([$screen_negative.DR15]=&quot;&quot;;0;1);IF([$screen_negative.DS15]=&quot;&quot;;0;1);IF([$screen_negative.DT15]=&quot;&quot;;0;1);IF([$screen_negative.DU15]=&quot;&quot;;0;1);IF([$screen_negative.DV15]=&quot;&quot;;0;1);IF([$screen_negative.DW15]=&quot;&quot;;0;1);IF([$screen_negative.DX15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16]=&quot;&quot;;0;1);IF([$screen_negative.B16]=&quot;&quot;;0;1);IF([$screen_negative.C16]=&quot;&quot;;0;1);IF([$screen_negative.D16]=&quot;&quot;;0;1);IF([$screen_negative.E16]=&quot;&quot;;0;1);IF([$screen_negative.F16]=&quot;&quot;;0;1);IF([$screen_negative.G16]=&quot;&quot;;0;1);IF([$screen_negative.H16]=&quot;&quot;;0;1)))" office:value-type="string" office:string-value="0" calcext:value-type="string">
            <text:p>0</text:p>
          </table:table-cell>
          <table:table-cell table:formula="of:=BIN2HEX(CONCATENATE(IF([$screen_negative.I16]=&quot;&quot;;0;1);IF([$screen_negative.J16]=&quot;&quot;;0;1);IF([$screen_negative.K16]=&quot;&quot;;0;1);IF([$screen_negative.L16]=&quot;&quot;;0;1);IF([$screen_negative.M16]=&quot;&quot;;0;1);IF([$screen_negative.N16]=&quot;&quot;;0;1);IF([$screen_negative.O16]=&quot;&quot;;0;1);IF([$screen_negative.P16]=&quot;&quot;;0;1)))" office:value-type="string" office:string-value="0" calcext:value-type="string">
            <text:p>0</text:p>
          </table:table-cell>
          <table:table-cell table:formula="of:=BIN2HEX(CONCATENATE(IF([$screen_negative.Q16]=&quot;&quot;;0;1);IF([$screen_negative.R16]=&quot;&quot;;0;1);IF([$screen_negative.S16]=&quot;&quot;;0;1);IF([$screen_negative.T16]=&quot;&quot;;0;1);IF([$screen_negative.U16]=&quot;&quot;;0;1);IF([$screen_negative.V16]=&quot;&quot;;0;1);IF([$screen_negative.W16]=&quot;&quot;;0;1);IF([$screen_negative.X16]=&quot;&quot;;0;1)))" office:value-type="string" office:string-value="0" calcext:value-type="string">
            <text:p>0</text:p>
          </table:table-cell>
          <table:table-cell table:formula="of:=BIN2HEX(CONCATENATE(IF([$screen_negative.Y16]=&quot;&quot;;0;1);IF([$screen_negative.Z16]=&quot;&quot;;0;1);IF([$screen_negative.AA16]=&quot;&quot;;0;1);IF([$screen_negative.AB16]=&quot;&quot;;0;1);IF([$screen_negative.AC16]=&quot;&quot;;0;1);IF([$screen_negative.AD16]=&quot;&quot;;0;1);IF([$screen_negative.AE16]=&quot;&quot;;0;1);IF([$screen_negative.AF16]=&quot;&quot;;0;1)))" office:value-type="string" office:string-value="0" calcext:value-type="string">
            <text:p>0</text:p>
          </table:table-cell>
          <table:table-cell table:formula="of:=BIN2HEX(CONCATENATE(IF([$screen_negative.AG16]=&quot;&quot;;0;1);IF([$screen_negative.AH16]=&quot;&quot;;0;1);IF([$screen_negative.AI16]=&quot;&quot;;0;1);IF([$screen_negative.AJ16]=&quot;&quot;;0;1);IF([$screen_negative.AK16]=&quot;&quot;;0;1);IF([$screen_negative.AL16]=&quot;&quot;;0;1);IF([$screen_negative.AM16]=&quot;&quot;;0;1);IF([$screen_negative.AN16]=&quot;&quot;;0;1)))" office:value-type="string" office:string-value="5" calcext:value-type="string">
            <text:p>5</text:p>
          </table:table-cell>
          <table:table-cell table:formula="of:=BIN2HEX(CONCATENATE(IF([$screen_negative.AO16]=&quot;&quot;;0;1);IF([$screen_negative.AP16]=&quot;&quot;;0;1);IF([$screen_negative.AQ16]=&quot;&quot;;0;1);IF([$screen_negative.AR16]=&quot;&quot;;0;1);IF([$screen_negative.AS16]=&quot;&quot;;0;1);IF([$screen_negative.AT16]=&quot;&quot;;0;1);IF([$screen_negative.AU16]=&quot;&quot;;0;1);IF([$screen_negative.AV16]=&quot;&quot;;0;1)))" office:value-type="string" office:string-value="1" calcext:value-type="string">
            <text:p>1</text:p>
          </table:table-cell>
          <table:table-cell table:formula="of:=BIN2HEX(CONCATENATE(IF([$screen_negative.AW16]=&quot;&quot;;0;1);IF([$screen_negative.AX16]=&quot;&quot;;0;1);IF([$screen_negative.AY16]=&quot;&quot;;0;1);IF([$screen_negative.AZ16]=&quot;&quot;;0;1);IF([$screen_negative.BA16]=&quot;&quot;;0;1);IF([$screen_negative.BB16]=&quot;&quot;;0;1);IF([$screen_negative.BC16]=&quot;&quot;;0;1);IF([$screen_negative.BD16]=&quot;&quot;;0;1)))" office:value-type="string" office:string-value="0" calcext:value-type="string">
            <text:p>0</text:p>
          </table:table-cell>
          <table:table-cell table:formula="of:=BIN2HEX(CONCATENATE(IF([$screen_negative.BE16]=&quot;&quot;;0;1);IF([$screen_negative.BF16]=&quot;&quot;;0;1);IF([$screen_negative.BG16]=&quot;&quot;;0;1);IF([$screen_negative.BH16]=&quot;&quot;;0;1);IF([$screen_negative.BI16]=&quot;&quot;;0;1);IF([$screen_negative.BJ16]=&quot;&quot;;0;1);IF([$screen_negative.BK16]=&quot;&quot;;0;1);IF([$screen_negative.BL16]=&quot;&quot;;0;1)))" office:value-type="string" office:string-value="1" calcext:value-type="string">
            <text:p>1</text:p>
          </table:table-cell>
          <table:table-cell table:formula="of:=BIN2HEX(CONCATENATE(IF([$screen_negative.BM16]=&quot;&quot;;0;1);IF([$screen_negative.BN16]=&quot;&quot;;0;1);IF([$screen_negative.BO16]=&quot;&quot;;0;1);IF([$screen_negative.BP16]=&quot;&quot;;0;1);IF([$screen_negative.BQ16]=&quot;&quot;;0;1);IF([$screen_negative.BR16]=&quot;&quot;;0;1);IF([$screen_negative.BS16]=&quot;&quot;;0;1);IF([$screen_negative.BT16]=&quot;&quot;;0;1)))" office:value-type="string" office:string-value="80" calcext:value-type="string">
            <text:p>80</text:p>
          </table:table-cell>
          <table:table-cell table:formula="of:=BIN2HEX(CONCATENATE(IF([$screen_negative.BU16]=&quot;&quot;;0;1);IF([$screen_negative.BV16]=&quot;&quot;;0;1);IF([$screen_negative.BW16]=&quot;&quot;;0;1);IF([$screen_negative.BX16]=&quot;&quot;;0;1);IF([$screen_negative.BY16]=&quot;&quot;;0;1);IF([$screen_negative.BZ16]=&quot;&quot;;0;1);IF([$screen_negative.CA16]=&quot;&quot;;0;1);IF([$screen_negative.CB16]=&quot;&quot;;0;1)))" office:value-type="string" office:string-value="0" calcext:value-type="string">
            <text:p>0</text:p>
          </table:table-cell>
          <table:table-cell table:formula="of:=BIN2HEX(CONCATENATE(IF([$screen_negative.CC16]=&quot;&quot;;0;1);IF([$screen_negative.CD16]=&quot;&quot;;0;1);IF([$screen_negative.CE16]=&quot;&quot;;0;1);IF([$screen_negative.CF16]=&quot;&quot;;0;1);IF([$screen_negative.CG16]=&quot;&quot;;0;1);IF([$screen_negative.CH16]=&quot;&quot;;0;1);IF([$screen_negative.CI16]=&quot;&quot;;0;1);IF([$screen_negative.CJ16]=&quot;&quot;;0;1)))" office:value-type="string" office:string-value="80" calcext:value-type="string">
            <text:p>80</text:p>
          </table:table-cell>
          <table:table-cell table:formula="of:=BIN2HEX(CONCATENATE(IF([$screen_negative.CK16]=&quot;&quot;;0;1);IF([$screen_negative.CL16]=&quot;&quot;;0;1);IF([$screen_negative.CM16]=&quot;&quot;;0;1);IF([$screen_negative.CN16]=&quot;&quot;;0;1);IF([$screen_negative.CO16]=&quot;&quot;;0;1);IF([$screen_negative.CP16]=&quot;&quot;;0;1);IF([$screen_negative.CQ16]=&quot;&quot;;0;1);IF([$screen_negative.CR16]=&quot;&quot;;0;1)))" office:value-type="string" office:string-value="A0" calcext:value-type="string">
            <text:p>A0</text:p>
          </table:table-cell>
          <table:table-cell table:formula="of:=BIN2HEX(CONCATENATE(IF([$screen_negative.CS16]=&quot;&quot;;0;1);IF([$screen_negative.CT16]=&quot;&quot;;0;1);IF([$screen_negative.CU16]=&quot;&quot;;0;1);IF([$screen_negative.CV16]=&quot;&quot;;0;1);IF([$screen_negative.CW16]=&quot;&quot;;0;1);IF([$screen_negative.CX16]=&quot;&quot;;0;1);IF([$screen_negative.CY16]=&quot;&quot;;0;1);IF([$screen_negative.CZ16]=&quot;&quot;;0;1)))" office:value-type="string" office:string-value="0" calcext:value-type="string">
            <text:p>0</text:p>
          </table:table-cell>
          <table:table-cell table:formula="of:=BIN2HEX(CONCATENATE(IF([$screen_negative.DA16]=&quot;&quot;;0;1);IF([$screen_negative.DB16]=&quot;&quot;;0;1);IF([$screen_negative.DC16]=&quot;&quot;;0;1);IF([$screen_negative.DD16]=&quot;&quot;;0;1);IF([$screen_negative.DE16]=&quot;&quot;;0;1);IF([$screen_negative.DF16]=&quot;&quot;;0;1);IF([$screen_negative.DG16]=&quot;&quot;;0;1);IF([$screen_negative.DH16]=&quot;&quot;;0;1)))" office:value-type="string" office:string-value="0" calcext:value-type="string">
            <text:p>0</text:p>
          </table:table-cell>
          <table:table-cell table:formula="of:=BIN2HEX(CONCATENATE(IF([$screen_negative.DI16]=&quot;&quot;;0;1);IF([$screen_negative.DJ16]=&quot;&quot;;0;1);IF([$screen_negative.DK16]=&quot;&quot;;0;1);IF([$screen_negative.DL16]=&quot;&quot;;0;1);IF([$screen_negative.DM16]=&quot;&quot;;0;1);IF([$screen_negative.DN16]=&quot;&quot;;0;1);IF([$screen_negative.DO16]=&quot;&quot;;0;1);IF([$screen_negative.DP16]=&quot;&quot;;0;1)))" office:value-type="string" office:string-value="0" calcext:value-type="string">
            <text:p>0</text:p>
          </table:table-cell>
          <table:table-cell table:formula="of:=BIN2HEX(CONCATENATE(IF([$screen_negative.DQ16]=&quot;&quot;;0;1);IF([$screen_negative.DR16]=&quot;&quot;;0;1);IF([$screen_negative.DS16]=&quot;&quot;;0;1);IF([$screen_negative.DT16]=&quot;&quot;;0;1);IF([$screen_negative.DU16]=&quot;&quot;;0;1);IF([$screen_negative.DV16]=&quot;&quot;;0;1);IF([$screen_negative.DW16]=&quot;&quot;;0;1);IF([$screen_negative.DX16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17]=&quot;&quot;;0;1);IF([$screen_negative.B17]=&quot;&quot;;0;1);IF([$screen_negative.C17]=&quot;&quot;;0;1);IF([$screen_negative.D17]=&quot;&quot;;0;1);IF([$screen_negative.E17]=&quot;&quot;;0;1);IF([$screen_negative.F17]=&quot;&quot;;0;1);IF([$screen_negative.G17]=&quot;&quot;;0;1);IF([$screen_negative.H17]=&quot;&quot;;0;1)))" office:value-type="string" office:string-value="0" calcext:value-type="string">
            <text:p>0</text:p>
          </table:table-cell>
          <table:table-cell table:formula="of:=BIN2HEX(CONCATENATE(IF([$screen_negative.I17]=&quot;&quot;;0;1);IF([$screen_negative.J17]=&quot;&quot;;0;1);IF([$screen_negative.K17]=&quot;&quot;;0;1);IF([$screen_negative.L17]=&quot;&quot;;0;1);IF([$screen_negative.M17]=&quot;&quot;;0;1);IF([$screen_negative.N17]=&quot;&quot;;0;1);IF([$screen_negative.O17]=&quot;&quot;;0;1);IF([$screen_negative.P17]=&quot;&quot;;0;1)))" office:value-type="string" office:string-value="0" calcext:value-type="string">
            <text:p>0</text:p>
          </table:table-cell>
          <table:table-cell table:formula="of:=BIN2HEX(CONCATENATE(IF([$screen_negative.Q17]=&quot;&quot;;0;1);IF([$screen_negative.R17]=&quot;&quot;;0;1);IF([$screen_negative.S17]=&quot;&quot;;0;1);IF([$screen_negative.T17]=&quot;&quot;;0;1);IF([$screen_negative.U17]=&quot;&quot;;0;1);IF([$screen_negative.V17]=&quot;&quot;;0;1);IF([$screen_negative.W17]=&quot;&quot;;0;1);IF([$screen_negative.X17]=&quot;&quot;;0;1)))" office:value-type="string" office:string-value="0" calcext:value-type="string">
            <text:p>0</text:p>
          </table:table-cell>
          <table:table-cell table:formula="of:=BIN2HEX(CONCATENATE(IF([$screen_negative.Y17]=&quot;&quot;;0;1);IF([$screen_negative.Z17]=&quot;&quot;;0;1);IF([$screen_negative.AA17]=&quot;&quot;;0;1);IF([$screen_negative.AB17]=&quot;&quot;;0;1);IF([$screen_negative.AC17]=&quot;&quot;;0;1);IF([$screen_negative.AD17]=&quot;&quot;;0;1);IF([$screen_negative.AE17]=&quot;&quot;;0;1);IF([$screen_negative.AF17]=&quot;&quot;;0;1)))" office:value-type="string" office:string-value="0" calcext:value-type="string">
            <text:p>0</text:p>
          </table:table-cell>
          <table:table-cell table:formula="of:=BIN2HEX(CONCATENATE(IF([$screen_negative.AG17]=&quot;&quot;;0;1);IF([$screen_negative.AH17]=&quot;&quot;;0;1);IF([$screen_negative.AI17]=&quot;&quot;;0;1);IF([$screen_negative.AJ17]=&quot;&quot;;0;1);IF([$screen_negative.AK17]=&quot;&quot;;0;1);IF([$screen_negative.AL17]=&quot;&quot;;0;1);IF([$screen_negative.AM17]=&quot;&quot;;0;1);IF([$screen_negative.AN17]=&quot;&quot;;0;1)))" office:value-type="string" office:string-value="A" calcext:value-type="string">
            <text:p>A</text:p>
          </table:table-cell>
          <table:table-cell table:formula="of:=BIN2HEX(CONCATENATE(IF([$screen_negative.AO17]=&quot;&quot;;0;1);IF([$screen_negative.AP17]=&quot;&quot;;0;1);IF([$screen_negative.AQ17]=&quot;&quot;;0;1);IF([$screen_negative.AR17]=&quot;&quot;;0;1);IF([$screen_negative.AS17]=&quot;&quot;;0;1);IF([$screen_negative.AT17]=&quot;&quot;;0;1);IF([$screen_negative.AU17]=&quot;&quot;;0;1);IF([$screen_negative.AV17]=&quot;&quot;;0;1)))" office:value-type="string" office:string-value="0" calcext:value-type="string">
            <text:p>0</text:p>
          </table:table-cell>
          <table:table-cell table:formula="of:=BIN2HEX(CONCATENATE(IF([$screen_negative.AW17]=&quot;&quot;;0;1);IF([$screen_negative.AX17]=&quot;&quot;;0;1);IF([$screen_negative.AY17]=&quot;&quot;;0;1);IF([$screen_negative.AZ17]=&quot;&quot;;0;1);IF([$screen_negative.BA17]=&quot;&quot;;0;1);IF([$screen_negative.BB17]=&quot;&quot;;0;1);IF([$screen_negative.BC17]=&quot;&quot;;0;1);IF([$screen_negative.BD17]=&quot;&quot;;0;1)))" office:value-type="string" office:string-value="80" calcext:value-type="string">
            <text:p>80</text:p>
          </table:table-cell>
          <table:table-cell table:formula="of:=BIN2HEX(CONCATENATE(IF([$screen_negative.BE17]=&quot;&quot;;0;1);IF([$screen_negative.BF17]=&quot;&quot;;0;1);IF([$screen_negative.BG17]=&quot;&quot;;0;1);IF([$screen_negative.BH17]=&quot;&quot;;0;1);IF([$screen_negative.BI17]=&quot;&quot;;0;1);IF([$screen_negative.BJ17]=&quot;&quot;;0;1);IF([$screen_negative.BK17]=&quot;&quot;;0;1);IF([$screen_negative.BL17]=&quot;&quot;;0;1)))" office:value-type="string" office:string-value="1" calcext:value-type="string">
            <text:p>1</text:p>
          </table:table-cell>
          <table:table-cell table:formula="of:=BIN2HEX(CONCATENATE(IF([$screen_negative.BM17]=&quot;&quot;;0;1);IF([$screen_negative.BN17]=&quot;&quot;;0;1);IF([$screen_negative.BO17]=&quot;&quot;;0;1);IF([$screen_negative.BP17]=&quot;&quot;;0;1);IF([$screen_negative.BQ17]=&quot;&quot;;0;1);IF([$screen_negative.BR17]=&quot;&quot;;0;1);IF([$screen_negative.BS17]=&quot;&quot;;0;1);IF([$screen_negative.BT17]=&quot;&quot;;0;1)))" office:value-type="string" office:string-value="80" calcext:value-type="string">
            <text:p>80</text:p>
          </table:table-cell>
          <table:table-cell table:formula="of:=BIN2HEX(CONCATENATE(IF([$screen_negative.BU17]=&quot;&quot;;0;1);IF([$screen_negative.BV17]=&quot;&quot;;0;1);IF([$screen_negative.BW17]=&quot;&quot;;0;1);IF([$screen_negative.BX17]=&quot;&quot;;0;1);IF([$screen_negative.BY17]=&quot;&quot;;0;1);IF([$screen_negative.BZ17]=&quot;&quot;;0;1);IF([$screen_negative.CA17]=&quot;&quot;;0;1);IF([$screen_negative.CB17]=&quot;&quot;;0;1)))" office:value-type="string" office:string-value="1" calcext:value-type="string">
            <text:p>1</text:p>
          </table:table-cell>
          <table:table-cell table:formula="of:=BIN2HEX(CONCATENATE(IF([$screen_negative.CC17]=&quot;&quot;;0;1);IF([$screen_negative.CD17]=&quot;&quot;;0;1);IF([$screen_negative.CE17]=&quot;&quot;;0;1);IF([$screen_negative.CF17]=&quot;&quot;;0;1);IF([$screen_negative.CG17]=&quot;&quot;;0;1);IF([$screen_negative.CH17]=&quot;&quot;;0;1);IF([$screen_negative.CI17]=&quot;&quot;;0;1);IF([$screen_negative.CJ17]=&quot;&quot;;0;1)))" office:value-type="string" office:string-value="0" calcext:value-type="string">
            <text:p>0</text:p>
          </table:table-cell>
          <table:table-cell table:formula="of:=BIN2HEX(CONCATENATE(IF([$screen_negative.CK17]=&quot;&quot;;0;1);IF([$screen_negative.CL17]=&quot;&quot;;0;1);IF([$screen_negative.CM17]=&quot;&quot;;0;1);IF([$screen_negative.CN17]=&quot;&quot;;0;1);IF([$screen_negative.CO17]=&quot;&quot;;0;1);IF([$screen_negative.CP17]=&quot;&quot;;0;1);IF([$screen_negative.CQ17]=&quot;&quot;;0;1);IF([$screen_negative.CR17]=&quot;&quot;;0;1)))" office:value-type="string" office:string-value="50" calcext:value-type="string">
            <text:p>50</text:p>
          </table:table-cell>
          <table:table-cell table:formula="of:=BIN2HEX(CONCATENATE(IF([$screen_negative.CS17]=&quot;&quot;;0;1);IF([$screen_negative.CT17]=&quot;&quot;;0;1);IF([$screen_negative.CU17]=&quot;&quot;;0;1);IF([$screen_negative.CV17]=&quot;&quot;;0;1);IF([$screen_negative.CW17]=&quot;&quot;;0;1);IF([$screen_negative.CX17]=&quot;&quot;;0;1);IF([$screen_negative.CY17]=&quot;&quot;;0;1);IF([$screen_negative.CZ17]=&quot;&quot;;0;1)))" office:value-type="string" office:string-value="0" calcext:value-type="string">
            <text:p>0</text:p>
          </table:table-cell>
          <table:table-cell table:formula="of:=BIN2HEX(CONCATENATE(IF([$screen_negative.DA17]=&quot;&quot;;0;1);IF([$screen_negative.DB17]=&quot;&quot;;0;1);IF([$screen_negative.DC17]=&quot;&quot;;0;1);IF([$screen_negative.DD17]=&quot;&quot;;0;1);IF([$screen_negative.DE17]=&quot;&quot;;0;1);IF([$screen_negative.DF17]=&quot;&quot;;0;1);IF([$screen_negative.DG17]=&quot;&quot;;0;1);IF([$screen_negative.DH17]=&quot;&quot;;0;1)))" office:value-type="string" office:string-value="0" calcext:value-type="string">
            <text:p>0</text:p>
          </table:table-cell>
          <table:table-cell table:formula="of:=BIN2HEX(CONCATENATE(IF([$screen_negative.DI17]=&quot;&quot;;0;1);IF([$screen_negative.DJ17]=&quot;&quot;;0;1);IF([$screen_negative.DK17]=&quot;&quot;;0;1);IF([$screen_negative.DL17]=&quot;&quot;;0;1);IF([$screen_negative.DM17]=&quot;&quot;;0;1);IF([$screen_negative.DN17]=&quot;&quot;;0;1);IF([$screen_negative.DO17]=&quot;&quot;;0;1);IF([$screen_negative.DP17]=&quot;&quot;;0;1)))" office:value-type="string" office:string-value="0" calcext:value-type="string">
            <text:p>0</text:p>
          </table:table-cell>
          <table:table-cell table:formula="of:=BIN2HEX(CONCATENATE(IF([$screen_negative.DQ17]=&quot;&quot;;0;1);IF([$screen_negative.DR17]=&quot;&quot;;0;1);IF([$screen_negative.DS17]=&quot;&quot;;0;1);IF([$screen_negative.DT17]=&quot;&quot;;0;1);IF([$screen_negative.DU17]=&quot;&quot;;0;1);IF([$screen_negative.DV17]=&quot;&quot;;0;1);IF([$screen_negative.DW17]=&quot;&quot;;0;1);IF([$screen_negative.DX17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18]=&quot;&quot;;0;1);IF([$screen_negative.B18]=&quot;&quot;;0;1);IF([$screen_negative.C18]=&quot;&quot;;0;1);IF([$screen_negative.D18]=&quot;&quot;;0;1);IF([$screen_negative.E18]=&quot;&quot;;0;1);IF([$screen_negative.F18]=&quot;&quot;;0;1);IF([$screen_negative.G18]=&quot;&quot;;0;1);IF([$screen_negative.H18]=&quot;&quot;;0;1)))" office:value-type="string" office:string-value="0" calcext:value-type="string">
            <text:p>0</text:p>
          </table:table-cell>
          <table:table-cell table:formula="of:=BIN2HEX(CONCATENATE(IF([$screen_negative.I18]=&quot;&quot;;0;1);IF([$screen_negative.J18]=&quot;&quot;;0;1);IF([$screen_negative.K18]=&quot;&quot;;0;1);IF([$screen_negative.L18]=&quot;&quot;;0;1);IF([$screen_negative.M18]=&quot;&quot;;0;1);IF([$screen_negative.N18]=&quot;&quot;;0;1);IF([$screen_negative.O18]=&quot;&quot;;0;1);IF([$screen_negative.P18]=&quot;&quot;;0;1)))" office:value-type="string" office:string-value="0" calcext:value-type="string">
            <text:p>0</text:p>
          </table:table-cell>
          <table:table-cell table:formula="of:=BIN2HEX(CONCATENATE(IF([$screen_negative.Q18]=&quot;&quot;;0;1);IF([$screen_negative.R18]=&quot;&quot;;0;1);IF([$screen_negative.S18]=&quot;&quot;;0;1);IF([$screen_negative.T18]=&quot;&quot;;0;1);IF([$screen_negative.U18]=&quot;&quot;;0;1);IF([$screen_negative.V18]=&quot;&quot;;0;1);IF([$screen_negative.W18]=&quot;&quot;;0;1);IF([$screen_negative.X18]=&quot;&quot;;0;1)))" office:value-type="string" office:string-value="0" calcext:value-type="string">
            <text:p>0</text:p>
          </table:table-cell>
          <table:table-cell table:formula="of:=BIN2HEX(CONCATENATE(IF([$screen_negative.Y18]=&quot;&quot;;0;1);IF([$screen_negative.T18]=&quot;&quot;;0;1);IF([$screen_negative.U18]=&quot;&quot;;0;1);IF([$screen_negative.AB18]=&quot;&quot;;0;1);IF([$screen_negative.AC18]=&quot;&quot;;0;1);IF([$screen_negative.AD18]=&quot;&quot;;0;1);IF([$screen_negative.AE18]=&quot;&quot;;0;1);IF([$screen_negative.AF18]=&quot;&quot;;0;1)))" office:value-type="string" office:string-value="0" calcext:value-type="string">
            <text:p>0</text:p>
          </table:table-cell>
          <table:table-cell table:formula="of:=BIN2HEX(CONCATENATE(IF([$screen_negative.AG18]=&quot;&quot;;0;1);IF([$screen_negative.AH18]=&quot;&quot;;0;1);IF([$screen_negative.AI18]=&quot;&quot;;0;1);IF([$screen_negative.AJ18]=&quot;&quot;;0;1);IF([$screen_negative.AK18]=&quot;&quot;;0;1);IF([$screen_negative.AL18]=&quot;&quot;;0;1);IF([$screen_negative.AM18]=&quot;&quot;;0;1);IF([$screen_negative.AN18]=&quot;&quot;;0;1)))" office:value-type="string" office:string-value="A" calcext:value-type="string">
            <text:p>A</text:p>
          </table:table-cell>
          <table:table-cell table:formula="of:=BIN2HEX(CONCATENATE(IF([$screen_negative.AO18]=&quot;&quot;;0;1);IF([$screen_negative.AP18]=&quot;&quot;;0;1);IF([$screen_negative.AQ18]=&quot;&quot;;0;1);IF([$screen_negative.AR18]=&quot;&quot;;0;1);IF([$screen_negative.AS18]=&quot;&quot;;0;1);IF([$screen_negative.AT18]=&quot;&quot;;0;1);IF([$screen_negative.AU18]=&quot;&quot;;0;1);IF([$screen_negative.AV18]=&quot;&quot;;0;1)))" office:value-type="string" office:string-value="0" calcext:value-type="string">
            <text:p>0</text:p>
          </table:table-cell>
          <table:table-cell table:formula="of:=BIN2HEX(CONCATENATE(IF([$screen_negative.AW18]=&quot;&quot;;0;1);IF([$screen_negative.AX18]=&quot;&quot;;0;1);IF([$screen_negative.AY18]=&quot;&quot;;0;1);IF([$screen_negative.AZ18]=&quot;&quot;;0;1);IF([$screen_negative.BA18]=&quot;&quot;;0;1);IF([$screen_negative.BB18]=&quot;&quot;;0;1);IF([$screen_negative.BC18]=&quot;&quot;;0;1);IF([$screen_negative.BD18]=&quot;&quot;;0;1)))" office:value-type="string" office:string-value="40" calcext:value-type="string">
            <text:p>40</text:p>
          </table:table-cell>
          <table:table-cell table:formula="of:=BIN2HEX(CONCATENATE(IF([$screen_negative.BE18]=&quot;&quot;;0;1);IF([$screen_negative.BF18]=&quot;&quot;;0;1);IF([$screen_negative.BG18]=&quot;&quot;;0;1);IF([$screen_negative.BH18]=&quot;&quot;;0;1);IF([$screen_negative.BI18]=&quot;&quot;;0;1);IF([$screen_negative.BJ18]=&quot;&quot;;0;1);IF([$screen_negative.BK18]=&quot;&quot;;0;1);IF([$screen_negative.BL18]=&quot;&quot;;0;1)))" office:value-type="string" office:string-value="0" calcext:value-type="string">
            <text:p>0</text:p>
          </table:table-cell>
          <table:table-cell table:formula="of:=BIN2HEX(CONCATENATE(IF([$screen_negative.BM18]=&quot;&quot;;0;1);IF([$screen_negative.BN18]=&quot;&quot;;0;1);IF([$screen_negative.BO18]=&quot;&quot;;0;1);IF([$screen_negative.BP18]=&quot;&quot;;0;1);IF([$screen_negative.BQ18]=&quot;&quot;;0;1);IF([$screen_negative.BR18]=&quot;&quot;;0;1);IF([$screen_negative.BS18]=&quot;&quot;;0;1);IF([$screen_negative.BT18]=&quot;&quot;;0;1)))" office:value-type="string" office:string-value="0" calcext:value-type="string">
            <text:p>0</text:p>
          </table:table-cell>
          <table:table-cell table:formula="of:=BIN2HEX(CONCATENATE(IF([$screen_negative.BU18]=&quot;&quot;;0;1);IF([$screen_negative.BV18]=&quot;&quot;;0;1);IF([$screen_negative.BW18]=&quot;&quot;;0;1);IF([$screen_negative.BX18]=&quot;&quot;;0;1);IF([$screen_negative.BY18]=&quot;&quot;;0;1);IF([$screen_negative.BZ18]=&quot;&quot;;0;1);IF([$screen_negative.CA18]=&quot;&quot;;0;1);IF([$screen_negative.CB18]=&quot;&quot;;0;1)))" office:value-type="string" office:string-value="2" calcext:value-type="string">
            <text:p>2</text:p>
          </table:table-cell>
          <table:table-cell table:formula="of:=BIN2HEX(CONCATENATE(IF([$screen_negative.CC18]=&quot;&quot;;0;1);IF([$screen_negative.CD18]=&quot;&quot;;0;1);IF([$screen_negative.CE18]=&quot;&quot;;0;1);IF([$screen_negative.CF18]=&quot;&quot;;0;1);IF([$screen_negative.CG18]=&quot;&quot;;0;1);IF([$screen_negative.CH18]=&quot;&quot;;0;1);IF([$screen_negative.CI18]=&quot;&quot;;0;1);IF([$screen_negative.CJ18]=&quot;&quot;;0;1)))" office:value-type="string" office:string-value="0" calcext:value-type="string">
            <text:p>0</text:p>
          </table:table-cell>
          <table:table-cell table:formula="of:=BIN2HEX(CONCATENATE(IF([$screen_negative.CK18]=&quot;&quot;;0;1);IF([$screen_negative.CL18]=&quot;&quot;;0;1);IF([$screen_negative.CM18]=&quot;&quot;;0;1);IF([$screen_negative.CN18]=&quot;&quot;;0;1);IF([$screen_negative.CO18]=&quot;&quot;;0;1);IF([$screen_negative.CP18]=&quot;&quot;;0;1);IF([$screen_negative.CQ18]=&quot;&quot;;0;1);IF([$screen_negative.CR18]=&quot;&quot;;0;1)))" office:value-type="string" office:string-value="50" calcext:value-type="string">
            <text:p>50</text:p>
          </table:table-cell>
          <table:table-cell table:formula="of:=BIN2HEX(CONCATENATE(IF([$screen_negative.CS18]=&quot;&quot;;0;1);IF([$screen_negative.CT18]=&quot;&quot;;0;1);IF([$screen_negative.CU18]=&quot;&quot;;0;1);IF([$screen_negative.CV18]=&quot;&quot;;0;1);IF([$screen_negative.CW18]=&quot;&quot;;0;1);IF([$screen_negative.CX18]=&quot;&quot;;0;1);IF([$screen_negative.CY18]=&quot;&quot;;0;1);IF([$screen_negative.CZ18]=&quot;&quot;;0;1)))" office:value-type="string" office:string-value="0" calcext:value-type="string">
            <text:p>0</text:p>
          </table:table-cell>
          <table:table-cell table:formula="of:=BIN2HEX(CONCATENATE(IF([$screen_negative.DA18]=&quot;&quot;;0;1);IF([$screen_negative.DB18]=&quot;&quot;;0;1);IF([$screen_negative.DC18]=&quot;&quot;;0;1);IF([$screen_negative.DD18]=&quot;&quot;;0;1);IF([$screen_negative.DE18]=&quot;&quot;;0;1);IF([$screen_negative.DF18]=&quot;&quot;;0;1);IF([$screen_negative.DG18]=&quot;&quot;;0;1);IF([$screen_negative.DH18]=&quot;&quot;;0;1)))" office:value-type="string" office:string-value="0" calcext:value-type="string">
            <text:p>0</text:p>
          </table:table-cell>
          <table:table-cell table:formula="of:=BIN2HEX(CONCATENATE(IF([$screen_negative.DI18]=&quot;&quot;;0;1);IF([$screen_negative.DJ18]=&quot;&quot;;0;1);IF([$screen_negative.DK18]=&quot;&quot;;0;1);IF([$screen_negative.DL18]=&quot;&quot;;0;1);IF([$screen_negative.DM18]=&quot;&quot;;0;1);IF([$screen_negative.DN18]=&quot;&quot;;0;1);IF([$screen_negative.DO18]=&quot;&quot;;0;1);IF([$screen_negative.DP18]=&quot;&quot;;0;1)))" office:value-type="string" office:string-value="0" calcext:value-type="string">
            <text:p>0</text:p>
          </table:table-cell>
          <table:table-cell table:formula="of:=BIN2HEX(CONCATENATE(IF([$screen_negative.DQ18]=&quot;&quot;;0;1);IF([$screen_negative.DR18]=&quot;&quot;;0;1);IF([$screen_negative.DS18]=&quot;&quot;;0;1);IF([$screen_negative.DT18]=&quot;&quot;;0;1);IF([$screen_negative.DU18]=&quot;&quot;;0;1);IF([$screen_negative.DV18]=&quot;&quot;;0;1);IF([$screen_negative.DW18]=&quot;&quot;;0;1);IF([$screen_negative.DX18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19]=&quot;&quot;;0;1);IF([$screen_negative.B19]=&quot;&quot;;0;1);IF([$screen_negative.C19]=&quot;&quot;;0;1);IF([$screen_negative.D19]=&quot;&quot;;0;1);IF([$screen_negative.E19]=&quot;&quot;;0;1);IF([$screen_negative.F19]=&quot;&quot;;0;1);IF([$screen_negative.G19]=&quot;&quot;;0;1);IF([$screen_negative.H19]=&quot;&quot;;0;1)))" office:value-type="string" office:string-value="0" calcext:value-type="string">
            <text:p>0</text:p>
          </table:table-cell>
          <table:table-cell table:formula="of:=BIN2HEX(CONCATENATE(IF([$screen_negative.I19]=&quot;&quot;;0;1);IF([$screen_negative.J19]=&quot;&quot;;0;1);IF([$screen_negative.K19]=&quot;&quot;;0;1);IF([$screen_negative.L19]=&quot;&quot;;0;1);IF([$screen_negative.M19]=&quot;&quot;;0;1);IF([$screen_negative.N19]=&quot;&quot;;0;1);IF([$screen_negative.O19]=&quot;&quot;;0;1);IF([$screen_negative.P19]=&quot;&quot;;0;1)))" office:value-type="string" office:string-value="0" calcext:value-type="string">
            <text:p>0</text:p>
          </table:table-cell>
          <table:table-cell table:formula="of:=BIN2HEX(CONCATENATE(IF([$screen_negative.Q19]=&quot;&quot;;0;1);IF([$screen_negative.R19]=&quot;&quot;;0;1);IF([$screen_negative.S19]=&quot;&quot;;0;1);IF([$screen_negative.T19]=&quot;&quot;;0;1);IF([$screen_negative.U19]=&quot;&quot;;0;1);IF([$screen_negative.V19]=&quot;&quot;;0;1);IF([$screen_negative.W19]=&quot;&quot;;0;1);IF([$screen_negative.X19]=&quot;&quot;;0;1)))" office:value-type="string" office:string-value="0" calcext:value-type="string">
            <text:p>0</text:p>
          </table:table-cell>
          <table:table-cell table:formula="of:=BIN2HEX(CONCATENATE(IF([$screen_negative.Y19]=&quot;&quot;;0;1);IF([$screen_negative.T19]=&quot;&quot;;0;1);IF([$screen_negative.U19]=&quot;&quot;;0;1);IF([$screen_negative.AB19]=&quot;&quot;;0;1);IF([$screen_negative.AC19]=&quot;&quot;;0;1);IF([$screen_negative.AD19]=&quot;&quot;;0;1);IF([$screen_negative.AE19]=&quot;&quot;;0;1);IF([$screen_negative.AF19]=&quot;&quot;;0;1)))" office:value-type="string" office:string-value="0" calcext:value-type="string">
            <text:p>0</text:p>
          </table:table-cell>
          <table:table-cell table:formula="of:=BIN2HEX(CONCATENATE(IF([$screen_negative.AG19]=&quot;&quot;;0;1);IF([$screen_negative.AH19]=&quot;&quot;;0;1);IF([$screen_negative.AI19]=&quot;&quot;;0;1);IF([$screen_negative.AJ19]=&quot;&quot;;0;1);IF([$screen_negative.AK19]=&quot;&quot;;0;1);IF([$screen_negative.AL19]=&quot;&quot;;0;1);IF([$screen_negative.AM19]=&quot;&quot;;0;1);IF([$screen_negative.AN19]=&quot;&quot;;0;1)))" office:value-type="string" office:string-value="14" calcext:value-type="string">
            <text:p>14</text:p>
          </table:table-cell>
          <table:table-cell table:formula="of:=BIN2HEX(CONCATENATE(IF([$screen_negative.AO19]=&quot;&quot;;0;1);IF([$screen_negative.AP19]=&quot;&quot;;0;1);IF([$screen_negative.AQ19]=&quot;&quot;;0;1);IF([$screen_negative.AR19]=&quot;&quot;;0;1);IF([$screen_negative.AS19]=&quot;&quot;;0;1);IF([$screen_negative.AT19]=&quot;&quot;;0;1);IF([$screen_negative.AU19]=&quot;&quot;;0;1);IF([$screen_negative.AV19]=&quot;&quot;;0;1)))" office:value-type="string" office:string-value="0" calcext:value-type="string">
            <text:p>0</text:p>
          </table:table-cell>
          <table:table-cell table:formula="of:=BIN2HEX(CONCATENATE(IF([$screen_negative.AW19]=&quot;&quot;;0;1);IF([$screen_negative.AX19]=&quot;&quot;;0;1);IF([$screen_negative.AY19]=&quot;&quot;;0;1);IF([$screen_negative.AZ19]=&quot;&quot;;0;1);IF([$screen_negative.BA19]=&quot;&quot;;0;1);IF([$screen_negative.BB19]=&quot;&quot;;0;1);IF([$screen_negative.BC19]=&quot;&quot;;0;1);IF([$screen_negative.BD19]=&quot;&quot;;0;1)))" office:value-type="string" office:string-value="20" calcext:value-type="string">
            <text:p>20</text:p>
          </table:table-cell>
          <table:table-cell table:formula="of:=BIN2HEX(CONCATENATE(IF([$screen_negative.BE19]=&quot;&quot;;0;1);IF([$screen_negative.BF19]=&quot;&quot;;0;1);IF([$screen_negative.BG19]=&quot;&quot;;0;1);IF([$screen_negative.BH19]=&quot;&quot;;0;1);IF([$screen_negative.BI19]=&quot;&quot;;0;1);IF([$screen_negative.BJ19]=&quot;&quot;;0;1);IF([$screen_negative.BK19]=&quot;&quot;;0;1);IF([$screen_negative.BL19]=&quot;&quot;;0;1)))" office:value-type="string" office:string-value="0" calcext:value-type="string">
            <text:p>0</text:p>
          </table:table-cell>
          <table:table-cell table:formula="of:=BIN2HEX(CONCATENATE(IF([$screen_negative.BM19]=&quot;&quot;;0;1);IF([$screen_negative.BN19]=&quot;&quot;;0;1);IF([$screen_negative.BO19]=&quot;&quot;;0;1);IF([$screen_negative.BP19]=&quot;&quot;;0;1);IF([$screen_negative.BQ19]=&quot;&quot;;0;1);IF([$screen_negative.BR19]=&quot;&quot;;0;1);IF([$screen_negative.BS19]=&quot;&quot;;0;1);IF([$screen_negative.BT19]=&quot;&quot;;0;1)))" office:value-type="string" office:string-value="0" calcext:value-type="string">
            <text:p>0</text:p>
          </table:table-cell>
          <table:table-cell table:formula="of:=BIN2HEX(CONCATENATE(IF([$screen_negative.BU19]=&quot;&quot;;0;1);IF([$screen_negative.BV19]=&quot;&quot;;0;1);IF([$screen_negative.BW19]=&quot;&quot;;0;1);IF([$screen_negative.BX19]=&quot;&quot;;0;1);IF([$screen_negative.BY19]=&quot;&quot;;0;1);IF([$screen_negative.BZ19]=&quot;&quot;;0;1);IF([$screen_negative.CA19]=&quot;&quot;;0;1);IF([$screen_negative.CB19]=&quot;&quot;;0;1)))" office:value-type="string" office:string-value="4" calcext:value-type="string">
            <text:p>4</text:p>
          </table:table-cell>
          <table:table-cell table:formula="of:=BIN2HEX(CONCATENATE(IF([$screen_negative.CC19]=&quot;&quot;;0;1);IF([$screen_negative.CD19]=&quot;&quot;;0;1);IF([$screen_negative.CE19]=&quot;&quot;;0;1);IF([$screen_negative.CF19]=&quot;&quot;;0;1);IF([$screen_negative.CG19]=&quot;&quot;;0;1);IF([$screen_negative.CH19]=&quot;&quot;;0;1);IF([$screen_negative.CI19]=&quot;&quot;;0;1);IF([$screen_negative.CJ19]=&quot;&quot;;0;1)))" office:value-type="string" office:string-value="0" calcext:value-type="string">
            <text:p>0</text:p>
          </table:table-cell>
          <table:table-cell table:formula="of:=BIN2HEX(CONCATENATE(IF([$screen_negative.CK19]=&quot;&quot;;0;1);IF([$screen_negative.CL19]=&quot;&quot;;0;1);IF([$screen_negative.CM19]=&quot;&quot;;0;1);IF([$screen_negative.CN19]=&quot;&quot;;0;1);IF([$screen_negative.CO19]=&quot;&quot;;0;1);IF([$screen_negative.CP19]=&quot;&quot;;0;1);IF([$screen_negative.CQ19]=&quot;&quot;;0;1);IF([$screen_negative.CR19]=&quot;&quot;;0;1)))" office:value-type="string" office:string-value="28" calcext:value-type="string">
            <text:p>28</text:p>
          </table:table-cell>
          <table:table-cell table:formula="of:=BIN2HEX(CONCATENATE(IF([$screen_negative.CS19]=&quot;&quot;;0;1);IF([$screen_negative.CT19]=&quot;&quot;;0;1);IF([$screen_negative.CU19]=&quot;&quot;;0;1);IF([$screen_negative.CV19]=&quot;&quot;;0;1);IF([$screen_negative.CW19]=&quot;&quot;;0;1);IF([$screen_negative.CX19]=&quot;&quot;;0;1);IF([$screen_negative.CY19]=&quot;&quot;;0;1);IF([$screen_negative.CZ19]=&quot;&quot;;0;1)))" office:value-type="string" office:string-value="0" calcext:value-type="string">
            <text:p>0</text:p>
          </table:table-cell>
          <table:table-cell table:formula="of:=BIN2HEX(CONCATENATE(IF([$screen_negative.DA19]=&quot;&quot;;0;1);IF([$screen_negative.DB19]=&quot;&quot;;0;1);IF([$screen_negative.DC19]=&quot;&quot;;0;1);IF([$screen_negative.DD19]=&quot;&quot;;0;1);IF([$screen_negative.DE19]=&quot;&quot;;0;1);IF([$screen_negative.DF19]=&quot;&quot;;0;1);IF([$screen_negative.DG19]=&quot;&quot;;0;1);IF([$screen_negative.DH19]=&quot;&quot;;0;1)))" office:value-type="string" office:string-value="0" calcext:value-type="string">
            <text:p>0</text:p>
          </table:table-cell>
          <table:table-cell table:formula="of:=BIN2HEX(CONCATENATE(IF([$screen_negative.DI19]=&quot;&quot;;0;1);IF([$screen_negative.DJ19]=&quot;&quot;;0;1);IF([$screen_negative.DK19]=&quot;&quot;;0;1);IF([$screen_negative.DL19]=&quot;&quot;;0;1);IF([$screen_negative.DM19]=&quot;&quot;;0;1);IF([$screen_negative.DN19]=&quot;&quot;;0;1);IF([$screen_negative.DO19]=&quot;&quot;;0;1);IF([$screen_negative.DP19]=&quot;&quot;;0;1)))" office:value-type="string" office:string-value="0" calcext:value-type="string">
            <text:p>0</text:p>
          </table:table-cell>
          <table:table-cell table:formula="of:=BIN2HEX(CONCATENATE(IF([$screen_negative.DQ19]=&quot;&quot;;0;1);IF([$screen_negative.DR19]=&quot;&quot;;0;1);IF([$screen_negative.DS19]=&quot;&quot;;0;1);IF([$screen_negative.DT19]=&quot;&quot;;0;1);IF([$screen_negative.DU19]=&quot;&quot;;0;1);IF([$screen_negative.DV19]=&quot;&quot;;0;1);IF([$screen_negative.DW19]=&quot;&quot;;0;1);IF([$screen_negative.DX19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20]=&quot;&quot;;0;1);IF([$screen_negative.B20]=&quot;&quot;;0;1);IF([$screen_negative.C20]=&quot;&quot;;0;1);IF([$screen_negative.D20]=&quot;&quot;;0;1);IF([$screen_negative.E20]=&quot;&quot;;0;1);IF([$screen_negative.F20]=&quot;&quot;;0;1);IF([$screen_negative.G20]=&quot;&quot;;0;1);IF([$screen_negative.H20]=&quot;&quot;;0;1)))" office:value-type="string" office:string-value="0" calcext:value-type="string">
            <text:p>0</text:p>
          </table:table-cell>
          <table:table-cell table:formula="of:=BIN2HEX(CONCATENATE(IF([$screen_negative.I20]=&quot;&quot;;0;1);IF([$screen_negative.J20]=&quot;&quot;;0;1);IF([$screen_negative.K20]=&quot;&quot;;0;1);IF([$screen_negative.L20]=&quot;&quot;;0;1);IF([$screen_negative.M20]=&quot;&quot;;0;1);IF([$screen_negative.N20]=&quot;&quot;;0;1);IF([$screen_negative.O20]=&quot;&quot;;0;1);IF([$screen_negative.P20]=&quot;&quot;;0;1)))" office:value-type="string" office:string-value="0" calcext:value-type="string">
            <text:p>0</text:p>
          </table:table-cell>
          <table:table-cell table:formula="of:=BIN2HEX(CONCATENATE(IF([$screen_negative.Q20]=&quot;&quot;;0;1);IF([$screen_negative.R20]=&quot;&quot;;0;1);IF([$screen_negative.S20]=&quot;&quot;;0;1);IF([$screen_negative.T20]=&quot;&quot;;0;1);IF([$screen_negative.U20]=&quot;&quot;;0;1);IF([$screen_negative.V20]=&quot;&quot;;0;1);IF([$screen_negative.W20]=&quot;&quot;;0;1);IF([$screen_negative.X20]=&quot;&quot;;0;1)))" office:value-type="string" office:string-value="0" calcext:value-type="string">
            <text:p>0</text:p>
          </table:table-cell>
          <table:table-cell table:formula="of:=BIN2HEX(CONCATENATE(IF([$screen_negative.Y20]=&quot;&quot;;0;1);IF([$screen_negative.T20]=&quot;&quot;;0;1);IF([$screen_negative.U20]=&quot;&quot;;0;1);IF([$screen_negative.AB20]=&quot;&quot;;0;1);IF([$screen_negative.AC20]=&quot;&quot;;0;1);IF([$screen_negative.AD20]=&quot;&quot;;0;1);IF([$screen_negative.AE20]=&quot;&quot;;0;1);IF([$screen_negative.AF20]=&quot;&quot;;0;1)))" office:value-type="string" office:string-value="0" calcext:value-type="string">
            <text:p>0</text:p>
          </table:table-cell>
          <table:table-cell table:formula="of:=BIN2HEX(CONCATENATE(IF([$screen_negative.AG20]=&quot;&quot;;0;1);IF([$screen_negative.AH20]=&quot;&quot;;0;1);IF([$screen_negative.AI20]=&quot;&quot;;0;1);IF([$screen_negative.AJ20]=&quot;&quot;;0;1);IF([$screen_negative.AK20]=&quot;&quot;;0;1);IF([$screen_negative.AL20]=&quot;&quot;;0;1);IF([$screen_negative.AM20]=&quot;&quot;;0;1);IF([$screen_negative.AN20]=&quot;&quot;;0;1)))" office:value-type="string" office:string-value="14" calcext:value-type="string">
            <text:p>14</text:p>
          </table:table-cell>
          <table:table-cell table:formula="of:=BIN2HEX(CONCATENATE(IF([$screen_negative.AO20]=&quot;&quot;;0;1);IF([$screen_negative.AP20]=&quot;&quot;;0;1);IF([$screen_negative.AQ20]=&quot;&quot;;0;1);IF([$screen_negative.AR20]=&quot;&quot;;0;1);IF([$screen_negative.AS20]=&quot;&quot;;0;1);IF([$screen_negative.AT20]=&quot;&quot;;0;1);IF([$screen_negative.AU20]=&quot;&quot;;0;1);IF([$screen_negative.AV20]=&quot;&quot;;0;1)))" office:value-type="string" office:string-value="0" calcext:value-type="string">
            <text:p>0</text:p>
          </table:table-cell>
          <table:table-cell table:formula="of:=BIN2HEX(CONCATENATE(IF([$screen_negative.AW20]=&quot;&quot;;0;1);IF([$screen_negative.AX20]=&quot;&quot;;0;1);IF([$screen_negative.AY20]=&quot;&quot;;0;1);IF([$screen_negative.AZ20]=&quot;&quot;;0;1);IF([$screen_negative.BA20]=&quot;&quot;;0;1);IF([$screen_negative.BB20]=&quot;&quot;;0;1);IF([$screen_negative.BC20]=&quot;&quot;;0;1);IF([$screen_negative.BD20]=&quot;&quot;;0;1)))" office:value-type="string" office:string-value="10" calcext:value-type="string">
            <text:p>10</text:p>
          </table:table-cell>
          <table:table-cell table:formula="of:=BIN2HEX(CONCATENATE(IF([$screen_negative.BE20]=&quot;&quot;;0;1);IF([$screen_negative.BF20]=&quot;&quot;;0;1);IF([$screen_negative.BG20]=&quot;&quot;;0;1);IF([$screen_negative.BH20]=&quot;&quot;;0;1);IF([$screen_negative.BI20]=&quot;&quot;;0;1);IF([$screen_negative.BJ20]=&quot;&quot;;0;1);IF([$screen_negative.BK20]=&quot;&quot;;0;1);IF([$screen_negative.BL20]=&quot;&quot;;0;1)))" office:value-type="string" office:string-value="1" calcext:value-type="string">
            <text:p>1</text:p>
          </table:table-cell>
          <table:table-cell table:formula="of:=BIN2HEX(CONCATENATE(IF([$screen_negative.BM20]=&quot;&quot;;0;1);IF([$screen_negative.BN20]=&quot;&quot;;0;1);IF([$screen_negative.BO20]=&quot;&quot;;0;1);IF([$screen_negative.BP20]=&quot;&quot;;0;1);IF([$screen_negative.BQ20]=&quot;&quot;;0;1);IF([$screen_negative.BR20]=&quot;&quot;;0;1);IF([$screen_negative.BS20]=&quot;&quot;;0;1);IF([$screen_negative.BT20]=&quot;&quot;;0;1)))" office:value-type="string" office:string-value="80" calcext:value-type="string">
            <text:p>80</text:p>
          </table:table-cell>
          <table:table-cell table:formula="of:=BIN2HEX(CONCATENATE(IF([$screen_negative.BU20]=&quot;&quot;;0;1);IF([$screen_negative.BV20]=&quot;&quot;;0;1);IF([$screen_negative.BW20]=&quot;&quot;;0;1);IF([$screen_negative.BX20]=&quot;&quot;;0;1);IF([$screen_negative.BY20]=&quot;&quot;;0;1);IF([$screen_negative.BZ20]=&quot;&quot;;0;1);IF([$screen_negative.CA20]=&quot;&quot;;0;1);IF([$screen_negative.CB20]=&quot;&quot;;0;1)))" office:value-type="string" office:string-value="8" calcext:value-type="string">
            <text:p>8</text:p>
          </table:table-cell>
          <table:table-cell table:formula="of:=BIN2HEX(CONCATENATE(IF([$screen_negative.CC20]=&quot;&quot;;0;1);IF([$screen_negative.CD20]=&quot;&quot;;0;1);IF([$screen_negative.CE20]=&quot;&quot;;0;1);IF([$screen_negative.CF20]=&quot;&quot;;0;1);IF([$screen_negative.CG20]=&quot;&quot;;0;1);IF([$screen_negative.CH20]=&quot;&quot;;0;1);IF([$screen_negative.CI20]=&quot;&quot;;0;1);IF([$screen_negative.CJ20]=&quot;&quot;;0;1)))" office:value-type="string" office:string-value="0" calcext:value-type="string">
            <text:p>0</text:p>
          </table:table-cell>
          <table:table-cell table:formula="of:=BIN2HEX(CONCATENATE(IF([$screen_negative.CK20]=&quot;&quot;;0;1);IF([$screen_negative.CL20]=&quot;&quot;;0;1);IF([$screen_negative.CM20]=&quot;&quot;;0;1);IF([$screen_negative.CN20]=&quot;&quot;;0;1);IF([$screen_negative.CO20]=&quot;&quot;;0;1);IF([$screen_negative.CP20]=&quot;&quot;;0;1);IF([$screen_negative.CQ20]=&quot;&quot;;0;1);IF([$screen_negative.CR20]=&quot;&quot;;0;1)))" office:value-type="string" office:string-value="28" calcext:value-type="string">
            <text:p>28</text:p>
          </table:table-cell>
          <table:table-cell table:formula="of:=BIN2HEX(CONCATENATE(IF([$screen_negative.CS20]=&quot;&quot;;0;1);IF([$screen_negative.CT20]=&quot;&quot;;0;1);IF([$screen_negative.CU20]=&quot;&quot;;0;1);IF([$screen_negative.CV20]=&quot;&quot;;0;1);IF([$screen_negative.CW20]=&quot;&quot;;0;1);IF([$screen_negative.CX20]=&quot;&quot;;0;1);IF([$screen_negative.CY20]=&quot;&quot;;0;1);IF([$screen_negative.CZ20]=&quot;&quot;;0;1)))" office:value-type="string" office:string-value="0" calcext:value-type="string">
            <text:p>0</text:p>
          </table:table-cell>
          <table:table-cell table:formula="of:=BIN2HEX(CONCATENATE(IF([$screen_negative.DA20]=&quot;&quot;;0;1);IF([$screen_negative.DB20]=&quot;&quot;;0;1);IF([$screen_negative.DC20]=&quot;&quot;;0;1);IF([$screen_negative.DD20]=&quot;&quot;;0;1);IF([$screen_negative.DE20]=&quot;&quot;;0;1);IF([$screen_negative.DF20]=&quot;&quot;;0;1);IF([$screen_negative.DG20]=&quot;&quot;;0;1);IF([$screen_negative.DH20]=&quot;&quot;;0;1)))" office:value-type="string" office:string-value="0" calcext:value-type="string">
            <text:p>0</text:p>
          </table:table-cell>
          <table:table-cell table:formula="of:=BIN2HEX(CONCATENATE(IF([$screen_negative.DI20]=&quot;&quot;;0;1);IF([$screen_negative.DJ20]=&quot;&quot;;0;1);IF([$screen_negative.DK20]=&quot;&quot;;0;1);IF([$screen_negative.DL20]=&quot;&quot;;0;1);IF([$screen_negative.DM20]=&quot;&quot;;0;1);IF([$screen_negative.DN20]=&quot;&quot;;0;1);IF([$screen_negative.DO20]=&quot;&quot;;0;1);IF([$screen_negative.DP20]=&quot;&quot;;0;1)))" office:value-type="string" office:string-value="0" calcext:value-type="string">
            <text:p>0</text:p>
          </table:table-cell>
          <table:table-cell table:formula="of:=BIN2HEX(CONCATENATE(IF([$screen_negative.DQ20]=&quot;&quot;;0;1);IF([$screen_negative.DR20]=&quot;&quot;;0;1);IF([$screen_negative.DS20]=&quot;&quot;;0;1);IF([$screen_negative.DT20]=&quot;&quot;;0;1);IF([$screen_negative.DU20]=&quot;&quot;;0;1);IF([$screen_negative.DV20]=&quot;&quot;;0;1);IF([$screen_negative.DW20]=&quot;&quot;;0;1);IF([$screen_negative.DX20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21]=&quot;&quot;;0;1);IF([$screen_negative.B21]=&quot;&quot;;0;1);IF([$screen_negative.C21]=&quot;&quot;;0;1);IF([$screen_negative.D21]=&quot;&quot;;0;1);IF([$screen_negative.E21]=&quot;&quot;;0;1);IF([$screen_negative.F21]=&quot;&quot;;0;1);IF([$screen_negative.G21]=&quot;&quot;;0;1);IF([$screen_negative.H21]=&quot;&quot;;0;1)))" office:value-type="string" office:string-value="0" calcext:value-type="string">
            <text:p>0</text:p>
          </table:table-cell>
          <table:table-cell table:formula="of:=BIN2HEX(CONCATENATE(IF([$screen_negative.I21]=&quot;&quot;;0;1);IF([$screen_negative.J21]=&quot;&quot;;0;1);IF([$screen_negative.K21]=&quot;&quot;;0;1);IF([$screen_negative.L21]=&quot;&quot;;0;1);IF([$screen_negative.M21]=&quot;&quot;;0;1);IF([$screen_negative.N21]=&quot;&quot;;0;1);IF([$screen_negative.O21]=&quot;&quot;;0;1);IF([$screen_negative.P21]=&quot;&quot;;0;1)))" office:value-type="string" office:string-value="0" calcext:value-type="string">
            <text:p>0</text:p>
          </table:table-cell>
          <table:table-cell table:formula="of:=BIN2HEX(CONCATENATE(IF([$screen_negative.Q21]=&quot;&quot;;0;1);IF([$screen_negative.R21]=&quot;&quot;;0;1);IF([$screen_negative.S21]=&quot;&quot;;0;1);IF([$screen_negative.T21]=&quot;&quot;;0;1);IF([$screen_negative.U21]=&quot;&quot;;0;1);IF([$screen_negative.V21]=&quot;&quot;;0;1);IF([$screen_negative.W21]=&quot;&quot;;0;1);IF([$screen_negative.X21]=&quot;&quot;;0;1)))" office:value-type="string" office:string-value="0" calcext:value-type="string">
            <text:p>0</text:p>
          </table:table-cell>
          <table:table-cell table:formula="of:=BIN2HEX(CONCATENATE(IF([$screen_negative.Y21]=&quot;&quot;;0;1);IF([$screen_negative.T21]=&quot;&quot;;0;1);IF([$screen_negative.U21]=&quot;&quot;;0;1);IF([$screen_negative.AB21]=&quot;&quot;;0;1);IF([$screen_negative.AC21]=&quot;&quot;;0;1);IF([$screen_negative.AD21]=&quot;&quot;;0;1);IF([$screen_negative.AE21]=&quot;&quot;;0;1);IF([$screen_negative.AF21]=&quot;&quot;;0;1)))" office:value-type="string" office:string-value="0" calcext:value-type="string">
            <text:p>0</text:p>
          </table:table-cell>
          <table:table-cell table:formula="of:=BIN2HEX(CONCATENATE(IF([$screen_negative.AG21]=&quot;&quot;;0;1);IF([$screen_negative.AH21]=&quot;&quot;;0;1);IF([$screen_negative.AI21]=&quot;&quot;;0;1);IF([$screen_negative.AJ21]=&quot;&quot;;0;1);IF([$screen_negative.AK21]=&quot;&quot;;0;1);IF([$screen_negative.AL21]=&quot;&quot;;0;1);IF([$screen_negative.AM21]=&quot;&quot;;0;1);IF([$screen_negative.AN21]=&quot;&quot;;0;1)))" office:value-type="string" office:string-value="28" calcext:value-type="string">
            <text:p>28</text:p>
          </table:table-cell>
          <table:table-cell table:formula="of:=BIN2HEX(CONCATENATE(IF([$screen_negative.AO21]=&quot;&quot;;0;1);IF([$screen_negative.AP21]=&quot;&quot;;0;1);IF([$screen_negative.AQ21]=&quot;&quot;;0;1);IF([$screen_negative.AR21]=&quot;&quot;;0;1);IF([$screen_negative.AS21]=&quot;&quot;;0;1);IF([$screen_negative.AT21]=&quot;&quot;;0;1);IF([$screen_negative.AU21]=&quot;&quot;;0;1);IF([$screen_negative.AV21]=&quot;&quot;;0;1)))" office:value-type="string" office:string-value="0" calcext:value-type="string">
            <text:p>0</text:p>
          </table:table-cell>
          <table:table-cell table:formula="of:=BIN2HEX(CONCATENATE(IF([$screen_negative.AW21]=&quot;&quot;;0;1);IF([$screen_negative.AX21]=&quot;&quot;;0;1);IF([$screen_negative.AY21]=&quot;&quot;;0;1);IF([$screen_negative.AZ21]=&quot;&quot;;0;1);IF([$screen_negative.BA21]=&quot;&quot;;0;1);IF([$screen_negative.BB21]=&quot;&quot;;0;1);IF([$screen_negative.BC21]=&quot;&quot;;0;1);IF([$screen_negative.BD21]=&quot;&quot;;0;1)))" office:value-type="string" office:string-value="8" calcext:value-type="string">
            <text:p>8</text:p>
          </table:table-cell>
          <table:table-cell table:formula="of:=BIN2HEX(CONCATENATE(IF([$screen_negative.BE21]=&quot;&quot;;0;1);IF([$screen_negative.BF21]=&quot;&quot;;0;1);IF([$screen_negative.BG21]=&quot;&quot;;0;1);IF([$screen_negative.BH21]=&quot;&quot;;0;1);IF([$screen_negative.BI21]=&quot;&quot;;0;1);IF([$screen_negative.BJ21]=&quot;&quot;;0;1);IF([$screen_negative.BK21]=&quot;&quot;;0;1);IF([$screen_negative.BL21]=&quot;&quot;;0;1)))" office:value-type="string" office:string-value="1" calcext:value-type="string">
            <text:p>1</text:p>
          </table:table-cell>
          <table:table-cell table:formula="of:=BIN2HEX(CONCATENATE(IF([$screen_negative.BM21]=&quot;&quot;;0;1);IF([$screen_negative.BN21]=&quot;&quot;;0;1);IF([$screen_negative.BO21]=&quot;&quot;;0;1);IF([$screen_negative.BP21]=&quot;&quot;;0;1);IF([$screen_negative.BQ21]=&quot;&quot;;0;1);IF([$screen_negative.BR21]=&quot;&quot;;0;1);IF([$screen_negative.BS21]=&quot;&quot;;0;1);IF([$screen_negative.BT21]=&quot;&quot;;0;1)))" office:value-type="string" office:string-value="80" calcext:value-type="string">
            <text:p>80</text:p>
          </table:table-cell>
          <table:table-cell table:formula="of:=BIN2HEX(CONCATENATE(IF([$screen_negative.BU21]=&quot;&quot;;0;1);IF([$screen_negative.BV21]=&quot;&quot;;0;1);IF([$screen_negative.BW21]=&quot;&quot;;0;1);IF([$screen_negative.BX21]=&quot;&quot;;0;1);IF([$screen_negative.BY21]=&quot;&quot;;0;1);IF([$screen_negative.BZ21]=&quot;&quot;;0;1);IF([$screen_negative.CA21]=&quot;&quot;;0;1);IF([$screen_negative.CB21]=&quot;&quot;;0;1)))" office:value-type="string" office:string-value="10" calcext:value-type="string">
            <text:p>10</text:p>
          </table:table-cell>
          <table:table-cell table:formula="of:=BIN2HEX(CONCATENATE(IF([$screen_negative.CC21]=&quot;&quot;;0;1);IF([$screen_negative.CD21]=&quot;&quot;;0;1);IF([$screen_negative.CE21]=&quot;&quot;;0;1);IF([$screen_negative.CF21]=&quot;&quot;;0;1);IF([$screen_negative.CG21]=&quot;&quot;;0;1);IF([$screen_negative.CH21]=&quot;&quot;;0;1);IF([$screen_negative.CI21]=&quot;&quot;;0;1);IF([$screen_negative.CJ21]=&quot;&quot;;0;1)))" office:value-type="string" office:string-value="0" calcext:value-type="string">
            <text:p>0</text:p>
          </table:table-cell>
          <table:table-cell table:formula="of:=BIN2HEX(CONCATENATE(IF([$screen_negative.CK21]=&quot;&quot;;0;1);IF([$screen_negative.CL21]=&quot;&quot;;0;1);IF([$screen_negative.CM21]=&quot;&quot;;0;1);IF([$screen_negative.CN21]=&quot;&quot;;0;1);IF([$screen_negative.CO21]=&quot;&quot;;0;1);IF([$screen_negative.CP21]=&quot;&quot;;0;1);IF([$screen_negative.CQ21]=&quot;&quot;;0;1);IF([$screen_negative.CR21]=&quot;&quot;;0;1)))" office:value-type="string" office:string-value="14" calcext:value-type="string">
            <text:p>14</text:p>
          </table:table-cell>
          <table:table-cell table:formula="of:=BIN2HEX(CONCATENATE(IF([$screen_negative.CS21]=&quot;&quot;;0;1);IF([$screen_negative.CT21]=&quot;&quot;;0;1);IF([$screen_negative.CU21]=&quot;&quot;;0;1);IF([$screen_negative.CV21]=&quot;&quot;;0;1);IF([$screen_negative.CW21]=&quot;&quot;;0;1);IF([$screen_negative.CX21]=&quot;&quot;;0;1);IF([$screen_negative.CY21]=&quot;&quot;;0;1);IF([$screen_negative.CZ21]=&quot;&quot;;0;1)))" office:value-type="string" office:string-value="0" calcext:value-type="string">
            <text:p>0</text:p>
          </table:table-cell>
          <table:table-cell table:formula="of:=BIN2HEX(CONCATENATE(IF([$screen_negative.DA21]=&quot;&quot;;0;1);IF([$screen_negative.DB21]=&quot;&quot;;0;1);IF([$screen_negative.DC21]=&quot;&quot;;0;1);IF([$screen_negative.DD21]=&quot;&quot;;0;1);IF([$screen_negative.DE21]=&quot;&quot;;0;1);IF([$screen_negative.DF21]=&quot;&quot;;0;1);IF([$screen_negative.DG21]=&quot;&quot;;0;1);IF([$screen_negative.DH21]=&quot;&quot;;0;1)))" office:value-type="string" office:string-value="0" calcext:value-type="string">
            <text:p>0</text:p>
          </table:table-cell>
          <table:table-cell table:formula="of:=BIN2HEX(CONCATENATE(IF([$screen_negative.DI21]=&quot;&quot;;0;1);IF([$screen_negative.DJ21]=&quot;&quot;;0;1);IF([$screen_negative.DK21]=&quot;&quot;;0;1);IF([$screen_negative.DL21]=&quot;&quot;;0;1);IF([$screen_negative.DM21]=&quot;&quot;;0;1);IF([$screen_negative.DN21]=&quot;&quot;;0;1);IF([$screen_negative.DO21]=&quot;&quot;;0;1);IF([$screen_negative.DP21]=&quot;&quot;;0;1)))" office:value-type="string" office:string-value="0" calcext:value-type="string">
            <text:p>0</text:p>
          </table:table-cell>
          <table:table-cell table:formula="of:=BIN2HEX(CONCATENATE(IF([$screen_negative.DQ21]=&quot;&quot;;0;1);IF([$screen_negative.DR21]=&quot;&quot;;0;1);IF([$screen_negative.DS21]=&quot;&quot;;0;1);IF([$screen_negative.DT21]=&quot;&quot;;0;1);IF([$screen_negative.DU21]=&quot;&quot;;0;1);IF([$screen_negative.DV21]=&quot;&quot;;0;1);IF([$screen_negative.DW21]=&quot;&quot;;0;1);IF([$screen_negative.DX21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22]=&quot;&quot;;0;1);IF([$screen_negative.B22]=&quot;&quot;;0;1);IF([$screen_negative.C22]=&quot;&quot;;0;1);IF([$screen_negative.D22]=&quot;&quot;;0;1);IF([$screen_negative.E22]=&quot;&quot;;0;1);IF([$screen_negative.F22]=&quot;&quot;;0;1);IF([$screen_negative.G22]=&quot;&quot;;0;1);IF([$screen_negative.H22]=&quot;&quot;;0;1)))" office:value-type="string" office:string-value="0" calcext:value-type="string">
            <text:p>0</text:p>
          </table:table-cell>
          <table:table-cell table:formula="of:=BIN2HEX(CONCATENATE(IF([$screen_negative.I22]=&quot;&quot;;0;1);IF([$screen_negative.J22]=&quot;&quot;;0;1);IF([$screen_negative.K22]=&quot;&quot;;0;1);IF([$screen_negative.L22]=&quot;&quot;;0;1);IF([$screen_negative.M22]=&quot;&quot;;0;1);IF([$screen_negative.N22]=&quot;&quot;;0;1);IF([$screen_negative.O22]=&quot;&quot;;0;1);IF([$screen_negative.P22]=&quot;&quot;;0;1)))" office:value-type="string" office:string-value="0" calcext:value-type="string">
            <text:p>0</text:p>
          </table:table-cell>
          <table:table-cell table:formula="of:=BIN2HEX(CONCATENATE(IF([$screen_negative.Q22]=&quot;&quot;;0;1);IF([$screen_negative.R22]=&quot;&quot;;0;1);IF([$screen_negative.S22]=&quot;&quot;;0;1);IF([$screen_negative.T22]=&quot;&quot;;0;1);IF([$screen_negative.U22]=&quot;&quot;;0;1);IF([$screen_negative.V22]=&quot;&quot;;0;1);IF([$screen_negative.W22]=&quot;&quot;;0;1);IF([$screen_negative.X22]=&quot;&quot;;0;1)))" office:value-type="string" office:string-value="0" calcext:value-type="string">
            <text:p>0</text:p>
          </table:table-cell>
          <table:table-cell table:formula="of:=BIN2HEX(CONCATENATE(IF([$screen_negative.Y22]=&quot;&quot;;0;1);IF([$screen_negative.T22]=&quot;&quot;;0;1);IF([$screen_negative.U22]=&quot;&quot;;0;1);IF([$screen_negative.AB22]=&quot;&quot;;0;1);IF([$screen_negative.AC22]=&quot;&quot;;0;1);IF([$screen_negative.AD22]=&quot;&quot;;0;1);IF([$screen_negative.AE22]=&quot;&quot;;0;1);IF([$screen_negative.AF22]=&quot;&quot;;0;1)))" office:value-type="string" office:string-value="0" calcext:value-type="string">
            <text:p>0</text:p>
          </table:table-cell>
          <table:table-cell table:formula="of:=BIN2HEX(CONCATENATE(IF([$screen_negative.AG22]=&quot;&quot;;0;1);IF([$screen_negative.AH22]=&quot;&quot;;0;1);IF([$screen_negative.AI22]=&quot;&quot;;0;1);IF([$screen_negative.AJ22]=&quot;&quot;;0;1);IF([$screen_negative.AK22]=&quot;&quot;;0;1);IF([$screen_negative.AL22]=&quot;&quot;;0;1);IF([$screen_negative.AM22]=&quot;&quot;;0;1);IF([$screen_negative.AN22]=&quot;&quot;;0;1)))" office:value-type="string" office:string-value="28" calcext:value-type="string">
            <text:p>28</text:p>
          </table:table-cell>
          <table:table-cell table:formula="of:=BIN2HEX(CONCATENATE(IF([$screen_negative.AO22]=&quot;&quot;;0;1);IF([$screen_negative.AP22]=&quot;&quot;;0;1);IF([$screen_negative.AQ22]=&quot;&quot;;0;1);IF([$screen_negative.AR22]=&quot;&quot;;0;1);IF([$screen_negative.AS22]=&quot;&quot;;0;1);IF([$screen_negative.AT22]=&quot;&quot;;0;1);IF([$screen_negative.AU22]=&quot;&quot;;0;1);IF([$screen_negative.AV22]=&quot;&quot;;0;1)))" office:value-type="string" office:string-value="0" calcext:value-type="string">
            <text:p>0</text:p>
          </table:table-cell>
          <table:table-cell table:formula="of:=BIN2HEX(CONCATENATE(IF([$screen_negative.AW22]=&quot;&quot;;0;1);IF([$screen_negative.AX22]=&quot;&quot;;0;1);IF([$screen_negative.AY22]=&quot;&quot;;0;1);IF([$screen_negative.AZ22]=&quot;&quot;;0;1);IF([$screen_negative.BA22]=&quot;&quot;;0;1);IF([$screen_negative.BB22]=&quot;&quot;;0;1);IF([$screen_negative.BC22]=&quot;&quot;;0;1);IF([$screen_negative.BD22]=&quot;&quot;;0;1)))" office:value-type="string" office:string-value="4" calcext:value-type="string">
            <text:p>4</text:p>
          </table:table-cell>
          <table:table-cell table:formula="of:=BIN2HEX(CONCATENATE(IF([$screen_negative.BE22]=&quot;&quot;;0;1);IF([$screen_negative.BF22]=&quot;&quot;;0;1);IF([$screen_negative.BG22]=&quot;&quot;;0;1);IF([$screen_negative.BH22]=&quot;&quot;;0;1);IF([$screen_negative.BI22]=&quot;&quot;;0;1);IF([$screen_negative.BJ22]=&quot;&quot;;0;1);IF([$screen_negative.BK22]=&quot;&quot;;0;1);IF([$screen_negative.BL22]=&quot;&quot;;0;1)))" office:value-type="string" office:string-value="0" calcext:value-type="string">
            <text:p>0</text:p>
          </table:table-cell>
          <table:table-cell table:formula="of:=BIN2HEX(CONCATENATE(IF([$screen_negative.BM22]=&quot;&quot;;0;1);IF([$screen_negative.BN22]=&quot;&quot;;0;1);IF([$screen_negative.BO22]=&quot;&quot;;0;1);IF([$screen_negative.BP22]=&quot;&quot;;0;1);IF([$screen_negative.BQ22]=&quot;&quot;;0;1);IF([$screen_negative.BR22]=&quot;&quot;;0;1);IF([$screen_negative.BS22]=&quot;&quot;;0;1);IF([$screen_negative.BT22]=&quot;&quot;;0;1)))" office:value-type="string" office:string-value="0" calcext:value-type="string">
            <text:p>0</text:p>
          </table:table-cell>
          <table:table-cell table:formula="of:=BIN2HEX(CONCATENATE(IF([$screen_negative.BU22]=&quot;&quot;;0;1);IF([$screen_negative.BV22]=&quot;&quot;;0;1);IF([$screen_negative.BW22]=&quot;&quot;;0;1);IF([$screen_negative.BX22]=&quot;&quot;;0;1);IF([$screen_negative.BY22]=&quot;&quot;;0;1);IF([$screen_negative.BZ22]=&quot;&quot;;0;1);IF([$screen_negative.CA22]=&quot;&quot;;0;1);IF([$screen_negative.CB22]=&quot;&quot;;0;1)))" office:value-type="string" office:string-value="20" calcext:value-type="string">
            <text:p>20</text:p>
          </table:table-cell>
          <table:table-cell table:formula="of:=BIN2HEX(CONCATENATE(IF([$screen_negative.CC22]=&quot;&quot;;0;1);IF([$screen_negative.CD22]=&quot;&quot;;0;1);IF([$screen_negative.CE22]=&quot;&quot;;0;1);IF([$screen_negative.CF22]=&quot;&quot;;0;1);IF([$screen_negative.CG22]=&quot;&quot;;0;1);IF([$screen_negative.CH22]=&quot;&quot;;0;1);IF([$screen_negative.CI22]=&quot;&quot;;0;1);IF([$screen_negative.CJ22]=&quot;&quot;;0;1)))" office:value-type="string" office:string-value="0" calcext:value-type="string">
            <text:p>0</text:p>
          </table:table-cell>
          <table:table-cell table:formula="of:=BIN2HEX(CONCATENATE(IF([$screen_negative.CK22]=&quot;&quot;;0;1);IF([$screen_negative.CL22]=&quot;&quot;;0;1);IF([$screen_negative.CM22]=&quot;&quot;;0;1);IF([$screen_negative.CN22]=&quot;&quot;;0;1);IF([$screen_negative.CO22]=&quot;&quot;;0;1);IF([$screen_negative.CP22]=&quot;&quot;;0;1);IF([$screen_negative.CQ22]=&quot;&quot;;0;1);IF([$screen_negative.CR22]=&quot;&quot;;0;1)))" office:value-type="string" office:string-value="14" calcext:value-type="string">
            <text:p>14</text:p>
          </table:table-cell>
          <table:table-cell table:formula="of:=BIN2HEX(CONCATENATE(IF([$screen_negative.CS22]=&quot;&quot;;0;1);IF([$screen_negative.CT22]=&quot;&quot;;0;1);IF([$screen_negative.CU22]=&quot;&quot;;0;1);IF([$screen_negative.CV22]=&quot;&quot;;0;1);IF([$screen_negative.CW22]=&quot;&quot;;0;1);IF([$screen_negative.CX22]=&quot;&quot;;0;1);IF([$screen_negative.CY22]=&quot;&quot;;0;1);IF([$screen_negative.CZ22]=&quot;&quot;;0;1)))" office:value-type="string" office:string-value="0" calcext:value-type="string">
            <text:p>0</text:p>
          </table:table-cell>
          <table:table-cell table:formula="of:=BIN2HEX(CONCATENATE(IF([$screen_negative.DA22]=&quot;&quot;;0;1);IF([$screen_negative.DB22]=&quot;&quot;;0;1);IF([$screen_negative.DC22]=&quot;&quot;;0;1);IF([$screen_negative.DD22]=&quot;&quot;;0;1);IF([$screen_negative.DE22]=&quot;&quot;;0;1);IF([$screen_negative.DF22]=&quot;&quot;;0;1);IF([$screen_negative.DG22]=&quot;&quot;;0;1);IF([$screen_negative.DH22]=&quot;&quot;;0;1)))" office:value-type="string" office:string-value="0" calcext:value-type="string">
            <text:p>0</text:p>
          </table:table-cell>
          <table:table-cell table:formula="of:=BIN2HEX(CONCATENATE(IF([$screen_negative.DI22]=&quot;&quot;;0;1);IF([$screen_negative.DJ22]=&quot;&quot;;0;1);IF([$screen_negative.DK22]=&quot;&quot;;0;1);IF([$screen_negative.DL22]=&quot;&quot;;0;1);IF([$screen_negative.DM22]=&quot;&quot;;0;1);IF([$screen_negative.DN22]=&quot;&quot;;0;1);IF([$screen_negative.DO22]=&quot;&quot;;0;1);IF([$screen_negative.DP22]=&quot;&quot;;0;1)))" office:value-type="string" office:string-value="0" calcext:value-type="string">
            <text:p>0</text:p>
          </table:table-cell>
          <table:table-cell table:formula="of:=BIN2HEX(CONCATENATE(IF([$screen_negative.DQ22]=&quot;&quot;;0;1);IF([$screen_negative.DR22]=&quot;&quot;;0;1);IF([$screen_negative.DS22]=&quot;&quot;;0;1);IF([$screen_negative.DT22]=&quot;&quot;;0;1);IF([$screen_negative.DU22]=&quot;&quot;;0;1);IF([$screen_negative.DV22]=&quot;&quot;;0;1);IF([$screen_negative.DW22]=&quot;&quot;;0;1);IF([$screen_negative.DX22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23]=&quot;&quot;;0;1);IF([$screen_negative.B23]=&quot;&quot;;0;1);IF([$screen_negative.C23]=&quot;&quot;;0;1);IF([$screen_negative.D23]=&quot;&quot;;0;1);IF([$screen_negative.E23]=&quot;&quot;;0;1);IF([$screen_negative.F23]=&quot;&quot;;0;1);IF([$screen_negative.G23]=&quot;&quot;;0;1);IF([$screen_negative.H23]=&quot;&quot;;0;1)))" office:value-type="string" office:string-value="0" calcext:value-type="string">
            <text:p>0</text:p>
          </table:table-cell>
          <table:table-cell table:formula="of:=BIN2HEX(CONCATENATE(IF([$screen_negative.I23]=&quot;&quot;;0;1);IF([$screen_negative.J23]=&quot;&quot;;0;1);IF([$screen_negative.K23]=&quot;&quot;;0;1);IF([$screen_negative.L23]=&quot;&quot;;0;1);IF([$screen_negative.M23]=&quot;&quot;;0;1);IF([$screen_negative.N23]=&quot;&quot;;0;1);IF([$screen_negative.O23]=&quot;&quot;;0;1);IF([$screen_negative.P23]=&quot;&quot;;0;1)))" office:value-type="string" office:string-value="0" calcext:value-type="string">
            <text:p>0</text:p>
          </table:table-cell>
          <table:table-cell table:formula="of:=BIN2HEX(CONCATENATE(IF([$screen_negative.Q23]=&quot;&quot;;0;1);IF([$screen_negative.R23]=&quot;&quot;;0;1);IF([$screen_negative.S23]=&quot;&quot;;0;1);IF([$screen_negative.T23]=&quot;&quot;;0;1);IF([$screen_negative.U23]=&quot;&quot;;0;1);IF([$screen_negative.V23]=&quot;&quot;;0;1);IF([$screen_negative.W23]=&quot;&quot;;0;1);IF([$screen_negative.X23]=&quot;&quot;;0;1)))" office:value-type="string" office:string-value="0" calcext:value-type="string">
            <text:p>0</text:p>
          </table:table-cell>
          <table:table-cell table:formula="of:=BIN2HEX(CONCATENATE(IF([$screen_negative.Y23]=&quot;&quot;;0;1);IF([$screen_negative.T23]=&quot;&quot;;0;1);IF([$screen_negative.U23]=&quot;&quot;;0;1);IF([$screen_negative.AB23]=&quot;&quot;;0;1);IF([$screen_negative.AC23]=&quot;&quot;;0;1);IF([$screen_negative.AD23]=&quot;&quot;;0;1);IF([$screen_negative.AE23]=&quot;&quot;;0;1);IF([$screen_negative.AF23]=&quot;&quot;;0;1)))" office:value-type="string" office:string-value="0" calcext:value-type="string">
            <text:p>0</text:p>
          </table:table-cell>
          <table:table-cell table:formula="of:=BIN2HEX(CONCATENATE(IF([$screen_negative.AG23]=&quot;&quot;;0;1);IF([$screen_negative.AH23]=&quot;&quot;;0;1);IF([$screen_negative.AI23]=&quot;&quot;;0;1);IF([$screen_negative.AJ23]=&quot;&quot;;0;1);IF([$screen_negative.AK23]=&quot;&quot;;0;1);IF([$screen_negative.AL23]=&quot;&quot;;0;1);IF([$screen_negative.AM23]=&quot;&quot;;0;1);IF([$screen_negative.AN23]=&quot;&quot;;0;1)))" office:value-type="string" office:string-value="48" calcext:value-type="string">
            <text:p>48</text:p>
          </table:table-cell>
          <table:table-cell table:formula="of:=BIN2HEX(CONCATENATE(IF([$screen_negative.AO23]=&quot;&quot;;0;1);IF([$screen_negative.AP23]=&quot;&quot;;0;1);IF([$screen_negative.AQ23]=&quot;&quot;;0;1);IF([$screen_negative.AR23]=&quot;&quot;;0;1);IF([$screen_negative.AS23]=&quot;&quot;;0;1);IF([$screen_negative.AT23]=&quot;&quot;;0;1);IF([$screen_negative.AU23]=&quot;&quot;;0;1);IF([$screen_negative.AV23]=&quot;&quot;;0;1)))" office:value-type="string" office:string-value="0" calcext:value-type="string">
            <text:p>0</text:p>
          </table:table-cell>
          <table:table-cell table:formula="of:=BIN2HEX(CONCATENATE(IF([$screen_negative.AW23]=&quot;&quot;;0;1);IF([$screen_negative.AX23]=&quot;&quot;;0;1);IF([$screen_negative.AY23]=&quot;&quot;;0;1);IF([$screen_negative.AZ23]=&quot;&quot;;0;1);IF([$screen_negative.BA23]=&quot;&quot;;0;1);IF([$screen_negative.BB23]=&quot;&quot;;0;1);IF([$screen_negative.BC23]=&quot;&quot;;0;1);IF([$screen_negative.BD23]=&quot;&quot;;0;1)))" office:value-type="string" office:string-value="2" calcext:value-type="string">
            <text:p>2</text:p>
          </table:table-cell>
          <table:table-cell table:formula="of:=BIN2HEX(CONCATENATE(IF([$screen_negative.BE23]=&quot;&quot;;0;1);IF([$screen_negative.BF23]=&quot;&quot;;0;1);IF([$screen_negative.BG23]=&quot;&quot;;0;1);IF([$screen_negative.BH23]=&quot;&quot;;0;1);IF([$screen_negative.BI23]=&quot;&quot;;0;1);IF([$screen_negative.BJ23]=&quot;&quot;;0;1);IF([$screen_negative.BK23]=&quot;&quot;;0;1);IF([$screen_negative.BL23]=&quot;&quot;;0;1)))" office:value-type="string" office:string-value="0" calcext:value-type="string">
            <text:p>0</text:p>
          </table:table-cell>
          <table:table-cell table:formula="of:=BIN2HEX(CONCATENATE(IF([$screen_negative.BM23]=&quot;&quot;;0;1);IF([$screen_negative.BN23]=&quot;&quot;;0;1);IF([$screen_negative.BO23]=&quot;&quot;;0;1);IF([$screen_negative.BP23]=&quot;&quot;;0;1);IF([$screen_negative.BQ23]=&quot;&quot;;0;1);IF([$screen_negative.BR23]=&quot;&quot;;0;1);IF([$screen_negative.BS23]=&quot;&quot;;0;1);IF([$screen_negative.BT23]=&quot;&quot;;0;1)))" office:value-type="string" office:string-value="0" calcext:value-type="string">
            <text:p>0</text:p>
          </table:table-cell>
          <table:table-cell table:formula="of:=BIN2HEX(CONCATENATE(IF([$screen_negative.BU23]=&quot;&quot;;0;1);IF([$screen_negative.BV23]=&quot;&quot;;0;1);IF([$screen_negative.BW23]=&quot;&quot;;0;1);IF([$screen_negative.BX23]=&quot;&quot;;0;1);IF([$screen_negative.BY23]=&quot;&quot;;0;1);IF([$screen_negative.BZ23]=&quot;&quot;;0;1);IF([$screen_negative.CA23]=&quot;&quot;;0;1);IF([$screen_negative.CB23]=&quot;&quot;;0;1)))" office:value-type="string" office:string-value="40" calcext:value-type="string">
            <text:p>40</text:p>
          </table:table-cell>
          <table:table-cell table:formula="of:=BIN2HEX(CONCATENATE(IF([$screen_negative.CC23]=&quot;&quot;;0;1);IF([$screen_negative.CD23]=&quot;&quot;;0;1);IF([$screen_negative.CE23]=&quot;&quot;;0;1);IF([$screen_negative.CF23]=&quot;&quot;;0;1);IF([$screen_negative.CG23]=&quot;&quot;;0;1);IF([$screen_negative.CH23]=&quot;&quot;;0;1);IF([$screen_negative.CI23]=&quot;&quot;;0;1);IF([$screen_negative.CJ23]=&quot;&quot;;0;1)))" office:value-type="string" office:string-value="0" calcext:value-type="string">
            <text:p>0</text:p>
          </table:table-cell>
          <table:table-cell table:formula="of:=BIN2HEX(CONCATENATE(IF([$screen_negative.CK23]=&quot;&quot;;0;1);IF([$screen_negative.CL23]=&quot;&quot;;0;1);IF([$screen_negative.CM23]=&quot;&quot;;0;1);IF([$screen_negative.CN23]=&quot;&quot;;0;1);IF([$screen_negative.CO23]=&quot;&quot;;0;1);IF([$screen_negative.CP23]=&quot;&quot;;0;1);IF([$screen_negative.CQ23]=&quot;&quot;;0;1);IF([$screen_negative.CR23]=&quot;&quot;;0;1)))" office:value-type="string" office:string-value="12" calcext:value-type="string">
            <text:p>12</text:p>
          </table:table-cell>
          <table:table-cell table:formula="of:=BIN2HEX(CONCATENATE(IF([$screen_negative.CS23]=&quot;&quot;;0;1);IF([$screen_negative.CT23]=&quot;&quot;;0;1);IF([$screen_negative.CU23]=&quot;&quot;;0;1);IF([$screen_negative.CV23]=&quot;&quot;;0;1);IF([$screen_negative.CW23]=&quot;&quot;;0;1);IF([$screen_negative.CX23]=&quot;&quot;;0;1);IF([$screen_negative.CY23]=&quot;&quot;;0;1);IF([$screen_negative.CZ23]=&quot;&quot;;0;1)))" office:value-type="string" office:string-value="0" calcext:value-type="string">
            <text:p>0</text:p>
          </table:table-cell>
          <table:table-cell table:formula="of:=BIN2HEX(CONCATENATE(IF([$screen_negative.DA23]=&quot;&quot;;0;1);IF([$screen_negative.DB23]=&quot;&quot;;0;1);IF([$screen_negative.DC23]=&quot;&quot;;0;1);IF([$screen_negative.DD23]=&quot;&quot;;0;1);IF([$screen_negative.DE23]=&quot;&quot;;0;1);IF([$screen_negative.DF23]=&quot;&quot;;0;1);IF([$screen_negative.DG23]=&quot;&quot;;0;1);IF([$screen_negative.DH23]=&quot;&quot;;0;1)))" office:value-type="string" office:string-value="0" calcext:value-type="string">
            <text:p>0</text:p>
          </table:table-cell>
          <table:table-cell table:formula="of:=BIN2HEX(CONCATENATE(IF([$screen_negative.DI23]=&quot;&quot;;0;1);IF([$screen_negative.DJ23]=&quot;&quot;;0;1);IF([$screen_negative.DK23]=&quot;&quot;;0;1);IF([$screen_negative.DL23]=&quot;&quot;;0;1);IF([$screen_negative.DM23]=&quot;&quot;;0;1);IF([$screen_negative.DN23]=&quot;&quot;;0;1);IF([$screen_negative.DO23]=&quot;&quot;;0;1);IF([$screen_negative.DP23]=&quot;&quot;;0;1)))" office:value-type="string" office:string-value="0" calcext:value-type="string">
            <text:p>0</text:p>
          </table:table-cell>
          <table:table-cell table:formula="of:=BIN2HEX(CONCATENATE(IF([$screen_negative.DQ23]=&quot;&quot;;0;1);IF([$screen_negative.DR23]=&quot;&quot;;0;1);IF([$screen_negative.DS23]=&quot;&quot;;0;1);IF([$screen_negative.DT23]=&quot;&quot;;0;1);IF([$screen_negative.DU23]=&quot;&quot;;0;1);IF([$screen_negative.DV23]=&quot;&quot;;0;1);IF([$screen_negative.DW23]=&quot;&quot;;0;1);IF([$screen_negative.DX23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24]=&quot;&quot;;0;1);IF([$screen_negative.B24]=&quot;&quot;;0;1);IF([$screen_negative.C24]=&quot;&quot;;0;1);IF([$screen_negative.D24]=&quot;&quot;;0;1);IF([$screen_negative.E24]=&quot;&quot;;0;1);IF([$screen_negative.F24]=&quot;&quot;;0;1);IF([$screen_negative.G24]=&quot;&quot;;0;1);IF([$screen_negative.H24]=&quot;&quot;;0;1)))" office:value-type="string" office:string-value="0" calcext:value-type="string">
            <text:p>0</text:p>
          </table:table-cell>
          <table:table-cell table:formula="of:=BIN2HEX(CONCATENATE(IF([$screen_negative.I24]=&quot;&quot;;0;1);IF([$screen_negative.J24]=&quot;&quot;;0;1);IF([$screen_negative.K24]=&quot;&quot;;0;1);IF([$screen_negative.L24]=&quot;&quot;;0;1);IF([$screen_negative.M24]=&quot;&quot;;0;1);IF([$screen_negative.N24]=&quot;&quot;;0;1);IF([$screen_negative.O24]=&quot;&quot;;0;1);IF([$screen_negative.P24]=&quot;&quot;;0;1)))" office:value-type="string" office:string-value="0" calcext:value-type="string">
            <text:p>0</text:p>
          </table:table-cell>
          <table:table-cell table:formula="of:=BIN2HEX(CONCATENATE(IF([$screen_negative.Q24]=&quot;&quot;;0;1);IF([$screen_negative.R24]=&quot;&quot;;0;1);IF([$screen_negative.S24]=&quot;&quot;;0;1);IF([$screen_negative.T24]=&quot;&quot;;0;1);IF([$screen_negative.U24]=&quot;&quot;;0;1);IF([$screen_negative.V24]=&quot;&quot;;0;1);IF([$screen_negative.W24]=&quot;&quot;;0;1);IF([$screen_negative.X24]=&quot;&quot;;0;1)))" office:value-type="string" office:string-value="0" calcext:value-type="string">
            <text:p>0</text:p>
          </table:table-cell>
          <table:table-cell table:formula="of:=BIN2HEX(CONCATENATE(IF([$screen_negative.Y24]=&quot;&quot;;0;1);IF([$screen_negative.T24]=&quot;&quot;;0;1);IF([$screen_negative.U24]=&quot;&quot;;0;1);IF([$screen_negative.AB24]=&quot;&quot;;0;1);IF([$screen_negative.AC24]=&quot;&quot;;0;1);IF([$screen_negative.AD24]=&quot;&quot;;0;1);IF([$screen_negative.AE24]=&quot;&quot;;0;1);IF([$screen_negative.AF24]=&quot;&quot;;0;1)))" office:value-type="string" office:string-value="0" calcext:value-type="string">
            <text:p>0</text:p>
          </table:table-cell>
          <table:table-cell table:formula="of:=BIN2HEX(CONCATENATE(IF([$screen_negative.AG24]=&quot;&quot;;0;1);IF([$screen_negative.AH24]=&quot;&quot;;0;1);IF([$screen_negative.AI24]=&quot;&quot;;0;1);IF([$screen_negative.AJ24]=&quot;&quot;;0;1);IF([$screen_negative.AK24]=&quot;&quot;;0;1);IF([$screen_negative.AL24]=&quot;&quot;;0;1);IF([$screen_negative.AM24]=&quot;&quot;;0;1);IF([$screen_negative.AN24]=&quot;&quot;;0;1)))" office:value-type="string" office:string-value="50" calcext:value-type="string">
            <text:p>50</text:p>
          </table:table-cell>
          <table:table-cell table:formula="of:=BIN2HEX(CONCATENATE(IF([$screen_negative.AO24]=&quot;&quot;;0;1);IF([$screen_negative.AP24]=&quot;&quot;;0;1);IF([$screen_negative.AQ24]=&quot;&quot;;0;1);IF([$screen_negative.AR24]=&quot;&quot;;0;1);IF([$screen_negative.AS24]=&quot;&quot;;0;1);IF([$screen_negative.AT24]=&quot;&quot;;0;1);IF([$screen_negative.AU24]=&quot;&quot;;0;1);IF([$screen_negative.AV24]=&quot;&quot;;0;1)))" office:value-type="string" office:string-value="0" calcext:value-type="string">
            <text:p>0</text:p>
          </table:table-cell>
          <table:table-cell table:formula="of:=BIN2HEX(CONCATENATE(IF([$screen_negative.AW24]=&quot;&quot;;0;1);IF([$screen_negative.AX24]=&quot;&quot;;0;1);IF([$screen_negative.AY24]=&quot;&quot;;0;1);IF([$screen_negative.AZ24]=&quot;&quot;;0;1);IF([$screen_negative.BA24]=&quot;&quot;;0;1);IF([$screen_negative.BB24]=&quot;&quot;;0;1);IF([$screen_negative.BC24]=&quot;&quot;;0;1);IF([$screen_negative.BD24]=&quot;&quot;;0;1)))" office:value-type="string" office:string-value="1" calcext:value-type="string">
            <text:p>1</text:p>
          </table:table-cell>
          <table:table-cell table:formula="of:=BIN2HEX(CONCATENATE(IF([$screen_negative.BE24]=&quot;&quot;;0;1);IF([$screen_negative.BF24]=&quot;&quot;;0;1);IF([$screen_negative.BG24]=&quot;&quot;;0;1);IF([$screen_negative.BH24]=&quot;&quot;;0;1);IF([$screen_negative.BI24]=&quot;&quot;;0;1);IF([$screen_negative.BJ24]=&quot;&quot;;0;1);IF([$screen_negative.BK24]=&quot;&quot;;0;1);IF([$screen_negative.BL24]=&quot;&quot;;0;1)))" office:value-type="string" office:string-value="1" calcext:value-type="string">
            <text:p>1</text:p>
          </table:table-cell>
          <table:table-cell table:formula="of:=BIN2HEX(CONCATENATE(IF([$screen_negative.BM24]=&quot;&quot;;0;1);IF([$screen_negative.BN24]=&quot;&quot;;0;1);IF([$screen_negative.BO24]=&quot;&quot;;0;1);IF([$screen_negative.BP24]=&quot;&quot;;0;1);IF([$screen_negative.BQ24]=&quot;&quot;;0;1);IF([$screen_negative.BR24]=&quot;&quot;;0;1);IF([$screen_negative.BS24]=&quot;&quot;;0;1);IF([$screen_negative.BT24]=&quot;&quot;;0;1)))" office:value-type="string" office:string-value="80" calcext:value-type="string">
            <text:p>80</text:p>
          </table:table-cell>
          <table:table-cell table:formula="of:=BIN2HEX(CONCATENATE(IF([$screen_negative.BU24]=&quot;&quot;;0;1);IF([$screen_negative.BV24]=&quot;&quot;;0;1);IF([$screen_negative.BW24]=&quot;&quot;;0;1);IF([$screen_negative.BX24]=&quot;&quot;;0;1);IF([$screen_negative.BY24]=&quot;&quot;;0;1);IF([$screen_negative.BZ24]=&quot;&quot;;0;1);IF([$screen_negative.CA24]=&quot;&quot;;0;1);IF([$screen_negative.CB24]=&quot;&quot;;0;1)))" office:value-type="string" office:string-value="80" calcext:value-type="string">
            <text:p>80</text:p>
          </table:table-cell>
          <table:table-cell table:formula="of:=BIN2HEX(CONCATENATE(IF([$screen_negative.CC24]=&quot;&quot;;0;1);IF([$screen_negative.CD24]=&quot;&quot;;0;1);IF([$screen_negative.CE24]=&quot;&quot;;0;1);IF([$screen_negative.CF24]=&quot;&quot;;0;1);IF([$screen_negative.CG24]=&quot;&quot;;0;1);IF([$screen_negative.CH24]=&quot;&quot;;0;1);IF([$screen_negative.CI24]=&quot;&quot;;0;1);IF([$screen_negative.CJ24]=&quot;&quot;;0;1)))" office:value-type="string" office:string-value="0" calcext:value-type="string">
            <text:p>0</text:p>
          </table:table-cell>
          <table:table-cell table:formula="of:=BIN2HEX(CONCATENATE(IF([$screen_negative.CK24]=&quot;&quot;;0;1);IF([$screen_negative.CL24]=&quot;&quot;;0;1);IF([$screen_negative.CM24]=&quot;&quot;;0;1);IF([$screen_negative.CN24]=&quot;&quot;;0;1);IF([$screen_negative.CO24]=&quot;&quot;;0;1);IF([$screen_negative.CP24]=&quot;&quot;;0;1);IF([$screen_negative.CQ24]=&quot;&quot;;0;1);IF([$screen_negative.CR24]=&quot;&quot;;0;1)))" office:value-type="string" office:string-value="A" calcext:value-type="string">
            <text:p>A</text:p>
          </table:table-cell>
          <table:table-cell table:formula="of:=BIN2HEX(CONCATENATE(IF([$screen_negative.CS24]=&quot;&quot;;0;1);IF([$screen_negative.CT24]=&quot;&quot;;0;1);IF([$screen_negative.CU24]=&quot;&quot;;0;1);IF([$screen_negative.CV24]=&quot;&quot;;0;1);IF([$screen_negative.CW24]=&quot;&quot;;0;1);IF([$screen_negative.CX24]=&quot;&quot;;0;1);IF([$screen_negative.CY24]=&quot;&quot;;0;1);IF([$screen_negative.CZ24]=&quot;&quot;;0;1)))" office:value-type="string" office:string-value="0" calcext:value-type="string">
            <text:p>0</text:p>
          </table:table-cell>
          <table:table-cell table:formula="of:=BIN2HEX(CONCATENATE(IF([$screen_negative.DA24]=&quot;&quot;;0;1);IF([$screen_negative.DB24]=&quot;&quot;;0;1);IF([$screen_negative.DC24]=&quot;&quot;;0;1);IF([$screen_negative.DD24]=&quot;&quot;;0;1);IF([$screen_negative.DE24]=&quot;&quot;;0;1);IF([$screen_negative.DF24]=&quot;&quot;;0;1);IF([$screen_negative.DG24]=&quot;&quot;;0;1);IF([$screen_negative.DH24]=&quot;&quot;;0;1)))" office:value-type="string" office:string-value="0" calcext:value-type="string">
            <text:p>0</text:p>
          </table:table-cell>
          <table:table-cell table:formula="of:=BIN2HEX(CONCATENATE(IF([$screen_negative.DI24]=&quot;&quot;;0;1);IF([$screen_negative.DJ24]=&quot;&quot;;0;1);IF([$screen_negative.DK24]=&quot;&quot;;0;1);IF([$screen_negative.DL24]=&quot;&quot;;0;1);IF([$screen_negative.DM24]=&quot;&quot;;0;1);IF([$screen_negative.DN24]=&quot;&quot;;0;1);IF([$screen_negative.DO24]=&quot;&quot;;0;1);IF([$screen_negative.DP24]=&quot;&quot;;0;1)))" office:value-type="string" office:string-value="0" calcext:value-type="string">
            <text:p>0</text:p>
          </table:table-cell>
          <table:table-cell table:formula="of:=BIN2HEX(CONCATENATE(IF([$screen_negative.DQ24]=&quot;&quot;;0;1);IF([$screen_negative.DR24]=&quot;&quot;;0;1);IF([$screen_negative.DS24]=&quot;&quot;;0;1);IF([$screen_negative.DT24]=&quot;&quot;;0;1);IF([$screen_negative.DU24]=&quot;&quot;;0;1);IF([$screen_negative.DV24]=&quot;&quot;;0;1);IF([$screen_negative.DW24]=&quot;&quot;;0;1);IF([$screen_negative.DX24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25]=&quot;&quot;;0;1);IF([$screen_negative.B25]=&quot;&quot;;0;1);IF([$screen_negative.C25]=&quot;&quot;;0;1);IF([$screen_negative.D25]=&quot;&quot;;0;1);IF([$screen_negative.E25]=&quot;&quot;;0;1);IF([$screen_negative.F25]=&quot;&quot;;0;1);IF([$screen_negative.G25]=&quot;&quot;;0;1);IF([$screen_negative.H25]=&quot;&quot;;0;1)))" office:value-type="string" office:string-value="0" calcext:value-type="string">
            <text:p>0</text:p>
          </table:table-cell>
          <table:table-cell table:formula="of:=BIN2HEX(CONCATENATE(IF([$screen_negative.I25]=&quot;&quot;;0;1);IF([$screen_negative.J25]=&quot;&quot;;0;1);IF([$screen_negative.K25]=&quot;&quot;;0;1);IF([$screen_negative.L25]=&quot;&quot;;0;1);IF([$screen_negative.M25]=&quot;&quot;;0;1);IF([$screen_negative.N25]=&quot;&quot;;0;1);IF([$screen_negative.O25]=&quot;&quot;;0;1);IF([$screen_negative.P25]=&quot;&quot;;0;1)))" office:value-type="string" office:string-value="0" calcext:value-type="string">
            <text:p>0</text:p>
          </table:table-cell>
          <table:table-cell table:formula="of:=BIN2HEX(CONCATENATE(IF([$screen_negative.Q25]=&quot;&quot;;0;1);IF([$screen_negative.R25]=&quot;&quot;;0;1);IF([$screen_negative.S25]=&quot;&quot;;0;1);IF([$screen_negative.T25]=&quot;&quot;;0;1);IF([$screen_negative.U25]=&quot;&quot;;0;1);IF([$screen_negative.V25]=&quot;&quot;;0;1);IF([$screen_negative.W25]=&quot;&quot;;0;1);IF([$screen_negative.X25]=&quot;&quot;;0;1)))" office:value-type="string" office:string-value="0" calcext:value-type="string">
            <text:p>0</text:p>
          </table:table-cell>
          <table:table-cell table:formula="of:=BIN2HEX(CONCATENATE(IF([$screen_negative.Y25]=&quot;&quot;;0;1);IF([$screen_negative.T25]=&quot;&quot;;0;1);IF([$screen_negative.U25]=&quot;&quot;;0;1);IF([$screen_negative.AB25]=&quot;&quot;;0;1);IF([$screen_negative.AC25]=&quot;&quot;;0;1);IF([$screen_negative.AD25]=&quot;&quot;;0;1);IF([$screen_negative.AE25]=&quot;&quot;;0;1);IF([$screen_negative.AF25]=&quot;&quot;;0;1)))" office:value-type="string" office:string-value="0" calcext:value-type="string">
            <text:p>0</text:p>
          </table:table-cell>
          <table:table-cell table:formula="of:=BIN2HEX(CONCATENATE(IF([$screen_negative.AG25]=&quot;&quot;;0;1);IF([$screen_negative.AH25]=&quot;&quot;;0;1);IF([$screen_negative.AI25]=&quot;&quot;;0;1);IF([$screen_negative.AJ25]=&quot;&quot;;0;1);IF([$screen_negative.AK25]=&quot;&quot;;0;1);IF([$screen_negative.AL25]=&quot;&quot;;0;1);IF([$screen_negative.AM25]=&quot;&quot;;0;1);IF([$screen_negative.AN25]=&quot;&quot;;0;1)))" office:value-type="string" office:string-value="50" calcext:value-type="string">
            <text:p>50</text:p>
          </table:table-cell>
          <table:table-cell table:formula="of:=BIN2HEX(CONCATENATE(IF([$screen_negative.AO25]=&quot;&quot;;0;1);IF([$screen_negative.AP25]=&quot;&quot;;0;1);IF([$screen_negative.AQ25]=&quot;&quot;;0;1);IF([$screen_negative.AR25]=&quot;&quot;;0;1);IF([$screen_negative.AS25]=&quot;&quot;;0;1);IF([$screen_negative.AT25]=&quot;&quot;;0;1);IF([$screen_negative.AU25]=&quot;&quot;;0;1);IF([$screen_negative.AV25]=&quot;&quot;;0;1)))" office:value-type="string" office:string-value="0" calcext:value-type="string">
            <text:p>0</text:p>
          </table:table-cell>
          <table:table-cell table:formula="of:=BIN2HEX(CONCATENATE(IF([$screen_negative.AW25]=&quot;&quot;;0;1);IF([$screen_negative.AX25]=&quot;&quot;;0;1);IF([$screen_negative.AY25]=&quot;&quot;;0;1);IF([$screen_negative.AZ25]=&quot;&quot;;0;1);IF([$screen_negative.BA25]=&quot;&quot;;0;1);IF([$screen_negative.BB25]=&quot;&quot;;0;1);IF([$screen_negative.BC25]=&quot;&quot;;0;1);IF([$screen_negative.BD25]=&quot;&quot;;0;1)))" office:value-type="string" office:string-value="0" calcext:value-type="string">
            <text:p>0</text:p>
          </table:table-cell>
          <table:table-cell table:formula="of:=BIN2HEX(CONCATENATE(IF([$screen_negative.BE25]=&quot;&quot;;0;1);IF([$screen_negative.BF25]=&quot;&quot;;0;1);IF([$screen_negative.BG25]=&quot;&quot;;0;1);IF([$screen_negative.BH25]=&quot;&quot;;0;1);IF([$screen_negative.BI25]=&quot;&quot;;0;1);IF([$screen_negative.BJ25]=&quot;&quot;;0;1);IF([$screen_negative.BK25]=&quot;&quot;;0;1);IF([$screen_negative.BL25]=&quot;&quot;;0;1)))" office:value-type="string" office:string-value="81" calcext:value-type="string">
            <text:p>81</text:p>
          </table:table-cell>
          <table:table-cell table:formula="of:=BIN2HEX(CONCATENATE(IF([$screen_negative.BM25]=&quot;&quot;;0;1);IF([$screen_negative.BN25]=&quot;&quot;;0;1);IF([$screen_negative.BO25]=&quot;&quot;;0;1);IF([$screen_negative.BP25]=&quot;&quot;;0;1);IF([$screen_negative.BQ25]=&quot;&quot;;0;1);IF([$screen_negative.BR25]=&quot;&quot;;0;1);IF([$screen_negative.BS25]=&quot;&quot;;0;1);IF([$screen_negative.BT25]=&quot;&quot;;0;1)))" office:value-type="string" office:string-value="81" calcext:value-type="string">
            <text:p>81</text:p>
          </table:table-cell>
          <table:table-cell table:formula="of:=BIN2HEX(CONCATENATE(IF([$screen_negative.BU25]=&quot;&quot;;0;1);IF([$screen_negative.BV25]=&quot;&quot;;0;1);IF([$screen_negative.BW25]=&quot;&quot;;0;1);IF([$screen_negative.BX25]=&quot;&quot;;0;1);IF([$screen_negative.BY25]=&quot;&quot;;0;1);IF([$screen_negative.BZ25]=&quot;&quot;;0;1);IF([$screen_negative.CA25]=&quot;&quot;;0;1);IF([$screen_negative.CB25]=&quot;&quot;;0;1)))" office:value-type="string" office:string-value="0" calcext:value-type="string">
            <text:p>0</text:p>
          </table:table-cell>
          <table:table-cell table:formula="of:=BIN2HEX(CONCATENATE(IF([$screen_negative.CC25]=&quot;&quot;;0;1);IF([$screen_negative.CD25]=&quot;&quot;;0;1);IF([$screen_negative.CE25]=&quot;&quot;;0;1);IF([$screen_negative.CF25]=&quot;&quot;;0;1);IF([$screen_negative.CG25]=&quot;&quot;;0;1);IF([$screen_negative.CH25]=&quot;&quot;;0;1);IF([$screen_negative.CI25]=&quot;&quot;;0;1);IF([$screen_negative.CJ25]=&quot;&quot;;0;1)))" office:value-type="string" office:string-value="0" calcext:value-type="string">
            <text:p>0</text:p>
          </table:table-cell>
          <table:table-cell table:formula="of:=BIN2HEX(CONCATENATE(IF([$screen_negative.CK25]=&quot;&quot;;0;1);IF([$screen_negative.CL25]=&quot;&quot;;0;1);IF([$screen_negative.CM25]=&quot;&quot;;0;1);IF([$screen_negative.CN25]=&quot;&quot;;0;1);IF([$screen_negative.CO25]=&quot;&quot;;0;1);IF([$screen_negative.CP25]=&quot;&quot;;0;1);IF([$screen_negative.CQ25]=&quot;&quot;;0;1);IF([$screen_negative.CR25]=&quot;&quot;;0;1)))" office:value-type="string" office:string-value="A" calcext:value-type="string">
            <text:p>A</text:p>
          </table:table-cell>
          <table:table-cell table:formula="of:=BIN2HEX(CONCATENATE(IF([$screen_negative.CS25]=&quot;&quot;;0;1);IF([$screen_negative.CT25]=&quot;&quot;;0;1);IF([$screen_negative.CU25]=&quot;&quot;;0;1);IF([$screen_negative.CV25]=&quot;&quot;;0;1);IF([$screen_negative.CW25]=&quot;&quot;;0;1);IF([$screen_negative.CX25]=&quot;&quot;;0;1);IF([$screen_negative.CY25]=&quot;&quot;;0;1);IF([$screen_negative.CZ25]=&quot;&quot;;0;1)))" office:value-type="string" office:string-value="0" calcext:value-type="string">
            <text:p>0</text:p>
          </table:table-cell>
          <table:table-cell table:formula="of:=BIN2HEX(CONCATENATE(IF([$screen_negative.DA25]=&quot;&quot;;0;1);IF([$screen_negative.DB25]=&quot;&quot;;0;1);IF([$screen_negative.DC25]=&quot;&quot;;0;1);IF([$screen_negative.DD25]=&quot;&quot;;0;1);IF([$screen_negative.DE25]=&quot;&quot;;0;1);IF([$screen_negative.DF25]=&quot;&quot;;0;1);IF([$screen_negative.DG25]=&quot;&quot;;0;1);IF([$screen_negative.DH25]=&quot;&quot;;0;1)))" office:value-type="string" office:string-value="0" calcext:value-type="string">
            <text:p>0</text:p>
          </table:table-cell>
          <table:table-cell table:formula="of:=BIN2HEX(CONCATENATE(IF([$screen_negative.DI25]=&quot;&quot;;0;1);IF([$screen_negative.DJ25]=&quot;&quot;;0;1);IF([$screen_negative.DK25]=&quot;&quot;;0;1);IF([$screen_negative.DL25]=&quot;&quot;;0;1);IF([$screen_negative.DM25]=&quot;&quot;;0;1);IF([$screen_negative.DN25]=&quot;&quot;;0;1);IF([$screen_negative.DO25]=&quot;&quot;;0;1);IF([$screen_negative.DP25]=&quot;&quot;;0;1)))" office:value-type="string" office:string-value="0" calcext:value-type="string">
            <text:p>0</text:p>
          </table:table-cell>
          <table:table-cell table:formula="of:=BIN2HEX(CONCATENATE(IF([$screen_negative.DQ25]=&quot;&quot;;0;1);IF([$screen_negative.DR25]=&quot;&quot;;0;1);IF([$screen_negative.DS25]=&quot;&quot;;0;1);IF([$screen_negative.DT25]=&quot;&quot;;0;1);IF([$screen_negative.DU25]=&quot;&quot;;0;1);IF([$screen_negative.DV25]=&quot;&quot;;0;1);IF([$screen_negative.DW25]=&quot;&quot;;0;1);IF([$screen_negative.DX25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26]=&quot;&quot;;0;1);IF([$screen_negative.B26]=&quot;&quot;;0;1);IF([$screen_negative.C26]=&quot;&quot;;0;1);IF([$screen_negative.D26]=&quot;&quot;;0;1);IF([$screen_negative.E26]=&quot;&quot;;0;1);IF([$screen_negative.F26]=&quot;&quot;;0;1);IF([$screen_negative.G26]=&quot;&quot;;0;1);IF([$screen_negative.H26]=&quot;&quot;;0;1)))" office:value-type="string" office:string-value="0" calcext:value-type="string">
            <text:p>0</text:p>
          </table:table-cell>
          <table:table-cell table:formula="of:=BIN2HEX(CONCATENATE(IF([$screen_negative.I26]=&quot;&quot;;0;1);IF([$screen_negative.J26]=&quot;&quot;;0;1);IF([$screen_negative.K26]=&quot;&quot;;0;1);IF([$screen_negative.L26]=&quot;&quot;;0;1);IF([$screen_negative.M26]=&quot;&quot;;0;1);IF([$screen_negative.N26]=&quot;&quot;;0;1);IF([$screen_negative.O26]=&quot;&quot;;0;1);IF([$screen_negative.P26]=&quot;&quot;;0;1)))" office:value-type="string" office:string-value="0" calcext:value-type="string">
            <text:p>0</text:p>
          </table:table-cell>
          <table:table-cell table:formula="of:=BIN2HEX(CONCATENATE(IF([$screen_negative.Q26]=&quot;&quot;;0;1);IF([$screen_negative.R26]=&quot;&quot;;0;1);IF([$screen_negative.S26]=&quot;&quot;;0;1);IF([$screen_negative.T26]=&quot;&quot;;0;1);IF([$screen_negative.U26]=&quot;&quot;;0;1);IF([$screen_negative.V26]=&quot;&quot;;0;1);IF([$screen_negative.W26]=&quot;&quot;;0;1);IF([$screen_negative.X26]=&quot;&quot;;0;1)))" office:value-type="string" office:string-value="0" calcext:value-type="string">
            <text:p>0</text:p>
          </table:table-cell>
          <table:table-cell table:formula="of:=BIN2HEX(CONCATENATE(IF([$screen_negative.Y26]=&quot;&quot;;0;1);IF([$screen_negative.T26]=&quot;&quot;;0;1);IF([$screen_negative.U26]=&quot;&quot;;0;1);IF([$screen_negative.AB26]=&quot;&quot;;0;1);IF([$screen_negative.AC26]=&quot;&quot;;0;1);IF([$screen_negative.AD26]=&quot;&quot;;0;1);IF([$screen_negative.AE26]=&quot;&quot;;0;1);IF([$screen_negative.AF26]=&quot;&quot;;0;1)))" office:value-type="string" office:string-value="0" calcext:value-type="string">
            <text:p>0</text:p>
          </table:table-cell>
          <table:table-cell table:formula="of:=BIN2HEX(CONCATENATE(IF([$screen_negative.AG26]=&quot;&quot;;0;1);IF([$screen_negative.AH26]=&quot;&quot;;0;1);IF([$screen_negative.AI26]=&quot;&quot;;0;1);IF([$screen_negative.AJ26]=&quot;&quot;;0;1);IF([$screen_negative.AK26]=&quot;&quot;;0;1);IF([$screen_negative.AL26]=&quot;&quot;;0;1);IF([$screen_negative.AM26]=&quot;&quot;;0;1);IF([$screen_negative.AN26]=&quot;&quot;;0;1)))" office:value-type="string" office:string-value="50" calcext:value-type="string">
            <text:p>50</text:p>
          </table:table-cell>
          <table:table-cell table:formula="of:=BIN2HEX(CONCATENATE(IF([$screen_negative.AO26]=&quot;&quot;;0;1);IF([$screen_negative.AP26]=&quot;&quot;;0;1);IF([$screen_negative.AQ26]=&quot;&quot;;0;1);IF([$screen_negative.AR26]=&quot;&quot;;0;1);IF([$screen_negative.AS26]=&quot;&quot;;0;1);IF([$screen_negative.AT26]=&quot;&quot;;0;1);IF([$screen_negative.AU26]=&quot;&quot;;0;1);IF([$screen_negative.AV26]=&quot;&quot;;0;1)))" office:value-type="string" office:string-value="0" calcext:value-type="string">
            <text:p>0</text:p>
          </table:table-cell>
          <table:table-cell table:formula="of:=BIN2HEX(CONCATENATE(IF([$screen_negative.AW26]=&quot;&quot;;0;1);IF([$screen_negative.AX26]=&quot;&quot;;0;1);IF([$screen_negative.AY26]=&quot;&quot;;0;1);IF([$screen_negative.AZ26]=&quot;&quot;;0;1);IF([$screen_negative.BA26]=&quot;&quot;;0;1);IF([$screen_negative.BB26]=&quot;&quot;;0;1);IF([$screen_negative.BC26]=&quot;&quot;;0;1);IF([$screen_negative.BD26]=&quot;&quot;;0;1)))" office:value-type="string" office:string-value="0" calcext:value-type="string">
            <text:p>0</text:p>
          </table:table-cell>
          <table:table-cell table:formula="of:=BIN2HEX(CONCATENATE(IF([$screen_negative.BE26]=&quot;&quot;;0;1);IF([$screen_negative.BF26]=&quot;&quot;;0;1);IF([$screen_negative.BG26]=&quot;&quot;;0;1);IF([$screen_negative.BH26]=&quot;&quot;;0;1);IF([$screen_negative.BI26]=&quot;&quot;;0;1);IF([$screen_negative.BJ26]=&quot;&quot;;0;1);IF([$screen_negative.BK26]=&quot;&quot;;0;1);IF([$screen_negative.BL26]=&quot;&quot;;0;1)))" office:value-type="string" office:string-value="40" calcext:value-type="string">
            <text:p>40</text:p>
          </table:table-cell>
          <table:table-cell table:formula="of:=BIN2HEX(CONCATENATE(IF([$screen_negative.BM26]=&quot;&quot;;0;1);IF([$screen_negative.BN26]=&quot;&quot;;0;1);IF([$screen_negative.BO26]=&quot;&quot;;0;1);IF([$screen_negative.BP26]=&quot;&quot;;0;1);IF([$screen_negative.BQ26]=&quot;&quot;;0;1);IF([$screen_negative.BR26]=&quot;&quot;;0;1);IF([$screen_negative.BS26]=&quot;&quot;;0;1);IF([$screen_negative.BT26]=&quot;&quot;;0;1)))" office:value-type="string" office:string-value="2" calcext:value-type="string">
            <text:p>2</text:p>
          </table:table-cell>
          <table:table-cell table:formula="of:=BIN2HEX(CONCATENATE(IF([$screen_negative.BU26]=&quot;&quot;;0;1);IF([$screen_negative.BV26]=&quot;&quot;;0;1);IF([$screen_negative.BW26]=&quot;&quot;;0;1);IF([$screen_negative.BX26]=&quot;&quot;;0;1);IF([$screen_negative.BY26]=&quot;&quot;;0;1);IF([$screen_negative.BZ26]=&quot;&quot;;0;1);IF([$screen_negative.CA26]=&quot;&quot;;0;1);IF([$screen_negative.CB26]=&quot;&quot;;0;1)))" office:value-type="string" office:string-value="0" calcext:value-type="string">
            <text:p>0</text:p>
          </table:table-cell>
          <table:table-cell table:formula="of:=BIN2HEX(CONCATENATE(IF([$screen_negative.CC26]=&quot;&quot;;0;1);IF([$screen_negative.CD26]=&quot;&quot;;0;1);IF([$screen_negative.CE26]=&quot;&quot;;0;1);IF([$screen_negative.CF26]=&quot;&quot;;0;1);IF([$screen_negative.CG26]=&quot;&quot;;0;1);IF([$screen_negative.CH26]=&quot;&quot;;0;1);IF([$screen_negative.CI26]=&quot;&quot;;0;1);IF([$screen_negative.CJ26]=&quot;&quot;;0;1)))" office:value-type="string" office:string-value="0" calcext:value-type="string">
            <text:p>0</text:p>
          </table:table-cell>
          <table:table-cell table:formula="of:=BIN2HEX(CONCATENATE(IF([$screen_negative.CK26]=&quot;&quot;;0;1);IF([$screen_negative.CL26]=&quot;&quot;;0;1);IF([$screen_negative.CM26]=&quot;&quot;;0;1);IF([$screen_negative.CN26]=&quot;&quot;;0;1);IF([$screen_negative.CO26]=&quot;&quot;;0;1);IF([$screen_negative.CP26]=&quot;&quot;;0;1);IF([$screen_negative.CQ26]=&quot;&quot;;0;1);IF([$screen_negative.CR26]=&quot;&quot;;0;1)))" office:value-type="string" office:string-value="A" calcext:value-type="string">
            <text:p>A</text:p>
          </table:table-cell>
          <table:table-cell table:formula="of:=BIN2HEX(CONCATENATE(IF([$screen_negative.CS26]=&quot;&quot;;0;1);IF([$screen_negative.CT26]=&quot;&quot;;0;1);IF([$screen_negative.CU26]=&quot;&quot;;0;1);IF([$screen_negative.CV26]=&quot;&quot;;0;1);IF([$screen_negative.CW26]=&quot;&quot;;0;1);IF([$screen_negative.CX26]=&quot;&quot;;0;1);IF([$screen_negative.CY26]=&quot;&quot;;0;1);IF([$screen_negative.CZ26]=&quot;&quot;;0;1)))" office:value-type="string" office:string-value="0" calcext:value-type="string">
            <text:p>0</text:p>
          </table:table-cell>
          <table:table-cell table:formula="of:=BIN2HEX(CONCATENATE(IF([$screen_negative.DA26]=&quot;&quot;;0;1);IF([$screen_negative.DB26]=&quot;&quot;;0;1);IF([$screen_negative.DC26]=&quot;&quot;;0;1);IF([$screen_negative.DD26]=&quot;&quot;;0;1);IF([$screen_negative.DE26]=&quot;&quot;;0;1);IF([$screen_negative.DF26]=&quot;&quot;;0;1);IF([$screen_negative.DG26]=&quot;&quot;;0;1);IF([$screen_negative.DH26]=&quot;&quot;;0;1)))" office:value-type="string" office:string-value="0" calcext:value-type="string">
            <text:p>0</text:p>
          </table:table-cell>
          <table:table-cell table:formula="of:=BIN2HEX(CONCATENATE(IF([$screen_negative.DI26]=&quot;&quot;;0;1);IF([$screen_negative.DJ26]=&quot;&quot;;0;1);IF([$screen_negative.DK26]=&quot;&quot;;0;1);IF([$screen_negative.DL26]=&quot;&quot;;0;1);IF([$screen_negative.DM26]=&quot;&quot;;0;1);IF([$screen_negative.DN26]=&quot;&quot;;0;1);IF([$screen_negative.DO26]=&quot;&quot;;0;1);IF([$screen_negative.DP26]=&quot;&quot;;0;1)))" office:value-type="string" office:string-value="0" calcext:value-type="string">
            <text:p>0</text:p>
          </table:table-cell>
          <table:table-cell table:formula="of:=BIN2HEX(CONCATENATE(IF([$screen_negative.DQ26]=&quot;&quot;;0;1);IF([$screen_negative.DR26]=&quot;&quot;;0;1);IF([$screen_negative.DS26]=&quot;&quot;;0;1);IF([$screen_negative.DT26]=&quot;&quot;;0;1);IF([$screen_negative.DU26]=&quot;&quot;;0;1);IF([$screen_negative.DV26]=&quot;&quot;;0;1);IF([$screen_negative.DW26]=&quot;&quot;;0;1);IF([$screen_negative.DX26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27]=&quot;&quot;;0;1);IF([$screen_negative.B27]=&quot;&quot;;0;1);IF([$screen_negative.C27]=&quot;&quot;;0;1);IF([$screen_negative.D27]=&quot;&quot;;0;1);IF([$screen_negative.E27]=&quot;&quot;;0;1);IF([$screen_negative.F27]=&quot;&quot;;0;1);IF([$screen_negative.G27]=&quot;&quot;;0;1);IF([$screen_negative.H27]=&quot;&quot;;0;1)))" office:value-type="string" office:string-value="0" calcext:value-type="string">
            <text:p>0</text:p>
          </table:table-cell>
          <table:table-cell table:formula="of:=BIN2HEX(CONCATENATE(IF([$screen_negative.I27]=&quot;&quot;;0;1);IF([$screen_negative.J27]=&quot;&quot;;0;1);IF([$screen_negative.K27]=&quot;&quot;;0;1);IF([$screen_negative.L27]=&quot;&quot;;0;1);IF([$screen_negative.M27]=&quot;&quot;;0;1);IF([$screen_negative.N27]=&quot;&quot;;0;1);IF([$screen_negative.O27]=&quot;&quot;;0;1);IF([$screen_negative.P27]=&quot;&quot;;0;1)))" office:value-type="string" office:string-value="0" calcext:value-type="string">
            <text:p>0</text:p>
          </table:table-cell>
          <table:table-cell table:formula="of:=BIN2HEX(CONCATENATE(IF([$screen_negative.Q27]=&quot;&quot;;0;1);IF([$screen_negative.R27]=&quot;&quot;;0;1);IF([$screen_negative.S27]=&quot;&quot;;0;1);IF([$screen_negative.T27]=&quot;&quot;;0;1);IF([$screen_negative.U27]=&quot;&quot;;0;1);IF([$screen_negative.V27]=&quot;&quot;;0;1);IF([$screen_negative.W27]=&quot;&quot;;0;1);IF([$screen_negative.X27]=&quot;&quot;;0;1)))" office:value-type="string" office:string-value="0" calcext:value-type="string">
            <text:p>0</text:p>
          </table:table-cell>
          <table:table-cell table:formula="of:=BIN2HEX(CONCATENATE(IF([$screen_negative.Y27]=&quot;&quot;;0;1);IF([$screen_negative.Z27]=&quot;&quot;;0;1);IF([$screen_negative.AA27]=&quot;&quot;;0;1);IF([$screen_negative.AB27]=&quot;&quot;;0;1);IF([$screen_negative.AC27]=&quot;&quot;;0;1);IF([$screen_negative.AD27]=&quot;&quot;;0;1);IF([$screen_negative.AE27]=&quot;&quot;;0;1);IF([$screen_negative.AF27]=&quot;&quot;;0;1)))" office:value-type="string" office:string-value="0" calcext:value-type="string">
            <text:p>0</text:p>
          </table:table-cell>
          <table:table-cell table:formula="of:=BIN2HEX(CONCATENATE(IF([$screen_negative.AG27]=&quot;&quot;;0;1);IF([$screen_negative.AH27]=&quot;&quot;;0;1);IF([$screen_negative.AI27]=&quot;&quot;;0;1);IF([$screen_negative.AJ27]=&quot;&quot;;0;1);IF([$screen_negative.AK27]=&quot;&quot;;0;1);IF([$screen_negative.AL27]=&quot;&quot;;0;1);IF([$screen_negative.AM27]=&quot;&quot;;0;1);IF([$screen_negative.AN27]=&quot;&quot;;0;1)))" office:value-type="string" office:string-value="90" calcext:value-type="string">
            <text:p>90</text:p>
          </table:table-cell>
          <table:table-cell table:formula="of:=BIN2HEX(CONCATENATE(IF([$screen_negative.AO27]=&quot;&quot;;0;1);IF([$screen_negative.AP27]=&quot;&quot;;0;1);IF([$screen_negative.AQ27]=&quot;&quot;;0;1);IF([$screen_negative.AR27]=&quot;&quot;;0;1);IF([$screen_negative.AS27]=&quot;&quot;;0;1);IF([$screen_negative.AT27]=&quot;&quot;;0;1);IF([$screen_negative.AU27]=&quot;&quot;;0;1);IF([$screen_negative.AV27]=&quot;&quot;;0;1)))" office:value-type="string" office:string-value="0" calcext:value-type="string">
            <text:p>0</text:p>
          </table:table-cell>
          <table:table-cell table:formula="of:=BIN2HEX(CONCATENATE(IF([$screen_negative.AW27]=&quot;&quot;;0;1);IF([$screen_negative.AX27]=&quot;&quot;;0;1);IF([$screen_negative.AY27]=&quot;&quot;;0;1);IF([$screen_negative.AZ27]=&quot;&quot;;0;1);IF([$screen_negative.BA27]=&quot;&quot;;0;1);IF([$screen_negative.BB27]=&quot;&quot;;0;1);IF([$screen_negative.BC27]=&quot;&quot;;0;1);IF([$screen_negative.BD27]=&quot;&quot;;0;1)))" office:value-type="string" office:string-value="0" calcext:value-type="string">
            <text:p>0</text:p>
          </table:table-cell>
          <table:table-cell table:formula="of:=BIN2HEX(CONCATENATE(IF([$screen_negative.BE27]=&quot;&quot;;0;1);IF([$screen_negative.BF27]=&quot;&quot;;0;1);IF([$screen_negative.BG27]=&quot;&quot;;0;1);IF([$screen_negative.BH27]=&quot;&quot;;0;1);IF([$screen_negative.BI27]=&quot;&quot;;0;1);IF([$screen_negative.BJ27]=&quot;&quot;;0;1);IF([$screen_negative.BK27]=&quot;&quot;;0;1);IF([$screen_negative.BL27]=&quot;&quot;;0;1)))" office:value-type="string" office:string-value="20" calcext:value-type="string">
            <text:p>20</text:p>
          </table:table-cell>
          <table:table-cell table:formula="of:=BIN2HEX(CONCATENATE(IF([$screen_negative.BM27]=&quot;&quot;;0;1);IF([$screen_negative.BN27]=&quot;&quot;;0;1);IF([$screen_negative.BO27]=&quot;&quot;;0;1);IF([$screen_negative.BP27]=&quot;&quot;;0;1);IF([$screen_negative.BQ27]=&quot;&quot;;0;1);IF([$screen_negative.BR27]=&quot;&quot;;0;1);IF([$screen_negative.BS27]=&quot;&quot;;0;1);IF([$screen_negative.BT27]=&quot;&quot;;0;1)))" office:value-type="string" office:string-value="4" calcext:value-type="string">
            <text:p>4</text:p>
          </table:table-cell>
          <table:table-cell table:formula="of:=BIN2HEX(CONCATENATE(IF([$screen_negative.BU27]=&quot;&quot;;0;1);IF([$screen_negative.BV27]=&quot;&quot;;0;1);IF([$screen_negative.BW27]=&quot;&quot;;0;1);IF([$screen_negative.BX27]=&quot;&quot;;0;1);IF([$screen_negative.BY27]=&quot;&quot;;0;1);IF([$screen_negative.BZ27]=&quot;&quot;;0;1);IF([$screen_negative.CA27]=&quot;&quot;;0;1);IF([$screen_negative.CB27]=&quot;&quot;;0;1)))" office:value-type="string" office:string-value="0" calcext:value-type="string">
            <text:p>0</text:p>
          </table:table-cell>
          <table:table-cell table:formula="of:=BIN2HEX(CONCATENATE(IF([$screen_negative.CC27]=&quot;&quot;;0;1);IF([$screen_negative.CD27]=&quot;&quot;;0;1);IF([$screen_negative.CE27]=&quot;&quot;;0;1);IF([$screen_negative.CF27]=&quot;&quot;;0;1);IF([$screen_negative.CG27]=&quot;&quot;;0;1);IF([$screen_negative.CH27]=&quot;&quot;;0;1);IF([$screen_negative.CI27]=&quot;&quot;;0;1);IF([$screen_negative.CJ27]=&quot;&quot;;0;1)))" office:value-type="string" office:string-value="0" calcext:value-type="string">
            <text:p>0</text:p>
          </table:table-cell>
          <table:table-cell table:formula="of:=BIN2HEX(CONCATENATE(IF([$screen_negative.CK27]=&quot;&quot;;0;1);IF([$screen_negative.CL27]=&quot;&quot;;0;1);IF([$screen_negative.CM27]=&quot;&quot;;0;1);IF([$screen_negative.CN27]=&quot;&quot;;0;1);IF([$screen_negative.CO27]=&quot;&quot;;0;1);IF([$screen_negative.CP27]=&quot;&quot;;0;1);IF([$screen_negative.CQ27]=&quot;&quot;;0;1);IF([$screen_negative.CR27]=&quot;&quot;;0;1)))" office:value-type="string" office:string-value="9" calcext:value-type="string">
            <text:p>9</text:p>
          </table:table-cell>
          <table:table-cell table:formula="of:=BIN2HEX(CONCATENATE(IF([$screen_negative.CS27]=&quot;&quot;;0;1);IF([$screen_negative.CT27]=&quot;&quot;;0;1);IF([$screen_negative.CU27]=&quot;&quot;;0;1);IF([$screen_negative.CV27]=&quot;&quot;;0;1);IF([$screen_negative.CW27]=&quot;&quot;;0;1);IF([$screen_negative.CX27]=&quot;&quot;;0;1);IF([$screen_negative.CY27]=&quot;&quot;;0;1);IF([$screen_negative.CZ27]=&quot;&quot;;0;1)))" office:value-type="string" office:string-value="0" calcext:value-type="string">
            <text:p>0</text:p>
          </table:table-cell>
          <table:table-cell table:formula="of:=BIN2HEX(CONCATENATE(IF([$screen_negative.DA27]=&quot;&quot;;0;1);IF([$screen_negative.DB27]=&quot;&quot;;0;1);IF([$screen_negative.DC27]=&quot;&quot;;0;1);IF([$screen_negative.DD27]=&quot;&quot;;0;1);IF([$screen_negative.DE27]=&quot;&quot;;0;1);IF([$screen_negative.DF27]=&quot;&quot;;0;1);IF([$screen_negative.DG27]=&quot;&quot;;0;1);IF([$screen_negative.DH27]=&quot;&quot;;0;1)))" office:value-type="string" office:string-value="0" calcext:value-type="string">
            <text:p>0</text:p>
          </table:table-cell>
          <table:table-cell table:formula="of:=BIN2HEX(CONCATENATE(IF([$screen_negative.DI27]=&quot;&quot;;0;1);IF([$screen_negative.DJ27]=&quot;&quot;;0;1);IF([$screen_negative.DK27]=&quot;&quot;;0;1);IF([$screen_negative.DL27]=&quot;&quot;;0;1);IF([$screen_negative.DM27]=&quot;&quot;;0;1);IF([$screen_negative.DN27]=&quot;&quot;;0;1);IF([$screen_negative.DO27]=&quot;&quot;;0;1);IF([$screen_negative.DP27]=&quot;&quot;;0;1)))" office:value-type="string" office:string-value="0" calcext:value-type="string">
            <text:p>0</text:p>
          </table:table-cell>
          <table:table-cell table:formula="of:=BIN2HEX(CONCATENATE(IF([$screen_negative.DQ27]=&quot;&quot;;0;1);IF([$screen_negative.DR27]=&quot;&quot;;0;1);IF([$screen_negative.DS27]=&quot;&quot;;0;1);IF([$screen_negative.DT27]=&quot;&quot;;0;1);IF([$screen_negative.DU27]=&quot;&quot;;0;1);IF([$screen_negative.DV27]=&quot;&quot;;0;1);IF([$screen_negative.DW27]=&quot;&quot;;0;1);IF([$screen_negative.DX27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28]=&quot;&quot;;0;1);IF([$screen_negative.B28]=&quot;&quot;;0;1);IF([$screen_negative.C28]=&quot;&quot;;0;1);IF([$screen_negative.D28]=&quot;&quot;;0;1);IF([$screen_negative.E28]=&quot;&quot;;0;1);IF([$screen_negative.F28]=&quot;&quot;;0;1);IF([$screen_negative.G28]=&quot;&quot;;0;1);IF([$screen_negative.H28]=&quot;&quot;;0;1)))" office:value-type="string" office:string-value="0" calcext:value-type="string">
            <text:p>0</text:p>
          </table:table-cell>
          <table:table-cell table:formula="of:=BIN2HEX(CONCATENATE(IF([$screen_negative.I28]=&quot;&quot;;0;1);IF([$screen_negative.J28]=&quot;&quot;;0;1);IF([$screen_negative.K28]=&quot;&quot;;0;1);IF([$screen_negative.L28]=&quot;&quot;;0;1);IF([$screen_negative.M28]=&quot;&quot;;0;1);IF([$screen_negative.N28]=&quot;&quot;;0;1);IF([$screen_negative.O28]=&quot;&quot;;0;1);IF([$screen_negative.P28]=&quot;&quot;;0;1)))" office:value-type="string" office:string-value="0" calcext:value-type="string">
            <text:p>0</text:p>
          </table:table-cell>
          <table:table-cell table:formula="of:=BIN2HEX(CONCATENATE(IF([$screen_negative.Q28]=&quot;&quot;;0;1);IF([$screen_negative.R28]=&quot;&quot;;0;1);IF([$screen_negative.S28]=&quot;&quot;;0;1);IF([$screen_negative.T28]=&quot;&quot;;0;1);IF([$screen_negative.U28]=&quot;&quot;;0;1);IF([$screen_negative.V28]=&quot;&quot;;0;1);IF([$screen_negative.W28]=&quot;&quot;;0;1);IF([$screen_negative.X28]=&quot;&quot;;0;1)))" office:value-type="string" office:string-value="0" calcext:value-type="string">
            <text:p>0</text:p>
          </table:table-cell>
          <table:table-cell table:formula="of:=BIN2HEX(CONCATENATE(IF([$screen_negative.Y28]=&quot;&quot;;0;1);IF([$screen_negative.Z28]=&quot;&quot;;0;1);IF([$screen_negative.AA28]=&quot;&quot;;0;1);IF([$screen_negative.AB28]=&quot;&quot;;0;1);IF([$screen_negative.AC28]=&quot;&quot;;0;1);IF([$screen_negative.AD28]=&quot;&quot;;0;1);IF([$screen_negative.AE28]=&quot;&quot;;0;1);IF([$screen_negative.AF28]=&quot;&quot;;0;1)))" office:value-type="string" office:string-value="0" calcext:value-type="string">
            <text:p>0</text:p>
          </table:table-cell>
          <table:table-cell table:formula="of:=BIN2HEX(CONCATENATE(IF([$screen_negative.AG28]=&quot;&quot;;0;1);IF([$screen_negative.AH28]=&quot;&quot;;0;1);IF([$screen_negative.AI28]=&quot;&quot;;0;1);IF([$screen_negative.AJ28]=&quot;&quot;;0;1);IF([$screen_negative.AK28]=&quot;&quot;;0;1);IF([$screen_negative.AL28]=&quot;&quot;;0;1);IF([$screen_negative.AM28]=&quot;&quot;;0;1);IF([$screen_negative.AN28]=&quot;&quot;;0;1)))" office:value-type="string" office:string-value="A0" calcext:value-type="string">
            <text:p>A0</text:p>
          </table:table-cell>
          <table:table-cell table:formula="of:=BIN2HEX(CONCATENATE(IF([$screen_negative.AO28]=&quot;&quot;;0;1);IF([$screen_negative.AP28]=&quot;&quot;;0;1);IF([$screen_negative.AQ28]=&quot;&quot;;0;1);IF([$screen_negative.AR28]=&quot;&quot;;0;1);IF([$screen_negative.AS28]=&quot;&quot;;0;1);IF([$screen_negative.AT28]=&quot;&quot;;0;1);IF([$screen_negative.AU28]=&quot;&quot;;0;1);IF([$screen_negative.AV28]=&quot;&quot;;0;1)))" office:value-type="string" office:string-value="0" calcext:value-type="string">
            <text:p>0</text:p>
          </table:table-cell>
          <table:table-cell table:formula="of:=BIN2HEX(CONCATENATE(IF([$screen_negative.AW28]=&quot;&quot;;0;1);IF([$screen_negative.AX28]=&quot;&quot;;0;1);IF([$screen_negative.AY28]=&quot;&quot;;0;1);IF([$screen_negative.AZ28]=&quot;&quot;;0;1);IF([$screen_negative.BA28]=&quot;&quot;;0;1);IF([$screen_negative.BB28]=&quot;&quot;;0;1);IF([$screen_negative.BC28]=&quot;&quot;;0;1);IF([$screen_negative.BD28]=&quot;&quot;;0;1)))" office:value-type="string" office:string-value="0" calcext:value-type="string">
            <text:p>0</text:p>
          </table:table-cell>
          <table:table-cell table:formula="of:=BIN2HEX(CONCATENATE(IF([$screen_negative.BE28]=&quot;&quot;;0;1);IF([$screen_negative.BF28]=&quot;&quot;;0;1);IF([$screen_negative.BG28]=&quot;&quot;;0;1);IF([$screen_negative.BH28]=&quot;&quot;;0;1);IF([$screen_negative.BI28]=&quot;&quot;;0;1);IF([$screen_negative.BJ28]=&quot;&quot;;0;1);IF([$screen_negative.BK28]=&quot;&quot;;0;1);IF([$screen_negative.BL28]=&quot;&quot;;0;1)))" office:value-type="string" office:string-value="11" calcext:value-type="string">
            <text:p>11</text:p>
          </table:table-cell>
          <table:table-cell table:formula="of:=BIN2HEX(CONCATENATE(IF([$screen_negative.BM28]=&quot;&quot;;0;1);IF([$screen_negative.BN28]=&quot;&quot;;0;1);IF([$screen_negative.BO28]=&quot;&quot;;0;1);IF([$screen_negative.BP28]=&quot;&quot;;0;1);IF([$screen_negative.BQ28]=&quot;&quot;;0;1);IF([$screen_negative.BR28]=&quot;&quot;;0;1);IF([$screen_negative.BS28]=&quot;&quot;;0;1);IF([$screen_negative.BT28]=&quot;&quot;;0;1)))" office:value-type="string" office:string-value="88" calcext:value-type="string">
            <text:p>88</text:p>
          </table:table-cell>
          <table:table-cell table:formula="of:=BIN2HEX(CONCATENATE(IF([$screen_negative.BU28]=&quot;&quot;;0;1);IF([$screen_negative.BV28]=&quot;&quot;;0;1);IF([$screen_negative.BW28]=&quot;&quot;;0;1);IF([$screen_negative.BX28]=&quot;&quot;;0;1);IF([$screen_negative.BY28]=&quot;&quot;;0;1);IF([$screen_negative.BZ28]=&quot;&quot;;0;1);IF([$screen_negative.CA28]=&quot;&quot;;0;1);IF([$screen_negative.CB28]=&quot;&quot;;0;1)))" office:value-type="string" office:string-value="0" calcext:value-type="string">
            <text:p>0</text:p>
          </table:table-cell>
          <table:table-cell table:formula="of:=BIN2HEX(CONCATENATE(IF([$screen_negative.CC28]=&quot;&quot;;0;1);IF([$screen_negative.CD28]=&quot;&quot;;0;1);IF([$screen_negative.CE28]=&quot;&quot;;0;1);IF([$screen_negative.CF28]=&quot;&quot;;0;1);IF([$screen_negative.CG28]=&quot;&quot;;0;1);IF([$screen_negative.CH28]=&quot;&quot;;0;1);IF([$screen_negative.CI28]=&quot;&quot;;0;1);IF([$screen_negative.CJ28]=&quot;&quot;;0;1)))" office:value-type="string" office:string-value="0" calcext:value-type="string">
            <text:p>0</text:p>
          </table:table-cell>
          <table:table-cell table:formula="of:=BIN2HEX(CONCATENATE(IF([$screen_negative.CK28]=&quot;&quot;;0;1);IF([$screen_negative.CL28]=&quot;&quot;;0;1);IF([$screen_negative.CM28]=&quot;&quot;;0;1);IF([$screen_negative.CN28]=&quot;&quot;;0;1);IF([$screen_negative.CO28]=&quot;&quot;;0;1);IF([$screen_negative.CP28]=&quot;&quot;;0;1);IF([$screen_negative.CQ28]=&quot;&quot;;0;1);IF([$screen_negative.CR28]=&quot;&quot;;0;1)))" office:value-type="string" office:string-value="5" calcext:value-type="string">
            <text:p>5</text:p>
          </table:table-cell>
          <table:table-cell table:formula="of:=BIN2HEX(CONCATENATE(IF([$screen_negative.CS28]=&quot;&quot;;0;1);IF([$screen_negative.CT28]=&quot;&quot;;0;1);IF([$screen_negative.CU28]=&quot;&quot;;0;1);IF([$screen_negative.CV28]=&quot;&quot;;0;1);IF([$screen_negative.CW28]=&quot;&quot;;0;1);IF([$screen_negative.CX28]=&quot;&quot;;0;1);IF([$screen_negative.CY28]=&quot;&quot;;0;1);IF([$screen_negative.CZ28]=&quot;&quot;;0;1)))" office:value-type="string" office:string-value="0" calcext:value-type="string">
            <text:p>0</text:p>
          </table:table-cell>
          <table:table-cell table:formula="of:=BIN2HEX(CONCATENATE(IF([$screen_negative.DA28]=&quot;&quot;;0;1);IF([$screen_negative.DB28]=&quot;&quot;;0;1);IF([$screen_negative.DC28]=&quot;&quot;;0;1);IF([$screen_negative.DD28]=&quot;&quot;;0;1);IF([$screen_negative.DE28]=&quot;&quot;;0;1);IF([$screen_negative.DF28]=&quot;&quot;;0;1);IF([$screen_negative.DG28]=&quot;&quot;;0;1);IF([$screen_negative.DH28]=&quot;&quot;;0;1)))" office:value-type="string" office:string-value="0" calcext:value-type="string">
            <text:p>0</text:p>
          </table:table-cell>
          <table:table-cell table:formula="of:=BIN2HEX(CONCATENATE(IF([$screen_negative.DI28]=&quot;&quot;;0;1);IF([$screen_negative.DJ28]=&quot;&quot;;0;1);IF([$screen_negative.DK28]=&quot;&quot;;0;1);IF([$screen_negative.DL28]=&quot;&quot;;0;1);IF([$screen_negative.DM28]=&quot;&quot;;0;1);IF([$screen_negative.DN28]=&quot;&quot;;0;1);IF([$screen_negative.DO28]=&quot;&quot;;0;1);IF([$screen_negative.DP28]=&quot;&quot;;0;1)))" office:value-type="string" office:string-value="0" calcext:value-type="string">
            <text:p>0</text:p>
          </table:table-cell>
          <table:table-cell table:formula="of:=BIN2HEX(CONCATENATE(IF([$screen_negative.DQ28]=&quot;&quot;;0;1);IF([$screen_negative.DR28]=&quot;&quot;;0;1);IF([$screen_negative.DS28]=&quot;&quot;;0;1);IF([$screen_negative.DT28]=&quot;&quot;;0;1);IF([$screen_negative.DU28]=&quot;&quot;;0;1);IF([$screen_negative.DV28]=&quot;&quot;;0;1);IF([$screen_negative.DW28]=&quot;&quot;;0;1);IF([$screen_negative.DX28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29]=&quot;&quot;;0;1);IF([$screen_negative.B29]=&quot;&quot;;0;1);IF([$screen_negative.C29]=&quot;&quot;;0;1);IF([$screen_negative.D29]=&quot;&quot;;0;1);IF([$screen_negative.E29]=&quot;&quot;;0;1);IF([$screen_negative.F29]=&quot;&quot;;0;1);IF([$screen_negative.G29]=&quot;&quot;;0;1);IF([$screen_negative.H29]=&quot;&quot;;0;1)))" office:value-type="string" office:string-value="0" calcext:value-type="string">
            <text:p>0</text:p>
          </table:table-cell>
          <table:table-cell table:formula="of:=BIN2HEX(CONCATENATE(IF([$screen_negative.I29]=&quot;&quot;;0;1);IF([$screen_negative.J29]=&quot;&quot;;0;1);IF([$screen_negative.K29]=&quot;&quot;;0;1);IF([$screen_negative.L29]=&quot;&quot;;0;1);IF([$screen_negative.M29]=&quot;&quot;;0;1);IF([$screen_negative.N29]=&quot;&quot;;0;1);IF([$screen_negative.O29]=&quot;&quot;;0;1);IF([$screen_negative.P29]=&quot;&quot;;0;1)))" office:value-type="string" office:string-value="0" calcext:value-type="string">
            <text:p>0</text:p>
          </table:table-cell>
          <table:table-cell table:formula="of:=BIN2HEX(CONCATENATE(IF([$screen_negative.Q29]=&quot;&quot;;0;1);IF([$screen_negative.R29]=&quot;&quot;;0;1);IF([$screen_negative.S29]=&quot;&quot;;0;1);IF([$screen_negative.T29]=&quot;&quot;;0;1);IF([$screen_negative.U29]=&quot;&quot;;0;1);IF([$screen_negative.V29]=&quot;&quot;;0;1);IF([$screen_negative.W29]=&quot;&quot;;0;1);IF([$screen_negative.X29]=&quot;&quot;;0;1)))" office:value-type="string" office:string-value="0" calcext:value-type="string">
            <text:p>0</text:p>
          </table:table-cell>
          <table:table-cell table:formula="of:=BIN2HEX(CONCATENATE(IF([$screen_negative.Y29]=&quot;&quot;;0;1);IF([$screen_negative.Z29]=&quot;&quot;;0;1);IF([$screen_negative.AA29]=&quot;&quot;;0;1);IF([$screen_negative.AB29]=&quot;&quot;;0;1);IF([$screen_negative.AC29]=&quot;&quot;;0;1);IF([$screen_negative.AD29]=&quot;&quot;;0;1);IF([$screen_negative.AE29]=&quot;&quot;;0;1);IF([$screen_negative.AF29]=&quot;&quot;;0;1)))" office:value-type="string" office:string-value="0" calcext:value-type="string">
            <text:p>0</text:p>
          </table:table-cell>
          <table:table-cell table:formula="of:=BIN2HEX(CONCATENATE(IF([$screen_negative.AG29]=&quot;&quot;;0;1);IF([$screen_negative.AH29]=&quot;&quot;;0;1);IF([$screen_negative.AI29]=&quot;&quot;;0;1);IF([$screen_negative.AJ29]=&quot;&quot;;0;1);IF([$screen_negative.AK29]=&quot;&quot;;0;1);IF([$screen_negative.AL29]=&quot;&quot;;0;1);IF([$screen_negative.AM29]=&quot;&quot;;0;1);IF([$screen_negative.AN29]=&quot;&quot;;0;1)))" office:value-type="string" office:string-value="A0" calcext:value-type="string">
            <text:p>A0</text:p>
          </table:table-cell>
          <table:table-cell table:formula="of:=BIN2HEX(CONCATENATE(IF([$screen_negative.AO29]=&quot;&quot;;0;1);IF([$screen_negative.AP29]=&quot;&quot;;0;1);IF([$screen_negative.AQ29]=&quot;&quot;;0;1);IF([$screen_negative.AR29]=&quot;&quot;;0;1);IF([$screen_negative.AS29]=&quot;&quot;;0;1);IF([$screen_negative.AT29]=&quot;&quot;;0;1);IF([$screen_negative.AU29]=&quot;&quot;;0;1);IF([$screen_negative.AV29]=&quot;&quot;;0;1)))" office:value-type="string" office:string-value="0" calcext:value-type="string">
            <text:p>0</text:p>
          </table:table-cell>
          <table:table-cell table:formula="of:=BIN2HEX(CONCATENATE(IF([$screen_negative.AW29]=&quot;&quot;;0;1);IF([$screen_negative.AX29]=&quot;&quot;;0;1);IF([$screen_negative.AY29]=&quot;&quot;;0;1);IF([$screen_negative.AZ29]=&quot;&quot;;0;1);IF([$screen_negative.BA29]=&quot;&quot;;0;1);IF([$screen_negative.BB29]=&quot;&quot;;0;1);IF([$screen_negative.BC29]=&quot;&quot;;0;1);IF([$screen_negative.BD29]=&quot;&quot;;0;1)))" office:value-type="string" office:string-value="0" calcext:value-type="string">
            <text:p>0</text:p>
          </table:table-cell>
          <table:table-cell table:formula="of:=BIN2HEX(CONCATENATE(IF([$screen_negative.BE29]=&quot;&quot;;0;1);IF([$screen_negative.BF29]=&quot;&quot;;0;1);IF([$screen_negative.BG29]=&quot;&quot;;0;1);IF([$screen_negative.BH29]=&quot;&quot;;0;1);IF([$screen_negative.BI29]=&quot;&quot;;0;1);IF([$screen_negative.BJ29]=&quot;&quot;;0;1);IF([$screen_negative.BK29]=&quot;&quot;;0;1);IF([$screen_negative.BL29]=&quot;&quot;;0;1)))" office:value-type="string" office:string-value="9" calcext:value-type="string">
            <text:p>9</text:p>
          </table:table-cell>
          <table:table-cell table:formula="of:=BIN2HEX(CONCATENATE(IF([$screen_negative.BM29]=&quot;&quot;;0;1);IF([$screen_negative.BN29]=&quot;&quot;;0;1);IF([$screen_negative.BO29]=&quot;&quot;;0;1);IF([$screen_negative.BP29]=&quot;&quot;;0;1);IF([$screen_negative.BQ29]=&quot;&quot;;0;1);IF([$screen_negative.BR29]=&quot;&quot;;0;1);IF([$screen_negative.BS29]=&quot;&quot;;0;1);IF([$screen_negative.BT29]=&quot;&quot;;0;1)))" office:value-type="string" office:string-value="90" calcext:value-type="string">
            <text:p>90</text:p>
          </table:table-cell>
          <table:table-cell table:formula="of:=BIN2HEX(CONCATENATE(IF([$screen_negative.BU29]=&quot;&quot;;0;1);IF([$screen_negative.BV29]=&quot;&quot;;0;1);IF([$screen_negative.BW29]=&quot;&quot;;0;1);IF([$screen_negative.BX29]=&quot;&quot;;0;1);IF([$screen_negative.BY29]=&quot;&quot;;0;1);IF([$screen_negative.BZ29]=&quot;&quot;;0;1);IF([$screen_negative.CA29]=&quot;&quot;;0;1);IF([$screen_negative.CB29]=&quot;&quot;;0;1)))" office:value-type="string" office:string-value="0" calcext:value-type="string">
            <text:p>0</text:p>
          </table:table-cell>
          <table:table-cell table:formula="of:=BIN2HEX(CONCATENATE(IF([$screen_negative.CC29]=&quot;&quot;;0;1);IF([$screen_negative.CD29]=&quot;&quot;;0;1);IF([$screen_negative.CE29]=&quot;&quot;;0;1);IF([$screen_negative.CF29]=&quot;&quot;;0;1);IF([$screen_negative.CG29]=&quot;&quot;;0;1);IF([$screen_negative.CH29]=&quot;&quot;;0;1);IF([$screen_negative.CI29]=&quot;&quot;;0;1);IF([$screen_negative.CJ29]=&quot;&quot;;0;1)))" office:value-type="string" office:string-value="0" calcext:value-type="string">
            <text:p>0</text:p>
          </table:table-cell>
          <table:table-cell table:formula="of:=BIN2HEX(CONCATENATE(IF([$screen_negative.CK29]=&quot;&quot;;0;1);IF([$screen_negative.CL29]=&quot;&quot;;0;1);IF([$screen_negative.CM29]=&quot;&quot;;0;1);IF([$screen_negative.CN29]=&quot;&quot;;0;1);IF([$screen_negative.CO29]=&quot;&quot;;0;1);IF([$screen_negative.CP29]=&quot;&quot;;0;1);IF([$screen_negative.CQ29]=&quot;&quot;;0;1);IF([$screen_negative.CR29]=&quot;&quot;;0;1)))" office:value-type="string" office:string-value="5" calcext:value-type="string">
            <text:p>5</text:p>
          </table:table-cell>
          <table:table-cell table:formula="of:=BIN2HEX(CONCATENATE(IF([$screen_negative.CS29]=&quot;&quot;;0;1);IF([$screen_negative.CT29]=&quot;&quot;;0;1);IF([$screen_negative.CU29]=&quot;&quot;;0;1);IF([$screen_negative.CV29]=&quot;&quot;;0;1);IF([$screen_negative.CW29]=&quot;&quot;;0;1);IF([$screen_negative.CX29]=&quot;&quot;;0;1);IF([$screen_negative.CY29]=&quot;&quot;;0;1);IF([$screen_negative.CZ29]=&quot;&quot;;0;1)))" office:value-type="string" office:string-value="0" calcext:value-type="string">
            <text:p>0</text:p>
          </table:table-cell>
          <table:table-cell table:formula="of:=BIN2HEX(CONCATENATE(IF([$screen_negative.DA29]=&quot;&quot;;0;1);IF([$screen_negative.DB29]=&quot;&quot;;0;1);IF([$screen_negative.DC29]=&quot;&quot;;0;1);IF([$screen_negative.DD29]=&quot;&quot;;0;1);IF([$screen_negative.DE29]=&quot;&quot;;0;1);IF([$screen_negative.DF29]=&quot;&quot;;0;1);IF([$screen_negative.DG29]=&quot;&quot;;0;1);IF([$screen_negative.DH29]=&quot;&quot;;0;1)))" office:value-type="string" office:string-value="0" calcext:value-type="string">
            <text:p>0</text:p>
          </table:table-cell>
          <table:table-cell table:formula="of:=BIN2HEX(CONCATENATE(IF([$screen_negative.DI29]=&quot;&quot;;0;1);IF([$screen_negative.DJ29]=&quot;&quot;;0;1);IF([$screen_negative.DK29]=&quot;&quot;;0;1);IF([$screen_negative.DL29]=&quot;&quot;;0;1);IF([$screen_negative.DM29]=&quot;&quot;;0;1);IF([$screen_negative.DN29]=&quot;&quot;;0;1);IF([$screen_negative.DO29]=&quot;&quot;;0;1);IF([$screen_negative.DP29]=&quot;&quot;;0;1)))" office:value-type="string" office:string-value="0" calcext:value-type="string">
            <text:p>0</text:p>
          </table:table-cell>
          <table:table-cell table:formula="of:=BIN2HEX(CONCATENATE(IF([$screen_negative.DQ29]=&quot;&quot;;0;1);IF([$screen_negative.DR29]=&quot;&quot;;0;1);IF([$screen_negative.DS29]=&quot;&quot;;0;1);IF([$screen_negative.DT29]=&quot;&quot;;0;1);IF([$screen_negative.DU29]=&quot;&quot;;0;1);IF([$screen_negative.DV29]=&quot;&quot;;0;1);IF([$screen_negative.DW29]=&quot;&quot;;0;1);IF([$screen_negative.DX29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30]=&quot;&quot;;0;1);IF([$screen_negative.B30]=&quot;&quot;;0;1);IF([$screen_negative.C30]=&quot;&quot;;0;1);IF([$screen_negative.D30]=&quot;&quot;;0;1);IF([$screen_negative.E30]=&quot;&quot;;0;1);IF([$screen_negative.F30]=&quot;&quot;;0;1);IF([$screen_negative.G30]=&quot;&quot;;0;1);IF([$screen_negative.H30]=&quot;&quot;;0;1)))" office:value-type="string" office:string-value="0" calcext:value-type="string">
            <text:p>0</text:p>
          </table:table-cell>
          <table:table-cell table:formula="of:=BIN2HEX(CONCATENATE(IF([$screen_negative.I30]=&quot;&quot;;0;1);IF([$screen_negative.J30]=&quot;&quot;;0;1);IF([$screen_negative.K30]=&quot;&quot;;0;1);IF([$screen_negative.L30]=&quot;&quot;;0;1);IF([$screen_negative.M30]=&quot;&quot;;0;1);IF([$screen_negative.N30]=&quot;&quot;;0;1);IF([$screen_negative.O30]=&quot;&quot;;0;1);IF([$screen_negative.P30]=&quot;&quot;;0;1)))" office:value-type="string" office:string-value="0" calcext:value-type="string">
            <text:p>0</text:p>
          </table:table-cell>
          <table:table-cell table:formula="of:=BIN2HEX(CONCATENATE(IF([$screen_negative.Q30]=&quot;&quot;;0;1);IF([$screen_negative.R30]=&quot;&quot;;0;1);IF([$screen_negative.S30]=&quot;&quot;;0;1);IF([$screen_negative.T30]=&quot;&quot;;0;1);IF([$screen_negative.U30]=&quot;&quot;;0;1);IF([$screen_negative.V30]=&quot;&quot;;0;1);IF([$screen_negative.W30]=&quot;&quot;;0;1);IF([$screen_negative.X30]=&quot;&quot;;0;1)))" office:value-type="string" office:string-value="0" calcext:value-type="string">
            <text:p>0</text:p>
          </table:table-cell>
          <table:table-cell table:formula="of:=BIN2HEX(CONCATENATE(IF([$screen_negative.Y30]=&quot;&quot;;0;1);IF([$screen_negative.Z30]=&quot;&quot;;0;1);IF([$screen_negative.AA30]=&quot;&quot;;0;1);IF([$screen_negative.AB30]=&quot;&quot;;0;1);IF([$screen_negative.AC30]=&quot;&quot;;0;1);IF([$screen_negative.AD30]=&quot;&quot;;0;1);IF([$screen_negative.AE30]=&quot;&quot;;0;1);IF([$screen_negative.AF30]=&quot;&quot;;0;1)))" office:value-type="string" office:string-value="0" calcext:value-type="string">
            <text:p>0</text:p>
          </table:table-cell>
          <table:table-cell table:formula="of:=BIN2HEX(CONCATENATE(IF([$screen_negative.AG30]=&quot;&quot;;0;1);IF([$screen_negative.AH30]=&quot;&quot;;0;1);IF([$screen_negative.AI30]=&quot;&quot;;0;1);IF([$screen_negative.AJ30]=&quot;&quot;;0;1);IF([$screen_negative.AK30]=&quot;&quot;;0;1);IF([$screen_negative.AL30]=&quot;&quot;;0;1);IF([$screen_negative.AM30]=&quot;&quot;;0;1);IF([$screen_negative.AN30]=&quot;&quot;;0;1)))" office:value-type="string" office:string-value="A0" calcext:value-type="string">
            <text:p>A0</text:p>
          </table:table-cell>
          <table:table-cell table:formula="of:=BIN2HEX(CONCATENATE(IF([$screen_negative.AO30]=&quot;&quot;;0;1);IF([$screen_negative.AP30]=&quot;&quot;;0;1);IF([$screen_negative.AQ30]=&quot;&quot;;0;1);IF([$screen_negative.AR30]=&quot;&quot;;0;1);IF([$screen_negative.AS30]=&quot;&quot;;0;1);IF([$screen_negative.AT30]=&quot;&quot;;0;1);IF([$screen_negative.AU30]=&quot;&quot;;0;1);IF([$screen_negative.AV30]=&quot;&quot;;0;1)))" office:value-type="string" office:string-value="0" calcext:value-type="string">
            <text:p>0</text:p>
          </table:table-cell>
          <table:table-cell table:formula="of:=BIN2HEX(CONCATENATE(IF([$screen_negative.AW30]=&quot;&quot;;0;1);IF([$screen_negative.AX30]=&quot;&quot;;0;1);IF([$screen_negative.AY30]=&quot;&quot;;0;1);IF([$screen_negative.AZ30]=&quot;&quot;;0;1);IF([$screen_negative.BA30]=&quot;&quot;;0;1);IF([$screen_negative.BB30]=&quot;&quot;;0;1);IF([$screen_negative.BC30]=&quot;&quot;;0;1);IF([$screen_negative.BD30]=&quot;&quot;;0;1)))" office:value-type="string" office:string-value="0" calcext:value-type="string">
            <text:p>0</text:p>
          </table:table-cell>
          <table:table-cell table:formula="of:=BIN2HEX(CONCATENATE(IF([$screen_negative.BE30]=&quot;&quot;;0;1);IF([$screen_negative.BF30]=&quot;&quot;;0;1);IF([$screen_negative.BG30]=&quot;&quot;;0;1);IF([$screen_negative.BH30]=&quot;&quot;;0;1);IF([$screen_negative.BI30]=&quot;&quot;;0;1);IF([$screen_negative.BJ30]=&quot;&quot;;0;1);IF([$screen_negative.BK30]=&quot;&quot;;0;1);IF([$screen_negative.BL30]=&quot;&quot;;0;1)))" office:value-type="string" office:string-value="0" calcext:value-type="string">
            <text:p>0</text:p>
          </table:table-cell>
          <table:table-cell table:formula="of:=BIN2HEX(CONCATENATE(IF([$screen_negative.BM30]=&quot;&quot;;0;1);IF([$screen_negative.BN30]=&quot;&quot;;0;1);IF([$screen_negative.BO30]=&quot;&quot;;0;1);IF([$screen_negative.BP30]=&quot;&quot;;0;1);IF([$screen_negative.BQ30]=&quot;&quot;;0;1);IF([$screen_negative.BR30]=&quot;&quot;;0;1);IF([$screen_negative.BS30]=&quot;&quot;;0;1);IF([$screen_negative.BT30]=&quot;&quot;;0;1)))" office:value-type="string" office:string-value="0" calcext:value-type="string">
            <text:p>0</text:p>
          </table:table-cell>
          <table:table-cell table:formula="of:=BIN2HEX(CONCATENATE(IF([$screen_negative.BU30]=&quot;&quot;;0;1);IF([$screen_negative.BV30]=&quot;&quot;;0;1);IF([$screen_negative.BW30]=&quot;&quot;;0;1);IF([$screen_negative.BX30]=&quot;&quot;;0;1);IF([$screen_negative.BY30]=&quot;&quot;;0;1);IF([$screen_negative.BZ30]=&quot;&quot;;0;1);IF([$screen_negative.CA30]=&quot;&quot;;0;1);IF([$screen_negative.CB30]=&quot;&quot;;0;1)))" office:value-type="string" office:string-value="0" calcext:value-type="string">
            <text:p>0</text:p>
          </table:table-cell>
          <table:table-cell table:formula="of:=BIN2HEX(CONCATENATE(IF([$screen_negative.CC30]=&quot;&quot;;0;1);IF([$screen_negative.CD30]=&quot;&quot;;0;1);IF([$screen_negative.CE30]=&quot;&quot;;0;1);IF([$screen_negative.CF30]=&quot;&quot;;0;1);IF([$screen_negative.CG30]=&quot;&quot;;0;1);IF([$screen_negative.CH30]=&quot;&quot;;0;1);IF([$screen_negative.CI30]=&quot;&quot;;0;1);IF([$screen_negative.CJ30]=&quot;&quot;;0;1)))" office:value-type="string" office:string-value="0" calcext:value-type="string">
            <text:p>0</text:p>
          </table:table-cell>
          <table:table-cell table:formula="of:=BIN2HEX(CONCATENATE(IF([$screen_negative.CK30]=&quot;&quot;;0;1);IF([$screen_negative.CL30]=&quot;&quot;;0;1);IF([$screen_negative.CM30]=&quot;&quot;;0;1);IF([$screen_negative.CN30]=&quot;&quot;;0;1);IF([$screen_negative.CO30]=&quot;&quot;;0;1);IF([$screen_negative.CP30]=&quot;&quot;;0;1);IF([$screen_negative.CQ30]=&quot;&quot;;0;1);IF([$screen_negative.CR30]=&quot;&quot;;0;1)))" office:value-type="string" office:string-value="5" calcext:value-type="string">
            <text:p>5</text:p>
          </table:table-cell>
          <table:table-cell table:formula="of:=BIN2HEX(CONCATENATE(IF([$screen_negative.CS30]=&quot;&quot;;0;1);IF([$screen_negative.CT30]=&quot;&quot;;0;1);IF([$screen_negative.CU30]=&quot;&quot;;0;1);IF([$screen_negative.CV30]=&quot;&quot;;0;1);IF([$screen_negative.CW30]=&quot;&quot;;0;1);IF([$screen_negative.CX30]=&quot;&quot;;0;1);IF([$screen_negative.CY30]=&quot;&quot;;0;1);IF([$screen_negative.CZ30]=&quot;&quot;;0;1)))" office:value-type="string" office:string-value="0" calcext:value-type="string">
            <text:p>0</text:p>
          </table:table-cell>
          <table:table-cell table:formula="of:=BIN2HEX(CONCATENATE(IF([$screen_negative.DA30]=&quot;&quot;;0;1);IF([$screen_negative.DB30]=&quot;&quot;;0;1);IF([$screen_negative.DC30]=&quot;&quot;;0;1);IF([$screen_negative.DD30]=&quot;&quot;;0;1);IF([$screen_negative.DE30]=&quot;&quot;;0;1);IF([$screen_negative.DF30]=&quot;&quot;;0;1);IF([$screen_negative.DG30]=&quot;&quot;;0;1);IF([$screen_negative.DH30]=&quot;&quot;;0;1)))" office:value-type="string" office:string-value="0" calcext:value-type="string">
            <text:p>0</text:p>
          </table:table-cell>
          <table:table-cell table:formula="of:=BIN2HEX(CONCATENATE(IF([$screen_negative.DI30]=&quot;&quot;;0;1);IF([$screen_negative.DJ30]=&quot;&quot;;0;1);IF([$screen_negative.DK30]=&quot;&quot;;0;1);IF([$screen_negative.DL30]=&quot;&quot;;0;1);IF([$screen_negative.DM30]=&quot;&quot;;0;1);IF([$screen_negative.DN30]=&quot;&quot;;0;1);IF([$screen_negative.DO30]=&quot;&quot;;0;1);IF([$screen_negative.DP30]=&quot;&quot;;0;1)))" office:value-type="string" office:string-value="0" calcext:value-type="string">
            <text:p>0</text:p>
          </table:table-cell>
          <table:table-cell table:formula="of:=BIN2HEX(CONCATENATE(IF([$screen_negative.DQ30]=&quot;&quot;;0;1);IF([$screen_negative.DR30]=&quot;&quot;;0;1);IF([$screen_negative.DS30]=&quot;&quot;;0;1);IF([$screen_negative.DT30]=&quot;&quot;;0;1);IF([$screen_negative.DU30]=&quot;&quot;;0;1);IF([$screen_negative.DV30]=&quot;&quot;;0;1);IF([$screen_negative.DW30]=&quot;&quot;;0;1);IF([$screen_negative.DX30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31]=&quot;&quot;;0;1);IF([$screen_negative.B31]=&quot;&quot;;0;1);IF([$screen_negative.C31]=&quot;&quot;;0;1);IF([$screen_negative.D31]=&quot;&quot;;0;1);IF([$screen_negative.E31]=&quot;&quot;;0;1);IF([$screen_negative.F31]=&quot;&quot;;0;1);IF([$screen_negative.G31]=&quot;&quot;;0;1);IF([$screen_negative.H31]=&quot;&quot;;0;1)))" office:value-type="string" office:string-value="0" calcext:value-type="string">
            <text:p>0</text:p>
          </table:table-cell>
          <table:table-cell table:formula="of:=BIN2HEX(CONCATENATE(IF([$screen_negative.I31]=&quot;&quot;;0;1);IF([$screen_negative.J31]=&quot;&quot;;0;1);IF([$screen_negative.K31]=&quot;&quot;;0;1);IF([$screen_negative.L31]=&quot;&quot;;0;1);IF([$screen_negative.M31]=&quot;&quot;;0;1);IF([$screen_negative.N31]=&quot;&quot;;0;1);IF([$screen_negative.O31]=&quot;&quot;;0;1);IF([$screen_negative.P31]=&quot;&quot;;0;1)))" office:value-type="string" office:string-value="0" calcext:value-type="string">
            <text:p>0</text:p>
          </table:table-cell>
          <table:table-cell table:formula="of:=BIN2HEX(CONCATENATE(IF([$screen_negative.Q31]=&quot;&quot;;0;1);IF([$screen_negative.R31]=&quot;&quot;;0;1);IF([$screen_negative.S31]=&quot;&quot;;0;1);IF([$screen_negative.T31]=&quot;&quot;;0;1);IF([$screen_negative.U31]=&quot;&quot;;0;1);IF([$screen_negative.V31]=&quot;&quot;;0;1);IF([$screen_negative.W31]=&quot;&quot;;0;1);IF([$screen_negative.X31]=&quot;&quot;;0;1)))" office:value-type="string" office:string-value="0" calcext:value-type="string">
            <text:p>0</text:p>
          </table:table-cell>
          <table:table-cell table:formula="of:=BIN2HEX(CONCATENATE(IF([$screen_negative.Y31]=&quot;&quot;;0;1);IF([$screen_negative.Z31]=&quot;&quot;;0;1);IF([$screen_negative.AA31]=&quot;&quot;;0;1);IF([$screen_negative.AB31]=&quot;&quot;;0;1);IF([$screen_negative.AC31]=&quot;&quot;;0;1);IF([$screen_negative.AD31]=&quot;&quot;;0;1);IF([$screen_negative.AE31]=&quot;&quot;;0;1);IF([$screen_negative.AF31]=&quot;&quot;;0;1)))" office:value-type="string" office:string-value="0" calcext:value-type="string">
            <text:p>0</text:p>
          </table:table-cell>
          <table:table-cell table:formula="of:=BIN2HEX(CONCATENATE(IF([$screen_negative.AG31]=&quot;&quot;;0;1);IF([$screen_negative.AH31]=&quot;&quot;;0;1);IF([$screen_negative.AI31]=&quot;&quot;;0;1);IF([$screen_negative.AJ31]=&quot;&quot;;0;1);IF([$screen_negative.AK31]=&quot;&quot;;0;1);IF([$screen_negative.AL31]=&quot;&quot;;0;1);IF([$screen_negative.AM31]=&quot;&quot;;0;1);IF([$screen_negative.AN31]=&quot;&quot;;0;1)))" office:value-type="string" office:string-value="A0" calcext:value-type="string">
            <text:p>A0</text:p>
          </table:table-cell>
          <table:table-cell table:formula="of:=BIN2HEX(CONCATENATE(IF([$screen_negative.AO31]=&quot;&quot;;0;1);IF([$screen_negative.AP31]=&quot;&quot;;0;1);IF([$screen_negative.AQ31]=&quot;&quot;;0;1);IF([$screen_negative.AR31]=&quot;&quot;;0;1);IF([$screen_negative.AS31]=&quot;&quot;;0;1);IF([$screen_negative.AT31]=&quot;&quot;;0;1);IF([$screen_negative.AU31]=&quot;&quot;;0;1);IF([$screen_negative.AV31]=&quot;&quot;;0;1)))" office:value-type="string" office:string-value="0" calcext:value-type="string">
            <text:p>0</text:p>
          </table:table-cell>
          <table:table-cell table:formula="of:=BIN2HEX(CONCATENATE(IF([$screen_negative.AW31]=&quot;&quot;;0;1);IF([$screen_negative.AX31]=&quot;&quot;;0;1);IF([$screen_negative.AY31]=&quot;&quot;;0;1);IF([$screen_negative.AZ31]=&quot;&quot;;0;1);IF([$screen_negative.BA31]=&quot;&quot;;0;1);IF([$screen_negative.BB31]=&quot;&quot;;0;1);IF([$screen_negative.BC31]=&quot;&quot;;0;1);IF([$screen_negative.BD31]=&quot;&quot;;0;1)))" office:value-type="string" office:string-value="0" calcext:value-type="string">
            <text:p>0</text:p>
          </table:table-cell>
          <table:table-cell table:formula="of:=BIN2HEX(CONCATENATE(IF([$screen_negative.BE31]=&quot;&quot;;0;1);IF([$screen_negative.BF31]=&quot;&quot;;0;1);IF([$screen_negative.BG31]=&quot;&quot;;0;1);IF([$screen_negative.BH31]=&quot;&quot;;0;1);IF([$screen_negative.BI31]=&quot;&quot;;0;1);IF([$screen_negative.BJ31]=&quot;&quot;;0;1);IF([$screen_negative.BK31]=&quot;&quot;;0;1);IF([$screen_negative.BL31]=&quot;&quot;;0;1)))" office:value-type="string" office:string-value="0" calcext:value-type="string">
            <text:p>0</text:p>
          </table:table-cell>
          <table:table-cell table:formula="of:=BIN2HEX(CONCATENATE(IF([$screen_negative.BM31]=&quot;&quot;;0;1);IF([$screen_negative.BN31]=&quot;&quot;;0;1);IF([$screen_negative.BO31]=&quot;&quot;;0;1);IF([$screen_negative.BP31]=&quot;&quot;;0;1);IF([$screen_negative.BQ31]=&quot;&quot;;0;1);IF([$screen_negative.BR31]=&quot;&quot;;0;1);IF([$screen_negative.BS31]=&quot;&quot;;0;1);IF([$screen_negative.BT31]=&quot;&quot;;0;1)))" office:value-type="string" office:string-value="0" calcext:value-type="string">
            <text:p>0</text:p>
          </table:table-cell>
          <table:table-cell table:formula="of:=BIN2HEX(CONCATENATE(IF([$screen_negative.BU31]=&quot;&quot;;0;1);IF([$screen_negative.BV31]=&quot;&quot;;0;1);IF([$screen_negative.BW31]=&quot;&quot;;0;1);IF([$screen_negative.BX31]=&quot;&quot;;0;1);IF([$screen_negative.BY31]=&quot;&quot;;0;1);IF([$screen_negative.BZ31]=&quot;&quot;;0;1);IF([$screen_negative.CA31]=&quot;&quot;;0;1);IF([$screen_negative.CB31]=&quot;&quot;;0;1)))" office:value-type="string" office:string-value="0" calcext:value-type="string">
            <text:p>0</text:p>
          </table:table-cell>
          <table:table-cell table:formula="of:=BIN2HEX(CONCATENATE(IF([$screen_negative.CC31]=&quot;&quot;;0;1);IF([$screen_negative.CD31]=&quot;&quot;;0;1);IF([$screen_negative.CE31]=&quot;&quot;;0;1);IF([$screen_negative.CF31]=&quot;&quot;;0;1);IF([$screen_negative.CG31]=&quot;&quot;;0;1);IF([$screen_negative.CH31]=&quot;&quot;;0;1);IF([$screen_negative.CI31]=&quot;&quot;;0;1);IF([$screen_negative.CJ31]=&quot;&quot;;0;1)))" office:value-type="string" office:string-value="0" calcext:value-type="string">
            <text:p>0</text:p>
          </table:table-cell>
          <table:table-cell table:formula="of:=BIN2HEX(CONCATENATE(IF([$screen_negative.CK31]=&quot;&quot;;0;1);IF([$screen_negative.CL31]=&quot;&quot;;0;1);IF([$screen_negative.CM31]=&quot;&quot;;0;1);IF([$screen_negative.CN31]=&quot;&quot;;0;1);IF([$screen_negative.CO31]=&quot;&quot;;0;1);IF([$screen_negative.CP31]=&quot;&quot;;0;1);IF([$screen_negative.CQ31]=&quot;&quot;;0;1);IF([$screen_negative.CR31]=&quot;&quot;;0;1)))" office:value-type="string" office:string-value="5" calcext:value-type="string">
            <text:p>5</text:p>
          </table:table-cell>
          <table:table-cell table:formula="of:=BIN2HEX(CONCATENATE(IF([$screen_negative.CS31]=&quot;&quot;;0;1);IF([$screen_negative.CT31]=&quot;&quot;;0;1);IF([$screen_negative.CU31]=&quot;&quot;;0;1);IF([$screen_negative.CV31]=&quot;&quot;;0;1);IF([$screen_negative.CW31]=&quot;&quot;;0;1);IF([$screen_negative.CX31]=&quot;&quot;;0;1);IF([$screen_negative.CY31]=&quot;&quot;;0;1);IF([$screen_negative.CZ31]=&quot;&quot;;0;1)))" office:value-type="string" office:string-value="0" calcext:value-type="string">
            <text:p>0</text:p>
          </table:table-cell>
          <table:table-cell table:formula="of:=BIN2HEX(CONCATENATE(IF([$screen_negative.DA31]=&quot;&quot;;0;1);IF([$screen_negative.DB31]=&quot;&quot;;0;1);IF([$screen_negative.DC31]=&quot;&quot;;0;1);IF([$screen_negative.DD31]=&quot;&quot;;0;1);IF([$screen_negative.DE31]=&quot;&quot;;0;1);IF([$screen_negative.DF31]=&quot;&quot;;0;1);IF([$screen_negative.DG31]=&quot;&quot;;0;1);IF([$screen_negative.DH31]=&quot;&quot;;0;1)))" office:value-type="string" office:string-value="0" calcext:value-type="string">
            <text:p>0</text:p>
          </table:table-cell>
          <table:table-cell table:formula="of:=BIN2HEX(CONCATENATE(IF([$screen_negative.DI31]=&quot;&quot;;0;1);IF([$screen_negative.DJ31]=&quot;&quot;;0;1);IF([$screen_negative.DK31]=&quot;&quot;;0;1);IF([$screen_negative.DL31]=&quot;&quot;;0;1);IF([$screen_negative.DM31]=&quot;&quot;;0;1);IF([$screen_negative.DN31]=&quot;&quot;;0;1);IF([$screen_negative.DO31]=&quot;&quot;;0;1);IF([$screen_negative.DP31]=&quot;&quot;;0;1)))" office:value-type="string" office:string-value="0" calcext:value-type="string">
            <text:p>0</text:p>
          </table:table-cell>
          <table:table-cell table:formula="of:=BIN2HEX(CONCATENATE(IF([$screen_negative.DQ31]=&quot;&quot;;0;1);IF([$screen_negative.DR31]=&quot;&quot;;0;1);IF([$screen_negative.DS31]=&quot;&quot;;0;1);IF([$screen_negative.DT31]=&quot;&quot;;0;1);IF([$screen_negative.DU31]=&quot;&quot;;0;1);IF([$screen_negative.DV31]=&quot;&quot;;0;1);IF([$screen_negative.DW31]=&quot;&quot;;0;1);IF([$screen_negative.DX31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32]=&quot;&quot;;0;1);IF([$screen_negative.B32]=&quot;&quot;;0;1);IF([$screen_negative.C32]=&quot;&quot;;0;1);IF([$screen_negative.D32]=&quot;&quot;;0;1);IF([$screen_negative.E32]=&quot;&quot;;0;1);IF([$screen_negative.F32]=&quot;&quot;;0;1);IF([$screen_negative.G32]=&quot;&quot;;0;1);IF([$screen_negative.H32]=&quot;&quot;;0;1)))" office:value-type="string" office:string-value="0" calcext:value-type="string">
            <text:p>0</text:p>
          </table:table-cell>
          <table:table-cell table:formula="of:=BIN2HEX(CONCATENATE(IF([$screen_negative.I32]=&quot;&quot;;0;1);IF([$screen_negative.J32]=&quot;&quot;;0;1);IF([$screen_negative.K32]=&quot;&quot;;0;1);IF([$screen_negative.L32]=&quot;&quot;;0;1);IF([$screen_negative.M32]=&quot;&quot;;0;1);IF([$screen_negative.N32]=&quot;&quot;;0;1);IF([$screen_negative.O32]=&quot;&quot;;0;1);IF([$screen_negative.P32]=&quot;&quot;;0;1)))" office:value-type="string" office:string-value="0" calcext:value-type="string">
            <text:p>0</text:p>
          </table:table-cell>
          <table:table-cell table:formula="of:=BIN2HEX(CONCATENATE(IF([$screen_negative.Q32]=&quot;&quot;;0;1);IF([$screen_negative.R32]=&quot;&quot;;0;1);IF([$screen_negative.S32]=&quot;&quot;;0;1);IF([$screen_negative.T32]=&quot;&quot;;0;1);IF([$screen_negative.U32]=&quot;&quot;;0;1);IF([$screen_negative.V32]=&quot;&quot;;0;1);IF([$screen_negative.W32]=&quot;&quot;;0;1);IF([$screen_negative.X32]=&quot;&quot;;0;1)))" office:value-type="string" office:string-value="0" calcext:value-type="string">
            <text:p>0</text:p>
          </table:table-cell>
          <table:table-cell table:formula="of:=BIN2HEX(CONCATENATE(IF([$screen_negative.Y32]=&quot;&quot;;0;1);IF([$screen_negative.Z32]=&quot;&quot;;0;1);IF([$screen_negative.AA32]=&quot;&quot;;0;1);IF([$screen_negative.AB32]=&quot;&quot;;0;1);IF([$screen_negative.AC32]=&quot;&quot;;0;1);IF([$screen_negative.AD32]=&quot;&quot;;0;1);IF([$screen_negative.AE32]=&quot;&quot;;0;1);IF([$screen_negative.AF32]=&quot;&quot;;0;1)))" office:value-type="string" office:string-value="0" calcext:value-type="string">
            <text:p>0</text:p>
          </table:table-cell>
          <table:table-cell table:formula="of:=BIN2HEX(CONCATENATE(IF([$screen_negative.AG32]=&quot;&quot;;0;1);IF([$screen_negative.AH32]=&quot;&quot;;0;1);IF([$screen_negative.AI32]=&quot;&quot;;0;1);IF([$screen_negative.AJ32]=&quot;&quot;;0;1);IF([$screen_negative.AK32]=&quot;&quot;;0;1);IF([$screen_negative.AL32]=&quot;&quot;;0;1);IF([$screen_negative.AM32]=&quot;&quot;;0;1);IF([$screen_negative.AN32]=&quot;&quot;;0;1)))" office:value-type="string" office:string-value="A9" calcext:value-type="string">
            <text:p>A9</text:p>
          </table:table-cell>
          <table:table-cell table:formula="of:=BIN2HEX(CONCATENATE(IF([$screen_negative.AO32]=&quot;&quot;;0;1);IF([$screen_negative.AP32]=&quot;&quot;;0;1);IF([$screen_negative.AQ32]=&quot;&quot;;0;1);IF([$screen_negative.AR32]=&quot;&quot;;0;1);IF([$screen_negative.AS32]=&quot;&quot;;0;1);IF([$screen_negative.AT32]=&quot;&quot;;0;1);IF([$screen_negative.AU32]=&quot;&quot;;0;1);IF([$screen_negative.AV32]=&quot;&quot;;0;1)))" office:value-type="string" office:string-value="99" calcext:value-type="string">
            <text:p>99</text:p>
          </table:table-cell>
          <table:table-cell table:formula="of:=BIN2HEX(CONCATENATE(IF([$screen_negative.AW32]=&quot;&quot;;0;1);IF([$screen_negative.AX32]=&quot;&quot;;0;1);IF([$screen_negative.AY32]=&quot;&quot;;0;1);IF([$screen_negative.AZ32]=&quot;&quot;;0;1);IF([$screen_negative.BA32]=&quot;&quot;;0;1);IF([$screen_negative.BB32]=&quot;&quot;;0;1);IF([$screen_negative.BC32]=&quot;&quot;;0;1);IF([$screen_negative.BD32]=&quot;&quot;;0;1)))" office:value-type="string" office:string-value="99" calcext:value-type="string">
            <text:p>99</text:p>
          </table:table-cell>
          <table:table-cell table:formula="of:=BIN2HEX(CONCATENATE(IF([$screen_negative.BE32]=&quot;&quot;;0;1);IF([$screen_negative.BF32]=&quot;&quot;;0;1);IF([$screen_negative.BG32]=&quot;&quot;;0;1);IF([$screen_negative.BH32]=&quot;&quot;;0;1);IF([$screen_negative.BI32]=&quot;&quot;;0;1);IF([$screen_negative.BJ32]=&quot;&quot;;0;1);IF([$screen_negative.BK32]=&quot;&quot;;0;1);IF([$screen_negative.BL32]=&quot;&quot;;0;1)))" office:value-type="string" office:string-value="99" calcext:value-type="string">
            <text:p>99</text:p>
          </table:table-cell>
          <table:table-cell table:formula="of:=BIN2HEX(CONCATENATE(IF([$screen_negative.BM32]=&quot;&quot;;0;1);IF([$screen_negative.BN32]=&quot;&quot;;0;1);IF([$screen_negative.BO32]=&quot;&quot;;0;1);IF([$screen_negative.BP32]=&quot;&quot;;0;1);IF([$screen_negative.BQ32]=&quot;&quot;;0;1);IF([$screen_negative.BR32]=&quot;&quot;;0;1);IF([$screen_negative.BS32]=&quot;&quot;;0;1);IF([$screen_negative.BT32]=&quot;&quot;;0;1)))" office:value-type="string" office:string-value="99" calcext:value-type="string">
            <text:p>99</text:p>
          </table:table-cell>
          <table:table-cell table:formula="of:=BIN2HEX(CONCATENATE(IF([$screen_negative.BU32]=&quot;&quot;;0;1);IF([$screen_negative.BV32]=&quot;&quot;;0;1);IF([$screen_negative.BW32]=&quot;&quot;;0;1);IF([$screen_negative.BX32]=&quot;&quot;;0;1);IF([$screen_negative.BY32]=&quot;&quot;;0;1);IF([$screen_negative.BZ32]=&quot;&quot;;0;1);IF([$screen_negative.CA32]=&quot;&quot;;0;1);IF([$screen_negative.CB32]=&quot;&quot;;0;1)))" office:value-type="string" office:string-value="99" calcext:value-type="string">
            <text:p>99</text:p>
          </table:table-cell>
          <table:table-cell table:formula="of:=BIN2HEX(CONCATENATE(IF([$screen_negative.CC32]=&quot;&quot;;0;1);IF([$screen_negative.CD32]=&quot;&quot;;0;1);IF([$screen_negative.CE32]=&quot;&quot;;0;1);IF([$screen_negative.CF32]=&quot;&quot;;0;1);IF([$screen_negative.CG32]=&quot;&quot;;0;1);IF([$screen_negative.CH32]=&quot;&quot;;0;1);IF([$screen_negative.CI32]=&quot;&quot;;0;1);IF([$screen_negative.CJ32]=&quot;&quot;;0;1)))" office:value-type="string" office:string-value="99" calcext:value-type="string">
            <text:p>99</text:p>
          </table:table-cell>
          <table:table-cell table:formula="of:=BIN2HEX(CONCATENATE(IF([$screen_negative.CK32]=&quot;&quot;;0;1);IF([$screen_negative.CL32]=&quot;&quot;;0;1);IF([$screen_negative.CM32]=&quot;&quot;;0;1);IF([$screen_negative.CN32]=&quot;&quot;;0;1);IF([$screen_negative.CO32]=&quot;&quot;;0;1);IF([$screen_negative.CP32]=&quot;&quot;;0;1);IF([$screen_negative.CQ32]=&quot;&quot;;0;1);IF([$screen_negative.CR32]=&quot;&quot;;0;1)))" office:value-type="string" office:string-value="95" calcext:value-type="string">
            <text:p>95</text:p>
          </table:table-cell>
          <table:table-cell table:formula="of:=BIN2HEX(CONCATENATE(IF([$screen_negative.CS32]=&quot;&quot;;0;1);IF([$screen_negative.CT32]=&quot;&quot;;0;1);IF([$screen_negative.CU32]=&quot;&quot;;0;1);IF([$screen_negative.CV32]=&quot;&quot;;0;1);IF([$screen_negative.CW32]=&quot;&quot;;0;1);IF([$screen_negative.CX32]=&quot;&quot;;0;1);IF([$screen_negative.CY32]=&quot;&quot;;0;1);IF([$screen_negative.CZ32]=&quot;&quot;;0;1)))" office:value-type="string" office:string-value="0" calcext:value-type="string">
            <text:p>0</text:p>
          </table:table-cell>
          <table:table-cell table:formula="of:=BIN2HEX(CONCATENATE(IF([$screen_negative.DA32]=&quot;&quot;;0;1);IF([$screen_negative.DB32]=&quot;&quot;;0;1);IF([$screen_negative.DC32]=&quot;&quot;;0;1);IF([$screen_negative.DD32]=&quot;&quot;;0;1);IF([$screen_negative.DE32]=&quot;&quot;;0;1);IF([$screen_negative.DF32]=&quot;&quot;;0;1);IF([$screen_negative.DG32]=&quot;&quot;;0;1);IF([$screen_negative.DH32]=&quot;&quot;;0;1)))" office:value-type="string" office:string-value="0" calcext:value-type="string">
            <text:p>0</text:p>
          </table:table-cell>
          <table:table-cell table:formula="of:=BIN2HEX(CONCATENATE(IF([$screen_negative.DI32]=&quot;&quot;;0;1);IF([$screen_negative.DJ32]=&quot;&quot;;0;1);IF([$screen_negative.DK32]=&quot;&quot;;0;1);IF([$screen_negative.DL32]=&quot;&quot;;0;1);IF([$screen_negative.DM32]=&quot;&quot;;0;1);IF([$screen_negative.DN32]=&quot;&quot;;0;1);IF([$screen_negative.DO32]=&quot;&quot;;0;1);IF([$screen_negative.DP32]=&quot;&quot;;0;1)))" office:value-type="string" office:string-value="0" calcext:value-type="string">
            <text:p>0</text:p>
          </table:table-cell>
          <table:table-cell table:formula="of:=BIN2HEX(CONCATENATE(IF([$screen_negative.DQ32]=&quot;&quot;;0;1);IF([$screen_negative.DR32]=&quot;&quot;;0;1);IF([$screen_negative.DS32]=&quot;&quot;;0;1);IF([$screen_negative.DT32]=&quot;&quot;;0;1);IF([$screen_negative.DU32]=&quot;&quot;;0;1);IF([$screen_negative.DV32]=&quot;&quot;;0;1);IF([$screen_negative.DW32]=&quot;&quot;;0;1);IF([$screen_negative.DX32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33]=&quot;&quot;;0;1);IF([$screen_negative.B33]=&quot;&quot;;0;1);IF([$screen_negative.C33]=&quot;&quot;;0;1);IF([$screen_negative.D33]=&quot;&quot;;0;1);IF([$screen_negative.E33]=&quot;&quot;;0;1);IF([$screen_negative.F33]=&quot;&quot;;0;1);IF([$screen_negative.G33]=&quot;&quot;;0;1);IF([$screen_negative.H33]=&quot;&quot;;0;1)))" office:value-type="string" office:string-value="0" calcext:value-type="string">
            <text:p>0</text:p>
          </table:table-cell>
          <table:table-cell table:formula="of:=BIN2HEX(CONCATENATE(IF([$screen_negative.I33]=&quot;&quot;;0;1);IF([$screen_negative.J33]=&quot;&quot;;0;1);IF([$screen_negative.K33]=&quot;&quot;;0;1);IF([$screen_negative.L33]=&quot;&quot;;0;1);IF([$screen_negative.M33]=&quot;&quot;;0;1);IF([$screen_negative.N33]=&quot;&quot;;0;1);IF([$screen_negative.O33]=&quot;&quot;;0;1);IF([$screen_negative.P33]=&quot;&quot;;0;1)))" office:value-type="string" office:string-value="0" calcext:value-type="string">
            <text:p>0</text:p>
          </table:table-cell>
          <table:table-cell table:formula="of:=BIN2HEX(CONCATENATE(IF([$screen_negative.Q33]=&quot;&quot;;0;1);IF([$screen_negative.R33]=&quot;&quot;;0;1);IF([$screen_negative.S33]=&quot;&quot;;0;1);IF([$screen_negative.T33]=&quot;&quot;;0;1);IF([$screen_negative.U33]=&quot;&quot;;0;1);IF([$screen_negative.V33]=&quot;&quot;;0;1);IF([$screen_negative.W33]=&quot;&quot;;0;1);IF([$screen_negative.X33]=&quot;&quot;;0;1)))" office:value-type="string" office:string-value="0" calcext:value-type="string">
            <text:p>0</text:p>
          </table:table-cell>
          <table:table-cell table:formula="of:=BIN2HEX(CONCATENATE(IF([$screen_negative.Y33]=&quot;&quot;;0;1);IF([$screen_negative.Z33]=&quot;&quot;;0;1);IF([$screen_negative.AA33]=&quot;&quot;;0;1);IF([$screen_negative.AB33]=&quot;&quot;;0;1);IF([$screen_negative.AC33]=&quot;&quot;;0;1);IF([$screen_negative.AD33]=&quot;&quot;;0;1);IF([$screen_negative.AE33]=&quot;&quot;;0;1);IF([$screen_negative.AF33]=&quot;&quot;;0;1)))" office:value-type="string" office:string-value="0" calcext:value-type="string">
            <text:p>0</text:p>
          </table:table-cell>
          <table:table-cell table:formula="of:=BIN2HEX(CONCATENATE(IF([$screen_negative.AG33]=&quot;&quot;;0;1);IF([$screen_negative.AH33]=&quot;&quot;;0;1);IF([$screen_negative.AI33]=&quot;&quot;;0;1);IF([$screen_negative.AJ33]=&quot;&quot;;0;1);IF([$screen_negative.AK33]=&quot;&quot;;0;1);IF([$screen_negative.AL33]=&quot;&quot;;0;1);IF([$screen_negative.AM33]=&quot;&quot;;0;1);IF([$screen_negative.AN33]=&quot;&quot;;0;1)))" office:value-type="string" office:string-value="A9" calcext:value-type="string">
            <text:p>A9</text:p>
          </table:table-cell>
          <table:table-cell table:formula="of:=BIN2HEX(CONCATENATE(IF([$screen_negative.AO33]=&quot;&quot;;0;1);IF([$screen_negative.AP33]=&quot;&quot;;0;1);IF([$screen_negative.AQ33]=&quot;&quot;;0;1);IF([$screen_negative.AR33]=&quot;&quot;;0;1);IF([$screen_negative.AS33]=&quot;&quot;;0;1);IF([$screen_negative.AT33]=&quot;&quot;;0;1);IF([$screen_negative.AU33]=&quot;&quot;;0;1);IF([$screen_negative.AV33]=&quot;&quot;;0;1)))" office:value-type="string" office:string-value="99" calcext:value-type="string">
            <text:p>99</text:p>
          </table:table-cell>
          <table:table-cell table:formula="of:=BIN2HEX(CONCATENATE(IF([$screen_negative.AW33]=&quot;&quot;;0;1);IF([$screen_negative.AX33]=&quot;&quot;;0;1);IF([$screen_negative.AY33]=&quot;&quot;;0;1);IF([$screen_negative.AZ33]=&quot;&quot;;0;1);IF([$screen_negative.BA33]=&quot;&quot;;0;1);IF([$screen_negative.BB33]=&quot;&quot;;0;1);IF([$screen_negative.BC33]=&quot;&quot;;0;1);IF([$screen_negative.BD33]=&quot;&quot;;0;1)))" office:value-type="string" office:string-value="99" calcext:value-type="string">
            <text:p>99</text:p>
          </table:table-cell>
          <table:table-cell table:formula="of:=BIN2HEX(CONCATENATE(IF([$screen_negative.BE33]=&quot;&quot;;0;1);IF([$screen_negative.BF33]=&quot;&quot;;0;1);IF([$screen_negative.BG33]=&quot;&quot;;0;1);IF([$screen_negative.BH33]=&quot;&quot;;0;1);IF([$screen_negative.BI33]=&quot;&quot;;0;1);IF([$screen_negative.BJ33]=&quot;&quot;;0;1);IF([$screen_negative.BK33]=&quot;&quot;;0;1);IF([$screen_negative.BL33]=&quot;&quot;;0;1)))" office:value-type="string" office:string-value="99" calcext:value-type="string">
            <text:p>99</text:p>
          </table:table-cell>
          <table:table-cell table:formula="of:=BIN2HEX(CONCATENATE(IF([$screen_negative.BM33]=&quot;&quot;;0;1);IF([$screen_negative.BN33]=&quot;&quot;;0;1);IF([$screen_negative.BO33]=&quot;&quot;;0;1);IF([$screen_negative.BP33]=&quot;&quot;;0;1);IF([$screen_negative.BQ33]=&quot;&quot;;0;1);IF([$screen_negative.BR33]=&quot;&quot;;0;1);IF([$screen_negative.BS33]=&quot;&quot;;0;1);IF([$screen_negative.BT33]=&quot;&quot;;0;1)))" office:value-type="string" office:string-value="99" calcext:value-type="string">
            <text:p>99</text:p>
          </table:table-cell>
          <table:table-cell table:formula="of:=BIN2HEX(CONCATENATE(IF([$screen_negative.BU33]=&quot;&quot;;0;1);IF([$screen_negative.BV33]=&quot;&quot;;0;1);IF([$screen_negative.BW33]=&quot;&quot;;0;1);IF([$screen_negative.BX33]=&quot;&quot;;0;1);IF([$screen_negative.BY33]=&quot;&quot;;0;1);IF([$screen_negative.BZ33]=&quot;&quot;;0;1);IF([$screen_negative.CA33]=&quot;&quot;;0;1);IF([$screen_negative.CB33]=&quot;&quot;;0;1)))" office:value-type="string" office:string-value="99" calcext:value-type="string">
            <text:p>99</text:p>
          </table:table-cell>
          <table:table-cell table:formula="of:=BIN2HEX(CONCATENATE(IF([$screen_negative.CC33]=&quot;&quot;;0;1);IF([$screen_negative.CD33]=&quot;&quot;;0;1);IF([$screen_negative.CE33]=&quot;&quot;;0;1);IF([$screen_negative.CF33]=&quot;&quot;;0;1);IF([$screen_negative.CG33]=&quot;&quot;;0;1);IF([$screen_negative.CH33]=&quot;&quot;;0;1);IF([$screen_negative.CI33]=&quot;&quot;;0;1);IF([$screen_negative.CJ33]=&quot;&quot;;0;1)))" office:value-type="string" office:string-value="99" calcext:value-type="string">
            <text:p>99</text:p>
          </table:table-cell>
          <table:table-cell table:formula="of:=BIN2HEX(CONCATENATE(IF([$screen_negative.CK33]=&quot;&quot;;0;1);IF([$screen_negative.CL33]=&quot;&quot;;0;1);IF([$screen_negative.CM33]=&quot;&quot;;0;1);IF([$screen_negative.CN33]=&quot;&quot;;0;1);IF([$screen_negative.CO33]=&quot;&quot;;0;1);IF([$screen_negative.CP33]=&quot;&quot;;0;1);IF([$screen_negative.CQ33]=&quot;&quot;;0;1);IF([$screen_negative.CR33]=&quot;&quot;;0;1)))" office:value-type="string" office:string-value="95" calcext:value-type="string">
            <text:p>95</text:p>
          </table:table-cell>
          <table:table-cell table:formula="of:=BIN2HEX(CONCATENATE(IF([$screen_negative.CS33]=&quot;&quot;;0;1);IF([$screen_negative.CT33]=&quot;&quot;;0;1);IF([$screen_negative.CU33]=&quot;&quot;;0;1);IF([$screen_negative.CV33]=&quot;&quot;;0;1);IF([$screen_negative.CW33]=&quot;&quot;;0;1);IF([$screen_negative.CX33]=&quot;&quot;;0;1);IF([$screen_negative.CY33]=&quot;&quot;;0;1);IF([$screen_negative.CZ33]=&quot;&quot;;0;1)))" office:value-type="string" office:string-value="0" calcext:value-type="string">
            <text:p>0</text:p>
          </table:table-cell>
          <table:table-cell table:formula="of:=BIN2HEX(CONCATENATE(IF([$screen_negative.DA33]=&quot;&quot;;0;1);IF([$screen_negative.DB33]=&quot;&quot;;0;1);IF([$screen_negative.DC33]=&quot;&quot;;0;1);IF([$screen_negative.DD33]=&quot;&quot;;0;1);IF([$screen_negative.DE33]=&quot;&quot;;0;1);IF([$screen_negative.DF33]=&quot;&quot;;0;1);IF([$screen_negative.DG33]=&quot;&quot;;0;1);IF([$screen_negative.DH33]=&quot;&quot;;0;1)))" office:value-type="string" office:string-value="0" calcext:value-type="string">
            <text:p>0</text:p>
          </table:table-cell>
          <table:table-cell table:formula="of:=BIN2HEX(CONCATENATE(IF([$screen_negative.DI33]=&quot;&quot;;0;1);IF([$screen_negative.DJ33]=&quot;&quot;;0;1);IF([$screen_negative.DK33]=&quot;&quot;;0;1);IF([$screen_negative.DL33]=&quot;&quot;;0;1);IF([$screen_negative.DM33]=&quot;&quot;;0;1);IF([$screen_negative.DN33]=&quot;&quot;;0;1);IF([$screen_negative.DO33]=&quot;&quot;;0;1);IF([$screen_negative.DP33]=&quot;&quot;;0;1)))" office:value-type="string" office:string-value="0" calcext:value-type="string">
            <text:p>0</text:p>
          </table:table-cell>
          <table:table-cell table:formula="of:=BIN2HEX(CONCATENATE(IF([$screen_negative.DQ33]=&quot;&quot;;0;1);IF([$screen_negative.DR33]=&quot;&quot;;0;1);IF([$screen_negative.DS33]=&quot;&quot;;0;1);IF([$screen_negative.DT33]=&quot;&quot;;0;1);IF([$screen_negative.DU33]=&quot;&quot;;0;1);IF([$screen_negative.DV33]=&quot;&quot;;0;1);IF([$screen_negative.DW33]=&quot;&quot;;0;1);IF([$screen_negative.DX33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34]=&quot;&quot;;0;1);IF([$screen_negative.B34]=&quot;&quot;;0;1);IF([$screen_negative.C34]=&quot;&quot;;0;1);IF([$screen_negative.D34]=&quot;&quot;;0;1);IF([$screen_negative.E34]=&quot;&quot;;0;1);IF([$screen_negative.F34]=&quot;&quot;;0;1);IF([$screen_negative.G34]=&quot;&quot;;0;1);IF([$screen_negative.H34]=&quot;&quot;;0;1)))" office:value-type="string" office:string-value="0" calcext:value-type="string">
            <text:p>0</text:p>
          </table:table-cell>
          <table:table-cell table:formula="of:=BIN2HEX(CONCATENATE(IF([$screen_negative.I34]=&quot;&quot;;0;1);IF([$screen_negative.J34]=&quot;&quot;;0;1);IF([$screen_negative.K34]=&quot;&quot;;0;1);IF([$screen_negative.L34]=&quot;&quot;;0;1);IF([$screen_negative.M34]=&quot;&quot;;0;1);IF([$screen_negative.N34]=&quot;&quot;;0;1);IF([$screen_negative.O34]=&quot;&quot;;0;1);IF([$screen_negative.P34]=&quot;&quot;;0;1)))" office:value-type="string" office:string-value="0" calcext:value-type="string">
            <text:p>0</text:p>
          </table:table-cell>
          <table:table-cell table:formula="of:=BIN2HEX(CONCATENATE(IF([$screen_negative.Q34]=&quot;&quot;;0;1);IF([$screen_negative.R34]=&quot;&quot;;0;1);IF([$screen_negative.S34]=&quot;&quot;;0;1);IF([$screen_negative.T34]=&quot;&quot;;0;1);IF([$screen_negative.U34]=&quot;&quot;;0;1);IF([$screen_negative.V34]=&quot;&quot;;0;1);IF([$screen_negative.W34]=&quot;&quot;;0;1);IF([$screen_negative.X34]=&quot;&quot;;0;1)))" office:value-type="string" office:string-value="0" calcext:value-type="string">
            <text:p>0</text:p>
          </table:table-cell>
          <table:table-cell table:formula="of:=BIN2HEX(CONCATENATE(IF([$screen_negative.Y34]=&quot;&quot;;0;1);IF([$screen_negative.Z34]=&quot;&quot;;0;1);IF([$screen_negative.AA34]=&quot;&quot;;0;1);IF([$screen_negative.AB34]=&quot;&quot;;0;1);IF([$screen_negative.AC34]=&quot;&quot;;0;1);IF([$screen_negative.AD34]=&quot;&quot;;0;1);IF([$screen_negative.AE34]=&quot;&quot;;0;1);IF([$screen_negative.AF34]=&quot;&quot;;0;1)))" office:value-type="string" office:string-value="0" calcext:value-type="string">
            <text:p>0</text:p>
          </table:table-cell>
          <table:table-cell table:formula="of:=BIN2HEX(CONCATENATE(IF([$screen_negative.AG34]=&quot;&quot;;0;1);IF([$screen_negative.AH34]=&quot;&quot;;0;1);IF([$screen_negative.AI34]=&quot;&quot;;0;1);IF([$screen_negative.AJ34]=&quot;&quot;;0;1);IF([$screen_negative.AK34]=&quot;&quot;;0;1);IF([$screen_negative.AL34]=&quot;&quot;;0;1);IF([$screen_negative.AM34]=&quot;&quot;;0;1);IF([$screen_negative.AN34]=&quot;&quot;;0;1)))" office:value-type="string" office:string-value="A0" calcext:value-type="string">
            <text:p>A0</text:p>
          </table:table-cell>
          <table:table-cell table:formula="of:=BIN2HEX(CONCATENATE(IF([$screen_negative.AO34]=&quot;&quot;;0;1);IF([$screen_negative.AP34]=&quot;&quot;;0;1);IF([$screen_negative.AQ34]=&quot;&quot;;0;1);IF([$screen_negative.AR34]=&quot;&quot;;0;1);IF([$screen_negative.AS34]=&quot;&quot;;0;1);IF([$screen_negative.AT34]=&quot;&quot;;0;1);IF([$screen_negative.AU34]=&quot;&quot;;0;1);IF([$screen_negative.AV34]=&quot;&quot;;0;1)))" office:value-type="string" office:string-value="0" calcext:value-type="string">
            <text:p>0</text:p>
          </table:table-cell>
          <table:table-cell table:formula="of:=BIN2HEX(CONCATENATE(IF([$screen_negative.AW34]=&quot;&quot;;0;1);IF([$screen_negative.AX34]=&quot;&quot;;0;1);IF([$screen_negative.AY34]=&quot;&quot;;0;1);IF([$screen_negative.AZ34]=&quot;&quot;;0;1);IF([$screen_negative.BA34]=&quot;&quot;;0;1);IF([$screen_negative.BB34]=&quot;&quot;;0;1);IF([$screen_negative.BC34]=&quot;&quot;;0;1);IF([$screen_negative.BD34]=&quot;&quot;;0;1)))" office:value-type="string" office:string-value="0" calcext:value-type="string">
            <text:p>0</text:p>
          </table:table-cell>
          <table:table-cell table:formula="of:=BIN2HEX(CONCATENATE(IF([$screen_negative.BE34]=&quot;&quot;;0;1);IF([$screen_negative.BF34]=&quot;&quot;;0;1);IF([$screen_negative.BG34]=&quot;&quot;;0;1);IF([$screen_negative.BH34]=&quot;&quot;;0;1);IF([$screen_negative.BI34]=&quot;&quot;;0;1);IF([$screen_negative.BJ34]=&quot;&quot;;0;1);IF([$screen_negative.BK34]=&quot;&quot;;0;1);IF([$screen_negative.BL34]=&quot;&quot;;0;1)))" office:value-type="string" office:string-value="0" calcext:value-type="string">
            <text:p>0</text:p>
          </table:table-cell>
          <table:table-cell table:formula="of:=BIN2HEX(CONCATENATE(IF([$screen_negative.BM34]=&quot;&quot;;0;1);IF([$screen_negative.BN34]=&quot;&quot;;0;1);IF([$screen_negative.BO34]=&quot;&quot;;0;1);IF([$screen_negative.BP34]=&quot;&quot;;0;1);IF([$screen_negative.BQ34]=&quot;&quot;;0;1);IF([$screen_negative.BR34]=&quot;&quot;;0;1);IF([$screen_negative.BS34]=&quot;&quot;;0;1);IF([$screen_negative.BT34]=&quot;&quot;;0;1)))" office:value-type="string" office:string-value="0" calcext:value-type="string">
            <text:p>0</text:p>
          </table:table-cell>
          <table:table-cell table:formula="of:=BIN2HEX(CONCATENATE(IF([$screen_negative.BU34]=&quot;&quot;;0;1);IF([$screen_negative.BV34]=&quot;&quot;;0;1);IF([$screen_negative.BW34]=&quot;&quot;;0;1);IF([$screen_negative.BX34]=&quot;&quot;;0;1);IF([$screen_negative.BY34]=&quot;&quot;;0;1);IF([$screen_negative.BZ34]=&quot;&quot;;0;1);IF([$screen_negative.CA34]=&quot;&quot;;0;1);IF([$screen_negative.CB34]=&quot;&quot;;0;1)))" office:value-type="string" office:string-value="0" calcext:value-type="string">
            <text:p>0</text:p>
          </table:table-cell>
          <table:table-cell table:formula="of:=BIN2HEX(CONCATENATE(IF([$screen_negative.CC34]=&quot;&quot;;0;1);IF([$screen_negative.CD34]=&quot;&quot;;0;1);IF([$screen_negative.CE34]=&quot;&quot;;0;1);IF([$screen_negative.CF34]=&quot;&quot;;0;1);IF([$screen_negative.CG34]=&quot;&quot;;0;1);IF([$screen_negative.CH34]=&quot;&quot;;0;1);IF([$screen_negative.CI34]=&quot;&quot;;0;1);IF([$screen_negative.CJ34]=&quot;&quot;;0;1)))" office:value-type="string" office:string-value="0" calcext:value-type="string">
            <text:p>0</text:p>
          </table:table-cell>
          <table:table-cell table:formula="of:=BIN2HEX(CONCATENATE(IF([$screen_negative.CK34]=&quot;&quot;;0;1);IF([$screen_negative.CL34]=&quot;&quot;;0;1);IF([$screen_negative.CM34]=&quot;&quot;;0;1);IF([$screen_negative.CN34]=&quot;&quot;;0;1);IF([$screen_negative.CO34]=&quot;&quot;;0;1);IF([$screen_negative.CP34]=&quot;&quot;;0;1);IF([$screen_negative.CQ34]=&quot;&quot;;0;1);IF([$screen_negative.CR34]=&quot;&quot;;0;1)))" office:value-type="string" office:string-value="5" calcext:value-type="string">
            <text:p>5</text:p>
          </table:table-cell>
          <table:table-cell table:formula="of:=BIN2HEX(CONCATENATE(IF([$screen_negative.CS34]=&quot;&quot;;0;1);IF([$screen_negative.CT34]=&quot;&quot;;0;1);IF([$screen_negative.CU34]=&quot;&quot;;0;1);IF([$screen_negative.CV34]=&quot;&quot;;0;1);IF([$screen_negative.CW34]=&quot;&quot;;0;1);IF([$screen_negative.CX34]=&quot;&quot;;0;1);IF([$screen_negative.CY34]=&quot;&quot;;0;1);IF([$screen_negative.CZ34]=&quot;&quot;;0;1)))" office:value-type="string" office:string-value="0" calcext:value-type="string">
            <text:p>0</text:p>
          </table:table-cell>
          <table:table-cell table:formula="of:=BIN2HEX(CONCATENATE(IF([$screen_negative.DA34]=&quot;&quot;;0;1);IF([$screen_negative.DB34]=&quot;&quot;;0;1);IF([$screen_negative.DC34]=&quot;&quot;;0;1);IF([$screen_negative.DD34]=&quot;&quot;;0;1);IF([$screen_negative.DE34]=&quot;&quot;;0;1);IF([$screen_negative.DF34]=&quot;&quot;;0;1);IF([$screen_negative.DG34]=&quot;&quot;;0;1);IF([$screen_negative.DH34]=&quot;&quot;;0;1)))" office:value-type="string" office:string-value="0" calcext:value-type="string">
            <text:p>0</text:p>
          </table:table-cell>
          <table:table-cell table:formula="of:=BIN2HEX(CONCATENATE(IF([$screen_negative.DI34]=&quot;&quot;;0;1);IF([$screen_negative.DJ34]=&quot;&quot;;0;1);IF([$screen_negative.DK34]=&quot;&quot;;0;1);IF([$screen_negative.DL34]=&quot;&quot;;0;1);IF([$screen_negative.DM34]=&quot;&quot;;0;1);IF([$screen_negative.DN34]=&quot;&quot;;0;1);IF([$screen_negative.DO34]=&quot;&quot;;0;1);IF([$screen_negative.DP34]=&quot;&quot;;0;1)))" office:value-type="string" office:string-value="0" calcext:value-type="string">
            <text:p>0</text:p>
          </table:table-cell>
          <table:table-cell table:formula="of:=BIN2HEX(CONCATENATE(IF([$screen_negative.DQ34]=&quot;&quot;;0;1);IF([$screen_negative.DR34]=&quot;&quot;;0;1);IF([$screen_negative.DS34]=&quot;&quot;;0;1);IF([$screen_negative.DT34]=&quot;&quot;;0;1);IF([$screen_negative.DU34]=&quot;&quot;;0;1);IF([$screen_negative.DV34]=&quot;&quot;;0;1);IF([$screen_negative.DW34]=&quot;&quot;;0;1);IF([$screen_negative.DX34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35]=&quot;&quot;;0;1);IF([$screen_negative.B35]=&quot;&quot;;0;1);IF([$screen_negative.C35]=&quot;&quot;;0;1);IF([$screen_negative.D35]=&quot;&quot;;0;1);IF([$screen_negative.E35]=&quot;&quot;;0;1);IF([$screen_negative.F35]=&quot;&quot;;0;1);IF([$screen_negative.G35]=&quot;&quot;;0;1);IF([$screen_negative.H35]=&quot;&quot;;0;1)))" office:value-type="string" office:string-value="0" calcext:value-type="string">
            <text:p>0</text:p>
          </table:table-cell>
          <table:table-cell table:formula="of:=BIN2HEX(CONCATENATE(IF([$screen_negative.I35]=&quot;&quot;;0;1);IF([$screen_negative.J35]=&quot;&quot;;0;1);IF([$screen_negative.K35]=&quot;&quot;;0;1);IF([$screen_negative.L35]=&quot;&quot;;0;1);IF([$screen_negative.M35]=&quot;&quot;;0;1);IF([$screen_negative.N35]=&quot;&quot;;0;1);IF([$screen_negative.O35]=&quot;&quot;;0;1);IF([$screen_negative.P35]=&quot;&quot;;0;1)))" office:value-type="string" office:string-value="0" calcext:value-type="string">
            <text:p>0</text:p>
          </table:table-cell>
          <table:table-cell table:formula="of:=BIN2HEX(CONCATENATE(IF([$screen_negative.Q35]=&quot;&quot;;0;1);IF([$screen_negative.R35]=&quot;&quot;;0;1);IF([$screen_negative.S35]=&quot;&quot;;0;1);IF([$screen_negative.T35]=&quot;&quot;;0;1);IF([$screen_negative.U35]=&quot;&quot;;0;1);IF([$screen_negative.V35]=&quot;&quot;;0;1);IF([$screen_negative.W35]=&quot;&quot;;0;1);IF([$screen_negative.X35]=&quot;&quot;;0;1)))" office:value-type="string" office:string-value="0" calcext:value-type="string">
            <text:p>0</text:p>
          </table:table-cell>
          <table:table-cell table:formula="of:=BIN2HEX(CONCATENATE(IF([$screen_negative.Y35]=&quot;&quot;;0;1);IF([$screen_negative.Z35]=&quot;&quot;;0;1);IF([$screen_negative.AA35]=&quot;&quot;;0;1);IF([$screen_negative.AB35]=&quot;&quot;;0;1);IF([$screen_negative.AC35]=&quot;&quot;;0;1);IF([$screen_negative.AD35]=&quot;&quot;;0;1);IF([$screen_negative.AE35]=&quot;&quot;;0;1);IF([$screen_negative.AF35]=&quot;&quot;;0;1)))" office:value-type="string" office:string-value="0" calcext:value-type="string">
            <text:p>0</text:p>
          </table:table-cell>
          <table:table-cell table:formula="of:=BIN2HEX(CONCATENATE(IF([$screen_negative.AG35]=&quot;&quot;;0;1);IF([$screen_negative.AH35]=&quot;&quot;;0;1);IF([$screen_negative.AI35]=&quot;&quot;;0;1);IF([$screen_negative.AJ35]=&quot;&quot;;0;1);IF([$screen_negative.AK35]=&quot;&quot;;0;1);IF([$screen_negative.AL35]=&quot;&quot;;0;1);IF([$screen_negative.AM35]=&quot;&quot;;0;1);IF([$screen_negative.AN35]=&quot;&quot;;0;1)))" office:value-type="string" office:string-value="A0" calcext:value-type="string">
            <text:p>A0</text:p>
          </table:table-cell>
          <table:table-cell table:formula="of:=BIN2HEX(CONCATENATE(IF([$screen_negative.AO35]=&quot;&quot;;0;1);IF([$screen_negative.AP35]=&quot;&quot;;0;1);IF([$screen_negative.AQ35]=&quot;&quot;;0;1);IF([$screen_negative.AR35]=&quot;&quot;;0;1);IF([$screen_negative.AS35]=&quot;&quot;;0;1);IF([$screen_negative.AT35]=&quot;&quot;;0;1);IF([$screen_negative.AU35]=&quot;&quot;;0;1);IF([$screen_negative.AV35]=&quot;&quot;;0;1)))" office:value-type="string" office:string-value="0" calcext:value-type="string">
            <text:p>0</text:p>
          </table:table-cell>
          <table:table-cell table:formula="of:=BIN2HEX(CONCATENATE(IF([$screen_negative.AW35]=&quot;&quot;;0;1);IF([$screen_negative.AX35]=&quot;&quot;;0;1);IF([$screen_negative.AY35]=&quot;&quot;;0;1);IF([$screen_negative.AZ35]=&quot;&quot;;0;1);IF([$screen_negative.BA35]=&quot;&quot;;0;1);IF([$screen_negative.BB35]=&quot;&quot;;0;1);IF([$screen_negative.BC35]=&quot;&quot;;0;1);IF([$screen_negative.BD35]=&quot;&quot;;0;1)))" office:value-type="string" office:string-value="0" calcext:value-type="string">
            <text:p>0</text:p>
          </table:table-cell>
          <table:table-cell table:formula="of:=BIN2HEX(CONCATENATE(IF([$screen_negative.BE35]=&quot;&quot;;0;1);IF([$screen_negative.BF35]=&quot;&quot;;0;1);IF([$screen_negative.BG35]=&quot;&quot;;0;1);IF([$screen_negative.BH35]=&quot;&quot;;0;1);IF([$screen_negative.BI35]=&quot;&quot;;0;1);IF([$screen_negative.BJ35]=&quot;&quot;;0;1);IF([$screen_negative.BK35]=&quot;&quot;;0;1);IF([$screen_negative.BL35]=&quot;&quot;;0;1)))" office:value-type="string" office:string-value="0" calcext:value-type="string">
            <text:p>0</text:p>
          </table:table-cell>
          <table:table-cell table:formula="of:=BIN2HEX(CONCATENATE(IF([$screen_negative.BM35]=&quot;&quot;;0;1);IF([$screen_negative.BN35]=&quot;&quot;;0;1);IF([$screen_negative.BO35]=&quot;&quot;;0;1);IF([$screen_negative.BP35]=&quot;&quot;;0;1);IF([$screen_negative.BQ35]=&quot;&quot;;0;1);IF([$screen_negative.BR35]=&quot;&quot;;0;1);IF([$screen_negative.BS35]=&quot;&quot;;0;1);IF([$screen_negative.BT35]=&quot;&quot;;0;1)))" office:value-type="string" office:string-value="0" calcext:value-type="string">
            <text:p>0</text:p>
          </table:table-cell>
          <table:table-cell table:formula="of:=BIN2HEX(CONCATENATE(IF([$screen_negative.BU35]=&quot;&quot;;0;1);IF([$screen_negative.BV35]=&quot;&quot;;0;1);IF([$screen_negative.BW35]=&quot;&quot;;0;1);IF([$screen_negative.BX35]=&quot;&quot;;0;1);IF([$screen_negative.BY35]=&quot;&quot;;0;1);IF([$screen_negative.BZ35]=&quot;&quot;;0;1);IF([$screen_negative.CA35]=&quot;&quot;;0;1);IF([$screen_negative.CB35]=&quot;&quot;;0;1)))" office:value-type="string" office:string-value="0" calcext:value-type="string">
            <text:p>0</text:p>
          </table:table-cell>
          <table:table-cell table:formula="of:=BIN2HEX(CONCATENATE(IF([$screen_negative.CC35]=&quot;&quot;;0;1);IF([$screen_negative.CD35]=&quot;&quot;;0;1);IF([$screen_negative.CE35]=&quot;&quot;;0;1);IF([$screen_negative.CF35]=&quot;&quot;;0;1);IF([$screen_negative.CG35]=&quot;&quot;;0;1);IF([$screen_negative.CH35]=&quot;&quot;;0;1);IF([$screen_negative.CI35]=&quot;&quot;;0;1);IF([$screen_negative.CJ35]=&quot;&quot;;0;1)))" office:value-type="string" office:string-value="0" calcext:value-type="string">
            <text:p>0</text:p>
          </table:table-cell>
          <table:table-cell table:formula="of:=BIN2HEX(CONCATENATE(IF([$screen_negative.CK35]=&quot;&quot;;0;1);IF([$screen_negative.CL35]=&quot;&quot;;0;1);IF([$screen_negative.CM35]=&quot;&quot;;0;1);IF([$screen_negative.CN35]=&quot;&quot;;0;1);IF([$screen_negative.CO35]=&quot;&quot;;0;1);IF([$screen_negative.CP35]=&quot;&quot;;0;1);IF([$screen_negative.CQ35]=&quot;&quot;;0;1);IF([$screen_negative.CR35]=&quot;&quot;;0;1)))" office:value-type="string" office:string-value="5" calcext:value-type="string">
            <text:p>5</text:p>
          </table:table-cell>
          <table:table-cell table:formula="of:=BIN2HEX(CONCATENATE(IF([$screen_negative.CS35]=&quot;&quot;;0;1);IF([$screen_negative.CT35]=&quot;&quot;;0;1);IF([$screen_negative.CU35]=&quot;&quot;;0;1);IF([$screen_negative.CV35]=&quot;&quot;;0;1);IF([$screen_negative.CW35]=&quot;&quot;;0;1);IF([$screen_negative.CX35]=&quot;&quot;;0;1);IF([$screen_negative.CY35]=&quot;&quot;;0;1);IF([$screen_negative.CZ35]=&quot;&quot;;0;1)))" office:value-type="string" office:string-value="0" calcext:value-type="string">
            <text:p>0</text:p>
          </table:table-cell>
          <table:table-cell table:formula="of:=BIN2HEX(CONCATENATE(IF([$screen_negative.DA35]=&quot;&quot;;0;1);IF([$screen_negative.DB35]=&quot;&quot;;0;1);IF([$screen_negative.DC35]=&quot;&quot;;0;1);IF([$screen_negative.DD35]=&quot;&quot;;0;1);IF([$screen_negative.DE35]=&quot;&quot;;0;1);IF([$screen_negative.DF35]=&quot;&quot;;0;1);IF([$screen_negative.DG35]=&quot;&quot;;0;1);IF([$screen_negative.DH35]=&quot;&quot;;0;1)))" office:value-type="string" office:string-value="0" calcext:value-type="string">
            <text:p>0</text:p>
          </table:table-cell>
          <table:table-cell table:formula="of:=BIN2HEX(CONCATENATE(IF([$screen_negative.DI35]=&quot;&quot;;0;1);IF([$screen_negative.DJ35]=&quot;&quot;;0;1);IF([$screen_negative.DK35]=&quot;&quot;;0;1);IF([$screen_negative.DL35]=&quot;&quot;;0;1);IF([$screen_negative.DM35]=&quot;&quot;;0;1);IF([$screen_negative.DN35]=&quot;&quot;;0;1);IF([$screen_negative.DO35]=&quot;&quot;;0;1);IF([$screen_negative.DP35]=&quot;&quot;;0;1)))" office:value-type="string" office:string-value="0" calcext:value-type="string">
            <text:p>0</text:p>
          </table:table-cell>
          <table:table-cell table:formula="of:=BIN2HEX(CONCATENATE(IF([$screen_negative.DQ35]=&quot;&quot;;0;1);IF([$screen_negative.DR35]=&quot;&quot;;0;1);IF([$screen_negative.DS35]=&quot;&quot;;0;1);IF([$screen_negative.DT35]=&quot;&quot;;0;1);IF([$screen_negative.DU35]=&quot;&quot;;0;1);IF([$screen_negative.DV35]=&quot;&quot;;0;1);IF([$screen_negative.DW35]=&quot;&quot;;0;1);IF([$screen_negative.DX35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36]=&quot;&quot;;0;1);IF([$screen_negative.B36]=&quot;&quot;;0;1);IF([$screen_negative.C36]=&quot;&quot;;0;1);IF([$screen_negative.D36]=&quot;&quot;;0;1);IF([$screen_negative.E36]=&quot;&quot;;0;1);IF([$screen_negative.F36]=&quot;&quot;;0;1);IF([$screen_negative.G36]=&quot;&quot;;0;1);IF([$screen_negative.H36]=&quot;&quot;;0;1)))" office:value-type="string" office:string-value="0" calcext:value-type="string">
            <text:p>0</text:p>
          </table:table-cell>
          <table:table-cell table:formula="of:=BIN2HEX(CONCATENATE(IF([$screen_negative.I36]=&quot;&quot;;0;1);IF([$screen_negative.J36]=&quot;&quot;;0;1);IF([$screen_negative.K36]=&quot;&quot;;0;1);IF([$screen_negative.L36]=&quot;&quot;;0;1);IF([$screen_negative.M36]=&quot;&quot;;0;1);IF([$screen_negative.N36]=&quot;&quot;;0;1);IF([$screen_negative.O36]=&quot;&quot;;0;1);IF([$screen_negative.P36]=&quot;&quot;;0;1)))" office:value-type="string" office:string-value="0" calcext:value-type="string">
            <text:p>0</text:p>
          </table:table-cell>
          <table:table-cell table:formula="of:=BIN2HEX(CONCATENATE(IF([$screen_negative.Q36]=&quot;&quot;;0;1);IF([$screen_negative.R36]=&quot;&quot;;0;1);IF([$screen_negative.S36]=&quot;&quot;;0;1);IF([$screen_negative.T36]=&quot;&quot;;0;1);IF([$screen_negative.U36]=&quot;&quot;;0;1);IF([$screen_negative.V36]=&quot;&quot;;0;1);IF([$screen_negative.W36]=&quot;&quot;;0;1);IF([$screen_negative.X36]=&quot;&quot;;0;1)))" office:value-type="string" office:string-value="0" calcext:value-type="string">
            <text:p>0</text:p>
          </table:table-cell>
          <table:table-cell table:formula="of:=BIN2HEX(CONCATENATE(IF([$screen_negative.Y36]=&quot;&quot;;0;1);IF([$screen_negative.Z36]=&quot;&quot;;0;1);IF([$screen_negative.AA36]=&quot;&quot;;0;1);IF([$screen_negative.AB36]=&quot;&quot;;0;1);IF([$screen_negative.AC36]=&quot;&quot;;0;1);IF([$screen_negative.AD36]=&quot;&quot;;0;1);IF([$screen_negative.AE36]=&quot;&quot;;0;1);IF([$screen_negative.AF36]=&quot;&quot;;0;1)))" office:value-type="string" office:string-value="0" calcext:value-type="string">
            <text:p>0</text:p>
          </table:table-cell>
          <table:table-cell table:formula="of:=BIN2HEX(CONCATENATE(IF([$screen_negative.AG36]=&quot;&quot;;0;1);IF([$screen_negative.AH36]=&quot;&quot;;0;1);IF([$screen_negative.AI36]=&quot;&quot;;0;1);IF([$screen_negative.AJ36]=&quot;&quot;;0;1);IF([$screen_negative.AK36]=&quot;&quot;;0;1);IF([$screen_negative.AL36]=&quot;&quot;;0;1);IF([$screen_negative.AM36]=&quot;&quot;;0;1);IF([$screen_negative.AN36]=&quot;&quot;;0;1)))" office:value-type="string" office:string-value="A0" calcext:value-type="string">
            <text:p>A0</text:p>
          </table:table-cell>
          <table:table-cell table:formula="of:=BIN2HEX(CONCATENATE(IF([$screen_negative.AO36]=&quot;&quot;;0;1);IF([$screen_negative.AP36]=&quot;&quot;;0;1);IF([$screen_negative.AQ36]=&quot;&quot;;0;1);IF([$screen_negative.AR36]=&quot;&quot;;0;1);IF([$screen_negative.AS36]=&quot;&quot;;0;1);IF([$screen_negative.AT36]=&quot;&quot;;0;1);IF([$screen_negative.AU36]=&quot;&quot;;0;1);IF([$screen_negative.AV36]=&quot;&quot;;0;1)))" office:value-type="string" office:string-value="0" calcext:value-type="string">
            <text:p>0</text:p>
          </table:table-cell>
          <table:table-cell table:formula="of:=BIN2HEX(CONCATENATE(IF([$screen_negative.AW36]=&quot;&quot;;0;1);IF([$screen_negative.AX36]=&quot;&quot;;0;1);IF([$screen_negative.AY36]=&quot;&quot;;0;1);IF([$screen_negative.AZ36]=&quot;&quot;;0;1);IF([$screen_negative.BA36]=&quot;&quot;;0;1);IF([$screen_negative.BB36]=&quot;&quot;;0;1);IF([$screen_negative.BC36]=&quot;&quot;;0;1);IF([$screen_negative.BD36]=&quot;&quot;;0;1)))" office:value-type="string" office:string-value="0" calcext:value-type="string">
            <text:p>0</text:p>
          </table:table-cell>
          <table:table-cell table:formula="of:=BIN2HEX(CONCATENATE(IF([$screen_negative.BE36]=&quot;&quot;;0;1);IF([$screen_negative.BF36]=&quot;&quot;;0;1);IF([$screen_negative.BG36]=&quot;&quot;;0;1);IF([$screen_negative.BH36]=&quot;&quot;;0;1);IF([$screen_negative.BI36]=&quot;&quot;;0;1);IF([$screen_negative.BJ36]=&quot;&quot;;0;1);IF([$screen_negative.BK36]=&quot;&quot;;0;1);IF([$screen_negative.BL36]=&quot;&quot;;0;1)))" office:value-type="string" office:string-value="9" calcext:value-type="string">
            <text:p>9</text:p>
          </table:table-cell>
          <table:table-cell table:formula="of:=BIN2HEX(CONCATENATE(IF([$screen_negative.BM36]=&quot;&quot;;0;1);IF([$screen_negative.BN36]=&quot;&quot;;0;1);IF([$screen_negative.BO36]=&quot;&quot;;0;1);IF([$screen_negative.BP36]=&quot;&quot;;0;1);IF([$screen_negative.BQ36]=&quot;&quot;;0;1);IF([$screen_negative.BR36]=&quot;&quot;;0;1);IF([$screen_negative.BS36]=&quot;&quot;;0;1);IF([$screen_negative.BT36]=&quot;&quot;;0;1)))" office:value-type="string" office:string-value="90" calcext:value-type="string">
            <text:p>90</text:p>
          </table:table-cell>
          <table:table-cell table:formula="of:=BIN2HEX(CONCATENATE(IF([$screen_negative.BU36]=&quot;&quot;;0;1);IF([$screen_negative.BV36]=&quot;&quot;;0;1);IF([$screen_negative.BW36]=&quot;&quot;;0;1);IF([$screen_negative.BX36]=&quot;&quot;;0;1);IF([$screen_negative.BY36]=&quot;&quot;;0;1);IF([$screen_negative.BZ36]=&quot;&quot;;0;1);IF([$screen_negative.CA36]=&quot;&quot;;0;1);IF([$screen_negative.CB36]=&quot;&quot;;0;1)))" office:value-type="string" office:string-value="0" calcext:value-type="string">
            <text:p>0</text:p>
          </table:table-cell>
          <table:table-cell table:formula="of:=BIN2HEX(CONCATENATE(IF([$screen_negative.CC36]=&quot;&quot;;0;1);IF([$screen_negative.CD36]=&quot;&quot;;0;1);IF([$screen_negative.CE36]=&quot;&quot;;0;1);IF([$screen_negative.CF36]=&quot;&quot;;0;1);IF([$screen_negative.CG36]=&quot;&quot;;0;1);IF([$screen_negative.CH36]=&quot;&quot;;0;1);IF([$screen_negative.CI36]=&quot;&quot;;0;1);IF([$screen_negative.CJ36]=&quot;&quot;;0;1)))" office:value-type="string" office:string-value="0" calcext:value-type="string">
            <text:p>0</text:p>
          </table:table-cell>
          <table:table-cell table:formula="of:=BIN2HEX(CONCATENATE(IF([$screen_negative.CK36]=&quot;&quot;;0;1);IF([$screen_negative.CL36]=&quot;&quot;;0;1);IF([$screen_negative.CM36]=&quot;&quot;;0;1);IF([$screen_negative.CN36]=&quot;&quot;;0;1);IF([$screen_negative.CO36]=&quot;&quot;;0;1);IF([$screen_negative.CP36]=&quot;&quot;;0;1);IF([$screen_negative.CQ36]=&quot;&quot;;0;1);IF([$screen_negative.CR36]=&quot;&quot;;0;1)))" office:value-type="string" office:string-value="5" calcext:value-type="string">
            <text:p>5</text:p>
          </table:table-cell>
          <table:table-cell table:formula="of:=BIN2HEX(CONCATENATE(IF([$screen_negative.CS36]=&quot;&quot;;0;1);IF([$screen_negative.CT36]=&quot;&quot;;0;1);IF([$screen_negative.CU36]=&quot;&quot;;0;1);IF([$screen_negative.CV36]=&quot;&quot;;0;1);IF([$screen_negative.CW36]=&quot;&quot;;0;1);IF([$screen_negative.CX36]=&quot;&quot;;0;1);IF([$screen_negative.CY36]=&quot;&quot;;0;1);IF([$screen_negative.CZ36]=&quot;&quot;;0;1)))" office:value-type="string" office:string-value="0" calcext:value-type="string">
            <text:p>0</text:p>
          </table:table-cell>
          <table:table-cell table:formula="of:=BIN2HEX(CONCATENATE(IF([$screen_negative.DA36]=&quot;&quot;;0;1);IF([$screen_negative.DB36]=&quot;&quot;;0;1);IF([$screen_negative.DC36]=&quot;&quot;;0;1);IF([$screen_negative.DD36]=&quot;&quot;;0;1);IF([$screen_negative.DE36]=&quot;&quot;;0;1);IF([$screen_negative.DF36]=&quot;&quot;;0;1);IF([$screen_negative.DG36]=&quot;&quot;;0;1);IF([$screen_negative.DH36]=&quot;&quot;;0;1)))" office:value-type="string" office:string-value="0" calcext:value-type="string">
            <text:p>0</text:p>
          </table:table-cell>
          <table:table-cell table:formula="of:=BIN2HEX(CONCATENATE(IF([$screen_negative.DI36]=&quot;&quot;;0;1);IF([$screen_negative.DJ36]=&quot;&quot;;0;1);IF([$screen_negative.DK36]=&quot;&quot;;0;1);IF([$screen_negative.DL36]=&quot;&quot;;0;1);IF([$screen_negative.DM36]=&quot;&quot;;0;1);IF([$screen_negative.DN36]=&quot;&quot;;0;1);IF([$screen_negative.DO36]=&quot;&quot;;0;1);IF([$screen_negative.DP36]=&quot;&quot;;0;1)))" office:value-type="string" office:string-value="0" calcext:value-type="string">
            <text:p>0</text:p>
          </table:table-cell>
          <table:table-cell table:formula="of:=BIN2HEX(CONCATENATE(IF([$screen_negative.DQ36]=&quot;&quot;;0;1);IF([$screen_negative.DR36]=&quot;&quot;;0;1);IF([$screen_negative.DS36]=&quot;&quot;;0;1);IF([$screen_negative.DT36]=&quot;&quot;;0;1);IF([$screen_negative.DU36]=&quot;&quot;;0;1);IF([$screen_negative.DV36]=&quot;&quot;;0;1);IF([$screen_negative.DW36]=&quot;&quot;;0;1);IF([$screen_negative.DX36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37]=&quot;&quot;;0;1);IF([$screen_negative.B37]=&quot;&quot;;0;1);IF([$screen_negative.C37]=&quot;&quot;;0;1);IF([$screen_negative.D37]=&quot;&quot;;0;1);IF([$screen_negative.E37]=&quot;&quot;;0;1);IF([$screen_negative.F37]=&quot;&quot;;0;1);IF([$screen_negative.G37]=&quot;&quot;;0;1);IF([$screen_negative.H37]=&quot;&quot;;0;1)))" office:value-type="string" office:string-value="0" calcext:value-type="string">
            <text:p>0</text:p>
          </table:table-cell>
          <table:table-cell table:formula="of:=BIN2HEX(CONCATENATE(IF([$screen_negative.I37]=&quot;&quot;;0;1);IF([$screen_negative.J37]=&quot;&quot;;0;1);IF([$screen_negative.K37]=&quot;&quot;;0;1);IF([$screen_negative.L37]=&quot;&quot;;0;1);IF([$screen_negative.M37]=&quot;&quot;;0;1);IF([$screen_negative.N37]=&quot;&quot;;0;1);IF([$screen_negative.O37]=&quot;&quot;;0;1);IF([$screen_negative.P37]=&quot;&quot;;0;1)))" office:value-type="string" office:string-value="0" calcext:value-type="string">
            <text:p>0</text:p>
          </table:table-cell>
          <table:table-cell table:formula="of:=BIN2HEX(CONCATENATE(IF([$screen_negative.Q37]=&quot;&quot;;0;1);IF([$screen_negative.R37]=&quot;&quot;;0;1);IF([$screen_negative.S37]=&quot;&quot;;0;1);IF([$screen_negative.T37]=&quot;&quot;;0;1);IF([$screen_negative.U37]=&quot;&quot;;0;1);IF([$screen_negative.V37]=&quot;&quot;;0;1);IF([$screen_negative.W37]=&quot;&quot;;0;1);IF([$screen_negative.X37]=&quot;&quot;;0;1)))" office:value-type="string" office:string-value="0" calcext:value-type="string">
            <text:p>0</text:p>
          </table:table-cell>
          <table:table-cell table:formula="of:=BIN2HEX(CONCATENATE(IF([$screen_negative.Y37]=&quot;&quot;;0;1);IF([$screen_negative.Z37]=&quot;&quot;;0;1);IF([$screen_negative.AA37]=&quot;&quot;;0;1);IF([$screen_negative.AB37]=&quot;&quot;;0;1);IF([$screen_negative.AC37]=&quot;&quot;;0;1);IF([$screen_negative.AD37]=&quot;&quot;;0;1);IF([$screen_negative.AE37]=&quot;&quot;;0;1);IF([$screen_negative.AF37]=&quot;&quot;;0;1)))" office:value-type="string" office:string-value="0" calcext:value-type="string">
            <text:p>0</text:p>
          </table:table-cell>
          <table:table-cell table:formula="of:=BIN2HEX(CONCATENATE(IF([$screen_negative.AG37]=&quot;&quot;;0;1);IF([$screen_negative.AH37]=&quot;&quot;;0;1);IF([$screen_negative.AI37]=&quot;&quot;;0;1);IF([$screen_negative.AJ37]=&quot;&quot;;0;1);IF([$screen_negative.AK37]=&quot;&quot;;0;1);IF([$screen_negative.AL37]=&quot;&quot;;0;1);IF([$screen_negative.AM37]=&quot;&quot;;0;1);IF([$screen_negative.AN37]=&quot;&quot;;0;1)))" office:value-type="string" office:string-value="A0" calcext:value-type="string">
            <text:p>A0</text:p>
          </table:table-cell>
          <table:table-cell table:formula="of:=BIN2HEX(CONCATENATE(IF([$screen_negative.AO37]=&quot;&quot;;0;1);IF([$screen_negative.AP37]=&quot;&quot;;0;1);IF([$screen_negative.AQ37]=&quot;&quot;;0;1);IF([$screen_negative.AR37]=&quot;&quot;;0;1);IF([$screen_negative.AS37]=&quot;&quot;;0;1);IF([$screen_negative.AT37]=&quot;&quot;;0;1);IF([$screen_negative.AU37]=&quot;&quot;;0;1);IF([$screen_negative.AV37]=&quot;&quot;;0;1)))" office:value-type="string" office:string-value="0" calcext:value-type="string">
            <text:p>0</text:p>
          </table:table-cell>
          <table:table-cell table:formula="of:=BIN2HEX(CONCATENATE(IF([$screen_negative.AW37]=&quot;&quot;;0;1);IF([$screen_negative.AX37]=&quot;&quot;;0;1);IF([$screen_negative.AY37]=&quot;&quot;;0;1);IF([$screen_negative.AZ37]=&quot;&quot;;0;1);IF([$screen_negative.BA37]=&quot;&quot;;0;1);IF([$screen_negative.BB37]=&quot;&quot;;0;1);IF([$screen_negative.BC37]=&quot;&quot;;0;1);IF([$screen_negative.BD37]=&quot;&quot;;0;1)))" office:value-type="string" office:string-value="0" calcext:value-type="string">
            <text:p>0</text:p>
          </table:table-cell>
          <table:table-cell table:formula="of:=BIN2HEX(CONCATENATE(IF([$screen_negative.BE37]=&quot;&quot;;0;1);IF([$screen_negative.BF37]=&quot;&quot;;0;1);IF([$screen_negative.BG37]=&quot;&quot;;0;1);IF([$screen_negative.BH37]=&quot;&quot;;0;1);IF([$screen_negative.BI37]=&quot;&quot;;0;1);IF([$screen_negative.BJ37]=&quot;&quot;;0;1);IF([$screen_negative.BK37]=&quot;&quot;;0;1);IF([$screen_negative.BL37]=&quot;&quot;;0;1)))" office:value-type="string" office:string-value="11" calcext:value-type="string">
            <text:p>11</text:p>
          </table:table-cell>
          <table:table-cell table:formula="of:=BIN2HEX(CONCATENATE(IF([$screen_negative.BM37]=&quot;&quot;;0;1);IF([$screen_negative.BN37]=&quot;&quot;;0;1);IF([$screen_negative.BO37]=&quot;&quot;;0;1);IF([$screen_negative.BP37]=&quot;&quot;;0;1);IF([$screen_negative.BQ37]=&quot;&quot;;0;1);IF([$screen_negative.BR37]=&quot;&quot;;0;1);IF([$screen_negative.BS37]=&quot;&quot;;0;1);IF([$screen_negative.BT37]=&quot;&quot;;0;1)))" office:value-type="string" office:string-value="88" calcext:value-type="string">
            <text:p>88</text:p>
          </table:table-cell>
          <table:table-cell table:formula="of:=BIN2HEX(CONCATENATE(IF([$screen_negative.BU37]=&quot;&quot;;0;1);IF([$screen_negative.BV37]=&quot;&quot;;0;1);IF([$screen_negative.BW37]=&quot;&quot;;0;1);IF([$screen_negative.BX37]=&quot;&quot;;0;1);IF([$screen_negative.BY37]=&quot;&quot;;0;1);IF([$screen_negative.BZ37]=&quot;&quot;;0;1);IF([$screen_negative.CA37]=&quot;&quot;;0;1);IF([$screen_negative.CB37]=&quot;&quot;;0;1)))" office:value-type="string" office:string-value="0" calcext:value-type="string">
            <text:p>0</text:p>
          </table:table-cell>
          <table:table-cell table:formula="of:=BIN2HEX(CONCATENATE(IF([$screen_negative.CC37]=&quot;&quot;;0;1);IF([$screen_negative.CD37]=&quot;&quot;;0;1);IF([$screen_negative.CE37]=&quot;&quot;;0;1);IF([$screen_negative.CF37]=&quot;&quot;;0;1);IF([$screen_negative.CG37]=&quot;&quot;;0;1);IF([$screen_negative.CH37]=&quot;&quot;;0;1);IF([$screen_negative.CI37]=&quot;&quot;;0;1);IF([$screen_negative.CJ37]=&quot;&quot;;0;1)))" office:value-type="string" office:string-value="0" calcext:value-type="string">
            <text:p>0</text:p>
          </table:table-cell>
          <table:table-cell table:formula="of:=BIN2HEX(CONCATENATE(IF([$screen_negative.CK37]=&quot;&quot;;0;1);IF([$screen_negative.CL37]=&quot;&quot;;0;1);IF([$screen_negative.CM37]=&quot;&quot;;0;1);IF([$screen_negative.CN37]=&quot;&quot;;0;1);IF([$screen_negative.CO37]=&quot;&quot;;0;1);IF([$screen_negative.CP37]=&quot;&quot;;0;1);IF([$screen_negative.CQ37]=&quot;&quot;;0;1);IF([$screen_negative.CR37]=&quot;&quot;;0;1)))" office:value-type="string" office:string-value="5" calcext:value-type="string">
            <text:p>5</text:p>
          </table:table-cell>
          <table:table-cell table:formula="of:=BIN2HEX(CONCATENATE(IF([$screen_negative.CS37]=&quot;&quot;;0;1);IF([$screen_negative.CT37]=&quot;&quot;;0;1);IF([$screen_negative.CU37]=&quot;&quot;;0;1);IF([$screen_negative.CV37]=&quot;&quot;;0;1);IF([$screen_negative.CW37]=&quot;&quot;;0;1);IF([$screen_negative.CX37]=&quot;&quot;;0;1);IF([$screen_negative.CY37]=&quot;&quot;;0;1);IF([$screen_negative.CZ37]=&quot;&quot;;0;1)))" office:value-type="string" office:string-value="0" calcext:value-type="string">
            <text:p>0</text:p>
          </table:table-cell>
          <table:table-cell table:formula="of:=BIN2HEX(CONCATENATE(IF([$screen_negative.DA37]=&quot;&quot;;0;1);IF([$screen_negative.DB37]=&quot;&quot;;0;1);IF([$screen_negative.DC37]=&quot;&quot;;0;1);IF([$screen_negative.DD37]=&quot;&quot;;0;1);IF([$screen_negative.DE37]=&quot;&quot;;0;1);IF([$screen_negative.DF37]=&quot;&quot;;0;1);IF([$screen_negative.DG37]=&quot;&quot;;0;1);IF([$screen_negative.DH37]=&quot;&quot;;0;1)))" office:value-type="string" office:string-value="0" calcext:value-type="string">
            <text:p>0</text:p>
          </table:table-cell>
          <table:table-cell table:formula="of:=BIN2HEX(CONCATENATE(IF([$screen_negative.DI37]=&quot;&quot;;0;1);IF([$screen_negative.DJ37]=&quot;&quot;;0;1);IF([$screen_negative.DK37]=&quot;&quot;;0;1);IF([$screen_negative.DL37]=&quot;&quot;;0;1);IF([$screen_negative.DM37]=&quot;&quot;;0;1);IF([$screen_negative.DN37]=&quot;&quot;;0;1);IF([$screen_negative.DO37]=&quot;&quot;;0;1);IF([$screen_negative.DP37]=&quot;&quot;;0;1)))" office:value-type="string" office:string-value="0" calcext:value-type="string">
            <text:p>0</text:p>
          </table:table-cell>
          <table:table-cell table:formula="of:=BIN2HEX(CONCATENATE(IF([$screen_negative.DQ37]=&quot;&quot;;0;1);IF([$screen_negative.DR37]=&quot;&quot;;0;1);IF([$screen_negative.DS37]=&quot;&quot;;0;1);IF([$screen_negative.DT37]=&quot;&quot;;0;1);IF([$screen_negative.DU37]=&quot;&quot;;0;1);IF([$screen_negative.DV37]=&quot;&quot;;0;1);IF([$screen_negative.DW37]=&quot;&quot;;0;1);IF([$screen_negative.DX37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38]=&quot;&quot;;0;1);IF([$screen_negative.B38]=&quot;&quot;;0;1);IF([$screen_negative.C38]=&quot;&quot;;0;1);IF([$screen_negative.D38]=&quot;&quot;;0;1);IF([$screen_negative.E38]=&quot;&quot;;0;1);IF([$screen_negative.F38]=&quot;&quot;;0;1);IF([$screen_negative.G38]=&quot;&quot;;0;1);IF([$screen_negative.H38]=&quot;&quot;;0;1)))" office:value-type="string" office:string-value="0" calcext:value-type="string">
            <text:p>0</text:p>
          </table:table-cell>
          <table:table-cell table:formula="of:=BIN2HEX(CONCATENATE(IF([$screen_negative.I38]=&quot;&quot;;0;1);IF([$screen_negative.J38]=&quot;&quot;;0;1);IF([$screen_negative.K38]=&quot;&quot;;0;1);IF([$screen_negative.L38]=&quot;&quot;;0;1);IF([$screen_negative.M38]=&quot;&quot;;0;1);IF([$screen_negative.N38]=&quot;&quot;;0;1);IF([$screen_negative.O38]=&quot;&quot;;0;1);IF([$screen_negative.P38]=&quot;&quot;;0;1)))" office:value-type="string" office:string-value="0" calcext:value-type="string">
            <text:p>0</text:p>
          </table:table-cell>
          <table:table-cell table:formula="of:=BIN2HEX(CONCATENATE(IF([$screen_negative.Q38]=&quot;&quot;;0;1);IF([$screen_negative.R38]=&quot;&quot;;0;1);IF([$screen_negative.S38]=&quot;&quot;;0;1);IF([$screen_negative.T38]=&quot;&quot;;0;1);IF([$screen_negative.U38]=&quot;&quot;;0;1);IF([$screen_negative.V38]=&quot;&quot;;0;1);IF([$screen_negative.W38]=&quot;&quot;;0;1);IF([$screen_negative.X38]=&quot;&quot;;0;1)))" office:value-type="string" office:string-value="0" calcext:value-type="string">
            <text:p>0</text:p>
          </table:table-cell>
          <table:table-cell table:formula="of:=BIN2HEX(CONCATENATE(IF([$screen_negative.Y38]=&quot;&quot;;0;1);IF([$screen_negative.Z38]=&quot;&quot;;0;1);IF([$screen_negative.AA38]=&quot;&quot;;0;1);IF([$screen_negative.AB38]=&quot;&quot;;0;1);IF([$screen_negative.AC38]=&quot;&quot;;0;1);IF([$screen_negative.AD38]=&quot;&quot;;0;1);IF([$screen_negative.AE38]=&quot;&quot;;0;1);IF([$screen_negative.AF38]=&quot;&quot;;0;1)))" office:value-type="string" office:string-value="0" calcext:value-type="string">
            <text:p>0</text:p>
          </table:table-cell>
          <table:table-cell table:formula="of:=BIN2HEX(CONCATENATE(IF([$screen_negative.AG38]=&quot;&quot;;0;1);IF([$screen_negative.AH38]=&quot;&quot;;0;1);IF([$screen_negative.AI38]=&quot;&quot;;0;1);IF([$screen_negative.AJ38]=&quot;&quot;;0;1);IF([$screen_negative.AK38]=&quot;&quot;;0;1);IF([$screen_negative.AL38]=&quot;&quot;;0;1);IF([$screen_negative.AM38]=&quot;&quot;;0;1);IF([$screen_negative.AN38]=&quot;&quot;;0;1)))" office:value-type="string" office:string-value="90" calcext:value-type="string">
            <text:p>90</text:p>
          </table:table-cell>
          <table:table-cell table:formula="of:=BIN2HEX(CONCATENATE(IF([$screen_negative.AO38]=&quot;&quot;;0;1);IF([$screen_negative.AP38]=&quot;&quot;;0;1);IF([$screen_negative.AQ38]=&quot;&quot;;0;1);IF([$screen_negative.AR38]=&quot;&quot;;0;1);IF([$screen_negative.AS38]=&quot;&quot;;0;1);IF([$screen_negative.AT38]=&quot;&quot;;0;1);IF([$screen_negative.AU38]=&quot;&quot;;0;1);IF([$screen_negative.AV38]=&quot;&quot;;0;1)))" office:value-type="string" office:string-value="0" calcext:value-type="string">
            <text:p>0</text:p>
          </table:table-cell>
          <table:table-cell table:formula="of:=BIN2HEX(CONCATENATE(IF([$screen_negative.AW38]=&quot;&quot;;0;1);IF([$screen_negative.AX38]=&quot;&quot;;0;1);IF([$screen_negative.AY38]=&quot;&quot;;0;1);IF([$screen_negative.AZ38]=&quot;&quot;;0;1);IF([$screen_negative.BA38]=&quot;&quot;;0;1);IF([$screen_negative.BB38]=&quot;&quot;;0;1);IF([$screen_negative.BC38]=&quot;&quot;;0;1);IF([$screen_negative.BD38]=&quot;&quot;;0;1)))" office:value-type="string" office:string-value="0" calcext:value-type="string">
            <text:p>0</text:p>
          </table:table-cell>
          <table:table-cell table:formula="of:=BIN2HEX(CONCATENATE(IF([$screen_negative.BE38]=&quot;&quot;;0;1);IF([$screen_negative.BF38]=&quot;&quot;;0;1);IF([$screen_negative.BG38]=&quot;&quot;;0;1);IF([$screen_negative.BH38]=&quot;&quot;;0;1);IF([$screen_negative.BI38]=&quot;&quot;;0;1);IF([$screen_negative.BJ38]=&quot;&quot;;0;1);IF([$screen_negative.BK38]=&quot;&quot;;0;1);IF([$screen_negative.BL38]=&quot;&quot;;0;1)))" office:value-type="string" office:string-value="20" calcext:value-type="string">
            <text:p>20</text:p>
          </table:table-cell>
          <table:table-cell table:formula="of:=BIN2HEX(CONCATENATE(IF([$screen_negative.BM38]=&quot;&quot;;0;1);IF([$screen_negative.BN38]=&quot;&quot;;0;1);IF([$screen_negative.BO38]=&quot;&quot;;0;1);IF([$screen_negative.BP38]=&quot;&quot;;0;1);IF([$screen_negative.BQ38]=&quot;&quot;;0;1);IF([$screen_negative.BR38]=&quot;&quot;;0;1);IF([$screen_negative.BS38]=&quot;&quot;;0;1);IF([$screen_negative.BT38]=&quot;&quot;;0;1)))" office:value-type="string" office:string-value="4" calcext:value-type="string">
            <text:p>4</text:p>
          </table:table-cell>
          <table:table-cell table:formula="of:=BIN2HEX(CONCATENATE(IF([$screen_negative.BU38]=&quot;&quot;;0;1);IF([$screen_negative.BV38]=&quot;&quot;;0;1);IF([$screen_negative.BW38]=&quot;&quot;;0;1);IF([$screen_negative.BX38]=&quot;&quot;;0;1);IF([$screen_negative.BY38]=&quot;&quot;;0;1);IF([$screen_negative.BZ38]=&quot;&quot;;0;1);IF([$screen_negative.CA38]=&quot;&quot;;0;1);IF([$screen_negative.CB38]=&quot;&quot;;0;1)))" office:value-type="string" office:string-value="0" calcext:value-type="string">
            <text:p>0</text:p>
          </table:table-cell>
          <table:table-cell table:formula="of:=BIN2HEX(CONCATENATE(IF([$screen_negative.CC38]=&quot;&quot;;0;1);IF([$screen_negative.CD38]=&quot;&quot;;0;1);IF([$screen_negative.CE38]=&quot;&quot;;0;1);IF([$screen_negative.CF38]=&quot;&quot;;0;1);IF([$screen_negative.CG38]=&quot;&quot;;0;1);IF([$screen_negative.CH38]=&quot;&quot;;0;1);IF([$screen_negative.CI38]=&quot;&quot;;0;1);IF([$screen_negative.CJ38]=&quot;&quot;;0;1)))" office:value-type="string" office:string-value="0" calcext:value-type="string">
            <text:p>0</text:p>
          </table:table-cell>
          <table:table-cell table:formula="of:=BIN2HEX(CONCATENATE(IF([$screen_negative.CK38]=&quot;&quot;;0;1);IF([$screen_negative.CL38]=&quot;&quot;;0;1);IF([$screen_negative.CM38]=&quot;&quot;;0;1);IF([$screen_negative.CN38]=&quot;&quot;;0;1);IF([$screen_negative.CO38]=&quot;&quot;;0;1);IF([$screen_negative.CP38]=&quot;&quot;;0;1);IF([$screen_negative.CQ38]=&quot;&quot;;0;1);IF([$screen_negative.CR38]=&quot;&quot;;0;1)))" office:value-type="string" office:string-value="9" calcext:value-type="string">
            <text:p>9</text:p>
          </table:table-cell>
          <table:table-cell table:formula="of:=BIN2HEX(CONCATENATE(IF([$screen_negative.CS38]=&quot;&quot;;0;1);IF([$screen_negative.CT38]=&quot;&quot;;0;1);IF([$screen_negative.CU38]=&quot;&quot;;0;1);IF([$screen_negative.CV38]=&quot;&quot;;0;1);IF([$screen_negative.CW38]=&quot;&quot;;0;1);IF([$screen_negative.CX38]=&quot;&quot;;0;1);IF([$screen_negative.CY38]=&quot;&quot;;0;1);IF([$screen_negative.CZ38]=&quot;&quot;;0;1)))" office:value-type="string" office:string-value="0" calcext:value-type="string">
            <text:p>0</text:p>
          </table:table-cell>
          <table:table-cell table:formula="of:=BIN2HEX(CONCATENATE(IF([$screen_negative.DA38]=&quot;&quot;;0;1);IF([$screen_negative.DB38]=&quot;&quot;;0;1);IF([$screen_negative.DC38]=&quot;&quot;;0;1);IF([$screen_negative.DD38]=&quot;&quot;;0;1);IF([$screen_negative.DE38]=&quot;&quot;;0;1);IF([$screen_negative.DF38]=&quot;&quot;;0;1);IF([$screen_negative.DG38]=&quot;&quot;;0;1);IF([$screen_negative.DH38]=&quot;&quot;;0;1)))" office:value-type="string" office:string-value="0" calcext:value-type="string">
            <text:p>0</text:p>
          </table:table-cell>
          <table:table-cell table:formula="of:=BIN2HEX(CONCATENATE(IF([$screen_negative.DI38]=&quot;&quot;;0;1);IF([$screen_negative.DJ38]=&quot;&quot;;0;1);IF([$screen_negative.DK38]=&quot;&quot;;0;1);IF([$screen_negative.DL38]=&quot;&quot;;0;1);IF([$screen_negative.DM38]=&quot;&quot;;0;1);IF([$screen_negative.DN38]=&quot;&quot;;0;1);IF([$screen_negative.DO38]=&quot;&quot;;0;1);IF([$screen_negative.DP38]=&quot;&quot;;0;1)))" office:value-type="string" office:string-value="0" calcext:value-type="string">
            <text:p>0</text:p>
          </table:table-cell>
          <table:table-cell table:formula="of:=BIN2HEX(CONCATENATE(IF([$screen_negative.DQ38]=&quot;&quot;;0;1);IF([$screen_negative.DR38]=&quot;&quot;;0;1);IF([$screen_negative.DS38]=&quot;&quot;;0;1);IF([$screen_negative.DT38]=&quot;&quot;;0;1);IF([$screen_negative.DU38]=&quot;&quot;;0;1);IF([$screen_negative.DV38]=&quot;&quot;;0;1);IF([$screen_negative.DW38]=&quot;&quot;;0;1);IF([$screen_negative.DX38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39]=&quot;&quot;;0;1);IF([$screen_negative.B39]=&quot;&quot;;0;1);IF([$screen_negative.C39]=&quot;&quot;;0;1);IF([$screen_negative.D39]=&quot;&quot;;0;1);IF([$screen_negative.E39]=&quot;&quot;;0;1);IF([$screen_negative.F39]=&quot;&quot;;0;1);IF([$screen_negative.G39]=&quot;&quot;;0;1);IF([$screen_negative.H39]=&quot;&quot;;0;1)))" office:value-type="string" office:string-value="0" calcext:value-type="string">
            <text:p>0</text:p>
          </table:table-cell>
          <table:table-cell table:formula="of:=BIN2HEX(CONCATENATE(IF([$screen_negative.I39]=&quot;&quot;;0;1);IF([$screen_negative.J39]=&quot;&quot;;0;1);IF([$screen_negative.K39]=&quot;&quot;;0;1);IF([$screen_negative.L39]=&quot;&quot;;0;1);IF([$screen_negative.M39]=&quot;&quot;;0;1);IF([$screen_negative.N39]=&quot;&quot;;0;1);IF([$screen_negative.O39]=&quot;&quot;;0;1);IF([$screen_negative.P39]=&quot;&quot;;0;1)))" office:value-type="string" office:string-value="0" calcext:value-type="string">
            <text:p>0</text:p>
          </table:table-cell>
          <table:table-cell table:formula="of:=BIN2HEX(CONCATENATE(IF([$screen_negative.Q39]=&quot;&quot;;0;1);IF([$screen_negative.R39]=&quot;&quot;;0;1);IF([$screen_negative.S39]=&quot;&quot;;0;1);IF([$screen_negative.T39]=&quot;&quot;;0;1);IF([$screen_negative.U39]=&quot;&quot;;0;1);IF([$screen_negative.V39]=&quot;&quot;;0;1);IF([$screen_negative.W39]=&quot;&quot;;0;1);IF([$screen_negative.X39]=&quot;&quot;;0;1)))" office:value-type="string" office:string-value="0" calcext:value-type="string">
            <text:p>0</text:p>
          </table:table-cell>
          <table:table-cell table:formula="of:=BIN2HEX(CONCATENATE(IF([$screen_negative.Y39]=&quot;&quot;;0;1);IF([$screen_negative.Z39]=&quot;&quot;;0;1);IF([$screen_negative.AA39]=&quot;&quot;;0;1);IF([$screen_negative.AB39]=&quot;&quot;;0;1);IF([$screen_negative.AC39]=&quot;&quot;;0;1);IF([$screen_negative.AD39]=&quot;&quot;;0;1);IF([$screen_negative.AE39]=&quot;&quot;;0;1);IF([$screen_negative.AF39]=&quot;&quot;;0;1)))" office:value-type="string" office:string-value="0" calcext:value-type="string">
            <text:p>0</text:p>
          </table:table-cell>
          <table:table-cell table:formula="of:=BIN2HEX(CONCATENATE(IF([$screen_negative.AG39]=&quot;&quot;;0;1);IF([$screen_negative.AH39]=&quot;&quot;;0;1);IF([$screen_negative.AI39]=&quot;&quot;;0;1);IF([$screen_negative.AJ39]=&quot;&quot;;0;1);IF([$screen_negative.AK39]=&quot;&quot;;0;1);IF([$screen_negative.AL39]=&quot;&quot;;0;1);IF([$screen_negative.AM39]=&quot;&quot;;0;1);IF([$screen_negative.AN39]=&quot;&quot;;0;1)))" office:value-type="string" office:string-value="50" calcext:value-type="string">
            <text:p>50</text:p>
          </table:table-cell>
          <table:table-cell table:formula="of:=BIN2HEX(CONCATENATE(IF([$screen_negative.AO39]=&quot;&quot;;0;1);IF([$screen_negative.AP39]=&quot;&quot;;0;1);IF([$screen_negative.AQ39]=&quot;&quot;;0;1);IF([$screen_negative.AR39]=&quot;&quot;;0;1);IF([$screen_negative.AS39]=&quot;&quot;;0;1);IF([$screen_negative.AT39]=&quot;&quot;;0;1);IF([$screen_negative.AU39]=&quot;&quot;;0;1);IF([$screen_negative.AV39]=&quot;&quot;;0;1)))" office:value-type="string" office:string-value="0" calcext:value-type="string">
            <text:p>0</text:p>
          </table:table-cell>
          <table:table-cell table:formula="of:=BIN2HEX(CONCATENATE(IF([$screen_negative.AW39]=&quot;&quot;;0;1);IF([$screen_negative.AX39]=&quot;&quot;;0;1);IF([$screen_negative.AY39]=&quot;&quot;;0;1);IF([$screen_negative.AZ39]=&quot;&quot;;0;1);IF([$screen_negative.BA39]=&quot;&quot;;0;1);IF([$screen_negative.BB39]=&quot;&quot;;0;1);IF([$screen_negative.BC39]=&quot;&quot;;0;1);IF([$screen_negative.BD39]=&quot;&quot;;0;1)))" office:value-type="string" office:string-value="0" calcext:value-type="string">
            <text:p>0</text:p>
          </table:table-cell>
          <table:table-cell table:formula="of:=BIN2HEX(CONCATENATE(IF([$screen_negative.BE39]=&quot;&quot;;0;1);IF([$screen_negative.BF39]=&quot;&quot;;0;1);IF([$screen_negative.BG39]=&quot;&quot;;0;1);IF([$screen_negative.BH39]=&quot;&quot;;0;1);IF([$screen_negative.BI39]=&quot;&quot;;0;1);IF([$screen_negative.BJ39]=&quot;&quot;;0;1);IF([$screen_negative.BK39]=&quot;&quot;;0;1);IF([$screen_negative.BL39]=&quot;&quot;;0;1)))" office:value-type="string" office:string-value="40" calcext:value-type="string">
            <text:p>40</text:p>
          </table:table-cell>
          <table:table-cell table:formula="of:=BIN2HEX(CONCATENATE(IF([$screen_negative.BM39]=&quot;&quot;;0;1);IF([$screen_negative.BN39]=&quot;&quot;;0;1);IF([$screen_negative.BO39]=&quot;&quot;;0;1);IF([$screen_negative.BP39]=&quot;&quot;;0;1);IF([$screen_negative.BQ39]=&quot;&quot;;0;1);IF([$screen_negative.BR39]=&quot;&quot;;0;1);IF([$screen_negative.BS39]=&quot;&quot;;0;1);IF([$screen_negative.BT39]=&quot;&quot;;0;1)))" office:value-type="string" office:string-value="2" calcext:value-type="string">
            <text:p>2</text:p>
          </table:table-cell>
          <table:table-cell table:formula="of:=BIN2HEX(CONCATENATE(IF([$screen_negative.BU39]=&quot;&quot;;0;1);IF([$screen_negative.BV39]=&quot;&quot;;0;1);IF([$screen_negative.BW39]=&quot;&quot;;0;1);IF([$screen_negative.BX39]=&quot;&quot;;0;1);IF([$screen_negative.BY39]=&quot;&quot;;0;1);IF([$screen_negative.BZ39]=&quot;&quot;;0;1);IF([$screen_negative.CA39]=&quot;&quot;;0;1);IF([$screen_negative.CB39]=&quot;&quot;;0;1)))" office:value-type="string" office:string-value="0" calcext:value-type="string">
            <text:p>0</text:p>
          </table:table-cell>
          <table:table-cell table:formula="of:=BIN2HEX(CONCATENATE(IF([$screen_negative.CC39]=&quot;&quot;;0;1);IF([$screen_negative.CD39]=&quot;&quot;;0;1);IF([$screen_negative.CE39]=&quot;&quot;;0;1);IF([$screen_negative.CF39]=&quot;&quot;;0;1);IF([$screen_negative.CG39]=&quot;&quot;;0;1);IF([$screen_negative.CH39]=&quot;&quot;;0;1);IF([$screen_negative.CI39]=&quot;&quot;;0;1);IF([$screen_negative.CJ39]=&quot;&quot;;0;1)))" office:value-type="string" office:string-value="0" calcext:value-type="string">
            <text:p>0</text:p>
          </table:table-cell>
          <table:table-cell table:formula="of:=BIN2HEX(CONCATENATE(IF([$screen_negative.CK39]=&quot;&quot;;0;1);IF([$screen_negative.CL39]=&quot;&quot;;0;1);IF([$screen_negative.CM39]=&quot;&quot;;0;1);IF([$screen_negative.CN39]=&quot;&quot;;0;1);IF([$screen_negative.CO39]=&quot;&quot;;0;1);IF([$screen_negative.CP39]=&quot;&quot;;0;1);IF([$screen_negative.CQ39]=&quot;&quot;;0;1);IF([$screen_negative.CR39]=&quot;&quot;;0;1)))" office:value-type="string" office:string-value="A" calcext:value-type="string">
            <text:p>A</text:p>
          </table:table-cell>
          <table:table-cell table:formula="of:=BIN2HEX(CONCATENATE(IF([$screen_negative.CS39]=&quot;&quot;;0;1);IF([$screen_negative.CT39]=&quot;&quot;;0;1);IF([$screen_negative.CU39]=&quot;&quot;;0;1);IF([$screen_negative.CV39]=&quot;&quot;;0;1);IF([$screen_negative.CW39]=&quot;&quot;;0;1);IF([$screen_negative.CX39]=&quot;&quot;;0;1);IF([$screen_negative.CY39]=&quot;&quot;;0;1);IF([$screen_negative.CZ39]=&quot;&quot;;0;1)))" office:value-type="string" office:string-value="0" calcext:value-type="string">
            <text:p>0</text:p>
          </table:table-cell>
          <table:table-cell table:formula="of:=BIN2HEX(CONCATENATE(IF([$screen_negative.DA39]=&quot;&quot;;0;1);IF([$screen_negative.DB39]=&quot;&quot;;0;1);IF([$screen_negative.DC39]=&quot;&quot;;0;1);IF([$screen_negative.DD39]=&quot;&quot;;0;1);IF([$screen_negative.DE39]=&quot;&quot;;0;1);IF([$screen_negative.DF39]=&quot;&quot;;0;1);IF([$screen_negative.DG39]=&quot;&quot;;0;1);IF([$screen_negative.DH39]=&quot;&quot;;0;1)))" office:value-type="string" office:string-value="0" calcext:value-type="string">
            <text:p>0</text:p>
          </table:table-cell>
          <table:table-cell table:formula="of:=BIN2HEX(CONCATENATE(IF([$screen_negative.DI39]=&quot;&quot;;0;1);IF([$screen_negative.DJ39]=&quot;&quot;;0;1);IF([$screen_negative.DK39]=&quot;&quot;;0;1);IF([$screen_negative.DL39]=&quot;&quot;;0;1);IF([$screen_negative.DM39]=&quot;&quot;;0;1);IF([$screen_negative.DN39]=&quot;&quot;;0;1);IF([$screen_negative.DO39]=&quot;&quot;;0;1);IF([$screen_negative.DP39]=&quot;&quot;;0;1)))" office:value-type="string" office:string-value="0" calcext:value-type="string">
            <text:p>0</text:p>
          </table:table-cell>
          <table:table-cell table:formula="of:=BIN2HEX(CONCATENATE(IF([$screen_negative.DQ39]=&quot;&quot;;0;1);IF([$screen_negative.DR39]=&quot;&quot;;0;1);IF([$screen_negative.DS39]=&quot;&quot;;0;1);IF([$screen_negative.DT39]=&quot;&quot;;0;1);IF([$screen_negative.DU39]=&quot;&quot;;0;1);IF([$screen_negative.DV39]=&quot;&quot;;0;1);IF([$screen_negative.DW39]=&quot;&quot;;0;1);IF([$screen_negative.DX39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40]=&quot;&quot;;0;1);IF([$screen_negative.B40]=&quot;&quot;;0;1);IF([$screen_negative.C40]=&quot;&quot;;0;1);IF([$screen_negative.D40]=&quot;&quot;;0;1);IF([$screen_negative.E40]=&quot;&quot;;0;1);IF([$screen_negative.F40]=&quot;&quot;;0;1);IF([$screen_negative.G40]=&quot;&quot;;0;1);IF([$screen_negative.H40]=&quot;&quot;;0;1)))" office:value-type="string" office:string-value="0" calcext:value-type="string">
            <text:p>0</text:p>
          </table:table-cell>
          <table:table-cell table:formula="of:=BIN2HEX(CONCATENATE(IF([$screen_negative.I40]=&quot;&quot;;0;1);IF([$screen_negative.J40]=&quot;&quot;;0;1);IF([$screen_negative.K40]=&quot;&quot;;0;1);IF([$screen_negative.L40]=&quot;&quot;;0;1);IF([$screen_negative.M40]=&quot;&quot;;0;1);IF([$screen_negative.N40]=&quot;&quot;;0;1);IF([$screen_negative.O40]=&quot;&quot;;0;1);IF([$screen_negative.P40]=&quot;&quot;;0;1)))" office:value-type="string" office:string-value="0" calcext:value-type="string">
            <text:p>0</text:p>
          </table:table-cell>
          <table:table-cell table:formula="of:=BIN2HEX(CONCATENATE(IF([$screen_negative.Q40]=&quot;&quot;;0;1);IF([$screen_negative.R40]=&quot;&quot;;0;1);IF([$screen_negative.S40]=&quot;&quot;;0;1);IF([$screen_negative.T40]=&quot;&quot;;0;1);IF([$screen_negative.U40]=&quot;&quot;;0;1);IF([$screen_negative.V40]=&quot;&quot;;0;1);IF([$screen_negative.W40]=&quot;&quot;;0;1);IF([$screen_negative.X40]=&quot;&quot;;0;1)))" office:value-type="string" office:string-value="0" calcext:value-type="string">
            <text:p>0</text:p>
          </table:table-cell>
          <table:table-cell table:formula="of:=BIN2HEX(CONCATENATE(IF([$screen_negative.Y40]=&quot;&quot;;0;1);IF([$screen_negative.Z40]=&quot;&quot;;0;1);IF([$screen_negative.AA40]=&quot;&quot;;0;1);IF([$screen_negative.AB40]=&quot;&quot;;0;1);IF([$screen_negative.AC40]=&quot;&quot;;0;1);IF([$screen_negative.AD40]=&quot;&quot;;0;1);IF([$screen_negative.AE40]=&quot;&quot;;0;1);IF([$screen_negative.AF40]=&quot;&quot;;0;1)))" office:value-type="string" office:string-value="0" calcext:value-type="string">
            <text:p>0</text:p>
          </table:table-cell>
          <table:table-cell table:formula="of:=BIN2HEX(CONCATENATE(IF([$screen_negative.AG40]=&quot;&quot;;0;1);IF([$screen_negative.AH40]=&quot;&quot;;0;1);IF([$screen_negative.AI40]=&quot;&quot;;0;1);IF([$screen_negative.AJ40]=&quot;&quot;;0;1);IF([$screen_negative.AK40]=&quot;&quot;;0;1);IF([$screen_negative.AL40]=&quot;&quot;;0;1);IF([$screen_negative.AM40]=&quot;&quot;;0;1);IF([$screen_negative.AN40]=&quot;&quot;;0;1)))" office:value-type="string" office:string-value="50" calcext:value-type="string">
            <text:p>50</text:p>
          </table:table-cell>
          <table:table-cell table:formula="of:=BIN2HEX(CONCATENATE(IF([$screen_negative.AO40]=&quot;&quot;;0;1);IF([$screen_negative.AP40]=&quot;&quot;;0;1);IF([$screen_negative.AQ40]=&quot;&quot;;0;1);IF([$screen_negative.AR40]=&quot;&quot;;0;1);IF([$screen_negative.AS40]=&quot;&quot;;0;1);IF([$screen_negative.AT40]=&quot;&quot;;0;1);IF([$screen_negative.AU40]=&quot;&quot;;0;1);IF([$screen_negative.AV40]=&quot;&quot;;0;1)))" office:value-type="string" office:string-value="0" calcext:value-type="string">
            <text:p>0</text:p>
          </table:table-cell>
          <table:table-cell table:formula="of:=BIN2HEX(CONCATENATE(IF([$screen_negative.AW40]=&quot;&quot;;0;1);IF([$screen_negative.AX40]=&quot;&quot;;0;1);IF([$screen_negative.AY40]=&quot;&quot;;0;1);IF([$screen_negative.AZ40]=&quot;&quot;;0;1);IF([$screen_negative.BA40]=&quot;&quot;;0;1);IF([$screen_negative.BB40]=&quot;&quot;;0;1);IF([$screen_negative.BC40]=&quot;&quot;;0;1);IF([$screen_negative.BD40]=&quot;&quot;;0;1)))" office:value-type="string" office:string-value="0" calcext:value-type="string">
            <text:p>0</text:p>
          </table:table-cell>
          <table:table-cell table:formula="of:=BIN2HEX(CONCATENATE(IF([$screen_negative.BE40]=&quot;&quot;;0;1);IF([$screen_negative.BF40]=&quot;&quot;;0;1);IF([$screen_negative.BG40]=&quot;&quot;;0;1);IF([$screen_negative.BH40]=&quot;&quot;;0;1);IF([$screen_negative.BI40]=&quot;&quot;;0;1);IF([$screen_negative.BJ40]=&quot;&quot;;0;1);IF([$screen_negative.BK40]=&quot;&quot;;0;1);IF([$screen_negative.BL40]=&quot;&quot;;0;1)))" office:value-type="string" office:string-value="81" calcext:value-type="string">
            <text:p>81</text:p>
          </table:table-cell>
          <table:table-cell table:formula="of:=BIN2HEX(CONCATENATE(IF([$screen_negative.BM40]=&quot;&quot;;0;1);IF([$screen_negative.BN40]=&quot;&quot;;0;1);IF([$screen_negative.BO40]=&quot;&quot;;0;1);IF([$screen_negative.BP40]=&quot;&quot;;0;1);IF([$screen_negative.BQ40]=&quot;&quot;;0;1);IF([$screen_negative.BR40]=&quot;&quot;;0;1);IF([$screen_negative.BS40]=&quot;&quot;;0;1);IF([$screen_negative.BT40]=&quot;&quot;;0;1)))" office:value-type="string" office:string-value="81" calcext:value-type="string">
            <text:p>81</text:p>
          </table:table-cell>
          <table:table-cell table:formula="of:=BIN2HEX(CONCATENATE(IF([$screen_negative.BU40]=&quot;&quot;;0;1);IF([$screen_negative.BV40]=&quot;&quot;;0;1);IF([$screen_negative.BW40]=&quot;&quot;;0;1);IF([$screen_negative.BX40]=&quot;&quot;;0;1);IF([$screen_negative.BY40]=&quot;&quot;;0;1);IF([$screen_negative.BZ40]=&quot;&quot;;0;1);IF([$screen_negative.CA40]=&quot;&quot;;0;1);IF([$screen_negative.CB40]=&quot;&quot;;0;1)))" office:value-type="string" office:string-value="0" calcext:value-type="string">
            <text:p>0</text:p>
          </table:table-cell>
          <table:table-cell table:formula="of:=BIN2HEX(CONCATENATE(IF([$screen_negative.CC40]=&quot;&quot;;0;1);IF([$screen_negative.CD40]=&quot;&quot;;0;1);IF([$screen_negative.CE40]=&quot;&quot;;0;1);IF([$screen_negative.CF40]=&quot;&quot;;0;1);IF([$screen_negative.CG40]=&quot;&quot;;0;1);IF([$screen_negative.CH40]=&quot;&quot;;0;1);IF([$screen_negative.CI40]=&quot;&quot;;0;1);IF([$screen_negative.CJ40]=&quot;&quot;;0;1)))" office:value-type="string" office:string-value="0" calcext:value-type="string">
            <text:p>0</text:p>
          </table:table-cell>
          <table:table-cell table:formula="of:=BIN2HEX(CONCATENATE(IF([$screen_negative.CK40]=&quot;&quot;;0;1);IF([$screen_negative.CL40]=&quot;&quot;;0;1);IF([$screen_negative.CM40]=&quot;&quot;;0;1);IF([$screen_negative.CN40]=&quot;&quot;;0;1);IF([$screen_negative.CO40]=&quot;&quot;;0;1);IF([$screen_negative.CP40]=&quot;&quot;;0;1);IF([$screen_negative.CQ40]=&quot;&quot;;0;1);IF([$screen_negative.CR40]=&quot;&quot;;0;1)))" office:value-type="string" office:string-value="A" calcext:value-type="string">
            <text:p>A</text:p>
          </table:table-cell>
          <table:table-cell table:formula="of:=BIN2HEX(CONCATENATE(IF([$screen_negative.CS40]=&quot;&quot;;0;1);IF([$screen_negative.CT40]=&quot;&quot;;0;1);IF([$screen_negative.CU40]=&quot;&quot;;0;1);IF([$screen_negative.CV40]=&quot;&quot;;0;1);IF([$screen_negative.CW40]=&quot;&quot;;0;1);IF([$screen_negative.CX40]=&quot;&quot;;0;1);IF([$screen_negative.CY40]=&quot;&quot;;0;1);IF([$screen_negative.CZ40]=&quot;&quot;;0;1)))" office:value-type="string" office:string-value="0" calcext:value-type="string">
            <text:p>0</text:p>
          </table:table-cell>
          <table:table-cell table:formula="of:=BIN2HEX(CONCATENATE(IF([$screen_negative.DA40]=&quot;&quot;;0;1);IF([$screen_negative.DB40]=&quot;&quot;;0;1);IF([$screen_negative.DC40]=&quot;&quot;;0;1);IF([$screen_negative.DD40]=&quot;&quot;;0;1);IF([$screen_negative.DE40]=&quot;&quot;;0;1);IF([$screen_negative.DF40]=&quot;&quot;;0;1);IF([$screen_negative.DG40]=&quot;&quot;;0;1);IF([$screen_negative.DH40]=&quot;&quot;;0;1)))" office:value-type="string" office:string-value="0" calcext:value-type="string">
            <text:p>0</text:p>
          </table:table-cell>
          <table:table-cell table:formula="of:=BIN2HEX(CONCATENATE(IF([$screen_negative.DI40]=&quot;&quot;;0;1);IF([$screen_negative.DJ40]=&quot;&quot;;0;1);IF([$screen_negative.DK40]=&quot;&quot;;0;1);IF([$screen_negative.DL40]=&quot;&quot;;0;1);IF([$screen_negative.DM40]=&quot;&quot;;0;1);IF([$screen_negative.DN40]=&quot;&quot;;0;1);IF([$screen_negative.DO40]=&quot;&quot;;0;1);IF([$screen_negative.DP40]=&quot;&quot;;0;1)))" office:value-type="string" office:string-value="0" calcext:value-type="string">
            <text:p>0</text:p>
          </table:table-cell>
          <table:table-cell table:formula="of:=BIN2HEX(CONCATENATE(IF([$screen_negative.DQ40]=&quot;&quot;;0;1);IF([$screen_negative.DR40]=&quot;&quot;;0;1);IF([$screen_negative.DS40]=&quot;&quot;;0;1);IF([$screen_negative.DT40]=&quot;&quot;;0;1);IF([$screen_negative.DU40]=&quot;&quot;;0;1);IF([$screen_negative.DV40]=&quot;&quot;;0;1);IF([$screen_negative.DW40]=&quot;&quot;;0;1);IF([$screen_negative.DX40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41]=&quot;&quot;;0;1);IF([$screen_negative.B41]=&quot;&quot;;0;1);IF([$screen_negative.C41]=&quot;&quot;;0;1);IF([$screen_negative.D41]=&quot;&quot;;0;1);IF([$screen_negative.E41]=&quot;&quot;;0;1);IF([$screen_negative.F41]=&quot;&quot;;0;1);IF([$screen_negative.G41]=&quot;&quot;;0;1);IF([$screen_negative.H41]=&quot;&quot;;0;1)))" office:value-type="string" office:string-value="0" calcext:value-type="string">
            <text:p>0</text:p>
          </table:table-cell>
          <table:table-cell table:formula="of:=BIN2HEX(CONCATENATE(IF([$screen_negative.I41]=&quot;&quot;;0;1);IF([$screen_negative.J41]=&quot;&quot;;0;1);IF([$screen_negative.K41]=&quot;&quot;;0;1);IF([$screen_negative.L41]=&quot;&quot;;0;1);IF([$screen_negative.M41]=&quot;&quot;;0;1);IF([$screen_negative.N41]=&quot;&quot;;0;1);IF([$screen_negative.O41]=&quot;&quot;;0;1);IF([$screen_negative.P41]=&quot;&quot;;0;1)))" office:value-type="string" office:string-value="0" calcext:value-type="string">
            <text:p>0</text:p>
          </table:table-cell>
          <table:table-cell table:formula="of:=BIN2HEX(CONCATENATE(IF([$screen_negative.Q41]=&quot;&quot;;0;1);IF([$screen_negative.R41]=&quot;&quot;;0;1);IF([$screen_negative.S41]=&quot;&quot;;0;1);IF([$screen_negative.T41]=&quot;&quot;;0;1);IF([$screen_negative.U41]=&quot;&quot;;0;1);IF([$screen_negative.V41]=&quot;&quot;;0;1);IF([$screen_negative.W41]=&quot;&quot;;0;1);IF([$screen_negative.X41]=&quot;&quot;;0;1)))" office:value-type="string" office:string-value="0" calcext:value-type="string">
            <text:p>0</text:p>
          </table:table-cell>
          <table:table-cell table:formula="of:=BIN2HEX(CONCATENATE(IF([$screen_negative.Y41]=&quot;&quot;;0;1);IF([$screen_negative.Z41]=&quot;&quot;;0;1);IF([$screen_negative.AA41]=&quot;&quot;;0;1);IF([$screen_negative.AB41]=&quot;&quot;;0;1);IF([$screen_negative.AC41]=&quot;&quot;;0;1);IF([$screen_negative.AD41]=&quot;&quot;;0;1);IF([$screen_negative.AE41]=&quot;&quot;;0;1);IF([$screen_negative.AF41]=&quot;&quot;;0;1)))" office:value-type="string" office:string-value="0" calcext:value-type="string">
            <text:p>0</text:p>
          </table:table-cell>
          <table:table-cell table:formula="of:=BIN2HEX(CONCATENATE(IF([$screen_negative.AG41]=&quot;&quot;;0;1);IF([$screen_negative.AH41]=&quot;&quot;;0;1);IF([$screen_negative.AI41]=&quot;&quot;;0;1);IF([$screen_negative.AJ41]=&quot;&quot;;0;1);IF([$screen_negative.AK41]=&quot;&quot;;0;1);IF([$screen_negative.AL41]=&quot;&quot;;0;1);IF([$screen_negative.AM41]=&quot;&quot;;0;1);IF([$screen_negative.AN41]=&quot;&quot;;0;1)))" office:value-type="string" office:string-value="50" calcext:value-type="string">
            <text:p>50</text:p>
          </table:table-cell>
          <table:table-cell table:formula="of:=BIN2HEX(CONCATENATE(IF([$screen_negative.AO41]=&quot;&quot;;0;1);IF([$screen_negative.AP41]=&quot;&quot;;0;1);IF([$screen_negative.AQ41]=&quot;&quot;;0;1);IF([$screen_negative.AR41]=&quot;&quot;;0;1);IF([$screen_negative.AS41]=&quot;&quot;;0;1);IF([$screen_negative.AT41]=&quot;&quot;;0;1);IF([$screen_negative.AU41]=&quot;&quot;;0;1);IF([$screen_negative.AV41]=&quot;&quot;;0;1)))" office:value-type="string" office:string-value="0" calcext:value-type="string">
            <text:p>0</text:p>
          </table:table-cell>
          <table:table-cell table:formula="of:=BIN2HEX(CONCATENATE(IF([$screen_negative.AW41]=&quot;&quot;;0;1);IF([$screen_negative.AX41]=&quot;&quot;;0;1);IF([$screen_negative.AY41]=&quot;&quot;;0;1);IF([$screen_negative.AZ41]=&quot;&quot;;0;1);IF([$screen_negative.BA41]=&quot;&quot;;0;1);IF([$screen_negative.BB41]=&quot;&quot;;0;1);IF([$screen_negative.BC41]=&quot;&quot;;0;1);IF([$screen_negative.BD41]=&quot;&quot;;0;1)))" office:value-type="string" office:string-value="1" calcext:value-type="string">
            <text:p>1</text:p>
          </table:table-cell>
          <table:table-cell table:formula="of:=BIN2HEX(CONCATENATE(IF([$screen_negative.BE41]=&quot;&quot;;0;1);IF([$screen_negative.BF41]=&quot;&quot;;0;1);IF([$screen_negative.BG41]=&quot;&quot;;0;1);IF([$screen_negative.BH41]=&quot;&quot;;0;1);IF([$screen_negative.BI41]=&quot;&quot;;0;1);IF([$screen_negative.BJ41]=&quot;&quot;;0;1);IF([$screen_negative.BK41]=&quot;&quot;;0;1);IF([$screen_negative.BL41]=&quot;&quot;;0;1)))" office:value-type="string" office:string-value="1" calcext:value-type="string">
            <text:p>1</text:p>
          </table:table-cell>
          <table:table-cell table:formula="of:=BIN2HEX(CONCATENATE(IF([$screen_negative.BM41]=&quot;&quot;;0;1);IF([$screen_negative.BN41]=&quot;&quot;;0;1);IF([$screen_negative.BO41]=&quot;&quot;;0;1);IF([$screen_negative.BP41]=&quot;&quot;;0;1);IF([$screen_negative.BQ41]=&quot;&quot;;0;1);IF([$screen_negative.BR41]=&quot;&quot;;0;1);IF([$screen_negative.BS41]=&quot;&quot;;0;1);IF([$screen_negative.BT41]=&quot;&quot;;0;1)))" office:value-type="string" office:string-value="80" calcext:value-type="string">
            <text:p>80</text:p>
          </table:table-cell>
          <table:table-cell table:formula="of:=BIN2HEX(CONCATENATE(IF([$screen_negative.BU41]=&quot;&quot;;0;1);IF([$screen_negative.BV41]=&quot;&quot;;0;1);IF([$screen_negative.BW41]=&quot;&quot;;0;1);IF([$screen_negative.BX41]=&quot;&quot;;0;1);IF([$screen_negative.BY41]=&quot;&quot;;0;1);IF([$screen_negative.BZ41]=&quot;&quot;;0;1);IF([$screen_negative.CA41]=&quot;&quot;;0;1);IF([$screen_negative.CB41]=&quot;&quot;;0;1)))" office:value-type="string" office:string-value="80" calcext:value-type="string">
            <text:p>80</text:p>
          </table:table-cell>
          <table:table-cell table:formula="of:=BIN2HEX(CONCATENATE(IF([$screen_negative.CC41]=&quot;&quot;;0;1);IF([$screen_negative.CD41]=&quot;&quot;;0;1);IF([$screen_negative.CE41]=&quot;&quot;;0;1);IF([$screen_negative.CF41]=&quot;&quot;;0;1);IF([$screen_negative.CG41]=&quot;&quot;;0;1);IF([$screen_negative.CH41]=&quot;&quot;;0;1);IF([$screen_negative.CI41]=&quot;&quot;;0;1);IF([$screen_negative.CJ41]=&quot;&quot;;0;1)))" office:value-type="string" office:string-value="0" calcext:value-type="string">
            <text:p>0</text:p>
          </table:table-cell>
          <table:table-cell table:formula="of:=BIN2HEX(CONCATENATE(IF([$screen_negative.CK41]=&quot;&quot;;0;1);IF([$screen_negative.CL41]=&quot;&quot;;0;1);IF([$screen_negative.CM41]=&quot;&quot;;0;1);IF([$screen_negative.CN41]=&quot;&quot;;0;1);IF([$screen_negative.CO41]=&quot;&quot;;0;1);IF([$screen_negative.CP41]=&quot;&quot;;0;1);IF([$screen_negative.CQ41]=&quot;&quot;;0;1);IF([$screen_negative.CR41]=&quot;&quot;;0;1)))" office:value-type="string" office:string-value="A" calcext:value-type="string">
            <text:p>A</text:p>
          </table:table-cell>
          <table:table-cell table:formula="of:=BIN2HEX(CONCATENATE(IF([$screen_negative.CS41]=&quot;&quot;;0;1);IF([$screen_negative.CT41]=&quot;&quot;;0;1);IF([$screen_negative.CU41]=&quot;&quot;;0;1);IF([$screen_negative.CV41]=&quot;&quot;;0;1);IF([$screen_negative.CW41]=&quot;&quot;;0;1);IF([$screen_negative.CX41]=&quot;&quot;;0;1);IF([$screen_negative.CY41]=&quot;&quot;;0;1);IF([$screen_negative.CZ41]=&quot;&quot;;0;1)))" office:value-type="string" office:string-value="0" calcext:value-type="string">
            <text:p>0</text:p>
          </table:table-cell>
          <table:table-cell table:formula="of:=BIN2HEX(CONCATENATE(IF([$screen_negative.DA41]=&quot;&quot;;0;1);IF([$screen_negative.DB41]=&quot;&quot;;0;1);IF([$screen_negative.DC41]=&quot;&quot;;0;1);IF([$screen_negative.DD41]=&quot;&quot;;0;1);IF([$screen_negative.DE41]=&quot;&quot;;0;1);IF([$screen_negative.DF41]=&quot;&quot;;0;1);IF([$screen_negative.DG41]=&quot;&quot;;0;1);IF([$screen_negative.DH41]=&quot;&quot;;0;1)))" office:value-type="string" office:string-value="0" calcext:value-type="string">
            <text:p>0</text:p>
          </table:table-cell>
          <table:table-cell table:formula="of:=BIN2HEX(CONCATENATE(IF([$screen_negative.DI41]=&quot;&quot;;0;1);IF([$screen_negative.DJ41]=&quot;&quot;;0;1);IF([$screen_negative.DK41]=&quot;&quot;;0;1);IF([$screen_negative.DL41]=&quot;&quot;;0;1);IF([$screen_negative.DM41]=&quot;&quot;;0;1);IF([$screen_negative.DN41]=&quot;&quot;;0;1);IF([$screen_negative.DO41]=&quot;&quot;;0;1);IF([$screen_negative.DP41]=&quot;&quot;;0;1)))" office:value-type="string" office:string-value="0" calcext:value-type="string">
            <text:p>0</text:p>
          </table:table-cell>
          <table:table-cell table:formula="of:=BIN2HEX(CONCATENATE(IF([$screen_negative.DQ41]=&quot;&quot;;0;1);IF([$screen_negative.DR41]=&quot;&quot;;0;1);IF([$screen_negative.DS41]=&quot;&quot;;0;1);IF([$screen_negative.DT41]=&quot;&quot;;0;1);IF([$screen_negative.DU41]=&quot;&quot;;0;1);IF([$screen_negative.DV41]=&quot;&quot;;0;1);IF([$screen_negative.DW41]=&quot;&quot;;0;1);IF([$screen_negative.DX41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42]=&quot;&quot;;0;1);IF([$screen_negative.B42]=&quot;&quot;;0;1);IF([$screen_negative.C42]=&quot;&quot;;0;1);IF([$screen_negative.D42]=&quot;&quot;;0;1);IF([$screen_negative.E42]=&quot;&quot;;0;1);IF([$screen_negative.F42]=&quot;&quot;;0;1);IF([$screen_negative.G42]=&quot;&quot;;0;1);IF([$screen_negative.H42]=&quot;&quot;;0;1)))" office:value-type="string" office:string-value="0" calcext:value-type="string">
            <text:p>0</text:p>
          </table:table-cell>
          <table:table-cell table:formula="of:=BIN2HEX(CONCATENATE(IF([$screen_negative.I42]=&quot;&quot;;0;1);IF([$screen_negative.J42]=&quot;&quot;;0;1);IF([$screen_negative.K42]=&quot;&quot;;0;1);IF([$screen_negative.L42]=&quot;&quot;;0;1);IF([$screen_negative.M42]=&quot;&quot;;0;1);IF([$screen_negative.N42]=&quot;&quot;;0;1);IF([$screen_negative.O42]=&quot;&quot;;0;1);IF([$screen_negative.P42]=&quot;&quot;;0;1)))" office:value-type="string" office:string-value="0" calcext:value-type="string">
            <text:p>0</text:p>
          </table:table-cell>
          <table:table-cell table:formula="of:=BIN2HEX(CONCATENATE(IF([$screen_negative.Q42]=&quot;&quot;;0;1);IF([$screen_negative.R42]=&quot;&quot;;0;1);IF([$screen_negative.S42]=&quot;&quot;;0;1);IF([$screen_negative.T42]=&quot;&quot;;0;1);IF([$screen_negative.U42]=&quot;&quot;;0;1);IF([$screen_negative.V42]=&quot;&quot;;0;1);IF([$screen_negative.W42]=&quot;&quot;;0;1);IF([$screen_negative.X42]=&quot;&quot;;0;1)))" office:value-type="string" office:string-value="0" calcext:value-type="string">
            <text:p>0</text:p>
          </table:table-cell>
          <table:table-cell table:formula="of:=BIN2HEX(CONCATENATE(IF([$screen_negative.Y42]=&quot;&quot;;0;1);IF([$screen_negative.Z42]=&quot;&quot;;0;1);IF([$screen_negative.AA42]=&quot;&quot;;0;1);IF([$screen_negative.AB42]=&quot;&quot;;0;1);IF([$screen_negative.AC42]=&quot;&quot;;0;1);IF([$screen_negative.AD42]=&quot;&quot;;0;1);IF([$screen_negative.AE42]=&quot;&quot;;0;1);IF([$screen_negative.AF42]=&quot;&quot;;0;1)))" office:value-type="string" office:string-value="0" calcext:value-type="string">
            <text:p>0</text:p>
          </table:table-cell>
          <table:table-cell table:formula="of:=BIN2HEX(CONCATENATE(IF([$screen_negative.AG42]=&quot;&quot;;0;1);IF([$screen_negative.AH42]=&quot;&quot;;0;1);IF([$screen_negative.AI42]=&quot;&quot;;0;1);IF([$screen_negative.AJ42]=&quot;&quot;;0;1);IF([$screen_negative.AK42]=&quot;&quot;;0;1);IF([$screen_negative.AL42]=&quot;&quot;;0;1);IF([$screen_negative.AM42]=&quot;&quot;;0;1);IF([$screen_negative.AN42]=&quot;&quot;;0;1)))" office:value-type="string" office:string-value="48" calcext:value-type="string">
            <text:p>48</text:p>
          </table:table-cell>
          <table:table-cell table:formula="of:=BIN2HEX(CONCATENATE(IF([$screen_negative.AO42]=&quot;&quot;;0;1);IF([$screen_negative.AP42]=&quot;&quot;;0;1);IF([$screen_negative.AQ42]=&quot;&quot;;0;1);IF([$screen_negative.AR42]=&quot;&quot;;0;1);IF([$screen_negative.AS42]=&quot;&quot;;0;1);IF([$screen_negative.AT42]=&quot;&quot;;0;1);IF([$screen_negative.AU42]=&quot;&quot;;0;1);IF([$screen_negative.AV42]=&quot;&quot;;0;1)))" office:value-type="string" office:string-value="0" calcext:value-type="string">
            <text:p>0</text:p>
          </table:table-cell>
          <table:table-cell table:formula="of:=BIN2HEX(CONCATENATE(IF([$screen_negative.AW42]=&quot;&quot;;0;1);IF([$screen_negative.AX42]=&quot;&quot;;0;1);IF([$screen_negative.AY42]=&quot;&quot;;0;1);IF([$screen_negative.AZ42]=&quot;&quot;;0;1);IF([$screen_negative.BA42]=&quot;&quot;;0;1);IF([$screen_negative.BB42]=&quot;&quot;;0;1);IF([$screen_negative.BC42]=&quot;&quot;;0;1);IF([$screen_negative.BD42]=&quot;&quot;;0;1)))" office:value-type="string" office:string-value="2" calcext:value-type="string">
            <text:p>2</text:p>
          </table:table-cell>
          <table:table-cell table:formula="of:=BIN2HEX(CONCATENATE(IF([$screen_negative.BE42]=&quot;&quot;;0;1);IF([$screen_negative.BF42]=&quot;&quot;;0;1);IF([$screen_negative.BG42]=&quot;&quot;;0;1);IF([$screen_negative.BH42]=&quot;&quot;;0;1);IF([$screen_negative.BI42]=&quot;&quot;;0;1);IF([$screen_negative.BJ42]=&quot;&quot;;0;1);IF([$screen_negative.BK42]=&quot;&quot;;0;1);IF([$screen_negative.BL42]=&quot;&quot;;0;1)))" office:value-type="string" office:string-value="0" calcext:value-type="string">
            <text:p>0</text:p>
          </table:table-cell>
          <table:table-cell table:formula="of:=BIN2HEX(CONCATENATE(IF([$screen_negative.BM42]=&quot;&quot;;0;1);IF([$screen_negative.BN42]=&quot;&quot;;0;1);IF([$screen_negative.BO42]=&quot;&quot;;0;1);IF([$screen_negative.BP42]=&quot;&quot;;0;1);IF([$screen_negative.BQ42]=&quot;&quot;;0;1);IF([$screen_negative.BR42]=&quot;&quot;;0;1);IF([$screen_negative.BS42]=&quot;&quot;;0;1);IF([$screen_negative.BT42]=&quot;&quot;;0;1)))" office:value-type="string" office:string-value="0" calcext:value-type="string">
            <text:p>0</text:p>
          </table:table-cell>
          <table:table-cell table:formula="of:=BIN2HEX(CONCATENATE(IF([$screen_negative.BU42]=&quot;&quot;;0;1);IF([$screen_negative.BV42]=&quot;&quot;;0;1);IF([$screen_negative.BW42]=&quot;&quot;;0;1);IF([$screen_negative.BX42]=&quot;&quot;;0;1);IF([$screen_negative.BY42]=&quot;&quot;;0;1);IF([$screen_negative.BZ42]=&quot;&quot;;0;1);IF([$screen_negative.CA42]=&quot;&quot;;0;1);IF([$screen_negative.CB42]=&quot;&quot;;0;1)))" office:value-type="string" office:string-value="40" calcext:value-type="string">
            <text:p>40</text:p>
          </table:table-cell>
          <table:table-cell table:formula="of:=BIN2HEX(CONCATENATE(IF([$screen_negative.CC42]=&quot;&quot;;0;1);IF([$screen_negative.CD42]=&quot;&quot;;0;1);IF([$screen_negative.CE42]=&quot;&quot;;0;1);IF([$screen_negative.CF42]=&quot;&quot;;0;1);IF([$screen_negative.CG42]=&quot;&quot;;0;1);IF([$screen_negative.CH42]=&quot;&quot;;0;1);IF([$screen_negative.CI42]=&quot;&quot;;0;1);IF([$screen_negative.CJ42]=&quot;&quot;;0;1)))" office:value-type="string" office:string-value="0" calcext:value-type="string">
            <text:p>0</text:p>
          </table:table-cell>
          <table:table-cell table:formula="of:=BIN2HEX(CONCATENATE(IF([$screen_negative.CK42]=&quot;&quot;;0;1);IF([$screen_negative.CL42]=&quot;&quot;;0;1);IF([$screen_negative.CM42]=&quot;&quot;;0;1);IF([$screen_negative.CN42]=&quot;&quot;;0;1);IF([$screen_negative.CO42]=&quot;&quot;;0;1);IF([$screen_negative.CP42]=&quot;&quot;;0;1);IF([$screen_negative.CQ42]=&quot;&quot;;0;1);IF([$screen_negative.CR42]=&quot;&quot;;0;1)))" office:value-type="string" office:string-value="12" calcext:value-type="string">
            <text:p>12</text:p>
          </table:table-cell>
          <table:table-cell table:formula="of:=BIN2HEX(CONCATENATE(IF([$screen_negative.CS42]=&quot;&quot;;0;1);IF([$screen_negative.CT42]=&quot;&quot;;0;1);IF([$screen_negative.CU42]=&quot;&quot;;0;1);IF([$screen_negative.CV42]=&quot;&quot;;0;1);IF([$screen_negative.CW42]=&quot;&quot;;0;1);IF([$screen_negative.CX42]=&quot;&quot;;0;1);IF([$screen_negative.CY42]=&quot;&quot;;0;1);IF([$screen_negative.CZ42]=&quot;&quot;;0;1)))" office:value-type="string" office:string-value="0" calcext:value-type="string">
            <text:p>0</text:p>
          </table:table-cell>
          <table:table-cell table:formula="of:=BIN2HEX(CONCATENATE(IF([$screen_negative.DA42]=&quot;&quot;;0;1);IF([$screen_negative.DB42]=&quot;&quot;;0;1);IF([$screen_negative.DC42]=&quot;&quot;;0;1);IF([$screen_negative.DD42]=&quot;&quot;;0;1);IF([$screen_negative.DE42]=&quot;&quot;;0;1);IF([$screen_negative.DF42]=&quot;&quot;;0;1);IF([$screen_negative.DG42]=&quot;&quot;;0;1);IF([$screen_negative.DH42]=&quot;&quot;;0;1)))" office:value-type="string" office:string-value="0" calcext:value-type="string">
            <text:p>0</text:p>
          </table:table-cell>
          <table:table-cell table:formula="of:=BIN2HEX(CONCATENATE(IF([$screen_negative.DI42]=&quot;&quot;;0;1);IF([$screen_negative.DJ42]=&quot;&quot;;0;1);IF([$screen_negative.DK42]=&quot;&quot;;0;1);IF([$screen_negative.DL42]=&quot;&quot;;0;1);IF([$screen_negative.DM42]=&quot;&quot;;0;1);IF([$screen_negative.DN42]=&quot;&quot;;0;1);IF([$screen_negative.DO42]=&quot;&quot;;0;1);IF([$screen_negative.DP42]=&quot;&quot;;0;1)))" office:value-type="string" office:string-value="0" calcext:value-type="string">
            <text:p>0</text:p>
          </table:table-cell>
          <table:table-cell table:formula="of:=BIN2HEX(CONCATENATE(IF([$screen_negative.DQ42]=&quot;&quot;;0;1);IF([$screen_negative.DR42]=&quot;&quot;;0;1);IF([$screen_negative.DS42]=&quot;&quot;;0;1);IF([$screen_negative.DT42]=&quot;&quot;;0;1);IF([$screen_negative.DU42]=&quot;&quot;;0;1);IF([$screen_negative.DV42]=&quot;&quot;;0;1);IF([$screen_negative.DW42]=&quot;&quot;;0;1);IF([$screen_negative.DX42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43]=&quot;&quot;;0;1);IF([$screen_negative.B43]=&quot;&quot;;0;1);IF([$screen_negative.C43]=&quot;&quot;;0;1);IF([$screen_negative.D43]=&quot;&quot;;0;1);IF([$screen_negative.E43]=&quot;&quot;;0;1);IF([$screen_negative.F43]=&quot;&quot;;0;1);IF([$screen_negative.G43]=&quot;&quot;;0;1);IF([$screen_negative.H43]=&quot;&quot;;0;1)))" office:value-type="string" office:string-value="0" calcext:value-type="string">
            <text:p>0</text:p>
          </table:table-cell>
          <table:table-cell table:formula="of:=BIN2HEX(CONCATENATE(IF([$screen_negative.I43]=&quot;&quot;;0;1);IF([$screen_negative.J43]=&quot;&quot;;0;1);IF([$screen_negative.K43]=&quot;&quot;;0;1);IF([$screen_negative.L43]=&quot;&quot;;0;1);IF([$screen_negative.M43]=&quot;&quot;;0;1);IF([$screen_negative.N43]=&quot;&quot;;0;1);IF([$screen_negative.O43]=&quot;&quot;;0;1);IF([$screen_negative.P43]=&quot;&quot;;0;1)))" office:value-type="string" office:string-value="0" calcext:value-type="string">
            <text:p>0</text:p>
          </table:table-cell>
          <table:table-cell table:formula="of:=BIN2HEX(CONCATENATE(IF([$screen_negative.Q43]=&quot;&quot;;0;1);IF([$screen_negative.R43]=&quot;&quot;;0;1);IF([$screen_negative.S43]=&quot;&quot;;0;1);IF([$screen_negative.T43]=&quot;&quot;;0;1);IF([$screen_negative.U43]=&quot;&quot;;0;1);IF([$screen_negative.V43]=&quot;&quot;;0;1);IF([$screen_negative.W43]=&quot;&quot;;0;1);IF([$screen_negative.X43]=&quot;&quot;;0;1)))" office:value-type="string" office:string-value="0" calcext:value-type="string">
            <text:p>0</text:p>
          </table:table-cell>
          <table:table-cell table:formula="of:=BIN2HEX(CONCATENATE(IF([$screen_negative.Y43]=&quot;&quot;;0;1);IF([$screen_negative.Z43]=&quot;&quot;;0;1);IF([$screen_negative.AA43]=&quot;&quot;;0;1);IF([$screen_negative.AB43]=&quot;&quot;;0;1);IF([$screen_negative.AC43]=&quot;&quot;;0;1);IF([$screen_negative.AD43]=&quot;&quot;;0;1);IF([$screen_negative.AE43]=&quot;&quot;;0;1);IF([$screen_negative.AF43]=&quot;&quot;;0;1)))" office:value-type="string" office:string-value="0" calcext:value-type="string">
            <text:p>0</text:p>
          </table:table-cell>
          <table:table-cell table:formula="of:=BIN2HEX(CONCATENATE(IF([$screen_negative.AG43]=&quot;&quot;;0;1);IF([$screen_negative.AH43]=&quot;&quot;;0;1);IF([$screen_negative.AI43]=&quot;&quot;;0;1);IF([$screen_negative.AJ43]=&quot;&quot;;0;1);IF([$screen_negative.AK43]=&quot;&quot;;0;1);IF([$screen_negative.AL43]=&quot;&quot;;0;1);IF([$screen_negative.AM43]=&quot;&quot;;0;1);IF([$screen_negative.AN43]=&quot;&quot;;0;1)))" office:value-type="string" office:string-value="28" calcext:value-type="string">
            <text:p>28</text:p>
          </table:table-cell>
          <table:table-cell table:formula="of:=BIN2HEX(CONCATENATE(IF([$screen_negative.AO43]=&quot;&quot;;0;1);IF([$screen_negative.AP43]=&quot;&quot;;0;1);IF([$screen_negative.AQ43]=&quot;&quot;;0;1);IF([$screen_negative.AR43]=&quot;&quot;;0;1);IF([$screen_negative.AS43]=&quot;&quot;;0;1);IF([$screen_negative.AT43]=&quot;&quot;;0;1);IF([$screen_negative.AU43]=&quot;&quot;;0;1);IF([$screen_negative.AV43]=&quot;&quot;;0;1)))" office:value-type="string" office:string-value="0" calcext:value-type="string">
            <text:p>0</text:p>
          </table:table-cell>
          <table:table-cell table:formula="of:=BIN2HEX(CONCATENATE(IF([$screen_negative.AW43]=&quot;&quot;;0;1);IF([$screen_negative.AX43]=&quot;&quot;;0;1);IF([$screen_negative.AY43]=&quot;&quot;;0;1);IF([$screen_negative.AZ43]=&quot;&quot;;0;1);IF([$screen_negative.BA43]=&quot;&quot;;0;1);IF([$screen_negative.BB43]=&quot;&quot;;0;1);IF([$screen_negative.BC43]=&quot;&quot;;0;1);IF([$screen_negative.BD43]=&quot;&quot;;0;1)))" office:value-type="string" office:string-value="4" calcext:value-type="string">
            <text:p>4</text:p>
          </table:table-cell>
          <table:table-cell table:formula="of:=BIN2HEX(CONCATENATE(IF([$screen_negative.BE43]=&quot;&quot;;0;1);IF([$screen_negative.BF43]=&quot;&quot;;0;1);IF([$screen_negative.BG43]=&quot;&quot;;0;1);IF([$screen_negative.BH43]=&quot;&quot;;0;1);IF([$screen_negative.BI43]=&quot;&quot;;0;1);IF([$screen_negative.BJ43]=&quot;&quot;;0;1);IF([$screen_negative.BK43]=&quot;&quot;;0;1);IF([$screen_negative.BL43]=&quot;&quot;;0;1)))" office:value-type="string" office:string-value="0" calcext:value-type="string">
            <text:p>0</text:p>
          </table:table-cell>
          <table:table-cell table:formula="of:=BIN2HEX(CONCATENATE(IF([$screen_negative.BM43]=&quot;&quot;;0;1);IF([$screen_negative.BN43]=&quot;&quot;;0;1);IF([$screen_negative.BO43]=&quot;&quot;;0;1);IF([$screen_negative.BP43]=&quot;&quot;;0;1);IF([$screen_negative.BQ43]=&quot;&quot;;0;1);IF([$screen_negative.BR43]=&quot;&quot;;0;1);IF([$screen_negative.BS43]=&quot;&quot;;0;1);IF([$screen_negative.BT43]=&quot;&quot;;0;1)))" office:value-type="string" office:string-value="0" calcext:value-type="string">
            <text:p>0</text:p>
          </table:table-cell>
          <table:table-cell table:formula="of:=BIN2HEX(CONCATENATE(IF([$screen_negative.BU43]=&quot;&quot;;0;1);IF([$screen_negative.BV43]=&quot;&quot;;0;1);IF([$screen_negative.BW43]=&quot;&quot;;0;1);IF([$screen_negative.BX43]=&quot;&quot;;0;1);IF([$screen_negative.BY43]=&quot;&quot;;0;1);IF([$screen_negative.BZ43]=&quot;&quot;;0;1);IF([$screen_negative.CA43]=&quot;&quot;;0;1);IF([$screen_negative.CB43]=&quot;&quot;;0;1)))" office:value-type="string" office:string-value="20" calcext:value-type="string">
            <text:p>20</text:p>
          </table:table-cell>
          <table:table-cell table:formula="of:=BIN2HEX(CONCATENATE(IF([$screen_negative.CC43]=&quot;&quot;;0;1);IF([$screen_negative.CD43]=&quot;&quot;;0;1);IF([$screen_negative.CE43]=&quot;&quot;;0;1);IF([$screen_negative.CF43]=&quot;&quot;;0;1);IF([$screen_negative.CG43]=&quot;&quot;;0;1);IF([$screen_negative.CH43]=&quot;&quot;;0;1);IF([$screen_negative.CI43]=&quot;&quot;;0;1);IF([$screen_negative.CJ43]=&quot;&quot;;0;1)))" office:value-type="string" office:string-value="0" calcext:value-type="string">
            <text:p>0</text:p>
          </table:table-cell>
          <table:table-cell table:formula="of:=BIN2HEX(CONCATENATE(IF([$screen_negative.CK43]=&quot;&quot;;0;1);IF([$screen_negative.CL43]=&quot;&quot;;0;1);IF([$screen_negative.CM43]=&quot;&quot;;0;1);IF([$screen_negative.CN43]=&quot;&quot;;0;1);IF([$screen_negative.CO43]=&quot;&quot;;0;1);IF([$screen_negative.CP43]=&quot;&quot;;0;1);IF([$screen_negative.CQ43]=&quot;&quot;;0;1);IF([$screen_negative.CR43]=&quot;&quot;;0;1)))" office:value-type="string" office:string-value="14" calcext:value-type="string">
            <text:p>14</text:p>
          </table:table-cell>
          <table:table-cell table:formula="of:=BIN2HEX(CONCATENATE(IF([$screen_negative.CS43]=&quot;&quot;;0;1);IF([$screen_negative.CT43]=&quot;&quot;;0;1);IF([$screen_negative.CU43]=&quot;&quot;;0;1);IF([$screen_negative.CV43]=&quot;&quot;;0;1);IF([$screen_negative.CW43]=&quot;&quot;;0;1);IF([$screen_negative.CX43]=&quot;&quot;;0;1);IF([$screen_negative.CY43]=&quot;&quot;;0;1);IF([$screen_negative.CZ43]=&quot;&quot;;0;1)))" office:value-type="string" office:string-value="0" calcext:value-type="string">
            <text:p>0</text:p>
          </table:table-cell>
          <table:table-cell table:formula="of:=BIN2HEX(CONCATENATE(IF([$screen_negative.DA43]=&quot;&quot;;0;1);IF([$screen_negative.DB43]=&quot;&quot;;0;1);IF([$screen_negative.DC43]=&quot;&quot;;0;1);IF([$screen_negative.DD43]=&quot;&quot;;0;1);IF([$screen_negative.DE43]=&quot;&quot;;0;1);IF([$screen_negative.DF43]=&quot;&quot;;0;1);IF([$screen_negative.DG43]=&quot;&quot;;0;1);IF([$screen_negative.DH43]=&quot;&quot;;0;1)))" office:value-type="string" office:string-value="0" calcext:value-type="string">
            <text:p>0</text:p>
          </table:table-cell>
          <table:table-cell table:formula="of:=BIN2HEX(CONCATENATE(IF([$screen_negative.DI43]=&quot;&quot;;0;1);IF([$screen_negative.DJ43]=&quot;&quot;;0;1);IF([$screen_negative.DK43]=&quot;&quot;;0;1);IF([$screen_negative.DL43]=&quot;&quot;;0;1);IF([$screen_negative.DM43]=&quot;&quot;;0;1);IF([$screen_negative.DN43]=&quot;&quot;;0;1);IF([$screen_negative.DO43]=&quot;&quot;;0;1);IF([$screen_negative.DP43]=&quot;&quot;;0;1)))" office:value-type="string" office:string-value="0" calcext:value-type="string">
            <text:p>0</text:p>
          </table:table-cell>
          <table:table-cell table:formula="of:=BIN2HEX(CONCATENATE(IF([$screen_negative.DQ43]=&quot;&quot;;0;1);IF([$screen_negative.DR43]=&quot;&quot;;0;1);IF([$screen_negative.DS43]=&quot;&quot;;0;1);IF([$screen_negative.DT43]=&quot;&quot;;0;1);IF([$screen_negative.DU43]=&quot;&quot;;0;1);IF([$screen_negative.DV43]=&quot;&quot;;0;1);IF([$screen_negative.DW43]=&quot;&quot;;0;1);IF([$screen_negative.DX43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44]=&quot;&quot;;0;1);IF([$screen_negative.B44]=&quot;&quot;;0;1);IF([$screen_negative.C44]=&quot;&quot;;0;1);IF([$screen_negative.D44]=&quot;&quot;;0;1);IF([$screen_negative.E44]=&quot;&quot;;0;1);IF([$screen_negative.F44]=&quot;&quot;;0;1);IF([$screen_negative.G44]=&quot;&quot;;0;1);IF([$screen_negative.H44]=&quot;&quot;;0;1)))" office:value-type="string" office:string-value="0" calcext:value-type="string">
            <text:p>0</text:p>
          </table:table-cell>
          <table:table-cell table:formula="of:=BIN2HEX(CONCATENATE(IF([$screen_negative.I44]=&quot;&quot;;0;1);IF([$screen_negative.J44]=&quot;&quot;;0;1);IF([$screen_negative.K44]=&quot;&quot;;0;1);IF([$screen_negative.L44]=&quot;&quot;;0;1);IF([$screen_negative.M44]=&quot;&quot;;0;1);IF([$screen_negative.N44]=&quot;&quot;;0;1);IF([$screen_negative.O44]=&quot;&quot;;0;1);IF([$screen_negative.P44]=&quot;&quot;;0;1)))" office:value-type="string" office:string-value="0" calcext:value-type="string">
            <text:p>0</text:p>
          </table:table-cell>
          <table:table-cell table:formula="of:=BIN2HEX(CONCATENATE(IF([$screen_negative.Q44]=&quot;&quot;;0;1);IF([$screen_negative.R44]=&quot;&quot;;0;1);IF([$screen_negative.S44]=&quot;&quot;;0;1);IF([$screen_negative.T44]=&quot;&quot;;0;1);IF([$screen_negative.U44]=&quot;&quot;;0;1);IF([$screen_negative.V44]=&quot;&quot;;0;1);IF([$screen_negative.W44]=&quot;&quot;;0;1);IF([$screen_negative.X44]=&quot;&quot;;0;1)))" office:value-type="string" office:string-value="0" calcext:value-type="string">
            <text:p>0</text:p>
          </table:table-cell>
          <table:table-cell table:formula="of:=BIN2HEX(CONCATENATE(IF([$screen_negative.Y44]=&quot;&quot;;0;1);IF([$screen_negative.Z44]=&quot;&quot;;0;1);IF([$screen_negative.AA44]=&quot;&quot;;0;1);IF([$screen_negative.AB44]=&quot;&quot;;0;1);IF([$screen_negative.AC44]=&quot;&quot;;0;1);IF([$screen_negative.AD44]=&quot;&quot;;0;1);IF([$screen_negative.AE44]=&quot;&quot;;0;1);IF([$screen_negative.AF44]=&quot;&quot;;0;1)))" office:value-type="string" office:string-value="0" calcext:value-type="string">
            <text:p>0</text:p>
          </table:table-cell>
          <table:table-cell table:formula="of:=BIN2HEX(CONCATENATE(IF([$screen_negative.AG44]=&quot;&quot;;0;1);IF([$screen_negative.AH44]=&quot;&quot;;0;1);IF([$screen_negative.AI44]=&quot;&quot;;0;1);IF([$screen_negative.AJ44]=&quot;&quot;;0;1);IF([$screen_negative.AK44]=&quot;&quot;;0;1);IF([$screen_negative.AL44]=&quot;&quot;;0;1);IF([$screen_negative.AM44]=&quot;&quot;;0;1);IF([$screen_negative.AN44]=&quot;&quot;;0;1)))" office:value-type="string" office:string-value="28" calcext:value-type="string">
            <text:p>28</text:p>
          </table:table-cell>
          <table:table-cell table:formula="of:=BIN2HEX(CONCATENATE(IF([$screen_negative.AO44]=&quot;&quot;;0;1);IF([$screen_negative.AP44]=&quot;&quot;;0;1);IF([$screen_negative.AQ44]=&quot;&quot;;0;1);IF([$screen_negative.AR44]=&quot;&quot;;0;1);IF([$screen_negative.AS44]=&quot;&quot;;0;1);IF([$screen_negative.AT44]=&quot;&quot;;0;1);IF([$screen_negative.AU44]=&quot;&quot;;0;1);IF([$screen_negative.AV44]=&quot;&quot;;0;1)))" office:value-type="string" office:string-value="0" calcext:value-type="string">
            <text:p>0</text:p>
          </table:table-cell>
          <table:table-cell table:formula="of:=BIN2HEX(CONCATENATE(IF([$screen_negative.AW44]=&quot;&quot;;0;1);IF([$screen_negative.AX44]=&quot;&quot;;0;1);IF([$screen_negative.AY44]=&quot;&quot;;0;1);IF([$screen_negative.AZ44]=&quot;&quot;;0;1);IF([$screen_negative.BA44]=&quot;&quot;;0;1);IF([$screen_negative.BB44]=&quot;&quot;;0;1);IF([$screen_negative.BC44]=&quot;&quot;;0;1);IF([$screen_negative.BD44]=&quot;&quot;;0;1)))" office:value-type="string" office:string-value="8" calcext:value-type="string">
            <text:p>8</text:p>
          </table:table-cell>
          <table:table-cell table:formula="of:=BIN2HEX(CONCATENATE(IF([$screen_negative.BE44]=&quot;&quot;;0;1);IF([$screen_negative.BF44]=&quot;&quot;;0;1);IF([$screen_negative.BG44]=&quot;&quot;;0;1);IF([$screen_negative.BH44]=&quot;&quot;;0;1);IF([$screen_negative.BI44]=&quot;&quot;;0;1);IF([$screen_negative.BJ44]=&quot;&quot;;0;1);IF([$screen_negative.BK44]=&quot;&quot;;0;1);IF([$screen_negative.BL44]=&quot;&quot;;0;1)))" office:value-type="string" office:string-value="1" calcext:value-type="string">
            <text:p>1</text:p>
          </table:table-cell>
          <table:table-cell table:formula="of:=BIN2HEX(CONCATENATE(IF([$screen_negative.BM44]=&quot;&quot;;0;1);IF([$screen_negative.BN44]=&quot;&quot;;0;1);IF([$screen_negative.BO44]=&quot;&quot;;0;1);IF([$screen_negative.BP44]=&quot;&quot;;0;1);IF([$screen_negative.BQ44]=&quot;&quot;;0;1);IF([$screen_negative.BR44]=&quot;&quot;;0;1);IF([$screen_negative.BS44]=&quot;&quot;;0;1);IF([$screen_negative.BT44]=&quot;&quot;;0;1)))" office:value-type="string" office:string-value="80" calcext:value-type="string">
            <text:p>80</text:p>
          </table:table-cell>
          <table:table-cell table:formula="of:=BIN2HEX(CONCATENATE(IF([$screen_negative.BU44]=&quot;&quot;;0;1);IF([$screen_negative.BV44]=&quot;&quot;;0;1);IF([$screen_negative.BW44]=&quot;&quot;;0;1);IF([$screen_negative.BX44]=&quot;&quot;;0;1);IF([$screen_negative.BY44]=&quot;&quot;;0;1);IF([$screen_negative.BZ44]=&quot;&quot;;0;1);IF([$screen_negative.CA44]=&quot;&quot;;0;1);IF([$screen_negative.CB44]=&quot;&quot;;0;1)))" office:value-type="string" office:string-value="10" calcext:value-type="string">
            <text:p>10</text:p>
          </table:table-cell>
          <table:table-cell table:formula="of:=BIN2HEX(CONCATENATE(IF([$screen_negative.CC44]=&quot;&quot;;0;1);IF([$screen_negative.CD44]=&quot;&quot;;0;1);IF([$screen_negative.CE44]=&quot;&quot;;0;1);IF([$screen_negative.CF44]=&quot;&quot;;0;1);IF([$screen_negative.CG44]=&quot;&quot;;0;1);IF([$screen_negative.CH44]=&quot;&quot;;0;1);IF([$screen_negative.CI44]=&quot;&quot;;0;1);IF([$screen_negative.CJ44]=&quot;&quot;;0;1)))" office:value-type="string" office:string-value="0" calcext:value-type="string">
            <text:p>0</text:p>
          </table:table-cell>
          <table:table-cell table:formula="of:=BIN2HEX(CONCATENATE(IF([$screen_negative.CK44]=&quot;&quot;;0;1);IF([$screen_negative.CL44]=&quot;&quot;;0;1);IF([$screen_negative.CM44]=&quot;&quot;;0;1);IF([$screen_negative.CN44]=&quot;&quot;;0;1);IF([$screen_negative.CO44]=&quot;&quot;;0;1);IF([$screen_negative.CP44]=&quot;&quot;;0;1);IF([$screen_negative.CQ44]=&quot;&quot;;0;1);IF([$screen_negative.CR44]=&quot;&quot;;0;1)))" office:value-type="string" office:string-value="14" calcext:value-type="string">
            <text:p>14</text:p>
          </table:table-cell>
          <table:table-cell table:formula="of:=BIN2HEX(CONCATENATE(IF([$screen_negative.CS44]=&quot;&quot;;0;1);IF([$screen_negative.CT44]=&quot;&quot;;0;1);IF([$screen_negative.CU44]=&quot;&quot;;0;1);IF([$screen_negative.CV44]=&quot;&quot;;0;1);IF([$screen_negative.CW44]=&quot;&quot;;0;1);IF([$screen_negative.CX44]=&quot;&quot;;0;1);IF([$screen_negative.CY44]=&quot;&quot;;0;1);IF([$screen_negative.CZ44]=&quot;&quot;;0;1)))" office:value-type="string" office:string-value="0" calcext:value-type="string">
            <text:p>0</text:p>
          </table:table-cell>
          <table:table-cell table:formula="of:=BIN2HEX(CONCATENATE(IF([$screen_negative.DA44]=&quot;&quot;;0;1);IF([$screen_negative.DB44]=&quot;&quot;;0;1);IF([$screen_negative.DC44]=&quot;&quot;;0;1);IF([$screen_negative.DD44]=&quot;&quot;;0;1);IF([$screen_negative.DE44]=&quot;&quot;;0;1);IF([$screen_negative.DF44]=&quot;&quot;;0;1);IF([$screen_negative.DG44]=&quot;&quot;;0;1);IF([$screen_negative.DH44]=&quot;&quot;;0;1)))" office:value-type="string" office:string-value="0" calcext:value-type="string">
            <text:p>0</text:p>
          </table:table-cell>
          <table:table-cell table:formula="of:=BIN2HEX(CONCATENATE(IF([$screen_negative.DI44]=&quot;&quot;;0;1);IF([$screen_negative.DJ44]=&quot;&quot;;0;1);IF([$screen_negative.DK44]=&quot;&quot;;0;1);IF([$screen_negative.DL44]=&quot;&quot;;0;1);IF([$screen_negative.DM44]=&quot;&quot;;0;1);IF([$screen_negative.DN44]=&quot;&quot;;0;1);IF([$screen_negative.DO44]=&quot;&quot;;0;1);IF([$screen_negative.DP44]=&quot;&quot;;0;1)))" office:value-type="string" office:string-value="0" calcext:value-type="string">
            <text:p>0</text:p>
          </table:table-cell>
          <table:table-cell table:formula="of:=BIN2HEX(CONCATENATE(IF([$screen_negative.DQ44]=&quot;&quot;;0;1);IF([$screen_negative.DR44]=&quot;&quot;;0;1);IF([$screen_negative.DS44]=&quot;&quot;;0;1);IF([$screen_negative.DT44]=&quot;&quot;;0;1);IF([$screen_negative.DU44]=&quot;&quot;;0;1);IF([$screen_negative.DV44]=&quot;&quot;;0;1);IF([$screen_negative.DW44]=&quot;&quot;;0;1);IF([$screen_negative.DX44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45]=&quot;&quot;;0;1);IF([$screen_negative.B45]=&quot;&quot;;0;1);IF([$screen_negative.C45]=&quot;&quot;;0;1);IF([$screen_negative.D45]=&quot;&quot;;0;1);IF([$screen_negative.E45]=&quot;&quot;;0;1);IF([$screen_negative.F45]=&quot;&quot;;0;1);IF([$screen_negative.G45]=&quot;&quot;;0;1);IF([$screen_negative.H45]=&quot;&quot;;0;1)))" office:value-type="string" office:string-value="0" calcext:value-type="string">
            <text:p>0</text:p>
          </table:table-cell>
          <table:table-cell table:formula="of:=BIN2HEX(CONCATENATE(IF([$screen_negative.I45]=&quot;&quot;;0;1);IF([$screen_negative.J45]=&quot;&quot;;0;1);IF([$screen_negative.K45]=&quot;&quot;;0;1);IF([$screen_negative.L45]=&quot;&quot;;0;1);IF([$screen_negative.M45]=&quot;&quot;;0;1);IF([$screen_negative.N45]=&quot;&quot;;0;1);IF([$screen_negative.O45]=&quot;&quot;;0;1);IF([$screen_negative.P45]=&quot;&quot;;0;1)))" office:value-type="string" office:string-value="0" calcext:value-type="string">
            <text:p>0</text:p>
          </table:table-cell>
          <table:table-cell table:formula="of:=BIN2HEX(CONCATENATE(IF([$screen_negative.Q45]=&quot;&quot;;0;1);IF([$screen_negative.R45]=&quot;&quot;;0;1);IF([$screen_negative.S45]=&quot;&quot;;0;1);IF([$screen_negative.T45]=&quot;&quot;;0;1);IF([$screen_negative.U45]=&quot;&quot;;0;1);IF([$screen_negative.V45]=&quot;&quot;;0;1);IF([$screen_negative.W45]=&quot;&quot;;0;1);IF([$screen_negative.X45]=&quot;&quot;;0;1)))" office:value-type="string" office:string-value="0" calcext:value-type="string">
            <text:p>0</text:p>
          </table:table-cell>
          <table:table-cell table:formula="of:=BIN2HEX(CONCATENATE(IF([$screen_negative.Y45]=&quot;&quot;;0;1);IF([$screen_negative.Z45]=&quot;&quot;;0;1);IF([$screen_negative.AA45]=&quot;&quot;;0;1);IF([$screen_negative.AB45]=&quot;&quot;;0;1);IF([$screen_negative.AC45]=&quot;&quot;;0;1);IF([$screen_negative.AD45]=&quot;&quot;;0;1);IF([$screen_negative.AE45]=&quot;&quot;;0;1);IF([$screen_negative.AF45]=&quot;&quot;;0;1)))" office:value-type="string" office:string-value="0" calcext:value-type="string">
            <text:p>0</text:p>
          </table:table-cell>
          <table:table-cell table:formula="of:=BIN2HEX(CONCATENATE(IF([$screen_negative.AG45]=&quot;&quot;;0;1);IF([$screen_negative.AH45]=&quot;&quot;;0;1);IF([$screen_negative.AI45]=&quot;&quot;;0;1);IF([$screen_negative.AJ45]=&quot;&quot;;0;1);IF([$screen_negative.AK45]=&quot;&quot;;0;1);IF([$screen_negative.AL45]=&quot;&quot;;0;1);IF([$screen_negative.AM45]=&quot;&quot;;0;1);IF([$screen_negative.AN45]=&quot;&quot;;0;1)))" office:value-type="string" office:string-value="14" calcext:value-type="string">
            <text:p>14</text:p>
          </table:table-cell>
          <table:table-cell table:formula="of:=BIN2HEX(CONCATENATE(IF([$screen_negative.AO45]=&quot;&quot;;0;1);IF([$screen_negative.AP45]=&quot;&quot;;0;1);IF([$screen_negative.AQ45]=&quot;&quot;;0;1);IF([$screen_negative.AR45]=&quot;&quot;;0;1);IF([$screen_negative.AS45]=&quot;&quot;;0;1);IF([$screen_negative.AT45]=&quot;&quot;;0;1);IF([$screen_negative.AU45]=&quot;&quot;;0;1);IF([$screen_negative.AV45]=&quot;&quot;;0;1)))" office:value-type="string" office:string-value="0" calcext:value-type="string">
            <text:p>0</text:p>
          </table:table-cell>
          <table:table-cell table:formula="of:=BIN2HEX(CONCATENATE(IF([$screen_negative.AW45]=&quot;&quot;;0;1);IF([$screen_negative.AX45]=&quot;&quot;;0;1);IF([$screen_negative.AY45]=&quot;&quot;;0;1);IF([$screen_negative.AZ45]=&quot;&quot;;0;1);IF([$screen_negative.BA45]=&quot;&quot;;0;1);IF([$screen_negative.BB45]=&quot;&quot;;0;1);IF([$screen_negative.BC45]=&quot;&quot;;0;1);IF([$screen_negative.BD45]=&quot;&quot;;0;1)))" office:value-type="string" office:string-value="10" calcext:value-type="string">
            <text:p>10</text:p>
          </table:table-cell>
          <table:table-cell table:formula="of:=BIN2HEX(CONCATENATE(IF([$screen_negative.BE45]=&quot;&quot;;0;1);IF([$screen_negative.BF45]=&quot;&quot;;0;1);IF([$screen_negative.BG45]=&quot;&quot;;0;1);IF([$screen_negative.BH45]=&quot;&quot;;0;1);IF([$screen_negative.BI45]=&quot;&quot;;0;1);IF([$screen_negative.BJ45]=&quot;&quot;;0;1);IF([$screen_negative.BK45]=&quot;&quot;;0;1);IF([$screen_negative.BL45]=&quot;&quot;;0;1)))" office:value-type="string" office:string-value="1" calcext:value-type="string">
            <text:p>1</text:p>
          </table:table-cell>
          <table:table-cell table:formula="of:=BIN2HEX(CONCATENATE(IF([$screen_negative.BM45]=&quot;&quot;;0;1);IF([$screen_negative.BN45]=&quot;&quot;;0;1);IF([$screen_negative.BO45]=&quot;&quot;;0;1);IF([$screen_negative.BP45]=&quot;&quot;;0;1);IF([$screen_negative.BQ45]=&quot;&quot;;0;1);IF([$screen_negative.BR45]=&quot;&quot;;0;1);IF([$screen_negative.BS45]=&quot;&quot;;0;1);IF([$screen_negative.BT45]=&quot;&quot;;0;1)))" office:value-type="string" office:string-value="80" calcext:value-type="string">
            <text:p>80</text:p>
          </table:table-cell>
          <table:table-cell table:formula="of:=BIN2HEX(CONCATENATE(IF([$screen_negative.BU45]=&quot;&quot;;0;1);IF([$screen_negative.BV45]=&quot;&quot;;0;1);IF([$screen_negative.BW45]=&quot;&quot;;0;1);IF([$screen_negative.BX45]=&quot;&quot;;0;1);IF([$screen_negative.BY45]=&quot;&quot;;0;1);IF([$screen_negative.BZ45]=&quot;&quot;;0;1);IF([$screen_negative.CA45]=&quot;&quot;;0;1);IF([$screen_negative.CB45]=&quot;&quot;;0;1)))" office:value-type="string" office:string-value="8" calcext:value-type="string">
            <text:p>8</text:p>
          </table:table-cell>
          <table:table-cell table:formula="of:=BIN2HEX(CONCATENATE(IF([$screen_negative.CC45]=&quot;&quot;;0;1);IF([$screen_negative.CD45]=&quot;&quot;;0;1);IF([$screen_negative.CE45]=&quot;&quot;;0;1);IF([$screen_negative.CF45]=&quot;&quot;;0;1);IF([$screen_negative.CG45]=&quot;&quot;;0;1);IF([$screen_negative.CH45]=&quot;&quot;;0;1);IF([$screen_negative.CI45]=&quot;&quot;;0;1);IF([$screen_negative.CJ45]=&quot;&quot;;0;1)))" office:value-type="string" office:string-value="0" calcext:value-type="string">
            <text:p>0</text:p>
          </table:table-cell>
          <table:table-cell table:formula="of:=BIN2HEX(CONCATENATE(IF([$screen_negative.CK45]=&quot;&quot;;0;1);IF([$screen_negative.CL45]=&quot;&quot;;0;1);IF([$screen_negative.CM45]=&quot;&quot;;0;1);IF([$screen_negative.CN45]=&quot;&quot;;0;1);IF([$screen_negative.CO45]=&quot;&quot;;0;1);IF([$screen_negative.CP45]=&quot;&quot;;0;1);IF([$screen_negative.CQ45]=&quot;&quot;;0;1);IF([$screen_negative.CR45]=&quot;&quot;;0;1)))" office:value-type="string" office:string-value="28" calcext:value-type="string">
            <text:p>28</text:p>
          </table:table-cell>
          <table:table-cell table:formula="of:=BIN2HEX(CONCATENATE(IF([$screen_negative.CS45]=&quot;&quot;;0;1);IF([$screen_negative.CT45]=&quot;&quot;;0;1);IF([$screen_negative.CU45]=&quot;&quot;;0;1);IF([$screen_negative.CV45]=&quot;&quot;;0;1);IF([$screen_negative.CW45]=&quot;&quot;;0;1);IF([$screen_negative.CX45]=&quot;&quot;;0;1);IF([$screen_negative.CY45]=&quot;&quot;;0;1);IF([$screen_negative.CZ45]=&quot;&quot;;0;1)))" office:value-type="string" office:string-value="0" calcext:value-type="string">
            <text:p>0</text:p>
          </table:table-cell>
          <table:table-cell table:formula="of:=BIN2HEX(CONCATENATE(IF([$screen_negative.DA45]=&quot;&quot;;0;1);IF([$screen_negative.DB45]=&quot;&quot;;0;1);IF([$screen_negative.DC45]=&quot;&quot;;0;1);IF([$screen_negative.DD45]=&quot;&quot;;0;1);IF([$screen_negative.DE45]=&quot;&quot;;0;1);IF([$screen_negative.DF45]=&quot;&quot;;0;1);IF([$screen_negative.DG45]=&quot;&quot;;0;1);IF([$screen_negative.DH45]=&quot;&quot;;0;1)))" office:value-type="string" office:string-value="0" calcext:value-type="string">
            <text:p>0</text:p>
          </table:table-cell>
          <table:table-cell table:formula="of:=BIN2HEX(CONCATENATE(IF([$screen_negative.DI45]=&quot;&quot;;0;1);IF([$screen_negative.DJ45]=&quot;&quot;;0;1);IF([$screen_negative.DK45]=&quot;&quot;;0;1);IF([$screen_negative.DL45]=&quot;&quot;;0;1);IF([$screen_negative.DM45]=&quot;&quot;;0;1);IF([$screen_negative.DN45]=&quot;&quot;;0;1);IF([$screen_negative.DO45]=&quot;&quot;;0;1);IF([$screen_negative.DP45]=&quot;&quot;;0;1)))" office:value-type="string" office:string-value="0" calcext:value-type="string">
            <text:p>0</text:p>
          </table:table-cell>
          <table:table-cell table:formula="of:=BIN2HEX(CONCATENATE(IF([$screen_negative.DQ45]=&quot;&quot;;0;1);IF([$screen_negative.DR45]=&quot;&quot;;0;1);IF([$screen_negative.DS45]=&quot;&quot;;0;1);IF([$screen_negative.DT45]=&quot;&quot;;0;1);IF([$screen_negative.DU45]=&quot;&quot;;0;1);IF([$screen_negative.DV45]=&quot;&quot;;0;1);IF([$screen_negative.DW45]=&quot;&quot;;0;1);IF([$screen_negative.DX45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46]=&quot;&quot;;0;1);IF([$screen_negative.B46]=&quot;&quot;;0;1);IF([$screen_negative.C46]=&quot;&quot;;0;1);IF([$screen_negative.D46]=&quot;&quot;;0;1);IF([$screen_negative.E46]=&quot;&quot;;0;1);IF([$screen_negative.F46]=&quot;&quot;;0;1);IF([$screen_negative.G46]=&quot;&quot;;0;1);IF([$screen_negative.H46]=&quot;&quot;;0;1)))" office:value-type="string" office:string-value="0" calcext:value-type="string">
            <text:p>0</text:p>
          </table:table-cell>
          <table:table-cell table:formula="of:=BIN2HEX(CONCATENATE(IF([$screen_negative.I46]=&quot;&quot;;0;1);IF([$screen_negative.J46]=&quot;&quot;;0;1);IF([$screen_negative.K46]=&quot;&quot;;0;1);IF([$screen_negative.L46]=&quot;&quot;;0;1);IF([$screen_negative.M46]=&quot;&quot;;0;1);IF([$screen_negative.N46]=&quot;&quot;;0;1);IF([$screen_negative.O46]=&quot;&quot;;0;1);IF([$screen_negative.P46]=&quot;&quot;;0;1)))" office:value-type="string" office:string-value="0" calcext:value-type="string">
            <text:p>0</text:p>
          </table:table-cell>
          <table:table-cell table:formula="of:=BIN2HEX(CONCATENATE(IF([$screen_negative.Q46]=&quot;&quot;;0;1);IF([$screen_negative.R46]=&quot;&quot;;0;1);IF([$screen_negative.S46]=&quot;&quot;;0;1);IF([$screen_negative.T46]=&quot;&quot;;0;1);IF([$screen_negative.U46]=&quot;&quot;;0;1);IF([$screen_negative.V46]=&quot;&quot;;0;1);IF([$screen_negative.W46]=&quot;&quot;;0;1);IF([$screen_negative.X46]=&quot;&quot;;0;1)))" office:value-type="string" office:string-value="0" calcext:value-type="string">
            <text:p>0</text:p>
          </table:table-cell>
          <table:table-cell table:formula="of:=BIN2HEX(CONCATENATE(IF([$screen_negative.Y46]=&quot;&quot;;0;1);IF([$screen_negative.Z46]=&quot;&quot;;0;1);IF([$screen_negative.AA46]=&quot;&quot;;0;1);IF([$screen_negative.AB46]=&quot;&quot;;0;1);IF([$screen_negative.AC46]=&quot;&quot;;0;1);IF([$screen_negative.AD46]=&quot;&quot;;0;1);IF([$screen_negative.AE46]=&quot;&quot;;0;1);IF([$screen_negative.AF46]=&quot;&quot;;0;1)))" office:value-type="string" office:string-value="0" calcext:value-type="string">
            <text:p>0</text:p>
          </table:table-cell>
          <table:table-cell table:formula="of:=BIN2HEX(CONCATENATE(IF([$screen_negative.AG46]=&quot;&quot;;0;1);IF([$screen_negative.AH46]=&quot;&quot;;0;1);IF([$screen_negative.AI46]=&quot;&quot;;0;1);IF([$screen_negative.AJ46]=&quot;&quot;;0;1);IF([$screen_negative.AK46]=&quot;&quot;;0;1);IF([$screen_negative.AL46]=&quot;&quot;;0;1);IF([$screen_negative.AM46]=&quot;&quot;;0;1);IF([$screen_negative.AN46]=&quot;&quot;;0;1)))" office:value-type="string" office:string-value="14" calcext:value-type="string">
            <text:p>14</text:p>
          </table:table-cell>
          <table:table-cell table:formula="of:=BIN2HEX(CONCATENATE(IF([$screen_negative.AO46]=&quot;&quot;;0;1);IF([$screen_negative.AP46]=&quot;&quot;;0;1);IF([$screen_negative.AQ46]=&quot;&quot;;0;1);IF([$screen_negative.AR46]=&quot;&quot;;0;1);IF([$screen_negative.AS46]=&quot;&quot;;0;1);IF([$screen_negative.AT46]=&quot;&quot;;0;1);IF([$screen_negative.AU46]=&quot;&quot;;0;1);IF([$screen_negative.AV46]=&quot;&quot;;0;1)))" office:value-type="string" office:string-value="0" calcext:value-type="string">
            <text:p>0</text:p>
          </table:table-cell>
          <table:table-cell table:formula="of:=BIN2HEX(CONCATENATE(IF([$screen_negative.AW46]=&quot;&quot;;0;1);IF([$screen_negative.AX46]=&quot;&quot;;0;1);IF([$screen_negative.AY46]=&quot;&quot;;0;1);IF([$screen_negative.AZ46]=&quot;&quot;;0;1);IF([$screen_negative.BA46]=&quot;&quot;;0;1);IF([$screen_negative.BB46]=&quot;&quot;;0;1);IF([$screen_negative.BC46]=&quot;&quot;;0;1);IF([$screen_negative.BD46]=&quot;&quot;;0;1)))" office:value-type="string" office:string-value="20" calcext:value-type="string">
            <text:p>20</text:p>
          </table:table-cell>
          <table:table-cell table:formula="of:=BIN2HEX(CONCATENATE(IF([$screen_negative.BE46]=&quot;&quot;;0;1);IF([$screen_negative.BF46]=&quot;&quot;;0;1);IF([$screen_negative.BG46]=&quot;&quot;;0;1);IF([$screen_negative.BH46]=&quot;&quot;;0;1);IF([$screen_negative.BI46]=&quot;&quot;;0;1);IF([$screen_negative.BJ46]=&quot;&quot;;0;1);IF([$screen_negative.BK46]=&quot;&quot;;0;1);IF([$screen_negative.BL46]=&quot;&quot;;0;1)))" office:value-type="string" office:string-value="0" calcext:value-type="string">
            <text:p>0</text:p>
          </table:table-cell>
          <table:table-cell table:formula="of:=BIN2HEX(CONCATENATE(IF([$screen_negative.BM46]=&quot;&quot;;0;1);IF([$screen_negative.BN46]=&quot;&quot;;0;1);IF([$screen_negative.BO46]=&quot;&quot;;0;1);IF([$screen_negative.BP46]=&quot;&quot;;0;1);IF([$screen_negative.BQ46]=&quot;&quot;;0;1);IF([$screen_negative.BR46]=&quot;&quot;;0;1);IF([$screen_negative.BS46]=&quot;&quot;;0;1);IF([$screen_negative.BT46]=&quot;&quot;;0;1)))" office:value-type="string" office:string-value="0" calcext:value-type="string">
            <text:p>0</text:p>
          </table:table-cell>
          <table:table-cell table:formula="of:=BIN2HEX(CONCATENATE(IF([$screen_negative.BU46]=&quot;&quot;;0;1);IF([$screen_negative.BV46]=&quot;&quot;;0;1);IF([$screen_negative.BW46]=&quot;&quot;;0;1);IF([$screen_negative.BX46]=&quot;&quot;;0;1);IF([$screen_negative.BY46]=&quot;&quot;;0;1);IF([$screen_negative.BZ46]=&quot;&quot;;0;1);IF([$screen_negative.CA46]=&quot;&quot;;0;1);IF([$screen_negative.CB46]=&quot;&quot;;0;1)))" office:value-type="string" office:string-value="4" calcext:value-type="string">
            <text:p>4</text:p>
          </table:table-cell>
          <table:table-cell table:formula="of:=BIN2HEX(CONCATENATE(IF([$screen_negative.CC46]=&quot;&quot;;0;1);IF([$screen_negative.CD46]=&quot;&quot;;0;1);IF([$screen_negative.CE46]=&quot;&quot;;0;1);IF([$screen_negative.CF46]=&quot;&quot;;0;1);IF([$screen_negative.CG46]=&quot;&quot;;0;1);IF([$screen_negative.CH46]=&quot;&quot;;0;1);IF([$screen_negative.CI46]=&quot;&quot;;0;1);IF([$screen_negative.CJ46]=&quot;&quot;;0;1)))" office:value-type="string" office:string-value="0" calcext:value-type="string">
            <text:p>0</text:p>
          </table:table-cell>
          <table:table-cell table:formula="of:=BIN2HEX(CONCATENATE(IF([$screen_negative.CK46]=&quot;&quot;;0;1);IF([$screen_negative.CL46]=&quot;&quot;;0;1);IF([$screen_negative.CM46]=&quot;&quot;;0;1);IF([$screen_negative.CN46]=&quot;&quot;;0;1);IF([$screen_negative.CO46]=&quot;&quot;;0;1);IF([$screen_negative.CP46]=&quot;&quot;;0;1);IF([$screen_negative.CQ46]=&quot;&quot;;0;1);IF([$screen_negative.CR46]=&quot;&quot;;0;1)))" office:value-type="string" office:string-value="28" calcext:value-type="string">
            <text:p>28</text:p>
          </table:table-cell>
          <table:table-cell table:formula="of:=BIN2HEX(CONCATENATE(IF([$screen_negative.CS46]=&quot;&quot;;0;1);IF([$screen_negative.CT46]=&quot;&quot;;0;1);IF([$screen_negative.CU46]=&quot;&quot;;0;1);IF([$screen_negative.CV46]=&quot;&quot;;0;1);IF([$screen_negative.CW46]=&quot;&quot;;0;1);IF([$screen_negative.CX46]=&quot;&quot;;0;1);IF([$screen_negative.CY46]=&quot;&quot;;0;1);IF([$screen_negative.CZ46]=&quot;&quot;;0;1)))" office:value-type="string" office:string-value="0" calcext:value-type="string">
            <text:p>0</text:p>
          </table:table-cell>
          <table:table-cell table:formula="of:=BIN2HEX(CONCATENATE(IF([$screen_negative.DA46]=&quot;&quot;;0;1);IF([$screen_negative.DB46]=&quot;&quot;;0;1);IF([$screen_negative.DC46]=&quot;&quot;;0;1);IF([$screen_negative.DD46]=&quot;&quot;;0;1);IF([$screen_negative.DE46]=&quot;&quot;;0;1);IF([$screen_negative.DF46]=&quot;&quot;;0;1);IF([$screen_negative.DG46]=&quot;&quot;;0;1);IF([$screen_negative.DH46]=&quot;&quot;;0;1)))" office:value-type="string" office:string-value="0" calcext:value-type="string">
            <text:p>0</text:p>
          </table:table-cell>
          <table:table-cell table:formula="of:=BIN2HEX(CONCATENATE(IF([$screen_negative.DI46]=&quot;&quot;;0;1);IF([$screen_negative.DJ46]=&quot;&quot;;0;1);IF([$screen_negative.DK46]=&quot;&quot;;0;1);IF([$screen_negative.DL46]=&quot;&quot;;0;1);IF([$screen_negative.DM46]=&quot;&quot;;0;1);IF([$screen_negative.DN46]=&quot;&quot;;0;1);IF([$screen_negative.DO46]=&quot;&quot;;0;1);IF([$screen_negative.DP46]=&quot;&quot;;0;1)))" office:value-type="string" office:string-value="0" calcext:value-type="string">
            <text:p>0</text:p>
          </table:table-cell>
          <table:table-cell table:formula="of:=BIN2HEX(CONCATENATE(IF([$screen_negative.DQ46]=&quot;&quot;;0;1);IF([$screen_negative.DR46]=&quot;&quot;;0;1);IF([$screen_negative.DS46]=&quot;&quot;;0;1);IF([$screen_negative.DT46]=&quot;&quot;;0;1);IF([$screen_negative.DU46]=&quot;&quot;;0;1);IF([$screen_negative.DV46]=&quot;&quot;;0;1);IF([$screen_negative.DW46]=&quot;&quot;;0;1);IF([$screen_negative.DX46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47]=&quot;&quot;;0;1);IF([$screen_negative.B47]=&quot;&quot;;0;1);IF([$screen_negative.C47]=&quot;&quot;;0;1);IF([$screen_negative.D47]=&quot;&quot;;0;1);IF([$screen_negative.E47]=&quot;&quot;;0;1);IF([$screen_negative.F47]=&quot;&quot;;0;1);IF([$screen_negative.G47]=&quot;&quot;;0;1);IF([$screen_negative.H47]=&quot;&quot;;0;1)))" office:value-type="string" office:string-value="0" calcext:value-type="string">
            <text:p>0</text:p>
          </table:table-cell>
          <table:table-cell table:formula="of:=BIN2HEX(CONCATENATE(IF([$screen_negative.I47]=&quot;&quot;;0;1);IF([$screen_negative.J47]=&quot;&quot;;0;1);IF([$screen_negative.K47]=&quot;&quot;;0;1);IF([$screen_negative.L47]=&quot;&quot;;0;1);IF([$screen_negative.M47]=&quot;&quot;;0;1);IF([$screen_negative.N47]=&quot;&quot;;0;1);IF([$screen_negative.O47]=&quot;&quot;;0;1);IF([$screen_negative.P47]=&quot;&quot;;0;1)))" office:value-type="string" office:string-value="0" calcext:value-type="string">
            <text:p>0</text:p>
          </table:table-cell>
          <table:table-cell table:formula="of:=BIN2HEX(CONCATENATE(IF([$screen_negative.Q47]=&quot;&quot;;0;1);IF([$screen_negative.R47]=&quot;&quot;;0;1);IF([$screen_negative.S47]=&quot;&quot;;0;1);IF([$screen_negative.T47]=&quot;&quot;;0;1);IF([$screen_negative.U47]=&quot;&quot;;0;1);IF([$screen_negative.V47]=&quot;&quot;;0;1);IF([$screen_negative.W47]=&quot;&quot;;0;1);IF([$screen_negative.X47]=&quot;&quot;;0;1)))" office:value-type="string" office:string-value="0" calcext:value-type="string">
            <text:p>0</text:p>
          </table:table-cell>
          <table:table-cell table:formula="of:=BIN2HEX(CONCATENATE(IF([$screen_negative.Y47]=&quot;&quot;;0;1);IF([$screen_negative.Z47]=&quot;&quot;;0;1);IF([$screen_negative.AA47]=&quot;&quot;;0;1);IF([$screen_negative.AB47]=&quot;&quot;;0;1);IF([$screen_negative.AC47]=&quot;&quot;;0;1);IF([$screen_negative.AD47]=&quot;&quot;;0;1);IF([$screen_negative.AE47]=&quot;&quot;;0;1);IF([$screen_negative.AF47]=&quot;&quot;;0;1)))" office:value-type="string" office:string-value="0" calcext:value-type="string">
            <text:p>0</text:p>
          </table:table-cell>
          <table:table-cell table:formula="of:=BIN2HEX(CONCATENATE(IF([$screen_negative.AG47]=&quot;&quot;;0;1);IF([$screen_negative.AH47]=&quot;&quot;;0;1);IF([$screen_negative.AI47]=&quot;&quot;;0;1);IF([$screen_negative.AJ47]=&quot;&quot;;0;1);IF([$screen_negative.AK47]=&quot;&quot;;0;1);IF([$screen_negative.AL47]=&quot;&quot;;0;1);IF([$screen_negative.AM47]=&quot;&quot;;0;1);IF([$screen_negative.AN47]=&quot;&quot;;0;1)))" office:value-type="string" office:string-value="A" calcext:value-type="string">
            <text:p>A</text:p>
          </table:table-cell>
          <table:table-cell table:formula="of:=BIN2HEX(CONCATENATE(IF([$screen_negative.AO47]=&quot;&quot;;0;1);IF([$screen_negative.AP47]=&quot;&quot;;0;1);IF([$screen_negative.AQ47]=&quot;&quot;;0;1);IF([$screen_negative.AR47]=&quot;&quot;;0;1);IF([$screen_negative.AS47]=&quot;&quot;;0;1);IF([$screen_negative.AT47]=&quot;&quot;;0;1);IF([$screen_negative.AU47]=&quot;&quot;;0;1);IF([$screen_negative.AV47]=&quot;&quot;;0;1)))" office:value-type="string" office:string-value="0" calcext:value-type="string">
            <text:p>0</text:p>
          </table:table-cell>
          <table:table-cell table:formula="of:=BIN2HEX(CONCATENATE(IF([$screen_negative.AW47]=&quot;&quot;;0;1);IF([$screen_negative.AX47]=&quot;&quot;;0;1);IF([$screen_negative.AY47]=&quot;&quot;;0;1);IF([$screen_negative.AZ47]=&quot;&quot;;0;1);IF([$screen_negative.BA47]=&quot;&quot;;0;1);IF([$screen_negative.BB47]=&quot;&quot;;0;1);IF([$screen_negative.BC47]=&quot;&quot;;0;1);IF([$screen_negative.BD47]=&quot;&quot;;0;1)))" office:value-type="string" office:string-value="40" calcext:value-type="string">
            <text:p>40</text:p>
          </table:table-cell>
          <table:table-cell table:formula="of:=BIN2HEX(CONCATENATE(IF([$screen_negative.BE47]=&quot;&quot;;0;1);IF([$screen_negative.BF47]=&quot;&quot;;0;1);IF([$screen_negative.BG47]=&quot;&quot;;0;1);IF([$screen_negative.BH47]=&quot;&quot;;0;1);IF([$screen_negative.BI47]=&quot;&quot;;0;1);IF([$screen_negative.BJ47]=&quot;&quot;;0;1);IF([$screen_negative.BK47]=&quot;&quot;;0;1);IF([$screen_negative.BL47]=&quot;&quot;;0;1)))" office:value-type="string" office:string-value="0" calcext:value-type="string">
            <text:p>0</text:p>
          </table:table-cell>
          <table:table-cell table:formula="of:=BIN2HEX(CONCATENATE(IF([$screen_negative.BM47]=&quot;&quot;;0;1);IF([$screen_negative.BN47]=&quot;&quot;;0;1);IF([$screen_negative.BO47]=&quot;&quot;;0;1);IF([$screen_negative.BP47]=&quot;&quot;;0;1);IF([$screen_negative.BQ47]=&quot;&quot;;0;1);IF([$screen_negative.BR47]=&quot;&quot;;0;1);IF([$screen_negative.BS47]=&quot;&quot;;0;1);IF([$screen_negative.BT47]=&quot;&quot;;0;1)))" office:value-type="string" office:string-value="0" calcext:value-type="string">
            <text:p>0</text:p>
          </table:table-cell>
          <table:table-cell table:formula="of:=BIN2HEX(CONCATENATE(IF([$screen_negative.BU47]=&quot;&quot;;0;1);IF([$screen_negative.BV47]=&quot;&quot;;0;1);IF([$screen_negative.BW47]=&quot;&quot;;0;1);IF([$screen_negative.BX47]=&quot;&quot;;0;1);IF([$screen_negative.BY47]=&quot;&quot;;0;1);IF([$screen_negative.BZ47]=&quot;&quot;;0;1);IF([$screen_negative.CA47]=&quot;&quot;;0;1);IF([$screen_negative.CB47]=&quot;&quot;;0;1)))" office:value-type="string" office:string-value="2" calcext:value-type="string">
            <text:p>2</text:p>
          </table:table-cell>
          <table:table-cell table:formula="of:=BIN2HEX(CONCATENATE(IF([$screen_negative.CC47]=&quot;&quot;;0;1);IF([$screen_negative.CD47]=&quot;&quot;;0;1);IF([$screen_negative.CE47]=&quot;&quot;;0;1);IF([$screen_negative.CF47]=&quot;&quot;;0;1);IF([$screen_negative.CG47]=&quot;&quot;;0;1);IF([$screen_negative.CH47]=&quot;&quot;;0;1);IF([$screen_negative.CI47]=&quot;&quot;;0;1);IF([$screen_negative.CJ47]=&quot;&quot;;0;1)))" office:value-type="string" office:string-value="0" calcext:value-type="string">
            <text:p>0</text:p>
          </table:table-cell>
          <table:table-cell table:formula="of:=BIN2HEX(CONCATENATE(IF([$screen_negative.CK47]=&quot;&quot;;0;1);IF([$screen_negative.CL47]=&quot;&quot;;0;1);IF([$screen_negative.CM47]=&quot;&quot;;0;1);IF([$screen_negative.CN47]=&quot;&quot;;0;1);IF([$screen_negative.CO47]=&quot;&quot;;0;1);IF([$screen_negative.CP47]=&quot;&quot;;0;1);IF([$screen_negative.CQ47]=&quot;&quot;;0;1);IF([$screen_negative.CR47]=&quot;&quot;;0;1)))" office:value-type="string" office:string-value="50" calcext:value-type="string">
            <text:p>50</text:p>
          </table:table-cell>
          <table:table-cell table:formula="of:=BIN2HEX(CONCATENATE(IF([$screen_negative.CS47]=&quot;&quot;;0;1);IF([$screen_negative.CT47]=&quot;&quot;;0;1);IF([$screen_negative.CU47]=&quot;&quot;;0;1);IF([$screen_negative.CV47]=&quot;&quot;;0;1);IF([$screen_negative.CW47]=&quot;&quot;;0;1);IF([$screen_negative.CX47]=&quot;&quot;;0;1);IF([$screen_negative.CY47]=&quot;&quot;;0;1);IF([$screen_negative.CZ47]=&quot;&quot;;0;1)))" office:value-type="string" office:string-value="0" calcext:value-type="string">
            <text:p>0</text:p>
          </table:table-cell>
          <table:table-cell table:formula="of:=BIN2HEX(CONCATENATE(IF([$screen_negative.DA47]=&quot;&quot;;0;1);IF([$screen_negative.DB47]=&quot;&quot;;0;1);IF([$screen_negative.DC47]=&quot;&quot;;0;1);IF([$screen_negative.DD47]=&quot;&quot;;0;1);IF([$screen_negative.DE47]=&quot;&quot;;0;1);IF([$screen_negative.DF47]=&quot;&quot;;0;1);IF([$screen_negative.DG47]=&quot;&quot;;0;1);IF([$screen_negative.DH47]=&quot;&quot;;0;1)))" office:value-type="string" office:string-value="0" calcext:value-type="string">
            <text:p>0</text:p>
          </table:table-cell>
          <table:table-cell table:formula="of:=BIN2HEX(CONCATENATE(IF([$screen_negative.DI47]=&quot;&quot;;0;1);IF([$screen_negative.DJ47]=&quot;&quot;;0;1);IF([$screen_negative.DK47]=&quot;&quot;;0;1);IF([$screen_negative.DL47]=&quot;&quot;;0;1);IF([$screen_negative.DM47]=&quot;&quot;;0;1);IF([$screen_negative.DN47]=&quot;&quot;;0;1);IF([$screen_negative.DO47]=&quot;&quot;;0;1);IF([$screen_negative.DP47]=&quot;&quot;;0;1)))" office:value-type="string" office:string-value="0" calcext:value-type="string">
            <text:p>0</text:p>
          </table:table-cell>
          <table:table-cell table:formula="of:=BIN2HEX(CONCATENATE(IF([$screen_negative.DQ47]=&quot;&quot;;0;1);IF([$screen_negative.DR47]=&quot;&quot;;0;1);IF([$screen_negative.DS47]=&quot;&quot;;0;1);IF([$screen_negative.DT47]=&quot;&quot;;0;1);IF([$screen_negative.DU47]=&quot;&quot;;0;1);IF([$screen_negative.DV47]=&quot;&quot;;0;1);IF([$screen_negative.DW47]=&quot;&quot;;0;1);IF([$screen_negative.DX47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48]=&quot;&quot;;0;1);IF([$screen_negative.B48]=&quot;&quot;;0;1);IF([$screen_negative.C48]=&quot;&quot;;0;1);IF([$screen_negative.D48]=&quot;&quot;;0;1);IF([$screen_negative.E48]=&quot;&quot;;0;1);IF([$screen_negative.F48]=&quot;&quot;;0;1);IF([$screen_negative.G48]=&quot;&quot;;0;1);IF([$screen_negative.H48]=&quot;&quot;;0;1)))" office:value-type="string" office:string-value="0" calcext:value-type="string">
            <text:p>0</text:p>
          </table:table-cell>
          <table:table-cell table:formula="of:=BIN2HEX(CONCATENATE(IF([$screen_negative.I48]=&quot;&quot;;0;1);IF([$screen_negative.J48]=&quot;&quot;;0;1);IF([$screen_negative.K48]=&quot;&quot;;0;1);IF([$screen_negative.L48]=&quot;&quot;;0;1);IF([$screen_negative.M48]=&quot;&quot;;0;1);IF([$screen_negative.N48]=&quot;&quot;;0;1);IF([$screen_negative.O48]=&quot;&quot;;0;1);IF([$screen_negative.P48]=&quot;&quot;;0;1)))" office:value-type="string" office:string-value="0" calcext:value-type="string">
            <text:p>0</text:p>
          </table:table-cell>
          <table:table-cell table:formula="of:=BIN2HEX(CONCATENATE(IF([$screen_negative.Q48]=&quot;&quot;;0;1);IF([$screen_negative.R48]=&quot;&quot;;0;1);IF([$screen_negative.S48]=&quot;&quot;;0;1);IF([$screen_negative.T48]=&quot;&quot;;0;1);IF([$screen_negative.U48]=&quot;&quot;;0;1);IF([$screen_negative.V48]=&quot;&quot;;0;1);IF([$screen_negative.W48]=&quot;&quot;;0;1);IF([$screen_negative.X48]=&quot;&quot;;0;1)))" office:value-type="string" office:string-value="0" calcext:value-type="string">
            <text:p>0</text:p>
          </table:table-cell>
          <table:table-cell table:formula="of:=BIN2HEX(CONCATENATE(IF([$screen_negative.Y48]=&quot;&quot;;0;1);IF([$screen_negative.Z48]=&quot;&quot;;0;1);IF([$screen_negative.AA48]=&quot;&quot;;0;1);IF([$screen_negative.AB48]=&quot;&quot;;0;1);IF([$screen_negative.AC48]=&quot;&quot;;0;1);IF([$screen_negative.AD48]=&quot;&quot;;0;1);IF([$screen_negative.AE48]=&quot;&quot;;0;1);IF([$screen_negative.AF48]=&quot;&quot;;0;1)))" office:value-type="string" office:string-value="0" calcext:value-type="string">
            <text:p>0</text:p>
          </table:table-cell>
          <table:table-cell table:formula="of:=BIN2HEX(CONCATENATE(IF([$screen_negative.AG48]=&quot;&quot;;0;1);IF([$screen_negative.AH48]=&quot;&quot;;0;1);IF([$screen_negative.AI48]=&quot;&quot;;0;1);IF([$screen_negative.AJ48]=&quot;&quot;;0;1);IF([$screen_negative.AK48]=&quot;&quot;;0;1);IF([$screen_negative.AL48]=&quot;&quot;;0;1);IF([$screen_negative.AM48]=&quot;&quot;;0;1);IF([$screen_negative.AN48]=&quot;&quot;;0;1)))" office:value-type="string" office:string-value="A" calcext:value-type="string">
            <text:p>A</text:p>
          </table:table-cell>
          <table:table-cell table:formula="of:=BIN2HEX(CONCATENATE(IF([$screen_negative.AO48]=&quot;&quot;;0;1);IF([$screen_negative.AP48]=&quot;&quot;;0;1);IF([$screen_negative.AQ48]=&quot;&quot;;0;1);IF([$screen_negative.AR48]=&quot;&quot;;0;1);IF([$screen_negative.AS48]=&quot;&quot;;0;1);IF([$screen_negative.AT48]=&quot;&quot;;0;1);IF([$screen_negative.AU48]=&quot;&quot;;0;1);IF([$screen_negative.AV48]=&quot;&quot;;0;1)))" office:value-type="string" office:string-value="0" calcext:value-type="string">
            <text:p>0</text:p>
          </table:table-cell>
          <table:table-cell table:formula="of:=BIN2HEX(CONCATENATE(IF([$screen_negative.AW48]=&quot;&quot;;0;1);IF([$screen_negative.AX48]=&quot;&quot;;0;1);IF([$screen_negative.AY48]=&quot;&quot;;0;1);IF([$screen_negative.AZ48]=&quot;&quot;;0;1);IF([$screen_negative.BA48]=&quot;&quot;;0;1);IF([$screen_negative.BB48]=&quot;&quot;;0;1);IF([$screen_negative.BC48]=&quot;&quot;;0;1);IF([$screen_negative.BD48]=&quot;&quot;;0;1)))" office:value-type="string" office:string-value="80" calcext:value-type="string">
            <text:p>80</text:p>
          </table:table-cell>
          <table:table-cell table:formula="of:=BIN2HEX(CONCATENATE(IF([$screen_negative.BE48]=&quot;&quot;;0;1);IF([$screen_negative.BF48]=&quot;&quot;;0;1);IF([$screen_negative.BG48]=&quot;&quot;;0;1);IF([$screen_negative.BH48]=&quot;&quot;;0;1);IF([$screen_negative.BI48]=&quot;&quot;;0;1);IF([$screen_negative.BJ48]=&quot;&quot;;0;1);IF([$screen_negative.BK48]=&quot;&quot;;0;1);IF([$screen_negative.BL48]=&quot;&quot;;0;1)))" office:value-type="string" office:string-value="1" calcext:value-type="string">
            <text:p>1</text:p>
          </table:table-cell>
          <table:table-cell table:formula="of:=BIN2HEX(CONCATENATE(IF([$screen_negative.BM48]=&quot;&quot;;0;1);IF([$screen_negative.BN48]=&quot;&quot;;0;1);IF([$screen_negative.BO48]=&quot;&quot;;0;1);IF([$screen_negative.BP48]=&quot;&quot;;0;1);IF([$screen_negative.BQ48]=&quot;&quot;;0;1);IF([$screen_negative.BR48]=&quot;&quot;;0;1);IF([$screen_negative.BS48]=&quot;&quot;;0;1);IF([$screen_negative.BT48]=&quot;&quot;;0;1)))" office:value-type="string" office:string-value="80" calcext:value-type="string">
            <text:p>80</text:p>
          </table:table-cell>
          <table:table-cell table:formula="of:=BIN2HEX(CONCATENATE(IF([$screen_negative.BU48]=&quot;&quot;;0;1);IF([$screen_negative.BV48]=&quot;&quot;;0;1);IF([$screen_negative.BW48]=&quot;&quot;;0;1);IF([$screen_negative.BX48]=&quot;&quot;;0;1);IF([$screen_negative.BY48]=&quot;&quot;;0;1);IF([$screen_negative.BZ48]=&quot;&quot;;0;1);IF([$screen_negative.CA48]=&quot;&quot;;0;1);IF([$screen_negative.CB48]=&quot;&quot;;0;1)))" office:value-type="string" office:string-value="1" calcext:value-type="string">
            <text:p>1</text:p>
          </table:table-cell>
          <table:table-cell table:formula="of:=BIN2HEX(CONCATENATE(IF([$screen_negative.CC48]=&quot;&quot;;0;1);IF([$screen_negative.CD48]=&quot;&quot;;0;1);IF([$screen_negative.CE48]=&quot;&quot;;0;1);IF([$screen_negative.CF48]=&quot;&quot;;0;1);IF([$screen_negative.CG48]=&quot;&quot;;0;1);IF([$screen_negative.CH48]=&quot;&quot;;0;1);IF([$screen_negative.CI48]=&quot;&quot;;0;1);IF([$screen_negative.CJ48]=&quot;&quot;;0;1)))" office:value-type="string" office:string-value="0" calcext:value-type="string">
            <text:p>0</text:p>
          </table:table-cell>
          <table:table-cell table:formula="of:=BIN2HEX(CONCATENATE(IF([$screen_negative.CK48]=&quot;&quot;;0;1);IF([$screen_negative.CL48]=&quot;&quot;;0;1);IF([$screen_negative.CM48]=&quot;&quot;;0;1);IF([$screen_negative.CN48]=&quot;&quot;;0;1);IF([$screen_negative.CO48]=&quot;&quot;;0;1);IF([$screen_negative.CP48]=&quot;&quot;;0;1);IF([$screen_negative.CQ48]=&quot;&quot;;0;1);IF([$screen_negative.CR48]=&quot;&quot;;0;1)))" office:value-type="string" office:string-value="50" calcext:value-type="string">
            <text:p>50</text:p>
          </table:table-cell>
          <table:table-cell table:formula="of:=BIN2HEX(CONCATENATE(IF([$screen_negative.CS48]=&quot;&quot;;0;1);IF([$screen_negative.CT48]=&quot;&quot;;0;1);IF([$screen_negative.CU48]=&quot;&quot;;0;1);IF([$screen_negative.CV48]=&quot;&quot;;0;1);IF([$screen_negative.CW48]=&quot;&quot;;0;1);IF([$screen_negative.CX48]=&quot;&quot;;0;1);IF([$screen_negative.CY48]=&quot;&quot;;0;1);IF([$screen_negative.CZ48]=&quot;&quot;;0;1)))" office:value-type="string" office:string-value="0" calcext:value-type="string">
            <text:p>0</text:p>
          </table:table-cell>
          <table:table-cell table:formula="of:=BIN2HEX(CONCATENATE(IF([$screen_negative.DA48]=&quot;&quot;;0;1);IF([$screen_negative.DB48]=&quot;&quot;;0;1);IF([$screen_negative.DC48]=&quot;&quot;;0;1);IF([$screen_negative.DD48]=&quot;&quot;;0;1);IF([$screen_negative.DE48]=&quot;&quot;;0;1);IF([$screen_negative.DF48]=&quot;&quot;;0;1);IF([$screen_negative.DG48]=&quot;&quot;;0;1);IF([$screen_negative.DH48]=&quot;&quot;;0;1)))" office:value-type="string" office:string-value="0" calcext:value-type="string">
            <text:p>0</text:p>
          </table:table-cell>
          <table:table-cell table:formula="of:=BIN2HEX(CONCATENATE(IF([$screen_negative.DI48]=&quot;&quot;;0;1);IF([$screen_negative.DJ48]=&quot;&quot;;0;1);IF([$screen_negative.DK48]=&quot;&quot;;0;1);IF([$screen_negative.DL48]=&quot;&quot;;0;1);IF([$screen_negative.DM48]=&quot;&quot;;0;1);IF([$screen_negative.DN48]=&quot;&quot;;0;1);IF([$screen_negative.DO48]=&quot;&quot;;0;1);IF([$screen_negative.DP48]=&quot;&quot;;0;1)))" office:value-type="string" office:string-value="0" calcext:value-type="string">
            <text:p>0</text:p>
          </table:table-cell>
          <table:table-cell table:formula="of:=BIN2HEX(CONCATENATE(IF([$screen_negative.DQ48]=&quot;&quot;;0;1);IF([$screen_negative.DR48]=&quot;&quot;;0;1);IF([$screen_negative.DS48]=&quot;&quot;;0;1);IF([$screen_negative.DT48]=&quot;&quot;;0;1);IF([$screen_negative.DU48]=&quot;&quot;;0;1);IF([$screen_negative.DV48]=&quot;&quot;;0;1);IF([$screen_negative.DW48]=&quot;&quot;;0;1);IF([$screen_negative.DX48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49]=&quot;&quot;;0;1);IF([$screen_negative.B49]=&quot;&quot;;0;1);IF([$screen_negative.C49]=&quot;&quot;;0;1);IF([$screen_negative.D49]=&quot;&quot;;0;1);IF([$screen_negative.E49]=&quot;&quot;;0;1);IF([$screen_negative.F49]=&quot;&quot;;0;1);IF([$screen_negative.G49]=&quot;&quot;;0;1);IF([$screen_negative.H49]=&quot;&quot;;0;1)))" office:value-type="string" office:string-value="0" calcext:value-type="string">
            <text:p>0</text:p>
          </table:table-cell>
          <table:table-cell table:formula="of:=BIN2HEX(CONCATENATE(IF([$screen_negative.I49]=&quot;&quot;;0;1);IF([$screen_negative.J49]=&quot;&quot;;0;1);IF([$screen_negative.K49]=&quot;&quot;;0;1);IF([$screen_negative.L49]=&quot;&quot;;0;1);IF([$screen_negative.M49]=&quot;&quot;;0;1);IF([$screen_negative.N49]=&quot;&quot;;0;1);IF([$screen_negative.O49]=&quot;&quot;;0;1);IF([$screen_negative.P49]=&quot;&quot;;0;1)))" office:value-type="string" office:string-value="0" calcext:value-type="string">
            <text:p>0</text:p>
          </table:table-cell>
          <table:table-cell table:formula="of:=BIN2HEX(CONCATENATE(IF([$screen_negative.Q49]=&quot;&quot;;0;1);IF([$screen_negative.R49]=&quot;&quot;;0;1);IF([$screen_negative.S49]=&quot;&quot;;0;1);IF([$screen_negative.T49]=&quot;&quot;;0;1);IF([$screen_negative.U49]=&quot;&quot;;0;1);IF([$screen_negative.V49]=&quot;&quot;;0;1);IF([$screen_negative.W49]=&quot;&quot;;0;1);IF([$screen_negative.X49]=&quot;&quot;;0;1)))" office:value-type="string" office:string-value="0" calcext:value-type="string">
            <text:p>0</text:p>
          </table:table-cell>
          <table:table-cell table:formula="of:=BIN2HEX(CONCATENATE(IF([$screen_negative.Y49]=&quot;&quot;;0;1);IF([$screen_negative.Z49]=&quot;&quot;;0;1);IF([$screen_negative.AA49]=&quot;&quot;;0;1);IF([$screen_negative.AB49]=&quot;&quot;;0;1);IF([$screen_negative.AC49]=&quot;&quot;;0;1);IF([$screen_negative.AD49]=&quot;&quot;;0;1);IF([$screen_negative.AE49]=&quot;&quot;;0;1);IF([$screen_negative.AF49]=&quot;&quot;;0;1)))" office:value-type="string" office:string-value="0" calcext:value-type="string">
            <text:p>0</text:p>
          </table:table-cell>
          <table:table-cell table:formula="of:=BIN2HEX(CONCATENATE(IF([$screen_negative.AG49]=&quot;&quot;;0;1);IF([$screen_negative.AH49]=&quot;&quot;;0;1);IF([$screen_negative.AI49]=&quot;&quot;;0;1);IF([$screen_negative.AJ49]=&quot;&quot;;0;1);IF([$screen_negative.AK49]=&quot;&quot;;0;1);IF([$screen_negative.AL49]=&quot;&quot;;0;1);IF([$screen_negative.AM49]=&quot;&quot;;0;1);IF([$screen_negative.AN49]=&quot;&quot;;0;1)))" office:value-type="string" office:string-value="5" calcext:value-type="string">
            <text:p>5</text:p>
          </table:table-cell>
          <table:table-cell table:formula="of:=BIN2HEX(CONCATENATE(IF([$screen_negative.AO49]=&quot;&quot;;0;1);IF([$screen_negative.AP49]=&quot;&quot;;0;1);IF([$screen_negative.AQ49]=&quot;&quot;;0;1);IF([$screen_negative.AR49]=&quot;&quot;;0;1);IF([$screen_negative.AS49]=&quot;&quot;;0;1);IF([$screen_negative.AT49]=&quot;&quot;;0;1);IF([$screen_negative.AU49]=&quot;&quot;;0;1);IF([$screen_negative.AV49]=&quot;&quot;;0;1)))" office:value-type="string" office:string-value="1" calcext:value-type="string">
            <text:p>1</text:p>
          </table:table-cell>
          <table:table-cell table:formula="of:=BIN2HEX(CONCATENATE(IF([$screen_negative.AW49]=&quot;&quot;;0;1);IF([$screen_negative.AX49]=&quot;&quot;;0;1);IF([$screen_negative.AY49]=&quot;&quot;;0;1);IF([$screen_negative.AZ49]=&quot;&quot;;0;1);IF([$screen_negative.BA49]=&quot;&quot;;0;1);IF([$screen_negative.BB49]=&quot;&quot;;0;1);IF([$screen_negative.BC49]=&quot;&quot;;0;1);IF([$screen_negative.BD49]=&quot;&quot;;0;1)))" office:value-type="string" office:string-value="0" calcext:value-type="string">
            <text:p>0</text:p>
          </table:table-cell>
          <table:table-cell table:formula="of:=BIN2HEX(CONCATENATE(IF([$screen_negative.BE49]=&quot;&quot;;0;1);IF([$screen_negative.BF49]=&quot;&quot;;0;1);IF([$screen_negative.BG49]=&quot;&quot;;0;1);IF([$screen_negative.BH49]=&quot;&quot;;0;1);IF([$screen_negative.BI49]=&quot;&quot;;0;1);IF([$screen_negative.BJ49]=&quot;&quot;;0;1);IF([$screen_negative.BK49]=&quot;&quot;;0;1);IF([$screen_negative.BL49]=&quot;&quot;;0;1)))" office:value-type="string" office:string-value="1" calcext:value-type="string">
            <text:p>1</text:p>
          </table:table-cell>
          <table:table-cell table:formula="of:=BIN2HEX(CONCATENATE(IF([$screen_negative.BM49]=&quot;&quot;;0;1);IF([$screen_negative.BN49]=&quot;&quot;;0;1);IF([$screen_negative.BO49]=&quot;&quot;;0;1);IF([$screen_negative.BP49]=&quot;&quot;;0;1);IF([$screen_negative.BQ49]=&quot;&quot;;0;1);IF([$screen_negative.BR49]=&quot;&quot;;0;1);IF([$screen_negative.BS49]=&quot;&quot;;0;1);IF([$screen_negative.BT49]=&quot;&quot;;0;1)))" office:value-type="string" office:string-value="80" calcext:value-type="string">
            <text:p>80</text:p>
          </table:table-cell>
          <table:table-cell table:formula="of:=BIN2HEX(CONCATENATE(IF([$screen_negative.BU49]=&quot;&quot;;0;1);IF([$screen_negative.BV49]=&quot;&quot;;0;1);IF([$screen_negative.BW49]=&quot;&quot;;0;1);IF([$screen_negative.BX49]=&quot;&quot;;0;1);IF([$screen_negative.BY49]=&quot;&quot;;0;1);IF([$screen_negative.BZ49]=&quot;&quot;;0;1);IF([$screen_negative.CA49]=&quot;&quot;;0;1);IF([$screen_negative.CB49]=&quot;&quot;;0;1)))" office:value-type="string" office:string-value="0" calcext:value-type="string">
            <text:p>0</text:p>
          </table:table-cell>
          <table:table-cell table:formula="of:=BIN2HEX(CONCATENATE(IF([$screen_negative.CC49]=&quot;&quot;;0;1);IF([$screen_negative.CD49]=&quot;&quot;;0;1);IF([$screen_negative.CE49]=&quot;&quot;;0;1);IF([$screen_negative.CF49]=&quot;&quot;;0;1);IF([$screen_negative.CG49]=&quot;&quot;;0;1);IF([$screen_negative.CH49]=&quot;&quot;;0;1);IF([$screen_negative.CI49]=&quot;&quot;;0;1);IF([$screen_negative.CJ49]=&quot;&quot;;0;1)))" office:value-type="string" office:string-value="80" calcext:value-type="string">
            <text:p>80</text:p>
          </table:table-cell>
          <table:table-cell table:formula="of:=BIN2HEX(CONCATENATE(IF([$screen_negative.CK49]=&quot;&quot;;0;1);IF([$screen_negative.CL49]=&quot;&quot;;0;1);IF([$screen_negative.CM49]=&quot;&quot;;0;1);IF([$screen_negative.CN49]=&quot;&quot;;0;1);IF([$screen_negative.CO49]=&quot;&quot;;0;1);IF([$screen_negative.CP49]=&quot;&quot;;0;1);IF([$screen_negative.CQ49]=&quot;&quot;;0;1);IF([$screen_negative.CR49]=&quot;&quot;;0;1)))" office:value-type="string" office:string-value="A0" calcext:value-type="string">
            <text:p>A0</text:p>
          </table:table-cell>
          <table:table-cell table:formula="of:=BIN2HEX(CONCATENATE(IF([$screen_negative.CS49]=&quot;&quot;;0;1);IF([$screen_negative.CT49]=&quot;&quot;;0;1);IF([$screen_negative.CU49]=&quot;&quot;;0;1);IF([$screen_negative.CV49]=&quot;&quot;;0;1);IF([$screen_negative.CW49]=&quot;&quot;;0;1);IF([$screen_negative.CX49]=&quot;&quot;;0;1);IF([$screen_negative.CY49]=&quot;&quot;;0;1);IF([$screen_negative.CZ49]=&quot;&quot;;0;1)))" office:value-type="string" office:string-value="0" calcext:value-type="string">
            <text:p>0</text:p>
          </table:table-cell>
          <table:table-cell table:formula="of:=BIN2HEX(CONCATENATE(IF([$screen_negative.DA49]=&quot;&quot;;0;1);IF([$screen_negative.DB49]=&quot;&quot;;0;1);IF([$screen_negative.DC49]=&quot;&quot;;0;1);IF([$screen_negative.DD49]=&quot;&quot;;0;1);IF([$screen_negative.DE49]=&quot;&quot;;0;1);IF([$screen_negative.DF49]=&quot;&quot;;0;1);IF([$screen_negative.DG49]=&quot;&quot;;0;1);IF([$screen_negative.DH49]=&quot;&quot;;0;1)))" office:value-type="string" office:string-value="0" calcext:value-type="string">
            <text:p>0</text:p>
          </table:table-cell>
          <table:table-cell table:formula="of:=BIN2HEX(CONCATENATE(IF([$screen_negative.DI49]=&quot;&quot;;0;1);IF([$screen_negative.DJ49]=&quot;&quot;;0;1);IF([$screen_negative.DK49]=&quot;&quot;;0;1);IF([$screen_negative.DL49]=&quot;&quot;;0;1);IF([$screen_negative.DM49]=&quot;&quot;;0;1);IF([$screen_negative.DN49]=&quot;&quot;;0;1);IF([$screen_negative.DO49]=&quot;&quot;;0;1);IF([$screen_negative.DP49]=&quot;&quot;;0;1)))" office:value-type="string" office:string-value="0" calcext:value-type="string">
            <text:p>0</text:p>
          </table:table-cell>
          <table:table-cell table:formula="of:=BIN2HEX(CONCATENATE(IF([$screen_negative.DQ49]=&quot;&quot;;0;1);IF([$screen_negative.DR49]=&quot;&quot;;0;1);IF([$screen_negative.DS49]=&quot;&quot;;0;1);IF([$screen_negative.DT49]=&quot;&quot;;0;1);IF([$screen_negative.DU49]=&quot;&quot;;0;1);IF([$screen_negative.DV49]=&quot;&quot;;0;1);IF([$screen_negative.DW49]=&quot;&quot;;0;1);IF([$screen_negative.DX49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50]=&quot;&quot;;0;1);IF([$screen_negative.B50]=&quot;&quot;;0;1);IF([$screen_negative.C50]=&quot;&quot;;0;1);IF([$screen_negative.D50]=&quot;&quot;;0;1);IF([$screen_negative.E50]=&quot;&quot;;0;1);IF([$screen_negative.F50]=&quot;&quot;;0;1);IF([$screen_negative.G50]=&quot;&quot;;0;1);IF([$screen_negative.H50]=&quot;&quot;;0;1)))" office:value-type="string" office:string-value="0" calcext:value-type="string">
            <text:p>0</text:p>
          </table:table-cell>
          <table:table-cell table:formula="of:=BIN2HEX(CONCATENATE(IF([$screen_negative.I50]=&quot;&quot;;0;1);IF([$screen_negative.J50]=&quot;&quot;;0;1);IF([$screen_negative.K50]=&quot;&quot;;0;1);IF([$screen_negative.L50]=&quot;&quot;;0;1);IF([$screen_negative.M50]=&quot;&quot;;0;1);IF([$screen_negative.N50]=&quot;&quot;;0;1);IF([$screen_negative.O50]=&quot;&quot;;0;1);IF([$screen_negative.P50]=&quot;&quot;;0;1)))" office:value-type="string" office:string-value="0" calcext:value-type="string">
            <text:p>0</text:p>
          </table:table-cell>
          <table:table-cell table:formula="of:=BIN2HEX(CONCATENATE(IF([$screen_negative.Q50]=&quot;&quot;;0;1);IF([$screen_negative.R50]=&quot;&quot;;0;1);IF([$screen_negative.S50]=&quot;&quot;;0;1);IF([$screen_negative.T50]=&quot;&quot;;0;1);IF([$screen_negative.U50]=&quot;&quot;;0;1);IF([$screen_negative.V50]=&quot;&quot;;0;1);IF([$screen_negative.W50]=&quot;&quot;;0;1);IF([$screen_negative.X50]=&quot;&quot;;0;1)))" office:value-type="string" office:string-value="0" calcext:value-type="string">
            <text:p>0</text:p>
          </table:table-cell>
          <table:table-cell table:formula="of:=BIN2HEX(CONCATENATE(IF([$screen_negative.Y50]=&quot;&quot;;0;1);IF([$screen_negative.Z50]=&quot;&quot;;0;1);IF([$screen_negative.AA50]=&quot;&quot;;0;1);IF([$screen_negative.AB50]=&quot;&quot;;0;1);IF([$screen_negative.AC50]=&quot;&quot;;0;1);IF([$screen_negative.AD50]=&quot;&quot;;0;1);IF([$screen_negative.AE50]=&quot;&quot;;0;1);IF([$screen_negative.AF50]=&quot;&quot;;0;1)))" office:value-type="string" office:string-value="0" calcext:value-type="string">
            <text:p>0</text:p>
          </table:table-cell>
          <table:table-cell table:formula="of:=BIN2HEX(CONCATENATE(IF([$screen_negative.AG50]=&quot;&quot;;0;1);IF([$screen_negative.AH50]=&quot;&quot;;0;1);IF([$screen_negative.AI50]=&quot;&quot;;0;1);IF([$screen_negative.AJ50]=&quot;&quot;;0;1);IF([$screen_negative.AK50]=&quot;&quot;;0;1);IF([$screen_negative.AL50]=&quot;&quot;;0;1);IF([$screen_negative.AM50]=&quot;&quot;;0;1);IF([$screen_negative.AN50]=&quot;&quot;;0;1)))" office:value-type="string" office:string-value="4" calcext:value-type="string">
            <text:p>4</text:p>
          </table:table-cell>
          <table:table-cell table:formula="of:=BIN2HEX(CONCATENATE(IF([$screen_negative.AO50]=&quot;&quot;;0;1);IF([$screen_negative.AP50]=&quot;&quot;;0;1);IF([$screen_negative.AQ50]=&quot;&quot;;0;1);IF([$screen_negative.AR50]=&quot;&quot;;0;1);IF([$screen_negative.AS50]=&quot;&quot;;0;1);IF([$screen_negative.AT50]=&quot;&quot;;0;1);IF([$screen_negative.AU50]=&quot;&quot;;0;1);IF([$screen_negative.AV50]=&quot;&quot;;0;1)))" office:value-type="string" office:string-value="82" calcext:value-type="string">
            <text:p>82</text:p>
          </table:table-cell>
          <table:table-cell table:formula="of:=BIN2HEX(CONCATENATE(IF([$screen_negative.AW50]=&quot;&quot;;0;1);IF([$screen_negative.AX50]=&quot;&quot;;0;1);IF([$screen_negative.AY50]=&quot;&quot;;0;1);IF([$screen_negative.AZ50]=&quot;&quot;;0;1);IF([$screen_negative.BA50]=&quot;&quot;;0;1);IF([$screen_negative.BB50]=&quot;&quot;;0;1);IF([$screen_negative.BC50]=&quot;&quot;;0;1);IF([$screen_negative.BD50]=&quot;&quot;;0;1)))" office:value-type="string" office:string-value="0" calcext:value-type="string">
            <text:p>0</text:p>
          </table:table-cell>
          <table:table-cell table:formula="of:=BIN2HEX(CONCATENATE(IF([$screen_negative.BE50]=&quot;&quot;;0;1);IF([$screen_negative.BF50]=&quot;&quot;;0;1);IF([$screen_negative.BG50]=&quot;&quot;;0;1);IF([$screen_negative.BH50]=&quot;&quot;;0;1);IF([$screen_negative.BI50]=&quot;&quot;;0;1);IF([$screen_negative.BJ50]=&quot;&quot;;0;1);IF([$screen_negative.BK50]=&quot;&quot;;0;1);IF([$screen_negative.BL50]=&quot;&quot;;0;1)))" office:value-type="string" office:string-value="0" calcext:value-type="string">
            <text:p>0</text:p>
          </table:table-cell>
          <table:table-cell table:formula="of:=BIN2HEX(CONCATENATE(IF([$screen_negative.BM50]=&quot;&quot;;0;1);IF([$screen_negative.BN50]=&quot;&quot;;0;1);IF([$screen_negative.BO50]=&quot;&quot;;0;1);IF([$screen_negative.BP50]=&quot;&quot;;0;1);IF([$screen_negative.BQ50]=&quot;&quot;;0;1);IF([$screen_negative.BR50]=&quot;&quot;;0;1);IF([$screen_negative.BS50]=&quot;&quot;;0;1);IF([$screen_negative.BT50]=&quot;&quot;;0;1)))" office:value-type="string" office:string-value="0" calcext:value-type="string">
            <text:p>0</text:p>
          </table:table-cell>
          <table:table-cell table:formula="of:=BIN2HEX(CONCATENATE(IF([$screen_negative.BU50]=&quot;&quot;;0;1);IF([$screen_negative.BV50]=&quot;&quot;;0;1);IF([$screen_negative.BW50]=&quot;&quot;;0;1);IF([$screen_negative.BX50]=&quot;&quot;;0;1);IF([$screen_negative.BY50]=&quot;&quot;;0;1);IF([$screen_negative.BZ50]=&quot;&quot;;0;1);IF([$screen_negative.CA50]=&quot;&quot;;0;1);IF([$screen_negative.CB50]=&quot;&quot;;0;1)))" office:value-type="string" office:string-value="0" calcext:value-type="string">
            <text:p>0</text:p>
          </table:table-cell>
          <table:table-cell table:formula="of:=BIN2HEX(CONCATENATE(IF([$screen_negative.CC50]=&quot;&quot;;0;1);IF([$screen_negative.CD50]=&quot;&quot;;0;1);IF([$screen_negative.CE50]=&quot;&quot;;0;1);IF([$screen_negative.CF50]=&quot;&quot;;0;1);IF([$screen_negative.CG50]=&quot;&quot;;0;1);IF([$screen_negative.CH50]=&quot;&quot;;0;1);IF([$screen_negative.CI50]=&quot;&quot;;0;1);IF([$screen_negative.CJ50]=&quot;&quot;;0;1)))" office:value-type="string" office:string-value="41" calcext:value-type="string">
            <text:p>41</text:p>
          </table:table-cell>
          <table:table-cell table:formula="of:=BIN2HEX(CONCATENATE(IF([$screen_negative.CK50]=&quot;&quot;;0;1);IF([$screen_negative.CL50]=&quot;&quot;;0;1);IF([$screen_negative.CM50]=&quot;&quot;;0;1);IF([$screen_negative.CN50]=&quot;&quot;;0;1);IF([$screen_negative.CO50]=&quot;&quot;;0;1);IF([$screen_negative.CP50]=&quot;&quot;;0;1);IF([$screen_negative.CQ50]=&quot;&quot;;0;1);IF([$screen_negative.CR50]=&quot;&quot;;0;1)))" office:value-type="string" office:string-value="20" calcext:value-type="string">
            <text:p>20</text:p>
          </table:table-cell>
          <table:table-cell table:formula="of:=BIN2HEX(CONCATENATE(IF([$screen_negative.CS50]=&quot;&quot;;0;1);IF([$screen_negative.CT50]=&quot;&quot;;0;1);IF([$screen_negative.CU50]=&quot;&quot;;0;1);IF([$screen_negative.CV50]=&quot;&quot;;0;1);IF([$screen_negative.CW50]=&quot;&quot;;0;1);IF([$screen_negative.CX50]=&quot;&quot;;0;1);IF([$screen_negative.CY50]=&quot;&quot;;0;1);IF([$screen_negative.CZ50]=&quot;&quot;;0;1)))" office:value-type="string" office:string-value="0" calcext:value-type="string">
            <text:p>0</text:p>
          </table:table-cell>
          <table:table-cell table:formula="of:=BIN2HEX(CONCATENATE(IF([$screen_negative.DA50]=&quot;&quot;;0;1);IF([$screen_negative.DB50]=&quot;&quot;;0;1);IF([$screen_negative.DC50]=&quot;&quot;;0;1);IF([$screen_negative.DD50]=&quot;&quot;;0;1);IF([$screen_negative.DE50]=&quot;&quot;;0;1);IF([$screen_negative.DF50]=&quot;&quot;;0;1);IF([$screen_negative.DG50]=&quot;&quot;;0;1);IF([$screen_negative.DH50]=&quot;&quot;;0;1)))" office:value-type="string" office:string-value="0" calcext:value-type="string">
            <text:p>0</text:p>
          </table:table-cell>
          <table:table-cell table:formula="of:=BIN2HEX(CONCATENATE(IF([$screen_negative.DI50]=&quot;&quot;;0;1);IF([$screen_negative.DJ50]=&quot;&quot;;0;1);IF([$screen_negative.DK50]=&quot;&quot;;0;1);IF([$screen_negative.DL50]=&quot;&quot;;0;1);IF([$screen_negative.DM50]=&quot;&quot;;0;1);IF([$screen_negative.DN50]=&quot;&quot;;0;1);IF([$screen_negative.DO50]=&quot;&quot;;0;1);IF([$screen_negative.DP50]=&quot;&quot;;0;1)))" office:value-type="string" office:string-value="0" calcext:value-type="string">
            <text:p>0</text:p>
          </table:table-cell>
          <table:table-cell table:formula="of:=BIN2HEX(CONCATENATE(IF([$screen_negative.DQ50]=&quot;&quot;;0;1);IF([$screen_negative.DR50]=&quot;&quot;;0;1);IF([$screen_negative.DS50]=&quot;&quot;;0;1);IF([$screen_negative.DT50]=&quot;&quot;;0;1);IF([$screen_negative.DU50]=&quot;&quot;;0;1);IF([$screen_negative.DV50]=&quot;&quot;;0;1);IF([$screen_negative.DW50]=&quot;&quot;;0;1);IF([$screen_negative.DX50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51]=&quot;&quot;;0;1);IF([$screen_negative.B51]=&quot;&quot;;0;1);IF([$screen_negative.C51]=&quot;&quot;;0;1);IF([$screen_negative.D51]=&quot;&quot;;0;1);IF([$screen_negative.E51]=&quot;&quot;;0;1);IF([$screen_negative.F51]=&quot;&quot;;0;1);IF([$screen_negative.G51]=&quot;&quot;;0;1);IF([$screen_negative.H51]=&quot;&quot;;0;1)))" office:value-type="string" office:string-value="0" calcext:value-type="string">
            <text:p>0</text:p>
          </table:table-cell>
          <table:table-cell table:formula="of:=BIN2HEX(CONCATENATE(IF([$screen_negative.I51]=&quot;&quot;;0;1);IF([$screen_negative.J51]=&quot;&quot;;0;1);IF([$screen_negative.K51]=&quot;&quot;;0;1);IF([$screen_negative.L51]=&quot;&quot;;0;1);IF([$screen_negative.M51]=&quot;&quot;;0;1);IF([$screen_negative.N51]=&quot;&quot;;0;1);IF([$screen_negative.O51]=&quot;&quot;;0;1);IF([$screen_negative.P51]=&quot;&quot;;0;1)))" office:value-type="string" office:string-value="0" calcext:value-type="string">
            <text:p>0</text:p>
          </table:table-cell>
          <table:table-cell table:formula="of:=BIN2HEX(CONCATENATE(IF([$screen_negative.Q51]=&quot;&quot;;0;1);IF([$screen_negative.R51]=&quot;&quot;;0;1);IF([$screen_negative.S51]=&quot;&quot;;0;1);IF([$screen_negative.T51]=&quot;&quot;;0;1);IF([$screen_negative.U51]=&quot;&quot;;0;1);IF([$screen_negative.V51]=&quot;&quot;;0;1);IF([$screen_negative.W51]=&quot;&quot;;0;1);IF([$screen_negative.X51]=&quot;&quot;;0;1)))" office:value-type="string" office:string-value="0" calcext:value-type="string">
            <text:p>0</text:p>
          </table:table-cell>
          <table:table-cell table:formula="of:=BIN2HEX(CONCATENATE(IF([$screen_negative.Y51]=&quot;&quot;;0;1);IF([$screen_negative.Z51]=&quot;&quot;;0;1);IF([$screen_negative.AA51]=&quot;&quot;;0;1);IF([$screen_negative.AB51]=&quot;&quot;;0;1);IF([$screen_negative.AC51]=&quot;&quot;;0;1);IF([$screen_negative.AD51]=&quot;&quot;;0;1);IF([$screen_negative.AE51]=&quot;&quot;;0;1);IF([$screen_negative.AF51]=&quot;&quot;;0;1)))" office:value-type="string" office:string-value="0" calcext:value-type="string">
            <text:p>0</text:p>
          </table:table-cell>
          <table:table-cell table:formula="of:=BIN2HEX(CONCATENATE(IF([$screen_negative.AG51]=&quot;&quot;;0;1);IF([$screen_negative.AH51]=&quot;&quot;;0;1);IF([$screen_negative.AI51]=&quot;&quot;;0;1);IF([$screen_negative.AJ51]=&quot;&quot;;0;1);IF([$screen_negative.AK51]=&quot;&quot;;0;1);IF([$screen_negative.AL51]=&quot;&quot;;0;1);IF([$screen_negative.AM51]=&quot;&quot;;0;1);IF([$screen_negative.AN51]=&quot;&quot;;0;1)))" office:value-type="string" office:string-value="2" calcext:value-type="string">
            <text:p>2</text:p>
          </table:table-cell>
          <table:table-cell table:formula="of:=BIN2HEX(CONCATENATE(IF([$screen_negative.AO51]=&quot;&quot;;0;1);IF([$screen_negative.AP51]=&quot;&quot;;0;1);IF([$screen_negative.AQ51]=&quot;&quot;;0;1);IF([$screen_negative.AR51]=&quot;&quot;;0;1);IF([$screen_negative.AS51]=&quot;&quot;;0;1);IF([$screen_negative.AT51]=&quot;&quot;;0;1);IF([$screen_negative.AU51]=&quot;&quot;;0;1);IF([$screen_negative.AV51]=&quot;&quot;;0;1)))" office:value-type="string" office:string-value="44" calcext:value-type="string">
            <text:p>44</text:p>
          </table:table-cell>
          <table:table-cell table:formula="of:=BIN2HEX(CONCATENATE(IF([$screen_negative.AW51]=&quot;&quot;;0;1);IF([$screen_negative.AX51]=&quot;&quot;;0;1);IF([$screen_negative.AY51]=&quot;&quot;;0;1);IF([$screen_negative.AZ51]=&quot;&quot;;0;1);IF([$screen_negative.BA51]=&quot;&quot;;0;1);IF([$screen_negative.BB51]=&quot;&quot;;0;1);IF([$screen_negative.BC51]=&quot;&quot;;0;1);IF([$screen_negative.BD51]=&quot;&quot;;0;1)))" office:value-type="string" office:string-value="0" calcext:value-type="string">
            <text:p>0</text:p>
          </table:table-cell>
          <table:table-cell table:formula="of:=BIN2HEX(CONCATENATE(IF([$screen_negative.BE51]=&quot;&quot;;0;1);IF([$screen_negative.BF51]=&quot;&quot;;0;1);IF([$screen_negative.BG51]=&quot;&quot;;0;1);IF([$screen_negative.BH51]=&quot;&quot;;0;1);IF([$screen_negative.BI51]=&quot;&quot;;0;1);IF([$screen_negative.BJ51]=&quot;&quot;;0;1);IF([$screen_negative.BK51]=&quot;&quot;;0;1);IF([$screen_negative.BL51]=&quot;&quot;;0;1)))" office:value-type="string" office:string-value="0" calcext:value-type="string">
            <text:p>0</text:p>
          </table:table-cell>
          <table:table-cell table:formula="of:=BIN2HEX(CONCATENATE(IF([$screen_negative.BM51]=&quot;&quot;;0;1);IF([$screen_negative.BN51]=&quot;&quot;;0;1);IF([$screen_negative.BO51]=&quot;&quot;;0;1);IF([$screen_negative.BP51]=&quot;&quot;;0;1);IF([$screen_negative.BQ51]=&quot;&quot;;0;1);IF([$screen_negative.BR51]=&quot;&quot;;0;1);IF([$screen_negative.BS51]=&quot;&quot;;0;1);IF([$screen_negative.BT51]=&quot;&quot;;0;1)))" office:value-type="string" office:string-value="0" calcext:value-type="string">
            <text:p>0</text:p>
          </table:table-cell>
          <table:table-cell table:formula="of:=BIN2HEX(CONCATENATE(IF([$screen_negative.BU51]=&quot;&quot;;0;1);IF([$screen_negative.BV51]=&quot;&quot;;0;1);IF([$screen_negative.BW51]=&quot;&quot;;0;1);IF([$screen_negative.BX51]=&quot;&quot;;0;1);IF([$screen_negative.BY51]=&quot;&quot;;0;1);IF([$screen_negative.BZ51]=&quot;&quot;;0;1);IF([$screen_negative.CA51]=&quot;&quot;;0;1);IF([$screen_negative.CB51]=&quot;&quot;;0;1)))" office:value-type="string" office:string-value="0" calcext:value-type="string">
            <text:p>0</text:p>
          </table:table-cell>
          <table:table-cell table:formula="of:=BIN2HEX(CONCATENATE(IF([$screen_negative.CC51]=&quot;&quot;;0;1);IF([$screen_negative.CD51]=&quot;&quot;;0;1);IF([$screen_negative.CE51]=&quot;&quot;;0;1);IF([$screen_negative.CF51]=&quot;&quot;;0;1);IF([$screen_negative.CG51]=&quot;&quot;;0;1);IF([$screen_negative.CH51]=&quot;&quot;;0;1);IF([$screen_negative.CI51]=&quot;&quot;;0;1);IF([$screen_negative.CJ51]=&quot;&quot;;0;1)))" office:value-type="string" office:string-value="22" calcext:value-type="string">
            <text:p>22</text:p>
          </table:table-cell>
          <table:table-cell table:formula="of:=BIN2HEX(CONCATENATE(IF([$screen_negative.CK51]=&quot;&quot;;0;1);IF([$screen_negative.CL51]=&quot;&quot;;0;1);IF([$screen_negative.CM51]=&quot;&quot;;0;1);IF([$screen_negative.CN51]=&quot;&quot;;0;1);IF([$screen_negative.CO51]=&quot;&quot;;0;1);IF([$screen_negative.CP51]=&quot;&quot;;0;1);IF([$screen_negative.CQ51]=&quot;&quot;;0;1);IF([$screen_negative.CR51]=&quot;&quot;;0;1)))" office:value-type="string" office:string-value="40" calcext:value-type="string">
            <text:p>40</text:p>
          </table:table-cell>
          <table:table-cell table:formula="of:=BIN2HEX(CONCATENATE(IF([$screen_negative.CS51]=&quot;&quot;;0;1);IF([$screen_negative.CT51]=&quot;&quot;;0;1);IF([$screen_negative.CU51]=&quot;&quot;;0;1);IF([$screen_negative.CV51]=&quot;&quot;;0;1);IF([$screen_negative.CW51]=&quot;&quot;;0;1);IF([$screen_negative.CX51]=&quot;&quot;;0;1);IF([$screen_negative.CY51]=&quot;&quot;;0;1);IF([$screen_negative.CZ51]=&quot;&quot;;0;1)))" office:value-type="string" office:string-value="0" calcext:value-type="string">
            <text:p>0</text:p>
          </table:table-cell>
          <table:table-cell table:formula="of:=BIN2HEX(CONCATENATE(IF([$screen_negative.DA51]=&quot;&quot;;0;1);IF([$screen_negative.DB51]=&quot;&quot;;0;1);IF([$screen_negative.DC51]=&quot;&quot;;0;1);IF([$screen_negative.DD51]=&quot;&quot;;0;1);IF([$screen_negative.DE51]=&quot;&quot;;0;1);IF([$screen_negative.DF51]=&quot;&quot;;0;1);IF([$screen_negative.DG51]=&quot;&quot;;0;1);IF([$screen_negative.DH51]=&quot;&quot;;0;1)))" office:value-type="string" office:string-value="0" calcext:value-type="string">
            <text:p>0</text:p>
          </table:table-cell>
          <table:table-cell table:formula="of:=BIN2HEX(CONCATENATE(IF([$screen_negative.DI51]=&quot;&quot;;0;1);IF([$screen_negative.DJ51]=&quot;&quot;;0;1);IF([$screen_negative.DK51]=&quot;&quot;;0;1);IF([$screen_negative.DL51]=&quot;&quot;;0;1);IF([$screen_negative.DM51]=&quot;&quot;;0;1);IF([$screen_negative.DN51]=&quot;&quot;;0;1);IF([$screen_negative.DO51]=&quot;&quot;;0;1);IF([$screen_negative.DP51]=&quot;&quot;;0;1)))" office:value-type="string" office:string-value="0" calcext:value-type="string">
            <text:p>0</text:p>
          </table:table-cell>
          <table:table-cell table:formula="of:=BIN2HEX(CONCATENATE(IF([$screen_negative.DQ51]=&quot;&quot;;0;1);IF([$screen_negative.DR51]=&quot;&quot;;0;1);IF([$screen_negative.DS51]=&quot;&quot;;0;1);IF([$screen_negative.DT51]=&quot;&quot;;0;1);IF([$screen_negative.DU51]=&quot;&quot;;0;1);IF([$screen_negative.DV51]=&quot;&quot;;0;1);IF([$screen_negative.DW51]=&quot;&quot;;0;1);IF([$screen_negative.DX51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52]=&quot;&quot;;0;1);IF([$screen_negative.B52]=&quot;&quot;;0;1);IF([$screen_negative.C52]=&quot;&quot;;0;1);IF([$screen_negative.D52]=&quot;&quot;;0;1);IF([$screen_negative.E52]=&quot;&quot;;0;1);IF([$screen_negative.F52]=&quot;&quot;;0;1);IF([$screen_negative.G52]=&quot;&quot;;0;1);IF([$screen_negative.H52]=&quot;&quot;;0;1)))" office:value-type="string" office:string-value="0" calcext:value-type="string">
            <text:p>0</text:p>
          </table:table-cell>
          <table:table-cell table:formula="of:=BIN2HEX(CONCATENATE(IF([$screen_negative.I52]=&quot;&quot;;0;1);IF([$screen_negative.J52]=&quot;&quot;;0;1);IF([$screen_negative.K52]=&quot;&quot;;0;1);IF([$screen_negative.L52]=&quot;&quot;;0;1);IF([$screen_negative.M52]=&quot;&quot;;0;1);IF([$screen_negative.N52]=&quot;&quot;;0;1);IF([$screen_negative.O52]=&quot;&quot;;0;1);IF([$screen_negative.P52]=&quot;&quot;;0;1)))" office:value-type="string" office:string-value="0" calcext:value-type="string">
            <text:p>0</text:p>
          </table:table-cell>
          <table:table-cell table:formula="of:=BIN2HEX(CONCATENATE(IF([$screen_negative.Q52]=&quot;&quot;;0;1);IF([$screen_negative.R52]=&quot;&quot;;0;1);IF([$screen_negative.S52]=&quot;&quot;;0;1);IF([$screen_negative.T52]=&quot;&quot;;0;1);IF([$screen_negative.U52]=&quot;&quot;;0;1);IF([$screen_negative.V52]=&quot;&quot;;0;1);IF([$screen_negative.W52]=&quot;&quot;;0;1);IF([$screen_negative.X52]=&quot;&quot;;0;1)))" office:value-type="string" office:string-value="0" calcext:value-type="string">
            <text:p>0</text:p>
          </table:table-cell>
          <table:table-cell table:formula="of:=BIN2HEX(CONCATENATE(IF([$screen_negative.Y52]=&quot;&quot;;0;1);IF([$screen_negative.Z52]=&quot;&quot;;0;1);IF([$screen_negative.AA52]=&quot;&quot;;0;1);IF([$screen_negative.AB52]=&quot;&quot;;0;1);IF([$screen_negative.AC52]=&quot;&quot;;0;1);IF([$screen_negative.AD52]=&quot;&quot;;0;1);IF([$screen_negative.AE52]=&quot;&quot;;0;1);IF([$screen_negative.AF52]=&quot;&quot;;0;1)))" office:value-type="string" office:string-value="0" calcext:value-type="string">
            <text:p>0</text:p>
          </table:table-cell>
          <table:table-cell table:formula="of:=BIN2HEX(CONCATENATE(IF([$screen_negative.AG52]=&quot;&quot;;0;1);IF([$screen_negative.AH52]=&quot;&quot;;0;1);IF([$screen_negative.AI52]=&quot;&quot;;0;1);IF([$screen_negative.AJ52]=&quot;&quot;;0;1);IF([$screen_negative.AK52]=&quot;&quot;;0;1);IF([$screen_negative.AL52]=&quot;&quot;;0;1);IF([$screen_negative.AM52]=&quot;&quot;;0;1);IF([$screen_negative.AN52]=&quot;&quot;;0;1)))" office:value-type="string" office:string-value="1" calcext:value-type="string">
            <text:p>1</text:p>
          </table:table-cell>
          <table:table-cell table:formula="of:=BIN2HEX(CONCATENATE(IF([$screen_negative.AO52]=&quot;&quot;;0;1);IF([$screen_negative.AP52]=&quot;&quot;;0;1);IF([$screen_negative.AQ52]=&quot;&quot;;0;1);IF([$screen_negative.AR52]=&quot;&quot;;0;1);IF([$screen_negative.AS52]=&quot;&quot;;0;1);IF([$screen_negative.AT52]=&quot;&quot;;0;1);IF([$screen_negative.AU52]=&quot;&quot;;0;1);IF([$screen_negative.AV52]=&quot;&quot;;0;1)))" office:value-type="string" office:string-value="48" calcext:value-type="string">
            <text:p>48</text:p>
          </table:table-cell>
          <table:table-cell table:formula="of:=BIN2HEX(CONCATENATE(IF([$screen_negative.AW52]=&quot;&quot;;0;1);IF([$screen_negative.AX52]=&quot;&quot;;0;1);IF([$screen_negative.AY52]=&quot;&quot;;0;1);IF([$screen_negative.AZ52]=&quot;&quot;;0;1);IF([$screen_negative.BA52]=&quot;&quot;;0;1);IF([$screen_negative.BB52]=&quot;&quot;;0;1);IF([$screen_negative.BC52]=&quot;&quot;;0;1);IF([$screen_negative.BD52]=&quot;&quot;;0;1)))" office:value-type="string" office:string-value="0" calcext:value-type="string">
            <text:p>0</text:p>
          </table:table-cell>
          <table:table-cell table:formula="of:=BIN2HEX(CONCATENATE(IF([$screen_negative.BE52]=&quot;&quot;;0;1);IF([$screen_negative.BF52]=&quot;&quot;;0;1);IF([$screen_negative.BG52]=&quot;&quot;;0;1);IF([$screen_negative.BH52]=&quot;&quot;;0;1);IF([$screen_negative.BI52]=&quot;&quot;;0;1);IF([$screen_negative.BJ52]=&quot;&quot;;0;1);IF([$screen_negative.BK52]=&quot;&quot;;0;1);IF([$screen_negative.BL52]=&quot;&quot;;0;1)))" office:value-type="string" office:string-value="1" calcext:value-type="string">
            <text:p>1</text:p>
          </table:table-cell>
          <table:table-cell table:formula="of:=BIN2HEX(CONCATENATE(IF([$screen_negative.BM52]=&quot;&quot;;0;1);IF([$screen_negative.BN52]=&quot;&quot;;0;1);IF([$screen_negative.BO52]=&quot;&quot;;0;1);IF([$screen_negative.BP52]=&quot;&quot;;0;1);IF([$screen_negative.BQ52]=&quot;&quot;;0;1);IF([$screen_negative.BR52]=&quot;&quot;;0;1);IF([$screen_negative.BS52]=&quot;&quot;;0;1);IF([$screen_negative.BT52]=&quot;&quot;;0;1)))" office:value-type="string" office:string-value="80" calcext:value-type="string">
            <text:p>80</text:p>
          </table:table-cell>
          <table:table-cell table:formula="of:=BIN2HEX(CONCATENATE(IF([$screen_negative.BU52]=&quot;&quot;;0;1);IF([$screen_negative.BV52]=&quot;&quot;;0;1);IF([$screen_negative.BW52]=&quot;&quot;;0;1);IF([$screen_negative.BX52]=&quot;&quot;;0;1);IF([$screen_negative.BY52]=&quot;&quot;;0;1);IF([$screen_negative.BZ52]=&quot;&quot;;0;1);IF([$screen_negative.CA52]=&quot;&quot;;0;1);IF([$screen_negative.CB52]=&quot;&quot;;0;1)))" office:value-type="string" office:string-value="0" calcext:value-type="string">
            <text:p>0</text:p>
          </table:table-cell>
          <table:table-cell table:formula="of:=BIN2HEX(CONCATENATE(IF([$screen_negative.CC52]=&quot;&quot;;0;1);IF([$screen_negative.CD52]=&quot;&quot;;0;1);IF([$screen_negative.CE52]=&quot;&quot;;0;1);IF([$screen_negative.CF52]=&quot;&quot;;0;1);IF([$screen_negative.CG52]=&quot;&quot;;0;1);IF([$screen_negative.CH52]=&quot;&quot;;0;1);IF([$screen_negative.CI52]=&quot;&quot;;0;1);IF([$screen_negative.CJ52]=&quot;&quot;;0;1)))" office:value-type="string" office:string-value="12" calcext:value-type="string">
            <text:p>12</text:p>
          </table:table-cell>
          <table:table-cell table:formula="of:=BIN2HEX(CONCATENATE(IF([$screen_negative.CK52]=&quot;&quot;;0;1);IF([$screen_negative.CL52]=&quot;&quot;;0;1);IF([$screen_negative.CM52]=&quot;&quot;;0;1);IF([$screen_negative.CN52]=&quot;&quot;;0;1);IF([$screen_negative.CO52]=&quot;&quot;;0;1);IF([$screen_negative.CP52]=&quot;&quot;;0;1);IF([$screen_negative.CQ52]=&quot;&quot;;0;1);IF([$screen_negative.CR52]=&quot;&quot;;0;1)))" office:value-type="string" office:string-value="80" calcext:value-type="string">
            <text:p>80</text:p>
          </table:table-cell>
          <table:table-cell table:formula="of:=BIN2HEX(CONCATENATE(IF([$screen_negative.CS52]=&quot;&quot;;0;1);IF([$screen_negative.CT52]=&quot;&quot;;0;1);IF([$screen_negative.CU52]=&quot;&quot;;0;1);IF([$screen_negative.CV52]=&quot;&quot;;0;1);IF([$screen_negative.CW52]=&quot;&quot;;0;1);IF([$screen_negative.CX52]=&quot;&quot;;0;1);IF([$screen_negative.CY52]=&quot;&quot;;0;1);IF([$screen_negative.CZ52]=&quot;&quot;;0;1)))" office:value-type="string" office:string-value="0" calcext:value-type="string">
            <text:p>0</text:p>
          </table:table-cell>
          <table:table-cell table:formula="of:=BIN2HEX(CONCATENATE(IF([$screen_negative.DA52]=&quot;&quot;;0;1);IF([$screen_negative.DB52]=&quot;&quot;;0;1);IF([$screen_negative.DC52]=&quot;&quot;;0;1);IF([$screen_negative.DD52]=&quot;&quot;;0;1);IF([$screen_negative.DE52]=&quot;&quot;;0;1);IF([$screen_negative.DF52]=&quot;&quot;;0;1);IF([$screen_negative.DG52]=&quot;&quot;;0;1);IF([$screen_negative.DH52]=&quot;&quot;;0;1)))" office:value-type="string" office:string-value="0" calcext:value-type="string">
            <text:p>0</text:p>
          </table:table-cell>
          <table:table-cell table:formula="of:=BIN2HEX(CONCATENATE(IF([$screen_negative.DI52]=&quot;&quot;;0;1);IF([$screen_negative.DJ52]=&quot;&quot;;0;1);IF([$screen_negative.DK52]=&quot;&quot;;0;1);IF([$screen_negative.DL52]=&quot;&quot;;0;1);IF([$screen_negative.DM52]=&quot;&quot;;0;1);IF([$screen_negative.DN52]=&quot;&quot;;0;1);IF([$screen_negative.DO52]=&quot;&quot;;0;1);IF([$screen_negative.DP52]=&quot;&quot;;0;1)))" office:value-type="string" office:string-value="0" calcext:value-type="string">
            <text:p>0</text:p>
          </table:table-cell>
          <table:table-cell table:formula="of:=BIN2HEX(CONCATENATE(IF([$screen_negative.DQ52]=&quot;&quot;;0;1);IF([$screen_negative.DR52]=&quot;&quot;;0;1);IF([$screen_negative.DS52]=&quot;&quot;;0;1);IF([$screen_negative.DT52]=&quot;&quot;;0;1);IF([$screen_negative.DU52]=&quot;&quot;;0;1);IF([$screen_negative.DV52]=&quot;&quot;;0;1);IF([$screen_negative.DW52]=&quot;&quot;;0;1);IF([$screen_negative.DX52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53]=&quot;&quot;;0;1);IF([$screen_negative.B53]=&quot;&quot;;0;1);IF([$screen_negative.C53]=&quot;&quot;;0;1);IF([$screen_negative.D53]=&quot;&quot;;0;1);IF([$screen_negative.E53]=&quot;&quot;;0;1);IF([$screen_negative.F53]=&quot;&quot;;0;1);IF([$screen_negative.G53]=&quot;&quot;;0;1);IF([$screen_negative.H53]=&quot;&quot;;0;1)))" office:value-type="string" office:string-value="0" calcext:value-type="string">
            <text:p>0</text:p>
          </table:table-cell>
          <table:table-cell table:formula="of:=BIN2HEX(CONCATENATE(IF([$screen_negative.I53]=&quot;&quot;;0;1);IF([$screen_negative.J53]=&quot;&quot;;0;1);IF([$screen_negative.K53]=&quot;&quot;;0;1);IF([$screen_negative.L53]=&quot;&quot;;0;1);IF([$screen_negative.M53]=&quot;&quot;;0;1);IF([$screen_negative.N53]=&quot;&quot;;0;1);IF([$screen_negative.O53]=&quot;&quot;;0;1);IF([$screen_negative.P53]=&quot;&quot;;0;1)))" office:value-type="string" office:string-value="0" calcext:value-type="string">
            <text:p>0</text:p>
          </table:table-cell>
          <table:table-cell table:formula="of:=BIN2HEX(CONCATENATE(IF([$screen_negative.Q53]=&quot;&quot;;0;1);IF([$screen_negative.R53]=&quot;&quot;;0;1);IF([$screen_negative.S53]=&quot;&quot;;0;1);IF([$screen_negative.T53]=&quot;&quot;;0;1);IF([$screen_negative.U53]=&quot;&quot;;0;1);IF([$screen_negative.V53]=&quot;&quot;;0;1);IF([$screen_negative.W53]=&quot;&quot;;0;1);IF([$screen_negative.X53]=&quot;&quot;;0;1)))" office:value-type="string" office:string-value="0" calcext:value-type="string">
            <text:p>0</text:p>
          </table:table-cell>
          <table:table-cell table:formula="of:=BIN2HEX(CONCATENATE(IF([$screen_negative.Y53]=&quot;&quot;;0;1);IF([$screen_negative.Z53]=&quot;&quot;;0;1);IF([$screen_negative.AA53]=&quot;&quot;;0;1);IF([$screen_negative.AB53]=&quot;&quot;;0;1);IF([$screen_negative.AC53]=&quot;&quot;;0;1);IF([$screen_negative.AD53]=&quot;&quot;;0;1);IF([$screen_negative.AE53]=&quot;&quot;;0;1);IF([$screen_negative.AF53]=&quot;&quot;;0;1)))" office:value-type="string" office:string-value="0" calcext:value-type="string">
            <text:p>0</text:p>
          </table:table-cell>
          <table:table-cell table:formula="of:=BIN2HEX(CONCATENATE(IF([$screen_negative.AG53]=&quot;&quot;;0;1);IF([$screen_negative.AH53]=&quot;&quot;;0;1);IF([$screen_negative.AI53]=&quot;&quot;;0;1);IF([$screen_negative.AJ53]=&quot;&quot;;0;1);IF([$screen_negative.AK53]=&quot;&quot;;0;1);IF([$screen_negative.AL53]=&quot;&quot;;0;1);IF([$screen_negative.AM53]=&quot;&quot;;0;1);IF([$screen_negative.AN53]=&quot;&quot;;0;1)))" office:value-type="string" office:string-value="0" calcext:value-type="string">
            <text:p>0</text:p>
          </table:table-cell>
          <table:table-cell table:formula="of:=BIN2HEX(CONCATENATE(IF([$screen_negative.AO53]=&quot;&quot;;0;1);IF([$screen_negative.AP53]=&quot;&quot;;0;1);IF([$screen_negative.AQ53]=&quot;&quot;;0;1);IF([$screen_negative.AR53]=&quot;&quot;;0;1);IF([$screen_negative.AS53]=&quot;&quot;;0;1);IF([$screen_negative.AT53]=&quot;&quot;;0;1);IF([$screen_negative.AU53]=&quot;&quot;;0;1);IF([$screen_negative.AV53]=&quot;&quot;;0;1)))" office:value-type="string" office:string-value="A0" calcext:value-type="string">
            <text:p>A0</text:p>
          </table:table-cell>
          <table:table-cell table:formula="of:=BIN2HEX(CONCATENATE(IF([$screen_negative.AW53]=&quot;&quot;;0;1);IF([$screen_negative.AX53]=&quot;&quot;;0;1);IF([$screen_negative.AY53]=&quot;&quot;;0;1);IF([$screen_negative.AZ53]=&quot;&quot;;0;1);IF([$screen_negative.BA53]=&quot;&quot;;0;1);IF([$screen_negative.BB53]=&quot;&quot;;0;1);IF([$screen_negative.BC53]=&quot;&quot;;0;1);IF([$screen_negative.BD53]=&quot;&quot;;0;1)))" office:value-type="string" office:string-value="0" calcext:value-type="string">
            <text:p>0</text:p>
          </table:table-cell>
          <table:table-cell table:formula="of:=BIN2HEX(CONCATENATE(IF([$screen_negative.BE53]=&quot;&quot;;0;1);IF([$screen_negative.BF53]=&quot;&quot;;0;1);IF([$screen_negative.BG53]=&quot;&quot;;0;1);IF([$screen_negative.BH53]=&quot;&quot;;0;1);IF([$screen_negative.BI53]=&quot;&quot;;0;1);IF([$screen_negative.BJ53]=&quot;&quot;;0;1);IF([$screen_negative.BK53]=&quot;&quot;;0;1);IF([$screen_negative.BL53]=&quot;&quot;;0;1)))" office:value-type="string" office:string-value="1" calcext:value-type="string">
            <text:p>1</text:p>
          </table:table-cell>
          <table:table-cell table:formula="of:=BIN2HEX(CONCATENATE(IF([$screen_negative.BM53]=&quot;&quot;;0;1);IF([$screen_negative.BN53]=&quot;&quot;;0;1);IF([$screen_negative.BO53]=&quot;&quot;;0;1);IF([$screen_negative.BP53]=&quot;&quot;;0;1);IF([$screen_negative.BQ53]=&quot;&quot;;0;1);IF([$screen_negative.BR53]=&quot;&quot;;0;1);IF([$screen_negative.BS53]=&quot;&quot;;0;1);IF([$screen_negative.BT53]=&quot;&quot;;0;1)))" office:value-type="string" office:string-value="80" calcext:value-type="string">
            <text:p>80</text:p>
          </table:table-cell>
          <table:table-cell table:formula="of:=BIN2HEX(CONCATENATE(IF([$screen_negative.BU53]=&quot;&quot;;0;1);IF([$screen_negative.BV53]=&quot;&quot;;0;1);IF([$screen_negative.BW53]=&quot;&quot;;0;1);IF([$screen_negative.BX53]=&quot;&quot;;0;1);IF([$screen_negative.BY53]=&quot;&quot;;0;1);IF([$screen_negative.BZ53]=&quot;&quot;;0;1);IF([$screen_negative.CA53]=&quot;&quot;;0;1);IF([$screen_negative.CB53]=&quot;&quot;;0;1)))" office:value-type="string" office:string-value="0" calcext:value-type="string">
            <text:p>0</text:p>
          </table:table-cell>
          <table:table-cell table:formula="of:=BIN2HEX(CONCATENATE(IF([$screen_negative.CC53]=&quot;&quot;;0;1);IF([$screen_negative.CD53]=&quot;&quot;;0;1);IF([$screen_negative.CE53]=&quot;&quot;;0;1);IF([$screen_negative.CF53]=&quot;&quot;;0;1);IF([$screen_negative.CG53]=&quot;&quot;;0;1);IF([$screen_negative.CH53]=&quot;&quot;;0;1);IF([$screen_negative.CI53]=&quot;&quot;;0;1);IF([$screen_negative.CJ53]=&quot;&quot;;0;1)))" office:value-type="string" office:string-value="5" calcext:value-type="string">
            <text:p>5</text:p>
          </table:table-cell>
          <table:table-cell table:formula="of:=BIN2HEX(CONCATENATE(IF([$screen_negative.CK53]=&quot;&quot;;0;1);IF([$screen_negative.CL53]=&quot;&quot;;0;1);IF([$screen_negative.CM53]=&quot;&quot;;0;1);IF([$screen_negative.CN53]=&quot;&quot;;0;1);IF([$screen_negative.CO53]=&quot;&quot;;0;1);IF([$screen_negative.CP53]=&quot;&quot;;0;1);IF([$screen_negative.CQ53]=&quot;&quot;;0;1);IF([$screen_negative.CR53]=&quot;&quot;;0;1)))" office:value-type="string" office:string-value="0" calcext:value-type="string">
            <text:p>0</text:p>
          </table:table-cell>
          <table:table-cell table:formula="of:=BIN2HEX(CONCATENATE(IF([$screen_negative.CS53]=&quot;&quot;;0;1);IF([$screen_negative.CT53]=&quot;&quot;;0;1);IF([$screen_negative.CU53]=&quot;&quot;;0;1);IF([$screen_negative.CV53]=&quot;&quot;;0;1);IF([$screen_negative.CW53]=&quot;&quot;;0;1);IF([$screen_negative.CX53]=&quot;&quot;;0;1);IF([$screen_negative.CY53]=&quot;&quot;;0;1);IF([$screen_negative.CZ53]=&quot;&quot;;0;1)))" office:value-type="string" office:string-value="0" calcext:value-type="string">
            <text:p>0</text:p>
          </table:table-cell>
          <table:table-cell table:formula="of:=BIN2HEX(CONCATENATE(IF([$screen_negative.DA53]=&quot;&quot;;0;1);IF([$screen_negative.DB53]=&quot;&quot;;0;1);IF([$screen_negative.DC53]=&quot;&quot;;0;1);IF([$screen_negative.DD53]=&quot;&quot;;0;1);IF([$screen_negative.DE53]=&quot;&quot;;0;1);IF([$screen_negative.DF53]=&quot;&quot;;0;1);IF([$screen_negative.DG53]=&quot;&quot;;0;1);IF([$screen_negative.DH53]=&quot;&quot;;0;1)))" office:value-type="string" office:string-value="0" calcext:value-type="string">
            <text:p>0</text:p>
          </table:table-cell>
          <table:table-cell table:formula="of:=BIN2HEX(CONCATENATE(IF([$screen_negative.DI53]=&quot;&quot;;0;1);IF([$screen_negative.DJ53]=&quot;&quot;;0;1);IF([$screen_negative.DK53]=&quot;&quot;;0;1);IF([$screen_negative.DL53]=&quot;&quot;;0;1);IF([$screen_negative.DM53]=&quot;&quot;;0;1);IF([$screen_negative.DN53]=&quot;&quot;;0;1);IF([$screen_negative.DO53]=&quot;&quot;;0;1);IF([$screen_negative.DP53]=&quot;&quot;;0;1)))" office:value-type="string" office:string-value="0" calcext:value-type="string">
            <text:p>0</text:p>
          </table:table-cell>
          <table:table-cell table:formula="of:=BIN2HEX(CONCATENATE(IF([$screen_negative.DQ53]=&quot;&quot;;0;1);IF([$screen_negative.DR53]=&quot;&quot;;0;1);IF([$screen_negative.DS53]=&quot;&quot;;0;1);IF([$screen_negative.DT53]=&quot;&quot;;0;1);IF([$screen_negative.DU53]=&quot;&quot;;0;1);IF([$screen_negative.DV53]=&quot;&quot;;0;1);IF([$screen_negative.DW53]=&quot;&quot;;0;1);IF([$screen_negative.DX53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54]=&quot;&quot;;0;1);IF([$screen_negative.B54]=&quot;&quot;;0;1);IF([$screen_negative.C54]=&quot;&quot;;0;1);IF([$screen_negative.D54]=&quot;&quot;;0;1);IF([$screen_negative.E54]=&quot;&quot;;0;1);IF([$screen_negative.F54]=&quot;&quot;;0;1);IF([$screen_negative.G54]=&quot;&quot;;0;1);IF([$screen_negative.H54]=&quot;&quot;;0;1)))" office:value-type="string" office:string-value="0" calcext:value-type="string">
            <text:p>0</text:p>
          </table:table-cell>
          <table:table-cell table:formula="of:=BIN2HEX(CONCATENATE(IF([$screen_negative.I54]=&quot;&quot;;0;1);IF([$screen_negative.J54]=&quot;&quot;;0;1);IF([$screen_negative.K54]=&quot;&quot;;0;1);IF([$screen_negative.L54]=&quot;&quot;;0;1);IF([$screen_negative.M54]=&quot;&quot;;0;1);IF([$screen_negative.N54]=&quot;&quot;;0;1);IF([$screen_negative.O54]=&quot;&quot;;0;1);IF([$screen_negative.P54]=&quot;&quot;;0;1)))" office:value-type="string" office:string-value="0" calcext:value-type="string">
            <text:p>0</text:p>
          </table:table-cell>
          <table:table-cell table:formula="of:=BIN2HEX(CONCATENATE(IF([$screen_negative.Q54]=&quot;&quot;;0;1);IF([$screen_negative.R54]=&quot;&quot;;0;1);IF([$screen_negative.S54]=&quot;&quot;;0;1);IF([$screen_negative.T54]=&quot;&quot;;0;1);IF([$screen_negative.U54]=&quot;&quot;;0;1);IF([$screen_negative.V54]=&quot;&quot;;0;1);IF([$screen_negative.W54]=&quot;&quot;;0;1);IF([$screen_negative.X54]=&quot;&quot;;0;1)))" office:value-type="string" office:string-value="0" calcext:value-type="string">
            <text:p>0</text:p>
          </table:table-cell>
          <table:table-cell table:formula="of:=BIN2HEX(CONCATENATE(IF([$screen_negative.Y54]=&quot;&quot;;0;1);IF([$screen_negative.Z54]=&quot;&quot;;0;1);IF([$screen_negative.AA54]=&quot;&quot;;0;1);IF([$screen_negative.AB54]=&quot;&quot;;0;1);IF([$screen_negative.AC54]=&quot;&quot;;0;1);IF([$screen_negative.AD54]=&quot;&quot;;0;1);IF([$screen_negative.AE54]=&quot;&quot;;0;1);IF([$screen_negative.AF54]=&quot;&quot;;0;1)))" office:value-type="string" office:string-value="0" calcext:value-type="string">
            <text:p>0</text:p>
          </table:table-cell>
          <table:table-cell table:formula="of:=BIN2HEX(CONCATENATE(IF([$screen_negative.AG54]=&quot;&quot;;0;1);IF([$screen_negative.AH54]=&quot;&quot;;0;1);IF([$screen_negative.AI54]=&quot;&quot;;0;1);IF([$screen_negative.AJ54]=&quot;&quot;;0;1);IF([$screen_negative.AK54]=&quot;&quot;;0;1);IF([$screen_negative.AL54]=&quot;&quot;;0;1);IF([$screen_negative.AM54]=&quot;&quot;;0;1);IF([$screen_negative.AN54]=&quot;&quot;;0;1)))" office:value-type="string" office:string-value="0" calcext:value-type="string">
            <text:p>0</text:p>
          </table:table-cell>
          <table:table-cell table:formula="of:=BIN2HEX(CONCATENATE(IF([$screen_negative.AO54]=&quot;&quot;;0;1);IF([$screen_negative.AP54]=&quot;&quot;;0;1);IF([$screen_negative.AQ54]=&quot;&quot;;0;1);IF([$screen_negative.AR54]=&quot;&quot;;0;1);IF([$screen_negative.AS54]=&quot;&quot;;0;1);IF([$screen_negative.AT54]=&quot;&quot;;0;1);IF([$screen_negative.AU54]=&quot;&quot;;0;1);IF([$screen_negative.AV54]=&quot;&quot;;0;1)))" office:value-type="string" office:string-value="90" calcext:value-type="string">
            <text:p>90</text:p>
          </table:table-cell>
          <table:table-cell table:formula="of:=BIN2HEX(CONCATENATE(IF([$screen_negative.AW54]=&quot;&quot;;0;1);IF([$screen_negative.AX54]=&quot;&quot;;0;1);IF([$screen_negative.AY54]=&quot;&quot;;0;1);IF([$screen_negative.AZ54]=&quot;&quot;;0;1);IF([$screen_negative.BA54]=&quot;&quot;;0;1);IF([$screen_negative.BB54]=&quot;&quot;;0;1);IF([$screen_negative.BC54]=&quot;&quot;;0;1);IF([$screen_negative.BD54]=&quot;&quot;;0;1)))" office:value-type="string" office:string-value="0" calcext:value-type="string">
            <text:p>0</text:p>
          </table:table-cell>
          <table:table-cell table:formula="of:=BIN2HEX(CONCATENATE(IF([$screen_negative.BE54]=&quot;&quot;;0;1);IF([$screen_negative.BF54]=&quot;&quot;;0;1);IF([$screen_negative.BG54]=&quot;&quot;;0;1);IF([$screen_negative.BH54]=&quot;&quot;;0;1);IF([$screen_negative.BI54]=&quot;&quot;;0;1);IF([$screen_negative.BJ54]=&quot;&quot;;0;1);IF([$screen_negative.BK54]=&quot;&quot;;0;1);IF([$screen_negative.BL54]=&quot;&quot;;0;1)))" office:value-type="string" office:string-value="0" calcext:value-type="string">
            <text:p>0</text:p>
          </table:table-cell>
          <table:table-cell table:formula="of:=BIN2HEX(CONCATENATE(IF([$screen_negative.BM54]=&quot;&quot;;0;1);IF([$screen_negative.BN54]=&quot;&quot;;0;1);IF([$screen_negative.BO54]=&quot;&quot;;0;1);IF([$screen_negative.BP54]=&quot;&quot;;0;1);IF([$screen_negative.BQ54]=&quot;&quot;;0;1);IF([$screen_negative.BR54]=&quot;&quot;;0;1);IF([$screen_negative.BS54]=&quot;&quot;;0;1);IF([$screen_negative.BT54]=&quot;&quot;;0;1)))" office:value-type="string" office:string-value="0" calcext:value-type="string">
            <text:p>0</text:p>
          </table:table-cell>
          <table:table-cell table:formula="of:=BIN2HEX(CONCATENATE(IF([$screen_negative.BU54]=&quot;&quot;;0;1);IF([$screen_negative.BV54]=&quot;&quot;;0;1);IF([$screen_negative.BW54]=&quot;&quot;;0;1);IF([$screen_negative.BX54]=&quot;&quot;;0;1);IF([$screen_negative.BY54]=&quot;&quot;;0;1);IF([$screen_negative.BZ54]=&quot;&quot;;0;1);IF([$screen_negative.CA54]=&quot;&quot;;0;1);IF([$screen_negative.CB54]=&quot;&quot;;0;1)))" office:value-type="string" office:string-value="0" calcext:value-type="string">
            <text:p>0</text:p>
          </table:table-cell>
          <table:table-cell table:formula="of:=BIN2HEX(CONCATENATE(IF([$screen_negative.CC54]=&quot;&quot;;0;1);IF([$screen_negative.CD54]=&quot;&quot;;0;1);IF([$screen_negative.CE54]=&quot;&quot;;0;1);IF([$screen_negative.CF54]=&quot;&quot;;0;1);IF([$screen_negative.CG54]=&quot;&quot;;0;1);IF([$screen_negative.CH54]=&quot;&quot;;0;1);IF([$screen_negative.CI54]=&quot;&quot;;0;1);IF([$screen_negative.CJ54]=&quot;&quot;;0;1)))" office:value-type="string" office:string-value="9" calcext:value-type="string">
            <text:p>9</text:p>
          </table:table-cell>
          <table:table-cell table:formula="of:=BIN2HEX(CONCATENATE(IF([$screen_negative.CK54]=&quot;&quot;;0;1);IF([$screen_negative.CL54]=&quot;&quot;;0;1);IF([$screen_negative.CM54]=&quot;&quot;;0;1);IF([$screen_negative.CN54]=&quot;&quot;;0;1);IF([$screen_negative.CO54]=&quot;&quot;;0;1);IF([$screen_negative.CP54]=&quot;&quot;;0;1);IF([$screen_negative.CQ54]=&quot;&quot;;0;1);IF([$screen_negative.CR54]=&quot;&quot;;0;1)))" office:value-type="string" office:string-value="0" calcext:value-type="string">
            <text:p>0</text:p>
          </table:table-cell>
          <table:table-cell table:formula="of:=BIN2HEX(CONCATENATE(IF([$screen_negative.CS54]=&quot;&quot;;0;1);IF([$screen_negative.CT54]=&quot;&quot;;0;1);IF([$screen_negative.CU54]=&quot;&quot;;0;1);IF([$screen_negative.CV54]=&quot;&quot;;0;1);IF([$screen_negative.CW54]=&quot;&quot;;0;1);IF([$screen_negative.CX54]=&quot;&quot;;0;1);IF([$screen_negative.CY54]=&quot;&quot;;0;1);IF([$screen_negative.CZ54]=&quot;&quot;;0;1)))" office:value-type="string" office:string-value="0" calcext:value-type="string">
            <text:p>0</text:p>
          </table:table-cell>
          <table:table-cell table:formula="of:=BIN2HEX(CONCATENATE(IF([$screen_negative.DA54]=&quot;&quot;;0;1);IF([$screen_negative.DB54]=&quot;&quot;;0;1);IF([$screen_negative.DC54]=&quot;&quot;;0;1);IF([$screen_negative.DD54]=&quot;&quot;;0;1);IF([$screen_negative.DE54]=&quot;&quot;;0;1);IF([$screen_negative.DF54]=&quot;&quot;;0;1);IF([$screen_negative.DG54]=&quot;&quot;;0;1);IF([$screen_negative.DH54]=&quot;&quot;;0;1)))" office:value-type="string" office:string-value="0" calcext:value-type="string">
            <text:p>0</text:p>
          </table:table-cell>
          <table:table-cell table:formula="of:=BIN2HEX(CONCATENATE(IF([$screen_negative.DI54]=&quot;&quot;;0;1);IF([$screen_negative.DJ54]=&quot;&quot;;0;1);IF([$screen_negative.DK54]=&quot;&quot;;0;1);IF([$screen_negative.DL54]=&quot;&quot;;0;1);IF([$screen_negative.DM54]=&quot;&quot;;0;1);IF([$screen_negative.DN54]=&quot;&quot;;0;1);IF([$screen_negative.DO54]=&quot;&quot;;0;1);IF([$screen_negative.DP54]=&quot;&quot;;0;1)))" office:value-type="string" office:string-value="0" calcext:value-type="string">
            <text:p>0</text:p>
          </table:table-cell>
          <table:table-cell table:formula="of:=BIN2HEX(CONCATENATE(IF([$screen_negative.DQ54]=&quot;&quot;;0;1);IF([$screen_negative.DR54]=&quot;&quot;;0;1);IF([$screen_negative.DS54]=&quot;&quot;;0;1);IF([$screen_negative.DT54]=&quot;&quot;;0;1);IF([$screen_negative.DU54]=&quot;&quot;;0;1);IF([$screen_negative.DV54]=&quot;&quot;;0;1);IF([$screen_negative.DW54]=&quot;&quot;;0;1);IF([$screen_negative.DX54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55]=&quot;&quot;;0;1);IF([$screen_negative.B55]=&quot;&quot;;0;1);IF([$screen_negative.C55]=&quot;&quot;;0;1);IF([$screen_negative.D55]=&quot;&quot;;0;1);IF([$screen_negative.E55]=&quot;&quot;;0;1);IF([$screen_negative.F55]=&quot;&quot;;0;1);IF([$screen_negative.G55]=&quot;&quot;;0;1);IF([$screen_negative.H55]=&quot;&quot;;0;1)))" office:value-type="string" office:string-value="0" calcext:value-type="string">
            <text:p>0</text:p>
          </table:table-cell>
          <table:table-cell table:formula="of:=BIN2HEX(CONCATENATE(IF([$screen_negative.I55]=&quot;&quot;;0;1);IF([$screen_negative.J55]=&quot;&quot;;0;1);IF([$screen_negative.K55]=&quot;&quot;;0;1);IF([$screen_negative.L55]=&quot;&quot;;0;1);IF([$screen_negative.M55]=&quot;&quot;;0;1);IF([$screen_negative.N55]=&quot;&quot;;0;1);IF([$screen_negative.O55]=&quot;&quot;;0;1);IF([$screen_negative.P55]=&quot;&quot;;0;1)))" office:value-type="string" office:string-value="0" calcext:value-type="string">
            <text:p>0</text:p>
          </table:table-cell>
          <table:table-cell table:formula="of:=BIN2HEX(CONCATENATE(IF([$screen_negative.Q55]=&quot;&quot;;0;1);IF([$screen_negative.R55]=&quot;&quot;;0;1);IF([$screen_negative.S55]=&quot;&quot;;0;1);IF([$screen_negative.T55]=&quot;&quot;;0;1);IF([$screen_negative.U55]=&quot;&quot;;0;1);IF([$screen_negative.V55]=&quot;&quot;;0;1);IF([$screen_negative.W55]=&quot;&quot;;0;1);IF([$screen_negative.X55]=&quot;&quot;;0;1)))" office:value-type="string" office:string-value="0" calcext:value-type="string">
            <text:p>0</text:p>
          </table:table-cell>
          <table:table-cell table:formula="of:=BIN2HEX(CONCATENATE(IF([$screen_negative.Y55]=&quot;&quot;;0;1);IF([$screen_negative.Z55]=&quot;&quot;;0;1);IF([$screen_negative.AA55]=&quot;&quot;;0;1);IF([$screen_negative.AB55]=&quot;&quot;;0;1);IF([$screen_negative.AC55]=&quot;&quot;;0;1);IF([$screen_negative.AD55]=&quot;&quot;;0;1);IF([$screen_negative.AE55]=&quot;&quot;;0;1);IF([$screen_negative.AF55]=&quot;&quot;;0;1)))" office:value-type="string" office:string-value="0" calcext:value-type="string">
            <text:p>0</text:p>
          </table:table-cell>
          <table:table-cell table:formula="of:=BIN2HEX(CONCATENATE(IF([$screen_negative.AG55]=&quot;&quot;;0;1);IF([$screen_negative.AH55]=&quot;&quot;;0;1);IF([$screen_negative.AI55]=&quot;&quot;;0;1);IF([$screen_negative.AJ55]=&quot;&quot;;0;1);IF([$screen_negative.AK55]=&quot;&quot;;0;1);IF([$screen_negative.AL55]=&quot;&quot;;0;1);IF([$screen_negative.AM55]=&quot;&quot;;0;1);IF([$screen_negative.AN55]=&quot;&quot;;0;1)))" office:value-type="string" office:string-value="0" calcext:value-type="string">
            <text:p>0</text:p>
          </table:table-cell>
          <table:table-cell table:formula="of:=BIN2HEX(CONCATENATE(IF([$screen_negative.AO55]=&quot;&quot;;0;1);IF([$screen_negative.AP55]=&quot;&quot;;0;1);IF([$screen_negative.AQ55]=&quot;&quot;;0;1);IF([$screen_negative.AR55]=&quot;&quot;;0;1);IF([$screen_negative.AS55]=&quot;&quot;;0;1);IF([$screen_negative.AT55]=&quot;&quot;;0;1);IF([$screen_negative.AU55]=&quot;&quot;;0;1);IF([$screen_negative.AV55]=&quot;&quot;;0;1)))" office:value-type="string" office:string-value="4C" calcext:value-type="string">
            <text:p>4C</text:p>
          </table:table-cell>
          <table:table-cell table:formula="of:=BIN2HEX(CONCATENATE(IF([$screen_negative.AW55]=&quot;&quot;;0;1);IF([$screen_negative.AX55]=&quot;&quot;;0;1);IF([$screen_negative.AY55]=&quot;&quot;;0;1);IF([$screen_negative.AZ55]=&quot;&quot;;0;1);IF([$screen_negative.BA55]=&quot;&quot;;0;1);IF([$screen_negative.BB55]=&quot;&quot;;0;1);IF([$screen_negative.BC55]=&quot;&quot;;0;1);IF([$screen_negative.BD55]=&quot;&quot;;0;1)))" office:value-type="string" office:string-value="0" calcext:value-type="string">
            <text:p>0</text:p>
          </table:table-cell>
          <table:table-cell table:formula="of:=BIN2HEX(CONCATENATE(IF([$screen_negative.BE55]=&quot;&quot;;0;1);IF([$screen_negative.BF55]=&quot;&quot;;0;1);IF([$screen_negative.BG55]=&quot;&quot;;0;1);IF([$screen_negative.BH55]=&quot;&quot;;0;1);IF([$screen_negative.BI55]=&quot;&quot;;0;1);IF([$screen_negative.BJ55]=&quot;&quot;;0;1);IF([$screen_negative.BK55]=&quot;&quot;;0;1);IF([$screen_negative.BL55]=&quot;&quot;;0;1)))" office:value-type="string" office:string-value="0" calcext:value-type="string">
            <text:p>0</text:p>
          </table:table-cell>
          <table:table-cell table:formula="of:=BIN2HEX(CONCATENATE(IF([$screen_negative.BM55]=&quot;&quot;;0;1);IF([$screen_negative.BN55]=&quot;&quot;;0;1);IF([$screen_negative.BO55]=&quot;&quot;;0;1);IF([$screen_negative.BP55]=&quot;&quot;;0;1);IF([$screen_negative.BQ55]=&quot;&quot;;0;1);IF([$screen_negative.BR55]=&quot;&quot;;0;1);IF([$screen_negative.BS55]=&quot;&quot;;0;1);IF([$screen_negative.BT55]=&quot;&quot;;0;1)))" office:value-type="string" office:string-value="0" calcext:value-type="string">
            <text:p>0</text:p>
          </table:table-cell>
          <table:table-cell table:formula="of:=BIN2HEX(CONCATENATE(IF([$screen_negative.BU55]=&quot;&quot;;0;1);IF([$screen_negative.BV55]=&quot;&quot;;0;1);IF([$screen_negative.BW55]=&quot;&quot;;0;1);IF([$screen_negative.BX55]=&quot;&quot;;0;1);IF([$screen_negative.BY55]=&quot;&quot;;0;1);IF([$screen_negative.BZ55]=&quot;&quot;;0;1);IF([$screen_negative.CA55]=&quot;&quot;;0;1);IF([$screen_negative.CB55]=&quot;&quot;;0;1)))" office:value-type="string" office:string-value="0" calcext:value-type="string">
            <text:p>0</text:p>
          </table:table-cell>
          <table:table-cell table:formula="of:=BIN2HEX(CONCATENATE(IF([$screen_negative.CC55]=&quot;&quot;;0;1);IF([$screen_negative.CD55]=&quot;&quot;;0;1);IF([$screen_negative.CE55]=&quot;&quot;;0;1);IF([$screen_negative.CF55]=&quot;&quot;;0;1);IF([$screen_negative.CG55]=&quot;&quot;;0;1);IF([$screen_negative.CH55]=&quot;&quot;;0;1);IF([$screen_negative.CI55]=&quot;&quot;;0;1);IF([$screen_negative.CJ55]=&quot;&quot;;0;1)))" office:value-type="string" office:string-value="32" calcext:value-type="string">
            <text:p>32</text:p>
          </table:table-cell>
          <table:table-cell table:formula="of:=BIN2HEX(CONCATENATE(IF([$screen_negative.CK55]=&quot;&quot;;0;1);IF([$screen_negative.CL55]=&quot;&quot;;0;1);IF([$screen_negative.CM55]=&quot;&quot;;0;1);IF([$screen_negative.CN55]=&quot;&quot;;0;1);IF([$screen_negative.CO55]=&quot;&quot;;0;1);IF([$screen_negative.CP55]=&quot;&quot;;0;1);IF([$screen_negative.CQ55]=&quot;&quot;;0;1);IF([$screen_negative.CR55]=&quot;&quot;;0;1)))" office:value-type="string" office:string-value="0" calcext:value-type="string">
            <text:p>0</text:p>
          </table:table-cell>
          <table:table-cell table:formula="of:=BIN2HEX(CONCATENATE(IF([$screen_negative.CS55]=&quot;&quot;;0;1);IF([$screen_negative.CT55]=&quot;&quot;;0;1);IF([$screen_negative.CU55]=&quot;&quot;;0;1);IF([$screen_negative.CV55]=&quot;&quot;;0;1);IF([$screen_negative.CW55]=&quot;&quot;;0;1);IF([$screen_negative.CX55]=&quot;&quot;;0;1);IF([$screen_negative.CY55]=&quot;&quot;;0;1);IF([$screen_negative.CZ55]=&quot;&quot;;0;1)))" office:value-type="string" office:string-value="0" calcext:value-type="string">
            <text:p>0</text:p>
          </table:table-cell>
          <table:table-cell table:formula="of:=BIN2HEX(CONCATENATE(IF([$screen_negative.DA55]=&quot;&quot;;0;1);IF([$screen_negative.DB55]=&quot;&quot;;0;1);IF([$screen_negative.DC55]=&quot;&quot;;0;1);IF([$screen_negative.DD55]=&quot;&quot;;0;1);IF([$screen_negative.DE55]=&quot;&quot;;0;1);IF([$screen_negative.DF55]=&quot;&quot;;0;1);IF([$screen_negative.DG55]=&quot;&quot;;0;1);IF([$screen_negative.DH55]=&quot;&quot;;0;1)))" office:value-type="string" office:string-value="0" calcext:value-type="string">
            <text:p>0</text:p>
          </table:table-cell>
          <table:table-cell table:formula="of:=BIN2HEX(CONCATENATE(IF([$screen_negative.DI55]=&quot;&quot;;0;1);IF([$screen_negative.DJ55]=&quot;&quot;;0;1);IF([$screen_negative.DK55]=&quot;&quot;;0;1);IF([$screen_negative.DL55]=&quot;&quot;;0;1);IF([$screen_negative.DM55]=&quot;&quot;;0;1);IF([$screen_negative.DN55]=&quot;&quot;;0;1);IF([$screen_negative.DO55]=&quot;&quot;;0;1);IF([$screen_negative.DP55]=&quot;&quot;;0;1)))" office:value-type="string" office:string-value="0" calcext:value-type="string">
            <text:p>0</text:p>
          </table:table-cell>
          <table:table-cell table:formula="of:=BIN2HEX(CONCATENATE(IF([$screen_negative.DQ55]=&quot;&quot;;0;1);IF([$screen_negative.DR55]=&quot;&quot;;0;1);IF([$screen_negative.DS55]=&quot;&quot;;0;1);IF([$screen_negative.DT55]=&quot;&quot;;0;1);IF([$screen_negative.DU55]=&quot;&quot;;0;1);IF([$screen_negative.DV55]=&quot;&quot;;0;1);IF([$screen_negative.DW55]=&quot;&quot;;0;1);IF([$screen_negative.DX55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56]=&quot;&quot;;0;1);IF([$screen_negative.B56]=&quot;&quot;;0;1);IF([$screen_negative.C56]=&quot;&quot;;0;1);IF([$screen_negative.D56]=&quot;&quot;;0;1);IF([$screen_negative.E56]=&quot;&quot;;0;1);IF([$screen_negative.F56]=&quot;&quot;;0;1);IF([$screen_negative.G56]=&quot;&quot;;0;1);IF([$screen_negative.H56]=&quot;&quot;;0;1)))" office:value-type="string" office:string-value="0" calcext:value-type="string">
            <text:p>0</text:p>
          </table:table-cell>
          <table:table-cell table:formula="of:=BIN2HEX(CONCATENATE(IF([$screen_negative.I56]=&quot;&quot;;0;1);IF([$screen_negative.J56]=&quot;&quot;;0;1);IF([$screen_negative.K56]=&quot;&quot;;0;1);IF([$screen_negative.L56]=&quot;&quot;;0;1);IF([$screen_negative.M56]=&quot;&quot;;0;1);IF([$screen_negative.N56]=&quot;&quot;;0;1);IF([$screen_negative.O56]=&quot;&quot;;0;1);IF([$screen_negative.P56]=&quot;&quot;;0;1)))" office:value-type="string" office:string-value="0" calcext:value-type="string">
            <text:p>0</text:p>
          </table:table-cell>
          <table:table-cell table:formula="of:=BIN2HEX(CONCATENATE(IF([$screen_negative.Q56]=&quot;&quot;;0;1);IF([$screen_negative.R56]=&quot;&quot;;0;1);IF([$screen_negative.S56]=&quot;&quot;;0;1);IF([$screen_negative.T56]=&quot;&quot;;0;1);IF([$screen_negative.U56]=&quot;&quot;;0;1);IF([$screen_negative.V56]=&quot;&quot;;0;1);IF([$screen_negative.W56]=&quot;&quot;;0;1);IF([$screen_negative.X56]=&quot;&quot;;0;1)))" office:value-type="string" office:string-value="0" calcext:value-type="string">
            <text:p>0</text:p>
          </table:table-cell>
          <table:table-cell table:formula="of:=BIN2HEX(CONCATENATE(IF([$screen_negative.Y56]=&quot;&quot;;0;1);IF([$screen_negative.Z56]=&quot;&quot;;0;1);IF([$screen_negative.AA56]=&quot;&quot;;0;1);IF([$screen_negative.AB56]=&quot;&quot;;0;1);IF([$screen_negative.AC56]=&quot;&quot;;0;1);IF([$screen_negative.AD56]=&quot;&quot;;0;1);IF([$screen_negative.AE56]=&quot;&quot;;0;1);IF([$screen_negative.AF56]=&quot;&quot;;0;1)))" office:value-type="string" office:string-value="0" calcext:value-type="string">
            <text:p>0</text:p>
          </table:table-cell>
          <table:table-cell table:formula="of:=BIN2HEX(CONCATENATE(IF([$screen_negative.AG56]=&quot;&quot;;0;1);IF([$screen_negative.AH56]=&quot;&quot;;0;1);IF([$screen_negative.AI56]=&quot;&quot;;0;1);IF([$screen_negative.AJ56]=&quot;&quot;;0;1);IF([$screen_negative.AK56]=&quot;&quot;;0;1);IF([$screen_negative.AL56]=&quot;&quot;;0;1);IF([$screen_negative.AM56]=&quot;&quot;;0;1);IF([$screen_negative.AN56]=&quot;&quot;;0;1)))" office:value-type="string" office:string-value="0" calcext:value-type="string">
            <text:p>0</text:p>
          </table:table-cell>
          <table:table-cell table:formula="of:=BIN2HEX(CONCATENATE(IF([$screen_negative.AO56]=&quot;&quot;;0;1);IF([$screen_negative.AP56]=&quot;&quot;;0;1);IF([$screen_negative.AQ56]=&quot;&quot;;0;1);IF([$screen_negative.AR56]=&quot;&quot;;0;1);IF([$screen_negative.AS56]=&quot;&quot;;0;1);IF([$screen_negative.AT56]=&quot;&quot;;0;1);IF([$screen_negative.AU56]=&quot;&quot;;0;1);IF([$screen_negative.AV56]=&quot;&quot;;0;1)))" office:value-type="string" office:string-value="32" calcext:value-type="string">
            <text:p>32</text:p>
          </table:table-cell>
          <table:table-cell table:formula="of:=BIN2HEX(CONCATENATE(IF([$screen_negative.AW56]=&quot;&quot;;0;1);IF([$screen_negative.AX56]=&quot;&quot;;0;1);IF([$screen_negative.AY56]=&quot;&quot;;0;1);IF([$screen_negative.AZ56]=&quot;&quot;;0;1);IF([$screen_negative.BA56]=&quot;&quot;;0;1);IF([$screen_negative.BB56]=&quot;&quot;;0;1);IF([$screen_negative.BC56]=&quot;&quot;;0;1);IF([$screen_negative.BD56]=&quot;&quot;;0;1)))" office:value-type="string" office:string-value="0" calcext:value-type="string">
            <text:p>0</text:p>
          </table:table-cell>
          <table:table-cell table:formula="of:=BIN2HEX(CONCATENATE(IF([$screen_negative.BE56]=&quot;&quot;;0;1);IF([$screen_negative.BF56]=&quot;&quot;;0;1);IF([$screen_negative.BG56]=&quot;&quot;;0;1);IF([$screen_negative.BH56]=&quot;&quot;;0;1);IF([$screen_negative.BI56]=&quot;&quot;;0;1);IF([$screen_negative.BJ56]=&quot;&quot;;0;1);IF([$screen_negative.BK56]=&quot;&quot;;0;1);IF([$screen_negative.BL56]=&quot;&quot;;0;1)))" office:value-type="string" office:string-value="1" calcext:value-type="string">
            <text:p>1</text:p>
          </table:table-cell>
          <table:table-cell table:formula="of:=BIN2HEX(CONCATENATE(IF([$screen_negative.BM56]=&quot;&quot;;0;1);IF([$screen_negative.BN56]=&quot;&quot;;0;1);IF([$screen_negative.BO56]=&quot;&quot;;0;1);IF([$screen_negative.BP56]=&quot;&quot;;0;1);IF([$screen_negative.BQ56]=&quot;&quot;;0;1);IF([$screen_negative.BR56]=&quot;&quot;;0;1);IF([$screen_negative.BS56]=&quot;&quot;;0;1);IF([$screen_negative.BT56]=&quot;&quot;;0;1)))" office:value-type="string" office:string-value="80" calcext:value-type="string">
            <text:p>80</text:p>
          </table:table-cell>
          <table:table-cell table:formula="of:=BIN2HEX(CONCATENATE(IF([$screen_negative.BU56]=&quot;&quot;;0;1);IF([$screen_negative.BV56]=&quot;&quot;;0;1);IF([$screen_negative.BW56]=&quot;&quot;;0;1);IF([$screen_negative.BX56]=&quot;&quot;;0;1);IF([$screen_negative.BY56]=&quot;&quot;;0;1);IF([$screen_negative.BZ56]=&quot;&quot;;0;1);IF([$screen_negative.CA56]=&quot;&quot;;0;1);IF([$screen_negative.CB56]=&quot;&quot;;0;1)))" office:value-type="string" office:string-value="0" calcext:value-type="string">
            <text:p>0</text:p>
          </table:table-cell>
          <table:table-cell table:formula="of:=BIN2HEX(CONCATENATE(IF([$screen_negative.CC56]=&quot;&quot;;0;1);IF([$screen_negative.CD56]=&quot;&quot;;0;1);IF([$screen_negative.CE56]=&quot;&quot;;0;1);IF([$screen_negative.CF56]=&quot;&quot;;0;1);IF([$screen_negative.CG56]=&quot;&quot;;0;1);IF([$screen_negative.CH56]=&quot;&quot;;0;1);IF([$screen_negative.CI56]=&quot;&quot;;0;1);IF([$screen_negative.CJ56]=&quot;&quot;;0;1)))" office:value-type="string" office:string-value="4C" calcext:value-type="string">
            <text:p>4C</text:p>
          </table:table-cell>
          <table:table-cell table:formula="of:=BIN2HEX(CONCATENATE(IF([$screen_negative.CK56]=&quot;&quot;;0;1);IF([$screen_negative.CL56]=&quot;&quot;;0;1);IF([$screen_negative.CM56]=&quot;&quot;;0;1);IF([$screen_negative.CN56]=&quot;&quot;;0;1);IF([$screen_negative.CO56]=&quot;&quot;;0;1);IF([$screen_negative.CP56]=&quot;&quot;;0;1);IF([$screen_negative.CQ56]=&quot;&quot;;0;1);IF([$screen_negative.CR56]=&quot;&quot;;0;1)))" office:value-type="string" office:string-value="0" calcext:value-type="string">
            <text:p>0</text:p>
          </table:table-cell>
          <table:table-cell table:formula="of:=BIN2HEX(CONCATENATE(IF([$screen_negative.CS56]=&quot;&quot;;0;1);IF([$screen_negative.CT56]=&quot;&quot;;0;1);IF([$screen_negative.CU56]=&quot;&quot;;0;1);IF([$screen_negative.CV56]=&quot;&quot;;0;1);IF([$screen_negative.CW56]=&quot;&quot;;0;1);IF([$screen_negative.CX56]=&quot;&quot;;0;1);IF([$screen_negative.CY56]=&quot;&quot;;0;1);IF([$screen_negative.CZ56]=&quot;&quot;;0;1)))" office:value-type="string" office:string-value="0" calcext:value-type="string">
            <text:p>0</text:p>
          </table:table-cell>
          <table:table-cell table:formula="of:=BIN2HEX(CONCATENATE(IF([$screen_negative.DA56]=&quot;&quot;;0;1);IF([$screen_negative.DB56]=&quot;&quot;;0;1);IF([$screen_negative.DC56]=&quot;&quot;;0;1);IF([$screen_negative.DD56]=&quot;&quot;;0;1);IF([$screen_negative.DE56]=&quot;&quot;;0;1);IF([$screen_negative.DF56]=&quot;&quot;;0;1);IF([$screen_negative.DG56]=&quot;&quot;;0;1);IF([$screen_negative.DH56]=&quot;&quot;;0;1)))" office:value-type="string" office:string-value="0" calcext:value-type="string">
            <text:p>0</text:p>
          </table:table-cell>
          <table:table-cell table:formula="of:=BIN2HEX(CONCATENATE(IF([$screen_negative.DI56]=&quot;&quot;;0;1);IF([$screen_negative.DJ56]=&quot;&quot;;0;1);IF([$screen_negative.DK56]=&quot;&quot;;0;1);IF([$screen_negative.DL56]=&quot;&quot;;0;1);IF([$screen_negative.DM56]=&quot;&quot;;0;1);IF([$screen_negative.DN56]=&quot;&quot;;0;1);IF([$screen_negative.DO56]=&quot;&quot;;0;1);IF([$screen_negative.DP56]=&quot;&quot;;0;1)))" office:value-type="string" office:string-value="0" calcext:value-type="string">
            <text:p>0</text:p>
          </table:table-cell>
          <table:table-cell table:formula="of:=BIN2HEX(CONCATENATE(IF([$screen_negative.DQ56]=&quot;&quot;;0;1);IF([$screen_negative.DR56]=&quot;&quot;;0;1);IF([$screen_negative.DS56]=&quot;&quot;;0;1);IF([$screen_negative.DT56]=&quot;&quot;;0;1);IF([$screen_negative.DU56]=&quot;&quot;;0;1);IF([$screen_negative.DV56]=&quot;&quot;;0;1);IF([$screen_negative.DW56]=&quot;&quot;;0;1);IF([$screen_negative.DX56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57]=&quot;&quot;;0;1);IF([$screen_negative.B57]=&quot;&quot;;0;1);IF([$screen_negative.C57]=&quot;&quot;;0;1);IF([$screen_negative.D57]=&quot;&quot;;0;1);IF([$screen_negative.E57]=&quot;&quot;;0;1);IF([$screen_negative.F57]=&quot;&quot;;0;1);IF([$screen_negative.G57]=&quot;&quot;;0;1);IF([$screen_negative.H57]=&quot;&quot;;0;1)))" office:value-type="string" office:string-value="0" calcext:value-type="string">
            <text:p>0</text:p>
          </table:table-cell>
          <table:table-cell table:formula="of:=BIN2HEX(CONCATENATE(IF([$screen_negative.I57]=&quot;&quot;;0;1);IF([$screen_negative.J57]=&quot;&quot;;0;1);IF([$screen_negative.K57]=&quot;&quot;;0;1);IF([$screen_negative.L57]=&quot;&quot;;0;1);IF([$screen_negative.M57]=&quot;&quot;;0;1);IF([$screen_negative.N57]=&quot;&quot;;0;1);IF([$screen_negative.O57]=&quot;&quot;;0;1);IF([$screen_negative.P57]=&quot;&quot;;0;1)))" office:value-type="string" office:string-value="0" calcext:value-type="string">
            <text:p>0</text:p>
          </table:table-cell>
          <table:table-cell table:formula="of:=BIN2HEX(CONCATENATE(IF([$screen_negative.Q57]=&quot;&quot;;0;1);IF([$screen_negative.R57]=&quot;&quot;;0;1);IF([$screen_negative.S57]=&quot;&quot;;0;1);IF([$screen_negative.T57]=&quot;&quot;;0;1);IF([$screen_negative.U57]=&quot;&quot;;0;1);IF([$screen_negative.V57]=&quot;&quot;;0;1);IF([$screen_negative.W57]=&quot;&quot;;0;1);IF([$screen_negative.X57]=&quot;&quot;;0;1)))" office:value-type="string" office:string-value="0" calcext:value-type="string">
            <text:p>0</text:p>
          </table:table-cell>
          <table:table-cell table:formula="of:=BIN2HEX(CONCATENATE(IF([$screen_negative.Y57]=&quot;&quot;;0;1);IF([$screen_negative.Z57]=&quot;&quot;;0;1);IF([$screen_negative.AA57]=&quot;&quot;;0;1);IF([$screen_negative.AB57]=&quot;&quot;;0;1);IF([$screen_negative.AC57]=&quot;&quot;;0;1);IF([$screen_negative.AD57]=&quot;&quot;;0;1);IF([$screen_negative.AE57]=&quot;&quot;;0;1);IF([$screen_negative.AF57]=&quot;&quot;;0;1)))" office:value-type="string" office:string-value="0" calcext:value-type="string">
            <text:p>0</text:p>
          </table:table-cell>
          <table:table-cell table:formula="of:=BIN2HEX(CONCATENATE(IF([$screen_negative.AG57]=&quot;&quot;;0;1);IF([$screen_negative.AH57]=&quot;&quot;;0;1);IF([$screen_negative.AI57]=&quot;&quot;;0;1);IF([$screen_negative.AJ57]=&quot;&quot;;0;1);IF([$screen_negative.AK57]=&quot;&quot;;0;1);IF([$screen_negative.AL57]=&quot;&quot;;0;1);IF([$screen_negative.AM57]=&quot;&quot;;0;1);IF([$screen_negative.AN57]=&quot;&quot;;0;1)))" office:value-type="string" office:string-value="0" calcext:value-type="string">
            <text:p>0</text:p>
          </table:table-cell>
          <table:table-cell table:formula="of:=BIN2HEX(CONCATENATE(IF([$screen_negative.AO57]=&quot;&quot;;0;1);IF([$screen_negative.AP57]=&quot;&quot;;0;1);IF([$screen_negative.AQ57]=&quot;&quot;;0;1);IF([$screen_negative.AR57]=&quot;&quot;;0;1);IF([$screen_negative.AS57]=&quot;&quot;;0;1);IF([$screen_negative.AT57]=&quot;&quot;;0;1);IF([$screen_negative.AU57]=&quot;&quot;;0;1);IF([$screen_negative.AV57]=&quot;&quot;;0;1)))" office:value-type="string" office:string-value="9" calcext:value-type="string">
            <text:p>9</text:p>
          </table:table-cell>
          <table:table-cell table:formula="of:=BIN2HEX(CONCATENATE(IF([$screen_negative.AW57]=&quot;&quot;;0;1);IF([$screen_negative.AX57]=&quot;&quot;;0;1);IF([$screen_negative.AY57]=&quot;&quot;;0;1);IF([$screen_negative.AZ57]=&quot;&quot;;0;1);IF([$screen_negative.BA57]=&quot;&quot;;0;1);IF([$screen_negative.BB57]=&quot;&quot;;0;1);IF([$screen_negative.BC57]=&quot;&quot;;0;1);IF([$screen_negative.BD57]=&quot;&quot;;0;1)))" office:value-type="string" office:string-value="0" calcext:value-type="string">
            <text:p>0</text:p>
          </table:table-cell>
          <table:table-cell table:formula="of:=BIN2HEX(CONCATENATE(IF([$screen_negative.BE57]=&quot;&quot;;0;1);IF([$screen_negative.BF57]=&quot;&quot;;0;1);IF([$screen_negative.BG57]=&quot;&quot;;0;1);IF([$screen_negative.BH57]=&quot;&quot;;0;1);IF([$screen_negative.BI57]=&quot;&quot;;0;1);IF([$screen_negative.BJ57]=&quot;&quot;;0;1);IF([$screen_negative.BK57]=&quot;&quot;;0;1);IF([$screen_negative.BL57]=&quot;&quot;;0;1)))" office:value-type="string" office:string-value="1" calcext:value-type="string">
            <text:p>1</text:p>
          </table:table-cell>
          <table:table-cell table:formula="of:=BIN2HEX(CONCATENATE(IF([$screen_negative.BM57]=&quot;&quot;;0;1);IF([$screen_negative.BN57]=&quot;&quot;;0;1);IF([$screen_negative.BO57]=&quot;&quot;;0;1);IF([$screen_negative.BP57]=&quot;&quot;;0;1);IF([$screen_negative.BQ57]=&quot;&quot;;0;1);IF([$screen_negative.BR57]=&quot;&quot;;0;1);IF([$screen_negative.BS57]=&quot;&quot;;0;1);IF([$screen_negative.BT57]=&quot;&quot;;0;1)))" office:value-type="string" office:string-value="80" calcext:value-type="string">
            <text:p>80</text:p>
          </table:table-cell>
          <table:table-cell table:formula="of:=BIN2HEX(CONCATENATE(IF([$screen_negative.BU57]=&quot;&quot;;0;1);IF([$screen_negative.BV57]=&quot;&quot;;0;1);IF([$screen_negative.BW57]=&quot;&quot;;0;1);IF([$screen_negative.BX57]=&quot;&quot;;0;1);IF([$screen_negative.BY57]=&quot;&quot;;0;1);IF([$screen_negative.BZ57]=&quot;&quot;;0;1);IF([$screen_negative.CA57]=&quot;&quot;;0;1);IF([$screen_negative.CB57]=&quot;&quot;;0;1)))" office:value-type="string" office:string-value="0" calcext:value-type="string">
            <text:p>0</text:p>
          </table:table-cell>
          <table:table-cell table:formula="of:=BIN2HEX(CONCATENATE(IF([$screen_negative.CC57]=&quot;&quot;;0;1);IF([$screen_negative.CD57]=&quot;&quot;;0;1);IF([$screen_negative.CE57]=&quot;&quot;;0;1);IF([$screen_negative.CF57]=&quot;&quot;;0;1);IF([$screen_negative.CG57]=&quot;&quot;;0;1);IF([$screen_negative.CH57]=&quot;&quot;;0;1);IF([$screen_negative.CI57]=&quot;&quot;;0;1);IF([$screen_negative.CJ57]=&quot;&quot;;0;1)))" office:value-type="string" office:string-value="90" calcext:value-type="string">
            <text:p>90</text:p>
          </table:table-cell>
          <table:table-cell table:formula="of:=BIN2HEX(CONCATENATE(IF([$screen_negative.CK57]=&quot;&quot;;0;1);IF([$screen_negative.CL57]=&quot;&quot;;0;1);IF([$screen_negative.CM57]=&quot;&quot;;0;1);IF([$screen_negative.CN57]=&quot;&quot;;0;1);IF([$screen_negative.CO57]=&quot;&quot;;0;1);IF([$screen_negative.CP57]=&quot;&quot;;0;1);IF([$screen_negative.CQ57]=&quot;&quot;;0;1);IF([$screen_negative.CR57]=&quot;&quot;;0;1)))" office:value-type="string" office:string-value="0" calcext:value-type="string">
            <text:p>0</text:p>
          </table:table-cell>
          <table:table-cell table:formula="of:=BIN2HEX(CONCATENATE(IF([$screen_negative.CS57]=&quot;&quot;;0;1);IF([$screen_negative.CT57]=&quot;&quot;;0;1);IF([$screen_negative.CU57]=&quot;&quot;;0;1);IF([$screen_negative.CV57]=&quot;&quot;;0;1);IF([$screen_negative.CW57]=&quot;&quot;;0;1);IF([$screen_negative.CX57]=&quot;&quot;;0;1);IF([$screen_negative.CY57]=&quot;&quot;;0;1);IF([$screen_negative.CZ57]=&quot;&quot;;0;1)))" office:value-type="string" office:string-value="0" calcext:value-type="string">
            <text:p>0</text:p>
          </table:table-cell>
          <table:table-cell table:formula="of:=BIN2HEX(CONCATENATE(IF([$screen_negative.DA57]=&quot;&quot;;0;1);IF([$screen_negative.DB57]=&quot;&quot;;0;1);IF([$screen_negative.DC57]=&quot;&quot;;0;1);IF([$screen_negative.DD57]=&quot;&quot;;0;1);IF([$screen_negative.DE57]=&quot;&quot;;0;1);IF([$screen_negative.DF57]=&quot;&quot;;0;1);IF([$screen_negative.DG57]=&quot;&quot;;0;1);IF([$screen_negative.DH57]=&quot;&quot;;0;1)))" office:value-type="string" office:string-value="0" calcext:value-type="string">
            <text:p>0</text:p>
          </table:table-cell>
          <table:table-cell table:formula="of:=BIN2HEX(CONCATENATE(IF([$screen_negative.DI57]=&quot;&quot;;0;1);IF([$screen_negative.DJ57]=&quot;&quot;;0;1);IF([$screen_negative.DK57]=&quot;&quot;;0;1);IF([$screen_negative.DL57]=&quot;&quot;;0;1);IF([$screen_negative.DM57]=&quot;&quot;;0;1);IF([$screen_negative.DN57]=&quot;&quot;;0;1);IF([$screen_negative.DO57]=&quot;&quot;;0;1);IF([$screen_negative.DP57]=&quot;&quot;;0;1)))" office:value-type="string" office:string-value="0" calcext:value-type="string">
            <text:p>0</text:p>
          </table:table-cell>
          <table:table-cell table:formula="of:=BIN2HEX(CONCATENATE(IF([$screen_negative.DQ57]=&quot;&quot;;0;1);IF([$screen_negative.DR57]=&quot;&quot;;0;1);IF([$screen_negative.DS57]=&quot;&quot;;0;1);IF([$screen_negative.DT57]=&quot;&quot;;0;1);IF([$screen_negative.DU57]=&quot;&quot;;0;1);IF([$screen_negative.DV57]=&quot;&quot;;0;1);IF([$screen_negative.DW57]=&quot;&quot;;0;1);IF([$screen_negative.DX57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58]=&quot;&quot;;0;1);IF([$screen_negative.B58]=&quot;&quot;;0;1);IF([$screen_negative.C58]=&quot;&quot;;0;1);IF([$screen_negative.D58]=&quot;&quot;;0;1);IF([$screen_negative.E58]=&quot;&quot;;0;1);IF([$screen_negative.F58]=&quot;&quot;;0;1);IF([$screen_negative.G58]=&quot;&quot;;0;1);IF([$screen_negative.H58]=&quot;&quot;;0;1)))" office:value-type="string" office:string-value="0" calcext:value-type="string">
            <text:p>0</text:p>
          </table:table-cell>
          <table:table-cell table:formula="of:=BIN2HEX(CONCATENATE(IF([$screen_negative.I58]=&quot;&quot;;0;1);IF([$screen_negative.J58]=&quot;&quot;;0;1);IF([$screen_negative.K58]=&quot;&quot;;0;1);IF([$screen_negative.L58]=&quot;&quot;;0;1);IF([$screen_negative.M58]=&quot;&quot;;0;1);IF([$screen_negative.N58]=&quot;&quot;;0;1);IF([$screen_negative.O58]=&quot;&quot;;0;1);IF([$screen_negative.P58]=&quot;&quot;;0;1)))" office:value-type="string" office:string-value="0" calcext:value-type="string">
            <text:p>0</text:p>
          </table:table-cell>
          <table:table-cell table:formula="of:=BIN2HEX(CONCATENATE(IF([$screen_negative.Q58]=&quot;&quot;;0;1);IF([$screen_negative.R58]=&quot;&quot;;0;1);IF([$screen_negative.S58]=&quot;&quot;;0;1);IF([$screen_negative.T58]=&quot;&quot;;0;1);IF([$screen_negative.U58]=&quot;&quot;;0;1);IF([$screen_negative.V58]=&quot;&quot;;0;1);IF([$screen_negative.W58]=&quot;&quot;;0;1);IF([$screen_negative.X58]=&quot;&quot;;0;1)))" office:value-type="string" office:string-value="0" calcext:value-type="string">
            <text:p>0</text:p>
          </table:table-cell>
          <table:table-cell table:formula="of:=BIN2HEX(CONCATENATE(IF([$screen_negative.Y58]=&quot;&quot;;0;1);IF([$screen_negative.Z58]=&quot;&quot;;0;1);IF([$screen_negative.AA58]=&quot;&quot;;0;1);IF([$screen_negative.AB58]=&quot;&quot;;0;1);IF([$screen_negative.AC58]=&quot;&quot;;0;1);IF([$screen_negative.AD58]=&quot;&quot;;0;1);IF([$screen_negative.AE58]=&quot;&quot;;0;1);IF([$screen_negative.AF58]=&quot;&quot;;0;1)))" office:value-type="string" office:string-value="0" calcext:value-type="string">
            <text:p>0</text:p>
          </table:table-cell>
          <table:table-cell table:formula="of:=BIN2HEX(CONCATENATE(IF([$screen_negative.AG58]=&quot;&quot;;0;1);IF([$screen_negative.AH58]=&quot;&quot;;0;1);IF([$screen_negative.AI58]=&quot;&quot;;0;1);IF([$screen_negative.AJ58]=&quot;&quot;;0;1);IF([$screen_negative.AK58]=&quot;&quot;;0;1);IF([$screen_negative.AL58]=&quot;&quot;;0;1);IF([$screen_negative.AM58]=&quot;&quot;;0;1);IF([$screen_negative.AN58]=&quot;&quot;;0;1)))" office:value-type="string" office:string-value="0" calcext:value-type="string">
            <text:p>0</text:p>
          </table:table-cell>
          <table:table-cell table:formula="of:=BIN2HEX(CONCATENATE(IF([$screen_negative.AO58]=&quot;&quot;;0;1);IF([$screen_negative.AP58]=&quot;&quot;;0;1);IF([$screen_negative.AQ58]=&quot;&quot;;0;1);IF([$screen_negative.AR58]=&quot;&quot;;0;1);IF([$screen_negative.AS58]=&quot;&quot;;0;1);IF([$screen_negative.AT58]=&quot;&quot;;0;1);IF([$screen_negative.AU58]=&quot;&quot;;0;1);IF([$screen_negative.AV58]=&quot;&quot;;0;1)))" office:value-type="string" office:string-value="4" calcext:value-type="string">
            <text:p>4</text:p>
          </table:table-cell>
          <table:table-cell table:formula="of:=BIN2HEX(CONCATENATE(IF([$screen_negative.AW58]=&quot;&quot;;0;1);IF([$screen_negative.AX58]=&quot;&quot;;0;1);IF([$screen_negative.AY58]=&quot;&quot;;0;1);IF([$screen_negative.AZ58]=&quot;&quot;;0;1);IF([$screen_negative.BA58]=&quot;&quot;;0;1);IF([$screen_negative.BB58]=&quot;&quot;;0;1);IF([$screen_negative.BC58]=&quot;&quot;;0;1);IF([$screen_negative.BD58]=&quot;&quot;;0;1)))" office:value-type="string" office:string-value="C0" calcext:value-type="string">
            <text:p>C0</text:p>
          </table:table-cell>
          <table:table-cell table:formula="of:=BIN2HEX(CONCATENATE(IF([$screen_negative.BE58]=&quot;&quot;;0;1);IF([$screen_negative.BF58]=&quot;&quot;;0;1);IF([$screen_negative.BG58]=&quot;&quot;;0;1);IF([$screen_negative.BH58]=&quot;&quot;;0;1);IF([$screen_negative.BI58]=&quot;&quot;;0;1);IF([$screen_negative.BJ58]=&quot;&quot;;0;1);IF([$screen_negative.BK58]=&quot;&quot;;0;1);IF([$screen_negative.BL58]=&quot;&quot;;0;1)))" office:value-type="string" office:string-value="0" calcext:value-type="string">
            <text:p>0</text:p>
          </table:table-cell>
          <table:table-cell table:formula="of:=BIN2HEX(CONCATENATE(IF([$screen_negative.BM58]=&quot;&quot;;0;1);IF([$screen_negative.BN58]=&quot;&quot;;0;1);IF([$screen_negative.BO58]=&quot;&quot;;0;1);IF([$screen_negative.BP58]=&quot;&quot;;0;1);IF([$screen_negative.BQ58]=&quot;&quot;;0;1);IF([$screen_negative.BR58]=&quot;&quot;;0;1);IF([$screen_negative.BS58]=&quot;&quot;;0;1);IF([$screen_negative.BT58]=&quot;&quot;;0;1)))" office:value-type="string" office:string-value="0" calcext:value-type="string">
            <text:p>0</text:p>
          </table:table-cell>
          <table:table-cell table:formula="of:=BIN2HEX(CONCATENATE(IF([$screen_negative.BU58]=&quot;&quot;;0;1);IF([$screen_negative.BV58]=&quot;&quot;;0;1);IF([$screen_negative.BW58]=&quot;&quot;;0;1);IF([$screen_negative.BX58]=&quot;&quot;;0;1);IF([$screen_negative.BY58]=&quot;&quot;;0;1);IF([$screen_negative.BZ58]=&quot;&quot;;0;1);IF([$screen_negative.CA58]=&quot;&quot;;0;1);IF([$screen_negative.CB58]=&quot;&quot;;0;1)))" office:value-type="string" office:string-value="3" calcext:value-type="string">
            <text:p>3</text:p>
          </table:table-cell>
          <table:table-cell table:formula="of:=BIN2HEX(CONCATENATE(IF([$screen_negative.CC58]=&quot;&quot;;0;1);IF([$screen_negative.CD58]=&quot;&quot;;0;1);IF([$screen_negative.CE58]=&quot;&quot;;0;1);IF([$screen_negative.CF58]=&quot;&quot;;0;1);IF([$screen_negative.CG58]=&quot;&quot;;0;1);IF([$screen_negative.CH58]=&quot;&quot;;0;1);IF([$screen_negative.CI58]=&quot;&quot;;0;1);IF([$screen_negative.CJ58]=&quot;&quot;;0;1)))" office:value-type="string" office:string-value="20" calcext:value-type="string">
            <text:p>20</text:p>
          </table:table-cell>
          <table:table-cell table:formula="of:=BIN2HEX(CONCATENATE(IF([$screen_negative.CK58]=&quot;&quot;;0;1);IF([$screen_negative.CL58]=&quot;&quot;;0;1);IF([$screen_negative.CM58]=&quot;&quot;;0;1);IF([$screen_negative.CN58]=&quot;&quot;;0;1);IF([$screen_negative.CO58]=&quot;&quot;;0;1);IF([$screen_negative.CP58]=&quot;&quot;;0;1);IF([$screen_negative.CQ58]=&quot;&quot;;0;1);IF([$screen_negative.CR58]=&quot;&quot;;0;1)))" office:value-type="string" office:string-value="0" calcext:value-type="string">
            <text:p>0</text:p>
          </table:table-cell>
          <table:table-cell table:formula="of:=BIN2HEX(CONCATENATE(IF([$screen_negative.CS58]=&quot;&quot;;0;1);IF([$screen_negative.CT58]=&quot;&quot;;0;1);IF([$screen_negative.CU58]=&quot;&quot;;0;1);IF([$screen_negative.CV58]=&quot;&quot;;0;1);IF([$screen_negative.CW58]=&quot;&quot;;0;1);IF([$screen_negative.CX58]=&quot;&quot;;0;1);IF([$screen_negative.CY58]=&quot;&quot;;0;1);IF([$screen_negative.CZ58]=&quot;&quot;;0;1)))" office:value-type="string" office:string-value="0" calcext:value-type="string">
            <text:p>0</text:p>
          </table:table-cell>
          <table:table-cell table:formula="of:=BIN2HEX(CONCATENATE(IF([$screen_negative.DA58]=&quot;&quot;;0;1);IF([$screen_negative.DB58]=&quot;&quot;;0;1);IF([$screen_negative.DC58]=&quot;&quot;;0;1);IF([$screen_negative.DD58]=&quot;&quot;;0;1);IF([$screen_negative.DE58]=&quot;&quot;;0;1);IF([$screen_negative.DF58]=&quot;&quot;;0;1);IF([$screen_negative.DG58]=&quot;&quot;;0;1);IF([$screen_negative.DH58]=&quot;&quot;;0;1)))" office:value-type="string" office:string-value="0" calcext:value-type="string">
            <text:p>0</text:p>
          </table:table-cell>
          <table:table-cell table:formula="of:=BIN2HEX(CONCATENATE(IF([$screen_negative.DI58]=&quot;&quot;;0;1);IF([$screen_negative.DJ58]=&quot;&quot;;0;1);IF([$screen_negative.DK58]=&quot;&quot;;0;1);IF([$screen_negative.DL58]=&quot;&quot;;0;1);IF([$screen_negative.DM58]=&quot;&quot;;0;1);IF([$screen_negative.DN58]=&quot;&quot;;0;1);IF([$screen_negative.DO58]=&quot;&quot;;0;1);IF([$screen_negative.DP58]=&quot;&quot;;0;1)))" office:value-type="string" office:string-value="0" calcext:value-type="string">
            <text:p>0</text:p>
          </table:table-cell>
          <table:table-cell table:formula="of:=BIN2HEX(CONCATENATE(IF([$screen_negative.DQ58]=&quot;&quot;;0;1);IF([$screen_negative.DR58]=&quot;&quot;;0;1);IF([$screen_negative.DS58]=&quot;&quot;;0;1);IF([$screen_negative.DT58]=&quot;&quot;;0;1);IF([$screen_negative.DU58]=&quot;&quot;;0;1);IF([$screen_negative.DV58]=&quot;&quot;;0;1);IF([$screen_negative.DW58]=&quot;&quot;;0;1);IF([$screen_negative.DX58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59]=&quot;&quot;;0;1);IF([$screen_negative.B59]=&quot;&quot;;0;1);IF([$screen_negative.C59]=&quot;&quot;;0;1);IF([$screen_negative.D59]=&quot;&quot;;0;1);IF([$screen_negative.E59]=&quot;&quot;;0;1);IF([$screen_negative.F59]=&quot;&quot;;0;1);IF([$screen_negative.G59]=&quot;&quot;;0;1);IF([$screen_negative.H59]=&quot;&quot;;0;1)))" office:value-type="string" office:string-value="0" calcext:value-type="string">
            <text:p>0</text:p>
          </table:table-cell>
          <table:table-cell table:formula="of:=BIN2HEX(CONCATENATE(IF([$screen_negative.I59]=&quot;&quot;;0;1);IF([$screen_negative.J59]=&quot;&quot;;0;1);IF([$screen_negative.K59]=&quot;&quot;;0;1);IF([$screen_negative.L59]=&quot;&quot;;0;1);IF([$screen_negative.M59]=&quot;&quot;;0;1);IF([$screen_negative.N59]=&quot;&quot;;0;1);IF([$screen_negative.O59]=&quot;&quot;;0;1);IF([$screen_negative.P59]=&quot;&quot;;0;1)))" office:value-type="string" office:string-value="0" calcext:value-type="string">
            <text:p>0</text:p>
          </table:table-cell>
          <table:table-cell table:formula="of:=BIN2HEX(CONCATENATE(IF([$screen_negative.Q59]=&quot;&quot;;0;1);IF([$screen_negative.R59]=&quot;&quot;;0;1);IF([$screen_negative.S59]=&quot;&quot;;0;1);IF([$screen_negative.T59]=&quot;&quot;;0;1);IF([$screen_negative.U59]=&quot;&quot;;0;1);IF([$screen_negative.V59]=&quot;&quot;;0;1);IF([$screen_negative.W59]=&quot;&quot;;0;1);IF([$screen_negative.X59]=&quot;&quot;;0;1)))" office:value-type="string" office:string-value="0" calcext:value-type="string">
            <text:p>0</text:p>
          </table:table-cell>
          <table:table-cell table:formula="of:=BIN2HEX(CONCATENATE(IF([$screen_negative.Y59]=&quot;&quot;;0;1);IF([$screen_negative.Z59]=&quot;&quot;;0;1);IF([$screen_negative.AA59]=&quot;&quot;;0;1);IF([$screen_negative.AB59]=&quot;&quot;;0;1);IF([$screen_negative.AC59]=&quot;&quot;;0;1);IF([$screen_negative.AD59]=&quot;&quot;;0;1);IF([$screen_negative.AE59]=&quot;&quot;;0;1);IF([$screen_negative.AF59]=&quot;&quot;;0;1)))" office:value-type="string" office:string-value="0" calcext:value-type="string">
            <text:p>0</text:p>
          </table:table-cell>
          <table:table-cell table:formula="of:=BIN2HEX(CONCATENATE(IF([$screen_negative.AG59]=&quot;&quot;;0;1);IF([$screen_negative.AH59]=&quot;&quot;;0;1);IF([$screen_negative.AI59]=&quot;&quot;;0;1);IF([$screen_negative.AJ59]=&quot;&quot;;0;1);IF([$screen_negative.AK59]=&quot;&quot;;0;1);IF([$screen_negative.AL59]=&quot;&quot;;0;1);IF([$screen_negative.AM59]=&quot;&quot;;0;1);IF([$screen_negative.AN59]=&quot;&quot;;0;1)))" office:value-type="string" office:string-value="0" calcext:value-type="string">
            <text:p>0</text:p>
          </table:table-cell>
          <table:table-cell table:formula="of:=BIN2HEX(CONCATENATE(IF([$screen_negative.AO59]=&quot;&quot;;0;1);IF([$screen_negative.AP59]=&quot;&quot;;0;1);IF([$screen_negative.AQ59]=&quot;&quot;;0;1);IF([$screen_negative.AR59]=&quot;&quot;;0;1);IF([$screen_negative.AS59]=&quot;&quot;;0;1);IF([$screen_negative.AT59]=&quot;&quot;;0;1);IF([$screen_negative.AU59]=&quot;&quot;;0;1);IF([$screen_negative.AV59]=&quot;&quot;;0;1)))" office:value-type="string" office:string-value="3" calcext:value-type="string">
            <text:p>3</text:p>
          </table:table-cell>
          <table:table-cell table:formula="of:=BIN2HEX(CONCATENATE(IF([$screen_negative.AW59]=&quot;&quot;;0;1);IF([$screen_negative.AX59]=&quot;&quot;;0;1);IF([$screen_negative.AY59]=&quot;&quot;;0;1);IF([$screen_negative.AZ59]=&quot;&quot;;0;1);IF([$screen_negative.BA59]=&quot;&quot;;0;1);IF([$screen_negative.BB59]=&quot;&quot;;0;1);IF([$screen_negative.BC59]=&quot;&quot;;0;1);IF([$screen_negative.BD59]=&quot;&quot;;0;1)))" office:value-type="string" office:string-value="30" calcext:value-type="string">
            <text:p>30</text:p>
          </table:table-cell>
          <table:table-cell table:formula="of:=BIN2HEX(CONCATENATE(IF([$screen_negative.BE59]=&quot;&quot;;0;1);IF([$screen_negative.BF59]=&quot;&quot;;0;1);IF([$screen_negative.BG59]=&quot;&quot;;0;1);IF([$screen_negative.BH59]=&quot;&quot;;0;1);IF([$screen_negative.BI59]=&quot;&quot;;0;1);IF([$screen_negative.BJ59]=&quot;&quot;;0;1);IF([$screen_negative.BK59]=&quot;&quot;;0;1);IF([$screen_negative.BL59]=&quot;&quot;;0;1)))" office:value-type="string" office:string-value="0" calcext:value-type="string">
            <text:p>0</text:p>
          </table:table-cell>
          <table:table-cell table:formula="of:=BIN2HEX(CONCATENATE(IF([$screen_negative.BM59]=&quot;&quot;;0;1);IF([$screen_negative.BN59]=&quot;&quot;;0;1);IF([$screen_negative.BO59]=&quot;&quot;;0;1);IF([$screen_negative.BP59]=&quot;&quot;;0;1);IF([$screen_negative.BQ59]=&quot;&quot;;0;1);IF([$screen_negative.BR59]=&quot;&quot;;0;1);IF([$screen_negative.BS59]=&quot;&quot;;0;1);IF([$screen_negative.BT59]=&quot;&quot;;0;1)))" office:value-type="string" office:string-value="0" calcext:value-type="string">
            <text:p>0</text:p>
          </table:table-cell>
          <table:table-cell table:formula="of:=BIN2HEX(CONCATENATE(IF([$screen_negative.BU59]=&quot;&quot;;0;1);IF([$screen_negative.BV59]=&quot;&quot;;0;1);IF([$screen_negative.BW59]=&quot;&quot;;0;1);IF([$screen_negative.BX59]=&quot;&quot;;0;1);IF([$screen_negative.BY59]=&quot;&quot;;0;1);IF([$screen_negative.BZ59]=&quot;&quot;;0;1);IF([$screen_negative.CA59]=&quot;&quot;;0;1);IF([$screen_negative.CB59]=&quot;&quot;;0;1)))" office:value-type="string" office:string-value="C" calcext:value-type="string">
            <text:p>C</text:p>
          </table:table-cell>
          <table:table-cell table:formula="of:=BIN2HEX(CONCATENATE(IF([$screen_negative.CC59]=&quot;&quot;;0;1);IF([$screen_negative.CD59]=&quot;&quot;;0;1);IF([$screen_negative.CE59]=&quot;&quot;;0;1);IF([$screen_negative.CF59]=&quot;&quot;;0;1);IF([$screen_negative.CG59]=&quot;&quot;;0;1);IF([$screen_negative.CH59]=&quot;&quot;;0;1);IF([$screen_negative.CI59]=&quot;&quot;;0;1);IF([$screen_negative.CJ59]=&quot;&quot;;0;1)))" office:value-type="string" office:string-value="C0" calcext:value-type="string">
            <text:p>C0</text:p>
          </table:table-cell>
          <table:table-cell table:formula="of:=BIN2HEX(CONCATENATE(IF([$screen_negative.CK59]=&quot;&quot;;0;1);IF([$screen_negative.CL59]=&quot;&quot;;0;1);IF([$screen_negative.CM59]=&quot;&quot;;0;1);IF([$screen_negative.CN59]=&quot;&quot;;0;1);IF([$screen_negative.CO59]=&quot;&quot;;0;1);IF([$screen_negative.CP59]=&quot;&quot;;0;1);IF([$screen_negative.CQ59]=&quot;&quot;;0;1);IF([$screen_negative.CR59]=&quot;&quot;;0;1)))" office:value-type="string" office:string-value="0" calcext:value-type="string">
            <text:p>0</text:p>
          </table:table-cell>
          <table:table-cell table:formula="of:=BIN2HEX(CONCATENATE(IF([$screen_negative.CS59]=&quot;&quot;;0;1);IF([$screen_negative.CT59]=&quot;&quot;;0;1);IF([$screen_negative.CU59]=&quot;&quot;;0;1);IF([$screen_negative.CV59]=&quot;&quot;;0;1);IF([$screen_negative.CW59]=&quot;&quot;;0;1);IF([$screen_negative.CX59]=&quot;&quot;;0;1);IF([$screen_negative.CY59]=&quot;&quot;;0;1);IF([$screen_negative.CZ59]=&quot;&quot;;0;1)))" office:value-type="string" office:string-value="0" calcext:value-type="string">
            <text:p>0</text:p>
          </table:table-cell>
          <table:table-cell table:formula="of:=BIN2HEX(CONCATENATE(IF([$screen_negative.DA59]=&quot;&quot;;0;1);IF([$screen_negative.DB59]=&quot;&quot;;0;1);IF([$screen_negative.DC59]=&quot;&quot;;0;1);IF([$screen_negative.DD59]=&quot;&quot;;0;1);IF([$screen_negative.DE59]=&quot;&quot;;0;1);IF([$screen_negative.DF59]=&quot;&quot;;0;1);IF([$screen_negative.DG59]=&quot;&quot;;0;1);IF([$screen_negative.DH59]=&quot;&quot;;0;1)))" office:value-type="string" office:string-value="0" calcext:value-type="string">
            <text:p>0</text:p>
          </table:table-cell>
          <table:table-cell table:formula="of:=BIN2HEX(CONCATENATE(IF([$screen_negative.DI59]=&quot;&quot;;0;1);IF([$screen_negative.DJ59]=&quot;&quot;;0;1);IF([$screen_negative.DK59]=&quot;&quot;;0;1);IF([$screen_negative.DL59]=&quot;&quot;;0;1);IF([$screen_negative.DM59]=&quot;&quot;;0;1);IF([$screen_negative.DN59]=&quot;&quot;;0;1);IF([$screen_negative.DO59]=&quot;&quot;;0;1);IF([$screen_negative.DP59]=&quot;&quot;;0;1)))" office:value-type="string" office:string-value="0" calcext:value-type="string">
            <text:p>0</text:p>
          </table:table-cell>
          <table:table-cell table:formula="of:=BIN2HEX(CONCATENATE(IF([$screen_negative.DQ59]=&quot;&quot;;0;1);IF([$screen_negative.DR59]=&quot;&quot;;0;1);IF([$screen_negative.DS59]=&quot;&quot;;0;1);IF([$screen_negative.DT59]=&quot;&quot;;0;1);IF([$screen_negative.DU59]=&quot;&quot;;0;1);IF([$screen_negative.DV59]=&quot;&quot;;0;1);IF([$screen_negative.DW59]=&quot;&quot;;0;1);IF([$screen_negative.DX59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60]=&quot;&quot;;0;1);IF([$screen_negative.B60]=&quot;&quot;;0;1);IF([$screen_negative.C60]=&quot;&quot;;0;1);IF([$screen_negative.D60]=&quot;&quot;;0;1);IF([$screen_negative.E60]=&quot;&quot;;0;1);IF([$screen_negative.F60]=&quot;&quot;;0;1);IF([$screen_negative.G60]=&quot;&quot;;0;1);IF([$screen_negative.H60]=&quot;&quot;;0;1)))" office:value-type="string" office:string-value="0" calcext:value-type="string">
            <text:p>0</text:p>
          </table:table-cell>
          <table:table-cell table:formula="of:=BIN2HEX(CONCATENATE(IF([$screen_negative.I60]=&quot;&quot;;0;1);IF([$screen_negative.J60]=&quot;&quot;;0;1);IF([$screen_negative.K60]=&quot;&quot;;0;1);IF([$screen_negative.L60]=&quot;&quot;;0;1);IF([$screen_negative.M60]=&quot;&quot;;0;1);IF([$screen_negative.N60]=&quot;&quot;;0;1);IF([$screen_negative.O60]=&quot;&quot;;0;1);IF([$screen_negative.P60]=&quot;&quot;;0;1)))" office:value-type="string" office:string-value="0" calcext:value-type="string">
            <text:p>0</text:p>
          </table:table-cell>
          <table:table-cell table:formula="of:=BIN2HEX(CONCATENATE(IF([$screen_negative.Q60]=&quot;&quot;;0;1);IF([$screen_negative.R60]=&quot;&quot;;0;1);IF([$screen_negative.S60]=&quot;&quot;;0;1);IF([$screen_negative.T60]=&quot;&quot;;0;1);IF([$screen_negative.U60]=&quot;&quot;;0;1);IF([$screen_negative.V60]=&quot;&quot;;0;1);IF([$screen_negative.W60]=&quot;&quot;;0;1);IF([$screen_negative.X60]=&quot;&quot;;0;1)))" office:value-type="string" office:string-value="0" calcext:value-type="string">
            <text:p>0</text:p>
          </table:table-cell>
          <table:table-cell table:formula="of:=BIN2HEX(CONCATENATE(IF([$screen_negative.Y60]=&quot;&quot;;0;1);IF([$screen_negative.Z60]=&quot;&quot;;0;1);IF([$screen_negative.AA60]=&quot;&quot;;0;1);IF([$screen_negative.AB60]=&quot;&quot;;0;1);IF([$screen_negative.AC60]=&quot;&quot;;0;1);IF([$screen_negative.AD60]=&quot;&quot;;0;1);IF([$screen_negative.AE60]=&quot;&quot;;0;1);IF([$screen_negative.AF60]=&quot;&quot;;0;1)))" office:value-type="string" office:string-value="0" calcext:value-type="string">
            <text:p>0</text:p>
          </table:table-cell>
          <table:table-cell table:formula="of:=BIN2HEX(CONCATENATE(IF([$screen_negative.AG60]=&quot;&quot;;0;1);IF([$screen_negative.AH60]=&quot;&quot;;0;1);IF([$screen_negative.AI60]=&quot;&quot;;0;1);IF([$screen_negative.AJ60]=&quot;&quot;;0;1);IF([$screen_negative.AK60]=&quot;&quot;;0;1);IF([$screen_negative.AL60]=&quot;&quot;;0;1);IF([$screen_negative.AM60]=&quot;&quot;;0;1);IF([$screen_negative.AN60]=&quot;&quot;;0;1)))" office:value-type="string" office:string-value="0" calcext:value-type="string">
            <text:p>0</text:p>
          </table:table-cell>
          <table:table-cell table:formula="of:=BIN2HEX(CONCATENATE(IF([$screen_negative.AO60]=&quot;&quot;;0;1);IF([$screen_negative.AP60]=&quot;&quot;;0;1);IF([$screen_negative.AQ60]=&quot;&quot;;0;1);IF([$screen_negative.AR60]=&quot;&quot;;0;1);IF([$screen_negative.AS60]=&quot;&quot;;0;1);IF([$screen_negative.AT60]=&quot;&quot;;0;1);IF([$screen_negative.AU60]=&quot;&quot;;0;1);IF([$screen_negative.AV60]=&quot;&quot;;0;1)))" office:value-type="string" office:string-value="0" calcext:value-type="string">
            <text:p>0</text:p>
          </table:table-cell>
          <table:table-cell table:formula="of:=BIN2HEX(CONCATENATE(IF([$screen_negative.AW60]=&quot;&quot;;0;1);IF([$screen_negative.AX60]=&quot;&quot;;0;1);IF([$screen_negative.AY60]=&quot;&quot;;0;1);IF([$screen_negative.AZ60]=&quot;&quot;;0;1);IF([$screen_negative.BA60]=&quot;&quot;;0;1);IF([$screen_negative.BB60]=&quot;&quot;;0;1);IF([$screen_negative.BC60]=&quot;&quot;;0;1);IF([$screen_negative.BD60]=&quot;&quot;;0;1)))" office:value-type="string" office:string-value="CE" calcext:value-type="string">
            <text:p>CE</text:p>
          </table:table-cell>
          <table:table-cell table:formula="of:=BIN2HEX(CONCATENATE(IF([$screen_negative.BE60]=&quot;&quot;;0;1);IF([$screen_negative.BF60]=&quot;&quot;;0;1);IF([$screen_negative.BG60]=&quot;&quot;;0;1);IF([$screen_negative.BH60]=&quot;&quot;;0;1);IF([$screen_negative.BI60]=&quot;&quot;;0;1);IF([$screen_negative.BJ60]=&quot;&quot;;0;1);IF([$screen_negative.BK60]=&quot;&quot;;0;1);IF([$screen_negative.BL60]=&quot;&quot;;0;1)))" office:value-type="string" office:string-value="1" calcext:value-type="string">
            <text:p>1</text:p>
          </table:table-cell>
          <table:table-cell table:formula="of:=BIN2HEX(CONCATENATE(IF([$screen_negative.BM60]=&quot;&quot;;0;1);IF([$screen_negative.BN60]=&quot;&quot;;0;1);IF([$screen_negative.BO60]=&quot;&quot;;0;1);IF([$screen_negative.BP60]=&quot;&quot;;0;1);IF([$screen_negative.BQ60]=&quot;&quot;;0;1);IF([$screen_negative.BR60]=&quot;&quot;;0;1);IF([$screen_negative.BS60]=&quot;&quot;;0;1);IF([$screen_negative.BT60]=&quot;&quot;;0;1)))" office:value-type="string" office:string-value="80" calcext:value-type="string">
            <text:p>80</text:p>
          </table:table-cell>
          <table:table-cell table:formula="of:=BIN2HEX(CONCATENATE(IF([$screen_negative.BU60]=&quot;&quot;;0;1);IF([$screen_negative.BV60]=&quot;&quot;;0;1);IF([$screen_negative.BW60]=&quot;&quot;;0;1);IF([$screen_negative.BX60]=&quot;&quot;;0;1);IF([$screen_negative.BY60]=&quot;&quot;;0;1);IF([$screen_negative.BZ60]=&quot;&quot;;0;1);IF([$screen_negative.CA60]=&quot;&quot;;0;1);IF([$screen_negative.CB60]=&quot;&quot;;0;1)))" office:value-type="string" office:string-value="73" calcext:value-type="string">
            <text:p>73</text:p>
          </table:table-cell>
          <table:table-cell table:formula="of:=BIN2HEX(CONCATENATE(IF([$screen_negative.CC60]=&quot;&quot;;0;1);IF([$screen_negative.CD60]=&quot;&quot;;0;1);IF([$screen_negative.CE60]=&quot;&quot;;0;1);IF([$screen_negative.CF60]=&quot;&quot;;0;1);IF([$screen_negative.CG60]=&quot;&quot;;0;1);IF([$screen_negative.CH60]=&quot;&quot;;0;1);IF([$screen_negative.CI60]=&quot;&quot;;0;1);IF([$screen_negative.CJ60]=&quot;&quot;;0;1)))" office:value-type="string" office:string-value="0" calcext:value-type="string">
            <text:p>0</text:p>
          </table:table-cell>
          <table:table-cell table:formula="of:=BIN2HEX(CONCATENATE(IF([$screen_negative.CK60]=&quot;&quot;;0;1);IF([$screen_negative.CL60]=&quot;&quot;;0;1);IF([$screen_negative.CM60]=&quot;&quot;;0;1);IF([$screen_negative.CN60]=&quot;&quot;;0;1);IF([$screen_negative.CO60]=&quot;&quot;;0;1);IF([$screen_negative.CP60]=&quot;&quot;;0;1);IF([$screen_negative.CQ60]=&quot;&quot;;0;1);IF([$screen_negative.CR60]=&quot;&quot;;0;1)))" office:value-type="string" office:string-value="0" calcext:value-type="string">
            <text:p>0</text:p>
          </table:table-cell>
          <table:table-cell table:formula="of:=BIN2HEX(CONCATENATE(IF([$screen_negative.CS60]=&quot;&quot;;0;1);IF([$screen_negative.CT60]=&quot;&quot;;0;1);IF([$screen_negative.CU60]=&quot;&quot;;0;1);IF([$screen_negative.CV60]=&quot;&quot;;0;1);IF([$screen_negative.CW60]=&quot;&quot;;0;1);IF([$screen_negative.CX60]=&quot;&quot;;0;1);IF([$screen_negative.CY60]=&quot;&quot;;0;1);IF([$screen_negative.CZ60]=&quot;&quot;;0;1)))" office:value-type="string" office:string-value="0" calcext:value-type="string">
            <text:p>0</text:p>
          </table:table-cell>
          <table:table-cell table:formula="of:=BIN2HEX(CONCATENATE(IF([$screen_negative.DA60]=&quot;&quot;;0;1);IF([$screen_negative.DB60]=&quot;&quot;;0;1);IF([$screen_negative.DC60]=&quot;&quot;;0;1);IF([$screen_negative.DD60]=&quot;&quot;;0;1);IF([$screen_negative.DE60]=&quot;&quot;;0;1);IF([$screen_negative.DF60]=&quot;&quot;;0;1);IF([$screen_negative.DG60]=&quot;&quot;;0;1);IF([$screen_negative.DH60]=&quot;&quot;;0;1)))" office:value-type="string" office:string-value="0" calcext:value-type="string">
            <text:p>0</text:p>
          </table:table-cell>
          <table:table-cell table:formula="of:=BIN2HEX(CONCATENATE(IF([$screen_negative.DI60]=&quot;&quot;;0;1);IF([$screen_negative.DJ60]=&quot;&quot;;0;1);IF([$screen_negative.DK60]=&quot;&quot;;0;1);IF([$screen_negative.DL60]=&quot;&quot;;0;1);IF([$screen_negative.DM60]=&quot;&quot;;0;1);IF([$screen_negative.DN60]=&quot;&quot;;0;1);IF([$screen_negative.DO60]=&quot;&quot;;0;1);IF([$screen_negative.DP60]=&quot;&quot;;0;1)))" office:value-type="string" office:string-value="0" calcext:value-type="string">
            <text:p>0</text:p>
          </table:table-cell>
          <table:table-cell table:formula="of:=BIN2HEX(CONCATENATE(IF([$screen_negative.DQ60]=&quot;&quot;;0;1);IF([$screen_negative.DR60]=&quot;&quot;;0;1);IF([$screen_negative.DS60]=&quot;&quot;;0;1);IF([$screen_negative.DT60]=&quot;&quot;;0;1);IF([$screen_negative.DU60]=&quot;&quot;;0;1);IF([$screen_negative.DV60]=&quot;&quot;;0;1);IF([$screen_negative.DW60]=&quot;&quot;;0;1);IF([$screen_negative.DX60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61]=&quot;&quot;;0;1);IF([$screen_negative.B61]=&quot;&quot;;0;1);IF([$screen_negative.C61]=&quot;&quot;;0;1);IF([$screen_negative.D61]=&quot;&quot;;0;1);IF([$screen_negative.E61]=&quot;&quot;;0;1);IF([$screen_negative.F61]=&quot;&quot;;0;1);IF([$screen_negative.G61]=&quot;&quot;;0;1);IF([$screen_negative.H61]=&quot;&quot;;0;1)))" office:value-type="string" office:string-value="0" calcext:value-type="string">
            <text:p>0</text:p>
          </table:table-cell>
          <table:table-cell table:formula="of:=BIN2HEX(CONCATENATE(IF([$screen_negative.I61]=&quot;&quot;;0;1);IF([$screen_negative.J61]=&quot;&quot;;0;1);IF([$screen_negative.K61]=&quot;&quot;;0;1);IF([$screen_negative.L61]=&quot;&quot;;0;1);IF([$screen_negative.M61]=&quot;&quot;;0;1);IF([$screen_negative.N61]=&quot;&quot;;0;1);IF([$screen_negative.O61]=&quot;&quot;;0;1);IF([$screen_negative.P61]=&quot;&quot;;0;1)))" office:value-type="string" office:string-value="0" calcext:value-type="string">
            <text:p>0</text:p>
          </table:table-cell>
          <table:table-cell table:formula="of:=BIN2HEX(CONCATENATE(IF([$screen_negative.Q61]=&quot;&quot;;0;1);IF([$screen_negative.R61]=&quot;&quot;;0;1);IF([$screen_negative.S61]=&quot;&quot;;0;1);IF([$screen_negative.T61]=&quot;&quot;;0;1);IF([$screen_negative.U61]=&quot;&quot;;0;1);IF([$screen_negative.V61]=&quot;&quot;;0;1);IF([$screen_negative.W61]=&quot;&quot;;0;1);IF([$screen_negative.X61]=&quot;&quot;;0;1)))" office:value-type="string" office:string-value="0" calcext:value-type="string">
            <text:p>0</text:p>
          </table:table-cell>
          <table:table-cell table:formula="of:=BIN2HEX(CONCATENATE(IF([$screen_negative.Y61]=&quot;&quot;;0;1);IF([$screen_negative.Z61]=&quot;&quot;;0;1);IF([$screen_negative.AA61]=&quot;&quot;;0;1);IF([$screen_negative.AB61]=&quot;&quot;;0;1);IF([$screen_negative.AC61]=&quot;&quot;;0;1);IF([$screen_negative.AD61]=&quot;&quot;;0;1);IF([$screen_negative.AE61]=&quot;&quot;;0;1);IF([$screen_negative.AF61]=&quot;&quot;;0;1)))" office:value-type="string" office:string-value="0" calcext:value-type="string">
            <text:p>0</text:p>
          </table:table-cell>
          <table:table-cell table:formula="of:=BIN2HEX(CONCATENATE(IF([$screen_negative.AG61]=&quot;&quot;;0;1);IF([$screen_negative.AH61]=&quot;&quot;;0;1);IF([$screen_negative.AI61]=&quot;&quot;;0;1);IF([$screen_negative.AJ61]=&quot;&quot;;0;1);IF([$screen_negative.AK61]=&quot;&quot;;0;1);IF([$screen_negative.AL61]=&quot;&quot;;0;1);IF([$screen_negative.AM61]=&quot;&quot;;0;1);IF([$screen_negative.AN61]=&quot;&quot;;0;1)))" office:value-type="string" office:string-value="0" calcext:value-type="string">
            <text:p>0</text:p>
          </table:table-cell>
          <table:table-cell table:formula="of:=BIN2HEX(CONCATENATE(IF([$screen_negative.AO61]=&quot;&quot;;0;1);IF([$screen_negative.AP61]=&quot;&quot;;0;1);IF([$screen_negative.AQ61]=&quot;&quot;;0;1);IF([$screen_negative.AR61]=&quot;&quot;;0;1);IF([$screen_negative.AS61]=&quot;&quot;;0;1);IF([$screen_negative.AT61]=&quot;&quot;;0;1);IF([$screen_negative.AU61]=&quot;&quot;;0;1);IF([$screen_negative.AV61]=&quot;&quot;;0;1)))" office:value-type="string" office:string-value="0" calcext:value-type="string">
            <text:p>0</text:p>
          </table:table-cell>
          <table:table-cell table:formula="of:=BIN2HEX(CONCATENATE(IF([$screen_negative.AW61]=&quot;&quot;;0;1);IF([$screen_negative.AX61]=&quot;&quot;;0;1);IF([$screen_negative.AY61]=&quot;&quot;;0;1);IF([$screen_negative.AZ61]=&quot;&quot;;0;1);IF([$screen_negative.BA61]=&quot;&quot;;0;1);IF([$screen_negative.BB61]=&quot;&quot;;0;1);IF([$screen_negative.BC61]=&quot;&quot;;0;1);IF([$screen_negative.BD61]=&quot;&quot;;0;1)))" office:value-type="string" office:string-value="31" calcext:value-type="string">
            <text:p>31</text:p>
          </table:table-cell>
          <table:table-cell table:formula="of:=BIN2HEX(CONCATENATE(IF([$screen_negative.BE61]=&quot;&quot;;0;1);IF([$screen_negative.BF61]=&quot;&quot;;0;1);IF([$screen_negative.BG61]=&quot;&quot;;0;1);IF([$screen_negative.BH61]=&quot;&quot;;0;1);IF([$screen_negative.BI61]=&quot;&quot;;0;1);IF([$screen_negative.BJ61]=&quot;&quot;;0;1);IF([$screen_negative.BK61]=&quot;&quot;;0;1);IF([$screen_negative.BL61]=&quot;&quot;;0;1)))" office:value-type="string" office:string-value="E0" calcext:value-type="string">
            <text:p>E0</text:p>
          </table:table-cell>
          <table:table-cell table:formula="of:=BIN2HEX(CONCATENATE(IF([$screen_negative.BM61]=&quot;&quot;;0;1);IF([$screen_negative.BN61]=&quot;&quot;;0;1);IF([$screen_negative.BO61]=&quot;&quot;;0;1);IF([$screen_negative.BP61]=&quot;&quot;;0;1);IF([$screen_negative.BQ61]=&quot;&quot;;0;1);IF([$screen_negative.BR61]=&quot;&quot;;0;1);IF([$screen_negative.BS61]=&quot;&quot;;0;1);IF([$screen_negative.BT61]=&quot;&quot;;0;1)))" office:value-type="string" office:string-value="7" calcext:value-type="string">
            <text:p>7</text:p>
          </table:table-cell>
          <table:table-cell table:formula="of:=BIN2HEX(CONCATENATE(IF([$screen_negative.BU61]=&quot;&quot;;0;1);IF([$screen_negative.BV61]=&quot;&quot;;0;1);IF([$screen_negative.BW61]=&quot;&quot;;0;1);IF([$screen_negative.BX61]=&quot;&quot;;0;1);IF([$screen_negative.BY61]=&quot;&quot;;0;1);IF([$screen_negative.BZ61]=&quot;&quot;;0;1);IF([$screen_negative.CA61]=&quot;&quot;;0;1);IF([$screen_negative.CB61]=&quot;&quot;;0;1)))" office:value-type="string" office:string-value="8C" calcext:value-type="string">
            <text:p>8C</text:p>
          </table:table-cell>
          <table:table-cell table:formula="of:=BIN2HEX(CONCATENATE(IF([$screen_negative.CC61]=&quot;&quot;;0;1);IF([$screen_negative.CD61]=&quot;&quot;;0;1);IF([$screen_negative.CE61]=&quot;&quot;;0;1);IF([$screen_negative.CF61]=&quot;&quot;;0;1);IF([$screen_negative.CG61]=&quot;&quot;;0;1);IF([$screen_negative.CH61]=&quot;&quot;;0;1);IF([$screen_negative.CI61]=&quot;&quot;;0;1);IF([$screen_negative.CJ61]=&quot;&quot;;0;1)))" office:value-type="string" office:string-value="0" calcext:value-type="string">
            <text:p>0</text:p>
          </table:table-cell>
          <table:table-cell table:formula="of:=BIN2HEX(CONCATENATE(IF([$screen_negative.CK61]=&quot;&quot;;0;1);IF([$screen_negative.CL61]=&quot;&quot;;0;1);IF([$screen_negative.CM61]=&quot;&quot;;0;1);IF([$screen_negative.CN61]=&quot;&quot;;0;1);IF([$screen_negative.CO61]=&quot;&quot;;0;1);IF([$screen_negative.CP61]=&quot;&quot;;0;1);IF([$screen_negative.CQ61]=&quot;&quot;;0;1);IF([$screen_negative.CR61]=&quot;&quot;;0;1)))" office:value-type="string" office:string-value="0" calcext:value-type="string">
            <text:p>0</text:p>
          </table:table-cell>
          <table:table-cell table:formula="of:=BIN2HEX(CONCATENATE(IF([$screen_negative.CS61]=&quot;&quot;;0;1);IF([$screen_negative.CT61]=&quot;&quot;;0;1);IF([$screen_negative.CU61]=&quot;&quot;;0;1);IF([$screen_negative.CV61]=&quot;&quot;;0;1);IF([$screen_negative.CW61]=&quot;&quot;;0;1);IF([$screen_negative.CX61]=&quot;&quot;;0;1);IF([$screen_negative.CY61]=&quot;&quot;;0;1);IF([$screen_negative.CZ61]=&quot;&quot;;0;1)))" office:value-type="string" office:string-value="0" calcext:value-type="string">
            <text:p>0</text:p>
          </table:table-cell>
          <table:table-cell table:formula="of:=BIN2HEX(CONCATENATE(IF([$screen_negative.DA61]=&quot;&quot;;0;1);IF([$screen_negative.DB61]=&quot;&quot;;0;1);IF([$screen_negative.DC61]=&quot;&quot;;0;1);IF([$screen_negative.DD61]=&quot;&quot;;0;1);IF([$screen_negative.DE61]=&quot;&quot;;0;1);IF([$screen_negative.DF61]=&quot;&quot;;0;1);IF([$screen_negative.DG61]=&quot;&quot;;0;1);IF([$screen_negative.DH61]=&quot;&quot;;0;1)))" office:value-type="string" office:string-value="0" calcext:value-type="string">
            <text:p>0</text:p>
          </table:table-cell>
          <table:table-cell table:formula="of:=BIN2HEX(CONCATENATE(IF([$screen_negative.DI61]=&quot;&quot;;0;1);IF([$screen_negative.DJ61]=&quot;&quot;;0;1);IF([$screen_negative.DK61]=&quot;&quot;;0;1);IF([$screen_negative.DL61]=&quot;&quot;;0;1);IF([$screen_negative.DM61]=&quot;&quot;;0;1);IF([$screen_negative.DN61]=&quot;&quot;;0;1);IF([$screen_negative.DO61]=&quot;&quot;;0;1);IF([$screen_negative.DP61]=&quot;&quot;;0;1)))" office:value-type="string" office:string-value="0" calcext:value-type="string">
            <text:p>0</text:p>
          </table:table-cell>
          <table:table-cell table:formula="of:=BIN2HEX(CONCATENATE(IF([$screen_negative.DQ61]=&quot;&quot;;0;1);IF([$screen_negative.DR61]=&quot;&quot;;0;1);IF([$screen_negative.DS61]=&quot;&quot;;0;1);IF([$screen_negative.DT61]=&quot;&quot;;0;1);IF([$screen_negative.DU61]=&quot;&quot;;0;1);IF([$screen_negative.DV61]=&quot;&quot;;0;1);IF([$screen_negative.DW61]=&quot;&quot;;0;1);IF([$screen_negative.DX61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62]=&quot;&quot;;0;1);IF([$screen_negative.B62]=&quot;&quot;;0;1);IF([$screen_negative.C62]=&quot;&quot;;0;1);IF([$screen_negative.D62]=&quot;&quot;;0;1);IF([$screen_negative.E62]=&quot;&quot;;0;1);IF([$screen_negative.F62]=&quot;&quot;;0;1);IF([$screen_negative.G62]=&quot;&quot;;0;1);IF([$screen_negative.H62]=&quot;&quot;;0;1)))" office:value-type="string" office:string-value="0" calcext:value-type="string">
            <text:p>0</text:p>
          </table:table-cell>
          <table:table-cell table:formula="of:=BIN2HEX(CONCATENATE(IF([$screen_negative.I62]=&quot;&quot;;0;1);IF([$screen_negative.J62]=&quot;&quot;;0;1);IF([$screen_negative.K62]=&quot;&quot;;0;1);IF([$screen_negative.L62]=&quot;&quot;;0;1);IF([$screen_negative.M62]=&quot;&quot;;0;1);IF([$screen_negative.N62]=&quot;&quot;;0;1);IF([$screen_negative.O62]=&quot;&quot;;0;1);IF([$screen_negative.P62]=&quot;&quot;;0;1)))" office:value-type="string" office:string-value="0" calcext:value-type="string">
            <text:p>0</text:p>
          </table:table-cell>
          <table:table-cell table:formula="of:=BIN2HEX(CONCATENATE(IF([$screen_negative.Q62]=&quot;&quot;;0;1);IF([$screen_negative.R62]=&quot;&quot;;0;1);IF([$screen_negative.S62]=&quot;&quot;;0;1);IF([$screen_negative.T62]=&quot;&quot;;0;1);IF([$screen_negative.U62]=&quot;&quot;;0;1);IF([$screen_negative.V62]=&quot;&quot;;0;1);IF([$screen_negative.W62]=&quot;&quot;;0;1);IF([$screen_negative.X62]=&quot;&quot;;0;1)))" office:value-type="string" office:string-value="0" calcext:value-type="string">
            <text:p>0</text:p>
          </table:table-cell>
          <table:table-cell table:formula="of:=BIN2HEX(CONCATENATE(IF([$screen_negative.Y62]=&quot;&quot;;0;1);IF([$screen_negative.Z62]=&quot;&quot;;0;1);IF([$screen_negative.AA62]=&quot;&quot;;0;1);IF([$screen_negative.AB62]=&quot;&quot;;0;1);IF([$screen_negative.AC62]=&quot;&quot;;0;1);IF([$screen_negative.AD62]=&quot;&quot;;0;1);IF([$screen_negative.AE62]=&quot;&quot;;0;1);IF([$screen_negative.AF62]=&quot;&quot;;0;1)))" office:value-type="string" office:string-value="0" calcext:value-type="string">
            <text:p>0</text:p>
          </table:table-cell>
          <table:table-cell table:formula="of:=BIN2HEX(CONCATENATE(IF([$screen_negative.AG62]=&quot;&quot;;0;1);IF([$screen_negative.AH62]=&quot;&quot;;0;1);IF([$screen_negative.AI62]=&quot;&quot;;0;1);IF([$screen_negative.AJ62]=&quot;&quot;;0;1);IF([$screen_negative.AK62]=&quot;&quot;;0;1);IF([$screen_negative.AL62]=&quot;&quot;;0;1);IF([$screen_negative.AM62]=&quot;&quot;;0;1);IF([$screen_negative.AN62]=&quot;&quot;;0;1)))" office:value-type="string" office:string-value="0" calcext:value-type="string">
            <text:p>0</text:p>
          </table:table-cell>
          <table:table-cell table:formula="of:=BIN2HEX(CONCATENATE(IF([$screen_negative.AO62]=&quot;&quot;;0;1);IF([$screen_negative.AP62]=&quot;&quot;;0;1);IF([$screen_negative.AQ62]=&quot;&quot;;0;1);IF([$screen_negative.AR62]=&quot;&quot;;0;1);IF([$screen_negative.AS62]=&quot;&quot;;0;1);IF([$screen_negative.AT62]=&quot;&quot;;0;1);IF([$screen_negative.AU62]=&quot;&quot;;0;1);IF([$screen_negative.AV62]=&quot;&quot;;0;1)))" office:value-type="string" office:string-value="0" calcext:value-type="string">
            <text:p>0</text:p>
          </table:table-cell>
          <table:table-cell table:formula="of:=BIN2HEX(CONCATENATE(IF([$screen_negative.AW62]=&quot;&quot;;0;1);IF([$screen_negative.AX62]=&quot;&quot;;0;1);IF([$screen_negative.AY62]=&quot;&quot;;0;1);IF([$screen_negative.AZ62]=&quot;&quot;;0;1);IF([$screen_negative.BA62]=&quot;&quot;;0;1);IF([$screen_negative.BB62]=&quot;&quot;;0;1);IF([$screen_negative.BC62]=&quot;&quot;;0;1);IF([$screen_negative.BD62]=&quot;&quot;;0;1)))" office:value-type="string" office:string-value="C" calcext:value-type="string">
            <text:p>C</text:p>
          </table:table-cell>
          <table:table-cell table:formula="of:=BIN2HEX(CONCATENATE(IF([$screen_negative.BE62]=&quot;&quot;;0;1);IF([$screen_negative.BF62]=&quot;&quot;;0;1);IF([$screen_negative.BG62]=&quot;&quot;;0;1);IF([$screen_negative.BH62]=&quot;&quot;;0;1);IF([$screen_negative.BI62]=&quot;&quot;;0;1);IF([$screen_negative.BJ62]=&quot;&quot;;0;1);IF([$screen_negative.BK62]=&quot;&quot;;0;1);IF([$screen_negative.BL62]=&quot;&quot;;0;1)))" office:value-type="string" office:string-value="1F" calcext:value-type="string">
            <text:p>1F</text:p>
          </table:table-cell>
          <table:table-cell table:formula="of:=BIN2HEX(CONCATENATE(IF([$screen_negative.BM62]=&quot;&quot;;0;1);IF([$screen_negative.BN62]=&quot;&quot;;0;1);IF([$screen_negative.BO62]=&quot;&quot;;0;1);IF([$screen_negative.BP62]=&quot;&quot;;0;1);IF([$screen_negative.BQ62]=&quot;&quot;;0;1);IF([$screen_negative.BR62]=&quot;&quot;;0;1);IF([$screen_negative.BS62]=&quot;&quot;;0;1);IF([$screen_negative.BT62]=&quot;&quot;;0;1)))" office:value-type="string" office:string-value="F8" calcext:value-type="string">
            <text:p>F8</text:p>
          </table:table-cell>
          <table:table-cell table:formula="of:=BIN2HEX(CONCATENATE(IF([$screen_negative.BU62]=&quot;&quot;;0;1);IF([$screen_negative.BV62]=&quot;&quot;;0;1);IF([$screen_negative.BW62]=&quot;&quot;;0;1);IF([$screen_negative.BX62]=&quot;&quot;;0;1);IF([$screen_negative.BY62]=&quot;&quot;;0;1);IF([$screen_negative.BZ62]=&quot;&quot;;0;1);IF([$screen_negative.CA62]=&quot;&quot;;0;1);IF([$screen_negative.CB62]=&quot;&quot;;0;1)))" office:value-type="string" office:string-value="30" calcext:value-type="string">
            <text:p>30</text:p>
          </table:table-cell>
          <table:table-cell table:formula="of:=BIN2HEX(CONCATENATE(IF([$screen_negative.CC62]=&quot;&quot;;0;1);IF([$screen_negative.CD62]=&quot;&quot;;0;1);IF([$screen_negative.CE62]=&quot;&quot;;0;1);IF([$screen_negative.CF62]=&quot;&quot;;0;1);IF([$screen_negative.CG62]=&quot;&quot;;0;1);IF([$screen_negative.CH62]=&quot;&quot;;0;1);IF([$screen_negative.CI62]=&quot;&quot;;0;1);IF([$screen_negative.CJ62]=&quot;&quot;;0;1)))" office:value-type="string" office:string-value="0" calcext:value-type="string">
            <text:p>0</text:p>
          </table:table-cell>
          <table:table-cell table:formula="of:=BIN2HEX(CONCATENATE(IF([$screen_negative.CK62]=&quot;&quot;;0;1);IF([$screen_negative.CL62]=&quot;&quot;;0;1);IF([$screen_negative.CM62]=&quot;&quot;;0;1);IF([$screen_negative.CN62]=&quot;&quot;;0;1);IF([$screen_negative.CO62]=&quot;&quot;;0;1);IF([$screen_negative.CP62]=&quot;&quot;;0;1);IF([$screen_negative.CQ62]=&quot;&quot;;0;1);IF([$screen_negative.CR62]=&quot;&quot;;0;1)))" office:value-type="string" office:string-value="0" calcext:value-type="string">
            <text:p>0</text:p>
          </table:table-cell>
          <table:table-cell table:formula="of:=BIN2HEX(CONCATENATE(IF([$screen_negative.CS62]=&quot;&quot;;0;1);IF([$screen_negative.CT62]=&quot;&quot;;0;1);IF([$screen_negative.CU62]=&quot;&quot;;0;1);IF([$screen_negative.CV62]=&quot;&quot;;0;1);IF([$screen_negative.CW62]=&quot;&quot;;0;1);IF([$screen_negative.CX62]=&quot;&quot;;0;1);IF([$screen_negative.CY62]=&quot;&quot;;0;1);IF([$screen_negative.CZ62]=&quot;&quot;;0;1)))" office:value-type="string" office:string-value="0" calcext:value-type="string">
            <text:p>0</text:p>
          </table:table-cell>
          <table:table-cell table:formula="of:=BIN2HEX(CONCATENATE(IF([$screen_negative.DA62]=&quot;&quot;;0;1);IF([$screen_negative.DB62]=&quot;&quot;;0;1);IF([$screen_negative.DC62]=&quot;&quot;;0;1);IF([$screen_negative.DD62]=&quot;&quot;;0;1);IF([$screen_negative.DE62]=&quot;&quot;;0;1);IF([$screen_negative.DF62]=&quot;&quot;;0;1);IF([$screen_negative.DG62]=&quot;&quot;;0;1);IF([$screen_negative.DH62]=&quot;&quot;;0;1)))" office:value-type="string" office:string-value="0" calcext:value-type="string">
            <text:p>0</text:p>
          </table:table-cell>
          <table:table-cell table:formula="of:=BIN2HEX(CONCATENATE(IF([$screen_negative.DI62]=&quot;&quot;;0;1);IF([$screen_negative.DJ62]=&quot;&quot;;0;1);IF([$screen_negative.DK62]=&quot;&quot;;0;1);IF([$screen_negative.DL62]=&quot;&quot;;0;1);IF([$screen_negative.DM62]=&quot;&quot;;0;1);IF([$screen_negative.DN62]=&quot;&quot;;0;1);IF([$screen_negative.DO62]=&quot;&quot;;0;1);IF([$screen_negative.DP62]=&quot;&quot;;0;1)))" office:value-type="string" office:string-value="0" calcext:value-type="string">
            <text:p>0</text:p>
          </table:table-cell>
          <table:table-cell table:formula="of:=BIN2HEX(CONCATENATE(IF([$screen_negative.DQ62]=&quot;&quot;;0;1);IF([$screen_negative.DR62]=&quot;&quot;;0;1);IF([$screen_negative.DS62]=&quot;&quot;;0;1);IF([$screen_negative.DT62]=&quot;&quot;;0;1);IF([$screen_negative.DU62]=&quot;&quot;;0;1);IF([$screen_negative.DV62]=&quot;&quot;;0;1);IF([$screen_negative.DW62]=&quot;&quot;;0;1);IF([$screen_negative.DX62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63]=&quot;&quot;;0;1);IF([$screen_negative.B63]=&quot;&quot;;0;1);IF([$screen_negative.C63]=&quot;&quot;;0;1);IF([$screen_negative.D63]=&quot;&quot;;0;1);IF([$screen_negative.E63]=&quot;&quot;;0;1);IF([$screen_negative.F63]=&quot;&quot;;0;1);IF([$screen_negative.G63]=&quot;&quot;;0;1);IF([$screen_negative.H63]=&quot;&quot;;0;1)))" office:value-type="string" office:string-value="0" calcext:value-type="string">
            <text:p>0</text:p>
          </table:table-cell>
          <table:table-cell table:formula="of:=BIN2HEX(CONCATENATE(IF([$screen_negative.I63]=&quot;&quot;;0;1);IF([$screen_negative.J63]=&quot;&quot;;0;1);IF([$screen_negative.K63]=&quot;&quot;;0;1);IF([$screen_negative.L63]=&quot;&quot;;0;1);IF([$screen_negative.M63]=&quot;&quot;;0;1);IF([$screen_negative.N63]=&quot;&quot;;0;1);IF([$screen_negative.O63]=&quot;&quot;;0;1);IF([$screen_negative.P63]=&quot;&quot;;0;1)))" office:value-type="string" office:string-value="0" calcext:value-type="string">
            <text:p>0</text:p>
          </table:table-cell>
          <table:table-cell table:formula="of:=BIN2HEX(CONCATENATE(IF([$screen_negative.Q63]=&quot;&quot;;0;1);IF([$screen_negative.R63]=&quot;&quot;;0;1);IF([$screen_negative.S63]=&quot;&quot;;0;1);IF([$screen_negative.T63]=&quot;&quot;;0;1);IF([$screen_negative.U63]=&quot;&quot;;0;1);IF([$screen_negative.V63]=&quot;&quot;;0;1);IF([$screen_negative.W63]=&quot;&quot;;0;1);IF([$screen_negative.X63]=&quot;&quot;;0;1)))" office:value-type="string" office:string-value="0" calcext:value-type="string">
            <text:p>0</text:p>
          </table:table-cell>
          <table:table-cell table:formula="of:=BIN2HEX(CONCATENATE(IF([$screen_negative.Y63]=&quot;&quot;;0;1);IF([$screen_negative.Z63]=&quot;&quot;;0;1);IF([$screen_negative.AA63]=&quot;&quot;;0;1);IF([$screen_negative.AB63]=&quot;&quot;;0;1);IF([$screen_negative.AC63]=&quot;&quot;;0;1);IF([$screen_negative.AD63]=&quot;&quot;;0;1);IF([$screen_negative.AE63]=&quot;&quot;;0;1);IF([$screen_negative.AF63]=&quot;&quot;;0;1)))" office:value-type="string" office:string-value="0" calcext:value-type="string">
            <text:p>0</text:p>
          </table:table-cell>
          <table:table-cell table:formula="of:=BIN2HEX(CONCATENATE(IF([$screen_negative.AG63]=&quot;&quot;;0;1);IF([$screen_negative.AH63]=&quot;&quot;;0;1);IF([$screen_negative.AI63]=&quot;&quot;;0;1);IF([$screen_negative.AJ63]=&quot;&quot;;0;1);IF([$screen_negative.AK63]=&quot;&quot;;0;1);IF([$screen_negative.AL63]=&quot;&quot;;0;1);IF([$screen_negative.AM63]=&quot;&quot;;0;1);IF([$screen_negative.AN63]=&quot;&quot;;0;1)))" office:value-type="string" office:string-value="0" calcext:value-type="string">
            <text:p>0</text:p>
          </table:table-cell>
          <table:table-cell table:formula="of:=BIN2HEX(CONCATENATE(IF([$screen_negative.AO63]=&quot;&quot;;0;1);IF([$screen_negative.AP63]=&quot;&quot;;0;1);IF([$screen_negative.AQ63]=&quot;&quot;;0;1);IF([$screen_negative.AR63]=&quot;&quot;;0;1);IF([$screen_negative.AS63]=&quot;&quot;;0;1);IF([$screen_negative.AT63]=&quot;&quot;;0;1);IF([$screen_negative.AU63]=&quot;&quot;;0;1);IF([$screen_negative.AV63]=&quot;&quot;;0;1)))" office:value-type="string" office:string-value="0" calcext:value-type="string">
            <text:p>0</text:p>
          </table:table-cell>
          <table:table-cell table:formula="of:=BIN2HEX(CONCATENATE(IF([$screen_negative.AW63]=&quot;&quot;;0;1);IF([$screen_negative.AX63]=&quot;&quot;;0;1);IF([$screen_negative.AY63]=&quot;&quot;;0;1);IF([$screen_negative.AZ63]=&quot;&quot;;0;1);IF([$screen_negative.BA63]=&quot;&quot;;0;1);IF([$screen_negative.BB63]=&quot;&quot;;0;1);IF([$screen_negative.BC63]=&quot;&quot;;0;1);IF([$screen_negative.BD63]=&quot;&quot;;0;1)))" office:value-type="string" office:string-value="3" calcext:value-type="string">
            <text:p>3</text:p>
          </table:table-cell>
          <table:table-cell table:formula="of:=BIN2HEX(CONCATENATE(IF([$screen_negative.BE63]=&quot;&quot;;0;1);IF([$screen_negative.BF63]=&quot;&quot;;0;1);IF([$screen_negative.BG63]=&quot;&quot;;0;1);IF([$screen_negative.BH63]=&quot;&quot;;0;1);IF([$screen_negative.BI63]=&quot;&quot;;0;1);IF([$screen_negative.BJ63]=&quot;&quot;;0;1);IF([$screen_negative.BK63]=&quot;&quot;;0;1);IF([$screen_negative.BL63]=&quot;&quot;;0;1)))" office:value-type="string" office:string-value="C0" calcext:value-type="string">
            <text:p>C0</text:p>
          </table:table-cell>
          <table:table-cell table:formula="of:=BIN2HEX(CONCATENATE(IF([$screen_negative.BM63]=&quot;&quot;;0;1);IF([$screen_negative.BN63]=&quot;&quot;;0;1);IF([$screen_negative.BO63]=&quot;&quot;;0;1);IF([$screen_negative.BP63]=&quot;&quot;;0;1);IF([$screen_negative.BQ63]=&quot;&quot;;0;1);IF([$screen_negative.BR63]=&quot;&quot;;0;1);IF([$screen_negative.BS63]=&quot;&quot;;0;1);IF([$screen_negative.BT63]=&quot;&quot;;0;1)))" office:value-type="string" office:string-value="3" calcext:value-type="string">
            <text:p>3</text:p>
          </table:table-cell>
          <table:table-cell table:formula="of:=BIN2HEX(CONCATENATE(IF([$screen_negative.BU63]=&quot;&quot;;0;1);IF([$screen_negative.BV63]=&quot;&quot;;0;1);IF([$screen_negative.BW63]=&quot;&quot;;0;1);IF([$screen_negative.BX63]=&quot;&quot;;0;1);IF([$screen_negative.BY63]=&quot;&quot;;0;1);IF([$screen_negative.BZ63]=&quot;&quot;;0;1);IF([$screen_negative.CA63]=&quot;&quot;;0;1);IF([$screen_negative.CB63]=&quot;&quot;;0;1)))" office:value-type="string" office:string-value="C0" calcext:value-type="string">
            <text:p>C0</text:p>
          </table:table-cell>
          <table:table-cell table:formula="of:=BIN2HEX(CONCATENATE(IF([$screen_negative.CC63]=&quot;&quot;;0;1);IF([$screen_negative.CD63]=&quot;&quot;;0;1);IF([$screen_negative.CE63]=&quot;&quot;;0;1);IF([$screen_negative.CF63]=&quot;&quot;;0;1);IF([$screen_negative.CG63]=&quot;&quot;;0;1);IF([$screen_negative.CH63]=&quot;&quot;;0;1);IF([$screen_negative.CI63]=&quot;&quot;;0;1);IF([$screen_negative.CJ63]=&quot;&quot;;0;1)))" office:value-type="string" office:string-value="0" calcext:value-type="string">
            <text:p>0</text:p>
          </table:table-cell>
          <table:table-cell table:formula="of:=BIN2HEX(CONCATENATE(IF([$screen_negative.CK63]=&quot;&quot;;0;1);IF([$screen_negative.CL63]=&quot;&quot;;0;1);IF([$screen_negative.CM63]=&quot;&quot;;0;1);IF([$screen_negative.CN63]=&quot;&quot;;0;1);IF([$screen_negative.CO63]=&quot;&quot;;0;1);IF([$screen_negative.CP63]=&quot;&quot;;0;1);IF([$screen_negative.CQ63]=&quot;&quot;;0;1);IF([$screen_negative.CR63]=&quot;&quot;;0;1)))" office:value-type="string" office:string-value="0" calcext:value-type="string">
            <text:p>0</text:p>
          </table:table-cell>
          <table:table-cell table:formula="of:=BIN2HEX(CONCATENATE(IF([$screen_negative.CS63]=&quot;&quot;;0;1);IF([$screen_negative.CT63]=&quot;&quot;;0;1);IF([$screen_negative.CU63]=&quot;&quot;;0;1);IF([$screen_negative.CV63]=&quot;&quot;;0;1);IF([$screen_negative.CW63]=&quot;&quot;;0;1);IF([$screen_negative.CX63]=&quot;&quot;;0;1);IF([$screen_negative.CY63]=&quot;&quot;;0;1);IF([$screen_negative.CZ63]=&quot;&quot;;0;1)))" office:value-type="string" office:string-value="0" calcext:value-type="string">
            <text:p>0</text:p>
          </table:table-cell>
          <table:table-cell table:formula="of:=BIN2HEX(CONCATENATE(IF([$screen_negative.DA63]=&quot;&quot;;0;1);IF([$screen_negative.DB63]=&quot;&quot;;0;1);IF([$screen_negative.DC63]=&quot;&quot;;0;1);IF([$screen_negative.DD63]=&quot;&quot;;0;1);IF([$screen_negative.DE63]=&quot;&quot;;0;1);IF([$screen_negative.DF63]=&quot;&quot;;0;1);IF([$screen_negative.DG63]=&quot;&quot;;0;1);IF([$screen_negative.DH63]=&quot;&quot;;0;1)))" office:value-type="string" office:string-value="0" calcext:value-type="string">
            <text:p>0</text:p>
          </table:table-cell>
          <table:table-cell table:formula="of:=BIN2HEX(CONCATENATE(IF([$screen_negative.DI63]=&quot;&quot;;0;1);IF([$screen_negative.DJ63]=&quot;&quot;;0;1);IF([$screen_negative.DK63]=&quot;&quot;;0;1);IF([$screen_negative.DL63]=&quot;&quot;;0;1);IF([$screen_negative.DM63]=&quot;&quot;;0;1);IF([$screen_negative.DN63]=&quot;&quot;;0;1);IF([$screen_negative.DO63]=&quot;&quot;;0;1);IF([$screen_negative.DP63]=&quot;&quot;;0;1)))" office:value-type="string" office:string-value="0" calcext:value-type="string">
            <text:p>0</text:p>
          </table:table-cell>
          <table:table-cell table:formula="of:=BIN2HEX(CONCATENATE(IF([$screen_negative.DQ63]=&quot;&quot;;0;1);IF([$screen_negative.DR63]=&quot;&quot;;0;1);IF([$screen_negative.DS63]=&quot;&quot;;0;1);IF([$screen_negative.DT63]=&quot;&quot;;0;1);IF([$screen_negative.DU63]=&quot;&quot;;0;1);IF([$screen_negative.DV63]=&quot;&quot;;0;1);IF([$screen_negative.DW63]=&quot;&quot;;0;1);IF([$screen_negative.DX63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_negative.A64]=&quot;&quot;;0;1);IF([$screen_negative.B64]=&quot;&quot;;0;1);IF([$screen_negative.C64]=&quot;&quot;;0;1);IF([$screen_negative.D64]=&quot;&quot;;0;1);IF([$screen_negative.E64]=&quot;&quot;;0;1);IF([$screen_negative.F64]=&quot;&quot;;0;1);IF([$screen_negative.G64]=&quot;&quot;;0;1);IF([$screen_negative.H64]=&quot;&quot;;0;1)))" office:value-type="string" office:string-value="0" calcext:value-type="string">
            <text:p>0</text:p>
          </table:table-cell>
          <table:table-cell table:formula="of:=BIN2HEX(CONCATENATE(IF([$screen_negative.I64]=&quot;&quot;;0;1);IF([$screen_negative.J64]=&quot;&quot;;0;1);IF([$screen_negative.K64]=&quot;&quot;;0;1);IF([$screen_negative.L64]=&quot;&quot;;0;1);IF([$screen_negative.M64]=&quot;&quot;;0;1);IF([$screen_negative.N64]=&quot;&quot;;0;1);IF([$screen_negative.O64]=&quot;&quot;;0;1);IF([$screen_negative.P64]=&quot;&quot;;0;1)))" office:value-type="string" office:string-value="0" calcext:value-type="string">
            <text:p>0</text:p>
          </table:table-cell>
          <table:table-cell table:formula="of:=BIN2HEX(CONCATENATE(IF([$screen_negative.Q64]=&quot;&quot;;0;1);IF([$screen_negative.R64]=&quot;&quot;;0;1);IF([$screen_negative.S64]=&quot;&quot;;0;1);IF([$screen_negative.T64]=&quot;&quot;;0;1);IF([$screen_negative.U64]=&quot;&quot;;0;1);IF([$screen_negative.V64]=&quot;&quot;;0;1);IF([$screen_negative.W64]=&quot;&quot;;0;1);IF([$screen_negative.X64]=&quot;&quot;;0;1)))" office:value-type="string" office:string-value="0" calcext:value-type="string">
            <text:p>0</text:p>
          </table:table-cell>
          <table:table-cell table:formula="of:=BIN2HEX(CONCATENATE(IF([$screen_negative.Y64]=&quot;&quot;;0;1);IF([$screen_negative.Z64]=&quot;&quot;;0;1);IF([$screen_negative.AA64]=&quot;&quot;;0;1);IF([$screen_negative.AB64]=&quot;&quot;;0;1);IF([$screen_negative.AC64]=&quot;&quot;;0;1);IF([$screen_negative.AD64]=&quot;&quot;;0;1);IF([$screen_negative.AE64]=&quot;&quot;;0;1);IF([$screen_negative.AF64]=&quot;&quot;;0;1)))" office:value-type="string" office:string-value="0" calcext:value-type="string">
            <text:p>0</text:p>
          </table:table-cell>
          <table:table-cell table:formula="of:=BIN2HEX(CONCATENATE(IF([$screen_negative.AG64]=&quot;&quot;;0;1);IF([$screen_negative.AH64]=&quot;&quot;;0;1);IF([$screen_negative.AI64]=&quot;&quot;;0;1);IF([$screen_negative.AJ64]=&quot;&quot;;0;1);IF([$screen_negative.AK64]=&quot;&quot;;0;1);IF([$screen_negative.AL64]=&quot;&quot;;0;1);IF([$screen_negative.AM64]=&quot;&quot;;0;1);IF([$screen_negative.AN64]=&quot;&quot;;0;1)))" office:value-type="string" office:string-value="0" calcext:value-type="string">
            <text:p>0</text:p>
          </table:table-cell>
          <table:table-cell table:formula="of:=BIN2HEX(CONCATENATE(IF([$screen_negative.AO64]=&quot;&quot;;0;1);IF([$screen_negative.AP64]=&quot;&quot;;0;1);IF([$screen_negative.AQ64]=&quot;&quot;;0;1);IF([$screen_negative.AR64]=&quot;&quot;;0;1);IF([$screen_negative.AS64]=&quot;&quot;;0;1);IF([$screen_negative.AT64]=&quot;&quot;;0;1);IF([$screen_negative.AU64]=&quot;&quot;;0;1);IF([$screen_negative.AV64]=&quot;&quot;;0;1)))" office:value-type="string" office:string-value="0" calcext:value-type="string">
            <text:p>0</text:p>
          </table:table-cell>
          <table:table-cell table:formula="of:=BIN2HEX(CONCATENATE(IF([$screen_negative.AW64]=&quot;&quot;;0;1);IF([$screen_negative.AX64]=&quot;&quot;;0;1);IF([$screen_negative.AY64]=&quot;&quot;;0;1);IF([$screen_negative.AZ64]=&quot;&quot;;0;1);IF([$screen_negative.BA64]=&quot;&quot;;0;1);IF([$screen_negative.BB64]=&quot;&quot;;0;1);IF([$screen_negative.BC64]=&quot;&quot;;0;1);IF([$screen_negative.BD64]=&quot;&quot;;0;1)))" office:value-type="string" office:string-value="0" calcext:value-type="string">
            <text:p>0</text:p>
          </table:table-cell>
          <table:table-cell table:formula="of:=BIN2HEX(CONCATENATE(IF([$screen_negative.BE64]=&quot;&quot;;0;1);IF([$screen_negative.BF64]=&quot;&quot;;0;1);IF([$screen_negative.BG64]=&quot;&quot;;0;1);IF([$screen_negative.BH64]=&quot;&quot;;0;1);IF([$screen_negative.BI64]=&quot;&quot;;0;1);IF([$screen_negative.BJ64]=&quot;&quot;;0;1);IF([$screen_negative.BK64]=&quot;&quot;;0;1);IF([$screen_negative.BL64]=&quot;&quot;;0;1)))" office:value-type="string" office:string-value="3F" calcext:value-type="string">
            <text:p>3F</text:p>
          </table:table-cell>
          <table:table-cell table:formula="of:=BIN2HEX(CONCATENATE(IF([$screen_negative.BM64]=&quot;&quot;;0;1);IF([$screen_negative.BN64]=&quot;&quot;;0;1);IF([$screen_negative.BO64]=&quot;&quot;;0;1);IF([$screen_negative.BP64]=&quot;&quot;;0;1);IF([$screen_negative.BQ64]=&quot;&quot;;0;1);IF([$screen_negative.BR64]=&quot;&quot;;0;1);IF([$screen_negative.BS64]=&quot;&quot;;0;1);IF([$screen_negative.BT64]=&quot;&quot;;0;1)))" office:value-type="string" office:string-value="FC" calcext:value-type="string">
            <text:p>FC</text:p>
          </table:table-cell>
          <table:table-cell table:formula="of:=BIN2HEX(CONCATENATE(IF([$screen_negative.BU64]=&quot;&quot;;0;1);IF([$screen_negative.BV64]=&quot;&quot;;0;1);IF([$screen_negative.BW64]=&quot;&quot;;0;1);IF([$screen_negative.BX64]=&quot;&quot;;0;1);IF([$screen_negative.BY64]=&quot;&quot;;0;1);IF([$screen_negative.BZ64]=&quot;&quot;;0;1);IF([$screen_negative.CA64]=&quot;&quot;;0;1);IF([$screen_negative.CB64]=&quot;&quot;;0;1)))" office:value-type="string" office:string-value="0" calcext:value-type="string">
            <text:p>0</text:p>
          </table:table-cell>
          <table:table-cell table:formula="of:=BIN2HEX(CONCATENATE(IF([$screen_negative.CC64]=&quot;&quot;;0;1);IF([$screen_negative.CD64]=&quot;&quot;;0;1);IF([$screen_negative.CE64]=&quot;&quot;;0;1);IF([$screen_negative.CF64]=&quot;&quot;;0;1);IF([$screen_negative.CG64]=&quot;&quot;;0;1);IF([$screen_negative.CH64]=&quot;&quot;;0;1);IF([$screen_negative.CI64]=&quot;&quot;;0;1);IF([$screen_negative.CJ64]=&quot;&quot;;0;1)))" office:value-type="string" office:string-value="0" calcext:value-type="string">
            <text:p>0</text:p>
          </table:table-cell>
          <table:table-cell table:formula="of:=BIN2HEX(CONCATENATE(IF([$screen_negative.CK64]=&quot;&quot;;0;1);IF([$screen_negative.CL64]=&quot;&quot;;0;1);IF([$screen_negative.CM64]=&quot;&quot;;0;1);IF([$screen_negative.CN64]=&quot;&quot;;0;1);IF([$screen_negative.CO64]=&quot;&quot;;0;1);IF([$screen_negative.CP64]=&quot;&quot;;0;1);IF([$screen_negative.CQ64]=&quot;&quot;;0;1);IF([$screen_negative.CR64]=&quot;&quot;;0;1)))" office:value-type="string" office:string-value="0" calcext:value-type="string">
            <text:p>0</text:p>
          </table:table-cell>
          <table:table-cell table:formula="of:=BIN2HEX(CONCATENATE(IF([$screen_negative.CS64]=&quot;&quot;;0;1);IF([$screen_negative.CT64]=&quot;&quot;;0;1);IF([$screen_negative.CU64]=&quot;&quot;;0;1);IF([$screen_negative.CV64]=&quot;&quot;;0;1);IF([$screen_negative.CW64]=&quot;&quot;;0;1);IF([$screen_negative.CX64]=&quot;&quot;;0;1);IF([$screen_negative.CY64]=&quot;&quot;;0;1);IF([$screen_negative.CZ64]=&quot;&quot;;0;1)))" office:value-type="string" office:string-value="0" calcext:value-type="string">
            <text:p>0</text:p>
          </table:table-cell>
          <table:table-cell table:formula="of:=BIN2HEX(CONCATENATE(IF([$screen_negative.DA64]=&quot;&quot;;0;1);IF([$screen_negative.DB64]=&quot;&quot;;0;1);IF([$screen_negative.DC64]=&quot;&quot;;0;1);IF([$screen_negative.DD64]=&quot;&quot;;0;1);IF([$screen_negative.DE64]=&quot;&quot;;0;1);IF([$screen_negative.DF64]=&quot;&quot;;0;1);IF([$screen_negative.DG64]=&quot;&quot;;0;1);IF([$screen_negative.DH64]=&quot;&quot;;0;1)))" office:value-type="string" office:string-value="0" calcext:value-type="string">
            <text:p>0</text:p>
          </table:table-cell>
          <table:table-cell table:formula="of:=BIN2HEX(CONCATENATE(IF([$screen_negative.DI64]=&quot;&quot;;0;1);IF([$screen_negative.DJ64]=&quot;&quot;;0;1);IF([$screen_negative.DK64]=&quot;&quot;;0;1);IF([$screen_negative.DL64]=&quot;&quot;;0;1);IF([$screen_negative.DM64]=&quot;&quot;;0;1);IF([$screen_negative.DN64]=&quot;&quot;;0;1);IF([$screen_negative.DO64]=&quot;&quot;;0;1);IF([$screen_negative.DP64]=&quot;&quot;;0;1)))" office:value-type="string" office:string-value="0" calcext:value-type="string">
            <text:p>0</text:p>
          </table:table-cell>
          <table:table-cell table:formula="of:=BIN2HEX(CONCATENATE(IF([$screen_negative.DQ64]=&quot;&quot;;0;1);IF([$screen_negative.DR64]=&quot;&quot;;0;1);IF([$screen_negative.DS64]=&quot;&quot;;0;1);IF([$screen_negative.DT64]=&quot;&quot;;0;1);IF([$screen_negative.DU64]=&quot;&quot;;0;1);IF([$screen_negative.DV64]=&quot;&quot;;0;1);IF([$screen_negative.DW64]=&quot;&quot;;0;1);IF([$screen_negative.DX64]=&quot;&quot;;0;1)))" office:value-type="string" office:string-value="0" calcext:value-type="string">
            <text:p>0</text:p>
          </table:table-cell>
        </table:table-row>
      </table:table>
      <table:table table:name="hex_strings" table:style-name="ta1">
        <table:table-column table:style-name="co4" table:number-columns-repeated="16" table:default-cell-style-name="Default"/>
        <table:table-row table:style-name="ro3">
          <table:table-cell table:formula="of:=LOWER(CONCATENATE(&quot;\x&quot;;IF([$hex.A1]=&quot;0&quot;;&quot;00&quot;;[$hex.A1])))" office:value-type="string" office:string-value="\x00" calcext:value-type="string">
            <text:p>\x00</text:p>
          </table:table-cell>
          <table:table-cell table:formula="of:=LOWER(CONCATENATE(&quot;\x&quot;;IF([$hex.B1]=&quot;0&quot;;&quot;00&quot;;[$hex.B1])))" office:value-type="string" office:string-value="\x00" calcext:value-type="string">
            <text:p>\x00</text:p>
          </table:table-cell>
          <table:table-cell table:formula="of:=LOWER(CONCATENATE(&quot;\x&quot;;IF([$hex.C1]=&quot;0&quot;;&quot;00&quot;;[$hex.C1])))" office:value-type="string" office:string-value="\x00" calcext:value-type="string">
            <text:p>\x00</text:p>
          </table:table-cell>
          <table:table-cell table:formula="of:=LOWER(CONCATENATE(&quot;\x&quot;;IF([$hex.D1]=&quot;0&quot;;&quot;00&quot;;[$hex.D1])))" office:value-type="string" office:string-value="\x00" calcext:value-type="string">
            <text:p>\x00</text:p>
          </table:table-cell>
          <table:table-cell table:formula="of:=LOWER(CONCATENATE(&quot;\x&quot;;IF([$hex.E1]=&quot;0&quot;;&quot;00&quot;;[$hex.E1])))" office:value-type="string" office:string-value="\x00" calcext:value-type="string">
            <text:p>\x00</text:p>
          </table:table-cell>
          <table:table-cell table:formula="of:=LOWER(CONCATENATE(&quot;\x&quot;;IF([$hex.F1]=&quot;0&quot;;&quot;00&quot;;[$hex.F1])))" office:value-type="string" office:string-value="\x00" calcext:value-type="string">
            <text:p>\x00</text:p>
          </table:table-cell>
          <table:table-cell table:formula="of:=LOWER(CONCATENATE(&quot;\x&quot;;IF([$hex.G1]=&quot;0&quot;;&quot;00&quot;;[$hex.G1])))" office:value-type="string" office:string-value="\x00" calcext:value-type="string">
            <text:p>\x00</text:p>
          </table:table-cell>
          <table:table-cell table:formula="of:=LOWER(CONCATENATE(&quot;\x&quot;;IF([$hex.H1]=&quot;0&quot;;&quot;00&quot;;[$hex.H1])))" office:value-type="string" office:string-value="\x3f" calcext:value-type="string">
            <text:p>\x3f</text:p>
          </table:table-cell>
          <table:table-cell table:formula="of:=LOWER(CONCATENATE(&quot;\x&quot;;IF([$hex.I1]=&quot;0&quot;;&quot;00&quot;;[$hex.I1])))" office:value-type="string" office:string-value="\xfc" calcext:value-type="string">
            <text:p>\xfc</text:p>
          </table:table-cell>
          <table:table-cell table:formula="of:=LOWER(CONCATENATE(&quot;\x&quot;;IF([$hex.J1]=&quot;0&quot;;&quot;00&quot;;[$hex.J1])))" office:value-type="string" office:string-value="\x00" calcext:value-type="string">
            <text:p>\x00</text:p>
          </table:table-cell>
          <table:table-cell table:formula="of:=LOWER(CONCATENATE(&quot;\x&quot;;IF([$hex.K1]=&quot;0&quot;;&quot;00&quot;;[$hex.K1])))" office:value-type="string" office:string-value="\x00" calcext:value-type="string">
            <text:p>\x00</text:p>
          </table:table-cell>
          <table:table-cell table:formula="of:=LOWER(CONCATENATE(&quot;\x&quot;;IF([$hex.L1]=&quot;0&quot;;&quot;00&quot;;[$hex.L1])))" office:value-type="string" office:string-value="\x00" calcext:value-type="string">
            <text:p>\x00</text:p>
          </table:table-cell>
          <table:table-cell table:formula="of:=LOWER(CONCATENATE(&quot;\x&quot;;IF([$hex.M1]=&quot;0&quot;;&quot;00&quot;;[$hex.M1])))" office:value-type="string" office:string-value="\x00" calcext:value-type="string">
            <text:p>\x00</text:p>
          </table:table-cell>
          <table:table-cell table:formula="of:=LOWER(CONCATENATE(&quot;\x&quot;;IF([$hex.N1]=&quot;0&quot;;&quot;00&quot;;[$hex.N1])))" office:value-type="string" office:string-value="\x00" calcext:value-type="string">
            <text:p>\x00</text:p>
          </table:table-cell>
          <table:table-cell table:formula="of:=LOWER(CONCATENATE(&quot;\x&quot;;IF([$hex.O1]=&quot;0&quot;;&quot;00&quot;;[$hex.O1])))" office:value-type="string" office:string-value="\x00" calcext:value-type="string">
            <text:p>\x00</text:p>
          </table:table-cell>
          <table:table-cell table:formula="of:=LOWER(CONCATENATE(&quot;\x&quot;;IF([$hex.P1]=&quot;0&quot;;&quot;00&quot;;[$hex.P1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]=&quot;0&quot;;&quot;00&quot;;[$hex.A2])))" office:value-type="string" office:string-value="\x00" calcext:value-type="string">
            <text:p>\x00</text:p>
          </table:table-cell>
          <table:table-cell table:formula="of:=LOWER(CONCATENATE(&quot;\x&quot;;IF([$hex.B2]=&quot;0&quot;;&quot;00&quot;;[$hex.B2])))" office:value-type="string" office:string-value="\x00" calcext:value-type="string">
            <text:p>\x00</text:p>
          </table:table-cell>
          <table:table-cell table:formula="of:=LOWER(CONCATENATE(&quot;\x&quot;;IF([$hex.C2]=&quot;0&quot;;&quot;00&quot;;[$hex.C2])))" office:value-type="string" office:string-value="\x00" calcext:value-type="string">
            <text:p>\x00</text:p>
          </table:table-cell>
          <table:table-cell table:formula="of:=LOWER(CONCATENATE(&quot;\x&quot;;IF([$hex.D2]=&quot;0&quot;;&quot;00&quot;;[$hex.D2])))" office:value-type="string" office:string-value="\x00" calcext:value-type="string">
            <text:p>\x00</text:p>
          </table:table-cell>
          <table:table-cell table:formula="of:=LOWER(CONCATENATE(&quot;\x&quot;;IF([$hex.E2]=&quot;0&quot;;&quot;00&quot;;[$hex.E2])))" office:value-type="string" office:string-value="\x00" calcext:value-type="string">
            <text:p>\x00</text:p>
          </table:table-cell>
          <table:table-cell table:formula="of:=LOWER(CONCATENATE(&quot;\x&quot;;IF([$hex.F2]=&quot;0&quot;;&quot;00&quot;;[$hex.F2])))" office:value-type="string" office:string-value="\x00" calcext:value-type="string">
            <text:p>\x00</text:p>
          </table:table-cell>
          <table:table-cell table:formula="of:=LOWER(CONCATENATE(&quot;\x&quot;;IF([$hex.G2]=&quot;0&quot;;&quot;00&quot;;[$hex.G2])))" office:value-type="string" office:string-value="\x3" calcext:value-type="string">
            <text:p>\x3</text:p>
          </table:table-cell>
          <table:table-cell table:formula="of:=LOWER(CONCATENATE(&quot;\x&quot;;IF([$hex.H2]=&quot;0&quot;;&quot;00&quot;;[$hex.H2])))" office:value-type="string" office:string-value="\xc0" calcext:value-type="string">
            <text:p>\xc0</text:p>
          </table:table-cell>
          <table:table-cell table:formula="of:=LOWER(CONCATENATE(&quot;\x&quot;;IF([$hex.I2]=&quot;0&quot;;&quot;00&quot;;[$hex.I2])))" office:value-type="string" office:string-value="\x3" calcext:value-type="string">
            <text:p>\x3</text:p>
          </table:table-cell>
          <table:table-cell table:formula="of:=LOWER(CONCATENATE(&quot;\x&quot;;IF([$hex.J2]=&quot;0&quot;;&quot;00&quot;;[$hex.J2])))" office:value-type="string" office:string-value="\xc0" calcext:value-type="string">
            <text:p>\xc0</text:p>
          </table:table-cell>
          <table:table-cell table:formula="of:=LOWER(CONCATENATE(&quot;\x&quot;;IF([$hex.K2]=&quot;0&quot;;&quot;00&quot;;[$hex.K2])))" office:value-type="string" office:string-value="\x00" calcext:value-type="string">
            <text:p>\x00</text:p>
          </table:table-cell>
          <table:table-cell table:formula="of:=LOWER(CONCATENATE(&quot;\x&quot;;IF([$hex.L2]=&quot;0&quot;;&quot;00&quot;;[$hex.L2])))" office:value-type="string" office:string-value="\x00" calcext:value-type="string">
            <text:p>\x00</text:p>
          </table:table-cell>
          <table:table-cell table:formula="of:=LOWER(CONCATENATE(&quot;\x&quot;;IF([$hex.M2]=&quot;0&quot;;&quot;00&quot;;[$hex.M2])))" office:value-type="string" office:string-value="\x00" calcext:value-type="string">
            <text:p>\x00</text:p>
          </table:table-cell>
          <table:table-cell table:formula="of:=LOWER(CONCATENATE(&quot;\x&quot;;IF([$hex.N2]=&quot;0&quot;;&quot;00&quot;;[$hex.N2])))" office:value-type="string" office:string-value="\x00" calcext:value-type="string">
            <text:p>\x00</text:p>
          </table:table-cell>
          <table:table-cell table:formula="of:=LOWER(CONCATENATE(&quot;\x&quot;;IF([$hex.O2]=&quot;0&quot;;&quot;00&quot;;[$hex.O2])))" office:value-type="string" office:string-value="\x00" calcext:value-type="string">
            <text:p>\x00</text:p>
          </table:table-cell>
          <table:table-cell table:formula="of:=LOWER(CONCATENATE(&quot;\x&quot;;IF([$hex.P2]=&quot;0&quot;;&quot;00&quot;;[$hex.P2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]=&quot;0&quot;;&quot;00&quot;;[$hex.A3])))" office:value-type="string" office:string-value="\x00" calcext:value-type="string">
            <text:p>\x00</text:p>
          </table:table-cell>
          <table:table-cell table:formula="of:=LOWER(CONCATENATE(&quot;\x&quot;;IF([$hex.B3]=&quot;0&quot;;&quot;00&quot;;[$hex.B3])))" office:value-type="string" office:string-value="\x00" calcext:value-type="string">
            <text:p>\x00</text:p>
          </table:table-cell>
          <table:table-cell table:formula="of:=LOWER(CONCATENATE(&quot;\x&quot;;IF([$hex.C3]=&quot;0&quot;;&quot;00&quot;;[$hex.C3])))" office:value-type="string" office:string-value="\x00" calcext:value-type="string">
            <text:p>\x00</text:p>
          </table:table-cell>
          <table:table-cell table:formula="of:=LOWER(CONCATENATE(&quot;\x&quot;;IF([$hex.D3]=&quot;0&quot;;&quot;00&quot;;[$hex.D3])))" office:value-type="string" office:string-value="\x00" calcext:value-type="string">
            <text:p>\x00</text:p>
          </table:table-cell>
          <table:table-cell table:formula="of:=LOWER(CONCATENATE(&quot;\x&quot;;IF([$hex.E3]=&quot;0&quot;;&quot;00&quot;;[$hex.E3])))" office:value-type="string" office:string-value="\x00" calcext:value-type="string">
            <text:p>\x00</text:p>
          </table:table-cell>
          <table:table-cell table:formula="of:=LOWER(CONCATENATE(&quot;\x&quot;;IF([$hex.F3]=&quot;0&quot;;&quot;00&quot;;[$hex.F3])))" office:value-type="string" office:string-value="\x00" calcext:value-type="string">
            <text:p>\x00</text:p>
          </table:table-cell>
          <table:table-cell table:formula="of:=LOWER(CONCATENATE(&quot;\x&quot;;IF([$hex.G3]=&quot;0&quot;;&quot;00&quot;;[$hex.G3])))" office:value-type="string" office:string-value="\x1c" calcext:value-type="string">
            <text:p>\x1c</text:p>
          </table:table-cell>
          <table:table-cell table:formula="of:=LOWER(CONCATENATE(&quot;\x&quot;;IF([$hex.H3]=&quot;0&quot;;&quot;00&quot;;[$hex.H3])))" office:value-type="string" office:string-value="\x1f" calcext:value-type="string">
            <text:p>\x1f</text:p>
          </table:table-cell>
          <table:table-cell table:formula="of:=LOWER(CONCATENATE(&quot;\x&quot;;IF([$hex.I3]=&quot;0&quot;;&quot;00&quot;;[$hex.I3])))" office:value-type="string" office:string-value="\xf8" calcext:value-type="string">
            <text:p>\xf8</text:p>
          </table:table-cell>
          <table:table-cell table:formula="of:=LOWER(CONCATENATE(&quot;\x&quot;;IF([$hex.J3]=&quot;0&quot;;&quot;00&quot;;[$hex.J3])))" office:value-type="string" office:string-value="\x30" calcext:value-type="string">
            <text:p>\x30</text:p>
          </table:table-cell>
          <table:table-cell table:formula="of:=LOWER(CONCATENATE(&quot;\x&quot;;IF([$hex.K3]=&quot;0&quot;;&quot;00&quot;;[$hex.K3])))" office:value-type="string" office:string-value="\x00" calcext:value-type="string">
            <text:p>\x00</text:p>
          </table:table-cell>
          <table:table-cell table:formula="of:=LOWER(CONCATENATE(&quot;\x&quot;;IF([$hex.L3]=&quot;0&quot;;&quot;00&quot;;[$hex.L3])))" office:value-type="string" office:string-value="\x00" calcext:value-type="string">
            <text:p>\x00</text:p>
          </table:table-cell>
          <table:table-cell table:formula="of:=LOWER(CONCATENATE(&quot;\x&quot;;IF([$hex.M3]=&quot;0&quot;;&quot;00&quot;;[$hex.M3])))" office:value-type="string" office:string-value="\x00" calcext:value-type="string">
            <text:p>\x00</text:p>
          </table:table-cell>
          <table:table-cell table:formula="of:=LOWER(CONCATENATE(&quot;\x&quot;;IF([$hex.N3]=&quot;0&quot;;&quot;00&quot;;[$hex.N3])))" office:value-type="string" office:string-value="\x00" calcext:value-type="string">
            <text:p>\x00</text:p>
          </table:table-cell>
          <table:table-cell table:formula="of:=LOWER(CONCATENATE(&quot;\x&quot;;IF([$hex.O3]=&quot;0&quot;;&quot;00&quot;;[$hex.O3])))" office:value-type="string" office:string-value="\x00" calcext:value-type="string">
            <text:p>\x00</text:p>
          </table:table-cell>
          <table:table-cell table:formula="of:=LOWER(CONCATENATE(&quot;\x&quot;;IF([$hex.P3]=&quot;0&quot;;&quot;00&quot;;[$hex.P3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]=&quot;0&quot;;&quot;00&quot;;[$hex.A4])))" office:value-type="string" office:string-value="\x00" calcext:value-type="string">
            <text:p>\x00</text:p>
          </table:table-cell>
          <table:table-cell table:formula="of:=LOWER(CONCATENATE(&quot;\x&quot;;IF([$hex.B4]=&quot;0&quot;;&quot;00&quot;;[$hex.B4])))" office:value-type="string" office:string-value="\x00" calcext:value-type="string">
            <text:p>\x00</text:p>
          </table:table-cell>
          <table:table-cell table:formula="of:=LOWER(CONCATENATE(&quot;\x&quot;;IF([$hex.C4]=&quot;0&quot;;&quot;00&quot;;[$hex.C4])))" office:value-type="string" office:string-value="\x00" calcext:value-type="string">
            <text:p>\x00</text:p>
          </table:table-cell>
          <table:table-cell table:formula="of:=LOWER(CONCATENATE(&quot;\x&quot;;IF([$hex.D4]=&quot;0&quot;;&quot;00&quot;;[$hex.D4])))" office:value-type="string" office:string-value="\x00" calcext:value-type="string">
            <text:p>\x00</text:p>
          </table:table-cell>
          <table:table-cell table:formula="of:=LOWER(CONCATENATE(&quot;\x&quot;;IF([$hex.E4]=&quot;0&quot;;&quot;00&quot;;[$hex.E4])))" office:value-type="string" office:string-value="\x00" calcext:value-type="string">
            <text:p>\x00</text:p>
          </table:table-cell>
          <table:table-cell table:formula="of:=LOWER(CONCATENATE(&quot;\x&quot;;IF([$hex.F4]=&quot;0&quot;;&quot;00&quot;;[$hex.F4])))" office:value-type="string" office:string-value="\x00" calcext:value-type="string">
            <text:p>\x00</text:p>
          </table:table-cell>
          <table:table-cell table:formula="of:=LOWER(CONCATENATE(&quot;\x&quot;;IF([$hex.G4]=&quot;0&quot;;&quot;00&quot;;[$hex.G4])))" office:value-type="string" office:string-value="\x31" calcext:value-type="string">
            <text:p>\x31</text:p>
          </table:table-cell>
          <table:table-cell table:formula="of:=LOWER(CONCATENATE(&quot;\x&quot;;IF([$hex.H4]=&quot;0&quot;;&quot;00&quot;;[$hex.H4])))" office:value-type="string" office:string-value="\xe0" calcext:value-type="string">
            <text:p>\xe0</text:p>
          </table:table-cell>
          <table:table-cell table:formula="of:=LOWER(CONCATENATE(&quot;\x&quot;;IF([$hex.I4]=&quot;0&quot;;&quot;00&quot;;[$hex.I4])))" office:value-type="string" office:string-value="\x7" calcext:value-type="string">
            <text:p>\x7</text:p>
          </table:table-cell>
          <table:table-cell table:formula="of:=LOWER(CONCATENATE(&quot;\x&quot;;IF([$hex.J4]=&quot;0&quot;;&quot;00&quot;;[$hex.J4])))" office:value-type="string" office:string-value="\x8c" calcext:value-type="string">
            <text:p>\x8c</text:p>
          </table:table-cell>
          <table:table-cell table:formula="of:=LOWER(CONCATENATE(&quot;\x&quot;;IF([$hex.K4]=&quot;0&quot;;&quot;00&quot;;[$hex.K4])))" office:value-type="string" office:string-value="\x00" calcext:value-type="string">
            <text:p>\x00</text:p>
          </table:table-cell>
          <table:table-cell table:formula="of:=LOWER(CONCATENATE(&quot;\x&quot;;IF([$hex.L4]=&quot;0&quot;;&quot;00&quot;;[$hex.L4])))" office:value-type="string" office:string-value="\x00" calcext:value-type="string">
            <text:p>\x00</text:p>
          </table:table-cell>
          <table:table-cell table:formula="of:=LOWER(CONCATENATE(&quot;\x&quot;;IF([$hex.M4]=&quot;0&quot;;&quot;00&quot;;[$hex.M4])))" office:value-type="string" office:string-value="\x00" calcext:value-type="string">
            <text:p>\x00</text:p>
          </table:table-cell>
          <table:table-cell table:formula="of:=LOWER(CONCATENATE(&quot;\x&quot;;IF([$hex.N4]=&quot;0&quot;;&quot;00&quot;;[$hex.N4])))" office:value-type="string" office:string-value="\x00" calcext:value-type="string">
            <text:p>\x00</text:p>
          </table:table-cell>
          <table:table-cell table:formula="of:=LOWER(CONCATENATE(&quot;\x&quot;;IF([$hex.O4]=&quot;0&quot;;&quot;00&quot;;[$hex.O4])))" office:value-type="string" office:string-value="\x00" calcext:value-type="string">
            <text:p>\x00</text:p>
          </table:table-cell>
          <table:table-cell table:formula="of:=LOWER(CONCATENATE(&quot;\x&quot;;IF([$hex.P4]=&quot;0&quot;;&quot;00&quot;;[$hex.P4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]=&quot;0&quot;;&quot;00&quot;;[$hex.A5])))" office:value-type="string" office:string-value="\x00" calcext:value-type="string">
            <text:p>\x00</text:p>
          </table:table-cell>
          <table:table-cell table:formula="of:=LOWER(CONCATENATE(&quot;\x&quot;;IF([$hex.B5]=&quot;0&quot;;&quot;00&quot;;[$hex.B5])))" office:value-type="string" office:string-value="\x00" calcext:value-type="string">
            <text:p>\x00</text:p>
          </table:table-cell>
          <table:table-cell table:formula="of:=LOWER(CONCATENATE(&quot;\x&quot;;IF([$hex.C5]=&quot;0&quot;;&quot;00&quot;;[$hex.C5])))" office:value-type="string" office:string-value="\x00" calcext:value-type="string">
            <text:p>\x00</text:p>
          </table:table-cell>
          <table:table-cell table:formula="of:=LOWER(CONCATENATE(&quot;\x&quot;;IF([$hex.D5]=&quot;0&quot;;&quot;00&quot;;[$hex.D5])))" office:value-type="string" office:string-value="\x00" calcext:value-type="string">
            <text:p>\x00</text:p>
          </table:table-cell>
          <table:table-cell table:formula="of:=LOWER(CONCATENATE(&quot;\x&quot;;IF([$hex.E5]=&quot;0&quot;;&quot;00&quot;;[$hex.E5])))" office:value-type="string" office:string-value="\x00" calcext:value-type="string">
            <text:p>\x00</text:p>
          </table:table-cell>
          <table:table-cell table:formula="of:=LOWER(CONCATENATE(&quot;\x&quot;;IF([$hex.F5]=&quot;0&quot;;&quot;00&quot;;[$hex.F5])))" office:value-type="string" office:string-value="\x00" calcext:value-type="string">
            <text:p>\x00</text:p>
          </table:table-cell>
          <table:table-cell table:formula="of:=LOWER(CONCATENATE(&quot;\x&quot;;IF([$hex.G5]=&quot;0&quot;;&quot;00&quot;;[$hex.G5])))" office:value-type="string" office:string-value="\xce" calcext:value-type="string">
            <text:p>\xce</text:p>
          </table:table-cell>
          <table:table-cell table:formula="of:=LOWER(CONCATENATE(&quot;\x&quot;;IF([$hex.H5]=&quot;0&quot;;&quot;00&quot;;[$hex.H5])))" office:value-type="string" office:string-value="\x1" calcext:value-type="string">
            <text:p>\x1</text:p>
          </table:table-cell>
          <table:table-cell table:formula="of:=LOWER(CONCATENATE(&quot;\x&quot;;IF([$hex.I5]=&quot;0&quot;;&quot;00&quot;;[$hex.I5])))" office:value-type="string" office:string-value="\x80" calcext:value-type="string">
            <text:p>\x80</text:p>
          </table:table-cell>
          <table:table-cell table:formula="of:=LOWER(CONCATENATE(&quot;\x&quot;;IF([$hex.J5]=&quot;0&quot;;&quot;00&quot;;[$hex.J5])))" office:value-type="string" office:string-value="\x73" calcext:value-type="string">
            <text:p>\x73</text:p>
          </table:table-cell>
          <table:table-cell table:formula="of:=LOWER(CONCATENATE(&quot;\x&quot;;IF([$hex.K5]=&quot;0&quot;;&quot;00&quot;;[$hex.K5])))" office:value-type="string" office:string-value="\x00" calcext:value-type="string">
            <text:p>\x00</text:p>
          </table:table-cell>
          <table:table-cell table:formula="of:=LOWER(CONCATENATE(&quot;\x&quot;;IF([$hex.L5]=&quot;0&quot;;&quot;00&quot;;[$hex.L5])))" office:value-type="string" office:string-value="\x00" calcext:value-type="string">
            <text:p>\x00</text:p>
          </table:table-cell>
          <table:table-cell table:formula="of:=LOWER(CONCATENATE(&quot;\x&quot;;IF([$hex.M5]=&quot;0&quot;;&quot;00&quot;;[$hex.M5])))" office:value-type="string" office:string-value="\x00" calcext:value-type="string">
            <text:p>\x00</text:p>
          </table:table-cell>
          <table:table-cell table:formula="of:=LOWER(CONCATENATE(&quot;\x&quot;;IF([$hex.N5]=&quot;0&quot;;&quot;00&quot;;[$hex.N5])))" office:value-type="string" office:string-value="\x00" calcext:value-type="string">
            <text:p>\x00</text:p>
          </table:table-cell>
          <table:table-cell table:formula="of:=LOWER(CONCATENATE(&quot;\x&quot;;IF([$hex.O5]=&quot;0&quot;;&quot;00&quot;;[$hex.O5])))" office:value-type="string" office:string-value="\x00" calcext:value-type="string">
            <text:p>\x00</text:p>
          </table:table-cell>
          <table:table-cell table:formula="of:=LOWER(CONCATENATE(&quot;\x&quot;;IF([$hex.P5]=&quot;0&quot;;&quot;00&quot;;[$hex.P5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6]=&quot;0&quot;;&quot;00&quot;;[$hex.A6])))" office:value-type="string" office:string-value="\x00" calcext:value-type="string">
            <text:p>\x00</text:p>
          </table:table-cell>
          <table:table-cell table:formula="of:=LOWER(CONCATENATE(&quot;\x&quot;;IF([$hex.B6]=&quot;0&quot;;&quot;00&quot;;[$hex.B6])))" office:value-type="string" office:string-value="\x00" calcext:value-type="string">
            <text:p>\x00</text:p>
          </table:table-cell>
          <table:table-cell table:formula="of:=LOWER(CONCATENATE(&quot;\x&quot;;IF([$hex.C6]=&quot;0&quot;;&quot;00&quot;;[$hex.C6])))" office:value-type="string" office:string-value="\x00" calcext:value-type="string">
            <text:p>\x00</text:p>
          </table:table-cell>
          <table:table-cell table:formula="of:=LOWER(CONCATENATE(&quot;\x&quot;;IF([$hex.D6]=&quot;0&quot;;&quot;00&quot;;[$hex.D6])))" office:value-type="string" office:string-value="\x00" calcext:value-type="string">
            <text:p>\x00</text:p>
          </table:table-cell>
          <table:table-cell table:formula="of:=LOWER(CONCATENATE(&quot;\x&quot;;IF([$hex.E6]=&quot;0&quot;;&quot;00&quot;;[$hex.E6])))" office:value-type="string" office:string-value="\x00" calcext:value-type="string">
            <text:p>\x00</text:p>
          </table:table-cell>
          <table:table-cell table:formula="of:=LOWER(CONCATENATE(&quot;\x&quot;;IF([$hex.F6]=&quot;0&quot;;&quot;00&quot;;[$hex.F6])))" office:value-type="string" office:string-value="\x3" calcext:value-type="string">
            <text:p>\x3</text:p>
          </table:table-cell>
          <table:table-cell table:formula="of:=LOWER(CONCATENATE(&quot;\x&quot;;IF([$hex.G6]=&quot;0&quot;;&quot;00&quot;;[$hex.G6])))" office:value-type="string" office:string-value="\x30" calcext:value-type="string">
            <text:p>\x30</text:p>
          </table:table-cell>
          <table:table-cell table:formula="of:=LOWER(CONCATENATE(&quot;\x&quot;;IF([$hex.H6]=&quot;0&quot;;&quot;00&quot;;[$hex.H6])))" office:value-type="string" office:string-value="\x00" calcext:value-type="string">
            <text:p>\x00</text:p>
          </table:table-cell>
          <table:table-cell table:formula="of:=LOWER(CONCATENATE(&quot;\x&quot;;IF([$hex.I6]=&quot;0&quot;;&quot;00&quot;;[$hex.I6])))" office:value-type="string" office:string-value="\x00" calcext:value-type="string">
            <text:p>\x00</text:p>
          </table:table-cell>
          <table:table-cell table:formula="of:=LOWER(CONCATENATE(&quot;\x&quot;;IF([$hex.J6]=&quot;0&quot;;&quot;00&quot;;[$hex.J6])))" office:value-type="string" office:string-value="\xc" calcext:value-type="string">
            <text:p>\xc</text:p>
          </table:table-cell>
          <table:table-cell table:formula="of:=LOWER(CONCATENATE(&quot;\x&quot;;IF([$hex.K6]=&quot;0&quot;;&quot;00&quot;;[$hex.K6])))" office:value-type="string" office:string-value="\xc0" calcext:value-type="string">
            <text:p>\xc0</text:p>
          </table:table-cell>
          <table:table-cell table:formula="of:=LOWER(CONCATENATE(&quot;\x&quot;;IF([$hex.L6]=&quot;0&quot;;&quot;00&quot;;[$hex.L6])))" office:value-type="string" office:string-value="\x00" calcext:value-type="string">
            <text:p>\x00</text:p>
          </table:table-cell>
          <table:table-cell table:formula="of:=LOWER(CONCATENATE(&quot;\x&quot;;IF([$hex.M6]=&quot;0&quot;;&quot;00&quot;;[$hex.M6])))" office:value-type="string" office:string-value="\x00" calcext:value-type="string">
            <text:p>\x00</text:p>
          </table:table-cell>
          <table:table-cell table:formula="of:=LOWER(CONCATENATE(&quot;\x&quot;;IF([$hex.N6]=&quot;0&quot;;&quot;00&quot;;[$hex.N6])))" office:value-type="string" office:string-value="\x00" calcext:value-type="string">
            <text:p>\x00</text:p>
          </table:table-cell>
          <table:table-cell table:formula="of:=LOWER(CONCATENATE(&quot;\x&quot;;IF([$hex.O6]=&quot;0&quot;;&quot;00&quot;;[$hex.O6])))" office:value-type="string" office:string-value="\x00" calcext:value-type="string">
            <text:p>\x00</text:p>
          </table:table-cell>
          <table:table-cell table:formula="of:=LOWER(CONCATENATE(&quot;\x&quot;;IF([$hex.P6]=&quot;0&quot;;&quot;00&quot;;[$hex.P6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7]=&quot;0&quot;;&quot;00&quot;;[$hex.A7])))" office:value-type="string" office:string-value="\x00" calcext:value-type="string">
            <text:p>\x00</text:p>
          </table:table-cell>
          <table:table-cell table:formula="of:=LOWER(CONCATENATE(&quot;\x&quot;;IF([$hex.B7]=&quot;0&quot;;&quot;00&quot;;[$hex.B7])))" office:value-type="string" office:string-value="\x00" calcext:value-type="string">
            <text:p>\x00</text:p>
          </table:table-cell>
          <table:table-cell table:formula="of:=LOWER(CONCATENATE(&quot;\x&quot;;IF([$hex.C7]=&quot;0&quot;;&quot;00&quot;;[$hex.C7])))" office:value-type="string" office:string-value="\x00" calcext:value-type="string">
            <text:p>\x00</text:p>
          </table:table-cell>
          <table:table-cell table:formula="of:=LOWER(CONCATENATE(&quot;\x&quot;;IF([$hex.D7]=&quot;0&quot;;&quot;00&quot;;[$hex.D7])))" office:value-type="string" office:string-value="\x00" calcext:value-type="string">
            <text:p>\x00</text:p>
          </table:table-cell>
          <table:table-cell table:formula="of:=LOWER(CONCATENATE(&quot;\x&quot;;IF([$hex.E7]=&quot;0&quot;;&quot;00&quot;;[$hex.E7])))" office:value-type="string" office:string-value="\x00" calcext:value-type="string">
            <text:p>\x00</text:p>
          </table:table-cell>
          <table:table-cell table:formula="of:=LOWER(CONCATENATE(&quot;\x&quot;;IF([$hex.F7]=&quot;0&quot;;&quot;00&quot;;[$hex.F7])))" office:value-type="string" office:string-value="\x4" calcext:value-type="string">
            <text:p>\x4</text:p>
          </table:table-cell>
          <table:table-cell table:formula="of:=LOWER(CONCATENATE(&quot;\x&quot;;IF([$hex.G7]=&quot;0&quot;;&quot;00&quot;;[$hex.G7])))" office:value-type="string" office:string-value="\xc0" calcext:value-type="string">
            <text:p>\xc0</text:p>
          </table:table-cell>
          <table:table-cell table:formula="of:=LOWER(CONCATENATE(&quot;\x&quot;;IF([$hex.H7]=&quot;0&quot;;&quot;00&quot;;[$hex.H7])))" office:value-type="string" office:string-value="\x00" calcext:value-type="string">
            <text:p>\x00</text:p>
          </table:table-cell>
          <table:table-cell table:formula="of:=LOWER(CONCATENATE(&quot;\x&quot;;IF([$hex.I7]=&quot;0&quot;;&quot;00&quot;;[$hex.I7])))" office:value-type="string" office:string-value="\x00" calcext:value-type="string">
            <text:p>\x00</text:p>
          </table:table-cell>
          <table:table-cell table:formula="of:=LOWER(CONCATENATE(&quot;\x&quot;;IF([$hex.J7]=&quot;0&quot;;&quot;00&quot;;[$hex.J7])))" office:value-type="string" office:string-value="\x3" calcext:value-type="string">
            <text:p>\x3</text:p>
          </table:table-cell>
          <table:table-cell table:formula="of:=LOWER(CONCATENATE(&quot;\x&quot;;IF([$hex.K7]=&quot;0&quot;;&quot;00&quot;;[$hex.K7])))" office:value-type="string" office:string-value="\x20" calcext:value-type="string">
            <text:p>\x20</text:p>
          </table:table-cell>
          <table:table-cell table:formula="of:=LOWER(CONCATENATE(&quot;\x&quot;;IF([$hex.L7]=&quot;0&quot;;&quot;00&quot;;[$hex.L7])))" office:value-type="string" office:string-value="\x00" calcext:value-type="string">
            <text:p>\x00</text:p>
          </table:table-cell>
          <table:table-cell table:formula="of:=LOWER(CONCATENATE(&quot;\x&quot;;IF([$hex.M7]=&quot;0&quot;;&quot;00&quot;;[$hex.M7])))" office:value-type="string" office:string-value="\x00" calcext:value-type="string">
            <text:p>\x00</text:p>
          </table:table-cell>
          <table:table-cell table:formula="of:=LOWER(CONCATENATE(&quot;\x&quot;;IF([$hex.N7]=&quot;0&quot;;&quot;00&quot;;[$hex.N7])))" office:value-type="string" office:string-value="\x00" calcext:value-type="string">
            <text:p>\x00</text:p>
          </table:table-cell>
          <table:table-cell table:formula="of:=LOWER(CONCATENATE(&quot;\x&quot;;IF([$hex.O7]=&quot;0&quot;;&quot;00&quot;;[$hex.O7])))" office:value-type="string" office:string-value="\x00" calcext:value-type="string">
            <text:p>\x00</text:p>
          </table:table-cell>
          <table:table-cell table:formula="of:=LOWER(CONCATENATE(&quot;\x&quot;;IF([$hex.P7]=&quot;0&quot;;&quot;00&quot;;[$hex.P7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8]=&quot;0&quot;;&quot;00&quot;;[$hex.A8])))" office:value-type="string" office:string-value="\x00" calcext:value-type="string">
            <text:p>\x00</text:p>
          </table:table-cell>
          <table:table-cell table:formula="of:=LOWER(CONCATENATE(&quot;\x&quot;;IF([$hex.B8]=&quot;0&quot;;&quot;00&quot;;[$hex.B8])))" office:value-type="string" office:string-value="\x00" calcext:value-type="string">
            <text:p>\x00</text:p>
          </table:table-cell>
          <table:table-cell table:formula="of:=LOWER(CONCATENATE(&quot;\x&quot;;IF([$hex.C8]=&quot;0&quot;;&quot;00&quot;;[$hex.C8])))" office:value-type="string" office:string-value="\x00" calcext:value-type="string">
            <text:p>\x00</text:p>
          </table:table-cell>
          <table:table-cell table:formula="of:=LOWER(CONCATENATE(&quot;\x&quot;;IF([$hex.D8]=&quot;0&quot;;&quot;00&quot;;[$hex.D8])))" office:value-type="string" office:string-value="\x00" calcext:value-type="string">
            <text:p>\x00</text:p>
          </table:table-cell>
          <table:table-cell table:formula="of:=LOWER(CONCATENATE(&quot;\x&quot;;IF([$hex.E8]=&quot;0&quot;;&quot;00&quot;;[$hex.E8])))" office:value-type="string" office:string-value="\x00" calcext:value-type="string">
            <text:p>\x00</text:p>
          </table:table-cell>
          <table:table-cell table:formula="of:=LOWER(CONCATENATE(&quot;\x&quot;;IF([$hex.F8]=&quot;0&quot;;&quot;00&quot;;[$hex.F8])))" office:value-type="string" office:string-value="\x9" calcext:value-type="string">
            <text:p>\x9</text:p>
          </table:table-cell>
          <table:table-cell table:formula="of:=LOWER(CONCATENATE(&quot;\x&quot;;IF([$hex.G8]=&quot;0&quot;;&quot;00&quot;;[$hex.G8])))" office:value-type="string" office:string-value="\x00" calcext:value-type="string">
            <text:p>\x00</text:p>
          </table:table-cell>
          <table:table-cell table:formula="of:=LOWER(CONCATENATE(&quot;\x&quot;;IF([$hex.H8]=&quot;0&quot;;&quot;00&quot;;[$hex.H8])))" office:value-type="string" office:string-value="\x1" calcext:value-type="string">
            <text:p>\x1</text:p>
          </table:table-cell>
          <table:table-cell table:formula="of:=LOWER(CONCATENATE(&quot;\x&quot;;IF([$hex.I8]=&quot;0&quot;;&quot;00&quot;;[$hex.I8])))" office:value-type="string" office:string-value="\x80" calcext:value-type="string">
            <text:p>\x80</text:p>
          </table:table-cell>
          <table:table-cell table:formula="of:=LOWER(CONCATENATE(&quot;\x&quot;;IF([$hex.J8]=&quot;0&quot;;&quot;00&quot;;[$hex.J8])))" office:value-type="string" office:string-value="\x00" calcext:value-type="string">
            <text:p>\x00</text:p>
          </table:table-cell>
          <table:table-cell table:formula="of:=LOWER(CONCATENATE(&quot;\x&quot;;IF([$hex.K8]=&quot;0&quot;;&quot;00&quot;;[$hex.K8])))" office:value-type="string" office:string-value="\x90" calcext:value-type="string">
            <text:p>\x90</text:p>
          </table:table-cell>
          <table:table-cell table:formula="of:=LOWER(CONCATENATE(&quot;\x&quot;;IF([$hex.L8]=&quot;0&quot;;&quot;00&quot;;[$hex.L8])))" office:value-type="string" office:string-value="\x00" calcext:value-type="string">
            <text:p>\x00</text:p>
          </table:table-cell>
          <table:table-cell table:formula="of:=LOWER(CONCATENATE(&quot;\x&quot;;IF([$hex.M8]=&quot;0&quot;;&quot;00&quot;;[$hex.M8])))" office:value-type="string" office:string-value="\x00" calcext:value-type="string">
            <text:p>\x00</text:p>
          </table:table-cell>
          <table:table-cell table:formula="of:=LOWER(CONCATENATE(&quot;\x&quot;;IF([$hex.N8]=&quot;0&quot;;&quot;00&quot;;[$hex.N8])))" office:value-type="string" office:string-value="\x00" calcext:value-type="string">
            <text:p>\x00</text:p>
          </table:table-cell>
          <table:table-cell table:formula="of:=LOWER(CONCATENATE(&quot;\x&quot;;IF([$hex.O8]=&quot;0&quot;;&quot;00&quot;;[$hex.O8])))" office:value-type="string" office:string-value="\x00" calcext:value-type="string">
            <text:p>\x00</text:p>
          </table:table-cell>
          <table:table-cell table:formula="of:=LOWER(CONCATENATE(&quot;\x&quot;;IF([$hex.P8]=&quot;0&quot;;&quot;00&quot;;[$hex.P8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9]=&quot;0&quot;;&quot;00&quot;;[$hex.A9])))" office:value-type="string" office:string-value="\x00" calcext:value-type="string">
            <text:p>\x00</text:p>
          </table:table-cell>
          <table:table-cell table:formula="of:=LOWER(CONCATENATE(&quot;\x&quot;;IF([$hex.B9]=&quot;0&quot;;&quot;00&quot;;[$hex.B9])))" office:value-type="string" office:string-value="\x00" calcext:value-type="string">
            <text:p>\x00</text:p>
          </table:table-cell>
          <table:table-cell table:formula="of:=LOWER(CONCATENATE(&quot;\x&quot;;IF([$hex.C9]=&quot;0&quot;;&quot;00&quot;;[$hex.C9])))" office:value-type="string" office:string-value="\x00" calcext:value-type="string">
            <text:p>\x00</text:p>
          </table:table-cell>
          <table:table-cell table:formula="of:=LOWER(CONCATENATE(&quot;\x&quot;;IF([$hex.D9]=&quot;0&quot;;&quot;00&quot;;[$hex.D9])))" office:value-type="string" office:string-value="\x00" calcext:value-type="string">
            <text:p>\x00</text:p>
          </table:table-cell>
          <table:table-cell table:formula="of:=LOWER(CONCATENATE(&quot;\x&quot;;IF([$hex.E9]=&quot;0&quot;;&quot;00&quot;;[$hex.E9])))" office:value-type="string" office:string-value="\x00" calcext:value-type="string">
            <text:p>\x00</text:p>
          </table:table-cell>
          <table:table-cell table:formula="of:=LOWER(CONCATENATE(&quot;\x&quot;;IF([$hex.F9]=&quot;0&quot;;&quot;00&quot;;[$hex.F9])))" office:value-type="string" office:string-value="\x32" calcext:value-type="string">
            <text:p>\x32</text:p>
          </table:table-cell>
          <table:table-cell table:formula="of:=LOWER(CONCATENATE(&quot;\x&quot;;IF([$hex.G9]=&quot;0&quot;;&quot;00&quot;;[$hex.G9])))" office:value-type="string" office:string-value="\x00" calcext:value-type="string">
            <text:p>\x00</text:p>
          </table:table-cell>
          <table:table-cell table:formula="of:=LOWER(CONCATENATE(&quot;\x&quot;;IF([$hex.H9]=&quot;0&quot;;&quot;00&quot;;[$hex.H9])))" office:value-type="string" office:string-value="\x1" calcext:value-type="string">
            <text:p>\x1</text:p>
          </table:table-cell>
          <table:table-cell table:formula="of:=LOWER(CONCATENATE(&quot;\x&quot;;IF([$hex.I9]=&quot;0&quot;;&quot;00&quot;;[$hex.I9])))" office:value-type="string" office:string-value="\x80" calcext:value-type="string">
            <text:p>\x80</text:p>
          </table:table-cell>
          <table:table-cell table:formula="of:=LOWER(CONCATENATE(&quot;\x&quot;;IF([$hex.J9]=&quot;0&quot;;&quot;00&quot;;[$hex.J9])))" office:value-type="string" office:string-value="\x00" calcext:value-type="string">
            <text:p>\x00</text:p>
          </table:table-cell>
          <table:table-cell table:formula="of:=LOWER(CONCATENATE(&quot;\x&quot;;IF([$hex.K9]=&quot;0&quot;;&quot;00&quot;;[$hex.K9])))" office:value-type="string" office:string-value="\x4c" calcext:value-type="string">
            <text:p>\x4c</text:p>
          </table:table-cell>
          <table:table-cell table:formula="of:=LOWER(CONCATENATE(&quot;\x&quot;;IF([$hex.L9]=&quot;0&quot;;&quot;00&quot;;[$hex.L9])))" office:value-type="string" office:string-value="\x00" calcext:value-type="string">
            <text:p>\x00</text:p>
          </table:table-cell>
          <table:table-cell table:formula="of:=LOWER(CONCATENATE(&quot;\x&quot;;IF([$hex.M9]=&quot;0&quot;;&quot;00&quot;;[$hex.M9])))" office:value-type="string" office:string-value="\x00" calcext:value-type="string">
            <text:p>\x00</text:p>
          </table:table-cell>
          <table:table-cell table:formula="of:=LOWER(CONCATENATE(&quot;\x&quot;;IF([$hex.N9]=&quot;0&quot;;&quot;00&quot;;[$hex.N9])))" office:value-type="string" office:string-value="\x00" calcext:value-type="string">
            <text:p>\x00</text:p>
          </table:table-cell>
          <table:table-cell table:formula="of:=LOWER(CONCATENATE(&quot;\x&quot;;IF([$hex.O9]=&quot;0&quot;;&quot;00&quot;;[$hex.O9])))" office:value-type="string" office:string-value="\x00" calcext:value-type="string">
            <text:p>\x00</text:p>
          </table:table-cell>
          <table:table-cell table:formula="of:=LOWER(CONCATENATE(&quot;\x&quot;;IF([$hex.P9]=&quot;0&quot;;&quot;00&quot;;[$hex.P9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0]=&quot;0&quot;;&quot;00&quot;;[$hex.A10])))" office:value-type="string" office:string-value="\x00" calcext:value-type="string">
            <text:p>\x00</text:p>
          </table:table-cell>
          <table:table-cell table:formula="of:=LOWER(CONCATENATE(&quot;\x&quot;;IF([$hex.B10]=&quot;0&quot;;&quot;00&quot;;[$hex.B10])))" office:value-type="string" office:string-value="\x00" calcext:value-type="string">
            <text:p>\x00</text:p>
          </table:table-cell>
          <table:table-cell table:formula="of:=LOWER(CONCATENATE(&quot;\x&quot;;IF([$hex.C10]=&quot;0&quot;;&quot;00&quot;;[$hex.C10])))" office:value-type="string" office:string-value="\x00" calcext:value-type="string">
            <text:p>\x00</text:p>
          </table:table-cell>
          <table:table-cell table:formula="of:=LOWER(CONCATENATE(&quot;\x&quot;;IF([$hex.D10]=&quot;0&quot;;&quot;00&quot;;[$hex.D10])))" office:value-type="string" office:string-value="\x00" calcext:value-type="string">
            <text:p>\x00</text:p>
          </table:table-cell>
          <table:table-cell table:formula="of:=LOWER(CONCATENATE(&quot;\x&quot;;IF([$hex.E10]=&quot;0&quot;;&quot;00&quot;;[$hex.E10])))" office:value-type="string" office:string-value="\x00" calcext:value-type="string">
            <text:p>\x00</text:p>
          </table:table-cell>
          <table:table-cell table:formula="of:=LOWER(CONCATENATE(&quot;\x&quot;;IF([$hex.F10]=&quot;0&quot;;&quot;00&quot;;[$hex.F10])))" office:value-type="string" office:string-value="\x4c" calcext:value-type="string">
            <text:p>\x4c</text:p>
          </table:table-cell>
          <table:table-cell table:formula="of:=LOWER(CONCATENATE(&quot;\x&quot;;IF([$hex.G10]=&quot;0&quot;;&quot;00&quot;;[$hex.G10])))" office:value-type="string" office:string-value="\x00" calcext:value-type="string">
            <text:p>\x00</text:p>
          </table:table-cell>
          <table:table-cell table:formula="of:=LOWER(CONCATENATE(&quot;\x&quot;;IF([$hex.H10]=&quot;0&quot;;&quot;00&quot;;[$hex.H10])))" office:value-type="string" office:string-value="\x00" calcext:value-type="string">
            <text:p>\x00</text:p>
          </table:table-cell>
          <table:table-cell table:formula="of:=LOWER(CONCATENATE(&quot;\x&quot;;IF([$hex.I10]=&quot;0&quot;;&quot;00&quot;;[$hex.I10])))" office:value-type="string" office:string-value="\x00" calcext:value-type="string">
            <text:p>\x00</text:p>
          </table:table-cell>
          <table:table-cell table:formula="of:=LOWER(CONCATENATE(&quot;\x&quot;;IF([$hex.J10]=&quot;0&quot;;&quot;00&quot;;[$hex.J10])))" office:value-type="string" office:string-value="\x00" calcext:value-type="string">
            <text:p>\x00</text:p>
          </table:table-cell>
          <table:table-cell table:formula="of:=LOWER(CONCATENATE(&quot;\x&quot;;IF([$hex.K10]=&quot;0&quot;;&quot;00&quot;;[$hex.K10])))" office:value-type="string" office:string-value="\x32" calcext:value-type="string">
            <text:p>\x32</text:p>
          </table:table-cell>
          <table:table-cell table:formula="of:=LOWER(CONCATENATE(&quot;\x&quot;;IF([$hex.L10]=&quot;0&quot;;&quot;00&quot;;[$hex.L10])))" office:value-type="string" office:string-value="\x00" calcext:value-type="string">
            <text:p>\x00</text:p>
          </table:table-cell>
          <table:table-cell table:formula="of:=LOWER(CONCATENATE(&quot;\x&quot;;IF([$hex.M10]=&quot;0&quot;;&quot;00&quot;;[$hex.M10])))" office:value-type="string" office:string-value="\x00" calcext:value-type="string">
            <text:p>\x00</text:p>
          </table:table-cell>
          <table:table-cell table:formula="of:=LOWER(CONCATENATE(&quot;\x&quot;;IF([$hex.N10]=&quot;0&quot;;&quot;00&quot;;[$hex.N10])))" office:value-type="string" office:string-value="\x00" calcext:value-type="string">
            <text:p>\x00</text:p>
          </table:table-cell>
          <table:table-cell table:formula="of:=LOWER(CONCATENATE(&quot;\x&quot;;IF([$hex.O10]=&quot;0&quot;;&quot;00&quot;;[$hex.O10])))" office:value-type="string" office:string-value="\x00" calcext:value-type="string">
            <text:p>\x00</text:p>
          </table:table-cell>
          <table:table-cell table:formula="of:=LOWER(CONCATENATE(&quot;\x&quot;;IF([$hex.P10]=&quot;0&quot;;&quot;00&quot;;[$hex.P10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1]=&quot;0&quot;;&quot;00&quot;;[$hex.A11])))" office:value-type="string" office:string-value="\x00" calcext:value-type="string">
            <text:p>\x00</text:p>
          </table:table-cell>
          <table:table-cell table:formula="of:=LOWER(CONCATENATE(&quot;\x&quot;;IF([$hex.B11]=&quot;0&quot;;&quot;00&quot;;[$hex.B11])))" office:value-type="string" office:string-value="\x00" calcext:value-type="string">
            <text:p>\x00</text:p>
          </table:table-cell>
          <table:table-cell table:formula="of:=LOWER(CONCATENATE(&quot;\x&quot;;IF([$hex.C11]=&quot;0&quot;;&quot;00&quot;;[$hex.C11])))" office:value-type="string" office:string-value="\x00" calcext:value-type="string">
            <text:p>\x00</text:p>
          </table:table-cell>
          <table:table-cell table:formula="of:=LOWER(CONCATENATE(&quot;\x&quot;;IF([$hex.D11]=&quot;0&quot;;&quot;00&quot;;[$hex.D11])))" office:value-type="string" office:string-value="\x00" calcext:value-type="string">
            <text:p>\x00</text:p>
          </table:table-cell>
          <table:table-cell table:formula="of:=LOWER(CONCATENATE(&quot;\x&quot;;IF([$hex.E11]=&quot;0&quot;;&quot;00&quot;;[$hex.E11])))" office:value-type="string" office:string-value="\x00" calcext:value-type="string">
            <text:p>\x00</text:p>
          </table:table-cell>
          <table:table-cell table:formula="of:=LOWER(CONCATENATE(&quot;\x&quot;;IF([$hex.F11]=&quot;0&quot;;&quot;00&quot;;[$hex.F11])))" office:value-type="string" office:string-value="\x90" calcext:value-type="string">
            <text:p>\x90</text:p>
          </table:table-cell>
          <table:table-cell table:formula="of:=LOWER(CONCATENATE(&quot;\x&quot;;IF([$hex.G11]=&quot;0&quot;;&quot;00&quot;;[$hex.G11])))" office:value-type="string" office:string-value="\x00" calcext:value-type="string">
            <text:p>\x00</text:p>
          </table:table-cell>
          <table:table-cell table:formula="of:=LOWER(CONCATENATE(&quot;\x&quot;;IF([$hex.H11]=&quot;0&quot;;&quot;00&quot;;[$hex.H11])))" office:value-type="string" office:string-value="\x00" calcext:value-type="string">
            <text:p>\x00</text:p>
          </table:table-cell>
          <table:table-cell table:formula="of:=LOWER(CONCATENATE(&quot;\x&quot;;IF([$hex.I11]=&quot;0&quot;;&quot;00&quot;;[$hex.I11])))" office:value-type="string" office:string-value="\x00" calcext:value-type="string">
            <text:p>\x00</text:p>
          </table:table-cell>
          <table:table-cell table:formula="of:=LOWER(CONCATENATE(&quot;\x&quot;;IF([$hex.J11]=&quot;0&quot;;&quot;00&quot;;[$hex.J11])))" office:value-type="string" office:string-value="\x00" calcext:value-type="string">
            <text:p>\x00</text:p>
          </table:table-cell>
          <table:table-cell table:formula="of:=LOWER(CONCATENATE(&quot;\x&quot;;IF([$hex.K11]=&quot;0&quot;;&quot;00&quot;;[$hex.K11])))" office:value-type="string" office:string-value="\x9" calcext:value-type="string">
            <text:p>\x9</text:p>
          </table:table-cell>
          <table:table-cell table:formula="of:=LOWER(CONCATENATE(&quot;\x&quot;;IF([$hex.L11]=&quot;0&quot;;&quot;00&quot;;[$hex.L11])))" office:value-type="string" office:string-value="\x00" calcext:value-type="string">
            <text:p>\x00</text:p>
          </table:table-cell>
          <table:table-cell table:formula="of:=LOWER(CONCATENATE(&quot;\x&quot;;IF([$hex.M11]=&quot;0&quot;;&quot;00&quot;;[$hex.M11])))" office:value-type="string" office:string-value="\x00" calcext:value-type="string">
            <text:p>\x00</text:p>
          </table:table-cell>
          <table:table-cell table:formula="of:=LOWER(CONCATENATE(&quot;\x&quot;;IF([$hex.N11]=&quot;0&quot;;&quot;00&quot;;[$hex.N11])))" office:value-type="string" office:string-value="\x00" calcext:value-type="string">
            <text:p>\x00</text:p>
          </table:table-cell>
          <table:table-cell table:formula="of:=LOWER(CONCATENATE(&quot;\x&quot;;IF([$hex.O11]=&quot;0&quot;;&quot;00&quot;;[$hex.O11])))" office:value-type="string" office:string-value="\x00" calcext:value-type="string">
            <text:p>\x00</text:p>
          </table:table-cell>
          <table:table-cell table:formula="of:=LOWER(CONCATENATE(&quot;\x&quot;;IF([$hex.P11]=&quot;0&quot;;&quot;00&quot;;[$hex.P11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2]=&quot;0&quot;;&quot;00&quot;;[$hex.A12])))" office:value-type="string" office:string-value="\x00" calcext:value-type="string">
            <text:p>\x00</text:p>
          </table:table-cell>
          <table:table-cell table:formula="of:=LOWER(CONCATENATE(&quot;\x&quot;;IF([$hex.B12]=&quot;0&quot;;&quot;00&quot;;[$hex.B12])))" office:value-type="string" office:string-value="\x00" calcext:value-type="string">
            <text:p>\x00</text:p>
          </table:table-cell>
          <table:table-cell table:formula="of:=LOWER(CONCATENATE(&quot;\x&quot;;IF([$hex.C12]=&quot;0&quot;;&quot;00&quot;;[$hex.C12])))" office:value-type="string" office:string-value="\x00" calcext:value-type="string">
            <text:p>\x00</text:p>
          </table:table-cell>
          <table:table-cell table:formula="of:=LOWER(CONCATENATE(&quot;\x&quot;;IF([$hex.D12]=&quot;0&quot;;&quot;00&quot;;[$hex.D12])))" office:value-type="string" office:string-value="\x00" calcext:value-type="string">
            <text:p>\x00</text:p>
          </table:table-cell>
          <table:table-cell table:formula="of:=LOWER(CONCATENATE(&quot;\x&quot;;IF([$hex.E12]=&quot;0&quot;;&quot;00&quot;;[$hex.E12])))" office:value-type="string" office:string-value="\x00" calcext:value-type="string">
            <text:p>\x00</text:p>
          </table:table-cell>
          <table:table-cell table:formula="of:=LOWER(CONCATENATE(&quot;\x&quot;;IF([$hex.F12]=&quot;0&quot;;&quot;00&quot;;[$hex.F12])))" office:value-type="string" office:string-value="\xa0" calcext:value-type="string">
            <text:p>\xa0</text:p>
          </table:table-cell>
          <table:table-cell table:formula="of:=LOWER(CONCATENATE(&quot;\x&quot;;IF([$hex.G12]=&quot;0&quot;;&quot;00&quot;;[$hex.G12])))" office:value-type="string" office:string-value="\x00" calcext:value-type="string">
            <text:p>\x00</text:p>
          </table:table-cell>
          <table:table-cell table:formula="of:=LOWER(CONCATENATE(&quot;\x&quot;;IF([$hex.H12]=&quot;0&quot;;&quot;00&quot;;[$hex.H12])))" office:value-type="string" office:string-value="\x1" calcext:value-type="string">
            <text:p>\x1</text:p>
          </table:table-cell>
          <table:table-cell table:formula="of:=LOWER(CONCATENATE(&quot;\x&quot;;IF([$hex.I12]=&quot;0&quot;;&quot;00&quot;;[$hex.I12])))" office:value-type="string" office:string-value="\x80" calcext:value-type="string">
            <text:p>\x80</text:p>
          </table:table-cell>
          <table:table-cell table:formula="of:=LOWER(CONCATENATE(&quot;\x&quot;;IF([$hex.J12]=&quot;0&quot;;&quot;00&quot;;[$hex.J12])))" office:value-type="string" office:string-value="\x00" calcext:value-type="string">
            <text:p>\x00</text:p>
          </table:table-cell>
          <table:table-cell table:formula="of:=LOWER(CONCATENATE(&quot;\x&quot;;IF([$hex.K12]=&quot;0&quot;;&quot;00&quot;;[$hex.K12])))" office:value-type="string" office:string-value="\x5" calcext:value-type="string">
            <text:p>\x5</text:p>
          </table:table-cell>
          <table:table-cell table:formula="of:=LOWER(CONCATENATE(&quot;\x&quot;;IF([$hex.L12]=&quot;0&quot;;&quot;00&quot;;[$hex.L12])))" office:value-type="string" office:string-value="\x00" calcext:value-type="string">
            <text:p>\x00</text:p>
          </table:table-cell>
          <table:table-cell table:formula="of:=LOWER(CONCATENATE(&quot;\x&quot;;IF([$hex.M12]=&quot;0&quot;;&quot;00&quot;;[$hex.M12])))" office:value-type="string" office:string-value="\x00" calcext:value-type="string">
            <text:p>\x00</text:p>
          </table:table-cell>
          <table:table-cell table:formula="of:=LOWER(CONCATENATE(&quot;\x&quot;;IF([$hex.N12]=&quot;0&quot;;&quot;00&quot;;[$hex.N12])))" office:value-type="string" office:string-value="\x00" calcext:value-type="string">
            <text:p>\x00</text:p>
          </table:table-cell>
          <table:table-cell table:formula="of:=LOWER(CONCATENATE(&quot;\x&quot;;IF([$hex.O12]=&quot;0&quot;;&quot;00&quot;;[$hex.O12])))" office:value-type="string" office:string-value="\x00" calcext:value-type="string">
            <text:p>\x00</text:p>
          </table:table-cell>
          <table:table-cell table:formula="of:=LOWER(CONCATENATE(&quot;\x&quot;;IF([$hex.P12]=&quot;0&quot;;&quot;00&quot;;[$hex.P12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3]=&quot;0&quot;;&quot;00&quot;;[$hex.A13])))" office:value-type="string" office:string-value="\x00" calcext:value-type="string">
            <text:p>\x00</text:p>
          </table:table-cell>
          <table:table-cell table:formula="of:=LOWER(CONCATENATE(&quot;\x&quot;;IF([$hex.B13]=&quot;0&quot;;&quot;00&quot;;[$hex.B13])))" office:value-type="string" office:string-value="\x00" calcext:value-type="string">
            <text:p>\x00</text:p>
          </table:table-cell>
          <table:table-cell table:formula="of:=LOWER(CONCATENATE(&quot;\x&quot;;IF([$hex.C13]=&quot;0&quot;;&quot;00&quot;;[$hex.C13])))" office:value-type="string" office:string-value="\x00" calcext:value-type="string">
            <text:p>\x00</text:p>
          </table:table-cell>
          <table:table-cell table:formula="of:=LOWER(CONCATENATE(&quot;\x&quot;;IF([$hex.D13]=&quot;0&quot;;&quot;00&quot;;[$hex.D13])))" office:value-type="string" office:string-value="\x00" calcext:value-type="string">
            <text:p>\x00</text:p>
          </table:table-cell>
          <table:table-cell table:formula="of:=LOWER(CONCATENATE(&quot;\x&quot;;IF([$hex.E13]=&quot;0&quot;;&quot;00&quot;;[$hex.E13])))" office:value-type="string" office:string-value="\x1" calcext:value-type="string">
            <text:p>\x1</text:p>
          </table:table-cell>
          <table:table-cell table:formula="of:=LOWER(CONCATENATE(&quot;\x&quot;;IF([$hex.F13]=&quot;0&quot;;&quot;00&quot;;[$hex.F13])))" office:value-type="string" office:string-value="\x48" calcext:value-type="string">
            <text:p>\x48</text:p>
          </table:table-cell>
          <table:table-cell table:formula="of:=LOWER(CONCATENATE(&quot;\x&quot;;IF([$hex.G13]=&quot;0&quot;;&quot;00&quot;;[$hex.G13])))" office:value-type="string" office:string-value="\x00" calcext:value-type="string">
            <text:p>\x00</text:p>
          </table:table-cell>
          <table:table-cell table:formula="of:=LOWER(CONCATENATE(&quot;\x&quot;;IF([$hex.H13]=&quot;0&quot;;&quot;00&quot;;[$hex.H13])))" office:value-type="string" office:string-value="\x1" calcext:value-type="string">
            <text:p>\x1</text:p>
          </table:table-cell>
          <table:table-cell table:formula="of:=LOWER(CONCATENATE(&quot;\x&quot;;IF([$hex.I13]=&quot;0&quot;;&quot;00&quot;;[$hex.I13])))" office:value-type="string" office:string-value="\x80" calcext:value-type="string">
            <text:p>\x80</text:p>
          </table:table-cell>
          <table:table-cell table:formula="of:=LOWER(CONCATENATE(&quot;\x&quot;;IF([$hex.J13]=&quot;0&quot;;&quot;00&quot;;[$hex.J13])))" office:value-type="string" office:string-value="\x00" calcext:value-type="string">
            <text:p>\x00</text:p>
          </table:table-cell>
          <table:table-cell table:formula="of:=LOWER(CONCATENATE(&quot;\x&quot;;IF([$hex.K13]=&quot;0&quot;;&quot;00&quot;;[$hex.K13])))" office:value-type="string" office:string-value="\x12" calcext:value-type="string">
            <text:p>\x12</text:p>
          </table:table-cell>
          <table:table-cell table:formula="of:=LOWER(CONCATENATE(&quot;\x&quot;;IF([$hex.L13]=&quot;0&quot;;&quot;00&quot;;[$hex.L13])))" office:value-type="string" office:string-value="\x80" calcext:value-type="string">
            <text:p>\x80</text:p>
          </table:table-cell>
          <table:table-cell table:formula="of:=LOWER(CONCATENATE(&quot;\x&quot;;IF([$hex.M13]=&quot;0&quot;;&quot;00&quot;;[$hex.M13])))" office:value-type="string" office:string-value="\x00" calcext:value-type="string">
            <text:p>\x00</text:p>
          </table:table-cell>
          <table:table-cell table:formula="of:=LOWER(CONCATENATE(&quot;\x&quot;;IF([$hex.N13]=&quot;0&quot;;&quot;00&quot;;[$hex.N13])))" office:value-type="string" office:string-value="\x00" calcext:value-type="string">
            <text:p>\x00</text:p>
          </table:table-cell>
          <table:table-cell table:formula="of:=LOWER(CONCATENATE(&quot;\x&quot;;IF([$hex.O13]=&quot;0&quot;;&quot;00&quot;;[$hex.O13])))" office:value-type="string" office:string-value="\x00" calcext:value-type="string">
            <text:p>\x00</text:p>
          </table:table-cell>
          <table:table-cell table:formula="of:=LOWER(CONCATENATE(&quot;\x&quot;;IF([$hex.P13]=&quot;0&quot;;&quot;00&quot;;[$hex.P13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4]=&quot;0&quot;;&quot;00&quot;;[$hex.A14])))" office:value-type="string" office:string-value="\x00" calcext:value-type="string">
            <text:p>\x00</text:p>
          </table:table-cell>
          <table:table-cell table:formula="of:=LOWER(CONCATENATE(&quot;\x&quot;;IF([$hex.B14]=&quot;0&quot;;&quot;00&quot;;[$hex.B14])))" office:value-type="string" office:string-value="\x00" calcext:value-type="string">
            <text:p>\x00</text:p>
          </table:table-cell>
          <table:table-cell table:formula="of:=LOWER(CONCATENATE(&quot;\x&quot;;IF([$hex.C14]=&quot;0&quot;;&quot;00&quot;;[$hex.C14])))" office:value-type="string" office:string-value="\x00" calcext:value-type="string">
            <text:p>\x00</text:p>
          </table:table-cell>
          <table:table-cell table:formula="of:=LOWER(CONCATENATE(&quot;\x&quot;;IF([$hex.D14]=&quot;0&quot;;&quot;00&quot;;[$hex.D14])))" office:value-type="string" office:string-value="\x00" calcext:value-type="string">
            <text:p>\x00</text:p>
          </table:table-cell>
          <table:table-cell table:formula="of:=LOWER(CONCATENATE(&quot;\x&quot;;IF([$hex.E14]=&quot;0&quot;;&quot;00&quot;;[$hex.E14])))" office:value-type="string" office:string-value="\x2" calcext:value-type="string">
            <text:p>\x2</text:p>
          </table:table-cell>
          <table:table-cell table:formula="of:=LOWER(CONCATENATE(&quot;\x&quot;;IF([$hex.F14]=&quot;0&quot;;&quot;00&quot;;[$hex.F14])))" office:value-type="string" office:string-value="\x44" calcext:value-type="string">
            <text:p>\x44</text:p>
          </table:table-cell>
          <table:table-cell table:formula="of:=LOWER(CONCATENATE(&quot;\x&quot;;IF([$hex.G14]=&quot;0&quot;;&quot;00&quot;;[$hex.G14])))" office:value-type="string" office:string-value="\x00" calcext:value-type="string">
            <text:p>\x00</text:p>
          </table:table-cell>
          <table:table-cell table:formula="of:=LOWER(CONCATENATE(&quot;\x&quot;;IF([$hex.H14]=&quot;0&quot;;&quot;00&quot;;[$hex.H14])))" office:value-type="string" office:string-value="\x00" calcext:value-type="string">
            <text:p>\x00</text:p>
          </table:table-cell>
          <table:table-cell table:formula="of:=LOWER(CONCATENATE(&quot;\x&quot;;IF([$hex.I14]=&quot;0&quot;;&quot;00&quot;;[$hex.I14])))" office:value-type="string" office:string-value="\x00" calcext:value-type="string">
            <text:p>\x00</text:p>
          </table:table-cell>
          <table:table-cell table:formula="of:=LOWER(CONCATENATE(&quot;\x&quot;;IF([$hex.J14]=&quot;0&quot;;&quot;00&quot;;[$hex.J14])))" office:value-type="string" office:string-value="\x00" calcext:value-type="string">
            <text:p>\x00</text:p>
          </table:table-cell>
          <table:table-cell table:formula="of:=LOWER(CONCATENATE(&quot;\x&quot;;IF([$hex.K14]=&quot;0&quot;;&quot;00&quot;;[$hex.K14])))" office:value-type="string" office:string-value="\x22" calcext:value-type="string">
            <text:p>\x22</text:p>
          </table:table-cell>
          <table:table-cell table:formula="of:=LOWER(CONCATENATE(&quot;\x&quot;;IF([$hex.L14]=&quot;0&quot;;&quot;00&quot;;[$hex.L14])))" office:value-type="string" office:string-value="\x40" calcext:value-type="string">
            <text:p>\x40</text:p>
          </table:table-cell>
          <table:table-cell table:formula="of:=LOWER(CONCATENATE(&quot;\x&quot;;IF([$hex.M14]=&quot;0&quot;;&quot;00&quot;;[$hex.M14])))" office:value-type="string" office:string-value="\x00" calcext:value-type="string">
            <text:p>\x00</text:p>
          </table:table-cell>
          <table:table-cell table:formula="of:=LOWER(CONCATENATE(&quot;\x&quot;;IF([$hex.N14]=&quot;0&quot;;&quot;00&quot;;[$hex.N14])))" office:value-type="string" office:string-value="\x00" calcext:value-type="string">
            <text:p>\x00</text:p>
          </table:table-cell>
          <table:table-cell table:formula="of:=LOWER(CONCATENATE(&quot;\x&quot;;IF([$hex.O14]=&quot;0&quot;;&quot;00&quot;;[$hex.O14])))" office:value-type="string" office:string-value="\x00" calcext:value-type="string">
            <text:p>\x00</text:p>
          </table:table-cell>
          <table:table-cell table:formula="of:=LOWER(CONCATENATE(&quot;\x&quot;;IF([$hex.P14]=&quot;0&quot;;&quot;00&quot;;[$hex.P14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5]=&quot;0&quot;;&quot;00&quot;;[$hex.A15])))" office:value-type="string" office:string-value="\x00" calcext:value-type="string">
            <text:p>\x00</text:p>
          </table:table-cell>
          <table:table-cell table:formula="of:=LOWER(CONCATENATE(&quot;\x&quot;;IF([$hex.B15]=&quot;0&quot;;&quot;00&quot;;[$hex.B15])))" office:value-type="string" office:string-value="\x00" calcext:value-type="string">
            <text:p>\x00</text:p>
          </table:table-cell>
          <table:table-cell table:formula="of:=LOWER(CONCATENATE(&quot;\x&quot;;IF([$hex.C15]=&quot;0&quot;;&quot;00&quot;;[$hex.C15])))" office:value-type="string" office:string-value="\x00" calcext:value-type="string">
            <text:p>\x00</text:p>
          </table:table-cell>
          <table:table-cell table:formula="of:=LOWER(CONCATENATE(&quot;\x&quot;;IF([$hex.D15]=&quot;0&quot;;&quot;00&quot;;[$hex.D15])))" office:value-type="string" office:string-value="\x00" calcext:value-type="string">
            <text:p>\x00</text:p>
          </table:table-cell>
          <table:table-cell table:formula="of:=LOWER(CONCATENATE(&quot;\x&quot;;IF([$hex.E15]=&quot;0&quot;;&quot;00&quot;;[$hex.E15])))" office:value-type="string" office:string-value="\x4" calcext:value-type="string">
            <text:p>\x4</text:p>
          </table:table-cell>
          <table:table-cell table:formula="of:=LOWER(CONCATENATE(&quot;\x&quot;;IF([$hex.F15]=&quot;0&quot;;&quot;00&quot;;[$hex.F15])))" office:value-type="string" office:string-value="\x82" calcext:value-type="string">
            <text:p>\x82</text:p>
          </table:table-cell>
          <table:table-cell table:formula="of:=LOWER(CONCATENATE(&quot;\x&quot;;IF([$hex.G15]=&quot;0&quot;;&quot;00&quot;;[$hex.G15])))" office:value-type="string" office:string-value="\x00" calcext:value-type="string">
            <text:p>\x00</text:p>
          </table:table-cell>
          <table:table-cell table:formula="of:=LOWER(CONCATENATE(&quot;\x&quot;;IF([$hex.H15]=&quot;0&quot;;&quot;00&quot;;[$hex.H15])))" office:value-type="string" office:string-value="\x00" calcext:value-type="string">
            <text:p>\x00</text:p>
          </table:table-cell>
          <table:table-cell table:formula="of:=LOWER(CONCATENATE(&quot;\x&quot;;IF([$hex.I15]=&quot;0&quot;;&quot;00&quot;;[$hex.I15])))" office:value-type="string" office:string-value="\x00" calcext:value-type="string">
            <text:p>\x00</text:p>
          </table:table-cell>
          <table:table-cell table:formula="of:=LOWER(CONCATENATE(&quot;\x&quot;;IF([$hex.J15]=&quot;0&quot;;&quot;00&quot;;[$hex.J15])))" office:value-type="string" office:string-value="\x00" calcext:value-type="string">
            <text:p>\x00</text:p>
          </table:table-cell>
          <table:table-cell table:formula="of:=LOWER(CONCATENATE(&quot;\x&quot;;IF([$hex.K15]=&quot;0&quot;;&quot;00&quot;;[$hex.K15])))" office:value-type="string" office:string-value="\x41" calcext:value-type="string">
            <text:p>\x41</text:p>
          </table:table-cell>
          <table:table-cell table:formula="of:=LOWER(CONCATENATE(&quot;\x&quot;;IF([$hex.L15]=&quot;0&quot;;&quot;00&quot;;[$hex.L15])))" office:value-type="string" office:string-value="\x20" calcext:value-type="string">
            <text:p>\x20</text:p>
          </table:table-cell>
          <table:table-cell table:formula="of:=LOWER(CONCATENATE(&quot;\x&quot;;IF([$hex.M15]=&quot;0&quot;;&quot;00&quot;;[$hex.M15])))" office:value-type="string" office:string-value="\x00" calcext:value-type="string">
            <text:p>\x00</text:p>
          </table:table-cell>
          <table:table-cell table:formula="of:=LOWER(CONCATENATE(&quot;\x&quot;;IF([$hex.N15]=&quot;0&quot;;&quot;00&quot;;[$hex.N15])))" office:value-type="string" office:string-value="\x00" calcext:value-type="string">
            <text:p>\x00</text:p>
          </table:table-cell>
          <table:table-cell table:formula="of:=LOWER(CONCATENATE(&quot;\x&quot;;IF([$hex.O15]=&quot;0&quot;;&quot;00&quot;;[$hex.O15])))" office:value-type="string" office:string-value="\x00" calcext:value-type="string">
            <text:p>\x00</text:p>
          </table:table-cell>
          <table:table-cell table:formula="of:=LOWER(CONCATENATE(&quot;\x&quot;;IF([$hex.P15]=&quot;0&quot;;&quot;00&quot;;[$hex.P15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6]=&quot;0&quot;;&quot;00&quot;;[$hex.A16])))" office:value-type="string" office:string-value="\x00" calcext:value-type="string">
            <text:p>\x00</text:p>
          </table:table-cell>
          <table:table-cell table:formula="of:=LOWER(CONCATENATE(&quot;\x&quot;;IF([$hex.B16]=&quot;0&quot;;&quot;00&quot;;[$hex.B16])))" office:value-type="string" office:string-value="\x00" calcext:value-type="string">
            <text:p>\x00</text:p>
          </table:table-cell>
          <table:table-cell table:formula="of:=LOWER(CONCATENATE(&quot;\x&quot;;IF([$hex.C16]=&quot;0&quot;;&quot;00&quot;;[$hex.C16])))" office:value-type="string" office:string-value="\x00" calcext:value-type="string">
            <text:p>\x00</text:p>
          </table:table-cell>
          <table:table-cell table:formula="of:=LOWER(CONCATENATE(&quot;\x&quot;;IF([$hex.D16]=&quot;0&quot;;&quot;00&quot;;[$hex.D16])))" office:value-type="string" office:string-value="\x00" calcext:value-type="string">
            <text:p>\x00</text:p>
          </table:table-cell>
          <table:table-cell table:formula="of:=LOWER(CONCATENATE(&quot;\x&quot;;IF([$hex.E16]=&quot;0&quot;;&quot;00&quot;;[$hex.E16])))" office:value-type="string" office:string-value="\x5" calcext:value-type="string">
            <text:p>\x5</text:p>
          </table:table-cell>
          <table:table-cell table:formula="of:=LOWER(CONCATENATE(&quot;\x&quot;;IF([$hex.F16]=&quot;0&quot;;&quot;00&quot;;[$hex.F16])))" office:value-type="string" office:string-value="\x1" calcext:value-type="string">
            <text:p>\x1</text:p>
          </table:table-cell>
          <table:table-cell table:formula="of:=LOWER(CONCATENATE(&quot;\x&quot;;IF([$hex.G16]=&quot;0&quot;;&quot;00&quot;;[$hex.G16])))" office:value-type="string" office:string-value="\x00" calcext:value-type="string">
            <text:p>\x00</text:p>
          </table:table-cell>
          <table:table-cell table:formula="of:=LOWER(CONCATENATE(&quot;\x&quot;;IF([$hex.H16]=&quot;0&quot;;&quot;00&quot;;[$hex.H16])))" office:value-type="string" office:string-value="\x1" calcext:value-type="string">
            <text:p>\x1</text:p>
          </table:table-cell>
          <table:table-cell table:formula="of:=LOWER(CONCATENATE(&quot;\x&quot;;IF([$hex.I16]=&quot;0&quot;;&quot;00&quot;;[$hex.I16])))" office:value-type="string" office:string-value="\x80" calcext:value-type="string">
            <text:p>\x80</text:p>
          </table:table-cell>
          <table:table-cell table:formula="of:=LOWER(CONCATENATE(&quot;\x&quot;;IF([$hex.J16]=&quot;0&quot;;&quot;00&quot;;[$hex.J16])))" office:value-type="string" office:string-value="\x00" calcext:value-type="string">
            <text:p>\x00</text:p>
          </table:table-cell>
          <table:table-cell table:formula="of:=LOWER(CONCATENATE(&quot;\x&quot;;IF([$hex.K16]=&quot;0&quot;;&quot;00&quot;;[$hex.K16])))" office:value-type="string" office:string-value="\x80" calcext:value-type="string">
            <text:p>\x80</text:p>
          </table:table-cell>
          <table:table-cell table:formula="of:=LOWER(CONCATENATE(&quot;\x&quot;;IF([$hex.L16]=&quot;0&quot;;&quot;00&quot;;[$hex.L16])))" office:value-type="string" office:string-value="\xa0" calcext:value-type="string">
            <text:p>\xa0</text:p>
          </table:table-cell>
          <table:table-cell table:formula="of:=LOWER(CONCATENATE(&quot;\x&quot;;IF([$hex.M16]=&quot;0&quot;;&quot;00&quot;;[$hex.M16])))" office:value-type="string" office:string-value="\x00" calcext:value-type="string">
            <text:p>\x00</text:p>
          </table:table-cell>
          <table:table-cell table:formula="of:=LOWER(CONCATENATE(&quot;\x&quot;;IF([$hex.N16]=&quot;0&quot;;&quot;00&quot;;[$hex.N16])))" office:value-type="string" office:string-value="\x00" calcext:value-type="string">
            <text:p>\x00</text:p>
          </table:table-cell>
          <table:table-cell table:formula="of:=LOWER(CONCATENATE(&quot;\x&quot;;IF([$hex.O16]=&quot;0&quot;;&quot;00&quot;;[$hex.O16])))" office:value-type="string" office:string-value="\x00" calcext:value-type="string">
            <text:p>\x00</text:p>
          </table:table-cell>
          <table:table-cell table:formula="of:=LOWER(CONCATENATE(&quot;\x&quot;;IF([$hex.P16]=&quot;0&quot;;&quot;00&quot;;[$hex.P16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7]=&quot;0&quot;;&quot;00&quot;;[$hex.A17])))" office:value-type="string" office:string-value="\x00" calcext:value-type="string">
            <text:p>\x00</text:p>
          </table:table-cell>
          <table:table-cell table:formula="of:=LOWER(CONCATENATE(&quot;\x&quot;;IF([$hex.B17]=&quot;0&quot;;&quot;00&quot;;[$hex.B17])))" office:value-type="string" office:string-value="\x00" calcext:value-type="string">
            <text:p>\x00</text:p>
          </table:table-cell>
          <table:table-cell table:formula="of:=LOWER(CONCATENATE(&quot;\x&quot;;IF([$hex.C17]=&quot;0&quot;;&quot;00&quot;;[$hex.C17])))" office:value-type="string" office:string-value="\x00" calcext:value-type="string">
            <text:p>\x00</text:p>
          </table:table-cell>
          <table:table-cell table:formula="of:=LOWER(CONCATENATE(&quot;\x&quot;;IF([$hex.D17]=&quot;0&quot;;&quot;00&quot;;[$hex.D17])))" office:value-type="string" office:string-value="\x00" calcext:value-type="string">
            <text:p>\x00</text:p>
          </table:table-cell>
          <table:table-cell table:formula="of:=LOWER(CONCATENATE(&quot;\x&quot;;IF([$hex.E17]=&quot;0&quot;;&quot;00&quot;;[$hex.E17])))" office:value-type="string" office:string-value="\xa" calcext:value-type="string">
            <text:p>\xa</text:p>
          </table:table-cell>
          <table:table-cell table:formula="of:=LOWER(CONCATENATE(&quot;\x&quot;;IF([$hex.F17]=&quot;0&quot;;&quot;00&quot;;[$hex.F17])))" office:value-type="string" office:string-value="\x00" calcext:value-type="string">
            <text:p>\x00</text:p>
          </table:table-cell>
          <table:table-cell table:formula="of:=LOWER(CONCATENATE(&quot;\x&quot;;IF([$hex.G17]=&quot;0&quot;;&quot;00&quot;;[$hex.G17])))" office:value-type="string" office:string-value="\x80" calcext:value-type="string">
            <text:p>\x80</text:p>
          </table:table-cell>
          <table:table-cell table:formula="of:=LOWER(CONCATENATE(&quot;\x&quot;;IF([$hex.H17]=&quot;0&quot;;&quot;00&quot;;[$hex.H17])))" office:value-type="string" office:string-value="\x1" calcext:value-type="string">
            <text:p>\x1</text:p>
          </table:table-cell>
          <table:table-cell table:formula="of:=LOWER(CONCATENATE(&quot;\x&quot;;IF([$hex.I17]=&quot;0&quot;;&quot;00&quot;;[$hex.I17])))" office:value-type="string" office:string-value="\x80" calcext:value-type="string">
            <text:p>\x80</text:p>
          </table:table-cell>
          <table:table-cell table:formula="of:=LOWER(CONCATENATE(&quot;\x&quot;;IF([$hex.J17]=&quot;0&quot;;&quot;00&quot;;[$hex.J17])))" office:value-type="string" office:string-value="\x1" calcext:value-type="string">
            <text:p>\x1</text:p>
          </table:table-cell>
          <table:table-cell table:formula="of:=LOWER(CONCATENATE(&quot;\x&quot;;IF([$hex.K17]=&quot;0&quot;;&quot;00&quot;;[$hex.K17])))" office:value-type="string" office:string-value="\x00" calcext:value-type="string">
            <text:p>\x00</text:p>
          </table:table-cell>
          <table:table-cell table:formula="of:=LOWER(CONCATENATE(&quot;\x&quot;;IF([$hex.L17]=&quot;0&quot;;&quot;00&quot;;[$hex.L17])))" office:value-type="string" office:string-value="\x50" calcext:value-type="string">
            <text:p>\x50</text:p>
          </table:table-cell>
          <table:table-cell table:formula="of:=LOWER(CONCATENATE(&quot;\x&quot;;IF([$hex.M17]=&quot;0&quot;;&quot;00&quot;;[$hex.M17])))" office:value-type="string" office:string-value="\x00" calcext:value-type="string">
            <text:p>\x00</text:p>
          </table:table-cell>
          <table:table-cell table:formula="of:=LOWER(CONCATENATE(&quot;\x&quot;;IF([$hex.N17]=&quot;0&quot;;&quot;00&quot;;[$hex.N17])))" office:value-type="string" office:string-value="\x00" calcext:value-type="string">
            <text:p>\x00</text:p>
          </table:table-cell>
          <table:table-cell table:formula="of:=LOWER(CONCATENATE(&quot;\x&quot;;IF([$hex.O17]=&quot;0&quot;;&quot;00&quot;;[$hex.O17])))" office:value-type="string" office:string-value="\x00" calcext:value-type="string">
            <text:p>\x00</text:p>
          </table:table-cell>
          <table:table-cell table:formula="of:=LOWER(CONCATENATE(&quot;\x&quot;;IF([$hex.P17]=&quot;0&quot;;&quot;00&quot;;[$hex.P17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8]=&quot;0&quot;;&quot;00&quot;;[$hex.A18])))" office:value-type="string" office:string-value="\x00" calcext:value-type="string">
            <text:p>\x00</text:p>
          </table:table-cell>
          <table:table-cell table:formula="of:=LOWER(CONCATENATE(&quot;\x&quot;;IF([$hex.B18]=&quot;0&quot;;&quot;00&quot;;[$hex.B18])))" office:value-type="string" office:string-value="\x00" calcext:value-type="string">
            <text:p>\x00</text:p>
          </table:table-cell>
          <table:table-cell table:formula="of:=LOWER(CONCATENATE(&quot;\x&quot;;IF([$hex.C18]=&quot;0&quot;;&quot;00&quot;;[$hex.C18])))" office:value-type="string" office:string-value="\x00" calcext:value-type="string">
            <text:p>\x00</text:p>
          </table:table-cell>
          <table:table-cell table:formula="of:=LOWER(CONCATENATE(&quot;\x&quot;;IF([$hex.D18]=&quot;0&quot;;&quot;00&quot;;[$hex.D18])))" office:value-type="string" office:string-value="\x00" calcext:value-type="string">
            <text:p>\x00</text:p>
          </table:table-cell>
          <table:table-cell table:formula="of:=LOWER(CONCATENATE(&quot;\x&quot;;IF([$hex.E18]=&quot;0&quot;;&quot;00&quot;;[$hex.E18])))" office:value-type="string" office:string-value="\xa" calcext:value-type="string">
            <text:p>\xa</text:p>
          </table:table-cell>
          <table:table-cell table:formula="of:=LOWER(CONCATENATE(&quot;\x&quot;;IF([$hex.F18]=&quot;0&quot;;&quot;00&quot;;[$hex.F18])))" office:value-type="string" office:string-value="\x00" calcext:value-type="string">
            <text:p>\x00</text:p>
          </table:table-cell>
          <table:table-cell table:formula="of:=LOWER(CONCATENATE(&quot;\x&quot;;IF([$hex.G18]=&quot;0&quot;;&quot;00&quot;;[$hex.G18])))" office:value-type="string" office:string-value="\x40" calcext:value-type="string">
            <text:p>\x40</text:p>
          </table:table-cell>
          <table:table-cell table:formula="of:=LOWER(CONCATENATE(&quot;\x&quot;;IF([$hex.H18]=&quot;0&quot;;&quot;00&quot;;[$hex.H18])))" office:value-type="string" office:string-value="\x00" calcext:value-type="string">
            <text:p>\x00</text:p>
          </table:table-cell>
          <table:table-cell table:formula="of:=LOWER(CONCATENATE(&quot;\x&quot;;IF([$hex.I18]=&quot;0&quot;;&quot;00&quot;;[$hex.I18])))" office:value-type="string" office:string-value="\x00" calcext:value-type="string">
            <text:p>\x00</text:p>
          </table:table-cell>
          <table:table-cell table:formula="of:=LOWER(CONCATENATE(&quot;\x&quot;;IF([$hex.J18]=&quot;0&quot;;&quot;00&quot;;[$hex.J18])))" office:value-type="string" office:string-value="\x2" calcext:value-type="string">
            <text:p>\x2</text:p>
          </table:table-cell>
          <table:table-cell table:formula="of:=LOWER(CONCATENATE(&quot;\x&quot;;IF([$hex.K18]=&quot;0&quot;;&quot;00&quot;;[$hex.K18])))" office:value-type="string" office:string-value="\x00" calcext:value-type="string">
            <text:p>\x00</text:p>
          </table:table-cell>
          <table:table-cell table:formula="of:=LOWER(CONCATENATE(&quot;\x&quot;;IF([$hex.L18]=&quot;0&quot;;&quot;00&quot;;[$hex.L18])))" office:value-type="string" office:string-value="\x50" calcext:value-type="string">
            <text:p>\x50</text:p>
          </table:table-cell>
          <table:table-cell table:formula="of:=LOWER(CONCATENATE(&quot;\x&quot;;IF([$hex.M18]=&quot;0&quot;;&quot;00&quot;;[$hex.M18])))" office:value-type="string" office:string-value="\x00" calcext:value-type="string">
            <text:p>\x00</text:p>
          </table:table-cell>
          <table:table-cell table:formula="of:=LOWER(CONCATENATE(&quot;\x&quot;;IF([$hex.N18]=&quot;0&quot;;&quot;00&quot;;[$hex.N18])))" office:value-type="string" office:string-value="\x00" calcext:value-type="string">
            <text:p>\x00</text:p>
          </table:table-cell>
          <table:table-cell table:formula="of:=LOWER(CONCATENATE(&quot;\x&quot;;IF([$hex.O18]=&quot;0&quot;;&quot;00&quot;;[$hex.O18])))" office:value-type="string" office:string-value="\x00" calcext:value-type="string">
            <text:p>\x00</text:p>
          </table:table-cell>
          <table:table-cell table:formula="of:=LOWER(CONCATENATE(&quot;\x&quot;;IF([$hex.P18]=&quot;0&quot;;&quot;00&quot;;[$hex.P18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9]=&quot;0&quot;;&quot;00&quot;;[$hex.A19])))" office:value-type="string" office:string-value="\x00" calcext:value-type="string">
            <text:p>\x00</text:p>
          </table:table-cell>
          <table:table-cell table:formula="of:=LOWER(CONCATENATE(&quot;\x&quot;;IF([$hex.B19]=&quot;0&quot;;&quot;00&quot;;[$hex.B19])))" office:value-type="string" office:string-value="\x00" calcext:value-type="string">
            <text:p>\x00</text:p>
          </table:table-cell>
          <table:table-cell table:formula="of:=LOWER(CONCATENATE(&quot;\x&quot;;IF([$hex.C19]=&quot;0&quot;;&quot;00&quot;;[$hex.C19])))" office:value-type="string" office:string-value="\x00" calcext:value-type="string">
            <text:p>\x00</text:p>
          </table:table-cell>
          <table:table-cell table:formula="of:=LOWER(CONCATENATE(&quot;\x&quot;;IF([$hex.D19]=&quot;0&quot;;&quot;00&quot;;[$hex.D19])))" office:value-type="string" office:string-value="\x00" calcext:value-type="string">
            <text:p>\x00</text:p>
          </table:table-cell>
          <table:table-cell table:formula="of:=LOWER(CONCATENATE(&quot;\x&quot;;IF([$hex.E19]=&quot;0&quot;;&quot;00&quot;;[$hex.E19])))" office:value-type="string" office:string-value="\x14" calcext:value-type="string">
            <text:p>\x14</text:p>
          </table:table-cell>
          <table:table-cell table:formula="of:=LOWER(CONCATENATE(&quot;\x&quot;;IF([$hex.F19]=&quot;0&quot;;&quot;00&quot;;[$hex.F19])))" office:value-type="string" office:string-value="\x00" calcext:value-type="string">
            <text:p>\x00</text:p>
          </table:table-cell>
          <table:table-cell table:formula="of:=LOWER(CONCATENATE(&quot;\x&quot;;IF([$hex.G19]=&quot;0&quot;;&quot;00&quot;;[$hex.G19])))" office:value-type="string" office:string-value="\x20" calcext:value-type="string">
            <text:p>\x20</text:p>
          </table:table-cell>
          <table:table-cell table:formula="of:=LOWER(CONCATENATE(&quot;\x&quot;;IF([$hex.H19]=&quot;0&quot;;&quot;00&quot;;[$hex.H19])))" office:value-type="string" office:string-value="\x00" calcext:value-type="string">
            <text:p>\x00</text:p>
          </table:table-cell>
          <table:table-cell table:formula="of:=LOWER(CONCATENATE(&quot;\x&quot;;IF([$hex.I19]=&quot;0&quot;;&quot;00&quot;;[$hex.I19])))" office:value-type="string" office:string-value="\x00" calcext:value-type="string">
            <text:p>\x00</text:p>
          </table:table-cell>
          <table:table-cell table:formula="of:=LOWER(CONCATENATE(&quot;\x&quot;;IF([$hex.J19]=&quot;0&quot;;&quot;00&quot;;[$hex.J19])))" office:value-type="string" office:string-value="\x4" calcext:value-type="string">
            <text:p>\x4</text:p>
          </table:table-cell>
          <table:table-cell table:formula="of:=LOWER(CONCATENATE(&quot;\x&quot;;IF([$hex.K19]=&quot;0&quot;;&quot;00&quot;;[$hex.K19])))" office:value-type="string" office:string-value="\x00" calcext:value-type="string">
            <text:p>\x00</text:p>
          </table:table-cell>
          <table:table-cell table:formula="of:=LOWER(CONCATENATE(&quot;\x&quot;;IF([$hex.L19]=&quot;0&quot;;&quot;00&quot;;[$hex.L19])))" office:value-type="string" office:string-value="\x28" calcext:value-type="string">
            <text:p>\x28</text:p>
          </table:table-cell>
          <table:table-cell table:formula="of:=LOWER(CONCATENATE(&quot;\x&quot;;IF([$hex.M19]=&quot;0&quot;;&quot;00&quot;;[$hex.M19])))" office:value-type="string" office:string-value="\x00" calcext:value-type="string">
            <text:p>\x00</text:p>
          </table:table-cell>
          <table:table-cell table:formula="of:=LOWER(CONCATENATE(&quot;\x&quot;;IF([$hex.N19]=&quot;0&quot;;&quot;00&quot;;[$hex.N19])))" office:value-type="string" office:string-value="\x00" calcext:value-type="string">
            <text:p>\x00</text:p>
          </table:table-cell>
          <table:table-cell table:formula="of:=LOWER(CONCATENATE(&quot;\x&quot;;IF([$hex.O19]=&quot;0&quot;;&quot;00&quot;;[$hex.O19])))" office:value-type="string" office:string-value="\x00" calcext:value-type="string">
            <text:p>\x00</text:p>
          </table:table-cell>
          <table:table-cell table:formula="of:=LOWER(CONCATENATE(&quot;\x&quot;;IF([$hex.P19]=&quot;0&quot;;&quot;00&quot;;[$hex.P19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0]=&quot;0&quot;;&quot;00&quot;;[$hex.A20])))" office:value-type="string" office:string-value="\x00" calcext:value-type="string">
            <text:p>\x00</text:p>
          </table:table-cell>
          <table:table-cell table:formula="of:=LOWER(CONCATENATE(&quot;\x&quot;;IF([$hex.B20]=&quot;0&quot;;&quot;00&quot;;[$hex.B20])))" office:value-type="string" office:string-value="\x00" calcext:value-type="string">
            <text:p>\x00</text:p>
          </table:table-cell>
          <table:table-cell table:formula="of:=LOWER(CONCATENATE(&quot;\x&quot;;IF([$hex.C20]=&quot;0&quot;;&quot;00&quot;;[$hex.C20])))" office:value-type="string" office:string-value="\x00" calcext:value-type="string">
            <text:p>\x00</text:p>
          </table:table-cell>
          <table:table-cell table:formula="of:=LOWER(CONCATENATE(&quot;\x&quot;;IF([$hex.D20]=&quot;0&quot;;&quot;00&quot;;[$hex.D20])))" office:value-type="string" office:string-value="\x00" calcext:value-type="string">
            <text:p>\x00</text:p>
          </table:table-cell>
          <table:table-cell table:formula="of:=LOWER(CONCATENATE(&quot;\x&quot;;IF([$hex.E20]=&quot;0&quot;;&quot;00&quot;;[$hex.E20])))" office:value-type="string" office:string-value="\x14" calcext:value-type="string">
            <text:p>\x14</text:p>
          </table:table-cell>
          <table:table-cell table:formula="of:=LOWER(CONCATENATE(&quot;\x&quot;;IF([$hex.F20]=&quot;0&quot;;&quot;00&quot;;[$hex.F20])))" office:value-type="string" office:string-value="\x00" calcext:value-type="string">
            <text:p>\x00</text:p>
          </table:table-cell>
          <table:table-cell table:formula="of:=LOWER(CONCATENATE(&quot;\x&quot;;IF([$hex.G20]=&quot;0&quot;;&quot;00&quot;;[$hex.G20])))" office:value-type="string" office:string-value="\x10" calcext:value-type="string">
            <text:p>\x10</text:p>
          </table:table-cell>
          <table:table-cell table:formula="of:=LOWER(CONCATENATE(&quot;\x&quot;;IF([$hex.H20]=&quot;0&quot;;&quot;00&quot;;[$hex.H20])))" office:value-type="string" office:string-value="\x1" calcext:value-type="string">
            <text:p>\x1</text:p>
          </table:table-cell>
          <table:table-cell table:formula="of:=LOWER(CONCATENATE(&quot;\x&quot;;IF([$hex.I20]=&quot;0&quot;;&quot;00&quot;;[$hex.I20])))" office:value-type="string" office:string-value="\x80" calcext:value-type="string">
            <text:p>\x80</text:p>
          </table:table-cell>
          <table:table-cell table:formula="of:=LOWER(CONCATENATE(&quot;\x&quot;;IF([$hex.J20]=&quot;0&quot;;&quot;00&quot;;[$hex.J20])))" office:value-type="string" office:string-value="\x8" calcext:value-type="string">
            <text:p>\x8</text:p>
          </table:table-cell>
          <table:table-cell table:formula="of:=LOWER(CONCATENATE(&quot;\x&quot;;IF([$hex.K20]=&quot;0&quot;;&quot;00&quot;;[$hex.K20])))" office:value-type="string" office:string-value="\x00" calcext:value-type="string">
            <text:p>\x00</text:p>
          </table:table-cell>
          <table:table-cell table:formula="of:=LOWER(CONCATENATE(&quot;\x&quot;;IF([$hex.L20]=&quot;0&quot;;&quot;00&quot;;[$hex.L20])))" office:value-type="string" office:string-value="\x28" calcext:value-type="string">
            <text:p>\x28</text:p>
          </table:table-cell>
          <table:table-cell table:formula="of:=LOWER(CONCATENATE(&quot;\x&quot;;IF([$hex.M20]=&quot;0&quot;;&quot;00&quot;;[$hex.M20])))" office:value-type="string" office:string-value="\x00" calcext:value-type="string">
            <text:p>\x00</text:p>
          </table:table-cell>
          <table:table-cell table:formula="of:=LOWER(CONCATENATE(&quot;\x&quot;;IF([$hex.N20]=&quot;0&quot;;&quot;00&quot;;[$hex.N20])))" office:value-type="string" office:string-value="\x00" calcext:value-type="string">
            <text:p>\x00</text:p>
          </table:table-cell>
          <table:table-cell table:formula="of:=LOWER(CONCATENATE(&quot;\x&quot;;IF([$hex.O20]=&quot;0&quot;;&quot;00&quot;;[$hex.O20])))" office:value-type="string" office:string-value="\x00" calcext:value-type="string">
            <text:p>\x00</text:p>
          </table:table-cell>
          <table:table-cell table:formula="of:=LOWER(CONCATENATE(&quot;\x&quot;;IF([$hex.P20]=&quot;0&quot;;&quot;00&quot;;[$hex.P20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1]=&quot;0&quot;;&quot;00&quot;;[$hex.A21])))" office:value-type="string" office:string-value="\x00" calcext:value-type="string">
            <text:p>\x00</text:p>
          </table:table-cell>
          <table:table-cell table:formula="of:=LOWER(CONCATENATE(&quot;\x&quot;;IF([$hex.B21]=&quot;0&quot;;&quot;00&quot;;[$hex.B21])))" office:value-type="string" office:string-value="\x00" calcext:value-type="string">
            <text:p>\x00</text:p>
          </table:table-cell>
          <table:table-cell table:formula="of:=LOWER(CONCATENATE(&quot;\x&quot;;IF([$hex.C21]=&quot;0&quot;;&quot;00&quot;;[$hex.C21])))" office:value-type="string" office:string-value="\x00" calcext:value-type="string">
            <text:p>\x00</text:p>
          </table:table-cell>
          <table:table-cell table:formula="of:=LOWER(CONCATENATE(&quot;\x&quot;;IF([$hex.D21]=&quot;0&quot;;&quot;00&quot;;[$hex.D21])))" office:value-type="string" office:string-value="\x00" calcext:value-type="string">
            <text:p>\x00</text:p>
          </table:table-cell>
          <table:table-cell table:formula="of:=LOWER(CONCATENATE(&quot;\x&quot;;IF([$hex.E21]=&quot;0&quot;;&quot;00&quot;;[$hex.E21])))" office:value-type="string" office:string-value="\x28" calcext:value-type="string">
            <text:p>\x28</text:p>
          </table:table-cell>
          <table:table-cell table:formula="of:=LOWER(CONCATENATE(&quot;\x&quot;;IF([$hex.F21]=&quot;0&quot;;&quot;00&quot;;[$hex.F21])))" office:value-type="string" office:string-value="\x00" calcext:value-type="string">
            <text:p>\x00</text:p>
          </table:table-cell>
          <table:table-cell table:formula="of:=LOWER(CONCATENATE(&quot;\x&quot;;IF([$hex.G21]=&quot;0&quot;;&quot;00&quot;;[$hex.G21])))" office:value-type="string" office:string-value="\x8" calcext:value-type="string">
            <text:p>\x8</text:p>
          </table:table-cell>
          <table:table-cell table:formula="of:=LOWER(CONCATENATE(&quot;\x&quot;;IF([$hex.H21]=&quot;0&quot;;&quot;00&quot;;[$hex.H21])))" office:value-type="string" office:string-value="\x1" calcext:value-type="string">
            <text:p>\x1</text:p>
          </table:table-cell>
          <table:table-cell table:formula="of:=LOWER(CONCATENATE(&quot;\x&quot;;IF([$hex.I21]=&quot;0&quot;;&quot;00&quot;;[$hex.I21])))" office:value-type="string" office:string-value="\x80" calcext:value-type="string">
            <text:p>\x80</text:p>
          </table:table-cell>
          <table:table-cell table:formula="of:=LOWER(CONCATENATE(&quot;\x&quot;;IF([$hex.J21]=&quot;0&quot;;&quot;00&quot;;[$hex.J21])))" office:value-type="string" office:string-value="\x10" calcext:value-type="string">
            <text:p>\x10</text:p>
          </table:table-cell>
          <table:table-cell table:formula="of:=LOWER(CONCATENATE(&quot;\x&quot;;IF([$hex.K21]=&quot;0&quot;;&quot;00&quot;;[$hex.K21])))" office:value-type="string" office:string-value="\x00" calcext:value-type="string">
            <text:p>\x00</text:p>
          </table:table-cell>
          <table:table-cell table:formula="of:=LOWER(CONCATENATE(&quot;\x&quot;;IF([$hex.L21]=&quot;0&quot;;&quot;00&quot;;[$hex.L21])))" office:value-type="string" office:string-value="\x14" calcext:value-type="string">
            <text:p>\x14</text:p>
          </table:table-cell>
          <table:table-cell table:formula="of:=LOWER(CONCATENATE(&quot;\x&quot;;IF([$hex.M21]=&quot;0&quot;;&quot;00&quot;;[$hex.M21])))" office:value-type="string" office:string-value="\x00" calcext:value-type="string">
            <text:p>\x00</text:p>
          </table:table-cell>
          <table:table-cell table:formula="of:=LOWER(CONCATENATE(&quot;\x&quot;;IF([$hex.N21]=&quot;0&quot;;&quot;00&quot;;[$hex.N21])))" office:value-type="string" office:string-value="\x00" calcext:value-type="string">
            <text:p>\x00</text:p>
          </table:table-cell>
          <table:table-cell table:formula="of:=LOWER(CONCATENATE(&quot;\x&quot;;IF([$hex.O21]=&quot;0&quot;;&quot;00&quot;;[$hex.O21])))" office:value-type="string" office:string-value="\x00" calcext:value-type="string">
            <text:p>\x00</text:p>
          </table:table-cell>
          <table:table-cell table:formula="of:=LOWER(CONCATENATE(&quot;\x&quot;;IF([$hex.P21]=&quot;0&quot;;&quot;00&quot;;[$hex.P21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2]=&quot;0&quot;;&quot;00&quot;;[$hex.A22])))" office:value-type="string" office:string-value="\x00" calcext:value-type="string">
            <text:p>\x00</text:p>
          </table:table-cell>
          <table:table-cell table:formula="of:=LOWER(CONCATENATE(&quot;\x&quot;;IF([$hex.B22]=&quot;0&quot;;&quot;00&quot;;[$hex.B22])))" office:value-type="string" office:string-value="\x00" calcext:value-type="string">
            <text:p>\x00</text:p>
          </table:table-cell>
          <table:table-cell table:formula="of:=LOWER(CONCATENATE(&quot;\x&quot;;IF([$hex.C22]=&quot;0&quot;;&quot;00&quot;;[$hex.C22])))" office:value-type="string" office:string-value="\x00" calcext:value-type="string">
            <text:p>\x00</text:p>
          </table:table-cell>
          <table:table-cell table:formula="of:=LOWER(CONCATENATE(&quot;\x&quot;;IF([$hex.D22]=&quot;0&quot;;&quot;00&quot;;[$hex.D22])))" office:value-type="string" office:string-value="\x00" calcext:value-type="string">
            <text:p>\x00</text:p>
          </table:table-cell>
          <table:table-cell table:formula="of:=LOWER(CONCATENATE(&quot;\x&quot;;IF([$hex.E22]=&quot;0&quot;;&quot;00&quot;;[$hex.E22])))" office:value-type="string" office:string-value="\x28" calcext:value-type="string">
            <text:p>\x28</text:p>
          </table:table-cell>
          <table:table-cell table:formula="of:=LOWER(CONCATENATE(&quot;\x&quot;;IF([$hex.F22]=&quot;0&quot;;&quot;00&quot;;[$hex.F22])))" office:value-type="string" office:string-value="\x00" calcext:value-type="string">
            <text:p>\x00</text:p>
          </table:table-cell>
          <table:table-cell table:formula="of:=LOWER(CONCATENATE(&quot;\x&quot;;IF([$hex.G22]=&quot;0&quot;;&quot;00&quot;;[$hex.G22])))" office:value-type="string" office:string-value="\x4" calcext:value-type="string">
            <text:p>\x4</text:p>
          </table:table-cell>
          <table:table-cell table:formula="of:=LOWER(CONCATENATE(&quot;\x&quot;;IF([$hex.H22]=&quot;0&quot;;&quot;00&quot;;[$hex.H22])))" office:value-type="string" office:string-value="\x00" calcext:value-type="string">
            <text:p>\x00</text:p>
          </table:table-cell>
          <table:table-cell table:formula="of:=LOWER(CONCATENATE(&quot;\x&quot;;IF([$hex.I22]=&quot;0&quot;;&quot;00&quot;;[$hex.I22])))" office:value-type="string" office:string-value="\x00" calcext:value-type="string">
            <text:p>\x00</text:p>
          </table:table-cell>
          <table:table-cell table:formula="of:=LOWER(CONCATENATE(&quot;\x&quot;;IF([$hex.J22]=&quot;0&quot;;&quot;00&quot;;[$hex.J22])))" office:value-type="string" office:string-value="\x20" calcext:value-type="string">
            <text:p>\x20</text:p>
          </table:table-cell>
          <table:table-cell table:formula="of:=LOWER(CONCATENATE(&quot;\x&quot;;IF([$hex.K22]=&quot;0&quot;;&quot;00&quot;;[$hex.K22])))" office:value-type="string" office:string-value="\x00" calcext:value-type="string">
            <text:p>\x00</text:p>
          </table:table-cell>
          <table:table-cell table:formula="of:=LOWER(CONCATENATE(&quot;\x&quot;;IF([$hex.L22]=&quot;0&quot;;&quot;00&quot;;[$hex.L22])))" office:value-type="string" office:string-value="\x14" calcext:value-type="string">
            <text:p>\x14</text:p>
          </table:table-cell>
          <table:table-cell table:formula="of:=LOWER(CONCATENATE(&quot;\x&quot;;IF([$hex.M22]=&quot;0&quot;;&quot;00&quot;;[$hex.M22])))" office:value-type="string" office:string-value="\x00" calcext:value-type="string">
            <text:p>\x00</text:p>
          </table:table-cell>
          <table:table-cell table:formula="of:=LOWER(CONCATENATE(&quot;\x&quot;;IF([$hex.N22]=&quot;0&quot;;&quot;00&quot;;[$hex.N22])))" office:value-type="string" office:string-value="\x00" calcext:value-type="string">
            <text:p>\x00</text:p>
          </table:table-cell>
          <table:table-cell table:formula="of:=LOWER(CONCATENATE(&quot;\x&quot;;IF([$hex.O22]=&quot;0&quot;;&quot;00&quot;;[$hex.O22])))" office:value-type="string" office:string-value="\x00" calcext:value-type="string">
            <text:p>\x00</text:p>
          </table:table-cell>
          <table:table-cell table:formula="of:=LOWER(CONCATENATE(&quot;\x&quot;;IF([$hex.P22]=&quot;0&quot;;&quot;00&quot;;[$hex.P22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3]=&quot;0&quot;;&quot;00&quot;;[$hex.A23])))" office:value-type="string" office:string-value="\x00" calcext:value-type="string">
            <text:p>\x00</text:p>
          </table:table-cell>
          <table:table-cell table:formula="of:=LOWER(CONCATENATE(&quot;\x&quot;;IF([$hex.B23]=&quot;0&quot;;&quot;00&quot;;[$hex.B23])))" office:value-type="string" office:string-value="\x00" calcext:value-type="string">
            <text:p>\x00</text:p>
          </table:table-cell>
          <table:table-cell table:formula="of:=LOWER(CONCATENATE(&quot;\x&quot;;IF([$hex.C23]=&quot;0&quot;;&quot;00&quot;;[$hex.C23])))" office:value-type="string" office:string-value="\x00" calcext:value-type="string">
            <text:p>\x00</text:p>
          </table:table-cell>
          <table:table-cell table:formula="of:=LOWER(CONCATENATE(&quot;\x&quot;;IF([$hex.D23]=&quot;0&quot;;&quot;00&quot;;[$hex.D23])))" office:value-type="string" office:string-value="\x00" calcext:value-type="string">
            <text:p>\x00</text:p>
          </table:table-cell>
          <table:table-cell table:formula="of:=LOWER(CONCATENATE(&quot;\x&quot;;IF([$hex.E23]=&quot;0&quot;;&quot;00&quot;;[$hex.E23])))" office:value-type="string" office:string-value="\x48" calcext:value-type="string">
            <text:p>\x48</text:p>
          </table:table-cell>
          <table:table-cell table:formula="of:=LOWER(CONCATENATE(&quot;\x&quot;;IF([$hex.F23]=&quot;0&quot;;&quot;00&quot;;[$hex.F23])))" office:value-type="string" office:string-value="\x00" calcext:value-type="string">
            <text:p>\x00</text:p>
          </table:table-cell>
          <table:table-cell table:formula="of:=LOWER(CONCATENATE(&quot;\x&quot;;IF([$hex.G23]=&quot;0&quot;;&quot;00&quot;;[$hex.G23])))" office:value-type="string" office:string-value="\x2" calcext:value-type="string">
            <text:p>\x2</text:p>
          </table:table-cell>
          <table:table-cell table:formula="of:=LOWER(CONCATENATE(&quot;\x&quot;;IF([$hex.H23]=&quot;0&quot;;&quot;00&quot;;[$hex.H23])))" office:value-type="string" office:string-value="\x00" calcext:value-type="string">
            <text:p>\x00</text:p>
          </table:table-cell>
          <table:table-cell table:formula="of:=LOWER(CONCATENATE(&quot;\x&quot;;IF([$hex.I23]=&quot;0&quot;;&quot;00&quot;;[$hex.I23])))" office:value-type="string" office:string-value="\x00" calcext:value-type="string">
            <text:p>\x00</text:p>
          </table:table-cell>
          <table:table-cell table:formula="of:=LOWER(CONCATENATE(&quot;\x&quot;;IF([$hex.J23]=&quot;0&quot;;&quot;00&quot;;[$hex.J23])))" office:value-type="string" office:string-value="\x40" calcext:value-type="string">
            <text:p>\x40</text:p>
          </table:table-cell>
          <table:table-cell table:formula="of:=LOWER(CONCATENATE(&quot;\x&quot;;IF([$hex.K23]=&quot;0&quot;;&quot;00&quot;;[$hex.K23])))" office:value-type="string" office:string-value="\x00" calcext:value-type="string">
            <text:p>\x00</text:p>
          </table:table-cell>
          <table:table-cell table:formula="of:=LOWER(CONCATENATE(&quot;\x&quot;;IF([$hex.L23]=&quot;0&quot;;&quot;00&quot;;[$hex.L23])))" office:value-type="string" office:string-value="\x12" calcext:value-type="string">
            <text:p>\x12</text:p>
          </table:table-cell>
          <table:table-cell table:formula="of:=LOWER(CONCATENATE(&quot;\x&quot;;IF([$hex.M23]=&quot;0&quot;;&quot;00&quot;;[$hex.M23])))" office:value-type="string" office:string-value="\x00" calcext:value-type="string">
            <text:p>\x00</text:p>
          </table:table-cell>
          <table:table-cell table:formula="of:=LOWER(CONCATENATE(&quot;\x&quot;;IF([$hex.N23]=&quot;0&quot;;&quot;00&quot;;[$hex.N23])))" office:value-type="string" office:string-value="\x00" calcext:value-type="string">
            <text:p>\x00</text:p>
          </table:table-cell>
          <table:table-cell table:formula="of:=LOWER(CONCATENATE(&quot;\x&quot;;IF([$hex.O23]=&quot;0&quot;;&quot;00&quot;;[$hex.O23])))" office:value-type="string" office:string-value="\x00" calcext:value-type="string">
            <text:p>\x00</text:p>
          </table:table-cell>
          <table:table-cell table:formula="of:=LOWER(CONCATENATE(&quot;\x&quot;;IF([$hex.P23]=&quot;0&quot;;&quot;00&quot;;[$hex.P23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4]=&quot;0&quot;;&quot;00&quot;;[$hex.A24])))" office:value-type="string" office:string-value="\x00" calcext:value-type="string">
            <text:p>\x00</text:p>
          </table:table-cell>
          <table:table-cell table:formula="of:=LOWER(CONCATENATE(&quot;\x&quot;;IF([$hex.B24]=&quot;0&quot;;&quot;00&quot;;[$hex.B24])))" office:value-type="string" office:string-value="\x00" calcext:value-type="string">
            <text:p>\x00</text:p>
          </table:table-cell>
          <table:table-cell table:formula="of:=LOWER(CONCATENATE(&quot;\x&quot;;IF([$hex.C24]=&quot;0&quot;;&quot;00&quot;;[$hex.C24])))" office:value-type="string" office:string-value="\x00" calcext:value-type="string">
            <text:p>\x00</text:p>
          </table:table-cell>
          <table:table-cell table:formula="of:=LOWER(CONCATENATE(&quot;\x&quot;;IF([$hex.D24]=&quot;0&quot;;&quot;00&quot;;[$hex.D24])))" office:value-type="string" office:string-value="\x00" calcext:value-type="string">
            <text:p>\x00</text:p>
          </table:table-cell>
          <table:table-cell table:formula="of:=LOWER(CONCATENATE(&quot;\x&quot;;IF([$hex.E24]=&quot;0&quot;;&quot;00&quot;;[$hex.E24])))" office:value-type="string" office:string-value="\x50" calcext:value-type="string">
            <text:p>\x50</text:p>
          </table:table-cell>
          <table:table-cell table:formula="of:=LOWER(CONCATENATE(&quot;\x&quot;;IF([$hex.F24]=&quot;0&quot;;&quot;00&quot;;[$hex.F24])))" office:value-type="string" office:string-value="\x00" calcext:value-type="string">
            <text:p>\x00</text:p>
          </table:table-cell>
          <table:table-cell table:formula="of:=LOWER(CONCATENATE(&quot;\x&quot;;IF([$hex.G24]=&quot;0&quot;;&quot;00&quot;;[$hex.G24])))" office:value-type="string" office:string-value="\x1" calcext:value-type="string">
            <text:p>\x1</text:p>
          </table:table-cell>
          <table:table-cell table:formula="of:=LOWER(CONCATENATE(&quot;\x&quot;;IF([$hex.H24]=&quot;0&quot;;&quot;00&quot;;[$hex.H24])))" office:value-type="string" office:string-value="\x1" calcext:value-type="string">
            <text:p>\x1</text:p>
          </table:table-cell>
          <table:table-cell table:formula="of:=LOWER(CONCATENATE(&quot;\x&quot;;IF([$hex.I24]=&quot;0&quot;;&quot;00&quot;;[$hex.I24])))" office:value-type="string" office:string-value="\x80" calcext:value-type="string">
            <text:p>\x80</text:p>
          </table:table-cell>
          <table:table-cell table:formula="of:=LOWER(CONCATENATE(&quot;\x&quot;;IF([$hex.J24]=&quot;0&quot;;&quot;00&quot;;[$hex.J24])))" office:value-type="string" office:string-value="\x80" calcext:value-type="string">
            <text:p>\x80</text:p>
          </table:table-cell>
          <table:table-cell table:formula="of:=LOWER(CONCATENATE(&quot;\x&quot;;IF([$hex.K24]=&quot;0&quot;;&quot;00&quot;;[$hex.K24])))" office:value-type="string" office:string-value="\x00" calcext:value-type="string">
            <text:p>\x00</text:p>
          </table:table-cell>
          <table:table-cell table:formula="of:=LOWER(CONCATENATE(&quot;\x&quot;;IF([$hex.L24]=&quot;0&quot;;&quot;00&quot;;[$hex.L24])))" office:value-type="string" office:string-value="\xa" calcext:value-type="string">
            <text:p>\xa</text:p>
          </table:table-cell>
          <table:table-cell table:formula="of:=LOWER(CONCATENATE(&quot;\x&quot;;IF([$hex.M24]=&quot;0&quot;;&quot;00&quot;;[$hex.M24])))" office:value-type="string" office:string-value="\x00" calcext:value-type="string">
            <text:p>\x00</text:p>
          </table:table-cell>
          <table:table-cell table:formula="of:=LOWER(CONCATENATE(&quot;\x&quot;;IF([$hex.N24]=&quot;0&quot;;&quot;00&quot;;[$hex.N24])))" office:value-type="string" office:string-value="\x00" calcext:value-type="string">
            <text:p>\x00</text:p>
          </table:table-cell>
          <table:table-cell table:formula="of:=LOWER(CONCATENATE(&quot;\x&quot;;IF([$hex.O24]=&quot;0&quot;;&quot;00&quot;;[$hex.O24])))" office:value-type="string" office:string-value="\x00" calcext:value-type="string">
            <text:p>\x00</text:p>
          </table:table-cell>
          <table:table-cell table:formula="of:=LOWER(CONCATENATE(&quot;\x&quot;;IF([$hex.P24]=&quot;0&quot;;&quot;00&quot;;[$hex.P24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5]=&quot;0&quot;;&quot;00&quot;;[$hex.A25])))" office:value-type="string" office:string-value="\x00" calcext:value-type="string">
            <text:p>\x00</text:p>
          </table:table-cell>
          <table:table-cell table:formula="of:=LOWER(CONCATENATE(&quot;\x&quot;;IF([$hex.B25]=&quot;0&quot;;&quot;00&quot;;[$hex.B25])))" office:value-type="string" office:string-value="\x00" calcext:value-type="string">
            <text:p>\x00</text:p>
          </table:table-cell>
          <table:table-cell table:formula="of:=LOWER(CONCATENATE(&quot;\x&quot;;IF([$hex.C25]=&quot;0&quot;;&quot;00&quot;;[$hex.C25])))" office:value-type="string" office:string-value="\x00" calcext:value-type="string">
            <text:p>\x00</text:p>
          </table:table-cell>
          <table:table-cell table:formula="of:=LOWER(CONCATENATE(&quot;\x&quot;;IF([$hex.D25]=&quot;0&quot;;&quot;00&quot;;[$hex.D25])))" office:value-type="string" office:string-value="\x00" calcext:value-type="string">
            <text:p>\x00</text:p>
          </table:table-cell>
          <table:table-cell table:formula="of:=LOWER(CONCATENATE(&quot;\x&quot;;IF([$hex.E25]=&quot;0&quot;;&quot;00&quot;;[$hex.E25])))" office:value-type="string" office:string-value="\x50" calcext:value-type="string">
            <text:p>\x50</text:p>
          </table:table-cell>
          <table:table-cell table:formula="of:=LOWER(CONCATENATE(&quot;\x&quot;;IF([$hex.F25]=&quot;0&quot;;&quot;00&quot;;[$hex.F25])))" office:value-type="string" office:string-value="\x00" calcext:value-type="string">
            <text:p>\x00</text:p>
          </table:table-cell>
          <table:table-cell table:formula="of:=LOWER(CONCATENATE(&quot;\x&quot;;IF([$hex.G25]=&quot;0&quot;;&quot;00&quot;;[$hex.G25])))" office:value-type="string" office:string-value="\x00" calcext:value-type="string">
            <text:p>\x00</text:p>
          </table:table-cell>
          <table:table-cell table:formula="of:=LOWER(CONCATENATE(&quot;\x&quot;;IF([$hex.H25]=&quot;0&quot;;&quot;00&quot;;[$hex.H25])))" office:value-type="string" office:string-value="\x81" calcext:value-type="string">
            <text:p>\x81</text:p>
          </table:table-cell>
          <table:table-cell table:formula="of:=LOWER(CONCATENATE(&quot;\x&quot;;IF([$hex.I25]=&quot;0&quot;;&quot;00&quot;;[$hex.I25])))" office:value-type="string" office:string-value="\x81" calcext:value-type="string">
            <text:p>\x81</text:p>
          </table:table-cell>
          <table:table-cell table:formula="of:=LOWER(CONCATENATE(&quot;\x&quot;;IF([$hex.J25]=&quot;0&quot;;&quot;00&quot;;[$hex.J25])))" office:value-type="string" office:string-value="\x00" calcext:value-type="string">
            <text:p>\x00</text:p>
          </table:table-cell>
          <table:table-cell table:formula="of:=LOWER(CONCATENATE(&quot;\x&quot;;IF([$hex.K25]=&quot;0&quot;;&quot;00&quot;;[$hex.K25])))" office:value-type="string" office:string-value="\x00" calcext:value-type="string">
            <text:p>\x00</text:p>
          </table:table-cell>
          <table:table-cell table:formula="of:=LOWER(CONCATENATE(&quot;\x&quot;;IF([$hex.L25]=&quot;0&quot;;&quot;00&quot;;[$hex.L25])))" office:value-type="string" office:string-value="\xa" calcext:value-type="string">
            <text:p>\xa</text:p>
          </table:table-cell>
          <table:table-cell table:formula="of:=LOWER(CONCATENATE(&quot;\x&quot;;IF([$hex.M25]=&quot;0&quot;;&quot;00&quot;;[$hex.M25])))" office:value-type="string" office:string-value="\x00" calcext:value-type="string">
            <text:p>\x00</text:p>
          </table:table-cell>
          <table:table-cell table:formula="of:=LOWER(CONCATENATE(&quot;\x&quot;;IF([$hex.N25]=&quot;0&quot;;&quot;00&quot;;[$hex.N25])))" office:value-type="string" office:string-value="\x00" calcext:value-type="string">
            <text:p>\x00</text:p>
          </table:table-cell>
          <table:table-cell table:formula="of:=LOWER(CONCATENATE(&quot;\x&quot;;IF([$hex.O25]=&quot;0&quot;;&quot;00&quot;;[$hex.O25])))" office:value-type="string" office:string-value="\x00" calcext:value-type="string">
            <text:p>\x00</text:p>
          </table:table-cell>
          <table:table-cell table:formula="of:=LOWER(CONCATENATE(&quot;\x&quot;;IF([$hex.P25]=&quot;0&quot;;&quot;00&quot;;[$hex.P25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6]=&quot;0&quot;;&quot;00&quot;;[$hex.A26])))" office:value-type="string" office:string-value="\x00" calcext:value-type="string">
            <text:p>\x00</text:p>
          </table:table-cell>
          <table:table-cell table:formula="of:=LOWER(CONCATENATE(&quot;\x&quot;;IF([$hex.B26]=&quot;0&quot;;&quot;00&quot;;[$hex.B26])))" office:value-type="string" office:string-value="\x00" calcext:value-type="string">
            <text:p>\x00</text:p>
          </table:table-cell>
          <table:table-cell table:formula="of:=LOWER(CONCATENATE(&quot;\x&quot;;IF([$hex.C26]=&quot;0&quot;;&quot;00&quot;;[$hex.C26])))" office:value-type="string" office:string-value="\x00" calcext:value-type="string">
            <text:p>\x00</text:p>
          </table:table-cell>
          <table:table-cell table:formula="of:=LOWER(CONCATENATE(&quot;\x&quot;;IF([$hex.D26]=&quot;0&quot;;&quot;00&quot;;[$hex.D26])))" office:value-type="string" office:string-value="\x00" calcext:value-type="string">
            <text:p>\x00</text:p>
          </table:table-cell>
          <table:table-cell table:formula="of:=LOWER(CONCATENATE(&quot;\x&quot;;IF([$hex.E26]=&quot;0&quot;;&quot;00&quot;;[$hex.E26])))" office:value-type="string" office:string-value="\x50" calcext:value-type="string">
            <text:p>\x50</text:p>
          </table:table-cell>
          <table:table-cell table:formula="of:=LOWER(CONCATENATE(&quot;\x&quot;;IF([$hex.F26]=&quot;0&quot;;&quot;00&quot;;[$hex.F26])))" office:value-type="string" office:string-value="\x00" calcext:value-type="string">
            <text:p>\x00</text:p>
          </table:table-cell>
          <table:table-cell table:formula="of:=LOWER(CONCATENATE(&quot;\x&quot;;IF([$hex.G26]=&quot;0&quot;;&quot;00&quot;;[$hex.G26])))" office:value-type="string" office:string-value="\x00" calcext:value-type="string">
            <text:p>\x00</text:p>
          </table:table-cell>
          <table:table-cell table:formula="of:=LOWER(CONCATENATE(&quot;\x&quot;;IF([$hex.H26]=&quot;0&quot;;&quot;00&quot;;[$hex.H26])))" office:value-type="string" office:string-value="\x40" calcext:value-type="string">
            <text:p>\x40</text:p>
          </table:table-cell>
          <table:table-cell table:formula="of:=LOWER(CONCATENATE(&quot;\x&quot;;IF([$hex.I26]=&quot;0&quot;;&quot;00&quot;;[$hex.I26])))" office:value-type="string" office:string-value="\x2" calcext:value-type="string">
            <text:p>\x2</text:p>
          </table:table-cell>
          <table:table-cell table:formula="of:=LOWER(CONCATENATE(&quot;\x&quot;;IF([$hex.J26]=&quot;0&quot;;&quot;00&quot;;[$hex.J26])))" office:value-type="string" office:string-value="\x00" calcext:value-type="string">
            <text:p>\x00</text:p>
          </table:table-cell>
          <table:table-cell table:formula="of:=LOWER(CONCATENATE(&quot;\x&quot;;IF([$hex.K26]=&quot;0&quot;;&quot;00&quot;;[$hex.K26])))" office:value-type="string" office:string-value="\x00" calcext:value-type="string">
            <text:p>\x00</text:p>
          </table:table-cell>
          <table:table-cell table:formula="of:=LOWER(CONCATENATE(&quot;\x&quot;;IF([$hex.L26]=&quot;0&quot;;&quot;00&quot;;[$hex.L26])))" office:value-type="string" office:string-value="\xa" calcext:value-type="string">
            <text:p>\xa</text:p>
          </table:table-cell>
          <table:table-cell table:formula="of:=LOWER(CONCATENATE(&quot;\x&quot;;IF([$hex.M26]=&quot;0&quot;;&quot;00&quot;;[$hex.M26])))" office:value-type="string" office:string-value="\x00" calcext:value-type="string">
            <text:p>\x00</text:p>
          </table:table-cell>
          <table:table-cell table:formula="of:=LOWER(CONCATENATE(&quot;\x&quot;;IF([$hex.N26]=&quot;0&quot;;&quot;00&quot;;[$hex.N26])))" office:value-type="string" office:string-value="\x00" calcext:value-type="string">
            <text:p>\x00</text:p>
          </table:table-cell>
          <table:table-cell table:formula="of:=LOWER(CONCATENATE(&quot;\x&quot;;IF([$hex.O26]=&quot;0&quot;;&quot;00&quot;;[$hex.O26])))" office:value-type="string" office:string-value="\x00" calcext:value-type="string">
            <text:p>\x00</text:p>
          </table:table-cell>
          <table:table-cell table:formula="of:=LOWER(CONCATENATE(&quot;\x&quot;;IF([$hex.P26]=&quot;0&quot;;&quot;00&quot;;[$hex.P26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7]=&quot;0&quot;;&quot;00&quot;;[$hex.A27])))" office:value-type="string" office:string-value="\x00" calcext:value-type="string">
            <text:p>\x00</text:p>
          </table:table-cell>
          <table:table-cell table:formula="of:=LOWER(CONCATENATE(&quot;\x&quot;;IF([$hex.B27]=&quot;0&quot;;&quot;00&quot;;[$hex.B27])))" office:value-type="string" office:string-value="\x00" calcext:value-type="string">
            <text:p>\x00</text:p>
          </table:table-cell>
          <table:table-cell table:formula="of:=LOWER(CONCATENATE(&quot;\x&quot;;IF([$hex.C27]=&quot;0&quot;;&quot;00&quot;;[$hex.C27])))" office:value-type="string" office:string-value="\x00" calcext:value-type="string">
            <text:p>\x00</text:p>
          </table:table-cell>
          <table:table-cell table:formula="of:=LOWER(CONCATENATE(&quot;\x&quot;;IF([$hex.D27]=&quot;0&quot;;&quot;00&quot;;[$hex.D27])))" office:value-type="string" office:string-value="\x00" calcext:value-type="string">
            <text:p>\x00</text:p>
          </table:table-cell>
          <table:table-cell table:formula="of:=LOWER(CONCATENATE(&quot;\x&quot;;IF([$hex.E27]=&quot;0&quot;;&quot;00&quot;;[$hex.E27])))" office:value-type="string" office:string-value="\x90" calcext:value-type="string">
            <text:p>\x90</text:p>
          </table:table-cell>
          <table:table-cell table:formula="of:=LOWER(CONCATENATE(&quot;\x&quot;;IF([$hex.F27]=&quot;0&quot;;&quot;00&quot;;[$hex.F27])))" office:value-type="string" office:string-value="\x00" calcext:value-type="string">
            <text:p>\x00</text:p>
          </table:table-cell>
          <table:table-cell table:formula="of:=LOWER(CONCATENATE(&quot;\x&quot;;IF([$hex.G27]=&quot;0&quot;;&quot;00&quot;;[$hex.G27])))" office:value-type="string" office:string-value="\x00" calcext:value-type="string">
            <text:p>\x00</text:p>
          </table:table-cell>
          <table:table-cell table:formula="of:=LOWER(CONCATENATE(&quot;\x&quot;;IF([$hex.H27]=&quot;0&quot;;&quot;00&quot;;[$hex.H27])))" office:value-type="string" office:string-value="\x20" calcext:value-type="string">
            <text:p>\x20</text:p>
          </table:table-cell>
          <table:table-cell table:formula="of:=LOWER(CONCATENATE(&quot;\x&quot;;IF([$hex.I27]=&quot;0&quot;;&quot;00&quot;;[$hex.I27])))" office:value-type="string" office:string-value="\x4" calcext:value-type="string">
            <text:p>\x4</text:p>
          </table:table-cell>
          <table:table-cell table:formula="of:=LOWER(CONCATENATE(&quot;\x&quot;;IF([$hex.J27]=&quot;0&quot;;&quot;00&quot;;[$hex.J27])))" office:value-type="string" office:string-value="\x00" calcext:value-type="string">
            <text:p>\x00</text:p>
          </table:table-cell>
          <table:table-cell table:formula="of:=LOWER(CONCATENATE(&quot;\x&quot;;IF([$hex.K27]=&quot;0&quot;;&quot;00&quot;;[$hex.K27])))" office:value-type="string" office:string-value="\x00" calcext:value-type="string">
            <text:p>\x00</text:p>
          </table:table-cell>
          <table:table-cell table:formula="of:=LOWER(CONCATENATE(&quot;\x&quot;;IF([$hex.L27]=&quot;0&quot;;&quot;00&quot;;[$hex.L27])))" office:value-type="string" office:string-value="\x9" calcext:value-type="string">
            <text:p>\x9</text:p>
          </table:table-cell>
          <table:table-cell table:formula="of:=LOWER(CONCATENATE(&quot;\x&quot;;IF([$hex.M27]=&quot;0&quot;;&quot;00&quot;;[$hex.M27])))" office:value-type="string" office:string-value="\x00" calcext:value-type="string">
            <text:p>\x00</text:p>
          </table:table-cell>
          <table:table-cell table:formula="of:=LOWER(CONCATENATE(&quot;\x&quot;;IF([$hex.N27]=&quot;0&quot;;&quot;00&quot;;[$hex.N27])))" office:value-type="string" office:string-value="\x00" calcext:value-type="string">
            <text:p>\x00</text:p>
          </table:table-cell>
          <table:table-cell table:formula="of:=LOWER(CONCATENATE(&quot;\x&quot;;IF([$hex.O27]=&quot;0&quot;;&quot;00&quot;;[$hex.O27])))" office:value-type="string" office:string-value="\x00" calcext:value-type="string">
            <text:p>\x00</text:p>
          </table:table-cell>
          <table:table-cell table:formula="of:=LOWER(CONCATENATE(&quot;\x&quot;;IF([$hex.P27]=&quot;0&quot;;&quot;00&quot;;[$hex.P27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8]=&quot;0&quot;;&quot;00&quot;;[$hex.A28])))" office:value-type="string" office:string-value="\x00" calcext:value-type="string">
            <text:p>\x00</text:p>
          </table:table-cell>
          <table:table-cell table:formula="of:=LOWER(CONCATENATE(&quot;\x&quot;;IF([$hex.B28]=&quot;0&quot;;&quot;00&quot;;[$hex.B28])))" office:value-type="string" office:string-value="\x00" calcext:value-type="string">
            <text:p>\x00</text:p>
          </table:table-cell>
          <table:table-cell table:formula="of:=LOWER(CONCATENATE(&quot;\x&quot;;IF([$hex.C28]=&quot;0&quot;;&quot;00&quot;;[$hex.C28])))" office:value-type="string" office:string-value="\x00" calcext:value-type="string">
            <text:p>\x00</text:p>
          </table:table-cell>
          <table:table-cell table:formula="of:=LOWER(CONCATENATE(&quot;\x&quot;;IF([$hex.D28]=&quot;0&quot;;&quot;00&quot;;[$hex.D28])))" office:value-type="string" office:string-value="\x00" calcext:value-type="string">
            <text:p>\x00</text:p>
          </table:table-cell>
          <table:table-cell table:formula="of:=LOWER(CONCATENATE(&quot;\x&quot;;IF([$hex.E28]=&quot;0&quot;;&quot;00&quot;;[$hex.E28])))" office:value-type="string" office:string-value="\xa0" calcext:value-type="string">
            <text:p>\xa0</text:p>
          </table:table-cell>
          <table:table-cell table:formula="of:=LOWER(CONCATENATE(&quot;\x&quot;;IF([$hex.F28]=&quot;0&quot;;&quot;00&quot;;[$hex.F28])))" office:value-type="string" office:string-value="\x00" calcext:value-type="string">
            <text:p>\x00</text:p>
          </table:table-cell>
          <table:table-cell table:formula="of:=LOWER(CONCATENATE(&quot;\x&quot;;IF([$hex.G28]=&quot;0&quot;;&quot;00&quot;;[$hex.G28])))" office:value-type="string" office:string-value="\x00" calcext:value-type="string">
            <text:p>\x00</text:p>
          </table:table-cell>
          <table:table-cell table:formula="of:=LOWER(CONCATENATE(&quot;\x&quot;;IF([$hex.H28]=&quot;0&quot;;&quot;00&quot;;[$hex.H28])))" office:value-type="string" office:string-value="\x11" calcext:value-type="string">
            <text:p>\x11</text:p>
          </table:table-cell>
          <table:table-cell table:formula="of:=LOWER(CONCATENATE(&quot;\x&quot;;IF([$hex.I28]=&quot;0&quot;;&quot;00&quot;;[$hex.I28])))" office:value-type="string" office:string-value="\x88" calcext:value-type="string">
            <text:p>\x88</text:p>
          </table:table-cell>
          <table:table-cell table:formula="of:=LOWER(CONCATENATE(&quot;\x&quot;;IF([$hex.J28]=&quot;0&quot;;&quot;00&quot;;[$hex.J28])))" office:value-type="string" office:string-value="\x00" calcext:value-type="string">
            <text:p>\x00</text:p>
          </table:table-cell>
          <table:table-cell table:formula="of:=LOWER(CONCATENATE(&quot;\x&quot;;IF([$hex.K28]=&quot;0&quot;;&quot;00&quot;;[$hex.K28])))" office:value-type="string" office:string-value="\x00" calcext:value-type="string">
            <text:p>\x00</text:p>
          </table:table-cell>
          <table:table-cell table:formula="of:=LOWER(CONCATENATE(&quot;\x&quot;;IF([$hex.L28]=&quot;0&quot;;&quot;00&quot;;[$hex.L28])))" office:value-type="string" office:string-value="\x5" calcext:value-type="string">
            <text:p>\x5</text:p>
          </table:table-cell>
          <table:table-cell table:formula="of:=LOWER(CONCATENATE(&quot;\x&quot;;IF([$hex.M28]=&quot;0&quot;;&quot;00&quot;;[$hex.M28])))" office:value-type="string" office:string-value="\x00" calcext:value-type="string">
            <text:p>\x00</text:p>
          </table:table-cell>
          <table:table-cell table:formula="of:=LOWER(CONCATENATE(&quot;\x&quot;;IF([$hex.N28]=&quot;0&quot;;&quot;00&quot;;[$hex.N28])))" office:value-type="string" office:string-value="\x00" calcext:value-type="string">
            <text:p>\x00</text:p>
          </table:table-cell>
          <table:table-cell table:formula="of:=LOWER(CONCATENATE(&quot;\x&quot;;IF([$hex.O28]=&quot;0&quot;;&quot;00&quot;;[$hex.O28])))" office:value-type="string" office:string-value="\x00" calcext:value-type="string">
            <text:p>\x00</text:p>
          </table:table-cell>
          <table:table-cell table:formula="of:=LOWER(CONCATENATE(&quot;\x&quot;;IF([$hex.P28]=&quot;0&quot;;&quot;00&quot;;[$hex.P28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9]=&quot;0&quot;;&quot;00&quot;;[$hex.A29])))" office:value-type="string" office:string-value="\x00" calcext:value-type="string">
            <text:p>\x00</text:p>
          </table:table-cell>
          <table:table-cell table:formula="of:=LOWER(CONCATENATE(&quot;\x&quot;;IF([$hex.B29]=&quot;0&quot;;&quot;00&quot;;[$hex.B29])))" office:value-type="string" office:string-value="\x00" calcext:value-type="string">
            <text:p>\x00</text:p>
          </table:table-cell>
          <table:table-cell table:formula="of:=LOWER(CONCATENATE(&quot;\x&quot;;IF([$hex.C29]=&quot;0&quot;;&quot;00&quot;;[$hex.C29])))" office:value-type="string" office:string-value="\x00" calcext:value-type="string">
            <text:p>\x00</text:p>
          </table:table-cell>
          <table:table-cell table:formula="of:=LOWER(CONCATENATE(&quot;\x&quot;;IF([$hex.D29]=&quot;0&quot;;&quot;00&quot;;[$hex.D29])))" office:value-type="string" office:string-value="\x00" calcext:value-type="string">
            <text:p>\x00</text:p>
          </table:table-cell>
          <table:table-cell table:formula="of:=LOWER(CONCATENATE(&quot;\x&quot;;IF([$hex.E29]=&quot;0&quot;;&quot;00&quot;;[$hex.E29])))" office:value-type="string" office:string-value="\xa0" calcext:value-type="string">
            <text:p>\xa0</text:p>
          </table:table-cell>
          <table:table-cell table:formula="of:=LOWER(CONCATENATE(&quot;\x&quot;;IF([$hex.F29]=&quot;0&quot;;&quot;00&quot;;[$hex.F29])))" office:value-type="string" office:string-value="\x00" calcext:value-type="string">
            <text:p>\x00</text:p>
          </table:table-cell>
          <table:table-cell table:formula="of:=LOWER(CONCATENATE(&quot;\x&quot;;IF([$hex.G29]=&quot;0&quot;;&quot;00&quot;;[$hex.G29])))" office:value-type="string" office:string-value="\x00" calcext:value-type="string">
            <text:p>\x00</text:p>
          </table:table-cell>
          <table:table-cell table:formula="of:=LOWER(CONCATENATE(&quot;\x&quot;;IF([$hex.H29]=&quot;0&quot;;&quot;00&quot;;[$hex.H29])))" office:value-type="string" office:string-value="\x9" calcext:value-type="string">
            <text:p>\x9</text:p>
          </table:table-cell>
          <table:table-cell table:formula="of:=LOWER(CONCATENATE(&quot;\x&quot;;IF([$hex.I29]=&quot;0&quot;;&quot;00&quot;;[$hex.I29])))" office:value-type="string" office:string-value="\x90" calcext:value-type="string">
            <text:p>\x90</text:p>
          </table:table-cell>
          <table:table-cell table:formula="of:=LOWER(CONCATENATE(&quot;\x&quot;;IF([$hex.J29]=&quot;0&quot;;&quot;00&quot;;[$hex.J29])))" office:value-type="string" office:string-value="\x00" calcext:value-type="string">
            <text:p>\x00</text:p>
          </table:table-cell>
          <table:table-cell table:formula="of:=LOWER(CONCATENATE(&quot;\x&quot;;IF([$hex.K29]=&quot;0&quot;;&quot;00&quot;;[$hex.K29])))" office:value-type="string" office:string-value="\x00" calcext:value-type="string">
            <text:p>\x00</text:p>
          </table:table-cell>
          <table:table-cell table:formula="of:=LOWER(CONCATENATE(&quot;\x&quot;;IF([$hex.L29]=&quot;0&quot;;&quot;00&quot;;[$hex.L29])))" office:value-type="string" office:string-value="\x5" calcext:value-type="string">
            <text:p>\x5</text:p>
          </table:table-cell>
          <table:table-cell table:formula="of:=LOWER(CONCATENATE(&quot;\x&quot;;IF([$hex.M29]=&quot;0&quot;;&quot;00&quot;;[$hex.M29])))" office:value-type="string" office:string-value="\x00" calcext:value-type="string">
            <text:p>\x00</text:p>
          </table:table-cell>
          <table:table-cell table:formula="of:=LOWER(CONCATENATE(&quot;\x&quot;;IF([$hex.N29]=&quot;0&quot;;&quot;00&quot;;[$hex.N29])))" office:value-type="string" office:string-value="\x00" calcext:value-type="string">
            <text:p>\x00</text:p>
          </table:table-cell>
          <table:table-cell table:formula="of:=LOWER(CONCATENATE(&quot;\x&quot;;IF([$hex.O29]=&quot;0&quot;;&quot;00&quot;;[$hex.O29])))" office:value-type="string" office:string-value="\x00" calcext:value-type="string">
            <text:p>\x00</text:p>
          </table:table-cell>
          <table:table-cell table:formula="of:=LOWER(CONCATENATE(&quot;\x&quot;;IF([$hex.P29]=&quot;0&quot;;&quot;00&quot;;[$hex.P29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0]=&quot;0&quot;;&quot;00&quot;;[$hex.A30])))" office:value-type="string" office:string-value="\x00" calcext:value-type="string">
            <text:p>\x00</text:p>
          </table:table-cell>
          <table:table-cell table:formula="of:=LOWER(CONCATENATE(&quot;\x&quot;;IF([$hex.B30]=&quot;0&quot;;&quot;00&quot;;[$hex.B30])))" office:value-type="string" office:string-value="\x00" calcext:value-type="string">
            <text:p>\x00</text:p>
          </table:table-cell>
          <table:table-cell table:formula="of:=LOWER(CONCATENATE(&quot;\x&quot;;IF([$hex.C30]=&quot;0&quot;;&quot;00&quot;;[$hex.C30])))" office:value-type="string" office:string-value="\x00" calcext:value-type="string">
            <text:p>\x00</text:p>
          </table:table-cell>
          <table:table-cell table:formula="of:=LOWER(CONCATENATE(&quot;\x&quot;;IF([$hex.D30]=&quot;0&quot;;&quot;00&quot;;[$hex.D30])))" office:value-type="string" office:string-value="\x00" calcext:value-type="string">
            <text:p>\x00</text:p>
          </table:table-cell>
          <table:table-cell table:formula="of:=LOWER(CONCATENATE(&quot;\x&quot;;IF([$hex.E30]=&quot;0&quot;;&quot;00&quot;;[$hex.E30])))" office:value-type="string" office:string-value="\xa0" calcext:value-type="string">
            <text:p>\xa0</text:p>
          </table:table-cell>
          <table:table-cell table:formula="of:=LOWER(CONCATENATE(&quot;\x&quot;;IF([$hex.F30]=&quot;0&quot;;&quot;00&quot;;[$hex.F30])))" office:value-type="string" office:string-value="\x00" calcext:value-type="string">
            <text:p>\x00</text:p>
          </table:table-cell>
          <table:table-cell table:formula="of:=LOWER(CONCATENATE(&quot;\x&quot;;IF([$hex.G30]=&quot;0&quot;;&quot;00&quot;;[$hex.G30])))" office:value-type="string" office:string-value="\x00" calcext:value-type="string">
            <text:p>\x00</text:p>
          </table:table-cell>
          <table:table-cell table:formula="of:=LOWER(CONCATENATE(&quot;\x&quot;;IF([$hex.H30]=&quot;0&quot;;&quot;00&quot;;[$hex.H30])))" office:value-type="string" office:string-value="\x00" calcext:value-type="string">
            <text:p>\x00</text:p>
          </table:table-cell>
          <table:table-cell table:formula="of:=LOWER(CONCATENATE(&quot;\x&quot;;IF([$hex.I30]=&quot;0&quot;;&quot;00&quot;;[$hex.I30])))" office:value-type="string" office:string-value="\x00" calcext:value-type="string">
            <text:p>\x00</text:p>
          </table:table-cell>
          <table:table-cell table:formula="of:=LOWER(CONCATENATE(&quot;\x&quot;;IF([$hex.J30]=&quot;0&quot;;&quot;00&quot;;[$hex.J30])))" office:value-type="string" office:string-value="\x00" calcext:value-type="string">
            <text:p>\x00</text:p>
          </table:table-cell>
          <table:table-cell table:formula="of:=LOWER(CONCATENATE(&quot;\x&quot;;IF([$hex.K30]=&quot;0&quot;;&quot;00&quot;;[$hex.K30])))" office:value-type="string" office:string-value="\x00" calcext:value-type="string">
            <text:p>\x00</text:p>
          </table:table-cell>
          <table:table-cell table:formula="of:=LOWER(CONCATENATE(&quot;\x&quot;;IF([$hex.L30]=&quot;0&quot;;&quot;00&quot;;[$hex.L30])))" office:value-type="string" office:string-value="\x5" calcext:value-type="string">
            <text:p>\x5</text:p>
          </table:table-cell>
          <table:table-cell table:formula="of:=LOWER(CONCATENATE(&quot;\x&quot;;IF([$hex.M30]=&quot;0&quot;;&quot;00&quot;;[$hex.M30])))" office:value-type="string" office:string-value="\x00" calcext:value-type="string">
            <text:p>\x00</text:p>
          </table:table-cell>
          <table:table-cell table:formula="of:=LOWER(CONCATENATE(&quot;\x&quot;;IF([$hex.N30]=&quot;0&quot;;&quot;00&quot;;[$hex.N30])))" office:value-type="string" office:string-value="\x00" calcext:value-type="string">
            <text:p>\x00</text:p>
          </table:table-cell>
          <table:table-cell table:formula="of:=LOWER(CONCATENATE(&quot;\x&quot;;IF([$hex.O30]=&quot;0&quot;;&quot;00&quot;;[$hex.O30])))" office:value-type="string" office:string-value="\x00" calcext:value-type="string">
            <text:p>\x00</text:p>
          </table:table-cell>
          <table:table-cell table:formula="of:=LOWER(CONCATENATE(&quot;\x&quot;;IF([$hex.P30]=&quot;0&quot;;&quot;00&quot;;[$hex.P30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1]=&quot;0&quot;;&quot;00&quot;;[$hex.A31])))" office:value-type="string" office:string-value="\x00" calcext:value-type="string">
            <text:p>\x00</text:p>
          </table:table-cell>
          <table:table-cell table:formula="of:=LOWER(CONCATENATE(&quot;\x&quot;;IF([$hex.B31]=&quot;0&quot;;&quot;00&quot;;[$hex.B31])))" office:value-type="string" office:string-value="\x00" calcext:value-type="string">
            <text:p>\x00</text:p>
          </table:table-cell>
          <table:table-cell table:formula="of:=LOWER(CONCATENATE(&quot;\x&quot;;IF([$hex.C31]=&quot;0&quot;;&quot;00&quot;;[$hex.C31])))" office:value-type="string" office:string-value="\x00" calcext:value-type="string">
            <text:p>\x00</text:p>
          </table:table-cell>
          <table:table-cell table:formula="of:=LOWER(CONCATENATE(&quot;\x&quot;;IF([$hex.D31]=&quot;0&quot;;&quot;00&quot;;[$hex.D31])))" office:value-type="string" office:string-value="\x00" calcext:value-type="string">
            <text:p>\x00</text:p>
          </table:table-cell>
          <table:table-cell table:formula="of:=LOWER(CONCATENATE(&quot;\x&quot;;IF([$hex.E31]=&quot;0&quot;;&quot;00&quot;;[$hex.E31])))" office:value-type="string" office:string-value="\xa0" calcext:value-type="string">
            <text:p>\xa0</text:p>
          </table:table-cell>
          <table:table-cell table:formula="of:=LOWER(CONCATENATE(&quot;\x&quot;;IF([$hex.F31]=&quot;0&quot;;&quot;00&quot;;[$hex.F31])))" office:value-type="string" office:string-value="\x00" calcext:value-type="string">
            <text:p>\x00</text:p>
          </table:table-cell>
          <table:table-cell table:formula="of:=LOWER(CONCATENATE(&quot;\x&quot;;IF([$hex.G31]=&quot;0&quot;;&quot;00&quot;;[$hex.G31])))" office:value-type="string" office:string-value="\x00" calcext:value-type="string">
            <text:p>\x00</text:p>
          </table:table-cell>
          <table:table-cell table:formula="of:=LOWER(CONCATENATE(&quot;\x&quot;;IF([$hex.H31]=&quot;0&quot;;&quot;00&quot;;[$hex.H31])))" office:value-type="string" office:string-value="\x00" calcext:value-type="string">
            <text:p>\x00</text:p>
          </table:table-cell>
          <table:table-cell table:formula="of:=LOWER(CONCATENATE(&quot;\x&quot;;IF([$hex.I31]=&quot;0&quot;;&quot;00&quot;;[$hex.I31])))" office:value-type="string" office:string-value="\x00" calcext:value-type="string">
            <text:p>\x00</text:p>
          </table:table-cell>
          <table:table-cell table:formula="of:=LOWER(CONCATENATE(&quot;\x&quot;;IF([$hex.J31]=&quot;0&quot;;&quot;00&quot;;[$hex.J31])))" office:value-type="string" office:string-value="\x00" calcext:value-type="string">
            <text:p>\x00</text:p>
          </table:table-cell>
          <table:table-cell table:formula="of:=LOWER(CONCATENATE(&quot;\x&quot;;IF([$hex.K31]=&quot;0&quot;;&quot;00&quot;;[$hex.K31])))" office:value-type="string" office:string-value="\x00" calcext:value-type="string">
            <text:p>\x00</text:p>
          </table:table-cell>
          <table:table-cell table:formula="of:=LOWER(CONCATENATE(&quot;\x&quot;;IF([$hex.L31]=&quot;0&quot;;&quot;00&quot;;[$hex.L31])))" office:value-type="string" office:string-value="\x5" calcext:value-type="string">
            <text:p>\x5</text:p>
          </table:table-cell>
          <table:table-cell table:formula="of:=LOWER(CONCATENATE(&quot;\x&quot;;IF([$hex.M31]=&quot;0&quot;;&quot;00&quot;;[$hex.M31])))" office:value-type="string" office:string-value="\x00" calcext:value-type="string">
            <text:p>\x00</text:p>
          </table:table-cell>
          <table:table-cell table:formula="of:=LOWER(CONCATENATE(&quot;\x&quot;;IF([$hex.N31]=&quot;0&quot;;&quot;00&quot;;[$hex.N31])))" office:value-type="string" office:string-value="\x00" calcext:value-type="string">
            <text:p>\x00</text:p>
          </table:table-cell>
          <table:table-cell table:formula="of:=LOWER(CONCATENATE(&quot;\x&quot;;IF([$hex.O31]=&quot;0&quot;;&quot;00&quot;;[$hex.O31])))" office:value-type="string" office:string-value="\x00" calcext:value-type="string">
            <text:p>\x00</text:p>
          </table:table-cell>
          <table:table-cell table:formula="of:=LOWER(CONCATENATE(&quot;\x&quot;;IF([$hex.P31]=&quot;0&quot;;&quot;00&quot;;[$hex.P31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2]=&quot;0&quot;;&quot;00&quot;;[$hex.A32])))" office:value-type="string" office:string-value="\x00" calcext:value-type="string">
            <text:p>\x00</text:p>
          </table:table-cell>
          <table:table-cell table:formula="of:=LOWER(CONCATENATE(&quot;\x&quot;;IF([$hex.B32]=&quot;0&quot;;&quot;00&quot;;[$hex.B32])))" office:value-type="string" office:string-value="\x00" calcext:value-type="string">
            <text:p>\x00</text:p>
          </table:table-cell>
          <table:table-cell table:formula="of:=LOWER(CONCATENATE(&quot;\x&quot;;IF([$hex.C32]=&quot;0&quot;;&quot;00&quot;;[$hex.C32])))" office:value-type="string" office:string-value="\x00" calcext:value-type="string">
            <text:p>\x00</text:p>
          </table:table-cell>
          <table:table-cell table:formula="of:=LOWER(CONCATENATE(&quot;\x&quot;;IF([$hex.D32]=&quot;0&quot;;&quot;00&quot;;[$hex.D32])))" office:value-type="string" office:string-value="\x00" calcext:value-type="string">
            <text:p>\x00</text:p>
          </table:table-cell>
          <table:table-cell table:formula="of:=LOWER(CONCATENATE(&quot;\x&quot;;IF([$hex.E32]=&quot;0&quot;;&quot;00&quot;;[$hex.E32])))" office:value-type="string" office:string-value="\xa9" calcext:value-type="string">
            <text:p>\xa9</text:p>
          </table:table-cell>
          <table:table-cell table:formula="of:=LOWER(CONCATENATE(&quot;\x&quot;;IF([$hex.F32]=&quot;0&quot;;&quot;00&quot;;[$hex.F32])))" office:value-type="string" office:string-value="\x99" calcext:value-type="string">
            <text:p>\x99</text:p>
          </table:table-cell>
          <table:table-cell table:formula="of:=LOWER(CONCATENATE(&quot;\x&quot;;IF([$hex.G32]=&quot;0&quot;;&quot;00&quot;;[$hex.G32])))" office:value-type="string" office:string-value="\x99" calcext:value-type="string">
            <text:p>\x99</text:p>
          </table:table-cell>
          <table:table-cell table:formula="of:=LOWER(CONCATENATE(&quot;\x&quot;;IF([$hex.H32]=&quot;0&quot;;&quot;00&quot;;[$hex.H32])))" office:value-type="string" office:string-value="\x99" calcext:value-type="string">
            <text:p>\x99</text:p>
          </table:table-cell>
          <table:table-cell table:formula="of:=LOWER(CONCATENATE(&quot;\x&quot;;IF([$hex.I32]=&quot;0&quot;;&quot;00&quot;;[$hex.I32])))" office:value-type="string" office:string-value="\x99" calcext:value-type="string">
            <text:p>\x99</text:p>
          </table:table-cell>
          <table:table-cell table:formula="of:=LOWER(CONCATENATE(&quot;\x&quot;;IF([$hex.J32]=&quot;0&quot;;&quot;00&quot;;[$hex.J32])))" office:value-type="string" office:string-value="\x99" calcext:value-type="string">
            <text:p>\x99</text:p>
          </table:table-cell>
          <table:table-cell table:formula="of:=LOWER(CONCATENATE(&quot;\x&quot;;IF([$hex.K32]=&quot;0&quot;;&quot;00&quot;;[$hex.K32])))" office:value-type="string" office:string-value="\x99" calcext:value-type="string">
            <text:p>\x99</text:p>
          </table:table-cell>
          <table:table-cell table:formula="of:=LOWER(CONCATENATE(&quot;\x&quot;;IF([$hex.L32]=&quot;0&quot;;&quot;00&quot;;[$hex.L32])))" office:value-type="string" office:string-value="\x95" calcext:value-type="string">
            <text:p>\x95</text:p>
          </table:table-cell>
          <table:table-cell table:formula="of:=LOWER(CONCATENATE(&quot;\x&quot;;IF([$hex.M32]=&quot;0&quot;;&quot;00&quot;;[$hex.M32])))" office:value-type="string" office:string-value="\x00" calcext:value-type="string">
            <text:p>\x00</text:p>
          </table:table-cell>
          <table:table-cell table:formula="of:=LOWER(CONCATENATE(&quot;\x&quot;;IF([$hex.N32]=&quot;0&quot;;&quot;00&quot;;[$hex.N32])))" office:value-type="string" office:string-value="\x00" calcext:value-type="string">
            <text:p>\x00</text:p>
          </table:table-cell>
          <table:table-cell table:formula="of:=LOWER(CONCATENATE(&quot;\x&quot;;IF([$hex.O32]=&quot;0&quot;;&quot;00&quot;;[$hex.O32])))" office:value-type="string" office:string-value="\x00" calcext:value-type="string">
            <text:p>\x00</text:p>
          </table:table-cell>
          <table:table-cell table:formula="of:=LOWER(CONCATENATE(&quot;\x&quot;;IF([$hex.P32]=&quot;0&quot;;&quot;00&quot;;[$hex.P32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3]=&quot;0&quot;;&quot;00&quot;;[$hex.A33])))" office:value-type="string" office:string-value="\x00" calcext:value-type="string">
            <text:p>\x00</text:p>
          </table:table-cell>
          <table:table-cell table:formula="of:=LOWER(CONCATENATE(&quot;\x&quot;;IF([$hex.B33]=&quot;0&quot;;&quot;00&quot;;[$hex.B33])))" office:value-type="string" office:string-value="\x00" calcext:value-type="string">
            <text:p>\x00</text:p>
          </table:table-cell>
          <table:table-cell table:formula="of:=LOWER(CONCATENATE(&quot;\x&quot;;IF([$hex.C33]=&quot;0&quot;;&quot;00&quot;;[$hex.C33])))" office:value-type="string" office:string-value="\x00" calcext:value-type="string">
            <text:p>\x00</text:p>
          </table:table-cell>
          <table:table-cell table:formula="of:=LOWER(CONCATENATE(&quot;\x&quot;;IF([$hex.D33]=&quot;0&quot;;&quot;00&quot;;[$hex.D33])))" office:value-type="string" office:string-value="\x00" calcext:value-type="string">
            <text:p>\x00</text:p>
          </table:table-cell>
          <table:table-cell table:formula="of:=LOWER(CONCATENATE(&quot;\x&quot;;IF([$hex.E33]=&quot;0&quot;;&quot;00&quot;;[$hex.E33])))" office:value-type="string" office:string-value="\xa9" calcext:value-type="string">
            <text:p>\xa9</text:p>
          </table:table-cell>
          <table:table-cell table:formula="of:=LOWER(CONCATENATE(&quot;\x&quot;;IF([$hex.F33]=&quot;0&quot;;&quot;00&quot;;[$hex.F33])))" office:value-type="string" office:string-value="\x99" calcext:value-type="string">
            <text:p>\x99</text:p>
          </table:table-cell>
          <table:table-cell table:formula="of:=LOWER(CONCATENATE(&quot;\x&quot;;IF([$hex.G33]=&quot;0&quot;;&quot;00&quot;;[$hex.G33])))" office:value-type="string" office:string-value="\x99" calcext:value-type="string">
            <text:p>\x99</text:p>
          </table:table-cell>
          <table:table-cell table:formula="of:=LOWER(CONCATENATE(&quot;\x&quot;;IF([$hex.H33]=&quot;0&quot;;&quot;00&quot;;[$hex.H33])))" office:value-type="string" office:string-value="\x99" calcext:value-type="string">
            <text:p>\x99</text:p>
          </table:table-cell>
          <table:table-cell table:formula="of:=LOWER(CONCATENATE(&quot;\x&quot;;IF([$hex.I33]=&quot;0&quot;;&quot;00&quot;;[$hex.I33])))" office:value-type="string" office:string-value="\x99" calcext:value-type="string">
            <text:p>\x99</text:p>
          </table:table-cell>
          <table:table-cell table:formula="of:=LOWER(CONCATENATE(&quot;\x&quot;;IF([$hex.J33]=&quot;0&quot;;&quot;00&quot;;[$hex.J33])))" office:value-type="string" office:string-value="\x99" calcext:value-type="string">
            <text:p>\x99</text:p>
          </table:table-cell>
          <table:table-cell table:formula="of:=LOWER(CONCATENATE(&quot;\x&quot;;IF([$hex.K33]=&quot;0&quot;;&quot;00&quot;;[$hex.K33])))" office:value-type="string" office:string-value="\x99" calcext:value-type="string">
            <text:p>\x99</text:p>
          </table:table-cell>
          <table:table-cell table:formula="of:=LOWER(CONCATENATE(&quot;\x&quot;;IF([$hex.L33]=&quot;0&quot;;&quot;00&quot;;[$hex.L33])))" office:value-type="string" office:string-value="\x95" calcext:value-type="string">
            <text:p>\x95</text:p>
          </table:table-cell>
          <table:table-cell table:formula="of:=LOWER(CONCATENATE(&quot;\x&quot;;IF([$hex.M33]=&quot;0&quot;;&quot;00&quot;;[$hex.M33])))" office:value-type="string" office:string-value="\x00" calcext:value-type="string">
            <text:p>\x00</text:p>
          </table:table-cell>
          <table:table-cell table:formula="of:=LOWER(CONCATENATE(&quot;\x&quot;;IF([$hex.N33]=&quot;0&quot;;&quot;00&quot;;[$hex.N33])))" office:value-type="string" office:string-value="\x00" calcext:value-type="string">
            <text:p>\x00</text:p>
          </table:table-cell>
          <table:table-cell table:formula="of:=LOWER(CONCATENATE(&quot;\x&quot;;IF([$hex.O33]=&quot;0&quot;;&quot;00&quot;;[$hex.O33])))" office:value-type="string" office:string-value="\x00" calcext:value-type="string">
            <text:p>\x00</text:p>
          </table:table-cell>
          <table:table-cell table:formula="of:=LOWER(CONCATENATE(&quot;\x&quot;;IF([$hex.P33]=&quot;0&quot;;&quot;00&quot;;[$hex.P33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4]=&quot;0&quot;;&quot;00&quot;;[$hex.A34])))" office:value-type="string" office:string-value="\x00" calcext:value-type="string">
            <text:p>\x00</text:p>
          </table:table-cell>
          <table:table-cell table:formula="of:=LOWER(CONCATENATE(&quot;\x&quot;;IF([$hex.B34]=&quot;0&quot;;&quot;00&quot;;[$hex.B34])))" office:value-type="string" office:string-value="\x00" calcext:value-type="string">
            <text:p>\x00</text:p>
          </table:table-cell>
          <table:table-cell table:formula="of:=LOWER(CONCATENATE(&quot;\x&quot;;IF([$hex.C34]=&quot;0&quot;;&quot;00&quot;;[$hex.C34])))" office:value-type="string" office:string-value="\x00" calcext:value-type="string">
            <text:p>\x00</text:p>
          </table:table-cell>
          <table:table-cell table:formula="of:=LOWER(CONCATENATE(&quot;\x&quot;;IF([$hex.D34]=&quot;0&quot;;&quot;00&quot;;[$hex.D34])))" office:value-type="string" office:string-value="\x00" calcext:value-type="string">
            <text:p>\x00</text:p>
          </table:table-cell>
          <table:table-cell table:formula="of:=LOWER(CONCATENATE(&quot;\x&quot;;IF([$hex.E34]=&quot;0&quot;;&quot;00&quot;;[$hex.E34])))" office:value-type="string" office:string-value="\xa0" calcext:value-type="string">
            <text:p>\xa0</text:p>
          </table:table-cell>
          <table:table-cell table:formula="of:=LOWER(CONCATENATE(&quot;\x&quot;;IF([$hex.F34]=&quot;0&quot;;&quot;00&quot;;[$hex.F34])))" office:value-type="string" office:string-value="\x00" calcext:value-type="string">
            <text:p>\x00</text:p>
          </table:table-cell>
          <table:table-cell table:formula="of:=LOWER(CONCATENATE(&quot;\x&quot;;IF([$hex.G34]=&quot;0&quot;;&quot;00&quot;;[$hex.G34])))" office:value-type="string" office:string-value="\x00" calcext:value-type="string">
            <text:p>\x00</text:p>
          </table:table-cell>
          <table:table-cell table:formula="of:=LOWER(CONCATENATE(&quot;\x&quot;;IF([$hex.H34]=&quot;0&quot;;&quot;00&quot;;[$hex.H34])))" office:value-type="string" office:string-value="\x00" calcext:value-type="string">
            <text:p>\x00</text:p>
          </table:table-cell>
          <table:table-cell table:formula="of:=LOWER(CONCATENATE(&quot;\x&quot;;IF([$hex.I34]=&quot;0&quot;;&quot;00&quot;;[$hex.I34])))" office:value-type="string" office:string-value="\x00" calcext:value-type="string">
            <text:p>\x00</text:p>
          </table:table-cell>
          <table:table-cell table:formula="of:=LOWER(CONCATENATE(&quot;\x&quot;;IF([$hex.J34]=&quot;0&quot;;&quot;00&quot;;[$hex.J34])))" office:value-type="string" office:string-value="\x00" calcext:value-type="string">
            <text:p>\x00</text:p>
          </table:table-cell>
          <table:table-cell table:formula="of:=LOWER(CONCATENATE(&quot;\x&quot;;IF([$hex.K34]=&quot;0&quot;;&quot;00&quot;;[$hex.K34])))" office:value-type="string" office:string-value="\x00" calcext:value-type="string">
            <text:p>\x00</text:p>
          </table:table-cell>
          <table:table-cell table:formula="of:=LOWER(CONCATENATE(&quot;\x&quot;;IF([$hex.L34]=&quot;0&quot;;&quot;00&quot;;[$hex.L34])))" office:value-type="string" office:string-value="\x5" calcext:value-type="string">
            <text:p>\x5</text:p>
          </table:table-cell>
          <table:table-cell table:formula="of:=LOWER(CONCATENATE(&quot;\x&quot;;IF([$hex.M34]=&quot;0&quot;;&quot;00&quot;;[$hex.M34])))" office:value-type="string" office:string-value="\x00" calcext:value-type="string">
            <text:p>\x00</text:p>
          </table:table-cell>
          <table:table-cell table:formula="of:=LOWER(CONCATENATE(&quot;\x&quot;;IF([$hex.N34]=&quot;0&quot;;&quot;00&quot;;[$hex.N34])))" office:value-type="string" office:string-value="\x00" calcext:value-type="string">
            <text:p>\x00</text:p>
          </table:table-cell>
          <table:table-cell table:formula="of:=LOWER(CONCATENATE(&quot;\x&quot;;IF([$hex.O34]=&quot;0&quot;;&quot;00&quot;;[$hex.O34])))" office:value-type="string" office:string-value="\x00" calcext:value-type="string">
            <text:p>\x00</text:p>
          </table:table-cell>
          <table:table-cell table:formula="of:=LOWER(CONCATENATE(&quot;\x&quot;;IF([$hex.P34]=&quot;0&quot;;&quot;00&quot;;[$hex.P34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5]=&quot;0&quot;;&quot;00&quot;;[$hex.A35])))" office:value-type="string" office:string-value="\x00" calcext:value-type="string">
            <text:p>\x00</text:p>
          </table:table-cell>
          <table:table-cell table:formula="of:=LOWER(CONCATENATE(&quot;\x&quot;;IF([$hex.B35]=&quot;0&quot;;&quot;00&quot;;[$hex.B35])))" office:value-type="string" office:string-value="\x00" calcext:value-type="string">
            <text:p>\x00</text:p>
          </table:table-cell>
          <table:table-cell table:formula="of:=LOWER(CONCATENATE(&quot;\x&quot;;IF([$hex.C35]=&quot;0&quot;;&quot;00&quot;;[$hex.C35])))" office:value-type="string" office:string-value="\x00" calcext:value-type="string">
            <text:p>\x00</text:p>
          </table:table-cell>
          <table:table-cell table:formula="of:=LOWER(CONCATENATE(&quot;\x&quot;;IF([$hex.D35]=&quot;0&quot;;&quot;00&quot;;[$hex.D35])))" office:value-type="string" office:string-value="\x00" calcext:value-type="string">
            <text:p>\x00</text:p>
          </table:table-cell>
          <table:table-cell table:formula="of:=LOWER(CONCATENATE(&quot;\x&quot;;IF([$hex.E35]=&quot;0&quot;;&quot;00&quot;;[$hex.E35])))" office:value-type="string" office:string-value="\xa0" calcext:value-type="string">
            <text:p>\xa0</text:p>
          </table:table-cell>
          <table:table-cell table:formula="of:=LOWER(CONCATENATE(&quot;\x&quot;;IF([$hex.F35]=&quot;0&quot;;&quot;00&quot;;[$hex.F35])))" office:value-type="string" office:string-value="\x00" calcext:value-type="string">
            <text:p>\x00</text:p>
          </table:table-cell>
          <table:table-cell table:formula="of:=LOWER(CONCATENATE(&quot;\x&quot;;IF([$hex.G35]=&quot;0&quot;;&quot;00&quot;;[$hex.G35])))" office:value-type="string" office:string-value="\x00" calcext:value-type="string">
            <text:p>\x00</text:p>
          </table:table-cell>
          <table:table-cell table:formula="of:=LOWER(CONCATENATE(&quot;\x&quot;;IF([$hex.H35]=&quot;0&quot;;&quot;00&quot;;[$hex.H35])))" office:value-type="string" office:string-value="\x00" calcext:value-type="string">
            <text:p>\x00</text:p>
          </table:table-cell>
          <table:table-cell table:formula="of:=LOWER(CONCATENATE(&quot;\x&quot;;IF([$hex.I35]=&quot;0&quot;;&quot;00&quot;;[$hex.I35])))" office:value-type="string" office:string-value="\x00" calcext:value-type="string">
            <text:p>\x00</text:p>
          </table:table-cell>
          <table:table-cell table:formula="of:=LOWER(CONCATENATE(&quot;\x&quot;;IF([$hex.J35]=&quot;0&quot;;&quot;00&quot;;[$hex.J35])))" office:value-type="string" office:string-value="\x00" calcext:value-type="string">
            <text:p>\x00</text:p>
          </table:table-cell>
          <table:table-cell table:formula="of:=LOWER(CONCATENATE(&quot;\x&quot;;IF([$hex.K35]=&quot;0&quot;;&quot;00&quot;;[$hex.K35])))" office:value-type="string" office:string-value="\x00" calcext:value-type="string">
            <text:p>\x00</text:p>
          </table:table-cell>
          <table:table-cell table:formula="of:=LOWER(CONCATENATE(&quot;\x&quot;;IF([$hex.L35]=&quot;0&quot;;&quot;00&quot;;[$hex.L35])))" office:value-type="string" office:string-value="\x5" calcext:value-type="string">
            <text:p>\x5</text:p>
          </table:table-cell>
          <table:table-cell table:formula="of:=LOWER(CONCATENATE(&quot;\x&quot;;IF([$hex.M35]=&quot;0&quot;;&quot;00&quot;;[$hex.M35])))" office:value-type="string" office:string-value="\x00" calcext:value-type="string">
            <text:p>\x00</text:p>
          </table:table-cell>
          <table:table-cell table:formula="of:=LOWER(CONCATENATE(&quot;\x&quot;;IF([$hex.N35]=&quot;0&quot;;&quot;00&quot;;[$hex.N35])))" office:value-type="string" office:string-value="\x00" calcext:value-type="string">
            <text:p>\x00</text:p>
          </table:table-cell>
          <table:table-cell table:formula="of:=LOWER(CONCATENATE(&quot;\x&quot;;IF([$hex.O35]=&quot;0&quot;;&quot;00&quot;;[$hex.O35])))" office:value-type="string" office:string-value="\x00" calcext:value-type="string">
            <text:p>\x00</text:p>
          </table:table-cell>
          <table:table-cell table:formula="of:=LOWER(CONCATENATE(&quot;\x&quot;;IF([$hex.P35]=&quot;0&quot;;&quot;00&quot;;[$hex.P35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6]=&quot;0&quot;;&quot;00&quot;;[$hex.A36])))" office:value-type="string" office:string-value="\x00" calcext:value-type="string">
            <text:p>\x00</text:p>
          </table:table-cell>
          <table:table-cell table:formula="of:=LOWER(CONCATENATE(&quot;\x&quot;;IF([$hex.B36]=&quot;0&quot;;&quot;00&quot;;[$hex.B36])))" office:value-type="string" office:string-value="\x00" calcext:value-type="string">
            <text:p>\x00</text:p>
          </table:table-cell>
          <table:table-cell table:formula="of:=LOWER(CONCATENATE(&quot;\x&quot;;IF([$hex.C36]=&quot;0&quot;;&quot;00&quot;;[$hex.C36])))" office:value-type="string" office:string-value="\x00" calcext:value-type="string">
            <text:p>\x00</text:p>
          </table:table-cell>
          <table:table-cell table:formula="of:=LOWER(CONCATENATE(&quot;\x&quot;;IF([$hex.D36]=&quot;0&quot;;&quot;00&quot;;[$hex.D36])))" office:value-type="string" office:string-value="\x00" calcext:value-type="string">
            <text:p>\x00</text:p>
          </table:table-cell>
          <table:table-cell table:formula="of:=LOWER(CONCATENATE(&quot;\x&quot;;IF([$hex.E36]=&quot;0&quot;;&quot;00&quot;;[$hex.E36])))" office:value-type="string" office:string-value="\xa0" calcext:value-type="string">
            <text:p>\xa0</text:p>
          </table:table-cell>
          <table:table-cell table:formula="of:=LOWER(CONCATENATE(&quot;\x&quot;;IF([$hex.F36]=&quot;0&quot;;&quot;00&quot;;[$hex.F36])))" office:value-type="string" office:string-value="\x00" calcext:value-type="string">
            <text:p>\x00</text:p>
          </table:table-cell>
          <table:table-cell table:formula="of:=LOWER(CONCATENATE(&quot;\x&quot;;IF([$hex.G36]=&quot;0&quot;;&quot;00&quot;;[$hex.G36])))" office:value-type="string" office:string-value="\x00" calcext:value-type="string">
            <text:p>\x00</text:p>
          </table:table-cell>
          <table:table-cell table:formula="of:=LOWER(CONCATENATE(&quot;\x&quot;;IF([$hex.H36]=&quot;0&quot;;&quot;00&quot;;[$hex.H36])))" office:value-type="string" office:string-value="\x9" calcext:value-type="string">
            <text:p>\x9</text:p>
          </table:table-cell>
          <table:table-cell table:formula="of:=LOWER(CONCATENATE(&quot;\x&quot;;IF([$hex.I36]=&quot;0&quot;;&quot;00&quot;;[$hex.I36])))" office:value-type="string" office:string-value="\x90" calcext:value-type="string">
            <text:p>\x90</text:p>
          </table:table-cell>
          <table:table-cell table:formula="of:=LOWER(CONCATENATE(&quot;\x&quot;;IF([$hex.J36]=&quot;0&quot;;&quot;00&quot;;[$hex.J36])))" office:value-type="string" office:string-value="\x00" calcext:value-type="string">
            <text:p>\x00</text:p>
          </table:table-cell>
          <table:table-cell table:formula="of:=LOWER(CONCATENATE(&quot;\x&quot;;IF([$hex.K36]=&quot;0&quot;;&quot;00&quot;;[$hex.K36])))" office:value-type="string" office:string-value="\x00" calcext:value-type="string">
            <text:p>\x00</text:p>
          </table:table-cell>
          <table:table-cell table:formula="of:=LOWER(CONCATENATE(&quot;\x&quot;;IF([$hex.L36]=&quot;0&quot;;&quot;00&quot;;[$hex.L36])))" office:value-type="string" office:string-value="\x5" calcext:value-type="string">
            <text:p>\x5</text:p>
          </table:table-cell>
          <table:table-cell table:formula="of:=LOWER(CONCATENATE(&quot;\x&quot;;IF([$hex.M36]=&quot;0&quot;;&quot;00&quot;;[$hex.M36])))" office:value-type="string" office:string-value="\x00" calcext:value-type="string">
            <text:p>\x00</text:p>
          </table:table-cell>
          <table:table-cell table:formula="of:=LOWER(CONCATENATE(&quot;\x&quot;;IF([$hex.N36]=&quot;0&quot;;&quot;00&quot;;[$hex.N36])))" office:value-type="string" office:string-value="\x00" calcext:value-type="string">
            <text:p>\x00</text:p>
          </table:table-cell>
          <table:table-cell table:formula="of:=LOWER(CONCATENATE(&quot;\x&quot;;IF([$hex.O36]=&quot;0&quot;;&quot;00&quot;;[$hex.O36])))" office:value-type="string" office:string-value="\x00" calcext:value-type="string">
            <text:p>\x00</text:p>
          </table:table-cell>
          <table:table-cell table:formula="of:=LOWER(CONCATENATE(&quot;\x&quot;;IF([$hex.P36]=&quot;0&quot;;&quot;00&quot;;[$hex.P36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7]=&quot;0&quot;;&quot;00&quot;;[$hex.A37])))" office:value-type="string" office:string-value="\x00" calcext:value-type="string">
            <text:p>\x00</text:p>
          </table:table-cell>
          <table:table-cell table:formula="of:=LOWER(CONCATENATE(&quot;\x&quot;;IF([$hex.B37]=&quot;0&quot;;&quot;00&quot;;[$hex.B37])))" office:value-type="string" office:string-value="\x00" calcext:value-type="string">
            <text:p>\x00</text:p>
          </table:table-cell>
          <table:table-cell table:formula="of:=LOWER(CONCATENATE(&quot;\x&quot;;IF([$hex.C37]=&quot;0&quot;;&quot;00&quot;;[$hex.C37])))" office:value-type="string" office:string-value="\x00" calcext:value-type="string">
            <text:p>\x00</text:p>
          </table:table-cell>
          <table:table-cell table:formula="of:=LOWER(CONCATENATE(&quot;\x&quot;;IF([$hex.D37]=&quot;0&quot;;&quot;00&quot;;[$hex.D37])))" office:value-type="string" office:string-value="\x00" calcext:value-type="string">
            <text:p>\x00</text:p>
          </table:table-cell>
          <table:table-cell table:formula="of:=LOWER(CONCATENATE(&quot;\x&quot;;IF([$hex.E37]=&quot;0&quot;;&quot;00&quot;;[$hex.E37])))" office:value-type="string" office:string-value="\xa0" calcext:value-type="string">
            <text:p>\xa0</text:p>
          </table:table-cell>
          <table:table-cell table:formula="of:=LOWER(CONCATENATE(&quot;\x&quot;;IF([$hex.F37]=&quot;0&quot;;&quot;00&quot;;[$hex.F37])))" office:value-type="string" office:string-value="\x00" calcext:value-type="string">
            <text:p>\x00</text:p>
          </table:table-cell>
          <table:table-cell table:formula="of:=LOWER(CONCATENATE(&quot;\x&quot;;IF([$hex.G37]=&quot;0&quot;;&quot;00&quot;;[$hex.G37])))" office:value-type="string" office:string-value="\x00" calcext:value-type="string">
            <text:p>\x00</text:p>
          </table:table-cell>
          <table:table-cell table:formula="of:=LOWER(CONCATENATE(&quot;\x&quot;;IF([$hex.H37]=&quot;0&quot;;&quot;00&quot;;[$hex.H37])))" office:value-type="string" office:string-value="\x11" calcext:value-type="string">
            <text:p>\x11</text:p>
          </table:table-cell>
          <table:table-cell table:formula="of:=LOWER(CONCATENATE(&quot;\x&quot;;IF([$hex.I37]=&quot;0&quot;;&quot;00&quot;;[$hex.I37])))" office:value-type="string" office:string-value="\x88" calcext:value-type="string">
            <text:p>\x88</text:p>
          </table:table-cell>
          <table:table-cell table:formula="of:=LOWER(CONCATENATE(&quot;\x&quot;;IF([$hex.J37]=&quot;0&quot;;&quot;00&quot;;[$hex.J37])))" office:value-type="string" office:string-value="\x00" calcext:value-type="string">
            <text:p>\x00</text:p>
          </table:table-cell>
          <table:table-cell table:formula="of:=LOWER(CONCATENATE(&quot;\x&quot;;IF([$hex.K37]=&quot;0&quot;;&quot;00&quot;;[$hex.K37])))" office:value-type="string" office:string-value="\x00" calcext:value-type="string">
            <text:p>\x00</text:p>
          </table:table-cell>
          <table:table-cell table:formula="of:=LOWER(CONCATENATE(&quot;\x&quot;;IF([$hex.L37]=&quot;0&quot;;&quot;00&quot;;[$hex.L37])))" office:value-type="string" office:string-value="\x5" calcext:value-type="string">
            <text:p>\x5</text:p>
          </table:table-cell>
          <table:table-cell table:formula="of:=LOWER(CONCATENATE(&quot;\x&quot;;IF([$hex.M37]=&quot;0&quot;;&quot;00&quot;;[$hex.M37])))" office:value-type="string" office:string-value="\x00" calcext:value-type="string">
            <text:p>\x00</text:p>
          </table:table-cell>
          <table:table-cell table:formula="of:=LOWER(CONCATENATE(&quot;\x&quot;;IF([$hex.N37]=&quot;0&quot;;&quot;00&quot;;[$hex.N37])))" office:value-type="string" office:string-value="\x00" calcext:value-type="string">
            <text:p>\x00</text:p>
          </table:table-cell>
          <table:table-cell table:formula="of:=LOWER(CONCATENATE(&quot;\x&quot;;IF([$hex.O37]=&quot;0&quot;;&quot;00&quot;;[$hex.O37])))" office:value-type="string" office:string-value="\x00" calcext:value-type="string">
            <text:p>\x00</text:p>
          </table:table-cell>
          <table:table-cell table:formula="of:=LOWER(CONCATENATE(&quot;\x&quot;;IF([$hex.P37]=&quot;0&quot;;&quot;00&quot;;[$hex.P37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8]=&quot;0&quot;;&quot;00&quot;;[$hex.A38])))" office:value-type="string" office:string-value="\x00" calcext:value-type="string">
            <text:p>\x00</text:p>
          </table:table-cell>
          <table:table-cell table:formula="of:=LOWER(CONCATENATE(&quot;\x&quot;;IF([$hex.B38]=&quot;0&quot;;&quot;00&quot;;[$hex.B38])))" office:value-type="string" office:string-value="\x00" calcext:value-type="string">
            <text:p>\x00</text:p>
          </table:table-cell>
          <table:table-cell table:formula="of:=LOWER(CONCATENATE(&quot;\x&quot;;IF([$hex.C38]=&quot;0&quot;;&quot;00&quot;;[$hex.C38])))" office:value-type="string" office:string-value="\x00" calcext:value-type="string">
            <text:p>\x00</text:p>
          </table:table-cell>
          <table:table-cell table:formula="of:=LOWER(CONCATENATE(&quot;\x&quot;;IF([$hex.D38]=&quot;0&quot;;&quot;00&quot;;[$hex.D38])))" office:value-type="string" office:string-value="\x00" calcext:value-type="string">
            <text:p>\x00</text:p>
          </table:table-cell>
          <table:table-cell table:formula="of:=LOWER(CONCATENATE(&quot;\x&quot;;IF([$hex.E38]=&quot;0&quot;;&quot;00&quot;;[$hex.E38])))" office:value-type="string" office:string-value="\x90" calcext:value-type="string">
            <text:p>\x90</text:p>
          </table:table-cell>
          <table:table-cell table:formula="of:=LOWER(CONCATENATE(&quot;\x&quot;;IF([$hex.F38]=&quot;0&quot;;&quot;00&quot;;[$hex.F38])))" office:value-type="string" office:string-value="\x00" calcext:value-type="string">
            <text:p>\x00</text:p>
          </table:table-cell>
          <table:table-cell table:formula="of:=LOWER(CONCATENATE(&quot;\x&quot;;IF([$hex.G38]=&quot;0&quot;;&quot;00&quot;;[$hex.G38])))" office:value-type="string" office:string-value="\x00" calcext:value-type="string">
            <text:p>\x00</text:p>
          </table:table-cell>
          <table:table-cell table:formula="of:=LOWER(CONCATENATE(&quot;\x&quot;;IF([$hex.H38]=&quot;0&quot;;&quot;00&quot;;[$hex.H38])))" office:value-type="string" office:string-value="\x20" calcext:value-type="string">
            <text:p>\x20</text:p>
          </table:table-cell>
          <table:table-cell table:formula="of:=LOWER(CONCATENATE(&quot;\x&quot;;IF([$hex.I38]=&quot;0&quot;;&quot;00&quot;;[$hex.I38])))" office:value-type="string" office:string-value="\x4" calcext:value-type="string">
            <text:p>\x4</text:p>
          </table:table-cell>
          <table:table-cell table:formula="of:=LOWER(CONCATENATE(&quot;\x&quot;;IF([$hex.J38]=&quot;0&quot;;&quot;00&quot;;[$hex.J38])))" office:value-type="string" office:string-value="\x00" calcext:value-type="string">
            <text:p>\x00</text:p>
          </table:table-cell>
          <table:table-cell table:formula="of:=LOWER(CONCATENATE(&quot;\x&quot;;IF([$hex.K38]=&quot;0&quot;;&quot;00&quot;;[$hex.K38])))" office:value-type="string" office:string-value="\x00" calcext:value-type="string">
            <text:p>\x00</text:p>
          </table:table-cell>
          <table:table-cell table:formula="of:=LOWER(CONCATENATE(&quot;\x&quot;;IF([$hex.L38]=&quot;0&quot;;&quot;00&quot;;[$hex.L38])))" office:value-type="string" office:string-value="\x9" calcext:value-type="string">
            <text:p>\x9</text:p>
          </table:table-cell>
          <table:table-cell table:formula="of:=LOWER(CONCATENATE(&quot;\x&quot;;IF([$hex.M38]=&quot;0&quot;;&quot;00&quot;;[$hex.M38])))" office:value-type="string" office:string-value="\x00" calcext:value-type="string">
            <text:p>\x00</text:p>
          </table:table-cell>
          <table:table-cell table:formula="of:=LOWER(CONCATENATE(&quot;\x&quot;;IF([$hex.N38]=&quot;0&quot;;&quot;00&quot;;[$hex.N38])))" office:value-type="string" office:string-value="\x00" calcext:value-type="string">
            <text:p>\x00</text:p>
          </table:table-cell>
          <table:table-cell table:formula="of:=LOWER(CONCATENATE(&quot;\x&quot;;IF([$hex.O38]=&quot;0&quot;;&quot;00&quot;;[$hex.O38])))" office:value-type="string" office:string-value="\x00" calcext:value-type="string">
            <text:p>\x00</text:p>
          </table:table-cell>
          <table:table-cell table:formula="of:=LOWER(CONCATENATE(&quot;\x&quot;;IF([$hex.P38]=&quot;0&quot;;&quot;00&quot;;[$hex.P38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9]=&quot;0&quot;;&quot;00&quot;;[$hex.A39])))" office:value-type="string" office:string-value="\x00" calcext:value-type="string">
            <text:p>\x00</text:p>
          </table:table-cell>
          <table:table-cell table:formula="of:=LOWER(CONCATENATE(&quot;\x&quot;;IF([$hex.B39]=&quot;0&quot;;&quot;00&quot;;[$hex.B39])))" office:value-type="string" office:string-value="\x00" calcext:value-type="string">
            <text:p>\x00</text:p>
          </table:table-cell>
          <table:table-cell table:formula="of:=LOWER(CONCATENATE(&quot;\x&quot;;IF([$hex.C39]=&quot;0&quot;;&quot;00&quot;;[$hex.C39])))" office:value-type="string" office:string-value="\x00" calcext:value-type="string">
            <text:p>\x00</text:p>
          </table:table-cell>
          <table:table-cell table:formula="of:=LOWER(CONCATENATE(&quot;\x&quot;;IF([$hex.D39]=&quot;0&quot;;&quot;00&quot;;[$hex.D39])))" office:value-type="string" office:string-value="\x00" calcext:value-type="string">
            <text:p>\x00</text:p>
          </table:table-cell>
          <table:table-cell table:formula="of:=LOWER(CONCATENATE(&quot;\x&quot;;IF([$hex.E39]=&quot;0&quot;;&quot;00&quot;;[$hex.E39])))" office:value-type="string" office:string-value="\x50" calcext:value-type="string">
            <text:p>\x50</text:p>
          </table:table-cell>
          <table:table-cell table:formula="of:=LOWER(CONCATENATE(&quot;\x&quot;;IF([$hex.F39]=&quot;0&quot;;&quot;00&quot;;[$hex.F39])))" office:value-type="string" office:string-value="\x00" calcext:value-type="string">
            <text:p>\x00</text:p>
          </table:table-cell>
          <table:table-cell table:formula="of:=LOWER(CONCATENATE(&quot;\x&quot;;IF([$hex.G39]=&quot;0&quot;;&quot;00&quot;;[$hex.G39])))" office:value-type="string" office:string-value="\x00" calcext:value-type="string">
            <text:p>\x00</text:p>
          </table:table-cell>
          <table:table-cell table:formula="of:=LOWER(CONCATENATE(&quot;\x&quot;;IF([$hex.H39]=&quot;0&quot;;&quot;00&quot;;[$hex.H39])))" office:value-type="string" office:string-value="\x40" calcext:value-type="string">
            <text:p>\x40</text:p>
          </table:table-cell>
          <table:table-cell table:formula="of:=LOWER(CONCATENATE(&quot;\x&quot;;IF([$hex.I39]=&quot;0&quot;;&quot;00&quot;;[$hex.I39])))" office:value-type="string" office:string-value="\x2" calcext:value-type="string">
            <text:p>\x2</text:p>
          </table:table-cell>
          <table:table-cell table:formula="of:=LOWER(CONCATENATE(&quot;\x&quot;;IF([$hex.J39]=&quot;0&quot;;&quot;00&quot;;[$hex.J39])))" office:value-type="string" office:string-value="\x00" calcext:value-type="string">
            <text:p>\x00</text:p>
          </table:table-cell>
          <table:table-cell table:formula="of:=LOWER(CONCATENATE(&quot;\x&quot;;IF([$hex.K39]=&quot;0&quot;;&quot;00&quot;;[$hex.K39])))" office:value-type="string" office:string-value="\x00" calcext:value-type="string">
            <text:p>\x00</text:p>
          </table:table-cell>
          <table:table-cell table:formula="of:=LOWER(CONCATENATE(&quot;\x&quot;;IF([$hex.L39]=&quot;0&quot;;&quot;00&quot;;[$hex.L39])))" office:value-type="string" office:string-value="\xa" calcext:value-type="string">
            <text:p>\xa</text:p>
          </table:table-cell>
          <table:table-cell table:formula="of:=LOWER(CONCATENATE(&quot;\x&quot;;IF([$hex.M39]=&quot;0&quot;;&quot;00&quot;;[$hex.M39])))" office:value-type="string" office:string-value="\x00" calcext:value-type="string">
            <text:p>\x00</text:p>
          </table:table-cell>
          <table:table-cell table:formula="of:=LOWER(CONCATENATE(&quot;\x&quot;;IF([$hex.N39]=&quot;0&quot;;&quot;00&quot;;[$hex.N39])))" office:value-type="string" office:string-value="\x00" calcext:value-type="string">
            <text:p>\x00</text:p>
          </table:table-cell>
          <table:table-cell table:formula="of:=LOWER(CONCATENATE(&quot;\x&quot;;IF([$hex.O39]=&quot;0&quot;;&quot;00&quot;;[$hex.O39])))" office:value-type="string" office:string-value="\x00" calcext:value-type="string">
            <text:p>\x00</text:p>
          </table:table-cell>
          <table:table-cell table:formula="of:=LOWER(CONCATENATE(&quot;\x&quot;;IF([$hex.P39]=&quot;0&quot;;&quot;00&quot;;[$hex.P39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0]=&quot;0&quot;;&quot;00&quot;;[$hex.A40])))" office:value-type="string" office:string-value="\x00" calcext:value-type="string">
            <text:p>\x00</text:p>
          </table:table-cell>
          <table:table-cell table:formula="of:=LOWER(CONCATENATE(&quot;\x&quot;;IF([$hex.B40]=&quot;0&quot;;&quot;00&quot;;[$hex.B40])))" office:value-type="string" office:string-value="\x00" calcext:value-type="string">
            <text:p>\x00</text:p>
          </table:table-cell>
          <table:table-cell table:formula="of:=LOWER(CONCATENATE(&quot;\x&quot;;IF([$hex.C40]=&quot;0&quot;;&quot;00&quot;;[$hex.C40])))" office:value-type="string" office:string-value="\x00" calcext:value-type="string">
            <text:p>\x00</text:p>
          </table:table-cell>
          <table:table-cell table:formula="of:=LOWER(CONCATENATE(&quot;\x&quot;;IF([$hex.D40]=&quot;0&quot;;&quot;00&quot;;[$hex.D40])))" office:value-type="string" office:string-value="\x00" calcext:value-type="string">
            <text:p>\x00</text:p>
          </table:table-cell>
          <table:table-cell table:formula="of:=LOWER(CONCATENATE(&quot;\x&quot;;IF([$hex.E40]=&quot;0&quot;;&quot;00&quot;;[$hex.E40])))" office:value-type="string" office:string-value="\x50" calcext:value-type="string">
            <text:p>\x50</text:p>
          </table:table-cell>
          <table:table-cell table:formula="of:=LOWER(CONCATENATE(&quot;\x&quot;;IF([$hex.F40]=&quot;0&quot;;&quot;00&quot;;[$hex.F40])))" office:value-type="string" office:string-value="\x00" calcext:value-type="string">
            <text:p>\x00</text:p>
          </table:table-cell>
          <table:table-cell table:formula="of:=LOWER(CONCATENATE(&quot;\x&quot;;IF([$hex.G40]=&quot;0&quot;;&quot;00&quot;;[$hex.G40])))" office:value-type="string" office:string-value="\x00" calcext:value-type="string">
            <text:p>\x00</text:p>
          </table:table-cell>
          <table:table-cell table:formula="of:=LOWER(CONCATENATE(&quot;\x&quot;;IF([$hex.H40]=&quot;0&quot;;&quot;00&quot;;[$hex.H40])))" office:value-type="string" office:string-value="\x81" calcext:value-type="string">
            <text:p>\x81</text:p>
          </table:table-cell>
          <table:table-cell table:formula="of:=LOWER(CONCATENATE(&quot;\x&quot;;IF([$hex.I40]=&quot;0&quot;;&quot;00&quot;;[$hex.I40])))" office:value-type="string" office:string-value="\x81" calcext:value-type="string">
            <text:p>\x81</text:p>
          </table:table-cell>
          <table:table-cell table:formula="of:=LOWER(CONCATENATE(&quot;\x&quot;;IF([$hex.J40]=&quot;0&quot;;&quot;00&quot;;[$hex.J40])))" office:value-type="string" office:string-value="\x00" calcext:value-type="string">
            <text:p>\x00</text:p>
          </table:table-cell>
          <table:table-cell table:formula="of:=LOWER(CONCATENATE(&quot;\x&quot;;IF([$hex.K40]=&quot;0&quot;;&quot;00&quot;;[$hex.K40])))" office:value-type="string" office:string-value="\x00" calcext:value-type="string">
            <text:p>\x00</text:p>
          </table:table-cell>
          <table:table-cell table:formula="of:=LOWER(CONCATENATE(&quot;\x&quot;;IF([$hex.L40]=&quot;0&quot;;&quot;00&quot;;[$hex.L40])))" office:value-type="string" office:string-value="\xa" calcext:value-type="string">
            <text:p>\xa</text:p>
          </table:table-cell>
          <table:table-cell table:formula="of:=LOWER(CONCATENATE(&quot;\x&quot;;IF([$hex.M40]=&quot;0&quot;;&quot;00&quot;;[$hex.M40])))" office:value-type="string" office:string-value="\x00" calcext:value-type="string">
            <text:p>\x00</text:p>
          </table:table-cell>
          <table:table-cell table:formula="of:=LOWER(CONCATENATE(&quot;\x&quot;;IF([$hex.N40]=&quot;0&quot;;&quot;00&quot;;[$hex.N40])))" office:value-type="string" office:string-value="\x00" calcext:value-type="string">
            <text:p>\x00</text:p>
          </table:table-cell>
          <table:table-cell table:formula="of:=LOWER(CONCATENATE(&quot;\x&quot;;IF([$hex.O40]=&quot;0&quot;;&quot;00&quot;;[$hex.O40])))" office:value-type="string" office:string-value="\x00" calcext:value-type="string">
            <text:p>\x00</text:p>
          </table:table-cell>
          <table:table-cell table:formula="of:=LOWER(CONCATENATE(&quot;\x&quot;;IF([$hex.P40]=&quot;0&quot;;&quot;00&quot;;[$hex.P40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1]=&quot;0&quot;;&quot;00&quot;;[$hex.A41])))" office:value-type="string" office:string-value="\x00" calcext:value-type="string">
            <text:p>\x00</text:p>
          </table:table-cell>
          <table:table-cell table:formula="of:=LOWER(CONCATENATE(&quot;\x&quot;;IF([$hex.B41]=&quot;0&quot;;&quot;00&quot;;[$hex.B41])))" office:value-type="string" office:string-value="\x00" calcext:value-type="string">
            <text:p>\x00</text:p>
          </table:table-cell>
          <table:table-cell table:formula="of:=LOWER(CONCATENATE(&quot;\x&quot;;IF([$hex.C41]=&quot;0&quot;;&quot;00&quot;;[$hex.C41])))" office:value-type="string" office:string-value="\x00" calcext:value-type="string">
            <text:p>\x00</text:p>
          </table:table-cell>
          <table:table-cell table:formula="of:=LOWER(CONCATENATE(&quot;\x&quot;;IF([$hex.D41]=&quot;0&quot;;&quot;00&quot;;[$hex.D41])))" office:value-type="string" office:string-value="\x00" calcext:value-type="string">
            <text:p>\x00</text:p>
          </table:table-cell>
          <table:table-cell table:formula="of:=LOWER(CONCATENATE(&quot;\x&quot;;IF([$hex.E41]=&quot;0&quot;;&quot;00&quot;;[$hex.E41])))" office:value-type="string" office:string-value="\x50" calcext:value-type="string">
            <text:p>\x50</text:p>
          </table:table-cell>
          <table:table-cell table:formula="of:=LOWER(CONCATENATE(&quot;\x&quot;;IF([$hex.F41]=&quot;0&quot;;&quot;00&quot;;[$hex.F41])))" office:value-type="string" office:string-value="\x00" calcext:value-type="string">
            <text:p>\x00</text:p>
          </table:table-cell>
          <table:table-cell table:formula="of:=LOWER(CONCATENATE(&quot;\x&quot;;IF([$hex.G41]=&quot;0&quot;;&quot;00&quot;;[$hex.G41])))" office:value-type="string" office:string-value="\x1" calcext:value-type="string">
            <text:p>\x1</text:p>
          </table:table-cell>
          <table:table-cell table:formula="of:=LOWER(CONCATENATE(&quot;\x&quot;;IF([$hex.H41]=&quot;0&quot;;&quot;00&quot;;[$hex.H41])))" office:value-type="string" office:string-value="\x1" calcext:value-type="string">
            <text:p>\x1</text:p>
          </table:table-cell>
          <table:table-cell table:formula="of:=LOWER(CONCATENATE(&quot;\x&quot;;IF([$hex.I41]=&quot;0&quot;;&quot;00&quot;;[$hex.I41])))" office:value-type="string" office:string-value="\x80" calcext:value-type="string">
            <text:p>\x80</text:p>
          </table:table-cell>
          <table:table-cell table:formula="of:=LOWER(CONCATENATE(&quot;\x&quot;;IF([$hex.J41]=&quot;0&quot;;&quot;00&quot;;[$hex.J41])))" office:value-type="string" office:string-value="\x80" calcext:value-type="string">
            <text:p>\x80</text:p>
          </table:table-cell>
          <table:table-cell table:formula="of:=LOWER(CONCATENATE(&quot;\x&quot;;IF([$hex.K41]=&quot;0&quot;;&quot;00&quot;;[$hex.K41])))" office:value-type="string" office:string-value="\x00" calcext:value-type="string">
            <text:p>\x00</text:p>
          </table:table-cell>
          <table:table-cell table:formula="of:=LOWER(CONCATENATE(&quot;\x&quot;;IF([$hex.L41]=&quot;0&quot;;&quot;00&quot;;[$hex.L41])))" office:value-type="string" office:string-value="\xa" calcext:value-type="string">
            <text:p>\xa</text:p>
          </table:table-cell>
          <table:table-cell table:formula="of:=LOWER(CONCATENATE(&quot;\x&quot;;IF([$hex.M41]=&quot;0&quot;;&quot;00&quot;;[$hex.M41])))" office:value-type="string" office:string-value="\x00" calcext:value-type="string">
            <text:p>\x00</text:p>
          </table:table-cell>
          <table:table-cell table:formula="of:=LOWER(CONCATENATE(&quot;\x&quot;;IF([$hex.N41]=&quot;0&quot;;&quot;00&quot;;[$hex.N41])))" office:value-type="string" office:string-value="\x00" calcext:value-type="string">
            <text:p>\x00</text:p>
          </table:table-cell>
          <table:table-cell table:formula="of:=LOWER(CONCATENATE(&quot;\x&quot;;IF([$hex.O41]=&quot;0&quot;;&quot;00&quot;;[$hex.O41])))" office:value-type="string" office:string-value="\x00" calcext:value-type="string">
            <text:p>\x00</text:p>
          </table:table-cell>
          <table:table-cell table:formula="of:=LOWER(CONCATENATE(&quot;\x&quot;;IF([$hex.P41]=&quot;0&quot;;&quot;00&quot;;[$hex.P41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2]=&quot;0&quot;;&quot;00&quot;;[$hex.A42])))" office:value-type="string" office:string-value="\x00" calcext:value-type="string">
            <text:p>\x00</text:p>
          </table:table-cell>
          <table:table-cell table:formula="of:=LOWER(CONCATENATE(&quot;\x&quot;;IF([$hex.B42]=&quot;0&quot;;&quot;00&quot;;[$hex.B42])))" office:value-type="string" office:string-value="\x00" calcext:value-type="string">
            <text:p>\x00</text:p>
          </table:table-cell>
          <table:table-cell table:formula="of:=LOWER(CONCATENATE(&quot;\x&quot;;IF([$hex.C42]=&quot;0&quot;;&quot;00&quot;;[$hex.C42])))" office:value-type="string" office:string-value="\x00" calcext:value-type="string">
            <text:p>\x00</text:p>
          </table:table-cell>
          <table:table-cell table:formula="of:=LOWER(CONCATENATE(&quot;\x&quot;;IF([$hex.D42]=&quot;0&quot;;&quot;00&quot;;[$hex.D42])))" office:value-type="string" office:string-value="\x00" calcext:value-type="string">
            <text:p>\x00</text:p>
          </table:table-cell>
          <table:table-cell table:formula="of:=LOWER(CONCATENATE(&quot;\x&quot;;IF([$hex.E42]=&quot;0&quot;;&quot;00&quot;;[$hex.E42])))" office:value-type="string" office:string-value="\x48" calcext:value-type="string">
            <text:p>\x48</text:p>
          </table:table-cell>
          <table:table-cell table:formula="of:=LOWER(CONCATENATE(&quot;\x&quot;;IF([$hex.F42]=&quot;0&quot;;&quot;00&quot;;[$hex.F42])))" office:value-type="string" office:string-value="\x00" calcext:value-type="string">
            <text:p>\x00</text:p>
          </table:table-cell>
          <table:table-cell table:formula="of:=LOWER(CONCATENATE(&quot;\x&quot;;IF([$hex.G42]=&quot;0&quot;;&quot;00&quot;;[$hex.G42])))" office:value-type="string" office:string-value="\x2" calcext:value-type="string">
            <text:p>\x2</text:p>
          </table:table-cell>
          <table:table-cell table:formula="of:=LOWER(CONCATENATE(&quot;\x&quot;;IF([$hex.H42]=&quot;0&quot;;&quot;00&quot;;[$hex.H42])))" office:value-type="string" office:string-value="\x00" calcext:value-type="string">
            <text:p>\x00</text:p>
          </table:table-cell>
          <table:table-cell table:formula="of:=LOWER(CONCATENATE(&quot;\x&quot;;IF([$hex.I42]=&quot;0&quot;;&quot;00&quot;;[$hex.I42])))" office:value-type="string" office:string-value="\x00" calcext:value-type="string">
            <text:p>\x00</text:p>
          </table:table-cell>
          <table:table-cell table:formula="of:=LOWER(CONCATENATE(&quot;\x&quot;;IF([$hex.J42]=&quot;0&quot;;&quot;00&quot;;[$hex.J42])))" office:value-type="string" office:string-value="\x40" calcext:value-type="string">
            <text:p>\x40</text:p>
          </table:table-cell>
          <table:table-cell table:formula="of:=LOWER(CONCATENATE(&quot;\x&quot;;IF([$hex.K42]=&quot;0&quot;;&quot;00&quot;;[$hex.K42])))" office:value-type="string" office:string-value="\x00" calcext:value-type="string">
            <text:p>\x00</text:p>
          </table:table-cell>
          <table:table-cell table:formula="of:=LOWER(CONCATENATE(&quot;\x&quot;;IF([$hex.L42]=&quot;0&quot;;&quot;00&quot;;[$hex.L42])))" office:value-type="string" office:string-value="\x12" calcext:value-type="string">
            <text:p>\x12</text:p>
          </table:table-cell>
          <table:table-cell table:formula="of:=LOWER(CONCATENATE(&quot;\x&quot;;IF([$hex.M42]=&quot;0&quot;;&quot;00&quot;;[$hex.M42])))" office:value-type="string" office:string-value="\x00" calcext:value-type="string">
            <text:p>\x00</text:p>
          </table:table-cell>
          <table:table-cell table:formula="of:=LOWER(CONCATENATE(&quot;\x&quot;;IF([$hex.N42]=&quot;0&quot;;&quot;00&quot;;[$hex.N42])))" office:value-type="string" office:string-value="\x00" calcext:value-type="string">
            <text:p>\x00</text:p>
          </table:table-cell>
          <table:table-cell table:formula="of:=LOWER(CONCATENATE(&quot;\x&quot;;IF([$hex.O42]=&quot;0&quot;;&quot;00&quot;;[$hex.O42])))" office:value-type="string" office:string-value="\x00" calcext:value-type="string">
            <text:p>\x00</text:p>
          </table:table-cell>
          <table:table-cell table:formula="of:=LOWER(CONCATENATE(&quot;\x&quot;;IF([$hex.P42]=&quot;0&quot;;&quot;00&quot;;[$hex.P42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3]=&quot;0&quot;;&quot;00&quot;;[$hex.A43])))" office:value-type="string" office:string-value="\x00" calcext:value-type="string">
            <text:p>\x00</text:p>
          </table:table-cell>
          <table:table-cell table:formula="of:=LOWER(CONCATENATE(&quot;\x&quot;;IF([$hex.B43]=&quot;0&quot;;&quot;00&quot;;[$hex.B43])))" office:value-type="string" office:string-value="\x00" calcext:value-type="string">
            <text:p>\x00</text:p>
          </table:table-cell>
          <table:table-cell table:formula="of:=LOWER(CONCATENATE(&quot;\x&quot;;IF([$hex.C43]=&quot;0&quot;;&quot;00&quot;;[$hex.C43])))" office:value-type="string" office:string-value="\x00" calcext:value-type="string">
            <text:p>\x00</text:p>
          </table:table-cell>
          <table:table-cell table:formula="of:=LOWER(CONCATENATE(&quot;\x&quot;;IF([$hex.D43]=&quot;0&quot;;&quot;00&quot;;[$hex.D43])))" office:value-type="string" office:string-value="\x00" calcext:value-type="string">
            <text:p>\x00</text:p>
          </table:table-cell>
          <table:table-cell table:formula="of:=LOWER(CONCATENATE(&quot;\x&quot;;IF([$hex.E43]=&quot;0&quot;;&quot;00&quot;;[$hex.E43])))" office:value-type="string" office:string-value="\x28" calcext:value-type="string">
            <text:p>\x28</text:p>
          </table:table-cell>
          <table:table-cell table:formula="of:=LOWER(CONCATENATE(&quot;\x&quot;;IF([$hex.F43]=&quot;0&quot;;&quot;00&quot;;[$hex.F43])))" office:value-type="string" office:string-value="\x00" calcext:value-type="string">
            <text:p>\x00</text:p>
          </table:table-cell>
          <table:table-cell table:formula="of:=LOWER(CONCATENATE(&quot;\x&quot;;IF([$hex.G43]=&quot;0&quot;;&quot;00&quot;;[$hex.G43])))" office:value-type="string" office:string-value="\x4" calcext:value-type="string">
            <text:p>\x4</text:p>
          </table:table-cell>
          <table:table-cell table:formula="of:=LOWER(CONCATENATE(&quot;\x&quot;;IF([$hex.H43]=&quot;0&quot;;&quot;00&quot;;[$hex.H43])))" office:value-type="string" office:string-value="\x00" calcext:value-type="string">
            <text:p>\x00</text:p>
          </table:table-cell>
          <table:table-cell table:formula="of:=LOWER(CONCATENATE(&quot;\x&quot;;IF([$hex.I43]=&quot;0&quot;;&quot;00&quot;;[$hex.I43])))" office:value-type="string" office:string-value="\x00" calcext:value-type="string">
            <text:p>\x00</text:p>
          </table:table-cell>
          <table:table-cell table:formula="of:=LOWER(CONCATENATE(&quot;\x&quot;;IF([$hex.J43]=&quot;0&quot;;&quot;00&quot;;[$hex.J43])))" office:value-type="string" office:string-value="\x20" calcext:value-type="string">
            <text:p>\x20</text:p>
          </table:table-cell>
          <table:table-cell table:formula="of:=LOWER(CONCATENATE(&quot;\x&quot;;IF([$hex.K43]=&quot;0&quot;;&quot;00&quot;;[$hex.K43])))" office:value-type="string" office:string-value="\x00" calcext:value-type="string">
            <text:p>\x00</text:p>
          </table:table-cell>
          <table:table-cell table:formula="of:=LOWER(CONCATENATE(&quot;\x&quot;;IF([$hex.L43]=&quot;0&quot;;&quot;00&quot;;[$hex.L43])))" office:value-type="string" office:string-value="\x14" calcext:value-type="string">
            <text:p>\x14</text:p>
          </table:table-cell>
          <table:table-cell table:formula="of:=LOWER(CONCATENATE(&quot;\x&quot;;IF([$hex.M43]=&quot;0&quot;;&quot;00&quot;;[$hex.M43])))" office:value-type="string" office:string-value="\x00" calcext:value-type="string">
            <text:p>\x00</text:p>
          </table:table-cell>
          <table:table-cell table:formula="of:=LOWER(CONCATENATE(&quot;\x&quot;;IF([$hex.N43]=&quot;0&quot;;&quot;00&quot;;[$hex.N43])))" office:value-type="string" office:string-value="\x00" calcext:value-type="string">
            <text:p>\x00</text:p>
          </table:table-cell>
          <table:table-cell table:formula="of:=LOWER(CONCATENATE(&quot;\x&quot;;IF([$hex.O43]=&quot;0&quot;;&quot;00&quot;;[$hex.O43])))" office:value-type="string" office:string-value="\x00" calcext:value-type="string">
            <text:p>\x00</text:p>
          </table:table-cell>
          <table:table-cell table:formula="of:=LOWER(CONCATENATE(&quot;\x&quot;;IF([$hex.P43]=&quot;0&quot;;&quot;00&quot;;[$hex.P43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4]=&quot;0&quot;;&quot;00&quot;;[$hex.A44])))" office:value-type="string" office:string-value="\x00" calcext:value-type="string">
            <text:p>\x00</text:p>
          </table:table-cell>
          <table:table-cell table:formula="of:=LOWER(CONCATENATE(&quot;\x&quot;;IF([$hex.B44]=&quot;0&quot;;&quot;00&quot;;[$hex.B44])))" office:value-type="string" office:string-value="\x00" calcext:value-type="string">
            <text:p>\x00</text:p>
          </table:table-cell>
          <table:table-cell table:formula="of:=LOWER(CONCATENATE(&quot;\x&quot;;IF([$hex.C44]=&quot;0&quot;;&quot;00&quot;;[$hex.C44])))" office:value-type="string" office:string-value="\x00" calcext:value-type="string">
            <text:p>\x00</text:p>
          </table:table-cell>
          <table:table-cell table:formula="of:=LOWER(CONCATENATE(&quot;\x&quot;;IF([$hex.D44]=&quot;0&quot;;&quot;00&quot;;[$hex.D44])))" office:value-type="string" office:string-value="\x00" calcext:value-type="string">
            <text:p>\x00</text:p>
          </table:table-cell>
          <table:table-cell table:formula="of:=LOWER(CONCATENATE(&quot;\x&quot;;IF([$hex.E44]=&quot;0&quot;;&quot;00&quot;;[$hex.E44])))" office:value-type="string" office:string-value="\x28" calcext:value-type="string">
            <text:p>\x28</text:p>
          </table:table-cell>
          <table:table-cell table:formula="of:=LOWER(CONCATENATE(&quot;\x&quot;;IF([$hex.F44]=&quot;0&quot;;&quot;00&quot;;[$hex.F44])))" office:value-type="string" office:string-value="\x00" calcext:value-type="string">
            <text:p>\x00</text:p>
          </table:table-cell>
          <table:table-cell table:formula="of:=LOWER(CONCATENATE(&quot;\x&quot;;IF([$hex.G44]=&quot;0&quot;;&quot;00&quot;;[$hex.G44])))" office:value-type="string" office:string-value="\x8" calcext:value-type="string">
            <text:p>\x8</text:p>
          </table:table-cell>
          <table:table-cell table:formula="of:=LOWER(CONCATENATE(&quot;\x&quot;;IF([$hex.H44]=&quot;0&quot;;&quot;00&quot;;[$hex.H44])))" office:value-type="string" office:string-value="\x1" calcext:value-type="string">
            <text:p>\x1</text:p>
          </table:table-cell>
          <table:table-cell table:formula="of:=LOWER(CONCATENATE(&quot;\x&quot;;IF([$hex.I44]=&quot;0&quot;;&quot;00&quot;;[$hex.I44])))" office:value-type="string" office:string-value="\x80" calcext:value-type="string">
            <text:p>\x80</text:p>
          </table:table-cell>
          <table:table-cell table:formula="of:=LOWER(CONCATENATE(&quot;\x&quot;;IF([$hex.J44]=&quot;0&quot;;&quot;00&quot;;[$hex.J44])))" office:value-type="string" office:string-value="\x10" calcext:value-type="string">
            <text:p>\x10</text:p>
          </table:table-cell>
          <table:table-cell table:formula="of:=LOWER(CONCATENATE(&quot;\x&quot;;IF([$hex.K44]=&quot;0&quot;;&quot;00&quot;;[$hex.K44])))" office:value-type="string" office:string-value="\x00" calcext:value-type="string">
            <text:p>\x00</text:p>
          </table:table-cell>
          <table:table-cell table:formula="of:=LOWER(CONCATENATE(&quot;\x&quot;;IF([$hex.L44]=&quot;0&quot;;&quot;00&quot;;[$hex.L44])))" office:value-type="string" office:string-value="\x14" calcext:value-type="string">
            <text:p>\x14</text:p>
          </table:table-cell>
          <table:table-cell table:formula="of:=LOWER(CONCATENATE(&quot;\x&quot;;IF([$hex.M44]=&quot;0&quot;;&quot;00&quot;;[$hex.M44])))" office:value-type="string" office:string-value="\x00" calcext:value-type="string">
            <text:p>\x00</text:p>
          </table:table-cell>
          <table:table-cell table:formula="of:=LOWER(CONCATENATE(&quot;\x&quot;;IF([$hex.N44]=&quot;0&quot;;&quot;00&quot;;[$hex.N44])))" office:value-type="string" office:string-value="\x00" calcext:value-type="string">
            <text:p>\x00</text:p>
          </table:table-cell>
          <table:table-cell table:formula="of:=LOWER(CONCATENATE(&quot;\x&quot;;IF([$hex.O44]=&quot;0&quot;;&quot;00&quot;;[$hex.O44])))" office:value-type="string" office:string-value="\x00" calcext:value-type="string">
            <text:p>\x00</text:p>
          </table:table-cell>
          <table:table-cell table:formula="of:=LOWER(CONCATENATE(&quot;\x&quot;;IF([$hex.P44]=&quot;0&quot;;&quot;00&quot;;[$hex.P44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5]=&quot;0&quot;;&quot;00&quot;;[$hex.A45])))" office:value-type="string" office:string-value="\x00" calcext:value-type="string">
            <text:p>\x00</text:p>
          </table:table-cell>
          <table:table-cell table:formula="of:=LOWER(CONCATENATE(&quot;\x&quot;;IF([$hex.B45]=&quot;0&quot;;&quot;00&quot;;[$hex.B45])))" office:value-type="string" office:string-value="\x00" calcext:value-type="string">
            <text:p>\x00</text:p>
          </table:table-cell>
          <table:table-cell table:formula="of:=LOWER(CONCATENATE(&quot;\x&quot;;IF([$hex.C45]=&quot;0&quot;;&quot;00&quot;;[$hex.C45])))" office:value-type="string" office:string-value="\x00" calcext:value-type="string">
            <text:p>\x00</text:p>
          </table:table-cell>
          <table:table-cell table:formula="of:=LOWER(CONCATENATE(&quot;\x&quot;;IF([$hex.D45]=&quot;0&quot;;&quot;00&quot;;[$hex.D45])))" office:value-type="string" office:string-value="\x00" calcext:value-type="string">
            <text:p>\x00</text:p>
          </table:table-cell>
          <table:table-cell table:formula="of:=LOWER(CONCATENATE(&quot;\x&quot;;IF([$hex.E45]=&quot;0&quot;;&quot;00&quot;;[$hex.E45])))" office:value-type="string" office:string-value="\x14" calcext:value-type="string">
            <text:p>\x14</text:p>
          </table:table-cell>
          <table:table-cell table:formula="of:=LOWER(CONCATENATE(&quot;\x&quot;;IF([$hex.F45]=&quot;0&quot;;&quot;00&quot;;[$hex.F45])))" office:value-type="string" office:string-value="\x00" calcext:value-type="string">
            <text:p>\x00</text:p>
          </table:table-cell>
          <table:table-cell table:formula="of:=LOWER(CONCATENATE(&quot;\x&quot;;IF([$hex.G45]=&quot;0&quot;;&quot;00&quot;;[$hex.G45])))" office:value-type="string" office:string-value="\x10" calcext:value-type="string">
            <text:p>\x10</text:p>
          </table:table-cell>
          <table:table-cell table:formula="of:=LOWER(CONCATENATE(&quot;\x&quot;;IF([$hex.H45]=&quot;0&quot;;&quot;00&quot;;[$hex.H45])))" office:value-type="string" office:string-value="\x1" calcext:value-type="string">
            <text:p>\x1</text:p>
          </table:table-cell>
          <table:table-cell table:formula="of:=LOWER(CONCATENATE(&quot;\x&quot;;IF([$hex.I45]=&quot;0&quot;;&quot;00&quot;;[$hex.I45])))" office:value-type="string" office:string-value="\x80" calcext:value-type="string">
            <text:p>\x80</text:p>
          </table:table-cell>
          <table:table-cell table:formula="of:=LOWER(CONCATENATE(&quot;\x&quot;;IF([$hex.J45]=&quot;0&quot;;&quot;00&quot;;[$hex.J45])))" office:value-type="string" office:string-value="\x8" calcext:value-type="string">
            <text:p>\x8</text:p>
          </table:table-cell>
          <table:table-cell table:formula="of:=LOWER(CONCATENATE(&quot;\x&quot;;IF([$hex.K45]=&quot;0&quot;;&quot;00&quot;;[$hex.K45])))" office:value-type="string" office:string-value="\x00" calcext:value-type="string">
            <text:p>\x00</text:p>
          </table:table-cell>
          <table:table-cell table:formula="of:=LOWER(CONCATENATE(&quot;\x&quot;;IF([$hex.L45]=&quot;0&quot;;&quot;00&quot;;[$hex.L45])))" office:value-type="string" office:string-value="\x28" calcext:value-type="string">
            <text:p>\x28</text:p>
          </table:table-cell>
          <table:table-cell table:formula="of:=LOWER(CONCATENATE(&quot;\x&quot;;IF([$hex.M45]=&quot;0&quot;;&quot;00&quot;;[$hex.M45])))" office:value-type="string" office:string-value="\x00" calcext:value-type="string">
            <text:p>\x00</text:p>
          </table:table-cell>
          <table:table-cell table:formula="of:=LOWER(CONCATENATE(&quot;\x&quot;;IF([$hex.N45]=&quot;0&quot;;&quot;00&quot;;[$hex.N45])))" office:value-type="string" office:string-value="\x00" calcext:value-type="string">
            <text:p>\x00</text:p>
          </table:table-cell>
          <table:table-cell table:formula="of:=LOWER(CONCATENATE(&quot;\x&quot;;IF([$hex.O45]=&quot;0&quot;;&quot;00&quot;;[$hex.O45])))" office:value-type="string" office:string-value="\x00" calcext:value-type="string">
            <text:p>\x00</text:p>
          </table:table-cell>
          <table:table-cell table:formula="of:=LOWER(CONCATENATE(&quot;\x&quot;;IF([$hex.P45]=&quot;0&quot;;&quot;00&quot;;[$hex.P45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6]=&quot;0&quot;;&quot;00&quot;;[$hex.A46])))" office:value-type="string" office:string-value="\x00" calcext:value-type="string">
            <text:p>\x00</text:p>
          </table:table-cell>
          <table:table-cell table:formula="of:=LOWER(CONCATENATE(&quot;\x&quot;;IF([$hex.B46]=&quot;0&quot;;&quot;00&quot;;[$hex.B46])))" office:value-type="string" office:string-value="\x00" calcext:value-type="string">
            <text:p>\x00</text:p>
          </table:table-cell>
          <table:table-cell table:formula="of:=LOWER(CONCATENATE(&quot;\x&quot;;IF([$hex.C46]=&quot;0&quot;;&quot;00&quot;;[$hex.C46])))" office:value-type="string" office:string-value="\x00" calcext:value-type="string">
            <text:p>\x00</text:p>
          </table:table-cell>
          <table:table-cell table:formula="of:=LOWER(CONCATENATE(&quot;\x&quot;;IF([$hex.D46]=&quot;0&quot;;&quot;00&quot;;[$hex.D46])))" office:value-type="string" office:string-value="\x00" calcext:value-type="string">
            <text:p>\x00</text:p>
          </table:table-cell>
          <table:table-cell table:formula="of:=LOWER(CONCATENATE(&quot;\x&quot;;IF([$hex.E46]=&quot;0&quot;;&quot;00&quot;;[$hex.E46])))" office:value-type="string" office:string-value="\x14" calcext:value-type="string">
            <text:p>\x14</text:p>
          </table:table-cell>
          <table:table-cell table:formula="of:=LOWER(CONCATENATE(&quot;\x&quot;;IF([$hex.F46]=&quot;0&quot;;&quot;00&quot;;[$hex.F46])))" office:value-type="string" office:string-value="\x00" calcext:value-type="string">
            <text:p>\x00</text:p>
          </table:table-cell>
          <table:table-cell table:formula="of:=LOWER(CONCATENATE(&quot;\x&quot;;IF([$hex.G46]=&quot;0&quot;;&quot;00&quot;;[$hex.G46])))" office:value-type="string" office:string-value="\x20" calcext:value-type="string">
            <text:p>\x20</text:p>
          </table:table-cell>
          <table:table-cell table:formula="of:=LOWER(CONCATENATE(&quot;\x&quot;;IF([$hex.H46]=&quot;0&quot;;&quot;00&quot;;[$hex.H46])))" office:value-type="string" office:string-value="\x00" calcext:value-type="string">
            <text:p>\x00</text:p>
          </table:table-cell>
          <table:table-cell table:formula="of:=LOWER(CONCATENATE(&quot;\x&quot;;IF([$hex.I46]=&quot;0&quot;;&quot;00&quot;;[$hex.I46])))" office:value-type="string" office:string-value="\x00" calcext:value-type="string">
            <text:p>\x00</text:p>
          </table:table-cell>
          <table:table-cell table:formula="of:=LOWER(CONCATENATE(&quot;\x&quot;;IF([$hex.J46]=&quot;0&quot;;&quot;00&quot;;[$hex.J46])))" office:value-type="string" office:string-value="\x4" calcext:value-type="string">
            <text:p>\x4</text:p>
          </table:table-cell>
          <table:table-cell table:formula="of:=LOWER(CONCATENATE(&quot;\x&quot;;IF([$hex.K46]=&quot;0&quot;;&quot;00&quot;;[$hex.K46])))" office:value-type="string" office:string-value="\x00" calcext:value-type="string">
            <text:p>\x00</text:p>
          </table:table-cell>
          <table:table-cell table:formula="of:=LOWER(CONCATENATE(&quot;\x&quot;;IF([$hex.L46]=&quot;0&quot;;&quot;00&quot;;[$hex.L46])))" office:value-type="string" office:string-value="\x28" calcext:value-type="string">
            <text:p>\x28</text:p>
          </table:table-cell>
          <table:table-cell table:formula="of:=LOWER(CONCATENATE(&quot;\x&quot;;IF([$hex.M46]=&quot;0&quot;;&quot;00&quot;;[$hex.M46])))" office:value-type="string" office:string-value="\x00" calcext:value-type="string">
            <text:p>\x00</text:p>
          </table:table-cell>
          <table:table-cell table:formula="of:=LOWER(CONCATENATE(&quot;\x&quot;;IF([$hex.N46]=&quot;0&quot;;&quot;00&quot;;[$hex.N46])))" office:value-type="string" office:string-value="\x00" calcext:value-type="string">
            <text:p>\x00</text:p>
          </table:table-cell>
          <table:table-cell table:formula="of:=LOWER(CONCATENATE(&quot;\x&quot;;IF([$hex.O46]=&quot;0&quot;;&quot;00&quot;;[$hex.O46])))" office:value-type="string" office:string-value="\x00" calcext:value-type="string">
            <text:p>\x00</text:p>
          </table:table-cell>
          <table:table-cell table:formula="of:=LOWER(CONCATENATE(&quot;\x&quot;;IF([$hex.P46]=&quot;0&quot;;&quot;00&quot;;[$hex.P46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7]=&quot;0&quot;;&quot;00&quot;;[$hex.A47])))" office:value-type="string" office:string-value="\x00" calcext:value-type="string">
            <text:p>\x00</text:p>
          </table:table-cell>
          <table:table-cell table:formula="of:=LOWER(CONCATENATE(&quot;\x&quot;;IF([$hex.B47]=&quot;0&quot;;&quot;00&quot;;[$hex.B47])))" office:value-type="string" office:string-value="\x00" calcext:value-type="string">
            <text:p>\x00</text:p>
          </table:table-cell>
          <table:table-cell table:formula="of:=LOWER(CONCATENATE(&quot;\x&quot;;IF([$hex.C47]=&quot;0&quot;;&quot;00&quot;;[$hex.C47])))" office:value-type="string" office:string-value="\x00" calcext:value-type="string">
            <text:p>\x00</text:p>
          </table:table-cell>
          <table:table-cell table:formula="of:=LOWER(CONCATENATE(&quot;\x&quot;;IF([$hex.D47]=&quot;0&quot;;&quot;00&quot;;[$hex.D47])))" office:value-type="string" office:string-value="\x00" calcext:value-type="string">
            <text:p>\x00</text:p>
          </table:table-cell>
          <table:table-cell table:formula="of:=LOWER(CONCATENATE(&quot;\x&quot;;IF([$hex.E47]=&quot;0&quot;;&quot;00&quot;;[$hex.E47])))" office:value-type="string" office:string-value="\xa" calcext:value-type="string">
            <text:p>\xa</text:p>
          </table:table-cell>
          <table:table-cell table:formula="of:=LOWER(CONCATENATE(&quot;\x&quot;;IF([$hex.F47]=&quot;0&quot;;&quot;00&quot;;[$hex.F47])))" office:value-type="string" office:string-value="\x00" calcext:value-type="string">
            <text:p>\x00</text:p>
          </table:table-cell>
          <table:table-cell table:formula="of:=LOWER(CONCATENATE(&quot;\x&quot;;IF([$hex.G47]=&quot;0&quot;;&quot;00&quot;;[$hex.G47])))" office:value-type="string" office:string-value="\x40" calcext:value-type="string">
            <text:p>\x40</text:p>
          </table:table-cell>
          <table:table-cell table:formula="of:=LOWER(CONCATENATE(&quot;\x&quot;;IF([$hex.H47]=&quot;0&quot;;&quot;00&quot;;[$hex.H47])))" office:value-type="string" office:string-value="\x00" calcext:value-type="string">
            <text:p>\x00</text:p>
          </table:table-cell>
          <table:table-cell table:formula="of:=LOWER(CONCATENATE(&quot;\x&quot;;IF([$hex.I47]=&quot;0&quot;;&quot;00&quot;;[$hex.I47])))" office:value-type="string" office:string-value="\x00" calcext:value-type="string">
            <text:p>\x00</text:p>
          </table:table-cell>
          <table:table-cell table:formula="of:=LOWER(CONCATENATE(&quot;\x&quot;;IF([$hex.J47]=&quot;0&quot;;&quot;00&quot;;[$hex.J47])))" office:value-type="string" office:string-value="\x2" calcext:value-type="string">
            <text:p>\x2</text:p>
          </table:table-cell>
          <table:table-cell table:formula="of:=LOWER(CONCATENATE(&quot;\x&quot;;IF([$hex.K47]=&quot;0&quot;;&quot;00&quot;;[$hex.K47])))" office:value-type="string" office:string-value="\x00" calcext:value-type="string">
            <text:p>\x00</text:p>
          </table:table-cell>
          <table:table-cell table:formula="of:=LOWER(CONCATENATE(&quot;\x&quot;;IF([$hex.L47]=&quot;0&quot;;&quot;00&quot;;[$hex.L47])))" office:value-type="string" office:string-value="\x50" calcext:value-type="string">
            <text:p>\x50</text:p>
          </table:table-cell>
          <table:table-cell table:formula="of:=LOWER(CONCATENATE(&quot;\x&quot;;IF([$hex.M47]=&quot;0&quot;;&quot;00&quot;;[$hex.M47])))" office:value-type="string" office:string-value="\x00" calcext:value-type="string">
            <text:p>\x00</text:p>
          </table:table-cell>
          <table:table-cell table:formula="of:=LOWER(CONCATENATE(&quot;\x&quot;;IF([$hex.N47]=&quot;0&quot;;&quot;00&quot;;[$hex.N47])))" office:value-type="string" office:string-value="\x00" calcext:value-type="string">
            <text:p>\x00</text:p>
          </table:table-cell>
          <table:table-cell table:formula="of:=LOWER(CONCATENATE(&quot;\x&quot;;IF([$hex.O47]=&quot;0&quot;;&quot;00&quot;;[$hex.O47])))" office:value-type="string" office:string-value="\x00" calcext:value-type="string">
            <text:p>\x00</text:p>
          </table:table-cell>
          <table:table-cell table:formula="of:=LOWER(CONCATENATE(&quot;\x&quot;;IF([$hex.P47]=&quot;0&quot;;&quot;00&quot;;[$hex.P47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8]=&quot;0&quot;;&quot;00&quot;;[$hex.A48])))" office:value-type="string" office:string-value="\x00" calcext:value-type="string">
            <text:p>\x00</text:p>
          </table:table-cell>
          <table:table-cell table:formula="of:=LOWER(CONCATENATE(&quot;\x&quot;;IF([$hex.B48]=&quot;0&quot;;&quot;00&quot;;[$hex.B48])))" office:value-type="string" office:string-value="\x00" calcext:value-type="string">
            <text:p>\x00</text:p>
          </table:table-cell>
          <table:table-cell table:formula="of:=LOWER(CONCATENATE(&quot;\x&quot;;IF([$hex.C48]=&quot;0&quot;;&quot;00&quot;;[$hex.C48])))" office:value-type="string" office:string-value="\x00" calcext:value-type="string">
            <text:p>\x00</text:p>
          </table:table-cell>
          <table:table-cell table:formula="of:=LOWER(CONCATENATE(&quot;\x&quot;;IF([$hex.D48]=&quot;0&quot;;&quot;00&quot;;[$hex.D48])))" office:value-type="string" office:string-value="\x00" calcext:value-type="string">
            <text:p>\x00</text:p>
          </table:table-cell>
          <table:table-cell table:formula="of:=LOWER(CONCATENATE(&quot;\x&quot;;IF([$hex.E48]=&quot;0&quot;;&quot;00&quot;;[$hex.E48])))" office:value-type="string" office:string-value="\xa" calcext:value-type="string">
            <text:p>\xa</text:p>
          </table:table-cell>
          <table:table-cell table:formula="of:=LOWER(CONCATENATE(&quot;\x&quot;;IF([$hex.F48]=&quot;0&quot;;&quot;00&quot;;[$hex.F48])))" office:value-type="string" office:string-value="\x00" calcext:value-type="string">
            <text:p>\x00</text:p>
          </table:table-cell>
          <table:table-cell table:formula="of:=LOWER(CONCATENATE(&quot;\x&quot;;IF([$hex.G48]=&quot;0&quot;;&quot;00&quot;;[$hex.G48])))" office:value-type="string" office:string-value="\x80" calcext:value-type="string">
            <text:p>\x80</text:p>
          </table:table-cell>
          <table:table-cell table:formula="of:=LOWER(CONCATENATE(&quot;\x&quot;;IF([$hex.H48]=&quot;0&quot;;&quot;00&quot;;[$hex.H48])))" office:value-type="string" office:string-value="\x1" calcext:value-type="string">
            <text:p>\x1</text:p>
          </table:table-cell>
          <table:table-cell table:formula="of:=LOWER(CONCATENATE(&quot;\x&quot;;IF([$hex.I48]=&quot;0&quot;;&quot;00&quot;;[$hex.I48])))" office:value-type="string" office:string-value="\x80" calcext:value-type="string">
            <text:p>\x80</text:p>
          </table:table-cell>
          <table:table-cell table:formula="of:=LOWER(CONCATENATE(&quot;\x&quot;;IF([$hex.J48]=&quot;0&quot;;&quot;00&quot;;[$hex.J48])))" office:value-type="string" office:string-value="\x1" calcext:value-type="string">
            <text:p>\x1</text:p>
          </table:table-cell>
          <table:table-cell table:formula="of:=LOWER(CONCATENATE(&quot;\x&quot;;IF([$hex.K48]=&quot;0&quot;;&quot;00&quot;;[$hex.K48])))" office:value-type="string" office:string-value="\x00" calcext:value-type="string">
            <text:p>\x00</text:p>
          </table:table-cell>
          <table:table-cell table:formula="of:=LOWER(CONCATENATE(&quot;\x&quot;;IF([$hex.L48]=&quot;0&quot;;&quot;00&quot;;[$hex.L48])))" office:value-type="string" office:string-value="\x50" calcext:value-type="string">
            <text:p>\x50</text:p>
          </table:table-cell>
          <table:table-cell table:formula="of:=LOWER(CONCATENATE(&quot;\x&quot;;IF([$hex.M48]=&quot;0&quot;;&quot;00&quot;;[$hex.M48])))" office:value-type="string" office:string-value="\x00" calcext:value-type="string">
            <text:p>\x00</text:p>
          </table:table-cell>
          <table:table-cell table:formula="of:=LOWER(CONCATENATE(&quot;\x&quot;;IF([$hex.N48]=&quot;0&quot;;&quot;00&quot;;[$hex.N48])))" office:value-type="string" office:string-value="\x00" calcext:value-type="string">
            <text:p>\x00</text:p>
          </table:table-cell>
          <table:table-cell table:formula="of:=LOWER(CONCATENATE(&quot;\x&quot;;IF([$hex.O48]=&quot;0&quot;;&quot;00&quot;;[$hex.O48])))" office:value-type="string" office:string-value="\x00" calcext:value-type="string">
            <text:p>\x00</text:p>
          </table:table-cell>
          <table:table-cell table:formula="of:=LOWER(CONCATENATE(&quot;\x&quot;;IF([$hex.P48]=&quot;0&quot;;&quot;00&quot;;[$hex.P48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9]=&quot;0&quot;;&quot;00&quot;;[$hex.A49])))" office:value-type="string" office:string-value="\x00" calcext:value-type="string">
            <text:p>\x00</text:p>
          </table:table-cell>
          <table:table-cell table:formula="of:=LOWER(CONCATENATE(&quot;\x&quot;;IF([$hex.B49]=&quot;0&quot;;&quot;00&quot;;[$hex.B49])))" office:value-type="string" office:string-value="\x00" calcext:value-type="string">
            <text:p>\x00</text:p>
          </table:table-cell>
          <table:table-cell table:formula="of:=LOWER(CONCATENATE(&quot;\x&quot;;IF([$hex.C49]=&quot;0&quot;;&quot;00&quot;;[$hex.C49])))" office:value-type="string" office:string-value="\x00" calcext:value-type="string">
            <text:p>\x00</text:p>
          </table:table-cell>
          <table:table-cell table:formula="of:=LOWER(CONCATENATE(&quot;\x&quot;;IF([$hex.D49]=&quot;0&quot;;&quot;00&quot;;[$hex.D49])))" office:value-type="string" office:string-value="\x00" calcext:value-type="string">
            <text:p>\x00</text:p>
          </table:table-cell>
          <table:table-cell table:formula="of:=LOWER(CONCATENATE(&quot;\x&quot;;IF([$hex.E49]=&quot;0&quot;;&quot;00&quot;;[$hex.E49])))" office:value-type="string" office:string-value="\x5" calcext:value-type="string">
            <text:p>\x5</text:p>
          </table:table-cell>
          <table:table-cell table:formula="of:=LOWER(CONCATENATE(&quot;\x&quot;;IF([$hex.F49]=&quot;0&quot;;&quot;00&quot;;[$hex.F49])))" office:value-type="string" office:string-value="\x1" calcext:value-type="string">
            <text:p>\x1</text:p>
          </table:table-cell>
          <table:table-cell table:formula="of:=LOWER(CONCATENATE(&quot;\x&quot;;IF([$hex.G49]=&quot;0&quot;;&quot;00&quot;;[$hex.G49])))" office:value-type="string" office:string-value="\x00" calcext:value-type="string">
            <text:p>\x00</text:p>
          </table:table-cell>
          <table:table-cell table:formula="of:=LOWER(CONCATENATE(&quot;\x&quot;;IF([$hex.H49]=&quot;0&quot;;&quot;00&quot;;[$hex.H49])))" office:value-type="string" office:string-value="\x1" calcext:value-type="string">
            <text:p>\x1</text:p>
          </table:table-cell>
          <table:table-cell table:formula="of:=LOWER(CONCATENATE(&quot;\x&quot;;IF([$hex.I49]=&quot;0&quot;;&quot;00&quot;;[$hex.I49])))" office:value-type="string" office:string-value="\x80" calcext:value-type="string">
            <text:p>\x80</text:p>
          </table:table-cell>
          <table:table-cell table:formula="of:=LOWER(CONCATENATE(&quot;\x&quot;;IF([$hex.J49]=&quot;0&quot;;&quot;00&quot;;[$hex.J49])))" office:value-type="string" office:string-value="\x00" calcext:value-type="string">
            <text:p>\x00</text:p>
          </table:table-cell>
          <table:table-cell table:formula="of:=LOWER(CONCATENATE(&quot;\x&quot;;IF([$hex.K49]=&quot;0&quot;;&quot;00&quot;;[$hex.K49])))" office:value-type="string" office:string-value="\x80" calcext:value-type="string">
            <text:p>\x80</text:p>
          </table:table-cell>
          <table:table-cell table:formula="of:=LOWER(CONCATENATE(&quot;\x&quot;;IF([$hex.L49]=&quot;0&quot;;&quot;00&quot;;[$hex.L49])))" office:value-type="string" office:string-value="\xa0" calcext:value-type="string">
            <text:p>\xa0</text:p>
          </table:table-cell>
          <table:table-cell table:formula="of:=LOWER(CONCATENATE(&quot;\x&quot;;IF([$hex.M49]=&quot;0&quot;;&quot;00&quot;;[$hex.M49])))" office:value-type="string" office:string-value="\x00" calcext:value-type="string">
            <text:p>\x00</text:p>
          </table:table-cell>
          <table:table-cell table:formula="of:=LOWER(CONCATENATE(&quot;\x&quot;;IF([$hex.N49]=&quot;0&quot;;&quot;00&quot;;[$hex.N49])))" office:value-type="string" office:string-value="\x00" calcext:value-type="string">
            <text:p>\x00</text:p>
          </table:table-cell>
          <table:table-cell table:formula="of:=LOWER(CONCATENATE(&quot;\x&quot;;IF([$hex.O49]=&quot;0&quot;;&quot;00&quot;;[$hex.O49])))" office:value-type="string" office:string-value="\x00" calcext:value-type="string">
            <text:p>\x00</text:p>
          </table:table-cell>
          <table:table-cell table:formula="of:=LOWER(CONCATENATE(&quot;\x&quot;;IF([$hex.P49]=&quot;0&quot;;&quot;00&quot;;[$hex.P49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0]=&quot;0&quot;;&quot;00&quot;;[$hex.A50])))" office:value-type="string" office:string-value="\x00" calcext:value-type="string">
            <text:p>\x00</text:p>
          </table:table-cell>
          <table:table-cell table:formula="of:=LOWER(CONCATENATE(&quot;\x&quot;;IF([$hex.B50]=&quot;0&quot;;&quot;00&quot;;[$hex.B50])))" office:value-type="string" office:string-value="\x00" calcext:value-type="string">
            <text:p>\x00</text:p>
          </table:table-cell>
          <table:table-cell table:formula="of:=LOWER(CONCATENATE(&quot;\x&quot;;IF([$hex.C50]=&quot;0&quot;;&quot;00&quot;;[$hex.C50])))" office:value-type="string" office:string-value="\x00" calcext:value-type="string">
            <text:p>\x00</text:p>
          </table:table-cell>
          <table:table-cell table:formula="of:=LOWER(CONCATENATE(&quot;\x&quot;;IF([$hex.D50]=&quot;0&quot;;&quot;00&quot;;[$hex.D50])))" office:value-type="string" office:string-value="\x00" calcext:value-type="string">
            <text:p>\x00</text:p>
          </table:table-cell>
          <table:table-cell table:formula="of:=LOWER(CONCATENATE(&quot;\x&quot;;IF([$hex.E50]=&quot;0&quot;;&quot;00&quot;;[$hex.E50])))" office:value-type="string" office:string-value="\x4" calcext:value-type="string">
            <text:p>\x4</text:p>
          </table:table-cell>
          <table:table-cell table:formula="of:=LOWER(CONCATENATE(&quot;\x&quot;;IF([$hex.F50]=&quot;0&quot;;&quot;00&quot;;[$hex.F50])))" office:value-type="string" office:string-value="\x82" calcext:value-type="string">
            <text:p>\x82</text:p>
          </table:table-cell>
          <table:table-cell table:formula="of:=LOWER(CONCATENATE(&quot;\x&quot;;IF([$hex.G50]=&quot;0&quot;;&quot;00&quot;;[$hex.G50])))" office:value-type="string" office:string-value="\x00" calcext:value-type="string">
            <text:p>\x00</text:p>
          </table:table-cell>
          <table:table-cell table:formula="of:=LOWER(CONCATENATE(&quot;\x&quot;;IF([$hex.H50]=&quot;0&quot;;&quot;00&quot;;[$hex.H50])))" office:value-type="string" office:string-value="\x00" calcext:value-type="string">
            <text:p>\x00</text:p>
          </table:table-cell>
          <table:table-cell table:formula="of:=LOWER(CONCATENATE(&quot;\x&quot;;IF([$hex.I50]=&quot;0&quot;;&quot;00&quot;;[$hex.I50])))" office:value-type="string" office:string-value="\x00" calcext:value-type="string">
            <text:p>\x00</text:p>
          </table:table-cell>
          <table:table-cell table:formula="of:=LOWER(CONCATENATE(&quot;\x&quot;;IF([$hex.J50]=&quot;0&quot;;&quot;00&quot;;[$hex.J50])))" office:value-type="string" office:string-value="\x00" calcext:value-type="string">
            <text:p>\x00</text:p>
          </table:table-cell>
          <table:table-cell table:formula="of:=LOWER(CONCATENATE(&quot;\x&quot;;IF([$hex.K50]=&quot;0&quot;;&quot;00&quot;;[$hex.K50])))" office:value-type="string" office:string-value="\x41" calcext:value-type="string">
            <text:p>\x41</text:p>
          </table:table-cell>
          <table:table-cell table:formula="of:=LOWER(CONCATENATE(&quot;\x&quot;;IF([$hex.L50]=&quot;0&quot;;&quot;00&quot;;[$hex.L50])))" office:value-type="string" office:string-value="\x20" calcext:value-type="string">
            <text:p>\x20</text:p>
          </table:table-cell>
          <table:table-cell table:formula="of:=LOWER(CONCATENATE(&quot;\x&quot;;IF([$hex.M50]=&quot;0&quot;;&quot;00&quot;;[$hex.M50])))" office:value-type="string" office:string-value="\x00" calcext:value-type="string">
            <text:p>\x00</text:p>
          </table:table-cell>
          <table:table-cell table:formula="of:=LOWER(CONCATENATE(&quot;\x&quot;;IF([$hex.N50]=&quot;0&quot;;&quot;00&quot;;[$hex.N50])))" office:value-type="string" office:string-value="\x00" calcext:value-type="string">
            <text:p>\x00</text:p>
          </table:table-cell>
          <table:table-cell table:formula="of:=LOWER(CONCATENATE(&quot;\x&quot;;IF([$hex.O50]=&quot;0&quot;;&quot;00&quot;;[$hex.O50])))" office:value-type="string" office:string-value="\x00" calcext:value-type="string">
            <text:p>\x00</text:p>
          </table:table-cell>
          <table:table-cell table:formula="of:=LOWER(CONCATENATE(&quot;\x&quot;;IF([$hex.P50]=&quot;0&quot;;&quot;00&quot;;[$hex.P50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1]=&quot;0&quot;;&quot;00&quot;;[$hex.A51])))" office:value-type="string" office:string-value="\x00" calcext:value-type="string">
            <text:p>\x00</text:p>
          </table:table-cell>
          <table:table-cell table:formula="of:=LOWER(CONCATENATE(&quot;\x&quot;;IF([$hex.B51]=&quot;0&quot;;&quot;00&quot;;[$hex.B51])))" office:value-type="string" office:string-value="\x00" calcext:value-type="string">
            <text:p>\x00</text:p>
          </table:table-cell>
          <table:table-cell table:formula="of:=LOWER(CONCATENATE(&quot;\x&quot;;IF([$hex.C51]=&quot;0&quot;;&quot;00&quot;;[$hex.C51])))" office:value-type="string" office:string-value="\x00" calcext:value-type="string">
            <text:p>\x00</text:p>
          </table:table-cell>
          <table:table-cell table:formula="of:=LOWER(CONCATENATE(&quot;\x&quot;;IF([$hex.D51]=&quot;0&quot;;&quot;00&quot;;[$hex.D51])))" office:value-type="string" office:string-value="\x00" calcext:value-type="string">
            <text:p>\x00</text:p>
          </table:table-cell>
          <table:table-cell table:formula="of:=LOWER(CONCATENATE(&quot;\x&quot;;IF([$hex.E51]=&quot;0&quot;;&quot;00&quot;;[$hex.E51])))" office:value-type="string" office:string-value="\x2" calcext:value-type="string">
            <text:p>\x2</text:p>
          </table:table-cell>
          <table:table-cell table:formula="of:=LOWER(CONCATENATE(&quot;\x&quot;;IF([$hex.F51]=&quot;0&quot;;&quot;00&quot;;[$hex.F51])))" office:value-type="string" office:string-value="\x44" calcext:value-type="string">
            <text:p>\x44</text:p>
          </table:table-cell>
          <table:table-cell table:formula="of:=LOWER(CONCATENATE(&quot;\x&quot;;IF([$hex.G51]=&quot;0&quot;;&quot;00&quot;;[$hex.G51])))" office:value-type="string" office:string-value="\x00" calcext:value-type="string">
            <text:p>\x00</text:p>
          </table:table-cell>
          <table:table-cell table:formula="of:=LOWER(CONCATENATE(&quot;\x&quot;;IF([$hex.H51]=&quot;0&quot;;&quot;00&quot;;[$hex.H51])))" office:value-type="string" office:string-value="\x00" calcext:value-type="string">
            <text:p>\x00</text:p>
          </table:table-cell>
          <table:table-cell table:formula="of:=LOWER(CONCATENATE(&quot;\x&quot;;IF([$hex.I51]=&quot;0&quot;;&quot;00&quot;;[$hex.I51])))" office:value-type="string" office:string-value="\x00" calcext:value-type="string">
            <text:p>\x00</text:p>
          </table:table-cell>
          <table:table-cell table:formula="of:=LOWER(CONCATENATE(&quot;\x&quot;;IF([$hex.J51]=&quot;0&quot;;&quot;00&quot;;[$hex.J51])))" office:value-type="string" office:string-value="\x00" calcext:value-type="string">
            <text:p>\x00</text:p>
          </table:table-cell>
          <table:table-cell table:formula="of:=LOWER(CONCATENATE(&quot;\x&quot;;IF([$hex.K51]=&quot;0&quot;;&quot;00&quot;;[$hex.K51])))" office:value-type="string" office:string-value="\x22" calcext:value-type="string">
            <text:p>\x22</text:p>
          </table:table-cell>
          <table:table-cell table:formula="of:=LOWER(CONCATENATE(&quot;\x&quot;;IF([$hex.L51]=&quot;0&quot;;&quot;00&quot;;[$hex.L51])))" office:value-type="string" office:string-value="\x40" calcext:value-type="string">
            <text:p>\x40</text:p>
          </table:table-cell>
          <table:table-cell table:formula="of:=LOWER(CONCATENATE(&quot;\x&quot;;IF([$hex.M51]=&quot;0&quot;;&quot;00&quot;;[$hex.M51])))" office:value-type="string" office:string-value="\x00" calcext:value-type="string">
            <text:p>\x00</text:p>
          </table:table-cell>
          <table:table-cell table:formula="of:=LOWER(CONCATENATE(&quot;\x&quot;;IF([$hex.N51]=&quot;0&quot;;&quot;00&quot;;[$hex.N51])))" office:value-type="string" office:string-value="\x00" calcext:value-type="string">
            <text:p>\x00</text:p>
          </table:table-cell>
          <table:table-cell table:formula="of:=LOWER(CONCATENATE(&quot;\x&quot;;IF([$hex.O51]=&quot;0&quot;;&quot;00&quot;;[$hex.O51])))" office:value-type="string" office:string-value="\x00" calcext:value-type="string">
            <text:p>\x00</text:p>
          </table:table-cell>
          <table:table-cell table:formula="of:=LOWER(CONCATENATE(&quot;\x&quot;;IF([$hex.P51]=&quot;0&quot;;&quot;00&quot;;[$hex.P51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2]=&quot;0&quot;;&quot;00&quot;;[$hex.A52])))" office:value-type="string" office:string-value="\x00" calcext:value-type="string">
            <text:p>\x00</text:p>
          </table:table-cell>
          <table:table-cell table:formula="of:=LOWER(CONCATENATE(&quot;\x&quot;;IF([$hex.B52]=&quot;0&quot;;&quot;00&quot;;[$hex.B52])))" office:value-type="string" office:string-value="\x00" calcext:value-type="string">
            <text:p>\x00</text:p>
          </table:table-cell>
          <table:table-cell table:formula="of:=LOWER(CONCATENATE(&quot;\x&quot;;IF([$hex.C52]=&quot;0&quot;;&quot;00&quot;;[$hex.C52])))" office:value-type="string" office:string-value="\x00" calcext:value-type="string">
            <text:p>\x00</text:p>
          </table:table-cell>
          <table:table-cell table:formula="of:=LOWER(CONCATENATE(&quot;\x&quot;;IF([$hex.D52]=&quot;0&quot;;&quot;00&quot;;[$hex.D52])))" office:value-type="string" office:string-value="\x00" calcext:value-type="string">
            <text:p>\x00</text:p>
          </table:table-cell>
          <table:table-cell table:formula="of:=LOWER(CONCATENATE(&quot;\x&quot;;IF([$hex.E52]=&quot;0&quot;;&quot;00&quot;;[$hex.E52])))" office:value-type="string" office:string-value="\x1" calcext:value-type="string">
            <text:p>\x1</text:p>
          </table:table-cell>
          <table:table-cell table:formula="of:=LOWER(CONCATENATE(&quot;\x&quot;;IF([$hex.F52]=&quot;0&quot;;&quot;00&quot;;[$hex.F52])))" office:value-type="string" office:string-value="\x48" calcext:value-type="string">
            <text:p>\x48</text:p>
          </table:table-cell>
          <table:table-cell table:formula="of:=LOWER(CONCATENATE(&quot;\x&quot;;IF([$hex.G52]=&quot;0&quot;;&quot;00&quot;;[$hex.G52])))" office:value-type="string" office:string-value="\x00" calcext:value-type="string">
            <text:p>\x00</text:p>
          </table:table-cell>
          <table:table-cell table:formula="of:=LOWER(CONCATENATE(&quot;\x&quot;;IF([$hex.H52]=&quot;0&quot;;&quot;00&quot;;[$hex.H52])))" office:value-type="string" office:string-value="\x1" calcext:value-type="string">
            <text:p>\x1</text:p>
          </table:table-cell>
          <table:table-cell table:formula="of:=LOWER(CONCATENATE(&quot;\x&quot;;IF([$hex.I52]=&quot;0&quot;;&quot;00&quot;;[$hex.I52])))" office:value-type="string" office:string-value="\x80" calcext:value-type="string">
            <text:p>\x80</text:p>
          </table:table-cell>
          <table:table-cell table:formula="of:=LOWER(CONCATENATE(&quot;\x&quot;;IF([$hex.J52]=&quot;0&quot;;&quot;00&quot;;[$hex.J52])))" office:value-type="string" office:string-value="\x00" calcext:value-type="string">
            <text:p>\x00</text:p>
          </table:table-cell>
          <table:table-cell table:formula="of:=LOWER(CONCATENATE(&quot;\x&quot;;IF([$hex.K52]=&quot;0&quot;;&quot;00&quot;;[$hex.K52])))" office:value-type="string" office:string-value="\x12" calcext:value-type="string">
            <text:p>\x12</text:p>
          </table:table-cell>
          <table:table-cell table:formula="of:=LOWER(CONCATENATE(&quot;\x&quot;;IF([$hex.L52]=&quot;0&quot;;&quot;00&quot;;[$hex.L52])))" office:value-type="string" office:string-value="\x80" calcext:value-type="string">
            <text:p>\x80</text:p>
          </table:table-cell>
          <table:table-cell table:formula="of:=LOWER(CONCATENATE(&quot;\x&quot;;IF([$hex.M52]=&quot;0&quot;;&quot;00&quot;;[$hex.M52])))" office:value-type="string" office:string-value="\x00" calcext:value-type="string">
            <text:p>\x00</text:p>
          </table:table-cell>
          <table:table-cell table:formula="of:=LOWER(CONCATENATE(&quot;\x&quot;;IF([$hex.N52]=&quot;0&quot;;&quot;00&quot;;[$hex.N52])))" office:value-type="string" office:string-value="\x00" calcext:value-type="string">
            <text:p>\x00</text:p>
          </table:table-cell>
          <table:table-cell table:formula="of:=LOWER(CONCATENATE(&quot;\x&quot;;IF([$hex.O52]=&quot;0&quot;;&quot;00&quot;;[$hex.O52])))" office:value-type="string" office:string-value="\x00" calcext:value-type="string">
            <text:p>\x00</text:p>
          </table:table-cell>
          <table:table-cell table:formula="of:=LOWER(CONCATENATE(&quot;\x&quot;;IF([$hex.P52]=&quot;0&quot;;&quot;00&quot;;[$hex.P52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3]=&quot;0&quot;;&quot;00&quot;;[$hex.A53])))" office:value-type="string" office:string-value="\x00" calcext:value-type="string">
            <text:p>\x00</text:p>
          </table:table-cell>
          <table:table-cell table:formula="of:=LOWER(CONCATENATE(&quot;\x&quot;;IF([$hex.B53]=&quot;0&quot;;&quot;00&quot;;[$hex.B53])))" office:value-type="string" office:string-value="\x00" calcext:value-type="string">
            <text:p>\x00</text:p>
          </table:table-cell>
          <table:table-cell table:formula="of:=LOWER(CONCATENATE(&quot;\x&quot;;IF([$hex.C53]=&quot;0&quot;;&quot;00&quot;;[$hex.C53])))" office:value-type="string" office:string-value="\x00" calcext:value-type="string">
            <text:p>\x00</text:p>
          </table:table-cell>
          <table:table-cell table:formula="of:=LOWER(CONCATENATE(&quot;\x&quot;;IF([$hex.D53]=&quot;0&quot;;&quot;00&quot;;[$hex.D53])))" office:value-type="string" office:string-value="\x00" calcext:value-type="string">
            <text:p>\x00</text:p>
          </table:table-cell>
          <table:table-cell table:formula="of:=LOWER(CONCATENATE(&quot;\x&quot;;IF([$hex.E53]=&quot;0&quot;;&quot;00&quot;;[$hex.E53])))" office:value-type="string" office:string-value="\x00" calcext:value-type="string">
            <text:p>\x00</text:p>
          </table:table-cell>
          <table:table-cell table:formula="of:=LOWER(CONCATENATE(&quot;\x&quot;;IF([$hex.F53]=&quot;0&quot;;&quot;00&quot;;[$hex.F53])))" office:value-type="string" office:string-value="\xa0" calcext:value-type="string">
            <text:p>\xa0</text:p>
          </table:table-cell>
          <table:table-cell table:formula="of:=LOWER(CONCATENATE(&quot;\x&quot;;IF([$hex.G53]=&quot;0&quot;;&quot;00&quot;;[$hex.G53])))" office:value-type="string" office:string-value="\x00" calcext:value-type="string">
            <text:p>\x00</text:p>
          </table:table-cell>
          <table:table-cell table:formula="of:=LOWER(CONCATENATE(&quot;\x&quot;;IF([$hex.H53]=&quot;0&quot;;&quot;00&quot;;[$hex.H53])))" office:value-type="string" office:string-value="\x1" calcext:value-type="string">
            <text:p>\x1</text:p>
          </table:table-cell>
          <table:table-cell table:formula="of:=LOWER(CONCATENATE(&quot;\x&quot;;IF([$hex.I53]=&quot;0&quot;;&quot;00&quot;;[$hex.I53])))" office:value-type="string" office:string-value="\x80" calcext:value-type="string">
            <text:p>\x80</text:p>
          </table:table-cell>
          <table:table-cell table:formula="of:=LOWER(CONCATENATE(&quot;\x&quot;;IF([$hex.J53]=&quot;0&quot;;&quot;00&quot;;[$hex.J53])))" office:value-type="string" office:string-value="\x00" calcext:value-type="string">
            <text:p>\x00</text:p>
          </table:table-cell>
          <table:table-cell table:formula="of:=LOWER(CONCATENATE(&quot;\x&quot;;IF([$hex.K53]=&quot;0&quot;;&quot;00&quot;;[$hex.K53])))" office:value-type="string" office:string-value="\x5" calcext:value-type="string">
            <text:p>\x5</text:p>
          </table:table-cell>
          <table:table-cell table:formula="of:=LOWER(CONCATENATE(&quot;\x&quot;;IF([$hex.L53]=&quot;0&quot;;&quot;00&quot;;[$hex.L53])))" office:value-type="string" office:string-value="\x00" calcext:value-type="string">
            <text:p>\x00</text:p>
          </table:table-cell>
          <table:table-cell table:formula="of:=LOWER(CONCATENATE(&quot;\x&quot;;IF([$hex.M53]=&quot;0&quot;;&quot;00&quot;;[$hex.M53])))" office:value-type="string" office:string-value="\x00" calcext:value-type="string">
            <text:p>\x00</text:p>
          </table:table-cell>
          <table:table-cell table:formula="of:=LOWER(CONCATENATE(&quot;\x&quot;;IF([$hex.N53]=&quot;0&quot;;&quot;00&quot;;[$hex.N53])))" office:value-type="string" office:string-value="\x00" calcext:value-type="string">
            <text:p>\x00</text:p>
          </table:table-cell>
          <table:table-cell table:formula="of:=LOWER(CONCATENATE(&quot;\x&quot;;IF([$hex.O53]=&quot;0&quot;;&quot;00&quot;;[$hex.O53])))" office:value-type="string" office:string-value="\x00" calcext:value-type="string">
            <text:p>\x00</text:p>
          </table:table-cell>
          <table:table-cell table:formula="of:=LOWER(CONCATENATE(&quot;\x&quot;;IF([$hex.P53]=&quot;0&quot;;&quot;00&quot;;[$hex.P53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4]=&quot;0&quot;;&quot;00&quot;;[$hex.A54])))" office:value-type="string" office:string-value="\x00" calcext:value-type="string">
            <text:p>\x00</text:p>
          </table:table-cell>
          <table:table-cell table:formula="of:=LOWER(CONCATENATE(&quot;\x&quot;;IF([$hex.B54]=&quot;0&quot;;&quot;00&quot;;[$hex.B54])))" office:value-type="string" office:string-value="\x00" calcext:value-type="string">
            <text:p>\x00</text:p>
          </table:table-cell>
          <table:table-cell table:formula="of:=LOWER(CONCATENATE(&quot;\x&quot;;IF([$hex.C54]=&quot;0&quot;;&quot;00&quot;;[$hex.C54])))" office:value-type="string" office:string-value="\x00" calcext:value-type="string">
            <text:p>\x00</text:p>
          </table:table-cell>
          <table:table-cell table:formula="of:=LOWER(CONCATENATE(&quot;\x&quot;;IF([$hex.D54]=&quot;0&quot;;&quot;00&quot;;[$hex.D54])))" office:value-type="string" office:string-value="\x00" calcext:value-type="string">
            <text:p>\x00</text:p>
          </table:table-cell>
          <table:table-cell table:formula="of:=LOWER(CONCATENATE(&quot;\x&quot;;IF([$hex.E54]=&quot;0&quot;;&quot;00&quot;;[$hex.E54])))" office:value-type="string" office:string-value="\x00" calcext:value-type="string">
            <text:p>\x00</text:p>
          </table:table-cell>
          <table:table-cell table:formula="of:=LOWER(CONCATENATE(&quot;\x&quot;;IF([$hex.F54]=&quot;0&quot;;&quot;00&quot;;[$hex.F54])))" office:value-type="string" office:string-value="\x90" calcext:value-type="string">
            <text:p>\x90</text:p>
          </table:table-cell>
          <table:table-cell table:formula="of:=LOWER(CONCATENATE(&quot;\x&quot;;IF([$hex.G54]=&quot;0&quot;;&quot;00&quot;;[$hex.G54])))" office:value-type="string" office:string-value="\x00" calcext:value-type="string">
            <text:p>\x00</text:p>
          </table:table-cell>
          <table:table-cell table:formula="of:=LOWER(CONCATENATE(&quot;\x&quot;;IF([$hex.H54]=&quot;0&quot;;&quot;00&quot;;[$hex.H54])))" office:value-type="string" office:string-value="\x00" calcext:value-type="string">
            <text:p>\x00</text:p>
          </table:table-cell>
          <table:table-cell table:formula="of:=LOWER(CONCATENATE(&quot;\x&quot;;IF([$hex.I54]=&quot;0&quot;;&quot;00&quot;;[$hex.I54])))" office:value-type="string" office:string-value="\x00" calcext:value-type="string">
            <text:p>\x00</text:p>
          </table:table-cell>
          <table:table-cell table:formula="of:=LOWER(CONCATENATE(&quot;\x&quot;;IF([$hex.J54]=&quot;0&quot;;&quot;00&quot;;[$hex.J54])))" office:value-type="string" office:string-value="\x00" calcext:value-type="string">
            <text:p>\x00</text:p>
          </table:table-cell>
          <table:table-cell table:formula="of:=LOWER(CONCATENATE(&quot;\x&quot;;IF([$hex.K54]=&quot;0&quot;;&quot;00&quot;;[$hex.K54])))" office:value-type="string" office:string-value="\x9" calcext:value-type="string">
            <text:p>\x9</text:p>
          </table:table-cell>
          <table:table-cell table:formula="of:=LOWER(CONCATENATE(&quot;\x&quot;;IF([$hex.L54]=&quot;0&quot;;&quot;00&quot;;[$hex.L54])))" office:value-type="string" office:string-value="\x00" calcext:value-type="string">
            <text:p>\x00</text:p>
          </table:table-cell>
          <table:table-cell table:formula="of:=LOWER(CONCATENATE(&quot;\x&quot;;IF([$hex.M54]=&quot;0&quot;;&quot;00&quot;;[$hex.M54])))" office:value-type="string" office:string-value="\x00" calcext:value-type="string">
            <text:p>\x00</text:p>
          </table:table-cell>
          <table:table-cell table:formula="of:=LOWER(CONCATENATE(&quot;\x&quot;;IF([$hex.N54]=&quot;0&quot;;&quot;00&quot;;[$hex.N54])))" office:value-type="string" office:string-value="\x00" calcext:value-type="string">
            <text:p>\x00</text:p>
          </table:table-cell>
          <table:table-cell table:formula="of:=LOWER(CONCATENATE(&quot;\x&quot;;IF([$hex.O54]=&quot;0&quot;;&quot;00&quot;;[$hex.O54])))" office:value-type="string" office:string-value="\x00" calcext:value-type="string">
            <text:p>\x00</text:p>
          </table:table-cell>
          <table:table-cell table:formula="of:=LOWER(CONCATENATE(&quot;\x&quot;;IF([$hex.P54]=&quot;0&quot;;&quot;00&quot;;[$hex.P54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5]=&quot;0&quot;;&quot;00&quot;;[$hex.A55])))" office:value-type="string" office:string-value="\x00" calcext:value-type="string">
            <text:p>\x00</text:p>
          </table:table-cell>
          <table:table-cell table:formula="of:=LOWER(CONCATENATE(&quot;\x&quot;;IF([$hex.B55]=&quot;0&quot;;&quot;00&quot;;[$hex.B55])))" office:value-type="string" office:string-value="\x00" calcext:value-type="string">
            <text:p>\x00</text:p>
          </table:table-cell>
          <table:table-cell table:formula="of:=LOWER(CONCATENATE(&quot;\x&quot;;IF([$hex.C55]=&quot;0&quot;;&quot;00&quot;;[$hex.C55])))" office:value-type="string" office:string-value="\x00" calcext:value-type="string">
            <text:p>\x00</text:p>
          </table:table-cell>
          <table:table-cell table:formula="of:=LOWER(CONCATENATE(&quot;\x&quot;;IF([$hex.D55]=&quot;0&quot;;&quot;00&quot;;[$hex.D55])))" office:value-type="string" office:string-value="\x00" calcext:value-type="string">
            <text:p>\x00</text:p>
          </table:table-cell>
          <table:table-cell table:formula="of:=LOWER(CONCATENATE(&quot;\x&quot;;IF([$hex.E55]=&quot;0&quot;;&quot;00&quot;;[$hex.E55])))" office:value-type="string" office:string-value="\x00" calcext:value-type="string">
            <text:p>\x00</text:p>
          </table:table-cell>
          <table:table-cell table:formula="of:=LOWER(CONCATENATE(&quot;\x&quot;;IF([$hex.F55]=&quot;0&quot;;&quot;00&quot;;[$hex.F55])))" office:value-type="string" office:string-value="\x4c" calcext:value-type="string">
            <text:p>\x4c</text:p>
          </table:table-cell>
          <table:table-cell table:formula="of:=LOWER(CONCATENATE(&quot;\x&quot;;IF([$hex.G55]=&quot;0&quot;;&quot;00&quot;;[$hex.G55])))" office:value-type="string" office:string-value="\x00" calcext:value-type="string">
            <text:p>\x00</text:p>
          </table:table-cell>
          <table:table-cell table:formula="of:=LOWER(CONCATENATE(&quot;\x&quot;;IF([$hex.H55]=&quot;0&quot;;&quot;00&quot;;[$hex.H55])))" office:value-type="string" office:string-value="\x00" calcext:value-type="string">
            <text:p>\x00</text:p>
          </table:table-cell>
          <table:table-cell table:formula="of:=LOWER(CONCATENATE(&quot;\x&quot;;IF([$hex.I55]=&quot;0&quot;;&quot;00&quot;;[$hex.I55])))" office:value-type="string" office:string-value="\x00" calcext:value-type="string">
            <text:p>\x00</text:p>
          </table:table-cell>
          <table:table-cell table:formula="of:=LOWER(CONCATENATE(&quot;\x&quot;;IF([$hex.J55]=&quot;0&quot;;&quot;00&quot;;[$hex.J55])))" office:value-type="string" office:string-value="\x00" calcext:value-type="string">
            <text:p>\x00</text:p>
          </table:table-cell>
          <table:table-cell table:formula="of:=LOWER(CONCATENATE(&quot;\x&quot;;IF([$hex.K55]=&quot;0&quot;;&quot;00&quot;;[$hex.K55])))" office:value-type="string" office:string-value="\x32" calcext:value-type="string">
            <text:p>\x32</text:p>
          </table:table-cell>
          <table:table-cell table:formula="of:=LOWER(CONCATENATE(&quot;\x&quot;;IF([$hex.L55]=&quot;0&quot;;&quot;00&quot;;[$hex.L55])))" office:value-type="string" office:string-value="\x00" calcext:value-type="string">
            <text:p>\x00</text:p>
          </table:table-cell>
          <table:table-cell table:formula="of:=LOWER(CONCATENATE(&quot;\x&quot;;IF([$hex.M55]=&quot;0&quot;;&quot;00&quot;;[$hex.M55])))" office:value-type="string" office:string-value="\x00" calcext:value-type="string">
            <text:p>\x00</text:p>
          </table:table-cell>
          <table:table-cell table:formula="of:=LOWER(CONCATENATE(&quot;\x&quot;;IF([$hex.N55]=&quot;0&quot;;&quot;00&quot;;[$hex.N55])))" office:value-type="string" office:string-value="\x00" calcext:value-type="string">
            <text:p>\x00</text:p>
          </table:table-cell>
          <table:table-cell table:formula="of:=LOWER(CONCATENATE(&quot;\x&quot;;IF([$hex.O55]=&quot;0&quot;;&quot;00&quot;;[$hex.O55])))" office:value-type="string" office:string-value="\x00" calcext:value-type="string">
            <text:p>\x00</text:p>
          </table:table-cell>
          <table:table-cell table:formula="of:=LOWER(CONCATENATE(&quot;\x&quot;;IF([$hex.P55]=&quot;0&quot;;&quot;00&quot;;[$hex.P55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6]=&quot;0&quot;;&quot;00&quot;;[$hex.A56])))" office:value-type="string" office:string-value="\x00" calcext:value-type="string">
            <text:p>\x00</text:p>
          </table:table-cell>
          <table:table-cell table:formula="of:=LOWER(CONCATENATE(&quot;\x&quot;;IF([$hex.B56]=&quot;0&quot;;&quot;00&quot;;[$hex.B56])))" office:value-type="string" office:string-value="\x00" calcext:value-type="string">
            <text:p>\x00</text:p>
          </table:table-cell>
          <table:table-cell table:formula="of:=LOWER(CONCATENATE(&quot;\x&quot;;IF([$hex.C56]=&quot;0&quot;;&quot;00&quot;;[$hex.C56])))" office:value-type="string" office:string-value="\x00" calcext:value-type="string">
            <text:p>\x00</text:p>
          </table:table-cell>
          <table:table-cell table:formula="of:=LOWER(CONCATENATE(&quot;\x&quot;;IF([$hex.D56]=&quot;0&quot;;&quot;00&quot;;[$hex.D56])))" office:value-type="string" office:string-value="\x00" calcext:value-type="string">
            <text:p>\x00</text:p>
          </table:table-cell>
          <table:table-cell table:formula="of:=LOWER(CONCATENATE(&quot;\x&quot;;IF([$hex.E56]=&quot;0&quot;;&quot;00&quot;;[$hex.E56])))" office:value-type="string" office:string-value="\x00" calcext:value-type="string">
            <text:p>\x00</text:p>
          </table:table-cell>
          <table:table-cell table:formula="of:=LOWER(CONCATENATE(&quot;\x&quot;;IF([$hex.F56]=&quot;0&quot;;&quot;00&quot;;[$hex.F56])))" office:value-type="string" office:string-value="\x32" calcext:value-type="string">
            <text:p>\x32</text:p>
          </table:table-cell>
          <table:table-cell table:formula="of:=LOWER(CONCATENATE(&quot;\x&quot;;IF([$hex.G56]=&quot;0&quot;;&quot;00&quot;;[$hex.G56])))" office:value-type="string" office:string-value="\x00" calcext:value-type="string">
            <text:p>\x00</text:p>
          </table:table-cell>
          <table:table-cell table:formula="of:=LOWER(CONCATENATE(&quot;\x&quot;;IF([$hex.H56]=&quot;0&quot;;&quot;00&quot;;[$hex.H56])))" office:value-type="string" office:string-value="\x1" calcext:value-type="string">
            <text:p>\x1</text:p>
          </table:table-cell>
          <table:table-cell table:formula="of:=LOWER(CONCATENATE(&quot;\x&quot;;IF([$hex.I56]=&quot;0&quot;;&quot;00&quot;;[$hex.I56])))" office:value-type="string" office:string-value="\x80" calcext:value-type="string">
            <text:p>\x80</text:p>
          </table:table-cell>
          <table:table-cell table:formula="of:=LOWER(CONCATENATE(&quot;\x&quot;;IF([$hex.J56]=&quot;0&quot;;&quot;00&quot;;[$hex.J56])))" office:value-type="string" office:string-value="\x00" calcext:value-type="string">
            <text:p>\x00</text:p>
          </table:table-cell>
          <table:table-cell table:formula="of:=LOWER(CONCATENATE(&quot;\x&quot;;IF([$hex.K56]=&quot;0&quot;;&quot;00&quot;;[$hex.K56])))" office:value-type="string" office:string-value="\x4c" calcext:value-type="string">
            <text:p>\x4c</text:p>
          </table:table-cell>
          <table:table-cell table:formula="of:=LOWER(CONCATENATE(&quot;\x&quot;;IF([$hex.L56]=&quot;0&quot;;&quot;00&quot;;[$hex.L56])))" office:value-type="string" office:string-value="\x00" calcext:value-type="string">
            <text:p>\x00</text:p>
          </table:table-cell>
          <table:table-cell table:formula="of:=LOWER(CONCATENATE(&quot;\x&quot;;IF([$hex.M56]=&quot;0&quot;;&quot;00&quot;;[$hex.M56])))" office:value-type="string" office:string-value="\x00" calcext:value-type="string">
            <text:p>\x00</text:p>
          </table:table-cell>
          <table:table-cell table:formula="of:=LOWER(CONCATENATE(&quot;\x&quot;;IF([$hex.N56]=&quot;0&quot;;&quot;00&quot;;[$hex.N56])))" office:value-type="string" office:string-value="\x00" calcext:value-type="string">
            <text:p>\x00</text:p>
          </table:table-cell>
          <table:table-cell table:formula="of:=LOWER(CONCATENATE(&quot;\x&quot;;IF([$hex.O56]=&quot;0&quot;;&quot;00&quot;;[$hex.O56])))" office:value-type="string" office:string-value="\x00" calcext:value-type="string">
            <text:p>\x00</text:p>
          </table:table-cell>
          <table:table-cell table:formula="of:=LOWER(CONCATENATE(&quot;\x&quot;;IF([$hex.P56]=&quot;0&quot;;&quot;00&quot;;[$hex.P56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7]=&quot;0&quot;;&quot;00&quot;;[$hex.A57])))" office:value-type="string" office:string-value="\x00" calcext:value-type="string">
            <text:p>\x00</text:p>
          </table:table-cell>
          <table:table-cell table:formula="of:=LOWER(CONCATENATE(&quot;\x&quot;;IF([$hex.B57]=&quot;0&quot;;&quot;00&quot;;[$hex.B57])))" office:value-type="string" office:string-value="\x00" calcext:value-type="string">
            <text:p>\x00</text:p>
          </table:table-cell>
          <table:table-cell table:formula="of:=LOWER(CONCATENATE(&quot;\x&quot;;IF([$hex.C57]=&quot;0&quot;;&quot;00&quot;;[$hex.C57])))" office:value-type="string" office:string-value="\x00" calcext:value-type="string">
            <text:p>\x00</text:p>
          </table:table-cell>
          <table:table-cell table:formula="of:=LOWER(CONCATENATE(&quot;\x&quot;;IF([$hex.D57]=&quot;0&quot;;&quot;00&quot;;[$hex.D57])))" office:value-type="string" office:string-value="\x00" calcext:value-type="string">
            <text:p>\x00</text:p>
          </table:table-cell>
          <table:table-cell table:formula="of:=LOWER(CONCATENATE(&quot;\x&quot;;IF([$hex.E57]=&quot;0&quot;;&quot;00&quot;;[$hex.E57])))" office:value-type="string" office:string-value="\x00" calcext:value-type="string">
            <text:p>\x00</text:p>
          </table:table-cell>
          <table:table-cell table:formula="of:=LOWER(CONCATENATE(&quot;\x&quot;;IF([$hex.F57]=&quot;0&quot;;&quot;00&quot;;[$hex.F57])))" office:value-type="string" office:string-value="\x9" calcext:value-type="string">
            <text:p>\x9</text:p>
          </table:table-cell>
          <table:table-cell table:formula="of:=LOWER(CONCATENATE(&quot;\x&quot;;IF([$hex.G57]=&quot;0&quot;;&quot;00&quot;;[$hex.G57])))" office:value-type="string" office:string-value="\x00" calcext:value-type="string">
            <text:p>\x00</text:p>
          </table:table-cell>
          <table:table-cell table:formula="of:=LOWER(CONCATENATE(&quot;\x&quot;;IF([$hex.H57]=&quot;0&quot;;&quot;00&quot;;[$hex.H57])))" office:value-type="string" office:string-value="\x1" calcext:value-type="string">
            <text:p>\x1</text:p>
          </table:table-cell>
          <table:table-cell table:formula="of:=LOWER(CONCATENATE(&quot;\x&quot;;IF([$hex.I57]=&quot;0&quot;;&quot;00&quot;;[$hex.I57])))" office:value-type="string" office:string-value="\x80" calcext:value-type="string">
            <text:p>\x80</text:p>
          </table:table-cell>
          <table:table-cell table:formula="of:=LOWER(CONCATENATE(&quot;\x&quot;;IF([$hex.J57]=&quot;0&quot;;&quot;00&quot;;[$hex.J57])))" office:value-type="string" office:string-value="\x00" calcext:value-type="string">
            <text:p>\x00</text:p>
          </table:table-cell>
          <table:table-cell table:formula="of:=LOWER(CONCATENATE(&quot;\x&quot;;IF([$hex.K57]=&quot;0&quot;;&quot;00&quot;;[$hex.K57])))" office:value-type="string" office:string-value="\x90" calcext:value-type="string">
            <text:p>\x90</text:p>
          </table:table-cell>
          <table:table-cell table:formula="of:=LOWER(CONCATENATE(&quot;\x&quot;;IF([$hex.L57]=&quot;0&quot;;&quot;00&quot;;[$hex.L57])))" office:value-type="string" office:string-value="\x00" calcext:value-type="string">
            <text:p>\x00</text:p>
          </table:table-cell>
          <table:table-cell table:formula="of:=LOWER(CONCATENATE(&quot;\x&quot;;IF([$hex.M57]=&quot;0&quot;;&quot;00&quot;;[$hex.M57])))" office:value-type="string" office:string-value="\x00" calcext:value-type="string">
            <text:p>\x00</text:p>
          </table:table-cell>
          <table:table-cell table:formula="of:=LOWER(CONCATENATE(&quot;\x&quot;;IF([$hex.N57]=&quot;0&quot;;&quot;00&quot;;[$hex.N57])))" office:value-type="string" office:string-value="\x00" calcext:value-type="string">
            <text:p>\x00</text:p>
          </table:table-cell>
          <table:table-cell table:formula="of:=LOWER(CONCATENATE(&quot;\x&quot;;IF([$hex.O57]=&quot;0&quot;;&quot;00&quot;;[$hex.O57])))" office:value-type="string" office:string-value="\x00" calcext:value-type="string">
            <text:p>\x00</text:p>
          </table:table-cell>
          <table:table-cell table:formula="of:=LOWER(CONCATENATE(&quot;\x&quot;;IF([$hex.P57]=&quot;0&quot;;&quot;00&quot;;[$hex.P57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8]=&quot;0&quot;;&quot;00&quot;;[$hex.A58])))" office:value-type="string" office:string-value="\x00" calcext:value-type="string">
            <text:p>\x00</text:p>
          </table:table-cell>
          <table:table-cell table:formula="of:=LOWER(CONCATENATE(&quot;\x&quot;;IF([$hex.B58]=&quot;0&quot;;&quot;00&quot;;[$hex.B58])))" office:value-type="string" office:string-value="\x00" calcext:value-type="string">
            <text:p>\x00</text:p>
          </table:table-cell>
          <table:table-cell table:formula="of:=LOWER(CONCATENATE(&quot;\x&quot;;IF([$hex.C58]=&quot;0&quot;;&quot;00&quot;;[$hex.C58])))" office:value-type="string" office:string-value="\x00" calcext:value-type="string">
            <text:p>\x00</text:p>
          </table:table-cell>
          <table:table-cell table:formula="of:=LOWER(CONCATENATE(&quot;\x&quot;;IF([$hex.D58]=&quot;0&quot;;&quot;00&quot;;[$hex.D58])))" office:value-type="string" office:string-value="\x00" calcext:value-type="string">
            <text:p>\x00</text:p>
          </table:table-cell>
          <table:table-cell table:formula="of:=LOWER(CONCATENATE(&quot;\x&quot;;IF([$hex.E58]=&quot;0&quot;;&quot;00&quot;;[$hex.E58])))" office:value-type="string" office:string-value="\x00" calcext:value-type="string">
            <text:p>\x00</text:p>
          </table:table-cell>
          <table:table-cell table:formula="of:=LOWER(CONCATENATE(&quot;\x&quot;;IF([$hex.F58]=&quot;0&quot;;&quot;00&quot;;[$hex.F58])))" office:value-type="string" office:string-value="\x4" calcext:value-type="string">
            <text:p>\x4</text:p>
          </table:table-cell>
          <table:table-cell table:formula="of:=LOWER(CONCATENATE(&quot;\x&quot;;IF([$hex.G58]=&quot;0&quot;;&quot;00&quot;;[$hex.G58])))" office:value-type="string" office:string-value="\xc0" calcext:value-type="string">
            <text:p>\xc0</text:p>
          </table:table-cell>
          <table:table-cell table:formula="of:=LOWER(CONCATENATE(&quot;\x&quot;;IF([$hex.H58]=&quot;0&quot;;&quot;00&quot;;[$hex.H58])))" office:value-type="string" office:string-value="\x00" calcext:value-type="string">
            <text:p>\x00</text:p>
          </table:table-cell>
          <table:table-cell table:formula="of:=LOWER(CONCATENATE(&quot;\x&quot;;IF([$hex.I58]=&quot;0&quot;;&quot;00&quot;;[$hex.I58])))" office:value-type="string" office:string-value="\x00" calcext:value-type="string">
            <text:p>\x00</text:p>
          </table:table-cell>
          <table:table-cell table:formula="of:=LOWER(CONCATENATE(&quot;\x&quot;;IF([$hex.J58]=&quot;0&quot;;&quot;00&quot;;[$hex.J58])))" office:value-type="string" office:string-value="\x3" calcext:value-type="string">
            <text:p>\x3</text:p>
          </table:table-cell>
          <table:table-cell table:formula="of:=LOWER(CONCATENATE(&quot;\x&quot;;IF([$hex.K58]=&quot;0&quot;;&quot;00&quot;;[$hex.K58])))" office:value-type="string" office:string-value="\x20" calcext:value-type="string">
            <text:p>\x20</text:p>
          </table:table-cell>
          <table:table-cell table:formula="of:=LOWER(CONCATENATE(&quot;\x&quot;;IF([$hex.L58]=&quot;0&quot;;&quot;00&quot;;[$hex.L58])))" office:value-type="string" office:string-value="\x00" calcext:value-type="string">
            <text:p>\x00</text:p>
          </table:table-cell>
          <table:table-cell table:formula="of:=LOWER(CONCATENATE(&quot;\x&quot;;IF([$hex.M58]=&quot;0&quot;;&quot;00&quot;;[$hex.M58])))" office:value-type="string" office:string-value="\x00" calcext:value-type="string">
            <text:p>\x00</text:p>
          </table:table-cell>
          <table:table-cell table:formula="of:=LOWER(CONCATENATE(&quot;\x&quot;;IF([$hex.N58]=&quot;0&quot;;&quot;00&quot;;[$hex.N58])))" office:value-type="string" office:string-value="\x00" calcext:value-type="string">
            <text:p>\x00</text:p>
          </table:table-cell>
          <table:table-cell table:formula="of:=LOWER(CONCATENATE(&quot;\x&quot;;IF([$hex.O58]=&quot;0&quot;;&quot;00&quot;;[$hex.O58])))" office:value-type="string" office:string-value="\x00" calcext:value-type="string">
            <text:p>\x00</text:p>
          </table:table-cell>
          <table:table-cell table:formula="of:=LOWER(CONCATENATE(&quot;\x&quot;;IF([$hex.P58]=&quot;0&quot;;&quot;00&quot;;[$hex.P58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9]=&quot;0&quot;;&quot;00&quot;;[$hex.A59])))" office:value-type="string" office:string-value="\x00" calcext:value-type="string">
            <text:p>\x00</text:p>
          </table:table-cell>
          <table:table-cell table:formula="of:=LOWER(CONCATENATE(&quot;\x&quot;;IF([$hex.B59]=&quot;0&quot;;&quot;00&quot;;[$hex.B59])))" office:value-type="string" office:string-value="\x00" calcext:value-type="string">
            <text:p>\x00</text:p>
          </table:table-cell>
          <table:table-cell table:formula="of:=LOWER(CONCATENATE(&quot;\x&quot;;IF([$hex.C59]=&quot;0&quot;;&quot;00&quot;;[$hex.C59])))" office:value-type="string" office:string-value="\x00" calcext:value-type="string">
            <text:p>\x00</text:p>
          </table:table-cell>
          <table:table-cell table:formula="of:=LOWER(CONCATENATE(&quot;\x&quot;;IF([$hex.D59]=&quot;0&quot;;&quot;00&quot;;[$hex.D59])))" office:value-type="string" office:string-value="\x00" calcext:value-type="string">
            <text:p>\x00</text:p>
          </table:table-cell>
          <table:table-cell table:formula="of:=LOWER(CONCATENATE(&quot;\x&quot;;IF([$hex.E59]=&quot;0&quot;;&quot;00&quot;;[$hex.E59])))" office:value-type="string" office:string-value="\x00" calcext:value-type="string">
            <text:p>\x00</text:p>
          </table:table-cell>
          <table:table-cell table:formula="of:=LOWER(CONCATENATE(&quot;\x&quot;;IF([$hex.F59]=&quot;0&quot;;&quot;00&quot;;[$hex.F59])))" office:value-type="string" office:string-value="\x3" calcext:value-type="string">
            <text:p>\x3</text:p>
          </table:table-cell>
          <table:table-cell table:formula="of:=LOWER(CONCATENATE(&quot;\x&quot;;IF([$hex.G59]=&quot;0&quot;;&quot;00&quot;;[$hex.G59])))" office:value-type="string" office:string-value="\x30" calcext:value-type="string">
            <text:p>\x30</text:p>
          </table:table-cell>
          <table:table-cell table:formula="of:=LOWER(CONCATENATE(&quot;\x&quot;;IF([$hex.H59]=&quot;0&quot;;&quot;00&quot;;[$hex.H59])))" office:value-type="string" office:string-value="\x00" calcext:value-type="string">
            <text:p>\x00</text:p>
          </table:table-cell>
          <table:table-cell table:formula="of:=LOWER(CONCATENATE(&quot;\x&quot;;IF([$hex.I59]=&quot;0&quot;;&quot;00&quot;;[$hex.I59])))" office:value-type="string" office:string-value="\x00" calcext:value-type="string">
            <text:p>\x00</text:p>
          </table:table-cell>
          <table:table-cell table:formula="of:=LOWER(CONCATENATE(&quot;\x&quot;;IF([$hex.J59]=&quot;0&quot;;&quot;00&quot;;[$hex.J59])))" office:value-type="string" office:string-value="\xc" calcext:value-type="string">
            <text:p>\xc</text:p>
          </table:table-cell>
          <table:table-cell table:formula="of:=LOWER(CONCATENATE(&quot;\x&quot;;IF([$hex.K59]=&quot;0&quot;;&quot;00&quot;;[$hex.K59])))" office:value-type="string" office:string-value="\xc0" calcext:value-type="string">
            <text:p>\xc0</text:p>
          </table:table-cell>
          <table:table-cell table:formula="of:=LOWER(CONCATENATE(&quot;\x&quot;;IF([$hex.L59]=&quot;0&quot;;&quot;00&quot;;[$hex.L59])))" office:value-type="string" office:string-value="\x00" calcext:value-type="string">
            <text:p>\x00</text:p>
          </table:table-cell>
          <table:table-cell table:formula="of:=LOWER(CONCATENATE(&quot;\x&quot;;IF([$hex.M59]=&quot;0&quot;;&quot;00&quot;;[$hex.M59])))" office:value-type="string" office:string-value="\x00" calcext:value-type="string">
            <text:p>\x00</text:p>
          </table:table-cell>
          <table:table-cell table:formula="of:=LOWER(CONCATENATE(&quot;\x&quot;;IF([$hex.N59]=&quot;0&quot;;&quot;00&quot;;[$hex.N59])))" office:value-type="string" office:string-value="\x00" calcext:value-type="string">
            <text:p>\x00</text:p>
          </table:table-cell>
          <table:table-cell table:formula="of:=LOWER(CONCATENATE(&quot;\x&quot;;IF([$hex.O59]=&quot;0&quot;;&quot;00&quot;;[$hex.O59])))" office:value-type="string" office:string-value="\x00" calcext:value-type="string">
            <text:p>\x00</text:p>
          </table:table-cell>
          <table:table-cell table:formula="of:=LOWER(CONCATENATE(&quot;\x&quot;;IF([$hex.P59]=&quot;0&quot;;&quot;00&quot;;[$hex.P59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60]=&quot;0&quot;;&quot;00&quot;;[$hex.A60])))" office:value-type="string" office:string-value="\x00" calcext:value-type="string">
            <text:p>\x00</text:p>
          </table:table-cell>
          <table:table-cell table:formula="of:=LOWER(CONCATENATE(&quot;\x&quot;;IF([$hex.B60]=&quot;0&quot;;&quot;00&quot;;[$hex.B60])))" office:value-type="string" office:string-value="\x00" calcext:value-type="string">
            <text:p>\x00</text:p>
          </table:table-cell>
          <table:table-cell table:formula="of:=LOWER(CONCATENATE(&quot;\x&quot;;IF([$hex.C60]=&quot;0&quot;;&quot;00&quot;;[$hex.C60])))" office:value-type="string" office:string-value="\x00" calcext:value-type="string">
            <text:p>\x00</text:p>
          </table:table-cell>
          <table:table-cell table:formula="of:=LOWER(CONCATENATE(&quot;\x&quot;;IF([$hex.D60]=&quot;0&quot;;&quot;00&quot;;[$hex.D60])))" office:value-type="string" office:string-value="\x00" calcext:value-type="string">
            <text:p>\x00</text:p>
          </table:table-cell>
          <table:table-cell table:formula="of:=LOWER(CONCATENATE(&quot;\x&quot;;IF([$hex.E60]=&quot;0&quot;;&quot;00&quot;;[$hex.E60])))" office:value-type="string" office:string-value="\x00" calcext:value-type="string">
            <text:p>\x00</text:p>
          </table:table-cell>
          <table:table-cell table:formula="of:=LOWER(CONCATENATE(&quot;\x&quot;;IF([$hex.F60]=&quot;0&quot;;&quot;00&quot;;[$hex.F60])))" office:value-type="string" office:string-value="\x00" calcext:value-type="string">
            <text:p>\x00</text:p>
          </table:table-cell>
          <table:table-cell table:formula="of:=LOWER(CONCATENATE(&quot;\x&quot;;IF([$hex.G60]=&quot;0&quot;;&quot;00&quot;;[$hex.G60])))" office:value-type="string" office:string-value="\xce" calcext:value-type="string">
            <text:p>\xce</text:p>
          </table:table-cell>
          <table:table-cell table:formula="of:=LOWER(CONCATENATE(&quot;\x&quot;;IF([$hex.H60]=&quot;0&quot;;&quot;00&quot;;[$hex.H60])))" office:value-type="string" office:string-value="\x1" calcext:value-type="string">
            <text:p>\x1</text:p>
          </table:table-cell>
          <table:table-cell table:formula="of:=LOWER(CONCATENATE(&quot;\x&quot;;IF([$hex.I60]=&quot;0&quot;;&quot;00&quot;;[$hex.I60])))" office:value-type="string" office:string-value="\x80" calcext:value-type="string">
            <text:p>\x80</text:p>
          </table:table-cell>
          <table:table-cell table:formula="of:=LOWER(CONCATENATE(&quot;\x&quot;;IF([$hex.J60]=&quot;0&quot;;&quot;00&quot;;[$hex.J60])))" office:value-type="string" office:string-value="\x73" calcext:value-type="string">
            <text:p>\x73</text:p>
          </table:table-cell>
          <table:table-cell table:formula="of:=LOWER(CONCATENATE(&quot;\x&quot;;IF([$hex.K60]=&quot;0&quot;;&quot;00&quot;;[$hex.K60])))" office:value-type="string" office:string-value="\x00" calcext:value-type="string">
            <text:p>\x00</text:p>
          </table:table-cell>
          <table:table-cell table:formula="of:=LOWER(CONCATENATE(&quot;\x&quot;;IF([$hex.L60]=&quot;0&quot;;&quot;00&quot;;[$hex.L60])))" office:value-type="string" office:string-value="\x00" calcext:value-type="string">
            <text:p>\x00</text:p>
          </table:table-cell>
          <table:table-cell table:formula="of:=LOWER(CONCATENATE(&quot;\x&quot;;IF([$hex.M60]=&quot;0&quot;;&quot;00&quot;;[$hex.M60])))" office:value-type="string" office:string-value="\x00" calcext:value-type="string">
            <text:p>\x00</text:p>
          </table:table-cell>
          <table:table-cell table:formula="of:=LOWER(CONCATENATE(&quot;\x&quot;;IF([$hex.N60]=&quot;0&quot;;&quot;00&quot;;[$hex.N60])))" office:value-type="string" office:string-value="\x00" calcext:value-type="string">
            <text:p>\x00</text:p>
          </table:table-cell>
          <table:table-cell table:formula="of:=LOWER(CONCATENATE(&quot;\x&quot;;IF([$hex.O60]=&quot;0&quot;;&quot;00&quot;;[$hex.O60])))" office:value-type="string" office:string-value="\x00" calcext:value-type="string">
            <text:p>\x00</text:p>
          </table:table-cell>
          <table:table-cell table:formula="of:=LOWER(CONCATENATE(&quot;\x&quot;;IF([$hex.P60]=&quot;0&quot;;&quot;00&quot;;[$hex.P60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61]=&quot;0&quot;;&quot;00&quot;;[$hex.A61])))" office:value-type="string" office:string-value="\x00" calcext:value-type="string">
            <text:p>\x00</text:p>
          </table:table-cell>
          <table:table-cell table:formula="of:=LOWER(CONCATENATE(&quot;\x&quot;;IF([$hex.B61]=&quot;0&quot;;&quot;00&quot;;[$hex.B61])))" office:value-type="string" office:string-value="\x00" calcext:value-type="string">
            <text:p>\x00</text:p>
          </table:table-cell>
          <table:table-cell table:formula="of:=LOWER(CONCATENATE(&quot;\x&quot;;IF([$hex.C61]=&quot;0&quot;;&quot;00&quot;;[$hex.C61])))" office:value-type="string" office:string-value="\x00" calcext:value-type="string">
            <text:p>\x00</text:p>
          </table:table-cell>
          <table:table-cell table:formula="of:=LOWER(CONCATENATE(&quot;\x&quot;;IF([$hex.D61]=&quot;0&quot;;&quot;00&quot;;[$hex.D61])))" office:value-type="string" office:string-value="\x00" calcext:value-type="string">
            <text:p>\x00</text:p>
          </table:table-cell>
          <table:table-cell table:formula="of:=LOWER(CONCATENATE(&quot;\x&quot;;IF([$hex.E61]=&quot;0&quot;;&quot;00&quot;;[$hex.E61])))" office:value-type="string" office:string-value="\x00" calcext:value-type="string">
            <text:p>\x00</text:p>
          </table:table-cell>
          <table:table-cell table:formula="of:=LOWER(CONCATENATE(&quot;\x&quot;;IF([$hex.F61]=&quot;0&quot;;&quot;00&quot;;[$hex.F61])))" office:value-type="string" office:string-value="\x00" calcext:value-type="string">
            <text:p>\x00</text:p>
          </table:table-cell>
          <table:table-cell table:formula="of:=LOWER(CONCATENATE(&quot;\x&quot;;IF([$hex.G61]=&quot;0&quot;;&quot;00&quot;;[$hex.G61])))" office:value-type="string" office:string-value="\x31" calcext:value-type="string">
            <text:p>\x31</text:p>
          </table:table-cell>
          <table:table-cell table:formula="of:=LOWER(CONCATENATE(&quot;\x&quot;;IF([$hex.H61]=&quot;0&quot;;&quot;00&quot;;[$hex.H61])))" office:value-type="string" office:string-value="\xe0" calcext:value-type="string">
            <text:p>\xe0</text:p>
          </table:table-cell>
          <table:table-cell table:formula="of:=LOWER(CONCATENATE(&quot;\x&quot;;IF([$hex.I61]=&quot;0&quot;;&quot;00&quot;;[$hex.I61])))" office:value-type="string" office:string-value="\x7" calcext:value-type="string">
            <text:p>\x7</text:p>
          </table:table-cell>
          <table:table-cell table:formula="of:=LOWER(CONCATENATE(&quot;\x&quot;;IF([$hex.J61]=&quot;0&quot;;&quot;00&quot;;[$hex.J61])))" office:value-type="string" office:string-value="\x8c" calcext:value-type="string">
            <text:p>\x8c</text:p>
          </table:table-cell>
          <table:table-cell table:formula="of:=LOWER(CONCATENATE(&quot;\x&quot;;IF([$hex.K61]=&quot;0&quot;;&quot;00&quot;;[$hex.K61])))" office:value-type="string" office:string-value="\x00" calcext:value-type="string">
            <text:p>\x00</text:p>
          </table:table-cell>
          <table:table-cell table:formula="of:=LOWER(CONCATENATE(&quot;\x&quot;;IF([$hex.L61]=&quot;0&quot;;&quot;00&quot;;[$hex.L61])))" office:value-type="string" office:string-value="\x00" calcext:value-type="string">
            <text:p>\x00</text:p>
          </table:table-cell>
          <table:table-cell table:formula="of:=LOWER(CONCATENATE(&quot;\x&quot;;IF([$hex.M61]=&quot;0&quot;;&quot;00&quot;;[$hex.M61])))" office:value-type="string" office:string-value="\x00" calcext:value-type="string">
            <text:p>\x00</text:p>
          </table:table-cell>
          <table:table-cell table:formula="of:=LOWER(CONCATENATE(&quot;\x&quot;;IF([$hex.N61]=&quot;0&quot;;&quot;00&quot;;[$hex.N61])))" office:value-type="string" office:string-value="\x00" calcext:value-type="string">
            <text:p>\x00</text:p>
          </table:table-cell>
          <table:table-cell table:formula="of:=LOWER(CONCATENATE(&quot;\x&quot;;IF([$hex.O61]=&quot;0&quot;;&quot;00&quot;;[$hex.O61])))" office:value-type="string" office:string-value="\x00" calcext:value-type="string">
            <text:p>\x00</text:p>
          </table:table-cell>
          <table:table-cell table:formula="of:=LOWER(CONCATENATE(&quot;\x&quot;;IF([$hex.P61]=&quot;0&quot;;&quot;00&quot;;[$hex.P61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62]=&quot;0&quot;;&quot;00&quot;;[$hex.A62])))" office:value-type="string" office:string-value="\x00" calcext:value-type="string">
            <text:p>\x00</text:p>
          </table:table-cell>
          <table:table-cell table:formula="of:=LOWER(CONCATENATE(&quot;\x&quot;;IF([$hex.B62]=&quot;0&quot;;&quot;00&quot;;[$hex.B62])))" office:value-type="string" office:string-value="\x00" calcext:value-type="string">
            <text:p>\x00</text:p>
          </table:table-cell>
          <table:table-cell table:formula="of:=LOWER(CONCATENATE(&quot;\x&quot;;IF([$hex.C62]=&quot;0&quot;;&quot;00&quot;;[$hex.C62])))" office:value-type="string" office:string-value="\x00" calcext:value-type="string">
            <text:p>\x00</text:p>
          </table:table-cell>
          <table:table-cell table:formula="of:=LOWER(CONCATENATE(&quot;\x&quot;;IF([$hex.D62]=&quot;0&quot;;&quot;00&quot;;[$hex.D62])))" office:value-type="string" office:string-value="\x00" calcext:value-type="string">
            <text:p>\x00</text:p>
          </table:table-cell>
          <table:table-cell table:formula="of:=LOWER(CONCATENATE(&quot;\x&quot;;IF([$hex.E62]=&quot;0&quot;;&quot;00&quot;;[$hex.E62])))" office:value-type="string" office:string-value="\x00" calcext:value-type="string">
            <text:p>\x00</text:p>
          </table:table-cell>
          <table:table-cell table:formula="of:=LOWER(CONCATENATE(&quot;\x&quot;;IF([$hex.F62]=&quot;0&quot;;&quot;00&quot;;[$hex.F62])))" office:value-type="string" office:string-value="\x00" calcext:value-type="string">
            <text:p>\x00</text:p>
          </table:table-cell>
          <table:table-cell table:formula="of:=LOWER(CONCATENATE(&quot;\x&quot;;IF([$hex.G62]=&quot;0&quot;;&quot;00&quot;;[$hex.G62])))" office:value-type="string" office:string-value="\xc" calcext:value-type="string">
            <text:p>\xc</text:p>
          </table:table-cell>
          <table:table-cell table:formula="of:=LOWER(CONCATENATE(&quot;\x&quot;;IF([$hex.H62]=&quot;0&quot;;&quot;00&quot;;[$hex.H62])))" office:value-type="string" office:string-value="\x1f" calcext:value-type="string">
            <text:p>\x1f</text:p>
          </table:table-cell>
          <table:table-cell table:formula="of:=LOWER(CONCATENATE(&quot;\x&quot;;IF([$hex.I62]=&quot;0&quot;;&quot;00&quot;;[$hex.I62])))" office:value-type="string" office:string-value="\xf8" calcext:value-type="string">
            <text:p>\xf8</text:p>
          </table:table-cell>
          <table:table-cell table:formula="of:=LOWER(CONCATENATE(&quot;\x&quot;;IF([$hex.J62]=&quot;0&quot;;&quot;00&quot;;[$hex.J62])))" office:value-type="string" office:string-value="\x30" calcext:value-type="string">
            <text:p>\x30</text:p>
          </table:table-cell>
          <table:table-cell table:formula="of:=LOWER(CONCATENATE(&quot;\x&quot;;IF([$hex.K62]=&quot;0&quot;;&quot;00&quot;;[$hex.K62])))" office:value-type="string" office:string-value="\x00" calcext:value-type="string">
            <text:p>\x00</text:p>
          </table:table-cell>
          <table:table-cell table:formula="of:=LOWER(CONCATENATE(&quot;\x&quot;;IF([$hex.L62]=&quot;0&quot;;&quot;00&quot;;[$hex.L62])))" office:value-type="string" office:string-value="\x00" calcext:value-type="string">
            <text:p>\x00</text:p>
          </table:table-cell>
          <table:table-cell table:formula="of:=LOWER(CONCATENATE(&quot;\x&quot;;IF([$hex.M62]=&quot;0&quot;;&quot;00&quot;;[$hex.M62])))" office:value-type="string" office:string-value="\x00" calcext:value-type="string">
            <text:p>\x00</text:p>
          </table:table-cell>
          <table:table-cell table:formula="of:=LOWER(CONCATENATE(&quot;\x&quot;;IF([$hex.N62]=&quot;0&quot;;&quot;00&quot;;[$hex.N62])))" office:value-type="string" office:string-value="\x00" calcext:value-type="string">
            <text:p>\x00</text:p>
          </table:table-cell>
          <table:table-cell table:formula="of:=LOWER(CONCATENATE(&quot;\x&quot;;IF([$hex.O62]=&quot;0&quot;;&quot;00&quot;;[$hex.O62])))" office:value-type="string" office:string-value="\x00" calcext:value-type="string">
            <text:p>\x00</text:p>
          </table:table-cell>
          <table:table-cell table:formula="of:=LOWER(CONCATENATE(&quot;\x&quot;;IF([$hex.P62]=&quot;0&quot;;&quot;00&quot;;[$hex.P62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63]=&quot;0&quot;;&quot;00&quot;;[$hex.A63])))" office:value-type="string" office:string-value="\x00" calcext:value-type="string">
            <text:p>\x00</text:p>
          </table:table-cell>
          <table:table-cell table:formula="of:=LOWER(CONCATENATE(&quot;\x&quot;;IF([$hex.B63]=&quot;0&quot;;&quot;00&quot;;[$hex.B63])))" office:value-type="string" office:string-value="\x00" calcext:value-type="string">
            <text:p>\x00</text:p>
          </table:table-cell>
          <table:table-cell table:formula="of:=LOWER(CONCATENATE(&quot;\x&quot;;IF([$hex.C63]=&quot;0&quot;;&quot;00&quot;;[$hex.C63])))" office:value-type="string" office:string-value="\x00" calcext:value-type="string">
            <text:p>\x00</text:p>
          </table:table-cell>
          <table:table-cell table:formula="of:=LOWER(CONCATENATE(&quot;\x&quot;;IF([$hex.D63]=&quot;0&quot;;&quot;00&quot;;[$hex.D63])))" office:value-type="string" office:string-value="\x00" calcext:value-type="string">
            <text:p>\x00</text:p>
          </table:table-cell>
          <table:table-cell table:formula="of:=LOWER(CONCATENATE(&quot;\x&quot;;IF([$hex.E63]=&quot;0&quot;;&quot;00&quot;;[$hex.E63])))" office:value-type="string" office:string-value="\x00" calcext:value-type="string">
            <text:p>\x00</text:p>
          </table:table-cell>
          <table:table-cell table:formula="of:=LOWER(CONCATENATE(&quot;\x&quot;;IF([$hex.F63]=&quot;0&quot;;&quot;00&quot;;[$hex.F63])))" office:value-type="string" office:string-value="\x00" calcext:value-type="string">
            <text:p>\x00</text:p>
          </table:table-cell>
          <table:table-cell table:formula="of:=LOWER(CONCATENATE(&quot;\x&quot;;IF([$hex.G63]=&quot;0&quot;;&quot;00&quot;;[$hex.G63])))" office:value-type="string" office:string-value="\x3" calcext:value-type="string">
            <text:p>\x3</text:p>
          </table:table-cell>
          <table:table-cell table:formula="of:=LOWER(CONCATENATE(&quot;\x&quot;;IF([$hex.H63]=&quot;0&quot;;&quot;00&quot;;[$hex.H63])))" office:value-type="string" office:string-value="\xc0" calcext:value-type="string">
            <text:p>\xc0</text:p>
          </table:table-cell>
          <table:table-cell table:formula="of:=LOWER(CONCATENATE(&quot;\x&quot;;IF([$hex.I63]=&quot;0&quot;;&quot;00&quot;;[$hex.I63])))" office:value-type="string" office:string-value="\x3" calcext:value-type="string">
            <text:p>\x3</text:p>
          </table:table-cell>
          <table:table-cell table:formula="of:=LOWER(CONCATENATE(&quot;\x&quot;;IF([$hex.J63]=&quot;0&quot;;&quot;00&quot;;[$hex.J63])))" office:value-type="string" office:string-value="\xc0" calcext:value-type="string">
            <text:p>\xc0</text:p>
          </table:table-cell>
          <table:table-cell table:formula="of:=LOWER(CONCATENATE(&quot;\x&quot;;IF([$hex.K63]=&quot;0&quot;;&quot;00&quot;;[$hex.K63])))" office:value-type="string" office:string-value="\x00" calcext:value-type="string">
            <text:p>\x00</text:p>
          </table:table-cell>
          <table:table-cell table:formula="of:=LOWER(CONCATENATE(&quot;\x&quot;;IF([$hex.L63]=&quot;0&quot;;&quot;00&quot;;[$hex.L63])))" office:value-type="string" office:string-value="\x00" calcext:value-type="string">
            <text:p>\x00</text:p>
          </table:table-cell>
          <table:table-cell table:formula="of:=LOWER(CONCATENATE(&quot;\x&quot;;IF([$hex.M63]=&quot;0&quot;;&quot;00&quot;;[$hex.M63])))" office:value-type="string" office:string-value="\x00" calcext:value-type="string">
            <text:p>\x00</text:p>
          </table:table-cell>
          <table:table-cell table:formula="of:=LOWER(CONCATENATE(&quot;\x&quot;;IF([$hex.N63]=&quot;0&quot;;&quot;00&quot;;[$hex.N63])))" office:value-type="string" office:string-value="\x00" calcext:value-type="string">
            <text:p>\x00</text:p>
          </table:table-cell>
          <table:table-cell table:formula="of:=LOWER(CONCATENATE(&quot;\x&quot;;IF([$hex.O63]=&quot;0&quot;;&quot;00&quot;;[$hex.O63])))" office:value-type="string" office:string-value="\x00" calcext:value-type="string">
            <text:p>\x00</text:p>
          </table:table-cell>
          <table:table-cell table:formula="of:=LOWER(CONCATENATE(&quot;\x&quot;;IF([$hex.P63]=&quot;0&quot;;&quot;00&quot;;[$hex.P63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64]=&quot;0&quot;;&quot;00&quot;;[$hex.A64])))" office:value-type="string" office:string-value="\x00" calcext:value-type="string">
            <text:p>\x00</text:p>
          </table:table-cell>
          <table:table-cell table:formula="of:=LOWER(CONCATENATE(&quot;\x&quot;;IF([$hex.B64]=&quot;0&quot;;&quot;00&quot;;[$hex.B64])))" office:value-type="string" office:string-value="\x00" calcext:value-type="string">
            <text:p>\x00</text:p>
          </table:table-cell>
          <table:table-cell table:formula="of:=LOWER(CONCATENATE(&quot;\x&quot;;IF([$hex.C64]=&quot;0&quot;;&quot;00&quot;;[$hex.C64])))" office:value-type="string" office:string-value="\x00" calcext:value-type="string">
            <text:p>\x00</text:p>
          </table:table-cell>
          <table:table-cell table:formula="of:=LOWER(CONCATENATE(&quot;\x&quot;;IF([$hex.D64]=&quot;0&quot;;&quot;00&quot;;[$hex.D64])))" office:value-type="string" office:string-value="\x00" calcext:value-type="string">
            <text:p>\x00</text:p>
          </table:table-cell>
          <table:table-cell table:formula="of:=LOWER(CONCATENATE(&quot;\x&quot;;IF([$hex.E64]=&quot;0&quot;;&quot;00&quot;;[$hex.E64])))" office:value-type="string" office:string-value="\x00" calcext:value-type="string">
            <text:p>\x00</text:p>
          </table:table-cell>
          <table:table-cell table:formula="of:=LOWER(CONCATENATE(&quot;\x&quot;;IF([$hex.F64]=&quot;0&quot;;&quot;00&quot;;[$hex.F64])))" office:value-type="string" office:string-value="\x00" calcext:value-type="string">
            <text:p>\x00</text:p>
          </table:table-cell>
          <table:table-cell table:formula="of:=LOWER(CONCATENATE(&quot;\x&quot;;IF([$hex.G64]=&quot;0&quot;;&quot;00&quot;;[$hex.G64])))" office:value-type="string" office:string-value="\x00" calcext:value-type="string">
            <text:p>\x00</text:p>
          </table:table-cell>
          <table:table-cell table:formula="of:=LOWER(CONCATENATE(&quot;\x&quot;;IF([$hex.H64]=&quot;0&quot;;&quot;00&quot;;[$hex.H64])))" office:value-type="string" office:string-value="\x3f" calcext:value-type="string">
            <text:p>\x3f</text:p>
          </table:table-cell>
          <table:table-cell table:formula="of:=LOWER(CONCATENATE(&quot;\x&quot;;IF([$hex.I64]=&quot;0&quot;;&quot;00&quot;;[$hex.I64])))" office:value-type="string" office:string-value="\xfc" calcext:value-type="string">
            <text:p>\xfc</text:p>
          </table:table-cell>
          <table:table-cell table:formula="of:=LOWER(CONCATENATE(&quot;\x&quot;;IF([$hex.J64]=&quot;0&quot;;&quot;00&quot;;[$hex.J64])))" office:value-type="string" office:string-value="\x00" calcext:value-type="string">
            <text:p>\x00</text:p>
          </table:table-cell>
          <table:table-cell table:formula="of:=LOWER(CONCATENATE(&quot;\x&quot;;IF([$hex.K64]=&quot;0&quot;;&quot;00&quot;;[$hex.K64])))" office:value-type="string" office:string-value="\x00" calcext:value-type="string">
            <text:p>\x00</text:p>
          </table:table-cell>
          <table:table-cell table:formula="of:=LOWER(CONCATENATE(&quot;\x&quot;;IF([$hex.L64]=&quot;0&quot;;&quot;00&quot;;[$hex.L64])))" office:value-type="string" office:string-value="\x00" calcext:value-type="string">
            <text:p>\x00</text:p>
          </table:table-cell>
          <table:table-cell table:formula="of:=LOWER(CONCATENATE(&quot;\x&quot;;IF([$hex.M64]=&quot;0&quot;;&quot;00&quot;;[$hex.M64])))" office:value-type="string" office:string-value="\x00" calcext:value-type="string">
            <text:p>\x00</text:p>
          </table:table-cell>
          <table:table-cell table:formula="of:=LOWER(CONCATENATE(&quot;\x&quot;;IF([$hex.N64]=&quot;0&quot;;&quot;00&quot;;[$hex.N64])))" office:value-type="string" office:string-value="\x00" calcext:value-type="string">
            <text:p>\x00</text:p>
          </table:table-cell>
          <table:table-cell table:formula="of:=LOWER(CONCATENATE(&quot;\x&quot;;IF([$hex.O64]=&quot;0&quot;;&quot;00&quot;;[$hex.O64])))" office:value-type="string" office:string-value="\x00" calcext:value-type="string">
            <text:p>\x00</text:p>
          </table:table-cell>
          <table:table-cell table:formula="of:=LOWER(CONCATENATE(&quot;\x&quot;;IF([$hex.P64]=&quot;0&quot;;&quot;00&quot;;[$hex.P64])))" office:value-type="string" office:string-value="\x00" calcext:value-type="string">
            <text:p>\x00</text:p>
          </table:table-cell>
        </table:table-row>
      </table:table>
      <table:table table:name="RESULT" table:style-name="ta1">
        <table:table-column table:style-name="co5" table:default-cell-style-name="Default"/>
        <table:table-column table:style-name="co3" table:number-columns-repeated="2" table:default-cell-style-name="Default"/>
        <table:table-row table:style-name="ro3">
          <table:table-cell table:formula="of:=CONCATENATE([$hex_strings.A1];[$hex_strings.B1];[$hex_strings.C1];[$hex_strings.D1];[$hex_strings.E1];[$hex_strings.F1];[$hex_strings.G1];[$hex_strings.H1];[$hex_strings.I1];[$hex_strings.J1];[$hex_strings.K1];[$hex_strings.L1];[$hex_strings.M1];[$hex_strings.N1];[$hex_strings.O1];[$hex_strings.P1])" office:value-type="string" office:string-value="\x00\x00\x00\x00\x00\x00\x00\x3f\xfc\x00\x00\x00\x00\x00\x00\x00" calcext:value-type="string">
            <text:p>\x00\x00\x00\x00\x00\x00\x00\x3f\xfc\x00\x00\x00\x00\x00\x00\x00</text:p>
          </table:table-cell>
          <table:table-cell table:style-name="ce32" office:value-type="string" calcext:value-type="string">
            <text:p>RESULT:</text:p>
          </table:table-cell>
          <table:table-cell table:style-name="ce33" table:formula="of:=CONCATENATE([.A1];[.A2];[.A3];[.A4];[.A5];[.A6];[.A7];[.A8];[.A9];[.A10];[.A11];[.A12];[.A13];[.A14];[.A15];[.A16];[.A17];[.A18];[.A19];[.A20];[.A21];[.A22];[.A23];[.A24];[.A25];[.A26];[.A27];[.A28];[.A29];[.A30];[.A31];[.A32];[.A33];[.A34];[.A35];[.A36];[.A37];[.A38];[.A39];[.A40];[.A41];[.A42];[.A43];[.A44];[.A45];[.A46];[.A47];[.A48];[.A49];[.A50];[.A51];[.A52];[.A53];[.A54];[.A55];[.A56];[.A57];[.A58];[.A59];[.A60];[.A61];[.A62];[.A63];[.A64])" office:value-type="string" office:string-value="\x00\x00\x00\x00\x00\x00\x00\x3f\xfc\x00\x00\x00\x00\x00\x00\x00\x00\x00\x00\x00\x00\x00\x3\xc0\x3\xc0\x00\x00\x00\x00\x00\x00\x00\x00\x00\x00\x00\x00\x1c\x1f\xf8\x30\x00\x00\x00\x00\x00\x00\x00\x00\x00\x00\x00\x00\x31\xe0\x7\x8c\x00\x00\x00\x00\x00\x00\x00\x00\x00\x00\x00\x00\xce\x1\x80\x73\x00\x00\x00\x00\x00\x00\x00\x00\x00\x00\x00\x3\x30\x00\x00\xc\xc0\x00\x00\x00\x00\x00\x00\x00\x00\x00\x00\x4\xc0\x00\x00\x3\x20\x00\x00\x00\x00\x00\x00\x00\x00\x00\x00\x9\x00\x1\x80\x00\x90\x00\x00\x00\x00\x00\x00\x00\x00\x00\x00\x32\x00\x1\x80\x00\x4c\x00\x00\x00\x00\x00\x00\x00\x00\x00\x00\x4c\x00\x00\x00\x00\x32\x00\x00\x00\x00\x00\x00\x00\x00\x00\x00\x90\x00\x00\x00\x00\x9\x00\x00\x00\x00\x00\x00\x00\x00\x00\x00\xa0\x00\x1\x80\x00\x5\x00\x00\x00\x00\x00\x00\x00\x00\x00\x1\x48\x00\x1\x80\x00\x12\x80\x00\x00\x00\x00\x00\x00\x00\x00\x2\x44\x00\x00\x00\x00\x22\x40\x00\x00\x00\x00\x00\x00\x00\x00\x4\x82\x00\x00\x00\x00\x41\x20\x00\x00\x00\x00\x00\x00\x00\x00\x5\x1\x00\x1\x80\x00\x80\xa0\x00\x00\x00\x00\x00\x00\x00\x00\xa\x00\x80\x1\x80\x1\x00\x50\x00\x00\x00\x00\x00\x00\x00\x00\xa\x00\x40\x00\x00\x2\x00\x50\x00\x00\x00\x00\x00\x00\x00\x00\x14\x00\x20\x00\x00\x4\x00\x28\x00\x00\x00\x00\x00\x00\x00\x00\x14\x00\x10\x1\x80\x8\x00\x28\x00\x00\x00\x00\x00\x00\x00\x00\x28\x00\x8\x1\x80\x10\x00\x14\x00\x00\x00\x00\x00\x00\x00\x00\x28\x00\x4\x00\x00\x20\x00\x14\x00\x00\x00\x00\x00\x00\x00\x00\x48\x00\x2\x00\x00\x40\x00\x12\x00\x00\x00\x00\x00\x00\x00\x00\x50\x00\x1\x1\x80\x80\x00\xa\x00\x00\x00\x00\x00\x00\x00\x00\x50\x00\x00\x81\x81\x00\x00\xa\x00\x00\x00\x00\x00\x00\x00\x00\x50\x00\x00\x40\x2\x00\x00\xa\x00\x00\x00\x00\x00\x00\x00\x00\x90\x00\x00\x20\x4\x00\x00\x9\x00\x00\x00\x00\x00\x00\x00\x00\xa0\x00\x00\x11\x88\x00\x00\x5\x00\x00\x00\x00\x00\x00\x00\x00\xa0\x00\x00\x9\x90\x00\x00\x5\x00\x00\x00\x00\x00\x00\x00\x00\xa0\x00\x00\x00\x00\x00\x00\x5\x00\x00\x00\x00\x00\x00\x00\x00\xa0\x00\x00\x00\x00\x00\x00\x5\x00\x00\x00\x00\x00\x00\x00\x00\xa9\x99\x99\x99\x99\x99\x99\x95\x00\x00\x00\x00\x00\x00\x00\x00\xa9\x99\x99\x99\x99\x99\x99\x95\x00\x00\x00\x00\x00\x00\x00\x00\xa0\x00\x00\x00\x00\x00\x00\x5\x00\x00\x00\x00\x00\x00\x00\x00\xa0\x00\x00\x00\x00\x00\x00\x5\x00\x00\x00\x00\x00\x00\x00\x00\xa0\x00\x00\x9\x90\x00\x00\x5\x00\x00\x00\x00\x00\x00\x00\x00\xa0\x00\x00\x11\x88\x00\x00\x5\x00\x00\x00\x00\x00\x00\x00\x00\x90\x00\x00\x20\x4\x00\x00\x9\x00\x00\x00\x00\x00\x00\x00\x00\x50\x00\x00\x40\x2\x00\x00\xa\x00\x00\x00\x00\x00\x00\x00\x00\x50\x00\x00\x81\x81\x00\x00\xa\x00\x00\x00\x00\x00\x00\x00\x00\x50\x00\x1\x1\x80\x80\x00\xa\x00\x00\x00\x00\x00\x00\x00\x00\x48\x00\x2\x00\x00\x40\x00\x12\x00\x00\x00\x00\x00\x00\x00\x00\x28\x00\x4\x00\x00\x20\x00\x14\x00\x00\x00\x00\x00\x00\x00\x00\x28\x00\x8\x1\x80\x10\x00\x14\x00\x00\x00\x00\x00\x00\x00\x00\x14\x00\x10\x1\x80\x8\x00\x28\x00\x00\x00\x00\x00\x00\x00\x00\x14\x00\x20\x00\x00\x4\x00\x28\x00\x00\x00\x00\x00\x00\x00\x00\xa\x00\x40\x00\x00\x2\x00\x50\x00\x00\x00\x00\x00\x00\x00\x00\xa\x00\x80\x1\x80\x1\x00\x50\x00\x00\x00\x00\x00\x00\x00\x00\x5\x1\x00\x1\x80\x00\x80\xa0\x00\x00\x00\x00\x00\x00\x00\x00\x4\x82\x00\x00\x00\x00\x41\x20\x00\x00\x00\x00\x00\x00\x00\x00\x2\x44\x00\x00\x00\x00\x22\x40\x00\x00\x00\x00\x00\x00\x00\x00\x1\x48\x00\x1\x80\x00\x12\x80\x00\x00\x00\x00\x00\x00\x00\x00\x00\xa0\x00\x1\x80\x00\x5\x00\x00\x00\x00\x00\x00\x00\x00\x00\x00\x90\x00\x00\x00\x00\x9\x00\x00\x00\x00\x00\x00\x00\x00\x00\x00\x4c\x00\x00\x00\x00\x32\x00\x00\x00\x00\x00\x00\x00\x00\x00\x00\x32\x00\x1\x80\x00\x4c\x00\x00\x00\x00\x00\x00\x00\x00\x00\x00\x9\x00\x1\x80\x00\x90\x00\x00\x00\x00\x00\x00\x00\x00\x00\x00\x4\xc0\x00\x00\x3\x20\x00\x00\x00\x00\x00\x00\x00\x00\x00\x00\x3\x30\x00\x00\xc\xc0\x00\x00\x00\x00\x00\x00\x00\x00\x00\x00\x00\xce\x1\x80\x73\x00\x00\x00\x00\x00\x00\x00\x00\x00\x00\x00\x00\x31\xe0\x7\x8c\x00\x00\x00\x00\x00\x00\x00\x00\x00\x00\x00\x00\xc\x1f\xf8\x30\x00\x00\x00\x00\x00\x00\x00\x00\x00\x00\x00\x00\x3\xc0\x3\xc0\x00\x00\x00\x00\x00\x00\x00\x00\x00\x00\x00\x00\x00\x3f\xfc\x00\x00\x00\x00\x00\x00\x00" calcext:value-type="string">
            <text:p>\x00\x00\x00\x00\x00\x00\x00\x3f\xfc\x00\x00\x00\x00\x00\x00\x00\x00\x00\x00\x00\x00\x00\x3\xc0\x3\xc0\x00\x00\x00\x00\x00\x00\x00\x00\x00\x00\x00\x00\x1c\x1f\xf8\x30\x00\x00\x00\x00\x00\x00\x00\x00\x00\x00\x00\x00\x31\xe0\x7\x8c\x00\x00\x00\x00\x00\x00\x00\x00\x00\x00\x00\x00\xce\x1\x80\x73\x00\x00\x00\x00\x00\x00\x00\x00\x00\x00\x00\x3\x30\x00\x00\xc\xc0\x00\x00\x00\x00\x00\x00\x00\x00\x00\x00\x4\xc0\x00\x00\x3\x20\x00\x00\x00\x00\x00\x00\x00\x00\x00\x00\x9\x00\x1\x80\x00\x90\x00\x00\x00\x00\x00\x00\x00\x00\x00\x00\x32\x00\x1\x80\x00\x4c\x00\x00\x00\x00\x00\x00\x00\x00\x00\x00\x4c\x00\x00\x00\x00\x32\x00\x00\x00\x00\x00\x00\x00\x00\x00\x00\x90\x00\x00\x00\x00\x9\x00\x00\x00\x00\x00\x00\x00\x00\x00\x00\xa0\x00\x1\x80\x00\x5\x00\x00\x00\x00\x00\x00\x00\x00\x00\x1\x48\x00\x1\x80\x00\x12\x80\x00\x00\x00\x00\x00\x00\x00\x00\x2\x44\x00\x00\x00\x00\x22\x40\x00\x00\x00\x00\x00\x00\x00\x00\x4\x82\x00\x00\x00\x00\x41\x20\x00\x00\x00\x00\x00\x00\x00\x00\x5\x1\x00\x1\x80\x00\x80\xa0\x00\x00\x00\x00\x00\x00\x00\x00\xa\x00\x80\x1\x80\x1\x00\x50\x00\x00\x00\x00\x00\x00\x00\x00\xa\x00\x40\x00\x00\x2\x00\x50\x00\x00\x00\x00\x00\x00\x00\x00\x14\x00\x20\x00\x00\x4\x00\x28\x00\x00\x00\x00\x00\x00\x00\x00\x14\x00\x10\x1\x80\x8\x00\x28\x00\x00\x00\x00\x00\x00\x00\x00\x28\x00\x8\x1\x80\x10\x00\x14\x00\x00\x00\x00\x00\x00\x00\x00\x28\x00\x4\x00\x00\x20\x00\x14\x00\x00\x00\x00\x00\x00\x00\x00\x48\x00\x2\x00\x00\x40\x00\x12\x00\x00\x00\x00\x00\x00\x00\x00\x50\x00\x1\x1\x80\x80\x00\xa\x00\x00\x00\x00\x00\x00\x00\x00\x50\x00\x00\x81\x81\x00\x00\xa\x00\x00\x00\x00\x00\x00\x00\x00\x50\x00\x00\x40\x2\x00\x00\xa\x00\x00\x00\x00\x00\x00\x00\x00\x90\x00\x00\x20\x4\x00\x00\x9\x00\x00\x00\x00\x00\x00\x00\x00\xa0\x00\x00\x11\x88\x00\x00\x5\x00\x00\x00\x00\x00\x00\x00\x00\xa0\x00\x00\x9\x90\x00\x00\x5\x00\x00\x00\x00\x00\x00\x00\x00\xa0\x00\x00\x00\x00\x00\x00\x5\x00\x00\x00\x00\x00\x00\x00\x00\xa0\x00\x00\x00\x00\x00\x00\x5\x00\x00\x00\x00\x00\x00\x00\x00\xa9\x99\x99\x99\x99\x99\x99\x95\x00\x00\x00\x00\x00\x00\x00\x00\xa9\x99\x99\x99\x99\x99\x99\x95\x00\x00\x00\x00\x00\x00\x00\x00\xa0\x00\x00\x00\x00\x00\x00\x5\x00\x00\x00\x00\x00\x00\x00\x00\xa0\x00\x00\x00\x00\x00\x00\x5\x00\x00\x00\x00\x00\x00\x00\x00\xa0\x00\x00\x9\x90\x00\x00\x5\x00\x00\x00\x00\x00\x00\x00\x00\xa0\x00\x00\x11\x88\x00\x00\x5\x00\x00\x00\x00\x00\x00\x00\x00\x90\x00\x00\x20\x4\x00\x00\x9\x00\x00\x00\x00\x00\x00\x00\x00\x50\x00\x00\x40\x2\x00\x00\xa\x00\x00\x00\x00\x00\x00\x00\x00\x50\x00\x00\x81\x81\x00\x00\xa\x00\x00\x00\x00\x00\x00\x00\x00\x50\x00\x1\x1\x80\x80\x00\xa\x00\x00\x00\x00\x00\x00\x00\x00\x48\x00\x2\x00\x00\x40\x00\x12\x00\x00\x00\x00\x00\x00\x00\x00\x28\x00\x4\x00\x00\x20\x00\x14\x00\x00\x00\x00\x00\x00\x00\x00\x28\x00\x8\x1\x80\x10\x00\x14\x00\x00\x00\x00\x00\x00\x00\x00\x14\x00\x10\x1\x80\x8\x00\x28\x00\x00\x00\x00\x00\x00\x00\x00\x14\x00\x20\x00\x00\x4\x00\x28\x00\x00\x00\x00\x00\x00\x00\x00\xa\x00\x40\x00\x00\x2\x00\x50\x00\x00\x00\x00\x00\x00\x00\x00\xa\x00\x80\x1\x80\x1\x00\x50\x00\x00\x00\x00\x00\x00\x00\x00\x5\x1\x00\x1\x80\x00\x80\xa0\x00\x00\x00\x00\x00\x00\x00\x00\x4\x82\x00\x00\x00\x00\x41\x20\x00\x00\x00\x00\x00\x00\x00\x00\x2\x44\x00\x00\x00\x00\x22\x40\x00\x00\x00\x00\x00\x00\x00\x00\x1\x48\x00\x1\x80\x00\x12\x80\x00\x00\x00\x00\x00\x00\x00\x00\x00\xa0\x00\x1\x80\x00\x5\x00\x00\x00\x00\x00\x00\x00\x00\x00\x00\x90\x00\x00\x00\x00\x9\x00\x00\x00\x00\x00\x00\x00\x00\x00\x00\x4c\x00\x00\x00\x00\x32\x00\x00\x00\x00\x00\x00\x00\x00\x00\x00\x32\x00\x1\x80\x00\x4c\x00\x00\x00\x00\x00\x00\x00\x00\x00\x00\x9\x00\x1\x80\x00\x90\x00\x00\x00\x00\x00\x00\x00\x00\x00\x00\x4\xc0\x00\x00\x3\x20\x00\x00\x00\x00\x00\x00\x00\x00\x00\x00\x3\x30\x00\x00\xc\xc0\x00\x00\x00\x00\x00\x00\x00\x00\x00\x00\x00\xce\x1\x80\x73\x00\x00\x00\x00\x00\x00\x00\x00\x00\x00\x00\x00\x31\xe0\x7\x8c\x00\x00\x00\x00\x00\x00\x00\x00\x00\x00\x00\x00\xc\x1f\xf8\x30\x00\x00\x00\x00\x00\x00\x00\x00\x00\x00\x00\x00\x3\xc0\x3\xc0\x00\x00\x00\x00\x00\x00\x00\x00\x00\x00\x00\x00\x00\x3f\xfc\x00\x00\x00\x00\x00\x00\x00</text:p>
          </table:table-cell>
        </table:table-row>
        <table:table-row table:style-name="ro3">
          <table:table-cell table:formula="of:=CONCATENATE([$hex_strings.A2];[$hex_strings.B2];[$hex_strings.C2];[$hex_strings.D2];[$hex_strings.E2];[$hex_strings.F2];[$hex_strings.G2];[$hex_strings.H2];[$hex_strings.I2];[$hex_strings.J2];[$hex_strings.K2];[$hex_strings.L2];[$hex_strings.M2];[$hex_strings.N2];[$hex_strings.O2];[$hex_strings.P2])" office:value-type="string" office:string-value="\x00\x00\x00\x00\x00\x00\x3\xc0\x3\xc0\x00\x00\x00\x00\x00\x00" calcext:value-type="string">
            <text:p>\x00\x00\x00\x00\x00\x00\x3\xc0\x3\xc0\x00\x00\x00\x00\x00\x00</text:p>
          </table:table-cell>
          <table:table-cell table:number-columns-repeated="2"/>
        </table:table-row>
        <table:table-row table:style-name="ro3">
          <table:table-cell table:formula="of:=CONCATENATE([$hex_strings.A3];[$hex_strings.B3];[$hex_strings.C3];[$hex_strings.D3];[$hex_strings.E3];[$hex_strings.F3];[$hex_strings.G3];[$hex_strings.H3];[$hex_strings.I3];[$hex_strings.J3];[$hex_strings.K3];[$hex_strings.L3];[$hex_strings.M3];[$hex_strings.N3];[$hex_strings.O3];[$hex_strings.P3])" office:value-type="string" office:string-value="\x00\x00\x00\x00\x00\x00\x1c\x1f\xf8\x30\x00\x00\x00\x00\x00\x00" calcext:value-type="string">
            <text:p>\x00\x00\x00\x00\x00\x00\x1c\x1f\xf8\x30\x00\x00\x00\x00\x00\x00</text:p>
          </table:table-cell>
          <table:table-cell table:number-columns-repeated="2"/>
        </table:table-row>
        <table:table-row table:style-name="ro3">
          <table:table-cell table:formula="of:=CONCATENATE([$hex_strings.A4];[$hex_strings.B4];[$hex_strings.C4];[$hex_strings.D4];[$hex_strings.E4];[$hex_strings.F4];[$hex_strings.G4];[$hex_strings.H4];[$hex_strings.I4];[$hex_strings.J4];[$hex_strings.K4];[$hex_strings.L4];[$hex_strings.M4];[$hex_strings.N4];[$hex_strings.O4];[$hex_strings.P4])" office:value-type="string" office:string-value="\x00\x00\x00\x00\x00\x00\x31\xe0\x7\x8c\x00\x00\x00\x00\x00\x00" calcext:value-type="string">
            <text:p>\x00\x00\x00\x00\x00\x00\x31\xe0\x7\x8c\x00\x00\x00\x00\x00\x00</text:p>
          </table:table-cell>
          <table:table-cell table:number-columns-repeated="2"/>
        </table:table-row>
        <table:table-row table:style-name="ro3">
          <table:table-cell table:formula="of:=CONCATENATE([$hex_strings.A5];[$hex_strings.B5];[$hex_strings.C5];[$hex_strings.D5];[$hex_strings.E5];[$hex_strings.F5];[$hex_strings.G5];[$hex_strings.H5];[$hex_strings.I5];[$hex_strings.J5];[$hex_strings.K5];[$hex_strings.L5];[$hex_strings.M5];[$hex_strings.N5];[$hex_strings.O5];[$hex_strings.P5])" office:value-type="string" office:string-value="\x00\x00\x00\x00\x00\x00\xce\x1\x80\x73\x00\x00\x00\x00\x00\x00" calcext:value-type="string">
            <text:p>\x00\x00\x00\x00\x00\x00\xce\x1\x80\x73\x00\x00\x00\x00\x00\x00</text:p>
          </table:table-cell>
          <table:table-cell table:number-columns-repeated="2"/>
        </table:table-row>
        <table:table-row table:style-name="ro3">
          <table:table-cell table:formula="of:=CONCATENATE([$hex_strings.A6];[$hex_strings.B6];[$hex_strings.C6];[$hex_strings.D6];[$hex_strings.E6];[$hex_strings.F6];[$hex_strings.G6];[$hex_strings.H6];[$hex_strings.I6];[$hex_strings.J6];[$hex_strings.K6];[$hex_strings.L6];[$hex_strings.M6];[$hex_strings.N6];[$hex_strings.O6];[$hex_strings.P6])" office:value-type="string" office:string-value="\x00\x00\x00\x00\x00\x3\x30\x00\x00\xc\xc0\x00\x00\x00\x00\x00" calcext:value-type="string">
            <text:p>\x00\x00\x00\x00\x00\x3\x30\x00\x00\xc\xc0\x00\x00\x00\x00\x00</text:p>
          </table:table-cell>
          <table:table-cell/>
          <table:table-cell table:style-name="ce33"/>
        </table:table-row>
        <table:table-row table:style-name="ro3">
          <table:table-cell table:formula="of:=CONCATENATE([$hex_strings.A7];[$hex_strings.B7];[$hex_strings.C7];[$hex_strings.D7];[$hex_strings.E7];[$hex_strings.F7];[$hex_strings.G7];[$hex_strings.H7];[$hex_strings.I7];[$hex_strings.J7];[$hex_strings.K7];[$hex_strings.L7];[$hex_strings.M7];[$hex_strings.N7];[$hex_strings.O7];[$hex_strings.P7])" office:value-type="string" office:string-value="\x00\x00\x00\x00\x00\x4\xc0\x00\x00\x3\x20\x00\x00\x00\x00\x00" calcext:value-type="string">
            <text:p>\x00\x00\x00\x00\x00\x4\xc0\x00\x00\x3\x20\x00\x00\x00\x00\x00</text:p>
          </table:table-cell>
          <table:table-cell table:number-columns-repeated="2"/>
        </table:table-row>
        <table:table-row table:style-name="ro3">
          <table:table-cell table:formula="of:=CONCATENATE([$hex_strings.A8];[$hex_strings.B8];[$hex_strings.C8];[$hex_strings.D8];[$hex_strings.E8];[$hex_strings.F8];[$hex_strings.G8];[$hex_strings.H8];[$hex_strings.I8];[$hex_strings.J8];[$hex_strings.K8];[$hex_strings.L8];[$hex_strings.M8];[$hex_strings.N8];[$hex_strings.O8];[$hex_strings.P8])" office:value-type="string" office:string-value="\x00\x00\x00\x00\x00\x9\x00\x1\x80\x00\x90\x00\x00\x00\x00\x00" calcext:value-type="string">
            <text:p>\x00\x00\x00\x00\x00\x9\x00\x1\x80\x00\x90\x00\x00\x00\x00\x00</text:p>
          </table:table-cell>
          <table:table-cell table:number-columns-repeated="2"/>
        </table:table-row>
        <table:table-row table:style-name="ro3">
          <table:table-cell table:formula="of:=CONCATENATE([$hex_strings.A9];[$hex_strings.B9];[$hex_strings.C9];[$hex_strings.D9];[$hex_strings.E9];[$hex_strings.F9];[$hex_strings.G9];[$hex_strings.H9];[$hex_strings.I9];[$hex_strings.J9];[$hex_strings.K9];[$hex_strings.L9];[$hex_strings.M9];[$hex_strings.N9];[$hex_strings.O9];[$hex_strings.P9])" office:value-type="string" office:string-value="\x00\x00\x00\x00\x00\x32\x00\x1\x80\x00\x4c\x00\x00\x00\x00\x00" calcext:value-type="string">
            <text:p>\x00\x00\x00\x00\x00\x32\x00\x1\x80\x00\x4c\x00\x00\x00\x00\x00</text:p>
          </table:table-cell>
          <table:table-cell table:number-columns-repeated="2"/>
        </table:table-row>
        <table:table-row table:style-name="ro3">
          <table:table-cell table:formula="of:=CONCATENATE([$hex_strings.A10];[$hex_strings.B10];[$hex_strings.C10];[$hex_strings.D10];[$hex_strings.E10];[$hex_strings.F10];[$hex_strings.G10];[$hex_strings.H10];[$hex_strings.I10];[$hex_strings.J10];[$hex_strings.K10];[$hex_strings.L10];[$hex_strings.M10];[$hex_strings.N10];[$hex_strings.O10];[$hex_strings.P10])" office:value-type="string" office:string-value="\x00\x00\x00\x00\x00\x4c\x00\x00\x00\x00\x32\x00\x00\x00\x00\x00" calcext:value-type="string">
            <text:p>\x00\x00\x00\x00\x00\x4c\x00\x00\x00\x00\x32\x00\x00\x00\x00\x00</text:p>
          </table:table-cell>
          <table:table-cell table:number-columns-repeated="2"/>
        </table:table-row>
        <table:table-row table:style-name="ro3">
          <table:table-cell table:formula="of:=CONCATENATE([$hex_strings.A11];[$hex_strings.B11];[$hex_strings.C11];[$hex_strings.D11];[$hex_strings.E11];[$hex_strings.F11];[$hex_strings.G11];[$hex_strings.H11];[$hex_strings.I11];[$hex_strings.J11];[$hex_strings.K11];[$hex_strings.L11];[$hex_strings.M11];[$hex_strings.N11];[$hex_strings.O11];[$hex_strings.P11])" office:value-type="string" office:string-value="\x00\x00\x00\x00\x00\x90\x00\x00\x00\x00\x9\x00\x00\x00\x00\x00" calcext:value-type="string">
            <text:p>\x00\x00\x00\x00\x00\x90\x00\x00\x00\x00\x9\x00\x00\x00\x00\x00</text:p>
          </table:table-cell>
          <table:table-cell table:number-columns-repeated="2"/>
        </table:table-row>
        <table:table-row table:style-name="ro3">
          <table:table-cell table:formula="of:=CONCATENATE([$hex_strings.A12];[$hex_strings.B12];[$hex_strings.C12];[$hex_strings.D12];[$hex_strings.E12];[$hex_strings.F12];[$hex_strings.G12];[$hex_strings.H12];[$hex_strings.I12];[$hex_strings.J12];[$hex_strings.K12];[$hex_strings.L12];[$hex_strings.M12];[$hex_strings.N12];[$hex_strings.O12];[$hex_strings.P12])" office:value-type="string" office:string-value="\x00\x00\x00\x00\x00\xa0\x00\x1\x80\x00\x5\x00\x00\x00\x00\x00" calcext:value-type="string">
            <text:p>\x00\x00\x00\x00\x00\xa0\x00\x1\x80\x00\x5\x00\x00\x00\x00\x00</text:p>
          </table:table-cell>
          <table:table-cell table:number-columns-repeated="2"/>
        </table:table-row>
        <table:table-row table:style-name="ro3">
          <table:table-cell table:formula="of:=CONCATENATE([$hex_strings.A13];[$hex_strings.B13];[$hex_strings.C13];[$hex_strings.D13];[$hex_strings.E13];[$hex_strings.F13];[$hex_strings.G13];[$hex_strings.H13];[$hex_strings.I13];[$hex_strings.J13];[$hex_strings.K13];[$hex_strings.L13];[$hex_strings.M13];[$hex_strings.N13];[$hex_strings.O13];[$hex_strings.P13])" office:value-type="string" office:string-value="\x00\x00\x00\x00\x1\x48\x00\x1\x80\x00\x12\x80\x00\x00\x00\x00" calcext:value-type="string">
            <text:p>\x00\x00\x00\x00\x1\x48\x00\x1\x80\x00\x12\x80\x00\x00\x00\x00</text:p>
          </table:table-cell>
          <table:table-cell table:number-columns-repeated="2"/>
        </table:table-row>
        <table:table-row table:style-name="ro3">
          <table:table-cell table:formula="of:=CONCATENATE([$hex_strings.A14];[$hex_strings.B14];[$hex_strings.C14];[$hex_strings.D14];[$hex_strings.E14];[$hex_strings.F14];[$hex_strings.G14];[$hex_strings.H14];[$hex_strings.I14];[$hex_strings.J14];[$hex_strings.K14];[$hex_strings.L14];[$hex_strings.M14];[$hex_strings.N14];[$hex_strings.O14];[$hex_strings.P14])" office:value-type="string" office:string-value="\x00\x00\x00\x00\x2\x44\x00\x00\x00\x00\x22\x40\x00\x00\x00\x00" calcext:value-type="string">
            <text:p>\x00\x00\x00\x00\x2\x44\x00\x00\x00\x00\x22\x40\x00\x00\x00\x00</text:p>
          </table:table-cell>
          <table:table-cell table:number-columns-repeated="2"/>
        </table:table-row>
        <table:table-row table:style-name="ro3">
          <table:table-cell table:formula="of:=CONCATENATE([$hex_strings.A15];[$hex_strings.B15];[$hex_strings.C15];[$hex_strings.D15];[$hex_strings.E15];[$hex_strings.F15];[$hex_strings.G15];[$hex_strings.H15];[$hex_strings.I15];[$hex_strings.J15];[$hex_strings.K15];[$hex_strings.L15];[$hex_strings.M15];[$hex_strings.N15];[$hex_strings.O15];[$hex_strings.P15])" office:value-type="string" office:string-value="\x00\x00\x00\x00\x4\x82\x00\x00\x00\x00\x41\x20\x00\x00\x00\x00" calcext:value-type="string">
            <text:p>\x00\x00\x00\x00\x4\x82\x00\x00\x00\x00\x41\x20\x00\x00\x00\x00</text:p>
          </table:table-cell>
          <table:table-cell table:number-columns-repeated="2"/>
        </table:table-row>
        <table:table-row table:style-name="ro3">
          <table:table-cell table:formula="of:=CONCATENATE([$hex_strings.A16];[$hex_strings.B16];[$hex_strings.C16];[$hex_strings.D16];[$hex_strings.E16];[$hex_strings.F16];[$hex_strings.G16];[$hex_strings.H16];[$hex_strings.I16];[$hex_strings.J16];[$hex_strings.K16];[$hex_strings.L16];[$hex_strings.M16];[$hex_strings.N16];[$hex_strings.O16];[$hex_strings.P16])" office:value-type="string" office:string-value="\x00\x00\x00\x00\x5\x1\x00\x1\x80\x00\x80\xa0\x00\x00\x00\x00" calcext:value-type="string">
            <text:p>\x00\x00\x00\x00\x5\x1\x00\x1\x80\x00\x80\xa0\x00\x00\x00\x00</text:p>
          </table:table-cell>
          <table:table-cell table:number-columns-repeated="2"/>
        </table:table-row>
        <table:table-row table:style-name="ro3">
          <table:table-cell table:formula="of:=CONCATENATE([$hex_strings.A17];[$hex_strings.B17];[$hex_strings.C17];[$hex_strings.D17];[$hex_strings.E17];[$hex_strings.F17];[$hex_strings.G17];[$hex_strings.H17];[$hex_strings.I17];[$hex_strings.J17];[$hex_strings.K17];[$hex_strings.L17];[$hex_strings.M17];[$hex_strings.N17];[$hex_strings.O17];[$hex_strings.P17])" office:value-type="string" office:string-value="\x00\x00\x00\x00\xa\x00\x80\x1\x80\x1\x00\x50\x00\x00\x00\x00" calcext:value-type="string">
            <text:p>\x00\x00\x00\x00\xa\x00\x80\x1\x80\x1\x00\x50\x00\x00\x00\x00</text:p>
          </table:table-cell>
          <table:table-cell table:number-columns-repeated="2"/>
        </table:table-row>
        <table:table-row table:style-name="ro3">
          <table:table-cell table:formula="of:=CONCATENATE([$hex_strings.A18];[$hex_strings.B18];[$hex_strings.C18];[$hex_strings.D18];[$hex_strings.E18];[$hex_strings.F18];[$hex_strings.G18];[$hex_strings.H18];[$hex_strings.I18];[$hex_strings.J18];[$hex_strings.K18];[$hex_strings.L18];[$hex_strings.M18];[$hex_strings.N18];[$hex_strings.O18];[$hex_strings.P18])" office:value-type="string" office:string-value="\x00\x00\x00\x00\xa\x00\x40\x00\x00\x2\x00\x50\x00\x00\x00\x00" calcext:value-type="string">
            <text:p>\x00\x00\x00\x00\xa\x00\x40\x00\x00\x2\x00\x50\x00\x00\x00\x00</text:p>
          </table:table-cell>
          <table:table-cell table:number-columns-repeated="2"/>
        </table:table-row>
        <table:table-row table:style-name="ro3">
          <table:table-cell table:formula="of:=CONCATENATE([$hex_strings.A19];[$hex_strings.B19];[$hex_strings.C19];[$hex_strings.D19];[$hex_strings.E19];[$hex_strings.F19];[$hex_strings.G19];[$hex_strings.H19];[$hex_strings.I19];[$hex_strings.J19];[$hex_strings.K19];[$hex_strings.L19];[$hex_strings.M19];[$hex_strings.N19];[$hex_strings.O19];[$hex_strings.P19])" office:value-type="string" office:string-value="\x00\x00\x00\x00\x14\x00\x20\x00\x00\x4\x00\x28\x00\x00\x00\x00" calcext:value-type="string">
            <text:p>\x00\x00\x00\x00\x14\x00\x20\x00\x00\x4\x00\x28\x00\x00\x00\x00</text:p>
          </table:table-cell>
          <table:table-cell table:number-columns-repeated="2"/>
        </table:table-row>
        <table:table-row table:style-name="ro3">
          <table:table-cell table:formula="of:=CONCATENATE([$hex_strings.A20];[$hex_strings.B20];[$hex_strings.C20];[$hex_strings.D20];[$hex_strings.E20];[$hex_strings.F20];[$hex_strings.G20];[$hex_strings.H20];[$hex_strings.I20];[$hex_strings.J20];[$hex_strings.K20];[$hex_strings.L20];[$hex_strings.M20];[$hex_strings.N20];[$hex_strings.O20];[$hex_strings.P20])" office:value-type="string" office:string-value="\x00\x00\x00\x00\x14\x00\x10\x1\x80\x8\x00\x28\x00\x00\x00\x00" calcext:value-type="string">
            <text:p>\x00\x00\x00\x00\x14\x00\x10\x1\x80\x8\x00\x28\x00\x00\x00\x00</text:p>
          </table:table-cell>
          <table:table-cell table:number-columns-repeated="2"/>
        </table:table-row>
        <table:table-row table:style-name="ro3">
          <table:table-cell table:formula="of:=CONCATENATE([$hex_strings.A21];[$hex_strings.B21];[$hex_strings.C21];[$hex_strings.D21];[$hex_strings.E21];[$hex_strings.F21];[$hex_strings.G21];[$hex_strings.H21];[$hex_strings.I21];[$hex_strings.J21];[$hex_strings.K21];[$hex_strings.L21];[$hex_strings.M21];[$hex_strings.N21];[$hex_strings.O21];[$hex_strings.P21])" office:value-type="string" office:string-value="\x00\x00\x00\x00\x28\x00\x8\x1\x80\x10\x00\x14\x00\x00\x00\x00" calcext:value-type="string">
            <text:p>\x00\x00\x00\x00\x28\x00\x8\x1\x80\x10\x00\x14\x00\x00\x00\x00</text:p>
          </table:table-cell>
          <table:table-cell table:number-columns-repeated="2"/>
        </table:table-row>
        <table:table-row table:style-name="ro3">
          <table:table-cell table:formula="of:=CONCATENATE([$hex_strings.A22];[$hex_strings.B22];[$hex_strings.C22];[$hex_strings.D22];[$hex_strings.E22];[$hex_strings.F22];[$hex_strings.G22];[$hex_strings.H22];[$hex_strings.I22];[$hex_strings.J22];[$hex_strings.K22];[$hex_strings.L22];[$hex_strings.M22];[$hex_strings.N22];[$hex_strings.O22];[$hex_strings.P22])" office:value-type="string" office:string-value="\x00\x00\x00\x00\x28\x00\x4\x00\x00\x20\x00\x14\x00\x00\x00\x00" calcext:value-type="string">
            <text:p>\x00\x00\x00\x00\x28\x00\x4\x00\x00\x20\x00\x14\x00\x00\x00\x00</text:p>
          </table:table-cell>
          <table:table-cell table:number-columns-repeated="2"/>
        </table:table-row>
        <table:table-row table:style-name="ro3">
          <table:table-cell table:formula="of:=CONCATENATE([$hex_strings.A23];[$hex_strings.B23];[$hex_strings.C23];[$hex_strings.D23];[$hex_strings.E23];[$hex_strings.F23];[$hex_strings.G23];[$hex_strings.H23];[$hex_strings.I23];[$hex_strings.J23];[$hex_strings.K23];[$hex_strings.L23];[$hex_strings.M23];[$hex_strings.N23];[$hex_strings.O23];[$hex_strings.P23])" office:value-type="string" office:string-value="\x00\x00\x00\x00\x48\x00\x2\x00\x00\x40\x00\x12\x00\x00\x00\x00" calcext:value-type="string">
            <text:p>\x00\x00\x00\x00\x48\x00\x2\x00\x00\x40\x00\x12\x00\x00\x00\x00</text:p>
          </table:table-cell>
          <table:table-cell table:number-columns-repeated="2"/>
        </table:table-row>
        <table:table-row table:style-name="ro3">
          <table:table-cell table:formula="of:=CONCATENATE([$hex_strings.A24];[$hex_strings.B24];[$hex_strings.C24];[$hex_strings.D24];[$hex_strings.E24];[$hex_strings.F24];[$hex_strings.G24];[$hex_strings.H24];[$hex_strings.I24];[$hex_strings.J24];[$hex_strings.K24];[$hex_strings.L24];[$hex_strings.M24];[$hex_strings.N24];[$hex_strings.O24];[$hex_strings.P24])" office:value-type="string" office:string-value="\x00\x00\x00\x00\x50\x00\x1\x1\x80\x80\x00\xa\x00\x00\x00\x00" calcext:value-type="string">
            <text:p>\x00\x00\x00\x00\x50\x00\x1\x1\x80\x80\x00\xa\x00\x00\x00\x00</text:p>
          </table:table-cell>
          <table:table-cell table:number-columns-repeated="2"/>
        </table:table-row>
        <table:table-row table:style-name="ro3">
          <table:table-cell table:formula="of:=CONCATENATE([$hex_strings.A25];[$hex_strings.B25];[$hex_strings.C25];[$hex_strings.D25];[$hex_strings.E25];[$hex_strings.F25];[$hex_strings.G25];[$hex_strings.H25];[$hex_strings.I25];[$hex_strings.J25];[$hex_strings.K25];[$hex_strings.L25];[$hex_strings.M25];[$hex_strings.N25];[$hex_strings.O25];[$hex_strings.P25])" office:value-type="string" office:string-value="\x00\x00\x00\x00\x50\x00\x00\x81\x81\x00\x00\xa\x00\x00\x00\x00" calcext:value-type="string">
            <text:p>\x00\x00\x00\x00\x50\x00\x00\x81\x81\x00\x00\xa\x00\x00\x00\x00</text:p>
          </table:table-cell>
          <table:table-cell table:number-columns-repeated="2"/>
        </table:table-row>
        <table:table-row table:style-name="ro3">
          <table:table-cell table:formula="of:=CONCATENATE([$hex_strings.A26];[$hex_strings.B26];[$hex_strings.C26];[$hex_strings.D26];[$hex_strings.E26];[$hex_strings.F26];[$hex_strings.G26];[$hex_strings.H26];[$hex_strings.I26];[$hex_strings.J26];[$hex_strings.K26];[$hex_strings.L26];[$hex_strings.M26];[$hex_strings.N26];[$hex_strings.O26];[$hex_strings.P26])" office:value-type="string" office:string-value="\x00\x00\x00\x00\x50\x00\x00\x40\x2\x00\x00\xa\x00\x00\x00\x00" calcext:value-type="string">
            <text:p>\x00\x00\x00\x00\x50\x00\x00\x40\x2\x00\x00\xa\x00\x00\x00\x00</text:p>
          </table:table-cell>
          <table:table-cell table:number-columns-repeated="2"/>
        </table:table-row>
        <table:table-row table:style-name="ro3">
          <table:table-cell table:formula="of:=CONCATENATE([$hex_strings.A27];[$hex_strings.B27];[$hex_strings.C27];[$hex_strings.D27];[$hex_strings.E27];[$hex_strings.F27];[$hex_strings.G27];[$hex_strings.H27];[$hex_strings.I27];[$hex_strings.J27];[$hex_strings.K27];[$hex_strings.L27];[$hex_strings.M27];[$hex_strings.N27];[$hex_strings.O27];[$hex_strings.P27])" office:value-type="string" office:string-value="\x00\x00\x00\x00\x90\x00\x00\x20\x4\x00\x00\x9\x00\x00\x00\x00" calcext:value-type="string">
            <text:p>\x00\x00\x00\x00\x90\x00\x00\x20\x4\x00\x00\x9\x00\x00\x00\x00</text:p>
          </table:table-cell>
          <table:table-cell table:number-columns-repeated="2"/>
        </table:table-row>
        <table:table-row table:style-name="ro3">
          <table:table-cell table:formula="of:=CONCATENATE([$hex_strings.A28];[$hex_strings.B28];[$hex_strings.C28];[$hex_strings.D28];[$hex_strings.E28];[$hex_strings.F28];[$hex_strings.G28];[$hex_strings.H28];[$hex_strings.I28];[$hex_strings.J28];[$hex_strings.K28];[$hex_strings.L28];[$hex_strings.M28];[$hex_strings.N28];[$hex_strings.O28];[$hex_strings.P28])" office:value-type="string" office:string-value="\x00\x00\x00\x00\xa0\x00\x00\x11\x88\x00\x00\x5\x00\x00\x00\x00" calcext:value-type="string">
            <text:p>\x00\x00\x00\x00\xa0\x00\x00\x11\x88\x00\x00\x5\x00\x00\x00\x00</text:p>
          </table:table-cell>
          <table:table-cell table:number-columns-repeated="2"/>
        </table:table-row>
        <table:table-row table:style-name="ro3">
          <table:table-cell table:formula="of:=CONCATENATE([$hex_strings.A29];[$hex_strings.B29];[$hex_strings.C29];[$hex_strings.D29];[$hex_strings.E29];[$hex_strings.F29];[$hex_strings.G29];[$hex_strings.H29];[$hex_strings.I29];[$hex_strings.J29];[$hex_strings.K29];[$hex_strings.L29];[$hex_strings.M29];[$hex_strings.N29];[$hex_strings.O29];[$hex_strings.P29])" office:value-type="string" office:string-value="\x00\x00\x00\x00\xa0\x00\x00\x9\x90\x00\x00\x5\x00\x00\x00\x00" calcext:value-type="string">
            <text:p>\x00\x00\x00\x00\xa0\x00\x00\x9\x90\x00\x00\x5\x00\x00\x00\x00</text:p>
          </table:table-cell>
          <table:table-cell table:number-columns-repeated="2"/>
        </table:table-row>
        <table:table-row table:style-name="ro3">
          <table:table-cell table:formula="of:=CONCATENATE([$hex_strings.A30];[$hex_strings.B30];[$hex_strings.C30];[$hex_strings.D30];[$hex_strings.E30];[$hex_strings.F30];[$hex_strings.G30];[$hex_strings.H30];[$hex_strings.I30];[$hex_strings.J30];[$hex_strings.K30];[$hex_strings.L30];[$hex_strings.M30];[$hex_strings.N30];[$hex_strings.O30];[$hex_strings.P30])" office:value-type="string" office:string-value="\x00\x00\x00\x00\xa0\x00\x00\x00\x00\x00\x00\x5\x00\x00\x00\x00" calcext:value-type="string">
            <text:p>\x00\x00\x00\x00\xa0\x00\x00\x00\x00\x00\x00\x5\x00\x00\x00\x00</text:p>
          </table:table-cell>
          <table:table-cell table:number-columns-repeated="2"/>
        </table:table-row>
        <table:table-row table:style-name="ro3">
          <table:table-cell table:formula="of:=CONCATENATE([$hex_strings.A31];[$hex_strings.B31];[$hex_strings.C31];[$hex_strings.D31];[$hex_strings.E31];[$hex_strings.F31];[$hex_strings.G31];[$hex_strings.H31];[$hex_strings.I31];[$hex_strings.J31];[$hex_strings.K31];[$hex_strings.L31];[$hex_strings.M31];[$hex_strings.N31];[$hex_strings.O31];[$hex_strings.P31])" office:value-type="string" office:string-value="\x00\x00\x00\x00\xa0\x00\x00\x00\x00\x00\x00\x5\x00\x00\x00\x00" calcext:value-type="string">
            <text:p>\x00\x00\x00\x00\xa0\x00\x00\x00\x00\x00\x00\x5\x00\x00\x00\x00</text:p>
          </table:table-cell>
          <table:table-cell table:number-columns-repeated="2"/>
        </table:table-row>
        <table:table-row table:style-name="ro3">
          <table:table-cell table:formula="of:=CONCATENATE([$hex_strings.A32];[$hex_strings.B32];[$hex_strings.C32];[$hex_strings.D32];[$hex_strings.E32];[$hex_strings.F32];[$hex_strings.G32];[$hex_strings.H32];[$hex_strings.I32];[$hex_strings.J32];[$hex_strings.K32];[$hex_strings.L32];[$hex_strings.M32];[$hex_strings.N32];[$hex_strings.O32];[$hex_strings.P32])" office:value-type="string" office:string-value="\x00\x00\x00\x00\xa9\x99\x99\x99\x99\x99\x99\x95\x00\x00\x00\x00" calcext:value-type="string">
            <text:p>\x00\x00\x00\x00\xa9\x99\x99\x99\x99\x99\x99\x95\x00\x00\x00\x00</text:p>
          </table:table-cell>
          <table:table-cell table:number-columns-repeated="2"/>
        </table:table-row>
        <table:table-row table:style-name="ro3">
          <table:table-cell table:formula="of:=CONCATENATE([$hex_strings.A33];[$hex_strings.B33];[$hex_strings.C33];[$hex_strings.D33];[$hex_strings.E33];[$hex_strings.F33];[$hex_strings.G33];[$hex_strings.H33];[$hex_strings.I33];[$hex_strings.J33];[$hex_strings.K33];[$hex_strings.L33];[$hex_strings.M33];[$hex_strings.N33];[$hex_strings.O33];[$hex_strings.P33])" office:value-type="string" office:string-value="\x00\x00\x00\x00\xa9\x99\x99\x99\x99\x99\x99\x95\x00\x00\x00\x00" calcext:value-type="string">
            <text:p>\x00\x00\x00\x00\xa9\x99\x99\x99\x99\x99\x99\x95\x00\x00\x00\x00</text:p>
          </table:table-cell>
          <table:table-cell table:number-columns-repeated="2"/>
        </table:table-row>
        <table:table-row table:style-name="ro3">
          <table:table-cell table:formula="of:=CONCATENATE([$hex_strings.A34];[$hex_strings.B34];[$hex_strings.C34];[$hex_strings.D34];[$hex_strings.E34];[$hex_strings.F34];[$hex_strings.G34];[$hex_strings.H34];[$hex_strings.I34];[$hex_strings.J34];[$hex_strings.K34];[$hex_strings.L34];[$hex_strings.M34];[$hex_strings.N34];[$hex_strings.O34];[$hex_strings.P34])" office:value-type="string" office:string-value="\x00\x00\x00\x00\xa0\x00\x00\x00\x00\x00\x00\x5\x00\x00\x00\x00" calcext:value-type="string">
            <text:p>\x00\x00\x00\x00\xa0\x00\x00\x00\x00\x00\x00\x5\x00\x00\x00\x00</text:p>
          </table:table-cell>
          <table:table-cell table:number-columns-repeated="2"/>
        </table:table-row>
        <table:table-row table:style-name="ro3">
          <table:table-cell table:formula="of:=CONCATENATE([$hex_strings.A35];[$hex_strings.B35];[$hex_strings.C35];[$hex_strings.D35];[$hex_strings.E35];[$hex_strings.F35];[$hex_strings.G35];[$hex_strings.H35];[$hex_strings.I35];[$hex_strings.J35];[$hex_strings.K35];[$hex_strings.L35];[$hex_strings.M35];[$hex_strings.N35];[$hex_strings.O35];[$hex_strings.P35])" office:value-type="string" office:string-value="\x00\x00\x00\x00\xa0\x00\x00\x00\x00\x00\x00\x5\x00\x00\x00\x00" calcext:value-type="string">
            <text:p>\x00\x00\x00\x00\xa0\x00\x00\x00\x00\x00\x00\x5\x00\x00\x00\x00</text:p>
          </table:table-cell>
          <table:table-cell table:number-columns-repeated="2"/>
        </table:table-row>
        <table:table-row table:style-name="ro3">
          <table:table-cell table:formula="of:=CONCATENATE([$hex_strings.A36];[$hex_strings.B36];[$hex_strings.C36];[$hex_strings.D36];[$hex_strings.E36];[$hex_strings.F36];[$hex_strings.G36];[$hex_strings.H36];[$hex_strings.I36];[$hex_strings.J36];[$hex_strings.K36];[$hex_strings.L36];[$hex_strings.M36];[$hex_strings.N36];[$hex_strings.O36];[$hex_strings.P36])" office:value-type="string" office:string-value="\x00\x00\x00\x00\xa0\x00\x00\x9\x90\x00\x00\x5\x00\x00\x00\x00" calcext:value-type="string">
            <text:p>\x00\x00\x00\x00\xa0\x00\x00\x9\x90\x00\x00\x5\x00\x00\x00\x00</text:p>
          </table:table-cell>
          <table:table-cell table:number-columns-repeated="2"/>
        </table:table-row>
        <table:table-row table:style-name="ro3">
          <table:table-cell table:formula="of:=CONCATENATE([$hex_strings.A37];[$hex_strings.B37];[$hex_strings.C37];[$hex_strings.D37];[$hex_strings.E37];[$hex_strings.F37];[$hex_strings.G37];[$hex_strings.H37];[$hex_strings.I37];[$hex_strings.J37];[$hex_strings.K37];[$hex_strings.L37];[$hex_strings.M37];[$hex_strings.N37];[$hex_strings.O37];[$hex_strings.P37])" office:value-type="string" office:string-value="\x00\x00\x00\x00\xa0\x00\x00\x11\x88\x00\x00\x5\x00\x00\x00\x00" calcext:value-type="string">
            <text:p>\x00\x00\x00\x00\xa0\x00\x00\x11\x88\x00\x00\x5\x00\x00\x00\x00</text:p>
          </table:table-cell>
          <table:table-cell table:number-columns-repeated="2"/>
        </table:table-row>
        <table:table-row table:style-name="ro3">
          <table:table-cell table:formula="of:=CONCATENATE([$hex_strings.A38];[$hex_strings.B38];[$hex_strings.C38];[$hex_strings.D38];[$hex_strings.E38];[$hex_strings.F38];[$hex_strings.G38];[$hex_strings.H38];[$hex_strings.I38];[$hex_strings.J38];[$hex_strings.K38];[$hex_strings.L38];[$hex_strings.M38];[$hex_strings.N38];[$hex_strings.O38];[$hex_strings.P38])" office:value-type="string" office:string-value="\x00\x00\x00\x00\x90\x00\x00\x20\x4\x00\x00\x9\x00\x00\x00\x00" calcext:value-type="string">
            <text:p>\x00\x00\x00\x00\x90\x00\x00\x20\x4\x00\x00\x9\x00\x00\x00\x00</text:p>
          </table:table-cell>
          <table:table-cell table:number-columns-repeated="2"/>
        </table:table-row>
        <table:table-row table:style-name="ro3">
          <table:table-cell table:formula="of:=CONCATENATE([$hex_strings.A39];[$hex_strings.B39];[$hex_strings.C39];[$hex_strings.D39];[$hex_strings.E39];[$hex_strings.F39];[$hex_strings.G39];[$hex_strings.H39];[$hex_strings.I39];[$hex_strings.J39];[$hex_strings.K39];[$hex_strings.L39];[$hex_strings.M39];[$hex_strings.N39];[$hex_strings.O39];[$hex_strings.P39])" office:value-type="string" office:string-value="\x00\x00\x00\x00\x50\x00\x00\x40\x2\x00\x00\xa\x00\x00\x00\x00" calcext:value-type="string">
            <text:p>\x00\x00\x00\x00\x50\x00\x00\x40\x2\x00\x00\xa\x00\x00\x00\x00</text:p>
          </table:table-cell>
          <table:table-cell table:number-columns-repeated="2"/>
        </table:table-row>
        <table:table-row table:style-name="ro3">
          <table:table-cell table:formula="of:=CONCATENATE([$hex_strings.A40];[$hex_strings.B40];[$hex_strings.C40];[$hex_strings.D40];[$hex_strings.E40];[$hex_strings.F40];[$hex_strings.G40];[$hex_strings.H40];[$hex_strings.I40];[$hex_strings.J40];[$hex_strings.K40];[$hex_strings.L40];[$hex_strings.M40];[$hex_strings.N40];[$hex_strings.O40];[$hex_strings.P40])" office:value-type="string" office:string-value="\x00\x00\x00\x00\x50\x00\x00\x81\x81\x00\x00\xa\x00\x00\x00\x00" calcext:value-type="string">
            <text:p>\x00\x00\x00\x00\x50\x00\x00\x81\x81\x00\x00\xa\x00\x00\x00\x00</text:p>
          </table:table-cell>
          <table:table-cell table:number-columns-repeated="2"/>
        </table:table-row>
        <table:table-row table:style-name="ro3">
          <table:table-cell table:formula="of:=CONCATENATE([$hex_strings.A41];[$hex_strings.B41];[$hex_strings.C41];[$hex_strings.D41];[$hex_strings.E41];[$hex_strings.F41];[$hex_strings.G41];[$hex_strings.H41];[$hex_strings.I41];[$hex_strings.J41];[$hex_strings.K41];[$hex_strings.L41];[$hex_strings.M41];[$hex_strings.N41];[$hex_strings.O41];[$hex_strings.P41])" office:value-type="string" office:string-value="\x00\x00\x00\x00\x50\x00\x1\x1\x80\x80\x00\xa\x00\x00\x00\x00" calcext:value-type="string">
            <text:p>\x00\x00\x00\x00\x50\x00\x1\x1\x80\x80\x00\xa\x00\x00\x00\x00</text:p>
          </table:table-cell>
          <table:table-cell table:number-columns-repeated="2"/>
        </table:table-row>
        <table:table-row table:style-name="ro3">
          <table:table-cell table:formula="of:=CONCATENATE([$hex_strings.A42];[$hex_strings.B42];[$hex_strings.C42];[$hex_strings.D42];[$hex_strings.E42];[$hex_strings.F42];[$hex_strings.G42];[$hex_strings.H42];[$hex_strings.I42];[$hex_strings.J42];[$hex_strings.K42];[$hex_strings.L42];[$hex_strings.M42];[$hex_strings.N42];[$hex_strings.O42];[$hex_strings.P42])" office:value-type="string" office:string-value="\x00\x00\x00\x00\x48\x00\x2\x00\x00\x40\x00\x12\x00\x00\x00\x00" calcext:value-type="string">
            <text:p>\x00\x00\x00\x00\x48\x00\x2\x00\x00\x40\x00\x12\x00\x00\x00\x00</text:p>
          </table:table-cell>
          <table:table-cell table:number-columns-repeated="2"/>
        </table:table-row>
        <table:table-row table:style-name="ro3">
          <table:table-cell table:formula="of:=CONCATENATE([$hex_strings.A43];[$hex_strings.B43];[$hex_strings.C43];[$hex_strings.D43];[$hex_strings.E43];[$hex_strings.F43];[$hex_strings.G43];[$hex_strings.H43];[$hex_strings.I43];[$hex_strings.J43];[$hex_strings.K43];[$hex_strings.L43];[$hex_strings.M43];[$hex_strings.N43];[$hex_strings.O43];[$hex_strings.P43])" office:value-type="string" office:string-value="\x00\x00\x00\x00\x28\x00\x4\x00\x00\x20\x00\x14\x00\x00\x00\x00" calcext:value-type="string">
            <text:p>\x00\x00\x00\x00\x28\x00\x4\x00\x00\x20\x00\x14\x00\x00\x00\x00</text:p>
          </table:table-cell>
          <table:table-cell table:number-columns-repeated="2"/>
        </table:table-row>
        <table:table-row table:style-name="ro3">
          <table:table-cell table:formula="of:=CONCATENATE([$hex_strings.A44];[$hex_strings.B44];[$hex_strings.C44];[$hex_strings.D44];[$hex_strings.E44];[$hex_strings.F44];[$hex_strings.G44];[$hex_strings.H44];[$hex_strings.I44];[$hex_strings.J44];[$hex_strings.K44];[$hex_strings.L44];[$hex_strings.M44];[$hex_strings.N44];[$hex_strings.O44];[$hex_strings.P44])" office:value-type="string" office:string-value="\x00\x00\x00\x00\x28\x00\x8\x1\x80\x10\x00\x14\x00\x00\x00\x00" calcext:value-type="string">
            <text:p>\x00\x00\x00\x00\x28\x00\x8\x1\x80\x10\x00\x14\x00\x00\x00\x00</text:p>
          </table:table-cell>
          <table:table-cell table:number-columns-repeated="2"/>
        </table:table-row>
        <table:table-row table:style-name="ro3">
          <table:table-cell table:formula="of:=CONCATENATE([$hex_strings.A45];[$hex_strings.B45];[$hex_strings.C45];[$hex_strings.D45];[$hex_strings.E45];[$hex_strings.F45];[$hex_strings.G45];[$hex_strings.H45];[$hex_strings.I45];[$hex_strings.J45];[$hex_strings.K45];[$hex_strings.L45];[$hex_strings.M45];[$hex_strings.N45];[$hex_strings.O45];[$hex_strings.P45])" office:value-type="string" office:string-value="\x00\x00\x00\x00\x14\x00\x10\x1\x80\x8\x00\x28\x00\x00\x00\x00" calcext:value-type="string">
            <text:p>\x00\x00\x00\x00\x14\x00\x10\x1\x80\x8\x00\x28\x00\x00\x00\x00</text:p>
          </table:table-cell>
          <table:table-cell table:number-columns-repeated="2"/>
        </table:table-row>
        <table:table-row table:style-name="ro3">
          <table:table-cell table:formula="of:=CONCATENATE([$hex_strings.A46];[$hex_strings.B46];[$hex_strings.C46];[$hex_strings.D46];[$hex_strings.E46];[$hex_strings.F46];[$hex_strings.G46];[$hex_strings.H46];[$hex_strings.I46];[$hex_strings.J46];[$hex_strings.K46];[$hex_strings.L46];[$hex_strings.M46];[$hex_strings.N46];[$hex_strings.O46];[$hex_strings.P46])" office:value-type="string" office:string-value="\x00\x00\x00\x00\x14\x00\x20\x00\x00\x4\x00\x28\x00\x00\x00\x00" calcext:value-type="string">
            <text:p>\x00\x00\x00\x00\x14\x00\x20\x00\x00\x4\x00\x28\x00\x00\x00\x00</text:p>
          </table:table-cell>
          <table:table-cell table:number-columns-repeated="2"/>
        </table:table-row>
        <table:table-row table:style-name="ro3">
          <table:table-cell table:formula="of:=CONCATENATE([$hex_strings.A47];[$hex_strings.B47];[$hex_strings.C47];[$hex_strings.D47];[$hex_strings.E47];[$hex_strings.F47];[$hex_strings.G47];[$hex_strings.H47];[$hex_strings.I47];[$hex_strings.J47];[$hex_strings.K47];[$hex_strings.L47];[$hex_strings.M47];[$hex_strings.N47];[$hex_strings.O47];[$hex_strings.P47])" office:value-type="string" office:string-value="\x00\x00\x00\x00\xa\x00\x40\x00\x00\x2\x00\x50\x00\x00\x00\x00" calcext:value-type="string">
            <text:p>\x00\x00\x00\x00\xa\x00\x40\x00\x00\x2\x00\x50\x00\x00\x00\x00</text:p>
          </table:table-cell>
          <table:table-cell table:number-columns-repeated="2"/>
        </table:table-row>
        <table:table-row table:style-name="ro3">
          <table:table-cell table:formula="of:=CONCATENATE([$hex_strings.A48];[$hex_strings.B48];[$hex_strings.C48];[$hex_strings.D48];[$hex_strings.E48];[$hex_strings.F48];[$hex_strings.G48];[$hex_strings.H48];[$hex_strings.I48];[$hex_strings.J48];[$hex_strings.K48];[$hex_strings.L48];[$hex_strings.M48];[$hex_strings.N48];[$hex_strings.O48];[$hex_strings.P48])" office:value-type="string" office:string-value="\x00\x00\x00\x00\xa\x00\x80\x1\x80\x1\x00\x50\x00\x00\x00\x00" calcext:value-type="string">
            <text:p>\x00\x00\x00\x00\xa\x00\x80\x1\x80\x1\x00\x50\x00\x00\x00\x00</text:p>
          </table:table-cell>
          <table:table-cell table:number-columns-repeated="2"/>
        </table:table-row>
        <table:table-row table:style-name="ro3">
          <table:table-cell table:formula="of:=CONCATENATE([$hex_strings.A49];[$hex_strings.B49];[$hex_strings.C49];[$hex_strings.D49];[$hex_strings.E49];[$hex_strings.F49];[$hex_strings.G49];[$hex_strings.H49];[$hex_strings.I49];[$hex_strings.J49];[$hex_strings.K49];[$hex_strings.L49];[$hex_strings.M49];[$hex_strings.N49];[$hex_strings.O49];[$hex_strings.P49])" office:value-type="string" office:string-value="\x00\x00\x00\x00\x5\x1\x00\x1\x80\x00\x80\xa0\x00\x00\x00\x00" calcext:value-type="string">
            <text:p>\x00\x00\x00\x00\x5\x1\x00\x1\x80\x00\x80\xa0\x00\x00\x00\x00</text:p>
          </table:table-cell>
          <table:table-cell table:number-columns-repeated="2"/>
        </table:table-row>
        <table:table-row table:style-name="ro3">
          <table:table-cell table:formula="of:=CONCATENATE([$hex_strings.A50];[$hex_strings.B50];[$hex_strings.C50];[$hex_strings.D50];[$hex_strings.E50];[$hex_strings.F50];[$hex_strings.G50];[$hex_strings.H50];[$hex_strings.I50];[$hex_strings.J50];[$hex_strings.K50];[$hex_strings.L50];[$hex_strings.M50];[$hex_strings.N50];[$hex_strings.O50];[$hex_strings.P50])" office:value-type="string" office:string-value="\x00\x00\x00\x00\x4\x82\x00\x00\x00\x00\x41\x20\x00\x00\x00\x00" calcext:value-type="string">
            <text:p>\x00\x00\x00\x00\x4\x82\x00\x00\x00\x00\x41\x20\x00\x00\x00\x00</text:p>
          </table:table-cell>
          <table:table-cell table:number-columns-repeated="2"/>
        </table:table-row>
        <table:table-row table:style-name="ro3">
          <table:table-cell table:formula="of:=CONCATENATE([$hex_strings.A51];[$hex_strings.B51];[$hex_strings.C51];[$hex_strings.D51];[$hex_strings.E51];[$hex_strings.F51];[$hex_strings.G51];[$hex_strings.H51];[$hex_strings.I51];[$hex_strings.J51];[$hex_strings.K51];[$hex_strings.L51];[$hex_strings.M51];[$hex_strings.N51];[$hex_strings.O51];[$hex_strings.P51])" office:value-type="string" office:string-value="\x00\x00\x00\x00\x2\x44\x00\x00\x00\x00\x22\x40\x00\x00\x00\x00" calcext:value-type="string">
            <text:p>\x00\x00\x00\x00\x2\x44\x00\x00\x00\x00\x22\x40\x00\x00\x00\x00</text:p>
          </table:table-cell>
          <table:table-cell table:number-columns-repeated="2"/>
        </table:table-row>
        <table:table-row table:style-name="ro3">
          <table:table-cell table:formula="of:=CONCATENATE([$hex_strings.A52];[$hex_strings.B52];[$hex_strings.C52];[$hex_strings.D52];[$hex_strings.E52];[$hex_strings.F52];[$hex_strings.G52];[$hex_strings.H52];[$hex_strings.I52];[$hex_strings.J52];[$hex_strings.K52];[$hex_strings.L52];[$hex_strings.M52];[$hex_strings.N52];[$hex_strings.O52];[$hex_strings.P52])" office:value-type="string" office:string-value="\x00\x00\x00\x00\x1\x48\x00\x1\x80\x00\x12\x80\x00\x00\x00\x00" calcext:value-type="string">
            <text:p>\x00\x00\x00\x00\x1\x48\x00\x1\x80\x00\x12\x80\x00\x00\x00\x00</text:p>
          </table:table-cell>
          <table:table-cell table:number-columns-repeated="2"/>
        </table:table-row>
        <table:table-row table:style-name="ro3">
          <table:table-cell table:formula="of:=CONCATENATE([$hex_strings.A53];[$hex_strings.B53];[$hex_strings.C53];[$hex_strings.D53];[$hex_strings.E53];[$hex_strings.F53];[$hex_strings.G53];[$hex_strings.H53];[$hex_strings.I53];[$hex_strings.J53];[$hex_strings.K53];[$hex_strings.L53];[$hex_strings.M53];[$hex_strings.N53];[$hex_strings.O53];[$hex_strings.P53])" office:value-type="string" office:string-value="\x00\x00\x00\x00\x00\xa0\x00\x1\x80\x00\x5\x00\x00\x00\x00\x00" calcext:value-type="string">
            <text:p>\x00\x00\x00\x00\x00\xa0\x00\x1\x80\x00\x5\x00\x00\x00\x00\x00</text:p>
          </table:table-cell>
          <table:table-cell table:number-columns-repeated="2"/>
        </table:table-row>
        <table:table-row table:style-name="ro3">
          <table:table-cell table:formula="of:=CONCATENATE([$hex_strings.A54];[$hex_strings.B54];[$hex_strings.C54];[$hex_strings.D54];[$hex_strings.E54];[$hex_strings.F54];[$hex_strings.G54];[$hex_strings.H54];[$hex_strings.I54];[$hex_strings.J54];[$hex_strings.K54];[$hex_strings.L54];[$hex_strings.M54];[$hex_strings.N54];[$hex_strings.O54];[$hex_strings.P54])" office:value-type="string" office:string-value="\x00\x00\x00\x00\x00\x90\x00\x00\x00\x00\x9\x00\x00\x00\x00\x00" calcext:value-type="string">
            <text:p>\x00\x00\x00\x00\x00\x90\x00\x00\x00\x00\x9\x00\x00\x00\x00\x00</text:p>
          </table:table-cell>
          <table:table-cell table:number-columns-repeated="2"/>
        </table:table-row>
        <table:table-row table:style-name="ro3">
          <table:table-cell table:formula="of:=CONCATENATE([$hex_strings.A55];[$hex_strings.B55];[$hex_strings.C55];[$hex_strings.D55];[$hex_strings.E55];[$hex_strings.F55];[$hex_strings.G55];[$hex_strings.H55];[$hex_strings.I55];[$hex_strings.J55];[$hex_strings.K55];[$hex_strings.L55];[$hex_strings.M55];[$hex_strings.N55];[$hex_strings.O55];[$hex_strings.P55])" office:value-type="string" office:string-value="\x00\x00\x00\x00\x00\x4c\x00\x00\x00\x00\x32\x00\x00\x00\x00\x00" calcext:value-type="string">
            <text:p>\x00\x00\x00\x00\x00\x4c\x00\x00\x00\x00\x32\x00\x00\x00\x00\x00</text:p>
          </table:table-cell>
          <table:table-cell table:number-columns-repeated="2"/>
        </table:table-row>
        <table:table-row table:style-name="ro3">
          <table:table-cell table:formula="of:=CONCATENATE([$hex_strings.A56];[$hex_strings.B56];[$hex_strings.C56];[$hex_strings.D56];[$hex_strings.E56];[$hex_strings.F56];[$hex_strings.G56];[$hex_strings.H56];[$hex_strings.I56];[$hex_strings.J56];[$hex_strings.K56];[$hex_strings.L56];[$hex_strings.M56];[$hex_strings.N56];[$hex_strings.O56];[$hex_strings.P56])" office:value-type="string" office:string-value="\x00\x00\x00\x00\x00\x32\x00\x1\x80\x00\x4c\x00\x00\x00\x00\x00" calcext:value-type="string">
            <text:p>\x00\x00\x00\x00\x00\x32\x00\x1\x80\x00\x4c\x00\x00\x00\x00\x00</text:p>
          </table:table-cell>
          <table:table-cell table:number-columns-repeated="2"/>
        </table:table-row>
        <table:table-row table:style-name="ro3">
          <table:table-cell table:formula="of:=CONCATENATE([$hex_strings.A57];[$hex_strings.B57];[$hex_strings.C57];[$hex_strings.D57];[$hex_strings.E57];[$hex_strings.F57];[$hex_strings.G57];[$hex_strings.H57];[$hex_strings.I57];[$hex_strings.J57];[$hex_strings.K57];[$hex_strings.L57];[$hex_strings.M57];[$hex_strings.N57];[$hex_strings.O57];[$hex_strings.P57])" office:value-type="string" office:string-value="\x00\x00\x00\x00\x00\x9\x00\x1\x80\x00\x90\x00\x00\x00\x00\x00" calcext:value-type="string">
            <text:p>\x00\x00\x00\x00\x00\x9\x00\x1\x80\x00\x90\x00\x00\x00\x00\x00</text:p>
          </table:table-cell>
          <table:table-cell table:number-columns-repeated="2"/>
        </table:table-row>
        <table:table-row table:style-name="ro3">
          <table:table-cell table:formula="of:=CONCATENATE([$hex_strings.A58];[$hex_strings.B58];[$hex_strings.C58];[$hex_strings.D58];[$hex_strings.E58];[$hex_strings.F58];[$hex_strings.G58];[$hex_strings.H58];[$hex_strings.I58];[$hex_strings.J58];[$hex_strings.K58];[$hex_strings.L58];[$hex_strings.M58];[$hex_strings.N58];[$hex_strings.O58];[$hex_strings.P58])" office:value-type="string" office:string-value="\x00\x00\x00\x00\x00\x4\xc0\x00\x00\x3\x20\x00\x00\x00\x00\x00" calcext:value-type="string">
            <text:p>\x00\x00\x00\x00\x00\x4\xc0\x00\x00\x3\x20\x00\x00\x00\x00\x00</text:p>
          </table:table-cell>
          <table:table-cell table:number-columns-repeated="2"/>
        </table:table-row>
        <table:table-row table:style-name="ro3">
          <table:table-cell table:formula="of:=CONCATENATE([$hex_strings.A59];[$hex_strings.B59];[$hex_strings.C59];[$hex_strings.D59];[$hex_strings.E59];[$hex_strings.F59];[$hex_strings.G59];[$hex_strings.H59];[$hex_strings.I59];[$hex_strings.J59];[$hex_strings.K59];[$hex_strings.L59];[$hex_strings.M59];[$hex_strings.N59];[$hex_strings.O59];[$hex_strings.P59])" office:value-type="string" office:string-value="\x00\x00\x00\x00\x00\x3\x30\x00\x00\xc\xc0\x00\x00\x00\x00\x00" calcext:value-type="string">
            <text:p>\x00\x00\x00\x00\x00\x3\x30\x00\x00\xc\xc0\x00\x00\x00\x00\x00</text:p>
          </table:table-cell>
          <table:table-cell table:number-columns-repeated="2"/>
        </table:table-row>
        <table:table-row table:style-name="ro3">
          <table:table-cell table:formula="of:=CONCATENATE([$hex_strings.A60];[$hex_strings.B60];[$hex_strings.C60];[$hex_strings.D60];[$hex_strings.E60];[$hex_strings.F60];[$hex_strings.G60];[$hex_strings.H60];[$hex_strings.I60];[$hex_strings.J60];[$hex_strings.K60];[$hex_strings.L60];[$hex_strings.M60];[$hex_strings.N60];[$hex_strings.O60];[$hex_strings.P60])" office:value-type="string" office:string-value="\x00\x00\x00\x00\x00\x00\xce\x1\x80\x73\x00\x00\x00\x00\x00\x00" calcext:value-type="string">
            <text:p>\x00\x00\x00\x00\x00\x00\xce\x1\x80\x73\x00\x00\x00\x00\x00\x00</text:p>
          </table:table-cell>
          <table:table-cell table:number-columns-repeated="2"/>
        </table:table-row>
        <table:table-row table:style-name="ro3">
          <table:table-cell table:formula="of:=CONCATENATE([$hex_strings.A61];[$hex_strings.B61];[$hex_strings.C61];[$hex_strings.D61];[$hex_strings.E61];[$hex_strings.F61];[$hex_strings.G61];[$hex_strings.H61];[$hex_strings.I61];[$hex_strings.J61];[$hex_strings.K61];[$hex_strings.L61];[$hex_strings.M61];[$hex_strings.N61];[$hex_strings.O61];[$hex_strings.P61])" office:value-type="string" office:string-value="\x00\x00\x00\x00\x00\x00\x31\xe0\x7\x8c\x00\x00\x00\x00\x00\x00" calcext:value-type="string">
            <text:p>\x00\x00\x00\x00\x00\x00\x31\xe0\x7\x8c\x00\x00\x00\x00\x00\x00</text:p>
          </table:table-cell>
          <table:table-cell table:number-columns-repeated="2"/>
        </table:table-row>
        <table:table-row table:style-name="ro3">
          <table:table-cell table:formula="of:=CONCATENATE([$hex_strings.A62];[$hex_strings.B62];[$hex_strings.C62];[$hex_strings.D62];[$hex_strings.E62];[$hex_strings.F62];[$hex_strings.G62];[$hex_strings.H62];[$hex_strings.I62];[$hex_strings.J62];[$hex_strings.K62];[$hex_strings.L62];[$hex_strings.M62];[$hex_strings.N62];[$hex_strings.O62];[$hex_strings.P62])" office:value-type="string" office:string-value="\x00\x00\x00\x00\x00\x00\xc\x1f\xf8\x30\x00\x00\x00\x00\x00\x00" calcext:value-type="string">
            <text:p>\x00\x00\x00\x00\x00\x00\xc\x1f\xf8\x30\x00\x00\x00\x00\x00\x00</text:p>
          </table:table-cell>
          <table:table-cell table:number-columns-repeated="2"/>
        </table:table-row>
        <table:table-row table:style-name="ro3">
          <table:table-cell table:formula="of:=CONCATENATE([$hex_strings.A63];[$hex_strings.B63];[$hex_strings.C63];[$hex_strings.D63];[$hex_strings.E63];[$hex_strings.F63];[$hex_strings.G63];[$hex_strings.H63];[$hex_strings.I63];[$hex_strings.J63];[$hex_strings.K63];[$hex_strings.L63];[$hex_strings.M63];[$hex_strings.N63];[$hex_strings.O63];[$hex_strings.P63])" office:value-type="string" office:string-value="\x00\x00\x00\x00\x00\x00\x3\xc0\x3\xc0\x00\x00\x00\x00\x00\x00" calcext:value-type="string">
            <text:p>\x00\x00\x00\x00\x00\x00\x3\xc0\x3\xc0\x00\x00\x00\x00\x00\x00</text:p>
          </table:table-cell>
          <table:table-cell table:number-columns-repeated="2"/>
        </table:table-row>
        <table:table-row table:style-name="ro3">
          <table:table-cell table:formula="of:=CONCATENATE([$hex_strings.A64];[$hex_strings.B64];[$hex_strings.C64];[$hex_strings.D64];[$hex_strings.E64];[$hex_strings.F64];[$hex_strings.G64];[$hex_strings.H64];[$hex_strings.I64];[$hex_strings.J64];[$hex_strings.K64];[$hex_strings.L64];[$hex_strings.M64];[$hex_strings.N64];[$hex_strings.O64];[$hex_strings.P64])" office:value-type="string" office:string-value="\x00\x00\x00\x00\x00\x00\x00\x3f\xfc\x00\x00\x00\x00\x00\x00\x00" calcext:value-type="string">
            <text:p>\x00\x00\x00\x00\x00\x00\x00\x3f\xfc\x00\x00\x00\x00\x00\x00\x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000000" loext:vertical-justify="auto"/>
      <style:paragraph-properties css3t:text-justify="auto"/>
    </style:style>
    <style:style style:name="black_5f_text" style:display-name="black_text" style:family="table-cell" style:parent-style-name="Default">
      <style:text-properties fo:color="#000000"/>
    </style:style>
    <style:style style:name="white_5f_text" style:display-name="white_text" style:family="table-cell" style:parent-style-name="Default"/>
    <style:style style:name="bit0" style:family="table-cell" style:parent-style-name="Default">
      <style:table-cell-properties fo:background-color="#000000"/>
      <style:text-properties fo:color="#000000"/>
    </style:style>
    <style:style style:name="bit1" style:family="table-cell" style:parent-style-name="Default">
      <style:table-cell-properties fo:background-color="#ffffff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8:40:52.477836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9:19:05.628861988</meta:creation-date>
    <dc:date>2020-06-14T19:40:07.570875405</dc:date>
    <meta:editing-duration>PT2H6M59S</meta:editing-duration>
    <meta:editing-cycles>10</meta:editing-cycles>
    <meta:generator>LibreOffice/6.0.7.3$Linux_X86_64 LibreOffice_project/00m0$Build-3</meta:generator>
    <meta:document-statistic meta:table-count="5" meta:cell-count="10830" meta:object-count="0"/>
  </office:meta>
</office:document-meta>
</file>